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RONDA DEL VALLE-CO-AT_IN">
            <text:p>RONDA DEL VALLE-CO-AT_IN</text:p>
          </table:table-cell>
          <table:table-cell table:style-name="pd1" office:value-type="string" office:string-value="RONDA DEL VALLE-NO2-AT_IN">
            <text:p>RONDA DEL VALLE-NO2-AT_IN</text:p>
          </table:table-cell>
          <table:table-cell table:style-name="pd1" office:value-type="string" office:string-value="RONDA DEL VALLE-O3-AT_IN">
            <text:p>RONDA DEL VALLE-O3-AT_IN</text:p>
          </table:table-cell>
        </table:table-row>
        <table:table-row>
          <table:table-cell table:style-name="pd1" office:value-type="date" office:date-value="2015-01-02T01:00:00">
            <text:p>Fri Jan  2 01:00:00 2015</text:p>
          </table:table-cell>
          <table:table-cell office:value-type="float" office:value="340.5">
            <text:p>340.5</text:p>
          </table:table-cell>
          <table:table-cell office:value-type="float" office:value="53.0">
            <text:p>53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02T19:00:00">
            <text:p>Fri Jan  2 19:00:00 2015</text:p>
          </table:table-cell>
          <table:table-cell office:value-type="float" office:value="1142.5">
            <text:p>1142.5</text:p>
          </table:table-cell>
          <table:table-cell office:value-type="float" office:value="116.0">
            <text:p>116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1-02T20:00:00">
            <text:p>Fri Jan  2 20:00:00 2015</text:p>
          </table:table-cell>
          <table:table-cell office:value-type="float" office:value="1596.1667">
            <text:p>1596.1667</text:p>
          </table:table-cell>
          <table:table-cell office:value-type="float" office:value="136.0">
            <text:p>136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02T21:00:00">
            <text:p>Fri Jan  2 21:00:00 2015</text:p>
          </table:table-cell>
          <table:table-cell office:value-type="float" office:value="1973.0">
            <text:p>1973.0</text:p>
          </table:table-cell>
          <table:table-cell office:value-type="float" office:value="147.0">
            <text:p>147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02T22:00:00">
            <text:p>Fri Jan  2 22:00:00 2015</text:p>
          </table:table-cell>
          <table:table-cell office:value-type="float" office:value="1247.6667">
            <text:p>1247.6667</text:p>
          </table:table-cell>
          <table:table-cell office:value-type="float" office:value="107.3333">
            <text:p>107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2T23:00:00">
            <text:p>Fri Jan  2 23:00:00 2015</text:p>
          </table:table-cell>
          <table:table-cell office:value-type="float" office:value="715.6667">
            <text:p>715.6667</text:p>
          </table:table-cell>
          <table:table-cell office:value-type="float" office:value="82.5">
            <text:p>82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01-03T00:00:00">
            <text:p>Sat Jan  3 00:00:00 2015</text:p>
          </table:table-cell>
          <table:table-cell office:value-type="float" office:value="694.1667">
            <text:p>694.1667</text:p>
          </table:table-cell>
          <table:table-cell office:value-type="float" office:value="77.5">
            <text:p>77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01-03T01:00:00">
            <text:p>Sat Jan  3 01:00:00 2015</text:p>
          </table:table-cell>
          <table:table-cell office:value-type="float" office:value="792.0">
            <text:p>792.0</text:p>
          </table:table-cell>
          <table:table-cell office:value-type="float" office:value="85.8333">
            <text:p>8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1-03T02:00:00">
            <text:p>Sat Jan  3 02:00:00 2015</text:p>
          </table:table-cell>
          <table:table-cell office:value-type="float" office:value="556.6667">
            <text:p>556.6667</text:p>
          </table:table-cell>
          <table:table-cell office:value-type="float" office:value="71.8333">
            <text:p>71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01-03T03:00:00">
            <text:p>Sat Jan  3 03:00:00 2015</text:p>
          </table:table-cell>
          <table:table-cell office:value-type="float" office:value="657.6667">
            <text:p>657.6667</text:p>
          </table:table-cell>
          <table:table-cell office:value-type="float" office:value="73.1667">
            <text:p>73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01-03T04:00:00">
            <text:p>Sat Jan  3 04:00:00 2015</text:p>
          </table:table-cell>
          <table:table-cell office:value-type="float" office:value="465.3333">
            <text:p>465.3333</text:p>
          </table:table-cell>
          <table:table-cell office:value-type="float" office:value="64.3333">
            <text:p>64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5-01-03T19:00:00">
            <text:p>Sat Jan  3 19:00:00 2015</text:p>
          </table:table-cell>
          <table:table-cell office:value-type="float" office:value="830.6667">
            <text:p>830.6667</text:p>
          </table:table-cell>
          <table:table-cell office:value-type="float" office:value="106.3333">
            <text:p>106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03T20:00:00">
            <text:p>Sat Jan  3 20:00:00 2015</text:p>
          </table:table-cell>
          <table:table-cell office:value-type="float" office:value="902.5">
            <text:p>902.5</text:p>
          </table:table-cell>
          <table:table-cell office:value-type="float" office:value="109.0">
            <text:p>109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01-03T21:00:00">
            <text:p>Sat Jan  3 21:00:00 2015</text:p>
          </table:table-cell>
          <table:table-cell office:value-type="float" office:value="610.1667">
            <text:p>610.1667</text:p>
          </table:table-cell>
          <table:table-cell office:value-type="float" office:value="92.1667">
            <text:p>92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1-04T00:00:00">
            <text:p>Sun Jan  4 00:00:00 2015</text:p>
          </table:table-cell>
          <table:table-cell office:value-type="float" office:value="295.3333">
            <text:p>295.3333</text:p>
          </table:table-cell>
          <table:table-cell office:value-type="float" office:value="65.6667">
            <text:p>65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1-04T01:00:00">
            <text:p>Sun Jan  4 01:00:00 2015</text:p>
          </table:table-cell>
          <table:table-cell office:value-type="float" office:value="397.6667">
            <text:p>397.6667</text:p>
          </table:table-cell>
          <table:table-cell office:value-type="float" office:value="58.5">
            <text:p>58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04T02:00:00">
            <text:p>Sun Jan  4 02:00:00 2015</text:p>
          </table:table-cell>
          <table:table-cell office:value-type="float" office:value="318.8333">
            <text:p>318.8333</text:p>
          </table:table-cell>
          <table:table-cell office:value-type="float" office:value="31.1667">
            <text:p>31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1-04T03:00:00">
            <text:p>Sun Jan  4 03:00:00 2015</text:p>
          </table:table-cell>
          <table:table-cell office:value-type="float" office:value="404.8333">
            <text:p>404.8333</text:p>
          </table:table-cell>
          <table:table-cell office:value-type="float" office:value="53.0">
            <text:p>53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04T04:00:00">
            <text:p>Sun Jan  4 04:00:00 2015</text:p>
          </table:table-cell>
          <table:table-cell office:value-type="float" office:value="436.1667">
            <text:p>436.1667</text:p>
          </table:table-cell>
          <table:table-cell office:value-type="float" office:value="58.5">
            <text:p>58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1-04T05:00:00">
            <text:p>Sun Jan  4 05:00:00 2015</text:p>
          </table:table-cell>
          <table:table-cell office:value-type="float" office:value="344.8333">
            <text:p>344.8333</text:p>
          </table:table-cell>
          <table:table-cell office:value-type="float" office:value="45.1667">
            <text:p>45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04T18:00:00">
            <text:p>Sun Jan  4 18:00:00 2015</text:p>
          </table:table-cell>
          <table:table-cell office:value-type="float" office:value="638.5">
            <text:p>638.5</text:p>
          </table:table-cell>
          <table:table-cell office:value-type="float" office:value="73.5">
            <text:p>73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01-04T19:00:00">
            <text:p>Sun Jan  4 19:00:00 2015</text:p>
          </table:table-cell>
          <table:table-cell office:value-type="float" office:value="793.3333">
            <text:p>793.3333</text:p>
          </table:table-cell>
          <table:table-cell office:value-type="float" office:value="104.3333">
            <text:p>104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1-04T20:00:00">
            <text:p>Sun Jan  4 20:00:00 2015</text:p>
          </table:table-cell>
          <table:table-cell office:value-type="float" office:value="830.0">
            <text:p>830.0</text:p>
          </table:table-cell>
          <table:table-cell office:value-type="float" office:value="106.6667">
            <text:p>106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4T21:00:00">
            <text:p>Sun Jan  4 21:00:00 2015</text:p>
          </table:table-cell>
          <table:table-cell office:value-type="float" office:value="1201.8333">
            <text:p>1201.8333</text:p>
          </table:table-cell>
          <table:table-cell office:value-type="float" office:value="106.0">
            <text:p>106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04T22:00:00">
            <text:p>Sun Jan  4 22:00:00 2015</text:p>
          </table:table-cell>
          <table:table-cell office:value-type="float" office:value="1026.1667">
            <text:p>1026.1667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04T23:00:00">
            <text:p>Sun Jan  4 23:00:00 2015</text:p>
          </table:table-cell>
          <table:table-cell office:value-type="float" office:value="1384.8333">
            <text:p>1384.8333</text:p>
          </table:table-cell>
          <table:table-cell office:value-type="float" office:value="104.3333">
            <text:p>104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01-05T00:00:00">
            <text:p>Mon Jan  5 00:00:00 2015</text:p>
          </table:table-cell>
          <table:table-cell office:value-type="float" office:value="1042.6667">
            <text:p>1042.6667</text:p>
          </table:table-cell>
          <table:table-cell office:value-type="float" office:value="87.3333">
            <text:p>87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01-05T01:00:00">
            <text:p>Mon Jan  5 01:00:00 2015</text:p>
          </table:table-cell>
          <table:table-cell office:value-type="float" office:value="534.6667">
            <text:p>534.6667</text:p>
          </table:table-cell>
          <table:table-cell office:value-type="float" office:value="77.6667">
            <text:p>77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5-01-05T02:00:00">
            <text:p>Mon Jan  5 02:00:00 2015</text:p>
          </table:table-cell>
          <table:table-cell office:value-type="float" office:value="423.5">
            <text:p>423.5</text:p>
          </table:table-cell>
          <table:table-cell office:value-type="float" office:value="66.6667">
            <text:p>66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01-05T03:00:00">
            <text:p>Mon Jan  5 03:00:00 2015</text:p>
          </table:table-cell>
          <table:table-cell office:value-type="float" office:value="222.6667">
            <text:p>222.6667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01-05T20:00:00">
            <text:p>Mon Jan  5 20:00:00 2015</text:p>
          </table:table-cell>
          <table:table-cell office:value-type="float" office:value="1148.1667">
            <text:p>1148.1667</text:p>
          </table:table-cell>
          <table:table-cell office:value-type="float" office:value="122.3333">
            <text:p>12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01-05T21:00:00">
            <text:p>Mon Jan  5 21:00:00 2015</text:p>
          </table:table-cell>
          <table:table-cell office:value-type="float" office:value="780.5">
            <text:p>780.5</text:p>
          </table:table-cell>
          <table:table-cell office:value-type="float" office:value="102.8333">
            <text:p>102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05T22:00:00">
            <text:p>Mon Jan  5 22:00:00 2015</text:p>
          </table:table-cell>
          <table:table-cell office:value-type="float" office:value="480.8333">
            <text:p>480.8333</text:p>
          </table:table-cell>
          <table:table-cell office:value-type="float" office:value="78.3333">
            <text:p>78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05T23:00:00">
            <text:p>Mon Jan  5 23:00:00 2015</text:p>
          </table:table-cell>
          <table:table-cell office:value-type="float" office:value="463.3333">
            <text:p>463.3333</text:p>
          </table:table-cell>
          <table:table-cell office:value-type="float" office:value="73.8333">
            <text:p>73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1-06T00:00:00">
            <text:p>Tue Jan  6 00:00:00 2015</text:p>
          </table:table-cell>
          <table:table-cell office:value-type="float" office:value="619.6667">
            <text:p>619.6667</text:p>
          </table:table-cell>
          <table:table-cell office:value-type="float" office:value="69.1667">
            <text:p>69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1-06T01:00:00">
            <text:p>Tue Jan  6 01:00:00 2015</text:p>
          </table:table-cell>
          <table:table-cell office:value-type="float" office:value="247.3333">
            <text:p>247.3333</text:p>
          </table:table-cell>
          <table:table-cell office:value-type="float" office:value="62.6667">
            <text:p>62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1-06T21:00:00">
            <text:p>Tue Jan  6 21:00:00 2015</text:p>
          </table:table-cell>
          <table:table-cell office:value-type="float" office:value="735.0">
            <text:p>735.0</text:p>
          </table:table-cell>
          <table:table-cell office:value-type="float" office:value="80.8333">
            <text:p>80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1-06T22:00:00">
            <text:p>Tue Jan  6 22:00:00 2015</text:p>
          </table:table-cell>
          <table:table-cell office:value-type="float" office:value="593.8333">
            <text:p>593.8333</text:p>
          </table:table-cell>
          <table:table-cell office:value-type="float" office:value="72.8333">
            <text:p>72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01-06T23:00:00">
            <text:p>Tue Jan  6 23:00:00 2015</text:p>
          </table:table-cell>
          <table:table-cell office:value-type="float" office:value="633.5">
            <text:p>633.5</text:p>
          </table:table-cell>
          <table:table-cell office:value-type="float" office:value="70.8333">
            <text:p>70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1-07T00:00:00">
            <text:p>Wed Jan  7 00:00:00 2015</text:p>
          </table:table-cell>
          <table:table-cell office:value-type="float" office:value="497.0">
            <text:p>497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1-07T01:00:00">
            <text:p>Wed Jan  7 01:00:00 2015</text:p>
          </table:table-cell>
          <table:table-cell office:value-type="float" office:value="369.8333">
            <text:p>369.8333</text:p>
          </table:table-cell>
          <table:table-cell office:value-type="float" office:value="44.8333">
            <text:p>44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7T02:00:00">
            <text:p>Wed Jan  7 02:00:00 2015</text:p>
          </table:table-cell>
          <table:table-cell office:value-type="float" office:value="348.3333">
            <text:p>348.3333</text:p>
          </table:table-cell>
          <table:table-cell office:value-type="float" office:value="23.0">
            <text:p>23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07T03:00:00">
            <text:p>Wed Jan  7 03:00:00 2015</text:p>
          </table:table-cell>
          <table:table-cell office:value-type="float" office:value="342.3333">
            <text:p>342.3333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07T19:00:00">
            <text:p>Wed Jan  7 19:00:00 2015</text:p>
          </table:table-cell>
          <table:table-cell office:value-type="float" office:value="960.5">
            <text:p>960.5</text:p>
          </table:table-cell>
          <table:table-cell office:value-type="float" office:value="93.6667">
            <text:p>93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1-07T20:00:00">
            <text:p>Wed Jan  7 20:00:00 2015</text:p>
          </table:table-cell>
          <table:table-cell office:value-type="float" office:value="817.5">
            <text:p>817.5</text:p>
          </table:table-cell>
          <table:table-cell office:value-type="float" office:value="92.8333">
            <text:p>92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07T21:00:00">
            <text:p>Wed Jan  7 21:00:00 2015</text:p>
          </table:table-cell>
          <table:table-cell office:value-type="float" office:value="853.3333">
            <text:p>853.3333</text:p>
          </table:table-cell>
          <table:table-cell office:value-type="float" office:value="95.8333">
            <text:p>95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01-07T22:00:00">
            <text:p>Wed Jan  7 22:00:00 2015</text:p>
          </table:table-cell>
          <table:table-cell office:value-type="float" office:value="772.3333">
            <text:p>772.3333</text:p>
          </table:table-cell>
          <table:table-cell office:value-type="float" office:value="90.1667">
            <text:p>90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1-07T23:00:00">
            <text:p>Wed Jan  7 23:00:00 2015</text:p>
          </table:table-cell>
          <table:table-cell office:value-type="float" office:value="479.3333">
            <text:p>479.3333</text:p>
          </table:table-cell>
          <table:table-cell office:value-type="float" office:value="65.1667">
            <text:p>65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01-08T00:00:00">
            <text:p>Thu Jan  8 00:00:00 2015</text:p>
          </table:table-cell>
          <table:table-cell office:value-type="float" office:value="530.0">
            <text:p>530.0</text:p>
          </table:table-cell>
          <table:table-cell office:value-type="float" office:value="65.1667">
            <text:p>65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1-08T01:00:00">
            <text:p>Thu Jan  8 01:00:00 2015</text:p>
          </table:table-cell>
          <table:table-cell office:value-type="float" office:value="273.1667">
            <text:p>273.1667</text:p>
          </table:table-cell>
          <table:table-cell office:value-type="float" office:value="52.0">
            <text:p>52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01-08T19:00:00">
            <text:p>Thu Jan  8 19:00:00 2015</text:p>
          </table:table-cell>
          <table:table-cell office:value-type="float" office:value="636.8333">
            <text:p>636.8333</text:p>
          </table:table-cell>
          <table:table-cell office:value-type="float" office:value="97.3333">
            <text:p>97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1-08T20:00:00">
            <text:p>Thu Jan  8 20:00:00 2015</text:p>
          </table:table-cell>
          <table:table-cell office:value-type="float" office:value="677.6667">
            <text:p>677.6667</text:p>
          </table:table-cell>
          <table:table-cell office:value-type="float" office:value="88.6667">
            <text:p>88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08T21:00:00">
            <text:p>Thu Jan  8 21:00:00 2015</text:p>
          </table:table-cell>
          <table:table-cell office:value-type="float" office:value="537.0">
            <text:p>537.0</text:p>
          </table:table-cell>
          <table:table-cell office:value-type="float" office:value="71.3333">
            <text:p>71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09T19:00:00">
            <text:p>Fri Jan  9 19:00:00 2015</text:p>
          </table:table-cell>
          <table:table-cell office:value-type="float" office:value="846.0">
            <text:p>846.0</text:p>
          </table:table-cell>
          <table:table-cell office:value-type="float" office:value="101.0">
            <text:p>101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01-09T20:00:00">
            <text:p>Fri Jan  9 20:00:00 2015</text:p>
          </table:table-cell>
          <table:table-cell office:value-type="float" office:value="1435.8333">
            <text:p>1435.8333</text:p>
          </table:table-cell>
          <table:table-cell office:value-type="float" office:value="128.1667">
            <text:p>128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9T21:00:00">
            <text:p>Fri Jan  9 21:00:00 2015</text:p>
          </table:table-cell>
          <table:table-cell office:value-type="float" office:value="1034.8333">
            <text:p>1034.8333</text:p>
          </table:table-cell>
          <table:table-cell office:value-type="float" office:value="104.5">
            <text:p>104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09T22:00:00">
            <text:p>Fri Jan  9 22:00:00 2015</text:p>
          </table:table-cell>
          <table:table-cell office:value-type="float" office:value="854.0">
            <text:p>854.0</text:p>
          </table:table-cell>
          <table:table-cell office:value-type="float" office:value="93.0">
            <text:p>93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01-09T23:00:00">
            <text:p>Fri Jan  9 23:00:00 2015</text:p>
          </table:table-cell>
          <table:table-cell office:value-type="float" office:value="470.8333">
            <text:p>470.8333</text:p>
          </table:table-cell>
          <table:table-cell office:value-type="float" office:value="68.5">
            <text:p>68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10T00:00:00">
            <text:p>Sat Jan 10 00:00:00 2015</text:p>
          </table:table-cell>
          <table:table-cell office:value-type="float" office:value="289.1667">
            <text:p>289.1667</text:p>
          </table:table-cell>
          <table:table-cell office:value-type="float" office:value="53.3333">
            <text:p>53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1-10T18:00:00">
            <text:p>Sat Jan 10 18:00:00 2015</text:p>
          </table:table-cell>
          <table:table-cell office:value-type="float" office:value="654.6667">
            <text:p>654.6667</text:p>
          </table:table-cell>
          <table:table-cell office:value-type="float" office:value="66.5">
            <text:p>66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1-10T19:00:00">
            <text:p>Sat Jan 10 19:00:00 2015</text:p>
          </table:table-cell>
          <table:table-cell office:value-type="float" office:value="1057.1667">
            <text:p>1057.1667</text:p>
          </table:table-cell>
          <table:table-cell office:value-type="float" office:value="107.1667">
            <text:p>107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10T20:00:00">
            <text:p>Sat Jan 10 20:00:00 2015</text:p>
          </table:table-cell>
          <table:table-cell office:value-type="float" office:value="716.3333">
            <text:p>716.3333</text:p>
          </table:table-cell>
          <table:table-cell office:value-type="float" office:value="87.1667">
            <text:p>87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10T21:00:00">
            <text:p>Sat Jan 10 21:00:00 2015</text:p>
          </table:table-cell>
          <table:table-cell office:value-type="float" office:value="616.1667">
            <text:p>616.1667</text:p>
          </table:table-cell>
          <table:table-cell office:value-type="float" office:value="72.1667">
            <text:p>72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10T22:00:00">
            <text:p>Sat Jan 10 22:00:00 2015</text:p>
          </table:table-cell>
          <table:table-cell office:value-type="float" office:value="1037.6667">
            <text:p>1037.6667</text:p>
          </table:table-cell>
          <table:table-cell office:value-type="float" office:value="99.3333">
            <text:p>99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10T23:00:00">
            <text:p>Sat Jan 10 23:00:00 2015</text:p>
          </table:table-cell>
          <table:table-cell office:value-type="float" office:value="1200.6667">
            <text:p>1200.6667</text:p>
          </table:table-cell>
          <table:table-cell office:value-type="float" office:value="96.0">
            <text:p>96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1-11T00:00:00">
            <text:p>Sun Jan 11 00:00:00 2015</text:p>
          </table:table-cell>
          <table:table-cell office:value-type="float" office:value="1138.3333">
            <text:p>1138.3333</text:p>
          </table:table-cell>
          <table:table-cell office:value-type="float" office:value="88.6667">
            <text:p>88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1-11T01:00:00">
            <text:p>Sun Jan 11 01:00:00 2015</text:p>
          </table:table-cell>
          <table:table-cell office:value-type="float" office:value="394.0">
            <text:p>394.0</text:p>
          </table:table-cell>
          <table:table-cell office:value-type="float" office:value="67.3333">
            <text:p>67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1-11T02:00:00">
            <text:p>Sun Jan 11 02:00:00 2015</text:p>
          </table:table-cell>
          <table:table-cell office:value-type="float" office:value="227.3333">
            <text:p>227.3333</text:p>
          </table:table-cell>
          <table:table-cell office:value-type="float" office:value="70.8333">
            <text:p>70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1-11T20:00:00">
            <text:p>Sun Jan 11 20:00:00 2015</text:p>
          </table:table-cell>
          <table:table-cell office:value-type="float" office:value="704.3333">
            <text:p>704.3333</text:p>
          </table:table-cell>
          <table:table-cell office:value-type="float" office:value="104.5">
            <text:p>104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1T21:00:00">
            <text:p>Sun Jan 11 21:00:00 2015</text:p>
          </table:table-cell>
          <table:table-cell office:value-type="float" office:value="598.5">
            <text:p>598.5</text:p>
          </table:table-cell>
          <table:table-cell office:value-type="float" office:value="92.0">
            <text:p>92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11T22:00:00">
            <text:p>Sun Jan 11 22:00:00 2015</text:p>
          </table:table-cell>
          <table:table-cell office:value-type="float" office:value="607.0">
            <text:p>607.0</text:p>
          </table:table-cell>
          <table:table-cell office:value-type="float" office:value="85.5">
            <text:p>85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01-12T19:00:00">
            <text:p>Mon Jan 12 19:00:00 2015</text:p>
          </table:table-cell>
          <table:table-cell office:value-type="float" office:value="459.3333">
            <text:p>459.3333</text:p>
          </table:table-cell>
          <table:table-cell office:value-type="float" office:value="85.8333">
            <text:p>85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5-01-12T20:00:00">
            <text:p>Mon Jan 12 20:00:00 2015</text:p>
          </table:table-cell>
          <table:table-cell office:value-type="float" office:value="861.3333">
            <text:p>861.3333</text:p>
          </table:table-cell>
          <table:table-cell office:value-type="float" office:value="97.8333">
            <text:p>97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1-12T21:00:00">
            <text:p>Mon Jan 12 21:00:00 2015</text:p>
          </table:table-cell>
          <table:table-cell office:value-type="float" office:value="1428.0">
            <text:p>1428.0</text:p>
          </table:table-cell>
          <table:table-cell office:value-type="float" office:value="108.5">
            <text:p>108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12T22:00:00">
            <text:p>Mon Jan 12 22:00:00 2015</text:p>
          </table:table-cell>
          <table:table-cell office:value-type="float" office:value="1414.8333">
            <text:p>1414.8333</text:p>
          </table:table-cell>
          <table:table-cell office:value-type="float" office:value="107.0">
            <text:p>107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12T23:00:00">
            <text:p>Mon Jan 12 23:00:00 2015</text:p>
          </table:table-cell>
          <table:table-cell office:value-type="float" office:value="976.1667">
            <text:p>976.1667</text:p>
          </table:table-cell>
          <table:table-cell office:value-type="float" office:value="100.8333">
            <text:p>100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01-13T00:00:00">
            <text:p>Tue Jan 13 00:00:00 2015</text:p>
          </table:table-cell>
          <table:table-cell office:value-type="float" office:value="663.5">
            <text:p>663.5</text:p>
          </table:table-cell>
          <table:table-cell office:value-type="float" office:value="72.5">
            <text:p>72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01-13T19:00:00">
            <text:p>Tue Jan 13 19:00:00 2015</text:p>
          </table:table-cell>
          <table:table-cell office:value-type="float" office:value="815.3333">
            <text:p>815.3333</text:p>
          </table:table-cell>
          <table:table-cell office:value-type="float" office:value="106.0">
            <text:p>106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13T20:00:00">
            <text:p>Tue Jan 13 20:00:00 2015</text:p>
          </table:table-cell>
          <table:table-cell office:value-type="float" office:value="1407.0">
            <text:p>1407.0</text:p>
          </table:table-cell>
          <table:table-cell office:value-type="float" office:value="125.6667">
            <text:p>125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13T21:00:00">
            <text:p>Tue Jan 13 21:00:00 2015</text:p>
          </table:table-cell>
          <table:table-cell office:value-type="float" office:value="897.8333">
            <text:p>897.8333</text:p>
          </table:table-cell>
          <table:table-cell office:value-type="float" office:value="97.8333">
            <text:p>97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13T22:00:00">
            <text:p>Tue Jan 13 22:00:00 2015</text:p>
          </table:table-cell>
          <table:table-cell office:value-type="float" office:value="740.8333">
            <text:p>740.8333</text:p>
          </table:table-cell>
          <table:table-cell office:value-type="float" office:value="91.5">
            <text:p>91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01-13T23:00:00">
            <text:p>Tue Jan 13 23:00:00 2015</text:p>
          </table:table-cell>
          <table:table-cell office:value-type="float" office:value="1204.3333">
            <text:p>1204.3333</text:p>
          </table:table-cell>
          <table:table-cell office:value-type="float" office:value="108.3333">
            <text:p>108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14T00:00:00">
            <text:p>Wed Jan 14 00:00:00 2015</text:p>
          </table:table-cell>
          <table:table-cell office:value-type="float" office:value="770.1667">
            <text:p>770.1667</text:p>
          </table:table-cell>
          <table:table-cell office:value-type="float" office:value="80.0">
            <text:p>80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14T02:00:00">
            <text:p>Wed Jan 14 02:00:00 2015</text:p>
          </table:table-cell>
          <table:table-cell office:value-type="float" office:value="282.5">
            <text:p>282.5</text:p>
          </table:table-cell>
          <table:table-cell office:value-type="float" office:value="56.8333">
            <text:p>56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4T19:00:00">
            <text:p>Wed Jan 14 19:00:00 2015</text:p>
          </table:table-cell>
          <table:table-cell office:value-type="float" office:value="708.6667">
            <text:p>708.6667</text:p>
          </table:table-cell>
          <table:table-cell office:value-type="float" office:value="97.3333">
            <text:p>97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14T20:00:00">
            <text:p>Wed Jan 14 20:00:00 2015</text:p>
          </table:table-cell>
          <table:table-cell office:value-type="float" office:value="848.8333">
            <text:p>848.8333</text:p>
          </table:table-cell>
          <table:table-cell office:value-type="float" office:value="99.5">
            <text:p>99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01-14T21:00:00">
            <text:p>Wed Jan 14 21:00:00 2015</text:p>
          </table:table-cell>
          <table:table-cell office:value-type="float" office:value="469.5">
            <text:p>469.5</text:p>
          </table:table-cell>
          <table:table-cell office:value-type="float" office:value="83.8333">
            <text:p>83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14T22:00:00">
            <text:p>Wed Jan 14 22:00:00 2015</text:p>
          </table:table-cell>
          <table:table-cell office:value-type="float" office:value="332.0">
            <text:p>332.0</text:p>
          </table:table-cell>
          <table:table-cell office:value-type="float" office:value="85.6667">
            <text:p>85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15T09:00:00">
            <text:p>Thu Jan 15 09:00:00 2015</text:p>
          </table:table-cell>
          <table:table-cell office:value-type="float" office:value="887.3333">
            <text:p>887.3333</text:p>
          </table:table-cell>
          <table:table-cell office:value-type="float" office:value="88.1667">
            <text:p>88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5-01-15T10:00:00">
            <text:p>Thu Jan 15 10:00:00 2015</text:p>
          </table:table-cell>
          <table:table-cell office:value-type="float" office:value="421.8333">
            <text:p>421.8333</text:p>
          </table:table-cell>
          <table:table-cell office:value-type="float" office:value="59.5">
            <text:p>59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5-01-15T11:00:00">
            <text:p>Thu Jan 15 11:00:00 2015</text:p>
          </table:table-cell>
          <table:table-cell office:value-type="float" office:value="528.5">
            <text:p>528.5</text:p>
          </table:table-cell>
          <table:table-cell office:value-type="float" office:value="60.3333">
            <text:p>60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15T22:00:00">
            <text:p>Thu Jan 15 22:00:00 2015</text:p>
          </table:table-cell>
          <table:table-cell office:value-type="float" office:value="745.3333">
            <text:p>745.3333</text:p>
          </table:table-cell>
          <table:table-cell office:value-type="float" office:value="16.0">
            <text:p>16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27T22:00:00">
            <text:p>Tue Jan 27 22:00:00 2015</text:p>
          </table:table-cell>
          <table:table-cell office:value-type="float" office:value="715.1667">
            <text:p>715.1667</text:p>
          </table:table-cell>
          <table:table-cell office:value-type="float" office:value="94.8333">
            <text:p>94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28T22:00:00">
            <text:p>Wed Jan 28 22:00:00 2015</text:p>
          </table:table-cell>
          <table:table-cell office:value-type="float" office:value="467.1667">
            <text:p>467.1667</text:p>
          </table:table-cell>
          <table:table-cell office:value-type="float" office:value="65.1667">
            <text:p>65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01-28T23:00:00">
            <text:p>Wed Jan 28 23:00:00 2015</text:p>
          </table:table-cell>
          <table:table-cell office:value-type="float" office:value="358.8333">
            <text:p>358.8333</text:p>
          </table:table-cell>
          <table:table-cell office:value-type="float" office:value="66.8333">
            <text:p>66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1-29T00:00:00">
            <text:p>Thu Jan 29 00:00:00 2015</text:p>
          </table:table-cell>
          <table:table-cell office:value-type="float" office:value="482.8333">
            <text:p>482.8333</text:p>
          </table:table-cell>
          <table:table-cell office:value-type="float" office:value="76.1667">
            <text:p>76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2-06T21:00:00">
            <text:p>Fri Feb  6 21:00:00 2015</text:p>
          </table:table-cell>
          <table:table-cell office:value-type="float" office:value="464.8333">
            <text:p>464.8333</text:p>
          </table:table-cell>
          <table:table-cell office:value-type="float" office:value="81.6667">
            <text:p>81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2-08T21:00:00">
            <text:p>Sun Feb  8 21:00:00 2015</text:p>
          </table:table-cell>
          <table:table-cell office:value-type="float" office:value="487.3333">
            <text:p>487.3333</text:p>
          </table:table-cell>
          <table:table-cell office:value-type="float" office:value="78.8333">
            <text:p>78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2-08T22:00:00">
            <text:p>Sun Feb  8 22:00:00 2015</text:p>
          </table:table-cell>
          <table:table-cell office:value-type="float" office:value="473.8333">
            <text:p>473.8333</text:p>
          </table:table-cell>
          <table:table-cell office:value-type="float" office:value="51.8333">
            <text:p>51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2-13T00:00:00">
            <text:p>Fri Feb 13 00:00:00 2015</text:p>
          </table:table-cell>
          <table:table-cell office:value-type="float" office:value="728.1667">
            <text:p>728.1667</text:p>
          </table:table-cell>
          <table:table-cell office:value-type="float" office:value="78.1667">
            <text:p>78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02-13T01:00:00">
            <text:p>Fri Feb 13 01:00:00 2015</text:p>
          </table:table-cell>
          <table:table-cell office:value-type="float" office:value="570.3333">
            <text:p>570.3333</text:p>
          </table:table-cell>
          <table:table-cell office:value-type="float" office:value="73.0">
            <text:p>73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03-03T21:00:00">
            <text:p>Tue Mar  3 21:00:00 2015</text:p>
          </table:table-cell>
          <table:table-cell office:value-type="float" office:value="546.1667">
            <text:p>546.1667</text:p>
          </table:table-cell>
          <table:table-cell office:value-type="float" office:value="50.0">
            <text:p>50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3-03T22:00:00">
            <text:p>Tue Mar  3 22:00:00 2015</text:p>
          </table:table-cell>
          <table:table-cell office:value-type="float" office:value="367.6667">
            <text:p>367.6667</text:p>
          </table:table-cell>
          <table:table-cell office:value-type="float" office:value="41.1667">
            <text:p>41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3-04T00:00:00">
            <text:p>Wed Mar  4 00:00:00 2015</text:p>
          </table:table-cell>
          <table:table-cell office:value-type="float" office:value="399.6667">
            <text:p>399.6667</text:p>
          </table:table-cell>
          <table:table-cell office:value-type="float" office:value="49.1667">
            <text:p>49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03-04T19:00:00">
            <text:p>Wed Mar  4 19:00:00 2015</text:p>
          </table:table-cell>
          <table:table-cell office:value-type="float" office:value="554.1667">
            <text:p>554.1667</text:p>
          </table:table-cell>
          <table:table-cell office:value-type="float" office:value="22.0">
            <text:p>22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03-04T20:00:00">
            <text:p>Wed Mar  4 20:00:00 2015</text:p>
          </table:table-cell>
          <table:table-cell office:value-type="float" office:value="554.5">
            <text:p>554.5</text:p>
          </table:table-cell>
          <table:table-cell office:value-type="float" office:value="30.3333">
            <text:p>30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3-06T21:00:00">
            <text:p>Fri Mar  6 21:00:00 2015</text:p>
          </table:table-cell>
          <table:table-cell office:value-type="float" office:value="814.1667">
            <text:p>814.1667</text:p>
          </table:table-cell>
          <table:table-cell office:value-type="float" office:value="141.0">
            <text:p>141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03-06T22:00:00">
            <text:p>Fri Mar  6 22:00:00 2015</text:p>
          </table:table-cell>
          <table:table-cell office:value-type="float" office:value="578.3333">
            <text:p>578.3333</text:p>
          </table:table-cell>
          <table:table-cell office:value-type="float" office:value="104.6667">
            <text:p>104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3-08T22:00:00">
            <text:p>Sun Mar  8 22:00:00 2015</text:p>
          </table:table-cell>
          <table:table-cell office:value-type="float" office:value="632.0">
            <text:p>632.0</text:p>
          </table:table-cell>
          <table:table-cell office:value-type="float" office:value="112.0">
            <text:p>112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3-09T21:00:00">
            <text:p>Mon Mar  9 21:00:00 2015</text:p>
          </table:table-cell>
          <table:table-cell office:value-type="float" office:value="1021.3333">
            <text:p>1021.3333</text:p>
          </table:table-cell>
          <table:table-cell office:value-type="float" office:value="150.0">
            <text:p>150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3-09T22:00:00">
            <text:p>Mon Mar  9 22:00:00 2015</text:p>
          </table:table-cell>
          <table:table-cell office:value-type="float" office:value="832.3333">
            <text:p>832.3333</text:p>
          </table:table-cell>
          <table:table-cell office:value-type="float" office:value="126.5">
            <text:p>12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3-13T22:00:00">
            <text:p>Fri Mar 13 22:00:00 2015</text:p>
          </table:table-cell>
          <table:table-cell office:value-type="float" office:value="687.5">
            <text:p>687.5</text:p>
          </table:table-cell>
          <table:table-cell office:value-type="float" office:value="70.6667">
            <text:p>70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5-03-13T23:00:00">
            <text:p>Fri Mar 13 23:00:00 2015</text:p>
          </table:table-cell>
          <table:table-cell office:value-type="float" office:value="749.0">
            <text:p>749.0</text:p>
          </table:table-cell>
          <table:table-cell office:value-type="float" office:value="54.1667">
            <text:p>54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03-14T00:00:00">
            <text:p>Sat Mar 14 00:00:00 2015</text:p>
          </table:table-cell>
          <table:table-cell office:value-type="float" office:value="754.1667">
            <text:p>754.1667</text:p>
          </table:table-cell>
          <table:table-cell office:value-type="float" office:value="63.5">
            <text:p>63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3-15T23:00:00">
            <text:p>Sun Mar 15 23:00:00 2015</text:p>
          </table:table-cell>
          <table:table-cell office:value-type="float" office:value="775.3333">
            <text:p>775.3333</text:p>
          </table:table-cell>
          <table:table-cell office:value-type="float" office:value="45.0">
            <text:p>45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5-03-19T21:00:00">
            <text:p>Thu Mar 19 21:00:00 2015</text:p>
          </table:table-cell>
          <table:table-cell office:value-type="float" office:value="525.6667">
            <text:p>525.6667</text:p>
          </table:table-cell>
          <table:table-cell office:value-type="float" office:value="46.6667">
            <text:p>46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5-03-27T23:00:00">
            <text:p>Fri Mar 27 23:00:00 2015</text:p>
          </table:table-cell>
          <table:table-cell office:value-type="float" office:value="598.0">
            <text:p>598.0</text:p>
          </table:table-cell>
          <table:table-cell office:value-type="float" office:value="73.5">
            <text:p>73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03-28T02:00:00">
            <text:p>Sat Mar 28 02:00:00 2015</text:p>
          </table:table-cell>
          <table:table-cell office:value-type="float" office:value="552.6667">
            <text:p>552.6667</text:p>
          </table:table-cell>
          <table:table-cell office:value-type="float" office:value="66.5">
            <text:p>66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3-28T22:00:00">
            <text:p>Sat Mar 28 22:00:00 2015</text:p>
          </table:table-cell>
          <table:table-cell office:value-type="float" office:value="458.0">
            <text:p>458.0</text:p>
          </table:table-cell>
          <table:table-cell office:value-type="float" office:value="75.6667">
            <text:p>75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4-01T01:00:00">
            <text:p>Wed Apr  1 01:00:00 2015</text:p>
          </table:table-cell>
          <table:table-cell office:value-type="float" office:value="749.0">
            <text:p>749.0</text:p>
          </table:table-cell>
          <table:table-cell office:value-type="float" office:value="82.5">
            <text:p>82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09-07T23:00:00">
            <text:p>Mon Sep  7 23:00:00 2015</text:p>
          </table:table-cell>
          <table:table-cell office:value-type="float" office:value="680.1667">
            <text:p>680.1667</text:p>
          </table:table-cell>
          <table:table-cell office:value-type="float" office:value="21.0">
            <text:p>21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9-18T22:00:00">
            <text:p>Fri Sep 18 22:00:00 2015</text:p>
          </table:table-cell>
          <table:table-cell office:value-type="float" office:value="598.3333">
            <text:p>598.3333</text:p>
          </table:table-cell>
          <table:table-cell office:value-type="float" office:value="104.6667">
            <text:p>104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9-23T22:00:00">
            <text:p>Wed Sep 23 22:00:00 2015</text:p>
          </table:table-cell>
          <table:table-cell office:value-type="float" office:value="640.3333">
            <text:p>640.3333</text:p>
          </table:table-cell>
          <table:table-cell office:value-type="float" office:value="124.6667">
            <text:p>124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9-24T22:00:00">
            <text:p>Thu Sep 24 22:00:00 2015</text:p>
          </table:table-cell>
          <table:table-cell office:value-type="float" office:value="671.5">
            <text:p>671.5</text:p>
          </table:table-cell>
          <table:table-cell office:value-type="float" office:value="88.1667">
            <text:p>88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9-25T21:00:00">
            <text:p>Fri Sep 25 21:00:00 2015</text:p>
          </table:table-cell>
          <table:table-cell office:value-type="float" office:value="921.0">
            <text:p>921.0</text:p>
          </table:table-cell>
          <table:table-cell office:value-type="float" office:value="126.3333">
            <text:p>126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09-25T22:00:00">
            <text:p>Fri Sep 25 22:00:00 2015</text:p>
          </table:table-cell>
          <table:table-cell office:value-type="float" office:value="853.1667">
            <text:p>853.1667</text:p>
          </table:table-cell>
          <table:table-cell office:value-type="float" office:value="138.1667">
            <text:p>138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0-01T09:00:00">
            <text:p>Thu Oct  1 09:00:00 2015</text:p>
          </table:table-cell>
          <table:table-cell office:value-type="float" office:value="873.8333">
            <text:p>873.8333</text:p>
          </table:table-cell>
          <table:table-cell office:value-type="float" office:value="99.6667">
            <text:p>99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0-01T22:00:00">
            <text:p>Thu Oct  1 22:00:00 2015</text:p>
          </table:table-cell>
          <table:table-cell office:value-type="float" office:value="916.3333">
            <text:p>916.3333</text:p>
          </table:table-cell>
          <table:table-cell office:value-type="float" office:value="137.5">
            <text:p>137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0-01T23:00:00">
            <text:p>Thu Oct  1 23:00:00 2015</text:p>
          </table:table-cell>
          <table:table-cell office:value-type="float" office:value="690.8333">
            <text:p>690.8333</text:p>
          </table:table-cell>
          <table:table-cell office:value-type="float" office:value="72.0">
            <text:p>72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10-04T23:00:00">
            <text:p>Sun Oct  4 23:00:00 2015</text:p>
          </table:table-cell>
          <table:table-cell office:value-type="float" office:value="561.6667">
            <text:p>561.6667</text:p>
          </table:table-cell>
          <table:table-cell office:value-type="float" office:value="61.1667">
            <text:p>61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10-05T01:00:00">
            <text:p>Mon Oct  5 01:00:00 2015</text:p>
          </table:table-cell>
          <table:table-cell office:value-type="float" office:value="485.1667">
            <text:p>485.1667</text:p>
          </table:table-cell>
          <table:table-cell office:value-type="float" office:value="42.0">
            <text:p>42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10-05T02:00:00">
            <text:p>Mon Oct  5 02:00:00 2015</text:p>
          </table:table-cell>
          <table:table-cell office:value-type="float" office:value="726.5">
            <text:p>726.5</text:p>
          </table:table-cell>
          <table:table-cell office:value-type="float" office:value="37.3333">
            <text:p>37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10-05T03:00:00">
            <text:p>Mon Oct  5 03:00:00 2015</text:p>
          </table:table-cell>
          <table:table-cell office:value-type="float" office:value="543.0">
            <text:p>543.0</text:p>
          </table:table-cell>
          <table:table-cell office:value-type="float" office:value="23.3333">
            <text:p>23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10-05T05:00:00">
            <text:p>Mon Oct  5 05:00:00 2015</text:p>
          </table:table-cell>
          <table:table-cell office:value-type="float" office:value="501.8333">
            <text:p>501.8333</text:p>
          </table:table-cell>
          <table:table-cell office:value-type="float" office:value="9.3333">
            <text:p>9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10-05T22:00:00">
            <text:p>Mon Oct  5 22:00:00 2015</text:p>
          </table:table-cell>
          <table:table-cell office:value-type="float" office:value="454.5">
            <text:p>454.5</text:p>
          </table:table-cell>
          <table:table-cell office:value-type="float" office:value="39.8333">
            <text:p>39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0-05T23:00:00">
            <text:p>Mon Oct  5 23:00:00 2015</text:p>
          </table:table-cell>
          <table:table-cell office:value-type="float" office:value="469.8333">
            <text:p>469.8333</text:p>
          </table:table-cell>
          <table:table-cell office:value-type="float" office:value="34.0">
            <text:p>34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5-10-06T22:00:00">
            <text:p>Tue Oct  6 22:00:00 2015</text:p>
          </table:table-cell>
          <table:table-cell office:value-type="float" office:value="561.6667">
            <text:p>561.6667</text:p>
          </table:table-cell>
          <table:table-cell office:value-type="float" office:value="35.1667">
            <text:p>35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10-06T23:00:00">
            <text:p>Tue Oct  6 23:00:00 2015</text:p>
          </table:table-cell>
          <table:table-cell office:value-type="float" office:value="562.0">
            <text:p>562.0</text:p>
          </table:table-cell>
          <table:table-cell office:value-type="float" office:value="30.1667">
            <text:p>30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0-07T22:00:00">
            <text:p>Wed Oct  7 22:00:00 2015</text:p>
          </table:table-cell>
          <table:table-cell office:value-type="float" office:value="754.5">
            <text:p>754.5</text:p>
          </table:table-cell>
          <table:table-cell office:value-type="float" office:value="74.1667">
            <text:p>74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10-07T23:00:00">
            <text:p>Wed Oct  7 23:00:00 2015</text:p>
          </table:table-cell>
          <table:table-cell office:value-type="float" office:value="886.5">
            <text:p>886.5</text:p>
          </table:table-cell>
          <table:table-cell office:value-type="float" office:value="70.8333">
            <text:p>70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0-08T00:00:00">
            <text:p>Thu Oct  8 00:00:00 2015</text:p>
          </table:table-cell>
          <table:table-cell office:value-type="float" office:value="518.6667">
            <text:p>518.6667</text:p>
          </table:table-cell>
          <table:table-cell office:value-type="float" office:value="36.0">
            <text:p>36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10-08T01:00:00">
            <text:p>Thu Oct  8 01:00:00 2015</text:p>
          </table:table-cell>
          <table:table-cell office:value-type="float" office:value="474.3333">
            <text:p>474.3333</text:p>
          </table:table-cell>
          <table:table-cell office:value-type="float" office:value="45.6667">
            <text:p>45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0-08T02:00:00">
            <text:p>Thu Oct  8 02:00:00 2015</text:p>
          </table:table-cell>
          <table:table-cell office:value-type="float" office:value="547.6667">
            <text:p>547.6667</text:p>
          </table:table-cell>
          <table:table-cell office:value-type="float" office:value="28.8333">
            <text:p>28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10-08T22:00:00">
            <text:p>Thu Oct  8 22:00:00 2015</text:p>
          </table:table-cell>
          <table:table-cell office:value-type="float" office:value="479.8333">
            <text:p>479.8333</text:p>
          </table:table-cell>
          <table:table-cell office:value-type="float" office:value="73.8333">
            <text:p>73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0-09T00:00:00">
            <text:p>Fri Oct  9 00:00:00 2015</text:p>
          </table:table-cell>
          <table:table-cell office:value-type="float" office:value="415.5">
            <text:p>415.5</text:p>
          </table:table-cell>
          <table:table-cell office:value-type="float" office:value="58.8333">
            <text:p>58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10-09T21:00:00">
            <text:p>Fri Oct  9 21:00:00 2015</text:p>
          </table:table-cell>
          <table:table-cell office:value-type="float" office:value="619.6667">
            <text:p>619.6667</text:p>
          </table:table-cell>
          <table:table-cell office:value-type="float" office:value="85.3333">
            <text:p>85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10-09T23:00:00">
            <text:p>Fri Oct  9 23:00:00 2015</text:p>
          </table:table-cell>
          <table:table-cell office:value-type="float" office:value="475.8333">
            <text:p>475.8333</text:p>
          </table:table-cell>
          <table:table-cell office:value-type="float" office:value="92.8333">
            <text:p>92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10-10T22:00:00">
            <text:p>Sat Oct 10 22:00:00 2015</text:p>
          </table:table-cell>
          <table:table-cell office:value-type="float" office:value="655.1667">
            <text:p>655.1667</text:p>
          </table:table-cell>
          <table:table-cell office:value-type="float" office:value="34.5">
            <text:p>34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10-10T23:00:00">
            <text:p>Sat Oct 10 23:00:00 2015</text:p>
          </table:table-cell>
          <table:table-cell office:value-type="float" office:value="668.1667">
            <text:p>668.1667</text:p>
          </table:table-cell>
          <table:table-cell office:value-type="float" office:value="32.6667">
            <text:p>32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10-12T18:00:00">
            <text:p>Mon Oct 12 18:00:00 2015</text:p>
          </table:table-cell>
          <table:table-cell office:value-type="float" office:value="511.0">
            <text:p>511.0</text:p>
          </table:table-cell>
          <table:table-cell office:value-type="float" office:value="11.3333">
            <text:p>11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10-12T19:00:00">
            <text:p>Mon Oct 12 19:00:00 2015</text:p>
          </table:table-cell>
          <table:table-cell office:value-type="float" office:value="528.3333">
            <text:p>528.3333</text:p>
          </table:table-cell>
          <table:table-cell office:value-type="float" office:value="19.0">
            <text:p>19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10-12T21:00:00">
            <text:p>Mon Oct 12 21:00:00 2015</text:p>
          </table:table-cell>
          <table:table-cell office:value-type="float" office:value="468.6667">
            <text:p>468.6667</text:p>
          </table:table-cell>
          <table:table-cell office:value-type="float" office:value="22.6667">
            <text:p>22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5-10-14T21:00:00">
            <text:p>Wed Oct 14 21:00:00 2015</text:p>
          </table:table-cell>
          <table:table-cell office:value-type="float" office:value="816.5">
            <text:p>816.5</text:p>
          </table:table-cell>
          <table:table-cell office:value-type="float" office:value="81.1667">
            <text:p>81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10-14T22:00:00">
            <text:p>Wed Oct 14 22:00:00 2015</text:p>
          </table:table-cell>
          <table:table-cell office:value-type="float" office:value="741.6667">
            <text:p>741.6667</text:p>
          </table:table-cell>
          <table:table-cell office:value-type="float" office:value="81.1667">
            <text:p>81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0-14T23:00:00">
            <text:p>Wed Oct 14 23:00:00 2015</text:p>
          </table:table-cell>
          <table:table-cell office:value-type="float" office:value="521.1667">
            <text:p>521.1667</text:p>
          </table:table-cell>
          <table:table-cell office:value-type="float" office:value="64.5">
            <text:p>64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0-15T00:00:00">
            <text:p>Thu Oct 15 00:00:00 2015</text:p>
          </table:table-cell>
          <table:table-cell office:value-type="float" office:value="637.3333">
            <text:p>637.3333</text:p>
          </table:table-cell>
          <table:table-cell office:value-type="float" office:value="62.8333">
            <text:p>62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10-15T21:00:00">
            <text:p>Thu Oct 15 21:00:00 2015</text:p>
          </table:table-cell>
          <table:table-cell office:value-type="float" office:value="855.8333">
            <text:p>855.8333</text:p>
          </table:table-cell>
          <table:table-cell office:value-type="float" office:value="87.6667">
            <text:p>87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0-15T22:00:00">
            <text:p>Thu Oct 15 22:00:00 2015</text:p>
          </table:table-cell>
          <table:table-cell office:value-type="float" office:value="1038.8333">
            <text:p>1038.8333</text:p>
          </table:table-cell>
          <table:table-cell office:value-type="float" office:value="95.8333">
            <text:p>95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10-15T23:00:00">
            <text:p>Thu Oct 15 23:00:00 2015</text:p>
          </table:table-cell>
          <table:table-cell office:value-type="float" office:value="871.1667">
            <text:p>871.1667</text:p>
          </table:table-cell>
          <table:table-cell office:value-type="float" office:value="79.6667">
            <text:p>79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10-16T00:00:00">
            <text:p>Fri Oct 16 00:00:00 2015</text:p>
          </table:table-cell>
          <table:table-cell office:value-type="float" office:value="1009.6667">
            <text:p>1009.6667</text:p>
          </table:table-cell>
          <table:table-cell office:value-type="float" office:value="88.1667">
            <text:p>88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0-16T01:00:00">
            <text:p>Fri Oct 16 01:00:00 2015</text:p>
          </table:table-cell>
          <table:table-cell office:value-type="float" office:value="514.0">
            <text:p>514.0</text:p>
          </table:table-cell>
          <table:table-cell office:value-type="float" office:value="69.8333">
            <text:p>69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10-16T21:00:00">
            <text:p>Fri Oct 16 21:00:00 2015</text:p>
          </table:table-cell>
          <table:table-cell office:value-type="float" office:value="892.8333">
            <text:p>892.8333</text:p>
          </table:table-cell>
          <table:table-cell office:value-type="float" office:value="116.0">
            <text:p>116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0-16T22:00:00">
            <text:p>Fri Oct 16 22:00:00 2015</text:p>
          </table:table-cell>
          <table:table-cell office:value-type="float" office:value="1098.6667">
            <text:p>1098.6667</text:p>
          </table:table-cell>
          <table:table-cell office:value-type="float" office:value="119.0">
            <text:p>119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0-16T23:00:00">
            <text:p>Fri Oct 16 23:00:00 2015</text:p>
          </table:table-cell>
          <table:table-cell office:value-type="float" office:value="787.0">
            <text:p>787.0</text:p>
          </table:table-cell>
          <table:table-cell office:value-type="float" office:value="93.6667">
            <text:p>93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0-17T00:00:00">
            <text:p>Sat Oct 17 00:00:00 2015</text:p>
          </table:table-cell>
          <table:table-cell office:value-type="float" office:value="388.0">
            <text:p>388.0</text:p>
          </table:table-cell>
          <table:table-cell office:value-type="float" office:value="49.5">
            <text:p>49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10-19T09:00:00">
            <text:p>Mon Oct 19 09:00:00 2015</text:p>
          </table:table-cell>
          <table:table-cell office:value-type="float" office:value="596.1667">
            <text:p>596.1667</text:p>
          </table:table-cell>
          <table:table-cell office:value-type="float" office:value="65.0">
            <text:p>65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10-19T21:00:00">
            <text:p>Mon Oct 19 21:00:00 2015</text:p>
          </table:table-cell>
          <table:table-cell office:value-type="float" office:value="612.8333">
            <text:p>612.8333</text:p>
          </table:table-cell>
          <table:table-cell office:value-type="float" office:value="52.3333">
            <text:p>52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10-19T22:00:00">
            <text:p>Mon Oct 19 22:00:00 2015</text:p>
          </table:table-cell>
          <table:table-cell office:value-type="float" office:value="721.6667">
            <text:p>721.6667</text:p>
          </table:table-cell>
          <table:table-cell office:value-type="float" office:value="63.5">
            <text:p>63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0-19T23:00:00">
            <text:p>Mon Oct 19 23:00:00 2015</text:p>
          </table:table-cell>
          <table:table-cell office:value-type="float" office:value="608.0">
            <text:p>608.0</text:p>
          </table:table-cell>
          <table:table-cell office:value-type="float" office:value="49.0">
            <text:p>49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0-20T19:00:00">
            <text:p>Tue Oct 20 19:00:00 2015</text:p>
          </table:table-cell>
          <table:table-cell office:value-type="float" office:value="533.6667">
            <text:p>533.6667</text:p>
          </table:table-cell>
          <table:table-cell office:value-type="float" office:value="21.8333">
            <text:p>21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5-10-20T20:00:00">
            <text:p>Tue Oct 20 20:00:00 2015</text:p>
          </table:table-cell>
          <table:table-cell office:value-type="float" office:value="663.3333">
            <text:p>663.3333</text:p>
          </table:table-cell>
          <table:table-cell office:value-type="float" office:value="24.6667">
            <text:p>24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10-20T21:00:00">
            <text:p>Tue Oct 20 21:00:00 2015</text:p>
          </table:table-cell>
          <table:table-cell office:value-type="float" office:value="572.0">
            <text:p>572.0</text:p>
          </table:table-cell>
          <table:table-cell office:value-type="float" office:value="25.6667">
            <text:p>25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5-10-20T22:00:00">
            <text:p>Tue Oct 20 22:00:00 2015</text:p>
          </table:table-cell>
          <table:table-cell office:value-type="float" office:value="685.1667">
            <text:p>685.1667</text:p>
          </table:table-cell>
          <table:table-cell office:value-type="float" office:value="21.5">
            <text:p>21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0-20T23:00:00">
            <text:p>Tue Oct 20 23:00:00 2015</text:p>
          </table:table-cell>
          <table:table-cell office:value-type="float" office:value="619.0">
            <text:p>619.0</text:p>
          </table:table-cell>
          <table:table-cell office:value-type="float" office:value="25.6667">
            <text:p>25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5-10-21T00:00:00">
            <text:p>Wed Oct 21 00:00:00 2015</text:p>
          </table:table-cell>
          <table:table-cell office:value-type="float" office:value="597.8333">
            <text:p>597.8333</text:p>
          </table:table-cell>
          <table:table-cell office:value-type="float" office:value="28.3333">
            <text:p>28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5-10-22T21:00:00">
            <text:p>Thu Oct 22 21:00:00 2015</text:p>
          </table:table-cell>
          <table:table-cell office:value-type="float" office:value="738.6667">
            <text:p>738.6667</text:p>
          </table:table-cell>
          <table:table-cell office:value-type="float" office:value="113.0">
            <text:p>113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10-22T22:00:00">
            <text:p>Thu Oct 22 22:00:00 2015</text:p>
          </table:table-cell>
          <table:table-cell office:value-type="float" office:value="582.6667">
            <text:p>582.6667</text:p>
          </table:table-cell>
          <table:table-cell office:value-type="float" office:value="91.6667">
            <text:p>91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0-23T22:00:00">
            <text:p>Fri Oct 23 22:00:00 2015</text:p>
          </table:table-cell>
          <table:table-cell office:value-type="float" office:value="369.5">
            <text:p>369.5</text:p>
          </table:table-cell>
          <table:table-cell office:value-type="float" office:value="61.8333">
            <text:p>61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10-24T01:00:00">
            <text:p>Sat Oct 24 01:00:00 2015</text:p>
          </table:table-cell>
          <table:table-cell office:value-type="float" office:value="453.0">
            <text:p>453.0</text:p>
          </table:table-cell>
          <table:table-cell office:value-type="float" office:value="76.8333">
            <text:p>76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10-24T21:00:00">
            <text:p>Sat Oct 24 21:00:00 2015</text:p>
          </table:table-cell>
          <table:table-cell office:value-type="float" office:value="552.1667">
            <text:p>552.1667</text:p>
          </table:table-cell>
          <table:table-cell office:value-type="float" office:value="66.1667">
            <text:p>66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10-24T22:00:00">
            <text:p>Sat Oct 24 22:00:00 2015</text:p>
          </table:table-cell>
          <table:table-cell office:value-type="float" office:value="568.5">
            <text:p>568.5</text:p>
          </table:table-cell>
          <table:table-cell office:value-type="float" office:value="67.0">
            <text:p>67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10-24T23:00:00">
            <text:p>Sat Oct 24 23:00:00 2015</text:p>
          </table:table-cell>
          <table:table-cell office:value-type="float" office:value="679.5">
            <text:p>679.5</text:p>
          </table:table-cell>
          <table:table-cell office:value-type="float" office:value="61.1667">
            <text:p>61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10-25T00:00:00">
            <text:p>Sun Oct 25 00:00:00 2015</text:p>
          </table:table-cell>
          <table:table-cell office:value-type="float" office:value="660.3333">
            <text:p>660.3333</text:p>
          </table:table-cell>
          <table:table-cell office:value-type="float" office:value="63.5">
            <text:p>63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0-25T01:00:00">
            <text:p>Sun Oct 25 01:00:00 2015</text:p>
          </table:table-cell>
          <table:table-cell office:value-type="float" office:value="338.6667">
            <text:p>338.6667</text:p>
          </table:table-cell>
          <table:table-cell office:value-type="float" office:value="25.3333">
            <text:p>25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10-29T20:00:00">
            <text:p>Thu Oct 29 20:00:00 2015</text:p>
          </table:table-cell>
          <table:table-cell office:value-type="float" office:value="819.0">
            <text:p>819.0</text:p>
          </table:table-cell>
          <table:table-cell office:value-type="float" office:value="101.8333">
            <text:p>101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0-30T20:00:00">
            <text:p>Fri Oct 30 20:00:00 2015</text:p>
          </table:table-cell>
          <table:table-cell office:value-type="float" office:value="841.6667">
            <text:p>841.6667</text:p>
          </table:table-cell>
          <table:table-cell office:value-type="float" office:value="118.5">
            <text:p>118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0-30T21:00:00">
            <text:p>Fri Oct 30 21:00:00 2015</text:p>
          </table:table-cell>
          <table:table-cell office:value-type="float" office:value="715.3333">
            <text:p>715.3333</text:p>
          </table:table-cell>
          <table:table-cell office:value-type="float" office:value="98.1667">
            <text:p>98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0-30T22:00:00">
            <text:p>Fri Oct 30 22:00:00 2015</text:p>
          </table:table-cell>
          <table:table-cell office:value-type="float" office:value="604.8333">
            <text:p>604.8333</text:p>
          </table:table-cell>
          <table:table-cell office:value-type="float" office:value="77.5">
            <text:p>77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1-05T02:00:00">
            <text:p>Thu Nov  5 02:00:00 2015</text:p>
          </table:table-cell>
          <table:table-cell office:value-type="float" office:value="397.5">
            <text:p>397.5</text:p>
          </table:table-cell>
          <table:table-cell office:value-type="float" office:value="25.8333">
            <text:p>25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1-05T20:00:00">
            <text:p>Thu Nov  5 20:00:00 2015</text:p>
          </table:table-cell>
          <table:table-cell office:value-type="float" office:value="788.6667">
            <text:p>788.6667</text:p>
          </table:table-cell>
          <table:table-cell office:value-type="float" office:value="62.0">
            <text:p>62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11-05T21:00:00">
            <text:p>Thu Nov  5 21:00:00 2015</text:p>
          </table:table-cell>
          <table:table-cell office:value-type="float" office:value="634.3333">
            <text:p>634.3333</text:p>
          </table:table-cell>
          <table:table-cell office:value-type="float" office:value="38.1667">
            <text:p>38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11-05T22:00:00">
            <text:p>Thu Nov  5 22:00:00 2015</text:p>
          </table:table-cell>
          <table:table-cell office:value-type="float" office:value="660.0">
            <text:p>660.0</text:p>
          </table:table-cell>
          <table:table-cell office:value-type="float" office:value="50.5">
            <text:p>50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5-11-05T23:00:00">
            <text:p>Thu Nov  5 23:00:00 2015</text:p>
          </table:table-cell>
          <table:table-cell office:value-type="float" office:value="441.8333">
            <text:p>441.8333</text:p>
          </table:table-cell>
          <table:table-cell office:value-type="float" office:value="24.1667">
            <text:p>24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11-06T02:00:00">
            <text:p>Fri Nov  6 02:00:00 2015</text:p>
          </table:table-cell>
          <table:table-cell office:value-type="float" office:value="491.0">
            <text:p>491.0</text:p>
          </table:table-cell>
          <table:table-cell office:value-type="float" office:value="48.6667">
            <text:p>48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06T03:00:00">
            <text:p>Fri Nov  6 03:00:00 2015</text:p>
          </table:table-cell>
          <table:table-cell office:value-type="float" office:value="449.3333">
            <text:p>449.3333</text:p>
          </table:table-cell>
          <table:table-cell office:value-type="float" office:value="33.3333">
            <text:p>33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5-11-06T19:00:00">
            <text:p>Fri Nov  6 19:00:00 2015</text:p>
          </table:table-cell>
          <table:table-cell office:value-type="float" office:value="801.1667">
            <text:p>801.1667</text:p>
          </table:table-cell>
          <table:table-cell office:value-type="float" office:value="91.6667">
            <text:p>91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1-06T20:00:00">
            <text:p>Fri Nov  6 20:00:00 2015</text:p>
          </table:table-cell>
          <table:table-cell office:value-type="float" office:value="1041.1667">
            <text:p>1041.1667</text:p>
          </table:table-cell>
          <table:table-cell office:value-type="float" office:value="94.6667">
            <text:p>9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06T21:00:00">
            <text:p>Fri Nov  6 21:00:00 2015</text:p>
          </table:table-cell>
          <table:table-cell office:value-type="float" office:value="885.8333">
            <text:p>885.8333</text:p>
          </table:table-cell>
          <table:table-cell office:value-type="float" office:value="83.8333">
            <text:p>83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06T22:00:00">
            <text:p>Fri Nov  6 22:00:00 2015</text:p>
          </table:table-cell>
          <table:table-cell office:value-type="float" office:value="770.5">
            <text:p>770.5</text:p>
          </table:table-cell>
          <table:table-cell office:value-type="float" office:value="76.6667">
            <text:p>76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1-06T23:00:00">
            <text:p>Fri Nov  6 23:00:00 2015</text:p>
          </table:table-cell>
          <table:table-cell office:value-type="float" office:value="418.1667">
            <text:p>418.1667</text:p>
          </table:table-cell>
          <table:table-cell office:value-type="float" office:value="44.0">
            <text:p>44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11-07T01:00:00">
            <text:p>Sat Nov  7 01:00:00 2015</text:p>
          </table:table-cell>
          <table:table-cell office:value-type="float" office:value="394.0">
            <text:p>394.0</text:p>
          </table:table-cell>
          <table:table-cell office:value-type="float" office:value="38.5">
            <text:p>38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11-07T02:00:00">
            <text:p>Sat Nov  7 02:00:00 2015</text:p>
          </table:table-cell>
          <table:table-cell office:value-type="float" office:value="522.1667">
            <text:p>522.1667</text:p>
          </table:table-cell>
          <table:table-cell office:value-type="float" office:value="34.3333">
            <text:p>34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1-07T19:00:00">
            <text:p>Sat Nov  7 19:00:00 2015</text:p>
          </table:table-cell>
          <table:table-cell office:value-type="float" office:value="712.8333">
            <text:p>712.8333</text:p>
          </table:table-cell>
          <table:table-cell office:value-type="float" office:value="93.5">
            <text:p>93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1-07T20:00:00">
            <text:p>Sat Nov  7 20:00:00 2015</text:p>
          </table:table-cell>
          <table:table-cell office:value-type="float" office:value="674.3333">
            <text:p>674.3333</text:p>
          </table:table-cell>
          <table:table-cell office:value-type="float" office:value="74.0">
            <text:p>74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1-09T19:00:00">
            <text:p>Mon Nov  9 19:00:00 2015</text:p>
          </table:table-cell>
          <table:table-cell office:value-type="float" office:value="600.0">
            <text:p>600.0</text:p>
          </table:table-cell>
          <table:table-cell office:value-type="float" office:value="54.0">
            <text:p>54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5-11-09T20:00:00">
            <text:p>Mon Nov  9 20:00:00 2015</text:p>
          </table:table-cell>
          <table:table-cell office:value-type="float" office:value="487.0">
            <text:p>487.0</text:p>
          </table:table-cell>
          <table:table-cell office:value-type="float" office:value="36.1667">
            <text:p>36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11-10T19:00:00">
            <text:p>Tue Nov 10 19:00:00 2015</text:p>
          </table:table-cell>
          <table:table-cell office:value-type="float" office:value="757.8333">
            <text:p>757.8333</text:p>
          </table:table-cell>
          <table:table-cell office:value-type="float" office:value="111.8333">
            <text:p>111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10T20:00:00">
            <text:p>Tue Nov 10 20:00:00 2015</text:p>
          </table:table-cell>
          <table:table-cell office:value-type="float" office:value="801.3333">
            <text:p>801.3333</text:p>
          </table:table-cell>
          <table:table-cell office:value-type="float" office:value="111.6667">
            <text:p>111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1-10T21:00:00">
            <text:p>Tue Nov 10 21:00:00 2015</text:p>
          </table:table-cell>
          <table:table-cell office:value-type="float" office:value="606.6667">
            <text:p>606.6667</text:p>
          </table:table-cell>
          <table:table-cell office:value-type="float" office:value="80.6667">
            <text:p>80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11-10T22:00:00">
            <text:p>Tue Nov 10 22:00:00 2015</text:p>
          </table:table-cell>
          <table:table-cell office:value-type="float" office:value="562.8333">
            <text:p>562.8333</text:p>
          </table:table-cell>
          <table:table-cell office:value-type="float" office:value="93.0">
            <text:p>9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1-10T23:00:00">
            <text:p>Tue Nov 10 23:00:00 2015</text:p>
          </table:table-cell>
          <table:table-cell office:value-type="float" office:value="466.1667">
            <text:p>466.1667</text:p>
          </table:table-cell>
          <table:table-cell office:value-type="float" office:value="71.8333">
            <text:p>71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11-11T00:00:00">
            <text:p>Wed Nov 11 00:00:00 2015</text:p>
          </table:table-cell>
          <table:table-cell office:value-type="float" office:value="885.0">
            <text:p>885.0</text:p>
          </table:table-cell>
          <table:table-cell office:value-type="float" office:value="91.5">
            <text:p>91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1-11T19:00:00">
            <text:p>Wed Nov 11 19:00:00 2015</text:p>
          </table:table-cell>
          <table:table-cell office:value-type="float" office:value="936.6667">
            <text:p>936.6667</text:p>
          </table:table-cell>
          <table:table-cell office:value-type="float" office:value="116.8333">
            <text:p>116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1-11T20:00:00">
            <text:p>Wed Nov 11 20:00:00 2015</text:p>
          </table:table-cell>
          <table:table-cell office:value-type="float" office:value="819.6667">
            <text:p>819.6667</text:p>
          </table:table-cell>
          <table:table-cell office:value-type="float" office:value="110.1667">
            <text:p>110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1-11T21:00:00">
            <text:p>Wed Nov 11 21:00:00 2015</text:p>
          </table:table-cell>
          <table:table-cell office:value-type="float" office:value="1472.1667">
            <text:p>1472.1667</text:p>
          </table:table-cell>
          <table:table-cell office:value-type="float" office:value="138.8333">
            <text:p>138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5-11-11T22:00:00">
            <text:p>Wed Nov 11 22:00:00 2015</text:p>
          </table:table-cell>
          <table:table-cell office:value-type="float" office:value="1513.1667">
            <text:p>1513.1667</text:p>
          </table:table-cell>
          <table:table-cell office:value-type="float" office:value="136.8333">
            <text:p>136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11-11T23:00:00">
            <text:p>Wed Nov 11 23:00:00 2015</text:p>
          </table:table-cell>
          <table:table-cell office:value-type="float" office:value="910.0">
            <text:p>910.0</text:p>
          </table:table-cell>
          <table:table-cell office:value-type="float" office:value="101.0">
            <text:p>101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11-12T00:00:00">
            <text:p>Thu Nov 12 00:00:00 2015</text:p>
          </table:table-cell>
          <table:table-cell office:value-type="float" office:value="933.0">
            <text:p>933.0</text:p>
          </table:table-cell>
          <table:table-cell office:value-type="float" office:value="97.8333">
            <text:p>97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11-12T01:00:00">
            <text:p>Thu Nov 12 01:00:00 2015</text:p>
          </table:table-cell>
          <table:table-cell office:value-type="float" office:value="481.5">
            <text:p>481.5</text:p>
          </table:table-cell>
          <table:table-cell office:value-type="float" office:value="83.8333">
            <text:p>8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12T19:00:00">
            <text:p>Thu Nov 12 19:00:00 2015</text:p>
          </table:table-cell>
          <table:table-cell office:value-type="float" office:value="873.3333">
            <text:p>873.3333</text:p>
          </table:table-cell>
          <table:table-cell office:value-type="float" office:value="108.3333">
            <text:p>108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11-12T20:00:00">
            <text:p>Thu Nov 12 20:00:00 2015</text:p>
          </table:table-cell>
          <table:table-cell office:value-type="float" office:value="793.5">
            <text:p>793.5</text:p>
          </table:table-cell>
          <table:table-cell office:value-type="float" office:value="96.8333">
            <text:p>96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1-12T21:00:00">
            <text:p>Thu Nov 12 21:00:00 2015</text:p>
          </table:table-cell>
          <table:table-cell office:value-type="float" office:value="694.3333">
            <text:p>694.3333</text:p>
          </table:table-cell>
          <table:table-cell office:value-type="float" office:value="89.3333">
            <text:p>89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1-12T22:00:00">
            <text:p>Thu Nov 12 22:00:00 2015</text:p>
          </table:table-cell>
          <table:table-cell office:value-type="float" office:value="1292.5">
            <text:p>1292.5</text:p>
          </table:table-cell>
          <table:table-cell office:value-type="float" office:value="112.1667">
            <text:p>11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2T23:00:00">
            <text:p>Thu Nov 12 23:00:00 2015</text:p>
          </table:table-cell>
          <table:table-cell office:value-type="float" office:value="913.8333">
            <text:p>913.8333</text:p>
          </table:table-cell>
          <table:table-cell office:value-type="float" office:value="97.0">
            <text:p>97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13T00:00:00">
            <text:p>Fri Nov 13 00:00:00 2015</text:p>
          </table:table-cell>
          <table:table-cell office:value-type="float" office:value="808.8333">
            <text:p>808.8333</text:p>
          </table:table-cell>
          <table:table-cell office:value-type="float" office:value="90.3333">
            <text:p>90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1-13T01:00:00">
            <text:p>Fri Nov 13 01:00:00 2015</text:p>
          </table:table-cell>
          <table:table-cell office:value-type="float" office:value="518.1667">
            <text:p>518.1667</text:p>
          </table:table-cell>
          <table:table-cell office:value-type="float" office:value="82.5">
            <text:p>82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11-13T02:00:00">
            <text:p>Fri Nov 13 02:00:00 2015</text:p>
          </table:table-cell>
          <table:table-cell office:value-type="float" office:value="415.8333">
            <text:p>415.8333</text:p>
          </table:table-cell>
          <table:table-cell office:value-type="float" office:value="57.8333">
            <text:p>57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5-11-13T20:00:00">
            <text:p>Fri Nov 13 20:00:00 2015</text:p>
          </table:table-cell>
          <table:table-cell office:value-type="float" office:value="922.1667">
            <text:p>922.1667</text:p>
          </table:table-cell>
          <table:table-cell office:value-type="float" office:value="133.0">
            <text:p>13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1-13T21:00:00">
            <text:p>Fri Nov 13 21:00:00 2015</text:p>
          </table:table-cell>
          <table:table-cell office:value-type="float" office:value="692.8333">
            <text:p>692.8333</text:p>
          </table:table-cell>
          <table:table-cell office:value-type="float" office:value="107.3333">
            <text:p>107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13T22:00:00">
            <text:p>Fri Nov 13 22:00:00 2015</text:p>
          </table:table-cell>
          <table:table-cell office:value-type="float" office:value="281.3333">
            <text:p>281.3333</text:p>
          </table:table-cell>
          <table:table-cell office:value-type="float" office:value="78.0">
            <text:p>78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11-13T23:00:00">
            <text:p>Fri Nov 13 23:00:00 2015</text:p>
          </table:table-cell>
          <table:table-cell office:value-type="float" office:value="330.1667">
            <text:p>330.1667</text:p>
          </table:table-cell>
          <table:table-cell office:value-type="float" office:value="75.3333">
            <text:p>75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1-14T19:00:00">
            <text:p>Sat Nov 14 19:00:00 2015</text:p>
          </table:table-cell>
          <table:table-cell office:value-type="float" office:value="567.6667">
            <text:p>567.6667</text:p>
          </table:table-cell>
          <table:table-cell office:value-type="float" office:value="84.0">
            <text:p>84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11-14T20:00:00">
            <text:p>Sat Nov 14 20:00:00 2015</text:p>
          </table:table-cell>
          <table:table-cell office:value-type="float" office:value="633.1667">
            <text:p>633.1667</text:p>
          </table:table-cell>
          <table:table-cell office:value-type="float" office:value="76.8333">
            <text:p>76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1-15T20:00:00">
            <text:p>Sun Nov 15 20:00:00 2015</text:p>
          </table:table-cell>
          <table:table-cell office:value-type="float" office:value="630.3333">
            <text:p>630.3333</text:p>
          </table:table-cell>
          <table:table-cell office:value-type="float" office:value="70.6667">
            <text:p>70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11-15T21:00:00">
            <text:p>Sun Nov 15 21:00:00 2015</text:p>
          </table:table-cell>
          <table:table-cell office:value-type="float" office:value="646.0">
            <text:p>646.0</text:p>
          </table:table-cell>
          <table:table-cell office:value-type="float" office:value="77.0">
            <text:p>77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1-15T22:00:00">
            <text:p>Sun Nov 15 22:00:00 2015</text:p>
          </table:table-cell>
          <table:table-cell office:value-type="float" office:value="950.5">
            <text:p>950.5</text:p>
          </table:table-cell>
          <table:table-cell office:value-type="float" office:value="93.1667">
            <text:p>93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1-15T23:00:00">
            <text:p>Sun Nov 15 23:00:00 2015</text:p>
          </table:table-cell>
          <table:table-cell office:value-type="float" office:value="653.3333">
            <text:p>653.3333</text:p>
          </table:table-cell>
          <table:table-cell office:value-type="float" office:value="61.3333">
            <text:p>61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11-16T00:00:00">
            <text:p>Mon Nov 16 00:00:00 2015</text:p>
          </table:table-cell>
          <table:table-cell office:value-type="float" office:value="372.0">
            <text:p>372.0</text:p>
          </table:table-cell>
          <table:table-cell office:value-type="float" office:value="48.3333">
            <text:p>48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11-16T01:00:00">
            <text:p>Mon Nov 16 01:00:00 2015</text:p>
          </table:table-cell>
          <table:table-cell office:value-type="float" office:value="498.3333">
            <text:p>498.3333</text:p>
          </table:table-cell>
          <table:table-cell office:value-type="float" office:value="63.1667">
            <text:p>63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11-16T02:00:00">
            <text:p>Mon Nov 16 02:00:00 2015</text:p>
          </table:table-cell>
          <table:table-cell office:value-type="float" office:value="552.5">
            <text:p>552.5</text:p>
          </table:table-cell>
          <table:table-cell office:value-type="float" office:value="60.8333">
            <text:p>60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11-16T03:00:00">
            <text:p>Mon Nov 16 03:00:00 2015</text:p>
          </table:table-cell>
          <table:table-cell office:value-type="float" office:value="499.8333">
            <text:p>499.8333</text:p>
          </table:table-cell>
          <table:table-cell office:value-type="float" office:value="53.0">
            <text:p>5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11-16T04:00:00">
            <text:p>Mon Nov 16 04:00:00 2015</text:p>
          </table:table-cell>
          <table:table-cell office:value-type="float" office:value="486.0">
            <text:p>486.0</text:p>
          </table:table-cell>
          <table:table-cell office:value-type="float" office:value="24.8333">
            <text:p>24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11-16T19:00:00">
            <text:p>Mon Nov 16 19:00:00 2015</text:p>
          </table:table-cell>
          <table:table-cell office:value-type="float" office:value="691.0">
            <text:p>691.0</text:p>
          </table:table-cell>
          <table:table-cell office:value-type="float" office:value="85.5">
            <text:p>85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1-16T20:00:00">
            <text:p>Mon Nov 16 20:00:00 2015</text:p>
          </table:table-cell>
          <table:table-cell office:value-type="float" office:value="550.1667">
            <text:p>550.1667</text:p>
          </table:table-cell>
          <table:table-cell office:value-type="float" office:value="64.3333">
            <text:p>64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11-16T21:00:00">
            <text:p>Mon Nov 16 21:00:00 2015</text:p>
          </table:table-cell>
          <table:table-cell office:value-type="float" office:value="900.8333">
            <text:p>900.8333</text:p>
          </table:table-cell>
          <table:table-cell office:value-type="float" office:value="89.3333">
            <text:p>89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6T22:00:00">
            <text:p>Mon Nov 16 22:00:00 2015</text:p>
          </table:table-cell>
          <table:table-cell office:value-type="float" office:value="1325.1667">
            <text:p>1325.1667</text:p>
          </table:table-cell>
          <table:table-cell office:value-type="float" office:value="110.3333">
            <text:p>110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16T23:00:00">
            <text:p>Mon Nov 16 23:00:00 2015</text:p>
          </table:table-cell>
          <table:table-cell office:value-type="float" office:value="1159.1667">
            <text:p>1159.1667</text:p>
          </table:table-cell>
          <table:table-cell office:value-type="float" office:value="93.8333">
            <text:p>9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1-17T00:00:00">
            <text:p>Tue Nov 17 00:00:00 2015</text:p>
          </table:table-cell>
          <table:table-cell office:value-type="float" office:value="711.8333">
            <text:p>711.8333</text:p>
          </table:table-cell>
          <table:table-cell office:value-type="float" office:value="66.5">
            <text:p>66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11-17T01:00:00">
            <text:p>Tue Nov 17 01:00:00 2015</text:p>
          </table:table-cell>
          <table:table-cell office:value-type="float" office:value="473.5">
            <text:p>473.5</text:p>
          </table:table-cell>
          <table:table-cell office:value-type="float" office:value="63.6667">
            <text:p>63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1-17T02:00:00">
            <text:p>Tue Nov 17 02:00:00 2015</text:p>
          </table:table-cell>
          <table:table-cell office:value-type="float" office:value="297.1667">
            <text:p>297.1667</text:p>
          </table:table-cell>
          <table:table-cell office:value-type="float" office:value="41.0">
            <text:p>41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11-17T19:00:00">
            <text:p>Tue Nov 17 19:00:00 2015</text:p>
          </table:table-cell>
          <table:table-cell office:value-type="float" office:value="813.6667">
            <text:p>813.6667</text:p>
          </table:table-cell>
          <table:table-cell office:value-type="float" office:value="76.5">
            <text:p>76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11-17T20:00:00">
            <text:p>Tue Nov 17 20:00:00 2015</text:p>
          </table:table-cell>
          <table:table-cell office:value-type="float" office:value="895.0">
            <text:p>895.0</text:p>
          </table:table-cell>
          <table:table-cell office:value-type="float" office:value="89.5">
            <text:p>89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1-17T21:00:00">
            <text:p>Tue Nov 17 21:00:00 2015</text:p>
          </table:table-cell>
          <table:table-cell office:value-type="float" office:value="1285.3333">
            <text:p>1285.3333</text:p>
          </table:table-cell>
          <table:table-cell office:value-type="float" office:value="111.6667">
            <text:p>111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1-17T22:00:00">
            <text:p>Tue Nov 17 22:00:00 2015</text:p>
          </table:table-cell>
          <table:table-cell office:value-type="float" office:value="967.8333">
            <text:p>967.8333</text:p>
          </table:table-cell>
          <table:table-cell office:value-type="float" office:value="86.1667">
            <text:p>86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1-17T23:00:00">
            <text:p>Tue Nov 17 23:00:00 2015</text:p>
          </table:table-cell>
          <table:table-cell office:value-type="float" office:value="814.6667">
            <text:p>814.6667</text:p>
          </table:table-cell>
          <table:table-cell office:value-type="float" office:value="70.5">
            <text:p>7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8T00:00:00">
            <text:p>Wed Nov 18 00:00:00 2015</text:p>
          </table:table-cell>
          <table:table-cell office:value-type="float" office:value="613.1667">
            <text:p>613.1667</text:p>
          </table:table-cell>
          <table:table-cell office:value-type="float" office:value="47.6667">
            <text:p>47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11-18T18:00:00">
            <text:p>Wed Nov 18 18:00:00 2015</text:p>
          </table:table-cell>
          <table:table-cell office:value-type="float" office:value="627.1667">
            <text:p>627.1667</text:p>
          </table:table-cell>
          <table:table-cell office:value-type="float" office:value="56.6667">
            <text:p>56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11-18T19:00:00">
            <text:p>Wed Nov 18 19:00:00 2015</text:p>
          </table:table-cell>
          <table:table-cell office:value-type="float" office:value="1062.6667">
            <text:p>1062.6667</text:p>
          </table:table-cell>
          <table:table-cell office:value-type="float" office:value="103.3333">
            <text:p>10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8T20:00:00">
            <text:p>Wed Nov 18 20:00:00 2015</text:p>
          </table:table-cell>
          <table:table-cell office:value-type="float" office:value="1443.8333">
            <text:p>1443.8333</text:p>
          </table:table-cell>
          <table:table-cell office:value-type="float" office:value="126.0">
            <text:p>126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18T21:00:00">
            <text:p>Wed Nov 18 21:00:00 2015</text:p>
          </table:table-cell>
          <table:table-cell office:value-type="float" office:value="1319.3333">
            <text:p>1319.3333</text:p>
          </table:table-cell>
          <table:table-cell office:value-type="float" office:value="109.6667">
            <text:p>109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18T22:00:00">
            <text:p>Wed Nov 18 22:00:00 2015</text:p>
          </table:table-cell>
          <table:table-cell office:value-type="float" office:value="1042.8333">
            <text:p>1042.8333</text:p>
          </table:table-cell>
          <table:table-cell office:value-type="float" office:value="94.8333">
            <text:p>94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1-18T23:00:00">
            <text:p>Wed Nov 18 23:00:00 2015</text:p>
          </table:table-cell>
          <table:table-cell office:value-type="float" office:value="756.6667">
            <text:p>756.6667</text:p>
          </table:table-cell>
          <table:table-cell office:value-type="float" office:value="76.5">
            <text:p>76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1-19T00:00:00">
            <text:p>Thu Nov 19 00:00:00 2015</text:p>
          </table:table-cell>
          <table:table-cell office:value-type="float" office:value="494.8333">
            <text:p>494.8333</text:p>
          </table:table-cell>
          <table:table-cell office:value-type="float" office:value="51.6667">
            <text:p>51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11-19T18:00:00">
            <text:p>Thu Nov 19 18:00:00 2015</text:p>
          </table:table-cell>
          <table:table-cell office:value-type="float" office:value="614.6667">
            <text:p>614.6667</text:p>
          </table:table-cell>
          <table:table-cell office:value-type="float" office:value="70.1667">
            <text:p>70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11-19T19:00:00">
            <text:p>Thu Nov 19 19:00:00 2015</text:p>
          </table:table-cell>
          <table:table-cell office:value-type="float" office:value="1247.6667">
            <text:p>1247.6667</text:p>
          </table:table-cell>
          <table:table-cell office:value-type="float" office:value="115.0">
            <text:p>115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19T20:00:00">
            <text:p>Thu Nov 19 20:00:00 2015</text:p>
          </table:table-cell>
          <table:table-cell office:value-type="float" office:value="1050.5">
            <text:p>1050.5</text:p>
          </table:table-cell>
          <table:table-cell office:value-type="float" office:value="107.5">
            <text:p>107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1-19T21:00:00">
            <text:p>Thu Nov 19 21:00:00 2015</text:p>
          </table:table-cell>
          <table:table-cell office:value-type="float" office:value="771.5">
            <text:p>771.5</text:p>
          </table:table-cell>
          <table:table-cell office:value-type="float" office:value="89.5">
            <text:p>89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19T22:00:00">
            <text:p>Thu Nov 19 22:00:00 2015</text:p>
          </table:table-cell>
          <table:table-cell office:value-type="float" office:value="405.0">
            <text:p>405.0</text:p>
          </table:table-cell>
          <table:table-cell office:value-type="float" office:value="59.3333">
            <text:p>59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9T23:00:00">
            <text:p>Thu Nov 19 23:00:00 2015</text:p>
          </table:table-cell>
          <table:table-cell office:value-type="float" office:value="646.6667">
            <text:p>646.6667</text:p>
          </table:table-cell>
          <table:table-cell office:value-type="float" office:value="69.3333">
            <text:p>69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20T00:00:00">
            <text:p>Fri Nov 20 00:00:00 2015</text:p>
          </table:table-cell>
          <table:table-cell office:value-type="float" office:value="810.0">
            <text:p>810.0</text:p>
          </table:table-cell>
          <table:table-cell office:value-type="float" office:value="76.3333">
            <text:p>76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0T01:00:00">
            <text:p>Fri Nov 20 01:00:00 2015</text:p>
          </table:table-cell>
          <table:table-cell office:value-type="float" office:value="426.0">
            <text:p>426.0</text:p>
          </table:table-cell>
          <table:table-cell office:value-type="float" office:value="63.6667">
            <text:p>63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1-20T02:00:00">
            <text:p>Fri Nov 20 02:00:00 2015</text:p>
          </table:table-cell>
          <table:table-cell office:value-type="float" office:value="328.6667">
            <text:p>328.6667</text:p>
          </table:table-cell>
          <table:table-cell office:value-type="float" office:value="39.3333">
            <text:p>39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11-20T03:00:00">
            <text:p>Fri Nov 20 03:00:00 2015</text:p>
          </table:table-cell>
          <table:table-cell office:value-type="float" office:value="493.6667">
            <text:p>493.6667</text:p>
          </table:table-cell>
          <table:table-cell office:value-type="float" office:value="53.3333">
            <text:p>53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20T16:00:00">
            <text:p>Fri Nov 20 16:00:00 2015</text:p>
          </table:table-cell>
          <table:table-cell office:value-type="float" office:value="631.1667">
            <text:p>631.1667</text:p>
          </table:table-cell>
          <table:table-cell office:value-type="float" office:value="25.0">
            <text:p>25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11-20T17:00:00">
            <text:p>Fri Nov 20 17:00:00 2015</text:p>
          </table:table-cell>
          <table:table-cell office:value-type="float" office:value="565.1667">
            <text:p>565.1667</text:p>
          </table:table-cell>
          <table:table-cell office:value-type="float" office:value="28.8333">
            <text:p>28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11-20T18:00:00">
            <text:p>Fri Nov 20 18:00:00 2015</text:p>
          </table:table-cell>
          <table:table-cell office:value-type="float" office:value="702.5">
            <text:p>702.5</text:p>
          </table:table-cell>
          <table:table-cell office:value-type="float" office:value="67.6667">
            <text:p>67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1-20T19:00:00">
            <text:p>Fri Nov 20 19:00:00 2015</text:p>
          </table:table-cell>
          <table:table-cell office:value-type="float" office:value="914.8333">
            <text:p>914.8333</text:p>
          </table:table-cell>
          <table:table-cell office:value-type="float" office:value="94.1667">
            <text:p>94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1-20T20:00:00">
            <text:p>Fri Nov 20 20:00:00 2015</text:p>
          </table:table-cell>
          <table:table-cell office:value-type="float" office:value="1235.8333">
            <text:p>1235.8333</text:p>
          </table:table-cell>
          <table:table-cell office:value-type="float" office:value="108.6667">
            <text:p>108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0T21:00:00">
            <text:p>Fri Nov 20 21:00:00 2015</text:p>
          </table:table-cell>
          <table:table-cell office:value-type="float" office:value="1391.8333">
            <text:p>1391.8333</text:p>
          </table:table-cell>
          <table:table-cell office:value-type="float" office:value="119.1667">
            <text:p>119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20T22:00:00">
            <text:p>Fri Nov 20 22:00:00 2015</text:p>
          </table:table-cell>
          <table:table-cell office:value-type="float" office:value="1335.5">
            <text:p>1335.5</text:p>
          </table:table-cell>
          <table:table-cell office:value-type="float" office:value="102.1667">
            <text:p>102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0T23:00:00">
            <text:p>Fri Nov 20 23:00:00 2015</text:p>
          </table:table-cell>
          <table:table-cell office:value-type="float" office:value="1011.3333">
            <text:p>1011.3333</text:p>
          </table:table-cell>
          <table:table-cell office:value-type="float" office:value="81.1667">
            <text:p>81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1-21T00:00:00">
            <text:p>Sat Nov 21 00:00:00 2015</text:p>
          </table:table-cell>
          <table:table-cell office:value-type="float" office:value="628.5">
            <text:p>628.5</text:p>
          </table:table-cell>
          <table:table-cell office:value-type="float" office:value="60.6667">
            <text:p>60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1-21T01:00:00">
            <text:p>Sat Nov 21 01:00:00 2015</text:p>
          </table:table-cell>
          <table:table-cell office:value-type="float" office:value="309.5">
            <text:p>309.5</text:p>
          </table:table-cell>
          <table:table-cell office:value-type="float" office:value="47.0">
            <text:p>47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11-21T02:00:00">
            <text:p>Sat Nov 21 02:00:00 2015</text:p>
          </table:table-cell>
          <table:table-cell office:value-type="float" office:value="246.3333">
            <text:p>246.3333</text:p>
          </table:table-cell>
          <table:table-cell office:value-type="float" office:value="32.0">
            <text:p>32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11-21T21:00:00">
            <text:p>Sat Nov 21 21:00:00 2015</text:p>
          </table:table-cell>
          <table:table-cell office:value-type="float" office:value="466.8333">
            <text:p>466.8333</text:p>
          </table:table-cell>
          <table:table-cell office:value-type="float" office:value="42.0">
            <text:p>42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11-21T22:00:00">
            <text:p>Sat Nov 21 22:00:00 2015</text:p>
          </table:table-cell>
          <table:table-cell office:value-type="float" office:value="440.0">
            <text:p>440.0</text:p>
          </table:table-cell>
          <table:table-cell office:value-type="float" office:value="58.1667">
            <text:p>58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11-21T23:00:00">
            <text:p>Sat Nov 21 23:00:00 2015</text:p>
          </table:table-cell>
          <table:table-cell office:value-type="float" office:value="560.5">
            <text:p>560.5</text:p>
          </table:table-cell>
          <table:table-cell office:value-type="float" office:value="25.8333">
            <text:p>25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11-24T19:00:00">
            <text:p>Tue Nov 24 19:00:00 2015</text:p>
          </table:table-cell>
          <table:table-cell office:value-type="float" office:value="569.6667">
            <text:p>569.6667</text:p>
          </table:table-cell>
          <table:table-cell office:value-type="float" office:value="51.6667">
            <text:p>51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11-24T20:00:00">
            <text:p>Tue Nov 24 20:00:00 2015</text:p>
          </table:table-cell>
          <table:table-cell office:value-type="float" office:value="927.1667">
            <text:p>927.1667</text:p>
          </table:table-cell>
          <table:table-cell office:value-type="float" office:value="102.0">
            <text:p>102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24T21:00:00">
            <text:p>Tue Nov 24 21:00:00 2015</text:p>
          </table:table-cell>
          <table:table-cell office:value-type="float" office:value="1088.3333">
            <text:p>1088.3333</text:p>
          </table:table-cell>
          <table:table-cell office:value-type="float" office:value="111.8333">
            <text:p>111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1-24T22:00:00">
            <text:p>Tue Nov 24 22:00:00 2015</text:p>
          </table:table-cell>
          <table:table-cell office:value-type="float" office:value="899.8333">
            <text:p>899.8333</text:p>
          </table:table-cell>
          <table:table-cell office:value-type="float" office:value="92.6667">
            <text:p>92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24T23:00:00">
            <text:p>Tue Nov 24 23:00:00 2015</text:p>
          </table:table-cell>
          <table:table-cell office:value-type="float" office:value="1541.0">
            <text:p>1541.0</text:p>
          </table:table-cell>
          <table:table-cell office:value-type="float" office:value="120.1667">
            <text:p>120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1-25T00:00:00">
            <text:p>Wed Nov 25 00:00:00 2015</text:p>
          </table:table-cell>
          <table:table-cell office:value-type="float" office:value="871.3333">
            <text:p>871.3333</text:p>
          </table:table-cell>
          <table:table-cell office:value-type="float" office:value="79.0">
            <text:p>79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25T01:00:00">
            <text:p>Wed Nov 25 01:00:00 2015</text:p>
          </table:table-cell>
          <table:table-cell office:value-type="float" office:value="444.3333">
            <text:p>444.3333</text:p>
          </table:table-cell>
          <table:table-cell office:value-type="float" office:value="51.8333">
            <text:p>51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11-25T02:00:00">
            <text:p>Wed Nov 25 02:00:00 2015</text:p>
          </table:table-cell>
          <table:table-cell office:value-type="float" office:value="586.6667">
            <text:p>586.6667</text:p>
          </table:table-cell>
          <table:table-cell office:value-type="float" office:value="58.3333">
            <text:p>58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1-25T03:00:00">
            <text:p>Wed Nov 25 03:00:00 2015</text:p>
          </table:table-cell>
          <table:table-cell office:value-type="float" office:value="601.0">
            <text:p>601.0</text:p>
          </table:table-cell>
          <table:table-cell office:value-type="float" office:value="55.5">
            <text:p>55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11-25T04:00:00">
            <text:p>Wed Nov 25 04:00:00 2015</text:p>
          </table:table-cell>
          <table:table-cell office:value-type="float" office:value="480.1667">
            <text:p>480.1667</text:p>
          </table:table-cell>
          <table:table-cell office:value-type="float" office:value="23.8333">
            <text:p>23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11-25T19:00:00">
            <text:p>Wed Nov 25 19:00:00 2015</text:p>
          </table:table-cell>
          <table:table-cell office:value-type="float" office:value="755.5">
            <text:p>755.5</text:p>
          </table:table-cell>
          <table:table-cell office:value-type="float" office:value="61.3333">
            <text:p>61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11-25T20:00:00">
            <text:p>Wed Nov 25 20:00:00 2015</text:p>
          </table:table-cell>
          <table:table-cell office:value-type="float" office:value="953.0">
            <text:p>953.0</text:p>
          </table:table-cell>
          <table:table-cell office:value-type="float" office:value="80.0">
            <text:p>80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1-25T21:00:00">
            <text:p>Wed Nov 25 21:00:00 2015</text:p>
          </table:table-cell>
          <table:table-cell office:value-type="float" office:value="950.6667">
            <text:p>950.6667</text:p>
          </table:table-cell>
          <table:table-cell office:value-type="float" office:value="57.8333">
            <text:p>57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11-25T22:00:00">
            <text:p>Wed Nov 25 22:00:00 2015</text:p>
          </table:table-cell>
          <table:table-cell office:value-type="float" office:value="767.1667">
            <text:p>767.1667</text:p>
          </table:table-cell>
          <table:table-cell office:value-type="float" office:value="49.3333">
            <text:p>49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11-25T23:00:00">
            <text:p>Wed Nov 25 23:00:00 2015</text:p>
          </table:table-cell>
          <table:table-cell office:value-type="float" office:value="698.1667">
            <text:p>698.1667</text:p>
          </table:table-cell>
          <table:table-cell office:value-type="float" office:value="52.6667">
            <text:p>52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11-26T00:00:00">
            <text:p>Thu Nov 26 00:00:00 2015</text:p>
          </table:table-cell>
          <table:table-cell office:value-type="float" office:value="899.3333">
            <text:p>899.3333</text:p>
          </table:table-cell>
          <table:table-cell office:value-type="float" office:value="52.1667">
            <text:p>52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5-11-26T01:00:00">
            <text:p>Thu Nov 26 01:00:00 2015</text:p>
          </table:table-cell>
          <table:table-cell office:value-type="float" office:value="475.3333">
            <text:p>475.3333</text:p>
          </table:table-cell>
          <table:table-cell office:value-type="float" office:value="42.8333">
            <text:p>42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11-26T02:00:00">
            <text:p>Thu Nov 26 02:00:00 2015</text:p>
          </table:table-cell>
          <table:table-cell office:value-type="float" office:value="672.5">
            <text:p>672.5</text:p>
          </table:table-cell>
          <table:table-cell office:value-type="float" office:value="31.3333">
            <text:p>31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1-26T03:00:00">
            <text:p>Thu Nov 26 03:00:00 2015</text:p>
          </table:table-cell>
          <table:table-cell office:value-type="float" office:value="520.1667">
            <text:p>520.1667</text:p>
          </table:table-cell>
          <table:table-cell office:value-type="float" office:value="23.0">
            <text:p>23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1-26T04:00:00">
            <text:p>Thu Nov 26 04:00:00 2015</text:p>
          </table:table-cell>
          <table:table-cell office:value-type="float" office:value="400.5">
            <text:p>400.5</text:p>
          </table:table-cell>
          <table:table-cell office:value-type="float" office:value="18.3333">
            <text:p>18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11-26T21:00:00">
            <text:p>Thu Nov 26 21:00:00 2015</text:p>
          </table:table-cell>
          <table:table-cell office:value-type="float" office:value="667.0">
            <text:p>667.0</text:p>
          </table:table-cell>
          <table:table-cell office:value-type="float" office:value="108.6667">
            <text:p>108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1-26T22:00:00">
            <text:p>Thu Nov 26 22:00:00 2015</text:p>
          </table:table-cell>
          <table:table-cell office:value-type="float" office:value="787.1667">
            <text:p>787.1667</text:p>
          </table:table-cell>
          <table:table-cell office:value-type="float" office:value="110.0">
            <text:p>110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1-26T23:00:00">
            <text:p>Thu Nov 26 23:00:00 2015</text:p>
          </table:table-cell>
          <table:table-cell office:value-type="float" office:value="464.0">
            <text:p>464.0</text:p>
          </table:table-cell>
          <table:table-cell office:value-type="float" office:value="88.5">
            <text:p>88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1-27T01:00:00">
            <text:p>Fri Nov 27 01:00:00 2015</text:p>
          </table:table-cell>
          <table:table-cell office:value-type="float" office:value="581.5">
            <text:p>581.5</text:p>
          </table:table-cell>
          <table:table-cell office:value-type="float" office:value="68.0">
            <text:p>68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27T02:00:00">
            <text:p>Fri Nov 27 02:00:00 2015</text:p>
          </table:table-cell>
          <table:table-cell office:value-type="float" office:value="375.3333">
            <text:p>375.3333</text:p>
          </table:table-cell>
          <table:table-cell office:value-type="float" office:value="31.1667">
            <text:p>31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5-11-27T03:00:00">
            <text:p>Fri Nov 27 03:00:00 2015</text:p>
          </table:table-cell>
          <table:table-cell office:value-type="float" office:value="483.5">
            <text:p>483.5</text:p>
          </table:table-cell>
          <table:table-cell office:value-type="float" office:value="34.3333">
            <text:p>34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1-27T04:00:00">
            <text:p>Fri Nov 27 04:00:00 2015</text:p>
          </table:table-cell>
          <table:table-cell office:value-type="float" office:value="347.1667">
            <text:p>347.1667</text:p>
          </table:table-cell>
          <table:table-cell office:value-type="float" office:value="25.1667">
            <text:p>25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11-27T15:00:00">
            <text:p>Fri Nov 27 15:00:00 2015</text:p>
          </table:table-cell>
          <table:table-cell office:value-type="float" office:value="438.5">
            <text:p>438.5</text:p>
          </table:table-cell>
          <table:table-cell office:value-type="float" office:value="15.3333">
            <text:p>15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5-11-27T17:00:00">
            <text:p>Fri Nov 27 17:00:00 2015</text:p>
          </table:table-cell>
          <table:table-cell office:value-type="float" office:value="451.1667">
            <text:p>451.1667</text:p>
          </table:table-cell>
          <table:table-cell office:value-type="float" office:value="15.0">
            <text:p>15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11-27T19:00:00">
            <text:p>Fri Nov 27 19:00:00 2015</text:p>
          </table:table-cell>
          <table:table-cell office:value-type="float" office:value="843.3333">
            <text:p>843.3333</text:p>
          </table:table-cell>
          <table:table-cell office:value-type="float" office:value="80.1667">
            <text:p>80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11-27T20:00:00">
            <text:p>Fri Nov 27 20:00:00 2015</text:p>
          </table:table-cell>
          <table:table-cell office:value-type="float" office:value="1012.5">
            <text:p>1012.5</text:p>
          </table:table-cell>
          <table:table-cell office:value-type="float" office:value="92.1667">
            <text:p>92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1-27T21:00:00">
            <text:p>Fri Nov 27 21:00:00 2015</text:p>
          </table:table-cell>
          <table:table-cell office:value-type="float" office:value="730.0">
            <text:p>730.0</text:p>
          </table:table-cell>
          <table:table-cell office:value-type="float" office:value="39.3333">
            <text:p>39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11-27T22:00:00">
            <text:p>Fri Nov 27 22:00:00 2015</text:p>
          </table:table-cell>
          <table:table-cell office:value-type="float" office:value="840.6667">
            <text:p>840.6667</text:p>
          </table:table-cell>
          <table:table-cell office:value-type="float" office:value="35.1667">
            <text:p>35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11-27T23:00:00">
            <text:p>Fri Nov 27 23:00:00 2015</text:p>
          </table:table-cell>
          <table:table-cell office:value-type="float" office:value="898.5">
            <text:p>898.5</text:p>
          </table:table-cell>
          <table:table-cell office:value-type="float" office:value="57.3333">
            <text:p>57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11-28T00:00:00">
            <text:p>Sat Nov 28 00:00:00 2015</text:p>
          </table:table-cell>
          <table:table-cell office:value-type="float" office:value="1010.6667">
            <text:p>1010.6667</text:p>
          </table:table-cell>
          <table:table-cell office:value-type="float" office:value="80.3333">
            <text:p>80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1-28T01:00:00">
            <text:p>Sat Nov 28 01:00:00 2015</text:p>
          </table:table-cell>
          <table:table-cell office:value-type="float" office:value="479.5">
            <text:p>479.5</text:p>
          </table:table-cell>
          <table:table-cell office:value-type="float" office:value="62.8333">
            <text:p>62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1-28T02:00:00">
            <text:p>Sat Nov 28 02:00:00 2015</text:p>
          </table:table-cell>
          <table:table-cell office:value-type="float" office:value="460.5">
            <text:p>460.5</text:p>
          </table:table-cell>
          <table:table-cell office:value-type="float" office:value="54.5">
            <text:p>54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11-28T19:00:00">
            <text:p>Sat Nov 28 19:00:00 2015</text:p>
          </table:table-cell>
          <table:table-cell office:value-type="float" office:value="881.3333">
            <text:p>881.3333</text:p>
          </table:table-cell>
          <table:table-cell office:value-type="float" office:value="89.8333">
            <text:p>89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11-28T20:00:00">
            <text:p>Sat Nov 28 20:00:00 2015</text:p>
          </table:table-cell>
          <table:table-cell office:value-type="float" office:value="685.1667">
            <text:p>685.1667</text:p>
          </table:table-cell>
          <table:table-cell office:value-type="float" office:value="86.1667">
            <text:p>86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1-28T21:00:00">
            <text:p>Sat Nov 28 21:00:00 2015</text:p>
          </table:table-cell>
          <table:table-cell office:value-type="float" office:value="1031.3333">
            <text:p>1031.3333</text:p>
          </table:table-cell>
          <table:table-cell office:value-type="float" office:value="113.8333">
            <text:p>113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8T22:00:00">
            <text:p>Sat Nov 28 22:00:00 2015</text:p>
          </table:table-cell>
          <table:table-cell office:value-type="float" office:value="907.1667">
            <text:p>907.1667</text:p>
          </table:table-cell>
          <table:table-cell office:value-type="float" office:value="88.8333">
            <text:p>88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1-28T23:00:00">
            <text:p>Sat Nov 28 23:00:00 2015</text:p>
          </table:table-cell>
          <table:table-cell office:value-type="float" office:value="952.1667">
            <text:p>952.1667</text:p>
          </table:table-cell>
          <table:table-cell office:value-type="float" office:value="74.5">
            <text:p>74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29T00:00:00">
            <text:p>Sun Nov 29 00:00:00 2015</text:p>
          </table:table-cell>
          <table:table-cell office:value-type="float" office:value="649.6667">
            <text:p>649.6667</text:p>
          </table:table-cell>
          <table:table-cell office:value-type="float" office:value="52.1667">
            <text:p>52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1-29T01:00:00">
            <text:p>Sun Nov 29 01:00:00 2015</text:p>
          </table:table-cell>
          <table:table-cell office:value-type="float" office:value="531.8333">
            <text:p>531.8333</text:p>
          </table:table-cell>
          <table:table-cell office:value-type="float" office:value="51.6667">
            <text:p>51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11-29T02:00:00">
            <text:p>Sun Nov 29 02:00:00 2015</text:p>
          </table:table-cell>
          <table:table-cell office:value-type="float" office:value="645.8333">
            <text:p>645.8333</text:p>
          </table:table-cell>
          <table:table-cell office:value-type="float" office:value="50.5">
            <text:p>50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9T03:00:00">
            <text:p>Sun Nov 29 03:00:00 2015</text:p>
          </table:table-cell>
          <table:table-cell office:value-type="float" office:value="613.8333">
            <text:p>613.8333</text:p>
          </table:table-cell>
          <table:table-cell office:value-type="float" office:value="46.0">
            <text:p>46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11-29T04:00:00">
            <text:p>Sun Nov 29 04:00:00 2015</text:p>
          </table:table-cell>
          <table:table-cell office:value-type="float" office:value="461.3333">
            <text:p>461.3333</text:p>
          </table:table-cell>
          <table:table-cell office:value-type="float" office:value="28.0">
            <text:p>28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11-29T18:00:00">
            <text:p>Sun Nov 29 18:00:00 2015</text:p>
          </table:table-cell>
          <table:table-cell office:value-type="float" office:value="718.6667">
            <text:p>718.6667</text:p>
          </table:table-cell>
          <table:table-cell office:value-type="float" office:value="71.5">
            <text:p>71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11-29T19:00:00">
            <text:p>Sun Nov 29 19:00:00 2015</text:p>
          </table:table-cell>
          <table:table-cell office:value-type="float" office:value="826.5">
            <text:p>826.5</text:p>
          </table:table-cell>
          <table:table-cell office:value-type="float" office:value="98.1667">
            <text:p>98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9T20:00:00">
            <text:p>Sun Nov 29 20:00:00 2015</text:p>
          </table:table-cell>
          <table:table-cell office:value-type="float" office:value="999.1667">
            <text:p>999.1667</text:p>
          </table:table-cell>
          <table:table-cell office:value-type="float" office:value="94.3333">
            <text:p>9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29T21:00:00">
            <text:p>Sun Nov 29 21:00:00 2015</text:p>
          </table:table-cell>
          <table:table-cell office:value-type="float" office:value="536.1667">
            <text:p>536.1667</text:p>
          </table:table-cell>
          <table:table-cell office:value-type="float" office:value="42.6667">
            <text:p>42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5-11-29T22:00:00">
            <text:p>Sun Nov 29 22:00:00 2015</text:p>
          </table:table-cell>
          <table:table-cell office:value-type="float" office:value="482.3333">
            <text:p>482.3333</text:p>
          </table:table-cell>
          <table:table-cell office:value-type="float" office:value="37.5">
            <text:p>37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11-29T23:00:00">
            <text:p>Sun Nov 29 23:00:00 2015</text:p>
          </table:table-cell>
          <table:table-cell office:value-type="float" office:value="531.8333">
            <text:p>531.8333</text:p>
          </table:table-cell>
          <table:table-cell office:value-type="float" office:value="32.6667">
            <text:p>32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11-30T00:00:00">
            <text:p>Mon Nov 30 00:00:00 2015</text:p>
          </table:table-cell>
          <table:table-cell office:value-type="float" office:value="560.0">
            <text:p>560.0</text:p>
          </table:table-cell>
          <table:table-cell office:value-type="float" office:value="55.0">
            <text:p>55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11-30T01:00:00">
            <text:p>Mon Nov 30 01:00:00 2015</text:p>
          </table:table-cell>
          <table:table-cell office:value-type="float" office:value="407.0">
            <text:p>407.0</text:p>
          </table:table-cell>
          <table:table-cell office:value-type="float" office:value="51.6667">
            <text:p>51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11-30T02:00:00">
            <text:p>Mon Nov 30 02:00:00 2015</text:p>
          </table:table-cell>
          <table:table-cell office:value-type="float" office:value="324.8333">
            <text:p>324.8333</text:p>
          </table:table-cell>
          <table:table-cell office:value-type="float" office:value="40.6667">
            <text:p>40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11-30T18:00:00">
            <text:p>Mon Nov 30 18:00:00 2015</text:p>
          </table:table-cell>
          <table:table-cell office:value-type="float" office:value="649.0">
            <text:p>649.0</text:p>
          </table:table-cell>
          <table:table-cell office:value-type="float" office:value="83.8333">
            <text:p>83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11-30T19:00:00">
            <text:p>Mon Nov 30 19:00:00 2015</text:p>
          </table:table-cell>
          <table:table-cell office:value-type="float" office:value="809.3333">
            <text:p>809.3333</text:p>
          </table:table-cell>
          <table:table-cell office:value-type="float" office:value="96.5">
            <text:p>96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30T20:00:00">
            <text:p>Mon Nov 30 20:00:00 2015</text:p>
          </table:table-cell>
          <table:table-cell office:value-type="float" office:value="836.1667">
            <text:p>836.1667</text:p>
          </table:table-cell>
          <table:table-cell office:value-type="float" office:value="108.5">
            <text:p>108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30T21:00:00">
            <text:p>Mon Nov 30 21:00:00 2015</text:p>
          </table:table-cell>
          <table:table-cell office:value-type="float" office:value="982.8333">
            <text:p>982.8333</text:p>
          </table:table-cell>
          <table:table-cell office:value-type="float" office:value="118.1667">
            <text:p>118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1-30T22:00:00">
            <text:p>Mon Nov 30 22:00:00 2015</text:p>
          </table:table-cell>
          <table:table-cell office:value-type="float" office:value="1337.5">
            <text:p>1337.5</text:p>
          </table:table-cell>
          <table:table-cell office:value-type="float" office:value="114.3333">
            <text:p>114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1-30T23:00:00">
            <text:p>Mon Nov 30 23:00:00 2015</text:p>
          </table:table-cell>
          <table:table-cell office:value-type="float" office:value="1006.8333">
            <text:p>1006.8333</text:p>
          </table:table-cell>
          <table:table-cell office:value-type="float" office:value="87.8333">
            <text:p>87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01T00:00:00">
            <text:p>Tue Dec  1 00:00:00 2015</text:p>
          </table:table-cell>
          <table:table-cell office:value-type="float" office:value="679.1667">
            <text:p>679.1667</text:p>
          </table:table-cell>
          <table:table-cell office:value-type="float" office:value="64.3333">
            <text:p>64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01T01:00:00">
            <text:p>Tue Dec  1 01:00:00 2015</text:p>
          </table:table-cell>
          <table:table-cell office:value-type="float" office:value="423.8333">
            <text:p>423.8333</text:p>
          </table:table-cell>
          <table:table-cell office:value-type="float" office:value="60.3333">
            <text:p>60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12-01T20:00:00">
            <text:p>Tue Dec  1 20:00:00 2015</text:p>
          </table:table-cell>
          <table:table-cell office:value-type="float" office:value="741.3333">
            <text:p>741.3333</text:p>
          </table:table-cell>
          <table:table-cell office:value-type="float" office:value="112.6667">
            <text:p>112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12-01T21:00:00">
            <text:p>Tue Dec  1 21:00:00 2015</text:p>
          </table:table-cell>
          <table:table-cell office:value-type="float" office:value="705.1667">
            <text:p>705.1667</text:p>
          </table:table-cell>
          <table:table-cell office:value-type="float" office:value="105.3333">
            <text:p>105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2-01T22:00:00">
            <text:p>Tue Dec  1 22:00:00 2015</text:p>
          </table:table-cell>
          <table:table-cell office:value-type="float" office:value="894.0">
            <text:p>894.0</text:p>
          </table:table-cell>
          <table:table-cell office:value-type="float" office:value="101.6667">
            <text:p>101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01T23:00:00">
            <text:p>Tue Dec  1 23:00:00 2015</text:p>
          </table:table-cell>
          <table:table-cell office:value-type="float" office:value="921.1667">
            <text:p>921.1667</text:p>
          </table:table-cell>
          <table:table-cell office:value-type="float" office:value="105.0">
            <text:p>105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02T00:00:00">
            <text:p>Wed Dec  2 00:00:00 2015</text:p>
          </table:table-cell>
          <table:table-cell office:value-type="float" office:value="804.3333">
            <text:p>804.3333</text:p>
          </table:table-cell>
          <table:table-cell office:value-type="float" office:value="86.6667">
            <text:p>86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2T01:00:00">
            <text:p>Wed Dec  2 01:00:00 2015</text:p>
          </table:table-cell>
          <table:table-cell office:value-type="float" office:value="563.1667">
            <text:p>563.1667</text:p>
          </table:table-cell>
          <table:table-cell office:value-type="float" office:value="82.6667">
            <text:p>82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02T02:00:00">
            <text:p>Wed Dec  2 02:00:00 2015</text:p>
          </table:table-cell>
          <table:table-cell office:value-type="float" office:value="602.5">
            <text:p>602.5</text:p>
          </table:table-cell>
          <table:table-cell office:value-type="float" office:value="73.1667">
            <text:p>73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2-02T03:00:00">
            <text:p>Wed Dec  2 03:00:00 2015</text:p>
          </table:table-cell>
          <table:table-cell office:value-type="float" office:value="777.1667">
            <text:p>777.1667</text:p>
          </table:table-cell>
          <table:table-cell office:value-type="float" office:value="61.0">
            <text:p>61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12-02T04:00:00">
            <text:p>Wed Dec  2 04:00:00 2015</text:p>
          </table:table-cell>
          <table:table-cell office:value-type="float" office:value="455.6667">
            <text:p>455.6667</text:p>
          </table:table-cell>
          <table:table-cell office:value-type="float" office:value="57.0">
            <text:p>57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2-02T19:00:00">
            <text:p>Wed Dec  2 19:00:00 2015</text:p>
          </table:table-cell>
          <table:table-cell office:value-type="float" office:value="539.5">
            <text:p>539.5</text:p>
          </table:table-cell>
          <table:table-cell office:value-type="float" office:value="69.8333">
            <text:p>69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12-02T20:00:00">
            <text:p>Wed Dec  2 20:00:00 2015</text:p>
          </table:table-cell>
          <table:table-cell office:value-type="float" office:value="813.6667">
            <text:p>813.6667</text:p>
          </table:table-cell>
          <table:table-cell office:value-type="float" office:value="87.3333">
            <text:p>87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2-02T21:00:00">
            <text:p>Wed Dec  2 21:00:00 2015</text:p>
          </table:table-cell>
          <table:table-cell office:value-type="float" office:value="1253.5">
            <text:p>1253.5</text:p>
          </table:table-cell>
          <table:table-cell office:value-type="float" office:value="112.1667">
            <text:p>11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02T22:00:00">
            <text:p>Wed Dec  2 22:00:00 2015</text:p>
          </table:table-cell>
          <table:table-cell office:value-type="float" office:value="1282.6667">
            <text:p>1282.6667</text:p>
          </table:table-cell>
          <table:table-cell office:value-type="float" office:value="107.1667">
            <text:p>107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2T23:00:00">
            <text:p>Wed Dec  2 23:00:00 2015</text:p>
          </table:table-cell>
          <table:table-cell office:value-type="float" office:value="1614.5">
            <text:p>1614.5</text:p>
          </table:table-cell>
          <table:table-cell office:value-type="float" office:value="125.6667">
            <text:p>125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3T00:00:00">
            <text:p>Thu Dec  3 00:00:00 2015</text:p>
          </table:table-cell>
          <table:table-cell office:value-type="float" office:value="1210.3333">
            <text:p>1210.3333</text:p>
          </table:table-cell>
          <table:table-cell office:value-type="float" office:value="93.3333">
            <text:p>9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2-03T01:00:00">
            <text:p>Thu Dec  3 01:00:00 2015</text:p>
          </table:table-cell>
          <table:table-cell office:value-type="float" office:value="610.5">
            <text:p>610.5</text:p>
          </table:table-cell>
          <table:table-cell office:value-type="float" office:value="61.6667">
            <text:p>61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03T02:00:00">
            <text:p>Thu Dec  3 02:00:00 2015</text:p>
          </table:table-cell>
          <table:table-cell office:value-type="float" office:value="439.8333">
            <text:p>439.8333</text:p>
          </table:table-cell>
          <table:table-cell office:value-type="float" office:value="44.3333">
            <text:p>44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12-03T03:00:00">
            <text:p>Thu Dec  3 03:00:00 2015</text:p>
          </table:table-cell>
          <table:table-cell office:value-type="float" office:value="368.5">
            <text:p>368.5</text:p>
          </table:table-cell>
          <table:table-cell office:value-type="float" office:value="21.6667">
            <text:p>21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2-03T09:00:00">
            <text:p>Thu Dec  3 09:00:00 2015</text:p>
          </table:table-cell>
          <table:table-cell office:value-type="float" office:value="822.0">
            <text:p>822.0</text:p>
          </table:table-cell>
          <table:table-cell office:value-type="float" office:value="74.3333">
            <text:p>74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3T18:00:00">
            <text:p>Thu Dec  3 18:00:00 2015</text:p>
          </table:table-cell>
          <table:table-cell office:value-type="float" office:value="769.5">
            <text:p>769.5</text:p>
          </table:table-cell>
          <table:table-cell office:value-type="float" office:value="92.8333">
            <text:p>92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03T19:00:00">
            <text:p>Thu Dec  3 19:00:00 2015</text:p>
          </table:table-cell>
          <table:table-cell office:value-type="float" office:value="1075.8333">
            <text:p>1075.8333</text:p>
          </table:table-cell>
          <table:table-cell office:value-type="float" office:value="105.0">
            <text:p>105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03T20:00:00">
            <text:p>Thu Dec  3 20:00:00 2015</text:p>
          </table:table-cell>
          <table:table-cell office:value-type="float" office:value="1696.5">
            <text:p>1696.5</text:p>
          </table:table-cell>
          <table:table-cell office:value-type="float" office:value="141.6667">
            <text:p>141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3T21:00:00">
            <text:p>Thu Dec  3 21:00:00 2015</text:p>
          </table:table-cell>
          <table:table-cell office:value-type="float" office:value="1525.5">
            <text:p>1525.5</text:p>
          </table:table-cell>
          <table:table-cell office:value-type="float" office:value="128.0">
            <text:p>128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2-03T22:00:00">
            <text:p>Thu Dec  3 22:00:00 2015</text:p>
          </table:table-cell>
          <table:table-cell office:value-type="float" office:value="1209.8333">
            <text:p>1209.8333</text:p>
          </table:table-cell>
          <table:table-cell office:value-type="float" office:value="100.0">
            <text:p>100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5-12-03T23:00:00">
            <text:p>Thu Dec  3 23:00:00 2015</text:p>
          </table:table-cell>
          <table:table-cell office:value-type="float" office:value="1214.1667">
            <text:p>1214.1667</text:p>
          </table:table-cell>
          <table:table-cell office:value-type="float" office:value="98.0">
            <text:p>98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4T00:00:00">
            <text:p>Fri Dec  4 00:00:00 2015</text:p>
          </table:table-cell>
          <table:table-cell office:value-type="float" office:value="848.8333">
            <text:p>848.8333</text:p>
          </table:table-cell>
          <table:table-cell office:value-type="float" office:value="74.8333">
            <text:p>74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4T01:00:00">
            <text:p>Fri Dec  4 01:00:00 2015</text:p>
          </table:table-cell>
          <table:table-cell office:value-type="float" office:value="660.1667">
            <text:p>660.1667</text:p>
          </table:table-cell>
          <table:table-cell office:value-type="float" office:value="72.1667">
            <text:p>72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04T02:00:00">
            <text:p>Fri Dec  4 02:00:00 2015</text:p>
          </table:table-cell>
          <table:table-cell office:value-type="float" office:value="610.1667">
            <text:p>610.1667</text:p>
          </table:table-cell>
          <table:table-cell office:value-type="float" office:value="59.8333">
            <text:p>59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12-04T03:00:00">
            <text:p>Fri Dec  4 03:00:00 2015</text:p>
          </table:table-cell>
          <table:table-cell office:value-type="float" office:value="662.0">
            <text:p>662.0</text:p>
          </table:table-cell>
          <table:table-cell office:value-type="float" office:value="65.8333">
            <text:p>65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04T04:00:00">
            <text:p>Fri Dec  4 04:00:00 2015</text:p>
          </table:table-cell>
          <table:table-cell office:value-type="float" office:value="306.3333">
            <text:p>306.3333</text:p>
          </table:table-cell>
          <table:table-cell office:value-type="float" office:value="33.6667">
            <text:p>33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2-04T18:00:00">
            <text:p>Fri Dec  4 18:00:00 2015</text:p>
          </table:table-cell>
          <table:table-cell office:value-type="float" office:value="863.6667">
            <text:p>863.6667</text:p>
          </table:table-cell>
          <table:table-cell office:value-type="float" office:value="95.3333">
            <text:p>95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12-04T19:00:00">
            <text:p>Fri Dec  4 19:00:00 2015</text:p>
          </table:table-cell>
          <table:table-cell office:value-type="float" office:value="1388.1667">
            <text:p>1388.1667</text:p>
          </table:table-cell>
          <table:table-cell office:value-type="float" office:value="108.3333">
            <text:p>108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04T20:00:00">
            <text:p>Fri Dec  4 20:00:00 2015</text:p>
          </table:table-cell>
          <table:table-cell office:value-type="float" office:value="1273.6667">
            <text:p>1273.6667</text:p>
          </table:table-cell>
          <table:table-cell office:value-type="float" office:value="114.3333">
            <text:p>114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04T21:00:00">
            <text:p>Fri Dec  4 21:00:00 2015</text:p>
          </table:table-cell>
          <table:table-cell office:value-type="float" office:value="1541.1667">
            <text:p>1541.1667</text:p>
          </table:table-cell>
          <table:table-cell office:value-type="float" office:value="137.1667">
            <text:p>137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04T22:00:00">
            <text:p>Fri Dec  4 22:00:00 2015</text:p>
          </table:table-cell>
          <table:table-cell office:value-type="float" office:value="1376.0">
            <text:p>1376.0</text:p>
          </table:table-cell>
          <table:table-cell office:value-type="float" office:value="110.3333">
            <text:p>110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4T23:00:00">
            <text:p>Fri Dec  4 23:00:00 2015</text:p>
          </table:table-cell>
          <table:table-cell office:value-type="float" office:value="841.1667">
            <text:p>841.1667</text:p>
          </table:table-cell>
          <table:table-cell office:value-type="float" office:value="75.3333">
            <text:p>75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5T00:00:00">
            <text:p>Sat Dec  5 00:00:00 2015</text:p>
          </table:table-cell>
          <table:table-cell office:value-type="float" office:value="559.8333">
            <text:p>559.8333</text:p>
          </table:table-cell>
          <table:table-cell office:value-type="float" office:value="49.5">
            <text:p>49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12-05T01:00:00">
            <text:p>Sat Dec  5 01:00:00 2015</text:p>
          </table:table-cell>
          <table:table-cell office:value-type="float" office:value="233.8333">
            <text:p>233.8333</text:p>
          </table:table-cell>
          <table:table-cell office:value-type="float" office:value="14.0">
            <text:p>14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2-05T18:00:00">
            <text:p>Sat Dec  5 18:00:00 2015</text:p>
          </table:table-cell>
          <table:table-cell office:value-type="float" office:value="549.5">
            <text:p>549.5</text:p>
          </table:table-cell>
          <table:table-cell office:value-type="float" office:value="72.1667">
            <text:p>72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12-05T19:00:00">
            <text:p>Sat Dec  5 19:00:00 2015</text:p>
          </table:table-cell>
          <table:table-cell office:value-type="float" office:value="800.1667">
            <text:p>800.1667</text:p>
          </table:table-cell>
          <table:table-cell office:value-type="float" office:value="90.0">
            <text:p>90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2-05T20:00:00">
            <text:p>Sat Dec  5 20:00:00 2015</text:p>
          </table:table-cell>
          <table:table-cell office:value-type="float" office:value="797.6667">
            <text:p>797.6667</text:p>
          </table:table-cell>
          <table:table-cell office:value-type="float" office:value="73.5">
            <text:p>73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2-05T21:00:00">
            <text:p>Sat Dec  5 21:00:00 2015</text:p>
          </table:table-cell>
          <table:table-cell office:value-type="float" office:value="472.1667">
            <text:p>472.1667</text:p>
          </table:table-cell>
          <table:table-cell office:value-type="float" office:value="30.3333">
            <text:p>30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12-05T22:00:00">
            <text:p>Sat Dec  5 22:00:00 2015</text:p>
          </table:table-cell>
          <table:table-cell office:value-type="float" office:value="618.5">
            <text:p>618.5</text:p>
          </table:table-cell>
          <table:table-cell office:value-type="float" office:value="76.3333">
            <text:p>76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12-05T23:00:00">
            <text:p>Sat Dec  5 23:00:00 2015</text:p>
          </table:table-cell>
          <table:table-cell office:value-type="float" office:value="613.0">
            <text:p>613.0</text:p>
          </table:table-cell>
          <table:table-cell office:value-type="float" office:value="78.0">
            <text:p>78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06T00:00:00">
            <text:p>Sun Dec  6 00:00:00 2015</text:p>
          </table:table-cell>
          <table:table-cell office:value-type="float" office:value="771.3333">
            <text:p>771.3333</text:p>
          </table:table-cell>
          <table:table-cell office:value-type="float" office:value="72.5">
            <text:p>72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2-06T01:00:00">
            <text:p>Sun Dec  6 01:00:00 2015</text:p>
          </table:table-cell>
          <table:table-cell office:value-type="float" office:value="613.6667">
            <text:p>613.6667</text:p>
          </table:table-cell>
          <table:table-cell office:value-type="float" office:value="72.0">
            <text:p>72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06T02:00:00">
            <text:p>Sun Dec  6 02:00:00 2015</text:p>
          </table:table-cell>
          <table:table-cell office:value-type="float" office:value="641.0">
            <text:p>641.0</text:p>
          </table:table-cell>
          <table:table-cell office:value-type="float" office:value="72.0">
            <text:p>72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6T03:00:00">
            <text:p>Sun Dec  6 03:00:00 2015</text:p>
          </table:table-cell>
          <table:table-cell office:value-type="float" office:value="523.5">
            <text:p>523.5</text:p>
          </table:table-cell>
          <table:table-cell office:value-type="float" office:value="52.1667">
            <text:p>52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12-06T19:00:00">
            <text:p>Sun Dec  6 19:00:00 2015</text:p>
          </table:table-cell>
          <table:table-cell office:value-type="float" office:value="868.1667">
            <text:p>868.1667</text:p>
          </table:table-cell>
          <table:table-cell office:value-type="float" office:value="77.8333">
            <text:p>77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06T20:00:00">
            <text:p>Sun Dec  6 20:00:00 2015</text:p>
          </table:table-cell>
          <table:table-cell office:value-type="float" office:value="948.5">
            <text:p>948.5</text:p>
          </table:table-cell>
          <table:table-cell office:value-type="float" office:value="84.6667">
            <text:p>84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2-06T21:00:00">
            <text:p>Sun Dec  6 21:00:00 2015</text:p>
          </table:table-cell>
          <table:table-cell office:value-type="float" office:value="927.3333">
            <text:p>927.3333</text:p>
          </table:table-cell>
          <table:table-cell office:value-type="float" office:value="73.6667">
            <text:p>73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12-06T22:00:00">
            <text:p>Sun Dec  6 22:00:00 2015</text:p>
          </table:table-cell>
          <table:table-cell office:value-type="float" office:value="881.6667">
            <text:p>881.6667</text:p>
          </table:table-cell>
          <table:table-cell office:value-type="float" office:value="87.0">
            <text:p>87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6T23:00:00">
            <text:p>Sun Dec  6 23:00:00 2015</text:p>
          </table:table-cell>
          <table:table-cell office:value-type="float" office:value="836.3333">
            <text:p>836.3333</text:p>
          </table:table-cell>
          <table:table-cell office:value-type="float" office:value="82.5">
            <text:p>82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7T00:00:00">
            <text:p>Mon Dec  7 00:00:00 2015</text:p>
          </table:table-cell>
          <table:table-cell office:value-type="float" office:value="884.1667">
            <text:p>884.1667</text:p>
          </table:table-cell>
          <table:table-cell office:value-type="float" office:value="72.3333">
            <text:p>72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7T01:00:00">
            <text:p>Mon Dec  7 01:00:00 2015</text:p>
          </table:table-cell>
          <table:table-cell office:value-type="float" office:value="524.1667">
            <text:p>524.1667</text:p>
          </table:table-cell>
          <table:table-cell office:value-type="float" office:value="53.5">
            <text:p>53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12-07T02:00:00">
            <text:p>Mon Dec  7 02:00:00 2015</text:p>
          </table:table-cell>
          <table:table-cell office:value-type="float" office:value="456.5">
            <text:p>456.5</text:p>
          </table:table-cell>
          <table:table-cell office:value-type="float" office:value="39.5">
            <text:p>39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12-07T03:00:00">
            <text:p>Mon Dec  7 03:00:00 2015</text:p>
          </table:table-cell>
          <table:table-cell office:value-type="float" office:value="382.8333">
            <text:p>382.8333</text:p>
          </table:table-cell>
          <table:table-cell office:value-type="float" office:value="22.0">
            <text:p>22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12-07T20:00:00">
            <text:p>Mon Dec  7 20:00:00 2015</text:p>
          </table:table-cell>
          <table:table-cell office:value-type="float" office:value="473.3333">
            <text:p>473.3333</text:p>
          </table:table-cell>
          <table:table-cell office:value-type="float" office:value="67.5">
            <text:p>67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12-07T21:00:00">
            <text:p>Mon Dec  7 21:00:00 2015</text:p>
          </table:table-cell>
          <table:table-cell office:value-type="float" office:value="522.6667">
            <text:p>522.6667</text:p>
          </table:table-cell>
          <table:table-cell office:value-type="float" office:value="57.8333">
            <text:p>57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12-07T22:00:00">
            <text:p>Mon Dec  7 22:00:00 2015</text:p>
          </table:table-cell>
          <table:table-cell office:value-type="float" office:value="641.3333">
            <text:p>641.3333</text:p>
          </table:table-cell>
          <table:table-cell office:value-type="float" office:value="61.5">
            <text:p>61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07T23:00:00">
            <text:p>Mon Dec  7 23:00:00 2015</text:p>
          </table:table-cell>
          <table:table-cell office:value-type="float" office:value="369.8333">
            <text:p>369.8333</text:p>
          </table:table-cell>
          <table:table-cell office:value-type="float" office:value="22.1667">
            <text:p>22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12-08T00:00:00">
            <text:p>Tue Dec  8 00:00:00 2015</text:p>
          </table:table-cell>
          <table:table-cell office:value-type="float" office:value="363.8333">
            <text:p>363.8333</text:p>
          </table:table-cell>
          <table:table-cell office:value-type="float" office:value="21.1667">
            <text:p>21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12-08T01:00:00">
            <text:p>Tue Dec  8 01:00:00 2015</text:p>
          </table:table-cell>
          <table:table-cell office:value-type="float" office:value="399.5">
            <text:p>399.5</text:p>
          </table:table-cell>
          <table:table-cell office:value-type="float" office:value="23.3333">
            <text:p>23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5-12-08T02:00:00">
            <text:p>Tue Dec  8 02:00:00 2015</text:p>
          </table:table-cell>
          <table:table-cell office:value-type="float" office:value="424.8333">
            <text:p>424.8333</text:p>
          </table:table-cell>
          <table:table-cell office:value-type="float" office:value="17.6667">
            <text:p>17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12-08T03:00:00">
            <text:p>Tue Dec  8 03:00:00 2015</text:p>
          </table:table-cell>
          <table:table-cell office:value-type="float" office:value="644.1667">
            <text:p>644.1667</text:p>
          </table:table-cell>
          <table:table-cell office:value-type="float" office:value="29.5">
            <text:p>29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12-08T04:00:00">
            <text:p>Tue Dec  8 04:00:00 2015</text:p>
          </table:table-cell>
          <table:table-cell office:value-type="float" office:value="581.0">
            <text:p>581.0</text:p>
          </table:table-cell>
          <table:table-cell office:value-type="float" office:value="31.3333">
            <text:p>31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2-08T05:00:00">
            <text:p>Tue Dec  8 05:00:00 2015</text:p>
          </table:table-cell>
          <table:table-cell office:value-type="float" office:value="563.6667">
            <text:p>563.6667</text:p>
          </table:table-cell>
          <table:table-cell office:value-type="float" office:value="25.3333">
            <text:p>25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2-08T18:00:00">
            <text:p>Tue Dec  8 18:00:00 2015</text:p>
          </table:table-cell>
          <table:table-cell office:value-type="float" office:value="483.5">
            <text:p>483.5</text:p>
          </table:table-cell>
          <table:table-cell office:value-type="float" office:value="39.3333">
            <text:p>39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5-12-08T19:00:00">
            <text:p>Tue Dec  8 19:00:00 2015</text:p>
          </table:table-cell>
          <table:table-cell office:value-type="float" office:value="756.8333">
            <text:p>756.8333</text:p>
          </table:table-cell>
          <table:table-cell office:value-type="float" office:value="89.6667">
            <text:p>89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8T20:00:00">
            <text:p>Tue Dec  8 20:00:00 2015</text:p>
          </table:table-cell>
          <table:table-cell office:value-type="float" office:value="535.5">
            <text:p>535.5</text:p>
          </table:table-cell>
          <table:table-cell office:value-type="float" office:value="68.6667">
            <text:p>68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5-12-08T21:00:00">
            <text:p>Tue Dec  8 21:00:00 2015</text:p>
          </table:table-cell>
          <table:table-cell office:value-type="float" office:value="675.8333">
            <text:p>675.8333</text:p>
          </table:table-cell>
          <table:table-cell office:value-type="float" office:value="71.8333">
            <text:p>71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2-08T22:00:00">
            <text:p>Tue Dec  8 22:00:00 2015</text:p>
          </table:table-cell>
          <table:table-cell office:value-type="float" office:value="848.8333">
            <text:p>848.8333</text:p>
          </table:table-cell>
          <table:table-cell office:value-type="float" office:value="70.6667">
            <text:p>70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08T23:00:00">
            <text:p>Tue Dec  8 23:00:00 2015</text:p>
          </table:table-cell>
          <table:table-cell office:value-type="float" office:value="699.0">
            <text:p>699.0</text:p>
          </table:table-cell>
          <table:table-cell office:value-type="float" office:value="57.1667">
            <text:p>57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12-09T00:00:00">
            <text:p>Wed Dec  9 00:00:00 2015</text:p>
          </table:table-cell>
          <table:table-cell office:value-type="float" office:value="703.3333">
            <text:p>703.3333</text:p>
          </table:table-cell>
          <table:table-cell office:value-type="float" office:value="42.1667">
            <text:p>42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12-09T01:00:00">
            <text:p>Wed Dec  9 01:00:00 2015</text:p>
          </table:table-cell>
          <table:table-cell office:value-type="float" office:value="573.3333">
            <text:p>573.3333</text:p>
          </table:table-cell>
          <table:table-cell office:value-type="float" office:value="40.8333">
            <text:p>40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12-09T02:00:00">
            <text:p>Wed Dec  9 02:00:00 2015</text:p>
          </table:table-cell>
          <table:table-cell office:value-type="float" office:value="635.5">
            <text:p>635.5</text:p>
          </table:table-cell>
          <table:table-cell office:value-type="float" office:value="37.1667">
            <text:p>37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12-09T03:00:00">
            <text:p>Wed Dec  9 03:00:00 2015</text:p>
          </table:table-cell>
          <table:table-cell office:value-type="float" office:value="395.1667">
            <text:p>395.1667</text:p>
          </table:table-cell>
          <table:table-cell office:value-type="float" office:value="15.1667">
            <text:p>15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12-09T19:00:00">
            <text:p>Wed Dec  9 19:00:00 2015</text:p>
          </table:table-cell>
          <table:table-cell office:value-type="float" office:value="396.8333">
            <text:p>396.8333</text:p>
          </table:table-cell>
          <table:table-cell office:value-type="float" office:value="24.5">
            <text:p>24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12-13T21:00:00">
            <text:p>Sun Dec 13 21:00:00 2015</text:p>
          </table:table-cell>
          <table:table-cell office:value-type="float" office:value="542.1667">
            <text:p>542.1667</text:p>
          </table:table-cell>
          <table:table-cell office:value-type="float" office:value="63.0">
            <text:p>63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12-13T22:00:00">
            <text:p>Sun Dec 13 22:00:00 2015</text:p>
          </table:table-cell>
          <table:table-cell office:value-type="float" office:value="624.6667">
            <text:p>624.6667</text:p>
          </table:table-cell>
          <table:table-cell office:value-type="float" office:value="67.6667">
            <text:p>67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2-13T23:00:00">
            <text:p>Sun Dec 13 23:00:00 2015</text:p>
          </table:table-cell>
          <table:table-cell office:value-type="float" office:value="522.0">
            <text:p>522.0</text:p>
          </table:table-cell>
          <table:table-cell office:value-type="float" office:value="25.6667">
            <text:p>25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12-14T00:00:00">
            <text:p>Mon Dec 14 00:00:00 2015</text:p>
          </table:table-cell>
          <table:table-cell office:value-type="float" office:value="383.5">
            <text:p>383.5</text:p>
          </table:table-cell>
          <table:table-cell office:value-type="float" office:value="13.1667">
            <text:p>13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12-14T04:00:00">
            <text:p>Mon Dec 14 04:00:00 2015</text:p>
          </table:table-cell>
          <table:table-cell office:value-type="float" office:value="503.5">
            <text:p>503.5</text:p>
          </table:table-cell>
          <table:table-cell office:value-type="float" office:value="17.5">
            <text:p>17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12-14T08:00:00">
            <text:p>Mon Dec 14 08:00:00 2015</text:p>
          </table:table-cell>
          <table:table-cell office:value-type="float" office:value="463.8333">
            <text:p>463.8333</text:p>
          </table:table-cell>
          <table:table-cell office:value-type="float" office:value="35.6667">
            <text:p>35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2-14T09:00:00">
            <text:p>Mon Dec 14 09:00:00 2015</text:p>
          </table:table-cell>
          <table:table-cell office:value-type="float" office:value="802.8333">
            <text:p>802.8333</text:p>
          </table:table-cell>
          <table:table-cell office:value-type="float" office:value="67.6667">
            <text:p>67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4T21:00:00">
            <text:p>Mon Dec 14 21:00:00 2015</text:p>
          </table:table-cell>
          <table:table-cell office:value-type="float" office:value="906.8333">
            <text:p>906.8333</text:p>
          </table:table-cell>
          <table:table-cell office:value-type="float" office:value="93.3333">
            <text:p>93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5-12-15T00:00:00">
            <text:p>Tue Dec 15 00:00:00 2015</text:p>
          </table:table-cell>
          <table:table-cell office:value-type="float" office:value="678.5">
            <text:p>678.5</text:p>
          </table:table-cell>
          <table:table-cell office:value-type="float" office:value="70.0">
            <text:p>70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15T09:00:00">
            <text:p>Tue Dec 15 09:00:00 2015</text:p>
          </table:table-cell>
          <table:table-cell office:value-type="float" office:value="770.0">
            <text:p>770.0</text:p>
          </table:table-cell>
          <table:table-cell office:value-type="float" office:value="76.0">
            <text:p>76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15T10:00:00">
            <text:p>Tue Dec 15 10:00:00 2015</text:p>
          </table:table-cell>
          <table:table-cell office:value-type="float" office:value="388.6667">
            <text:p>388.6667</text:p>
          </table:table-cell>
          <table:table-cell office:value-type="float" office:value="54.1667">
            <text:p>54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15T11:00:00">
            <text:p>Tue Dec 15 11:00:00 2015</text:p>
          </table:table-cell>
          <table:table-cell office:value-type="float" office:value="309.8333">
            <text:p>309.8333</text:p>
          </table:table-cell>
          <table:table-cell office:value-type="float" office:value="49.1667">
            <text:p>49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12-15T12:00:00">
            <text:p>Tue Dec 15 12:00:00 2015</text:p>
          </table:table-cell>
          <table:table-cell office:value-type="float" office:value="291.0">
            <text:p>291.0</text:p>
          </table:table-cell>
          <table:table-cell office:value-type="float" office:value="45.6667">
            <text:p>45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2-15T13:00:00">
            <text:p>Tue Dec 15 13:00:00 2015</text:p>
          </table:table-cell>
          <table:table-cell office:value-type="float" office:value="261.1667">
            <text:p>261.1667</text:p>
          </table:table-cell>
          <table:table-cell office:value-type="float" office:value="38.5">
            <text:p>38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12-15T14:00:00">
            <text:p>Tue Dec 15 14:00:00 2015</text:p>
          </table:table-cell>
          <table:table-cell office:value-type="float" office:value="305.0">
            <text:p>305.0</text:p>
          </table:table-cell>
          <table:table-cell office:value-type="float" office:value="27.6667">
            <text:p>27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12-15T15:00:00">
            <text:p>Tue Dec 15 15:00:00 2015</text:p>
          </table:table-cell>
          <table:table-cell office:value-type="float" office:value="328.5">
            <text:p>328.5</text:p>
          </table:table-cell>
          <table:table-cell office:value-type="float" office:value="24.8333">
            <text:p>24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12-15T18:00:00">
            <text:p>Tue Dec 15 18:00:00 2015</text:p>
          </table:table-cell>
          <table:table-cell office:value-type="float" office:value="497.3333">
            <text:p>497.3333</text:p>
          </table:table-cell>
          <table:table-cell office:value-type="float" office:value="73.3333">
            <text:p>73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12-15T19:00:00">
            <text:p>Tue Dec 15 19:00:00 2015</text:p>
          </table:table-cell>
          <table:table-cell office:value-type="float" office:value="1020.6667">
            <text:p>1020.6667</text:p>
          </table:table-cell>
          <table:table-cell office:value-type="float" office:value="108.8333">
            <text:p>108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5T20:00:00">
            <text:p>Tue Dec 15 20:00:00 2015</text:p>
          </table:table-cell>
          <table:table-cell office:value-type="float" office:value="810.3333">
            <text:p>810.3333</text:p>
          </table:table-cell>
          <table:table-cell office:value-type="float" office:value="97.1667">
            <text:p>97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2-15T21:00:00">
            <text:p>Tue Dec 15 21:00:00 2015</text:p>
          </table:table-cell>
          <table:table-cell office:value-type="float" office:value="1332.1667">
            <text:p>1332.1667</text:p>
          </table:table-cell>
          <table:table-cell office:value-type="float" office:value="139.8333">
            <text:p>139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12-16T09:00:00">
            <text:p>Wed Dec 16 09:00:00 2015</text:p>
          </table:table-cell>
          <table:table-cell office:value-type="float" office:value="839.0">
            <text:p>839.0</text:p>
          </table:table-cell>
          <table:table-cell office:value-type="float" office:value="82.3333">
            <text:p>82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6T10:00:00">
            <text:p>Wed Dec 16 10:00:00 2015</text:p>
          </table:table-cell>
          <table:table-cell office:value-type="float" office:value="795.8333">
            <text:p>795.8333</text:p>
          </table:table-cell>
          <table:table-cell office:value-type="float" office:value="75.5">
            <text:p>75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16T11:00:00">
            <text:p>Wed Dec 16 11:00:00 2015</text:p>
          </table:table-cell>
          <table:table-cell office:value-type="float" office:value="389.1667">
            <text:p>389.1667</text:p>
          </table:table-cell>
          <table:table-cell office:value-type="float" office:value="61.3333">
            <text:p>61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2-16T18:00:00">
            <text:p>Wed Dec 16 18:00:00 2015</text:p>
          </table:table-cell>
          <table:table-cell office:value-type="float" office:value="416.3333">
            <text:p>416.3333</text:p>
          </table:table-cell>
          <table:table-cell office:value-type="float" office:value="73.3333">
            <text:p>73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12-16T19:00:00">
            <text:p>Wed Dec 16 19:00:00 2015</text:p>
          </table:table-cell>
          <table:table-cell office:value-type="float" office:value="553.6667">
            <text:p>553.6667</text:p>
          </table:table-cell>
          <table:table-cell office:value-type="float" office:value="83.3333">
            <text:p>83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2-16T20:00:00">
            <text:p>Wed Dec 16 20:00:00 2015</text:p>
          </table:table-cell>
          <table:table-cell office:value-type="float" office:value="1033.6667">
            <text:p>1033.6667</text:p>
          </table:table-cell>
          <table:table-cell office:value-type="float" office:value="111.8333">
            <text:p>111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6T21:00:00">
            <text:p>Wed Dec 16 21:00:00 2015</text:p>
          </table:table-cell>
          <table:table-cell office:value-type="float" office:value="1084.6667">
            <text:p>1084.6667</text:p>
          </table:table-cell>
          <table:table-cell office:value-type="float" office:value="114.0">
            <text:p>11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16T22:00:00">
            <text:p>Wed Dec 16 22:00:00 2015</text:p>
          </table:table-cell>
          <table:table-cell office:value-type="float" office:value="891.5">
            <text:p>891.5</text:p>
          </table:table-cell>
          <table:table-cell office:value-type="float" office:value="96.5">
            <text:p>96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16T23:00:00">
            <text:p>Wed Dec 16 23:00:00 2015</text:p>
          </table:table-cell>
          <table:table-cell office:value-type="float" office:value="634.5">
            <text:p>634.5</text:p>
          </table:table-cell>
          <table:table-cell office:value-type="float" office:value="93.5">
            <text:p>93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7T00:00:00">
            <text:p>Thu Dec 17 00:00:00 2015</text:p>
          </table:table-cell>
          <table:table-cell office:value-type="float" office:value="356.3333">
            <text:p>356.3333</text:p>
          </table:table-cell>
          <table:table-cell office:value-type="float" office:value="70.6667">
            <text:p>7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17T09:00:00">
            <text:p>Thu Dec 17 09:00:00 2015</text:p>
          </table:table-cell>
          <table:table-cell office:value-type="float" office:value="850.8333">
            <text:p>850.8333</text:p>
          </table:table-cell>
          <table:table-cell office:value-type="float" office:value="72.1667">
            <text:p>72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17T19:00:00">
            <text:p>Thu Dec 17 19:00:00 2015</text:p>
          </table:table-cell>
          <table:table-cell office:value-type="float" office:value="497.5">
            <text:p>497.5</text:p>
          </table:table-cell>
          <table:table-cell office:value-type="float" office:value="85.5">
            <text:p>85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2-17T20:00:00">
            <text:p>Thu Dec 17 20:00:00 2015</text:p>
          </table:table-cell>
          <table:table-cell office:value-type="float" office:value="626.3333">
            <text:p>626.3333</text:p>
          </table:table-cell>
          <table:table-cell office:value-type="float" office:value="99.3333">
            <text:p>99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12-17T21:00:00">
            <text:p>Thu Dec 17 21:00:00 2015</text:p>
          </table:table-cell>
          <table:table-cell office:value-type="float" office:value="962.0">
            <text:p>962.0</text:p>
          </table:table-cell>
          <table:table-cell office:value-type="float" office:value="120.3333">
            <text:p>120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17T22:00:00">
            <text:p>Thu Dec 17 22:00:00 2015</text:p>
          </table:table-cell>
          <table:table-cell office:value-type="float" office:value="784.5">
            <text:p>784.5</text:p>
          </table:table-cell>
          <table:table-cell office:value-type="float" office:value="110.3333">
            <text:p>110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12-17T23:00:00">
            <text:p>Thu Dec 17 23:00:00 2015</text:p>
          </table:table-cell>
          <table:table-cell office:value-type="float" office:value="695.8333">
            <text:p>695.8333</text:p>
          </table:table-cell>
          <table:table-cell office:value-type="float" office:value="97.0">
            <text:p>97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2-18T00:00:00">
            <text:p>Fri Dec 18 00:00:00 2015</text:p>
          </table:table-cell>
          <table:table-cell office:value-type="float" office:value="701.5">
            <text:p>701.5</text:p>
          </table:table-cell>
          <table:table-cell office:value-type="float" office:value="91.8333">
            <text:p>91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2-18T01:00:00">
            <text:p>Fri Dec 18 01:00:00 2015</text:p>
          </table:table-cell>
          <table:table-cell office:value-type="float" office:value="552.5">
            <text:p>552.5</text:p>
          </table:table-cell>
          <table:table-cell office:value-type="float" office:value="75.8333">
            <text:p>75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12-18T02:00:00">
            <text:p>Fri Dec 18 02:00:00 2015</text:p>
          </table:table-cell>
          <table:table-cell office:value-type="float" office:value="521.5">
            <text:p>521.5</text:p>
          </table:table-cell>
          <table:table-cell office:value-type="float" office:value="59.5">
            <text:p>59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12-18T03:00:00">
            <text:p>Fri Dec 18 03:00:00 2015</text:p>
          </table:table-cell>
          <table:table-cell office:value-type="float" office:value="381.1667">
            <text:p>381.1667</text:p>
          </table:table-cell>
          <table:table-cell office:value-type="float" office:value="64.0">
            <text:p>64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12-18T04:00:00">
            <text:p>Fri Dec 18 04:00:00 2015</text:p>
          </table:table-cell>
          <table:table-cell office:value-type="float" office:value="406.3333">
            <text:p>406.3333</text:p>
          </table:table-cell>
          <table:table-cell office:value-type="float" office:value="63.1667">
            <text:p>63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18T05:00:00">
            <text:p>Fri Dec 18 05:00:00 2015</text:p>
          </table:table-cell>
          <table:table-cell office:value-type="float" office:value="298.6667">
            <text:p>298.6667</text:p>
          </table:table-cell>
          <table:table-cell office:value-type="float" office:value="44.6667">
            <text:p>44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12-18T08:00:00">
            <text:p>Fri Dec 18 08:00:00 2015</text:p>
          </table:table-cell>
          <table:table-cell office:value-type="float" office:value="359.1667">
            <text:p>359.1667</text:p>
          </table:table-cell>
          <table:table-cell office:value-type="float" office:value="48.3333">
            <text:p>48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5-12-18T09:00:00">
            <text:p>Fri Dec 18 09:00:00 2015</text:p>
          </table:table-cell>
          <table:table-cell office:value-type="float" office:value="453.3333">
            <text:p>453.3333</text:p>
          </table:table-cell>
          <table:table-cell office:value-type="float" office:value="73.3333">
            <text:p>73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8T10:00:00">
            <text:p>Fri Dec 18 10:00:00 2015</text:p>
          </table:table-cell>
          <table:table-cell office:value-type="float" office:value="427.8333">
            <text:p>427.8333</text:p>
          </table:table-cell>
          <table:table-cell office:value-type="float" office:value="59.6667">
            <text:p>59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2-18T14:00:00">
            <text:p>Fri Dec 18 14:00:00 2015</text:p>
          </table:table-cell>
          <table:table-cell office:value-type="float" office:value="386.5">
            <text:p>386.5</text:p>
          </table:table-cell>
          <table:table-cell office:value-type="float" office:value="49.3333">
            <text:p>49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12-18T15:00:00">
            <text:p>Fri Dec 18 15:00:00 2015</text:p>
          </table:table-cell>
          <table:table-cell office:value-type="float" office:value="459.6667">
            <text:p>459.6667</text:p>
          </table:table-cell>
          <table:table-cell office:value-type="float" office:value="43.1667">
            <text:p>43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12-18T16:00:00">
            <text:p>Fri Dec 18 16:00:00 2015</text:p>
          </table:table-cell>
          <table:table-cell office:value-type="float" office:value="506.5">
            <text:p>506.5</text:p>
          </table:table-cell>
          <table:table-cell office:value-type="float" office:value="31.6667">
            <text:p>31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5-12-18T17:00:00">
            <text:p>Fri Dec 18 17:00:00 2015</text:p>
          </table:table-cell>
          <table:table-cell office:value-type="float" office:value="594.6667">
            <text:p>594.6667</text:p>
          </table:table-cell>
          <table:table-cell office:value-type="float" office:value="44.5">
            <text:p>44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12-18T18:00:00">
            <text:p>Fri Dec 18 18:00:00 2015</text:p>
          </table:table-cell>
          <table:table-cell office:value-type="float" office:value="715.0">
            <text:p>715.0</text:p>
          </table:table-cell>
          <table:table-cell office:value-type="float" office:value="78.1667">
            <text:p>78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2-18T19:00:00">
            <text:p>Fri Dec 18 19:00:00 2015</text:p>
          </table:table-cell>
          <table:table-cell office:value-type="float" office:value="948.5">
            <text:p>948.5</text:p>
          </table:table-cell>
          <table:table-cell office:value-type="float" office:value="98.0">
            <text:p>98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18T20:00:00">
            <text:p>Fri Dec 18 20:00:00 2015</text:p>
          </table:table-cell>
          <table:table-cell office:value-type="float" office:value="879.6667">
            <text:p>879.6667</text:p>
          </table:table-cell>
          <table:table-cell office:value-type="float" office:value="88.6667">
            <text:p>88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12-18T21:00:00">
            <text:p>Fri Dec 18 21:00:00 2015</text:p>
          </table:table-cell>
          <table:table-cell office:value-type="float" office:value="1301.5">
            <text:p>1301.5</text:p>
          </table:table-cell>
          <table:table-cell office:value-type="float" office:value="114.0">
            <text:p>114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8T22:00:00">
            <text:p>Fri Dec 18 22:00:00 2015</text:p>
          </table:table-cell>
          <table:table-cell office:value-type="float" office:value="1131.6667">
            <text:p>1131.6667</text:p>
          </table:table-cell>
          <table:table-cell office:value-type="float" office:value="99.3333">
            <text:p>99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8T23:00:00">
            <text:p>Fri Dec 18 23:00:00 2015</text:p>
          </table:table-cell>
          <table:table-cell office:value-type="float" office:value="1271.0">
            <text:p>1271.0</text:p>
          </table:table-cell>
          <table:table-cell office:value-type="float" office:value="97.8333">
            <text:p>97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9T00:00:00">
            <text:p>Sat Dec 19 00:00:00 2015</text:p>
          </table:table-cell>
          <table:table-cell office:value-type="float" office:value="1497.3333">
            <text:p>1497.3333</text:p>
          </table:table-cell>
          <table:table-cell office:value-type="float" office:value="95.6667">
            <text:p>95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9T01:00:00">
            <text:p>Sat Dec 19 01:00:00 2015</text:p>
          </table:table-cell>
          <table:table-cell office:value-type="float" office:value="779.3333">
            <text:p>779.3333</text:p>
          </table:table-cell>
          <table:table-cell office:value-type="float" office:value="79.3333">
            <text:p>79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12-19T02:00:00">
            <text:p>Sat Dec 19 02:00:00 2015</text:p>
          </table:table-cell>
          <table:table-cell office:value-type="float" office:value="548.5">
            <text:p>548.5</text:p>
          </table:table-cell>
          <table:table-cell office:value-type="float" office:value="69.6667">
            <text:p>69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12-19T03:00:00">
            <text:p>Sat Dec 19 03:00:00 2015</text:p>
          </table:table-cell>
          <table:table-cell office:value-type="float" office:value="190.3333">
            <text:p>190.3333</text:p>
          </table:table-cell>
          <table:table-cell office:value-type="float" office:value="33.3333">
            <text:p>33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12-19T15:00:00">
            <text:p>Sat Dec 19 15:00:00 2015</text:p>
          </table:table-cell>
          <table:table-cell office:value-type="float" office:value="373.3333">
            <text:p>373.3333</text:p>
          </table:table-cell>
          <table:table-cell office:value-type="float" office:value="26.6667">
            <text:p>26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12-19T19:00:00">
            <text:p>Sat Dec 19 19:00:00 2015</text:p>
          </table:table-cell>
          <table:table-cell office:value-type="float" office:value="870.6667">
            <text:p>870.6667</text:p>
          </table:table-cell>
          <table:table-cell office:value-type="float" office:value="94.6667">
            <text:p>94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2-19T20:00:00">
            <text:p>Sat Dec 19 20:00:00 2015</text:p>
          </table:table-cell>
          <table:table-cell office:value-type="float" office:value="858.1667">
            <text:p>858.1667</text:p>
          </table:table-cell>
          <table:table-cell office:value-type="float" office:value="79.5">
            <text:p>79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12-19T21:00:00">
            <text:p>Sat Dec 19 21:00:00 2015</text:p>
          </table:table-cell>
          <table:table-cell office:value-type="float" office:value="490.1667">
            <text:p>490.1667</text:p>
          </table:table-cell>
          <table:table-cell office:value-type="float" office:value="71.0">
            <text:p>71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12-19T22:00:00">
            <text:p>Sat Dec 19 22:00:00 2015</text:p>
          </table:table-cell>
          <table:table-cell office:value-type="float" office:value="673.0">
            <text:p>673.0</text:p>
          </table:table-cell>
          <table:table-cell office:value-type="float" office:value="93.5">
            <text:p>93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19T23:00:00">
            <text:p>Sat Dec 19 23:00:00 2015</text:p>
          </table:table-cell>
          <table:table-cell office:value-type="float" office:value="879.1667">
            <text:p>879.1667</text:p>
          </table:table-cell>
          <table:table-cell office:value-type="float" office:value="89.3333">
            <text:p>89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20T00:00:00">
            <text:p>Sun Dec 20 00:00:00 2015</text:p>
          </table:table-cell>
          <table:table-cell office:value-type="float" office:value="1040.6667">
            <text:p>1040.6667</text:p>
          </table:table-cell>
          <table:table-cell office:value-type="float" office:value="89.0">
            <text:p>89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2-20T01:00:00">
            <text:p>Sun Dec 20 01:00:00 2015</text:p>
          </table:table-cell>
          <table:table-cell office:value-type="float" office:value="777.0">
            <text:p>777.0</text:p>
          </table:table-cell>
          <table:table-cell office:value-type="float" office:value="77.1667">
            <text:p>77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2-20T02:00:00">
            <text:p>Sun Dec 20 02:00:00 2015</text:p>
          </table:table-cell>
          <table:table-cell office:value-type="float" office:value="825.5">
            <text:p>825.5</text:p>
          </table:table-cell>
          <table:table-cell office:value-type="float" office:value="79.6667">
            <text:p>79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20T03:00:00">
            <text:p>Sun Dec 20 03:00:00 2015</text:p>
          </table:table-cell>
          <table:table-cell office:value-type="float" office:value="321.0">
            <text:p>321.0</text:p>
          </table:table-cell>
          <table:table-cell office:value-type="float" office:value="55.8333">
            <text:p>55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12-20T04:00:00">
            <text:p>Sun Dec 20 04:00:00 2015</text:p>
          </table:table-cell>
          <table:table-cell office:value-type="float" office:value="522.8333">
            <text:p>522.8333</text:p>
          </table:table-cell>
          <table:table-cell office:value-type="float" office:value="71.6667">
            <text:p>71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20T18:00:00">
            <text:p>Sun Dec 20 18:00:00 2015</text:p>
          </table:table-cell>
          <table:table-cell office:value-type="float" office:value="637.8333">
            <text:p>637.8333</text:p>
          </table:table-cell>
          <table:table-cell office:value-type="float" office:value="23.8333">
            <text:p>23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12-20T19:00:00">
            <text:p>Sun Dec 20 19:00:00 2015</text:p>
          </table:table-cell>
          <table:table-cell office:value-type="float" office:value="776.1667">
            <text:p>776.1667</text:p>
          </table:table-cell>
          <table:table-cell office:value-type="float" office:value="59.0">
            <text:p>59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12-20T20:00:00">
            <text:p>Sun Dec 20 20:00:00 2015</text:p>
          </table:table-cell>
          <table:table-cell office:value-type="float" office:value="1467.5">
            <text:p>1467.5</text:p>
          </table:table-cell>
          <table:table-cell office:value-type="float" office:value="119.5">
            <text:p>11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20T21:00:00">
            <text:p>Sun Dec 20 21:00:00 2015</text:p>
          </table:table-cell>
          <table:table-cell office:value-type="float" office:value="1188.6667">
            <text:p>1188.6667</text:p>
          </table:table-cell>
          <table:table-cell office:value-type="float" office:value="94.6667">
            <text:p>94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2-20T22:00:00">
            <text:p>Sun Dec 20 22:00:00 2015</text:p>
          </table:table-cell>
          <table:table-cell office:value-type="float" office:value="1136.0">
            <text:p>1136.0</text:p>
          </table:table-cell>
          <table:table-cell office:value-type="float" office:value="80.6667">
            <text:p>80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20T23:00:00">
            <text:p>Sun Dec 20 23:00:00 2015</text:p>
          </table:table-cell>
          <table:table-cell office:value-type="float" office:value="1301.3333">
            <text:p>1301.3333</text:p>
          </table:table-cell>
          <table:table-cell office:value-type="float" office:value="84.0">
            <text:p>84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21T00:00:00">
            <text:p>Mon Dec 21 00:00:00 2015</text:p>
          </table:table-cell>
          <table:table-cell office:value-type="float" office:value="925.6667">
            <text:p>925.6667</text:p>
          </table:table-cell>
          <table:table-cell office:value-type="float" office:value="39.0">
            <text:p>39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12-21T18:00:00">
            <text:p>Mon Dec 21 18:00:00 2015</text:p>
          </table:table-cell>
          <table:table-cell office:value-type="float" office:value="568.0">
            <text:p>568.0</text:p>
          </table:table-cell>
          <table:table-cell office:value-type="float" office:value="55.5">
            <text:p>55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12-21T19:00:00">
            <text:p>Mon Dec 21 19:00:00 2015</text:p>
          </table:table-cell>
          <table:table-cell office:value-type="float" office:value="841.8333">
            <text:p>841.8333</text:p>
          </table:table-cell>
          <table:table-cell office:value-type="float" office:value="91.0">
            <text:p>91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12-21T20:00:00">
            <text:p>Mon Dec 21 20:00:00 2015</text:p>
          </table:table-cell>
          <table:table-cell office:value-type="float" office:value="1139.3333">
            <text:p>1139.3333</text:p>
          </table:table-cell>
          <table:table-cell office:value-type="float" office:value="110.8333">
            <text:p>110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1T21:00:00">
            <text:p>Mon Dec 21 21:00:00 2015</text:p>
          </table:table-cell>
          <table:table-cell office:value-type="float" office:value="1039.6667">
            <text:p>1039.6667</text:p>
          </table:table-cell>
          <table:table-cell office:value-type="float" office:value="89.1667">
            <text:p>89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21T22:00:00">
            <text:p>Mon Dec 21 22:00:00 2015</text:p>
          </table:table-cell>
          <table:table-cell office:value-type="float" office:value="975.6667">
            <text:p>975.6667</text:p>
          </table:table-cell>
          <table:table-cell office:value-type="float" office:value="83.3333">
            <text:p>83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2-21T23:00:00">
            <text:p>Mon Dec 21 23:00:00 2015</text:p>
          </table:table-cell>
          <table:table-cell office:value-type="float" office:value="661.0">
            <text:p>661.0</text:p>
          </table:table-cell>
          <table:table-cell office:value-type="float" office:value="41.8333">
            <text:p>41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12-22T00:00:00">
            <text:p>Tue Dec 22 00:00:00 2015</text:p>
          </table:table-cell>
          <table:table-cell office:value-type="float" office:value="634.0">
            <text:p>634.0</text:p>
          </table:table-cell>
          <table:table-cell office:value-type="float" office:value="24.8333">
            <text:p>24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12-22T01:00:00">
            <text:p>Tue Dec 22 01:00:00 2015</text:p>
          </table:table-cell>
          <table:table-cell office:value-type="float" office:value="419.5">
            <text:p>419.5</text:p>
          </table:table-cell>
          <table:table-cell office:value-type="float" office:value="40.6667">
            <text:p>40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2-22T03:00:00">
            <text:p>Tue Dec 22 03:00:00 2015</text:p>
          </table:table-cell>
          <table:table-cell office:value-type="float" office:value="346.0">
            <text:p>346.0</text:p>
          </table:table-cell>
          <table:table-cell office:value-type="float" office:value="28.6667">
            <text:p>28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12-22T04:00:00">
            <text:p>Tue Dec 22 04:00:00 2015</text:p>
          </table:table-cell>
          <table:table-cell office:value-type="float" office:value="412.1667">
            <text:p>412.1667</text:p>
          </table:table-cell>
          <table:table-cell office:value-type="float" office:value="25.3333">
            <text:p>25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2-22T19:00:00">
            <text:p>Tue Dec 22 19:00:00 2015</text:p>
          </table:table-cell>
          <table:table-cell office:value-type="float" office:value="381.5">
            <text:p>381.5</text:p>
          </table:table-cell>
          <table:table-cell office:value-type="float" office:value="83.3333">
            <text:p>83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12-22T20:00:00">
            <text:p>Tue Dec 22 20:00:00 2015</text:p>
          </table:table-cell>
          <table:table-cell office:value-type="float" office:value="576.0">
            <text:p>576.0</text:p>
          </table:table-cell>
          <table:table-cell office:value-type="float" office:value="98.6667">
            <text:p>98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2-22T21:00:00">
            <text:p>Tue Dec 22 21:00:00 2015</text:p>
          </table:table-cell>
          <table:table-cell office:value-type="float" office:value="1015.5">
            <text:p>1015.5</text:p>
          </table:table-cell>
          <table:table-cell office:value-type="float" office:value="113.3333">
            <text:p>113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22T22:00:00">
            <text:p>Tue Dec 22 22:00:00 2015</text:p>
          </table:table-cell>
          <table:table-cell office:value-type="float" office:value="1437.0">
            <text:p>1437.0</text:p>
          </table:table-cell>
          <table:table-cell office:value-type="float" office:value="123.1667">
            <text:p>12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22T23:00:00">
            <text:p>Tue Dec 22 23:00:00 2015</text:p>
          </table:table-cell>
          <table:table-cell office:value-type="float" office:value="1424.8333">
            <text:p>1424.8333</text:p>
          </table:table-cell>
          <table:table-cell office:value-type="float" office:value="103.6667">
            <text:p>103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23T00:00:00">
            <text:p>Wed Dec 23 00:00:00 2015</text:p>
          </table:table-cell>
          <table:table-cell office:value-type="float" office:value="1515.1667">
            <text:p>1515.1667</text:p>
          </table:table-cell>
          <table:table-cell office:value-type="float" office:value="101.8333">
            <text:p>101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3T01:00:00">
            <text:p>Wed Dec 23 01:00:00 2015</text:p>
          </table:table-cell>
          <table:table-cell office:value-type="float" office:value="608.1667">
            <text:p>608.1667</text:p>
          </table:table-cell>
          <table:table-cell office:value-type="float" office:value="72.0">
            <text:p>7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23T02:00:00">
            <text:p>Wed Dec 23 02:00:00 2015</text:p>
          </table:table-cell>
          <table:table-cell office:value-type="float" office:value="634.5">
            <text:p>634.5</text:p>
          </table:table-cell>
          <table:table-cell office:value-type="float" office:value="59.5">
            <text:p>59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23T03:00:00">
            <text:p>Wed Dec 23 03:00:00 2015</text:p>
          </table:table-cell>
          <table:table-cell office:value-type="float" office:value="378.5">
            <text:p>378.5</text:p>
          </table:table-cell>
          <table:table-cell office:value-type="float" office:value="43.8333">
            <text:p>43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12-23T04:00:00">
            <text:p>Wed Dec 23 04:00:00 2015</text:p>
          </table:table-cell>
          <table:table-cell office:value-type="float" office:value="395.6667">
            <text:p>395.6667</text:p>
          </table:table-cell>
          <table:table-cell office:value-type="float" office:value="54.1667">
            <text:p>54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2-23T19:00:00">
            <text:p>Wed Dec 23 19:00:00 2015</text:p>
          </table:table-cell>
          <table:table-cell office:value-type="float" office:value="733.0">
            <text:p>733.0</text:p>
          </table:table-cell>
          <table:table-cell office:value-type="float" office:value="108.8333">
            <text:p>108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5-12-23T20:00:00">
            <text:p>Wed Dec 23 20:00:00 2015</text:p>
          </table:table-cell>
          <table:table-cell office:value-type="float" office:value="672.8333">
            <text:p>672.8333</text:p>
          </table:table-cell>
          <table:table-cell office:value-type="float" office:value="91.8333">
            <text:p>91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23T21:00:00">
            <text:p>Wed Dec 23 21:00:00 2015</text:p>
          </table:table-cell>
          <table:table-cell office:value-type="float" office:value="937.6667">
            <text:p>937.6667</text:p>
          </table:table-cell>
          <table:table-cell office:value-type="float" office:value="107.8333">
            <text:p>107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3T22:00:00">
            <text:p>Wed Dec 23 22:00:00 2015</text:p>
          </table:table-cell>
          <table:table-cell office:value-type="float" office:value="1346.8333">
            <text:p>1346.8333</text:p>
          </table:table-cell>
          <table:table-cell office:value-type="float" office:value="129.6667">
            <text:p>129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3T23:00:00">
            <text:p>Wed Dec 23 23:00:00 2015</text:p>
          </table:table-cell>
          <table:table-cell office:value-type="float" office:value="783.3333">
            <text:p>783.3333</text:p>
          </table:table-cell>
          <table:table-cell office:value-type="float" office:value="88.8333">
            <text:p>88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12-24T00:00:00">
            <text:p>Thu Dec 24 00:00:00 2015</text:p>
          </table:table-cell>
          <table:table-cell office:value-type="float" office:value="700.6667">
            <text:p>700.6667</text:p>
          </table:table-cell>
          <table:table-cell office:value-type="float" office:value="72.6667">
            <text:p>72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24T01:00:00">
            <text:p>Thu Dec 24 01:00:00 2015</text:p>
          </table:table-cell>
          <table:table-cell office:value-type="float" office:value="468.1667">
            <text:p>468.1667</text:p>
          </table:table-cell>
          <table:table-cell office:value-type="float" office:value="50.1667">
            <text:p>50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12-24T02:00:00">
            <text:p>Thu Dec 24 02:00:00 2015</text:p>
          </table:table-cell>
          <table:table-cell office:value-type="float" office:value="619.0">
            <text:p>619.0</text:p>
          </table:table-cell>
          <table:table-cell office:value-type="float" office:value="54.5">
            <text:p>54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24T03:00:00">
            <text:p>Thu Dec 24 03:00:00 2015</text:p>
          </table:table-cell>
          <table:table-cell office:value-type="float" office:value="505.0">
            <text:p>505.0</text:p>
          </table:table-cell>
          <table:table-cell office:value-type="float" office:value="27.3333">
            <text:p>27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2-24T04:00:00">
            <text:p>Thu Dec 24 04:00:00 2015</text:p>
          </table:table-cell>
          <table:table-cell office:value-type="float" office:value="466.5">
            <text:p>466.5</text:p>
          </table:table-cell>
          <table:table-cell office:value-type="float" office:value="36.3333">
            <text:p>36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12-24T05:00:00">
            <text:p>Thu Dec 24 05:00:00 2015</text:p>
          </table:table-cell>
          <table:table-cell office:value-type="float" office:value="381.3333">
            <text:p>381.3333</text:p>
          </table:table-cell>
          <table:table-cell office:value-type="float" office:value="28.8333">
            <text:p>28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12-24T20:00:00">
            <text:p>Thu Dec 24 20:00:00 2015</text:p>
          </table:table-cell>
          <table:table-cell office:value-type="float" office:value="596.3333">
            <text:p>596.3333</text:p>
          </table:table-cell>
          <table:table-cell office:value-type="float" office:value="42.0">
            <text:p>42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12-24T21:00:00">
            <text:p>Thu Dec 24 21:00:00 2015</text:p>
          </table:table-cell>
          <table:table-cell office:value-type="float" office:value="611.3333">
            <text:p>611.3333</text:p>
          </table:table-cell>
          <table:table-cell office:value-type="float" office:value="50.6667">
            <text:p>50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12-24T22:00:00">
            <text:p>Thu Dec 24 22:00:00 2015</text:p>
          </table:table-cell>
          <table:table-cell office:value-type="float" office:value="662.3333">
            <text:p>662.3333</text:p>
          </table:table-cell>
          <table:table-cell office:value-type="float" office:value="58.5">
            <text:p>58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2-24T23:00:00">
            <text:p>Thu Dec 24 23:00:00 2015</text:p>
          </table:table-cell>
          <table:table-cell office:value-type="float" office:value="755.1667">
            <text:p>755.1667</text:p>
          </table:table-cell>
          <table:table-cell office:value-type="float" office:value="56.0">
            <text:p>56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12-25T00:00:00">
            <text:p>Fri Dec 25 00:00:00 2015</text:p>
          </table:table-cell>
          <table:table-cell office:value-type="float" office:value="564.0">
            <text:p>564.0</text:p>
          </table:table-cell>
          <table:table-cell office:value-type="float" office:value="23.0">
            <text:p>23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12-25T01:00:00">
            <text:p>Fri Dec 25 01:00:00 2015</text:p>
          </table:table-cell>
          <table:table-cell office:value-type="float" office:value="330.0">
            <text:p>330.0</text:p>
          </table:table-cell>
          <table:table-cell office:value-type="float" office:value="26.3333">
            <text:p>26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12-25T02:00:00">
            <text:p>Fri Dec 25 02:00:00 2015</text:p>
          </table:table-cell>
          <table:table-cell office:value-type="float" office:value="374.3333">
            <text:p>374.3333</text:p>
          </table:table-cell>
          <table:table-cell office:value-type="float" office:value="27.5">
            <text:p>27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2-25T03:00:00">
            <text:p>Fri Dec 25 03:00:00 2015</text:p>
          </table:table-cell>
          <table:table-cell office:value-type="float" office:value="508.6667">
            <text:p>508.6667</text:p>
          </table:table-cell>
          <table:table-cell office:value-type="float" office:value="36.6667">
            <text:p>36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12-25T04:00:00">
            <text:p>Fri Dec 25 04:00:00 2015</text:p>
          </table:table-cell>
          <table:table-cell office:value-type="float" office:value="384.5">
            <text:p>384.5</text:p>
          </table:table-cell>
          <table:table-cell office:value-type="float" office:value="21.1667">
            <text:p>21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12-25T05:00:00">
            <text:p>Fri Dec 25 05:00:00 2015</text:p>
          </table:table-cell>
          <table:table-cell office:value-type="float" office:value="390.8333">
            <text:p>390.8333</text:p>
          </table:table-cell>
          <table:table-cell office:value-type="float" office:value="23.8333">
            <text:p>23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2-25T06:00:00">
            <text:p>Fri Dec 25 06:00:00 2015</text:p>
          </table:table-cell>
          <table:table-cell office:value-type="float" office:value="453.1667">
            <text:p>453.1667</text:p>
          </table:table-cell>
          <table:table-cell office:value-type="float" office:value="23.3333">
            <text:p>23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12-25T07:00:00">
            <text:p>Fri Dec 25 07:00:00 2015</text:p>
          </table:table-cell>
          <table:table-cell office:value-type="float" office:value="396.5">
            <text:p>396.5</text:p>
          </table:table-cell>
          <table:table-cell office:value-type="float" office:value="25.6667">
            <text:p>25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12-25T19:00:00">
            <text:p>Fri Dec 25 19:00:00 2015</text:p>
          </table:table-cell>
          <table:table-cell office:value-type="float" office:value="867.0">
            <text:p>867.0</text:p>
          </table:table-cell>
          <table:table-cell office:value-type="float" office:value="77.3333">
            <text:p>77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25T20:00:00">
            <text:p>Fri Dec 25 20:00:00 2015</text:p>
          </table:table-cell>
          <table:table-cell office:value-type="float" office:value="1026.3333">
            <text:p>1026.3333</text:p>
          </table:table-cell>
          <table:table-cell office:value-type="float" office:value="89.1667">
            <text:p>89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25T21:00:00">
            <text:p>Fri Dec 25 21:00:00 2015</text:p>
          </table:table-cell>
          <table:table-cell office:value-type="float" office:value="966.3333">
            <text:p>966.3333</text:p>
          </table:table-cell>
          <table:table-cell office:value-type="float" office:value="78.6667">
            <text:p>78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5T22:00:00">
            <text:p>Fri Dec 25 22:00:00 2015</text:p>
          </table:table-cell>
          <table:table-cell office:value-type="float" office:value="1322.1667">
            <text:p>1322.1667</text:p>
          </table:table-cell>
          <table:table-cell office:value-type="float" office:value="91.6667">
            <text:p>91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25T23:00:00">
            <text:p>Fri Dec 25 23:00:00 2015</text:p>
          </table:table-cell>
          <table:table-cell office:value-type="float" office:value="1380.6667">
            <text:p>1380.6667</text:p>
          </table:table-cell>
          <table:table-cell office:value-type="float" office:value="83.1667">
            <text:p>83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26T00:00:00">
            <text:p>Sat Dec 26 00:00:00 2015</text:p>
          </table:table-cell>
          <table:table-cell office:value-type="float" office:value="1066.1667">
            <text:p>1066.1667</text:p>
          </table:table-cell>
          <table:table-cell office:value-type="float" office:value="70.5">
            <text:p>7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26T01:00:00">
            <text:p>Sat Dec 26 01:00:00 2015</text:p>
          </table:table-cell>
          <table:table-cell office:value-type="float" office:value="489.0">
            <text:p>489.0</text:p>
          </table:table-cell>
          <table:table-cell office:value-type="float" office:value="49.1667">
            <text:p>49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12-26T17:00:00">
            <text:p>Sat Dec 26 17:00:00 2015</text:p>
          </table:table-cell>
          <table:table-cell office:value-type="float" office:value="403.3333">
            <text:p>403.3333</text:p>
          </table:table-cell>
          <table:table-cell office:value-type="float" office:value="12.6667">
            <text:p>12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12-26T18:00:00">
            <text:p>Sat Dec 26 18:00:00 2015</text:p>
          </table:table-cell>
          <table:table-cell office:value-type="float" office:value="590.6667">
            <text:p>590.6667</text:p>
          </table:table-cell>
          <table:table-cell office:value-type="float" office:value="65.3333">
            <text:p>65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12-26T19:00:00">
            <text:p>Sat Dec 26 19:00:00 2015</text:p>
          </table:table-cell>
          <table:table-cell office:value-type="float" office:value="865.6667">
            <text:p>865.6667</text:p>
          </table:table-cell>
          <table:table-cell office:value-type="float" office:value="81.1667">
            <text:p>81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12-26T20:00:00">
            <text:p>Sat Dec 26 20:00:00 2015</text:p>
          </table:table-cell>
          <table:table-cell office:value-type="float" office:value="685.5">
            <text:p>685.5</text:p>
          </table:table-cell>
          <table:table-cell office:value-type="float" office:value="73.0">
            <text:p>73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2-26T21:00:00">
            <text:p>Sat Dec 26 21:00:00 2015</text:p>
          </table:table-cell>
          <table:table-cell office:value-type="float" office:value="608.8333">
            <text:p>608.8333</text:p>
          </table:table-cell>
          <table:table-cell office:value-type="float" office:value="54.5">
            <text:p>54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12-26T22:00:00">
            <text:p>Sat Dec 26 22:00:00 2015</text:p>
          </table:table-cell>
          <table:table-cell office:value-type="float" office:value="445.0">
            <text:p>445.0</text:p>
          </table:table-cell>
          <table:table-cell office:value-type="float" office:value="17.3333">
            <text:p>17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12-29T23:00:00">
            <text:p>Tue Dec 29 23:00:00 2015</text:p>
          </table:table-cell>
          <table:table-cell office:value-type="float" office:value="1144.0">
            <text:p>1144.0</text:p>
          </table:table-cell>
          <table:table-cell office:value-type="float" office:value="86.1667">
            <text:p>86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2-30T20:00:00">
            <text:p>Wed Dec 30 20:00:00 2015</text:p>
          </table:table-cell>
          <table:table-cell office:value-type="float" office:value="462.8333">
            <text:p>462.8333</text:p>
          </table:table-cell>
          <table:table-cell office:value-type="float" office:value="57.3333">
            <text:p>57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2-30T21:00:00">
            <text:p>Wed Dec 30 21:00:00 2015</text:p>
          </table:table-cell>
          <table:table-cell office:value-type="float" office:value="514.5">
            <text:p>514.5</text:p>
          </table:table-cell>
          <table:table-cell office:value-type="float" office:value="65.3333">
            <text:p>65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12-30T22:00:00">
            <text:p>Wed Dec 30 22:00:00 2015</text:p>
          </table:table-cell>
          <table:table-cell office:value-type="float" office:value="432.1667">
            <text:p>432.1667</text:p>
          </table:table-cell>
          <table:table-cell office:value-type="float" office:value="55.1667">
            <text:p>55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12-30T23:00:00">
            <text:p>Wed Dec 30 23:00:00 2015</text:p>
          </table:table-cell>
          <table:table-cell office:value-type="float" office:value="427.0">
            <text:p>427.0</text:p>
          </table:table-cell>
          <table:table-cell office:value-type="float" office:value="43.0">
            <text:p>43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12-31T00:00:00">
            <text:p>Thu Dec 31 00:00:00 2015</text:p>
          </table:table-cell>
          <table:table-cell office:value-type="float" office:value="339.0">
            <text:p>339.0</text:p>
          </table:table-cell>
          <table:table-cell office:value-type="float" office:value="35.1667">
            <text:p>35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5-12-31T01:00:00">
            <text:p>Thu Dec 31 01:00:00 2015</text:p>
          </table:table-cell>
          <table:table-cell office:value-type="float" office:value="365.5">
            <text:p>365.5</text:p>
          </table:table-cell>
          <table:table-cell office:value-type="float" office:value="21.5">
            <text:p>21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12-31T07:00:00">
            <text:p>Thu Dec 31 07:00:00 2015</text:p>
          </table:table-cell>
          <table:table-cell office:value-type="float" office:value="445.5">
            <text:p>445.5</text:p>
          </table:table-cell>
          <table:table-cell office:value-type="float" office:value="15.1667">
            <text:p>15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12-31T10:00:00">
            <text:p>Thu Dec 31 10:00:00 2015</text:p>
          </table:table-cell>
          <table:table-cell office:value-type="float" office:value="500.8333">
            <text:p>500.8333</text:p>
          </table:table-cell>
          <table:table-cell office:value-type="float" office:value="46.8333">
            <text:p>46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12-31T17:00:00">
            <text:p>Thu Dec 31 17:00:00 2015</text:p>
          </table:table-cell>
          <table:table-cell office:value-type="float" office:value="514.0">
            <text:p>514.0</text:p>
          </table:table-cell>
          <table:table-cell office:value-type="float" office:value="18.5">
            <text:p>18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12-31T18:00:00">
            <text:p>Thu Dec 31 18:00:00 2015</text:p>
          </table:table-cell>
          <table:table-cell office:value-type="float" office:value="448.6667">
            <text:p>448.6667</text:p>
          </table:table-cell>
          <table:table-cell office:value-type="float" office:value="20.6667">
            <text:p>20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12-31T19:00:00">
            <text:p>Thu Dec 31 19:00:00 2015</text:p>
          </table:table-cell>
          <table:table-cell office:value-type="float" office:value="448.0">
            <text:p>448.0</text:p>
          </table:table-cell>
          <table:table-cell office:value-type="float" office:value="30.5">
            <text:p>30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6-01-01T02:00:00">
            <text:p>Fri Jan  1 02:00:00 2016</text:p>
          </table:table-cell>
          <table:table-cell office:value-type="float" office:value="1066.5">
            <text:p>1066.5</text:p>
          </table:table-cell>
          <table:table-cell office:value-type="float" office:value="61.5">
            <text:p>61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01-01T03:00:00">
            <text:p>Fri Jan  1 03:00:00 2016</text:p>
          </table:table-cell>
          <table:table-cell office:value-type="float" office:value="1011.8333">
            <text:p>1011.8333</text:p>
          </table:table-cell>
          <table:table-cell office:value-type="float" office:value="54.8333">
            <text:p>54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02T21:00:00">
            <text:p>Sat Jan  2 21:00:00 2016</text:p>
          </table:table-cell>
          <table:table-cell office:value-type="float" office:value="746.8333">
            <text:p>746.8333</text:p>
          </table:table-cell>
          <table:table-cell office:value-type="float" office:value="75.0">
            <text:p>75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01-03T19:00:00">
            <text:p>Sun Jan  3 19:00:00 2016</text:p>
          </table:table-cell>
          <table:table-cell office:value-type="float" office:value="434.0">
            <text:p>434.0</text:p>
          </table:table-cell>
          <table:table-cell office:value-type="float" office:value="23.5">
            <text:p>23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01-03T20:00:00">
            <text:p>Sun Jan  3 20:00:00 2016</text:p>
          </table:table-cell>
          <table:table-cell office:value-type="float" office:value="430.0">
            <text:p>430.0</text:p>
          </table:table-cell>
          <table:table-cell office:value-type="float" office:value="22.6667">
            <text:p>22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6-01-12T20:00:00">
            <text:p>Tue Jan 12 20:00:00 2016</text:p>
          </table:table-cell>
          <table:table-cell office:value-type="float" office:value="710.8333">
            <text:p>710.8333</text:p>
          </table:table-cell>
          <table:table-cell office:value-type="float" office:value="82.8333">
            <text:p>82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12T21:00:00">
            <text:p>Tue Jan 12 21:00:00 2016</text:p>
          </table:table-cell>
          <table:table-cell office:value-type="float" office:value="485.5">
            <text:p>485.5</text:p>
          </table:table-cell>
          <table:table-cell office:value-type="float" office:value="68.3333">
            <text:p>68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01-12T22:00:00">
            <text:p>Tue Jan 12 22:00:00 2016</text:p>
          </table:table-cell>
          <table:table-cell office:value-type="float" office:value="384.8333">
            <text:p>384.8333</text:p>
          </table:table-cell>
          <table:table-cell office:value-type="float" office:value="33.0">
            <text:p>33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6-01-13T20:00:00">
            <text:p>Wed Jan 13 20:00:00 2016</text:p>
          </table:table-cell>
          <table:table-cell office:value-type="float" office:value="536.6667">
            <text:p>536.6667</text:p>
          </table:table-cell>
          <table:table-cell office:value-type="float" office:value="72.6667">
            <text:p>72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01-13T22:00:00">
            <text:p>Wed Jan 13 22:00:00 2016</text:p>
          </table:table-cell>
          <table:table-cell office:value-type="float" office:value="545.5">
            <text:p>545.5</text:p>
          </table:table-cell>
          <table:table-cell office:value-type="float" office:value="62.5">
            <text:p>62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01-13T23:00:00">
            <text:p>Wed Jan 13 23:00:00 2016</text:p>
          </table:table-cell>
          <table:table-cell office:value-type="float" office:value="578.6667">
            <text:p>578.6667</text:p>
          </table:table-cell>
          <table:table-cell office:value-type="float" office:value="61.5">
            <text:p>61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01-14T00:00:00">
            <text:p>Thu Jan 14 00:00:00 2016</text:p>
          </table:table-cell>
          <table:table-cell office:value-type="float" office:value="571.8333">
            <text:p>571.8333</text:p>
          </table:table-cell>
          <table:table-cell office:value-type="float" office:value="58.3333">
            <text:p>58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01-14T01:00:00">
            <text:p>Thu Jan 14 01:00:00 2016</text:p>
          </table:table-cell>
          <table:table-cell office:value-type="float" office:value="505.0">
            <text:p>505.0</text:p>
          </table:table-cell>
          <table:table-cell office:value-type="float" office:value="59.5">
            <text:p>59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01-14T02:00:00">
            <text:p>Thu Jan 14 02:00:00 2016</text:p>
          </table:table-cell>
          <table:table-cell office:value-type="float" office:value="723.3333">
            <text:p>723.3333</text:p>
          </table:table-cell>
          <table:table-cell office:value-type="float" office:value="62.1667">
            <text:p>62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14T03:00:00">
            <text:p>Thu Jan 14 03:00:00 2016</text:p>
          </table:table-cell>
          <table:table-cell office:value-type="float" office:value="538.5">
            <text:p>538.5</text:p>
          </table:table-cell>
          <table:table-cell office:value-type="float" office:value="52.8333">
            <text:p>52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01-14T04:00:00">
            <text:p>Thu Jan 14 04:00:00 2016</text:p>
          </table:table-cell>
          <table:table-cell office:value-type="float" office:value="394.8333">
            <text:p>394.8333</text:p>
          </table:table-cell>
          <table:table-cell office:value-type="float" office:value="34.0">
            <text:p>34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01-14T05:00:00">
            <text:p>Thu Jan 14 05:00:00 2016</text:p>
          </table:table-cell>
          <table:table-cell office:value-type="float" office:value="286.6667">
            <text:p>286.6667</text:p>
          </table:table-cell>
          <table:table-cell office:value-type="float" office:value="23.6667">
            <text:p>23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6-01-14T19:00:00">
            <text:p>Thu Jan 14 19:00:00 2016</text:p>
          </table:table-cell>
          <table:table-cell office:value-type="float" office:value="533.0">
            <text:p>533.0</text:p>
          </table:table-cell>
          <table:table-cell office:value-type="float" office:value="62.3333">
            <text:p>62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01-14T20:00:00">
            <text:p>Thu Jan 14 20:00:00 2016</text:p>
          </table:table-cell>
          <table:table-cell office:value-type="float" office:value="482.1667">
            <text:p>482.1667</text:p>
          </table:table-cell>
          <table:table-cell office:value-type="float" office:value="47.3333">
            <text:p>47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01-14T21:00:00">
            <text:p>Thu Jan 14 21:00:00 2016</text:p>
          </table:table-cell>
          <table:table-cell office:value-type="float" office:value="481.1667">
            <text:p>481.1667</text:p>
          </table:table-cell>
          <table:table-cell office:value-type="float" office:value="55.3333">
            <text:p>55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6-01-14T22:00:00">
            <text:p>Thu Jan 14 22:00:00 2016</text:p>
          </table:table-cell>
          <table:table-cell office:value-type="float" office:value="629.0">
            <text:p>629.0</text:p>
          </table:table-cell>
          <table:table-cell office:value-type="float" office:value="56.6667">
            <text:p>56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6-01-14T23:00:00">
            <text:p>Thu Jan 14 23:00:00 2016</text:p>
          </table:table-cell>
          <table:table-cell office:value-type="float" office:value="544.1667">
            <text:p>544.1667</text:p>
          </table:table-cell>
          <table:table-cell office:value-type="float" office:value="40.1667">
            <text:p>40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6-01-15T00:00:00">
            <text:p>Fri Jan 15 00:00:00 2016</text:p>
          </table:table-cell>
          <table:table-cell office:value-type="float" office:value="548.1667">
            <text:p>548.1667</text:p>
          </table:table-cell>
          <table:table-cell office:value-type="float" office:value="42.0">
            <text:p>42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6-01-15T01:00:00">
            <text:p>Fri Jan 15 01:00:00 2016</text:p>
          </table:table-cell>
          <table:table-cell office:value-type="float" office:value="310.0">
            <text:p>310.0</text:p>
          </table:table-cell>
          <table:table-cell office:value-type="float" office:value="28.1667">
            <text:p>28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6-01-15T02:00:00">
            <text:p>Fri Jan 15 02:00:00 2016</text:p>
          </table:table-cell>
          <table:table-cell office:value-type="float" office:value="344.5">
            <text:p>344.5</text:p>
          </table:table-cell>
          <table:table-cell office:value-type="float" office:value="28.6667">
            <text:p>28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6-01-15T03:00:00">
            <text:p>Fri Jan 15 03:00:00 2016</text:p>
          </table:table-cell>
          <table:table-cell office:value-type="float" office:value="402.8333">
            <text:p>402.8333</text:p>
          </table:table-cell>
          <table:table-cell office:value-type="float" office:value="36.3333">
            <text:p>36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01-15T04:00:00">
            <text:p>Fri Jan 15 04:00:00 2016</text:p>
          </table:table-cell>
          <table:table-cell office:value-type="float" office:value="349.1667">
            <text:p>349.1667</text:p>
          </table:table-cell>
          <table:table-cell office:value-type="float" office:value="22.1667">
            <text:p>22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6-01-15T05:00:00">
            <text:p>Fri Jan 15 05:00:00 2016</text:p>
          </table:table-cell>
          <table:table-cell office:value-type="float" office:value="346.5">
            <text:p>346.5</text:p>
          </table:table-cell>
          <table:table-cell office:value-type="float" office:value="17.1667">
            <text:p>17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6-01-15T06:00:00">
            <text:p>Fri Jan 15 06:00:00 2016</text:p>
          </table:table-cell>
          <table:table-cell office:value-type="float" office:value="316.0">
            <text:p>316.0</text:p>
          </table:table-cell>
          <table:table-cell office:value-type="float" office:value="17.0">
            <text:p>17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6-01-15T07:00:00">
            <text:p>Fri Jan 15 07:00:00 2016</text:p>
          </table:table-cell>
          <table:table-cell office:value-type="float" office:value="320.8333">
            <text:p>320.8333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6-01-15T08:00:00">
            <text:p>Fri Jan 15 08:00:00 2016</text:p>
          </table:table-cell>
          <table:table-cell office:value-type="float" office:value="430.8333">
            <text:p>430.8333</text:p>
          </table:table-cell>
          <table:table-cell office:value-type="float" office:value="39.8333">
            <text:p>39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01-15T09:00:00">
            <text:p>Fri Jan 15 09:00:00 2016</text:p>
          </table:table-cell>
          <table:table-cell office:value-type="float" office:value="407.1667">
            <text:p>407.1667</text:p>
          </table:table-cell>
          <table:table-cell office:value-type="float" office:value="38.0">
            <text:p>38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01-15T10:00:00">
            <text:p>Fri Jan 15 10:00:00 2016</text:p>
          </table:table-cell>
          <table:table-cell office:value-type="float" office:value="511.1667">
            <text:p>511.1667</text:p>
          </table:table-cell>
          <table:table-cell office:value-type="float" office:value="42.6667">
            <text:p>42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6-01-17T20:00:00">
            <text:p>Sun Jan 17 20:00:00 2016</text:p>
          </table:table-cell>
          <table:table-cell office:value-type="float" office:value="651.3333">
            <text:p>651.3333</text:p>
          </table:table-cell>
          <table:table-cell office:value-type="float" office:value="85.3333">
            <text:p>85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01-17T21:00:00">
            <text:p>Sun Jan 17 21:00:00 2016</text:p>
          </table:table-cell>
          <table:table-cell office:value-type="float" office:value="594.3333">
            <text:p>594.3333</text:p>
          </table:table-cell>
          <table:table-cell office:value-type="float" office:value="54.5">
            <text:p>54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01-17T22:00:00">
            <text:p>Sun Jan 17 22:00:00 2016</text:p>
          </table:table-cell>
          <table:table-cell office:value-type="float" office:value="462.1667">
            <text:p>462.1667</text:p>
          </table:table-cell>
          <table:table-cell office:value-type="float" office:value="37.1667">
            <text:p>37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01-17T23:00:00">
            <text:p>Sun Jan 17 23:00:00 2016</text:p>
          </table:table-cell>
          <table:table-cell office:value-type="float" office:value="501.0">
            <text:p>501.0</text:p>
          </table:table-cell>
          <table:table-cell office:value-type="float" office:value="28.1667">
            <text:p>28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6-01-18T00:00:00">
            <text:p>Mon Jan 18 00:00:00 2016</text:p>
          </table:table-cell>
          <table:table-cell office:value-type="float" office:value="497.8333">
            <text:p>497.8333</text:p>
          </table:table-cell>
          <table:table-cell office:value-type="float" office:value="24.0">
            <text:p>24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6-01-18T02:00:00">
            <text:p>Mon Jan 18 02:00:00 2016</text:p>
          </table:table-cell>
          <table:table-cell office:value-type="float" office:value="460.8333">
            <text:p>460.8333</text:p>
          </table:table-cell>
          <table:table-cell office:value-type="float" office:value="24.6667">
            <text:p>24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01-18T04:00:00">
            <text:p>Mon Jan 18 04:00:00 2016</text:p>
          </table:table-cell>
          <table:table-cell office:value-type="float" office:value="480.0">
            <text:p>480.0</text:p>
          </table:table-cell>
          <table:table-cell office:value-type="float" office:value="29.6667">
            <text:p>29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6-01-19T08:00:00">
            <text:p>Tue Jan 19 08:00:00 2016</text:p>
          </table:table-cell>
          <table:table-cell office:value-type="float" office:value="483.8333">
            <text:p>483.8333</text:p>
          </table:table-cell>
          <table:table-cell office:value-type="float" office:value="44.0">
            <text:p>44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01-19T09:00:00">
            <text:p>Tue Jan 19 09:00:00 2016</text:p>
          </table:table-cell>
          <table:table-cell office:value-type="float" office:value="555.0">
            <text:p>555.0</text:p>
          </table:table-cell>
          <table:table-cell office:value-type="float" office:value="52.6667">
            <text:p>52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19T10:00:00">
            <text:p>Tue Jan 19 10:00:00 2016</text:p>
          </table:table-cell>
          <table:table-cell office:value-type="float" office:value="853.8333">
            <text:p>853.8333</text:p>
          </table:table-cell>
          <table:table-cell office:value-type="float" office:value="72.5">
            <text:p>72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01-20T20:00:00">
            <text:p>Wed Jan 20 20:00:00 2016</text:p>
          </table:table-cell>
          <table:table-cell office:value-type="float" office:value="366.6667">
            <text:p>366.6667</text:p>
          </table:table-cell>
          <table:table-cell office:value-type="float" office:value="37.3333">
            <text:p>37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01-20T22:00:00">
            <text:p>Wed Jan 20 22:00:00 2016</text:p>
          </table:table-cell>
          <table:table-cell office:value-type="float" office:value="452.8333">
            <text:p>452.8333</text:p>
          </table:table-cell>
          <table:table-cell office:value-type="float" office:value="48.3333">
            <text:p>48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01-20T23:00:00">
            <text:p>Wed Jan 20 23:00:00 2016</text:p>
          </table:table-cell>
          <table:table-cell office:value-type="float" office:value="405.8333">
            <text:p>405.8333</text:p>
          </table:table-cell>
          <table:table-cell office:value-type="float" office:value="27.0">
            <text:p>27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6-01-21T00:00:00">
            <text:p>Thu Jan 21 00:00:00 2016</text:p>
          </table:table-cell>
          <table:table-cell office:value-type="float" office:value="399.6667">
            <text:p>399.6667</text:p>
          </table:table-cell>
          <table:table-cell office:value-type="float" office:value="30.1667">
            <text:p>30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6-01-21T01:00:00">
            <text:p>Thu Jan 21 01:00:00 2016</text:p>
          </table:table-cell>
          <table:table-cell office:value-type="float" office:value="454.3333">
            <text:p>454.3333</text:p>
          </table:table-cell>
          <table:table-cell office:value-type="float" office:value="53.6667">
            <text:p>53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01-21T02:00:00">
            <text:p>Thu Jan 21 02:00:00 2016</text:p>
          </table:table-cell>
          <table:table-cell office:value-type="float" office:value="460.0">
            <text:p>460.0</text:p>
          </table:table-cell>
          <table:table-cell office:value-type="float" office:value="35.6667">
            <text:p>35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6-01-21T03:00:00">
            <text:p>Thu Jan 21 03:00:00 2016</text:p>
          </table:table-cell>
          <table:table-cell office:value-type="float" office:value="446.3333">
            <text:p>446.3333</text:p>
          </table:table-cell>
          <table:table-cell office:value-type="float" office:value="28.0">
            <text:p>28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01-21T04:00:00">
            <text:p>Thu Jan 21 04:00:00 2016</text:p>
          </table:table-cell>
          <table:table-cell office:value-type="float" office:value="461.6667">
            <text:p>461.6667</text:p>
          </table:table-cell>
          <table:table-cell office:value-type="float" office:value="18.3333">
            <text:p>18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6-01-21T05:00:00">
            <text:p>Thu Jan 21 05:00:00 2016</text:p>
          </table:table-cell>
          <table:table-cell office:value-type="float" office:value="441.8333">
            <text:p>441.8333</text:p>
          </table:table-cell>
          <table:table-cell office:value-type="float" office:value="12.3333">
            <text:p>12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01-21T06:00:00">
            <text:p>Thu Jan 21 06:00:00 2016</text:p>
          </table:table-cell>
          <table:table-cell office:value-type="float" office:value="368.8333">
            <text:p>368.8333</text:p>
          </table:table-cell>
          <table:table-cell office:value-type="float" office:value="9.3333">
            <text:p>9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6-01-21T20:00:00">
            <text:p>Thu Jan 21 20:00:00 2016</text:p>
          </table:table-cell>
          <table:table-cell office:value-type="float" office:value="460.5">
            <text:p>460.5</text:p>
          </table:table-cell>
          <table:table-cell office:value-type="float" office:value="47.5">
            <text:p>47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01-21T21:00:00">
            <text:p>Thu Jan 21 21:00:00 2016</text:p>
          </table:table-cell>
          <table:table-cell office:value-type="float" office:value="752.1667">
            <text:p>752.1667</text:p>
          </table:table-cell>
          <table:table-cell office:value-type="float" office:value="82.1667">
            <text:p>82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01-21T22:00:00">
            <text:p>Thu Jan 21 22:00:00 2016</text:p>
          </table:table-cell>
          <table:table-cell office:value-type="float" office:value="612.3333">
            <text:p>612.3333</text:p>
          </table:table-cell>
          <table:table-cell office:value-type="float" office:value="63.6667">
            <text:p>63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01-21T23:00:00">
            <text:p>Thu Jan 21 23:00:00 2016</text:p>
          </table:table-cell>
          <table:table-cell office:value-type="float" office:value="667.3333">
            <text:p>667.3333</text:p>
          </table:table-cell>
          <table:table-cell office:value-type="float" office:value="64.8333">
            <text:p>64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01-22T00:00:00">
            <text:p>Fri Jan 22 00:00:00 2016</text:p>
          </table:table-cell>
          <table:table-cell office:value-type="float" office:value="612.3333">
            <text:p>612.3333</text:p>
          </table:table-cell>
          <table:table-cell office:value-type="float" office:value="58.1667">
            <text:p>58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6-01-22T01:00:00">
            <text:p>Fri Jan 22 01:00:00 2016</text:p>
          </table:table-cell>
          <table:table-cell office:value-type="float" office:value="411.5">
            <text:p>411.5</text:p>
          </table:table-cell>
          <table:table-cell office:value-type="float" office:value="52.0">
            <text:p>52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01-22T02:00:00">
            <text:p>Fri Jan 22 02:00:00 2016</text:p>
          </table:table-cell>
          <table:table-cell office:value-type="float" office:value="354.0">
            <text:p>354.0</text:p>
          </table:table-cell>
          <table:table-cell office:value-type="float" office:value="35.6667">
            <text:p>35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6-01-22T20:00:00">
            <text:p>Fri Jan 22 20:00:00 2016</text:p>
          </table:table-cell>
          <table:table-cell office:value-type="float" office:value="876.3333">
            <text:p>876.3333</text:p>
          </table:table-cell>
          <table:table-cell office:value-type="float" office:value="92.6667">
            <text:p>92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22T21:00:00">
            <text:p>Fri Jan 22 21:00:00 2016</text:p>
          </table:table-cell>
          <table:table-cell office:value-type="float" office:value="774.5">
            <text:p>774.5</text:p>
          </table:table-cell>
          <table:table-cell office:value-type="float" office:value="76.3333">
            <text:p>76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01-22T22:00:00">
            <text:p>Fri Jan 22 22:00:00 2016</text:p>
          </table:table-cell>
          <table:table-cell office:value-type="float" office:value="668.8333">
            <text:p>668.8333</text:p>
          </table:table-cell>
          <table:table-cell office:value-type="float" office:value="62.8333">
            <text:p>62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01-22T23:00:00">
            <text:p>Fri Jan 22 23:00:00 2016</text:p>
          </table:table-cell>
          <table:table-cell office:value-type="float" office:value="502.8333">
            <text:p>502.8333</text:p>
          </table:table-cell>
          <table:table-cell office:value-type="float" office:value="60.3333">
            <text:p>60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01-23T00:00:00">
            <text:p>Sat Jan 23 00:00:00 2016</text:p>
          </table:table-cell>
          <table:table-cell office:value-type="float" office:value="349.8333">
            <text:p>349.8333</text:p>
          </table:table-cell>
          <table:table-cell office:value-type="float" office:value="35.0">
            <text:p>35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01-23T19:00:00">
            <text:p>Sat Jan 23 19:00:00 2016</text:p>
          </table:table-cell>
          <table:table-cell office:value-type="float" office:value="896.6667">
            <text:p>896.6667</text:p>
          </table:table-cell>
          <table:table-cell office:value-type="float" office:value="93.3333">
            <text:p>93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23T20:00:00">
            <text:p>Sat Jan 23 20:00:00 2016</text:p>
          </table:table-cell>
          <table:table-cell office:value-type="float" office:value="1159.8333">
            <text:p>1159.8333</text:p>
          </table:table-cell>
          <table:table-cell office:value-type="float" office:value="90.3333">
            <text:p>90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01-23T21:00:00">
            <text:p>Sat Jan 23 21:00:00 2016</text:p>
          </table:table-cell>
          <table:table-cell office:value-type="float" office:value="1187.0">
            <text:p>1187.0</text:p>
          </table:table-cell>
          <table:table-cell office:value-type="float" office:value="96.6667">
            <text:p>96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01-23T22:00:00">
            <text:p>Sat Jan 23 22:00:00 2016</text:p>
          </table:table-cell>
          <table:table-cell office:value-type="float" office:value="1191.3333">
            <text:p>1191.3333</text:p>
          </table:table-cell>
          <table:table-cell office:value-type="float" office:value="95.3333">
            <text:p>9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01-23T23:00:00">
            <text:p>Sat Jan 23 23:00:00 2016</text:p>
          </table:table-cell>
          <table:table-cell office:value-type="float" office:value="876.3333">
            <text:p>876.3333</text:p>
          </table:table-cell>
          <table:table-cell office:value-type="float" office:value="62.1667">
            <text:p>62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01-24T00:00:00">
            <text:p>Sun Jan 24 00:00:00 2016</text:p>
          </table:table-cell>
          <table:table-cell office:value-type="float" office:value="652.8333">
            <text:p>652.8333</text:p>
          </table:table-cell>
          <table:table-cell office:value-type="float" office:value="53.6667">
            <text:p>53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6-01-24T01:00:00">
            <text:p>Sun Jan 24 01:00:00 2016</text:p>
          </table:table-cell>
          <table:table-cell office:value-type="float" office:value="458.5">
            <text:p>458.5</text:p>
          </table:table-cell>
          <table:table-cell office:value-type="float" office:value="55.8333">
            <text:p>55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01-24T02:00:00">
            <text:p>Sun Jan 24 02:00:00 2016</text:p>
          </table:table-cell>
          <table:table-cell office:value-type="float" office:value="431.0">
            <text:p>431.0</text:p>
          </table:table-cell>
          <table:table-cell office:value-type="float" office:value="45.1667">
            <text:p>45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01-24T03:00:00">
            <text:p>Sun Jan 24 03:00:00 2016</text:p>
          </table:table-cell>
          <table:table-cell office:value-type="float" office:value="496.5">
            <text:p>496.5</text:p>
          </table:table-cell>
          <table:table-cell office:value-type="float" office:value="34.8333">
            <text:p>34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01-24T04:00:00">
            <text:p>Sun Jan 24 04:00:00 2016</text:p>
          </table:table-cell>
          <table:table-cell office:value-type="float" office:value="379.8333">
            <text:p>379.8333</text:p>
          </table:table-cell>
          <table:table-cell office:value-type="float" office:value="33.3333">
            <text:p>33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6-01-24T05:00:00">
            <text:p>Sun Jan 24 05:00:00 2016</text:p>
          </table:table-cell>
          <table:table-cell office:value-type="float" office:value="277.1667">
            <text:p>277.1667</text:p>
          </table:table-cell>
          <table:table-cell office:value-type="float" office:value="24.5">
            <text:p>24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6-01-24T19:00:00">
            <text:p>Sun Jan 24 19:00:00 2016</text:p>
          </table:table-cell>
          <table:table-cell office:value-type="float" office:value="746.5">
            <text:p>746.5</text:p>
          </table:table-cell>
          <table:table-cell office:value-type="float" office:value="88.8333">
            <text:p>88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6-01-24T20:00:00">
            <text:p>Sun Jan 24 20:00:00 2016</text:p>
          </table:table-cell>
          <table:table-cell office:value-type="float" office:value="897.6667">
            <text:p>897.6667</text:p>
          </table:table-cell>
          <table:table-cell office:value-type="float" office:value="97.1667">
            <text:p>97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24T21:00:00">
            <text:p>Sun Jan 24 21:00:00 2016</text:p>
          </table:table-cell>
          <table:table-cell office:value-type="float" office:value="1088.0">
            <text:p>1088.0</text:p>
          </table:table-cell>
          <table:table-cell office:value-type="float" office:value="96.8333">
            <text:p>96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1-24T22:00:00">
            <text:p>Sun Jan 24 22:00:00 2016</text:p>
          </table:table-cell>
          <table:table-cell office:value-type="float" office:value="718.5">
            <text:p>718.5</text:p>
          </table:table-cell>
          <table:table-cell office:value-type="float" office:value="72.8333">
            <text:p>72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01-24T23:00:00">
            <text:p>Sun Jan 24 23:00:00 2016</text:p>
          </table:table-cell>
          <table:table-cell office:value-type="float" office:value="1154.1667">
            <text:p>1154.1667</text:p>
          </table:table-cell>
          <table:table-cell office:value-type="float" office:value="85.1667">
            <text:p>85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25T00:00:00">
            <text:p>Mon Jan 25 00:00:00 2016</text:p>
          </table:table-cell>
          <table:table-cell office:value-type="float" office:value="671.1667">
            <text:p>671.1667</text:p>
          </table:table-cell>
          <table:table-cell office:value-type="float" office:value="52.3333">
            <text:p>52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01-25T20:00:00">
            <text:p>Mon Jan 25 20:00:00 2016</text:p>
          </table:table-cell>
          <table:table-cell office:value-type="float" office:value="468.6667">
            <text:p>468.6667</text:p>
          </table:table-cell>
          <table:table-cell office:value-type="float" office:value="83.8333">
            <text:p>83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6-01-25T21:00:00">
            <text:p>Mon Jan 25 21:00:00 2016</text:p>
          </table:table-cell>
          <table:table-cell office:value-type="float" office:value="300.1667">
            <text:p>300.1667</text:p>
          </table:table-cell>
          <table:table-cell office:value-type="float" office:value="62.1667">
            <text:p>62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01-26T01:00:00">
            <text:p>Tue Jan 26 01:00:00 2016</text:p>
          </table:table-cell>
          <table:table-cell office:value-type="float" office:value="382.5">
            <text:p>382.5</text:p>
          </table:table-cell>
          <table:table-cell office:value-type="float" office:value="41.0">
            <text:p>41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01-26T02:00:00">
            <text:p>Tue Jan 26 02:00:00 2016</text:p>
          </table:table-cell>
          <table:table-cell office:value-type="float" office:value="578.0">
            <text:p>578.0</text:p>
          </table:table-cell>
          <table:table-cell office:value-type="float" office:value="32.1667">
            <text:p>32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01-26T03:00:00">
            <text:p>Tue Jan 26 03:00:00 2016</text:p>
          </table:table-cell>
          <table:table-cell office:value-type="float" office:value="442.5">
            <text:p>442.5</text:p>
          </table:table-cell>
          <table:table-cell office:value-type="float" office:value="16.3333">
            <text:p>16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6-01-26T04:00:00">
            <text:p>Tue Jan 26 04:00:00 2016</text:p>
          </table:table-cell>
          <table:table-cell office:value-type="float" office:value="388.6667">
            <text:p>388.6667</text:p>
          </table:table-cell>
          <table:table-cell office:value-type="float" office:value="17.6667">
            <text:p>17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6-01-26T05:00:00">
            <text:p>Tue Jan 26 05:00:00 2016</text:p>
          </table:table-cell>
          <table:table-cell office:value-type="float" office:value="362.8333">
            <text:p>362.8333</text:p>
          </table:table-cell>
          <table:table-cell office:value-type="float" office:value="21.6667">
            <text:p>21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6-01-26T06:00:00">
            <text:p>Tue Jan 26 06:00:00 2016</text:p>
          </table:table-cell>
          <table:table-cell office:value-type="float" office:value="367.0">
            <text:p>367.0</text:p>
          </table:table-cell>
          <table:table-cell office:value-type="float" office:value="14.3333">
            <text:p>14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6-01-26T07:00:00">
            <text:p>Tue Jan 26 07:00:00 2016</text:p>
          </table:table-cell>
          <table:table-cell office:value-type="float" office:value="344.5">
            <text:p>344.5</text:p>
          </table:table-cell>
          <table:table-cell office:value-type="float" office:value="17.8333">
            <text:p>17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6-01-26T08:00:00">
            <text:p>Tue Jan 26 08:00:00 2016</text:p>
          </table:table-cell>
          <table:table-cell office:value-type="float" office:value="477.3333">
            <text:p>477.3333</text:p>
          </table:table-cell>
          <table:table-cell office:value-type="float" office:value="43.6667">
            <text:p>43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01-26T09:00:00">
            <text:p>Tue Jan 26 09:00:00 2016</text:p>
          </table:table-cell>
          <table:table-cell office:value-type="float" office:value="575.1667">
            <text:p>575.1667</text:p>
          </table:table-cell>
          <table:table-cell office:value-type="float" office:value="51.3333">
            <text:p>51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6-01-27T20:00:00">
            <text:p>Wed Jan 27 20:00:00 2016</text:p>
          </table:table-cell>
          <table:table-cell office:value-type="float" office:value="884.1667">
            <text:p>884.1667</text:p>
          </table:table-cell>
          <table:table-cell office:value-type="float" office:value="92.6667">
            <text:p>92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6-01-27T21:00:00">
            <text:p>Wed Jan 27 21:00:00 2016</text:p>
          </table:table-cell>
          <table:table-cell office:value-type="float" office:value="958.1667">
            <text:p>958.1667</text:p>
          </table:table-cell>
          <table:table-cell office:value-type="float" office:value="105.6667">
            <text:p>105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01-27T22:00:00">
            <text:p>Wed Jan 27 22:00:00 2016</text:p>
          </table:table-cell>
          <table:table-cell office:value-type="float" office:value="1264.3333">
            <text:p>1264.3333</text:p>
          </table:table-cell>
          <table:table-cell office:value-type="float" office:value="101.6667">
            <text:p>101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27T23:00:00">
            <text:p>Wed Jan 27 23:00:00 2016</text:p>
          </table:table-cell>
          <table:table-cell office:value-type="float" office:value="734.5">
            <text:p>734.5</text:p>
          </table:table-cell>
          <table:table-cell office:value-type="float" office:value="72.1667">
            <text:p>72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6-01-28T21:00:00">
            <text:p>Thu Jan 28 21:00:00 2016</text:p>
          </table:table-cell>
          <table:table-cell office:value-type="float" office:value="620.0">
            <text:p>620.0</text:p>
          </table:table-cell>
          <table:table-cell office:value-type="float" office:value="84.5">
            <text:p>84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01-28T22:00:00">
            <text:p>Thu Jan 28 22:00:00 2016</text:p>
          </table:table-cell>
          <table:table-cell office:value-type="float" office:value="715.3333">
            <text:p>715.3333</text:p>
          </table:table-cell>
          <table:table-cell office:value-type="float" office:value="80.6667">
            <text:p>8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01-28T23:00:00">
            <text:p>Thu Jan 28 23:00:00 2016</text:p>
          </table:table-cell>
          <table:table-cell office:value-type="float" office:value="557.0">
            <text:p>557.0</text:p>
          </table:table-cell>
          <table:table-cell office:value-type="float" office:value="69.5">
            <text:p>69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01-29T00:00:00">
            <text:p>Fri Jan 29 00:00:00 2016</text:p>
          </table:table-cell>
          <table:table-cell office:value-type="float" office:value="500.0">
            <text:p>500.0</text:p>
          </table:table-cell>
          <table:table-cell office:value-type="float" office:value="61.3333">
            <text:p>61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01-29T01:00:00">
            <text:p>Fri Jan 29 01:00:00 2016</text:p>
          </table:table-cell>
          <table:table-cell office:value-type="float" office:value="487.6667">
            <text:p>487.6667</text:p>
          </table:table-cell>
          <table:table-cell office:value-type="float" office:value="66.8333">
            <text:p>66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29T02:00:00">
            <text:p>Fri Jan 29 02:00:00 2016</text:p>
          </table:table-cell>
          <table:table-cell office:value-type="float" office:value="550.6667">
            <text:p>550.6667</text:p>
          </table:table-cell>
          <table:table-cell office:value-type="float" office:value="40.3333">
            <text:p>40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01-29T20:00:00">
            <text:p>Fri Jan 29 20:00:00 2016</text:p>
          </table:table-cell>
          <table:table-cell office:value-type="float" office:value="392.1667">
            <text:p>392.1667</text:p>
          </table:table-cell>
          <table:table-cell office:value-type="float" office:value="62.6667">
            <text:p>62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6-01-29T21:00:00">
            <text:p>Fri Jan 29 21:00:00 2016</text:p>
          </table:table-cell>
          <table:table-cell office:value-type="float" office:value="612.6667">
            <text:p>612.6667</text:p>
          </table:table-cell>
          <table:table-cell office:value-type="float" office:value="86.0">
            <text:p>86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01-29T22:00:00">
            <text:p>Fri Jan 29 22:00:00 2016</text:p>
          </table:table-cell>
          <table:table-cell office:value-type="float" office:value="458.6667">
            <text:p>458.6667</text:p>
          </table:table-cell>
          <table:table-cell office:value-type="float" office:value="62.6667">
            <text:p>62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6-01-30T00:00:00">
            <text:p>Sat Jan 30 00:00:00 2016</text:p>
          </table:table-cell>
          <table:table-cell office:value-type="float" office:value="296.8333">
            <text:p>296.8333</text:p>
          </table:table-cell>
          <table:table-cell office:value-type="float" office:value="37.0">
            <text:p>37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01-30T01:00:00">
            <text:p>Sat Jan 30 01:00:00 2016</text:p>
          </table:table-cell>
          <table:table-cell office:value-type="float" office:value="351.5">
            <text:p>351.5</text:p>
          </table:table-cell>
          <table:table-cell office:value-type="float" office:value="28.0">
            <text:p>28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6-01-30T02:00:00">
            <text:p>Sat Jan 30 02:00:00 2016</text:p>
          </table:table-cell>
          <table:table-cell office:value-type="float" office:value="362.3333">
            <text:p>362.3333</text:p>
          </table:table-cell>
          <table:table-cell office:value-type="float" office:value="22.0">
            <text:p>22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6-01-30T03:00:00">
            <text:p>Sat Jan 30 03:00:00 2016</text:p>
          </table:table-cell>
          <table:table-cell office:value-type="float" office:value="364.8333">
            <text:p>364.8333</text:p>
          </table:table-cell>
          <table:table-cell office:value-type="float" office:value="14.6667">
            <text:p>14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6-01-30T08:00:00">
            <text:p>Sat Jan 30 08:00:00 2016</text:p>
          </table:table-cell>
          <table:table-cell office:value-type="float" office:value="426.0">
            <text:p>426.0</text:p>
          </table:table-cell>
          <table:table-cell office:value-type="float" office:value="32.8333">
            <text:p>32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01-30T20:00:00">
            <text:p>Sat Jan 30 20:00:00 2016</text:p>
          </table:table-cell>
          <table:table-cell office:value-type="float" office:value="706.8333">
            <text:p>706.8333</text:p>
          </table:table-cell>
          <table:table-cell office:value-type="float" office:value="81.6667">
            <text:p>81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01-30T21:00:00">
            <text:p>Sat Jan 30 21:00:00 2016</text:p>
          </table:table-cell>
          <table:table-cell office:value-type="float" office:value="963.6667">
            <text:p>963.6667</text:p>
          </table:table-cell>
          <table:table-cell office:value-type="float" office:value="93.3333">
            <text:p>9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01-30T22:00:00">
            <text:p>Sat Jan 30 22:00:00 2016</text:p>
          </table:table-cell>
          <table:table-cell office:value-type="float" office:value="979.6667">
            <text:p>979.6667</text:p>
          </table:table-cell>
          <table:table-cell office:value-type="float" office:value="82.6667">
            <text:p>82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1-30T23:00:00">
            <text:p>Sat Jan 30 23:00:00 2016</text:p>
          </table:table-cell>
          <table:table-cell office:value-type="float" office:value="1105.6667">
            <text:p>1105.6667</text:p>
          </table:table-cell>
          <table:table-cell office:value-type="float" office:value="79.1667">
            <text:p>79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31T00:00:00">
            <text:p>Sun Jan 31 00:00:00 2016</text:p>
          </table:table-cell>
          <table:table-cell office:value-type="float" office:value="809.0">
            <text:p>809.0</text:p>
          </table:table-cell>
          <table:table-cell office:value-type="float" office:value="63.5">
            <text:p>63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31T01:00:00">
            <text:p>Sun Jan 31 01:00:00 2016</text:p>
          </table:table-cell>
          <table:table-cell office:value-type="float" office:value="539.3333">
            <text:p>539.3333</text:p>
          </table:table-cell>
          <table:table-cell office:value-type="float" office:value="57.1667">
            <text:p>57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01-31T02:00:00">
            <text:p>Sun Jan 31 02:00:00 2016</text:p>
          </table:table-cell>
          <table:table-cell office:value-type="float" office:value="456.8333">
            <text:p>456.8333</text:p>
          </table:table-cell>
          <table:table-cell office:value-type="float" office:value="41.6667">
            <text:p>41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01-31T03:00:00">
            <text:p>Sun Jan 31 03:00:00 2016</text:p>
          </table:table-cell>
          <table:table-cell office:value-type="float" office:value="346.1667">
            <text:p>346.1667</text:p>
          </table:table-cell>
          <table:table-cell office:value-type="float" office:value="33.8333">
            <text:p>33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6-01-31T20:00:00">
            <text:p>Sun Jan 31 20:00:00 2016</text:p>
          </table:table-cell>
          <table:table-cell office:value-type="float" office:value="602.6667">
            <text:p>602.6667</text:p>
          </table:table-cell>
          <table:table-cell office:value-type="float" office:value="38.5">
            <text:p>38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6-01-31T21:00:00">
            <text:p>Sun Jan 31 21:00:00 2016</text:p>
          </table:table-cell>
          <table:table-cell office:value-type="float" office:value="711.6667">
            <text:p>711.6667</text:p>
          </table:table-cell>
          <table:table-cell office:value-type="float" office:value="45.5">
            <text:p>45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6-01-31T22:00:00">
            <text:p>Sun Jan 31 22:00:00 2016</text:p>
          </table:table-cell>
          <table:table-cell office:value-type="float" office:value="742.3333">
            <text:p>742.3333</text:p>
          </table:table-cell>
          <table:table-cell office:value-type="float" office:value="72.6667">
            <text:p>72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6-01-31T23:00:00">
            <text:p>Sun Jan 31 23:00:00 2016</text:p>
          </table:table-cell>
          <table:table-cell office:value-type="float" office:value="601.8333">
            <text:p>601.8333</text:p>
          </table:table-cell>
          <table:table-cell office:value-type="float" office:value="48.1667">
            <text:p>48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6-02-01T00:00:00">
            <text:p>Mon Feb  1 00:00:00 2016</text:p>
          </table:table-cell>
          <table:table-cell office:value-type="float" office:value="564.0">
            <text:p>564.0</text:p>
          </table:table-cell>
          <table:table-cell office:value-type="float" office:value="33.1667">
            <text:p>33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6-02-01T19:00:00">
            <text:p>Mon Feb  1 19:00:00 2016</text:p>
          </table:table-cell>
          <table:table-cell office:value-type="float" office:value="861.5">
            <text:p>861.5</text:p>
          </table:table-cell>
          <table:table-cell office:value-type="float" office:value="80.8333">
            <text:p>80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6-02-01T20:00:00">
            <text:p>Mon Feb  1 20:00:00 2016</text:p>
          </table:table-cell>
          <table:table-cell office:value-type="float" office:value="1092.1667">
            <text:p>1092.1667</text:p>
          </table:table-cell>
          <table:table-cell office:value-type="float" office:value="105.8333">
            <text:p>105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2-01T21:00:00">
            <text:p>Mon Feb  1 21:00:00 2016</text:p>
          </table:table-cell>
          <table:table-cell office:value-type="float" office:value="730.5">
            <text:p>730.5</text:p>
          </table:table-cell>
          <table:table-cell office:value-type="float" office:value="78.5">
            <text:p>78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02-01T22:00:00">
            <text:p>Mon Feb  1 22:00:00 2016</text:p>
          </table:table-cell>
          <table:table-cell office:value-type="float" office:value="1104.1667">
            <text:p>1104.1667</text:p>
          </table:table-cell>
          <table:table-cell office:value-type="float" office:value="90.6667">
            <text:p>90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6-02-01T23:00:00">
            <text:p>Mon Feb  1 23:00:00 2016</text:p>
          </table:table-cell>
          <table:table-cell office:value-type="float" office:value="1277.6667">
            <text:p>1277.6667</text:p>
          </table:table-cell>
          <table:table-cell office:value-type="float" office:value="97.1667">
            <text:p>97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2-02T00:00:00">
            <text:p>Tue Feb  2 00:00:00 2016</text:p>
          </table:table-cell>
          <table:table-cell office:value-type="float" office:value="1093.8333">
            <text:p>1093.8333</text:p>
          </table:table-cell>
          <table:table-cell office:value-type="float" office:value="78.1667">
            <text:p>78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2-02T01:00:00">
            <text:p>Tue Feb  2 01:00:00 2016</text:p>
          </table:table-cell>
          <table:table-cell office:value-type="float" office:value="593.0">
            <text:p>593.0</text:p>
          </table:table-cell>
          <table:table-cell office:value-type="float" office:value="64.5">
            <text:p>64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02-02T02:00:00">
            <text:p>Tue Feb  2 02:00:00 2016</text:p>
          </table:table-cell>
          <table:table-cell office:value-type="float" office:value="346.8333">
            <text:p>346.8333</text:p>
          </table:table-cell>
          <table:table-cell office:value-type="float" office:value="43.8333">
            <text:p>43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6-02-02T03:00:00">
            <text:p>Tue Feb  2 03:00:00 2016</text:p>
          </table:table-cell>
          <table:table-cell office:value-type="float" office:value="342.5">
            <text:p>342.5</text:p>
          </table:table-cell>
          <table:table-cell office:value-type="float" office:value="38.5">
            <text:p>38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02-02T20:00:00">
            <text:p>Tue Feb  2 20:00:00 2016</text:p>
          </table:table-cell>
          <table:table-cell office:value-type="float" office:value="592.1667">
            <text:p>592.1667</text:p>
          </table:table-cell>
          <table:table-cell office:value-type="float" office:value="76.3333">
            <text:p>76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02-02T21:00:00">
            <text:p>Tue Feb  2 21:00:00 2016</text:p>
          </table:table-cell>
          <table:table-cell office:value-type="float" office:value="665.5">
            <text:p>665.5</text:p>
          </table:table-cell>
          <table:table-cell office:value-type="float" office:value="69.1667">
            <text:p>69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6-02-02T22:00:00">
            <text:p>Tue Feb  2 22:00:00 2016</text:p>
          </table:table-cell>
          <table:table-cell office:value-type="float" office:value="611.8333">
            <text:p>611.8333</text:p>
          </table:table-cell>
          <table:table-cell office:value-type="float" office:value="65.8333">
            <text:p>65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02-02T23:00:00">
            <text:p>Tue Feb  2 23:00:00 2016</text:p>
          </table:table-cell>
          <table:table-cell office:value-type="float" office:value="797.0">
            <text:p>797.0</text:p>
          </table:table-cell>
          <table:table-cell office:value-type="float" office:value="73.1667">
            <text:p>73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02-03T00:00:00">
            <text:p>Wed Feb  3 00:00:00 2016</text:p>
          </table:table-cell>
          <table:table-cell office:value-type="float" office:value="794.1667">
            <text:p>794.1667</text:p>
          </table:table-cell>
          <table:table-cell office:value-type="float" office:value="65.3333">
            <text:p>65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02-03T01:00:00">
            <text:p>Wed Feb  3 01:00:00 2016</text:p>
          </table:table-cell>
          <table:table-cell office:value-type="float" office:value="482.1667">
            <text:p>482.1667</text:p>
          </table:table-cell>
          <table:table-cell office:value-type="float" office:value="63.6667">
            <text:p>63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2-03T02:00:00">
            <text:p>Wed Feb  3 02:00:00 2016</text:p>
          </table:table-cell>
          <table:table-cell office:value-type="float" office:value="391.8333">
            <text:p>391.8333</text:p>
          </table:table-cell>
          <table:table-cell office:value-type="float" office:value="45.1667">
            <text:p>45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02-03T20:00:00">
            <text:p>Wed Feb  3 20:00:00 2016</text:p>
          </table:table-cell>
          <table:table-cell office:value-type="float" office:value="414.6667">
            <text:p>414.6667</text:p>
          </table:table-cell>
          <table:table-cell office:value-type="float" office:value="41.6667">
            <text:p>41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02-03T21:00:00">
            <text:p>Wed Feb  3 21:00:00 2016</text:p>
          </table:table-cell>
          <table:table-cell office:value-type="float" office:value="512.0">
            <text:p>512.0</text:p>
          </table:table-cell>
          <table:table-cell office:value-type="float" office:value="50.1667">
            <text:p>50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6-02-03T22:00:00">
            <text:p>Wed Feb  3 22:00:00 2016</text:p>
          </table:table-cell>
          <table:table-cell office:value-type="float" office:value="463.0">
            <text:p>463.0</text:p>
          </table:table-cell>
          <table:table-cell office:value-type="float" office:value="52.0">
            <text:p>52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02-03T23:00:00">
            <text:p>Wed Feb  3 23:00:00 2016</text:p>
          </table:table-cell>
          <table:table-cell office:value-type="float" office:value="390.6667">
            <text:p>390.6667</text:p>
          </table:table-cell>
          <table:table-cell office:value-type="float" office:value="31.8333">
            <text:p>31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02-04T00:00:00">
            <text:p>Thu Feb  4 00:00:00 2016</text:p>
          </table:table-cell>
          <table:table-cell office:value-type="float" office:value="411.6667">
            <text:p>411.6667</text:p>
          </table:table-cell>
          <table:table-cell office:value-type="float" office:value="36.0">
            <text:p>36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6-02-04T20:00:00">
            <text:p>Thu Feb  4 20:00:00 2016</text:p>
          </table:table-cell>
          <table:table-cell office:value-type="float" office:value="589.6667">
            <text:p>589.6667</text:p>
          </table:table-cell>
          <table:table-cell office:value-type="float" office:value="95.8333">
            <text:p>95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02-05T21:00:00">
            <text:p>Fri Feb  5 21:00:00 2016</text:p>
          </table:table-cell>
          <table:table-cell office:value-type="float" office:value="885.8333">
            <text:p>885.8333</text:p>
          </table:table-cell>
          <table:table-cell office:value-type="float" office:value="104.8333">
            <text:p>104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6-02-05T22:00:00">
            <text:p>Fri Feb  5 22:00:00 2016</text:p>
          </table:table-cell>
          <table:table-cell office:value-type="float" office:value="1042.3333">
            <text:p>1042.3333</text:p>
          </table:table-cell>
          <table:table-cell office:value-type="float" office:value="105.0">
            <text:p>105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02-05T23:00:00">
            <text:p>Fri Feb  5 23:00:00 2016</text:p>
          </table:table-cell>
          <table:table-cell office:value-type="float" office:value="1035.3333">
            <text:p>1035.3333</text:p>
          </table:table-cell>
          <table:table-cell office:value-type="float" office:value="97.8333">
            <text:p>97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02-06T00:00:00">
            <text:p>Sat Feb  6 00:00:00 2016</text:p>
          </table:table-cell>
          <table:table-cell office:value-type="float" office:value="1190.6667">
            <text:p>1190.6667</text:p>
          </table:table-cell>
          <table:table-cell office:value-type="float" office:value="92.3333">
            <text:p>92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02-08T23:00:00">
            <text:p>Mon Feb  8 23:00:00 2016</text:p>
          </table:table-cell>
          <table:table-cell office:value-type="float" office:value="522.3333">
            <text:p>522.3333</text:p>
          </table:table-cell>
          <table:table-cell office:value-type="float" office:value="63.3333">
            <text:p>63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02-09T01:00:00">
            <text:p>Tue Feb  9 01:00:00 2016</text:p>
          </table:table-cell>
          <table:table-cell office:value-type="float" office:value="516.1667">
            <text:p>516.1667</text:p>
          </table:table-cell>
          <table:table-cell office:value-type="float" office:value="41.5">
            <text:p>41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02-09T02:00:00">
            <text:p>Tue Feb  9 02:00:00 2016</text:p>
          </table:table-cell>
          <table:table-cell office:value-type="float" office:value="547.1667">
            <text:p>547.1667</text:p>
          </table:table-cell>
          <table:table-cell office:value-type="float" office:value="44.1667">
            <text:p>44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02-09T03:00:00">
            <text:p>Tue Feb  9 03:00:00 2016</text:p>
          </table:table-cell>
          <table:table-cell office:value-type="float" office:value="515.0">
            <text:p>515.0</text:p>
          </table:table-cell>
          <table:table-cell office:value-type="float" office:value="29.8333">
            <text:p>29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02-09T20:00:00">
            <text:p>Tue Feb  9 20:00:00 2016</text:p>
          </table:table-cell>
          <table:table-cell office:value-type="float" office:value="635.1667">
            <text:p>635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6-02-23T09:00:00">
            <text:p>Tue Feb 23 09:00:00 2016</text:p>
          </table:table-cell>
          <table:table-cell office:value-type="float" office:value="645.0">
            <text:p>645.0</text:p>
          </table:table-cell>
          <table:table-cell office:value-type="float" office:value="68.1667">
            <text:p>68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02-29T23:00:00">
            <text:p>Mon Feb 29 23:00:00 2016</text:p>
          </table:table-cell>
          <table:table-cell office:value-type="float" office:value="606.3333">
            <text:p>606.3333</text:p>
          </table:table-cell>
          <table:table-cell office:value-type="float" office:value="67.5">
            <text:p>67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6-03-01T00:00:00">
            <text:p>Tue Mar  1 00:00:00 2016</text:p>
          </table:table-cell>
          <table:table-cell office:value-type="float" office:value="575.8333">
            <text:p>575.8333</text:p>
          </table:table-cell>
          <table:table-cell office:value-type="float" office:value="68.1667">
            <text:p>68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6-03-01T21:00:00">
            <text:p>Tue Mar  1 21:00:00 2016</text:p>
          </table:table-cell>
          <table:table-cell office:value-type="float" office:value="1147.8333">
            <text:p>1147.8333</text:p>
          </table:table-cell>
          <table:table-cell office:value-type="float" office:value="132.1667">
            <text:p>132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03-01T22:00:00">
            <text:p>Tue Mar  1 22:00:00 2016</text:p>
          </table:table-cell>
          <table:table-cell office:value-type="float" office:value="1149.8333">
            <text:p>1149.8333</text:p>
          </table:table-cell>
          <table:table-cell office:value-type="float" office:value="124.3333">
            <text:p>124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03-01T23:00:00">
            <text:p>Tue Mar  1 23:00:00 2016</text:p>
          </table:table-cell>
          <table:table-cell office:value-type="float" office:value="627.6667">
            <text:p>627.6667</text:p>
          </table:table-cell>
          <table:table-cell office:value-type="float" office:value="85.8333">
            <text:p>85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03-03T22:00:00">
            <text:p>Thu Mar  3 22:00:00 2016</text:p>
          </table:table-cell>
          <table:table-cell office:value-type="float" office:value="699.1667">
            <text:p>699.1667</text:p>
          </table:table-cell>
          <table:table-cell office:value-type="float" office:value="77.8333">
            <text:p>77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6-03-03T23:00:00">
            <text:p>Thu Mar  3 23:00:00 2016</text:p>
          </table:table-cell>
          <table:table-cell office:value-type="float" office:value="572.3333">
            <text:p>572.3333</text:p>
          </table:table-cell>
          <table:table-cell office:value-type="float" office:value="71.5">
            <text:p>71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6-03-11T23:00:00">
            <text:p>Fri Mar 11 23:00:00 2016</text:p>
          </table:table-cell>
          <table:table-cell office:value-type="float" office:value="616.1667">
            <text:p>616.1667</text:p>
          </table:table-cell>
          <table:table-cell office:value-type="float" office:value="76.5">
            <text:p>76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6-03-12T21:00:00">
            <text:p>Sat Mar 12 21:00:00 2016</text:p>
          </table:table-cell>
          <table:table-cell office:value-type="float" office:value="644.5">
            <text:p>644.5</text:p>
          </table:table-cell>
          <table:table-cell office:value-type="float" office:value="106.0">
            <text:p>106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6-03-24T21:00:00">
            <text:p>Thu Mar 24 21:00:00 2016</text:p>
          </table:table-cell>
          <table:table-cell office:value-type="float" office:value="717.5">
            <text:p>717.5</text:p>
          </table:table-cell>
          <table:table-cell office:value-type="float" office:value="68.8333">
            <text:p>68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03-24T22:00:00">
            <text:p>Thu Mar 24 22:00:00 2016</text:p>
          </table:table-cell>
          <table:table-cell office:value-type="float" office:value="839.5">
            <text:p>839.5</text:p>
          </table:table-cell>
          <table:table-cell office:value-type="float" office:value="96.6667">
            <text:p>96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03-24T23:00:00">
            <text:p>Thu Mar 24 23:00:00 2016</text:p>
          </table:table-cell>
          <table:table-cell office:value-type="float" office:value="896.8333">
            <text:p>896.8333</text:p>
          </table:table-cell>
          <table:table-cell office:value-type="float" office:value="84.1667">
            <text:p>84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6-04-01T22:00:00">
            <text:p>Fri Apr  1 22:00:00 2016</text:p>
          </table:table-cell>
          <table:table-cell office:value-type="float" office:value="639.3333">
            <text:p>639.3333</text:p>
          </table:table-cell>
          <table:table-cell office:value-type="float" office:value="68.8333">
            <text:p>68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6-09-16T04:00:00">
            <text:p>Fri Sep 16 04:00:00 2016</text:p>
          </table:table-cell>
          <table:table-cell office:value-type="float" office:value="699.6667">
            <text:p>699.6667</text:p>
          </table:table-cell>
          <table:table-cell office:value-type="float" office:value="9.0">
            <text:p>9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9-16T06:00:00">
            <text:p>Fri Sep 16 06:00:00 2016</text:p>
          </table:table-cell>
          <table:table-cell office:value-type="float" office:value="754.5">
            <text:p>754.5</text:p>
          </table:table-cell>
          <table:table-cell office:value-type="float" office:value="11.0">
            <text:p>11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6-09-18T03:00:00">
            <text:p>Sun Sep 18 03:00:00 2016</text:p>
          </table:table-cell>
          <table:table-cell office:value-type="float" office:value="771.5">
            <text:p>771.5</text:p>
          </table:table-cell>
          <table:table-cell office:value-type="float" office:value="30.6667">
            <text:p>30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09-18T04:00:00">
            <text:p>Sun Sep 18 04:00:00 2016</text:p>
          </table:table-cell>
          <table:table-cell office:value-type="float" office:value="771.3333">
            <text:p>771.3333</text:p>
          </table:table-cell>
          <table:table-cell office:value-type="float" office:value="18.3333">
            <text:p>18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09-27T21:00:00">
            <text:p>Tue Sep 27 21:00:00 2016</text:p>
          </table:table-cell>
          <table:table-cell office:value-type="float" office:value="693.3333">
            <text:p>693.3333</text:p>
          </table:table-cell>
          <table:table-cell office:value-type="float" office:value="100.8333">
            <text:p>100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09-27T22:00:00">
            <text:p>Tue Sep 27 22:00:00 2016</text:p>
          </table:table-cell>
          <table:table-cell office:value-type="float" office:value="1064.6667">
            <text:p>1064.6667</text:p>
          </table:table-cell>
          <table:table-cell office:value-type="float" office:value="122.0">
            <text:p>122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9-27T23:00:00">
            <text:p>Tue Sep 27 23:00:00 2016</text:p>
          </table:table-cell>
          <table:table-cell office:value-type="float" office:value="554.0">
            <text:p>554.0</text:p>
          </table:table-cell>
          <table:table-cell office:value-type="float" office:value="48.6667">
            <text:p>48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6-10-04T00:00:00">
            <text:p>Tue Oct  4 00:00:00 2016</text:p>
          </table:table-cell>
          <table:table-cell office:value-type="float" office:value="681.3333">
            <text:p>681.3333</text:p>
          </table:table-cell>
          <table:table-cell office:value-type="float" office:value="81.8333">
            <text:p>81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10-04T21:00:00">
            <text:p>Tue Oct  4 21:00:00 2016</text:p>
          </table:table-cell>
          <table:table-cell office:value-type="float" office:value="1011.0">
            <text:p>1011.0</text:p>
          </table:table-cell>
          <table:table-cell office:value-type="float" office:value="143.1667">
            <text:p>143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0-04T22:00:00">
            <text:p>Tue Oct  4 22:00:00 2016</text:p>
          </table:table-cell>
          <table:table-cell office:value-type="float" office:value="944.3333">
            <text:p>944.3333</text:p>
          </table:table-cell>
          <table:table-cell office:value-type="float" office:value="138.3333">
            <text:p>138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6-10-04T23:00:00">
            <text:p>Tue Oct  4 23:00:00 2016</text:p>
          </table:table-cell>
          <table:table-cell office:value-type="float" office:value="615.0">
            <text:p>615.0</text:p>
          </table:table-cell>
          <table:table-cell office:value-type="float" office:value="99.8333">
            <text:p>99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10-06T22:00:00">
            <text:p>Thu Oct  6 22:00:00 2016</text:p>
          </table:table-cell>
          <table:table-cell office:value-type="float" office:value="499.3333">
            <text:p>499.3333</text:p>
          </table:table-cell>
          <table:table-cell office:value-type="float" office:value="103.8333">
            <text:p>103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10-07T21:00:00">
            <text:p>Fri Oct  7 21:00:00 2016</text:p>
          </table:table-cell>
          <table:table-cell office:value-type="float" office:value="617.3333">
            <text:p>617.3333</text:p>
          </table:table-cell>
          <table:table-cell office:value-type="float" office:value="104.6667">
            <text:p>104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6-10-15T22:00:00">
            <text:p>Sat Oct 15 22:00:00 2016</text:p>
          </table:table-cell>
          <table:table-cell office:value-type="float" office:value="739.6667">
            <text:p>739.6667</text:p>
          </table:table-cell>
          <table:table-cell office:value-type="float" office:value="102.0">
            <text:p>102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0-16T21:00:00">
            <text:p>Sun Oct 16 21:00:00 2016</text:p>
          </table:table-cell>
          <table:table-cell office:value-type="float" office:value="678.1667">
            <text:p>678.1667</text:p>
          </table:table-cell>
          <table:table-cell office:value-type="float" office:value="104.6667">
            <text:p>104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0-16T22:00:00">
            <text:p>Sun Oct 16 22:00:00 2016</text:p>
          </table:table-cell>
          <table:table-cell office:value-type="float" office:value="766.0">
            <text:p>766.0</text:p>
          </table:table-cell>
          <table:table-cell office:value-type="float" office:value="104.3333">
            <text:p>104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0-19T22:00:00">
            <text:p>Wed Oct 19 22:00:00 2016</text:p>
          </table:table-cell>
          <table:table-cell office:value-type="float" office:value="794.5">
            <text:p>794.5</text:p>
          </table:table-cell>
          <table:table-cell office:value-type="float" office:value="87.6667">
            <text:p>87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0-19T23:00:00">
            <text:p>Wed Oct 19 23:00:00 2016</text:p>
          </table:table-cell>
          <table:table-cell office:value-type="float" office:value="847.6667">
            <text:p>847.6667</text:p>
          </table:table-cell>
          <table:table-cell office:value-type="float" office:value="85.5">
            <text:p>85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0-20T00:00:00">
            <text:p>Thu Oct 20 00:00:00 2016</text:p>
          </table:table-cell>
          <table:table-cell office:value-type="float" office:value="441.1667">
            <text:p>441.1667</text:p>
          </table:table-cell>
          <table:table-cell office:value-type="float" office:value="44.3333">
            <text:p>44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0-20T23:00:00">
            <text:p>Thu Oct 20 23:00:00 2016</text:p>
          </table:table-cell>
          <table:table-cell office:value-type="float" office:value="461.3333">
            <text:p>461.3333</text:p>
          </table:table-cell>
          <table:table-cell office:value-type="float" office:value="65.3333">
            <text:p>6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0-21T00:00:00">
            <text:p>Fri Oct 21 00:00:00 2016</text:p>
          </table:table-cell>
          <table:table-cell office:value-type="float" office:value="600.6667">
            <text:p>600.6667</text:p>
          </table:table-cell>
          <table:table-cell office:value-type="float" office:value="68.8333">
            <text:p>68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0-25T21:00:00">
            <text:p>Tue Oct 25 21:00:00 2016</text:p>
          </table:table-cell>
          <table:table-cell office:value-type="float" office:value="442.8333">
            <text:p>442.8333</text:p>
          </table:table-cell>
          <table:table-cell office:value-type="float" office:value="53.0">
            <text:p>53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6-10-25T22:00:00">
            <text:p>Tue Oct 25 22:00:00 2016</text:p>
          </table:table-cell>
          <table:table-cell office:value-type="float" office:value="1171.6667">
            <text:p>1171.6667</text:p>
          </table:table-cell>
          <table:table-cell office:value-type="float" office:value="85.8333">
            <text:p>85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6-10-25T23:00:00">
            <text:p>Tue Oct 25 23:00:00 2016</text:p>
          </table:table-cell>
          <table:table-cell office:value-type="float" office:value="945.3333">
            <text:p>945.3333</text:p>
          </table:table-cell>
          <table:table-cell office:value-type="float" office:value="67.3333">
            <text:p>67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6-10-26T00:00:00">
            <text:p>Wed Oct 26 00:00:00 2016</text:p>
          </table:table-cell>
          <table:table-cell office:value-type="float" office:value="804.0">
            <text:p>804.0</text:p>
          </table:table-cell>
          <table:table-cell office:value-type="float" office:value="59.0">
            <text:p>59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6-10-26T01:00:00">
            <text:p>Wed Oct 26 01:00:00 2016</text:p>
          </table:table-cell>
          <table:table-cell office:value-type="float" office:value="373.1667">
            <text:p>373.1667</text:p>
          </table:table-cell>
          <table:table-cell office:value-type="float" office:value="43.6667">
            <text:p>43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0-26T02:00:00">
            <text:p>Wed Oct 26 02:00:00 2016</text:p>
          </table:table-cell>
          <table:table-cell office:value-type="float" office:value="233.5">
            <text:p>233.5</text:p>
          </table:table-cell>
          <table:table-cell office:value-type="float" office:value="20.1667">
            <text:p>20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6-10-26T20:00:00">
            <text:p>Wed Oct 26 20:00:00 2016</text:p>
          </table:table-cell>
          <table:table-cell office:value-type="float" office:value="881.3333">
            <text:p>881.3333</text:p>
          </table:table-cell>
          <table:table-cell office:value-type="float" office:value="107.6667">
            <text:p>107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0-26T21:00:00">
            <text:p>Wed Oct 26 21:00:00 2016</text:p>
          </table:table-cell>
          <table:table-cell office:value-type="float" office:value="1056.8333">
            <text:p>1056.8333</text:p>
          </table:table-cell>
          <table:table-cell office:value-type="float" office:value="109.6667">
            <text:p>109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0-26T22:00:00">
            <text:p>Wed Oct 26 22:00:00 2016</text:p>
          </table:table-cell>
          <table:table-cell office:value-type="float" office:value="1352.8333">
            <text:p>1352.8333</text:p>
          </table:table-cell>
          <table:table-cell office:value-type="float" office:value="107.5">
            <text:p>107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0-26T23:00:00">
            <text:p>Wed Oct 26 23:00:00 2016</text:p>
          </table:table-cell>
          <table:table-cell office:value-type="float" office:value="1465.0">
            <text:p>1465.0</text:p>
          </table:table-cell>
          <table:table-cell office:value-type="float" office:value="104.6667">
            <text:p>104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0-27T00:00:00">
            <text:p>Thu Oct 27 00:00:00 2016</text:p>
          </table:table-cell>
          <table:table-cell office:value-type="float" office:value="1046.1667">
            <text:p>1046.1667</text:p>
          </table:table-cell>
          <table:table-cell office:value-type="float" office:value="83.0">
            <text:p>8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0-27T01:00:00">
            <text:p>Thu Oct 27 01:00:00 2016</text:p>
          </table:table-cell>
          <table:table-cell office:value-type="float" office:value="435.0">
            <text:p>435.0</text:p>
          </table:table-cell>
          <table:table-cell office:value-type="float" office:value="66.8333">
            <text:p>66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10-27T02:00:00">
            <text:p>Thu Oct 27 02:00:00 2016</text:p>
          </table:table-cell>
          <table:table-cell office:value-type="float" office:value="177.5">
            <text:p>177.5</text:p>
          </table:table-cell>
          <table:table-cell office:value-type="float" office:value="53.1667">
            <text:p>53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0-30T21:00:00">
            <text:p>Sun Oct 30 21:00:00 2016</text:p>
          </table:table-cell>
          <table:table-cell office:value-type="float" office:value="504.0">
            <text:p>504.0</text:p>
          </table:table-cell>
          <table:table-cell office:value-type="float" office:value="96.5">
            <text:p>96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10-30T22:00:00">
            <text:p>Sun Oct 30 22:00:00 2016</text:p>
          </table:table-cell>
          <table:table-cell office:value-type="float" office:value="470.0">
            <text:p>470.0</text:p>
          </table:table-cell>
          <table:table-cell office:value-type="float" office:value="95.1667">
            <text:p>95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10-31T21:00:00">
            <text:p>Mon Oct 31 21:00:00 2016</text:p>
          </table:table-cell>
          <table:table-cell office:value-type="float" office:value="753.8333">
            <text:p>753.8333</text:p>
          </table:table-cell>
          <table:table-cell office:value-type="float" office:value="123.5">
            <text:p>123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6-10-31T22:00:00">
            <text:p>Mon Oct 31 22:00:00 2016</text:p>
          </table:table-cell>
          <table:table-cell office:value-type="float" office:value="508.3333">
            <text:p>508.3333</text:p>
          </table:table-cell>
          <table:table-cell office:value-type="float" office:value="100.8333">
            <text:p>100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1-01T20:00:00">
            <text:p>Tue Nov  1 20:00:00 2016</text:p>
          </table:table-cell>
          <table:table-cell office:value-type="float" office:value="526.6667">
            <text:p>526.6667</text:p>
          </table:table-cell>
          <table:table-cell office:value-type="float" office:value="82.6667">
            <text:p>82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1-02T20:00:00">
            <text:p>Wed Nov  2 20:00:00 2016</text:p>
          </table:table-cell>
          <table:table-cell office:value-type="float" office:value="1078.3333">
            <text:p>1078.3333</text:p>
          </table:table-cell>
          <table:table-cell office:value-type="float" office:value="123.0">
            <text:p>123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1-02T21:00:00">
            <text:p>Wed Nov  2 21:00:00 2016</text:p>
          </table:table-cell>
          <table:table-cell office:value-type="float" office:value="876.5">
            <text:p>876.5</text:p>
          </table:table-cell>
          <table:table-cell office:value-type="float" office:value="106.3333">
            <text:p>106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6-11-02T22:00:00">
            <text:p>Wed Nov  2 22:00:00 2016</text:p>
          </table:table-cell>
          <table:table-cell office:value-type="float" office:value="515.1667">
            <text:p>515.1667</text:p>
          </table:table-cell>
          <table:table-cell office:value-type="float" office:value="66.8333">
            <text:p>66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6-11-02T23:00:00">
            <text:p>Wed Nov  2 23:00:00 2016</text:p>
          </table:table-cell>
          <table:table-cell office:value-type="float" office:value="450.8333">
            <text:p>450.8333</text:p>
          </table:table-cell>
          <table:table-cell office:value-type="float" office:value="54.1667">
            <text:p>54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6-11-03T00:00:00">
            <text:p>Thu Nov  3 00:00:00 2016</text:p>
          </table:table-cell>
          <table:table-cell office:value-type="float" office:value="390.3333">
            <text:p>390.3333</text:p>
          </table:table-cell>
          <table:table-cell office:value-type="float" office:value="38.6667">
            <text:p>38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11-03T09:00:00">
            <text:p>Thu Nov  3 09:00:00 2016</text:p>
          </table:table-cell>
          <table:table-cell office:value-type="float" office:value="608.0">
            <text:p>608.0</text:p>
          </table:table-cell>
          <table:table-cell office:value-type="float" office:value="73.3333">
            <text:p>73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6-11-03T10:00:00">
            <text:p>Thu Nov  3 10:00:00 2016</text:p>
          </table:table-cell>
          <table:table-cell office:value-type="float" office:value="456.6667">
            <text:p>456.6667</text:p>
          </table:table-cell>
          <table:table-cell office:value-type="float" office:value="57.6667">
            <text:p>57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1-03T19:00:00">
            <text:p>Thu Nov  3 19:00:00 2016</text:p>
          </table:table-cell>
          <table:table-cell office:value-type="float" office:value="912.5">
            <text:p>912.5</text:p>
          </table:table-cell>
          <table:table-cell office:value-type="float" office:value="124.6667">
            <text:p>124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1-03T20:00:00">
            <text:p>Thu Nov  3 20:00:00 2016</text:p>
          </table:table-cell>
          <table:table-cell office:value-type="float" office:value="567.8333">
            <text:p>567.8333</text:p>
          </table:table-cell>
          <table:table-cell office:value-type="float" office:value="60.3333">
            <text:p>60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6-11-08T20:00:00">
            <text:p>Tue Nov  8 20:00:00 2016</text:p>
          </table:table-cell>
          <table:table-cell office:value-type="float" office:value="480.1667">
            <text:p>480.1667</text:p>
          </table:table-cell>
          <table:table-cell office:value-type="float" office:value="64.5">
            <text:p>64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1-08T21:00:00">
            <text:p>Tue Nov  8 21:00:00 2016</text:p>
          </table:table-cell>
          <table:table-cell office:value-type="float" office:value="506.3333">
            <text:p>506.3333</text:p>
          </table:table-cell>
          <table:table-cell office:value-type="float" office:value="69.0">
            <text:p>69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11-08T22:00:00">
            <text:p>Tue Nov  8 22:00:00 2016</text:p>
          </table:table-cell>
          <table:table-cell office:value-type="float" office:value="482.0">
            <text:p>482.0</text:p>
          </table:table-cell>
          <table:table-cell office:value-type="float" office:value="43.6667">
            <text:p>43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6-11-08T23:00:00">
            <text:p>Tue Nov  8 23:00:00 2016</text:p>
          </table:table-cell>
          <table:table-cell office:value-type="float" office:value="435.1667">
            <text:p>435.1667</text:p>
          </table:table-cell>
          <table:table-cell office:value-type="float" office:value="35.1667">
            <text:p>35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11-11T22:00:00">
            <text:p>Fri Nov 11 22:00:00 2016</text:p>
          </table:table-cell>
          <table:table-cell office:value-type="float" office:value="630.6667">
            <text:p>630.6667</text:p>
          </table:table-cell>
          <table:table-cell office:value-type="float" office:value="88.8333">
            <text:p>88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1-11T23:00:00">
            <text:p>Fri Nov 11 23:00:00 2016</text:p>
          </table:table-cell>
          <table:table-cell office:value-type="float" office:value="408.8333">
            <text:p>408.8333</text:p>
          </table:table-cell>
          <table:table-cell office:value-type="float" office:value="77.8333">
            <text:p>77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6-11-12T00:00:00">
            <text:p>Sat Nov 12 00:00:00 2016</text:p>
          </table:table-cell>
          <table:table-cell office:value-type="float" office:value="294.6667">
            <text:p>294.6667</text:p>
          </table:table-cell>
          <table:table-cell office:value-type="float" office:value="59.3333">
            <text:p>59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6-11-12T01:00:00">
            <text:p>Sat Nov 12 01:00:00 2016</text:p>
          </table:table-cell>
          <table:table-cell office:value-type="float" office:value="404.5">
            <text:p>404.5</text:p>
          </table:table-cell>
          <table:table-cell office:value-type="float" office:value="63.6667">
            <text:p>63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1-12T02:00:00">
            <text:p>Sat Nov 12 02:00:00 2016</text:p>
          </table:table-cell>
          <table:table-cell office:value-type="float" office:value="365.0">
            <text:p>365.0</text:p>
          </table:table-cell>
          <table:table-cell office:value-type="float" office:value="45.1667">
            <text:p>45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6-11-12T19:00:00">
            <text:p>Sat Nov 12 19:00:00 2016</text:p>
          </table:table-cell>
          <table:table-cell office:value-type="float" office:value="672.0">
            <text:p>672.0</text:p>
          </table:table-cell>
          <table:table-cell office:value-type="float" office:value="78.5">
            <text:p>78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6-11-12T20:00:00">
            <text:p>Sat Nov 12 20:00:00 2016</text:p>
          </table:table-cell>
          <table:table-cell office:value-type="float" office:value="542.1667">
            <text:p>542.1667</text:p>
          </table:table-cell>
          <table:table-cell office:value-type="float" office:value="69.1667">
            <text:p>69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11-12T21:00:00">
            <text:p>Sat Nov 12 21:00:00 2016</text:p>
          </table:table-cell>
          <table:table-cell office:value-type="float" office:value="471.3333">
            <text:p>471.3333</text:p>
          </table:table-cell>
          <table:table-cell office:value-type="float" office:value="62.3333">
            <text:p>62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1-12T22:00:00">
            <text:p>Sat Nov 12 22:00:00 2016</text:p>
          </table:table-cell>
          <table:table-cell office:value-type="float" office:value="568.1667">
            <text:p>568.1667</text:p>
          </table:table-cell>
          <table:table-cell office:value-type="float" office:value="70.8333">
            <text:p>70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1-12T23:00:00">
            <text:p>Sat Nov 12 23:00:00 2016</text:p>
          </table:table-cell>
          <table:table-cell office:value-type="float" office:value="656.1667">
            <text:p>656.1667</text:p>
          </table:table-cell>
          <table:table-cell office:value-type="float" office:value="64.1667">
            <text:p>64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1-13T00:00:00">
            <text:p>Sun Nov 13 00:00:00 2016</text:p>
          </table:table-cell>
          <table:table-cell office:value-type="float" office:value="516.3333">
            <text:p>516.3333</text:p>
          </table:table-cell>
          <table:table-cell office:value-type="float" office:value="46.6667">
            <text:p>46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11-13T19:00:00">
            <text:p>Sun Nov 13 19:00:00 2016</text:p>
          </table:table-cell>
          <table:table-cell office:value-type="float" office:value="518.1667">
            <text:p>518.1667</text:p>
          </table:table-cell>
          <table:table-cell office:value-type="float" office:value="84.8333">
            <text:p>84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6-11-13T20:00:00">
            <text:p>Sun Nov 13 20:00:00 2016</text:p>
          </table:table-cell>
          <table:table-cell office:value-type="float" office:value="820.1667">
            <text:p>820.1667</text:p>
          </table:table-cell>
          <table:table-cell office:value-type="float" office:value="92.1667">
            <text:p>92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1-13T21:00:00">
            <text:p>Sun Nov 13 21:00:00 2016</text:p>
          </table:table-cell>
          <table:table-cell office:value-type="float" office:value="555.1667">
            <text:p>555.1667</text:p>
          </table:table-cell>
          <table:table-cell office:value-type="float" office:value="76.3333">
            <text:p>76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1-13T22:00:00">
            <text:p>Sun Nov 13 22:00:00 2016</text:p>
          </table:table-cell>
          <table:table-cell office:value-type="float" office:value="687.6667">
            <text:p>687.6667</text:p>
          </table:table-cell>
          <table:table-cell office:value-type="float" office:value="69.5">
            <text:p>69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11-13T23:00:00">
            <text:p>Sun Nov 13 23:00:00 2016</text:p>
          </table:table-cell>
          <table:table-cell office:value-type="float" office:value="829.3333">
            <text:p>829.3333</text:p>
          </table:table-cell>
          <table:table-cell office:value-type="float" office:value="73.0">
            <text:p>73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1-14T00:00:00">
            <text:p>Mon Nov 14 00:00:00 2016</text:p>
          </table:table-cell>
          <table:table-cell office:value-type="float" office:value="689.5">
            <text:p>689.5</text:p>
          </table:table-cell>
          <table:table-cell office:value-type="float" office:value="46.5">
            <text:p>46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6-11-14T01:00:00">
            <text:p>Mon Nov 14 01:00:00 2016</text:p>
          </table:table-cell>
          <table:table-cell office:value-type="float" office:value="430.8333">
            <text:p>430.8333</text:p>
          </table:table-cell>
          <table:table-cell office:value-type="float" office:value="45.6667">
            <text:p>45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1-14T02:00:00">
            <text:p>Mon Nov 14 02:00:00 2016</text:p>
          </table:table-cell>
          <table:table-cell office:value-type="float" office:value="633.1667">
            <text:p>633.1667</text:p>
          </table:table-cell>
          <table:table-cell office:value-type="float" office:value="54.3333">
            <text:p>54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1-14T21:00:00">
            <text:p>Mon Nov 14 21:00:00 2016</text:p>
          </table:table-cell>
          <table:table-cell office:value-type="float" office:value="606.0">
            <text:p>606.0</text:p>
          </table:table-cell>
          <table:table-cell office:value-type="float" office:value="73.3333">
            <text:p>73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1-14T22:00:00">
            <text:p>Mon Nov 14 22:00:00 2016</text:p>
          </table:table-cell>
          <table:table-cell office:value-type="float" office:value="612.8333">
            <text:p>612.8333</text:p>
          </table:table-cell>
          <table:table-cell office:value-type="float" office:value="41.6667">
            <text:p>41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6-11-14T23:00:00">
            <text:p>Mon Nov 14 23:00:00 2016</text:p>
          </table:table-cell>
          <table:table-cell office:value-type="float" office:value="413.0">
            <text:p>413.0</text:p>
          </table:table-cell>
          <table:table-cell office:value-type="float" office:value="7.3333">
            <text:p>7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11-15T00:00:00">
            <text:p>Tue Nov 15 00:00:00 2016</text:p>
          </table:table-cell>
          <table:table-cell office:value-type="float" office:value="448.0">
            <text:p>448.0</text:p>
          </table:table-cell>
          <table:table-cell office:value-type="float" office:value="8.5">
            <text:p>8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11-15T09:00:00">
            <text:p>Tue Nov 15 09:00:00 2016</text:p>
          </table:table-cell>
          <table:table-cell office:value-type="float" office:value="1674.1667">
            <text:p>1674.1667</text:p>
          </table:table-cell>
          <table:table-cell office:value-type="float" office:value="72.0">
            <text:p>72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1-15T10:00:00">
            <text:p>Tue Nov 15 10:00:00 2016</text:p>
          </table:table-cell>
          <table:table-cell office:value-type="float" office:value="846.6667">
            <text:p>846.6667</text:p>
          </table:table-cell>
          <table:table-cell office:value-type="float" office:value="52.8333">
            <text:p>52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6-11-15T20:00:00">
            <text:p>Tue Nov 15 20:00:00 2016</text:p>
          </table:table-cell>
          <table:table-cell office:value-type="float" office:value="585.6667">
            <text:p>585.6667</text:p>
          </table:table-cell>
          <table:table-cell office:value-type="float" office:value="68.6667">
            <text:p>68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11-15T21:00:00">
            <text:p>Tue Nov 15 21:00:00 2016</text:p>
          </table:table-cell>
          <table:table-cell office:value-type="float" office:value="729.3333">
            <text:p>729.3333</text:p>
          </table:table-cell>
          <table:table-cell office:value-type="float" office:value="76.6667">
            <text:p>76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1-15T23:00:00">
            <text:p>Tue Nov 15 23:00:00 2016</text:p>
          </table:table-cell>
          <table:table-cell office:value-type="float" office:value="758.8333">
            <text:p>758.8333</text:p>
          </table:table-cell>
          <table:table-cell office:value-type="float" office:value="67.6667">
            <text:p>67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1-16T00:00:00">
            <text:p>Wed Nov 16 00:00:00 2016</text:p>
          </table:table-cell>
          <table:table-cell office:value-type="float" office:value="693.8333">
            <text:p>693.8333</text:p>
          </table:table-cell>
          <table:table-cell office:value-type="float" office:value="65.0">
            <text:p>65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1-16T08:00:00">
            <text:p>Wed Nov 16 08:00:00 2016</text:p>
          </table:table-cell>
          <table:table-cell office:value-type="float" office:value="1246.8333">
            <text:p>1246.8333</text:p>
          </table:table-cell>
          <table:table-cell office:value-type="float" office:value="47.1667">
            <text:p>47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1-16T19:00:00">
            <text:p>Wed Nov 16 19:00:00 2016</text:p>
          </table:table-cell>
          <table:table-cell office:value-type="float" office:value="587.3333">
            <text:p>587.3333</text:p>
          </table:table-cell>
          <table:table-cell office:value-type="float" office:value="93.1667">
            <text:p>93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1-16T20:00:00">
            <text:p>Wed Nov 16 20:00:00 2016</text:p>
          </table:table-cell>
          <table:table-cell office:value-type="float" office:value="988.8333">
            <text:p>988.8333</text:p>
          </table:table-cell>
          <table:table-cell office:value-type="float" office:value="97.3333">
            <text:p>97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1-16T21:00:00">
            <text:p>Wed Nov 16 21:00:00 2016</text:p>
          </table:table-cell>
          <table:table-cell office:value-type="float" office:value="815.1667">
            <text:p>815.1667</text:p>
          </table:table-cell>
          <table:table-cell office:value-type="float" office:value="85.3333">
            <text:p>85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1-16T22:00:00">
            <text:p>Wed Nov 16 22:00:00 2016</text:p>
          </table:table-cell>
          <table:table-cell office:value-type="float" office:value="1235.8333">
            <text:p>1235.8333</text:p>
          </table:table-cell>
          <table:table-cell office:value-type="float" office:value="108.1667">
            <text:p>108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1-16T23:00:00">
            <text:p>Wed Nov 16 23:00:00 2016</text:p>
          </table:table-cell>
          <table:table-cell office:value-type="float" office:value="875.3333">
            <text:p>875.3333</text:p>
          </table:table-cell>
          <table:table-cell office:value-type="float" office:value="77.5">
            <text:p>77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1-17T19:00:00">
            <text:p>Thu Nov 17 19:00:00 2016</text:p>
          </table:table-cell>
          <table:table-cell office:value-type="float" office:value="1043.5">
            <text:p>1043.5</text:p>
          </table:table-cell>
          <table:table-cell office:value-type="float" office:value="109.6667">
            <text:p>109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6-11-17T20:00:00">
            <text:p>Thu Nov 17 20:00:00 2016</text:p>
          </table:table-cell>
          <table:table-cell office:value-type="float" office:value="1515.6667">
            <text:p>1515.6667</text:p>
          </table:table-cell>
          <table:table-cell office:value-type="float" office:value="124.8333">
            <text:p>124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6-11-17T21:00:00">
            <text:p>Thu Nov 17 21:00:00 2016</text:p>
          </table:table-cell>
          <table:table-cell office:value-type="float" office:value="1704.8333">
            <text:p>1704.8333</text:p>
          </table:table-cell>
          <table:table-cell office:value-type="float" office:value="144.6667">
            <text:p>144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11-17T22:00:00">
            <text:p>Thu Nov 17 22:00:00 2016</text:p>
          </table:table-cell>
          <table:table-cell office:value-type="float" office:value="1240.5">
            <text:p>1240.5</text:p>
          </table:table-cell>
          <table:table-cell office:value-type="float" office:value="107.0">
            <text:p>107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1-17T23:00:00">
            <text:p>Thu Nov 17 23:00:00 2016</text:p>
          </table:table-cell>
          <table:table-cell office:value-type="float" office:value="652.6667">
            <text:p>652.6667</text:p>
          </table:table-cell>
          <table:table-cell office:value-type="float" office:value="76.0">
            <text:p>76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1-18T00:00:00">
            <text:p>Fri Nov 18 00:00:00 2016</text:p>
          </table:table-cell>
          <table:table-cell office:value-type="float" office:value="684.0">
            <text:p>684.0</text:p>
          </table:table-cell>
          <table:table-cell office:value-type="float" office:value="78.3333">
            <text:p>78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6-11-18T01:00:00">
            <text:p>Fri Nov 18 01:00:00 2016</text:p>
          </table:table-cell>
          <table:table-cell office:value-type="float" office:value="388.5">
            <text:p>388.5</text:p>
          </table:table-cell>
          <table:table-cell office:value-type="float" office:value="56.6667">
            <text:p>56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11-18T02:00:00">
            <text:p>Fri Nov 18 02:00:00 2016</text:p>
          </table:table-cell>
          <table:table-cell office:value-type="float" office:value="372.3333">
            <text:p>372.3333</text:p>
          </table:table-cell>
          <table:table-cell office:value-type="float" office:value="52.6667">
            <text:p>52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6-11-18T09:00:00">
            <text:p>Fri Nov 18 09:00:00 2016</text:p>
          </table:table-cell>
          <table:table-cell office:value-type="float" office:value="1848.1667">
            <text:p>1848.1667</text:p>
          </table:table-cell>
          <table:table-cell office:value-type="float" office:value="69.8333">
            <text:p>69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1-18T19:00:00">
            <text:p>Fri Nov 18 19:00:00 2016</text:p>
          </table:table-cell>
          <table:table-cell office:value-type="float" office:value="590.3333">
            <text:p>590.3333</text:p>
          </table:table-cell>
          <table:table-cell office:value-type="float" office:value="100.8333">
            <text:p>100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11-18T20:00:00">
            <text:p>Fri Nov 18 20:00:00 2016</text:p>
          </table:table-cell>
          <table:table-cell office:value-type="float" office:value="928.1667">
            <text:p>928.1667</text:p>
          </table:table-cell>
          <table:table-cell office:value-type="float" office:value="109.8333">
            <text:p>109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1-18T21:00:00">
            <text:p>Fri Nov 18 21:00:00 2016</text:p>
          </table:table-cell>
          <table:table-cell office:value-type="float" office:value="553.3333">
            <text:p>553.3333</text:p>
          </table:table-cell>
          <table:table-cell office:value-type="float" office:value="85.8333">
            <text:p>85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1-18T22:00:00">
            <text:p>Fri Nov 18 22:00:00 2016</text:p>
          </table:table-cell>
          <table:table-cell office:value-type="float" office:value="615.0">
            <text:p>615.0</text:p>
          </table:table-cell>
          <table:table-cell office:value-type="float" office:value="82.3333">
            <text:p>82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1-18T23:00:00">
            <text:p>Fri Nov 18 23:00:00 2016</text:p>
          </table:table-cell>
          <table:table-cell office:value-type="float" office:value="459.1667">
            <text:p>459.1667</text:p>
          </table:table-cell>
          <table:table-cell office:value-type="float" office:value="63.8333">
            <text:p>63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1-19T01:00:00">
            <text:p>Sat Nov 19 01:00:00 2016</text:p>
          </table:table-cell>
          <table:table-cell office:value-type="float" office:value="312.8333">
            <text:p>312.8333</text:p>
          </table:table-cell>
          <table:table-cell office:value-type="float" office:value="31.5">
            <text:p>31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6-11-19T02:00:00">
            <text:p>Sat Nov 19 02:00:00 2016</text:p>
          </table:table-cell>
          <table:table-cell office:value-type="float" office:value="425.0">
            <text:p>425.0</text:p>
          </table:table-cell>
          <table:table-cell office:value-type="float" office:value="35.6667">
            <text:p>35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11-19T03:00:00">
            <text:p>Sat Nov 19 03:00:00 2016</text:p>
          </table:table-cell>
          <table:table-cell office:value-type="float" office:value="332.8333">
            <text:p>332.8333</text:p>
          </table:table-cell>
          <table:table-cell office:value-type="float" office:value="24.6667">
            <text:p>24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6-11-19T21:00:00">
            <text:p>Sat Nov 19 21:00:00 2016</text:p>
          </table:table-cell>
          <table:table-cell office:value-type="float" office:value="426.8333">
            <text:p>426.8333</text:p>
          </table:table-cell>
          <table:table-cell office:value-type="float" office:value="44.5">
            <text:p>44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6-11-19T22:00:00">
            <text:p>Sat Nov 19 22:00:00 2016</text:p>
          </table:table-cell>
          <table:table-cell office:value-type="float" office:value="709.3333">
            <text:p>709.3333</text:p>
          </table:table-cell>
          <table:table-cell office:value-type="float" office:value="73.3333">
            <text:p>73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1-19T23:00:00">
            <text:p>Sat Nov 19 23:00:00 2016</text:p>
          </table:table-cell>
          <table:table-cell office:value-type="float" office:value="512.8333">
            <text:p>512.8333</text:p>
          </table:table-cell>
          <table:table-cell office:value-type="float" office:value="57.1667">
            <text:p>57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11-20T00:00:00">
            <text:p>Sun Nov 20 00:00:00 2016</text:p>
          </table:table-cell>
          <table:table-cell office:value-type="float" office:value="423.5">
            <text:p>423.5</text:p>
          </table:table-cell>
          <table:table-cell office:value-type="float" office:value="38.0">
            <text:p>38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11-20T21:00:00">
            <text:p>Sun Nov 20 21:00:00 2016</text:p>
          </table:table-cell>
          <table:table-cell office:value-type="float" office:value="508.5">
            <text:p>508.5</text:p>
          </table:table-cell>
          <table:table-cell office:value-type="float" office:value="13.8333">
            <text:p>13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6-11-21T08:00:00">
            <text:p>Mon Nov 21 08:00:00 2016</text:p>
          </table:table-cell>
          <table:table-cell office:value-type="float" office:value="639.8333">
            <text:p>639.8333</text:p>
          </table:table-cell>
          <table:table-cell office:value-type="float" office:value="10.5">
            <text:p>10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11-21T11:00:00">
            <text:p>Mon Nov 21 11:00:00 2016</text:p>
          </table:table-cell>
          <table:table-cell office:value-type="float" office:value="651.0">
            <text:p>651.0</text:p>
          </table:table-cell>
          <table:table-cell office:value-type="float" office:value="27.8333">
            <text:p>27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6-11-23T18:00:00">
            <text:p>Wed Nov 23 18:00:00 2016</text:p>
          </table:table-cell>
          <table:table-cell office:value-type="float" office:value="626.5">
            <text:p>626.5</text:p>
          </table:table-cell>
          <table:table-cell office:value-type="float" office:value="37.5">
            <text:p>37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6-11-23T21:00:00">
            <text:p>Wed Nov 23 21:00:00 2016</text:p>
          </table:table-cell>
          <table:table-cell office:value-type="float" office:value="683.0">
            <text:p>683.0</text:p>
          </table:table-cell>
          <table:table-cell office:value-type="float" office:value="83.8333">
            <text:p>83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1-25T22:00:00">
            <text:p>Fri Nov 25 22:00:00 2016</text:p>
          </table:table-cell>
          <table:table-cell office:value-type="float" office:value="686.3333">
            <text:p>686.3333</text:p>
          </table:table-cell>
          <table:table-cell office:value-type="float" office:value="39.3333">
            <text:p>39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6-11-27T19:00:00">
            <text:p>Sun Nov 27 19:00:00 2016</text:p>
          </table:table-cell>
          <table:table-cell office:value-type="float" office:value="474.3333">
            <text:p>474.3333</text:p>
          </table:table-cell>
          <table:table-cell office:value-type="float" office:value="36.1667">
            <text:p>36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6-11-27T20:00:00">
            <text:p>Sun Nov 27 20:00:00 2016</text:p>
          </table:table-cell>
          <table:table-cell office:value-type="float" office:value="564.8333">
            <text:p>564.8333</text:p>
          </table:table-cell>
          <table:table-cell office:value-type="float" office:value="25.8333">
            <text:p>25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6-11-27T21:00:00">
            <text:p>Sun Nov 27 21:00:00 2016</text:p>
          </table:table-cell>
          <table:table-cell office:value-type="float" office:value="518.5">
            <text:p>518.5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11-28T10:00:00">
            <text:p>Mon Nov 28 10:00:00 2016</text:p>
          </table:table-cell>
          <table:table-cell office:value-type="float" office:value="801.3333">
            <text:p>801.3333</text:p>
          </table:table-cell>
          <table:table-cell office:value-type="float" office:value="45.5">
            <text:p>45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6-11-28T11:00:00">
            <text:p>Mon Nov 28 11:00:00 2016</text:p>
          </table:table-cell>
          <table:table-cell office:value-type="float" office:value="581.0">
            <text:p>581.0</text:p>
          </table:table-cell>
          <table:table-cell office:value-type="float" office:value="37.3333">
            <text:p>37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6-11-29T19:00:00">
            <text:p>Tue Nov 29 19:00:00 2016</text:p>
          </table:table-cell>
          <table:table-cell office:value-type="float" office:value="614.1667">
            <text:p>614.1667</text:p>
          </table:table-cell>
          <table:table-cell office:value-type="float" office:value="77.3333">
            <text:p>77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6-11-29T20:00:00">
            <text:p>Tue Nov 29 20:00:00 2016</text:p>
          </table:table-cell>
          <table:table-cell office:value-type="float" office:value="614.8333">
            <text:p>614.8333</text:p>
          </table:table-cell>
          <table:table-cell office:value-type="float" office:value="60.5">
            <text:p>60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2-10T23:00:00">
            <text:p>Sat Dec 10 23:00:00 2016</text:p>
          </table:table-cell>
          <table:table-cell office:value-type="float" office:value="895.8333">
            <text:p>895.8333</text:p>
          </table:table-cell>
          <table:table-cell office:value-type="float" office:value="60.8333">
            <text:p>60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2-11T00:00:00">
            <text:p>Sun Dec 11 00:00:00 2016</text:p>
          </table:table-cell>
          <table:table-cell office:value-type="float" office:value="890.1667">
            <text:p>890.1667</text:p>
          </table:table-cell>
          <table:table-cell office:value-type="float" office:value="45.0">
            <text:p>45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6-12-11T16:00:00">
            <text:p>Sun Dec 11 16:00:00 2016</text:p>
          </table:table-cell>
          <table:table-cell office:value-type="float" office:value="1066.0">
            <text:p>1066.0</text:p>
          </table:table-cell>
          <table:table-cell office:value-type="float" office:value="10.0">
            <text:p>10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6-12-11T17:00:00">
            <text:p>Sun Dec 11 17:00:00 2016</text:p>
          </table:table-cell>
          <table:table-cell office:value-type="float" office:value="1527.5">
            <text:p>1527.5</text:p>
          </table:table-cell>
          <table:table-cell office:value-type="float" office:value="11.8333">
            <text:p>11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6-12-11T18:00:00">
            <text:p>Sun Dec 11 18:00:00 2016</text:p>
          </table:table-cell>
          <table:table-cell office:value-type="float" office:value="987.6667">
            <text:p>987.6667</text:p>
          </table:table-cell>
          <table:table-cell office:value-type="float" office:value="31.5">
            <text:p>31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6-12-11T19:00:00">
            <text:p>Sun Dec 11 19:00:00 2016</text:p>
          </table:table-cell>
          <table:table-cell office:value-type="float" office:value="792.0">
            <text:p>792.0</text:p>
          </table:table-cell>
          <table:table-cell office:value-type="float" office:value="72.3333">
            <text:p>72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6-12-11T20:00:00">
            <text:p>Sun Dec 11 20:00:00 2016</text:p>
          </table:table-cell>
          <table:table-cell office:value-type="float" office:value="906.0">
            <text:p>906.0</text:p>
          </table:table-cell>
          <table:table-cell office:value-type="float" office:value="85.5">
            <text:p>85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2-11T21:00:00">
            <text:p>Sun Dec 11 21:00:00 2016</text:p>
          </table:table-cell>
          <table:table-cell office:value-type="float" office:value="1124.5">
            <text:p>1124.5</text:p>
          </table:table-cell>
          <table:table-cell office:value-type="float" office:value="79.6667">
            <text:p>79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2-11T22:00:00">
            <text:p>Sun Dec 11 22:00:00 2016</text:p>
          </table:table-cell>
          <table:table-cell office:value-type="float" office:value="1510.8333">
            <text:p>1510.8333</text:p>
          </table:table-cell>
          <table:table-cell office:value-type="float" office:value="85.6667">
            <text:p>85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2-11T23:00:00">
            <text:p>Sun Dec 11 23:00:00 2016</text:p>
          </table:table-cell>
          <table:table-cell office:value-type="float" office:value="1038.0">
            <text:p>1038.0</text:p>
          </table:table-cell>
          <table:table-cell office:value-type="float" office:value="68.1667">
            <text:p>68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2-12T00:00:00">
            <text:p>Mon Dec 12 00:00:00 2016</text:p>
          </table:table-cell>
          <table:table-cell office:value-type="float" office:value="993.1667">
            <text:p>993.1667</text:p>
          </table:table-cell>
          <table:table-cell office:value-type="float" office:value="60.3333">
            <text:p>60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12-12T01:00:00">
            <text:p>Mon Dec 12 01:00:00 2016</text:p>
          </table:table-cell>
          <table:table-cell office:value-type="float" office:value="615.6667">
            <text:p>615.6667</text:p>
          </table:table-cell>
          <table:table-cell office:value-type="float" office:value="54.5">
            <text:p>54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2-12T19:00:00">
            <text:p>Mon Dec 12 19:00:00 2016</text:p>
          </table:table-cell>
          <table:table-cell office:value-type="float" office:value="790.5">
            <text:p>790.5</text:p>
          </table:table-cell>
          <table:table-cell office:value-type="float" office:value="87.1667">
            <text:p>87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12T20:00:00">
            <text:p>Mon Dec 12 20:00:00 2016</text:p>
          </table:table-cell>
          <table:table-cell office:value-type="float" office:value="956.8333">
            <text:p>956.8333</text:p>
          </table:table-cell>
          <table:table-cell office:value-type="float" office:value="94.0">
            <text:p>94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12T21:00:00">
            <text:p>Mon Dec 12 21:00:00 2016</text:p>
          </table:table-cell>
          <table:table-cell office:value-type="float" office:value="1252.0">
            <text:p>1252.0</text:p>
          </table:table-cell>
          <table:table-cell office:value-type="float" office:value="103.3333">
            <text:p>103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2-12T22:00:00">
            <text:p>Mon Dec 12 22:00:00 2016</text:p>
          </table:table-cell>
          <table:table-cell office:value-type="float" office:value="1422.3333">
            <text:p>1422.3333</text:p>
          </table:table-cell>
          <table:table-cell office:value-type="float" office:value="108.6667">
            <text:p>108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12-12T23:00:00">
            <text:p>Mon Dec 12 23:00:00 2016</text:p>
          </table:table-cell>
          <table:table-cell office:value-type="float" office:value="1060.1667">
            <text:p>1060.1667</text:p>
          </table:table-cell>
          <table:table-cell office:value-type="float" office:value="86.6667">
            <text:p>86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6-12-13T00:00:00">
            <text:p>Tue Dec 13 00:00:00 2016</text:p>
          </table:table-cell>
          <table:table-cell office:value-type="float" office:value="430.6667">
            <text:p>430.6667</text:p>
          </table:table-cell>
          <table:table-cell office:value-type="float" office:value="60.8333">
            <text:p>60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13T01:00:00">
            <text:p>Tue Dec 13 01:00:00 2016</text:p>
          </table:table-cell>
          <table:table-cell office:value-type="float" office:value="391.1667">
            <text:p>391.1667</text:p>
          </table:table-cell>
          <table:table-cell office:value-type="float" office:value="55.1667">
            <text:p>55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2-13T21:00:00">
            <text:p>Tue Dec 13 21:00:00 2016</text:p>
          </table:table-cell>
          <table:table-cell office:value-type="float" office:value="552.8333">
            <text:p>552.8333</text:p>
          </table:table-cell>
          <table:table-cell office:value-type="float" office:value="82.0">
            <text:p>82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13T22:00:00">
            <text:p>Tue Dec 13 22:00:00 2016</text:p>
          </table:table-cell>
          <table:table-cell office:value-type="float" office:value="870.8333">
            <text:p>870.8333</text:p>
          </table:table-cell>
          <table:table-cell office:value-type="float" office:value="83.5">
            <text:p>83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13T23:00:00">
            <text:p>Tue Dec 13 23:00:00 2016</text:p>
          </table:table-cell>
          <table:table-cell office:value-type="float" office:value="446.6667">
            <text:p>446.6667</text:p>
          </table:table-cell>
          <table:table-cell office:value-type="float" office:value="42.5">
            <text:p>42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6-12-14T00:00:00">
            <text:p>Wed Dec 14 00:00:00 2016</text:p>
          </table:table-cell>
          <table:table-cell office:value-type="float" office:value="202.0">
            <text:p>202.0</text:p>
          </table:table-cell>
          <table:table-cell office:value-type="float" office:value="19.1667">
            <text:p>19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12-14T01:00:00">
            <text:p>Wed Dec 14 01:00:00 2016</text:p>
          </table:table-cell>
          <table:table-cell office:value-type="float" office:value="256.8333">
            <text:p>256.8333</text:p>
          </table:table-cell>
          <table:table-cell office:value-type="float" office:value="13.6667">
            <text:p>13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12-14T02:00:00">
            <text:p>Wed Dec 14 02:00:00 2016</text:p>
          </table:table-cell>
          <table:table-cell office:value-type="float" office:value="270.8333">
            <text:p>270.8333</text:p>
          </table:table-cell>
          <table:table-cell office:value-type="float" office:value="15.1667">
            <text:p>15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6-12-14T10:00:00">
            <text:p>Wed Dec 14 10:00:00 2016</text:p>
          </table:table-cell>
          <table:table-cell office:value-type="float" office:value="252.8333">
            <text:p>252.8333</text:p>
          </table:table-cell>
          <table:table-cell office:value-type="float" office:value="49.1667">
            <text:p>49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14T11:00:00">
            <text:p>Wed Dec 14 11:00:00 2016</text:p>
          </table:table-cell>
          <table:table-cell office:value-type="float" office:value="317.3333">
            <text:p>317.3333</text:p>
          </table:table-cell>
          <table:table-cell office:value-type="float" office:value="39.5">
            <text:p>39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6-12-16T23:00:00">
            <text:p>Fri Dec 16 23:00:00 2016</text:p>
          </table:table-cell>
          <table:table-cell office:value-type="float" office:value="550.8333">
            <text:p>550.8333</text:p>
          </table:table-cell>
          <table:table-cell office:value-type="float" office:value="62.1667">
            <text:p>62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2-17T00:00:00">
            <text:p>Sat Dec 17 00:00:00 2016</text:p>
          </table:table-cell>
          <table:table-cell office:value-type="float" office:value="522.0">
            <text:p>522.0</text:p>
          </table:table-cell>
          <table:table-cell office:value-type="float" office:value="59.1667">
            <text:p>59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17T20:00:00">
            <text:p>Sat Dec 17 20:00:00 2016</text:p>
          </table:table-cell>
          <table:table-cell office:value-type="float" office:value="525.6667">
            <text:p>525.6667</text:p>
          </table:table-cell>
          <table:table-cell office:value-type="float" office:value="19.5">
            <text:p>19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12-17T21:00:00">
            <text:p>Sat Dec 17 21:00:00 2016</text:p>
          </table:table-cell>
          <table:table-cell office:value-type="float" office:value="580.1667">
            <text:p>580.1667</text:p>
          </table:table-cell>
          <table:table-cell office:value-type="float" office:value="19.6667">
            <text:p>19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12-18T22:00:00">
            <text:p>Sun Dec 18 22:00:00 2016</text:p>
          </table:table-cell>
          <table:table-cell office:value-type="float" office:value="786.6667">
            <text:p>786.6667</text:p>
          </table:table-cell>
          <table:table-cell office:value-type="float" office:value="44.8333">
            <text:p>44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6-12-20T03:00:00">
            <text:p>Tue Dec 20 03:00:00 2016</text:p>
          </table:table-cell>
          <table:table-cell office:value-type="float" office:value="638.3333">
            <text:p>638.3333</text:p>
          </table:table-cell>
          <table:table-cell office:value-type="float" office:value="18.6667">
            <text:p>18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6-12-20T04:00:00">
            <text:p>Tue Dec 20 04:00:00 2016</text:p>
          </table:table-cell>
          <table:table-cell office:value-type="float" office:value="889.0">
            <text:p>889.0</text:p>
          </table:table-cell>
          <table:table-cell office:value-type="float" office:value="15.3333">
            <text:p>15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6-12-20T05:00:00">
            <text:p>Tue Dec 20 05:00:00 2016</text:p>
          </table:table-cell>
          <table:table-cell office:value-type="float" office:value="589.3333">
            <text:p>589.3333</text:p>
          </table:table-cell>
          <table:table-cell office:value-type="float" office:value="16.1667">
            <text:p>16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12-20T08:00:00">
            <text:p>Tue Dec 20 08:00:00 2016</text:p>
          </table:table-cell>
          <table:table-cell office:value-type="float" office:value="494.6667">
            <text:p>494.6667</text:p>
          </table:table-cell>
          <table:table-cell office:value-type="float" office:value="29.5">
            <text:p>29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12-20T09:00:00">
            <text:p>Tue Dec 20 09:00:00 2016</text:p>
          </table:table-cell>
          <table:table-cell office:value-type="float" office:value="677.1667">
            <text:p>677.1667</text:p>
          </table:table-cell>
          <table:table-cell office:value-type="float" office:value="44.1667">
            <text:p>44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0T10:00:00">
            <text:p>Tue Dec 20 10:00:00 2016</text:p>
          </table:table-cell>
          <table:table-cell office:value-type="float" office:value="810.0">
            <text:p>810.0</text:p>
          </table:table-cell>
          <table:table-cell office:value-type="float" office:value="55.8333">
            <text:p>55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2-20T21:00:00">
            <text:p>Tue Dec 20 21:00:00 2016</text:p>
          </table:table-cell>
          <table:table-cell office:value-type="float" office:value="497.3333">
            <text:p>497.3333</text:p>
          </table:table-cell>
          <table:table-cell office:value-type="float" office:value="81.6667">
            <text:p>81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20T22:00:00">
            <text:p>Tue Dec 20 22:00:00 2016</text:p>
          </table:table-cell>
          <table:table-cell office:value-type="float" office:value="454.6667">
            <text:p>454.6667</text:p>
          </table:table-cell>
          <table:table-cell office:value-type="float" office:value="84.0">
            <text:p>84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21T00:00:00">
            <text:p>Wed Dec 21 00:00:00 2016</text:p>
          </table:table-cell>
          <table:table-cell office:value-type="float" office:value="378.6667">
            <text:p>378.6667</text:p>
          </table:table-cell>
          <table:table-cell office:value-type="float" office:value="61.0">
            <text:p>61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21T01:00:00">
            <text:p>Wed Dec 21 01:00:00 2016</text:p>
          </table:table-cell>
          <table:table-cell office:value-type="float" office:value="435.5">
            <text:p>435.5</text:p>
          </table:table-cell>
          <table:table-cell office:value-type="float" office:value="62.1667">
            <text:p>62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21T02:00:00">
            <text:p>Wed Dec 21 02:00:00 2016</text:p>
          </table:table-cell>
          <table:table-cell office:value-type="float" office:value="497.8333">
            <text:p>497.8333</text:p>
          </table:table-cell>
          <table:table-cell office:value-type="float" office:value="32.8333">
            <text:p>32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6-12-21T03:00:00">
            <text:p>Wed Dec 21 03:00:00 2016</text:p>
          </table:table-cell>
          <table:table-cell office:value-type="float" office:value="534.1667">
            <text:p>534.1667</text:p>
          </table:table-cell>
          <table:table-cell office:value-type="float" office:value="36.8333">
            <text:p>36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2-21T04:00:00">
            <text:p>Wed Dec 21 04:00:00 2016</text:p>
          </table:table-cell>
          <table:table-cell office:value-type="float" office:value="486.0">
            <text:p>486.0</text:p>
          </table:table-cell>
          <table:table-cell office:value-type="float" office:value="39.0">
            <text:p>39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2-21T20:00:00">
            <text:p>Wed Dec 21 20:00:00 2016</text:p>
          </table:table-cell>
          <table:table-cell office:value-type="float" office:value="761.1667">
            <text:p>761.1667</text:p>
          </table:table-cell>
          <table:table-cell office:value-type="float" office:value="74.1667">
            <text:p>74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2-21T21:00:00">
            <text:p>Wed Dec 21 21:00:00 2016</text:p>
          </table:table-cell>
          <table:table-cell office:value-type="float" office:value="700.1667">
            <text:p>700.1667</text:p>
          </table:table-cell>
          <table:table-cell office:value-type="float" office:value="73.1667">
            <text:p>73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21T22:00:00">
            <text:p>Wed Dec 21 22:00:00 2016</text:p>
          </table:table-cell>
          <table:table-cell office:value-type="float" office:value="601.0">
            <text:p>601.0</text:p>
          </table:table-cell>
          <table:table-cell office:value-type="float" office:value="62.1667">
            <text:p>62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2-21T23:00:00">
            <text:p>Wed Dec 21 23:00:00 2016</text:p>
          </table:table-cell>
          <table:table-cell office:value-type="float" office:value="497.8333">
            <text:p>497.8333</text:p>
          </table:table-cell>
          <table:table-cell office:value-type="float" office:value="48.5">
            <text:p>48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2-22T03:00:00">
            <text:p>Thu Dec 22 03:00:00 2016</text:p>
          </table:table-cell>
          <table:table-cell office:value-type="float" office:value="655.3333">
            <text:p>655.3333</text:p>
          </table:table-cell>
          <table:table-cell office:value-type="float" office:value="14.5">
            <text:p>14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6-12-22T04:00:00">
            <text:p>Thu Dec 22 04:00:00 2016</text:p>
          </table:table-cell>
          <table:table-cell office:value-type="float" office:value="500.1667">
            <text:p>500.1667</text:p>
          </table:table-cell>
          <table:table-cell office:value-type="float" office:value="11.1667">
            <text:p>11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6-12-22T05:00:00">
            <text:p>Thu Dec 22 05:00:00 2016</text:p>
          </table:table-cell>
          <table:table-cell office:value-type="float" office:value="418.5">
            <text:p>418.5</text:p>
          </table:table-cell>
          <table:table-cell office:value-type="float" office:value="21.6667">
            <text:p>21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12-22T06:00:00">
            <text:p>Thu Dec 22 06:00:00 2016</text:p>
          </table:table-cell>
          <table:table-cell office:value-type="float" office:value="406.5">
            <text:p>406.5</text:p>
          </table:table-cell>
          <table:table-cell office:value-type="float" office:value="12.0">
            <text:p>12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6-12-22T09:00:00">
            <text:p>Thu Dec 22 09:00:00 2016</text:p>
          </table:table-cell>
          <table:table-cell office:value-type="float" office:value="877.8333">
            <text:p>877.8333</text:p>
          </table:table-cell>
          <table:table-cell office:value-type="float" office:value="59.8333">
            <text:p>59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2-22T10:00:00">
            <text:p>Thu Dec 22 10:00:00 2016</text:p>
          </table:table-cell>
          <table:table-cell office:value-type="float" office:value="907.2">
            <text:p>907.2</text:p>
          </table:table-cell>
          <table:table-cell office:value-type="float" office:value="48.8">
            <text:p>48.8</text:p>
          </table:table-cell>
          <table:table-cell office:value-type="float" office:value="5.8">
            <text:p>5.8</text:p>
          </table:table-cell>
        </table:table-row>
        <table:table-row>
          <table:table-cell table:style-name="pd1" office:value-type="date" office:date-value="2016-12-22T19:00:00">
            <text:p>Thu Dec 22 19:00:00 2016</text:p>
          </table:table-cell>
          <table:table-cell office:value-type="float" office:value="666.0">
            <text:p>666.0</text:p>
          </table:table-cell>
          <table:table-cell office:value-type="float" office:value="90.5">
            <text:p>90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2-22T20:00:00">
            <text:p>Thu Dec 22 20:00:00 2016</text:p>
          </table:table-cell>
          <table:table-cell office:value-type="float" office:value="904.8333">
            <text:p>904.8333</text:p>
          </table:table-cell>
          <table:table-cell office:value-type="float" office:value="84.1667">
            <text:p>84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2-22T21:00:00">
            <text:p>Thu Dec 22 21:00:00 2016</text:p>
          </table:table-cell>
          <table:table-cell office:value-type="float" office:value="546.6667">
            <text:p>546.6667</text:p>
          </table:table-cell>
          <table:table-cell office:value-type="float" office:value="67.8333">
            <text:p>67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2-22T22:00:00">
            <text:p>Thu Dec 22 22:00:00 2016</text:p>
          </table:table-cell>
          <table:table-cell office:value-type="float" office:value="677.0">
            <text:p>677.0</text:p>
          </table:table-cell>
          <table:table-cell office:value-type="float" office:value="65.0">
            <text:p>65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2T23:00:00">
            <text:p>Thu Dec 22 23:00:00 2016</text:p>
          </table:table-cell>
          <table:table-cell office:value-type="float" office:value="260.5">
            <text:p>260.5</text:p>
          </table:table-cell>
          <table:table-cell office:value-type="float" office:value="28.6667">
            <text:p>28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6-12-23T01:00:00">
            <text:p>Fri Dec 23 01:00:00 2016</text:p>
          </table:table-cell>
          <table:table-cell office:value-type="float" office:value="413.1667">
            <text:p>413.1667</text:p>
          </table:table-cell>
          <table:table-cell office:value-type="float" office:value="32.1667">
            <text:p>32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6-12-23T02:00:00">
            <text:p>Fri Dec 23 02:00:00 2016</text:p>
          </table:table-cell>
          <table:table-cell office:value-type="float" office:value="563.3333">
            <text:p>563.3333</text:p>
          </table:table-cell>
          <table:table-cell office:value-type="float" office:value="47.6667">
            <text:p>47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2-23T03:00:00">
            <text:p>Fri Dec 23 03:00:00 2016</text:p>
          </table:table-cell>
          <table:table-cell office:value-type="float" office:value="382.0">
            <text:p>382.0</text:p>
          </table:table-cell>
          <table:table-cell office:value-type="float" office:value="24.0">
            <text:p>24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6-12-23T05:00:00">
            <text:p>Fri Dec 23 05:00:00 2016</text:p>
          </table:table-cell>
          <table:table-cell office:value-type="float" office:value="416.0">
            <text:p>416.0</text:p>
          </table:table-cell>
          <table:table-cell office:value-type="float" office:value="33.3333">
            <text:p>33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6-12-23T06:00:00">
            <text:p>Fri Dec 23 06:00:00 2016</text:p>
          </table:table-cell>
          <table:table-cell office:value-type="float" office:value="392.0">
            <text:p>392.0</text:p>
          </table:table-cell>
          <table:table-cell office:value-type="float" office:value="33.5">
            <text:p>33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6-12-23T08:00:00">
            <text:p>Fri Dec 23 08:00:00 2016</text:p>
          </table:table-cell>
          <table:table-cell office:value-type="float" office:value="690.1667">
            <text:p>690.1667</text:p>
          </table:table-cell>
          <table:table-cell office:value-type="float" office:value="46.6667">
            <text:p>46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23T09:00:00">
            <text:p>Fri Dec 23 09:00:00 2016</text:p>
          </table:table-cell>
          <table:table-cell office:value-type="float" office:value="538.0">
            <text:p>538.0</text:p>
          </table:table-cell>
          <table:table-cell office:value-type="float" office:value="46.0">
            <text:p>46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12-23T10:00:00">
            <text:p>Fri Dec 23 10:00:00 2016</text:p>
          </table:table-cell>
          <table:table-cell office:value-type="float" office:value="592.3333">
            <text:p>592.3333</text:p>
          </table:table-cell>
          <table:table-cell office:value-type="float" office:value="57.3333">
            <text:p>57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2-23T19:00:00">
            <text:p>Fri Dec 23 19:00:00 2016</text:p>
          </table:table-cell>
          <table:table-cell office:value-type="float" office:value="1014.1667">
            <text:p>1014.1667</text:p>
          </table:table-cell>
          <table:table-cell office:value-type="float" office:value="102.0">
            <text:p>102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23T20:00:00">
            <text:p>Fri Dec 23 20:00:00 2016</text:p>
          </table:table-cell>
          <table:table-cell office:value-type="float" office:value="1360.6667">
            <text:p>1360.6667</text:p>
          </table:table-cell>
          <table:table-cell office:value-type="float" office:value="111.8333">
            <text:p>111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23T21:00:00">
            <text:p>Fri Dec 23 21:00:00 2016</text:p>
          </table:table-cell>
          <table:table-cell office:value-type="float" office:value="876.1667">
            <text:p>876.1667</text:p>
          </table:table-cell>
          <table:table-cell office:value-type="float" office:value="94.8333">
            <text:p>94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3T22:00:00">
            <text:p>Fri Dec 23 22:00:00 2016</text:p>
          </table:table-cell>
          <table:table-cell office:value-type="float" office:value="1087.1667">
            <text:p>1087.1667</text:p>
          </table:table-cell>
          <table:table-cell office:value-type="float" office:value="112.3333">
            <text:p>112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3T23:00:00">
            <text:p>Fri Dec 23 23:00:00 2016</text:p>
          </table:table-cell>
          <table:table-cell office:value-type="float" office:value="1196.3333">
            <text:p>1196.3333</text:p>
          </table:table-cell>
          <table:table-cell office:value-type="float" office:value="111.5">
            <text:p>111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2-24T00:00:00">
            <text:p>Sat Dec 24 00:00:00 2016</text:p>
          </table:table-cell>
          <table:table-cell office:value-type="float" office:value="1104.8333">
            <text:p>1104.8333</text:p>
          </table:table-cell>
          <table:table-cell office:value-type="float" office:value="89.1667">
            <text:p>89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2-24T01:00:00">
            <text:p>Sat Dec 24 01:00:00 2016</text:p>
          </table:table-cell>
          <table:table-cell office:value-type="float" office:value="558.8333">
            <text:p>558.8333</text:p>
          </table:table-cell>
          <table:table-cell office:value-type="float" office:value="74.8333">
            <text:p>74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4T19:00:00">
            <text:p>Sat Dec 24 19:00:00 2016</text:p>
          </table:table-cell>
          <table:table-cell office:value-type="float" office:value="798.6667">
            <text:p>798.6667</text:p>
          </table:table-cell>
          <table:table-cell office:value-type="float" office:value="91.1667">
            <text:p>91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24T20:00:00">
            <text:p>Sat Dec 24 20:00:00 2016</text:p>
          </table:table-cell>
          <table:table-cell office:value-type="float" office:value="1231.6667">
            <text:p>1231.6667</text:p>
          </table:table-cell>
          <table:table-cell office:value-type="float" office:value="92.0">
            <text:p>92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24T21:00:00">
            <text:p>Sat Dec 24 21:00:00 2016</text:p>
          </table:table-cell>
          <table:table-cell office:value-type="float" office:value="1238.1667">
            <text:p>1238.1667</text:p>
          </table:table-cell>
          <table:table-cell office:value-type="float" office:value="92.5">
            <text:p>92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24T22:00:00">
            <text:p>Sat Dec 24 22:00:00 2016</text:p>
          </table:table-cell>
          <table:table-cell office:value-type="float" office:value="1094.3333">
            <text:p>1094.3333</text:p>
          </table:table-cell>
          <table:table-cell office:value-type="float" office:value="84.3333">
            <text:p>84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24T23:00:00">
            <text:p>Sat Dec 24 23:00:00 2016</text:p>
          </table:table-cell>
          <table:table-cell office:value-type="float" office:value="828.5">
            <text:p>828.5</text:p>
          </table:table-cell>
          <table:table-cell office:value-type="float" office:value="63.6667">
            <text:p>63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25T00:00:00">
            <text:p>Sun Dec 25 00:00:00 2016</text:p>
          </table:table-cell>
          <table:table-cell office:value-type="float" office:value="425.8333">
            <text:p>425.8333</text:p>
          </table:table-cell>
          <table:table-cell office:value-type="float" office:value="31.0">
            <text:p>31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6-12-25T01:00:00">
            <text:p>Sun Dec 25 01:00:00 2016</text:p>
          </table:table-cell>
          <table:table-cell office:value-type="float" office:value="291.8333">
            <text:p>291.8333</text:p>
          </table:table-cell>
          <table:table-cell office:value-type="float" office:value="14.6667">
            <text:p>14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6-12-25T05:00:00">
            <text:p>Sun Dec 25 05:00:00 2016</text:p>
          </table:table-cell>
          <table:table-cell office:value-type="float" office:value="552.3333">
            <text:p>552.3333</text:p>
          </table:table-cell>
          <table:table-cell office:value-type="float" office:value="19.0">
            <text:p>19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6-12-25T18:00:00">
            <text:p>Sun Dec 25 18:00:00 2016</text:p>
          </table:table-cell>
          <table:table-cell office:value-type="float" office:value="548.6667">
            <text:p>548.6667</text:p>
          </table:table-cell>
          <table:table-cell office:value-type="float" office:value="51.6667">
            <text:p>51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6-12-25T19:00:00">
            <text:p>Sun Dec 25 19:00:00 2016</text:p>
          </table:table-cell>
          <table:table-cell office:value-type="float" office:value="691.8333">
            <text:p>691.8333</text:p>
          </table:table-cell>
          <table:table-cell office:value-type="float" office:value="77.3333">
            <text:p>77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25T20:00:00">
            <text:p>Sun Dec 25 20:00:00 2016</text:p>
          </table:table-cell>
          <table:table-cell office:value-type="float" office:value="1128.5">
            <text:p>1128.5</text:p>
          </table:table-cell>
          <table:table-cell office:value-type="float" office:value="79.0">
            <text:p>79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25T21:00:00">
            <text:p>Sun Dec 25 21:00:00 2016</text:p>
          </table:table-cell>
          <table:table-cell office:value-type="float" office:value="1536.6667">
            <text:p>1536.6667</text:p>
          </table:table-cell>
          <table:table-cell office:value-type="float" office:value="85.3333">
            <text:p>85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25T22:00:00">
            <text:p>Sun Dec 25 22:00:00 2016</text:p>
          </table:table-cell>
          <table:table-cell office:value-type="float" office:value="1378.5">
            <text:p>1378.5</text:p>
          </table:table-cell>
          <table:table-cell office:value-type="float" office:value="93.5">
            <text:p>93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5T23:00:00">
            <text:p>Sun Dec 25 23:00:00 2016</text:p>
          </table:table-cell>
          <table:table-cell office:value-type="float" office:value="1303.3333">
            <text:p>1303.3333</text:p>
          </table:table-cell>
          <table:table-cell office:value-type="float" office:value="80.3333">
            <text:p>80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26T00:00:00">
            <text:p>Mon Dec 26 00:00:00 2016</text:p>
          </table:table-cell>
          <table:table-cell office:value-type="float" office:value="1283.5">
            <text:p>1283.5</text:p>
          </table:table-cell>
          <table:table-cell office:value-type="float" office:value="70.6667">
            <text:p>70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26T01:00:00">
            <text:p>Mon Dec 26 01:00:00 2016</text:p>
          </table:table-cell>
          <table:table-cell office:value-type="float" office:value="640.0">
            <text:p>640.0</text:p>
          </table:table-cell>
          <table:table-cell office:value-type="float" office:value="58.6667">
            <text:p>58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2-26T02:00:00">
            <text:p>Mon Dec 26 02:00:00 2016</text:p>
          </table:table-cell>
          <table:table-cell office:value-type="float" office:value="880.0">
            <text:p>880.0</text:p>
          </table:table-cell>
          <table:table-cell office:value-type="float" office:value="63.3333">
            <text:p>63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26T03:00:00">
            <text:p>Mon Dec 26 03:00:00 2016</text:p>
          </table:table-cell>
          <table:table-cell office:value-type="float" office:value="496.1667">
            <text:p>496.1667</text:p>
          </table:table-cell>
          <table:table-cell office:value-type="float" office:value="53.3333">
            <text:p>5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2-26T18:00:00">
            <text:p>Mon Dec 26 18:00:00 2016</text:p>
          </table:table-cell>
          <table:table-cell office:value-type="float" office:value="635.6667">
            <text:p>635.6667</text:p>
          </table:table-cell>
          <table:table-cell office:value-type="float" office:value="68.1667">
            <text:p>68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12-26T19:00:00">
            <text:p>Mon Dec 26 19:00:00 2016</text:p>
          </table:table-cell>
          <table:table-cell office:value-type="float" office:value="779.0">
            <text:p>779.0</text:p>
          </table:table-cell>
          <table:table-cell office:value-type="float" office:value="86.1667">
            <text:p>86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26T20:00:00">
            <text:p>Mon Dec 26 20:00:00 2016</text:p>
          </table:table-cell>
          <table:table-cell office:value-type="float" office:value="1301.8333">
            <text:p>1301.8333</text:p>
          </table:table-cell>
          <table:table-cell office:value-type="float" office:value="99.1667">
            <text:p>99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2-26T21:00:00">
            <text:p>Mon Dec 26 21:00:00 2016</text:p>
          </table:table-cell>
          <table:table-cell office:value-type="float" office:value="1525.5">
            <text:p>1525.5</text:p>
          </table:table-cell>
          <table:table-cell office:value-type="float" office:value="107.1667">
            <text:p>107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2-26T22:00:00">
            <text:p>Mon Dec 26 22:00:00 2016</text:p>
          </table:table-cell>
          <table:table-cell office:value-type="float" office:value="623.0">
            <text:p>623.0</text:p>
          </table:table-cell>
          <table:table-cell office:value-type="float" office:value="62.8333">
            <text:p>62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6T23:00:00">
            <text:p>Mon Dec 26 23:00:00 2016</text:p>
          </table:table-cell>
          <table:table-cell office:value-type="float" office:value="796.1667">
            <text:p>796.1667</text:p>
          </table:table-cell>
          <table:table-cell office:value-type="float" office:value="69.0">
            <text:p>69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27T00:00:00">
            <text:p>Tue Dec 27 00:00:00 2016</text:p>
          </table:table-cell>
          <table:table-cell office:value-type="float" office:value="524.6667">
            <text:p>524.6667</text:p>
          </table:table-cell>
          <table:table-cell office:value-type="float" office:value="47.5">
            <text:p>47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12-27T01:00:00">
            <text:p>Tue Dec 27 01:00:00 2016</text:p>
          </table:table-cell>
          <table:table-cell office:value-type="float" office:value="492.3333">
            <text:p>492.3333</text:p>
          </table:table-cell>
          <table:table-cell office:value-type="float" office:value="53.0">
            <text:p>53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6-12-27T02:00:00">
            <text:p>Tue Dec 27 02:00:00 2016</text:p>
          </table:table-cell>
          <table:table-cell office:value-type="float" office:value="600.1667">
            <text:p>600.1667</text:p>
          </table:table-cell>
          <table:table-cell office:value-type="float" office:value="54.6667">
            <text:p>54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6-12-27T03:00:00">
            <text:p>Tue Dec 27 03:00:00 2016</text:p>
          </table:table-cell>
          <table:table-cell office:value-type="float" office:value="483.6667">
            <text:p>483.6667</text:p>
          </table:table-cell>
          <table:table-cell office:value-type="float" office:value="36.3333">
            <text:p>36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6-12-27T04:00:00">
            <text:p>Tue Dec 27 04:00:00 2016</text:p>
          </table:table-cell>
          <table:table-cell office:value-type="float" office:value="439.1667">
            <text:p>439.1667</text:p>
          </table:table-cell>
          <table:table-cell office:value-type="float" office:value="50.3333">
            <text:p>50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12-27T19:00:00">
            <text:p>Tue Dec 27 19:00:00 2016</text:p>
          </table:table-cell>
          <table:table-cell office:value-type="float" office:value="1201.5">
            <text:p>1201.5</text:p>
          </table:table-cell>
          <table:table-cell office:value-type="float" office:value="114.8333">
            <text:p>114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27T20:00:00">
            <text:p>Tue Dec 27 20:00:00 2016</text:p>
          </table:table-cell>
          <table:table-cell office:value-type="float" office:value="1813.5">
            <text:p>1813.5</text:p>
          </table:table-cell>
          <table:table-cell office:value-type="float" office:value="120.3333">
            <text:p>120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27T21:00:00">
            <text:p>Tue Dec 27 21:00:00 2016</text:p>
          </table:table-cell>
          <table:table-cell office:value-type="float" office:value="1791.0">
            <text:p>1791.0</text:p>
          </table:table-cell>
          <table:table-cell office:value-type="float" office:value="115.3333">
            <text:p>115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2-27T22:00:00">
            <text:p>Tue Dec 27 22:00:00 2016</text:p>
          </table:table-cell>
          <table:table-cell office:value-type="float" office:value="1618.8333">
            <text:p>1618.8333</text:p>
          </table:table-cell>
          <table:table-cell office:value-type="float" office:value="104.8333">
            <text:p>104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2-27T23:00:00">
            <text:p>Tue Dec 27 23:00:00 2016</text:p>
          </table:table-cell>
          <table:table-cell office:value-type="float" office:value="1373.6667">
            <text:p>1373.6667</text:p>
          </table:table-cell>
          <table:table-cell office:value-type="float" office:value="95.0">
            <text:p>95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28T00:00:00">
            <text:p>Wed Dec 28 00:00:00 2016</text:p>
          </table:table-cell>
          <table:table-cell office:value-type="float" office:value="1087.1667">
            <text:p>1087.1667</text:p>
          </table:table-cell>
          <table:table-cell office:value-type="float" office:value="86.5">
            <text:p>86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8T01:00:00">
            <text:p>Wed Dec 28 01:00:00 2016</text:p>
          </table:table-cell>
          <table:table-cell office:value-type="float" office:value="707.8333">
            <text:p>707.8333</text:p>
          </table:table-cell>
          <table:table-cell office:value-type="float" office:value="71.1667">
            <text:p>71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6-12-28T02:00:00">
            <text:p>Wed Dec 28 02:00:00 2016</text:p>
          </table:table-cell>
          <table:table-cell office:value-type="float" office:value="626.8333">
            <text:p>626.8333</text:p>
          </table:table-cell>
          <table:table-cell office:value-type="float" office:value="56.3333">
            <text:p>56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2-28T03:00:00">
            <text:p>Wed Dec 28 03:00:00 2016</text:p>
          </table:table-cell>
          <table:table-cell office:value-type="float" office:value="457.1667">
            <text:p>457.1667</text:p>
          </table:table-cell>
          <table:table-cell office:value-type="float" office:value="47.1667">
            <text:p>47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2-28T04:00:00">
            <text:p>Wed Dec 28 04:00:00 2016</text:p>
          </table:table-cell>
          <table:table-cell office:value-type="float" office:value="415.3333">
            <text:p>415.3333</text:p>
          </table:table-cell>
          <table:table-cell office:value-type="float" office:value="27.6667">
            <text:p>27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6-12-28T05:00:00">
            <text:p>Wed Dec 28 05:00:00 2016</text:p>
          </table:table-cell>
          <table:table-cell office:value-type="float" office:value="373.0">
            <text:p>373.0</text:p>
          </table:table-cell>
          <table:table-cell office:value-type="float" office:value="29.8333">
            <text:p>29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6-12-29T21:00:00">
            <text:p>Thu Dec 29 21:00:00 2016</text:p>
          </table:table-cell>
          <table:table-cell office:value-type="float" office:value="835.8333">
            <text:p>835.8333</text:p>
          </table:table-cell>
          <table:table-cell office:value-type="float" office:value="91.0">
            <text:p>91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29T22:00:00">
            <text:p>Thu Dec 29 22:00:00 2016</text:p>
          </table:table-cell>
          <table:table-cell office:value-type="float" office:value="657.6667">
            <text:p>657.6667</text:p>
          </table:table-cell>
          <table:table-cell office:value-type="float" office:value="78.0">
            <text:p>78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2-30T00:00:00">
            <text:p>Fri Dec 30 00:00:00 2016</text:p>
          </table:table-cell>
          <table:table-cell office:value-type="float" office:value="657.6667">
            <text:p>657.6667</text:p>
          </table:table-cell>
          <table:table-cell office:value-type="float" office:value="59.8333">
            <text:p>59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12-30T01:00:00">
            <text:p>Fri Dec 30 01:00:00 2016</text:p>
          </table:table-cell>
          <table:table-cell office:value-type="float" office:value="633.6667">
            <text:p>633.6667</text:p>
          </table:table-cell>
          <table:table-cell office:value-type="float" office:value="63.5">
            <text:p>63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30T03:00:00">
            <text:p>Fri Dec 30 03:00:00 2016</text:p>
          </table:table-cell>
          <table:table-cell office:value-type="float" office:value="692.5">
            <text:p>692.5</text:p>
          </table:table-cell>
          <table:table-cell office:value-type="float" office:value="58.0">
            <text:p>58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30T19:00:00">
            <text:p>Fri Dec 30 19:00:00 2016</text:p>
          </table:table-cell>
          <table:table-cell office:value-type="float" office:value="864.1667">
            <text:p>864.1667</text:p>
          </table:table-cell>
          <table:table-cell office:value-type="float" office:value="92.6667">
            <text:p>92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30T20:00:00">
            <text:p>Fri Dec 30 20:00:00 2016</text:p>
          </table:table-cell>
          <table:table-cell office:value-type="float" office:value="1135.8333">
            <text:p>1135.8333</text:p>
          </table:table-cell>
          <table:table-cell office:value-type="float" office:value="98.1667">
            <text:p>98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30T21:00:00">
            <text:p>Fri Dec 30 21:00:00 2016</text:p>
          </table:table-cell>
          <table:table-cell office:value-type="float" office:value="1111.8333">
            <text:p>1111.8333</text:p>
          </table:table-cell>
          <table:table-cell office:value-type="float" office:value="98.3333">
            <text:p>98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30T22:00:00">
            <text:p>Fri Dec 30 22:00:00 2016</text:p>
          </table:table-cell>
          <table:table-cell office:value-type="float" office:value="910.0">
            <text:p>910.0</text:p>
          </table:table-cell>
          <table:table-cell office:value-type="float" office:value="88.1667">
            <text:p>88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30T23:00:00">
            <text:p>Fri Dec 30 23:00:00 2016</text:p>
          </table:table-cell>
          <table:table-cell office:value-type="float" office:value="656.6667">
            <text:p>656.6667</text:p>
          </table:table-cell>
          <table:table-cell office:value-type="float" office:value="73.5">
            <text:p>73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31T00:00:00">
            <text:p>Sat Dec 31 00:00:00 2016</text:p>
          </table:table-cell>
          <table:table-cell office:value-type="float" office:value="417.1667">
            <text:p>417.1667</text:p>
          </table:table-cell>
          <table:table-cell office:value-type="float" office:value="54.8333">
            <text:p>54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31T01:00:00">
            <text:p>Sat Dec 31 01:00:00 2016</text:p>
          </table:table-cell>
          <table:table-cell office:value-type="float" office:value="522.5">
            <text:p>522.5</text:p>
          </table:table-cell>
          <table:table-cell office:value-type="float" office:value="39.1667">
            <text:p>39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6-12-31T02:00:00">
            <text:p>Sat Dec 31 02:00:00 2016</text:p>
          </table:table-cell>
          <table:table-cell office:value-type="float" office:value="501.1667">
            <text:p>501.1667</text:p>
          </table:table-cell>
          <table:table-cell office:value-type="float" office:value="37.1667">
            <text:p>37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12-31T03:00:00">
            <text:p>Sat Dec 31 03:00:00 2016</text:p>
          </table:table-cell>
          <table:table-cell office:value-type="float" office:value="469.6667">
            <text:p>469.6667</text:p>
          </table:table-cell>
          <table:table-cell office:value-type="float" office:value="46.8333">
            <text:p>46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12-31T04:00:00">
            <text:p>Sat Dec 31 04:00:00 2016</text:p>
          </table:table-cell>
          <table:table-cell office:value-type="float" office:value="359.1667">
            <text:p>359.1667</text:p>
          </table:table-cell>
          <table:table-cell office:value-type="float" office:value="44.3333">
            <text:p>44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2-31T05:00:00">
            <text:p>Sat Dec 31 05:00:00 2016</text:p>
          </table:table-cell>
          <table:table-cell office:value-type="float" office:value="518.1667">
            <text:p>518.1667</text:p>
          </table:table-cell>
          <table:table-cell office:value-type="float" office:value="38.8333">
            <text:p>38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6-12-31T16:00:00">
            <text:p>Sat Dec 31 16:00:00 2016</text:p>
          </table:table-cell>
          <table:table-cell office:value-type="float" office:value="536.6667">
            <text:p>536.6667</text:p>
          </table:table-cell>
          <table:table-cell office:value-type="float" office:value="14.6667">
            <text:p>14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2-31T20:00:00">
            <text:p>Sat Dec 31 20:00:00 2016</text:p>
          </table:table-cell>
          <table:table-cell office:value-type="float" office:value="588.0">
            <text:p>588.0</text:p>
          </table:table-cell>
          <table:table-cell office:value-type="float" office:value="71.8333">
            <text:p>71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12-31T21:00:00">
            <text:p>Sat Dec 31 21:00:00 2016</text:p>
          </table:table-cell>
          <table:table-cell office:value-type="float" office:value="844.3333">
            <text:p>844.3333</text:p>
          </table:table-cell>
          <table:table-cell office:value-type="float" office:value="71.5">
            <text:p>71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12-31T22:00:00">
            <text:p>Sat Dec 31 22:00:00 2016</text:p>
          </table:table-cell>
          <table:table-cell office:value-type="float" office:value="1418.1667">
            <text:p>1418.1667</text:p>
          </table:table-cell>
          <table:table-cell office:value-type="float" office:value="85.8333">
            <text:p>85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12-31T23:00:00">
            <text:p>Sat Dec 31 23:00:00 2016</text:p>
          </table:table-cell>
          <table:table-cell office:value-type="float" office:value="1141.8333">
            <text:p>1141.8333</text:p>
          </table:table-cell>
          <table:table-cell office:value-type="float" office:value="73.5">
            <text:p>73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7-01-01T00:00:00">
            <text:p>Sun Jan  1 00:00:00 2017</text:p>
          </table:table-cell>
          <table:table-cell office:value-type="float" office:value="750.1667">
            <text:p>750.1667</text:p>
          </table:table-cell>
          <table:table-cell office:value-type="float" office:value="39.3333">
            <text:p>39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7-01-01T01:00:00">
            <text:p>Sun Jan  1 01:00:00 2017</text:p>
          </table:table-cell>
          <table:table-cell office:value-type="float" office:value="812.6667">
            <text:p>812.6667</text:p>
          </table:table-cell>
          <table:table-cell office:value-type="float" office:value="59.0">
            <text:p>59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7-01-01T02:00:00">
            <text:p>Sun Jan  1 02:00:00 2017</text:p>
          </table:table-cell>
          <table:table-cell office:value-type="float" office:value="947.6667">
            <text:p>947.6667</text:p>
          </table:table-cell>
          <table:table-cell office:value-type="float" office:value="68.1667">
            <text:p>68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7-01-01T03:00:00">
            <text:p>Sun Jan  1 03:00:00 2017</text:p>
          </table:table-cell>
          <table:table-cell office:value-type="float" office:value="1024.6667">
            <text:p>1024.6667</text:p>
          </table:table-cell>
          <table:table-cell office:value-type="float" office:value="82.0">
            <text:p>82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1-01T04:00:00">
            <text:p>Sun Jan  1 04:00:00 2017</text:p>
          </table:table-cell>
          <table:table-cell office:value-type="float" office:value="893.3333">
            <text:p>893.3333</text:p>
          </table:table-cell>
          <table:table-cell office:value-type="float" office:value="76.1667">
            <text:p>76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1T05:00:00">
            <text:p>Sun Jan  1 05:00:00 2017</text:p>
          </table:table-cell>
          <table:table-cell office:value-type="float" office:value="858.0">
            <text:p>858.0</text:p>
          </table:table-cell>
          <table:table-cell office:value-type="float" office:value="63.3333">
            <text:p>63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1-01T20:00:00">
            <text:p>Sun Jan  1 20:00:00 2017</text:p>
          </table:table-cell>
          <table:table-cell office:value-type="float" office:value="664.5">
            <text:p>664.5</text:p>
          </table:table-cell>
          <table:table-cell office:value-type="float" office:value="62.8333">
            <text:p>62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7-01-01T21:00:00">
            <text:p>Sun Jan  1 21:00:00 2017</text:p>
          </table:table-cell>
          <table:table-cell office:value-type="float" office:value="636.8333">
            <text:p>636.8333</text:p>
          </table:table-cell>
          <table:table-cell office:value-type="float" office:value="48.8333">
            <text:p>48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1-01T22:00:00">
            <text:p>Sun Jan  1 22:00:00 2017</text:p>
          </table:table-cell>
          <table:table-cell office:value-type="float" office:value="465.1667">
            <text:p>465.1667</text:p>
          </table:table-cell>
          <table:table-cell office:value-type="float" office:value="22.1667">
            <text:p>22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7-01-02T19:00:00">
            <text:p>Mon Jan  2 19:00:00 2017</text:p>
          </table:table-cell>
          <table:table-cell office:value-type="float" office:value="697.5">
            <text:p>697.5</text:p>
          </table:table-cell>
          <table:table-cell office:value-type="float" office:value="69.3333">
            <text:p>69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7-01-02T20:00:00">
            <text:p>Mon Jan  2 20:00:00 2017</text:p>
          </table:table-cell>
          <table:table-cell office:value-type="float" office:value="1147.0">
            <text:p>1147.0</text:p>
          </table:table-cell>
          <table:table-cell office:value-type="float" office:value="78.3333">
            <text:p>78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1-02T21:00:00">
            <text:p>Mon Jan  2 21:00:00 2017</text:p>
          </table:table-cell>
          <table:table-cell office:value-type="float" office:value="1245.8333">
            <text:p>1245.8333</text:p>
          </table:table-cell>
          <table:table-cell office:value-type="float" office:value="114.3333">
            <text:p>114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01-02T22:00:00">
            <text:p>Mon Jan  2 22:00:00 2017</text:p>
          </table:table-cell>
          <table:table-cell office:value-type="float" office:value="1625.0">
            <text:p>1625.0</text:p>
          </table:table-cell>
          <table:table-cell office:value-type="float" office:value="123.0">
            <text:p>123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01-02T23:00:00">
            <text:p>Mon Jan  2 23:00:00 2017</text:p>
          </table:table-cell>
          <table:table-cell office:value-type="float" office:value="1303.6667">
            <text:p>1303.6667</text:p>
          </table:table-cell>
          <table:table-cell office:value-type="float" office:value="98.6667">
            <text:p>98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1-03T00:00:00">
            <text:p>Tue Jan  3 00:00:00 2017</text:p>
          </table:table-cell>
          <table:table-cell office:value-type="float" office:value="933.8333">
            <text:p>933.8333</text:p>
          </table:table-cell>
          <table:table-cell office:value-type="float" office:value="76.6667">
            <text:p>76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01-03T01:00:00">
            <text:p>Tue Jan  3 01:00:00 2017</text:p>
          </table:table-cell>
          <table:table-cell office:value-type="float" office:value="892.8333">
            <text:p>892.8333</text:p>
          </table:table-cell>
          <table:table-cell office:value-type="float" office:value="74.6667">
            <text:p>7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01-03T02:00:00">
            <text:p>Tue Jan  3 02:00:00 2017</text:p>
          </table:table-cell>
          <table:table-cell office:value-type="float" office:value="609.3333">
            <text:p>609.3333</text:p>
          </table:table-cell>
          <table:table-cell office:value-type="float" office:value="60.8333">
            <text:p>60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01-03T17:00:00">
            <text:p>Tue Jan  3 17:00:00 2017</text:p>
          </table:table-cell>
          <table:table-cell office:value-type="float" office:value="426.1667">
            <text:p>426.1667</text:p>
          </table:table-cell>
          <table:table-cell office:value-type="float" office:value="26.1667">
            <text:p>26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1-03T19:00:00">
            <text:p>Tue Jan  3 19:00:00 2017</text:p>
          </table:table-cell>
          <table:table-cell office:value-type="float" office:value="574.6667">
            <text:p>574.6667</text:p>
          </table:table-cell>
          <table:table-cell office:value-type="float" office:value="84.0">
            <text:p>84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03T20:00:00">
            <text:p>Tue Jan  3 20:00:00 2017</text:p>
          </table:table-cell>
          <table:table-cell office:value-type="float" office:value="732.6667">
            <text:p>732.6667</text:p>
          </table:table-cell>
          <table:table-cell office:value-type="float" office:value="93.1667">
            <text:p>93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01-03T21:00:00">
            <text:p>Tue Jan  3 21:00:00 2017</text:p>
          </table:table-cell>
          <table:table-cell office:value-type="float" office:value="880.3333">
            <text:p>880.3333</text:p>
          </table:table-cell>
          <table:table-cell office:value-type="float" office:value="106.0">
            <text:p>106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1-03T22:00:00">
            <text:p>Tue Jan  3 22:00:00 2017</text:p>
          </table:table-cell>
          <table:table-cell office:value-type="float" office:value="709.3333">
            <text:p>709.3333</text:p>
          </table:table-cell>
          <table:table-cell office:value-type="float" office:value="79.3333">
            <text:p>79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3T23:00:00">
            <text:p>Tue Jan  3 23:00:00 2017</text:p>
          </table:table-cell>
          <table:table-cell office:value-type="float" office:value="565.1667">
            <text:p>565.1667</text:p>
          </table:table-cell>
          <table:table-cell office:value-type="float" office:value="65.3333">
            <text:p>65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01-04T00:00:00">
            <text:p>Wed Jan  4 00:00:00 2017</text:p>
          </table:table-cell>
          <table:table-cell office:value-type="float" office:value="622.6667">
            <text:p>622.6667</text:p>
          </table:table-cell>
          <table:table-cell office:value-type="float" office:value="68.5">
            <text:p>68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01-04T01:00:00">
            <text:p>Wed Jan  4 01:00:00 2017</text:p>
          </table:table-cell>
          <table:table-cell office:value-type="float" office:value="956.8333">
            <text:p>956.8333</text:p>
          </table:table-cell>
          <table:table-cell office:value-type="float" office:value="75.6667">
            <text:p>75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01-04T02:00:00">
            <text:p>Wed Jan  4 02:00:00 2017</text:p>
          </table:table-cell>
          <table:table-cell office:value-type="float" office:value="596.3333">
            <text:p>596.3333</text:p>
          </table:table-cell>
          <table:table-cell office:value-type="float" office:value="60.3333">
            <text:p>60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4T03:00:00">
            <text:p>Wed Jan  4 03:00:00 2017</text:p>
          </table:table-cell>
          <table:table-cell office:value-type="float" office:value="381.6667">
            <text:p>381.6667</text:p>
          </table:table-cell>
          <table:table-cell office:value-type="float" office:value="41.6667">
            <text:p>41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1-04T04:00:00">
            <text:p>Wed Jan  4 04:00:00 2017</text:p>
          </table:table-cell>
          <table:table-cell office:value-type="float" office:value="463.5">
            <text:p>463.5</text:p>
          </table:table-cell>
          <table:table-cell office:value-type="float" office:value="34.8333">
            <text:p>34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7-01-04T05:00:00">
            <text:p>Wed Jan  4 05:00:00 2017</text:p>
          </table:table-cell>
          <table:table-cell office:value-type="float" office:value="411.0">
            <text:p>411.0</text:p>
          </table:table-cell>
          <table:table-cell office:value-type="float" office:value="34.1667">
            <text:p>34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01-04T06:00:00">
            <text:p>Wed Jan  4 06:00:00 2017</text:p>
          </table:table-cell>
          <table:table-cell office:value-type="float" office:value="412.1667">
            <text:p>412.1667</text:p>
          </table:table-cell>
          <table:table-cell office:value-type="float" office:value="27.3333">
            <text:p>27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1-04T09:00:00">
            <text:p>Wed Jan  4 09:00:00 2017</text:p>
          </table:table-cell>
          <table:table-cell office:value-type="float" office:value="714.5">
            <text:p>714.5</text:p>
          </table:table-cell>
          <table:table-cell office:value-type="float" office:value="46.0">
            <text:p>46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01-04T18:00:00">
            <text:p>Wed Jan  4 18:00:00 2017</text:p>
          </table:table-cell>
          <table:table-cell office:value-type="float" office:value="403.1667">
            <text:p>403.1667</text:p>
          </table:table-cell>
          <table:table-cell office:value-type="float" office:value="31.1667">
            <text:p>31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7-01-04T22:00:00">
            <text:p>Wed Jan  4 22:00:00 2017</text:p>
          </table:table-cell>
          <table:table-cell office:value-type="float" office:value="300.6667">
            <text:p>300.6667</text:p>
          </table:table-cell>
          <table:table-cell office:value-type="float" office:value="61.8333">
            <text:p>61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01-05T00:00:00">
            <text:p>Thu Jan  5 00:00:00 2017</text:p>
          </table:table-cell>
          <table:table-cell office:value-type="float" office:value="450.1667">
            <text:p>450.1667</text:p>
          </table:table-cell>
          <table:table-cell office:value-type="float" office:value="66.5">
            <text:p>66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1-05T01:00:00">
            <text:p>Thu Jan  5 01:00:00 2017</text:p>
          </table:table-cell>
          <table:table-cell office:value-type="float" office:value="481.8333">
            <text:p>481.8333</text:p>
          </table:table-cell>
          <table:table-cell office:value-type="float" office:value="60.1667">
            <text:p>60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1-05T02:00:00">
            <text:p>Thu Jan  5 02:00:00 2017</text:p>
          </table:table-cell>
          <table:table-cell office:value-type="float" office:value="491.8333">
            <text:p>491.8333</text:p>
          </table:table-cell>
          <table:table-cell office:value-type="float" office:value="53.6667">
            <text:p>53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5T03:00:00">
            <text:p>Thu Jan  5 03:00:00 2017</text:p>
          </table:table-cell>
          <table:table-cell office:value-type="float" office:value="350.6667">
            <text:p>350.6667</text:p>
          </table:table-cell>
          <table:table-cell office:value-type="float" office:value="41.8333">
            <text:p>41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05T04:00:00">
            <text:p>Thu Jan  5 04:00:00 2017</text:p>
          </table:table-cell>
          <table:table-cell office:value-type="float" office:value="325.5">
            <text:p>325.5</text:p>
          </table:table-cell>
          <table:table-cell office:value-type="float" office:value="36.5">
            <text:p>36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01-05T05:00:00">
            <text:p>Thu Jan  5 05:00:00 2017</text:p>
          </table:table-cell>
          <table:table-cell office:value-type="float" office:value="483.6667">
            <text:p>483.6667</text:p>
          </table:table-cell>
          <table:table-cell office:value-type="float" office:value="33.0">
            <text:p>33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1-05T06:00:00">
            <text:p>Thu Jan  5 06:00:00 2017</text:p>
          </table:table-cell>
          <table:table-cell office:value-type="float" office:value="223.5">
            <text:p>223.5</text:p>
          </table:table-cell>
          <table:table-cell office:value-type="float" office:value="33.3333">
            <text:p>33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01-05T07:00:00">
            <text:p>Thu Jan  5 07:00:00 2017</text:p>
          </table:table-cell>
          <table:table-cell office:value-type="float" office:value="260.3333">
            <text:p>260.3333</text:p>
          </table:table-cell>
          <table:table-cell office:value-type="float" office:value="36.3333">
            <text:p>36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1-05T08:00:00">
            <text:p>Thu Jan  5 08:00:00 2017</text:p>
          </table:table-cell>
          <table:table-cell office:value-type="float" office:value="345.1667">
            <text:p>345.1667</text:p>
          </table:table-cell>
          <table:table-cell office:value-type="float" office:value="32.0">
            <text:p>3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01-05T20:00:00">
            <text:p>Thu Jan  5 20:00:00 2017</text:p>
          </table:table-cell>
          <table:table-cell office:value-type="float" office:value="938.6667">
            <text:p>938.6667</text:p>
          </table:table-cell>
          <table:table-cell office:value-type="float" office:value="80.0">
            <text:p>80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7-01-05T21:00:00">
            <text:p>Thu Jan  5 21:00:00 2017</text:p>
          </table:table-cell>
          <table:table-cell office:value-type="float" office:value="1073.5">
            <text:p>1073.5</text:p>
          </table:table-cell>
          <table:table-cell office:value-type="float" office:value="89.6667">
            <text:p>89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1-05T22:00:00">
            <text:p>Thu Jan  5 22:00:00 2017</text:p>
          </table:table-cell>
          <table:table-cell office:value-type="float" office:value="920.0">
            <text:p>920.0</text:p>
          </table:table-cell>
          <table:table-cell office:value-type="float" office:value="74.1667">
            <text:p>74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01-05T23:00:00">
            <text:p>Thu Jan  5 23:00:00 2017</text:p>
          </table:table-cell>
          <table:table-cell office:value-type="float" office:value="775.6667">
            <text:p>775.6667</text:p>
          </table:table-cell>
          <table:table-cell office:value-type="float" office:value="61.3333">
            <text:p>61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01-06T00:00:00">
            <text:p>Fri Jan  6 00:00:00 2017</text:p>
          </table:table-cell>
          <table:table-cell office:value-type="float" office:value="590.3333">
            <text:p>590.3333</text:p>
          </table:table-cell>
          <table:table-cell office:value-type="float" office:value="38.8333">
            <text:p>38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7-01-06T01:00:00">
            <text:p>Fri Jan  6 01:00:00 2017</text:p>
          </table:table-cell>
          <table:table-cell office:value-type="float" office:value="315.8333">
            <text:p>315.8333</text:p>
          </table:table-cell>
          <table:table-cell office:value-type="float" office:value="17.5">
            <text:p>17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7-01-06T03:00:00">
            <text:p>Fri Jan  6 03:00:00 2017</text:p>
          </table:table-cell>
          <table:table-cell office:value-type="float" office:value="288.5">
            <text:p>288.5</text:p>
          </table:table-cell>
          <table:table-cell office:value-type="float" office:value="14.1667">
            <text:p>14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7-01-06T07:00:00">
            <text:p>Fri Jan  6 07:00:00 2017</text:p>
          </table:table-cell>
          <table:table-cell office:value-type="float" office:value="307.1667">
            <text:p>307.1667</text:p>
          </table:table-cell>
          <table:table-cell office:value-type="float" office:value="19.8333">
            <text:p>19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01-06T19:00:00">
            <text:p>Fri Jan  6 19:00:00 2017</text:p>
          </table:table-cell>
          <table:table-cell office:value-type="float" office:value="621.5">
            <text:p>621.5</text:p>
          </table:table-cell>
          <table:table-cell office:value-type="float" office:value="86.1667">
            <text:p>86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01-06T20:00:00">
            <text:p>Fri Jan  6 20:00:00 2017</text:p>
          </table:table-cell>
          <table:table-cell office:value-type="float" office:value="671.5">
            <text:p>671.5</text:p>
          </table:table-cell>
          <table:table-cell office:value-type="float" office:value="73.3333">
            <text:p>73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01-06T21:00:00">
            <text:p>Fri Jan  6 21:00:00 2017</text:p>
          </table:table-cell>
          <table:table-cell office:value-type="float" office:value="489.0">
            <text:p>489.0</text:p>
          </table:table-cell>
          <table:table-cell office:value-type="float" office:value="59.6667">
            <text:p>59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7-01-06T22:00:00">
            <text:p>Fri Jan  6 22:00:00 2017</text:p>
          </table:table-cell>
          <table:table-cell office:value-type="float" office:value="322.5">
            <text:p>322.5</text:p>
          </table:table-cell>
          <table:table-cell office:value-type="float" office:value="35.3333">
            <text:p>35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7-01-06T23:00:00">
            <text:p>Fri Jan  6 23:00:00 2017</text:p>
          </table:table-cell>
          <table:table-cell office:value-type="float" office:value="721.0">
            <text:p>721.0</text:p>
          </table:table-cell>
          <table:table-cell office:value-type="float" office:value="19.0">
            <text:p>19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7-01-07T00:00:00">
            <text:p>Sat Jan  7 00:00:00 2017</text:p>
          </table:table-cell>
          <table:table-cell office:value-type="float" office:value="628.8333">
            <text:p>628.8333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01-07T01:00:00">
            <text:p>Sat Jan  7 01:00:00 2017</text:p>
          </table:table-cell>
          <table:table-cell office:value-type="float" office:value="446.1667">
            <text:p>446.1667</text:p>
          </table:table-cell>
          <table:table-cell office:value-type="float" office:value="48.0">
            <text:p>48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01-07T02:00:00">
            <text:p>Sat Jan  7 02:00:00 2017</text:p>
          </table:table-cell>
          <table:table-cell office:value-type="float" office:value="451.3333">
            <text:p>451.3333</text:p>
          </table:table-cell>
          <table:table-cell office:value-type="float" office:value="45.5">
            <text:p>45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7-01-07T20:00:00">
            <text:p>Sat Jan  7 20:00:00 2017</text:p>
          </table:table-cell>
          <table:table-cell office:value-type="float" office:value="806.3333">
            <text:p>806.3333</text:p>
          </table:table-cell>
          <table:table-cell office:value-type="float" office:value="79.0">
            <text:p>79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1-07T21:00:00">
            <text:p>Sat Jan  7 21:00:00 2017</text:p>
          </table:table-cell>
          <table:table-cell office:value-type="float" office:value="829.6667">
            <text:p>829.6667</text:p>
          </table:table-cell>
          <table:table-cell office:value-type="float" office:value="74.8333">
            <text:p>74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01-07T22:00:00">
            <text:p>Sat Jan  7 22:00:00 2017</text:p>
          </table:table-cell>
          <table:table-cell office:value-type="float" office:value="386.0">
            <text:p>386.0</text:p>
          </table:table-cell>
          <table:table-cell office:value-type="float" office:value="35.3333">
            <text:p>35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7-01-07T23:00:00">
            <text:p>Sat Jan  7 23:00:00 2017</text:p>
          </table:table-cell>
          <table:table-cell office:value-type="float" office:value="400.3333">
            <text:p>400.3333</text:p>
          </table:table-cell>
          <table:table-cell office:value-type="float" office:value="49.3333">
            <text:p>49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01-08T00:00:00">
            <text:p>Sun Jan  8 00:00:00 2017</text:p>
          </table:table-cell>
          <table:table-cell office:value-type="float" office:value="535.3333">
            <text:p>535.3333</text:p>
          </table:table-cell>
          <table:table-cell office:value-type="float" office:value="51.6667">
            <text:p>51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01-08T01:00:00">
            <text:p>Sun Jan  8 01:00:00 2017</text:p>
          </table:table-cell>
          <table:table-cell office:value-type="float" office:value="464.1667">
            <text:p>464.1667</text:p>
          </table:table-cell>
          <table:table-cell office:value-type="float" office:value="49.5">
            <text:p>49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01-08T02:00:00">
            <text:p>Sun Jan  8 02:00:00 2017</text:p>
          </table:table-cell>
          <table:table-cell office:value-type="float" office:value="583.6667">
            <text:p>583.6667</text:p>
          </table:table-cell>
          <table:table-cell office:value-type="float" office:value="55.0">
            <text:p>55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01-08T03:00:00">
            <text:p>Sun Jan  8 03:00:00 2017</text:p>
          </table:table-cell>
          <table:table-cell office:value-type="float" office:value="385.5">
            <text:p>385.5</text:p>
          </table:table-cell>
          <table:table-cell office:value-type="float" office:value="34.1667">
            <text:p>34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7-01-08T04:00:00">
            <text:p>Sun Jan  8 04:00:00 2017</text:p>
          </table:table-cell>
          <table:table-cell office:value-type="float" office:value="399.5">
            <text:p>399.5</text:p>
          </table:table-cell>
          <table:table-cell office:value-type="float" office:value="30.8333">
            <text:p>30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7-01-08T19:00:00">
            <text:p>Sun Jan  8 19:00:00 2017</text:p>
          </table:table-cell>
          <table:table-cell office:value-type="float" office:value="766.6667">
            <text:p>766.6667</text:p>
          </table:table-cell>
          <table:table-cell office:value-type="float" office:value="93.0">
            <text:p>93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01-08T20:00:00">
            <text:p>Sun Jan  8 20:00:00 2017</text:p>
          </table:table-cell>
          <table:table-cell office:value-type="float" office:value="1010.0">
            <text:p>1010.0</text:p>
          </table:table-cell>
          <table:table-cell office:value-type="float" office:value="98.1667">
            <text:p>98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7-01-08T21:00:00">
            <text:p>Sun Jan  8 21:00:00 2017</text:p>
          </table:table-cell>
          <table:table-cell office:value-type="float" office:value="1284.6667">
            <text:p>1284.6667</text:p>
          </table:table-cell>
          <table:table-cell office:value-type="float" office:value="109.0">
            <text:p>109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01-08T22:00:00">
            <text:p>Sun Jan  8 22:00:00 2017</text:p>
          </table:table-cell>
          <table:table-cell office:value-type="float" office:value="1392.0">
            <text:p>1392.0</text:p>
          </table:table-cell>
          <table:table-cell office:value-type="float" office:value="110.5">
            <text:p>110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7-01-08T23:00:00">
            <text:p>Sun Jan  8 23:00:00 2017</text:p>
          </table:table-cell>
          <table:table-cell office:value-type="float" office:value="1292.0">
            <text:p>1292.0</text:p>
          </table:table-cell>
          <table:table-cell office:value-type="float" office:value="96.0">
            <text:p>96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1-09T00:00:00">
            <text:p>Mon Jan  9 00:00:00 2017</text:p>
          </table:table-cell>
          <table:table-cell office:value-type="float" office:value="774.8333">
            <text:p>774.8333</text:p>
          </table:table-cell>
          <table:table-cell office:value-type="float" office:value="63.0">
            <text:p>63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09T01:00:00">
            <text:p>Mon Jan  9 01:00:00 2017</text:p>
          </table:table-cell>
          <table:table-cell office:value-type="float" office:value="652.0">
            <text:p>652.0</text:p>
          </table:table-cell>
          <table:table-cell office:value-type="float" office:value="54.5">
            <text:p>54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01-09T20:00:00">
            <text:p>Mon Jan  9 20:00:00 2017</text:p>
          </table:table-cell>
          <table:table-cell office:value-type="float" office:value="621.0">
            <text:p>621.0</text:p>
          </table:table-cell>
          <table:table-cell office:value-type="float" office:value="94.5">
            <text:p>94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01-09T21:00:00">
            <text:p>Mon Jan  9 21:00:00 2017</text:p>
          </table:table-cell>
          <table:table-cell office:value-type="float" office:value="711.0">
            <text:p>711.0</text:p>
          </table:table-cell>
          <table:table-cell office:value-type="float" office:value="86.3333">
            <text:p>86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01-09T22:00:00">
            <text:p>Mon Jan  9 22:00:00 2017</text:p>
          </table:table-cell>
          <table:table-cell office:value-type="float" office:value="730.6667">
            <text:p>730.6667</text:p>
          </table:table-cell>
          <table:table-cell office:value-type="float" office:value="77.1667">
            <text:p>77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01-09T23:00:00">
            <text:p>Mon Jan  9 23:00:00 2017</text:p>
          </table:table-cell>
          <table:table-cell office:value-type="float" office:value="862.8333">
            <text:p>862.8333</text:p>
          </table:table-cell>
          <table:table-cell office:value-type="float" office:value="77.1667">
            <text:p>77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01-10T00:00:00">
            <text:p>Tue Jan 10 00:00:00 2017</text:p>
          </table:table-cell>
          <table:table-cell office:value-type="float" office:value="763.8333">
            <text:p>763.8333</text:p>
          </table:table-cell>
          <table:table-cell office:value-type="float" office:value="50.8333">
            <text:p>50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7-01-10T01:00:00">
            <text:p>Tue Jan 10 01:00:00 2017</text:p>
          </table:table-cell>
          <table:table-cell office:value-type="float" office:value="293.6667">
            <text:p>293.6667</text:p>
          </table:table-cell>
          <table:table-cell office:value-type="float" office:value="37.3333">
            <text:p>37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7-01-10T09:00:00">
            <text:p>Tue Jan 10 09:00:00 2017</text:p>
          </table:table-cell>
          <table:table-cell office:value-type="float" office:value="693.1667">
            <text:p>693.1667</text:p>
          </table:table-cell>
          <table:table-cell office:value-type="float" office:value="69.0">
            <text:p>69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01-10T20:00:00">
            <text:p>Tue Jan 10 20:00:00 2017</text:p>
          </table:table-cell>
          <table:table-cell office:value-type="float" office:value="596.3333">
            <text:p>596.3333</text:p>
          </table:table-cell>
          <table:table-cell office:value-type="float" office:value="71.5">
            <text:p>71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01-10T21:00:00">
            <text:p>Tue Jan 10 21:00:00 2017</text:p>
          </table:table-cell>
          <table:table-cell office:value-type="float" office:value="681.0">
            <text:p>681.0</text:p>
          </table:table-cell>
          <table:table-cell office:value-type="float" office:value="70.8333">
            <text:p>70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01-10T22:00:00">
            <text:p>Tue Jan 10 22:00:00 2017</text:p>
          </table:table-cell>
          <table:table-cell office:value-type="float" office:value="797.3333">
            <text:p>797.3333</text:p>
          </table:table-cell>
          <table:table-cell office:value-type="float" office:value="78.5">
            <text:p>78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01-10T23:00:00">
            <text:p>Tue Jan 10 23:00:00 2017</text:p>
          </table:table-cell>
          <table:table-cell office:value-type="float" office:value="392.6667">
            <text:p>392.6667</text:p>
          </table:table-cell>
          <table:table-cell office:value-type="float" office:value="52.5">
            <text:p>52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1-11T00:00:00">
            <text:p>Wed Jan 11 00:00:00 2017</text:p>
          </table:table-cell>
          <table:table-cell office:value-type="float" office:value="441.5">
            <text:p>441.5</text:p>
          </table:table-cell>
          <table:table-cell office:value-type="float" office:value="45.3333">
            <text:p>45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1-11T01:00:00">
            <text:p>Wed Jan 11 01:00:00 2017</text:p>
          </table:table-cell>
          <table:table-cell office:value-type="float" office:value="527.3333">
            <text:p>527.3333</text:p>
          </table:table-cell>
          <table:table-cell office:value-type="float" office:value="54.8333">
            <text:p>54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01-11T02:00:00">
            <text:p>Wed Jan 11 02:00:00 2017</text:p>
          </table:table-cell>
          <table:table-cell office:value-type="float" office:value="490.8333">
            <text:p>490.8333</text:p>
          </table:table-cell>
          <table:table-cell office:value-type="float" office:value="52.3333">
            <text:p>52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01-11T03:00:00">
            <text:p>Wed Jan 11 03:00:00 2017</text:p>
          </table:table-cell>
          <table:table-cell office:value-type="float" office:value="473.8333">
            <text:p>473.8333</text:p>
          </table:table-cell>
          <table:table-cell office:value-type="float" office:value="44.1667">
            <text:p>44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1-11T04:00:00">
            <text:p>Wed Jan 11 04:00:00 2017</text:p>
          </table:table-cell>
          <table:table-cell office:value-type="float" office:value="300.5">
            <text:p>300.5</text:p>
          </table:table-cell>
          <table:table-cell office:value-type="float" office:value="33.8333">
            <text:p>33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1-11T05:00:00">
            <text:p>Wed Jan 11 05:00:00 2017</text:p>
          </table:table-cell>
          <table:table-cell office:value-type="float" office:value="492.8333">
            <text:p>492.8333</text:p>
          </table:table-cell>
          <table:table-cell office:value-type="float" office:value="29.6667">
            <text:p>29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01-11T06:00:00">
            <text:p>Wed Jan 11 06:00:00 2017</text:p>
          </table:table-cell>
          <table:table-cell office:value-type="float" office:value="371.3333">
            <text:p>371.3333</text:p>
          </table:table-cell>
          <table:table-cell office:value-type="float" office:value="28.1667">
            <text:p>28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1-11T09:00:00">
            <text:p>Wed Jan 11 09:00:00 2017</text:p>
          </table:table-cell>
          <table:table-cell office:value-type="float" office:value="714.8333">
            <text:p>714.8333</text:p>
          </table:table-cell>
          <table:table-cell office:value-type="float" office:value="62.6667">
            <text:p>62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01-11T20:00:00">
            <text:p>Wed Jan 11 20:00:00 2017</text:p>
          </table:table-cell>
          <table:table-cell office:value-type="float" office:value="947.3333">
            <text:p>947.3333</text:p>
          </table:table-cell>
          <table:table-cell office:value-type="float" office:value="92.1667">
            <text:p>92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1-11T21:00:00">
            <text:p>Wed Jan 11 21:00:00 2017</text:p>
          </table:table-cell>
          <table:table-cell office:value-type="float" office:value="977.8333">
            <text:p>977.8333</text:p>
          </table:table-cell>
          <table:table-cell office:value-type="float" office:value="92.0">
            <text:p>92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11T22:00:00">
            <text:p>Wed Jan 11 22:00:00 2017</text:p>
          </table:table-cell>
          <table:table-cell office:value-type="float" office:value="1386.6667">
            <text:p>1386.6667</text:p>
          </table:table-cell>
          <table:table-cell office:value-type="float" office:value="118.1667">
            <text:p>118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11T23:00:00">
            <text:p>Wed Jan 11 23:00:00 2017</text:p>
          </table:table-cell>
          <table:table-cell office:value-type="float" office:value="938.5">
            <text:p>938.5</text:p>
          </table:table-cell>
          <table:table-cell office:value-type="float" office:value="98.1667">
            <text:p>98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1-12T00:00:00">
            <text:p>Thu Jan 12 00:00:00 2017</text:p>
          </table:table-cell>
          <table:table-cell office:value-type="float" office:value="515.0">
            <text:p>515.0</text:p>
          </table:table-cell>
          <table:table-cell office:value-type="float" office:value="71.0">
            <text:p>71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1-12T19:00:00">
            <text:p>Thu Jan 12 19:00:00 2017</text:p>
          </table:table-cell>
          <table:table-cell office:value-type="float" office:value="710.1667">
            <text:p>710.1667</text:p>
          </table:table-cell>
          <table:table-cell office:value-type="float" office:value="88.0">
            <text:p>88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12T20:00:00">
            <text:p>Thu Jan 12 20:00:00 2017</text:p>
          </table:table-cell>
          <table:table-cell office:value-type="float" office:value="758.5">
            <text:p>758.5</text:p>
          </table:table-cell>
          <table:table-cell office:value-type="float" office:value="82.5">
            <text:p>82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12T21:00:00">
            <text:p>Thu Jan 12 21:00:00 2017</text:p>
          </table:table-cell>
          <table:table-cell office:value-type="float" office:value="606.0">
            <text:p>606.0</text:p>
          </table:table-cell>
          <table:table-cell office:value-type="float" office:value="57.1667">
            <text:p>57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01-12T22:00:00">
            <text:p>Thu Jan 12 22:00:00 2017</text:p>
          </table:table-cell>
          <table:table-cell office:value-type="float" office:value="777.3333">
            <text:p>777.3333</text:p>
          </table:table-cell>
          <table:table-cell office:value-type="float" office:value="69.1667">
            <text:p>69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01-12T23:00:00">
            <text:p>Thu Jan 12 23:00:00 2017</text:p>
          </table:table-cell>
          <table:table-cell office:value-type="float" office:value="1330.1667">
            <text:p>1330.1667</text:p>
          </table:table-cell>
          <table:table-cell office:value-type="float" office:value="93.0">
            <text:p>9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1-13T00:00:00">
            <text:p>Fri Jan 13 00:00:00 2017</text:p>
          </table:table-cell>
          <table:table-cell office:value-type="float" office:value="1521.3333">
            <text:p>1521.3333</text:p>
          </table:table-cell>
          <table:table-cell office:value-type="float" office:value="83.5">
            <text:p>8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01-13T01:00:00">
            <text:p>Fri Jan 13 01:00:00 2017</text:p>
          </table:table-cell>
          <table:table-cell office:value-type="float" office:value="928.1667">
            <text:p>928.1667</text:p>
          </table:table-cell>
          <table:table-cell office:value-type="float" office:value="72.1667">
            <text:p>72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01-13T02:00:00">
            <text:p>Fri Jan 13 02:00:00 2017</text:p>
          </table:table-cell>
          <table:table-cell office:value-type="float" office:value="536.6667">
            <text:p>536.6667</text:p>
          </table:table-cell>
          <table:table-cell office:value-type="float" office:value="60.5">
            <text:p>60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01-13T03:00:00">
            <text:p>Fri Jan 13 03:00:00 2017</text:p>
          </table:table-cell>
          <table:table-cell office:value-type="float" office:value="540.5">
            <text:p>540.5</text:p>
          </table:table-cell>
          <table:table-cell office:value-type="float" office:value="50.5">
            <text:p>50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7-01-13T04:00:00">
            <text:p>Fri Jan 13 04:00:00 2017</text:p>
          </table:table-cell>
          <table:table-cell office:value-type="float" office:value="489.5">
            <text:p>489.5</text:p>
          </table:table-cell>
          <table:table-cell office:value-type="float" office:value="34.6667">
            <text:p>34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1-13T21:00:00">
            <text:p>Fri Jan 13 21:00:00 2017</text:p>
          </table:table-cell>
          <table:table-cell office:value-type="float" office:value="411.6667">
            <text:p>411.6667</text:p>
          </table:table-cell>
          <table:table-cell office:value-type="float" office:value="29.5">
            <text:p>29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7-01-13T22:00:00">
            <text:p>Fri Jan 13 22:00:00 2017</text:p>
          </table:table-cell>
          <table:table-cell office:value-type="float" office:value="693.6667">
            <text:p>693.6667</text:p>
          </table:table-cell>
          <table:table-cell office:value-type="float" office:value="64.3333">
            <text:p>64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1-13T23:00:00">
            <text:p>Fri Jan 13 23:00:00 2017</text:p>
          </table:table-cell>
          <table:table-cell office:value-type="float" office:value="814.0">
            <text:p>814.0</text:p>
          </table:table-cell>
          <table:table-cell office:value-type="float" office:value="55.8333">
            <text:p>55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01-14T00:00:00">
            <text:p>Sat Jan 14 00:00:00 2017</text:p>
          </table:table-cell>
          <table:table-cell office:value-type="float" office:value="913.0">
            <text:p>913.0</text:p>
          </table:table-cell>
          <table:table-cell office:value-type="float" office:value="51.5">
            <text:p>51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01-14T01:00:00">
            <text:p>Sat Jan 14 01:00:00 2017</text:p>
          </table:table-cell>
          <table:table-cell office:value-type="float" office:value="798.6667">
            <text:p>798.6667</text:p>
          </table:table-cell>
          <table:table-cell office:value-type="float" office:value="52.1667">
            <text:p>52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01-14T02:00:00">
            <text:p>Sat Jan 14 02:00:00 2017</text:p>
          </table:table-cell>
          <table:table-cell office:value-type="float" office:value="542.6667">
            <text:p>542.6667</text:p>
          </table:table-cell>
          <table:table-cell office:value-type="float" office:value="34.8333">
            <text:p>34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7-01-14T03:00:00">
            <text:p>Sat Jan 14 03:00:00 2017</text:p>
          </table:table-cell>
          <table:table-cell office:value-type="float" office:value="524.0">
            <text:p>524.0</text:p>
          </table:table-cell>
          <table:table-cell office:value-type="float" office:value="25.1667">
            <text:p>25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01-14T16:00:00">
            <text:p>Sat Jan 14 16:00:00 2017</text:p>
          </table:table-cell>
          <table:table-cell office:value-type="float" office:value="816.5">
            <text:p>816.5</text:p>
          </table:table-cell>
          <table:table-cell office:value-type="float" office:value="7.1667">
            <text:p>7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7-01-14T17:00:00">
            <text:p>Sat Jan 14 17:00:00 2017</text:p>
          </table:table-cell>
          <table:table-cell office:value-type="float" office:value="740.5">
            <text:p>740.5</text:p>
          </table:table-cell>
          <table:table-cell office:value-type="float" office:value="7.6667">
            <text:p>7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7-01-14T18:00:00">
            <text:p>Sat Jan 14 18:00:00 2017</text:p>
          </table:table-cell>
          <table:table-cell office:value-type="float" office:value="811.0">
            <text:p>811.0</text:p>
          </table:table-cell>
          <table:table-cell office:value-type="float" office:value="11.6667">
            <text:p>11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7-01-14T19:00:00">
            <text:p>Sat Jan 14 19:00:00 2017</text:p>
          </table:table-cell>
          <table:table-cell office:value-type="float" office:value="536.5">
            <text:p>536.5</text:p>
          </table:table-cell>
          <table:table-cell office:value-type="float" office:value="16.8333">
            <text:p>16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7-01-14T20:00:00">
            <text:p>Sat Jan 14 20:00:00 2017</text:p>
          </table:table-cell>
          <table:table-cell office:value-type="float" office:value="471.3333">
            <text:p>471.3333</text:p>
          </table:table-cell>
          <table:table-cell office:value-type="float" office:value="21.8333">
            <text:p>21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01-14T21:00:00">
            <text:p>Sat Jan 14 21:00:00 2017</text:p>
          </table:table-cell>
          <table:table-cell office:value-type="float" office:value="573.5">
            <text:p>573.5</text:p>
          </table:table-cell>
          <table:table-cell office:value-type="float" office:value="34.8333">
            <text:p>34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01-14T22:00:00">
            <text:p>Sat Jan 14 22:00:00 2017</text:p>
          </table:table-cell>
          <table:table-cell office:value-type="float" office:value="460.8333">
            <text:p>460.8333</text:p>
          </table:table-cell>
          <table:table-cell office:value-type="float" office:value="34.8333">
            <text:p>34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7-01-15T20:00:00">
            <text:p>Sun Jan 15 20:00:00 2017</text:p>
          </table:table-cell>
          <table:table-cell office:value-type="float" office:value="561.6667">
            <text:p>561.6667</text:p>
          </table:table-cell>
          <table:table-cell office:value-type="float" office:value="34.0">
            <text:p>34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7-01-15T21:00:00">
            <text:p>Sun Jan 15 21:00:00 2017</text:p>
          </table:table-cell>
          <table:table-cell office:value-type="float" office:value="923.8333">
            <text:p>923.8333</text:p>
          </table:table-cell>
          <table:table-cell office:value-type="float" office:value="52.0">
            <text:p>52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1-15T22:00:00">
            <text:p>Sun Jan 15 22:00:00 2017</text:p>
          </table:table-cell>
          <table:table-cell office:value-type="float" office:value="859.0">
            <text:p>859.0</text:p>
          </table:table-cell>
          <table:table-cell office:value-type="float" office:value="51.6667">
            <text:p>51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1-15T23:00:00">
            <text:p>Sun Jan 15 23:00:00 2017</text:p>
          </table:table-cell>
          <table:table-cell office:value-type="float" office:value="989.5">
            <text:p>989.5</text:p>
          </table:table-cell>
          <table:table-cell office:value-type="float" office:value="73.8333">
            <text:p>73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7-01-16T00:00:00">
            <text:p>Mon Jan 16 00:00:00 2017</text:p>
          </table:table-cell>
          <table:table-cell office:value-type="float" office:value="885.3333">
            <text:p>885.3333</text:p>
          </table:table-cell>
          <table:table-cell office:value-type="float" office:value="69.8333">
            <text:p>69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16T01:00:00">
            <text:p>Mon Jan 16 01:00:00 2017</text:p>
          </table:table-cell>
          <table:table-cell office:value-type="float" office:value="548.5">
            <text:p>548.5</text:p>
          </table:table-cell>
          <table:table-cell office:value-type="float" office:value="54.0">
            <text:p>54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01-16T02:00:00">
            <text:p>Mon Jan 16 02:00:00 2017</text:p>
          </table:table-cell>
          <table:table-cell office:value-type="float" office:value="595.5">
            <text:p>595.5</text:p>
          </table:table-cell>
          <table:table-cell office:value-type="float" office:value="48.1667">
            <text:p>48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7-01-16T20:00:00">
            <text:p>Mon Jan 16 20:00:00 2017</text:p>
          </table:table-cell>
          <table:table-cell office:value-type="float" office:value="1122.6667">
            <text:p>1122.6667</text:p>
          </table:table-cell>
          <table:table-cell office:value-type="float" office:value="113.5">
            <text:p>113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01-16T21:00:00">
            <text:p>Mon Jan 16 21:00:00 2017</text:p>
          </table:table-cell>
          <table:table-cell office:value-type="float" office:value="1210.5">
            <text:p>1210.5</text:p>
          </table:table-cell>
          <table:table-cell office:value-type="float" office:value="105.8333">
            <text:p>105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1-16T22:00:00">
            <text:p>Mon Jan 16 22:00:00 2017</text:p>
          </table:table-cell>
          <table:table-cell office:value-type="float" office:value="986.5">
            <text:p>986.5</text:p>
          </table:table-cell>
          <table:table-cell office:value-type="float" office:value="92.1667">
            <text:p>92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16T23:00:00">
            <text:p>Mon Jan 16 23:00:00 2017</text:p>
          </table:table-cell>
          <table:table-cell office:value-type="float" office:value="993.1667">
            <text:p>993.1667</text:p>
          </table:table-cell>
          <table:table-cell office:value-type="float" office:value="99.3333">
            <text:p>99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17T01:00:00">
            <text:p>Tue Jan 17 01:00:00 2017</text:p>
          </table:table-cell>
          <table:table-cell office:value-type="float" office:value="356.5">
            <text:p>356.5</text:p>
          </table:table-cell>
          <table:table-cell office:value-type="float" office:value="56.0">
            <text:p>56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01-17T02:00:00">
            <text:p>Tue Jan 17 02:00:00 2017</text:p>
          </table:table-cell>
          <table:table-cell office:value-type="float" office:value="405.6667">
            <text:p>405.6667</text:p>
          </table:table-cell>
          <table:table-cell office:value-type="float" office:value="42.3333">
            <text:p>42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7-01-17T03:00:00">
            <text:p>Tue Jan 17 03:00:00 2017</text:p>
          </table:table-cell>
          <table:table-cell office:value-type="float" office:value="629.1667">
            <text:p>629.1667</text:p>
          </table:table-cell>
          <table:table-cell office:value-type="float" office:value="45.8333">
            <text:p>45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01-17T04:00:00">
            <text:p>Tue Jan 17 04:00:00 2017</text:p>
          </table:table-cell>
          <table:table-cell office:value-type="float" office:value="620.1667">
            <text:p>620.1667</text:p>
          </table:table-cell>
          <table:table-cell office:value-type="float" office:value="23.6667">
            <text:p>23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7-01-17T05:00:00">
            <text:p>Tue Jan 17 05:00:00 2017</text:p>
          </table:table-cell>
          <table:table-cell office:value-type="float" office:value="829.3333">
            <text:p>829.3333</text:p>
          </table:table-cell>
          <table:table-cell office:value-type="float" office:value="26.1667">
            <text:p>26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7-01-17T06:00:00">
            <text:p>Tue Jan 17 06:00:00 2017</text:p>
          </table:table-cell>
          <table:table-cell office:value-type="float" office:value="864.1667">
            <text:p>864.1667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7-01-21T01:00:00">
            <text:p>Sat Jan 21 01:00:00 2017</text:p>
          </table:table-cell>
          <table:table-cell office:value-type="float" office:value="664.8333">
            <text:p>664.8333</text:p>
          </table:table-cell>
          <table:table-cell office:value-type="float" office:value="56.6667">
            <text:p>56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21T02:00:00">
            <text:p>Sat Jan 21 02:00:00 2017</text:p>
          </table:table-cell>
          <table:table-cell office:value-type="float" office:value="569.6667">
            <text:p>569.6667</text:p>
          </table:table-cell>
          <table:table-cell office:value-type="float" office:value="53.5">
            <text:p>5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01-21T22:00:00">
            <text:p>Sat Jan 21 22:00:00 2017</text:p>
          </table:table-cell>
          <table:table-cell office:value-type="float" office:value="385.8333">
            <text:p>385.8333</text:p>
          </table:table-cell>
          <table:table-cell office:value-type="float" office:value="40.0">
            <text:p>40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01-21T23:00:00">
            <text:p>Sat Jan 21 23:00:00 2017</text:p>
          </table:table-cell>
          <table:table-cell office:value-type="float" office:value="390.5">
            <text:p>390.5</text:p>
          </table:table-cell>
          <table:table-cell office:value-type="float" office:value="34.8333">
            <text:p>34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7-01-22T04:00:00">
            <text:p>Sun Jan 22 04:00:00 2017</text:p>
          </table:table-cell>
          <table:table-cell office:value-type="float" office:value="496.0">
            <text:p>496.0</text:p>
          </table:table-cell>
          <table:table-cell office:value-type="float" office:value="16.8333">
            <text:p>16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01-22T05:00:00">
            <text:p>Sun Jan 22 05:00:00 2017</text:p>
          </table:table-cell>
          <table:table-cell office:value-type="float" office:value="550.1667">
            <text:p>550.1667</text:p>
          </table:table-cell>
          <table:table-cell office:value-type="float" office:value="33.6667">
            <text:p>33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7-01-22T06:00:00">
            <text:p>Sun Jan 22 06:00:00 2017</text:p>
          </table:table-cell>
          <table:table-cell office:value-type="float" office:value="479.3333">
            <text:p>479.3333</text:p>
          </table:table-cell>
          <table:table-cell office:value-type="float" office:value="20.0">
            <text:p>20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7-01-23T08:00:00">
            <text:p>Mon Jan 23 08:00:00 2017</text:p>
          </table:table-cell>
          <table:table-cell office:value-type="float" office:value="722.3333">
            <text:p>722.3333</text:p>
          </table:table-cell>
          <table:table-cell office:value-type="float" office:value="52.6667">
            <text:p>52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01-23T09:00:00">
            <text:p>Mon Jan 23 09:00:00 2017</text:p>
          </table:table-cell>
          <table:table-cell office:value-type="float" office:value="1117.6667">
            <text:p>1117.6667</text:p>
          </table:table-cell>
          <table:table-cell office:value-type="float" office:value="77.0">
            <text:p>77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1-23T10:00:00">
            <text:p>Mon Jan 23 10:00:00 2017</text:p>
          </table:table-cell>
          <table:table-cell office:value-type="float" office:value="1402.8">
            <text:p>1402.8</text:p>
          </table:table-cell>
          <table:table-cell office:value-type="float" office:value="59.1667">
            <text:p>59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23T21:00:00">
            <text:p>Mon Jan 23 21:00:00 2017</text:p>
          </table:table-cell>
          <table:table-cell office:value-type="float" office:value="1000.8333">
            <text:p>1000.8333</text:p>
          </table:table-cell>
          <table:table-cell office:value-type="float" office:value="104.3333">
            <text:p>104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01-23T22:00:00">
            <text:p>Mon Jan 23 22:00:00 2017</text:p>
          </table:table-cell>
          <table:table-cell office:value-type="float" office:value="1202.5">
            <text:p>1202.5</text:p>
          </table:table-cell>
          <table:table-cell office:value-type="float" office:value="106.5">
            <text:p>106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23T23:00:00">
            <text:p>Mon Jan 23 23:00:00 2017</text:p>
          </table:table-cell>
          <table:table-cell office:value-type="float" office:value="1167.6667">
            <text:p>1167.6667</text:p>
          </table:table-cell>
          <table:table-cell office:value-type="float" office:value="91.3333">
            <text:p>91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01-24T20:00:00">
            <text:p>Tue Jan 24 20:00:00 2017</text:p>
          </table:table-cell>
          <table:table-cell office:value-type="float" office:value="638.5">
            <text:p>638.5</text:p>
          </table:table-cell>
          <table:table-cell office:value-type="float" office:value="97.1667">
            <text:p>97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01-24T21:00:00">
            <text:p>Tue Jan 24 21:00:00 2017</text:p>
          </table:table-cell>
          <table:table-cell office:value-type="float" office:value="825.3333">
            <text:p>825.3333</text:p>
          </table:table-cell>
          <table:table-cell office:value-type="float" office:value="90.5">
            <text:p>90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24T22:00:00">
            <text:p>Tue Jan 24 22:00:00 2017</text:p>
          </table:table-cell>
          <table:table-cell office:value-type="float" office:value="512.0">
            <text:p>512.0</text:p>
          </table:table-cell>
          <table:table-cell office:value-type="float" office:value="71.6667">
            <text:p>71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25T00:00:00">
            <text:p>Wed Jan 25 00:00:00 2017</text:p>
          </table:table-cell>
          <table:table-cell office:value-type="float" office:value="470.8333">
            <text:p>470.8333</text:p>
          </table:table-cell>
          <table:table-cell office:value-type="float" office:value="31.5">
            <text:p>31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7-01-25T01:00:00">
            <text:p>Wed Jan 25 01:00:00 2017</text:p>
          </table:table-cell>
          <table:table-cell office:value-type="float" office:value="457.6667">
            <text:p>457.6667</text:p>
          </table:table-cell>
          <table:table-cell office:value-type="float" office:value="31.5">
            <text:p>31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7-01-25T02:00:00">
            <text:p>Wed Jan 25 02:00:00 2017</text:p>
          </table:table-cell>
          <table:table-cell office:value-type="float" office:value="428.5">
            <text:p>428.5</text:p>
          </table:table-cell>
          <table:table-cell office:value-type="float" office:value="47.5">
            <text:p>47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7-01-25T03:00:00">
            <text:p>Wed Jan 25 03:00:00 2017</text:p>
          </table:table-cell>
          <table:table-cell office:value-type="float" office:value="456.5">
            <text:p>456.5</text:p>
          </table:table-cell>
          <table:table-cell office:value-type="float" office:value="42.6667">
            <text:p>42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7-01-25T20:00:00">
            <text:p>Wed Jan 25 20:00:00 2017</text:p>
          </table:table-cell>
          <table:table-cell office:value-type="float" office:value="940.6667">
            <text:p>940.6667</text:p>
          </table:table-cell>
          <table:table-cell office:value-type="float" office:value="100.1667">
            <text:p>100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7-01-25T21:00:00">
            <text:p>Wed Jan 25 21:00:00 2017</text:p>
          </table:table-cell>
          <table:table-cell office:value-type="float" office:value="1087.1667">
            <text:p>1087.1667</text:p>
          </table:table-cell>
          <table:table-cell office:value-type="float" office:value="116.3333">
            <text:p>116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1-25T22:00:00">
            <text:p>Wed Jan 25 22:00:00 2017</text:p>
          </table:table-cell>
          <table:table-cell office:value-type="float" office:value="917.8333">
            <text:p>917.8333</text:p>
          </table:table-cell>
          <table:table-cell office:value-type="float" office:value="104.3333">
            <text:p>104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7-01-25T23:00:00">
            <text:p>Wed Jan 25 23:00:00 2017</text:p>
          </table:table-cell>
          <table:table-cell office:value-type="float" office:value="674.8333">
            <text:p>674.8333</text:p>
          </table:table-cell>
          <table:table-cell office:value-type="float" office:value="83.8333">
            <text:p>83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01-26T00:00:00">
            <text:p>Thu Jan 26 00:00:00 2017</text:p>
          </table:table-cell>
          <table:table-cell office:value-type="float" office:value="911.3333">
            <text:p>911.3333</text:p>
          </table:table-cell>
          <table:table-cell office:value-type="float" office:value="63.8333">
            <text:p>63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7-01-26T01:00:00">
            <text:p>Thu Jan 26 01:00:00 2017</text:p>
          </table:table-cell>
          <table:table-cell office:value-type="float" office:value="438.1667">
            <text:p>438.1667</text:p>
          </table:table-cell>
          <table:table-cell office:value-type="float" office:value="42.8333">
            <text:p>42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01-26T02:00:00">
            <text:p>Thu Jan 26 02:00:00 2017</text:p>
          </table:table-cell>
          <table:table-cell office:value-type="float" office:value="844.6667">
            <text:p>844.6667</text:p>
          </table:table-cell>
          <table:table-cell office:value-type="float" office:value="37.8333">
            <text:p>37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7-01-26T03:00:00">
            <text:p>Thu Jan 26 03:00:00 2017</text:p>
          </table:table-cell>
          <table:table-cell office:value-type="float" office:value="609.6667">
            <text:p>609.6667</text:p>
          </table:table-cell>
          <table:table-cell office:value-type="float" office:value="23.1667">
            <text:p>23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01-26T04:00:00">
            <text:p>Thu Jan 26 04:00:00 2017</text:p>
          </table:table-cell>
          <table:table-cell office:value-type="float" office:value="431.1667">
            <text:p>431.1667</text:p>
          </table:table-cell>
          <table:table-cell office:value-type="float" office:value="19.3333">
            <text:p>19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7-01-26T21:00:00">
            <text:p>Thu Jan 26 21:00:00 2017</text:p>
          </table:table-cell>
          <table:table-cell office:value-type="float" office:value="748.1667">
            <text:p>748.1667</text:p>
          </table:table-cell>
          <table:table-cell office:value-type="float" office:value="98.1667">
            <text:p>98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26T22:00:00">
            <text:p>Thu Jan 26 22:00:00 2017</text:p>
          </table:table-cell>
          <table:table-cell office:value-type="float" office:value="381.6667">
            <text:p>381.6667</text:p>
          </table:table-cell>
          <table:table-cell office:value-type="float" office:value="74.5">
            <text:p>74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01-26T23:00:00">
            <text:p>Thu Jan 26 23:00:00 2017</text:p>
          </table:table-cell>
          <table:table-cell office:value-type="float" office:value="431.1667">
            <text:p>431.1667</text:p>
          </table:table-cell>
          <table:table-cell office:value-type="float" office:value="56.0">
            <text:p>56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01-29T21:00:00">
            <text:p>Sun Jan 29 21:00:00 2017</text:p>
          </table:table-cell>
          <table:table-cell office:value-type="float" office:value="598.0">
            <text:p>598.0</text:p>
          </table:table-cell>
          <table:table-cell office:value-type="float" office:value="82.1667">
            <text:p>82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7-01-29T22:00:00">
            <text:p>Sun Jan 29 22:00:00 2017</text:p>
          </table:table-cell>
          <table:table-cell office:value-type="float" office:value="622.5">
            <text:p>622.5</text:p>
          </table:table-cell>
          <table:table-cell office:value-type="float" office:value="72.5">
            <text:p>72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1-29T23:00:00">
            <text:p>Sun Jan 29 23:00:00 2017</text:p>
          </table:table-cell>
          <table:table-cell office:value-type="float" office:value="621.5">
            <text:p>621.5</text:p>
          </table:table-cell>
          <table:table-cell office:value-type="float" office:value="56.5">
            <text:p>56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1-30T20:00:00">
            <text:p>Mon Jan 30 20:00:00 2017</text:p>
          </table:table-cell>
          <table:table-cell office:value-type="float" office:value="877.3333">
            <text:p>877.3333</text:p>
          </table:table-cell>
          <table:table-cell office:value-type="float" office:value="102.1667">
            <text:p>102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01-30T21:00:00">
            <text:p>Mon Jan 30 21:00:00 2017</text:p>
          </table:table-cell>
          <table:table-cell office:value-type="float" office:value="1264.0">
            <text:p>1264.0</text:p>
          </table:table-cell>
          <table:table-cell office:value-type="float" office:value="113.1667">
            <text:p>113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01-30T22:00:00">
            <text:p>Mon Jan 30 22:00:00 2017</text:p>
          </table:table-cell>
          <table:table-cell office:value-type="float" office:value="1434.3333">
            <text:p>1434.3333</text:p>
          </table:table-cell>
          <table:table-cell office:value-type="float" office:value="103.8333">
            <text:p>103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01-30T23:00:00">
            <text:p>Mon Jan 30 23:00:00 2017</text:p>
          </table:table-cell>
          <table:table-cell office:value-type="float" office:value="1150.5">
            <text:p>1150.5</text:p>
          </table:table-cell>
          <table:table-cell office:value-type="float" office:value="84.8333">
            <text:p>84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01-31T00:00:00">
            <text:p>Tue Jan 31 00:00:00 2017</text:p>
          </table:table-cell>
          <table:table-cell office:value-type="float" office:value="892.5">
            <text:p>892.5</text:p>
          </table:table-cell>
          <table:table-cell office:value-type="float" office:value="74.0">
            <text:p>74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01-31T21:00:00">
            <text:p>Tue Jan 31 21:00:00 2017</text:p>
          </table:table-cell>
          <table:table-cell office:value-type="float" office:value="859.6667">
            <text:p>859.6667</text:p>
          </table:table-cell>
          <table:table-cell office:value-type="float" office:value="107.8333">
            <text:p>107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01-31T22:00:00">
            <text:p>Tue Jan 31 22:00:00 2017</text:p>
          </table:table-cell>
          <table:table-cell office:value-type="float" office:value="540.3333">
            <text:p>540.3333</text:p>
          </table:table-cell>
          <table:table-cell office:value-type="float" office:value="81.3333">
            <text:p>81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01-31T23:00:00">
            <text:p>Tue Jan 31 23:00:00 2017</text:p>
          </table:table-cell>
          <table:table-cell office:value-type="float" office:value="1056.6667">
            <text:p>1056.6667</text:p>
          </table:table-cell>
          <table:table-cell office:value-type="float" office:value="90.0">
            <text:p>90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02-01T00:00:00">
            <text:p>Wed Feb  1 00:00:00 2017</text:p>
          </table:table-cell>
          <table:table-cell office:value-type="float" office:value="405.6667">
            <text:p>405.6667</text:p>
          </table:table-cell>
          <table:table-cell office:value-type="float" office:value="42.6667">
            <text:p>42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2-01T01:00:00">
            <text:p>Wed Feb  1 01:00:00 2017</text:p>
          </table:table-cell>
          <table:table-cell office:value-type="float" office:value="354.0">
            <text:p>354.0</text:p>
          </table:table-cell>
          <table:table-cell office:value-type="float" office:value="58.6667">
            <text:p>58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2-01T02:00:00">
            <text:p>Wed Feb  1 02:00:00 2017</text:p>
          </table:table-cell>
          <table:table-cell office:value-type="float" office:value="454.3333">
            <text:p>454.3333</text:p>
          </table:table-cell>
          <table:table-cell office:value-type="float" office:value="39.5">
            <text:p>39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7-02-02T04:00:00">
            <text:p>Thu Feb  2 04:00:00 2017</text:p>
          </table:table-cell>
          <table:table-cell office:value-type="float" office:value="564.5">
            <text:p>564.5</text:p>
          </table:table-cell>
          <table:table-cell office:value-type="float" office:value="14.1667">
            <text:p>14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7-02-09T20:00:00">
            <text:p>Thu Feb  9 20:00:00 2017</text:p>
          </table:table-cell>
          <table:table-cell office:value-type="float" office:value="969.3333">
            <text:p>969.3333</text:p>
          </table:table-cell>
          <table:table-cell office:value-type="float" office:value="93.5">
            <text:p>93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02-09T21:00:00">
            <text:p>Thu Feb  9 21:00:00 2017</text:p>
          </table:table-cell>
          <table:table-cell office:value-type="float" office:value="1361.6667">
            <text:p>1361.6667</text:p>
          </table:table-cell>
          <table:table-cell office:value-type="float" office:value="121.0">
            <text:p>121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2-09T22:00:00">
            <text:p>Thu Feb  9 22:00:00 2017</text:p>
          </table:table-cell>
          <table:table-cell office:value-type="float" office:value="1472.0">
            <text:p>1472.0</text:p>
          </table:table-cell>
          <table:table-cell office:value-type="float" office:value="115.1667">
            <text:p>115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2-09T23:00:00">
            <text:p>Thu Feb  9 23:00:00 2017</text:p>
          </table:table-cell>
          <table:table-cell office:value-type="float" office:value="1563.1667">
            <text:p>1563.1667</text:p>
          </table:table-cell>
          <table:table-cell office:value-type="float" office:value="108.5">
            <text:p>108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02-10T00:00:00">
            <text:p>Fri Feb 10 00:00:00 2017</text:p>
          </table:table-cell>
          <table:table-cell office:value-type="float" office:value="927.0">
            <text:p>927.0</text:p>
          </table:table-cell>
          <table:table-cell office:value-type="float" office:value="72.0">
            <text:p>72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02-13T14:00:00">
            <text:p>Mon Feb 13 14:00:00 2017</text:p>
          </table:table-cell>
          <table:table-cell office:value-type="float" office:value="939.3333">
            <text:p>939.3333</text:p>
          </table:table-cell>
          <table:table-cell office:value-type="float" office:value="25.6667">
            <text:p>25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7-02-13T15:00:00">
            <text:p>Mon Feb 13 15:00:00 2017</text:p>
          </table:table-cell>
          <table:table-cell office:value-type="float" office:value="1070.3333">
            <text:p>1070.3333</text:p>
          </table:table-cell>
          <table:table-cell office:value-type="float" office:value="24.1667">
            <text:p>24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7-02-13T16:00:00">
            <text:p>Mon Feb 13 16:00:00 2017</text:p>
          </table:table-cell>
          <table:table-cell office:value-type="float" office:value="1036.6667">
            <text:p>1036.6667</text:p>
          </table:table-cell>
          <table:table-cell office:value-type="float" office:value="13.1667">
            <text:p>13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7-02-13T17:00:00">
            <text:p>Mon Feb 13 17:00:00 2017</text:p>
          </table:table-cell>
          <table:table-cell office:value-type="float" office:value="858.6667">
            <text:p>858.6667</text:p>
          </table:table-cell>
          <table:table-cell office:value-type="float" office:value="15.3333">
            <text:p>15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02-13T18:00:00">
            <text:p>Mon Feb 13 18:00:00 2017</text:p>
          </table:table-cell>
          <table:table-cell office:value-type="float" office:value="831.3333">
            <text:p>831.3333</text:p>
          </table:table-cell>
          <table:table-cell office:value-type="float" office:value="25.0">
            <text:p>25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7-02-14T20:00:00">
            <text:p>Tue Feb 14 20:00:00 2017</text:p>
          </table:table-cell>
          <table:table-cell office:value-type="float" office:value="890.8333">
            <text:p>890.8333</text:p>
          </table:table-cell>
          <table:table-cell office:value-type="float" office:value="101.8333">
            <text:p>101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02-14T21:00:00">
            <text:p>Tue Feb 14 21:00:00 2017</text:p>
          </table:table-cell>
          <table:table-cell office:value-type="float" office:value="1346.0">
            <text:p>1346.0</text:p>
          </table:table-cell>
          <table:table-cell office:value-type="float" office:value="97.5">
            <text:p>97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02-14T22:00:00">
            <text:p>Tue Feb 14 22:00:00 2017</text:p>
          </table:table-cell>
          <table:table-cell office:value-type="float" office:value="659.5">
            <text:p>659.5</text:p>
          </table:table-cell>
          <table:table-cell office:value-type="float" office:value="63.3333">
            <text:p>63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02-18T02:00:00">
            <text:p>Sat Feb 18 02:00:00 2017</text:p>
          </table:table-cell>
          <table:table-cell office:value-type="float" office:value="532.0">
            <text:p>532.0</text:p>
          </table:table-cell>
          <table:table-cell office:value-type="float" office:value="69.6667">
            <text:p>69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2-18T22:00:00">
            <text:p>Sat Feb 18 22:00:00 2017</text:p>
          </table:table-cell>
          <table:table-cell office:value-type="float" office:value="504.5">
            <text:p>504.5</text:p>
          </table:table-cell>
          <table:table-cell office:value-type="float" office:value="67.8333">
            <text:p>67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7-02-24T18:00:00">
            <text:p>Fri Feb 24 18:00:00 2017</text:p>
          </table:table-cell>
          <table:table-cell office:value-type="float" office:value="595.1667">
            <text:p>595.1667</text:p>
          </table:table-cell>
          <table:table-cell office:value-type="float" office:value="10.0">
            <text:p>10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7-02-24T21:00:00">
            <text:p>Fri Feb 24 21:00:00 2017</text:p>
          </table:table-cell>
          <table:table-cell office:value-type="float" office:value="475.0">
            <text:p>475.0</text:p>
          </table:table-cell>
          <table:table-cell office:value-type="float" office:value="67.8333">
            <text:p>67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02-26T04:00:00">
            <text:p>Sun Feb 26 04:00:00 2017</text:p>
          </table:table-cell>
          <table:table-cell office:value-type="float" office:value="390.1667">
            <text:p>390.1667</text:p>
          </table:table-cell>
          <table:table-cell office:value-type="float" office:value="11.3333">
            <text:p>11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03-02T21:00:00">
            <text:p>Thu Mar  2 21:00:00 2017</text:p>
          </table:table-cell>
          <table:table-cell office:value-type="float" office:value="1336.6667">
            <text:p>1336.6667</text:p>
          </table:table-cell>
          <table:table-cell office:value-type="float" office:value="141.0">
            <text:p>141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03-02T22:00:00">
            <text:p>Thu Mar  2 22:00:00 2017</text:p>
          </table:table-cell>
          <table:table-cell office:value-type="float" office:value="1221.0">
            <text:p>1221.0</text:p>
          </table:table-cell>
          <table:table-cell office:value-type="float" office:value="125.1667">
            <text:p>12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3-02T23:00:00">
            <text:p>Thu Mar  2 23:00:00 2017</text:p>
          </table:table-cell>
          <table:table-cell office:value-type="float" office:value="1542.3333">
            <text:p>1542.3333</text:p>
          </table:table-cell>
          <table:table-cell office:value-type="float" office:value="131.6667">
            <text:p>131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3-03T00:00:00">
            <text:p>Fri Mar  3 00:00:00 2017</text:p>
          </table:table-cell>
          <table:table-cell office:value-type="float" office:value="638.3333">
            <text:p>638.3333</text:p>
          </table:table-cell>
          <table:table-cell office:value-type="float" office:value="64.0">
            <text:p>64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3-06T21:00:00">
            <text:p>Mon Mar  6 21:00:00 2017</text:p>
          </table:table-cell>
          <table:table-cell office:value-type="float" office:value="1048.1667">
            <text:p>1048.1667</text:p>
          </table:table-cell>
          <table:table-cell office:value-type="float" office:value="89.0">
            <text:p>89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3-06T22:00:00">
            <text:p>Mon Mar  6 22:00:00 2017</text:p>
          </table:table-cell>
          <table:table-cell office:value-type="float" office:value="967.0">
            <text:p>967.0</text:p>
          </table:table-cell>
          <table:table-cell office:value-type="float" office:value="76.6667">
            <text:p>76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03-06T23:00:00">
            <text:p>Mon Mar  6 23:00:00 2017</text:p>
          </table:table-cell>
          <table:table-cell office:value-type="float" office:value="889.6667">
            <text:p>889.6667</text:p>
          </table:table-cell>
          <table:table-cell office:value-type="float" office:value="67.3333">
            <text:p>67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7-03-07T00:00:00">
            <text:p>Tue Mar  7 00:00:00 2017</text:p>
          </table:table-cell>
          <table:table-cell office:value-type="float" office:value="518.1667">
            <text:p>518.1667</text:p>
          </table:table-cell>
          <table:table-cell office:value-type="float" office:value="34.8333">
            <text:p>34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7-03-07T01:00:00">
            <text:p>Tue Mar  7 01:00:00 2017</text:p>
          </table:table-cell>
          <table:table-cell office:value-type="float" office:value="381.1667">
            <text:p>381.1667</text:p>
          </table:table-cell>
          <table:table-cell office:value-type="float" office:value="29.5">
            <text:p>29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03-07T02:00:00">
            <text:p>Tue Mar  7 02:00:00 2017</text:p>
          </table:table-cell>
          <table:table-cell office:value-type="float" office:value="376.6667">
            <text:p>376.6667</text:p>
          </table:table-cell>
          <table:table-cell office:value-type="float" office:value="12.1667">
            <text:p>12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7-03-07T20:00:00">
            <text:p>Tue Mar  7 20:00:00 2017</text:p>
          </table:table-cell>
          <table:table-cell office:value-type="float" office:value="793.6667">
            <text:p>793.6667</text:p>
          </table:table-cell>
          <table:table-cell office:value-type="float" office:value="87.1667">
            <text:p>87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03-07T21:00:00">
            <text:p>Tue Mar  7 21:00:00 2017</text:p>
          </table:table-cell>
          <table:table-cell office:value-type="float" office:value="966.3333">
            <text:p>966.3333</text:p>
          </table:table-cell>
          <table:table-cell office:value-type="float" office:value="87.1667">
            <text:p>87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7-03-07T22:00:00">
            <text:p>Tue Mar  7 22:00:00 2017</text:p>
          </table:table-cell>
          <table:table-cell office:value-type="float" office:value="608.6667">
            <text:p>608.6667</text:p>
          </table:table-cell>
          <table:table-cell office:value-type="float" office:value="49.5">
            <text:p>49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03-07T23:00:00">
            <text:p>Tue Mar  7 23:00:00 2017</text:p>
          </table:table-cell>
          <table:table-cell office:value-type="float" office:value="777.1667">
            <text:p>777.1667</text:p>
          </table:table-cell>
          <table:table-cell office:value-type="float" office:value="70.8333">
            <text:p>70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7-03-08T00:00:00">
            <text:p>Wed Mar  8 00:00:00 2017</text:p>
          </table:table-cell>
          <table:table-cell office:value-type="float" office:value="714.3333">
            <text:p>714.3333</text:p>
          </table:table-cell>
          <table:table-cell office:value-type="float" office:value="59.0">
            <text:p>59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03-09T21:00:00">
            <text:p>Thu Mar  9 21:00:00 2017</text:p>
          </table:table-cell>
          <table:table-cell office:value-type="float" office:value="932.6667">
            <text:p>932.6667</text:p>
          </table:table-cell>
          <table:table-cell office:value-type="float" office:value="132.1667">
            <text:p>132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3-09T22:00:00">
            <text:p>Thu Mar  9 22:00:00 2017</text:p>
          </table:table-cell>
          <table:table-cell office:value-type="float" office:value="825.0">
            <text:p>825.0</text:p>
          </table:table-cell>
          <table:table-cell office:value-type="float" office:value="109.3333">
            <text:p>109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3-09T23:00:00">
            <text:p>Thu Mar  9 23:00:00 2017</text:p>
          </table:table-cell>
          <table:table-cell office:value-type="float" office:value="684.8333">
            <text:p>684.8333</text:p>
          </table:table-cell>
          <table:table-cell office:value-type="float" office:value="97.3333">
            <text:p>97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7-03-10T21:00:00">
            <text:p>Fri Mar 10 21:00:00 2017</text:p>
          </table:table-cell>
          <table:table-cell office:value-type="float" office:value="760.6667">
            <text:p>760.6667</text:p>
          </table:table-cell>
          <table:table-cell office:value-type="float" office:value="116.5">
            <text:p>116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3-10T22:00:00">
            <text:p>Fri Mar 10 22:00:00 2017</text:p>
          </table:table-cell>
          <table:table-cell office:value-type="float" office:value="706.1667">
            <text:p>706.1667</text:p>
          </table:table-cell>
          <table:table-cell office:value-type="float" office:value="104.3333">
            <text:p>104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3-10T23:00:00">
            <text:p>Fri Mar 10 23:00:00 2017</text:p>
          </table:table-cell>
          <table:table-cell office:value-type="float" office:value="887.5">
            <text:p>887.5</text:p>
          </table:table-cell>
          <table:table-cell office:value-type="float" office:value="121.3333">
            <text:p>121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03-11T00:00:00">
            <text:p>Sat Mar 11 00:00:00 2017</text:p>
          </table:table-cell>
          <table:table-cell office:value-type="float" office:value="595.5">
            <text:p>595.5</text:p>
          </table:table-cell>
          <table:table-cell office:value-type="float" office:value="94.5">
            <text:p>94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6-20T20:00:00">
            <text:p>Tue Jun 20 20:00:00 2017</text:p>
          </table:table-cell>
          <table:table-cell office:value-type="float" office:value="2452.5">
            <text:p>2452.5</text:p>
          </table:table-cell>
          <table:table-cell office:value-type="float" office:value="76.5">
            <text:p>76.5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17-09-30T21:00:00">
            <text:p>Sat Sep 30 21:00:00 2017</text:p>
          </table:table-cell>
          <table:table-cell office:value-type="float" office:value="803.0">
            <text:p>803.0</text:p>
          </table:table-cell>
          <table:table-cell office:value-type="float" office:value="89.0">
            <text:p>89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7-09-30T22:00:00">
            <text:p>Sat Sep 30 22:00:00 2017</text:p>
          </table:table-cell>
          <table:table-cell office:value-type="float" office:value="859.5">
            <text:p>859.5</text:p>
          </table:table-cell>
          <table:table-cell office:value-type="float" office:value="61.1667">
            <text:p>61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09-30T23:00:00">
            <text:p>Sat Sep 30 23:00:00 2017</text:p>
          </table:table-cell>
          <table:table-cell office:value-type="float" office:value="1062.8333">
            <text:p>1062.8333</text:p>
          </table:table-cell>
          <table:table-cell office:value-type="float" office:value="99.1667">
            <text:p>99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10-01T00:00:00">
            <text:p>Sun Oct  1 00:00:00 2017</text:p>
          </table:table-cell>
          <table:table-cell office:value-type="float" office:value="1022.3333">
            <text:p>1022.3333</text:p>
          </table:table-cell>
          <table:table-cell office:value-type="float" office:value="84.0">
            <text:p>84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10-01T01:00:00">
            <text:p>Sun Oct  1 01:00:00 2017</text:p>
          </table:table-cell>
          <table:table-cell office:value-type="float" office:value="863.5">
            <text:p>863.5</text:p>
          </table:table-cell>
          <table:table-cell office:value-type="float" office:value="39.6667">
            <text:p>39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7-10-02T22:00:00">
            <text:p>Mon Oct  2 22:00:00 2017</text:p>
          </table:table-cell>
          <table:table-cell office:value-type="float" office:value="911.0">
            <text:p>911.0</text:p>
          </table:table-cell>
          <table:table-cell office:value-type="float" office:value="85.6667">
            <text:p>85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0-02T23:00:00">
            <text:p>Mon Oct  2 23:00:00 2017</text:p>
          </table:table-cell>
          <table:table-cell office:value-type="float" office:value="515.3333">
            <text:p>515.3333</text:p>
          </table:table-cell>
          <table:table-cell office:value-type="float" office:value="32.8333">
            <text:p>32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10-03T21:00:00">
            <text:p>Tue Oct  3 21:00:00 2017</text:p>
          </table:table-cell>
          <table:table-cell office:value-type="float" office:value="1100.8333">
            <text:p>1100.8333</text:p>
          </table:table-cell>
          <table:table-cell office:value-type="float" office:value="114.1667">
            <text:p>114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03T22:00:00">
            <text:p>Tue Oct  3 22:00:00 2017</text:p>
          </table:table-cell>
          <table:table-cell office:value-type="float" office:value="941.6667">
            <text:p>941.6667</text:p>
          </table:table-cell>
          <table:table-cell office:value-type="float" office:value="94.0">
            <text:p>94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0-05T21:00:00">
            <text:p>Thu Oct  5 21:00:00 2017</text:p>
          </table:table-cell>
          <table:table-cell office:value-type="float" office:value="911.1667">
            <text:p>911.1667</text:p>
          </table:table-cell>
          <table:table-cell office:value-type="float" office:value="116.8333">
            <text:p>116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0-05T22:00:00">
            <text:p>Thu Oct  5 22:00:00 2017</text:p>
          </table:table-cell>
          <table:table-cell office:value-type="float" office:value="876.3333">
            <text:p>876.3333</text:p>
          </table:table-cell>
          <table:table-cell office:value-type="float" office:value="95.5">
            <text:p>95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10-05T23:00:00">
            <text:p>Thu Oct  5 23:00:00 2017</text:p>
          </table:table-cell>
          <table:table-cell office:value-type="float" office:value="946.0">
            <text:p>946.0</text:p>
          </table:table-cell>
          <table:table-cell office:value-type="float" office:value="96.1667">
            <text:p>96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0-06T00:00:00">
            <text:p>Fri Oct  6 00:00:00 2017</text:p>
          </table:table-cell>
          <table:table-cell office:value-type="float" office:value="827.3333">
            <text:p>827.3333</text:p>
          </table:table-cell>
          <table:table-cell office:value-type="float" office:value="68.3333">
            <text:p>68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10-06T01:00:00">
            <text:p>Fri Oct  6 01:00:00 2017</text:p>
          </table:table-cell>
          <table:table-cell office:value-type="float" office:value="687.8333">
            <text:p>687.8333</text:p>
          </table:table-cell>
          <table:table-cell office:value-type="float" office:value="52.6667">
            <text:p>52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7-10-06T21:00:00">
            <text:p>Fri Oct  6 21:00:00 2017</text:p>
          </table:table-cell>
          <table:table-cell office:value-type="float" office:value="817.8333">
            <text:p>817.8333</text:p>
          </table:table-cell>
          <table:table-cell office:value-type="float" office:value="143.5">
            <text:p>143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0-06T22:00:00">
            <text:p>Fri Oct  6 22:00:00 2017</text:p>
          </table:table-cell>
          <table:table-cell office:value-type="float" office:value="992.3333">
            <text:p>992.3333</text:p>
          </table:table-cell>
          <table:table-cell office:value-type="float" office:value="138.5">
            <text:p>138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0-06T23:00:00">
            <text:p>Fri Oct  6 23:00:00 2017</text:p>
          </table:table-cell>
          <table:table-cell office:value-type="float" office:value="836.8333">
            <text:p>836.8333</text:p>
          </table:table-cell>
          <table:table-cell office:value-type="float" office:value="116.6667">
            <text:p>116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10-07T00:00:00">
            <text:p>Sat Oct  7 00:00:00 2017</text:p>
          </table:table-cell>
          <table:table-cell office:value-type="float" office:value="527.5">
            <text:p>527.5</text:p>
          </table:table-cell>
          <table:table-cell office:value-type="float" office:value="57.8333">
            <text:p>57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10-07T01:00:00">
            <text:p>Sat Oct  7 01:00:00 2017</text:p>
          </table:table-cell>
          <table:table-cell office:value-type="float" office:value="583.0">
            <text:p>583.0</text:p>
          </table:table-cell>
          <table:table-cell office:value-type="float" office:value="66.0">
            <text:p>66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10-07T02:00:00">
            <text:p>Sat Oct  7 02:00:00 2017</text:p>
          </table:table-cell>
          <table:table-cell office:value-type="float" office:value="518.3333">
            <text:p>518.3333</text:p>
          </table:table-cell>
          <table:table-cell office:value-type="float" office:value="63.3333">
            <text:p>63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7-10-08T21:00:00">
            <text:p>Sun Oct  8 21:00:00 2017</text:p>
          </table:table-cell>
          <table:table-cell office:value-type="float" office:value="827.1667">
            <text:p>827.1667</text:p>
          </table:table-cell>
          <table:table-cell office:value-type="float" office:value="107.1667">
            <text:p>107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10-08T23:00:00">
            <text:p>Sun Oct  8 23:00:00 2017</text:p>
          </table:table-cell>
          <table:table-cell office:value-type="float" office:value="767.3333">
            <text:p>767.3333</text:p>
          </table:table-cell>
          <table:table-cell office:value-type="float" office:value="76.1667">
            <text:p>76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7-10-09T21:00:00">
            <text:p>Mon Oct  9 21:00:00 2017</text:p>
          </table:table-cell>
          <table:table-cell office:value-type="float" office:value="825.6667">
            <text:p>825.6667</text:p>
          </table:table-cell>
          <table:table-cell office:value-type="float" office:value="132.0">
            <text:p>13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0-09T22:00:00">
            <text:p>Mon Oct  9 22:00:00 2017</text:p>
          </table:table-cell>
          <table:table-cell office:value-type="float" office:value="1059.0">
            <text:p>1059.0</text:p>
          </table:table-cell>
          <table:table-cell office:value-type="float" office:value="116.6667">
            <text:p>116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10-09T23:00:00">
            <text:p>Mon Oct  9 23:00:00 2017</text:p>
          </table:table-cell>
          <table:table-cell office:value-type="float" office:value="860.8333">
            <text:p>860.8333</text:p>
          </table:table-cell>
          <table:table-cell office:value-type="float" office:value="91.6667">
            <text:p>91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10-10T09:00:00">
            <text:p>Tue Oct 10 09:00:00 2017</text:p>
          </table:table-cell>
          <table:table-cell office:value-type="float" office:value="770.5">
            <text:p>770.5</text:p>
          </table:table-cell>
          <table:table-cell office:value-type="float" office:value="99.1667">
            <text:p>99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0-10T21:00:00">
            <text:p>Tue Oct 10 21:00:00 2017</text:p>
          </table:table-cell>
          <table:table-cell office:value-type="float" office:value="896.8333">
            <text:p>896.8333</text:p>
          </table:table-cell>
          <table:table-cell office:value-type="float" office:value="161.1667">
            <text:p>161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0-10T22:00:00">
            <text:p>Tue Oct 10 22:00:00 2017</text:p>
          </table:table-cell>
          <table:table-cell office:value-type="float" office:value="880.8333">
            <text:p>880.8333</text:p>
          </table:table-cell>
          <table:table-cell office:value-type="float" office:value="140.0">
            <text:p>140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10T23:00:00">
            <text:p>Tue Oct 10 23:00:00 2017</text:p>
          </table:table-cell>
          <table:table-cell office:value-type="float" office:value="709.0">
            <text:p>709.0</text:p>
          </table:table-cell>
          <table:table-cell office:value-type="float" office:value="106.6667">
            <text:p>106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10-11T21:00:00">
            <text:p>Wed Oct 11 21:00:00 2017</text:p>
          </table:table-cell>
          <table:table-cell office:value-type="float" office:value="917.5">
            <text:p>917.5</text:p>
          </table:table-cell>
          <table:table-cell office:value-type="float" office:value="167.8333">
            <text:p>167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0-13T21:00:00">
            <text:p>Fri Oct 13 21:00:00 2017</text:p>
          </table:table-cell>
          <table:table-cell office:value-type="float" office:value="712.6667">
            <text:p>712.6667</text:p>
          </table:table-cell>
          <table:table-cell office:value-type="float" office:value="104.5">
            <text:p>104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0-13T22:00:00">
            <text:p>Fri Oct 13 22:00:00 2017</text:p>
          </table:table-cell>
          <table:table-cell office:value-type="float" office:value="994.8333">
            <text:p>994.8333</text:p>
          </table:table-cell>
          <table:table-cell office:value-type="float" office:value="119.8333">
            <text:p>119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0-13T23:00:00">
            <text:p>Fri Oct 13 23:00:00 2017</text:p>
          </table:table-cell>
          <table:table-cell office:value-type="float" office:value="1029.5">
            <text:p>1029.5</text:p>
          </table:table-cell>
          <table:table-cell office:value-type="float" office:value="111.1667">
            <text:p>111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14T00:00:00">
            <text:p>Sat Oct 14 00:00:00 2017</text:p>
          </table:table-cell>
          <table:table-cell office:value-type="float" office:value="755.3333">
            <text:p>755.3333</text:p>
          </table:table-cell>
          <table:table-cell office:value-type="float" office:value="85.3333">
            <text:p>85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0-14T01:00:00">
            <text:p>Sat Oct 14 01:00:00 2017</text:p>
          </table:table-cell>
          <table:table-cell office:value-type="float" office:value="610.0">
            <text:p>610.0</text:p>
          </table:table-cell>
          <table:table-cell office:value-type="float" office:value="71.8333">
            <text:p>71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10-14T02:00:00">
            <text:p>Sat Oct 14 02:00:00 2017</text:p>
          </table:table-cell>
          <table:table-cell office:value-type="float" office:value="455.1667">
            <text:p>455.1667</text:p>
          </table:table-cell>
          <table:table-cell office:value-type="float" office:value="83.6667">
            <text:p>83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0-14T03:00:00">
            <text:p>Sat Oct 14 03:00:00 2017</text:p>
          </table:table-cell>
          <table:table-cell office:value-type="float" office:value="383.0">
            <text:p>383.0</text:p>
          </table:table-cell>
          <table:table-cell office:value-type="float" office:value="65.6667">
            <text:p>65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10-14T21:00:00">
            <text:p>Sat Oct 14 21:00:00 2017</text:p>
          </table:table-cell>
          <table:table-cell office:value-type="float" office:value="764.6667">
            <text:p>764.6667</text:p>
          </table:table-cell>
          <table:table-cell office:value-type="float" office:value="123.6667">
            <text:p>123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0-14T22:00:00">
            <text:p>Sat Oct 14 22:00:00 2017</text:p>
          </table:table-cell>
          <table:table-cell office:value-type="float" office:value="1112.6667">
            <text:p>1112.6667</text:p>
          </table:table-cell>
          <table:table-cell office:value-type="float" office:value="137.6667">
            <text:p>137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14T23:00:00">
            <text:p>Sat Oct 14 23:00:00 2017</text:p>
          </table:table-cell>
          <table:table-cell office:value-type="float" office:value="1001.5">
            <text:p>1001.5</text:p>
          </table:table-cell>
          <table:table-cell office:value-type="float" office:value="118.3333">
            <text:p>118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15T00:00:00">
            <text:p>Sun Oct 15 00:00:00 2017</text:p>
          </table:table-cell>
          <table:table-cell office:value-type="float" office:value="701.3333">
            <text:p>701.3333</text:p>
          </table:table-cell>
          <table:table-cell office:value-type="float" office:value="81.0">
            <text:p>81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10-15T01:00:00">
            <text:p>Sun Oct 15 01:00:00 2017</text:p>
          </table:table-cell>
          <table:table-cell office:value-type="float" office:value="540.1667">
            <text:p>540.1667</text:p>
          </table:table-cell>
          <table:table-cell office:value-type="float" office:value="69.6667">
            <text:p>69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7-10-18T08:00:00">
            <text:p>Wed Oct 18 08:00:00 2017</text:p>
          </table:table-cell>
          <table:table-cell office:value-type="float" office:value="600.6667">
            <text:p>600.6667</text:p>
          </table:table-cell>
          <table:table-cell office:value-type="float" office:value="12.3333">
            <text:p>12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7-10-18T09:00:00">
            <text:p>Wed Oct 18 09:00:00 2017</text:p>
          </table:table-cell>
          <table:table-cell office:value-type="float" office:value="599.5">
            <text:p>599.5</text:p>
          </table:table-cell>
          <table:table-cell office:value-type="float" office:value="7.6667">
            <text:p>7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10-20T22:00:00">
            <text:p>Fri Oct 20 22:00:00 2017</text:p>
          </table:table-cell>
          <table:table-cell office:value-type="float" office:value="1049.8333">
            <text:p>1049.8333</text:p>
          </table:table-cell>
          <table:table-cell office:value-type="float" office:value="84.5">
            <text:p>84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0-20T23:00:00">
            <text:p>Fri Oct 20 23:00:00 2017</text:p>
          </table:table-cell>
          <table:table-cell office:value-type="float" office:value="1247.1667">
            <text:p>1247.1667</text:p>
          </table:table-cell>
          <table:table-cell office:value-type="float" office:value="83.5">
            <text:p>83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0-21T00:00:00">
            <text:p>Sat Oct 21 00:00:00 2017</text:p>
          </table:table-cell>
          <table:table-cell office:value-type="float" office:value="1141.5">
            <text:p>1141.5</text:p>
          </table:table-cell>
          <table:table-cell office:value-type="float" office:value="68.3333">
            <text:p>68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0-21T01:00:00">
            <text:p>Sat Oct 21 01:00:00 2017</text:p>
          </table:table-cell>
          <table:table-cell office:value-type="float" office:value="763.6667">
            <text:p>763.6667</text:p>
          </table:table-cell>
          <table:table-cell office:value-type="float" office:value="53.3333">
            <text:p>5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0-21T02:00:00">
            <text:p>Sat Oct 21 02:00:00 2017</text:p>
          </table:table-cell>
          <table:table-cell office:value-type="float" office:value="635.1667">
            <text:p>635.1667</text:p>
          </table:table-cell>
          <table:table-cell office:value-type="float" office:value="45.3333">
            <text:p>45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10-21T03:00:00">
            <text:p>Sat Oct 21 03:00:00 2017</text:p>
          </table:table-cell>
          <table:table-cell office:value-type="float" office:value="692.8333">
            <text:p>692.8333</text:p>
          </table:table-cell>
          <table:table-cell office:value-type="float" office:value="41.8333">
            <text:p>41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10-30T11:00:00">
            <text:p>Mon Oct 30 11:00:00 2017</text:p>
          </table:table-cell>
          <table:table-cell office:value-type="float" office:value="826.8333">
            <text:p>826.8333</text:p>
          </table:table-cell>
          <table:table-cell office:value-type="float" office:value="48.8333">
            <text:p>48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7-10-30T20:00:00">
            <text:p>Mon Oct 30 20:00:00 2017</text:p>
          </table:table-cell>
          <table:table-cell office:value-type="float" office:value="492.0">
            <text:p>492.0</text:p>
          </table:table-cell>
          <table:table-cell office:value-type="float" office:value="113.3333">
            <text:p>113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0-30T23:00:00">
            <text:p>Mon Oct 30 23:00:00 2017</text:p>
          </table:table-cell>
          <table:table-cell office:value-type="float" office:value="574.1667">
            <text:p>574.1667</text:p>
          </table:table-cell>
          <table:table-cell office:value-type="float" office:value="82.8333">
            <text:p>82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10-31T19:00:00">
            <text:p>Tue Oct 31 19:00:00 2017</text:p>
          </table:table-cell>
          <table:table-cell office:value-type="float" office:value="616.1667">
            <text:p>616.1667</text:p>
          </table:table-cell>
          <table:table-cell office:value-type="float" office:value="90.6667">
            <text:p>90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7-10-31T20:00:00">
            <text:p>Tue Oct 31 20:00:00 2017</text:p>
          </table:table-cell>
          <table:table-cell office:value-type="float" office:value="728.0">
            <text:p>728.0</text:p>
          </table:table-cell>
          <table:table-cell office:value-type="float" office:value="84.3333">
            <text:p>84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10-31T21:00:00">
            <text:p>Tue Oct 31 21:00:00 2017</text:p>
          </table:table-cell>
          <table:table-cell office:value-type="float" office:value="961.5">
            <text:p>961.5</text:p>
          </table:table-cell>
          <table:table-cell office:value-type="float" office:value="84.3333">
            <text:p>84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10-31T22:00:00">
            <text:p>Tue Oct 31 22:00:00 2017</text:p>
          </table:table-cell>
          <table:table-cell office:value-type="float" office:value="938.5">
            <text:p>938.5</text:p>
          </table:table-cell>
          <table:table-cell office:value-type="float" office:value="83.6667">
            <text:p>83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7-10-31T23:00:00">
            <text:p>Tue Oct 31 23:00:00 2017</text:p>
          </table:table-cell>
          <table:table-cell office:value-type="float" office:value="944.5">
            <text:p>944.5</text:p>
          </table:table-cell>
          <table:table-cell office:value-type="float" office:value="65.3333">
            <text:p>65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1-01T00:00:00">
            <text:p>Wed Nov  1 00:00:00 2017</text:p>
          </table:table-cell>
          <table:table-cell office:value-type="float" office:value="832.1667">
            <text:p>832.1667</text:p>
          </table:table-cell>
          <table:table-cell office:value-type="float" office:value="54.0">
            <text:p>54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11-02T19:00:00">
            <text:p>Thu Nov  2 19:00:00 2017</text:p>
          </table:table-cell>
          <table:table-cell office:value-type="float" office:value="590.8333">
            <text:p>590.8333</text:p>
          </table:table-cell>
          <table:table-cell office:value-type="float" office:value="75.8333">
            <text:p>75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7-11-02T20:00:00">
            <text:p>Thu Nov  2 20:00:00 2017</text:p>
          </table:table-cell>
          <table:table-cell office:value-type="float" office:value="938.8333">
            <text:p>938.8333</text:p>
          </table:table-cell>
          <table:table-cell office:value-type="float" office:value="80.8333">
            <text:p>80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1-02T21:00:00">
            <text:p>Thu Nov  2 21:00:00 2017</text:p>
          </table:table-cell>
          <table:table-cell office:value-type="float" office:value="1398.8333">
            <text:p>1398.8333</text:p>
          </table:table-cell>
          <table:table-cell office:value-type="float" office:value="95.6667">
            <text:p>95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1-02T22:00:00">
            <text:p>Thu Nov  2 22:00:00 2017</text:p>
          </table:table-cell>
          <table:table-cell office:value-type="float" office:value="1053.3333">
            <text:p>1053.3333</text:p>
          </table:table-cell>
          <table:table-cell office:value-type="float" office:value="66.8333">
            <text:p>66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11-02T23:00:00">
            <text:p>Thu Nov  2 23:00:00 2017</text:p>
          </table:table-cell>
          <table:table-cell office:value-type="float" office:value="1214.8333">
            <text:p>1214.8333</text:p>
          </table:table-cell>
          <table:table-cell office:value-type="float" office:value="61.6667">
            <text:p>61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1-03T00:00:00">
            <text:p>Fri Nov  3 00:00:00 2017</text:p>
          </table:table-cell>
          <table:table-cell office:value-type="float" office:value="1044.8333">
            <text:p>1044.8333</text:p>
          </table:table-cell>
          <table:table-cell office:value-type="float" office:value="65.1667">
            <text:p>65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11-03T01:00:00">
            <text:p>Fri Nov  3 01:00:00 2017</text:p>
          </table:table-cell>
          <table:table-cell office:value-type="float" office:value="644.1667">
            <text:p>644.1667</text:p>
          </table:table-cell>
          <table:table-cell office:value-type="float" office:value="48.3333">
            <text:p>48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7-11-03T02:00:00">
            <text:p>Fri Nov  3 02:00:00 2017</text:p>
          </table:table-cell>
          <table:table-cell office:value-type="float" office:value="571.6667">
            <text:p>571.6667</text:p>
          </table:table-cell>
          <table:table-cell office:value-type="float" office:value="37.5">
            <text:p>37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7-11-03T18:00:00">
            <text:p>Fri Nov  3 18:00:00 2017</text:p>
          </table:table-cell>
          <table:table-cell office:value-type="float" office:value="624.5">
            <text:p>624.5</text:p>
          </table:table-cell>
          <table:table-cell office:value-type="float" office:value="19.0">
            <text:p>19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7-11-03T19:00:00">
            <text:p>Fri Nov  3 19:00:00 2017</text:p>
          </table:table-cell>
          <table:table-cell office:value-type="float" office:value="802.6667">
            <text:p>802.6667</text:p>
          </table:table-cell>
          <table:table-cell office:value-type="float" office:value="41.3333">
            <text:p>41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7-11-03T20:00:00">
            <text:p>Fri Nov  3 20:00:00 2017</text:p>
          </table:table-cell>
          <table:table-cell office:value-type="float" office:value="770.1667">
            <text:p>770.1667</text:p>
          </table:table-cell>
          <table:table-cell office:value-type="float" office:value="41.6667">
            <text:p>41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7-11-03T21:00:00">
            <text:p>Fri Nov  3 21:00:00 2017</text:p>
          </table:table-cell>
          <table:table-cell office:value-type="float" office:value="561.5">
            <text:p>561.5</text:p>
          </table:table-cell>
          <table:table-cell office:value-type="float" office:value="17.5">
            <text:p>17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7-11-03T22:00:00">
            <text:p>Fri Nov  3 22:00:00 2017</text:p>
          </table:table-cell>
          <table:table-cell office:value-type="float" office:value="776.0">
            <text:p>776.0</text:p>
          </table:table-cell>
          <table:table-cell office:value-type="float" office:value="17.8333">
            <text:p>17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7-11-03T23:00:00">
            <text:p>Fri Nov  3 23:00:00 2017</text:p>
          </table:table-cell>
          <table:table-cell office:value-type="float" office:value="622.5">
            <text:p>622.5</text:p>
          </table:table-cell>
          <table:table-cell office:value-type="float" office:value="9.5">
            <text:p>9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7-11-04T00:00:00">
            <text:p>Sat Nov  4 00:00:00 2017</text:p>
          </table:table-cell>
          <table:table-cell office:value-type="float" office:value="725.3333">
            <text:p>725.3333</text:p>
          </table:table-cell>
          <table:table-cell office:value-type="float" office:value="8.0">
            <text:p>8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7-11-08T20:00:00">
            <text:p>Wed Nov  8 20:00:00 2017</text:p>
          </table:table-cell>
          <table:table-cell office:value-type="float" office:value="670.3333">
            <text:p>670.3333</text:p>
          </table:table-cell>
          <table:table-cell office:value-type="float" office:value="97.3333">
            <text:p>97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1-10T20:00:00">
            <text:p>Fri Nov 10 20:00:00 2017</text:p>
          </table:table-cell>
          <table:table-cell office:value-type="float" office:value="644.5">
            <text:p>644.5</text:p>
          </table:table-cell>
          <table:table-cell office:value-type="float" office:value="87.8333">
            <text:p>87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1-10T21:00:00">
            <text:p>Fri Nov 10 21:00:00 2017</text:p>
          </table:table-cell>
          <table:table-cell office:value-type="float" office:value="911.6667">
            <text:p>911.6667</text:p>
          </table:table-cell>
          <table:table-cell office:value-type="float" office:value="96.3333">
            <text:p>96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10T22:00:00">
            <text:p>Fri Nov 10 22:00:00 2017</text:p>
          </table:table-cell>
          <table:table-cell office:value-type="float" office:value="1397.0">
            <text:p>1397.0</text:p>
          </table:table-cell>
          <table:table-cell office:value-type="float" office:value="95.0">
            <text:p>95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10T23:00:00">
            <text:p>Fri Nov 10 23:00:00 2017</text:p>
          </table:table-cell>
          <table:table-cell office:value-type="float" office:value="884.1667">
            <text:p>884.1667</text:p>
          </table:table-cell>
          <table:table-cell office:value-type="float" office:value="75.0">
            <text:p>75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1-11T00:00:00">
            <text:p>Sat Nov 11 00:00:00 2017</text:p>
          </table:table-cell>
          <table:table-cell office:value-type="float" office:value="607.1667">
            <text:p>607.1667</text:p>
          </table:table-cell>
          <table:table-cell office:value-type="float" office:value="68.0">
            <text:p>68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11T20:00:00">
            <text:p>Sat Nov 11 20:00:00 2017</text:p>
          </table:table-cell>
          <table:table-cell office:value-type="float" office:value="541.6667">
            <text:p>541.6667</text:p>
          </table:table-cell>
          <table:table-cell office:value-type="float" office:value="47.8333">
            <text:p>47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11-11T22:00:00">
            <text:p>Sat Nov 11 22:00:00 2017</text:p>
          </table:table-cell>
          <table:table-cell office:value-type="float" office:value="805.5">
            <text:p>805.5</text:p>
          </table:table-cell>
          <table:table-cell office:value-type="float" office:value="71.5">
            <text:p>71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1-11T23:00:00">
            <text:p>Sat Nov 11 23:00:00 2017</text:p>
          </table:table-cell>
          <table:table-cell office:value-type="float" office:value="573.3333">
            <text:p>573.3333</text:p>
          </table:table-cell>
          <table:table-cell office:value-type="float" office:value="56.3333">
            <text:p>56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12T00:00:00">
            <text:p>Sun Nov 12 00:00:00 2017</text:p>
          </table:table-cell>
          <table:table-cell office:value-type="float" office:value="447.0">
            <text:p>447.0</text:p>
          </table:table-cell>
          <table:table-cell office:value-type="float" office:value="51.8333">
            <text:p>51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11-12T04:00:00">
            <text:p>Sun Nov 12 04:00:00 2017</text:p>
          </table:table-cell>
          <table:table-cell office:value-type="float" office:value="621.8333">
            <text:p>621.8333</text:p>
          </table:table-cell>
          <table:table-cell office:value-type="float" office:value="51.3333">
            <text:p>51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12T05:00:00">
            <text:p>Sun Nov 12 05:00:00 2017</text:p>
          </table:table-cell>
          <table:table-cell office:value-type="float" office:value="628.5">
            <text:p>628.5</text:p>
          </table:table-cell>
          <table:table-cell office:value-type="float" office:value="45.8333">
            <text:p>45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12T20:00:00">
            <text:p>Sun Nov 12 20:00:00 2017</text:p>
          </table:table-cell>
          <table:table-cell office:value-type="float" office:value="728.3333">
            <text:p>728.3333</text:p>
          </table:table-cell>
          <table:table-cell office:value-type="float" office:value="98.0">
            <text:p>98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12T21:00:00">
            <text:p>Sun Nov 12 21:00:00 2017</text:p>
          </table:table-cell>
          <table:table-cell office:value-type="float" office:value="517.5">
            <text:p>517.5</text:p>
          </table:table-cell>
          <table:table-cell office:value-type="float" office:value="89.5">
            <text:p>89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12T22:00:00">
            <text:p>Sun Nov 12 22:00:00 2017</text:p>
          </table:table-cell>
          <table:table-cell office:value-type="float" office:value="570.1667">
            <text:p>570.1667</text:p>
          </table:table-cell>
          <table:table-cell office:value-type="float" office:value="66.5">
            <text:p>66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11-12T23:00:00">
            <text:p>Sun Nov 12 23:00:00 2017</text:p>
          </table:table-cell>
          <table:table-cell office:value-type="float" office:value="315.1667">
            <text:p>315.1667</text:p>
          </table:table-cell>
          <table:table-cell office:value-type="float" office:value="52.8333">
            <text:p>52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11-13T02:00:00">
            <text:p>Mon Nov 13 02:00:00 2017</text:p>
          </table:table-cell>
          <table:table-cell office:value-type="float" office:value="575.1667">
            <text:p>575.1667</text:p>
          </table:table-cell>
          <table:table-cell office:value-type="float" office:value="59.5">
            <text:p>59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1-14T20:00:00">
            <text:p>Tue Nov 14 20:00:00 2017</text:p>
          </table:table-cell>
          <table:table-cell office:value-type="float" office:value="864.5">
            <text:p>864.5</text:p>
          </table:table-cell>
          <table:table-cell office:value-type="float" office:value="94.6667">
            <text:p>94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11-14T21:00:00">
            <text:p>Tue Nov 14 21:00:00 2017</text:p>
          </table:table-cell>
          <table:table-cell office:value-type="float" office:value="839.0">
            <text:p>839.0</text:p>
          </table:table-cell>
          <table:table-cell office:value-type="float" office:value="95.1667">
            <text:p>95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7-11-15T19:00:00">
            <text:p>Wed Nov 15 19:00:00 2017</text:p>
          </table:table-cell>
          <table:table-cell office:value-type="float" office:value="666.0">
            <text:p>666.0</text:p>
          </table:table-cell>
          <table:table-cell office:value-type="float" office:value="107.3333">
            <text:p>107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5T22:00:00">
            <text:p>Wed Nov 15 22:00:00 2017</text:p>
          </table:table-cell>
          <table:table-cell office:value-type="float" office:value="490.1667">
            <text:p>490.1667</text:p>
          </table:table-cell>
          <table:table-cell office:value-type="float" office:value="88.6667">
            <text:p>88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11-15T23:00:00">
            <text:p>Wed Nov 15 23:00:00 2017</text:p>
          </table:table-cell>
          <table:table-cell office:value-type="float" office:value="546.6667">
            <text:p>546.6667</text:p>
          </table:table-cell>
          <table:table-cell office:value-type="float" office:value="94.3333">
            <text:p>94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16T19:00:00">
            <text:p>Thu Nov 16 19:00:00 2017</text:p>
          </table:table-cell>
          <table:table-cell office:value-type="float" office:value="830.1667">
            <text:p>830.1667</text:p>
          </table:table-cell>
          <table:table-cell office:value-type="float" office:value="124.8333">
            <text:p>124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1-16T20:00:00">
            <text:p>Thu Nov 16 20:00:00 2017</text:p>
          </table:table-cell>
          <table:table-cell office:value-type="float" office:value="804.6667">
            <text:p>804.6667</text:p>
          </table:table-cell>
          <table:table-cell office:value-type="float" office:value="114.3333">
            <text:p>114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1-16T21:00:00">
            <text:p>Thu Nov 16 21:00:00 2017</text:p>
          </table:table-cell>
          <table:table-cell office:value-type="float" office:value="823.8333">
            <text:p>823.8333</text:p>
          </table:table-cell>
          <table:table-cell office:value-type="float" office:value="115.1667">
            <text:p>115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1-16T22:00:00">
            <text:p>Thu Nov 16 22:00:00 2017</text:p>
          </table:table-cell>
          <table:table-cell office:value-type="float" office:value="809.0">
            <text:p>809.0</text:p>
          </table:table-cell>
          <table:table-cell office:value-type="float" office:value="106.5">
            <text:p>10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1-16T23:00:00">
            <text:p>Thu Nov 16 23:00:00 2017</text:p>
          </table:table-cell>
          <table:table-cell office:value-type="float" office:value="494.1667">
            <text:p>494.1667</text:p>
          </table:table-cell>
          <table:table-cell office:value-type="float" office:value="93.0">
            <text:p>93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17T00:00:00">
            <text:p>Fri Nov 17 00:00:00 2017</text:p>
          </table:table-cell>
          <table:table-cell office:value-type="float" office:value="519.5">
            <text:p>519.5</text:p>
          </table:table-cell>
          <table:table-cell office:value-type="float" office:value="82.3333">
            <text:p>82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11-17T19:00:00">
            <text:p>Fri Nov 17 19:00:00 2017</text:p>
          </table:table-cell>
          <table:table-cell office:value-type="float" office:value="849.3333">
            <text:p>849.3333</text:p>
          </table:table-cell>
          <table:table-cell office:value-type="float" office:value="128.1667">
            <text:p>128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7T20:00:00">
            <text:p>Fri Nov 17 20:00:00 2017</text:p>
          </table:table-cell>
          <table:table-cell office:value-type="float" office:value="1314.0">
            <text:p>1314.0</text:p>
          </table:table-cell>
          <table:table-cell office:value-type="float" office:value="139.1667">
            <text:p>139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7T21:00:00">
            <text:p>Fri Nov 17 21:00:00 2017</text:p>
          </table:table-cell>
          <table:table-cell office:value-type="float" office:value="1455.6667">
            <text:p>1455.6667</text:p>
          </table:table-cell>
          <table:table-cell office:value-type="float" office:value="128.8333">
            <text:p>128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17T22:00:00">
            <text:p>Fri Nov 17 22:00:00 2017</text:p>
          </table:table-cell>
          <table:table-cell office:value-type="float" office:value="1371.1667">
            <text:p>1371.1667</text:p>
          </table:table-cell>
          <table:table-cell office:value-type="float" office:value="115.3333">
            <text:p>115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7T23:00:00">
            <text:p>Fri Nov 17 23:00:00 2017</text:p>
          </table:table-cell>
          <table:table-cell office:value-type="float" office:value="1054.5">
            <text:p>1054.5</text:p>
          </table:table-cell>
          <table:table-cell office:value-type="float" office:value="106.8333">
            <text:p>106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18T00:00:00">
            <text:p>Sat Nov 18 00:00:00 2017</text:p>
          </table:table-cell>
          <table:table-cell office:value-type="float" office:value="635.0">
            <text:p>635.0</text:p>
          </table:table-cell>
          <table:table-cell office:value-type="float" office:value="83.3333">
            <text:p>83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18T01:00:00">
            <text:p>Sat Nov 18 01:00:00 2017</text:p>
          </table:table-cell>
          <table:table-cell office:value-type="float" office:value="632.8333">
            <text:p>632.8333</text:p>
          </table:table-cell>
          <table:table-cell office:value-type="float" office:value="74.0">
            <text:p>74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18T02:00:00">
            <text:p>Sat Nov 18 02:00:00 2017</text:p>
          </table:table-cell>
          <table:table-cell office:value-type="float" office:value="307.8333">
            <text:p>307.8333</text:p>
          </table:table-cell>
          <table:table-cell office:value-type="float" office:value="51.0">
            <text:p>51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11-18T03:00:00">
            <text:p>Sat Nov 18 03:00:00 2017</text:p>
          </table:table-cell>
          <table:table-cell office:value-type="float" office:value="273.0">
            <text:p>273.0</text:p>
          </table:table-cell>
          <table:table-cell office:value-type="float" office:value="33.6667">
            <text:p>33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7-11-18T19:00:00">
            <text:p>Sat Nov 18 19:00:00 2017</text:p>
          </table:table-cell>
          <table:table-cell office:value-type="float" office:value="675.6667">
            <text:p>675.6667</text:p>
          </table:table-cell>
          <table:table-cell office:value-type="float" office:value="102.8333">
            <text:p>102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8T20:00:00">
            <text:p>Sat Nov 18 20:00:00 2017</text:p>
          </table:table-cell>
          <table:table-cell office:value-type="float" office:value="493.5">
            <text:p>493.5</text:p>
          </table:table-cell>
          <table:table-cell office:value-type="float" office:value="93.5">
            <text:p>93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7-11-18T21:00:00">
            <text:p>Sat Nov 18 21:00:00 2017</text:p>
          </table:table-cell>
          <table:table-cell office:value-type="float" office:value="665.1667">
            <text:p>665.1667</text:p>
          </table:table-cell>
          <table:table-cell office:value-type="float" office:value="110.5">
            <text:p>110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1-18T22:00:00">
            <text:p>Sat Nov 18 22:00:00 2017</text:p>
          </table:table-cell>
          <table:table-cell office:value-type="float" office:value="774.0">
            <text:p>774.0</text:p>
          </table:table-cell>
          <table:table-cell office:value-type="float" office:value="99.8333">
            <text:p>99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11-18T23:00:00">
            <text:p>Sat Nov 18 23:00:00 2017</text:p>
          </table:table-cell>
          <table:table-cell office:value-type="float" office:value="714.1667">
            <text:p>714.1667</text:p>
          </table:table-cell>
          <table:table-cell office:value-type="float" office:value="95.5">
            <text:p>95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1-19T00:00:00">
            <text:p>Sun Nov 19 00:00:00 2017</text:p>
          </table:table-cell>
          <table:table-cell office:value-type="float" office:value="948.6667">
            <text:p>948.6667</text:p>
          </table:table-cell>
          <table:table-cell office:value-type="float" office:value="91.6667">
            <text:p>91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19T19:00:00">
            <text:p>Sun Nov 19 19:00:00 2017</text:p>
          </table:table-cell>
          <table:table-cell office:value-type="float" office:value="542.8333">
            <text:p>542.8333</text:p>
          </table:table-cell>
          <table:table-cell office:value-type="float" office:value="100.8333">
            <text:p>100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19T20:00:00">
            <text:p>Sun Nov 19 20:00:00 2017</text:p>
          </table:table-cell>
          <table:table-cell office:value-type="float" office:value="667.1667">
            <text:p>667.1667</text:p>
          </table:table-cell>
          <table:table-cell office:value-type="float" office:value="102.8333">
            <text:p>102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19T21:00:00">
            <text:p>Sun Nov 19 21:00:00 2017</text:p>
          </table:table-cell>
          <table:table-cell office:value-type="float" office:value="263.5">
            <text:p>263.5</text:p>
          </table:table-cell>
          <table:table-cell office:value-type="float" office:value="68.3333">
            <text:p>68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11-20T01:00:00">
            <text:p>Mon Nov 20 01:00:00 2017</text:p>
          </table:table-cell>
          <table:table-cell office:value-type="float" office:value="818.0">
            <text:p>818.0</text:p>
          </table:table-cell>
          <table:table-cell office:value-type="float" office:value="40.6667">
            <text:p>40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7-11-20T02:00:00">
            <text:p>Mon Nov 20 02:00:00 2017</text:p>
          </table:table-cell>
          <table:table-cell office:value-type="float" office:value="879.0">
            <text:p>879.0</text:p>
          </table:table-cell>
          <table:table-cell office:value-type="float" office:value="16.0">
            <text:p>16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11-20T03:00:00">
            <text:p>Mon Nov 20 03:00:00 2017</text:p>
          </table:table-cell>
          <table:table-cell office:value-type="float" office:value="998.6667">
            <text:p>998.6667</text:p>
          </table:table-cell>
          <table:table-cell office:value-type="float" office:value="19.6667">
            <text:p>19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7-11-20T04:00:00">
            <text:p>Mon Nov 20 04:00:00 2017</text:p>
          </table:table-cell>
          <table:table-cell office:value-type="float" office:value="974.6667">
            <text:p>974.6667</text:p>
          </table:table-cell>
          <table:table-cell office:value-type="float" office:value="15.6667">
            <text:p>15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7-11-20T05:00:00">
            <text:p>Mon Nov 20 05:00:00 2017</text:p>
          </table:table-cell>
          <table:table-cell office:value-type="float" office:value="981.1667">
            <text:p>981.1667</text:p>
          </table:table-cell>
          <table:table-cell office:value-type="float" office:value="9.1667">
            <text:p>9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7-11-20T06:00:00">
            <text:p>Mon Nov 20 06:00:00 2017</text:p>
          </table:table-cell>
          <table:table-cell office:value-type="float" office:value="941.1667">
            <text:p>941.1667</text:p>
          </table:table-cell>
          <table:table-cell office:value-type="float" office:value="17.8333">
            <text:p>17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11-20T18:00:00">
            <text:p>Mon Nov 20 18:00:00 2017</text:p>
          </table:table-cell>
          <table:table-cell office:value-type="float" office:value="590.1667">
            <text:p>590.1667</text:p>
          </table:table-cell>
          <table:table-cell office:value-type="float" office:value="93.8333">
            <text:p>93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11-20T19:00:00">
            <text:p>Mon Nov 20 19:00:00 2017</text:p>
          </table:table-cell>
          <table:table-cell office:value-type="float" office:value="739.3333">
            <text:p>739.3333</text:p>
          </table:table-cell>
          <table:table-cell office:value-type="float" office:value="112.1667">
            <text:p>112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20T20:00:00">
            <text:p>Mon Nov 20 20:00:00 2017</text:p>
          </table:table-cell>
          <table:table-cell office:value-type="float" office:value="600.1667">
            <text:p>600.1667</text:p>
          </table:table-cell>
          <table:table-cell office:value-type="float" office:value="90.5">
            <text:p>90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21T18:00:00">
            <text:p>Tue Nov 21 18:00:00 2017</text:p>
          </table:table-cell>
          <table:table-cell office:value-type="float" office:value="815.6667">
            <text:p>815.6667</text:p>
          </table:table-cell>
          <table:table-cell office:value-type="float" office:value="99.6667">
            <text:p>99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21T19:00:00">
            <text:p>Tue Nov 21 19:00:00 2017</text:p>
          </table:table-cell>
          <table:table-cell office:value-type="float" office:value="956.0">
            <text:p>956.0</text:p>
          </table:table-cell>
          <table:table-cell office:value-type="float" office:value="120.6667">
            <text:p>120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1-21T20:00:00">
            <text:p>Tue Nov 21 20:00:00 2017</text:p>
          </table:table-cell>
          <table:table-cell office:value-type="float" office:value="722.6667">
            <text:p>722.6667</text:p>
          </table:table-cell>
          <table:table-cell office:value-type="float" office:value="105.8333">
            <text:p>105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1-21T21:00:00">
            <text:p>Tue Nov 21 21:00:00 2017</text:p>
          </table:table-cell>
          <table:table-cell office:value-type="float" office:value="843.6667">
            <text:p>843.6667</text:p>
          </table:table-cell>
          <table:table-cell office:value-type="float" office:value="109.6667">
            <text:p>109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21T22:00:00">
            <text:p>Tue Nov 21 22:00:00 2017</text:p>
          </table:table-cell>
          <table:table-cell office:value-type="float" office:value="760.5">
            <text:p>760.5</text:p>
          </table:table-cell>
          <table:table-cell office:value-type="float" office:value="106.1667">
            <text:p>106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11-21T23:00:00">
            <text:p>Tue Nov 21 23:00:00 2017</text:p>
          </table:table-cell>
          <table:table-cell office:value-type="float" office:value="281.1667">
            <text:p>281.1667</text:p>
          </table:table-cell>
          <table:table-cell office:value-type="float" office:value="54.8333">
            <text:p>54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1-22T00:00:00">
            <text:p>Wed Nov 22 00:00:00 2017</text:p>
          </table:table-cell>
          <table:table-cell office:value-type="float" office:value="331.0">
            <text:p>331.0</text:p>
          </table:table-cell>
          <table:table-cell office:value-type="float" office:value="66.1667">
            <text:p>66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11-22T01:00:00">
            <text:p>Wed Nov 22 01:00:00 2017</text:p>
          </table:table-cell>
          <table:table-cell office:value-type="float" office:value="349.1667">
            <text:p>349.1667</text:p>
          </table:table-cell>
          <table:table-cell office:value-type="float" office:value="47.6667">
            <text:p>47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11-22T02:00:00">
            <text:p>Wed Nov 22 02:00:00 2017</text:p>
          </table:table-cell>
          <table:table-cell office:value-type="float" office:value="327.1667">
            <text:p>327.1667</text:p>
          </table:table-cell>
          <table:table-cell office:value-type="float" office:value="45.6667">
            <text:p>45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11-22T18:00:00">
            <text:p>Wed Nov 22 18:00:00 2017</text:p>
          </table:table-cell>
          <table:table-cell office:value-type="float" office:value="662.1667">
            <text:p>662.1667</text:p>
          </table:table-cell>
          <table:table-cell office:value-type="float" office:value="89.5">
            <text:p>89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11-22T19:00:00">
            <text:p>Wed Nov 22 19:00:00 2017</text:p>
          </table:table-cell>
          <table:table-cell office:value-type="float" office:value="1075.8333">
            <text:p>1075.8333</text:p>
          </table:table-cell>
          <table:table-cell office:value-type="float" office:value="120.3333">
            <text:p>120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1-22T20:00:00">
            <text:p>Wed Nov 22 20:00:00 2017</text:p>
          </table:table-cell>
          <table:table-cell office:value-type="float" office:value="1189.1667">
            <text:p>1189.1667</text:p>
          </table:table-cell>
          <table:table-cell office:value-type="float" office:value="121.5">
            <text:p>121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22T21:00:00">
            <text:p>Wed Nov 22 21:00:00 2017</text:p>
          </table:table-cell>
          <table:table-cell office:value-type="float" office:value="943.6667">
            <text:p>943.6667</text:p>
          </table:table-cell>
          <table:table-cell office:value-type="float" office:value="101.0">
            <text:p>101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22T22:00:00">
            <text:p>Wed Nov 22 22:00:00 2017</text:p>
          </table:table-cell>
          <table:table-cell office:value-type="float" office:value="488.0">
            <text:p>488.0</text:p>
          </table:table-cell>
          <table:table-cell office:value-type="float" office:value="53.1667">
            <text:p>53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7-11-22T23:00:00">
            <text:p>Wed Nov 22 23:00:00 2017</text:p>
          </table:table-cell>
          <table:table-cell office:value-type="float" office:value="495.8333">
            <text:p>495.8333</text:p>
          </table:table-cell>
          <table:table-cell office:value-type="float" office:value="59.5">
            <text:p>59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11-23T00:00:00">
            <text:p>Thu Nov 23 00:00:00 2017</text:p>
          </table:table-cell>
          <table:table-cell office:value-type="float" office:value="279.1667">
            <text:p>279.1667</text:p>
          </table:table-cell>
          <table:table-cell office:value-type="float" office:value="26.0">
            <text:p>26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7-11-23T01:00:00">
            <text:p>Thu Nov 23 01:00:00 2017</text:p>
          </table:table-cell>
          <table:table-cell office:value-type="float" office:value="373.5">
            <text:p>373.5</text:p>
          </table:table-cell>
          <table:table-cell office:value-type="float" office:value="36.8333">
            <text:p>36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7-11-23T02:00:00">
            <text:p>Thu Nov 23 02:00:00 2017</text:p>
          </table:table-cell>
          <table:table-cell office:value-type="float" office:value="491.8333">
            <text:p>491.8333</text:p>
          </table:table-cell>
          <table:table-cell office:value-type="float" office:value="39.8333">
            <text:p>39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7-11-23T03:00:00">
            <text:p>Thu Nov 23 03:00:00 2017</text:p>
          </table:table-cell>
          <table:table-cell office:value-type="float" office:value="508.8333">
            <text:p>508.8333</text:p>
          </table:table-cell>
          <table:table-cell office:value-type="float" office:value="43.1667">
            <text:p>43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7-11-23T04:00:00">
            <text:p>Thu Nov 23 04:00:00 2017</text:p>
          </table:table-cell>
          <table:table-cell office:value-type="float" office:value="526.5">
            <text:p>526.5</text:p>
          </table:table-cell>
          <table:table-cell office:value-type="float" office:value="39.1667">
            <text:p>39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7-11-23T05:00:00">
            <text:p>Thu Nov 23 05:00:00 2017</text:p>
          </table:table-cell>
          <table:table-cell office:value-type="float" office:value="358.0">
            <text:p>358.0</text:p>
          </table:table-cell>
          <table:table-cell office:value-type="float" office:value="24.8333">
            <text:p>24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7-11-23T08:00:00">
            <text:p>Thu Nov 23 08:00:00 2017</text:p>
          </table:table-cell>
          <table:table-cell office:value-type="float" office:value="599.5">
            <text:p>599.5</text:p>
          </table:table-cell>
          <table:table-cell office:value-type="float" office:value="48.8333">
            <text:p>48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1-23T10:00:00">
            <text:p>Thu Nov 23 10:00:00 2017</text:p>
          </table:table-cell>
          <table:table-cell office:value-type="float" office:value="759.6667">
            <text:p>759.6667</text:p>
          </table:table-cell>
          <table:table-cell office:value-type="float" office:value="68.0">
            <text:p>68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1-23T11:00:00">
            <text:p>Thu Nov 23 11:00:00 2017</text:p>
          </table:table-cell>
          <table:table-cell office:value-type="float" office:value="850.6667">
            <text:p>850.6667</text:p>
          </table:table-cell>
          <table:table-cell office:value-type="float" office:value="63.6667">
            <text:p>63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1-23T19:00:00">
            <text:p>Thu Nov 23 19:00:00 2017</text:p>
          </table:table-cell>
          <table:table-cell office:value-type="float" office:value="500.5">
            <text:p>500.5</text:p>
          </table:table-cell>
          <table:table-cell office:value-type="float" office:value="88.1667">
            <text:p>88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1-23T20:00:00">
            <text:p>Thu Nov 23 20:00:00 2017</text:p>
          </table:table-cell>
          <table:table-cell office:value-type="float" office:value="615.0">
            <text:p>615.0</text:p>
          </table:table-cell>
          <table:table-cell office:value-type="float" office:value="88.6667">
            <text:p>88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23T21:00:00">
            <text:p>Thu Nov 23 21:00:00 2017</text:p>
          </table:table-cell>
          <table:table-cell office:value-type="float" office:value="523.5">
            <text:p>523.5</text:p>
          </table:table-cell>
          <table:table-cell office:value-type="float" office:value="74.3333">
            <text:p>74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11-23T22:00:00">
            <text:p>Thu Nov 23 22:00:00 2017</text:p>
          </table:table-cell>
          <table:table-cell office:value-type="float" office:value="1027.8333">
            <text:p>1027.8333</text:p>
          </table:table-cell>
          <table:table-cell office:value-type="float" office:value="108.3333">
            <text:p>10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1-23T23:00:00">
            <text:p>Thu Nov 23 23:00:00 2017</text:p>
          </table:table-cell>
          <table:table-cell office:value-type="float" office:value="739.1667">
            <text:p>739.1667</text:p>
          </table:table-cell>
          <table:table-cell office:value-type="float" office:value="82.0">
            <text:p>8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24T01:00:00">
            <text:p>Fri Nov 24 01:00:00 2017</text:p>
          </table:table-cell>
          <table:table-cell office:value-type="float" office:value="361.1667">
            <text:p>361.1667</text:p>
          </table:table-cell>
          <table:table-cell office:value-type="float" office:value="63.3333">
            <text:p>6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1-24T02:00:00">
            <text:p>Fri Nov 24 02:00:00 2017</text:p>
          </table:table-cell>
          <table:table-cell office:value-type="float" office:value="485.6667">
            <text:p>485.6667</text:p>
          </table:table-cell>
          <table:table-cell office:value-type="float" office:value="51.1667">
            <text:p>51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11-24T03:00:00">
            <text:p>Fri Nov 24 03:00:00 2017</text:p>
          </table:table-cell>
          <table:table-cell office:value-type="float" office:value="331.1667">
            <text:p>331.1667</text:p>
          </table:table-cell>
          <table:table-cell office:value-type="float" office:value="29.6667">
            <text:p>29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11-24T09:00:00">
            <text:p>Fri Nov 24 09:00:00 2017</text:p>
          </table:table-cell>
          <table:table-cell office:value-type="float" office:value="954.0">
            <text:p>954.0</text:p>
          </table:table-cell>
          <table:table-cell office:value-type="float" office:value="79.5">
            <text:p>79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24T10:00:00">
            <text:p>Fri Nov 24 10:00:00 2017</text:p>
          </table:table-cell>
          <table:table-cell office:value-type="float" office:value="857.0">
            <text:p>857.0</text:p>
          </table:table-cell>
          <table:table-cell office:value-type="float" office:value="84.8333">
            <text:p>84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24T19:00:00">
            <text:p>Fri Nov 24 19:00:00 2017</text:p>
          </table:table-cell>
          <table:table-cell office:value-type="float" office:value="751.0">
            <text:p>751.0</text:p>
          </table:table-cell>
          <table:table-cell office:value-type="float" office:value="113.1667">
            <text:p>113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24T20:00:00">
            <text:p>Fri Nov 24 20:00:00 2017</text:p>
          </table:table-cell>
          <table:table-cell office:value-type="float" office:value="828.1667">
            <text:p>828.1667</text:p>
          </table:table-cell>
          <table:table-cell office:value-type="float" office:value="109.6667">
            <text:p>109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24T21:00:00">
            <text:p>Fri Nov 24 21:00:00 2017</text:p>
          </table:table-cell>
          <table:table-cell office:value-type="float" office:value="815.6667">
            <text:p>815.6667</text:p>
          </table:table-cell>
          <table:table-cell office:value-type="float" office:value="124.6667">
            <text:p>124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1-24T22:00:00">
            <text:p>Fri Nov 24 22:00:00 2017</text:p>
          </table:table-cell>
          <table:table-cell office:value-type="float" office:value="545.8333">
            <text:p>545.8333</text:p>
          </table:table-cell>
          <table:table-cell office:value-type="float" office:value="86.5">
            <text:p>86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11-25T02:00:00">
            <text:p>Sat Nov 25 02:00:00 2017</text:p>
          </table:table-cell>
          <table:table-cell office:value-type="float" office:value="406.6667">
            <text:p>406.6667</text:p>
          </table:table-cell>
          <table:table-cell office:value-type="float" office:value="74.3333">
            <text:p>74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1-25T07:00:00">
            <text:p>Sat Nov 25 07:00:00 2017</text:p>
          </table:table-cell>
          <table:table-cell office:value-type="float" office:value="278.5">
            <text:p>278.5</text:p>
          </table:table-cell>
          <table:table-cell office:value-type="float" office:value="45.1667">
            <text:p>45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1-25T17:00:00">
            <text:p>Sat Nov 25 17:00:00 2017</text:p>
          </table:table-cell>
          <table:table-cell office:value-type="float" office:value="362.5">
            <text:p>362.5</text:p>
          </table:table-cell>
          <table:table-cell office:value-type="float" office:value="20.3333">
            <text:p>20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7-11-25T23:00:00">
            <text:p>Sat Nov 25 23:00:00 2017</text:p>
          </table:table-cell>
          <table:table-cell office:value-type="float" office:value="314.6667">
            <text:p>314.6667</text:p>
          </table:table-cell>
          <table:table-cell office:value-type="float" office:value="44.3333">
            <text:p>44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1-26T01:00:00">
            <text:p>Sun Nov 26 01:00:00 2017</text:p>
          </table:table-cell>
          <table:table-cell office:value-type="float" office:value="323.5">
            <text:p>323.5</text:p>
          </table:table-cell>
          <table:table-cell office:value-type="float" office:value="50.8333">
            <text:p>50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11-26T02:00:00">
            <text:p>Sun Nov 26 02:00:00 2017</text:p>
          </table:table-cell>
          <table:table-cell office:value-type="float" office:value="279.1667">
            <text:p>279.1667</text:p>
          </table:table-cell>
          <table:table-cell office:value-type="float" office:value="44.8333">
            <text:p>44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26T04:00:00">
            <text:p>Sun Nov 26 04:00:00 2017</text:p>
          </table:table-cell>
          <table:table-cell office:value-type="float" office:value="247.6667">
            <text:p>247.6667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11-30T22:00:00">
            <text:p>Thu Nov 30 22:00:00 2017</text:p>
          </table:table-cell>
          <table:table-cell office:value-type="float" office:value="397.8333">
            <text:p>397.8333</text:p>
          </table:table-cell>
          <table:table-cell office:value-type="float" office:value="59.3333">
            <text:p>59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7-12-02T22:00:00">
            <text:p>Sat Dec  2 22:00:00 2017</text:p>
          </table:table-cell>
          <table:table-cell office:value-type="float" office:value="637.6667">
            <text:p>637.6667</text:p>
          </table:table-cell>
          <table:table-cell office:value-type="float" office:value="61.3333">
            <text:p>61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12-02T23:00:00">
            <text:p>Sat Dec  2 23:00:00 2017</text:p>
          </table:table-cell>
          <table:table-cell office:value-type="float" office:value="712.5">
            <text:p>712.5</text:p>
          </table:table-cell>
          <table:table-cell office:value-type="float" office:value="62.0">
            <text:p>62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03T00:00:00">
            <text:p>Sun Dec  3 00:00:00 2017</text:p>
          </table:table-cell>
          <table:table-cell office:value-type="float" office:value="517.3333">
            <text:p>517.3333</text:p>
          </table:table-cell>
          <table:table-cell office:value-type="float" office:value="58.3333">
            <text:p>58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12-04T19:00:00">
            <text:p>Mon Dec  4 19:00:00 2017</text:p>
          </table:table-cell>
          <table:table-cell office:value-type="float" office:value="594.1667">
            <text:p>594.1667</text:p>
          </table:table-cell>
          <table:table-cell office:value-type="float" office:value="97.8333">
            <text:p>97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04T20:00:00">
            <text:p>Mon Dec  4 20:00:00 2017</text:p>
          </table:table-cell>
          <table:table-cell office:value-type="float" office:value="394.3333">
            <text:p>394.3333</text:p>
          </table:table-cell>
          <table:table-cell office:value-type="float" office:value="79.5">
            <text:p>79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7-12-04T21:00:00">
            <text:p>Mon Dec  4 21:00:00 2017</text:p>
          </table:table-cell>
          <table:table-cell office:value-type="float" office:value="437.1667">
            <text:p>437.1667</text:p>
          </table:table-cell>
          <table:table-cell office:value-type="float" office:value="85.3333">
            <text:p>85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2-05T10:00:00">
            <text:p>Tue Dec  5 10:00:00 2017</text:p>
          </table:table-cell>
          <table:table-cell office:value-type="float" office:value="567.3333">
            <text:p>567.3333</text:p>
          </table:table-cell>
          <table:table-cell office:value-type="float" office:value="75.1667">
            <text:p>75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12-05T18:00:00">
            <text:p>Tue Dec  5 18:00:00 2017</text:p>
          </table:table-cell>
          <table:table-cell office:value-type="float" office:value="453.1667">
            <text:p>453.1667</text:p>
          </table:table-cell>
          <table:table-cell office:value-type="float" office:value="79.3333">
            <text:p>79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7-12-05T19:00:00">
            <text:p>Tue Dec  5 19:00:00 2017</text:p>
          </table:table-cell>
          <table:table-cell office:value-type="float" office:value="428.8333">
            <text:p>428.8333</text:p>
          </table:table-cell>
          <table:table-cell office:value-type="float" office:value="101.0">
            <text:p>101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12-05T21:00:00">
            <text:p>Tue Dec  5 21:00:00 2017</text:p>
          </table:table-cell>
          <table:table-cell office:value-type="float" office:value="645.5">
            <text:p>645.5</text:p>
          </table:table-cell>
          <table:table-cell office:value-type="float" office:value="104.0">
            <text:p>104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5T22:00:00">
            <text:p>Tue Dec  5 22:00:00 2017</text:p>
          </table:table-cell>
          <table:table-cell office:value-type="float" office:value="1038.5">
            <text:p>1038.5</text:p>
          </table:table-cell>
          <table:table-cell office:value-type="float" office:value="114.5">
            <text:p>114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2-05T23:00:00">
            <text:p>Tue Dec  5 23:00:00 2017</text:p>
          </table:table-cell>
          <table:table-cell office:value-type="float" office:value="1361.3333">
            <text:p>1361.3333</text:p>
          </table:table-cell>
          <table:table-cell office:value-type="float" office:value="127.5">
            <text:p>127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2-06T00:00:00">
            <text:p>Wed Dec  6 00:00:00 2017</text:p>
          </table:table-cell>
          <table:table-cell office:value-type="float" office:value="750.1667">
            <text:p>750.1667</text:p>
          </table:table-cell>
          <table:table-cell office:value-type="float" office:value="91.3333">
            <text:p>91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6T01:00:00">
            <text:p>Wed Dec  6 01:00:00 2017</text:p>
          </table:table-cell>
          <table:table-cell office:value-type="float" office:value="650.1667">
            <text:p>650.1667</text:p>
          </table:table-cell>
          <table:table-cell office:value-type="float" office:value="84.3333">
            <text:p>84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06T02:00:00">
            <text:p>Wed Dec  6 02:00:00 2017</text:p>
          </table:table-cell>
          <table:table-cell office:value-type="float" office:value="444.3333">
            <text:p>444.3333</text:p>
          </table:table-cell>
          <table:table-cell office:value-type="float" office:value="70.0">
            <text:p>70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2-06T03:00:00">
            <text:p>Wed Dec  6 03:00:00 2017</text:p>
          </table:table-cell>
          <table:table-cell office:value-type="float" office:value="308.8333">
            <text:p>308.8333</text:p>
          </table:table-cell>
          <table:table-cell office:value-type="float" office:value="63.5">
            <text:p>63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2-06T19:00:00">
            <text:p>Wed Dec  6 19:00:00 2017</text:p>
          </table:table-cell>
          <table:table-cell office:value-type="float" office:value="708.5">
            <text:p>708.5</text:p>
          </table:table-cell>
          <table:table-cell office:value-type="float" office:value="92.0">
            <text:p>92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06T20:00:00">
            <text:p>Wed Dec  6 20:00:00 2017</text:p>
          </table:table-cell>
          <table:table-cell office:value-type="float" office:value="770.6667">
            <text:p>770.6667</text:p>
          </table:table-cell>
          <table:table-cell office:value-type="float" office:value="86.0">
            <text:p>86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6T21:00:00">
            <text:p>Wed Dec  6 21:00:00 2017</text:p>
          </table:table-cell>
          <table:table-cell office:value-type="float" office:value="1023.0">
            <text:p>1023.0</text:p>
          </table:table-cell>
          <table:table-cell office:value-type="float" office:value="112.6667">
            <text:p>112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06T22:00:00">
            <text:p>Wed Dec  6 22:00:00 2017</text:p>
          </table:table-cell>
          <table:table-cell office:value-type="float" office:value="857.6667">
            <text:p>857.6667</text:p>
          </table:table-cell>
          <table:table-cell office:value-type="float" office:value="86.1667">
            <text:p>86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06T23:00:00">
            <text:p>Wed Dec  6 23:00:00 2017</text:p>
          </table:table-cell>
          <table:table-cell office:value-type="float" office:value="810.0">
            <text:p>810.0</text:p>
          </table:table-cell>
          <table:table-cell office:value-type="float" office:value="76.6667">
            <text:p>76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2-07T00:00:00">
            <text:p>Thu Dec  7 00:00:00 2017</text:p>
          </table:table-cell>
          <table:table-cell office:value-type="float" office:value="1055.1667">
            <text:p>1055.1667</text:p>
          </table:table-cell>
          <table:table-cell office:value-type="float" office:value="77.1667">
            <text:p>77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2-07T01:00:00">
            <text:p>Thu Dec  7 01:00:00 2017</text:p>
          </table:table-cell>
          <table:table-cell office:value-type="float" office:value="764.8333">
            <text:p>764.8333</text:p>
          </table:table-cell>
          <table:table-cell office:value-type="float" office:value="74.0">
            <text:p>74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2-07T02:00:00">
            <text:p>Thu Dec  7 02:00:00 2017</text:p>
          </table:table-cell>
          <table:table-cell office:value-type="float" office:value="770.3333">
            <text:p>770.3333</text:p>
          </table:table-cell>
          <table:table-cell office:value-type="float" office:value="61.6667">
            <text:p>61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07T03:00:00">
            <text:p>Thu Dec  7 03:00:00 2017</text:p>
          </table:table-cell>
          <table:table-cell office:value-type="float" office:value="462.3333">
            <text:p>462.3333</text:p>
          </table:table-cell>
          <table:table-cell office:value-type="float" office:value="47.5">
            <text:p>47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12-07T04:00:00">
            <text:p>Thu Dec  7 04:00:00 2017</text:p>
          </table:table-cell>
          <table:table-cell office:value-type="float" office:value="485.3333">
            <text:p>485.3333</text:p>
          </table:table-cell>
          <table:table-cell office:value-type="float" office:value="46.6667">
            <text:p>46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12-07T19:00:00">
            <text:p>Thu Dec  7 19:00:00 2017</text:p>
          </table:table-cell>
          <table:table-cell office:value-type="float" office:value="765.3333">
            <text:p>765.3333</text:p>
          </table:table-cell>
          <table:table-cell office:value-type="float" office:value="98.5">
            <text:p>98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07T20:00:00">
            <text:p>Thu Dec  7 20:00:00 2017</text:p>
          </table:table-cell>
          <table:table-cell office:value-type="float" office:value="527.8333">
            <text:p>527.8333</text:p>
          </table:table-cell>
          <table:table-cell office:value-type="float" office:value="88.0">
            <text:p>88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07T21:00:00">
            <text:p>Thu Dec  7 21:00:00 2017</text:p>
          </table:table-cell>
          <table:table-cell office:value-type="float" office:value="1054.0">
            <text:p>1054.0</text:p>
          </table:table-cell>
          <table:table-cell office:value-type="float" office:value="110.1667">
            <text:p>110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07T22:00:00">
            <text:p>Thu Dec  7 22:00:00 2017</text:p>
          </table:table-cell>
          <table:table-cell office:value-type="float" office:value="1032.0">
            <text:p>1032.0</text:p>
          </table:table-cell>
          <table:table-cell office:value-type="float" office:value="91.5">
            <text:p>91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2-07T23:00:00">
            <text:p>Thu Dec  7 23:00:00 2017</text:p>
          </table:table-cell>
          <table:table-cell office:value-type="float" office:value="1024.8333">
            <text:p>1024.8333</text:p>
          </table:table-cell>
          <table:table-cell office:value-type="float" office:value="95.8333">
            <text:p>95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8T00:00:00">
            <text:p>Fri Dec  8 00:00:00 2017</text:p>
          </table:table-cell>
          <table:table-cell office:value-type="float" office:value="878.8333">
            <text:p>878.8333</text:p>
          </table:table-cell>
          <table:table-cell office:value-type="float" office:value="78.8333">
            <text:p>78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8T01:00:00">
            <text:p>Fri Dec  8 01:00:00 2017</text:p>
          </table:table-cell>
          <table:table-cell office:value-type="float" office:value="464.3333">
            <text:p>464.3333</text:p>
          </table:table-cell>
          <table:table-cell office:value-type="float" office:value="62.6667">
            <text:p>62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08T02:00:00">
            <text:p>Fri Dec  8 02:00:00 2017</text:p>
          </table:table-cell>
          <table:table-cell office:value-type="float" office:value="724.1667">
            <text:p>724.1667</text:p>
          </table:table-cell>
          <table:table-cell office:value-type="float" office:value="67.8333">
            <text:p>67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08T03:00:00">
            <text:p>Fri Dec  8 03:00:00 2017</text:p>
          </table:table-cell>
          <table:table-cell office:value-type="float" office:value="562.6667">
            <text:p>562.6667</text:p>
          </table:table-cell>
          <table:table-cell office:value-type="float" office:value="62.5">
            <text:p>6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2-08T04:00:00">
            <text:p>Fri Dec  8 04:00:00 2017</text:p>
          </table:table-cell>
          <table:table-cell office:value-type="float" office:value="371.1667">
            <text:p>371.1667</text:p>
          </table:table-cell>
          <table:table-cell office:value-type="float" office:value="36.0">
            <text:p>36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7-12-08T19:00:00">
            <text:p>Fri Dec  8 19:00:00 2017</text:p>
          </table:table-cell>
          <table:table-cell office:value-type="float" office:value="583.5">
            <text:p>583.5</text:p>
          </table:table-cell>
          <table:table-cell office:value-type="float" office:value="85.6667">
            <text:p>85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7-12-08T20:00:00">
            <text:p>Fri Dec  8 20:00:00 2017</text:p>
          </table:table-cell>
          <table:table-cell office:value-type="float" office:value="865.5">
            <text:p>865.5</text:p>
          </table:table-cell>
          <table:table-cell office:value-type="float" office:value="114.3333">
            <text:p>114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2-08T21:00:00">
            <text:p>Fri Dec  8 21:00:00 2017</text:p>
          </table:table-cell>
          <table:table-cell office:value-type="float" office:value="693.8333">
            <text:p>693.8333</text:p>
          </table:table-cell>
          <table:table-cell office:value-type="float" office:value="91.6667">
            <text:p>91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2-08T22:00:00">
            <text:p>Fri Dec  8 22:00:00 2017</text:p>
          </table:table-cell>
          <table:table-cell office:value-type="float" office:value="443.8333">
            <text:p>443.8333</text:p>
          </table:table-cell>
          <table:table-cell office:value-type="float" office:value="79.5">
            <text:p>79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2-08T23:00:00">
            <text:p>Fri Dec  8 23:00:00 2017</text:p>
          </table:table-cell>
          <table:table-cell office:value-type="float" office:value="701.1667">
            <text:p>701.1667</text:p>
          </table:table-cell>
          <table:table-cell office:value-type="float" office:value="89.0">
            <text:p>89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09T00:00:00">
            <text:p>Sat Dec  9 00:00:00 2017</text:p>
          </table:table-cell>
          <table:table-cell office:value-type="float" office:value="594.5">
            <text:p>594.5</text:p>
          </table:table-cell>
          <table:table-cell office:value-type="float" office:value="77.6667">
            <text:p>77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2-09T16:00:00">
            <text:p>Sat Dec  9 16:00:00 2017</text:p>
          </table:table-cell>
          <table:table-cell office:value-type="float" office:value="489.8333">
            <text:p>489.8333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7-12-09T17:00:00">
            <text:p>Sat Dec  9 17:00:00 2017</text:p>
          </table:table-cell>
          <table:table-cell office:value-type="float" office:value="382.8333">
            <text:p>382.8333</text:p>
          </table:table-cell>
          <table:table-cell office:value-type="float" office:value="28.5">
            <text:p>28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7-12-09T18:00:00">
            <text:p>Sat Dec  9 18:00:00 2017</text:p>
          </table:table-cell>
          <table:table-cell office:value-type="float" office:value="373.3333">
            <text:p>373.3333</text:p>
          </table:table-cell>
          <table:table-cell office:value-type="float" office:value="35.1667">
            <text:p>35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7-12-09T19:00:00">
            <text:p>Sat Dec  9 19:00:00 2017</text:p>
          </table:table-cell>
          <table:table-cell office:value-type="float" office:value="317.1667">
            <text:p>317.1667</text:p>
          </table:table-cell>
          <table:table-cell office:value-type="float" office:value="48.0">
            <text:p>48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12-09T21:00:00">
            <text:p>Sat Dec  9 21:00:00 2017</text:p>
          </table:table-cell>
          <table:table-cell office:value-type="float" office:value="278.1667">
            <text:p>278.1667</text:p>
          </table:table-cell>
          <table:table-cell office:value-type="float" office:value="43.8333">
            <text:p>43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3T19:00:00">
            <text:p>Wed Dec 13 19:00:00 2017</text:p>
          </table:table-cell>
          <table:table-cell office:value-type="float" office:value="494.0">
            <text:p>494.0</text:p>
          </table:table-cell>
          <table:table-cell office:value-type="float" office:value="86.3333">
            <text:p>86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3T20:00:00">
            <text:p>Wed Dec 13 20:00:00 2017</text:p>
          </table:table-cell>
          <table:table-cell office:value-type="float" office:value="406.0">
            <text:p>406.0</text:p>
          </table:table-cell>
          <table:table-cell office:value-type="float" office:value="61.8333">
            <text:p>61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7-12-13T21:00:00">
            <text:p>Wed Dec 13 21:00:00 2017</text:p>
          </table:table-cell>
          <table:table-cell office:value-type="float" office:value="315.6667">
            <text:p>315.6667</text:p>
          </table:table-cell>
          <table:table-cell office:value-type="float" office:value="42.3333">
            <text:p>42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7-12-13T22:00:00">
            <text:p>Wed Dec 13 22:00:00 2017</text:p>
          </table:table-cell>
          <table:table-cell office:value-type="float" office:value="500.5">
            <text:p>500.5</text:p>
          </table:table-cell>
          <table:table-cell office:value-type="float" office:value="79.6667">
            <text:p>79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13T23:00:00">
            <text:p>Wed Dec 13 23:00:00 2017</text:p>
          </table:table-cell>
          <table:table-cell office:value-type="float" office:value="905.0">
            <text:p>905.0</text:p>
          </table:table-cell>
          <table:table-cell office:value-type="float" office:value="82.5">
            <text:p>82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14T00:00:00">
            <text:p>Thu Dec 14 00:00:00 2017</text:p>
          </table:table-cell>
          <table:table-cell office:value-type="float" office:value="549.5">
            <text:p>549.5</text:p>
          </table:table-cell>
          <table:table-cell office:value-type="float" office:value="62.8333">
            <text:p>62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4T01:00:00">
            <text:p>Thu Dec 14 01:00:00 2017</text:p>
          </table:table-cell>
          <table:table-cell office:value-type="float" office:value="286.6667">
            <text:p>286.6667</text:p>
          </table:table-cell>
          <table:table-cell office:value-type="float" office:value="50.8333">
            <text:p>50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12-14T18:00:00">
            <text:p>Thu Dec 14 18:00:00 2017</text:p>
          </table:table-cell>
          <table:table-cell office:value-type="float" office:value="296.6667">
            <text:p>296.6667</text:p>
          </table:table-cell>
          <table:table-cell office:value-type="float" office:value="48.3333">
            <text:p>48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7-12-14T22:00:00">
            <text:p>Thu Dec 14 22:00:00 2017</text:p>
          </table:table-cell>
          <table:table-cell office:value-type="float" office:value="313.5">
            <text:p>313.5</text:p>
          </table:table-cell>
          <table:table-cell office:value-type="float" office:value="54.3333">
            <text:p>54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14T23:00:00">
            <text:p>Thu Dec 14 23:00:00 2017</text:p>
          </table:table-cell>
          <table:table-cell office:value-type="float" office:value="303.5">
            <text:p>303.5</text:p>
          </table:table-cell>
          <table:table-cell office:value-type="float" office:value="45.5">
            <text:p>45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12-15T00:00:00">
            <text:p>Fri Dec 15 00:00:00 2017</text:p>
          </table:table-cell>
          <table:table-cell office:value-type="float" office:value="255.8333">
            <text:p>255.8333</text:p>
          </table:table-cell>
          <table:table-cell office:value-type="float" office:value="44.0">
            <text:p>44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2-15T22:00:00">
            <text:p>Fri Dec 15 22:00:00 2017</text:p>
          </table:table-cell>
          <table:table-cell office:value-type="float" office:value="515.6667">
            <text:p>515.6667</text:p>
          </table:table-cell>
          <table:table-cell office:value-type="float" office:value="13.8333">
            <text:p>13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7-12-17T22:00:00">
            <text:p>Sun Dec 17 22:00:00 2017</text:p>
          </table:table-cell>
          <table:table-cell office:value-type="float" office:value="567.6667">
            <text:p>567.6667</text:p>
          </table:table-cell>
          <table:table-cell office:value-type="float" office:value="61.6667">
            <text:p>61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12-17T23:00:00">
            <text:p>Sun Dec 17 23:00:00 2017</text:p>
          </table:table-cell>
          <table:table-cell office:value-type="float" office:value="562.3333">
            <text:p>562.3333</text:p>
          </table:table-cell>
          <table:table-cell office:value-type="float" office:value="58.0">
            <text:p>58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8T20:00:00">
            <text:p>Mon Dec 18 20:00:00 2017</text:p>
          </table:table-cell>
          <table:table-cell office:value-type="float" office:value="473.5">
            <text:p>473.5</text:p>
          </table:table-cell>
          <table:table-cell office:value-type="float" office:value="90.5">
            <text:p>90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2-18T21:00:00">
            <text:p>Mon Dec 18 21:00:00 2017</text:p>
          </table:table-cell>
          <table:table-cell office:value-type="float" office:value="395.8333">
            <text:p>395.8333</text:p>
          </table:table-cell>
          <table:table-cell office:value-type="float" office:value="76.5">
            <text:p>76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12-18T22:00:00">
            <text:p>Mon Dec 18 22:00:00 2017</text:p>
          </table:table-cell>
          <table:table-cell office:value-type="float" office:value="656.6667">
            <text:p>656.6667</text:p>
          </table:table-cell>
          <table:table-cell office:value-type="float" office:value="81.3333">
            <text:p>81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8T23:00:00">
            <text:p>Mon Dec 18 23:00:00 2017</text:p>
          </table:table-cell>
          <table:table-cell office:value-type="float" office:value="516.6667">
            <text:p>516.6667</text:p>
          </table:table-cell>
          <table:table-cell office:value-type="float" office:value="66.6667">
            <text:p>66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19T09:00:00">
            <text:p>Tue Dec 19 09:00:00 2017</text:p>
          </table:table-cell>
          <table:table-cell office:value-type="float" office:value="1091.6667">
            <text:p>1091.6667</text:p>
          </table:table-cell>
          <table:table-cell office:value-type="float" office:value="95.1667">
            <text:p>95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9T19:00:00">
            <text:p>Tue Dec 19 19:00:00 2017</text:p>
          </table:table-cell>
          <table:table-cell office:value-type="float" office:value="705.1667">
            <text:p>705.1667</text:p>
          </table:table-cell>
          <table:table-cell office:value-type="float" office:value="102.5">
            <text:p>102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2-19T20:00:00">
            <text:p>Tue Dec 19 20:00:00 2017</text:p>
          </table:table-cell>
          <table:table-cell office:value-type="float" office:value="727.8333">
            <text:p>727.8333</text:p>
          </table:table-cell>
          <table:table-cell office:value-type="float" office:value="92.8333">
            <text:p>92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9T21:00:00">
            <text:p>Tue Dec 19 21:00:00 2017</text:p>
          </table:table-cell>
          <table:table-cell office:value-type="float" office:value="334.8333">
            <text:p>334.8333</text:p>
          </table:table-cell>
          <table:table-cell office:value-type="float" office:value="46.3333">
            <text:p>46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7-12-20T09:00:00">
            <text:p>Wed Dec 20 09:00:00 2017</text:p>
          </table:table-cell>
          <table:table-cell office:value-type="float" office:value="447.4">
            <text:p>447.4</text:p>
          </table:table-cell>
          <table:table-cell office:value-type="float" office:value="57.0">
            <text:p>57.0</text:p>
          </table:table-cell>
          <table:table-cell office:value-type="float" office:value="4.2">
            <text:p>4.2</text:p>
          </table:table-cell>
        </table:table-row>
        <table:table-row>
          <table:table-cell table:style-name="pd1" office:value-type="date" office:date-value="2017-12-20T19:00:00">
            <text:p>Wed Dec 20 19:00:00 2017</text:p>
          </table:table-cell>
          <table:table-cell office:value-type="float" office:value="473.0">
            <text:p>473.0</text:p>
          </table:table-cell>
          <table:table-cell office:value-type="float" office:value="65.3333">
            <text:p>65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7-12-20T20:00:00">
            <text:p>Wed Dec 20 20:00:00 2017</text:p>
          </table:table-cell>
          <table:table-cell office:value-type="float" office:value="745.5">
            <text:p>745.5</text:p>
          </table:table-cell>
          <table:table-cell office:value-type="float" office:value="91.5">
            <text:p>91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12-20T21:00:00">
            <text:p>Wed Dec 20 21:00:00 2017</text:p>
          </table:table-cell>
          <table:table-cell office:value-type="float" office:value="988.1667">
            <text:p>988.1667</text:p>
          </table:table-cell>
          <table:table-cell office:value-type="float" office:value="89.8333">
            <text:p>89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20T22:00:00">
            <text:p>Wed Dec 20 22:00:00 2017</text:p>
          </table:table-cell>
          <table:table-cell office:value-type="float" office:value="880.3333">
            <text:p>880.3333</text:p>
          </table:table-cell>
          <table:table-cell office:value-type="float" office:value="78.6667">
            <text:p>78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0T23:00:00">
            <text:p>Wed Dec 20 23:00:00 2017</text:p>
          </table:table-cell>
          <table:table-cell office:value-type="float" office:value="1141.8333">
            <text:p>1141.8333</text:p>
          </table:table-cell>
          <table:table-cell office:value-type="float" office:value="87.5">
            <text:p>87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1T00:00:00">
            <text:p>Thu Dec 21 00:00:00 2017</text:p>
          </table:table-cell>
          <table:table-cell office:value-type="float" office:value="1440.6667">
            <text:p>1440.6667</text:p>
          </table:table-cell>
          <table:table-cell office:value-type="float" office:value="88.5">
            <text:p>88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21T01:00:00">
            <text:p>Thu Dec 21 01:00:00 2017</text:p>
          </table:table-cell>
          <table:table-cell office:value-type="float" office:value="550.0">
            <text:p>550.0</text:p>
          </table:table-cell>
          <table:table-cell office:value-type="float" office:value="64.5">
            <text:p>64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21T02:00:00">
            <text:p>Thu Dec 21 02:00:00 2017</text:p>
          </table:table-cell>
          <table:table-cell office:value-type="float" office:value="408.3333">
            <text:p>408.3333</text:p>
          </table:table-cell>
          <table:table-cell office:value-type="float" office:value="48.3333">
            <text:p>48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12-21T18:00:00">
            <text:p>Thu Dec 21 18:00:00 2017</text:p>
          </table:table-cell>
          <table:table-cell office:value-type="float" office:value="624.8333">
            <text:p>624.8333</text:p>
          </table:table-cell>
          <table:table-cell office:value-type="float" office:value="82.3333">
            <text:p>82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12-21T19:00:00">
            <text:p>Thu Dec 21 19:00:00 2017</text:p>
          </table:table-cell>
          <table:table-cell office:value-type="float" office:value="562.6667">
            <text:p>562.6667</text:p>
          </table:table-cell>
          <table:table-cell office:value-type="float" office:value="98.6667">
            <text:p>98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21T20:00:00">
            <text:p>Thu Dec 21 20:00:00 2017</text:p>
          </table:table-cell>
          <table:table-cell office:value-type="float" office:value="472.3333">
            <text:p>472.3333</text:p>
          </table:table-cell>
          <table:table-cell office:value-type="float" office:value="87.1667">
            <text:p>87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21T21:00:00">
            <text:p>Thu Dec 21 21:00:00 2017</text:p>
          </table:table-cell>
          <table:table-cell office:value-type="float" office:value="686.3333">
            <text:p>686.3333</text:p>
          </table:table-cell>
          <table:table-cell office:value-type="float" office:value="113.0">
            <text:p>113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21T22:00:00">
            <text:p>Thu Dec 21 22:00:00 2017</text:p>
          </table:table-cell>
          <table:table-cell office:value-type="float" office:value="572.8333">
            <text:p>572.8333</text:p>
          </table:table-cell>
          <table:table-cell office:value-type="float" office:value="86.6667">
            <text:p>86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2-21T23:00:00">
            <text:p>Thu Dec 21 23:00:00 2017</text:p>
          </table:table-cell>
          <table:table-cell office:value-type="float" office:value="1055.3333">
            <text:p>1055.3333</text:p>
          </table:table-cell>
          <table:table-cell office:value-type="float" office:value="100.5">
            <text:p>100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22T00:00:00">
            <text:p>Fri Dec 22 00:00:00 2017</text:p>
          </table:table-cell>
          <table:table-cell office:value-type="float" office:value="640.1667">
            <text:p>640.1667</text:p>
          </table:table-cell>
          <table:table-cell office:value-type="float" office:value="70.5">
            <text:p>70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2-22T01:00:00">
            <text:p>Fri Dec 22 01:00:00 2017</text:p>
          </table:table-cell>
          <table:table-cell office:value-type="float" office:value="664.3333">
            <text:p>664.3333</text:p>
          </table:table-cell>
          <table:table-cell office:value-type="float" office:value="66.3333">
            <text:p>66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2T02:00:00">
            <text:p>Fri Dec 22 02:00:00 2017</text:p>
          </table:table-cell>
          <table:table-cell office:value-type="float" office:value="550.0">
            <text:p>550.0</text:p>
          </table:table-cell>
          <table:table-cell office:value-type="float" office:value="63.6667">
            <text:p>63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2-22T19:00:00">
            <text:p>Fri Dec 22 19:00:00 2017</text:p>
          </table:table-cell>
          <table:table-cell office:value-type="float" office:value="993.3333">
            <text:p>993.3333</text:p>
          </table:table-cell>
          <table:table-cell office:value-type="float" office:value="106.3333">
            <text:p>106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22T20:00:00">
            <text:p>Fri Dec 22 20:00:00 2017</text:p>
          </table:table-cell>
          <table:table-cell office:value-type="float" office:value="657.8333">
            <text:p>657.8333</text:p>
          </table:table-cell>
          <table:table-cell office:value-type="float" office:value="86.5">
            <text:p>86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2-22T21:00:00">
            <text:p>Fri Dec 22 21:00:00 2017</text:p>
          </table:table-cell>
          <table:table-cell office:value-type="float" office:value="1108.3333">
            <text:p>1108.3333</text:p>
          </table:table-cell>
          <table:table-cell office:value-type="float" office:value="116.6667">
            <text:p>116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2-22T22:00:00">
            <text:p>Fri Dec 22 22:00:00 2017</text:p>
          </table:table-cell>
          <table:table-cell office:value-type="float" office:value="990.6667">
            <text:p>990.6667</text:p>
          </table:table-cell>
          <table:table-cell office:value-type="float" office:value="108.5">
            <text:p>108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2T23:00:00">
            <text:p>Fri Dec 22 23:00:00 2017</text:p>
          </table:table-cell>
          <table:table-cell office:value-type="float" office:value="847.8333">
            <text:p>847.8333</text:p>
          </table:table-cell>
          <table:table-cell office:value-type="float" office:value="91.8333">
            <text:p>91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23T00:00:00">
            <text:p>Sat Dec 23 00:00:00 2017</text:p>
          </table:table-cell>
          <table:table-cell office:value-type="float" office:value="498.5">
            <text:p>498.5</text:p>
          </table:table-cell>
          <table:table-cell office:value-type="float" office:value="62.8333">
            <text:p>62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23T01:00:00">
            <text:p>Sat Dec 23 01:00:00 2017</text:p>
          </table:table-cell>
          <table:table-cell office:value-type="float" office:value="382.0">
            <text:p>382.0</text:p>
          </table:table-cell>
          <table:table-cell office:value-type="float" office:value="53.1667">
            <text:p>53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2-23T02:00:00">
            <text:p>Sat Dec 23 02:00:00 2017</text:p>
          </table:table-cell>
          <table:table-cell office:value-type="float" office:value="411.8333">
            <text:p>411.8333</text:p>
          </table:table-cell>
          <table:table-cell office:value-type="float" office:value="30.6667">
            <text:p>30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12-23T03:00:00">
            <text:p>Sat Dec 23 03:00:00 2017</text:p>
          </table:table-cell>
          <table:table-cell office:value-type="float" office:value="188.3333">
            <text:p>188.3333</text:p>
          </table:table-cell>
          <table:table-cell office:value-type="float" office:value="30.6667">
            <text:p>30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2-23T04:00:00">
            <text:p>Sat Dec 23 04:00:00 2017</text:p>
          </table:table-cell>
          <table:table-cell office:value-type="float" office:value="273.3333">
            <text:p>273.3333</text:p>
          </table:table-cell>
          <table:table-cell office:value-type="float" office:value="22.6667">
            <text:p>22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12-23T19:00:00">
            <text:p>Sat Dec 23 19:00:00 2017</text:p>
          </table:table-cell>
          <table:table-cell office:value-type="float" office:value="730.3333">
            <text:p>730.3333</text:p>
          </table:table-cell>
          <table:table-cell office:value-type="float" office:value="95.1667">
            <text:p>95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3T20:00:00">
            <text:p>Sat Dec 23 20:00:00 2017</text:p>
          </table:table-cell>
          <table:table-cell office:value-type="float" office:value="483.8333">
            <text:p>483.8333</text:p>
          </table:table-cell>
          <table:table-cell office:value-type="float" office:value="80.6667">
            <text:p>80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24T02:00:00">
            <text:p>Sun Dec 24 02:00:00 2017</text:p>
          </table:table-cell>
          <table:table-cell office:value-type="float" office:value="554.1667">
            <text:p>554.1667</text:p>
          </table:table-cell>
          <table:table-cell office:value-type="float" office:value="9.1667">
            <text:p>9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7-12-24T03:00:00">
            <text:p>Sun Dec 24 03:00:00 2017</text:p>
          </table:table-cell>
          <table:table-cell office:value-type="float" office:value="519.8333">
            <text:p>519.8333</text:p>
          </table:table-cell>
          <table:table-cell office:value-type="float" office:value="7.3333">
            <text:p>7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7-12-24T04:00:00">
            <text:p>Sun Dec 24 04:00:00 2017</text:p>
          </table:table-cell>
          <table:table-cell office:value-type="float" office:value="567.8333">
            <text:p>567.8333</text:p>
          </table:table-cell>
          <table:table-cell office:value-type="float" office:value="6.5">
            <text:p>6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7-12-24T19:00:00">
            <text:p>Sun Dec 24 19:00:00 2017</text:p>
          </table:table-cell>
          <table:table-cell office:value-type="float" office:value="753.1667">
            <text:p>753.1667</text:p>
          </table:table-cell>
          <table:table-cell office:value-type="float" office:value="81.8333">
            <text:p>81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2-24T20:00:00">
            <text:p>Sun Dec 24 20:00:00 2017</text:p>
          </table:table-cell>
          <table:table-cell office:value-type="float" office:value="1101.8333">
            <text:p>1101.8333</text:p>
          </table:table-cell>
          <table:table-cell office:value-type="float" office:value="83.1667">
            <text:p>8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2-24T21:00:00">
            <text:p>Sun Dec 24 21:00:00 2017</text:p>
          </table:table-cell>
          <table:table-cell office:value-type="float" office:value="681.1667">
            <text:p>681.1667</text:p>
          </table:table-cell>
          <table:table-cell office:value-type="float" office:value="54.5">
            <text:p>54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12-25T20:00:00">
            <text:p>Mon Dec 25 20:00:00 2017</text:p>
          </table:table-cell>
          <table:table-cell office:value-type="float" office:value="487.1667">
            <text:p>487.1667</text:p>
          </table:table-cell>
          <table:table-cell office:value-type="float" office:value="29.6667">
            <text:p>29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7-12-25T21:00:00">
            <text:p>Mon Dec 25 21:00:00 2017</text:p>
          </table:table-cell>
          <table:table-cell office:value-type="float" office:value="650.3333">
            <text:p>650.3333</text:p>
          </table:table-cell>
          <table:table-cell office:value-type="float" office:value="44.8333">
            <text:p>44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12-25T22:00:00">
            <text:p>Mon Dec 25 22:00:00 2017</text:p>
          </table:table-cell>
          <table:table-cell office:value-type="float" office:value="550.6667">
            <text:p>550.6667</text:p>
          </table:table-cell>
          <table:table-cell office:value-type="float" office:value="41.0">
            <text:p>41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7-12-30T20:00:00">
            <text:p>Sat Dec 30 20:00:00 2017</text:p>
          </table:table-cell>
          <table:table-cell office:value-type="float" office:value="963.0">
            <text:p>963.0</text:p>
          </table:table-cell>
          <table:table-cell office:value-type="float" office:value="97.0">
            <text:p>97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2-30T21:00:00">
            <text:p>Sat Dec 30 21:00:00 2017</text:p>
          </table:table-cell>
          <table:table-cell office:value-type="float" office:value="1434.8333">
            <text:p>1434.8333</text:p>
          </table:table-cell>
          <table:table-cell office:value-type="float" office:value="96.5">
            <text:p>96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12-30T22:00:00">
            <text:p>Sat Dec 30 22:00:00 2017</text:p>
          </table:table-cell>
          <table:table-cell office:value-type="float" office:value="1067.6667">
            <text:p>1067.6667</text:p>
          </table:table-cell>
          <table:table-cell office:value-type="float" office:value="76.5">
            <text:p>76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12-31T00:00:00">
            <text:p>Sun Dec 31 00:00:00 2017</text:p>
          </table:table-cell>
          <table:table-cell office:value-type="float" office:value="710.0">
            <text:p>710.0</text:p>
          </table:table-cell>
          <table:table-cell office:value-type="float" office:value="56.5">
            <text:p>56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31T01:00:00">
            <text:p>Sun Dec 31 01:00:00 2017</text:p>
          </table:table-cell>
          <table:table-cell office:value-type="float" office:value="443.5">
            <text:p>443.5</text:p>
          </table:table-cell>
          <table:table-cell office:value-type="float" office:value="51.3333">
            <text:p>51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12-31T02:00:00">
            <text:p>Sun Dec 31 02:00:00 2017</text:p>
          </table:table-cell>
          <table:table-cell office:value-type="float" office:value="399.3333">
            <text:p>399.3333</text:p>
          </table:table-cell>
          <table:table-cell office:value-type="float" office:value="45.1667">
            <text:p>45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2-31T03:00:00">
            <text:p>Sun Dec 31 03:00:00 2017</text:p>
          </table:table-cell>
          <table:table-cell office:value-type="float" office:value="427.3333">
            <text:p>427.3333</text:p>
          </table:table-cell>
          <table:table-cell office:value-type="float" office:value="44.3333">
            <text:p>44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01-01T21:00:00">
            <text:p>Mon Jan  1 21:00:00 2018</text:p>
          </table:table-cell>
          <table:table-cell office:value-type="float" office:value="647.6667">
            <text:p>647.6667</text:p>
          </table:table-cell>
          <table:table-cell office:value-type="float" office:value="58.3333">
            <text:p>58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01-01T22:00:00">
            <text:p>Mon Jan  1 22:00:00 2018</text:p>
          </table:table-cell>
          <table:table-cell office:value-type="float" office:value="773.3333">
            <text:p>773.3333</text:p>
          </table:table-cell>
          <table:table-cell office:value-type="float" office:value="56.3333">
            <text:p>56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01-01T23:00:00">
            <text:p>Mon Jan  1 23:00:00 2018</text:p>
          </table:table-cell>
          <table:table-cell office:value-type="float" office:value="660.3333">
            <text:p>660.3333</text:p>
          </table:table-cell>
          <table:table-cell office:value-type="float" office:value="46.0">
            <text:p>46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01-02T00:00:00">
            <text:p>Tue Jan  2 00:00:00 2018</text:p>
          </table:table-cell>
          <table:table-cell office:value-type="float" office:value="538.6667">
            <text:p>538.6667</text:p>
          </table:table-cell>
          <table:table-cell office:value-type="float" office:value="57.1667">
            <text:p>57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01-02T15:00:00">
            <text:p>Tue Jan  2 15:00:00 2018</text:p>
          </table:table-cell>
          <table:table-cell office:value-type="float" office:value="686.6667">
            <text:p>686.6667</text:p>
          </table:table-cell>
          <table:table-cell office:value-type="float" office:value="10.8333">
            <text:p>10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8-01-02T16:00:00">
            <text:p>Tue Jan  2 16:00:00 2018</text:p>
          </table:table-cell>
          <table:table-cell office:value-type="float" office:value="493.1667">
            <text:p>493.1667</text:p>
          </table:table-cell>
          <table:table-cell office:value-type="float" office:value="8.0">
            <text:p>8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8-01-02T20:00:00">
            <text:p>Tue Jan  2 20:00:00 2018</text:p>
          </table:table-cell>
          <table:table-cell office:value-type="float" office:value="563.6667">
            <text:p>563.6667</text:p>
          </table:table-cell>
          <table:table-cell office:value-type="float" office:value="87.0">
            <text:p>87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02T21:00:00">
            <text:p>Tue Jan  2 21:00:00 2018</text:p>
          </table:table-cell>
          <table:table-cell office:value-type="float" office:value="594.1667">
            <text:p>594.1667</text:p>
          </table:table-cell>
          <table:table-cell office:value-type="float" office:value="78.6667">
            <text:p>78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8-01-02T22:00:00">
            <text:p>Tue Jan  2 22:00:00 2018</text:p>
          </table:table-cell>
          <table:table-cell office:value-type="float" office:value="801.3333">
            <text:p>801.3333</text:p>
          </table:table-cell>
          <table:table-cell office:value-type="float" office:value="88.0">
            <text:p>88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8-01-02T23:00:00">
            <text:p>Tue Jan  2 23:00:00 2018</text:p>
          </table:table-cell>
          <table:table-cell office:value-type="float" office:value="671.3333">
            <text:p>671.3333</text:p>
          </table:table-cell>
          <table:table-cell office:value-type="float" office:value="76.1667">
            <text:p>76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8-01-03T00:00:00">
            <text:p>Wed Jan  3 00:00:00 2018</text:p>
          </table:table-cell>
          <table:table-cell office:value-type="float" office:value="529.5">
            <text:p>529.5</text:p>
          </table:table-cell>
          <table:table-cell office:value-type="float" office:value="55.0">
            <text:p>55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01-03T04:00:00">
            <text:p>Wed Jan  3 04:00:00 2018</text:p>
          </table:table-cell>
          <table:table-cell office:value-type="float" office:value="341.5">
            <text:p>341.5</text:p>
          </table:table-cell>
          <table:table-cell office:value-type="float" office:value="35.3333">
            <text:p>35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01-08T22:00:00">
            <text:p>Mon Jan  8 22:00:00 2018</text:p>
          </table:table-cell>
          <table:table-cell office:value-type="float" office:value="447.1667">
            <text:p>447.1667</text:p>
          </table:table-cell>
          <table:table-cell office:value-type="float" office:value="65.5">
            <text:p>65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01-08T23:00:00">
            <text:p>Mon Jan  8 23:00:00 2018</text:p>
          </table:table-cell>
          <table:table-cell office:value-type="float" office:value="595.5">
            <text:p>595.5</text:p>
          </table:table-cell>
          <table:table-cell office:value-type="float" office:value="70.5">
            <text:p>70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09T00:00:00">
            <text:p>Tue Jan  9 00:00:00 2018</text:p>
          </table:table-cell>
          <table:table-cell office:value-type="float" office:value="701.0">
            <text:p>701.0</text:p>
          </table:table-cell>
          <table:table-cell office:value-type="float" office:value="66.3333">
            <text:p>66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09T01:00:00">
            <text:p>Tue Jan  9 01:00:00 2018</text:p>
          </table:table-cell>
          <table:table-cell office:value-type="float" office:value="248.6667">
            <text:p>248.6667</text:p>
          </table:table-cell>
          <table:table-cell office:value-type="float" office:value="52.8333">
            <text:p>52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09T20:00:00">
            <text:p>Tue Jan  9 20:00:00 2018</text:p>
          </table:table-cell>
          <table:table-cell office:value-type="float" office:value="330.5">
            <text:p>330.5</text:p>
          </table:table-cell>
          <table:table-cell office:value-type="float" office:value="61.0">
            <text:p>6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2T21:00:00">
            <text:p>Fri Jan 12 21:00:00 2018</text:p>
          </table:table-cell>
          <table:table-cell office:value-type="float" office:value="625.8333">
            <text:p>625.8333</text:p>
          </table:table-cell>
          <table:table-cell office:value-type="float" office:value="89.1667">
            <text:p>89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13T00:00:00">
            <text:p>Sat Jan 13 00:00:00 2018</text:p>
          </table:table-cell>
          <table:table-cell office:value-type="float" office:value="439.5">
            <text:p>439.5</text:p>
          </table:table-cell>
          <table:table-cell office:value-type="float" office:value="58.6667">
            <text:p>58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01-13T21:00:00">
            <text:p>Sat Jan 13 21:00:00 2018</text:p>
          </table:table-cell>
          <table:table-cell office:value-type="float" office:value="438.6667">
            <text:p>438.6667</text:p>
          </table:table-cell>
          <table:table-cell office:value-type="float" office:value="37.3333">
            <text:p>37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8-01-13T22:00:00">
            <text:p>Sat Jan 13 22:00:00 2018</text:p>
          </table:table-cell>
          <table:table-cell office:value-type="float" office:value="614.8333">
            <text:p>614.8333</text:p>
          </table:table-cell>
          <table:table-cell office:value-type="float" office:value="62.0">
            <text:p>62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8-01-13T23:00:00">
            <text:p>Sat Jan 13 23:00:00 2018</text:p>
          </table:table-cell>
          <table:table-cell office:value-type="float" office:value="620.8333">
            <text:p>620.8333</text:p>
          </table:table-cell>
          <table:table-cell office:value-type="float" office:value="48.3333">
            <text:p>48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8-01-14T00:00:00">
            <text:p>Sun Jan 14 00:00:00 2018</text:p>
          </table:table-cell>
          <table:table-cell office:value-type="float" office:value="411.6667">
            <text:p>411.6667</text:p>
          </table:table-cell>
          <table:table-cell office:value-type="float" office:value="34.0">
            <text:p>34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8-01-15T23:00:00">
            <text:p>Mon Jan 15 23:00:00 2018</text:p>
          </table:table-cell>
          <table:table-cell office:value-type="float" office:value="625.5">
            <text:p>625.5</text:p>
          </table:table-cell>
          <table:table-cell office:value-type="float" office:value="68.5">
            <text:p>68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1-16T08:00:00">
            <text:p>Tue Jan 16 08:00:00 2018</text:p>
          </table:table-cell>
          <table:table-cell office:value-type="float" office:value="348.5">
            <text:p>348.5</text:p>
          </table:table-cell>
          <table:table-cell office:value-type="float" office:value="44.3333">
            <text:p>44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01-16T09:00:00">
            <text:p>Tue Jan 16 09:00:00 2018</text:p>
          </table:table-cell>
          <table:table-cell office:value-type="float" office:value="826.5">
            <text:p>826.5</text:p>
          </table:table-cell>
          <table:table-cell office:value-type="float" office:value="81.0">
            <text:p>8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6T20:00:00">
            <text:p>Tue Jan 16 20:00:00 2018</text:p>
          </table:table-cell>
          <table:table-cell office:value-type="float" office:value="748.6667">
            <text:p>748.6667</text:p>
          </table:table-cell>
          <table:table-cell office:value-type="float" office:value="83.5">
            <text:p>83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01-16T21:00:00">
            <text:p>Tue Jan 16 21:00:00 2018</text:p>
          </table:table-cell>
          <table:table-cell office:value-type="float" office:value="558.3333">
            <text:p>558.3333</text:p>
          </table:table-cell>
          <table:table-cell office:value-type="float" office:value="52.1667">
            <text:p>52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8-01-16T22:00:00">
            <text:p>Tue Jan 16 22:00:00 2018</text:p>
          </table:table-cell>
          <table:table-cell office:value-type="float" office:value="417.8333">
            <text:p>417.8333</text:p>
          </table:table-cell>
          <table:table-cell office:value-type="float" office:value="45.0">
            <text:p>45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8-01-16T23:00:00">
            <text:p>Tue Jan 16 23:00:00 2018</text:p>
          </table:table-cell>
          <table:table-cell office:value-type="float" office:value="456.8333">
            <text:p>456.8333</text:p>
          </table:table-cell>
          <table:table-cell office:value-type="float" office:value="51.1667">
            <text:p>51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8-01-17T00:00:00">
            <text:p>Wed Jan 17 00:00:00 2018</text:p>
          </table:table-cell>
          <table:table-cell office:value-type="float" office:value="381.8333">
            <text:p>381.8333</text:p>
          </table:table-cell>
          <table:table-cell office:value-type="float" office:value="34.6667">
            <text:p>34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8-01-17T02:00:00">
            <text:p>Wed Jan 17 02:00:00 2018</text:p>
          </table:table-cell>
          <table:table-cell office:value-type="float" office:value="454.1667">
            <text:p>454.1667</text:p>
          </table:table-cell>
          <table:table-cell office:value-type="float" office:value="38.5">
            <text:p>38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01-17T03:00:00">
            <text:p>Wed Jan 17 03:00:00 2018</text:p>
          </table:table-cell>
          <table:table-cell office:value-type="float" office:value="428.0">
            <text:p>428.0</text:p>
          </table:table-cell>
          <table:table-cell office:value-type="float" office:value="35.3333">
            <text:p>35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01-17T04:00:00">
            <text:p>Wed Jan 17 04:00:00 2018</text:p>
          </table:table-cell>
          <table:table-cell office:value-type="float" office:value="330.3333">
            <text:p>330.3333</text:p>
          </table:table-cell>
          <table:table-cell office:value-type="float" office:value="30.1667">
            <text:p>30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01-17T05:00:00">
            <text:p>Wed Jan 17 05:00:00 2018</text:p>
          </table:table-cell>
          <table:table-cell office:value-type="float" office:value="331.0">
            <text:p>331.0</text:p>
          </table:table-cell>
          <table:table-cell office:value-type="float" office:value="22.1667">
            <text:p>22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01-17T06:00:00">
            <text:p>Wed Jan 17 06:00:00 2018</text:p>
          </table:table-cell>
          <table:table-cell office:value-type="float" office:value="300.3333">
            <text:p>300.3333</text:p>
          </table:table-cell>
          <table:table-cell office:value-type="float" office:value="17.6667">
            <text:p>17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01-17T19:00:00">
            <text:p>Wed Jan 17 19:00:00 2018</text:p>
          </table:table-cell>
          <table:table-cell office:value-type="float" office:value="792.6667">
            <text:p>792.6667</text:p>
          </table:table-cell>
          <table:table-cell office:value-type="float" office:value="91.3333">
            <text:p>91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7T20:00:00">
            <text:p>Wed Jan 17 20:00:00 2018</text:p>
          </table:table-cell>
          <table:table-cell office:value-type="float" office:value="1042.0">
            <text:p>1042.0</text:p>
          </table:table-cell>
          <table:table-cell office:value-type="float" office:value="107.1667">
            <text:p>107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7T21:00:00">
            <text:p>Wed Jan 17 21:00:00 2018</text:p>
          </table:table-cell>
          <table:table-cell office:value-type="float" office:value="733.0">
            <text:p>733.0</text:p>
          </table:table-cell>
          <table:table-cell office:value-type="float" office:value="96.3333">
            <text:p>96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7T22:00:00">
            <text:p>Wed Jan 17 22:00:00 2018</text:p>
          </table:table-cell>
          <table:table-cell office:value-type="float" office:value="759.0">
            <text:p>759.0</text:p>
          </table:table-cell>
          <table:table-cell office:value-type="float" office:value="85.6667">
            <text:p>85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7T23:00:00">
            <text:p>Wed Jan 17 23:00:00 2018</text:p>
          </table:table-cell>
          <table:table-cell office:value-type="float" office:value="533.3333">
            <text:p>533.3333</text:p>
          </table:table-cell>
          <table:table-cell office:value-type="float" office:value="76.1667">
            <text:p>76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18T00:00:00">
            <text:p>Thu Jan 18 00:00:00 2018</text:p>
          </table:table-cell>
          <table:table-cell office:value-type="float" office:value="225.1667">
            <text:p>225.1667</text:p>
          </table:table-cell>
          <table:table-cell office:value-type="float" office:value="51.0">
            <text:p>51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01-18T20:00:00">
            <text:p>Thu Jan 18 20:00:00 2018</text:p>
          </table:table-cell>
          <table:table-cell office:value-type="float" office:value="640.6667">
            <text:p>640.6667</text:p>
          </table:table-cell>
          <table:table-cell office:value-type="float" office:value="82.8333">
            <text:p>82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01-18T21:00:00">
            <text:p>Thu Jan 18 21:00:00 2018</text:p>
          </table:table-cell>
          <table:table-cell office:value-type="float" office:value="770.6667">
            <text:p>770.6667</text:p>
          </table:table-cell>
          <table:table-cell office:value-type="float" office:value="81.0">
            <text:p>81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01-18T22:00:00">
            <text:p>Thu Jan 18 22:00:00 2018</text:p>
          </table:table-cell>
          <table:table-cell office:value-type="float" office:value="948.6667">
            <text:p>948.6667</text:p>
          </table:table-cell>
          <table:table-cell office:value-type="float" office:value="82.0">
            <text:p>82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1-18T23:00:00">
            <text:p>Thu Jan 18 23:00:00 2018</text:p>
          </table:table-cell>
          <table:table-cell office:value-type="float" office:value="548.3333">
            <text:p>548.3333</text:p>
          </table:table-cell>
          <table:table-cell office:value-type="float" office:value="69.8333">
            <text:p>69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01-19T00:00:00">
            <text:p>Fri Jan 19 00:00:00 2018</text:p>
          </table:table-cell>
          <table:table-cell office:value-type="float" office:value="432.8333">
            <text:p>432.8333</text:p>
          </table:table-cell>
          <table:table-cell office:value-type="float" office:value="40.5">
            <text:p>40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8-01-19T17:00:00">
            <text:p>Fri Jan 19 17:00:00 2018</text:p>
          </table:table-cell>
          <table:table-cell office:value-type="float" office:value="464.1667">
            <text:p>464.1667</text:p>
          </table:table-cell>
          <table:table-cell office:value-type="float" office:value="18.0">
            <text:p>18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8-01-19T20:00:00">
            <text:p>Fri Jan 19 20:00:00 2018</text:p>
          </table:table-cell>
          <table:table-cell office:value-type="float" office:value="630.5">
            <text:p>630.5</text:p>
          </table:table-cell>
          <table:table-cell office:value-type="float" office:value="88.5">
            <text:p>88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01-19T21:00:00">
            <text:p>Fri Jan 19 21:00:00 2018</text:p>
          </table:table-cell>
          <table:table-cell office:value-type="float" office:value="690.6667">
            <text:p>690.6667</text:p>
          </table:table-cell>
          <table:table-cell office:value-type="float" office:value="86.8333">
            <text:p>86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9T22:00:00">
            <text:p>Fri Jan 19 22:00:00 2018</text:p>
          </table:table-cell>
          <table:table-cell office:value-type="float" office:value="627.8333">
            <text:p>627.8333</text:p>
          </table:table-cell>
          <table:table-cell office:value-type="float" office:value="72.1667">
            <text:p>72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01-19T23:00:00">
            <text:p>Fri Jan 19 23:00:00 2018</text:p>
          </table:table-cell>
          <table:table-cell office:value-type="float" office:value="623.6667">
            <text:p>623.6667</text:p>
          </table:table-cell>
          <table:table-cell office:value-type="float" office:value="69.1667">
            <text:p>69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20T00:00:00">
            <text:p>Sat Jan 20 00:00:00 2018</text:p>
          </table:table-cell>
          <table:table-cell office:value-type="float" office:value="611.8333">
            <text:p>611.8333</text:p>
          </table:table-cell>
          <table:table-cell office:value-type="float" office:value="51.6667">
            <text:p>51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01-20T01:00:00">
            <text:p>Sat Jan 20 01:00:00 2018</text:p>
          </table:table-cell>
          <table:table-cell office:value-type="float" office:value="643.5">
            <text:p>643.5</text:p>
          </table:table-cell>
          <table:table-cell office:value-type="float" office:value="56.6667">
            <text:p>56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01-20T02:00:00">
            <text:p>Sat Jan 20 02:00:00 2018</text:p>
          </table:table-cell>
          <table:table-cell office:value-type="float" office:value="611.3333">
            <text:p>611.3333</text:p>
          </table:table-cell>
          <table:table-cell office:value-type="float" office:value="42.8333">
            <text:p>42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01-20T03:00:00">
            <text:p>Sat Jan 20 03:00:00 2018</text:p>
          </table:table-cell>
          <table:table-cell office:value-type="float" office:value="364.6667">
            <text:p>364.6667</text:p>
          </table:table-cell>
          <table:table-cell office:value-type="float" office:value="43.8333">
            <text:p>43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8-01-20T04:00:00">
            <text:p>Sat Jan 20 04:00:00 2018</text:p>
          </table:table-cell>
          <table:table-cell office:value-type="float" office:value="375.1667">
            <text:p>375.1667</text:p>
          </table:table-cell>
          <table:table-cell office:value-type="float" office:value="37.3333">
            <text:p>37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01-20T05:00:00">
            <text:p>Sat Jan 20 05:00:00 2018</text:p>
          </table:table-cell>
          <table:table-cell office:value-type="float" office:value="445.8333">
            <text:p>445.8333</text:p>
          </table:table-cell>
          <table:table-cell office:value-type="float" office:value="36.8333">
            <text:p>36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01-20T06:00:00">
            <text:p>Sat Jan 20 06:00:00 2018</text:p>
          </table:table-cell>
          <table:table-cell office:value-type="float" office:value="487.8333">
            <text:p>487.8333</text:p>
          </table:table-cell>
          <table:table-cell office:value-type="float" office:value="31.6667">
            <text:p>31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8-01-20T15:00:00">
            <text:p>Sat Jan 20 15:00:00 2018</text:p>
          </table:table-cell>
          <table:table-cell office:value-type="float" office:value="1030.1667">
            <text:p>1030.1667</text:p>
          </table:table-cell>
          <table:table-cell office:value-type="float" office:value="22.1667">
            <text:p>22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8-01-20T16:00:00">
            <text:p>Sat Jan 20 16:00:00 2018</text:p>
          </table:table-cell>
          <table:table-cell office:value-type="float" office:value="1066.0">
            <text:p>1066.0</text:p>
          </table:table-cell>
          <table:table-cell office:value-type="float" office:value="15.6667">
            <text:p>15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8-01-20T17:00:00">
            <text:p>Sat Jan 20 17:00:00 2018</text:p>
          </table:table-cell>
          <table:table-cell office:value-type="float" office:value="981.6667">
            <text:p>981.6667</text:p>
          </table:table-cell>
          <table:table-cell office:value-type="float" office:value="15.6667">
            <text:p>15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8-01-20T18:00:00">
            <text:p>Sat Jan 20 18:00:00 2018</text:p>
          </table:table-cell>
          <table:table-cell office:value-type="float" office:value="1138.1667">
            <text:p>1138.1667</text:p>
          </table:table-cell>
          <table:table-cell office:value-type="float" office:value="22.5">
            <text:p>22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8-01-20T19:00:00">
            <text:p>Sat Jan 20 19:00:00 2018</text:p>
          </table:table-cell>
          <table:table-cell office:value-type="float" office:value="675.8333">
            <text:p>675.8333</text:p>
          </table:table-cell>
          <table:table-cell office:value-type="float" office:value="54.5">
            <text:p>54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8-01-20T20:00:00">
            <text:p>Sat Jan 20 20:00:00 2018</text:p>
          </table:table-cell>
          <table:table-cell office:value-type="float" office:value="764.8333">
            <text:p>764.8333</text:p>
          </table:table-cell>
          <table:table-cell office:value-type="float" office:value="91.1667">
            <text:p>91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01-20T21:00:00">
            <text:p>Sat Jan 20 21:00:00 2018</text:p>
          </table:table-cell>
          <table:table-cell office:value-type="float" office:value="838.5">
            <text:p>838.5</text:p>
          </table:table-cell>
          <table:table-cell office:value-type="float" office:value="96.8333">
            <text:p>96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20T22:00:00">
            <text:p>Sat Jan 20 22:00:00 2018</text:p>
          </table:table-cell>
          <table:table-cell office:value-type="float" office:value="932.3333">
            <text:p>932.3333</text:p>
          </table:table-cell>
          <table:table-cell office:value-type="float" office:value="84.5">
            <text:p>84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20T23:00:00">
            <text:p>Sat Jan 20 23:00:00 2018</text:p>
          </table:table-cell>
          <table:table-cell office:value-type="float" office:value="1440.0">
            <text:p>1440.0</text:p>
          </table:table-cell>
          <table:table-cell office:value-type="float" office:value="102.5">
            <text:p>102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21T00:00:00">
            <text:p>Sun Jan 21 00:00:00 2018</text:p>
          </table:table-cell>
          <table:table-cell office:value-type="float" office:value="1238.5">
            <text:p>1238.5</text:p>
          </table:table-cell>
          <table:table-cell office:value-type="float" office:value="89.3333">
            <text:p>89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21T01:00:00">
            <text:p>Sun Jan 21 01:00:00 2018</text:p>
          </table:table-cell>
          <table:table-cell office:value-type="float" office:value="490.6667">
            <text:p>490.6667</text:p>
          </table:table-cell>
          <table:table-cell office:value-type="float" office:value="68.5">
            <text:p>68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21T02:00:00">
            <text:p>Sun Jan 21 02:00:00 2018</text:p>
          </table:table-cell>
          <table:table-cell office:value-type="float" office:value="350.1667">
            <text:p>350.1667</text:p>
          </table:table-cell>
          <table:table-cell office:value-type="float" office:value="58.3333">
            <text:p>58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01-21T03:00:00">
            <text:p>Sun Jan 21 03:00:00 2018</text:p>
          </table:table-cell>
          <table:table-cell office:value-type="float" office:value="254.5">
            <text:p>254.5</text:p>
          </table:table-cell>
          <table:table-cell office:value-type="float" office:value="44.6667">
            <text:p>44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01-22T19:00:00">
            <text:p>Mon Jan 22 19:00:00 2018</text:p>
          </table:table-cell>
          <table:table-cell office:value-type="float" office:value="772.5">
            <text:p>772.5</text:p>
          </table:table-cell>
          <table:table-cell office:value-type="float" office:value="60.3333">
            <text:p>60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8-01-22T20:00:00">
            <text:p>Mon Jan 22 20:00:00 2018</text:p>
          </table:table-cell>
          <table:table-cell office:value-type="float" office:value="1010.1667">
            <text:p>1010.1667</text:p>
          </table:table-cell>
          <table:table-cell office:value-type="float" office:value="73.6667">
            <text:p>73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1-22T21:00:00">
            <text:p>Mon Jan 22 21:00:00 2018</text:p>
          </table:table-cell>
          <table:table-cell office:value-type="float" office:value="1778.5">
            <text:p>1778.5</text:p>
          </table:table-cell>
          <table:table-cell office:value-type="float" office:value="79.6667">
            <text:p>79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01-22T22:00:00">
            <text:p>Mon Jan 22 22:00:00 2018</text:p>
          </table:table-cell>
          <table:table-cell office:value-type="float" office:value="832.0">
            <text:p>832.0</text:p>
          </table:table-cell>
          <table:table-cell office:value-type="float" office:value="80.0">
            <text:p>80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01-22T23:00:00">
            <text:p>Mon Jan 22 23:00:00 2018</text:p>
          </table:table-cell>
          <table:table-cell office:value-type="float" office:value="913.1667">
            <text:p>913.1667</text:p>
          </table:table-cell>
          <table:table-cell office:value-type="float" office:value="69.3333">
            <text:p>69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01-23T00:00:00">
            <text:p>Tue Jan 23 00:00:00 2018</text:p>
          </table:table-cell>
          <table:table-cell office:value-type="float" office:value="919.1667">
            <text:p>919.1667</text:p>
          </table:table-cell>
          <table:table-cell office:value-type="float" office:value="65.3333">
            <text:p>65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23T01:00:00">
            <text:p>Tue Jan 23 01:00:00 2018</text:p>
          </table:table-cell>
          <table:table-cell office:value-type="float" office:value="499.8333">
            <text:p>499.8333</text:p>
          </table:table-cell>
          <table:table-cell office:value-type="float" office:value="60.5">
            <text:p>60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01-24T19:00:00">
            <text:p>Wed Jan 24 19:00:00 2018</text:p>
          </table:table-cell>
          <table:table-cell office:value-type="float" office:value="618.5">
            <text:p>618.5</text:p>
          </table:table-cell>
          <table:table-cell office:value-type="float" office:value="78.1667">
            <text:p>78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8-01-24T20:00:00">
            <text:p>Wed Jan 24 20:00:00 2018</text:p>
          </table:table-cell>
          <table:table-cell office:value-type="float" office:value="766.5">
            <text:p>766.5</text:p>
          </table:table-cell>
          <table:table-cell office:value-type="float" office:value="80.1667">
            <text:p>80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8-01-24T21:00:00">
            <text:p>Wed Jan 24 21:00:00 2018</text:p>
          </table:table-cell>
          <table:table-cell office:value-type="float" office:value="344.5">
            <text:p>344.5</text:p>
          </table:table-cell>
          <table:table-cell office:value-type="float" office:value="48.8333">
            <text:p>48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8-01-24T22:00:00">
            <text:p>Wed Jan 24 22:00:00 2018</text:p>
          </table:table-cell>
          <table:table-cell office:value-type="float" office:value="391.8333">
            <text:p>391.8333</text:p>
          </table:table-cell>
          <table:table-cell office:value-type="float" office:value="24.5">
            <text:p>24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8-01-24T23:00:00">
            <text:p>Wed Jan 24 23:00:00 2018</text:p>
          </table:table-cell>
          <table:table-cell office:value-type="float" office:value="764.5">
            <text:p>764.5</text:p>
          </table:table-cell>
          <table:table-cell office:value-type="float" office:value="66.3333">
            <text:p>66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01-25T00:00:00">
            <text:p>Thu Jan 25 00:00:00 2018</text:p>
          </table:table-cell>
          <table:table-cell office:value-type="float" office:value="671.6667">
            <text:p>671.6667</text:p>
          </table:table-cell>
          <table:table-cell office:value-type="float" office:value="70.6667">
            <text:p>70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01-25T01:00:00">
            <text:p>Thu Jan 25 01:00:00 2018</text:p>
          </table:table-cell>
          <table:table-cell office:value-type="float" office:value="791.6667">
            <text:p>791.6667</text:p>
          </table:table-cell>
          <table:table-cell office:value-type="float" office:value="62.3333">
            <text:p>62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8-01-25T02:00:00">
            <text:p>Thu Jan 25 02:00:00 2018</text:p>
          </table:table-cell>
          <table:table-cell office:value-type="float" office:value="646.5">
            <text:p>646.5</text:p>
          </table:table-cell>
          <table:table-cell office:value-type="float" office:value="52.3333">
            <text:p>52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01-25T03:00:00">
            <text:p>Thu Jan 25 03:00:00 2018</text:p>
          </table:table-cell>
          <table:table-cell office:value-type="float" office:value="447.1667">
            <text:p>447.1667</text:p>
          </table:table-cell>
          <table:table-cell office:value-type="float" office:value="15.8333">
            <text:p>15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8-01-25T09:00:00">
            <text:p>Thu Jan 25 09:00:00 2018</text:p>
          </table:table-cell>
          <table:table-cell office:value-type="float" office:value="697.3333">
            <text:p>697.3333</text:p>
          </table:table-cell>
          <table:table-cell office:value-type="float" office:value="75.3333">
            <text:p>7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02-01T09:00:00">
            <text:p>Thu Feb  1 09:00:00 2018</text:p>
          </table:table-cell>
          <table:table-cell office:value-type="float" office:value="676.1667">
            <text:p>676.1667</text:p>
          </table:table-cell>
          <table:table-cell office:value-type="float" office:value="73.6667">
            <text:p>73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02-03T21:00:00">
            <text:p>Sat Feb  3 21:00:00 2018</text:p>
          </table:table-cell>
          <table:table-cell office:value-type="float" office:value="513.8333">
            <text:p>513.8333</text:p>
          </table:table-cell>
          <table:table-cell office:value-type="float" office:value="42.6667">
            <text:p>42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8-02-06T18:00:00">
            <text:p>Tue Feb  6 18:00:00 2018</text:p>
          </table:table-cell>
          <table:table-cell office:value-type="float" office:value="606.8333">
            <text:p>606.8333</text:p>
          </table:table-cell>
          <table:table-cell office:value-type="float" office:value="17.3333">
            <text:p>17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8-02-06T23:00:00">
            <text:p>Tue Feb  6 23:00:00 2018</text:p>
          </table:table-cell>
          <table:table-cell office:value-type="float" office:value="389.8333">
            <text:p>389.8333</text:p>
          </table:table-cell>
          <table:table-cell office:value-type="float" office:value="22.1667">
            <text:p>22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8-02-07T00:00:00">
            <text:p>Wed Feb  7 00:00:00 2018</text:p>
          </table:table-cell>
          <table:table-cell office:value-type="float" office:value="425.3333">
            <text:p>425.3333</text:p>
          </table:table-cell>
          <table:table-cell office:value-type="float" office:value="15.1667">
            <text:p>15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8-02-07T21:00:00">
            <text:p>Wed Feb  7 21:00:00 2018</text:p>
          </table:table-cell>
          <table:table-cell office:value-type="float" office:value="405.1667">
            <text:p>405.1667</text:p>
          </table:table-cell>
          <table:table-cell office:value-type="float" office:value="72.6667">
            <text:p>72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8-02-07T22:00:00">
            <text:p>Wed Feb  7 22:00:00 2018</text:p>
          </table:table-cell>
          <table:table-cell office:value-type="float" office:value="520.8333">
            <text:p>520.8333</text:p>
          </table:table-cell>
          <table:table-cell office:value-type="float" office:value="67.3333">
            <text:p>67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8-02-19T20:00:00">
            <text:p>Mon Feb 19 20:00:00 2018</text:p>
          </table:table-cell>
          <table:table-cell office:value-type="float" office:value="943.6667">
            <text:p>943.6667</text:p>
          </table:table-cell>
          <table:table-cell office:value-type="float" office:value="105.5">
            <text:p>105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02-19T21:00:00">
            <text:p>Mon Feb 19 21:00:00 2018</text:p>
          </table:table-cell>
          <table:table-cell office:value-type="float" office:value="1000.0">
            <text:p>1000.0</text:p>
          </table:table-cell>
          <table:table-cell office:value-type="float" office:value="109.5">
            <text:p>109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8-02-19T22:00:00">
            <text:p>Mon Feb 19 22:00:00 2018</text:p>
          </table:table-cell>
          <table:table-cell office:value-type="float" office:value="1143.0">
            <text:p>1143.0</text:p>
          </table:table-cell>
          <table:table-cell office:value-type="float" office:value="102.1667">
            <text:p>102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2-19T23:00:00">
            <text:p>Mon Feb 19 23:00:00 2018</text:p>
          </table:table-cell>
          <table:table-cell office:value-type="float" office:value="1132.0">
            <text:p>1132.0</text:p>
          </table:table-cell>
          <table:table-cell office:value-type="float" office:value="89.6667">
            <text:p>89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02-20T00:00:00">
            <text:p>Tue Feb 20 00:00:00 2018</text:p>
          </table:table-cell>
          <table:table-cell office:value-type="float" office:value="873.0">
            <text:p>873.0</text:p>
          </table:table-cell>
          <table:table-cell office:value-type="float" office:value="65.5">
            <text:p>65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8-02-20T21:00:00">
            <text:p>Tue Feb 20 21:00:00 2018</text:p>
          </table:table-cell>
          <table:table-cell office:value-type="float" office:value="694.1667">
            <text:p>694.1667</text:p>
          </table:table-cell>
          <table:table-cell office:value-type="float" office:value="90.0">
            <text:p>90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02-20T22:00:00">
            <text:p>Tue Feb 20 22:00:00 2018</text:p>
          </table:table-cell>
          <table:table-cell office:value-type="float" office:value="641.0">
            <text:p>641.0</text:p>
          </table:table-cell>
          <table:table-cell office:value-type="float" office:value="89.1667">
            <text:p>89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02-20T23:00:00">
            <text:p>Tue Feb 20 23:00:00 2018</text:p>
          </table:table-cell>
          <table:table-cell office:value-type="float" office:value="686.6667">
            <text:p>686.6667</text:p>
          </table:table-cell>
          <table:table-cell office:value-type="float" office:value="82.6667">
            <text:p>82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02-21T00:00:00">
            <text:p>Wed Feb 21 00:00:00 2018</text:p>
          </table:table-cell>
          <table:table-cell office:value-type="float" office:value="530.5">
            <text:p>530.5</text:p>
          </table:table-cell>
          <table:table-cell office:value-type="float" office:value="55.6667">
            <text:p>55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02-21T01:00:00">
            <text:p>Wed Feb 21 01:00:00 2018</text:p>
          </table:table-cell>
          <table:table-cell office:value-type="float" office:value="533.6667">
            <text:p>533.6667</text:p>
          </table:table-cell>
          <table:table-cell office:value-type="float" office:value="30.8333">
            <text:p>30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8-02-21T02:00:00">
            <text:p>Wed Feb 21 02:00:00 2018</text:p>
          </table:table-cell>
          <table:table-cell office:value-type="float" office:value="559.5">
            <text:p>559.5</text:p>
          </table:table-cell>
          <table:table-cell office:value-type="float" office:value="19.8333">
            <text:p>19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8-02-21T04:00:00">
            <text:p>Wed Feb 21 04:00:00 2018</text:p>
          </table:table-cell>
          <table:table-cell office:value-type="float" office:value="505.5">
            <text:p>505.5</text:p>
          </table:table-cell>
          <table:table-cell office:value-type="float" office:value="10.5">
            <text:p>10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02-21T15:00:00">
            <text:p>Wed Feb 21 15:00:00 2018</text:p>
          </table:table-cell>
          <table:table-cell office:value-type="float" office:value="1469.1667">
            <text:p>1469.1667</text:p>
          </table:table-cell>
          <table:table-cell office:value-type="float" office:value="14.0">
            <text:p>14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02-22T02:00:00">
            <text:p>Thu Feb 22 02:00:00 2018</text:p>
          </table:table-cell>
          <table:table-cell office:value-type="float" office:value="580.5">
            <text:p>580.5</text:p>
          </table:table-cell>
          <table:table-cell office:value-type="float" office:value="12.8333">
            <text:p>12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8-02-22T04:00:00">
            <text:p>Thu Feb 22 04:00:00 2018</text:p>
          </table:table-cell>
          <table:table-cell office:value-type="float" office:value="590.0">
            <text:p>590.0</text:p>
          </table:table-cell>
          <table:table-cell office:value-type="float" office:value="14.3333">
            <text:p>14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8-02-22T05:00:00">
            <text:p>Thu Feb 22 05:00:00 2018</text:p>
          </table:table-cell>
          <table:table-cell office:value-type="float" office:value="799.6667">
            <text:p>799.6667</text:p>
          </table:table-cell>
          <table:table-cell office:value-type="float" office:value="13.6667">
            <text:p>13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8-02-22T06:00:00">
            <text:p>Thu Feb 22 06:00:00 2018</text:p>
          </table:table-cell>
          <table:table-cell office:value-type="float" office:value="707.1667">
            <text:p>707.1667</text:p>
          </table:table-cell>
          <table:table-cell office:value-type="float" office:value="15.6667">
            <text:p>15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8-02-22T21:00:00">
            <text:p>Thu Feb 22 21:00:00 2018</text:p>
          </table:table-cell>
          <table:table-cell office:value-type="float" office:value="835.8333">
            <text:p>835.8333</text:p>
          </table:table-cell>
          <table:table-cell office:value-type="float" office:value="96.3333">
            <text:p>96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02-22T22:00:00">
            <text:p>Thu Feb 22 22:00:00 2018</text:p>
          </table:table-cell>
          <table:table-cell office:value-type="float" office:value="856.5">
            <text:p>856.5</text:p>
          </table:table-cell>
          <table:table-cell office:value-type="float" office:value="81.6667">
            <text:p>81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02-22T23:00:00">
            <text:p>Thu Feb 22 23:00:00 2018</text:p>
          </table:table-cell>
          <table:table-cell office:value-type="float" office:value="881.5">
            <text:p>881.5</text:p>
          </table:table-cell>
          <table:table-cell office:value-type="float" office:value="70.3333">
            <text:p>70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02-23T00:00:00">
            <text:p>Fri Feb 23 00:00:00 2018</text:p>
          </table:table-cell>
          <table:table-cell office:value-type="float" office:value="649.5">
            <text:p>649.5</text:p>
          </table:table-cell>
          <table:table-cell office:value-type="float" office:value="25.0">
            <text:p>25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8-02-23T21:00:00">
            <text:p>Fri Feb 23 21:00:00 2018</text:p>
          </table:table-cell>
          <table:table-cell office:value-type="float" office:value="813.3333">
            <text:p>813.3333</text:p>
          </table:table-cell>
          <table:table-cell office:value-type="float" office:value="93.0">
            <text:p>93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02-23T22:00:00">
            <text:p>Fri Feb 23 22:00:00 2018</text:p>
          </table:table-cell>
          <table:table-cell office:value-type="float" office:value="726.5">
            <text:p>726.5</text:p>
          </table:table-cell>
          <table:table-cell office:value-type="float" office:value="88.1667">
            <text:p>88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02-23T23:00:00">
            <text:p>Fri Feb 23 23:00:00 2018</text:p>
          </table:table-cell>
          <table:table-cell office:value-type="float" office:value="642.6667">
            <text:p>642.6667</text:p>
          </table:table-cell>
          <table:table-cell office:value-type="float" office:value="50.8333">
            <text:p>50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02-24T06:00:00">
            <text:p>Sat Feb 24 06:00:00 2018</text:p>
          </table:table-cell>
          <table:table-cell office:value-type="float" office:value="595.1667">
            <text:p>595.1667</text:p>
          </table:table-cell>
          <table:table-cell office:value-type="float" office:value="26.1667">
            <text:p>26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02-24T20:00:00">
            <text:p>Sat Feb 24 20:00:00 2018</text:p>
          </table:table-cell>
          <table:table-cell office:value-type="float" office:value="845.3333">
            <text:p>845.3333</text:p>
          </table:table-cell>
          <table:table-cell office:value-type="float" office:value="88.3333">
            <text:p>88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8-02-24T21:00:00">
            <text:p>Sat Feb 24 21:00:00 2018</text:p>
          </table:table-cell>
          <table:table-cell office:value-type="float" office:value="1021.1667">
            <text:p>1021.1667</text:p>
          </table:table-cell>
          <table:table-cell office:value-type="float" office:value="122.6667">
            <text:p>122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02-24T22:00:00">
            <text:p>Sat Feb 24 22:00:00 2018</text:p>
          </table:table-cell>
          <table:table-cell office:value-type="float" office:value="882.0">
            <text:p>882.0</text:p>
          </table:table-cell>
          <table:table-cell office:value-type="float" office:value="72.3333">
            <text:p>72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8-02-24T23:00:00">
            <text:p>Sat Feb 24 23:00:00 2018</text:p>
          </table:table-cell>
          <table:table-cell office:value-type="float" office:value="633.3333">
            <text:p>633.3333</text:p>
          </table:table-cell>
          <table:table-cell office:value-type="float" office:value="67.0">
            <text:p>67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8-02-25T02:00:00">
            <text:p>Sun Feb 25 02:00:00 2018</text:p>
          </table:table-cell>
          <table:table-cell office:value-type="float" office:value="732.3333">
            <text:p>732.3333</text:p>
          </table:table-cell>
          <table:table-cell office:value-type="float" office:value="27.5">
            <text:p>27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8-02-25T03:00:00">
            <text:p>Sun Feb 25 03:00:00 2018</text:p>
          </table:table-cell>
          <table:table-cell office:value-type="float" office:value="909.8333">
            <text:p>909.8333</text:p>
          </table:table-cell>
          <table:table-cell office:value-type="float" office:value="19.5">
            <text:p>19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8-02-25T04:00:00">
            <text:p>Sun Feb 25 04:00:00 2018</text:p>
          </table:table-cell>
          <table:table-cell office:value-type="float" office:value="873.8333">
            <text:p>873.8333</text:p>
          </table:table-cell>
          <table:table-cell office:value-type="float" office:value="14.0">
            <text:p>14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8-02-25T20:00:00">
            <text:p>Sun Feb 25 20:00:00 2018</text:p>
          </table:table-cell>
          <table:table-cell office:value-type="float" office:value="909.3333">
            <text:p>909.3333</text:p>
          </table:table-cell>
          <table:table-cell office:value-type="float" office:value="69.6667">
            <text:p>69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8-02-25T21:00:00">
            <text:p>Sun Feb 25 21:00:00 2018</text:p>
          </table:table-cell>
          <table:table-cell office:value-type="float" office:value="1457.5">
            <text:p>1457.5</text:p>
          </table:table-cell>
          <table:table-cell office:value-type="float" office:value="102.0">
            <text:p>102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8-02-25T22:00:00">
            <text:p>Sun Feb 25 22:00:00 2018</text:p>
          </table:table-cell>
          <table:table-cell office:value-type="float" office:value="1524.1667">
            <text:p>1524.1667</text:p>
          </table:table-cell>
          <table:table-cell office:value-type="float" office:value="97.1667">
            <text:p>97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02-25T23:00:00">
            <text:p>Sun Feb 25 23:00:00 2018</text:p>
          </table:table-cell>
          <table:table-cell office:value-type="float" office:value="965.1667">
            <text:p>965.1667</text:p>
          </table:table-cell>
          <table:table-cell office:value-type="float" office:value="41.8333">
            <text:p>41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8-02-26T00:00:00">
            <text:p>Mon Feb 26 00:00:00 2018</text:p>
          </table:table-cell>
          <table:table-cell office:value-type="float" office:value="861.6667">
            <text:p>861.6667</text:p>
          </table:table-cell>
          <table:table-cell office:value-type="float" office:value="13.8333">
            <text:p>13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8-03-27T22:00:00">
            <text:p>Tue Mar 27 22:00:00 2018</text:p>
          </table:table-cell>
          <table:table-cell office:value-type="float" office:value="719.1667">
            <text:p>719.1667</text:p>
          </table:table-cell>
          <table:table-cell office:value-type="float" office:value="91.3333">
            <text:p>91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03-27T23:00:00">
            <text:p>Tue Mar 27 23:00:00 2018</text:p>
          </table:table-cell>
          <table:table-cell office:value-type="float" office:value="689.8333">
            <text:p>689.8333</text:p>
          </table:table-cell>
          <table:table-cell office:value-type="float" office:value="83.8333">
            <text:p>8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03-28T00:00:00">
            <text:p>Wed Mar 28 00:00:00 2018</text:p>
          </table:table-cell>
          <table:table-cell office:value-type="float" office:value="824.3333">
            <text:p>824.3333</text:p>
          </table:table-cell>
          <table:table-cell office:value-type="float" office:value="78.6667">
            <text:p>78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03-28T01:00:00">
            <text:p>Wed Mar 28 01:00:00 2018</text:p>
          </table:table-cell>
          <table:table-cell office:value-type="float" office:value="715.5">
            <text:p>715.5</text:p>
          </table:table-cell>
          <table:table-cell office:value-type="float" office:value="81.6667">
            <text:p>81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04-05T23:00:00">
            <text:p>Thu Apr  5 23:00:00 2018</text:p>
          </table:table-cell>
          <table:table-cell office:value-type="float" office:value="1296.3333">
            <text:p>1296.3333</text:p>
          </table:table-cell>
          <table:table-cell office:value-type="float" office:value="108.3333">
            <text:p>108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8-04-06T00:00:00">
            <text:p>Fri Apr  6 00:00:00 2018</text:p>
          </table:table-cell>
          <table:table-cell office:value-type="float" office:value="1020.5">
            <text:p>1020.5</text:p>
          </table:table-cell>
          <table:table-cell office:value-type="float" office:value="43.6667">
            <text:p>43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8-04-08T00:00:00">
            <text:p>Sun Apr  8 00:00:00 2018</text:p>
          </table:table-cell>
          <table:table-cell office:value-type="float" office:value="986.6667">
            <text:p>986.6667</text:p>
          </table:table-cell>
          <table:table-cell office:value-type="float" office:value="10.5">
            <text:p>10.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8-04-17T22:00:00">
            <text:p>Tue Apr 17 22:00:00 2018</text:p>
          </table:table-cell>
          <table:table-cell office:value-type="float" office:value="892.5">
            <text:p>892.5</text:p>
          </table:table-cell>
          <table:table-cell office:value-type="float" office:value="105.8333">
            <text:p>105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04-17T23:00:00">
            <text:p>Tue Apr 17 23:00:00 2018</text:p>
          </table:table-cell>
          <table:table-cell office:value-type="float" office:value="996.0">
            <text:p>996.0</text:p>
          </table:table-cell>
          <table:table-cell office:value-type="float" office:value="107.5">
            <text:p>107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8-04-18T00:00:00">
            <text:p>Wed Apr 18 00:00:00 2018</text:p>
          </table:table-cell>
          <table:table-cell office:value-type="float" office:value="1355.5">
            <text:p>1355.5</text:p>
          </table:table-cell>
          <table:table-cell office:value-type="float" office:value="112.1667">
            <text:p>112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04-19T00:00:00">
            <text:p>Thu Apr 19 00:00:00 2018</text:p>
          </table:table-cell>
          <table:table-cell office:value-type="float" office:value="1239.6667">
            <text:p>1239.6667</text:p>
          </table:table-cell>
          <table:table-cell office:value-type="float" office:value="5.3333">
            <text:p>5.3333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8-05-09T03:00:00">
            <text:p>Wed May  9 03:00:00 2018</text:p>
          </table:table-cell>
          <table:table-cell office:value-type="float" office:value="987.6667">
            <text:p>987.6667</text:p>
          </table:table-cell>
          <table:table-cell office:value-type="float" office:value="9.6667">
            <text:p>9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8-05-15T23:00:00">
            <text:p>Tue May 15 23:00:00 2018</text:p>
          </table:table-cell>
          <table:table-cell office:value-type="float" office:value="807.3333">
            <text:p>807.3333</text:p>
          </table:table-cell>
          <table:table-cell office:value-type="float" office:value="62.8333">
            <text:p>62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8-06-16T00:00:00">
            <text:p>Sat Jun 16 00:00:00 2018</text:p>
          </table:table-cell>
          <table:table-cell office:value-type="float" office:value="1122.0">
            <text:p>1122.0</text:p>
          </table:table-cell>
          <table:table-cell office:value-type="float" office:value="107.6667">
            <text:p>107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07-25T22:00:00">
            <text:p>Wed Jul 25 22:00:00 2018</text:p>
          </table:table-cell>
          <table:table-cell office:value-type="float" office:value="1616.8333">
            <text:p>1616.8333</text:p>
          </table:table-cell>
          <table:table-cell office:value-type="float" office:value="21.8333">
            <text:p>21.8333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18-07-25T23:00:00">
            <text:p>Wed Jul 25 23:00:00 2018</text:p>
          </table:table-cell>
          <table:table-cell office:value-type="float" office:value="1586.1667">
            <text:p>1586.1667</text:p>
          </table:table-cell>
          <table:table-cell office:value-type="float" office:value="15.5">
            <text:p>15.5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18-07-26T00:00:00">
            <text:p>Thu Jul 26 00:00:00 2018</text:p>
          </table:table-cell>
          <table:table-cell office:value-type="float" office:value="1419.1667">
            <text:p>1419.1667</text:p>
          </table:table-cell>
          <table:table-cell office:value-type="float" office:value="11.6667">
            <text:p>11.6667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8-07-31T23:00:00">
            <text:p>Tue Jul 31 23:00:00 2018</text:p>
          </table:table-cell>
          <table:table-cell office:value-type="float" office:value="882.3333">
            <text:p>882.3333</text:p>
          </table:table-cell>
          <table:table-cell office:value-type="float" office:value="50.1667">
            <text:p>50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8-08-01T00:00:00">
            <text:p>Wed Aug  1 00:00:00 2018</text:p>
          </table:table-cell>
          <table:table-cell office:value-type="float" office:value="1043.5">
            <text:p>1043.5</text:p>
          </table:table-cell>
          <table:table-cell office:value-type="float" office:value="37.8333">
            <text:p>37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8-08-05T18:00:00">
            <text:p>Sun Aug  5 18:00:00 2018</text:p>
          </table:table-cell>
          <table:table-cell office:value-type="float" office:value="1511.5">
            <text:p>1511.5</text:p>
          </table:table-cell>
          <table:table-cell office:value-type="float" office:value="4.3333">
            <text:p>4.3333</text:p>
          </table:table-cell>
          <table:table-cell office:value-type="float" office:value="114.0">
            <text:p>114.0</text:p>
          </table:table-cell>
        </table:table-row>
        <table:table-row>
          <table:table-cell table:style-name="pd1" office:value-type="date" office:date-value="2018-08-06T05:00:00">
            <text:p>Mon Aug  6 05:00:00 2018</text:p>
          </table:table-cell>
          <table:table-cell office:value-type="float" office:value="1115.0">
            <text:p>1115.0</text:p>
          </table:table-cell>
          <table:table-cell office:value-type="float" office:value="7.3333">
            <text:p>7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8-09-18T22:00:00">
            <text:p>Tue Sep 18 22:00:00 2018</text:p>
          </table:table-cell>
          <table:table-cell office:value-type="float" office:value="692.0">
            <text:p>692.0</text:p>
          </table:table-cell>
          <table:table-cell office:value-type="float" office:value="67.0">
            <text:p>67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8-09-18T23:00:00">
            <text:p>Tue Sep 18 23:00:00 2018</text:p>
          </table:table-cell>
          <table:table-cell office:value-type="float" office:value="728.3333">
            <text:p>728.3333</text:p>
          </table:table-cell>
          <table:table-cell office:value-type="float" office:value="34.1667">
            <text:p>34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8-09-19T00:00:00">
            <text:p>Wed Sep 19 00:00:00 2018</text:p>
          </table:table-cell>
          <table:table-cell office:value-type="float" office:value="838.3333">
            <text:p>838.3333</text:p>
          </table:table-cell>
          <table:table-cell office:value-type="float" office:value="37.6667">
            <text:p>37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8-09-21T22:00:00">
            <text:p>Fri Sep 21 22:00:00 2018</text:p>
          </table:table-cell>
          <table:table-cell office:value-type="float" office:value="744.1667">
            <text:p>744.1667</text:p>
          </table:table-cell>
          <table:table-cell office:value-type="float" office:value="121.0">
            <text:p>121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09-21T23:00:00">
            <text:p>Fri Sep 21 23:00:00 2018</text:p>
          </table:table-cell>
          <table:table-cell office:value-type="float" office:value="783.1667">
            <text:p>783.1667</text:p>
          </table:table-cell>
          <table:table-cell office:value-type="float" office:value="110.6667">
            <text:p>110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9-24T21:00:00">
            <text:p>Mon Sep 24 21:00:00 2018</text:p>
          </table:table-cell>
          <table:table-cell office:value-type="float" office:value="1048.1667">
            <text:p>1048.1667</text:p>
          </table:table-cell>
          <table:table-cell office:value-type="float" office:value="114.8333">
            <text:p>114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9-24T22:00:00">
            <text:p>Mon Sep 24 22:00:00 2018</text:p>
          </table:table-cell>
          <table:table-cell office:value-type="float" office:value="1293.8333">
            <text:p>1293.8333</text:p>
          </table:table-cell>
          <table:table-cell office:value-type="float" office:value="104.1667">
            <text:p>104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9-24T23:00:00">
            <text:p>Mon Sep 24 23:00:00 2018</text:p>
          </table:table-cell>
          <table:table-cell office:value-type="float" office:value="1072.3333">
            <text:p>1072.3333</text:p>
          </table:table-cell>
          <table:table-cell office:value-type="float" office:value="59.3333">
            <text:p>59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0-01T22:00:00">
            <text:p>Mon Oct  1 22:00:00 2018</text:p>
          </table:table-cell>
          <table:table-cell office:value-type="float" office:value="769.3333">
            <text:p>769.3333</text:p>
          </table:table-cell>
          <table:table-cell office:value-type="float" office:value="79.8333">
            <text:p>79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8-10-02T21:00:00">
            <text:p>Tue Oct  2 21:00:00 2018</text:p>
          </table:table-cell>
          <table:table-cell office:value-type="float" office:value="942.8333">
            <text:p>942.8333</text:p>
          </table:table-cell>
          <table:table-cell office:value-type="float" office:value="122.5">
            <text:p>122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0-02T22:00:00">
            <text:p>Tue Oct  2 22:00:00 2018</text:p>
          </table:table-cell>
          <table:table-cell office:value-type="float" office:value="1156.8333">
            <text:p>1156.8333</text:p>
          </table:table-cell>
          <table:table-cell office:value-type="float" office:value="98.5">
            <text:p>98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0-02T23:00:00">
            <text:p>Tue Oct  2 23:00:00 2018</text:p>
          </table:table-cell>
          <table:table-cell office:value-type="float" office:value="877.0">
            <text:p>877.0</text:p>
          </table:table-cell>
          <table:table-cell office:value-type="float" office:value="76.6667">
            <text:p>76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0-03T00:00:00">
            <text:p>Wed Oct  3 00:00:00 2018</text:p>
          </table:table-cell>
          <table:table-cell office:value-type="float" office:value="635.5">
            <text:p>635.5</text:p>
          </table:table-cell>
          <table:table-cell office:value-type="float" office:value="47.5">
            <text:p>47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8-10-03T21:00:00">
            <text:p>Wed Oct  3 21:00:00 2018</text:p>
          </table:table-cell>
          <table:table-cell office:value-type="float" office:value="1046.5">
            <text:p>1046.5</text:p>
          </table:table-cell>
          <table:table-cell office:value-type="float" office:value="114.3333">
            <text:p>114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0-03T22:00:00">
            <text:p>Wed Oct  3 22:00:00 2018</text:p>
          </table:table-cell>
          <table:table-cell office:value-type="float" office:value="1021.3333">
            <text:p>1021.3333</text:p>
          </table:table-cell>
          <table:table-cell office:value-type="float" office:value="101.8333">
            <text:p>101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0-03T23:00:00">
            <text:p>Wed Oct  3 23:00:00 2018</text:p>
          </table:table-cell>
          <table:table-cell office:value-type="float" office:value="1062.0">
            <text:p>1062.0</text:p>
          </table:table-cell>
          <table:table-cell office:value-type="float" office:value="67.6667">
            <text:p>67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8-10-04T00:00:00">
            <text:p>Thu Oct  4 00:00:00 2018</text:p>
          </table:table-cell>
          <table:table-cell office:value-type="float" office:value="721.1667">
            <text:p>721.1667</text:p>
          </table:table-cell>
          <table:table-cell office:value-type="float" office:value="40.5">
            <text:p>40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8-10-04T20:00:00">
            <text:p>Thu Oct  4 20:00:00 2018</text:p>
          </table:table-cell>
          <table:table-cell office:value-type="float" office:value="866.1667">
            <text:p>866.1667</text:p>
          </table:table-cell>
          <table:table-cell office:value-type="float" office:value="57.3333">
            <text:p>57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8-10-04T21:00:00">
            <text:p>Thu Oct  4 21:00:00 2018</text:p>
          </table:table-cell>
          <table:table-cell office:value-type="float" office:value="1122.5">
            <text:p>1122.5</text:p>
          </table:table-cell>
          <table:table-cell office:value-type="float" office:value="114.3333">
            <text:p>114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0-04T22:00:00">
            <text:p>Thu Oct  4 22:00:00 2018</text:p>
          </table:table-cell>
          <table:table-cell office:value-type="float" office:value="1009.6667">
            <text:p>1009.6667</text:p>
          </table:table-cell>
          <table:table-cell office:value-type="float" office:value="86.5">
            <text:p>86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10-04T23:00:00">
            <text:p>Thu Oct  4 23:00:00 2018</text:p>
          </table:table-cell>
          <table:table-cell office:value-type="float" office:value="797.5">
            <text:p>797.5</text:p>
          </table:table-cell>
          <table:table-cell office:value-type="float" office:value="46.3333">
            <text:p>46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8-10-05T00:00:00">
            <text:p>Fri Oct  5 00:00:00 2018</text:p>
          </table:table-cell>
          <table:table-cell office:value-type="float" office:value="786.8333">
            <text:p>786.8333</text:p>
          </table:table-cell>
          <table:table-cell office:value-type="float" office:value="34.8333">
            <text:p>34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8-10-08T21:00:00">
            <text:p>Mon Oct  8 21:00:00 2018</text:p>
          </table:table-cell>
          <table:table-cell office:value-type="float" office:value="1189.8333">
            <text:p>1189.8333</text:p>
          </table:table-cell>
          <table:table-cell office:value-type="float" office:value="42.0">
            <text:p>42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0-08T22:00:00">
            <text:p>Mon Oct  8 22:00:00 2018</text:p>
          </table:table-cell>
          <table:table-cell office:value-type="float" office:value="827.5">
            <text:p>827.5</text:p>
          </table:table-cell>
          <table:table-cell office:value-type="float" office:value="57.1667">
            <text:p>57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10-08T23:00:00">
            <text:p>Mon Oct  8 23:00:00 2018</text:p>
          </table:table-cell>
          <table:table-cell office:value-type="float" office:value="730.1667">
            <text:p>730.1667</text:p>
          </table:table-cell>
          <table:table-cell office:value-type="float" office:value="53.8333">
            <text:p>53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8-10-09T00:00:00">
            <text:p>Tue Oct  9 00:00:00 2018</text:p>
          </table:table-cell>
          <table:table-cell office:value-type="float" office:value="712.8333">
            <text:p>712.8333</text:p>
          </table:table-cell>
          <table:table-cell office:value-type="float" office:value="32.8333">
            <text:p>32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8-10-10T22:00:00">
            <text:p>Wed Oct 10 22:00:00 2018</text:p>
          </table:table-cell>
          <table:table-cell office:value-type="float" office:value="845.0">
            <text:p>845.0</text:p>
          </table:table-cell>
          <table:table-cell office:value-type="float" office:value="87.5">
            <text:p>87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0-10T23:00:00">
            <text:p>Wed Oct 10 23:00:00 2018</text:p>
          </table:table-cell>
          <table:table-cell office:value-type="float" office:value="748.5">
            <text:p>748.5</text:p>
          </table:table-cell>
          <table:table-cell office:value-type="float" office:value="69.6667">
            <text:p>69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0-12T00:00:00">
            <text:p>Fri Oct 12 00:00:00 2018</text:p>
          </table:table-cell>
          <table:table-cell office:value-type="float" office:value="454.8333">
            <text:p>454.8333</text:p>
          </table:table-cell>
          <table:table-cell office:value-type="float" office:value="35.1667">
            <text:p>35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8-10-12T21:00:00">
            <text:p>Fri Oct 12 21:00:00 2018</text:p>
          </table:table-cell>
          <table:table-cell office:value-type="float" office:value="680.3333">
            <text:p>680.3333</text:p>
          </table:table-cell>
          <table:table-cell office:value-type="float" office:value="82.0">
            <text:p>82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0-12T22:00:00">
            <text:p>Fri Oct 12 22:00:00 2018</text:p>
          </table:table-cell>
          <table:table-cell office:value-type="float" office:value="886.3333">
            <text:p>886.3333</text:p>
          </table:table-cell>
          <table:table-cell office:value-type="float" office:value="79.5">
            <text:p>79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0-12T23:00:00">
            <text:p>Fri Oct 12 23:00:00 2018</text:p>
          </table:table-cell>
          <table:table-cell office:value-type="float" office:value="930.6667">
            <text:p>930.6667</text:p>
          </table:table-cell>
          <table:table-cell office:value-type="float" office:value="65.1667">
            <text:p>65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0-13T00:00:00">
            <text:p>Sat Oct 13 00:00:00 2018</text:p>
          </table:table-cell>
          <table:table-cell office:value-type="float" office:value="704.6667">
            <text:p>704.6667</text:p>
          </table:table-cell>
          <table:table-cell office:value-type="float" office:value="50.1667">
            <text:p>50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10-13T20:00:00">
            <text:p>Sat Oct 13 20:00:00 2018</text:p>
          </table:table-cell>
          <table:table-cell office:value-type="float" office:value="588.3333">
            <text:p>588.3333</text:p>
          </table:table-cell>
          <table:table-cell office:value-type="float" office:value="77.0">
            <text:p>77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8-10-13T21:00:00">
            <text:p>Sat Oct 13 21:00:00 2018</text:p>
          </table:table-cell>
          <table:table-cell office:value-type="float" office:value="744.5">
            <text:p>744.5</text:p>
          </table:table-cell>
          <table:table-cell office:value-type="float" office:value="85.0">
            <text:p>85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8-10-13T22:00:00">
            <text:p>Sat Oct 13 22:00:00 2018</text:p>
          </table:table-cell>
          <table:table-cell office:value-type="float" office:value="567.8333">
            <text:p>567.8333</text:p>
          </table:table-cell>
          <table:table-cell office:value-type="float" office:value="58.0">
            <text:p>58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8-10-16T22:00:00">
            <text:p>Tue Oct 16 22:00:00 2018</text:p>
          </table:table-cell>
          <table:table-cell office:value-type="float" office:value="564.8333">
            <text:p>564.8333</text:p>
          </table:table-cell>
          <table:table-cell office:value-type="float" office:value="81.6667">
            <text:p>81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0-17T21:00:00">
            <text:p>Wed Oct 17 21:00:00 2018</text:p>
          </table:table-cell>
          <table:table-cell office:value-type="float" office:value="855.0">
            <text:p>855.0</text:p>
          </table:table-cell>
          <table:table-cell office:value-type="float" office:value="111.3333">
            <text:p>111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0-17T22:00:00">
            <text:p>Wed Oct 17 22:00:00 2018</text:p>
          </table:table-cell>
          <table:table-cell office:value-type="float" office:value="633.1667">
            <text:p>633.1667</text:p>
          </table:table-cell>
          <table:table-cell office:value-type="float" office:value="71.8333">
            <text:p>71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8-10-19T21:00:00">
            <text:p>Fri Oct 19 21:00:00 2018</text:p>
          </table:table-cell>
          <table:table-cell office:value-type="float" office:value="627.0">
            <text:p>627.0</text:p>
          </table:table-cell>
          <table:table-cell office:value-type="float" office:value="79.1667">
            <text:p>79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0-19T22:00:00">
            <text:p>Fri Oct 19 22:00:00 2018</text:p>
          </table:table-cell>
          <table:table-cell office:value-type="float" office:value="966.0">
            <text:p>966.0</text:p>
          </table:table-cell>
          <table:table-cell office:value-type="float" office:value="94.3333">
            <text:p>94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0-19T23:00:00">
            <text:p>Fri Oct 19 23:00:00 2018</text:p>
          </table:table-cell>
          <table:table-cell office:value-type="float" office:value="785.1667">
            <text:p>785.1667</text:p>
          </table:table-cell>
          <table:table-cell office:value-type="float" office:value="77.1667">
            <text:p>77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0-20T00:00:00">
            <text:p>Sat Oct 20 00:00:00 2018</text:p>
          </table:table-cell>
          <table:table-cell office:value-type="float" office:value="682.3333">
            <text:p>682.3333</text:p>
          </table:table-cell>
          <table:table-cell office:value-type="float" office:value="61.0">
            <text:p>61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0-20T01:00:00">
            <text:p>Sat Oct 20 01:00:00 2018</text:p>
          </table:table-cell>
          <table:table-cell office:value-type="float" office:value="603.3333">
            <text:p>603.3333</text:p>
          </table:table-cell>
          <table:table-cell office:value-type="float" office:value="33.1667">
            <text:p>33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0-22T20:00:00">
            <text:p>Mon Oct 22 20:00:00 2018</text:p>
          </table:table-cell>
          <table:table-cell office:value-type="float" office:value="911.0">
            <text:p>911.0</text:p>
          </table:table-cell>
          <table:table-cell office:value-type="float" office:value="90.1667">
            <text:p>90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10-22T21:00:00">
            <text:p>Mon Oct 22 21:00:00 2018</text:p>
          </table:table-cell>
          <table:table-cell office:value-type="float" office:value="984.0">
            <text:p>984.0</text:p>
          </table:table-cell>
          <table:table-cell office:value-type="float" office:value="101.1667">
            <text:p>101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0-22T22:00:00">
            <text:p>Mon Oct 22 22:00:00 2018</text:p>
          </table:table-cell>
          <table:table-cell office:value-type="float" office:value="828.6667">
            <text:p>828.6667</text:p>
          </table:table-cell>
          <table:table-cell office:value-type="float" office:value="90.1667">
            <text:p>90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0-22T23:00:00">
            <text:p>Mon Oct 22 23:00:00 2018</text:p>
          </table:table-cell>
          <table:table-cell office:value-type="float" office:value="446.3333">
            <text:p>446.3333</text:p>
          </table:table-cell>
          <table:table-cell office:value-type="float" office:value="61.3333">
            <text:p>61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8-10-23T14:00:00">
            <text:p>Tue Oct 23 14:00:00 2018</text:p>
          </table:table-cell>
          <table:table-cell office:value-type="float" office:value="730.6667">
            <text:p>730.6667</text:p>
          </table:table-cell>
          <table:table-cell office:value-type="float" office:value="10.8333">
            <text:p>10.8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8-10-23T15:00:00">
            <text:p>Tue Oct 23 15:00:00 2018</text:p>
          </table:table-cell>
          <table:table-cell office:value-type="float" office:value="789.1667">
            <text:p>789.1667</text:p>
          </table:table-cell>
          <table:table-cell office:value-type="float" office:value="12.0">
            <text:p>12.0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8-10-23T16:00:00">
            <text:p>Tue Oct 23 16:00:00 2018</text:p>
          </table:table-cell>
          <table:table-cell office:value-type="float" office:value="737.6667">
            <text:p>737.6667</text:p>
          </table:table-cell>
          <table:table-cell office:value-type="float" office:value="10.8333">
            <text:p>10.8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8-10-24T20:00:00">
            <text:p>Wed Oct 24 20:00:00 2018</text:p>
          </table:table-cell>
          <table:table-cell office:value-type="float" office:value="799.5">
            <text:p>799.5</text:p>
          </table:table-cell>
          <table:table-cell office:value-type="float" office:value="89.3333">
            <text:p>89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0-24T21:00:00">
            <text:p>Wed Oct 24 21:00:00 2018</text:p>
          </table:table-cell>
          <table:table-cell office:value-type="float" office:value="908.6667">
            <text:p>908.6667</text:p>
          </table:table-cell>
          <table:table-cell office:value-type="float" office:value="105.0">
            <text:p>105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0-24T22:00:00">
            <text:p>Wed Oct 24 22:00:00 2018</text:p>
          </table:table-cell>
          <table:table-cell office:value-type="float" office:value="1143.3333">
            <text:p>1143.3333</text:p>
          </table:table-cell>
          <table:table-cell office:value-type="float" office:value="107.1667">
            <text:p>107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8-10-24T23:00:00">
            <text:p>Wed Oct 24 23:00:00 2018</text:p>
          </table:table-cell>
          <table:table-cell office:value-type="float" office:value="600.5">
            <text:p>600.5</text:p>
          </table:table-cell>
          <table:table-cell office:value-type="float" office:value="74.8333">
            <text:p>74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0-25T00:00:00">
            <text:p>Thu Oct 25 00:00:00 2018</text:p>
          </table:table-cell>
          <table:table-cell office:value-type="float" office:value="630.8333">
            <text:p>630.8333</text:p>
          </table:table-cell>
          <table:table-cell office:value-type="float" office:value="59.6667">
            <text:p>59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10-25T20:00:00">
            <text:p>Thu Oct 25 20:00:00 2018</text:p>
          </table:table-cell>
          <table:table-cell office:value-type="float" office:value="794.5">
            <text:p>794.5</text:p>
          </table:table-cell>
          <table:table-cell office:value-type="float" office:value="108.1667">
            <text:p>108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0-25T21:00:00">
            <text:p>Thu Oct 25 21:00:00 2018</text:p>
          </table:table-cell>
          <table:table-cell office:value-type="float" office:value="829.8333">
            <text:p>829.8333</text:p>
          </table:table-cell>
          <table:table-cell office:value-type="float" office:value="113.0">
            <text:p>113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0-25T22:00:00">
            <text:p>Thu Oct 25 22:00:00 2018</text:p>
          </table:table-cell>
          <table:table-cell office:value-type="float" office:value="894.6667">
            <text:p>894.6667</text:p>
          </table:table-cell>
          <table:table-cell office:value-type="float" office:value="96.0">
            <text:p>96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0-25T23:00:00">
            <text:p>Thu Oct 25 23:00:00 2018</text:p>
          </table:table-cell>
          <table:table-cell office:value-type="float" office:value="799.6667">
            <text:p>799.6667</text:p>
          </table:table-cell>
          <table:table-cell office:value-type="float" office:value="78.0">
            <text:p>78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0-26T00:00:00">
            <text:p>Fri Oct 26 00:00:00 2018</text:p>
          </table:table-cell>
          <table:table-cell office:value-type="float" office:value="412.0">
            <text:p>412.0</text:p>
          </table:table-cell>
          <table:table-cell office:value-type="float" office:value="46.6667">
            <text:p>46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8-11-01T20:00:00">
            <text:p>Thu Nov  1 20:00:00 2018</text:p>
          </table:table-cell>
          <table:table-cell office:value-type="float" office:value="964.6667">
            <text:p>964.6667</text:p>
          </table:table-cell>
          <table:table-cell office:value-type="float" office:value="82.6667">
            <text:p>82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1-01T21:00:00">
            <text:p>Thu Nov  1 21:00:00 2018</text:p>
          </table:table-cell>
          <table:table-cell office:value-type="float" office:value="1135.6667">
            <text:p>1135.6667</text:p>
          </table:table-cell>
          <table:table-cell office:value-type="float" office:value="84.1667">
            <text:p>84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01T22:00:00">
            <text:p>Thu Nov  1 22:00:00 2018</text:p>
          </table:table-cell>
          <table:table-cell office:value-type="float" office:value="1103.5">
            <text:p>1103.5</text:p>
          </table:table-cell>
          <table:table-cell office:value-type="float" office:value="77.1667">
            <text:p>77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1-01T23:00:00">
            <text:p>Thu Nov  1 23:00:00 2018</text:p>
          </table:table-cell>
          <table:table-cell office:value-type="float" office:value="809.3333">
            <text:p>809.3333</text:p>
          </table:table-cell>
          <table:table-cell office:value-type="float" office:value="48.5">
            <text:p>48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8-11-02T01:00:00">
            <text:p>Fri Nov  2 01:00:00 2018</text:p>
          </table:table-cell>
          <table:table-cell office:value-type="float" office:value="447.6667">
            <text:p>447.6667</text:p>
          </table:table-cell>
          <table:table-cell office:value-type="float" office:value="25.6667">
            <text:p>25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8-11-02T02:00:00">
            <text:p>Fri Nov  2 02:00:00 2018</text:p>
          </table:table-cell>
          <table:table-cell office:value-type="float" office:value="448.0">
            <text:p>448.0</text:p>
          </table:table-cell>
          <table:table-cell office:value-type="float" office:value="24.8333">
            <text:p>24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8-11-02T17:00:00">
            <text:p>Fri Nov  2 17:00:00 2018</text:p>
          </table:table-cell>
          <table:table-cell office:value-type="float" office:value="466.3333">
            <text:p>466.3333</text:p>
          </table:table-cell>
          <table:table-cell office:value-type="float" office:value="15.5">
            <text:p>15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8-11-02T18:00:00">
            <text:p>Fri Nov  2 18:00:00 2018</text:p>
          </table:table-cell>
          <table:table-cell office:value-type="float" office:value="399.0">
            <text:p>399.0</text:p>
          </table:table-cell>
          <table:table-cell office:value-type="float" office:value="16.3333">
            <text:p>16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8-11-02T19:00:00">
            <text:p>Fri Nov  2 19:00:00 2018</text:p>
          </table:table-cell>
          <table:table-cell office:value-type="float" office:value="446.0">
            <text:p>446.0</text:p>
          </table:table-cell>
          <table:table-cell office:value-type="float" office:value="23.1667">
            <text:p>23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8-11-02T20:00:00">
            <text:p>Fri Nov  2 20:00:00 2018</text:p>
          </table:table-cell>
          <table:table-cell office:value-type="float" office:value="476.8333">
            <text:p>476.8333</text:p>
          </table:table-cell>
          <table:table-cell office:value-type="float" office:value="48.5">
            <text:p>48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11-02T21:00:00">
            <text:p>Fri Nov  2 21:00:00 2018</text:p>
          </table:table-cell>
          <table:table-cell office:value-type="float" office:value="566.1667">
            <text:p>566.1667</text:p>
          </table:table-cell>
          <table:table-cell office:value-type="float" office:value="57.0">
            <text:p>57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1-02T22:00:00">
            <text:p>Fri Nov  2 22:00:00 2018</text:p>
          </table:table-cell>
          <table:table-cell office:value-type="float" office:value="374.8333">
            <text:p>374.8333</text:p>
          </table:table-cell>
          <table:table-cell office:value-type="float" office:value="37.3333">
            <text:p>37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8-11-02T23:00:00">
            <text:p>Fri Nov  2 23:00:00 2018</text:p>
          </table:table-cell>
          <table:table-cell office:value-type="float" office:value="496.1667">
            <text:p>496.1667</text:p>
          </table:table-cell>
          <table:table-cell office:value-type="float" office:value="40.0">
            <text:p>40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1-03T00:00:00">
            <text:p>Sat Nov  3 00:00:00 2018</text:p>
          </table:table-cell>
          <table:table-cell office:value-type="float" office:value="670.6667">
            <text:p>670.6667</text:p>
          </table:table-cell>
          <table:table-cell office:value-type="float" office:value="39.0">
            <text:p>39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1-03T01:00:00">
            <text:p>Sat Nov  3 01:00:00 2018</text:p>
          </table:table-cell>
          <table:table-cell office:value-type="float" office:value="345.8333">
            <text:p>345.8333</text:p>
          </table:table-cell>
          <table:table-cell office:value-type="float" office:value="24.0">
            <text:p>24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8-11-03T02:00:00">
            <text:p>Sat Nov  3 02:00:00 2018</text:p>
          </table:table-cell>
          <table:table-cell office:value-type="float" office:value="379.5">
            <text:p>379.5</text:p>
          </table:table-cell>
          <table:table-cell office:value-type="float" office:value="28.6667">
            <text:p>28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1-03T03:00:00">
            <text:p>Sat Nov  3 03:00:00 2018</text:p>
          </table:table-cell>
          <table:table-cell office:value-type="float" office:value="540.1667">
            <text:p>540.1667</text:p>
          </table:table-cell>
          <table:table-cell office:value-type="float" office:value="27.5">
            <text:p>27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1-03T04:00:00">
            <text:p>Sat Nov  3 04:00:00 2018</text:p>
          </table:table-cell>
          <table:table-cell office:value-type="float" office:value="343.6667">
            <text:p>343.6667</text:p>
          </table:table-cell>
          <table:table-cell office:value-type="float" office:value="25.8333">
            <text:p>25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03T16:00:00">
            <text:p>Sat Nov  3 16:00:00 2018</text:p>
          </table:table-cell>
          <table:table-cell office:value-type="float" office:value="625.5">
            <text:p>625.5</text:p>
          </table:table-cell>
          <table:table-cell office:value-type="float" office:value="5.3333">
            <text:p>5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8-11-03T20:00:00">
            <text:p>Sat Nov  3 20:00:00 2018</text:p>
          </table:table-cell>
          <table:table-cell office:value-type="float" office:value="649.5">
            <text:p>649.5</text:p>
          </table:table-cell>
          <table:table-cell office:value-type="float" office:value="74.8333">
            <text:p>74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11-03T21:00:00">
            <text:p>Sat Nov  3 21:00:00 2018</text:p>
          </table:table-cell>
          <table:table-cell office:value-type="float" office:value="553.1667">
            <text:p>553.1667</text:p>
          </table:table-cell>
          <table:table-cell office:value-type="float" office:value="72.5">
            <text:p>72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8-11-03T22:00:00">
            <text:p>Sat Nov  3 22:00:00 2018</text:p>
          </table:table-cell>
          <table:table-cell office:value-type="float" office:value="676.5">
            <text:p>676.5</text:p>
          </table:table-cell>
          <table:table-cell office:value-type="float" office:value="70.5">
            <text:p>70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1-03T23:00:00">
            <text:p>Sat Nov  3 23:00:00 2018</text:p>
          </table:table-cell>
          <table:table-cell office:value-type="float" office:value="1121.1667">
            <text:p>1121.1667</text:p>
          </table:table-cell>
          <table:table-cell office:value-type="float" office:value="68.6667">
            <text:p>68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1-04T00:00:00">
            <text:p>Sun Nov  4 00:00:00 2018</text:p>
          </table:table-cell>
          <table:table-cell office:value-type="float" office:value="905.6667">
            <text:p>905.6667</text:p>
          </table:table-cell>
          <table:table-cell office:value-type="float" office:value="64.8333">
            <text:p>64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1-04T01:00:00">
            <text:p>Sun Nov  4 01:00:00 2018</text:p>
          </table:table-cell>
          <table:table-cell office:value-type="float" office:value="698.0">
            <text:p>698.0</text:p>
          </table:table-cell>
          <table:table-cell office:value-type="float" office:value="66.3333">
            <text:p>66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1-04T02:00:00">
            <text:p>Sun Nov  4 02:00:00 2018</text:p>
          </table:table-cell>
          <table:table-cell office:value-type="float" office:value="504.0">
            <text:p>504.0</text:p>
          </table:table-cell>
          <table:table-cell office:value-type="float" office:value="51.6667">
            <text:p>51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8-11-04T04:00:00">
            <text:p>Sun Nov  4 04:00:00 2018</text:p>
          </table:table-cell>
          <table:table-cell office:value-type="float" office:value="391.1667">
            <text:p>391.1667</text:p>
          </table:table-cell>
          <table:table-cell office:value-type="float" office:value="45.5">
            <text:p>45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8-11-04T05:00:00">
            <text:p>Sun Nov  4 05:00:00 2018</text:p>
          </table:table-cell>
          <table:table-cell office:value-type="float" office:value="340.8333">
            <text:p>340.8333</text:p>
          </table:table-cell>
          <table:table-cell office:value-type="float" office:value="47.1667">
            <text:p>47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1-05T02:00:00">
            <text:p>Mon Nov  5 02:00:00 2018</text:p>
          </table:table-cell>
          <table:table-cell office:value-type="float" office:value="517.3333">
            <text:p>517.3333</text:p>
          </table:table-cell>
          <table:table-cell office:value-type="float" office:value="10.5">
            <text:p>10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8-11-07T21:00:00">
            <text:p>Wed Nov  7 21:00:00 2018</text:p>
          </table:table-cell>
          <table:table-cell office:value-type="float" office:value="382.5">
            <text:p>382.5</text:p>
          </table:table-cell>
          <table:table-cell office:value-type="float" office:value="39.1667">
            <text:p>39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8-11-07T22:00:00">
            <text:p>Wed Nov  7 22:00:00 2018</text:p>
          </table:table-cell>
          <table:table-cell office:value-type="float" office:value="414.1667">
            <text:p>414.1667</text:p>
          </table:table-cell>
          <table:table-cell office:value-type="float" office:value="25.6667">
            <text:p>25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1-07T23:00:00">
            <text:p>Wed Nov  7 23:00:00 2018</text:p>
          </table:table-cell>
          <table:table-cell office:value-type="float" office:value="470.6667">
            <text:p>470.6667</text:p>
          </table:table-cell>
          <table:table-cell office:value-type="float" office:value="21.3333">
            <text:p>21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8-11-08T08:00:00">
            <text:p>Thu Nov  8 08:00:00 2018</text:p>
          </table:table-cell>
          <table:table-cell office:value-type="float" office:value="493.3333">
            <text:p>493.3333</text:p>
          </table:table-cell>
          <table:table-cell office:value-type="float" office:value="18.6667">
            <text:p>18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11-10T21:00:00">
            <text:p>Sat Nov 10 21:00:00 2018</text:p>
          </table:table-cell>
          <table:table-cell office:value-type="float" office:value="562.8333">
            <text:p>562.8333</text:p>
          </table:table-cell>
          <table:table-cell office:value-type="float" office:value="54.0">
            <text:p>54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1-10T22:00:00">
            <text:p>Sat Nov 10 22:00:00 2018</text:p>
          </table:table-cell>
          <table:table-cell office:value-type="float" office:value="553.0">
            <text:p>553.0</text:p>
          </table:table-cell>
          <table:table-cell office:value-type="float" office:value="69.5">
            <text:p>69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1-11T01:00:00">
            <text:p>Sun Nov 11 01:00:00 2018</text:p>
          </table:table-cell>
          <table:table-cell office:value-type="float" office:value="514.1667">
            <text:p>514.1667</text:p>
          </table:table-cell>
          <table:table-cell office:value-type="float" office:value="46.6667">
            <text:p>46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1-11T02:00:00">
            <text:p>Sun Nov 11 02:00:00 2018</text:p>
          </table:table-cell>
          <table:table-cell office:value-type="float" office:value="475.1667">
            <text:p>475.1667</text:p>
          </table:table-cell>
          <table:table-cell office:value-type="float" office:value="45.5">
            <text:p>45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1-11T20:00:00">
            <text:p>Sun Nov 11 20:00:00 2018</text:p>
          </table:table-cell>
          <table:table-cell office:value-type="float" office:value="678.0">
            <text:p>678.0</text:p>
          </table:table-cell>
          <table:table-cell office:value-type="float" office:value="77.8333">
            <text:p>77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1-11T21:00:00">
            <text:p>Sun Nov 11 21:00:00 2018</text:p>
          </table:table-cell>
          <table:table-cell office:value-type="float" office:value="496.3333">
            <text:p>496.3333</text:p>
          </table:table-cell>
          <table:table-cell office:value-type="float" office:value="65.5">
            <text:p>65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8-11-11T22:00:00">
            <text:p>Sun Nov 11 22:00:00 2018</text:p>
          </table:table-cell>
          <table:table-cell office:value-type="float" office:value="675.8333">
            <text:p>675.8333</text:p>
          </table:table-cell>
          <table:table-cell office:value-type="float" office:value="56.0">
            <text:p>56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8-11-13T01:00:00">
            <text:p>Tue Nov 13 01:00:00 2018</text:p>
          </table:table-cell>
          <table:table-cell office:value-type="float" office:value="402.5">
            <text:p>402.5</text:p>
          </table:table-cell>
          <table:table-cell office:value-type="float" office:value="30.8333">
            <text:p>30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8-11-14T02:00:00">
            <text:p>Wed Nov 14 02:00:00 2018</text:p>
          </table:table-cell>
          <table:table-cell office:value-type="float" office:value="562.5">
            <text:p>562.5</text:p>
          </table:table-cell>
          <table:table-cell office:value-type="float" office:value="3.8333">
            <text:p>3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8-11-14T03:00:00">
            <text:p>Wed Nov 14 03:00:00 2018</text:p>
          </table:table-cell>
          <table:table-cell office:value-type="float" office:value="609.5">
            <text:p>609.5</text:p>
          </table:table-cell>
          <table:table-cell office:value-type="float" office:value="3.8333">
            <text:p>3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8-11-14T05:00:00">
            <text:p>Wed Nov 14 05:00:00 2018</text:p>
          </table:table-cell>
          <table:table-cell office:value-type="float" office:value="475.3333">
            <text:p>475.3333</text:p>
          </table:table-cell>
          <table:table-cell office:value-type="float" office:value="3.0">
            <text:p>3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11-16T14:00:00">
            <text:p>Fri Nov 16 14:00:00 2018</text:p>
          </table:table-cell>
          <table:table-cell office:value-type="float" office:value="569.3333">
            <text:p>569.3333</text:p>
          </table:table-cell>
          <table:table-cell office:value-type="float" office:value="15.3333">
            <text:p>15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8-11-16T16:00:00">
            <text:p>Fri Nov 16 16:00:00 2018</text:p>
          </table:table-cell>
          <table:table-cell office:value-type="float" office:value="575.6667">
            <text:p>575.6667</text:p>
          </table:table-cell>
          <table:table-cell office:value-type="float" office:value="10.6667">
            <text:p>10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8-11-16T18:00:00">
            <text:p>Fri Nov 16 18:00:00 2018</text:p>
          </table:table-cell>
          <table:table-cell office:value-type="float" office:value="693.5">
            <text:p>693.5</text:p>
          </table:table-cell>
          <table:table-cell office:value-type="float" office:value="37.8333">
            <text:p>37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8-11-23T20:00:00">
            <text:p>Fri Nov 23 20:00:00 2018</text:p>
          </table:table-cell>
          <table:table-cell office:value-type="float" office:value="663.1667">
            <text:p>663.1667</text:p>
          </table:table-cell>
          <table:table-cell office:value-type="float" office:value="59.6667">
            <text:p>59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8-11-23T22:00:00">
            <text:p>Fri Nov 23 22:00:00 2018</text:p>
          </table:table-cell>
          <table:table-cell office:value-type="float" office:value="592.8333">
            <text:p>592.8333</text:p>
          </table:table-cell>
          <table:table-cell office:value-type="float" office:value="64.0">
            <text:p>64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1-23T23:00:00">
            <text:p>Fri Nov 23 23:00:00 2018</text:p>
          </table:table-cell>
          <table:table-cell office:value-type="float" office:value="765.1667">
            <text:p>765.1667</text:p>
          </table:table-cell>
          <table:table-cell office:value-type="float" office:value="63.3333">
            <text:p>63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1-24T00:00:00">
            <text:p>Sat Nov 24 00:00:00 2018</text:p>
          </table:table-cell>
          <table:table-cell office:value-type="float" office:value="922.0">
            <text:p>922.0</text:p>
          </table:table-cell>
          <table:table-cell office:value-type="float" office:value="60.3333">
            <text:p>60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1-24T17:00:00">
            <text:p>Sat Nov 24 17:00:00 2018</text:p>
          </table:table-cell>
          <table:table-cell office:value-type="float" office:value="616.8333">
            <text:p>616.8333</text:p>
          </table:table-cell>
          <table:table-cell office:value-type="float" office:value="9.1667">
            <text:p>9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8-11-24T18:00:00">
            <text:p>Sat Nov 24 18:00:00 2018</text:p>
          </table:table-cell>
          <table:table-cell office:value-type="float" office:value="431.3333">
            <text:p>431.3333</text:p>
          </table:table-cell>
          <table:table-cell office:value-type="float" office:value="18.8333">
            <text:p>18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8-11-24T19:00:00">
            <text:p>Sat Nov 24 19:00:00 2018</text:p>
          </table:table-cell>
          <table:table-cell office:value-type="float" office:value="550.6667">
            <text:p>550.6667</text:p>
          </table:table-cell>
          <table:table-cell office:value-type="float" office:value="54.0">
            <text:p>54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1-24T20:00:00">
            <text:p>Sat Nov 24 20:00:00 2018</text:p>
          </table:table-cell>
          <table:table-cell office:value-type="float" office:value="382.8333">
            <text:p>382.8333</text:p>
          </table:table-cell>
          <table:table-cell office:value-type="float" office:value="45.3333">
            <text:p>45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11-25T01:00:00">
            <text:p>Sun Nov 25 01:00:00 2018</text:p>
          </table:table-cell>
          <table:table-cell office:value-type="float" office:value="434.3333">
            <text:p>434.3333</text:p>
          </table:table-cell>
          <table:table-cell office:value-type="float" office:value="13.0">
            <text:p>13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8-11-30T19:00:00">
            <text:p>Fri Nov 30 19:00:00 2018</text:p>
          </table:table-cell>
          <table:table-cell office:value-type="float" office:value="618.8333">
            <text:p>618.8333</text:p>
          </table:table-cell>
          <table:table-cell office:value-type="float" office:value="70.0">
            <text:p>70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30T20:00:00">
            <text:p>Fri Nov 30 20:00:00 2018</text:p>
          </table:table-cell>
          <table:table-cell office:value-type="float" office:value="673.6667">
            <text:p>673.6667</text:p>
          </table:table-cell>
          <table:table-cell office:value-type="float" office:value="65.6667">
            <text:p>65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1-30T21:00:00">
            <text:p>Fri Nov 30 21:00:00 2018</text:p>
          </table:table-cell>
          <table:table-cell office:value-type="float" office:value="520.3333">
            <text:p>520.3333</text:p>
          </table:table-cell>
          <table:table-cell office:value-type="float" office:value="61.1667">
            <text:p>61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30T22:00:00">
            <text:p>Fri Nov 30 22:00:00 2018</text:p>
          </table:table-cell>
          <table:table-cell office:value-type="float" office:value="1166.1667">
            <text:p>1166.1667</text:p>
          </table:table-cell>
          <table:table-cell office:value-type="float" office:value="72.1667">
            <text:p>72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1-30T23:00:00">
            <text:p>Fri Nov 30 23:00:00 2018</text:p>
          </table:table-cell>
          <table:table-cell office:value-type="float" office:value="549.1667">
            <text:p>549.1667</text:p>
          </table:table-cell>
          <table:table-cell office:value-type="float" office:value="56.8333">
            <text:p>56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12-01T00:00:00">
            <text:p>Sat Dec  1 00:00:00 2018</text:p>
          </table:table-cell>
          <table:table-cell office:value-type="float" office:value="492.3333">
            <text:p>492.3333</text:p>
          </table:table-cell>
          <table:table-cell office:value-type="float" office:value="47.0">
            <text:p>47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12-01T01:00:00">
            <text:p>Sat Dec  1 01:00:00 2018</text:p>
          </table:table-cell>
          <table:table-cell office:value-type="float" office:value="378.3333">
            <text:p>378.3333</text:p>
          </table:table-cell>
          <table:table-cell office:value-type="float" office:value="43.1667">
            <text:p>43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8-12-01T20:00:00">
            <text:p>Sat Dec  1 20:00:00 2018</text:p>
          </table:table-cell>
          <table:table-cell office:value-type="float" office:value="654.3333">
            <text:p>654.3333</text:p>
          </table:table-cell>
          <table:table-cell office:value-type="float" office:value="63.0">
            <text:p>63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2-01T21:00:00">
            <text:p>Sat Dec  1 21:00:00 2018</text:p>
          </table:table-cell>
          <table:table-cell office:value-type="float" office:value="628.0">
            <text:p>628.0</text:p>
          </table:table-cell>
          <table:table-cell office:value-type="float" office:value="53.1667">
            <text:p>53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8-12-01T22:00:00">
            <text:p>Sat Dec  1 22:00:00 2018</text:p>
          </table:table-cell>
          <table:table-cell office:value-type="float" office:value="757.3333">
            <text:p>757.3333</text:p>
          </table:table-cell>
          <table:table-cell office:value-type="float" office:value="58.8333">
            <text:p>58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01T23:00:00">
            <text:p>Sat Dec  1 23:00:00 2018</text:p>
          </table:table-cell>
          <table:table-cell office:value-type="float" office:value="742.3333">
            <text:p>742.3333</text:p>
          </table:table-cell>
          <table:table-cell office:value-type="float" office:value="55.5">
            <text:p>55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2T00:00:00">
            <text:p>Sun Dec  2 00:00:00 2018</text:p>
          </table:table-cell>
          <table:table-cell office:value-type="float" office:value="710.8333">
            <text:p>710.8333</text:p>
          </table:table-cell>
          <table:table-cell office:value-type="float" office:value="43.8333">
            <text:p>43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02T01:00:00">
            <text:p>Sun Dec  2 01:00:00 2018</text:p>
          </table:table-cell>
          <table:table-cell office:value-type="float" office:value="497.6667">
            <text:p>497.6667</text:p>
          </table:table-cell>
          <table:table-cell office:value-type="float" office:value="39.8333">
            <text:p>39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2-02T02:00:00">
            <text:p>Sun Dec  2 02:00:00 2018</text:p>
          </table:table-cell>
          <table:table-cell office:value-type="float" office:value="493.0">
            <text:p>493.0</text:p>
          </table:table-cell>
          <table:table-cell office:value-type="float" office:value="37.3333">
            <text:p>37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02T03:00:00">
            <text:p>Sun Dec  2 03:00:00 2018</text:p>
          </table:table-cell>
          <table:table-cell office:value-type="float" office:value="388.0">
            <text:p>388.0</text:p>
          </table:table-cell>
          <table:table-cell office:value-type="float" office:value="28.8333">
            <text:p>28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12-02T04:00:00">
            <text:p>Sun Dec  2 04:00:00 2018</text:p>
          </table:table-cell>
          <table:table-cell office:value-type="float" office:value="388.8333">
            <text:p>388.8333</text:p>
          </table:table-cell>
          <table:table-cell office:value-type="float" office:value="31.1667">
            <text:p>31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8-12-02T19:00:00">
            <text:p>Sun Dec  2 19:00:00 2018</text:p>
          </table:table-cell>
          <table:table-cell office:value-type="float" office:value="542.1667">
            <text:p>542.1667</text:p>
          </table:table-cell>
          <table:table-cell office:value-type="float" office:value="67.3333">
            <text:p>67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2-02T20:00:00">
            <text:p>Sun Dec  2 20:00:00 2018</text:p>
          </table:table-cell>
          <table:table-cell office:value-type="float" office:value="1171.8333">
            <text:p>1171.8333</text:p>
          </table:table-cell>
          <table:table-cell office:value-type="float" office:value="74.6667">
            <text:p>74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2T21:00:00">
            <text:p>Sun Dec  2 21:00:00 2018</text:p>
          </table:table-cell>
          <table:table-cell office:value-type="float" office:value="1268.1667">
            <text:p>1268.1667</text:p>
          </table:table-cell>
          <table:table-cell office:value-type="float" office:value="75.8333">
            <text:p>75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12-02T22:00:00">
            <text:p>Sun Dec  2 22:00:00 2018</text:p>
          </table:table-cell>
          <table:table-cell office:value-type="float" office:value="1153.6667">
            <text:p>1153.6667</text:p>
          </table:table-cell>
          <table:table-cell office:value-type="float" office:value="64.8333">
            <text:p>64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2T23:00:00">
            <text:p>Sun Dec  2 23:00:00 2018</text:p>
          </table:table-cell>
          <table:table-cell office:value-type="float" office:value="1258.8333">
            <text:p>1258.8333</text:p>
          </table:table-cell>
          <table:table-cell office:value-type="float" office:value="58.8333">
            <text:p>58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3T00:00:00">
            <text:p>Mon Dec  3 00:00:00 2018</text:p>
          </table:table-cell>
          <table:table-cell office:value-type="float" office:value="1378.6667">
            <text:p>1378.6667</text:p>
          </table:table-cell>
          <table:table-cell office:value-type="float" office:value="60.6667">
            <text:p>60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3T01:00:00">
            <text:p>Mon Dec  3 01:00:00 2018</text:p>
          </table:table-cell>
          <table:table-cell office:value-type="float" office:value="683.8333">
            <text:p>683.8333</text:p>
          </table:table-cell>
          <table:table-cell office:value-type="float" office:value="56.0">
            <text:p>56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03T17:00:00">
            <text:p>Mon Dec  3 17:00:00 2018</text:p>
          </table:table-cell>
          <table:table-cell office:value-type="float" office:value="494.5">
            <text:p>494.5</text:p>
          </table:table-cell>
          <table:table-cell office:value-type="float" office:value="33.3333">
            <text:p>33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8-12-03T18:00:00">
            <text:p>Mon Dec  3 18:00:00 2018</text:p>
          </table:table-cell>
          <table:table-cell office:value-type="float" office:value="697.8333">
            <text:p>697.8333</text:p>
          </table:table-cell>
          <table:table-cell office:value-type="float" office:value="48.8333">
            <text:p>48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2-03T21:00:00">
            <text:p>Mon Dec  3 21:00:00 2018</text:p>
          </table:table-cell>
          <table:table-cell office:value-type="float" office:value="419.3333">
            <text:p>419.3333</text:p>
          </table:table-cell>
          <table:table-cell office:value-type="float" office:value="73.6667">
            <text:p>73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4T01:00:00">
            <text:p>Tue Dec  4 01:00:00 2018</text:p>
          </table:table-cell>
          <table:table-cell office:value-type="float" office:value="381.1667">
            <text:p>381.1667</text:p>
          </table:table-cell>
          <table:table-cell office:value-type="float" office:value="35.8333">
            <text:p>35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2-04T02:00:00">
            <text:p>Tue Dec  4 02:00:00 2018</text:p>
          </table:table-cell>
          <table:table-cell office:value-type="float" office:value="367.1667">
            <text:p>367.1667</text:p>
          </table:table-cell>
          <table:table-cell office:value-type="float" office:value="37.0">
            <text:p>37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04T03:00:00">
            <text:p>Tue Dec  4 03:00:00 2018</text:p>
          </table:table-cell>
          <table:table-cell office:value-type="float" office:value="466.6667">
            <text:p>466.6667</text:p>
          </table:table-cell>
          <table:table-cell office:value-type="float" office:value="30.1667">
            <text:p>30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04T04:00:00">
            <text:p>Tue Dec  4 04:00:00 2018</text:p>
          </table:table-cell>
          <table:table-cell office:value-type="float" office:value="341.1667">
            <text:p>341.1667</text:p>
          </table:table-cell>
          <table:table-cell office:value-type="float" office:value="26.8333">
            <text:p>26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2-04T05:00:00">
            <text:p>Tue Dec  4 05:00:00 2018</text:p>
          </table:table-cell>
          <table:table-cell office:value-type="float" office:value="426.1667">
            <text:p>426.1667</text:p>
          </table:table-cell>
          <table:table-cell office:value-type="float" office:value="21.8333">
            <text:p>21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12-04T06:00:00">
            <text:p>Tue Dec  4 06:00:00 2018</text:p>
          </table:table-cell>
          <table:table-cell office:value-type="float" office:value="336.6667">
            <text:p>336.6667</text:p>
          </table:table-cell>
          <table:table-cell office:value-type="float" office:value="23.3333">
            <text:p>23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12-04T08:00:00">
            <text:p>Tue Dec  4 08:00:00 2018</text:p>
          </table:table-cell>
          <table:table-cell office:value-type="float" office:value="429.5">
            <text:p>429.5</text:p>
          </table:table-cell>
          <table:table-cell office:value-type="float" office:value="40.5">
            <text:p>40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4T09:00:00">
            <text:p>Tue Dec  4 09:00:00 2018</text:p>
          </table:table-cell>
          <table:table-cell office:value-type="float" office:value="1284.0">
            <text:p>1284.0</text:p>
          </table:table-cell>
          <table:table-cell office:value-type="float" office:value="60.3333">
            <text:p>60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4T10:00:00">
            <text:p>Tue Dec  4 10:00:00 2018</text:p>
          </table:table-cell>
          <table:table-cell office:value-type="float" office:value="1224.8333">
            <text:p>1224.8333</text:p>
          </table:table-cell>
          <table:table-cell office:value-type="float" office:value="67.3333">
            <text:p>67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4T11:00:00">
            <text:p>Tue Dec  4 11:00:00 2018</text:p>
          </table:table-cell>
          <table:table-cell office:value-type="float" office:value="715.8333">
            <text:p>715.8333</text:p>
          </table:table-cell>
          <table:table-cell office:value-type="float" office:value="52.1667">
            <text:p>52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12-04T18:00:00">
            <text:p>Tue Dec  4 18:00:00 2018</text:p>
          </table:table-cell>
          <table:table-cell office:value-type="float" office:value="680.8333">
            <text:p>680.8333</text:p>
          </table:table-cell>
          <table:table-cell office:value-type="float" office:value="62.6667">
            <text:p>62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04T19:00:00">
            <text:p>Tue Dec  4 19:00:00 2018</text:p>
          </table:table-cell>
          <table:table-cell office:value-type="float" office:value="701.6667">
            <text:p>701.6667</text:p>
          </table:table-cell>
          <table:table-cell office:value-type="float" office:value="73.0">
            <text:p>73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4T20:00:00">
            <text:p>Tue Dec  4 20:00:00 2018</text:p>
          </table:table-cell>
          <table:table-cell office:value-type="float" office:value="1381.0">
            <text:p>1381.0</text:p>
          </table:table-cell>
          <table:table-cell office:value-type="float" office:value="79.3333">
            <text:p>79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04T21:00:00">
            <text:p>Tue Dec  4 21:00:00 2018</text:p>
          </table:table-cell>
          <table:table-cell office:value-type="float" office:value="926.6667">
            <text:p>926.6667</text:p>
          </table:table-cell>
          <table:table-cell office:value-type="float" office:value="71.6667">
            <text:p>71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4T22:00:00">
            <text:p>Tue Dec  4 22:00:00 2018</text:p>
          </table:table-cell>
          <table:table-cell office:value-type="float" office:value="1030.6667">
            <text:p>1030.6667</text:p>
          </table:table-cell>
          <table:table-cell office:value-type="float" office:value="69.6667">
            <text:p>69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4T23:00:00">
            <text:p>Tue Dec  4 23:00:00 2018</text:p>
          </table:table-cell>
          <table:table-cell office:value-type="float" office:value="921.3333">
            <text:p>921.3333</text:p>
          </table:table-cell>
          <table:table-cell office:value-type="float" office:value="60.6667">
            <text:p>60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5T00:00:00">
            <text:p>Wed Dec  5 00:00:00 2018</text:p>
          </table:table-cell>
          <table:table-cell office:value-type="float" office:value="1124.6667">
            <text:p>1124.6667</text:p>
          </table:table-cell>
          <table:table-cell office:value-type="float" office:value="61.1667">
            <text:p>61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01:00:00">
            <text:p>Wed Dec  5 01:00:00 2018</text:p>
          </table:table-cell>
          <table:table-cell office:value-type="float" office:value="666.6667">
            <text:p>666.6667</text:p>
          </table:table-cell>
          <table:table-cell office:value-type="float" office:value="49.5">
            <text:p>4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05T02:00:00">
            <text:p>Wed Dec  5 02:00:00 2018</text:p>
          </table:table-cell>
          <table:table-cell office:value-type="float" office:value="646.1667">
            <text:p>646.1667</text:p>
          </table:table-cell>
          <table:table-cell office:value-type="float" office:value="49.0">
            <text:p>49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05T03:00:00">
            <text:p>Wed Dec  5 03:00:00 2018</text:p>
          </table:table-cell>
          <table:table-cell office:value-type="float" office:value="527.0">
            <text:p>527.0</text:p>
          </table:table-cell>
          <table:table-cell office:value-type="float" office:value="40.8333">
            <text:p>40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05T04:00:00">
            <text:p>Wed Dec  5 04:00:00 2018</text:p>
          </table:table-cell>
          <table:table-cell office:value-type="float" office:value="327.1667">
            <text:p>327.1667</text:p>
          </table:table-cell>
          <table:table-cell office:value-type="float" office:value="35.5">
            <text:p>35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12-05T05:00:00">
            <text:p>Wed Dec  5 05:00:00 2018</text:p>
          </table:table-cell>
          <table:table-cell office:value-type="float" office:value="315.3333">
            <text:p>315.3333</text:p>
          </table:table-cell>
          <table:table-cell office:value-type="float" office:value="32.1667">
            <text:p>32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8-12-05T06:00:00">
            <text:p>Wed Dec  5 06:00:00 2018</text:p>
          </table:table-cell>
          <table:table-cell office:value-type="float" office:value="422.0">
            <text:p>422.0</text:p>
          </table:table-cell>
          <table:table-cell office:value-type="float" office:value="30.1667">
            <text:p>30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2-05T09:00:00">
            <text:p>Wed Dec  5 09:00:00 2018</text:p>
          </table:table-cell>
          <table:table-cell office:value-type="float" office:value="830.8333">
            <text:p>830.8333</text:p>
          </table:table-cell>
          <table:table-cell office:value-type="float" office:value="52.3333">
            <text:p>52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05T10:00:00">
            <text:p>Wed Dec  5 10:00:00 2018</text:p>
          </table:table-cell>
          <table:table-cell office:value-type="float" office:value="748.3333">
            <text:p>748.3333</text:p>
          </table:table-cell>
          <table:table-cell office:value-type="float" office:value="53.1667">
            <text:p>53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05T17:00:00">
            <text:p>Wed Dec  5 17:00:00 2018</text:p>
          </table:table-cell>
          <table:table-cell office:value-type="float" office:value="396.0">
            <text:p>396.0</text:p>
          </table:table-cell>
          <table:table-cell office:value-type="float" office:value="49.1667">
            <text:p>49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8-12-05T18:00:00">
            <text:p>Wed Dec  5 18:00:00 2018</text:p>
          </table:table-cell>
          <table:table-cell office:value-type="float" office:value="1205.3333">
            <text:p>1205.3333</text:p>
          </table:table-cell>
          <table:table-cell office:value-type="float" office:value="77.1667">
            <text:p>77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2-05T19:00:00">
            <text:p>Wed Dec  5 19:00:00 2018</text:p>
          </table:table-cell>
          <table:table-cell office:value-type="float" office:value="842.0">
            <text:p>842.0</text:p>
          </table:table-cell>
          <table:table-cell office:value-type="float" office:value="80.5">
            <text:p>80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20:00:00">
            <text:p>Wed Dec  5 20:00:00 2018</text:p>
          </table:table-cell>
          <table:table-cell office:value-type="float" office:value="1237.0">
            <text:p>1237.0</text:p>
          </table:table-cell>
          <table:table-cell office:value-type="float" office:value="87.1667">
            <text:p>87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21:00:00">
            <text:p>Wed Dec  5 21:00:00 2018</text:p>
          </table:table-cell>
          <table:table-cell office:value-type="float" office:value="1103.8333">
            <text:p>1103.8333</text:p>
          </table:table-cell>
          <table:table-cell office:value-type="float" office:value="88.0">
            <text:p>88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22:00:00">
            <text:p>Wed Dec  5 22:00:00 2018</text:p>
          </table:table-cell>
          <table:table-cell office:value-type="float" office:value="699.6667">
            <text:p>699.6667</text:p>
          </table:table-cell>
          <table:table-cell office:value-type="float" office:value="72.0">
            <text:p>72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23:00:00">
            <text:p>Wed Dec  5 23:00:00 2018</text:p>
          </table:table-cell>
          <table:table-cell office:value-type="float" office:value="1139.0">
            <text:p>1139.0</text:p>
          </table:table-cell>
          <table:table-cell office:value-type="float" office:value="78.1667">
            <text:p>78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6T00:00:00">
            <text:p>Thu Dec  6 00:00:00 2018</text:p>
          </table:table-cell>
          <table:table-cell office:value-type="float" office:value="727.1667">
            <text:p>727.1667</text:p>
          </table:table-cell>
          <table:table-cell office:value-type="float" office:value="63.6667">
            <text:p>63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6T01:00:00">
            <text:p>Thu Dec  6 01:00:00 2018</text:p>
          </table:table-cell>
          <table:table-cell office:value-type="float" office:value="232.8333">
            <text:p>232.8333</text:p>
          </table:table-cell>
          <table:table-cell office:value-type="float" office:value="55.1667">
            <text:p>55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6T08:00:00">
            <text:p>Thu Dec  6 08:00:00 2018</text:p>
          </table:table-cell>
          <table:table-cell office:value-type="float" office:value="343.3333">
            <text:p>343.3333</text:p>
          </table:table-cell>
          <table:table-cell office:value-type="float" office:value="26.3333">
            <text:p>26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06T09:00:00">
            <text:p>Thu Dec  6 09:00:00 2018</text:p>
          </table:table-cell>
          <table:table-cell office:value-type="float" office:value="386.3333">
            <text:p>386.3333</text:p>
          </table:table-cell>
          <table:table-cell office:value-type="float" office:value="33.6667">
            <text:p>33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06T10:00:00">
            <text:p>Thu Dec  6 10:00:00 2018</text:p>
          </table:table-cell>
          <table:table-cell office:value-type="float" office:value="492.6667">
            <text:p>492.6667</text:p>
          </table:table-cell>
          <table:table-cell office:value-type="float" office:value="28.5">
            <text:p>28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12-06T11:00:00">
            <text:p>Thu Dec  6 11:00:00 2018</text:p>
          </table:table-cell>
          <table:table-cell office:value-type="float" office:value="402.6667">
            <text:p>402.6667</text:p>
          </table:table-cell>
          <table:table-cell office:value-type="float" office:value="31.3333">
            <text:p>31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8-12-06T15:00:00">
            <text:p>Thu Dec  6 15:00:00 2018</text:p>
          </table:table-cell>
          <table:table-cell office:value-type="float" office:value="463.6667">
            <text:p>463.6667</text:p>
          </table:table-cell>
          <table:table-cell office:value-type="float" office:value="20.3333">
            <text:p>20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8-12-06T19:00:00">
            <text:p>Thu Dec  6 19:00:00 2018</text:p>
          </table:table-cell>
          <table:table-cell office:value-type="float" office:value="567.0">
            <text:p>567.0</text:p>
          </table:table-cell>
          <table:table-cell office:value-type="float" office:value="55.8333">
            <text:p>55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8-12-06T20:00:00">
            <text:p>Thu Dec  6 20:00:00 2018</text:p>
          </table:table-cell>
          <table:table-cell office:value-type="float" office:value="965.6667">
            <text:p>965.6667</text:p>
          </table:table-cell>
          <table:table-cell office:value-type="float" office:value="69.6667">
            <text:p>69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06T21:00:00">
            <text:p>Thu Dec  6 21:00:00 2018</text:p>
          </table:table-cell>
          <table:table-cell office:value-type="float" office:value="1246.8333">
            <text:p>1246.8333</text:p>
          </table:table-cell>
          <table:table-cell office:value-type="float" office:value="76.6667">
            <text:p>76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6T22:00:00">
            <text:p>Thu Dec  6 22:00:00 2018</text:p>
          </table:table-cell>
          <table:table-cell office:value-type="float" office:value="943.6667">
            <text:p>943.6667</text:p>
          </table:table-cell>
          <table:table-cell office:value-type="float" office:value="65.6667">
            <text:p>65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6T23:00:00">
            <text:p>Thu Dec  6 23:00:00 2018</text:p>
          </table:table-cell>
          <table:table-cell office:value-type="float" office:value="715.5">
            <text:p>715.5</text:p>
          </table:table-cell>
          <table:table-cell office:value-type="float" office:value="52.1667">
            <text:p>52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12-07T00:00:00">
            <text:p>Fri Dec  7 00:00:00 2018</text:p>
          </table:table-cell>
          <table:table-cell office:value-type="float" office:value="475.1667">
            <text:p>475.1667</text:p>
          </table:table-cell>
          <table:table-cell office:value-type="float" office:value="38.6667">
            <text:p>38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8-12-07T01:00:00">
            <text:p>Fri Dec  7 01:00:00 2018</text:p>
          </table:table-cell>
          <table:table-cell office:value-type="float" office:value="415.5">
            <text:p>415.5</text:p>
          </table:table-cell>
          <table:table-cell office:value-type="float" office:value="31.3333">
            <text:p>31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8-12-07T19:00:00">
            <text:p>Fri Dec  7 19:00:00 2018</text:p>
          </table:table-cell>
          <table:table-cell office:value-type="float" office:value="452.8333">
            <text:p>452.8333</text:p>
          </table:table-cell>
          <table:table-cell office:value-type="float" office:value="56.3333">
            <text:p>56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12-07T20:00:00">
            <text:p>Fri Dec  7 20:00:00 2018</text:p>
          </table:table-cell>
          <table:table-cell office:value-type="float" office:value="574.5">
            <text:p>574.5</text:p>
          </table:table-cell>
          <table:table-cell office:value-type="float" office:value="56.0">
            <text:p>56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8-12-07T21:00:00">
            <text:p>Fri Dec  7 21:00:00 2018</text:p>
          </table:table-cell>
          <table:table-cell office:value-type="float" office:value="517.1667">
            <text:p>517.1667</text:p>
          </table:table-cell>
          <table:table-cell office:value-type="float" office:value="39.3333">
            <text:p>39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8-12-07T22:00:00">
            <text:p>Fri Dec  7 22:00:00 2018</text:p>
          </table:table-cell>
          <table:table-cell office:value-type="float" office:value="827.6667">
            <text:p>827.6667</text:p>
          </table:table-cell>
          <table:table-cell office:value-type="float" office:value="64.8333">
            <text:p>64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12-07T23:00:00">
            <text:p>Fri Dec  7 23:00:00 2018</text:p>
          </table:table-cell>
          <table:table-cell office:value-type="float" office:value="567.8333">
            <text:p>567.8333</text:p>
          </table:table-cell>
          <table:table-cell office:value-type="float" office:value="53.1667">
            <text:p>53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08T00:00:00">
            <text:p>Sat Dec  8 00:00:00 2018</text:p>
          </table:table-cell>
          <table:table-cell office:value-type="float" office:value="851.3333">
            <text:p>851.3333</text:p>
          </table:table-cell>
          <table:table-cell office:value-type="float" office:value="54.3333">
            <text:p>54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8-12-08T01:00:00">
            <text:p>Sat Dec  8 01:00:00 2018</text:p>
          </table:table-cell>
          <table:table-cell office:value-type="float" office:value="298.1667">
            <text:p>298.1667</text:p>
          </table:table-cell>
          <table:table-cell office:value-type="float" office:value="31.6667">
            <text:p>31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8-12-08T02:00:00">
            <text:p>Sat Dec  8 02:00:00 2018</text:p>
          </table:table-cell>
          <table:table-cell office:value-type="float" office:value="408.0">
            <text:p>408.0</text:p>
          </table:table-cell>
          <table:table-cell office:value-type="float" office:value="31.8333">
            <text:p>31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8-12-08T03:00:00">
            <text:p>Sat Dec  8 03:00:00 2018</text:p>
          </table:table-cell>
          <table:table-cell office:value-type="float" office:value="572.5">
            <text:p>572.5</text:p>
          </table:table-cell>
          <table:table-cell office:value-type="float" office:value="35.0">
            <text:p>35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8-12-08T04:00:00">
            <text:p>Sat Dec  8 04:00:00 2018</text:p>
          </table:table-cell>
          <table:table-cell office:value-type="float" office:value="378.6667">
            <text:p>378.6667</text:p>
          </table:table-cell>
          <table:table-cell office:value-type="float" office:value="32.1667">
            <text:p>32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8-12-08T05:00:00">
            <text:p>Sat Dec  8 05:00:00 2018</text:p>
          </table:table-cell>
          <table:table-cell office:value-type="float" office:value="327.3333">
            <text:p>327.3333</text:p>
          </table:table-cell>
          <table:table-cell office:value-type="float" office:value="24.0">
            <text:p>24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8-12-08T06:00:00">
            <text:p>Sat Dec  8 06:00:00 2018</text:p>
          </table:table-cell>
          <table:table-cell office:value-type="float" office:value="534.8333">
            <text:p>534.8333</text:p>
          </table:table-cell>
          <table:table-cell office:value-type="float" office:value="20.6667">
            <text:p>20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8-12-08T21:00:00">
            <text:p>Sat Dec  8 21:00:00 2018</text:p>
          </table:table-cell>
          <table:table-cell office:value-type="float" office:value="343.8333">
            <text:p>343.8333</text:p>
          </table:table-cell>
          <table:table-cell office:value-type="float" office:value="60.1667">
            <text:p>60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8T22:00:00">
            <text:p>Sat Dec  8 22:00:00 2018</text:p>
          </table:table-cell>
          <table:table-cell office:value-type="float" office:value="472.1667">
            <text:p>472.1667</text:p>
          </table:table-cell>
          <table:table-cell office:value-type="float" office:value="57.6667">
            <text:p>57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12-08T23:00:00">
            <text:p>Sat Dec  8 23:00:00 2018</text:p>
          </table:table-cell>
          <table:table-cell office:value-type="float" office:value="270.0">
            <text:p>270.0</text:p>
          </table:table-cell>
          <table:table-cell office:value-type="float" office:value="42.1667">
            <text:p>42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12-09T03:00:00">
            <text:p>Sun Dec  9 03:00:00 2018</text:p>
          </table:table-cell>
          <table:table-cell office:value-type="float" office:value="287.0">
            <text:p>287.0</text:p>
          </table:table-cell>
          <table:table-cell office:value-type="float" office:value="33.3333">
            <text:p>33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8-12-09T04:00:00">
            <text:p>Sun Dec  9 04:00:00 2018</text:p>
          </table:table-cell>
          <table:table-cell office:value-type="float" office:value="304.0">
            <text:p>304.0</text:p>
          </table:table-cell>
          <table:table-cell office:value-type="float" office:value="31.5">
            <text:p>31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09T05:00:00">
            <text:p>Sun Dec  9 05:00:00 2018</text:p>
          </table:table-cell>
          <table:table-cell office:value-type="float" office:value="228.0">
            <text:p>228.0</text:p>
          </table:table-cell>
          <table:table-cell office:value-type="float" office:value="30.1667">
            <text:p>30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09T15:00:00">
            <text:p>Sun Dec  9 15:00:00 2018</text:p>
          </table:table-cell>
          <table:table-cell office:value-type="float" office:value="529.1667">
            <text:p>529.1667</text:p>
          </table:table-cell>
          <table:table-cell office:value-type="float" office:value="25.5">
            <text:p>25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8-12-09T18:00:00">
            <text:p>Sun Dec  9 18:00:00 2018</text:p>
          </table:table-cell>
          <table:table-cell office:value-type="float" office:value="555.5">
            <text:p>555.5</text:p>
          </table:table-cell>
          <table:table-cell office:value-type="float" office:value="57.5">
            <text:p>57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12-09T19:00:00">
            <text:p>Sun Dec  9 19:00:00 2018</text:p>
          </table:table-cell>
          <table:table-cell office:value-type="float" office:value="738.8333">
            <text:p>738.8333</text:p>
          </table:table-cell>
          <table:table-cell office:value-type="float" office:value="73.5">
            <text:p>73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9T20:00:00">
            <text:p>Sun Dec  9 20:00:00 2018</text:p>
          </table:table-cell>
          <table:table-cell office:value-type="float" office:value="955.5">
            <text:p>955.5</text:p>
          </table:table-cell>
          <table:table-cell office:value-type="float" office:value="84.5">
            <text:p>84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9T21:00:00">
            <text:p>Sun Dec  9 21:00:00 2018</text:p>
          </table:table-cell>
          <table:table-cell office:value-type="float" office:value="1085.1667">
            <text:p>1085.1667</text:p>
          </table:table-cell>
          <table:table-cell office:value-type="float" office:value="80.3333">
            <text:p>80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9T22:00:00">
            <text:p>Sun Dec  9 22:00:00 2018</text:p>
          </table:table-cell>
          <table:table-cell office:value-type="float" office:value="920.3333">
            <text:p>920.3333</text:p>
          </table:table-cell>
          <table:table-cell office:value-type="float" office:value="69.8333">
            <text:p>69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9T23:00:00">
            <text:p>Sun Dec  9 23:00:00 2018</text:p>
          </table:table-cell>
          <table:table-cell office:value-type="float" office:value="694.6667">
            <text:p>694.6667</text:p>
          </table:table-cell>
          <table:table-cell office:value-type="float" office:value="62.1667">
            <text:p>62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0T00:00:00">
            <text:p>Mon Dec 10 00:00:00 2018</text:p>
          </table:table-cell>
          <table:table-cell office:value-type="float" office:value="458.8333">
            <text:p>458.8333</text:p>
          </table:table-cell>
          <table:table-cell office:value-type="float" office:value="46.3333">
            <text:p>46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2-10T01:00:00">
            <text:p>Mon Dec 10 01:00:00 2018</text:p>
          </table:table-cell>
          <table:table-cell office:value-type="float" office:value="363.3333">
            <text:p>363.3333</text:p>
          </table:table-cell>
          <table:table-cell office:value-type="float" office:value="41.1667">
            <text:p>41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2-10T02:00:00">
            <text:p>Mon Dec 10 02:00:00 2018</text:p>
          </table:table-cell>
          <table:table-cell office:value-type="float" office:value="390.0">
            <text:p>390.0</text:p>
          </table:table-cell>
          <table:table-cell office:value-type="float" office:value="29.6667">
            <text:p>29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12-10T03:00:00">
            <text:p>Mon Dec 10 03:00:00 2018</text:p>
          </table:table-cell>
          <table:table-cell office:value-type="float" office:value="325.1667">
            <text:p>325.1667</text:p>
          </table:table-cell>
          <table:table-cell office:value-type="float" office:value="28.0">
            <text:p>28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12-10T15:00:00">
            <text:p>Mon Dec 10 15:00:00 2018</text:p>
          </table:table-cell>
          <table:table-cell office:value-type="float" office:value="625.0">
            <text:p>625.0</text:p>
          </table:table-cell>
          <table:table-cell office:value-type="float" office:value="32.0">
            <text:p>32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8-12-10T17:00:00">
            <text:p>Mon Dec 10 17:00:00 2018</text:p>
          </table:table-cell>
          <table:table-cell office:value-type="float" office:value="520.6667">
            <text:p>520.6667</text:p>
          </table:table-cell>
          <table:table-cell office:value-type="float" office:value="30.3333">
            <text:p>30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8-12-12T17:00:00">
            <text:p>Wed Dec 12 17:00:00 2018</text:p>
          </table:table-cell>
          <table:table-cell office:value-type="float" office:value="461.0">
            <text:p>461.0</text:p>
          </table:table-cell>
          <table:table-cell office:value-type="float" office:value="24.0">
            <text:p>24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8-12-12T18:00:00">
            <text:p>Wed Dec 12 18:00:00 2018</text:p>
          </table:table-cell>
          <table:table-cell office:value-type="float" office:value="499.1667">
            <text:p>499.1667</text:p>
          </table:table-cell>
          <table:table-cell office:value-type="float" office:value="27.3333">
            <text:p>27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8-12-12T19:00:00">
            <text:p>Wed Dec 12 19:00:00 2018</text:p>
          </table:table-cell>
          <table:table-cell office:value-type="float" office:value="549.0">
            <text:p>549.0</text:p>
          </table:table-cell>
          <table:table-cell office:value-type="float" office:value="38.3333">
            <text:p>38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8-12-12T20:00:00">
            <text:p>Wed Dec 12 20:00:00 2018</text:p>
          </table:table-cell>
          <table:table-cell office:value-type="float" office:value="527.3333">
            <text:p>527.3333</text:p>
          </table:table-cell>
          <table:table-cell office:value-type="float" office:value="29.5">
            <text:p>29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8-12-12T21:00:00">
            <text:p>Wed Dec 12 21:00:00 2018</text:p>
          </table:table-cell>
          <table:table-cell office:value-type="float" office:value="578.8333">
            <text:p>578.8333</text:p>
          </table:table-cell>
          <table:table-cell office:value-type="float" office:value="37.0">
            <text:p>37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2-12T22:00:00">
            <text:p>Wed Dec 12 22:00:00 2018</text:p>
          </table:table-cell>
          <table:table-cell office:value-type="float" office:value="559.3333">
            <text:p>559.3333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8-12-12T23:00:00">
            <text:p>Wed Dec 12 23:00:00 2018</text:p>
          </table:table-cell>
          <table:table-cell office:value-type="float" office:value="644.5">
            <text:p>644.5</text:p>
          </table:table-cell>
          <table:table-cell office:value-type="float" office:value="41.8333">
            <text:p>41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8-12-13T00:00:00">
            <text:p>Thu Dec 13 00:00:00 2018</text:p>
          </table:table-cell>
          <table:table-cell office:value-type="float" office:value="574.0">
            <text:p>574.0</text:p>
          </table:table-cell>
          <table:table-cell office:value-type="float" office:value="22.1667">
            <text:p>22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12-13T01:00:00">
            <text:p>Thu Dec 13 01:00:00 2018</text:p>
          </table:table-cell>
          <table:table-cell office:value-type="float" office:value="436.8333">
            <text:p>436.8333</text:p>
          </table:table-cell>
          <table:table-cell office:value-type="float" office:value="11.3333">
            <text:p>11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8-12-13T02:00:00">
            <text:p>Thu Dec 13 02:00:00 2018</text:p>
          </table:table-cell>
          <table:table-cell office:value-type="float" office:value="464.6667">
            <text:p>464.6667</text:p>
          </table:table-cell>
          <table:table-cell office:value-type="float" office:value="10.8333">
            <text:p>10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8-12-13T03:00:00">
            <text:p>Thu Dec 13 03:00:00 2018</text:p>
          </table:table-cell>
          <table:table-cell office:value-type="float" office:value="407.3333">
            <text:p>407.3333</text:p>
          </table:table-cell>
          <table:table-cell office:value-type="float" office:value="6.6667">
            <text:p>6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8-12-13T04:00:00">
            <text:p>Thu Dec 13 04:00:00 2018</text:p>
          </table:table-cell>
          <table:table-cell office:value-type="float" office:value="417.5">
            <text:p>417.5</text:p>
          </table:table-cell>
          <table:table-cell office:value-type="float" office:value="7.8333">
            <text:p>7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12-13T05:00:00">
            <text:p>Thu Dec 13 05:00:00 2018</text:p>
          </table:table-cell>
          <table:table-cell office:value-type="float" office:value="408.1667">
            <text:p>408.1667</text:p>
          </table:table-cell>
          <table:table-cell office:value-type="float" office:value="7.5">
            <text:p>7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12-13T06:00:00">
            <text:p>Thu Dec 13 06:00:00 2018</text:p>
          </table:table-cell>
          <table:table-cell office:value-type="float" office:value="406.0">
            <text:p>406.0</text:p>
          </table:table-cell>
          <table:table-cell office:value-type="float" office:value="9.0">
            <text:p>9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8-12-13T08:00:00">
            <text:p>Thu Dec 13 08:00:00 2018</text:p>
          </table:table-cell>
          <table:table-cell office:value-type="float" office:value="392.6667">
            <text:p>392.6667</text:p>
          </table:table-cell>
          <table:table-cell office:value-type="float" office:value="13.5">
            <text:p>13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8-12-15T22:00:00">
            <text:p>Sat Dec 15 22:00:00 2018</text:p>
          </table:table-cell>
          <table:table-cell office:value-type="float" office:value="449.0">
            <text:p>449.0</text:p>
          </table:table-cell>
          <table:table-cell office:value-type="float" office:value="54.6667">
            <text:p>54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2-15T23:00:00">
            <text:p>Sat Dec 15 23:00:00 2018</text:p>
          </table:table-cell>
          <table:table-cell office:value-type="float" office:value="644.6667">
            <text:p>644.6667</text:p>
          </table:table-cell>
          <table:table-cell office:value-type="float" office:value="60.3333">
            <text:p>60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16T00:00:00">
            <text:p>Sun Dec 16 00:00:00 2018</text:p>
          </table:table-cell>
          <table:table-cell office:value-type="float" office:value="602.0">
            <text:p>602.0</text:p>
          </table:table-cell>
          <table:table-cell office:value-type="float" office:value="51.1667">
            <text:p>51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16T01:00:00">
            <text:p>Sun Dec 16 01:00:00 2018</text:p>
          </table:table-cell>
          <table:table-cell office:value-type="float" office:value="499.5">
            <text:p>499.5</text:p>
          </table:table-cell>
          <table:table-cell office:value-type="float" office:value="42.8333">
            <text:p>42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12-16T02:00:00">
            <text:p>Sun Dec 16 02:00:00 2018</text:p>
          </table:table-cell>
          <table:table-cell office:value-type="float" office:value="476.8333">
            <text:p>476.8333</text:p>
          </table:table-cell>
          <table:table-cell office:value-type="float" office:value="39.5">
            <text:p>39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16T03:00:00">
            <text:p>Sun Dec 16 03:00:00 2018</text:p>
          </table:table-cell>
          <table:table-cell office:value-type="float" office:value="471.5">
            <text:p>471.5</text:p>
          </table:table-cell>
          <table:table-cell office:value-type="float" office:value="41.3333">
            <text:p>41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16T04:00:00">
            <text:p>Sun Dec 16 04:00:00 2018</text:p>
          </table:table-cell>
          <table:table-cell office:value-type="float" office:value="403.1667">
            <text:p>403.1667</text:p>
          </table:table-cell>
          <table:table-cell office:value-type="float" office:value="28.5">
            <text:p>28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2-16T05:00:00">
            <text:p>Sun Dec 16 05:00:00 2018</text:p>
          </table:table-cell>
          <table:table-cell office:value-type="float" office:value="355.5">
            <text:p>355.5</text:p>
          </table:table-cell>
          <table:table-cell office:value-type="float" office:value="27.0">
            <text:p>27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16T18:00:00">
            <text:p>Sun Dec 16 18:00:00 2018</text:p>
          </table:table-cell>
          <table:table-cell office:value-type="float" office:value="344.0">
            <text:p>344.0</text:p>
          </table:table-cell>
          <table:table-cell office:value-type="float" office:value="30.1667">
            <text:p>30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8-12-16T21:00:00">
            <text:p>Sun Dec 16 21:00:00 2018</text:p>
          </table:table-cell>
          <table:table-cell office:value-type="float" office:value="391.6667">
            <text:p>391.6667</text:p>
          </table:table-cell>
          <table:table-cell office:value-type="float" office:value="41.6667">
            <text:p>41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16T22:00:00">
            <text:p>Sun Dec 16 22:00:00 2018</text:p>
          </table:table-cell>
          <table:table-cell office:value-type="float" office:value="379.8333">
            <text:p>379.8333</text:p>
          </table:table-cell>
          <table:table-cell office:value-type="float" office:value="31.5">
            <text:p>31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16T23:00:00">
            <text:p>Sun Dec 16 23:00:00 2018</text:p>
          </table:table-cell>
          <table:table-cell office:value-type="float" office:value="388.0">
            <text:p>388.0</text:p>
          </table:table-cell>
          <table:table-cell office:value-type="float" office:value="32.3333">
            <text:p>32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7T00:00:00">
            <text:p>Mon Dec 17 00:00:00 2018</text:p>
          </table:table-cell>
          <table:table-cell office:value-type="float" office:value="577.5">
            <text:p>577.5</text:p>
          </table:table-cell>
          <table:table-cell office:value-type="float" office:value="35.6667">
            <text:p>35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17T01:00:00">
            <text:p>Mon Dec 17 01:00:00 2018</text:p>
          </table:table-cell>
          <table:table-cell office:value-type="float" office:value="478.8333">
            <text:p>478.8333</text:p>
          </table:table-cell>
          <table:table-cell office:value-type="float" office:value="29.3333">
            <text:p>29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12-17T02:00:00">
            <text:p>Mon Dec 17 02:00:00 2018</text:p>
          </table:table-cell>
          <table:table-cell office:value-type="float" office:value="360.6667">
            <text:p>360.6667</text:p>
          </table:table-cell>
          <table:table-cell office:value-type="float" office:value="27.0">
            <text:p>27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2-17T03:00:00">
            <text:p>Mon Dec 17 03:00:00 2018</text:p>
          </table:table-cell>
          <table:table-cell office:value-type="float" office:value="241.5">
            <text:p>241.5</text:p>
          </table:table-cell>
          <table:table-cell office:value-type="float" office:value="15.1667">
            <text:p>15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8-12-17T19:00:00">
            <text:p>Mon Dec 17 19:00:00 2018</text:p>
          </table:table-cell>
          <table:table-cell office:value-type="float" office:value="427.3333">
            <text:p>427.3333</text:p>
          </table:table-cell>
          <table:table-cell office:value-type="float" office:value="61.8333">
            <text:p>61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17T20:00:00">
            <text:p>Mon Dec 17 20:00:00 2018</text:p>
          </table:table-cell>
          <table:table-cell office:value-type="float" office:value="518.0">
            <text:p>518.0</text:p>
          </table:table-cell>
          <table:table-cell office:value-type="float" office:value="72.1667">
            <text:p>72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17T21:00:00">
            <text:p>Mon Dec 17 21:00:00 2018</text:p>
          </table:table-cell>
          <table:table-cell office:value-type="float" office:value="397.6667">
            <text:p>397.6667</text:p>
          </table:table-cell>
          <table:table-cell office:value-type="float" office:value="53.8333">
            <text:p>53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2-17T22:00:00">
            <text:p>Mon Dec 17 22:00:00 2018</text:p>
          </table:table-cell>
          <table:table-cell office:value-type="float" office:value="594.8333">
            <text:p>594.8333</text:p>
          </table:table-cell>
          <table:table-cell office:value-type="float" office:value="57.3333">
            <text:p>57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12-17T23:00:00">
            <text:p>Mon Dec 17 23:00:00 2018</text:p>
          </table:table-cell>
          <table:table-cell office:value-type="float" office:value="334.6667">
            <text:p>334.6667</text:p>
          </table:table-cell>
          <table:table-cell office:value-type="float" office:value="45.1667">
            <text:p>45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2-18T00:00:00">
            <text:p>Tue Dec 18 00:00:00 2018</text:p>
          </table:table-cell>
          <table:table-cell office:value-type="float" office:value="503.1667">
            <text:p>503.1667</text:p>
          </table:table-cell>
          <table:table-cell office:value-type="float" office:value="53.3333">
            <text:p>53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18T01:00:00">
            <text:p>Tue Dec 18 01:00:00 2018</text:p>
          </table:table-cell>
          <table:table-cell office:value-type="float" office:value="298.1667">
            <text:p>298.1667</text:p>
          </table:table-cell>
          <table:table-cell office:value-type="float" office:value="37.3333">
            <text:p>37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12-18T19:00:00">
            <text:p>Tue Dec 18 19:00:00 2018</text:p>
          </table:table-cell>
          <table:table-cell office:value-type="float" office:value="617.0">
            <text:p>617.0</text:p>
          </table:table-cell>
          <table:table-cell office:value-type="float" office:value="73.6667">
            <text:p>73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8T20:00:00">
            <text:p>Tue Dec 18 20:00:00 2018</text:p>
          </table:table-cell>
          <table:table-cell office:value-type="float" office:value="641.6667">
            <text:p>641.6667</text:p>
          </table:table-cell>
          <table:table-cell office:value-type="float" office:value="75.8333">
            <text:p>75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18T21:00:00">
            <text:p>Tue Dec 18 21:00:00 2018</text:p>
          </table:table-cell>
          <table:table-cell office:value-type="float" office:value="737.5">
            <text:p>737.5</text:p>
          </table:table-cell>
          <table:table-cell office:value-type="float" office:value="80.8333">
            <text:p>80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18T22:00:00">
            <text:p>Tue Dec 18 22:00:00 2018</text:p>
          </table:table-cell>
          <table:table-cell office:value-type="float" office:value="1000.3333">
            <text:p>1000.3333</text:p>
          </table:table-cell>
          <table:table-cell office:value-type="float" office:value="79.0">
            <text:p>79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8T23:00:00">
            <text:p>Tue Dec 18 23:00:00 2018</text:p>
          </table:table-cell>
          <table:table-cell office:value-type="float" office:value="667.6667">
            <text:p>667.6667</text:p>
          </table:table-cell>
          <table:table-cell office:value-type="float" office:value="62.3333">
            <text:p>62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19T00:00:00">
            <text:p>Wed Dec 19 00:00:00 2018</text:p>
          </table:table-cell>
          <table:table-cell office:value-type="float" office:value="716.6667">
            <text:p>716.6667</text:p>
          </table:table-cell>
          <table:table-cell office:value-type="float" office:value="58.8333">
            <text:p>58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19T01:00:00">
            <text:p>Wed Dec 19 01:00:00 2018</text:p>
          </table:table-cell>
          <table:table-cell office:value-type="float" office:value="477.8333">
            <text:p>477.8333</text:p>
          </table:table-cell>
          <table:table-cell office:value-type="float" office:value="48.5">
            <text:p>48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8-12-19T04:00:00">
            <text:p>Wed Dec 19 04:00:00 2018</text:p>
          </table:table-cell>
          <table:table-cell office:value-type="float" office:value="175.5">
            <text:p>175.5</text:p>
          </table:table-cell>
          <table:table-cell office:value-type="float" office:value="27.1667">
            <text:p>27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19T21:00:00">
            <text:p>Wed Dec 19 21:00:00 2018</text:p>
          </table:table-cell>
          <table:table-cell office:value-type="float" office:value="329.6667">
            <text:p>329.6667</text:p>
          </table:table-cell>
          <table:table-cell office:value-type="float" office:value="64.6667">
            <text:p>64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2-19T22:00:00">
            <text:p>Wed Dec 19 22:00:00 2018</text:p>
          </table:table-cell>
          <table:table-cell office:value-type="float" office:value="480.0">
            <text:p>480.0</text:p>
          </table:table-cell>
          <table:table-cell office:value-type="float" office:value="71.0">
            <text:p>71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19T23:00:00">
            <text:p>Wed Dec 19 23:00:00 2018</text:p>
          </table:table-cell>
          <table:table-cell office:value-type="float" office:value="175.5">
            <text:p>175.5</text:p>
          </table:table-cell>
          <table:table-cell office:value-type="float" office:value="45.1667">
            <text:p>45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20T00:00:00">
            <text:p>Thu Dec 20 00:00:00 2018</text:p>
          </table:table-cell>
          <table:table-cell office:value-type="float" office:value="238.1667">
            <text:p>238.1667</text:p>
          </table:table-cell>
          <table:table-cell office:value-type="float" office:value="39.8333">
            <text:p>39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12-20T01:00:00">
            <text:p>Thu Dec 20 01:00:00 2018</text:p>
          </table:table-cell>
          <table:table-cell office:value-type="float" office:value="216.6667">
            <text:p>216.6667</text:p>
          </table:table-cell>
          <table:table-cell office:value-type="float" office:value="32.6667">
            <text:p>32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12-20T21:00:00">
            <text:p>Thu Dec 20 21:00:00 2018</text:p>
          </table:table-cell>
          <table:table-cell office:value-type="float" office:value="385.1667">
            <text:p>385.1667</text:p>
          </table:table-cell>
          <table:table-cell office:value-type="float" office:value="69.0">
            <text:p>69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20T22:00:00">
            <text:p>Thu Dec 20 22:00:00 2018</text:p>
          </table:table-cell>
          <table:table-cell office:value-type="float" office:value="237.5">
            <text:p>237.5</text:p>
          </table:table-cell>
          <table:table-cell office:value-type="float" office:value="50.1667">
            <text:p>50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8-12-21T19:00:00">
            <text:p>Fri Dec 21 19:00:00 2018</text:p>
          </table:table-cell>
          <table:table-cell office:value-type="float" office:value="624.6667">
            <text:p>624.6667</text:p>
          </table:table-cell>
          <table:table-cell office:value-type="float" office:value="79.8333">
            <text:p>79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21T20:00:00">
            <text:p>Fri Dec 21 20:00:00 2018</text:p>
          </table:table-cell>
          <table:table-cell office:value-type="float" office:value="842.3333">
            <text:p>842.3333</text:p>
          </table:table-cell>
          <table:table-cell office:value-type="float" office:value="97.6667">
            <text:p>97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1T21:00:00">
            <text:p>Fri Dec 21 21:00:00 2018</text:p>
          </table:table-cell>
          <table:table-cell office:value-type="float" office:value="657.5">
            <text:p>657.5</text:p>
          </table:table-cell>
          <table:table-cell office:value-type="float" office:value="89.5">
            <text:p>89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1T22:00:00">
            <text:p>Fri Dec 21 22:00:00 2018</text:p>
          </table:table-cell>
          <table:table-cell office:value-type="float" office:value="608.6667">
            <text:p>608.6667</text:p>
          </table:table-cell>
          <table:table-cell office:value-type="float" office:value="84.6667">
            <text:p>84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22T20:00:00">
            <text:p>Sat Dec 22 20:00:00 2018</text:p>
          </table:table-cell>
          <table:table-cell office:value-type="float" office:value="755.0">
            <text:p>755.0</text:p>
          </table:table-cell>
          <table:table-cell office:value-type="float" office:value="79.3333">
            <text:p>79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2T21:00:00">
            <text:p>Sat Dec 22 21:00:00 2018</text:p>
          </table:table-cell>
          <table:table-cell office:value-type="float" office:value="872.5">
            <text:p>872.5</text:p>
          </table:table-cell>
          <table:table-cell office:value-type="float" office:value="81.5">
            <text:p>81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2T22:00:00">
            <text:p>Sat Dec 22 22:00:00 2018</text:p>
          </table:table-cell>
          <table:table-cell office:value-type="float" office:value="214.1667">
            <text:p>214.1667</text:p>
          </table:table-cell>
          <table:table-cell office:value-type="float" office:value="44.8333">
            <text:p>44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12-23T19:00:00">
            <text:p>Sun Dec 23 19:00:00 2018</text:p>
          </table:table-cell>
          <table:table-cell office:value-type="float" office:value="795.5">
            <text:p>795.5</text:p>
          </table:table-cell>
          <table:table-cell office:value-type="float" office:value="98.1667">
            <text:p>98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3T20:00:00">
            <text:p>Sun Dec 23 20:00:00 2018</text:p>
          </table:table-cell>
          <table:table-cell office:value-type="float" office:value="1019.3333">
            <text:p>1019.3333</text:p>
          </table:table-cell>
          <table:table-cell office:value-type="float" office:value="101.3333">
            <text:p>101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23T21:00:00">
            <text:p>Sun Dec 23 21:00:00 2018</text:p>
          </table:table-cell>
          <table:table-cell office:value-type="float" office:value="1105.8333">
            <text:p>1105.8333</text:p>
          </table:table-cell>
          <table:table-cell office:value-type="float" office:value="105.1667">
            <text:p>105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23T22:00:00">
            <text:p>Sun Dec 23 22:00:00 2018</text:p>
          </table:table-cell>
          <table:table-cell office:value-type="float" office:value="607.3333">
            <text:p>607.3333</text:p>
          </table:table-cell>
          <table:table-cell office:value-type="float" office:value="92.1667">
            <text:p>92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23T23:00:00">
            <text:p>Sun Dec 23 23:00:00 2018</text:p>
          </table:table-cell>
          <table:table-cell office:value-type="float" office:value="733.0">
            <text:p>733.0</text:p>
          </table:table-cell>
          <table:table-cell office:value-type="float" office:value="89.6667">
            <text:p>89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24T00:00:00">
            <text:p>Mon Dec 24 00:00:00 2018</text:p>
          </table:table-cell>
          <table:table-cell office:value-type="float" office:value="369.3333">
            <text:p>369.3333</text:p>
          </table:table-cell>
          <table:table-cell office:value-type="float" office:value="67.5">
            <text:p>67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2-24T19:00:00">
            <text:p>Mon Dec 24 19:00:00 2018</text:p>
          </table:table-cell>
          <table:table-cell office:value-type="float" office:value="583.1667">
            <text:p>583.1667</text:p>
          </table:table-cell>
          <table:table-cell office:value-type="float" office:value="73.3333">
            <text:p>73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8-12-24T20:00:00">
            <text:p>Mon Dec 24 20:00:00 2018</text:p>
          </table:table-cell>
          <table:table-cell office:value-type="float" office:value="1102.8333">
            <text:p>1102.8333</text:p>
          </table:table-cell>
          <table:table-cell office:value-type="float" office:value="83.1667">
            <text:p>83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24T21:00:00">
            <text:p>Mon Dec 24 21:00:00 2018</text:p>
          </table:table-cell>
          <table:table-cell office:value-type="float" office:value="841.1667">
            <text:p>841.1667</text:p>
          </table:table-cell>
          <table:table-cell office:value-type="float" office:value="79.0">
            <text:p>79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24T22:00:00">
            <text:p>Mon Dec 24 22:00:00 2018</text:p>
          </table:table-cell>
          <table:table-cell office:value-type="float" office:value="1556.8333">
            <text:p>1556.8333</text:p>
          </table:table-cell>
          <table:table-cell office:value-type="float" office:value="92.3333">
            <text:p>9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4T23:00:00">
            <text:p>Mon Dec 24 23:00:00 2018</text:p>
          </table:table-cell>
          <table:table-cell office:value-type="float" office:value="1045.8333">
            <text:p>1045.8333</text:p>
          </table:table-cell>
          <table:table-cell office:value-type="float" office:value="72.5">
            <text:p>72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00:00:00">
            <text:p>Tue Dec 25 00:00:00 2018</text:p>
          </table:table-cell>
          <table:table-cell office:value-type="float" office:value="542.1667">
            <text:p>542.1667</text:p>
          </table:table-cell>
          <table:table-cell office:value-type="float" office:value="58.6667">
            <text:p>58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01:00:00">
            <text:p>Tue Dec 25 01:00:00 2018</text:p>
          </table:table-cell>
          <table:table-cell office:value-type="float" office:value="454.1667">
            <text:p>454.1667</text:p>
          </table:table-cell>
          <table:table-cell office:value-type="float" office:value="57.1667">
            <text:p>57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25T02:00:00">
            <text:p>Tue Dec 25 02:00:00 2018</text:p>
          </table:table-cell>
          <table:table-cell office:value-type="float" office:value="656.8333">
            <text:p>656.8333</text:p>
          </table:table-cell>
          <table:table-cell office:value-type="float" office:value="54.8333">
            <text:p>54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25T03:00:00">
            <text:p>Tue Dec 25 03:00:00 2018</text:p>
          </table:table-cell>
          <table:table-cell office:value-type="float" office:value="1045.3333">
            <text:p>1045.3333</text:p>
          </table:table-cell>
          <table:table-cell office:value-type="float" office:value="64.5">
            <text:p>64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04:00:00">
            <text:p>Tue Dec 25 04:00:00 2018</text:p>
          </table:table-cell>
          <table:table-cell office:value-type="float" office:value="395.5">
            <text:p>395.5</text:p>
          </table:table-cell>
          <table:table-cell office:value-type="float" office:value="45.5">
            <text:p>45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25T05:00:00">
            <text:p>Tue Dec 25 05:00:00 2018</text:p>
          </table:table-cell>
          <table:table-cell office:value-type="float" office:value="307.0">
            <text:p>307.0</text:p>
          </table:table-cell>
          <table:table-cell office:value-type="float" office:value="50.3333">
            <text:p>50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20:00:00">
            <text:p>Tue Dec 25 20:00:00 2018</text:p>
          </table:table-cell>
          <table:table-cell office:value-type="float" office:value="582.5">
            <text:p>582.5</text:p>
          </table:table-cell>
          <table:table-cell office:value-type="float" office:value="70.5">
            <text:p>70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5T21:00:00">
            <text:p>Tue Dec 25 21:00:00 2018</text:p>
          </table:table-cell>
          <table:table-cell office:value-type="float" office:value="628.0">
            <text:p>628.0</text:p>
          </table:table-cell>
          <table:table-cell office:value-type="float" office:value="87.3333">
            <text:p>87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22:00:00">
            <text:p>Tue Dec 25 22:00:00 2018</text:p>
          </table:table-cell>
          <table:table-cell office:value-type="float" office:value="765.6667">
            <text:p>765.6667</text:p>
          </table:table-cell>
          <table:table-cell office:value-type="float" office:value="86.8333">
            <text:p>86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23:00:00">
            <text:p>Tue Dec 25 23:00:00 2018</text:p>
          </table:table-cell>
          <table:table-cell office:value-type="float" office:value="799.1667">
            <text:p>799.1667</text:p>
          </table:table-cell>
          <table:table-cell office:value-type="float" office:value="83.5">
            <text:p>83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6T00:00:00">
            <text:p>Wed Dec 26 00:00:00 2018</text:p>
          </table:table-cell>
          <table:table-cell office:value-type="float" office:value="387.8333">
            <text:p>387.8333</text:p>
          </table:table-cell>
          <table:table-cell office:value-type="float" office:value="61.0">
            <text:p>61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2-26T01:00:00">
            <text:p>Wed Dec 26 01:00:00 2018</text:p>
          </table:table-cell>
          <table:table-cell office:value-type="float" office:value="473.8333">
            <text:p>473.8333</text:p>
          </table:table-cell>
          <table:table-cell office:value-type="float" office:value="64.0">
            <text:p>6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6T20:00:00">
            <text:p>Wed Dec 26 20:00:00 2018</text:p>
          </table:table-cell>
          <table:table-cell office:value-type="float" office:value="360.3333">
            <text:p>360.3333</text:p>
          </table:table-cell>
          <table:table-cell office:value-type="float" office:value="68.3333">
            <text:p>68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26T21:00:00">
            <text:p>Wed Dec 26 21:00:00 2018</text:p>
          </table:table-cell>
          <table:table-cell office:value-type="float" office:value="878.1667">
            <text:p>878.1667</text:p>
          </table:table-cell>
          <table:table-cell office:value-type="float" office:value="85.1667">
            <text:p>85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6T22:00:00">
            <text:p>Wed Dec 26 22:00:00 2018</text:p>
          </table:table-cell>
          <table:table-cell office:value-type="float" office:value="942.0">
            <text:p>942.0</text:p>
          </table:table-cell>
          <table:table-cell office:value-type="float" office:value="85.6667">
            <text:p>85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6T23:00:00">
            <text:p>Wed Dec 26 23:00:00 2018</text:p>
          </table:table-cell>
          <table:table-cell office:value-type="float" office:value="1060.8333">
            <text:p>1060.8333</text:p>
          </table:table-cell>
          <table:table-cell office:value-type="float" office:value="80.6667">
            <text:p>80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00:00:00">
            <text:p>Thu Dec 27 00:00:00 2018</text:p>
          </table:table-cell>
          <table:table-cell office:value-type="float" office:value="413.6667">
            <text:p>413.6667</text:p>
          </table:table-cell>
          <table:table-cell office:value-type="float" office:value="65.1667">
            <text:p>65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01:00:00">
            <text:p>Thu Dec 27 01:00:00 2018</text:p>
          </table:table-cell>
          <table:table-cell office:value-type="float" office:value="295.6667">
            <text:p>295.6667</text:p>
          </table:table-cell>
          <table:table-cell office:value-type="float" office:value="58.3333">
            <text:p>58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02:00:00">
            <text:p>Thu Dec 27 02:00:00 2018</text:p>
          </table:table-cell>
          <table:table-cell office:value-type="float" office:value="360.5">
            <text:p>360.5</text:p>
          </table:table-cell>
          <table:table-cell office:value-type="float" office:value="58.6667">
            <text:p>58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20:00:00">
            <text:p>Thu Dec 27 20:00:00 2018</text:p>
          </table:table-cell>
          <table:table-cell office:value-type="float" office:value="927.6667">
            <text:p>927.6667</text:p>
          </table:table-cell>
          <table:table-cell office:value-type="float" office:value="92.1667">
            <text:p>92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21:00:00">
            <text:p>Thu Dec 27 21:00:00 2018</text:p>
          </table:table-cell>
          <table:table-cell office:value-type="float" office:value="1081.5">
            <text:p>1081.5</text:p>
          </table:table-cell>
          <table:table-cell office:value-type="float" office:value="96.5">
            <text:p>96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7T22:00:00">
            <text:p>Thu Dec 27 22:00:00 2018</text:p>
          </table:table-cell>
          <table:table-cell office:value-type="float" office:value="953.5">
            <text:p>953.5</text:p>
          </table:table-cell>
          <table:table-cell office:value-type="float" office:value="84.5">
            <text:p>84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7T23:00:00">
            <text:p>Thu Dec 27 23:00:00 2018</text:p>
          </table:table-cell>
          <table:table-cell office:value-type="float" office:value="1015.8333">
            <text:p>1015.8333</text:p>
          </table:table-cell>
          <table:table-cell office:value-type="float" office:value="79.5">
            <text:p>79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8T00:00:00">
            <text:p>Fri Dec 28 00:00:00 2018</text:p>
          </table:table-cell>
          <table:table-cell office:value-type="float" office:value="262.8333">
            <text:p>262.8333</text:p>
          </table:table-cell>
          <table:table-cell office:value-type="float" office:value="50.5">
            <text:p>50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8T01:00:00">
            <text:p>Fri Dec 28 01:00:00 2018</text:p>
          </table:table-cell>
          <table:table-cell office:value-type="float" office:value="487.1667">
            <text:p>487.1667</text:p>
          </table:table-cell>
          <table:table-cell office:value-type="float" office:value="56.8333">
            <text:p>56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28T02:00:00">
            <text:p>Fri Dec 28 02:00:00 2018</text:p>
          </table:table-cell>
          <table:table-cell office:value-type="float" office:value="216.6667">
            <text:p>216.6667</text:p>
          </table:table-cell>
          <table:table-cell office:value-type="float" office:value="39.6667">
            <text:p>39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12-28T20:00:00">
            <text:p>Fri Dec 28 20:00:00 2018</text:p>
          </table:table-cell>
          <table:table-cell office:value-type="float" office:value="390.5">
            <text:p>390.5</text:p>
          </table:table-cell>
          <table:table-cell office:value-type="float" office:value="82.3333">
            <text:p>82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28T21:00:00">
            <text:p>Fri Dec 28 21:00:00 2018</text:p>
          </table:table-cell>
          <table:table-cell office:value-type="float" office:value="278.5">
            <text:p>278.5</text:p>
          </table:table-cell>
          <table:table-cell office:value-type="float" office:value="75.6667">
            <text:p>75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8T22:00:00">
            <text:p>Fri Dec 28 22:00:00 2018</text:p>
          </table:table-cell>
          <table:table-cell office:value-type="float" office:value="361.5">
            <text:p>361.5</text:p>
          </table:table-cell>
          <table:table-cell office:value-type="float" office:value="71.5">
            <text:p>71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8T23:00:00">
            <text:p>Fri Dec 28 23:00:00 2018</text:p>
          </table:table-cell>
          <table:table-cell office:value-type="float" office:value="708.6667">
            <text:p>708.6667</text:p>
          </table:table-cell>
          <table:table-cell office:value-type="float" office:value="77.8333">
            <text:p>77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01T19:00:00">
            <text:p>Tue Jan  1 19:00:00 2019</text:p>
          </table:table-cell>
          <table:table-cell office:value-type="float" office:value="697.0">
            <text:p>697.0</text:p>
          </table:table-cell>
          <table:table-cell office:value-type="float" office:value="92.3333">
            <text:p>92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01-01T20:00:00">
            <text:p>Tue Jan  1 20:00:00 2019</text:p>
          </table:table-cell>
          <table:table-cell office:value-type="float" office:value="830.1667">
            <text:p>830.1667</text:p>
          </table:table-cell>
          <table:table-cell office:value-type="float" office:value="93.6667">
            <text:p>93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01T21:00:00">
            <text:p>Tue Jan  1 21:00:00 2019</text:p>
          </table:table-cell>
          <table:table-cell office:value-type="float" office:value="889.3333">
            <text:p>889.3333</text:p>
          </table:table-cell>
          <table:table-cell office:value-type="float" office:value="84.1667">
            <text:p>84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01-01T22:00:00">
            <text:p>Tue Jan  1 22:00:00 2019</text:p>
          </table:table-cell>
          <table:table-cell office:value-type="float" office:value="636.8333">
            <text:p>636.8333</text:p>
          </table:table-cell>
          <table:table-cell office:value-type="float" office:value="76.8333">
            <text:p>76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1T23:00:00">
            <text:p>Tue Jan  1 23:00:00 2019</text:p>
          </table:table-cell>
          <table:table-cell office:value-type="float" office:value="373.0">
            <text:p>373.0</text:p>
          </table:table-cell>
          <table:table-cell office:value-type="float" office:value="76.8333">
            <text:p>76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02T00:00:00">
            <text:p>Wed Jan  2 00:00:00 2019</text:p>
          </table:table-cell>
          <table:table-cell office:value-type="float" office:value="404.8333">
            <text:p>404.8333</text:p>
          </table:table-cell>
          <table:table-cell office:value-type="float" office:value="67.3333">
            <text:p>67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02T01:00:00">
            <text:p>Wed Jan  2 01:00:00 2019</text:p>
          </table:table-cell>
          <table:table-cell office:value-type="float" office:value="242.1667">
            <text:p>242.1667</text:p>
          </table:table-cell>
          <table:table-cell office:value-type="float" office:value="54.3333">
            <text:p>54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01-02T20:00:00">
            <text:p>Wed Jan  2 20:00:00 2019</text:p>
          </table:table-cell>
          <table:table-cell office:value-type="float" office:value="401.1667">
            <text:p>401.1667</text:p>
          </table:table-cell>
          <table:table-cell office:value-type="float" office:value="92.0">
            <text:p>92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02T21:00:00">
            <text:p>Wed Jan  2 21:00:00 2019</text:p>
          </table:table-cell>
          <table:table-cell office:value-type="float" office:value="339.3333">
            <text:p>339.3333</text:p>
          </table:table-cell>
          <table:table-cell office:value-type="float" office:value="86.0">
            <text:p>86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2T22:00:00">
            <text:p>Wed Jan  2 22:00:00 2019</text:p>
          </table:table-cell>
          <table:table-cell office:value-type="float" office:value="495.0">
            <text:p>495.0</text:p>
          </table:table-cell>
          <table:table-cell office:value-type="float" office:value="85.6667">
            <text:p>85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02T23:00:00">
            <text:p>Wed Jan  2 23:00:00 2019</text:p>
          </table:table-cell>
          <table:table-cell office:value-type="float" office:value="329.5">
            <text:p>329.5</text:p>
          </table:table-cell>
          <table:table-cell office:value-type="float" office:value="80.0">
            <text:p>80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03T00:00:00">
            <text:p>Thu Jan  3 00:00:00 2019</text:p>
          </table:table-cell>
          <table:table-cell office:value-type="float" office:value="353.0">
            <text:p>353.0</text:p>
          </table:table-cell>
          <table:table-cell office:value-type="float" office:value="72.6667">
            <text:p>72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3T21:00:00">
            <text:p>Thu Jan  3 21:00:00 2019</text:p>
          </table:table-cell>
          <table:table-cell office:value-type="float" office:value="692.6667">
            <text:p>692.6667</text:p>
          </table:table-cell>
          <table:table-cell office:value-type="float" office:value="110.0">
            <text:p>110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1-05T19:00:00">
            <text:p>Sat Jan  5 19:00:00 2019</text:p>
          </table:table-cell>
          <table:table-cell office:value-type="float" office:value="747.5">
            <text:p>747.5</text:p>
          </table:table-cell>
          <table:table-cell office:value-type="float" office:value="106.3333">
            <text:p>106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01-05T20:00:00">
            <text:p>Sat Jan  5 20:00:00 2019</text:p>
          </table:table-cell>
          <table:table-cell office:value-type="float" office:value="1493.5">
            <text:p>1493.5</text:p>
          </table:table-cell>
          <table:table-cell office:value-type="float" office:value="144.5">
            <text:p>144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5T21:00:00">
            <text:p>Sat Jan  5 21:00:00 2019</text:p>
          </table:table-cell>
          <table:table-cell office:value-type="float" office:value="1772.0">
            <text:p>1772.0</text:p>
          </table:table-cell>
          <table:table-cell office:value-type="float" office:value="120.5">
            <text:p>120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5T22:00:00">
            <text:p>Sat Jan  5 22:00:00 2019</text:p>
          </table:table-cell>
          <table:table-cell office:value-type="float" office:value="975.6667">
            <text:p>975.6667</text:p>
          </table:table-cell>
          <table:table-cell office:value-type="float" office:value="84.5">
            <text:p>84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5T23:00:00">
            <text:p>Sat Jan  5 23:00:00 2019</text:p>
          </table:table-cell>
          <table:table-cell office:value-type="float" office:value="544.6667">
            <text:p>544.6667</text:p>
          </table:table-cell>
          <table:table-cell office:value-type="float" office:value="73.6667">
            <text:p>7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01-07T19:00:00">
            <text:p>Mon Jan  7 19:00:00 2019</text:p>
          </table:table-cell>
          <table:table-cell office:value-type="float" office:value="543.6667">
            <text:p>543.6667</text:p>
          </table:table-cell>
          <table:table-cell office:value-type="float" office:value="96.8333">
            <text:p>96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01-07T20:00:00">
            <text:p>Mon Jan  7 20:00:00 2019</text:p>
          </table:table-cell>
          <table:table-cell office:value-type="float" office:value="983.3333">
            <text:p>983.3333</text:p>
          </table:table-cell>
          <table:table-cell office:value-type="float" office:value="99.1667">
            <text:p>99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9-01-07T21:00:00">
            <text:p>Mon Jan  7 21:00:00 2019</text:p>
          </table:table-cell>
          <table:table-cell office:value-type="float" office:value="509.6667">
            <text:p>509.6667</text:p>
          </table:table-cell>
          <table:table-cell office:value-type="float" office:value="86.0">
            <text:p>86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01-07T22:00:00">
            <text:p>Mon Jan  7 22:00:00 2019</text:p>
          </table:table-cell>
          <table:table-cell office:value-type="float" office:value="281.6667">
            <text:p>281.6667</text:p>
          </table:table-cell>
          <table:table-cell office:value-type="float" office:value="70.1667">
            <text:p>70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1-08T19:00:00">
            <text:p>Tue Jan  8 19:00:00 2019</text:p>
          </table:table-cell>
          <table:table-cell office:value-type="float" office:value="700.6667">
            <text:p>700.6667</text:p>
          </table:table-cell>
          <table:table-cell office:value-type="float" office:value="86.0">
            <text:p>86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01-08T20:00:00">
            <text:p>Tue Jan  8 20:00:00 2019</text:p>
          </table:table-cell>
          <table:table-cell office:value-type="float" office:value="908.5">
            <text:p>908.5</text:p>
          </table:table-cell>
          <table:table-cell office:value-type="float" office:value="93.8333">
            <text:p>93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08T21:00:00">
            <text:p>Tue Jan  8 21:00:00 2019</text:p>
          </table:table-cell>
          <table:table-cell office:value-type="float" office:value="1183.1667">
            <text:p>1183.1667</text:p>
          </table:table-cell>
          <table:table-cell office:value-type="float" office:value="105.8333">
            <text:p>105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08T22:00:00">
            <text:p>Tue Jan  8 22:00:00 2019</text:p>
          </table:table-cell>
          <table:table-cell office:value-type="float" office:value="1701.0">
            <text:p>1701.0</text:p>
          </table:table-cell>
          <table:table-cell office:value-type="float" office:value="121.3333">
            <text:p>121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08T23:00:00">
            <text:p>Tue Jan  8 23:00:00 2019</text:p>
          </table:table-cell>
          <table:table-cell office:value-type="float" office:value="1053.8333">
            <text:p>1053.8333</text:p>
          </table:table-cell>
          <table:table-cell office:value-type="float" office:value="90.8333">
            <text:p>90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09T00:00:00">
            <text:p>Wed Jan  9 00:00:00 2019</text:p>
          </table:table-cell>
          <table:table-cell office:value-type="float" office:value="535.0">
            <text:p>535.0</text:p>
          </table:table-cell>
          <table:table-cell office:value-type="float" office:value="53.8333">
            <text:p>53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9-01-09T01:00:00">
            <text:p>Wed Jan  9 01:00:00 2019</text:p>
          </table:table-cell>
          <table:table-cell office:value-type="float" office:value="731.6667">
            <text:p>731.6667</text:p>
          </table:table-cell>
          <table:table-cell office:value-type="float" office:value="60.8333">
            <text:p>60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9-01-09T02:00:00">
            <text:p>Wed Jan  9 02:00:00 2019</text:p>
          </table:table-cell>
          <table:table-cell office:value-type="float" office:value="593.3333">
            <text:p>593.3333</text:p>
          </table:table-cell>
          <table:table-cell office:value-type="float" office:value="43.1667">
            <text:p>43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01-09T19:00:00">
            <text:p>Wed Jan  9 19:00:00 2019</text:p>
          </table:table-cell>
          <table:table-cell office:value-type="float" office:value="761.5">
            <text:p>761.5</text:p>
          </table:table-cell>
          <table:table-cell office:value-type="float" office:value="92.6667">
            <text:p>92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1-09T20:00:00">
            <text:p>Wed Jan  9 20:00:00 2019</text:p>
          </table:table-cell>
          <table:table-cell office:value-type="float" office:value="625.8333">
            <text:p>625.8333</text:p>
          </table:table-cell>
          <table:table-cell office:value-type="float" office:value="74.3333">
            <text:p>74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9-01-09T21:00:00">
            <text:p>Wed Jan  9 21:00:00 2019</text:p>
          </table:table-cell>
          <table:table-cell office:value-type="float" office:value="491.5">
            <text:p>491.5</text:p>
          </table:table-cell>
          <table:table-cell office:value-type="float" office:value="73.1667">
            <text:p>7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01-09T22:00:00">
            <text:p>Wed Jan  9 22:00:00 2019</text:p>
          </table:table-cell>
          <table:table-cell office:value-type="float" office:value="982.0">
            <text:p>982.0</text:p>
          </table:table-cell>
          <table:table-cell office:value-type="float" office:value="91.3333">
            <text:p>91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1-09T23:00:00">
            <text:p>Wed Jan  9 23:00:00 2019</text:p>
          </table:table-cell>
          <table:table-cell office:value-type="float" office:value="485.6667">
            <text:p>485.6667</text:p>
          </table:table-cell>
          <table:table-cell office:value-type="float" office:value="55.1667">
            <text:p>55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1-10T00:00:00">
            <text:p>Thu Jan 10 00:00:00 2019</text:p>
          </table:table-cell>
          <table:table-cell office:value-type="float" office:value="697.6667">
            <text:p>697.6667</text:p>
          </table:table-cell>
          <table:table-cell office:value-type="float" office:value="59.1667">
            <text:p>59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10T01:00:00">
            <text:p>Thu Jan 10 01:00:00 2019</text:p>
          </table:table-cell>
          <table:table-cell office:value-type="float" office:value="535.8333">
            <text:p>535.8333</text:p>
          </table:table-cell>
          <table:table-cell office:value-type="float" office:value="43.5">
            <text:p>43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01-10T02:00:00">
            <text:p>Thu Jan 10 02:00:00 2019</text:p>
          </table:table-cell>
          <table:table-cell office:value-type="float" office:value="461.6667">
            <text:p>461.6667</text:p>
          </table:table-cell>
          <table:table-cell office:value-type="float" office:value="22.0">
            <text:p>22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1-10T03:00:00">
            <text:p>Thu Jan 10 03:00:00 2019</text:p>
          </table:table-cell>
          <table:table-cell office:value-type="float" office:value="505.0">
            <text:p>505.0</text:p>
          </table:table-cell>
          <table:table-cell office:value-type="float" office:value="36.3333">
            <text:p>36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9-01-10T20:00:00">
            <text:p>Thu Jan 10 20:00:00 2019</text:p>
          </table:table-cell>
          <table:table-cell office:value-type="float" office:value="437.6667">
            <text:p>437.6667</text:p>
          </table:table-cell>
          <table:table-cell office:value-type="float" office:value="52.3333">
            <text:p>52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01-10T22:00:00">
            <text:p>Thu Jan 10 22:00:00 2019</text:p>
          </table:table-cell>
          <table:table-cell office:value-type="float" office:value="476.0">
            <text:p>476.0</text:p>
          </table:table-cell>
          <table:table-cell office:value-type="float" office:value="59.5">
            <text:p>59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01-11T20:00:00">
            <text:p>Fri Jan 11 20:00:00 2019</text:p>
          </table:table-cell>
          <table:table-cell office:value-type="float" office:value="800.0">
            <text:p>800.0</text:p>
          </table:table-cell>
          <table:table-cell office:value-type="float" office:value="95.0">
            <text:p>95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01-11T21:00:00">
            <text:p>Fri Jan 11 21:00:00 2019</text:p>
          </table:table-cell>
          <table:table-cell office:value-type="float" office:value="1061.1667">
            <text:p>1061.1667</text:p>
          </table:table-cell>
          <table:table-cell office:value-type="float" office:value="107.8333">
            <text:p>107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01-11T22:00:00">
            <text:p>Fri Jan 11 22:00:00 2019</text:p>
          </table:table-cell>
          <table:table-cell office:value-type="float" office:value="959.6667">
            <text:p>959.6667</text:p>
          </table:table-cell>
          <table:table-cell office:value-type="float" office:value="95.6667">
            <text:p>95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01-11T23:00:00">
            <text:p>Fri Jan 11 23:00:00 2019</text:p>
          </table:table-cell>
          <table:table-cell office:value-type="float" office:value="628.6667">
            <text:p>628.6667</text:p>
          </table:table-cell>
          <table:table-cell office:value-type="float" office:value="71.8333">
            <text:p>71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9-01-12T00:00:00">
            <text:p>Sat Jan 12 00:00:00 2019</text:p>
          </table:table-cell>
          <table:table-cell office:value-type="float" office:value="404.5">
            <text:p>404.5</text:p>
          </table:table-cell>
          <table:table-cell office:value-type="float" office:value="43.3333">
            <text:p>43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01-12T19:00:00">
            <text:p>Sat Jan 12 19:00:00 2019</text:p>
          </table:table-cell>
          <table:table-cell office:value-type="float" office:value="789.3333">
            <text:p>789.3333</text:p>
          </table:table-cell>
          <table:table-cell office:value-type="float" office:value="83.8333">
            <text:p>83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9-01-12T20:00:00">
            <text:p>Sat Jan 12 20:00:00 2019</text:p>
          </table:table-cell>
          <table:table-cell office:value-type="float" office:value="911.0">
            <text:p>911.0</text:p>
          </table:table-cell>
          <table:table-cell office:value-type="float" office:value="97.8333">
            <text:p>97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1-12T21:00:00">
            <text:p>Sat Jan 12 21:00:00 2019</text:p>
          </table:table-cell>
          <table:table-cell office:value-type="float" office:value="1347.6667">
            <text:p>1347.6667</text:p>
          </table:table-cell>
          <table:table-cell office:value-type="float" office:value="111.8333">
            <text:p>111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01-12T22:00:00">
            <text:p>Sat Jan 12 22:00:00 2019</text:p>
          </table:table-cell>
          <table:table-cell office:value-type="float" office:value="1438.0">
            <text:p>1438.0</text:p>
          </table:table-cell>
          <table:table-cell office:value-type="float" office:value="103.6667">
            <text:p>103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9-01-12T23:00:00">
            <text:p>Sat Jan 12 23:00:00 2019</text:p>
          </table:table-cell>
          <table:table-cell office:value-type="float" office:value="1429.6667">
            <text:p>1429.6667</text:p>
          </table:table-cell>
          <table:table-cell office:value-type="float" office:value="100.5">
            <text:p>100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01-13T00:00:00">
            <text:p>Sun Jan 13 00:00:00 2019</text:p>
          </table:table-cell>
          <table:table-cell office:value-type="float" office:value="866.8333">
            <text:p>866.8333</text:p>
          </table:table-cell>
          <table:table-cell office:value-type="float" office:value="80.3333">
            <text:p>80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1-13T01:00:00">
            <text:p>Sun Jan 13 01:00:00 2019</text:p>
          </table:table-cell>
          <table:table-cell office:value-type="float" office:value="540.5">
            <text:p>540.5</text:p>
          </table:table-cell>
          <table:table-cell office:value-type="float" office:value="46.0">
            <text:p>46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01-13T02:00:00">
            <text:p>Sun Jan 13 02:00:00 2019</text:p>
          </table:table-cell>
          <table:table-cell office:value-type="float" office:value="470.1667">
            <text:p>470.1667</text:p>
          </table:table-cell>
          <table:table-cell office:value-type="float" office:value="34.3333">
            <text:p>34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01-13T19:00:00">
            <text:p>Sun Jan 13 19:00:00 2019</text:p>
          </table:table-cell>
          <table:table-cell office:value-type="float" office:value="825.8333">
            <text:p>825.8333</text:p>
          </table:table-cell>
          <table:table-cell office:value-type="float" office:value="97.1667">
            <text:p>97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1-13T20:00:00">
            <text:p>Sun Jan 13 20:00:00 2019</text:p>
          </table:table-cell>
          <table:table-cell office:value-type="float" office:value="937.3333">
            <text:p>937.3333</text:p>
          </table:table-cell>
          <table:table-cell office:value-type="float" office:value="93.5">
            <text:p>93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01-13T21:00:00">
            <text:p>Sun Jan 13 21:00:00 2019</text:p>
          </table:table-cell>
          <table:table-cell office:value-type="float" office:value="643.5">
            <text:p>643.5</text:p>
          </table:table-cell>
          <table:table-cell office:value-type="float" office:value="72.5">
            <text:p>72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01-13T22:00:00">
            <text:p>Sun Jan 13 22:00:00 2019</text:p>
          </table:table-cell>
          <table:table-cell office:value-type="float" office:value="617.0">
            <text:p>617.0</text:p>
          </table:table-cell>
          <table:table-cell office:value-type="float" office:value="53.5">
            <text:p>53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01-13T23:00:00">
            <text:p>Sun Jan 13 23:00:00 2019</text:p>
          </table:table-cell>
          <table:table-cell office:value-type="float" office:value="797.5">
            <text:p>797.5</text:p>
          </table:table-cell>
          <table:table-cell office:value-type="float" office:value="70.1667">
            <text:p>70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1-14T00:00:00">
            <text:p>Mon Jan 14 00:00:00 2019</text:p>
          </table:table-cell>
          <table:table-cell office:value-type="float" office:value="624.5">
            <text:p>624.5</text:p>
          </table:table-cell>
          <table:table-cell office:value-type="float" office:value="55.8333">
            <text:p>55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01-14T01:00:00">
            <text:p>Mon Jan 14 01:00:00 2019</text:p>
          </table:table-cell>
          <table:table-cell office:value-type="float" office:value="528.1667">
            <text:p>528.1667</text:p>
          </table:table-cell>
          <table:table-cell office:value-type="float" office:value="40.8333">
            <text:p>40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9-01-14T02:00:00">
            <text:p>Mon Jan 14 02:00:00 2019</text:p>
          </table:table-cell>
          <table:table-cell office:value-type="float" office:value="507.0">
            <text:p>507.0</text:p>
          </table:table-cell>
          <table:table-cell office:value-type="float" office:value="38.8333">
            <text:p>38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01-14T19:00:00">
            <text:p>Mon Jan 14 19:00:00 2019</text:p>
          </table:table-cell>
          <table:table-cell office:value-type="float" office:value="918.6667">
            <text:p>918.6667</text:p>
          </table:table-cell>
          <table:table-cell office:value-type="float" office:value="105.8333">
            <text:p>105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01-14T20:00:00">
            <text:p>Mon Jan 14 20:00:00 2019</text:p>
          </table:table-cell>
          <table:table-cell office:value-type="float" office:value="1593.0">
            <text:p>1593.0</text:p>
          </table:table-cell>
          <table:table-cell office:value-type="float" office:value="116.3333">
            <text:p>116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9-01-14T21:00:00">
            <text:p>Mon Jan 14 21:00:00 2019</text:p>
          </table:table-cell>
          <table:table-cell office:value-type="float" office:value="2076.0">
            <text:p>2076.0</text:p>
          </table:table-cell>
          <table:table-cell office:value-type="float" office:value="137.6667">
            <text:p>137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14T22:00:00">
            <text:p>Mon Jan 14 22:00:00 2019</text:p>
          </table:table-cell>
          <table:table-cell office:value-type="float" office:value="1658.8333">
            <text:p>1658.8333</text:p>
          </table:table-cell>
          <table:table-cell office:value-type="float" office:value="117.0">
            <text:p>117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01-14T23:00:00">
            <text:p>Mon Jan 14 23:00:00 2019</text:p>
          </table:table-cell>
          <table:table-cell office:value-type="float" office:value="1236.5">
            <text:p>1236.5</text:p>
          </table:table-cell>
          <table:table-cell office:value-type="float" office:value="92.6667">
            <text:p>92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01-15T00:00:00">
            <text:p>Tue Jan 15 00:00:00 2019</text:p>
          </table:table-cell>
          <table:table-cell office:value-type="float" office:value="1104.1667">
            <text:p>1104.1667</text:p>
          </table:table-cell>
          <table:table-cell office:value-type="float" office:value="81.1667">
            <text:p>81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1-15T01:00:00">
            <text:p>Tue Jan 15 01:00:00 2019</text:p>
          </table:table-cell>
          <table:table-cell office:value-type="float" office:value="850.0">
            <text:p>850.0</text:p>
          </table:table-cell>
          <table:table-cell office:value-type="float" office:value="63.8333">
            <text:p>63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01-15T02:00:00">
            <text:p>Tue Jan 15 02:00:00 2019</text:p>
          </table:table-cell>
          <table:table-cell office:value-type="float" office:value="666.5">
            <text:p>666.5</text:p>
          </table:table-cell>
          <table:table-cell office:value-type="float" office:value="44.5">
            <text:p>44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9-01-15T03:00:00">
            <text:p>Tue Jan 15 03:00:00 2019</text:p>
          </table:table-cell>
          <table:table-cell office:value-type="float" office:value="560.5">
            <text:p>560.5</text:p>
          </table:table-cell>
          <table:table-cell office:value-type="float" office:value="36.0">
            <text:p>36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9-01-15T09:00:00">
            <text:p>Tue Jan 15 09:00:00 2019</text:p>
          </table:table-cell>
          <table:table-cell office:value-type="float" office:value="1104.5">
            <text:p>1104.5</text:p>
          </table:table-cell>
          <table:table-cell office:value-type="float" office:value="77.6667">
            <text:p>77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15T10:00:00">
            <text:p>Tue Jan 15 10:00:00 2019</text:p>
          </table:table-cell>
          <table:table-cell office:value-type="float" office:value="1170.3333">
            <text:p>1170.3333</text:p>
          </table:table-cell>
          <table:table-cell office:value-type="float" office:value="75.0">
            <text:p>75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01-15T19:00:00">
            <text:p>Tue Jan 15 19:00:00 2019</text:p>
          </table:table-cell>
          <table:table-cell office:value-type="float" office:value="647.3333">
            <text:p>647.3333</text:p>
          </table:table-cell>
          <table:table-cell office:value-type="float" office:value="73.6667">
            <text:p>73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9-01-15T20:00:00">
            <text:p>Tue Jan 15 20:00:00 2019</text:p>
          </table:table-cell>
          <table:table-cell office:value-type="float" office:value="1164.6667">
            <text:p>1164.6667</text:p>
          </table:table-cell>
          <table:table-cell office:value-type="float" office:value="102.0">
            <text:p>102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01-15T21:00:00">
            <text:p>Tue Jan 15 21:00:00 2019</text:p>
          </table:table-cell>
          <table:table-cell office:value-type="float" office:value="1520.3333">
            <text:p>1520.3333</text:p>
          </table:table-cell>
          <table:table-cell office:value-type="float" office:value="122.3333">
            <text:p>122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1-15T22:00:00">
            <text:p>Tue Jan 15 22:00:00 2019</text:p>
          </table:table-cell>
          <table:table-cell office:value-type="float" office:value="888.1667">
            <text:p>888.1667</text:p>
          </table:table-cell>
          <table:table-cell office:value-type="float" office:value="82.1667">
            <text:p>82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01-15T23:00:00">
            <text:p>Tue Jan 15 23:00:00 2019</text:p>
          </table:table-cell>
          <table:table-cell office:value-type="float" office:value="894.8333">
            <text:p>894.8333</text:p>
          </table:table-cell>
          <table:table-cell office:value-type="float" office:value="76.3333">
            <text:p>76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16T00:00:00">
            <text:p>Wed Jan 16 00:00:00 2019</text:p>
          </table:table-cell>
          <table:table-cell office:value-type="float" office:value="1499.0">
            <text:p>1499.0</text:p>
          </table:table-cell>
          <table:table-cell office:value-type="float" office:value="91.1667">
            <text:p>91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01-16T01:00:00">
            <text:p>Wed Jan 16 01:00:00 2019</text:p>
          </table:table-cell>
          <table:table-cell office:value-type="float" office:value="892.6667">
            <text:p>892.6667</text:p>
          </table:table-cell>
          <table:table-cell office:value-type="float" office:value="65.3333">
            <text:p>65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16T02:00:00">
            <text:p>Wed Jan 16 02:00:00 2019</text:p>
          </table:table-cell>
          <table:table-cell office:value-type="float" office:value="869.5">
            <text:p>869.5</text:p>
          </table:table-cell>
          <table:table-cell office:value-type="float" office:value="54.6667">
            <text:p>54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01-16T03:00:00">
            <text:p>Wed Jan 16 03:00:00 2019</text:p>
          </table:table-cell>
          <table:table-cell office:value-type="float" office:value="636.5">
            <text:p>636.5</text:p>
          </table:table-cell>
          <table:table-cell office:value-type="float" office:value="46.3333">
            <text:p>46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01-16T04:00:00">
            <text:p>Wed Jan 16 04:00:00 2019</text:p>
          </table:table-cell>
          <table:table-cell office:value-type="float" office:value="448.0">
            <text:p>448.0</text:p>
          </table:table-cell>
          <table:table-cell office:value-type="float" office:value="19.3333">
            <text:p>19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01-16T05:00:00">
            <text:p>Wed Jan 16 05:00:00 2019</text:p>
          </table:table-cell>
          <table:table-cell office:value-type="float" office:value="381.6667">
            <text:p>381.6667</text:p>
          </table:table-cell>
          <table:table-cell office:value-type="float" office:value="9.5">
            <text:p>9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01-16T16:00:00">
            <text:p>Wed Jan 16 16:00:00 2019</text:p>
          </table:table-cell>
          <table:table-cell office:value-type="float" office:value="534.5">
            <text:p>534.5</text:p>
          </table:table-cell>
          <table:table-cell office:value-type="float" office:value="38.0">
            <text:p>38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1-16T17:00:00">
            <text:p>Wed Jan 16 17:00:00 2019</text:p>
          </table:table-cell>
          <table:table-cell office:value-type="float" office:value="417.6667">
            <text:p>417.6667</text:p>
          </table:table-cell>
          <table:table-cell office:value-type="float" office:value="18.3333">
            <text:p>18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1-16T19:00:00">
            <text:p>Wed Jan 16 19:00:00 2019</text:p>
          </table:table-cell>
          <table:table-cell office:value-type="float" office:value="592.8333">
            <text:p>592.8333</text:p>
          </table:table-cell>
          <table:table-cell office:value-type="float" office:value="60.8333">
            <text:p>60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01-16T20:00:00">
            <text:p>Wed Jan 16 20:00:00 2019</text:p>
          </table:table-cell>
          <table:table-cell office:value-type="float" office:value="546.8333">
            <text:p>546.8333</text:p>
          </table:table-cell>
          <table:table-cell office:value-type="float" office:value="59.5">
            <text:p>59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9-01-16T21:00:00">
            <text:p>Wed Jan 16 21:00:00 2019</text:p>
          </table:table-cell>
          <table:table-cell office:value-type="float" office:value="722.1667">
            <text:p>722.1667</text:p>
          </table:table-cell>
          <table:table-cell office:value-type="float" office:value="65.3333">
            <text:p>65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01-16T22:00:00">
            <text:p>Wed Jan 16 22:00:00 2019</text:p>
          </table:table-cell>
          <table:table-cell office:value-type="float" office:value="607.8333">
            <text:p>607.8333</text:p>
          </table:table-cell>
          <table:table-cell office:value-type="float" office:value="45.1667">
            <text:p>45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01-16T23:00:00">
            <text:p>Wed Jan 16 23:00:00 2019</text:p>
          </table:table-cell>
          <table:table-cell office:value-type="float" office:value="717.3333">
            <text:p>717.3333</text:p>
          </table:table-cell>
          <table:table-cell office:value-type="float" office:value="49.3333">
            <text:p>49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01-17T00:00:00">
            <text:p>Thu Jan 17 00:00:00 2019</text:p>
          </table:table-cell>
          <table:table-cell office:value-type="float" office:value="580.6667">
            <text:p>580.6667</text:p>
          </table:table-cell>
          <table:table-cell office:value-type="float" office:value="34.8333">
            <text:p>34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1-17T01:00:00">
            <text:p>Thu Jan 17 01:00:00 2019</text:p>
          </table:table-cell>
          <table:table-cell office:value-type="float" office:value="451.3333">
            <text:p>451.3333</text:p>
          </table:table-cell>
          <table:table-cell office:value-type="float" office:value="14.0">
            <text:p>14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01-17T02:00:00">
            <text:p>Thu Jan 17 02:00:00 2019</text:p>
          </table:table-cell>
          <table:table-cell office:value-type="float" office:value="490.8333">
            <text:p>490.8333</text:p>
          </table:table-cell>
          <table:table-cell office:value-type="float" office:value="26.8333">
            <text:p>26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1-17T03:00:00">
            <text:p>Thu Jan 17 03:00:00 2019</text:p>
          </table:table-cell>
          <table:table-cell office:value-type="float" office:value="507.5">
            <text:p>507.5</text:p>
          </table:table-cell>
          <table:table-cell office:value-type="float" office:value="33.1667">
            <text:p>33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01-17T04:00:00">
            <text:p>Thu Jan 17 04:00:00 2019</text:p>
          </table:table-cell>
          <table:table-cell office:value-type="float" office:value="398.8333">
            <text:p>398.8333</text:p>
          </table:table-cell>
          <table:table-cell office:value-type="float" office:value="25.1667">
            <text:p>25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01-17T05:00:00">
            <text:p>Thu Jan 17 05:00:00 2019</text:p>
          </table:table-cell>
          <table:table-cell office:value-type="float" office:value="440.3333">
            <text:p>440.3333</text:p>
          </table:table-cell>
          <table:table-cell office:value-type="float" office:value="23.3333">
            <text:p>23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01-17T06:00:00">
            <text:p>Thu Jan 17 06:00:00 2019</text:p>
          </table:table-cell>
          <table:table-cell office:value-type="float" office:value="431.1667">
            <text:p>431.1667</text:p>
          </table:table-cell>
          <table:table-cell office:value-type="float" office:value="24.5">
            <text:p>24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01-17T07:00:00">
            <text:p>Thu Jan 17 07:00:00 2019</text:p>
          </table:table-cell>
          <table:table-cell office:value-type="float" office:value="438.3333">
            <text:p>438.3333</text:p>
          </table:table-cell>
          <table:table-cell office:value-type="float" office:value="24.0">
            <text:p>24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01-17T08:00:00">
            <text:p>Thu Jan 17 08:00:00 2019</text:p>
          </table:table-cell>
          <table:table-cell office:value-type="float" office:value="707.5">
            <text:p>707.5</text:p>
          </table:table-cell>
          <table:table-cell office:value-type="float" office:value="53.3333">
            <text:p>53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01-17T09:00:00">
            <text:p>Thu Jan 17 09:00:00 2019</text:p>
          </table:table-cell>
          <table:table-cell office:value-type="float" office:value="552.1667">
            <text:p>552.1667</text:p>
          </table:table-cell>
          <table:table-cell office:value-type="float" office:value="46.6667">
            <text:p>46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17T10:00:00">
            <text:p>Thu Jan 17 10:00:00 2019</text:p>
          </table:table-cell>
          <table:table-cell office:value-type="float" office:value="628.8333">
            <text:p>628.8333</text:p>
          </table:table-cell>
          <table:table-cell office:value-type="float" office:value="44.5">
            <text:p>44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1-17T11:00:00">
            <text:p>Thu Jan 17 11:00:00 2019</text:p>
          </table:table-cell>
          <table:table-cell office:value-type="float" office:value="542.8333">
            <text:p>542.8333</text:p>
          </table:table-cell>
          <table:table-cell office:value-type="float" office:value="34.6667">
            <text:p>34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17T12:00:00">
            <text:p>Thu Jan 17 12:00:00 2019</text:p>
          </table:table-cell>
          <table:table-cell office:value-type="float" office:value="442.5">
            <text:p>442.5</text:p>
          </table:table-cell>
          <table:table-cell office:value-type="float" office:value="20.0">
            <text:p>20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1-17T13:00:00">
            <text:p>Thu Jan 17 13:00:00 2019</text:p>
          </table:table-cell>
          <table:table-cell office:value-type="float" office:value="556.5">
            <text:p>556.5</text:p>
          </table:table-cell>
          <table:table-cell office:value-type="float" office:value="35.0">
            <text:p>35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9-01-18T01:00:00">
            <text:p>Fri Jan 18 01:00:00 2019</text:p>
          </table:table-cell>
          <table:table-cell office:value-type="float" office:value="451.6667">
            <text:p>451.6667</text:p>
          </table:table-cell>
          <table:table-cell office:value-type="float" office:value="42.3333">
            <text:p>42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01-18T02:00:00">
            <text:p>Fri Jan 18 02:00:00 2019</text:p>
          </table:table-cell>
          <table:table-cell office:value-type="float" office:value="444.6667">
            <text:p>444.6667</text:p>
          </table:table-cell>
          <table:table-cell office:value-type="float" office:value="36.0">
            <text:p>36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01-18T03:00:00">
            <text:p>Fri Jan 18 03:00:00 2019</text:p>
          </table:table-cell>
          <table:table-cell office:value-type="float" office:value="380.0">
            <text:p>380.0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01-18T04:00:00">
            <text:p>Fri Jan 18 04:00:00 2019</text:p>
          </table:table-cell>
          <table:table-cell office:value-type="float" office:value="366.3333">
            <text:p>366.3333</text:p>
          </table:table-cell>
          <table:table-cell office:value-type="float" office:value="21.3333">
            <text:p>21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01-18T05:00:00">
            <text:p>Fri Jan 18 05:00:00 2019</text:p>
          </table:table-cell>
          <table:table-cell office:value-type="float" office:value="353.3333">
            <text:p>353.3333</text:p>
          </table:table-cell>
          <table:table-cell office:value-type="float" office:value="18.8333">
            <text:p>18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01-18T06:00:00">
            <text:p>Fri Jan 18 06:00:00 2019</text:p>
          </table:table-cell>
          <table:table-cell office:value-type="float" office:value="355.1667">
            <text:p>355.1667</text:p>
          </table:table-cell>
          <table:table-cell office:value-type="float" office:value="15.5">
            <text:p>15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01-18T07:00:00">
            <text:p>Fri Jan 18 07:00:00 2019</text:p>
          </table:table-cell>
          <table:table-cell office:value-type="float" office:value="343.0">
            <text:p>343.0</text:p>
          </table:table-cell>
          <table:table-cell office:value-type="float" office:value="14.5">
            <text:p>14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01-18T08:00:00">
            <text:p>Fri Jan 18 08:00:00 2019</text:p>
          </table:table-cell>
          <table:table-cell office:value-type="float" office:value="522.6667">
            <text:p>522.6667</text:p>
          </table:table-cell>
          <table:table-cell office:value-type="float" office:value="43.1667">
            <text:p>43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01-18T21:00:00">
            <text:p>Fri Jan 18 21:00:00 2019</text:p>
          </table:table-cell>
          <table:table-cell office:value-type="float" office:value="600.5">
            <text:p>600.5</text:p>
          </table:table-cell>
          <table:table-cell office:value-type="float" office:value="71.8333">
            <text:p>71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9-01-18T22:00:00">
            <text:p>Fri Jan 18 22:00:00 2019</text:p>
          </table:table-cell>
          <table:table-cell office:value-type="float" office:value="543.1667">
            <text:p>543.1667</text:p>
          </table:table-cell>
          <table:table-cell office:value-type="float" office:value="67.0">
            <text:p>67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01-18T23:00:00">
            <text:p>Fri Jan 18 23:00:00 2019</text:p>
          </table:table-cell>
          <table:table-cell office:value-type="float" office:value="482.8333">
            <text:p>482.8333</text:p>
          </table:table-cell>
          <table:table-cell office:value-type="float" office:value="41.8333">
            <text:p>41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1-19T03:00:00">
            <text:p>Sat Jan 19 03:00:00 2019</text:p>
          </table:table-cell>
          <table:table-cell office:value-type="float" office:value="466.0">
            <text:p>466.0</text:p>
          </table:table-cell>
          <table:table-cell office:value-type="float" office:value="19.6667">
            <text:p>19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9-01-19T04:00:00">
            <text:p>Sat Jan 19 04:00:00 2019</text:p>
          </table:table-cell>
          <table:table-cell office:value-type="float" office:value="511.6667">
            <text:p>511.6667</text:p>
          </table:table-cell>
          <table:table-cell office:value-type="float" office:value="22.6667">
            <text:p>22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9-01-19T05:00:00">
            <text:p>Sat Jan 19 05:00:00 2019</text:p>
          </table:table-cell>
          <table:table-cell office:value-type="float" office:value="454.0">
            <text:p>454.0</text:p>
          </table:table-cell>
          <table:table-cell office:value-type="float" office:value="21.1667">
            <text:p>21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01-19T06:00:00">
            <text:p>Sat Jan 19 06:00:00 2019</text:p>
          </table:table-cell>
          <table:table-cell office:value-type="float" office:value="461.8333">
            <text:p>461.8333</text:p>
          </table:table-cell>
          <table:table-cell office:value-type="float" office:value="27.8333">
            <text:p>27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9-01-19T07:00:00">
            <text:p>Sat Jan 19 07:00:00 2019</text:p>
          </table:table-cell>
          <table:table-cell office:value-type="float" office:value="424.3333">
            <text:p>424.3333</text:p>
          </table:table-cell>
          <table:table-cell office:value-type="float" office:value="26.8333">
            <text:p>26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9-01-19T08:00:00">
            <text:p>Sat Jan 19 08:00:00 2019</text:p>
          </table:table-cell>
          <table:table-cell office:value-type="float" office:value="483.8333">
            <text:p>483.8333</text:p>
          </table:table-cell>
          <table:table-cell office:value-type="float" office:value="40.3333">
            <text:p>40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1-19T09:00:00">
            <text:p>Sat Jan 19 09:00:00 2019</text:p>
          </table:table-cell>
          <table:table-cell office:value-type="float" office:value="438.8333">
            <text:p>438.8333</text:p>
          </table:table-cell>
          <table:table-cell office:value-type="float" office:value="33.1667">
            <text:p>33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01-19T19:00:00">
            <text:p>Sat Jan 19 19:00:00 2019</text:p>
          </table:table-cell>
          <table:table-cell office:value-type="float" office:value="446.5">
            <text:p>446.5</text:p>
          </table:table-cell>
          <table:table-cell office:value-type="float" office:value="34.6667">
            <text:p>34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01-19T20:00:00">
            <text:p>Sat Jan 19 20:00:00 2019</text:p>
          </table:table-cell>
          <table:table-cell office:value-type="float" office:value="471.5">
            <text:p>471.5</text:p>
          </table:table-cell>
          <table:table-cell office:value-type="float" office:value="27.1667">
            <text:p>27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9-01-19T21:00:00">
            <text:p>Sat Jan 19 21:00:00 2019</text:p>
          </table:table-cell>
          <table:table-cell office:value-type="float" office:value="548.8333">
            <text:p>548.8333</text:p>
          </table:table-cell>
          <table:table-cell office:value-type="float" office:value="34.5">
            <text:p>34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9-01-19T22:00:00">
            <text:p>Sat Jan 19 22:00:00 2019</text:p>
          </table:table-cell>
          <table:table-cell office:value-type="float" office:value="462.8333">
            <text:p>462.8333</text:p>
          </table:table-cell>
          <table:table-cell office:value-type="float" office:value="24.0">
            <text:p>24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9-01-19T23:00:00">
            <text:p>Sat Jan 19 23:00:00 2019</text:p>
          </table:table-cell>
          <table:table-cell office:value-type="float" office:value="586.8333">
            <text:p>586.8333</text:p>
          </table:table-cell>
          <table:table-cell office:value-type="float" office:value="26.3333">
            <text:p>26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01-20T00:00:00">
            <text:p>Sun Jan 20 00:00:00 2019</text:p>
          </table:table-cell>
          <table:table-cell office:value-type="float" office:value="587.1667">
            <text:p>587.1667</text:p>
          </table:table-cell>
          <table:table-cell office:value-type="float" office:value="28.3333">
            <text:p>28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01-20T01:00:00">
            <text:p>Sun Jan 20 01:00:00 2019</text:p>
          </table:table-cell>
          <table:table-cell office:value-type="float" office:value="609.0">
            <text:p>609.0</text:p>
          </table:table-cell>
          <table:table-cell office:value-type="float" office:value="21.1667">
            <text:p>21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01-20T02:00:00">
            <text:p>Sun Jan 20 02:00:00 2019</text:p>
          </table:table-cell>
          <table:table-cell office:value-type="float" office:value="513.8333">
            <text:p>513.8333</text:p>
          </table:table-cell>
          <table:table-cell office:value-type="float" office:value="11.3333">
            <text:p>11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9-01-20T03:00:00">
            <text:p>Sun Jan 20 03:00:00 2019</text:p>
          </table:table-cell>
          <table:table-cell office:value-type="float" office:value="497.5">
            <text:p>497.5</text:p>
          </table:table-cell>
          <table:table-cell office:value-type="float" office:value="10.1667">
            <text:p>10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1-20T04:00:00">
            <text:p>Sun Jan 20 04:00:00 2019</text:p>
          </table:table-cell>
          <table:table-cell office:value-type="float" office:value="393.1667">
            <text:p>393.1667</text:p>
          </table:table-cell>
          <table:table-cell office:value-type="float" office:value="8.1667">
            <text:p>8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9-01-20T05:00:00">
            <text:p>Sun Jan 20 05:00:00 2019</text:p>
          </table:table-cell>
          <table:table-cell office:value-type="float" office:value="377.0">
            <text:p>377.0</text:p>
          </table:table-cell>
          <table:table-cell office:value-type="float" office:value="5.8333">
            <text:p>5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1-20T23:00:00">
            <text:p>Sun Jan 20 23:00:00 2019</text:p>
          </table:table-cell>
          <table:table-cell office:value-type="float" office:value="598.6667">
            <text:p>598.6667</text:p>
          </table:table-cell>
          <table:table-cell office:value-type="float" office:value="56.1667">
            <text:p>56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01-21T00:00:00">
            <text:p>Mon Jan 21 00:00:00 2019</text:p>
          </table:table-cell>
          <table:table-cell office:value-type="float" office:value="575.0">
            <text:p>575.0</text:p>
          </table:table-cell>
          <table:table-cell office:value-type="float" office:value="51.5">
            <text:p>51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1-21T01:00:00">
            <text:p>Mon Jan 21 01:00:00 2019</text:p>
          </table:table-cell>
          <table:table-cell office:value-type="float" office:value="506.8333">
            <text:p>506.8333</text:p>
          </table:table-cell>
          <table:table-cell office:value-type="float" office:value="36.5">
            <text:p>36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01-21T21:00:00">
            <text:p>Mon Jan 21 21:00:00 2019</text:p>
          </table:table-cell>
          <table:table-cell office:value-type="float" office:value="620.0">
            <text:p>620.0</text:p>
          </table:table-cell>
          <table:table-cell office:value-type="float" office:value="63.8333">
            <text:p>63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01-21T22:00:00">
            <text:p>Mon Jan 21 22:00:00 2019</text:p>
          </table:table-cell>
          <table:table-cell office:value-type="float" office:value="732.5">
            <text:p>732.5</text:p>
          </table:table-cell>
          <table:table-cell office:value-type="float" office:value="68.6667">
            <text:p>68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01-21T23:00:00">
            <text:p>Mon Jan 21 23:00:00 2019</text:p>
          </table:table-cell>
          <table:table-cell office:value-type="float" office:value="491.6667">
            <text:p>491.6667</text:p>
          </table:table-cell>
          <table:table-cell office:value-type="float" office:value="47.3333">
            <text:p>47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1-22T00:00:00">
            <text:p>Tue Jan 22 00:00:00 2019</text:p>
          </table:table-cell>
          <table:table-cell office:value-type="float" office:value="586.0">
            <text:p>586.0</text:p>
          </table:table-cell>
          <table:table-cell office:value-type="float" office:value="49.8333">
            <text:p>49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01-22T01:00:00">
            <text:p>Tue Jan 22 01:00:00 2019</text:p>
          </table:table-cell>
          <table:table-cell office:value-type="float" office:value="580.5">
            <text:p>580.5</text:p>
          </table:table-cell>
          <table:table-cell office:value-type="float" office:value="48.6667">
            <text:p>48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01-22T02:00:00">
            <text:p>Tue Jan 22 02:00:00 2019</text:p>
          </table:table-cell>
          <table:table-cell office:value-type="float" office:value="446.6667">
            <text:p>446.6667</text:p>
          </table:table-cell>
          <table:table-cell office:value-type="float" office:value="41.0">
            <text:p>41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1-25T20:00:00">
            <text:p>Fri Jan 25 20:00:00 2019</text:p>
          </table:table-cell>
          <table:table-cell office:value-type="float" office:value="852.3333">
            <text:p>852.3333</text:p>
          </table:table-cell>
          <table:table-cell office:value-type="float" office:value="88.3333">
            <text:p>88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25T21:00:00">
            <text:p>Fri Jan 25 21:00:00 2019</text:p>
          </table:table-cell>
          <table:table-cell office:value-type="float" office:value="620.1667">
            <text:p>620.1667</text:p>
          </table:table-cell>
          <table:table-cell office:value-type="float" office:value="69.5">
            <text:p>69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01-25T22:00:00">
            <text:p>Fri Jan 25 22:00:00 2019</text:p>
          </table:table-cell>
          <table:table-cell office:value-type="float" office:value="643.5">
            <text:p>643.5</text:p>
          </table:table-cell>
          <table:table-cell office:value-type="float" office:value="67.5">
            <text:p>67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1-25T23:00:00">
            <text:p>Fri Jan 25 23:00:00 2019</text:p>
          </table:table-cell>
          <table:table-cell office:value-type="float" office:value="688.6667">
            <text:p>688.6667</text:p>
          </table:table-cell>
          <table:table-cell office:value-type="float" office:value="57.8333">
            <text:p>57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9-01-26T00:00:00">
            <text:p>Sat Jan 26 00:00:00 2019</text:p>
          </table:table-cell>
          <table:table-cell office:value-type="float" office:value="569.6667">
            <text:p>569.6667</text:p>
          </table:table-cell>
          <table:table-cell office:value-type="float" office:value="46.1667">
            <text:p>46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01-26T01:00:00">
            <text:p>Sat Jan 26 01:00:00 2019</text:p>
          </table:table-cell>
          <table:table-cell office:value-type="float" office:value="773.8333">
            <text:p>773.8333</text:p>
          </table:table-cell>
          <table:table-cell office:value-type="float" office:value="53.3333">
            <text:p>53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9-01-26T02:00:00">
            <text:p>Sat Jan 26 02:00:00 2019</text:p>
          </table:table-cell>
          <table:table-cell office:value-type="float" office:value="364.3333">
            <text:p>364.3333</text:p>
          </table:table-cell>
          <table:table-cell office:value-type="float" office:value="21.3333">
            <text:p>21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01-26T03:00:00">
            <text:p>Sat Jan 26 03:00:00 2019</text:p>
          </table:table-cell>
          <table:table-cell office:value-type="float" office:value="368.6667">
            <text:p>368.6667</text:p>
          </table:table-cell>
          <table:table-cell office:value-type="float" office:value="19.5">
            <text:p>19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9-01-26T04:00:00">
            <text:p>Sat Jan 26 04:00:00 2019</text:p>
          </table:table-cell>
          <table:table-cell office:value-type="float" office:value="371.0">
            <text:p>371.0</text:p>
          </table:table-cell>
          <table:table-cell office:value-type="float" office:value="20.6667">
            <text:p>20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9-01-26T05:00:00">
            <text:p>Sat Jan 26 05:00:00 2019</text:p>
          </table:table-cell>
          <table:table-cell office:value-type="float" office:value="383.5">
            <text:p>383.5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9-01-26T19:00:00">
            <text:p>Sat Jan 26 19:00:00 2019</text:p>
          </table:table-cell>
          <table:table-cell office:value-type="float" office:value="618.3333">
            <text:p>618.3333</text:p>
          </table:table-cell>
          <table:table-cell office:value-type="float" office:value="72.0">
            <text:p>72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01-26T20:00:00">
            <text:p>Sat Jan 26 20:00:00 2019</text:p>
          </table:table-cell>
          <table:table-cell office:value-type="float" office:value="905.6667">
            <text:p>905.6667</text:p>
          </table:table-cell>
          <table:table-cell office:value-type="float" office:value="92.6667">
            <text:p>92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1-26T21:00:00">
            <text:p>Sat Jan 26 21:00:00 2019</text:p>
          </table:table-cell>
          <table:table-cell office:value-type="float" office:value="954.5">
            <text:p>954.5</text:p>
          </table:table-cell>
          <table:table-cell office:value-type="float" office:value="86.0">
            <text:p>86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1-26T22:00:00">
            <text:p>Sat Jan 26 22:00:00 2019</text:p>
          </table:table-cell>
          <table:table-cell office:value-type="float" office:value="640.3333">
            <text:p>640.3333</text:p>
          </table:table-cell>
          <table:table-cell office:value-type="float" office:value="54.3333">
            <text:p>54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9-01-26T23:00:00">
            <text:p>Sat Jan 26 23:00:00 2019</text:p>
          </table:table-cell>
          <table:table-cell office:value-type="float" office:value="777.6667">
            <text:p>777.6667</text:p>
          </table:table-cell>
          <table:table-cell office:value-type="float" office:value="67.1667">
            <text:p>67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9-01-27T00:00:00">
            <text:p>Sun Jan 27 00:00:00 2019</text:p>
          </table:table-cell>
          <table:table-cell office:value-type="float" office:value="601.6667">
            <text:p>601.6667</text:p>
          </table:table-cell>
          <table:table-cell office:value-type="float" office:value="49.3333">
            <text:p>49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9-01-27T01:00:00">
            <text:p>Sun Jan 27 01:00:00 2019</text:p>
          </table:table-cell>
          <table:table-cell office:value-type="float" office:value="392.1667">
            <text:p>392.1667</text:p>
          </table:table-cell>
          <table:table-cell office:value-type="float" office:value="18.3333">
            <text:p>18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01-27T02:00:00">
            <text:p>Sun Jan 27 02:00:00 2019</text:p>
          </table:table-cell>
          <table:table-cell office:value-type="float" office:value="519.3333">
            <text:p>519.3333</text:p>
          </table:table-cell>
          <table:table-cell office:value-type="float" office:value="40.0">
            <text:p>40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9-01-27T03:00:00">
            <text:p>Sun Jan 27 03:00:00 2019</text:p>
          </table:table-cell>
          <table:table-cell office:value-type="float" office:value="453.0">
            <text:p>453.0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01-27T04:00:00">
            <text:p>Sun Jan 27 04:00:00 2019</text:p>
          </table:table-cell>
          <table:table-cell office:value-type="float" office:value="384.5">
            <text:p>384.5</text:p>
          </table:table-cell>
          <table:table-cell office:value-type="float" office:value="22.0">
            <text:p>22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02-04T21:00:00">
            <text:p>Mon Feb  4 21:00:00 2019</text:p>
          </table:table-cell>
          <table:table-cell office:value-type="float" office:value="727.8333">
            <text:p>727.8333</text:p>
          </table:table-cell>
          <table:table-cell office:value-type="float" office:value="102.1667">
            <text:p>102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4T22:00:00">
            <text:p>Mon Feb  4 22:00:00 2019</text:p>
          </table:table-cell>
          <table:table-cell office:value-type="float" office:value="747.5">
            <text:p>747.5</text:p>
          </table:table-cell>
          <table:table-cell office:value-type="float" office:value="102.8333">
            <text:p>102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02-04T23:00:00">
            <text:p>Mon Feb  4 23:00:00 2019</text:p>
          </table:table-cell>
          <table:table-cell office:value-type="float" office:value="484.1667">
            <text:p>484.1667</text:p>
          </table:table-cell>
          <table:table-cell office:value-type="float" office:value="65.3333">
            <text:p>65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02-05T20:00:00">
            <text:p>Tue Feb  5 20:00:00 2019</text:p>
          </table:table-cell>
          <table:table-cell office:value-type="float" office:value="1169.1667">
            <text:p>1169.1667</text:p>
          </table:table-cell>
          <table:table-cell office:value-type="float" office:value="123.3333">
            <text:p>123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5T21:00:00">
            <text:p>Tue Feb  5 21:00:00 2019</text:p>
          </table:table-cell>
          <table:table-cell office:value-type="float" office:value="874.1667">
            <text:p>874.1667</text:p>
          </table:table-cell>
          <table:table-cell office:value-type="float" office:value="102.6667">
            <text:p>102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5T22:00:00">
            <text:p>Tue Feb  5 22:00:00 2019</text:p>
          </table:table-cell>
          <table:table-cell office:value-type="float" office:value="630.3333">
            <text:p>630.3333</text:p>
          </table:table-cell>
          <table:table-cell office:value-type="float" office:value="85.3333">
            <text:p>85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02-05T23:00:00">
            <text:p>Tue Feb  5 23:00:00 2019</text:p>
          </table:table-cell>
          <table:table-cell office:value-type="float" office:value="1213.8333">
            <text:p>1213.8333</text:p>
          </table:table-cell>
          <table:table-cell office:value-type="float" office:value="100.5">
            <text:p>100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6T00:00:00">
            <text:p>Wed Feb  6 00:00:00 2019</text:p>
          </table:table-cell>
          <table:table-cell office:value-type="float" office:value="791.0">
            <text:p>791.0</text:p>
          </table:table-cell>
          <table:table-cell office:value-type="float" office:value="68.1667">
            <text:p>68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02-06T01:00:00">
            <text:p>Wed Feb  6 01:00:00 2019</text:p>
          </table:table-cell>
          <table:table-cell office:value-type="float" office:value="509.6667">
            <text:p>509.6667</text:p>
          </table:table-cell>
          <table:table-cell office:value-type="float" office:value="50.6667">
            <text:p>50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02-06T20:00:00">
            <text:p>Wed Feb  6 20:00:00 2019</text:p>
          </table:table-cell>
          <table:table-cell office:value-type="float" office:value="757.3333">
            <text:p>757.3333</text:p>
          </table:table-cell>
          <table:table-cell office:value-type="float" office:value="110.6667">
            <text:p>110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6T21:00:00">
            <text:p>Wed Feb  6 21:00:00 2019</text:p>
          </table:table-cell>
          <table:table-cell office:value-type="float" office:value="725.1667">
            <text:p>725.1667</text:p>
          </table:table-cell>
          <table:table-cell office:value-type="float" office:value="99.5">
            <text:p>99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2-06T22:00:00">
            <text:p>Wed Feb  6 22:00:00 2019</text:p>
          </table:table-cell>
          <table:table-cell office:value-type="float" office:value="1221.0">
            <text:p>1221.0</text:p>
          </table:table-cell>
          <table:table-cell office:value-type="float" office:value="122.3333">
            <text:p>122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6T23:00:00">
            <text:p>Wed Feb  6 23:00:00 2019</text:p>
          </table:table-cell>
          <table:table-cell office:value-type="float" office:value="808.3333">
            <text:p>808.3333</text:p>
          </table:table-cell>
          <table:table-cell office:value-type="float" office:value="88.8333">
            <text:p>88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02-07T00:00:00">
            <text:p>Thu Feb  7 00:00:00 2019</text:p>
          </table:table-cell>
          <table:table-cell office:value-type="float" office:value="414.3333">
            <text:p>414.3333</text:p>
          </table:table-cell>
          <table:table-cell office:value-type="float" office:value="51.3333">
            <text:p>51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02-07T01:00:00">
            <text:p>Thu Feb  7 01:00:00 2019</text:p>
          </table:table-cell>
          <table:table-cell office:value-type="float" office:value="587.0">
            <text:p>587.0</text:p>
          </table:table-cell>
          <table:table-cell office:value-type="float" office:value="69.1667">
            <text:p>69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9-02-07T02:00:00">
            <text:p>Thu Feb  7 02:00:00 2019</text:p>
          </table:table-cell>
          <table:table-cell office:value-type="float" office:value="518.3333">
            <text:p>518.3333</text:p>
          </table:table-cell>
          <table:table-cell office:value-type="float" office:value="51.1667">
            <text:p>51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9-02-07T03:00:00">
            <text:p>Thu Feb  7 03:00:00 2019</text:p>
          </table:table-cell>
          <table:table-cell office:value-type="float" office:value="472.3333">
            <text:p>472.3333</text:p>
          </table:table-cell>
          <table:table-cell office:value-type="float" office:value="46.5">
            <text:p>46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02-07T04:00:00">
            <text:p>Thu Feb  7 04:00:00 2019</text:p>
          </table:table-cell>
          <table:table-cell office:value-type="float" office:value="318.0">
            <text:p>318.0</text:p>
          </table:table-cell>
          <table:table-cell office:value-type="float" office:value="25.8333">
            <text:p>25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02-07T06:00:00">
            <text:p>Thu Feb  7 06:00:00 2019</text:p>
          </table:table-cell>
          <table:table-cell office:value-type="float" office:value="353.1667">
            <text:p>353.1667</text:p>
          </table:table-cell>
          <table:table-cell office:value-type="float" office:value="34.3333">
            <text:p>34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9-02-07T08:00:00">
            <text:p>Thu Feb  7 08:00:00 2019</text:p>
          </table:table-cell>
          <table:table-cell office:value-type="float" office:value="671.6667">
            <text:p>671.6667</text:p>
          </table:table-cell>
          <table:table-cell office:value-type="float" office:value="67.1667">
            <text:p>67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7T20:00:00">
            <text:p>Thu Feb  7 20:00:00 2019</text:p>
          </table:table-cell>
          <table:table-cell office:value-type="float" office:value="695.0">
            <text:p>695.0</text:p>
          </table:table-cell>
          <table:table-cell office:value-type="float" office:value="107.1667">
            <text:p>107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7T21:00:00">
            <text:p>Thu Feb  7 21:00:00 2019</text:p>
          </table:table-cell>
          <table:table-cell office:value-type="float" office:value="888.1667">
            <text:p>888.1667</text:p>
          </table:table-cell>
          <table:table-cell office:value-type="float" office:value="106.3333">
            <text:p>106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7T22:00:00">
            <text:p>Thu Feb  7 22:00:00 2019</text:p>
          </table:table-cell>
          <table:table-cell office:value-type="float" office:value="590.6667">
            <text:p>590.6667</text:p>
          </table:table-cell>
          <table:table-cell office:value-type="float" office:value="88.8333">
            <text:p>88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2-07T23:00:00">
            <text:p>Thu Feb  7 23:00:00 2019</text:p>
          </table:table-cell>
          <table:table-cell office:value-type="float" office:value="765.3333">
            <text:p>765.3333</text:p>
          </table:table-cell>
          <table:table-cell office:value-type="float" office:value="97.0">
            <text:p>97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8T00:00:00">
            <text:p>Fri Feb  8 00:00:00 2019</text:p>
          </table:table-cell>
          <table:table-cell office:value-type="float" office:value="682.5">
            <text:p>682.5</text:p>
          </table:table-cell>
          <table:table-cell office:value-type="float" office:value="75.0">
            <text:p>75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2-08T01:00:00">
            <text:p>Fri Feb  8 01:00:00 2019</text:p>
          </table:table-cell>
          <table:table-cell office:value-type="float" office:value="338.5">
            <text:p>338.5</text:p>
          </table:table-cell>
          <table:table-cell office:value-type="float" office:value="41.5">
            <text:p>41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02-08T21:00:00">
            <text:p>Fri Feb  8 21:00:00 2019</text:p>
          </table:table-cell>
          <table:table-cell office:value-type="float" office:value="479.6667">
            <text:p>479.6667</text:p>
          </table:table-cell>
          <table:table-cell office:value-type="float" office:value="95.5">
            <text:p>95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02-08T22:00:00">
            <text:p>Fri Feb  8 22:00:00 2019</text:p>
          </table:table-cell>
          <table:table-cell office:value-type="float" office:value="606.5">
            <text:p>606.5</text:p>
          </table:table-cell>
          <table:table-cell office:value-type="float" office:value="93.5">
            <text:p>93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2-08T23:00:00">
            <text:p>Fri Feb  8 23:00:00 2019</text:p>
          </table:table-cell>
          <table:table-cell office:value-type="float" office:value="683.5">
            <text:p>683.5</text:p>
          </table:table-cell>
          <table:table-cell office:value-type="float" office:value="91.5">
            <text:p>91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2-09T01:00:00">
            <text:p>Sat Feb  9 01:00:00 2019</text:p>
          </table:table-cell>
          <table:table-cell office:value-type="float" office:value="407.1667">
            <text:p>407.1667</text:p>
          </table:table-cell>
          <table:table-cell office:value-type="float" office:value="53.5">
            <text:p>53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02-09T21:00:00">
            <text:p>Sat Feb  9 21:00:00 2019</text:p>
          </table:table-cell>
          <table:table-cell office:value-type="float" office:value="642.1667">
            <text:p>642.1667</text:p>
          </table:table-cell>
          <table:table-cell office:value-type="float" office:value="85.5">
            <text:p>85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02-09T22:00:00">
            <text:p>Sat Feb  9 22:00:00 2019</text:p>
          </table:table-cell>
          <table:table-cell office:value-type="float" office:value="563.6667">
            <text:p>563.6667</text:p>
          </table:table-cell>
          <table:table-cell office:value-type="float" office:value="77.0">
            <text:p>77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02-11T00:00:00">
            <text:p>Mon Feb 11 00:00:00 2019</text:p>
          </table:table-cell>
          <table:table-cell office:value-type="float" office:value="399.1667">
            <text:p>399.1667</text:p>
          </table:table-cell>
          <table:table-cell office:value-type="float" office:value="41.8333">
            <text:p>41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02-11T21:00:00">
            <text:p>Mon Feb 11 21:00:00 2019</text:p>
          </table:table-cell>
          <table:table-cell office:value-type="float" office:value="907.1667">
            <text:p>907.1667</text:p>
          </table:table-cell>
          <table:table-cell office:value-type="float" office:value="113.6667">
            <text:p>113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2-11T22:00:00">
            <text:p>Mon Feb 11 22:00:00 2019</text:p>
          </table:table-cell>
          <table:table-cell office:value-type="float" office:value="821.6667">
            <text:p>821.6667</text:p>
          </table:table-cell>
          <table:table-cell office:value-type="float" office:value="100.1667">
            <text:p>100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2-11T23:00:00">
            <text:p>Mon Feb 11 23:00:00 2019</text:p>
          </table:table-cell>
          <table:table-cell office:value-type="float" office:value="583.0">
            <text:p>583.0</text:p>
          </table:table-cell>
          <table:table-cell office:value-type="float" office:value="80.0">
            <text:p>80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02-12T00:00:00">
            <text:p>Tue Feb 12 00:00:00 2019</text:p>
          </table:table-cell>
          <table:table-cell office:value-type="float" office:value="783.5">
            <text:p>783.5</text:p>
          </table:table-cell>
          <table:table-cell office:value-type="float" office:value="79.0">
            <text:p>79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02-19T22:00:00">
            <text:p>Tue Feb 19 22:00:00 2019</text:p>
          </table:table-cell>
          <table:table-cell office:value-type="float" office:value="703.6667">
            <text:p>703.6667</text:p>
          </table:table-cell>
          <table:table-cell office:value-type="float" office:value="86.3333">
            <text:p>86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2-20T21:00:00">
            <text:p>Wed Feb 20 21:00:00 2019</text:p>
          </table:table-cell>
          <table:table-cell office:value-type="float" office:value="753.5">
            <text:p>753.5</text:p>
          </table:table-cell>
          <table:table-cell office:value-type="float" office:value="115.1667">
            <text:p>115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20T22:00:00">
            <text:p>Wed Feb 20 22:00:00 2019</text:p>
          </table:table-cell>
          <table:table-cell office:value-type="float" office:value="666.5">
            <text:p>666.5</text:p>
          </table:table-cell>
          <table:table-cell office:value-type="float" office:value="99.5">
            <text:p>99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20T23:00:00">
            <text:p>Wed Feb 20 23:00:00 2019</text:p>
          </table:table-cell>
          <table:table-cell office:value-type="float" office:value="481.1667">
            <text:p>481.1667</text:p>
          </table:table-cell>
          <table:table-cell office:value-type="float" office:value="58.1667">
            <text:p>58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02-21T21:00:00">
            <text:p>Thu Feb 21 21:00:00 2019</text:p>
          </table:table-cell>
          <table:table-cell office:value-type="float" office:value="728.6667">
            <text:p>728.6667</text:p>
          </table:table-cell>
          <table:table-cell office:value-type="float" office:value="118.5">
            <text:p>118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21T22:00:00">
            <text:p>Thu Feb 21 22:00:00 2019</text:p>
          </table:table-cell>
          <table:table-cell office:value-type="float" office:value="520.3333">
            <text:p>520.3333</text:p>
          </table:table-cell>
          <table:table-cell office:value-type="float" office:value="85.0">
            <text:p>85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03-02T22:00:00">
            <text:p>Sat Mar  2 22:00:00 2019</text:p>
          </table:table-cell>
          <table:table-cell office:value-type="float" office:value="629.8333">
            <text:p>629.8333</text:p>
          </table:table-cell>
          <table:table-cell office:value-type="float" office:value="100.0">
            <text:p>100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03-02T23:00:00">
            <text:p>Sat Mar  2 23:00:00 2019</text:p>
          </table:table-cell>
          <table:table-cell office:value-type="float" office:value="605.1667">
            <text:p>605.1667</text:p>
          </table:table-cell>
          <table:table-cell office:value-type="float" office:value="92.6667">
            <text:p>92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03-05T22:00:00">
            <text:p>Tue Mar  5 22:00:00 2019</text:p>
          </table:table-cell>
          <table:table-cell office:value-type="float" office:value="545.0">
            <text:p>545.0</text:p>
          </table:table-cell>
          <table:table-cell office:value-type="float" office:value="48.5">
            <text:p>48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9-03-05T23:00:00">
            <text:p>Tue Mar  5 23:00:00 2019</text:p>
          </table:table-cell>
          <table:table-cell office:value-type="float" office:value="625.3333">
            <text:p>625.3333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3-06T00:00:00">
            <text:p>Wed Mar  6 00:00:00 2019</text:p>
          </table:table-cell>
          <table:table-cell office:value-type="float" office:value="642.3333">
            <text:p>642.3333</text:p>
          </table:table-cell>
          <table:table-cell office:value-type="float" office:value="53.1667">
            <text:p>53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3-06T01:00:00">
            <text:p>Wed Mar  6 01:00:00 2019</text:p>
          </table:table-cell>
          <table:table-cell office:value-type="float" office:value="516.0">
            <text:p>516.0</text:p>
          </table:table-cell>
          <table:table-cell office:value-type="float" office:value="40.3333">
            <text:p>40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03-08T23:00:00">
            <text:p>Fri Mar  8 23:00:00 2019</text:p>
          </table:table-cell>
          <table:table-cell office:value-type="float" office:value="740.1667">
            <text:p>740.1667</text:p>
          </table:table-cell>
          <table:table-cell office:value-type="float" office:value="92.1667">
            <text:p>92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3-10T21:00:00">
            <text:p>Sun Mar 10 21:00:00 2019</text:p>
          </table:table-cell>
          <table:table-cell office:value-type="float" office:value="669.5">
            <text:p>669.5</text:p>
          </table:table-cell>
          <table:table-cell office:value-type="float" office:value="113.1667">
            <text:p>113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3-10T22:00:00">
            <text:p>Sun Mar 10 22:00:00 2019</text:p>
          </table:table-cell>
          <table:table-cell office:value-type="float" office:value="674.3333">
            <text:p>674.3333</text:p>
          </table:table-cell>
          <table:table-cell office:value-type="float" office:value="100.1667">
            <text:p>100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3-11T21:00:00">
            <text:p>Mon Mar 11 21:00:00 2019</text:p>
          </table:table-cell>
          <table:table-cell office:value-type="float" office:value="673.5">
            <text:p>673.5</text:p>
          </table:table-cell>
          <table:table-cell office:value-type="float" office:value="111.5">
            <text:p>111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3-11T22:00:00">
            <text:p>Mon Mar 11 22:00:00 2019</text:p>
          </table:table-cell>
          <table:table-cell office:value-type="float" office:value="711.1667">
            <text:p>711.1667</text:p>
          </table:table-cell>
          <table:table-cell office:value-type="float" office:value="101.8333">
            <text:p>101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3-11T23:00:00">
            <text:p>Mon Mar 11 23:00:00 2019</text:p>
          </table:table-cell>
          <table:table-cell office:value-type="float" office:value="763.3333">
            <text:p>763.3333</text:p>
          </table:table-cell>
          <table:table-cell office:value-type="float" office:value="91.1667">
            <text:p>91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3-12T00:00:00">
            <text:p>Tue Mar 12 00:00:00 2019</text:p>
          </table:table-cell>
          <table:table-cell office:value-type="float" office:value="562.1667">
            <text:p>562.1667</text:p>
          </table:table-cell>
          <table:table-cell office:value-type="float" office:value="68.8333">
            <text:p>68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03-15T22:00:00">
            <text:p>Fri Mar 15 22:00:00 2019</text:p>
          </table:table-cell>
          <table:table-cell office:value-type="float" office:value="646.8333">
            <text:p>646.8333</text:p>
          </table:table-cell>
          <table:table-cell office:value-type="float" office:value="117.8333">
            <text:p>117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9-04-01T00:00:00">
            <text:p>Mon Apr  1 00:00:00 2019</text:p>
          </table:table-cell>
          <table:table-cell office:value-type="float" office:value="965.0">
            <text:p>965.0</text:p>
          </table:table-cell>
          <table:table-cell office:value-type="float" office:value="43.8333">
            <text:p>43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04-12T23:00:00">
            <text:p>Fri Apr 12 23:00:00 2019</text:p>
          </table:table-cell>
          <table:table-cell office:value-type="float" office:value="784.1667">
            <text:p>784.1667</text:p>
          </table:table-cell>
          <table:table-cell office:value-type="float" office:value="84.3333">
            <text:p>84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9-04-13T00:00:00">
            <text:p>Sat Apr 13 00:00:00 2019</text:p>
          </table:table-cell>
          <table:table-cell office:value-type="float" office:value="1079.6667">
            <text:p>1079.6667</text:p>
          </table:table-cell>
          <table:table-cell office:value-type="float" office:value="104.0">
            <text:p>10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04-13T01:00:00">
            <text:p>Sat Apr 13 01:00:00 2019</text:p>
          </table:table-cell>
          <table:table-cell office:value-type="float" office:value="811.3333">
            <text:p>811.3333</text:p>
          </table:table-cell>
          <table:table-cell office:value-type="float" office:value="62.6667">
            <text:p>62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04-27T23:00:00">
            <text:p>Sat Apr 27 23:00:00 2019</text:p>
          </table:table-cell>
          <table:table-cell office:value-type="float" office:value="838.5">
            <text:p>838.5</text:p>
          </table:table-cell>
          <table:table-cell office:value-type="float" office:value="109.5">
            <text:p>109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04-28T00:00:00">
            <text:p>Sun Apr 28 00:00:00 2019</text:p>
          </table:table-cell>
          <table:table-cell office:value-type="float" office:value="745.8333">
            <text:p>745.8333</text:p>
          </table:table-cell>
          <table:table-cell office:value-type="float" office:value="78.1667">
            <text:p>78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05-01T00:00:00">
            <text:p>Wed May  1 00:00:00 2019</text:p>
          </table:table-cell>
          <table:table-cell office:value-type="float" office:value="775.0">
            <text:p>775.0</text:p>
          </table:table-cell>
          <table:table-cell office:value-type="float" office:value="93.1667">
            <text:p>93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9-05-09T08:00:00">
            <text:p>Thu May  9 08:00:00 2019</text:p>
          </table:table-cell>
          <table:table-cell office:value-type="float" office:value="595.0">
            <text:p>595.0</text:p>
          </table:table-cell>
          <table:table-cell office:value-type="float" office:value="19.1667">
            <text:p>19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5-09T11:00:00">
            <text:p>Thu May  9 11:00:00 2019</text:p>
          </table:table-cell>
          <table:table-cell office:value-type="float" office:value="670.6667">
            <text:p>670.6667</text:p>
          </table:table-cell>
          <table:table-cell office:value-type="float" office:value="10.3333">
            <text:p>10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05-10T22:00:00">
            <text:p>Fri May 10 22:00:00 2019</text:p>
          </table:table-cell>
          <table:table-cell office:value-type="float" office:value="755.8333">
            <text:p>755.8333</text:p>
          </table:table-cell>
          <table:table-cell office:value-type="float" office:value="71.8333">
            <text:p>71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05-10T23:00:00">
            <text:p>Fri May 10 23:00:00 2019</text:p>
          </table:table-cell>
          <table:table-cell office:value-type="float" office:value="669.5">
            <text:p>669.5</text:p>
          </table:table-cell>
          <table:table-cell office:value-type="float" office:value="51.6667">
            <text:p>51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9-05-11T00:00:00">
            <text:p>Sat May 11 00:00:00 2019</text:p>
          </table:table-cell>
          <table:table-cell office:value-type="float" office:value="589.6667">
            <text:p>589.6667</text:p>
          </table:table-cell>
          <table:table-cell office:value-type="float" office:value="22.8333">
            <text:p>22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05-11T01:00:00">
            <text:p>Sat May 11 01:00:00 2019</text:p>
          </table:table-cell>
          <table:table-cell office:value-type="float" office:value="800.5">
            <text:p>800.5</text:p>
          </table:table-cell>
          <table:table-cell office:value-type="float" office:value="33.1667">
            <text:p>33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9-05-11T02:00:00">
            <text:p>Sat May 11 02:00:00 2019</text:p>
          </table:table-cell>
          <table:table-cell office:value-type="float" office:value="719.8333">
            <text:p>719.8333</text:p>
          </table:table-cell>
          <table:table-cell office:value-type="float" office:value="39.6667">
            <text:p>39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05-11T03:00:00">
            <text:p>Sat May 11 03:00:00 2019</text:p>
          </table:table-cell>
          <table:table-cell office:value-type="float" office:value="619.8333">
            <text:p>619.8333</text:p>
          </table:table-cell>
          <table:table-cell office:value-type="float" office:value="20.0">
            <text:p>20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05-11T04:00:00">
            <text:p>Sat May 11 04:00:00 2019</text:p>
          </table:table-cell>
          <table:table-cell office:value-type="float" office:value="604.0">
            <text:p>604.0</text:p>
          </table:table-cell>
          <table:table-cell office:value-type="float" office:value="12.6667">
            <text:p>12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9-05-11T06:00:00">
            <text:p>Sat May 11 06:00:00 2019</text:p>
          </table:table-cell>
          <table:table-cell office:value-type="float" office:value="570.1667">
            <text:p>570.1667</text:p>
          </table:table-cell>
          <table:table-cell office:value-type="float" office:value="15.5">
            <text:p>15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05-11T20:00:00">
            <text:p>Sat May 11 20:00:00 2019</text:p>
          </table:table-cell>
          <table:table-cell office:value-type="float" office:value="647.1667">
            <text:p>647.1667</text:p>
          </table:table-cell>
          <table:table-cell office:value-type="float" office:value="7.6667">
            <text:p>7.6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9-05-11T21:00:00">
            <text:p>Sat May 11 21:00:00 2019</text:p>
          </table:table-cell>
          <table:table-cell office:value-type="float" office:value="653.1667">
            <text:p>653.1667</text:p>
          </table:table-cell>
          <table:table-cell office:value-type="float" office:value="15.8333">
            <text:p>15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9-05-11T22:00:00">
            <text:p>Sat May 11 22:00:00 2019</text:p>
          </table:table-cell>
          <table:table-cell office:value-type="float" office:value="661.3333">
            <text:p>661.3333</text:p>
          </table:table-cell>
          <table:table-cell office:value-type="float" office:value="28.0">
            <text:p>28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05-11T23:00:00">
            <text:p>Sat May 11 23:00:00 2019</text:p>
          </table:table-cell>
          <table:table-cell office:value-type="float" office:value="668.5">
            <text:p>668.5</text:p>
          </table:table-cell>
          <table:table-cell office:value-type="float" office:value="31.3333">
            <text:p>31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9-06-20T00:00:00">
            <text:p>Thu Jun 20 00:00:00 2019</text:p>
          </table:table-cell>
          <table:table-cell office:value-type="float" office:value="662.3333">
            <text:p>662.3333</text:p>
          </table:table-cell>
          <table:table-cell office:value-type="float" office:value="26.3333">
            <text:p>26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9-09-14T20:00:00">
            <text:p>Sat Sep 14 20:00:00 2019</text:p>
          </table:table-cell>
          <table:table-cell office:value-type="float" office:value="698.6667">
            <text:p>698.6667</text:p>
          </table:table-cell>
          <table:table-cell office:value-type="float" office:value="8.1667">
            <text:p>8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9-09-14T21:00:00">
            <text:p>Sat Sep 14 21:00:00 2019</text:p>
          </table:table-cell>
          <table:table-cell office:value-type="float" office:value="717.3333">
            <text:p>717.3333</text:p>
          </table:table-cell>
          <table:table-cell office:value-type="float" office:value="16.6667">
            <text:p>16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09-14T22:00:00">
            <text:p>Sat Sep 14 22:00:00 2019</text:p>
          </table:table-cell>
          <table:table-cell office:value-type="float" office:value="726.0">
            <text:p>726.0</text:p>
          </table:table-cell>
          <table:table-cell office:value-type="float" office:value="23.6667">
            <text:p>23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9-14T23:00:00">
            <text:p>Sat Sep 14 23:00:00 2019</text:p>
          </table:table-cell>
          <table:table-cell office:value-type="float" office:value="750.1667">
            <text:p>750.1667</text:p>
          </table:table-cell>
          <table:table-cell office:value-type="float" office:value="21.3333">
            <text:p>21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9-09-15T00:00:00">
            <text:p>Sun Sep 15 00:00:00 2019</text:p>
          </table:table-cell>
          <table:table-cell office:value-type="float" office:value="676.1667">
            <text:p>676.1667</text:p>
          </table:table-cell>
          <table:table-cell office:value-type="float" office:value="10.0">
            <text:p>10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09-15T01:00:00">
            <text:p>Sun Sep 15 01:00:00 2019</text:p>
          </table:table-cell>
          <table:table-cell office:value-type="float" office:value="671.6667">
            <text:p>671.6667</text:p>
          </table:table-cell>
          <table:table-cell office:value-type="float" office:value="12.5">
            <text:p>12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09-15T02:00:00">
            <text:p>Sun Sep 15 02:00:00 2019</text:p>
          </table:table-cell>
          <table:table-cell office:value-type="float" office:value="681.8333">
            <text:p>681.8333</text:p>
          </table:table-cell>
          <table:table-cell office:value-type="float" office:value="14.3333">
            <text:p>14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09-15T04:00:00">
            <text:p>Sun Sep 15 04:00:00 2019</text:p>
          </table:table-cell>
          <table:table-cell office:value-type="float" office:value="684.3333">
            <text:p>684.3333</text:p>
          </table:table-cell>
          <table:table-cell office:value-type="float" office:value="11.0">
            <text:p>11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9-09-15T20:00:00">
            <text:p>Sun Sep 15 20:00:00 2019</text:p>
          </table:table-cell>
          <table:table-cell office:value-type="float" office:value="736.0">
            <text:p>736.0</text:p>
          </table:table-cell>
          <table:table-cell office:value-type="float" office:value="11.8333">
            <text:p>11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9-09-15T21:00:00">
            <text:p>Sun Sep 15 21:00:00 2019</text:p>
          </table:table-cell>
          <table:table-cell office:value-type="float" office:value="750.8333">
            <text:p>750.8333</text:p>
          </table:table-cell>
          <table:table-cell office:value-type="float" office:value="20.0">
            <text:p>20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9-09-15T22:00:00">
            <text:p>Sun Sep 15 22:00:00 2019</text:p>
          </table:table-cell>
          <table:table-cell office:value-type="float" office:value="798.6667">
            <text:p>798.6667</text:p>
          </table:table-cell>
          <table:table-cell office:value-type="float" office:value="30.8333">
            <text:p>30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09-15T23:00:00">
            <text:p>Sun Sep 15 23:00:00 2019</text:p>
          </table:table-cell>
          <table:table-cell office:value-type="float" office:value="837.6667">
            <text:p>837.6667</text:p>
          </table:table-cell>
          <table:table-cell office:value-type="float" office:value="31.8333">
            <text:p>31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9-09-16T00:00:00">
            <text:p>Mon Sep 16 00:00:00 2019</text:p>
          </table:table-cell>
          <table:table-cell office:value-type="float" office:value="709.0">
            <text:p>709.0</text:p>
          </table:table-cell>
          <table:table-cell office:value-type="float" office:value="13.0">
            <text:p>13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9-09-16T01:00:00">
            <text:p>Mon Sep 16 01:00:00 2019</text:p>
          </table:table-cell>
          <table:table-cell office:value-type="float" office:value="735.0">
            <text:p>735.0</text:p>
          </table:table-cell>
          <table:table-cell office:value-type="float" office:value="17.6667">
            <text:p>17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9-16T22:00:00">
            <text:p>Mon Sep 16 22:00:00 2019</text:p>
          </table:table-cell>
          <table:table-cell office:value-type="float" office:value="930.0">
            <text:p>930.0</text:p>
          </table:table-cell>
          <table:table-cell office:value-type="float" office:value="78.8333">
            <text:p>78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09-16T23:00:00">
            <text:p>Mon Sep 16 23:00:00 2019</text:p>
          </table:table-cell>
          <table:table-cell office:value-type="float" office:value="905.1667">
            <text:p>905.1667</text:p>
          </table:table-cell>
          <table:table-cell office:value-type="float" office:value="65.6667">
            <text:p>65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09-17T00:00:00">
            <text:p>Tue Sep 17 00:00:00 2019</text:p>
          </table:table-cell>
          <table:table-cell office:value-type="float" office:value="979.1667">
            <text:p>979.1667</text:p>
          </table:table-cell>
          <table:table-cell office:value-type="float" office:value="74.1667">
            <text:p>74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09-17T01:00:00">
            <text:p>Tue Sep 17 01:00:00 2019</text:p>
          </table:table-cell>
          <table:table-cell office:value-type="float" office:value="790.5">
            <text:p>790.5</text:p>
          </table:table-cell>
          <table:table-cell office:value-type="float" office:value="31.5">
            <text:p>31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9-17T20:00:00">
            <text:p>Tue Sep 17 20:00:00 2019</text:p>
          </table:table-cell>
          <table:table-cell office:value-type="float" office:value="856.0">
            <text:p>856.0</text:p>
          </table:table-cell>
          <table:table-cell office:value-type="float" office:value="38.8333">
            <text:p>38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9-09-17T21:00:00">
            <text:p>Tue Sep 17 21:00:00 2019</text:p>
          </table:table-cell>
          <table:table-cell office:value-type="float" office:value="814.3333">
            <text:p>814.3333</text:p>
          </table:table-cell>
          <table:table-cell office:value-type="float" office:value="54.0">
            <text:p>54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9-17T22:00:00">
            <text:p>Tue Sep 17 22:00:00 2019</text:p>
          </table:table-cell>
          <table:table-cell office:value-type="float" office:value="788.6667">
            <text:p>788.6667</text:p>
          </table:table-cell>
          <table:table-cell office:value-type="float" office:value="34.6667">
            <text:p>34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09-17T23:00:00">
            <text:p>Tue Sep 17 23:00:00 2019</text:p>
          </table:table-cell>
          <table:table-cell office:value-type="float" office:value="765.1667">
            <text:p>765.1667</text:p>
          </table:table-cell>
          <table:table-cell office:value-type="float" office:value="28.0">
            <text:p>28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09-18T00:00:00">
            <text:p>Wed Sep 18 00:00:00 2019</text:p>
          </table:table-cell>
          <table:table-cell office:value-type="float" office:value="950.0">
            <text:p>950.0</text:p>
          </table:table-cell>
          <table:table-cell office:value-type="float" office:value="51.3333">
            <text:p>51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9-18T01:00:00">
            <text:p>Wed Sep 18 01:00:00 2019</text:p>
          </table:table-cell>
          <table:table-cell office:value-type="float" office:value="954.6667">
            <text:p>954.6667</text:p>
          </table:table-cell>
          <table:table-cell office:value-type="float" office:value="61.3333">
            <text:p>61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09-18T21:00:00">
            <text:p>Wed Sep 18 21:00:00 2019</text:p>
          </table:table-cell>
          <table:table-cell office:value-type="float" office:value="823.6667">
            <text:p>823.6667</text:p>
          </table:table-cell>
          <table:table-cell office:value-type="float" office:value="48.6667">
            <text:p>48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9-09-18T22:00:00">
            <text:p>Wed Sep 18 22:00:00 2019</text:p>
          </table:table-cell>
          <table:table-cell office:value-type="float" office:value="897.0">
            <text:p>897.0</text:p>
          </table:table-cell>
          <table:table-cell office:value-type="float" office:value="59.3333">
            <text:p>59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09-18T23:00:00">
            <text:p>Wed Sep 18 23:00:00 2019</text:p>
          </table:table-cell>
          <table:table-cell office:value-type="float" office:value="802.3333">
            <text:p>802.3333</text:p>
          </table:table-cell>
          <table:table-cell office:value-type="float" office:value="40.1667">
            <text:p>40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09-19T00:00:00">
            <text:p>Thu Sep 19 00:00:00 2019</text:p>
          </table:table-cell>
          <table:table-cell office:value-type="float" office:value="728.6667">
            <text:p>728.6667</text:p>
          </table:table-cell>
          <table:table-cell office:value-type="float" office:value="17.5">
            <text:p>17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09-19T21:00:00">
            <text:p>Thu Sep 19 21:00:00 2019</text:p>
          </table:table-cell>
          <table:table-cell office:value-type="float" office:value="909.6667">
            <text:p>909.6667</text:p>
          </table:table-cell>
          <table:table-cell office:value-type="float" office:value="75.1667">
            <text:p>75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9-19T22:00:00">
            <text:p>Thu Sep 19 22:00:00 2019</text:p>
          </table:table-cell>
          <table:table-cell office:value-type="float" office:value="897.5">
            <text:p>897.5</text:p>
          </table:table-cell>
          <table:table-cell office:value-type="float" office:value="59.6667">
            <text:p>59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09-19T23:00:00">
            <text:p>Thu Sep 19 23:00:00 2019</text:p>
          </table:table-cell>
          <table:table-cell office:value-type="float" office:value="951.3333">
            <text:p>951.3333</text:p>
          </table:table-cell>
          <table:table-cell office:value-type="float" office:value="64.5">
            <text:p>64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9-20T00:00:00">
            <text:p>Fri Sep 20 00:00:00 2019</text:p>
          </table:table-cell>
          <table:table-cell office:value-type="float" office:value="1081.8333">
            <text:p>1081.8333</text:p>
          </table:table-cell>
          <table:table-cell office:value-type="float" office:value="89.6667">
            <text:p>89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09-20T01:00:00">
            <text:p>Fri Sep 20 01:00:00 2019</text:p>
          </table:table-cell>
          <table:table-cell office:value-type="float" office:value="1033.0">
            <text:p>1033.0</text:p>
          </table:table-cell>
          <table:table-cell office:value-type="float" office:value="77.0">
            <text:p>77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09-20T02:00:00">
            <text:p>Fri Sep 20 02:00:00 2019</text:p>
          </table:table-cell>
          <table:table-cell office:value-type="float" office:value="848.1667">
            <text:p>848.1667</text:p>
          </table:table-cell>
          <table:table-cell office:value-type="float" office:value="36.3333">
            <text:p>36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09-20T19:00:00">
            <text:p>Fri Sep 20 19:00:00 2019</text:p>
          </table:table-cell>
          <table:table-cell office:value-type="float" office:value="774.0">
            <text:p>774.0</text:p>
          </table:table-cell>
          <table:table-cell office:value-type="float" office:value="20.8333">
            <text:p>20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9-09-20T20:00:00">
            <text:p>Fri Sep 20 20:00:00 2019</text:p>
          </table:table-cell>
          <table:table-cell office:value-type="float" office:value="775.5">
            <text:p>775.5</text:p>
          </table:table-cell>
          <table:table-cell office:value-type="float" office:value="20.3333">
            <text:p>20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9-09-20T21:00:00">
            <text:p>Fri Sep 20 21:00:00 2019</text:p>
          </table:table-cell>
          <table:table-cell office:value-type="float" office:value="826.3333">
            <text:p>826.3333</text:p>
          </table:table-cell>
          <table:table-cell office:value-type="float" office:value="37.8333">
            <text:p>37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09-20T22:00:00">
            <text:p>Fri Sep 20 22:00:00 2019</text:p>
          </table:table-cell>
          <table:table-cell office:value-type="float" office:value="797.8333">
            <text:p>797.8333</text:p>
          </table:table-cell>
          <table:table-cell office:value-type="float" office:value="30.6667">
            <text:p>30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09-20T23:00:00">
            <text:p>Fri Sep 20 23:00:00 2019</text:p>
          </table:table-cell>
          <table:table-cell office:value-type="float" office:value="763.6667">
            <text:p>763.6667</text:p>
          </table:table-cell>
          <table:table-cell office:value-type="float" office:value="22.5">
            <text:p>22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9-09-21T00:00:00">
            <text:p>Sat Sep 21 00:00:00 2019</text:p>
          </table:table-cell>
          <table:table-cell office:value-type="float" office:value="743.6667">
            <text:p>743.6667</text:p>
          </table:table-cell>
          <table:table-cell office:value-type="float" office:value="14.6667">
            <text:p>14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9-09-21T01:00:00">
            <text:p>Sat Sep 21 01:00:00 2019</text:p>
          </table:table-cell>
          <table:table-cell office:value-type="float" office:value="741.0">
            <text:p>741.0</text:p>
          </table:table-cell>
          <table:table-cell office:value-type="float" office:value="14.3333">
            <text:p>14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09-21T02:00:00">
            <text:p>Sat Sep 21 02:00:00 2019</text:p>
          </table:table-cell>
          <table:table-cell office:value-type="float" office:value="727.5">
            <text:p>727.5</text:p>
          </table:table-cell>
          <table:table-cell office:value-type="float" office:value="13.0">
            <text:p>13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09-21T03:00:00">
            <text:p>Sat Sep 21 03:00:00 2019</text:p>
          </table:table-cell>
          <table:table-cell office:value-type="float" office:value="720.0">
            <text:p>720.0</text:p>
          </table:table-cell>
          <table:table-cell office:value-type="float" office:value="8.5">
            <text:p>8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9-09-21T04:00:00">
            <text:p>Sat Sep 21 04:00:00 2019</text:p>
          </table:table-cell>
          <table:table-cell office:value-type="float" office:value="732.1667">
            <text:p>732.1667</text:p>
          </table:table-cell>
          <table:table-cell office:value-type="float" office:value="10.3333">
            <text:p>10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09-21T20:00:00">
            <text:p>Sat Sep 21 20:00:00 2019</text:p>
          </table:table-cell>
          <table:table-cell office:value-type="float" office:value="768.0">
            <text:p>768.0</text:p>
          </table:table-cell>
          <table:table-cell office:value-type="float" office:value="9.8333">
            <text:p>9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09-21T21:00:00">
            <text:p>Sat Sep 21 21:00:00 2019</text:p>
          </table:table-cell>
          <table:table-cell office:value-type="float" office:value="745.0">
            <text:p>745.0</text:p>
          </table:table-cell>
          <table:table-cell office:value-type="float" office:value="10.1667">
            <text:p>10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09-21T22:00:00">
            <text:p>Sat Sep 21 22:00:00 2019</text:p>
          </table:table-cell>
          <table:table-cell office:value-type="float" office:value="732.0">
            <text:p>732.0</text:p>
          </table:table-cell>
          <table:table-cell office:value-type="float" office:value="11.5">
            <text:p>11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9-09-21T23:00:00">
            <text:p>Sat Sep 21 23:00:00 2019</text:p>
          </table:table-cell>
          <table:table-cell office:value-type="float" office:value="727.3333">
            <text:p>727.3333</text:p>
          </table:table-cell>
          <table:table-cell office:value-type="float" office:value="10.6667">
            <text:p>10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9-22T00:00:00">
            <text:p>Sun Sep 22 00:00:00 2019</text:p>
          </table:table-cell>
          <table:table-cell office:value-type="float" office:value="722.0">
            <text:p>722.0</text:p>
          </table:table-cell>
          <table:table-cell office:value-type="float" office:value="12.0">
            <text:p>12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9-09-22T01:00:00">
            <text:p>Sun Sep 22 01:00:00 2019</text:p>
          </table:table-cell>
          <table:table-cell office:value-type="float" office:value="734.6667">
            <text:p>734.6667</text:p>
          </table:table-cell>
          <table:table-cell office:value-type="float" office:value="12.3333">
            <text:p>12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9-09-22T02:00:00">
            <text:p>Sun Sep 22 02:00:00 2019</text:p>
          </table:table-cell>
          <table:table-cell office:value-type="float" office:value="727.5">
            <text:p>727.5</text:p>
          </table:table-cell>
          <table:table-cell office:value-type="float" office:value="9.3333">
            <text:p>9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09-22T03:00:00">
            <text:p>Sun Sep 22 03:00:00 2019</text:p>
          </table:table-cell>
          <table:table-cell office:value-type="float" office:value="737.5">
            <text:p>737.5</text:p>
          </table:table-cell>
          <table:table-cell office:value-type="float" office:value="11.5">
            <text:p>11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09-22T04:00:00">
            <text:p>Sun Sep 22 04:00:00 2019</text:p>
          </table:table-cell>
          <table:table-cell office:value-type="float" office:value="726.8333">
            <text:p>726.8333</text:p>
          </table:table-cell>
          <table:table-cell office:value-type="float" office:value="8.8333">
            <text:p>8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9-22T05:00:00">
            <text:p>Sun Sep 22 05:00:00 2019</text:p>
          </table:table-cell>
          <table:table-cell office:value-type="float" office:value="721.3333">
            <text:p>721.3333</text:p>
          </table:table-cell>
          <table:table-cell office:value-type="float" office:value="7.3333">
            <text:p>7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09-22T21:00:00">
            <text:p>Sun Sep 22 21:00:00 2019</text:p>
          </table:table-cell>
          <table:table-cell office:value-type="float" office:value="752.8333">
            <text:p>752.8333</text:p>
          </table:table-cell>
          <table:table-cell office:value-type="float" office:value="30.0">
            <text:p>30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09-22T22:00:00">
            <text:p>Sun Sep 22 22:00:00 2019</text:p>
          </table:table-cell>
          <table:table-cell office:value-type="float" office:value="789.0">
            <text:p>789.0</text:p>
          </table:table-cell>
          <table:table-cell office:value-type="float" office:value="29.5">
            <text:p>29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9-22T23:00:00">
            <text:p>Sun Sep 22 23:00:00 2019</text:p>
          </table:table-cell>
          <table:table-cell office:value-type="float" office:value="802.6667">
            <text:p>802.6667</text:p>
          </table:table-cell>
          <table:table-cell office:value-type="float" office:value="27.3333">
            <text:p>27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09-23T00:00:00">
            <text:p>Mon Sep 23 00:00:00 2019</text:p>
          </table:table-cell>
          <table:table-cell office:value-type="float" office:value="763.0">
            <text:p>763.0</text:p>
          </table:table-cell>
          <table:table-cell office:value-type="float" office:value="19.6667">
            <text:p>19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09-23T01:00:00">
            <text:p>Mon Sep 23 01:00:00 2019</text:p>
          </table:table-cell>
          <table:table-cell office:value-type="float" office:value="720.6667">
            <text:p>720.6667</text:p>
          </table:table-cell>
          <table:table-cell office:value-type="float" office:value="12.5">
            <text:p>12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09-23T02:00:00">
            <text:p>Mon Sep 23 02:00:00 2019</text:p>
          </table:table-cell>
          <table:table-cell office:value-type="float" office:value="707.3333">
            <text:p>707.3333</text:p>
          </table:table-cell>
          <table:table-cell office:value-type="float" office:value="14.0">
            <text:p>14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09-23T03:00:00">
            <text:p>Mon Sep 23 03:00:00 2019</text:p>
          </table:table-cell>
          <table:table-cell office:value-type="float" office:value="701.1667">
            <text:p>701.1667</text:p>
          </table:table-cell>
          <table:table-cell office:value-type="float" office:value="11.0">
            <text:p>11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09-23T04:00:00">
            <text:p>Mon Sep 23 04:00:00 2019</text:p>
          </table:table-cell>
          <table:table-cell office:value-type="float" office:value="692.5">
            <text:p>692.5</text:p>
          </table:table-cell>
          <table:table-cell office:value-type="float" office:value="9.0">
            <text:p>9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09-23T05:00:00">
            <text:p>Mon Sep 23 05:00:00 2019</text:p>
          </table:table-cell>
          <table:table-cell office:value-type="float" office:value="687.5">
            <text:p>687.5</text:p>
          </table:table-cell>
          <table:table-cell office:value-type="float" office:value="10.8333">
            <text:p>10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9-23T06:00:00">
            <text:p>Mon Sep 23 06:00:00 2019</text:p>
          </table:table-cell>
          <table:table-cell office:value-type="float" office:value="667.1667">
            <text:p>667.1667</text:p>
          </table:table-cell>
          <table:table-cell office:value-type="float" office:value="7.5">
            <text:p>7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09-23T07:00:00">
            <text:p>Mon Sep 23 07:00:00 2019</text:p>
          </table:table-cell>
          <table:table-cell office:value-type="float" office:value="710.3333">
            <text:p>710.3333</text:p>
          </table:table-cell>
          <table:table-cell office:value-type="float" office:value="20.3333">
            <text:p>20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09-23T08:00:00">
            <text:p>Mon Sep 23 08:00:00 2019</text:p>
          </table:table-cell>
          <table:table-cell office:value-type="float" office:value="684.8333">
            <text:p>684.8333</text:p>
          </table:table-cell>
          <table:table-cell office:value-type="float" office:value="26.6667">
            <text:p>26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9-23T09:00:00">
            <text:p>Mon Sep 23 09:00:00 2019</text:p>
          </table:table-cell>
          <table:table-cell office:value-type="float" office:value="797.6667">
            <text:p>797.6667</text:p>
          </table:table-cell>
          <table:table-cell office:value-type="float" office:value="49.1667">
            <text:p>49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9-09-23T22:00:00">
            <text:p>Mon Sep 23 22:00:00 2019</text:p>
          </table:table-cell>
          <table:table-cell office:value-type="float" office:value="700.5">
            <text:p>700.5</text:p>
          </table:table-cell>
          <table:table-cell office:value-type="float" office:value="78.3333">
            <text:p>78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09-23T23:00:00">
            <text:p>Mon Sep 23 23:00:00 2019</text:p>
          </table:table-cell>
          <table:table-cell office:value-type="float" office:value="790.8333">
            <text:p>790.8333</text:p>
          </table:table-cell>
          <table:table-cell office:value-type="float" office:value="90.6667">
            <text:p>90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9-24T00:00:00">
            <text:p>Tue Sep 24 00:00:00 2019</text:p>
          </table:table-cell>
          <table:table-cell office:value-type="float" office:value="550.8333">
            <text:p>550.8333</text:p>
          </table:table-cell>
          <table:table-cell office:value-type="float" office:value="44.3333">
            <text:p>44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09-24T01:00:00">
            <text:p>Tue Sep 24 01:00:00 2019</text:p>
          </table:table-cell>
          <table:table-cell office:value-type="float" office:value="538.3333">
            <text:p>538.3333</text:p>
          </table:table-cell>
          <table:table-cell office:value-type="float" office:value="47.0">
            <text:p>47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09-24T21:00:00">
            <text:p>Tue Sep 24 21:00:00 2019</text:p>
          </table:table-cell>
          <table:table-cell office:value-type="float" office:value="781.3333">
            <text:p>781.3333</text:p>
          </table:table-cell>
          <table:table-cell office:value-type="float" office:value="107.1667">
            <text:p>107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9-24T22:00:00">
            <text:p>Tue Sep 24 22:00:00 2019</text:p>
          </table:table-cell>
          <table:table-cell office:value-type="float" office:value="705.6667">
            <text:p>705.6667</text:p>
          </table:table-cell>
          <table:table-cell office:value-type="float" office:value="82.5">
            <text:p>82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9-09-25T22:00:00">
            <text:p>Wed Sep 25 22:00:00 2019</text:p>
          </table:table-cell>
          <table:table-cell office:value-type="float" office:value="557.1667">
            <text:p>557.1667</text:p>
          </table:table-cell>
          <table:table-cell office:value-type="float" office:value="61.0">
            <text:p>61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09-25T23:00:00">
            <text:p>Wed Sep 25 23:00:00 2019</text:p>
          </table:table-cell>
          <table:table-cell office:value-type="float" office:value="539.3333">
            <text:p>539.3333</text:p>
          </table:table-cell>
          <table:table-cell office:value-type="float" office:value="47.5">
            <text:p>47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9-26T22:00:00">
            <text:p>Thu Sep 26 22:00:00 2019</text:p>
          </table:table-cell>
          <table:table-cell office:value-type="float" office:value="735.0">
            <text:p>735.0</text:p>
          </table:table-cell>
          <table:table-cell office:value-type="float" office:value="79.8333">
            <text:p>79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09-26T23:00:00">
            <text:p>Thu Sep 26 23:00:00 2019</text:p>
          </table:table-cell>
          <table:table-cell office:value-type="float" office:value="621.3333">
            <text:p>621.3333</text:p>
          </table:table-cell>
          <table:table-cell office:value-type="float" office:value="49.1667">
            <text:p>49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09-27T00:00:00">
            <text:p>Fri Sep 27 00:00:00 2019</text:p>
          </table:table-cell>
          <table:table-cell office:value-type="float" office:value="663.0">
            <text:p>663.0</text:p>
          </table:table-cell>
          <table:table-cell office:value-type="float" office:value="58.0">
            <text:p>58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09-27T01:00:00">
            <text:p>Fri Sep 27 01:00:00 2019</text:p>
          </table:table-cell>
          <table:table-cell office:value-type="float" office:value="613.1667">
            <text:p>613.1667</text:p>
          </table:table-cell>
          <table:table-cell office:value-type="float" office:value="48.5">
            <text:p>48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9-27T08:00:00">
            <text:p>Fri Sep 27 08:00:00 2019</text:p>
          </table:table-cell>
          <table:table-cell office:value-type="float" office:value="640.0">
            <text:p>640.0</text:p>
          </table:table-cell>
          <table:table-cell office:value-type="float" office:value="69.8333">
            <text:p>69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9-27T22:00:00">
            <text:p>Fri Sep 27 22:00:00 2019</text:p>
          </table:table-cell>
          <table:table-cell office:value-type="float" office:value="624.5">
            <text:p>624.5</text:p>
          </table:table-cell>
          <table:table-cell office:value-type="float" office:value="69.6667">
            <text:p>69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09-27T23:00:00">
            <text:p>Fri Sep 27 23:00:00 2019</text:p>
          </table:table-cell>
          <table:table-cell office:value-type="float" office:value="672.1667">
            <text:p>672.1667</text:p>
          </table:table-cell>
          <table:table-cell office:value-type="float" office:value="71.0">
            <text:p>71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09-28T00:00:00">
            <text:p>Sat Sep 28 00:00:00 2019</text:p>
          </table:table-cell>
          <table:table-cell office:value-type="float" office:value="840.8333">
            <text:p>840.8333</text:p>
          </table:table-cell>
          <table:table-cell office:value-type="float" office:value="85.3333">
            <text:p>85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09-28T01:00:00">
            <text:p>Sat Sep 28 01:00:00 2019</text:p>
          </table:table-cell>
          <table:table-cell office:value-type="float" office:value="649.6667">
            <text:p>649.6667</text:p>
          </table:table-cell>
          <table:table-cell office:value-type="float" office:value="57.0">
            <text:p>57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09-28T21:00:00">
            <text:p>Sat Sep 28 21:00:00 2019</text:p>
          </table:table-cell>
          <table:table-cell office:value-type="float" office:value="874.8333">
            <text:p>874.8333</text:p>
          </table:table-cell>
          <table:table-cell office:value-type="float" office:value="118.5">
            <text:p>118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09-28T22:00:00">
            <text:p>Sat Sep 28 22:00:00 2019</text:p>
          </table:table-cell>
          <table:table-cell office:value-type="float" office:value="943.3333">
            <text:p>943.3333</text:p>
          </table:table-cell>
          <table:table-cell office:value-type="float" office:value="128.5">
            <text:p>128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9-28T23:00:00">
            <text:p>Sat Sep 28 23:00:00 2019</text:p>
          </table:table-cell>
          <table:table-cell office:value-type="float" office:value="973.3333">
            <text:p>973.3333</text:p>
          </table:table-cell>
          <table:table-cell office:value-type="float" office:value="122.8333">
            <text:p>122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9-30T22:00:00">
            <text:p>Mon Sep 30 22:00:00 2019</text:p>
          </table:table-cell>
          <table:table-cell office:value-type="float" office:value="676.3333">
            <text:p>676.3333</text:p>
          </table:table-cell>
          <table:table-cell office:value-type="float" office:value="75.8333">
            <text:p>75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09-30T23:00:00">
            <text:p>Mon Sep 30 23:00:00 2019</text:p>
          </table:table-cell>
          <table:table-cell office:value-type="float" office:value="858.5">
            <text:p>858.5</text:p>
          </table:table-cell>
          <table:table-cell office:value-type="float" office:value="101.1667">
            <text:p>101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0-01T00:00:00">
            <text:p>Tue Oct  1 00:00:00 2019</text:p>
          </table:table-cell>
          <table:table-cell office:value-type="float" office:value="774.5">
            <text:p>774.5</text:p>
          </table:table-cell>
          <table:table-cell office:value-type="float" office:value="90.5">
            <text:p>90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10-01T01:00:00">
            <text:p>Tue Oct  1 01:00:00 2019</text:p>
          </table:table-cell>
          <table:table-cell office:value-type="float" office:value="589.8333">
            <text:p>589.8333</text:p>
          </table:table-cell>
          <table:table-cell office:value-type="float" office:value="53.6667">
            <text:p>53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10-03T23:00:00">
            <text:p>Thu Oct  3 23:00:00 2019</text:p>
          </table:table-cell>
          <table:table-cell office:value-type="float" office:value="765.3333">
            <text:p>765.3333</text:p>
          </table:table-cell>
          <table:table-cell office:value-type="float" office:value="74.1667">
            <text:p>74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10-04T22:00:00">
            <text:p>Fri Oct  4 22:00:00 2019</text:p>
          </table:table-cell>
          <table:table-cell office:value-type="float" office:value="659.8333">
            <text:p>659.8333</text:p>
          </table:table-cell>
          <table:table-cell office:value-type="float" office:value="60.1667">
            <text:p>60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10-04T23:00:00">
            <text:p>Fri Oct  4 23:00:00 2019</text:p>
          </table:table-cell>
          <table:table-cell office:value-type="float" office:value="660.8333">
            <text:p>660.8333</text:p>
          </table:table-cell>
          <table:table-cell office:value-type="float" office:value="57.6667">
            <text:p>57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9-10-05T21:00:00">
            <text:p>Sat Oct  5 21:00:00 2019</text:p>
          </table:table-cell>
          <table:table-cell office:value-type="float" office:value="617.5">
            <text:p>617.5</text:p>
          </table:table-cell>
          <table:table-cell office:value-type="float" office:value="51.0">
            <text:p>51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10-05T22:00:00">
            <text:p>Sat Oct  5 22:00:00 2019</text:p>
          </table:table-cell>
          <table:table-cell office:value-type="float" office:value="788.1667">
            <text:p>788.1667</text:p>
          </table:table-cell>
          <table:table-cell office:value-type="float" office:value="78.5">
            <text:p>78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9-10-05T23:00:00">
            <text:p>Sat Oct  5 23:00:00 2019</text:p>
          </table:table-cell>
          <table:table-cell office:value-type="float" office:value="832.0">
            <text:p>832.0</text:p>
          </table:table-cell>
          <table:table-cell office:value-type="float" office:value="84.5">
            <text:p>84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0-06T21:00:00">
            <text:p>Sun Oct  6 21:00:00 2019</text:p>
          </table:table-cell>
          <table:table-cell office:value-type="float" office:value="841.0">
            <text:p>841.0</text:p>
          </table:table-cell>
          <table:table-cell office:value-type="float" office:value="116.8333">
            <text:p>116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10-06T22:00:00">
            <text:p>Sun Oct  6 22:00:00 2019</text:p>
          </table:table-cell>
          <table:table-cell office:value-type="float" office:value="800.8333">
            <text:p>800.8333</text:p>
          </table:table-cell>
          <table:table-cell office:value-type="float" office:value="102.6667">
            <text:p>102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10-06T23:00:00">
            <text:p>Sun Oct  6 23:00:00 2019</text:p>
          </table:table-cell>
          <table:table-cell office:value-type="float" office:value="680.5">
            <text:p>680.5</text:p>
          </table:table-cell>
          <table:table-cell office:value-type="float" office:value="62.6667">
            <text:p>62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9-10-07T20:00:00">
            <text:p>Mon Oct  7 20:00:00 2019</text:p>
          </table:table-cell>
          <table:table-cell office:value-type="float" office:value="717.5">
            <text:p>717.5</text:p>
          </table:table-cell>
          <table:table-cell office:value-type="float" office:value="69.0">
            <text:p>69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10-07T21:00:00">
            <text:p>Mon Oct  7 21:00:00 2019</text:p>
          </table:table-cell>
          <table:table-cell office:value-type="float" office:value="910.1667">
            <text:p>910.1667</text:p>
          </table:table-cell>
          <table:table-cell office:value-type="float" office:value="124.1667">
            <text:p>124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10-07T22:00:00">
            <text:p>Mon Oct  7 22:00:00 2019</text:p>
          </table:table-cell>
          <table:table-cell office:value-type="float" office:value="837.3333">
            <text:p>837.3333</text:p>
          </table:table-cell>
          <table:table-cell office:value-type="float" office:value="113.6667">
            <text:p>113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10-07T23:00:00">
            <text:p>Mon Oct  7 23:00:00 2019</text:p>
          </table:table-cell>
          <table:table-cell office:value-type="float" office:value="701.1667">
            <text:p>701.1667</text:p>
          </table:table-cell>
          <table:table-cell office:value-type="float" office:value="87.3333">
            <text:p>87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0-08T20:00:00">
            <text:p>Tue Oct  8 20:00:00 2019</text:p>
          </table:table-cell>
          <table:table-cell office:value-type="float" office:value="760.3333">
            <text:p>760.3333</text:p>
          </table:table-cell>
          <table:table-cell office:value-type="float" office:value="80.3333">
            <text:p>80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0-08T21:00:00">
            <text:p>Tue Oct  8 21:00:00 2019</text:p>
          </table:table-cell>
          <table:table-cell office:value-type="float" office:value="1082.0">
            <text:p>1082.0</text:p>
          </table:table-cell>
          <table:table-cell office:value-type="float" office:value="131.0">
            <text:p>131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9-10-08T22:00:00">
            <text:p>Tue Oct  8 22:00:00 2019</text:p>
          </table:table-cell>
          <table:table-cell office:value-type="float" office:value="711.5">
            <text:p>711.5</text:p>
          </table:table-cell>
          <table:table-cell office:value-type="float" office:value="81.0">
            <text:p>81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10-08T23:00:00">
            <text:p>Tue Oct  8 23:00:00 2019</text:p>
          </table:table-cell>
          <table:table-cell office:value-type="float" office:value="587.8333">
            <text:p>587.8333</text:p>
          </table:table-cell>
          <table:table-cell office:value-type="float" office:value="41.5">
            <text:p>41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10-09T00:00:00">
            <text:p>Wed Oct  9 00:00:00 2019</text:p>
          </table:table-cell>
          <table:table-cell office:value-type="float" office:value="750.0">
            <text:p>750.0</text:p>
          </table:table-cell>
          <table:table-cell office:value-type="float" office:value="61.6667">
            <text:p>61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0-09T01:00:00">
            <text:p>Wed Oct  9 01:00:00 2019</text:p>
          </table:table-cell>
          <table:table-cell office:value-type="float" office:value="714.6667">
            <text:p>714.6667</text:p>
          </table:table-cell>
          <table:table-cell office:value-type="float" office:value="55.1667">
            <text:p>55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10-09T02:00:00">
            <text:p>Wed Oct  9 02:00:00 2019</text:p>
          </table:table-cell>
          <table:table-cell office:value-type="float" office:value="586.8333">
            <text:p>586.8333</text:p>
          </table:table-cell>
          <table:table-cell office:value-type="float" office:value="26.5">
            <text:p>26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0-09T21:00:00">
            <text:p>Wed Oct  9 21:00:00 2019</text:p>
          </table:table-cell>
          <table:table-cell office:value-type="float" office:value="1078.1667">
            <text:p>1078.1667</text:p>
          </table:table-cell>
          <table:table-cell office:value-type="float" office:value="129.1667">
            <text:p>129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10-09T22:00:00">
            <text:p>Wed Oct  9 22:00:00 2019</text:p>
          </table:table-cell>
          <table:table-cell office:value-type="float" office:value="841.6667">
            <text:p>841.6667</text:p>
          </table:table-cell>
          <table:table-cell office:value-type="float" office:value="86.8333">
            <text:p>86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9-10-09T23:00:00">
            <text:p>Wed Oct  9 23:00:00 2019</text:p>
          </table:table-cell>
          <table:table-cell office:value-type="float" office:value="1248.3333">
            <text:p>1248.3333</text:p>
          </table:table-cell>
          <table:table-cell office:value-type="float" office:value="112.5">
            <text:p>112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0-10T00:00:00">
            <text:p>Thu Oct 10 00:00:00 2019</text:p>
          </table:table-cell>
          <table:table-cell office:value-type="float" office:value="904.5">
            <text:p>904.5</text:p>
          </table:table-cell>
          <table:table-cell office:value-type="float" office:value="75.1667">
            <text:p>75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10-10T20:00:00">
            <text:p>Thu Oct 10 20:00:00 2019</text:p>
          </table:table-cell>
          <table:table-cell office:value-type="float" office:value="756.1667">
            <text:p>756.1667</text:p>
          </table:table-cell>
          <table:table-cell office:value-type="float" office:value="60.3333">
            <text:p>60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10-10T21:00:00">
            <text:p>Thu Oct 10 21:00:00 2019</text:p>
          </table:table-cell>
          <table:table-cell office:value-type="float" office:value="786.0">
            <text:p>786.0</text:p>
          </table:table-cell>
          <table:table-cell office:value-type="float" office:value="61.0">
            <text:p>61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10-10T22:00:00">
            <text:p>Thu Oct 10 22:00:00 2019</text:p>
          </table:table-cell>
          <table:table-cell office:value-type="float" office:value="729.6667">
            <text:p>729.6667</text:p>
          </table:table-cell>
          <table:table-cell office:value-type="float" office:value="38.3333">
            <text:p>38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9-10-12T02:00:00">
            <text:p>Sat Oct 12 02:00:00 2019</text:p>
          </table:table-cell>
          <table:table-cell office:value-type="float" office:value="697.5">
            <text:p>697.5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0-12T03:00:00">
            <text:p>Sat Oct 12 03:00:00 2019</text:p>
          </table:table-cell>
          <table:table-cell office:value-type="float" office:value="650.6667">
            <text:p>650.6667</text:p>
          </table:table-cell>
          <table:table-cell office:value-type="float" office:value="20.8333">
            <text:p>20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10-12T20:00:00">
            <text:p>Sat Oct 12 20:00:00 2019</text:p>
          </table:table-cell>
          <table:table-cell office:value-type="float" office:value="764.0">
            <text:p>764.0</text:p>
          </table:table-cell>
          <table:table-cell office:value-type="float" office:value="82.1667">
            <text:p>82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9-10-12T21:00:00">
            <text:p>Sat Oct 12 21:00:00 2019</text:p>
          </table:table-cell>
          <table:table-cell office:value-type="float" office:value="772.3333">
            <text:p>772.3333</text:p>
          </table:table-cell>
          <table:table-cell office:value-type="float" office:value="64.3333">
            <text:p>64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10-13T00:00:00">
            <text:p>Sun Oct 13 00:00:00 2019</text:p>
          </table:table-cell>
          <table:table-cell office:value-type="float" office:value="703.8333">
            <text:p>703.8333</text:p>
          </table:table-cell>
          <table:table-cell office:value-type="float" office:value="44.8333">
            <text:p>44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13T21:00:00">
            <text:p>Sun Oct 13 21:00:00 2019</text:p>
          </table:table-cell>
          <table:table-cell office:value-type="float" office:value="640.8333">
            <text:p>640.8333</text:p>
          </table:table-cell>
          <table:table-cell office:value-type="float" office:value="43.6667">
            <text:p>43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10-17T21:00:00">
            <text:p>Thu Oct 17 21:00:00 2019</text:p>
          </table:table-cell>
          <table:table-cell office:value-type="float" office:value="562.0">
            <text:p>562.0</text:p>
          </table:table-cell>
          <table:table-cell office:value-type="float" office:value="84.1667">
            <text:p>84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10-17T22:00:00">
            <text:p>Thu Oct 17 22:00:00 2019</text:p>
          </table:table-cell>
          <table:table-cell office:value-type="float" office:value="531.5">
            <text:p>531.5</text:p>
          </table:table-cell>
          <table:table-cell office:value-type="float" office:value="85.3333">
            <text:p>85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0-17T23:00:00">
            <text:p>Thu Oct 17 23:00:00 2019</text:p>
          </table:table-cell>
          <table:table-cell office:value-type="float" office:value="707.3333">
            <text:p>707.3333</text:p>
          </table:table-cell>
          <table:table-cell office:value-type="float" office:value="98.0">
            <text:p>98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0-21T22:00:00">
            <text:p>Mon Oct 21 22:00:00 2019</text:p>
          </table:table-cell>
          <table:table-cell office:value-type="float" office:value="623.3333">
            <text:p>623.3333</text:p>
          </table:table-cell>
          <table:table-cell office:value-type="float" office:value="84.8333">
            <text:p>84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10-25T20:00:00">
            <text:p>Fri Oct 25 20:00:00 2019</text:p>
          </table:table-cell>
          <table:table-cell office:value-type="float" office:value="991.3333">
            <text:p>991.3333</text:p>
          </table:table-cell>
          <table:table-cell office:value-type="float" office:value="101.8333">
            <text:p>101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10-25T21:00:00">
            <text:p>Fri Oct 25 21:00:00 2019</text:p>
          </table:table-cell>
          <table:table-cell office:value-type="float" office:value="1058.5">
            <text:p>1058.5</text:p>
          </table:table-cell>
          <table:table-cell office:value-type="float" office:value="102.3333">
            <text:p>102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10-25T22:00:00">
            <text:p>Fri Oct 25 22:00:00 2019</text:p>
          </table:table-cell>
          <table:table-cell office:value-type="float" office:value="550.1667">
            <text:p>550.1667</text:p>
          </table:table-cell>
          <table:table-cell office:value-type="float" office:value="42.8333">
            <text:p>42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0-25T23:00:00">
            <text:p>Fri Oct 25 23:00:00 2019</text:p>
          </table:table-cell>
          <table:table-cell office:value-type="float" office:value="416.0">
            <text:p>416.0</text:p>
          </table:table-cell>
          <table:table-cell office:value-type="float" office:value="14.5">
            <text:p>14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9-10-26T00:00:00">
            <text:p>Sat Oct 26 00:00:00 2019</text:p>
          </table:table-cell>
          <table:table-cell office:value-type="float" office:value="440.3333">
            <text:p>440.3333</text:p>
          </table:table-cell>
          <table:table-cell office:value-type="float" office:value="15.5">
            <text:p>15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10-26T01:00:00">
            <text:p>Sat Oct 26 01:00:00 2019</text:p>
          </table:table-cell>
          <table:table-cell office:value-type="float" office:value="536.0">
            <text:p>536.0</text:p>
          </table:table-cell>
          <table:table-cell office:value-type="float" office:value="39.1667">
            <text:p>39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10-26T02:00:00">
            <text:p>Sat Oct 26 02:00:00 2019</text:p>
          </table:table-cell>
          <table:table-cell office:value-type="float" office:value="685.1667">
            <text:p>685.1667</text:p>
          </table:table-cell>
          <table:table-cell office:value-type="float" office:value="61.8333">
            <text:p>61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9-10-26T03:00:00">
            <text:p>Sat Oct 26 03:00:00 2019</text:p>
          </table:table-cell>
          <table:table-cell office:value-type="float" office:value="680.8333">
            <text:p>680.8333</text:p>
          </table:table-cell>
          <table:table-cell office:value-type="float" office:value="45.5">
            <text:p>45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0-26T04:00:00">
            <text:p>Sat Oct 26 04:00:00 2019</text:p>
          </table:table-cell>
          <table:table-cell office:value-type="float" office:value="564.5">
            <text:p>564.5</text:p>
          </table:table-cell>
          <table:table-cell office:value-type="float" office:value="36.5">
            <text:p>36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10-26T05:00:00">
            <text:p>Sat Oct 26 05:00:00 2019</text:p>
          </table:table-cell>
          <table:table-cell office:value-type="float" office:value="548.0">
            <text:p>548.0</text:p>
          </table:table-cell>
          <table:table-cell office:value-type="float" office:value="28.6667">
            <text:p>28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0-26T06:00:00">
            <text:p>Sat Oct 26 06:00:00 2019</text:p>
          </table:table-cell>
          <table:table-cell office:value-type="float" office:value="453.0">
            <text:p>453.0</text:p>
          </table:table-cell>
          <table:table-cell office:value-type="float" office:value="24.5">
            <text:p>24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9-10-26T07:00:00">
            <text:p>Sat Oct 26 07:00:00 2019</text:p>
          </table:table-cell>
          <table:table-cell office:value-type="float" office:value="415.8333">
            <text:p>415.8333</text:p>
          </table:table-cell>
          <table:table-cell office:value-type="float" office:value="21.5">
            <text:p>21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0-26T08:00:00">
            <text:p>Sat Oct 26 08:00:00 2019</text:p>
          </table:table-cell>
          <table:table-cell office:value-type="float" office:value="461.0">
            <text:p>461.0</text:p>
          </table:table-cell>
          <table:table-cell office:value-type="float" office:value="43.5">
            <text:p>43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9-10-26T20:00:00">
            <text:p>Sat Oct 26 20:00:00 2019</text:p>
          </table:table-cell>
          <table:table-cell office:value-type="float" office:value="910.0">
            <text:p>910.0</text:p>
          </table:table-cell>
          <table:table-cell office:value-type="float" office:value="106.5">
            <text:p>106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10-26T21:00:00">
            <text:p>Sat Oct 26 21:00:00 2019</text:p>
          </table:table-cell>
          <table:table-cell office:value-type="float" office:value="1167.3333">
            <text:p>1167.3333</text:p>
          </table:table-cell>
          <table:table-cell office:value-type="float" office:value="117.3333">
            <text:p>117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10-26T22:00:00">
            <text:p>Sat Oct 26 22:00:00 2019</text:p>
          </table:table-cell>
          <table:table-cell office:value-type="float" office:value="1079.8333">
            <text:p>1079.8333</text:p>
          </table:table-cell>
          <table:table-cell office:value-type="float" office:value="103.5">
            <text:p>103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10-26T23:00:00">
            <text:p>Sat Oct 26 23:00:00 2019</text:p>
          </table:table-cell>
          <table:table-cell office:value-type="float" office:value="549.0">
            <text:p>549.0</text:p>
          </table:table-cell>
          <table:table-cell office:value-type="float" office:value="36.0">
            <text:p>36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10-27T00:00:00">
            <text:p>Sun Oct 27 00:00:00 2019</text:p>
          </table:table-cell>
          <table:table-cell office:value-type="float" office:value="493.5">
            <text:p>493.5</text:p>
          </table:table-cell>
          <table:table-cell office:value-type="float" office:value="28.0">
            <text:p>28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10-27T01:00:00">
            <text:p>Sun Oct 27 01:00:00 2019</text:p>
          </table:table-cell>
          <table:table-cell office:value-type="float" office:value="508.6667">
            <text:p>508.6667</text:p>
          </table:table-cell>
          <table:table-cell office:value-type="float" office:value="49.3333">
            <text:p>49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10-27T20:00:00">
            <text:p>Sun Oct 27 20:00:00 2019</text:p>
          </table:table-cell>
          <table:table-cell office:value-type="float" office:value="689.8333">
            <text:p>689.8333</text:p>
          </table:table-cell>
          <table:table-cell office:value-type="float" office:value="81.6667">
            <text:p>81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0-27T21:00:00">
            <text:p>Sun Oct 27 21:00:00 2019</text:p>
          </table:table-cell>
          <table:table-cell office:value-type="float" office:value="846.1667">
            <text:p>846.1667</text:p>
          </table:table-cell>
          <table:table-cell office:value-type="float" office:value="93.1667">
            <text:p>93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10-27T22:00:00">
            <text:p>Sun Oct 27 22:00:00 2019</text:p>
          </table:table-cell>
          <table:table-cell office:value-type="float" office:value="590.0">
            <text:p>590.0</text:p>
          </table:table-cell>
          <table:table-cell office:value-type="float" office:value="57.6667">
            <text:p>57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10-27T23:00:00">
            <text:p>Sun Oct 27 23:00:00 2019</text:p>
          </table:table-cell>
          <table:table-cell office:value-type="float" office:value="718.3333">
            <text:p>718.3333</text:p>
          </table:table-cell>
          <table:table-cell office:value-type="float" office:value="64.8333">
            <text:p>64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10-28T00:00:00">
            <text:p>Mon Oct 28 00:00:00 2019</text:p>
          </table:table-cell>
          <table:table-cell office:value-type="float" office:value="854.5">
            <text:p>854.5</text:p>
          </table:table-cell>
          <table:table-cell office:value-type="float" office:value="73.8333">
            <text:p>73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10-28T01:00:00">
            <text:p>Mon Oct 28 01:00:00 2019</text:p>
          </table:table-cell>
          <table:table-cell office:value-type="float" office:value="509.0">
            <text:p>509.0</text:p>
          </table:table-cell>
          <table:table-cell office:value-type="float" office:value="26.3333">
            <text:p>26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10-28T02:00:00">
            <text:p>Mon Oct 28 02:00:00 2019</text:p>
          </table:table-cell>
          <table:table-cell office:value-type="float" office:value="543.8333">
            <text:p>543.8333</text:p>
          </table:table-cell>
          <table:table-cell office:value-type="float" office:value="27.0">
            <text:p>27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0-28T21:00:00">
            <text:p>Mon Oct 28 21:00:00 2019</text:p>
          </table:table-cell>
          <table:table-cell office:value-type="float" office:value="565.5">
            <text:p>565.5</text:p>
          </table:table-cell>
          <table:table-cell office:value-type="float" office:value="50.0">
            <text:p>50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10-28T22:00:00">
            <text:p>Mon Oct 28 22:00:00 2019</text:p>
          </table:table-cell>
          <table:table-cell office:value-type="float" office:value="608.6667">
            <text:p>608.6667</text:p>
          </table:table-cell>
          <table:table-cell office:value-type="float" office:value="55.3333">
            <text:p>55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10-28T23:00:00">
            <text:p>Mon Oct 28 23:00:00 2019</text:p>
          </table:table-cell>
          <table:table-cell office:value-type="float" office:value="658.0">
            <text:p>658.0</text:p>
          </table:table-cell>
          <table:table-cell office:value-type="float" office:value="54.0">
            <text:p>54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10-29T00:00:00">
            <text:p>Tue Oct 29 00:00:00 2019</text:p>
          </table:table-cell>
          <table:table-cell office:value-type="float" office:value="693.0">
            <text:p>693.0</text:p>
          </table:table-cell>
          <table:table-cell office:value-type="float" office:value="58.6667">
            <text:p>58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9-10-29T19:00:00">
            <text:p>Tue Oct 29 19:00:00 2019</text:p>
          </table:table-cell>
          <table:table-cell office:value-type="float" office:value="770.6667">
            <text:p>770.6667</text:p>
          </table:table-cell>
          <table:table-cell office:value-type="float" office:value="72.1667">
            <text:p>72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0-29T20:00:00">
            <text:p>Tue Oct 29 20:00:00 2019</text:p>
          </table:table-cell>
          <table:table-cell office:value-type="float" office:value="910.3333">
            <text:p>910.3333</text:p>
          </table:table-cell>
          <table:table-cell office:value-type="float" office:value="97.5">
            <text:p>97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10-29T21:00:00">
            <text:p>Tue Oct 29 21:00:00 2019</text:p>
          </table:table-cell>
          <table:table-cell office:value-type="float" office:value="1278.8333">
            <text:p>1278.8333</text:p>
          </table:table-cell>
          <table:table-cell office:value-type="float" office:value="112.0">
            <text:p>112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10-29T22:00:00">
            <text:p>Tue Oct 29 22:00:00 2019</text:p>
          </table:table-cell>
          <table:table-cell office:value-type="float" office:value="816.8333">
            <text:p>816.8333</text:p>
          </table:table-cell>
          <table:table-cell office:value-type="float" office:value="74.8333">
            <text:p>74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0-29T23:00:00">
            <text:p>Tue Oct 29 23:00:00 2019</text:p>
          </table:table-cell>
          <table:table-cell office:value-type="float" office:value="681.0">
            <text:p>681.0</text:p>
          </table:table-cell>
          <table:table-cell office:value-type="float" office:value="49.6667">
            <text:p>49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10-30T00:00:00">
            <text:p>Wed Oct 30 00:00:00 2019</text:p>
          </table:table-cell>
          <table:table-cell office:value-type="float" office:value="801.5">
            <text:p>801.5</text:p>
          </table:table-cell>
          <table:table-cell office:value-type="float" office:value="51.8333">
            <text:p>51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10-30T01:00:00">
            <text:p>Wed Oct 30 01:00:00 2019</text:p>
          </table:table-cell>
          <table:table-cell office:value-type="float" office:value="519.6667">
            <text:p>519.6667</text:p>
          </table:table-cell>
          <table:table-cell office:value-type="float" office:value="15.6667">
            <text:p>15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0-30T02:00:00">
            <text:p>Wed Oct 30 02:00:00 2019</text:p>
          </table:table-cell>
          <table:table-cell office:value-type="float" office:value="534.8333">
            <text:p>534.8333</text:p>
          </table:table-cell>
          <table:table-cell office:value-type="float" office:value="19.3333">
            <text:p>19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0-30T19:00:00">
            <text:p>Wed Oct 30 19:00:00 2019</text:p>
          </table:table-cell>
          <table:table-cell office:value-type="float" office:value="708.1667">
            <text:p>708.1667</text:p>
          </table:table-cell>
          <table:table-cell office:value-type="float" office:value="77.3333">
            <text:p>77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9-10-30T20:00:00">
            <text:p>Wed Oct 30 20:00:00 2019</text:p>
          </table:table-cell>
          <table:table-cell office:value-type="float" office:value="698.8333">
            <text:p>698.8333</text:p>
          </table:table-cell>
          <table:table-cell office:value-type="float" office:value="69.1667">
            <text:p>69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0-30T21:00:00">
            <text:p>Wed Oct 30 21:00:00 2019</text:p>
          </table:table-cell>
          <table:table-cell office:value-type="float" office:value="642.3333">
            <text:p>642.3333</text:p>
          </table:table-cell>
          <table:table-cell office:value-type="float" office:value="64.6667">
            <text:p>64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10-30T22:00:00">
            <text:p>Wed Oct 30 22:00:00 2019</text:p>
          </table:table-cell>
          <table:table-cell office:value-type="float" office:value="601.3333">
            <text:p>601.3333</text:p>
          </table:table-cell>
          <table:table-cell office:value-type="float" office:value="37.6667">
            <text:p>37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10-30T23:00:00">
            <text:p>Wed Oct 30 23:00:00 2019</text:p>
          </table:table-cell>
          <table:table-cell office:value-type="float" office:value="541.5">
            <text:p>541.5</text:p>
          </table:table-cell>
          <table:table-cell office:value-type="float" office:value="22.1667">
            <text:p>22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9-10-31T00:00:00">
            <text:p>Thu Oct 31 00:00:00 2019</text:p>
          </table:table-cell>
          <table:table-cell office:value-type="float" office:value="550.5">
            <text:p>550.5</text:p>
          </table:table-cell>
          <table:table-cell office:value-type="float" office:value="15.6667">
            <text:p>15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0-31T02:00:00">
            <text:p>Thu Oct 31 02:00:00 2019</text:p>
          </table:table-cell>
          <table:table-cell office:value-type="float" office:value="564.3333">
            <text:p>564.3333</text:p>
          </table:table-cell>
          <table:table-cell office:value-type="float" office:value="18.3333">
            <text:p>18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10-31T03:00:00">
            <text:p>Thu Oct 31 03:00:00 2019</text:p>
          </table:table-cell>
          <table:table-cell office:value-type="float" office:value="549.5">
            <text:p>549.5</text:p>
          </table:table-cell>
          <table:table-cell office:value-type="float" office:value="10.3333">
            <text:p>10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10-31T04:00:00">
            <text:p>Thu Oct 31 04:00:00 2019</text:p>
          </table:table-cell>
          <table:table-cell office:value-type="float" office:value="549.0">
            <text:p>549.0</text:p>
          </table:table-cell>
          <table:table-cell office:value-type="float" office:value="11.5">
            <text:p>11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0-31T05:00:00">
            <text:p>Thu Oct 31 05:00:00 2019</text:p>
          </table:table-cell>
          <table:table-cell office:value-type="float" office:value="548.5">
            <text:p>548.5</text:p>
          </table:table-cell>
          <table:table-cell office:value-type="float" office:value="13.5">
            <text:p>13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9-10-31T06:00:00">
            <text:p>Thu Oct 31 06:00:00 2019</text:p>
          </table:table-cell>
          <table:table-cell office:value-type="float" office:value="555.1667">
            <text:p>555.1667</text:p>
          </table:table-cell>
          <table:table-cell office:value-type="float" office:value="18.1667">
            <text:p>18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10-31T23:00:00">
            <text:p>Thu Oct 31 23:00:00 2019</text:p>
          </table:table-cell>
          <table:table-cell office:value-type="float" office:value="593.5">
            <text:p>593.5</text:p>
          </table:table-cell>
          <table:table-cell office:value-type="float" office:value="12.8333">
            <text:p>12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11-01T00:00:00">
            <text:p>Fri Nov  1 00:00:00 2019</text:p>
          </table:table-cell>
          <table:table-cell office:value-type="float" office:value="577.5">
            <text:p>577.5</text:p>
          </table:table-cell>
          <table:table-cell office:value-type="float" office:value="13.3333">
            <text:p>13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1-01T01:00:00">
            <text:p>Fri Nov  1 01:00:00 2019</text:p>
          </table:table-cell>
          <table:table-cell office:value-type="float" office:value="576.3333">
            <text:p>576.3333</text:p>
          </table:table-cell>
          <table:table-cell office:value-type="float" office:value="9.3333">
            <text:p>9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11-01T02:00:00">
            <text:p>Fri Nov  1 02:00:00 2019</text:p>
          </table:table-cell>
          <table:table-cell office:value-type="float" office:value="578.3333">
            <text:p>578.3333</text:p>
          </table:table-cell>
          <table:table-cell office:value-type="float" office:value="7.5">
            <text:p>7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01T03:00:00">
            <text:p>Fri Nov  1 03:00:00 2019</text:p>
          </table:table-cell>
          <table:table-cell office:value-type="float" office:value="563.1667">
            <text:p>563.1667</text:p>
          </table:table-cell>
          <table:table-cell office:value-type="float" office:value="4.6667">
            <text:p>4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9-11-01T04:00:00">
            <text:p>Fri Nov  1 04:00:00 2019</text:p>
          </table:table-cell>
          <table:table-cell office:value-type="float" office:value="577.1667">
            <text:p>577.1667</text:p>
          </table:table-cell>
          <table:table-cell office:value-type="float" office:value="4.1667">
            <text:p>4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11-01T05:00:00">
            <text:p>Fri Nov  1 05:00:00 2019</text:p>
          </table:table-cell>
          <table:table-cell office:value-type="float" office:value="548.8333">
            <text:p>548.8333</text:p>
          </table:table-cell>
          <table:table-cell office:value-type="float" office:value="3.1667">
            <text:p>3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01T06:00:00">
            <text:p>Fri Nov  1 06:00:00 2019</text:p>
          </table:table-cell>
          <table:table-cell office:value-type="float" office:value="554.8333">
            <text:p>554.8333</text:p>
          </table:table-cell>
          <table:table-cell office:value-type="float" office:value="3.3333">
            <text:p>3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11-01T07:00:00">
            <text:p>Fri Nov  1 07:00:00 2019</text:p>
          </table:table-cell>
          <table:table-cell office:value-type="float" office:value="558.1667">
            <text:p>558.1667</text:p>
          </table:table-cell>
          <table:table-cell office:value-type="float" office:value="3.6667">
            <text:p>3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01T08:00:00">
            <text:p>Fri Nov  1 08:00:00 2019</text:p>
          </table:table-cell>
          <table:table-cell office:value-type="float" office:value="546.1667">
            <text:p>546.1667</text:p>
          </table:table-cell>
          <table:table-cell office:value-type="float" office:value="4.3333">
            <text:p>4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1-12T22:00:00">
            <text:p>Tue Nov 12 22:00:00 2019</text:p>
          </table:table-cell>
          <table:table-cell office:value-type="float" office:value="394.1667">
            <text:p>394.1667</text:p>
          </table:table-cell>
          <table:table-cell office:value-type="float" office:value="50.8333">
            <text:p>50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11-12T23:00:00">
            <text:p>Tue Nov 12 23:00:00 2019</text:p>
          </table:table-cell>
          <table:table-cell office:value-type="float" office:value="415.1667">
            <text:p>415.1667</text:p>
          </table:table-cell>
          <table:table-cell office:value-type="float" office:value="49.3333">
            <text:p>49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11-16T21:00:00">
            <text:p>Sat Nov 16 21:00:00 2019</text:p>
          </table:table-cell>
          <table:table-cell office:value-type="float" office:value="465.8333">
            <text:p>465.8333</text:p>
          </table:table-cell>
          <table:table-cell office:value-type="float" office:value="59.6667">
            <text:p>59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9-11-19T20:00:00">
            <text:p>Tue Nov 19 20:00:00 2019</text:p>
          </table:table-cell>
          <table:table-cell office:value-type="float" office:value="622.5">
            <text:p>622.5</text:p>
          </table:table-cell>
          <table:table-cell office:value-type="float" office:value="64.3333">
            <text:p>64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11-19T21:00:00">
            <text:p>Tue Nov 19 21:00:00 2019</text:p>
          </table:table-cell>
          <table:table-cell office:value-type="float" office:value="1144.1667">
            <text:p>1144.1667</text:p>
          </table:table-cell>
          <table:table-cell office:value-type="float" office:value="84.8333">
            <text:p>84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11-19T22:00:00">
            <text:p>Tue Nov 19 22:00:00 2019</text:p>
          </table:table-cell>
          <table:table-cell office:value-type="float" office:value="956.6667">
            <text:p>956.6667</text:p>
          </table:table-cell>
          <table:table-cell office:value-type="float" office:value="70.3333">
            <text:p>70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11-19T23:00:00">
            <text:p>Tue Nov 19 23:00:00 2019</text:p>
          </table:table-cell>
          <table:table-cell office:value-type="float" office:value="594.5">
            <text:p>594.5</text:p>
          </table:table-cell>
          <table:table-cell office:value-type="float" office:value="45.6667">
            <text:p>45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11-20T00:00:00">
            <text:p>Wed Nov 20 00:00:00 2019</text:p>
          </table:table-cell>
          <table:table-cell office:value-type="float" office:value="393.1667">
            <text:p>393.1667</text:p>
          </table:table-cell>
          <table:table-cell office:value-type="float" office:value="16.1667">
            <text:p>16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9-11-20T01:00:00">
            <text:p>Wed Nov 20 01:00:00 2019</text:p>
          </table:table-cell>
          <table:table-cell office:value-type="float" office:value="328.3333">
            <text:p>328.3333</text:p>
          </table:table-cell>
          <table:table-cell office:value-type="float" office:value="9.3333">
            <text:p>9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11-20T06:00:00">
            <text:p>Wed Nov 20 06:00:00 2019</text:p>
          </table:table-cell>
          <table:table-cell office:value-type="float" office:value="393.1667">
            <text:p>393.1667</text:p>
          </table:table-cell>
          <table:table-cell office:value-type="float" office:value="23.5">
            <text:p>23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1-20T09:00:00">
            <text:p>Wed Nov 20 09:00:00 2019</text:p>
          </table:table-cell>
          <table:table-cell office:value-type="float" office:value="676.3333">
            <text:p>676.3333</text:p>
          </table:table-cell>
          <table:table-cell office:value-type="float" office:value="56.8333">
            <text:p>56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11-20T10:00:00">
            <text:p>Wed Nov 20 10:00:00 2019</text:p>
          </table:table-cell>
          <table:table-cell office:value-type="float" office:value="537.3333">
            <text:p>537.3333</text:p>
          </table:table-cell>
          <table:table-cell office:value-type="float" office:value="48.8333">
            <text:p>48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11-20T11:00:00">
            <text:p>Wed Nov 20 11:00:00 2019</text:p>
          </table:table-cell>
          <table:table-cell office:value-type="float" office:value="590.1667">
            <text:p>590.1667</text:p>
          </table:table-cell>
          <table:table-cell office:value-type="float" office:value="53.5">
            <text:p>53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11-20T17:00:00">
            <text:p>Wed Nov 20 17:00:00 2019</text:p>
          </table:table-cell>
          <table:table-cell office:value-type="float" office:value="407.3333">
            <text:p>407.3333</text:p>
          </table:table-cell>
          <table:table-cell office:value-type="float" office:value="28.8333">
            <text:p>28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9-11-20T22:00:00">
            <text:p>Wed Nov 20 22:00:00 2019</text:p>
          </table:table-cell>
          <table:table-cell office:value-type="float" office:value="481.1667">
            <text:p>481.1667</text:p>
          </table:table-cell>
          <table:table-cell office:value-type="float" office:value="57.8333">
            <text:p>57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9-11-21T00:00:00">
            <text:p>Thu Nov 21 00:00:00 2019</text:p>
          </table:table-cell>
          <table:table-cell office:value-type="float" office:value="388.6667">
            <text:p>388.6667</text:p>
          </table:table-cell>
          <table:table-cell office:value-type="float" office:value="16.6667">
            <text:p>16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1-21T01:00:00">
            <text:p>Thu Nov 21 01:00:00 2019</text:p>
          </table:table-cell>
          <table:table-cell office:value-type="float" office:value="388.5">
            <text:p>388.5</text:p>
          </table:table-cell>
          <table:table-cell office:value-type="float" office:value="16.1667">
            <text:p>16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11-21T02:00:00">
            <text:p>Thu Nov 21 02:00:00 2019</text:p>
          </table:table-cell>
          <table:table-cell office:value-type="float" office:value="381.3333">
            <text:p>381.3333</text:p>
          </table:table-cell>
          <table:table-cell office:value-type="float" office:value="12.5">
            <text:p>12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11-21T03:00:00">
            <text:p>Thu Nov 21 03:00:00 2019</text:p>
          </table:table-cell>
          <table:table-cell office:value-type="float" office:value="366.0">
            <text:p>366.0</text:p>
          </table:table-cell>
          <table:table-cell office:value-type="float" office:value="7.5">
            <text:p>7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1-21T05:00:00">
            <text:p>Thu Nov 21 05:00:00 2019</text:p>
          </table:table-cell>
          <table:table-cell office:value-type="float" office:value="343.1667">
            <text:p>343.1667</text:p>
          </table:table-cell>
          <table:table-cell office:value-type="float" office:value="7.5">
            <text:p>7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11-21T06:00:00">
            <text:p>Thu Nov 21 06:00:00 2019</text:p>
          </table:table-cell>
          <table:table-cell office:value-type="float" office:value="369.3333">
            <text:p>369.3333</text:p>
          </table:table-cell>
          <table:table-cell office:value-type="float" office:value="9.8333">
            <text:p>9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1-21T07:00:00">
            <text:p>Thu Nov 21 07:00:00 2019</text:p>
          </table:table-cell>
          <table:table-cell office:value-type="float" office:value="388.1667">
            <text:p>388.1667</text:p>
          </table:table-cell>
          <table:table-cell office:value-type="float" office:value="15.1667">
            <text:p>15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9-11-21T08:00:00">
            <text:p>Thu Nov 21 08:00:00 2019</text:p>
          </table:table-cell>
          <table:table-cell office:value-type="float" office:value="508.3333">
            <text:p>508.3333</text:p>
          </table:table-cell>
          <table:table-cell office:value-type="float" office:value="43.1667">
            <text:p>43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11-21T09:00:00">
            <text:p>Thu Nov 21 09:00:00 2019</text:p>
          </table:table-cell>
          <table:table-cell office:value-type="float" office:value="485.0">
            <text:p>485.0</text:p>
          </table:table-cell>
          <table:table-cell office:value-type="float" office:value="44.8333">
            <text:p>44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11-21T10:00:00">
            <text:p>Thu Nov 21 10:00:00 2019</text:p>
          </table:table-cell>
          <table:table-cell office:value-type="float" office:value="518.0">
            <text:p>518.0</text:p>
          </table:table-cell>
          <table:table-cell office:value-type="float" office:value="53.0">
            <text:p>53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11-21T11:00:00">
            <text:p>Thu Nov 21 11:00:00 2019</text:p>
          </table:table-cell>
          <table:table-cell office:value-type="float" office:value="628.1667">
            <text:p>628.1667</text:p>
          </table:table-cell>
          <table:table-cell office:value-type="float" office:value="68.6667">
            <text:p>68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11-21T12:00:00">
            <text:p>Thu Nov 21 12:00:00 2019</text:p>
          </table:table-cell>
          <table:table-cell office:value-type="float" office:value="494.5">
            <text:p>494.5</text:p>
          </table:table-cell>
          <table:table-cell office:value-type="float" office:value="36.8333">
            <text:p>36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11-21T13:00:00">
            <text:p>Thu Nov 21 13:00:00 2019</text:p>
          </table:table-cell>
          <table:table-cell office:value-type="float" office:value="411.8333">
            <text:p>411.8333</text:p>
          </table:table-cell>
          <table:table-cell office:value-type="float" office:value="20.1667">
            <text:p>20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11-21T14:00:00">
            <text:p>Thu Nov 21 14:00:00 2019</text:p>
          </table:table-cell>
          <table:table-cell office:value-type="float" office:value="516.0">
            <text:p>516.0</text:p>
          </table:table-cell>
          <table:table-cell office:value-type="float" office:value="33.6667">
            <text:p>33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11-21T15:00:00">
            <text:p>Thu Nov 21 15:00:00 2019</text:p>
          </table:table-cell>
          <table:table-cell office:value-type="float" office:value="474.0">
            <text:p>474.0</text:p>
          </table:table-cell>
          <table:table-cell office:value-type="float" office:value="32.1667">
            <text:p>32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9-11-21T16:00:00">
            <text:p>Thu Nov 21 16:00:00 2019</text:p>
          </table:table-cell>
          <table:table-cell office:value-type="float" office:value="443.0">
            <text:p>443.0</text:p>
          </table:table-cell>
          <table:table-cell office:value-type="float" office:value="29.0">
            <text:p>29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11-21T17:00:00">
            <text:p>Thu Nov 21 17:00:00 2019</text:p>
          </table:table-cell>
          <table:table-cell office:value-type="float" office:value="417.5">
            <text:p>417.5</text:p>
          </table:table-cell>
          <table:table-cell office:value-type="float" office:value="22.6667">
            <text:p>22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11-21T18:00:00">
            <text:p>Thu Nov 21 18:00:00 2019</text:p>
          </table:table-cell>
          <table:table-cell office:value-type="float" office:value="424.3333">
            <text:p>424.3333</text:p>
          </table:table-cell>
          <table:table-cell office:value-type="float" office:value="28.8333">
            <text:p>28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1-21T19:00:00">
            <text:p>Thu Nov 21 19:00:00 2019</text:p>
          </table:table-cell>
          <table:table-cell office:value-type="float" office:value="446.6667">
            <text:p>446.6667</text:p>
          </table:table-cell>
          <table:table-cell office:value-type="float" office:value="22.6667">
            <text:p>22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21T20:00:00">
            <text:p>Thu Nov 21 20:00:00 2019</text:p>
          </table:table-cell>
          <table:table-cell office:value-type="float" office:value="473.8333">
            <text:p>473.8333</text:p>
          </table:table-cell>
          <table:table-cell office:value-type="float" office:value="30.1667">
            <text:p>30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11-21T22:00:00">
            <text:p>Thu Nov 21 22:00:00 2019</text:p>
          </table:table-cell>
          <table:table-cell office:value-type="float" office:value="547.1667">
            <text:p>547.1667</text:p>
          </table:table-cell>
          <table:table-cell office:value-type="float" office:value="39.0">
            <text:p>39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11-21T23:00:00">
            <text:p>Thu Nov 21 23:00:00 2019</text:p>
          </table:table-cell>
          <table:table-cell office:value-type="float" office:value="777.1667">
            <text:p>777.1667</text:p>
          </table:table-cell>
          <table:table-cell office:value-type="float" office:value="67.3333">
            <text:p>67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11-22T00:00:00">
            <text:p>Fri Nov 22 00:00:00 2019</text:p>
          </table:table-cell>
          <table:table-cell office:value-type="float" office:value="667.5">
            <text:p>667.5</text:p>
          </table:table-cell>
          <table:table-cell office:value-type="float" office:value="55.6667">
            <text:p>55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11-22T01:00:00">
            <text:p>Fri Nov 22 01:00:00 2019</text:p>
          </table:table-cell>
          <table:table-cell office:value-type="float" office:value="497.0">
            <text:p>497.0</text:p>
          </table:table-cell>
          <table:table-cell office:value-type="float" office:value="25.8333">
            <text:p>25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1-22T02:00:00">
            <text:p>Fri Nov 22 02:00:00 2019</text:p>
          </table:table-cell>
          <table:table-cell office:value-type="float" office:value="462.1667">
            <text:p>462.1667</text:p>
          </table:table-cell>
          <table:table-cell office:value-type="float" office:value="13.6667">
            <text:p>13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1-22T03:00:00">
            <text:p>Fri Nov 22 03:00:00 2019</text:p>
          </table:table-cell>
          <table:table-cell office:value-type="float" office:value="474.3333">
            <text:p>474.3333</text:p>
          </table:table-cell>
          <table:table-cell office:value-type="float" office:value="15.5">
            <text:p>15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11-22T04:00:00">
            <text:p>Fri Nov 22 04:00:00 2019</text:p>
          </table:table-cell>
          <table:table-cell office:value-type="float" office:value="428.1667">
            <text:p>428.1667</text:p>
          </table:table-cell>
          <table:table-cell office:value-type="float" office:value="12.5">
            <text:p>12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11-22T05:00:00">
            <text:p>Fri Nov 22 05:00:00 2019</text:p>
          </table:table-cell>
          <table:table-cell office:value-type="float" office:value="420.5">
            <text:p>420.5</text:p>
          </table:table-cell>
          <table:table-cell office:value-type="float" office:value="10.3333">
            <text:p>10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11-22T06:00:00">
            <text:p>Fri Nov 22 06:00:00 2019</text:p>
          </table:table-cell>
          <table:table-cell office:value-type="float" office:value="417.5">
            <text:p>417.5</text:p>
          </table:table-cell>
          <table:table-cell office:value-type="float" office:value="8.8333">
            <text:p>8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11-22T07:00:00">
            <text:p>Fri Nov 22 07:00:00 2019</text:p>
          </table:table-cell>
          <table:table-cell office:value-type="float" office:value="433.8333">
            <text:p>433.8333</text:p>
          </table:table-cell>
          <table:table-cell office:value-type="float" office:value="11.1667">
            <text:p>11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11-22T08:00:00">
            <text:p>Fri Nov 22 08:00:00 2019</text:p>
          </table:table-cell>
          <table:table-cell office:value-type="float" office:value="495.8333">
            <text:p>495.8333</text:p>
          </table:table-cell>
          <table:table-cell office:value-type="float" office:value="35.6667">
            <text:p>35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9-11-22T09:00:00">
            <text:p>Fri Nov 22 09:00:00 2019</text:p>
          </table:table-cell>
          <table:table-cell office:value-type="float" office:value="539.1667">
            <text:p>539.1667</text:p>
          </table:table-cell>
          <table:table-cell office:value-type="float" office:value="45.3333">
            <text:p>45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11-22T10:00:00">
            <text:p>Fri Nov 22 10:00:00 2019</text:p>
          </table:table-cell>
          <table:table-cell office:value-type="float" office:value="611.3333">
            <text:p>611.3333</text:p>
          </table:table-cell>
          <table:table-cell office:value-type="float" office:value="50.5">
            <text:p>50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11-22T11:00:00">
            <text:p>Fri Nov 22 11:00:00 2019</text:p>
          </table:table-cell>
          <table:table-cell office:value-type="float" office:value="639.8333">
            <text:p>639.8333</text:p>
          </table:table-cell>
          <table:table-cell office:value-type="float" office:value="46.3333">
            <text:p>46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11-26T00:00:00">
            <text:p>Tue Nov 26 00:00:00 2019</text:p>
          </table:table-cell>
          <table:table-cell office:value-type="float" office:value="606.6667">
            <text:p>606.6667</text:p>
          </table:table-cell>
          <table:table-cell office:value-type="float" office:value="27.3333">
            <text:p>27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11-29T05:00:00">
            <text:p>Fri Nov 29 05:00:00 2019</text:p>
          </table:table-cell>
          <table:table-cell office:value-type="float" office:value="392.3333">
            <text:p>392.3333</text:p>
          </table:table-cell>
          <table:table-cell office:value-type="float" office:value="5.1667">
            <text:p>5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11-29T06:00:00">
            <text:p>Fri Nov 29 06:00:00 2019</text:p>
          </table:table-cell>
          <table:table-cell office:value-type="float" office:value="406.8333">
            <text:p>406.8333</text:p>
          </table:table-cell>
          <table:table-cell office:value-type="float" office:value="5.5">
            <text:p>5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11-29T07:00:00">
            <text:p>Fri Nov 29 07:00:00 2019</text:p>
          </table:table-cell>
          <table:table-cell office:value-type="float" office:value="454.6667">
            <text:p>454.6667</text:p>
          </table:table-cell>
          <table:table-cell office:value-type="float" office:value="17.3333">
            <text:p>17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11-29T08:00:00">
            <text:p>Fri Nov 29 08:00:00 2019</text:p>
          </table:table-cell>
          <table:table-cell office:value-type="float" office:value="638.6667">
            <text:p>638.6667</text:p>
          </table:table-cell>
          <table:table-cell office:value-type="float" office:value="43.1667">
            <text:p>43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11-29T09:00:00">
            <text:p>Fri Nov 29 09:00:00 2019</text:p>
          </table:table-cell>
          <table:table-cell office:value-type="float" office:value="753.5">
            <text:p>753.5</text:p>
          </table:table-cell>
          <table:table-cell office:value-type="float" office:value="55.6667">
            <text:p>55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11-29T10:00:00">
            <text:p>Fri Nov 29 10:00:00 2019</text:p>
          </table:table-cell>
          <table:table-cell office:value-type="float" office:value="551.5">
            <text:p>551.5</text:p>
          </table:table-cell>
          <table:table-cell office:value-type="float" office:value="36.1667">
            <text:p>36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11-29T11:00:00">
            <text:p>Fri Nov 29 11:00:00 2019</text:p>
          </table:table-cell>
          <table:table-cell office:value-type="float" office:value="473.5">
            <text:p>473.5</text:p>
          </table:table-cell>
          <table:table-cell office:value-type="float" office:value="15.0">
            <text:p>15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1-29T12:00:00">
            <text:p>Fri Nov 29 12:00:00 2019</text:p>
          </table:table-cell>
          <table:table-cell office:value-type="float" office:value="510.1667">
            <text:p>510.1667</text:p>
          </table:table-cell>
          <table:table-cell office:value-type="float" office:value="26.3333">
            <text:p>26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9-11-29T13:00:00">
            <text:p>Fri Nov 29 13:00:00 2019</text:p>
          </table:table-cell>
          <table:table-cell office:value-type="float" office:value="456.3333">
            <text:p>456.3333</text:p>
          </table:table-cell>
          <table:table-cell office:value-type="float" office:value="19.1667">
            <text:p>19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1-29T20:00:00">
            <text:p>Fri Nov 29 20:00:00 2019</text:p>
          </table:table-cell>
          <table:table-cell office:value-type="float" office:value="866.6667">
            <text:p>866.6667</text:p>
          </table:table-cell>
          <table:table-cell office:value-type="float" office:value="87.0">
            <text:p>87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1-29T21:00:00">
            <text:p>Fri Nov 29 21:00:00 2019</text:p>
          </table:table-cell>
          <table:table-cell office:value-type="float" office:value="807.6667">
            <text:p>807.6667</text:p>
          </table:table-cell>
          <table:table-cell office:value-type="float" office:value="82.0">
            <text:p>82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1-29T22:00:00">
            <text:p>Fri Nov 29 22:00:00 2019</text:p>
          </table:table-cell>
          <table:table-cell office:value-type="float" office:value="772.0">
            <text:p>772.0</text:p>
          </table:table-cell>
          <table:table-cell office:value-type="float" office:value="70.3333">
            <text:p>70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1-29T23:00:00">
            <text:p>Fri Nov 29 23:00:00 2019</text:p>
          </table:table-cell>
          <table:table-cell office:value-type="float" office:value="782.3333">
            <text:p>782.3333</text:p>
          </table:table-cell>
          <table:table-cell office:value-type="float" office:value="64.8333">
            <text:p>64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11-30T00:00:00">
            <text:p>Sat Nov 30 00:00:00 2019</text:p>
          </table:table-cell>
          <table:table-cell office:value-type="float" office:value="774.8333">
            <text:p>774.8333</text:p>
          </table:table-cell>
          <table:table-cell office:value-type="float" office:value="50.8333">
            <text:p>50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11-30T02:00:00">
            <text:p>Sat Nov 30 02:00:00 2019</text:p>
          </table:table-cell>
          <table:table-cell office:value-type="float" office:value="643.6667">
            <text:p>643.6667</text:p>
          </table:table-cell>
          <table:table-cell office:value-type="float" office:value="35.6667">
            <text:p>35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11-30T03:00:00">
            <text:p>Sat Nov 30 03:00:00 2019</text:p>
          </table:table-cell>
          <table:table-cell office:value-type="float" office:value="657.3333">
            <text:p>657.3333</text:p>
          </table:table-cell>
          <table:table-cell office:value-type="float" office:value="38.1667">
            <text:p>38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11-30T04:00:00">
            <text:p>Sat Nov 30 04:00:00 2019</text:p>
          </table:table-cell>
          <table:table-cell office:value-type="float" office:value="568.5">
            <text:p>568.5</text:p>
          </table:table-cell>
          <table:table-cell office:value-type="float" office:value="21.6667">
            <text:p>21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9-11-30T22:00:00">
            <text:p>Sat Nov 30 22:00:00 2019</text:p>
          </table:table-cell>
          <table:table-cell office:value-type="float" office:value="474.6667">
            <text:p>474.6667</text:p>
          </table:table-cell>
          <table:table-cell office:value-type="float" office:value="20.0">
            <text:p>20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11-30T23:00:00">
            <text:p>Sat Nov 30 23:00:00 2019</text:p>
          </table:table-cell>
          <table:table-cell office:value-type="float" office:value="551.6667">
            <text:p>551.6667</text:p>
          </table:table-cell>
          <table:table-cell office:value-type="float" office:value="30.0">
            <text:p>30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9-12-01T00:00:00">
            <text:p>Sun Dec  1 00:00:00 2019</text:p>
          </table:table-cell>
          <table:table-cell office:value-type="float" office:value="474.0">
            <text:p>474.0</text:p>
          </table:table-cell>
          <table:table-cell office:value-type="float" office:value="13.5">
            <text:p>13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2-01T01:00:00">
            <text:p>Sun Dec  1 01:00:00 2019</text:p>
          </table:table-cell>
          <table:table-cell office:value-type="float" office:value="453.3333">
            <text:p>453.3333</text:p>
          </table:table-cell>
          <table:table-cell office:value-type="float" office:value="7.3333">
            <text:p>7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12-23T21:00:00">
            <text:p>Mon Dec 23 21:00:00 2019</text:p>
          </table:table-cell>
          <table:table-cell office:value-type="float" office:value="1189.0">
            <text:p>1189.0</text:p>
          </table:table-cell>
          <table:table-cell office:value-type="float" office:value="86.8333">
            <text:p>86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2-23T22:00:00">
            <text:p>Mon Dec 23 22:00:00 2019</text:p>
          </table:table-cell>
          <table:table-cell office:value-type="float" office:value="1091.0">
            <text:p>1091.0</text:p>
          </table:table-cell>
          <table:table-cell office:value-type="float" office:value="76.6667">
            <text:p>76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2-23T23:00:00">
            <text:p>Mon Dec 23 23:00:00 2019</text:p>
          </table:table-cell>
          <table:table-cell office:value-type="float" office:value="996.1667">
            <text:p>996.1667</text:p>
          </table:table-cell>
          <table:table-cell office:value-type="float" office:value="64.6667">
            <text:p>64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2-24T00:00:00">
            <text:p>Tue Dec 24 00:00:00 2019</text:p>
          </table:table-cell>
          <table:table-cell office:value-type="float" office:value="768.1667">
            <text:p>768.1667</text:p>
          </table:table-cell>
          <table:table-cell office:value-type="float" office:value="53.5">
            <text:p>53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12-24T01:00:00">
            <text:p>Tue Dec 24 01:00:00 2019</text:p>
          </table:table-cell>
          <table:table-cell office:value-type="float" office:value="627.0">
            <text:p>627.0</text:p>
          </table:table-cell>
          <table:table-cell office:value-type="float" office:value="35.6667">
            <text:p>35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12-24T18:00:00">
            <text:p>Tue Dec 24 18:00:00 2019</text:p>
          </table:table-cell>
          <table:table-cell office:value-type="float" office:value="872.6667">
            <text:p>872.6667</text:p>
          </table:table-cell>
          <table:table-cell office:value-type="float" office:value="66.1667">
            <text:p>66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12-24T19:00:00">
            <text:p>Tue Dec 24 19:00:00 2019</text:p>
          </table:table-cell>
          <table:table-cell office:value-type="float" office:value="1088.3333">
            <text:p>1088.3333</text:p>
          </table:table-cell>
          <table:table-cell office:value-type="float" office:value="77.5">
            <text:p>77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2-24T20:00:00">
            <text:p>Tue Dec 24 20:00:00 2019</text:p>
          </table:table-cell>
          <table:table-cell office:value-type="float" office:value="1198.3333">
            <text:p>1198.3333</text:p>
          </table:table-cell>
          <table:table-cell office:value-type="float" office:value="76.3333">
            <text:p>76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24T21:00:00">
            <text:p>Tue Dec 24 21:00:00 2019</text:p>
          </table:table-cell>
          <table:table-cell office:value-type="float" office:value="1474.5">
            <text:p>1474.5</text:p>
          </table:table-cell>
          <table:table-cell office:value-type="float" office:value="84.0">
            <text:p>84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12-24T22:00:00">
            <text:p>Tue Dec 24 22:00:00 2019</text:p>
          </table:table-cell>
          <table:table-cell office:value-type="float" office:value="1167.8333">
            <text:p>1167.8333</text:p>
          </table:table-cell>
          <table:table-cell office:value-type="float" office:value="77.5">
            <text:p>77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4T23:00:00">
            <text:p>Tue Dec 24 23:00:00 2019</text:p>
          </table:table-cell>
          <table:table-cell office:value-type="float" office:value="919.3333">
            <text:p>919.3333</text:p>
          </table:table-cell>
          <table:table-cell office:value-type="float" office:value="55.8333">
            <text:p>55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2-25T00:00:00">
            <text:p>Wed Dec 25 00:00:00 2019</text:p>
          </table:table-cell>
          <table:table-cell office:value-type="float" office:value="957.8333">
            <text:p>957.8333</text:p>
          </table:table-cell>
          <table:table-cell office:value-type="float" office:value="48.6667">
            <text:p>48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12-25T01:00:00">
            <text:p>Wed Dec 25 01:00:00 2019</text:p>
          </table:table-cell>
          <table:table-cell office:value-type="float" office:value="1003.6667">
            <text:p>1003.6667</text:p>
          </table:table-cell>
          <table:table-cell office:value-type="float" office:value="55.3333">
            <text:p>55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2-25T02:00:00">
            <text:p>Wed Dec 25 02:00:00 2019</text:p>
          </table:table-cell>
          <table:table-cell office:value-type="float" office:value="694.8333">
            <text:p>694.8333</text:p>
          </table:table-cell>
          <table:table-cell office:value-type="float" office:value="34.8333">
            <text:p>34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9-12-25T03:00:00">
            <text:p>Wed Dec 25 03:00:00 2019</text:p>
          </table:table-cell>
          <table:table-cell office:value-type="float" office:value="439.3333">
            <text:p>439.3333</text:p>
          </table:table-cell>
          <table:table-cell office:value-type="float" office:value="18.8333">
            <text:p>18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12-25T04:00:00">
            <text:p>Wed Dec 25 04:00:00 2019</text:p>
          </table:table-cell>
          <table:table-cell office:value-type="float" office:value="416.6667">
            <text:p>416.6667</text:p>
          </table:table-cell>
          <table:table-cell office:value-type="float" office:value="12.1667">
            <text:p>12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2-25T05:00:00">
            <text:p>Wed Dec 25 05:00:00 2019</text:p>
          </table:table-cell>
          <table:table-cell office:value-type="float" office:value="531.5">
            <text:p>531.5</text:p>
          </table:table-cell>
          <table:table-cell office:value-type="float" office:value="29.0">
            <text:p>29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12-25T15:00:00">
            <text:p>Wed Dec 25 15:00:00 2019</text:p>
          </table:table-cell>
          <table:table-cell office:value-type="float" office:value="414.0">
            <text:p>414.0</text:p>
          </table:table-cell>
          <table:table-cell office:value-type="float" office:value="10.5">
            <text:p>10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2-25T16:00:00">
            <text:p>Wed Dec 25 16:00:00 2019</text:p>
          </table:table-cell>
          <table:table-cell office:value-type="float" office:value="366.0">
            <text:p>366.0</text:p>
          </table:table-cell>
          <table:table-cell office:value-type="float" office:value="5.6667">
            <text:p>5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12-25T18:00:00">
            <text:p>Wed Dec 25 18:00:00 2019</text:p>
          </table:table-cell>
          <table:table-cell office:value-type="float" office:value="520.5">
            <text:p>520.5</text:p>
          </table:table-cell>
          <table:table-cell office:value-type="float" office:value="31.1667">
            <text:p>31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12-25T19:00:00">
            <text:p>Wed Dec 25 19:00:00 2019</text:p>
          </table:table-cell>
          <table:table-cell office:value-type="float" office:value="642.3333">
            <text:p>642.3333</text:p>
          </table:table-cell>
          <table:table-cell office:value-type="float" office:value="47.3333">
            <text:p>47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2-25T20:00:00">
            <text:p>Wed Dec 25 20:00:00 2019</text:p>
          </table:table-cell>
          <table:table-cell office:value-type="float" office:value="801.0">
            <text:p>801.0</text:p>
          </table:table-cell>
          <table:table-cell office:value-type="float" office:value="65.6667">
            <text:p>65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9-12-25T21:00:00">
            <text:p>Wed Dec 25 21:00:00 2019</text:p>
          </table:table-cell>
          <table:table-cell office:value-type="float" office:value="1154.8333">
            <text:p>1154.8333</text:p>
          </table:table-cell>
          <table:table-cell office:value-type="float" office:value="92.1667">
            <text:p>92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2-25T22:00:00">
            <text:p>Wed Dec 25 22:00:00 2019</text:p>
          </table:table-cell>
          <table:table-cell office:value-type="float" office:value="1123.3333">
            <text:p>1123.3333</text:p>
          </table:table-cell>
          <table:table-cell office:value-type="float" office:value="79.8333">
            <text:p>79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9-12-25T23:00:00">
            <text:p>Wed Dec 25 23:00:00 2019</text:p>
          </table:table-cell>
          <table:table-cell office:value-type="float" office:value="1132.6667">
            <text:p>1132.6667</text:p>
          </table:table-cell>
          <table:table-cell office:value-type="float" office:value="72.3333">
            <text:p>72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26T00:00:00">
            <text:p>Thu Dec 26 00:00:00 2019</text:p>
          </table:table-cell>
          <table:table-cell office:value-type="float" office:value="1218.6667">
            <text:p>1218.6667</text:p>
          </table:table-cell>
          <table:table-cell office:value-type="float" office:value="71.5">
            <text:p>71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26T01:00:00">
            <text:p>Thu Dec 26 01:00:00 2019</text:p>
          </table:table-cell>
          <table:table-cell office:value-type="float" office:value="855.3333">
            <text:p>855.3333</text:p>
          </table:table-cell>
          <table:table-cell office:value-type="float" office:value="52.6667">
            <text:p>52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2-26T02:00:00">
            <text:p>Thu Dec 26 02:00:00 2019</text:p>
          </table:table-cell>
          <table:table-cell office:value-type="float" office:value="628.5">
            <text:p>628.5</text:p>
          </table:table-cell>
          <table:table-cell office:value-type="float" office:value="40.3333">
            <text:p>40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12-26T03:00:00">
            <text:p>Thu Dec 26 03:00:00 2019</text:p>
          </table:table-cell>
          <table:table-cell office:value-type="float" office:value="520.0">
            <text:p>520.0</text:p>
          </table:table-cell>
          <table:table-cell office:value-type="float" office:value="26.3333">
            <text:p>26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2-26T18:00:00">
            <text:p>Thu Dec 26 18:00:00 2019</text:p>
          </table:table-cell>
          <table:table-cell office:value-type="float" office:value="854.1667">
            <text:p>854.1667</text:p>
          </table:table-cell>
          <table:table-cell office:value-type="float" office:value="76.6667">
            <text:p>76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9-12-26T19:00:00">
            <text:p>Thu Dec 26 19:00:00 2019</text:p>
          </table:table-cell>
          <table:table-cell office:value-type="float" office:value="1061.8333">
            <text:p>1061.8333</text:p>
          </table:table-cell>
          <table:table-cell office:value-type="float" office:value="92.8333">
            <text:p>92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6T20:00:00">
            <text:p>Thu Dec 26 20:00:00 2019</text:p>
          </table:table-cell>
          <table:table-cell office:value-type="float" office:value="1304.0">
            <text:p>1304.0</text:p>
          </table:table-cell>
          <table:table-cell office:value-type="float" office:value="97.5">
            <text:p>97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26T21:00:00">
            <text:p>Thu Dec 26 21:00:00 2019</text:p>
          </table:table-cell>
          <table:table-cell office:value-type="float" office:value="1076.8333">
            <text:p>1076.8333</text:p>
          </table:table-cell>
          <table:table-cell office:value-type="float" office:value="75.1667">
            <text:p>75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2-26T22:00:00">
            <text:p>Thu Dec 26 22:00:00 2019</text:p>
          </table:table-cell>
          <table:table-cell office:value-type="float" office:value="581.3333">
            <text:p>581.3333</text:p>
          </table:table-cell>
          <table:table-cell office:value-type="float" office:value="38.8333">
            <text:p>38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12-26T23:00:00">
            <text:p>Thu Dec 26 23:00:00 2019</text:p>
          </table:table-cell>
          <table:table-cell office:value-type="float" office:value="636.3333">
            <text:p>636.3333</text:p>
          </table:table-cell>
          <table:table-cell office:value-type="float" office:value="37.3333">
            <text:p>37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2-27T00:00:00">
            <text:p>Fri Dec 27 00:00:00 2019</text:p>
          </table:table-cell>
          <table:table-cell office:value-type="float" office:value="683.1667">
            <text:p>683.1667</text:p>
          </table:table-cell>
          <table:table-cell office:value-type="float" office:value="34.8333">
            <text:p>34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12-27T01:00:00">
            <text:p>Fri Dec 27 01:00:00 2019</text:p>
          </table:table-cell>
          <table:table-cell office:value-type="float" office:value="612.3333">
            <text:p>612.3333</text:p>
          </table:table-cell>
          <table:table-cell office:value-type="float" office:value="31.5">
            <text:p>31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2-27T02:00:00">
            <text:p>Fri Dec 27 02:00:00 2019</text:p>
          </table:table-cell>
          <table:table-cell office:value-type="float" office:value="411.6667">
            <text:p>411.6667</text:p>
          </table:table-cell>
          <table:table-cell office:value-type="float" office:value="12.5">
            <text:p>12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12-27T14:00:00">
            <text:p>Fri Dec 27 14:00:00 2019</text:p>
          </table:table-cell>
          <table:table-cell office:value-type="float" office:value="447.3333">
            <text:p>447.3333</text:p>
          </table:table-cell>
          <table:table-cell office:value-type="float" office:value="21.3333">
            <text:p>21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12-27T15:00:00">
            <text:p>Fri Dec 27 15:00:00 2019</text:p>
          </table:table-cell>
          <table:table-cell office:value-type="float" office:value="439.5">
            <text:p>439.5</text:p>
          </table:table-cell>
          <table:table-cell office:value-type="float" office:value="16.1667">
            <text:p>16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12-27T16:00:00">
            <text:p>Fri Dec 27 16:00:00 2019</text:p>
          </table:table-cell>
          <table:table-cell office:value-type="float" office:value="416.1667">
            <text:p>416.1667</text:p>
          </table:table-cell>
          <table:table-cell office:value-type="float" office:value="13.8333">
            <text:p>13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12-27T17:00:00">
            <text:p>Fri Dec 27 17:00:00 2019</text:p>
          </table:table-cell>
          <table:table-cell office:value-type="float" office:value="431.1667">
            <text:p>431.1667</text:p>
          </table:table-cell>
          <table:table-cell office:value-type="float" office:value="16.5">
            <text:p>16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9-12-27T18:00:00">
            <text:p>Fri Dec 27 18:00:00 2019</text:p>
          </table:table-cell>
          <table:table-cell office:value-type="float" office:value="571.3333">
            <text:p>571.3333</text:p>
          </table:table-cell>
          <table:table-cell office:value-type="float" office:value="57.6667">
            <text:p>57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2-27T19:00:00">
            <text:p>Fri Dec 27 19:00:00 2019</text:p>
          </table:table-cell>
          <table:table-cell office:value-type="float" office:value="797.5">
            <text:p>797.5</text:p>
          </table:table-cell>
          <table:table-cell office:value-type="float" office:value="68.3333">
            <text:p>68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12-27T20:00:00">
            <text:p>Fri Dec 27 20:00:00 2019</text:p>
          </table:table-cell>
          <table:table-cell office:value-type="float" office:value="963.5">
            <text:p>963.5</text:p>
          </table:table-cell>
          <table:table-cell office:value-type="float" office:value="69.5">
            <text:p>69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2-27T21:00:00">
            <text:p>Fri Dec 27 21:00:00 2019</text:p>
          </table:table-cell>
          <table:table-cell office:value-type="float" office:value="673.1667">
            <text:p>673.1667</text:p>
          </table:table-cell>
          <table:table-cell office:value-type="float" office:value="56.3333">
            <text:p>56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9-12-27T22:00:00">
            <text:p>Fri Dec 27 22:00:00 2019</text:p>
          </table:table-cell>
          <table:table-cell office:value-type="float" office:value="654.8333">
            <text:p>654.8333</text:p>
          </table:table-cell>
          <table:table-cell office:value-type="float" office:value="45.3333">
            <text:p>45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9-12-27T23:00:00">
            <text:p>Fri Dec 27 23:00:00 2019</text:p>
          </table:table-cell>
          <table:table-cell office:value-type="float" office:value="974.3333">
            <text:p>974.3333</text:p>
          </table:table-cell>
          <table:table-cell office:value-type="float" office:value="68.8333">
            <text:p>68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2-28T00:00:00">
            <text:p>Sat Dec 28 00:00:00 2019</text:p>
          </table:table-cell>
          <table:table-cell office:value-type="float" office:value="791.6667">
            <text:p>791.6667</text:p>
          </table:table-cell>
          <table:table-cell office:value-type="float" office:value="56.3333">
            <text:p>56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2-28T01:00:00">
            <text:p>Sat Dec 28 01:00:00 2019</text:p>
          </table:table-cell>
          <table:table-cell office:value-type="float" office:value="959.3333">
            <text:p>959.3333</text:p>
          </table:table-cell>
          <table:table-cell office:value-type="float" office:value="57.6667">
            <text:p>57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28T16:00:00">
            <text:p>Sat Dec 28 16:00:00 2019</text:p>
          </table:table-cell>
          <table:table-cell office:value-type="float" office:value="484.1667">
            <text:p>484.1667</text:p>
          </table:table-cell>
          <table:table-cell office:value-type="float" office:value="17.3333">
            <text:p>17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12-28T18:00:00">
            <text:p>Sat Dec 28 18:00:00 2019</text:p>
          </table:table-cell>
          <table:table-cell office:value-type="float" office:value="554.0">
            <text:p>554.0</text:p>
          </table:table-cell>
          <table:table-cell office:value-type="float" office:value="32.5">
            <text:p>32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2-28T19:00:00">
            <text:p>Sat Dec 28 19:00:00 2019</text:p>
          </table:table-cell>
          <table:table-cell office:value-type="float" office:value="857.6667">
            <text:p>857.6667</text:p>
          </table:table-cell>
          <table:table-cell office:value-type="float" office:value="73.8333">
            <text:p>73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12-28T20:00:00">
            <text:p>Sat Dec 28 20:00:00 2019</text:p>
          </table:table-cell>
          <table:table-cell office:value-type="float" office:value="747.3333">
            <text:p>747.3333</text:p>
          </table:table-cell>
          <table:table-cell office:value-type="float" office:value="56.1667">
            <text:p>56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12-28T21:00:00">
            <text:p>Sat Dec 28 21:00:00 2019</text:p>
          </table:table-cell>
          <table:table-cell office:value-type="float" office:value="1046.0">
            <text:p>1046.0</text:p>
          </table:table-cell>
          <table:table-cell office:value-type="float" office:value="77.0">
            <text:p>77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8T22:00:00">
            <text:p>Sat Dec 28 22:00:00 2019</text:p>
          </table:table-cell>
          <table:table-cell office:value-type="float" office:value="936.0">
            <text:p>936.0</text:p>
          </table:table-cell>
          <table:table-cell office:value-type="float" office:value="65.1667">
            <text:p>65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8T23:00:00">
            <text:p>Sat Dec 28 23:00:00 2019</text:p>
          </table:table-cell>
          <table:table-cell office:value-type="float" office:value="828.6667">
            <text:p>828.6667</text:p>
          </table:table-cell>
          <table:table-cell office:value-type="float" office:value="59.8333">
            <text:p>59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12-29T00:00:00">
            <text:p>Sun Dec 29 00:00:00 2019</text:p>
          </table:table-cell>
          <table:table-cell office:value-type="float" office:value="829.1667">
            <text:p>829.1667</text:p>
          </table:table-cell>
          <table:table-cell office:value-type="float" office:value="56.0">
            <text:p>56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2-29T01:00:00">
            <text:p>Sun Dec 29 01:00:00 2019</text:p>
          </table:table-cell>
          <table:table-cell office:value-type="float" office:value="551.3333">
            <text:p>551.3333</text:p>
          </table:table-cell>
          <table:table-cell office:value-type="float" office:value="23.8333">
            <text:p>23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12-29T02:00:00">
            <text:p>Sun Dec 29 02:00:00 2019</text:p>
          </table:table-cell>
          <table:table-cell office:value-type="float" office:value="683.0">
            <text:p>683.0</text:p>
          </table:table-cell>
          <table:table-cell office:value-type="float" office:value="38.3333">
            <text:p>38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12-29T03:00:00">
            <text:p>Sun Dec 29 03:00:00 2019</text:p>
          </table:table-cell>
          <table:table-cell office:value-type="float" office:value="714.1667">
            <text:p>714.1667</text:p>
          </table:table-cell>
          <table:table-cell office:value-type="float" office:value="46.1667">
            <text:p>46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12-29T04:00:00">
            <text:p>Sun Dec 29 04:00:00 2019</text:p>
          </table:table-cell>
          <table:table-cell office:value-type="float" office:value="704.1667">
            <text:p>704.1667</text:p>
          </table:table-cell>
          <table:table-cell office:value-type="float" office:value="43.6667">
            <text:p>43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12-29T05:00:00">
            <text:p>Sun Dec 29 05:00:00 2019</text:p>
          </table:table-cell>
          <table:table-cell office:value-type="float" office:value="621.8333">
            <text:p>621.8333</text:p>
          </table:table-cell>
          <table:table-cell office:value-type="float" office:value="37.5">
            <text:p>37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2-29T06:00:00">
            <text:p>Sun Dec 29 06:00:00 2019</text:p>
          </table:table-cell>
          <table:table-cell office:value-type="float" office:value="570.0">
            <text:p>570.0</text:p>
          </table:table-cell>
          <table:table-cell office:value-type="float" office:value="33.8333">
            <text:p>33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12-29T19:00:00">
            <text:p>Sun Dec 29 19:00:00 2019</text:p>
          </table:table-cell>
          <table:table-cell office:value-type="float" office:value="896.1667">
            <text:p>896.1667</text:p>
          </table:table-cell>
          <table:table-cell office:value-type="float" office:value="83.1667">
            <text:p>83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12-29T20:00:00">
            <text:p>Sun Dec 29 20:00:00 2019</text:p>
          </table:table-cell>
          <table:table-cell office:value-type="float" office:value="1135.0">
            <text:p>1135.0</text:p>
          </table:table-cell>
          <table:table-cell office:value-type="float" office:value="81.8333">
            <text:p>81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12-29T21:00:00">
            <text:p>Sun Dec 29 21:00:00 2019</text:p>
          </table:table-cell>
          <table:table-cell office:value-type="float" office:value="1138.5">
            <text:p>1138.5</text:p>
          </table:table-cell>
          <table:table-cell office:value-type="float" office:value="81.0">
            <text:p>81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29T22:00:00">
            <text:p>Sun Dec 29 22:00:00 2019</text:p>
          </table:table-cell>
          <table:table-cell office:value-type="float" office:value="1325.8333">
            <text:p>1325.8333</text:p>
          </table:table-cell>
          <table:table-cell office:value-type="float" office:value="77.0">
            <text:p>77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2-29T23:00:00">
            <text:p>Sun Dec 29 23:00:00 2019</text:p>
          </table:table-cell>
          <table:table-cell office:value-type="float" office:value="1470.8333">
            <text:p>1470.8333</text:p>
          </table:table-cell>
          <table:table-cell office:value-type="float" office:value="84.1667">
            <text:p>84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2-30T00:00:00">
            <text:p>Mon Dec 30 00:00:00 2019</text:p>
          </table:table-cell>
          <table:table-cell office:value-type="float" office:value="1346.6667">
            <text:p>1346.6667</text:p>
          </table:table-cell>
          <table:table-cell office:value-type="float" office:value="66.0">
            <text:p>66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12-30T01:00:00">
            <text:p>Mon Dec 30 01:00:00 2019</text:p>
          </table:table-cell>
          <table:table-cell office:value-type="float" office:value="1144.6667">
            <text:p>1144.6667</text:p>
          </table:table-cell>
          <table:table-cell office:value-type="float" office:value="58.6667">
            <text:p>58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30T02:00:00">
            <text:p>Mon Dec 30 02:00:00 2019</text:p>
          </table:table-cell>
          <table:table-cell office:value-type="float" office:value="916.5">
            <text:p>916.5</text:p>
          </table:table-cell>
          <table:table-cell office:value-type="float" office:value="50.1667">
            <text:p>50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2-30T03:00:00">
            <text:p>Mon Dec 30 03:00:00 2019</text:p>
          </table:table-cell>
          <table:table-cell office:value-type="float" office:value="799.0">
            <text:p>799.0</text:p>
          </table:table-cell>
          <table:table-cell office:value-type="float" office:value="46.1667">
            <text:p>46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12-30T04:00:00">
            <text:p>Mon Dec 30 04:00:00 2019</text:p>
          </table:table-cell>
          <table:table-cell office:value-type="float" office:value="646.8333">
            <text:p>646.8333</text:p>
          </table:table-cell>
          <table:table-cell office:value-type="float" office:value="37.1667">
            <text:p>37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12-30T16:00:00">
            <text:p>Mon Dec 30 16:00:00 2019</text:p>
          </table:table-cell>
          <table:table-cell office:value-type="float" office:value="503.6667">
            <text:p>503.6667</text:p>
          </table:table-cell>
          <table:table-cell office:value-type="float" office:value="17.0">
            <text:p>17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12-30T17:00:00">
            <text:p>Mon Dec 30 17:00:00 2019</text:p>
          </table:table-cell>
          <table:table-cell office:value-type="float" office:value="510.1667">
            <text:p>510.1667</text:p>
          </table:table-cell>
          <table:table-cell office:value-type="float" office:value="23.0">
            <text:p>23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12-30T18:00:00">
            <text:p>Mon Dec 30 18:00:00 2019</text:p>
          </table:table-cell>
          <table:table-cell office:value-type="float" office:value="593.3333">
            <text:p>593.3333</text:p>
          </table:table-cell>
          <table:table-cell office:value-type="float" office:value="34.6667">
            <text:p>34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12-30T19:00:00">
            <text:p>Mon Dec 30 19:00:00 2019</text:p>
          </table:table-cell>
          <table:table-cell office:value-type="float" office:value="787.6667">
            <text:p>787.6667</text:p>
          </table:table-cell>
          <table:table-cell office:value-type="float" office:value="65.3333">
            <text:p>65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2-30T20:00:00">
            <text:p>Mon Dec 30 20:00:00 2019</text:p>
          </table:table-cell>
          <table:table-cell office:value-type="float" office:value="1072.3333">
            <text:p>1072.3333</text:p>
          </table:table-cell>
          <table:table-cell office:value-type="float" office:value="76.6667">
            <text:p>76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12-30T21:00:00">
            <text:p>Mon Dec 30 21:00:00 2019</text:p>
          </table:table-cell>
          <table:table-cell office:value-type="float" office:value="1331.8333">
            <text:p>1331.8333</text:p>
          </table:table-cell>
          <table:table-cell office:value-type="float" office:value="89.3333">
            <text:p>89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30T22:00:00">
            <text:p>Mon Dec 30 22:00:00 2019</text:p>
          </table:table-cell>
          <table:table-cell office:value-type="float" office:value="1185.5">
            <text:p>1185.5</text:p>
          </table:table-cell>
          <table:table-cell office:value-type="float" office:value="78.6667">
            <text:p>78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30T23:00:00">
            <text:p>Mon Dec 30 23:00:00 2019</text:p>
          </table:table-cell>
          <table:table-cell office:value-type="float" office:value="1002.5">
            <text:p>1002.5</text:p>
          </table:table-cell>
          <table:table-cell office:value-type="float" office:value="69.3333">
            <text:p>69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2-31T00:00:00">
            <text:p>Tue Dec 31 00:00:00 2019</text:p>
          </table:table-cell>
          <table:table-cell office:value-type="float" office:value="1002.3333">
            <text:p>1002.3333</text:p>
          </table:table-cell>
          <table:table-cell office:value-type="float" office:value="55.6667">
            <text:p>55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2-31T01:00:00">
            <text:p>Tue Dec 31 01:00:00 2019</text:p>
          </table:table-cell>
          <table:table-cell office:value-type="float" office:value="638.8333">
            <text:p>638.8333</text:p>
          </table:table-cell>
          <table:table-cell office:value-type="float" office:value="33.8333">
            <text:p>33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2-31T02:00:00">
            <text:p>Tue Dec 31 02:00:00 2019</text:p>
          </table:table-cell>
          <table:table-cell office:value-type="float" office:value="877.0">
            <text:p>877.0</text:p>
          </table:table-cell>
          <table:table-cell office:value-type="float" office:value="53.1667">
            <text:p>53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31T03:00:00">
            <text:p>Tue Dec 31 03:00:00 2019</text:p>
          </table:table-cell>
          <table:table-cell office:value-type="float" office:value="635.3333">
            <text:p>635.3333</text:p>
          </table:table-cell>
          <table:table-cell office:value-type="float" office:value="41.6667">
            <text:p>41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12-31T04:00:00">
            <text:p>Tue Dec 31 04:00:00 2019</text:p>
          </table:table-cell>
          <table:table-cell office:value-type="float" office:value="599.3333">
            <text:p>599.3333</text:p>
          </table:table-cell>
          <table:table-cell office:value-type="float" office:value="29.3333">
            <text:p>29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12-31T05:00:00">
            <text:p>Tue Dec 31 05:00:00 2019</text:p>
          </table:table-cell>
          <table:table-cell office:value-type="float" office:value="491.8333">
            <text:p>491.8333</text:p>
          </table:table-cell>
          <table:table-cell office:value-type="float" office:value="9.8333">
            <text:p>9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12-31T17:00:00">
            <text:p>Tue Dec 31 17:00:00 2019</text:p>
          </table:table-cell>
          <table:table-cell office:value-type="float" office:value="473.6667">
            <text:p>473.6667</text:p>
          </table:table-cell>
          <table:table-cell office:value-type="float" office:value="13.6667">
            <text:p>13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12-31T19:00:00">
            <text:p>Tue Dec 31 19:00:00 2019</text:p>
          </table:table-cell>
          <table:table-cell office:value-type="float" office:value="894.8333">
            <text:p>894.8333</text:p>
          </table:table-cell>
          <table:table-cell office:value-type="float" office:value="65.0">
            <text:p>65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9-12-31T20:00:00">
            <text:p>Tue Dec 31 20:00:00 2019</text:p>
          </table:table-cell>
          <table:table-cell office:value-type="float" office:value="1072.1667">
            <text:p>1072.1667</text:p>
          </table:table-cell>
          <table:table-cell office:value-type="float" office:value="75.5">
            <text:p>75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31T21:00:00">
            <text:p>Tue Dec 31 21:00:00 2019</text:p>
          </table:table-cell>
          <table:table-cell office:value-type="float" office:value="1358.0">
            <text:p>1358.0</text:p>
          </table:table-cell>
          <table:table-cell office:value-type="float" office:value="77.0">
            <text:p>77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12-31T22:00:00">
            <text:p>Tue Dec 31 22:00:00 2019</text:p>
          </table:table-cell>
          <table:table-cell office:value-type="float" office:value="1256.8333">
            <text:p>1256.8333</text:p>
          </table:table-cell>
          <table:table-cell office:value-type="float" office:value="72.6667">
            <text:p>72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2-31T23:00:00">
            <text:p>Tue Dec 31 23:00:00 2019</text:p>
          </table:table-cell>
          <table:table-cell office:value-type="float" office:value="829.8333">
            <text:p>829.8333</text:p>
          </table:table-cell>
          <table:table-cell office:value-type="float" office:value="44.1667">
            <text:p>44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1-01T00:00:00">
            <text:p>Wed Jan  1 00:00:00 2020</text:p>
          </table:table-cell>
          <table:table-cell office:value-type="float" office:value="887.5">
            <text:p>887.5</text:p>
          </table:table-cell>
          <table:table-cell office:value-type="float" office:value="50.3333">
            <text:p>50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1-01T01:00:00">
            <text:p>Wed Jan  1 01:00:00 2020</text:p>
          </table:table-cell>
          <table:table-cell office:value-type="float" office:value="1084.3333">
            <text:p>1084.3333</text:p>
          </table:table-cell>
          <table:table-cell office:value-type="float" office:value="51.5">
            <text:p>51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01-01T02:00:00">
            <text:p>Wed Jan  1 02:00:00 2020</text:p>
          </table:table-cell>
          <table:table-cell office:value-type="float" office:value="1254.0">
            <text:p>1254.0</text:p>
          </table:table-cell>
          <table:table-cell office:value-type="float" office:value="61.6667">
            <text:p>61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01T03:00:00">
            <text:p>Wed Jan  1 03:00:00 2020</text:p>
          </table:table-cell>
          <table:table-cell office:value-type="float" office:value="1459.3333">
            <text:p>1459.3333</text:p>
          </table:table-cell>
          <table:table-cell office:value-type="float" office:value="70.6667">
            <text:p>70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01-01T04:00:00">
            <text:p>Wed Jan  1 04:00:00 2020</text:p>
          </table:table-cell>
          <table:table-cell office:value-type="float" office:value="1212.1667">
            <text:p>1212.1667</text:p>
          </table:table-cell>
          <table:table-cell office:value-type="float" office:value="54.1667">
            <text:p>54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01T05:00:00">
            <text:p>Wed Jan  1 05:00:00 2020</text:p>
          </table:table-cell>
          <table:table-cell office:value-type="float" office:value="851.0">
            <text:p>851.0</text:p>
          </table:table-cell>
          <table:table-cell office:value-type="float" office:value="43.5">
            <text:p>43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01T06:00:00">
            <text:p>Wed Jan  1 06:00:00 2020</text:p>
          </table:table-cell>
          <table:table-cell office:value-type="float" office:value="644.3333">
            <text:p>644.3333</text:p>
          </table:table-cell>
          <table:table-cell office:value-type="float" office:value="25.8333">
            <text:p>25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1-01T07:00:00">
            <text:p>Wed Jan  1 07:00:00 2020</text:p>
          </table:table-cell>
          <table:table-cell office:value-type="float" office:value="622.3333">
            <text:p>622.3333</text:p>
          </table:table-cell>
          <table:table-cell office:value-type="float" office:value="24.1667">
            <text:p>24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0-01-01T17:00:00">
            <text:p>Wed Jan  1 17:00:00 2020</text:p>
          </table:table-cell>
          <table:table-cell office:value-type="float" office:value="516.1667">
            <text:p>516.1667</text:p>
          </table:table-cell>
          <table:table-cell office:value-type="float" office:value="8.8333">
            <text:p>8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01-01T18:00:00">
            <text:p>Wed Jan  1 18:00:00 2020</text:p>
          </table:table-cell>
          <table:table-cell office:value-type="float" office:value="566.0">
            <text:p>566.0</text:p>
          </table:table-cell>
          <table:table-cell office:value-type="float" office:value="21.0">
            <text:p>21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01-01T19:00:00">
            <text:p>Wed Jan  1 19:00:00 2020</text:p>
          </table:table-cell>
          <table:table-cell office:value-type="float" office:value="843.0">
            <text:p>843.0</text:p>
          </table:table-cell>
          <table:table-cell office:value-type="float" office:value="51.6667">
            <text:p>51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01-01T20:00:00">
            <text:p>Wed Jan  1 20:00:00 2020</text:p>
          </table:table-cell>
          <table:table-cell office:value-type="float" office:value="1250.3333">
            <text:p>1250.3333</text:p>
          </table:table-cell>
          <table:table-cell office:value-type="float" office:value="65.0">
            <text:p>65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01T21:00:00">
            <text:p>Wed Jan  1 21:00:00 2020</text:p>
          </table:table-cell>
          <table:table-cell office:value-type="float" office:value="1110.5">
            <text:p>1110.5</text:p>
          </table:table-cell>
          <table:table-cell office:value-type="float" office:value="58.3333">
            <text:p>58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1T22:00:00">
            <text:p>Wed Jan  1 22:00:00 2020</text:p>
          </table:table-cell>
          <table:table-cell office:value-type="float" office:value="1102.5">
            <text:p>1102.5</text:p>
          </table:table-cell>
          <table:table-cell office:value-type="float" office:value="58.1667">
            <text:p>58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1T23:00:00">
            <text:p>Wed Jan  1 23:00:00 2020</text:p>
          </table:table-cell>
          <table:table-cell office:value-type="float" office:value="1506.3333">
            <text:p>1506.3333</text:p>
          </table:table-cell>
          <table:table-cell office:value-type="float" office:value="65.5">
            <text:p>65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02T00:00:00">
            <text:p>Thu Jan  2 00:00:00 2020</text:p>
          </table:table-cell>
          <table:table-cell office:value-type="float" office:value="1445.1667">
            <text:p>1445.1667</text:p>
          </table:table-cell>
          <table:table-cell office:value-type="float" office:value="59.5">
            <text:p>59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02T01:00:00">
            <text:p>Thu Jan  2 01:00:00 2020</text:p>
          </table:table-cell>
          <table:table-cell office:value-type="float" office:value="1165.5">
            <text:p>1165.5</text:p>
          </table:table-cell>
          <table:table-cell office:value-type="float" office:value="49.6667">
            <text:p>49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02T02:00:00">
            <text:p>Thu Jan  2 02:00:00 2020</text:p>
          </table:table-cell>
          <table:table-cell office:value-type="float" office:value="1012.3333">
            <text:p>1012.3333</text:p>
          </table:table-cell>
          <table:table-cell office:value-type="float" office:value="44.8333">
            <text:p>44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2T03:00:00">
            <text:p>Thu Jan  2 03:00:00 2020</text:p>
          </table:table-cell>
          <table:table-cell office:value-type="float" office:value="832.0">
            <text:p>832.0</text:p>
          </table:table-cell>
          <table:table-cell office:value-type="float" office:value="39.5">
            <text:p>39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1-02T04:00:00">
            <text:p>Thu Jan  2 04:00:00 2020</text:p>
          </table:table-cell>
          <table:table-cell office:value-type="float" office:value="642.0">
            <text:p>642.0</text:p>
          </table:table-cell>
          <table:table-cell office:value-type="float" office:value="20.5">
            <text:p>20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1-02T05:00:00">
            <text:p>Thu Jan  2 05:00:00 2020</text:p>
          </table:table-cell>
          <table:table-cell office:value-type="float" office:value="595.6667">
            <text:p>595.6667</text:p>
          </table:table-cell>
          <table:table-cell office:value-type="float" office:value="20.3333">
            <text:p>20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01-02T17:00:00">
            <text:p>Thu Jan  2 17:00:00 2020</text:p>
          </table:table-cell>
          <table:table-cell office:value-type="float" office:value="510.8333">
            <text:p>510.8333</text:p>
          </table:table-cell>
          <table:table-cell office:value-type="float" office:value="18.3333">
            <text:p>18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1-02T18:00:00">
            <text:p>Thu Jan  2 18:00:00 2020</text:p>
          </table:table-cell>
          <table:table-cell office:value-type="float" office:value="593.0">
            <text:p>593.0</text:p>
          </table:table-cell>
          <table:table-cell office:value-type="float" office:value="45.8333">
            <text:p>45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01-02T19:00:00">
            <text:p>Thu Jan  2 19:00:00 2020</text:p>
          </table:table-cell>
          <table:table-cell office:value-type="float" office:value="739.0">
            <text:p>739.0</text:p>
          </table:table-cell>
          <table:table-cell office:value-type="float" office:value="70.5">
            <text:p>70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1-02T20:00:00">
            <text:p>Thu Jan  2 20:00:00 2020</text:p>
          </table:table-cell>
          <table:table-cell office:value-type="float" office:value="879.8333">
            <text:p>879.8333</text:p>
          </table:table-cell>
          <table:table-cell office:value-type="float" office:value="77.3333">
            <text:p>77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1-02T21:00:00">
            <text:p>Thu Jan  2 21:00:00 2020</text:p>
          </table:table-cell>
          <table:table-cell office:value-type="float" office:value="921.3333">
            <text:p>921.3333</text:p>
          </table:table-cell>
          <table:table-cell office:value-type="float" office:value="70.1667">
            <text:p>70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2T22:00:00">
            <text:p>Thu Jan  2 22:00:00 2020</text:p>
          </table:table-cell>
          <table:table-cell office:value-type="float" office:value="1226.3333">
            <text:p>1226.3333</text:p>
          </table:table-cell>
          <table:table-cell office:value-type="float" office:value="81.5">
            <text:p>81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02T23:00:00">
            <text:p>Thu Jan  2 23:00:00 2020</text:p>
          </table:table-cell>
          <table:table-cell office:value-type="float" office:value="1281.6667">
            <text:p>1281.6667</text:p>
          </table:table-cell>
          <table:table-cell office:value-type="float" office:value="82.0">
            <text:p>82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3T00:00:00">
            <text:p>Fri Jan  3 00:00:00 2020</text:p>
          </table:table-cell>
          <table:table-cell office:value-type="float" office:value="946.6667">
            <text:p>946.6667</text:p>
          </table:table-cell>
          <table:table-cell office:value-type="float" office:value="63.5">
            <text:p>63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3T01:00:00">
            <text:p>Fri Jan  3 01:00:00 2020</text:p>
          </table:table-cell>
          <table:table-cell office:value-type="float" office:value="931.8333">
            <text:p>931.8333</text:p>
          </table:table-cell>
          <table:table-cell office:value-type="float" office:value="59.6667">
            <text:p>59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1-03T02:00:00">
            <text:p>Fri Jan  3 02:00:00 2020</text:p>
          </table:table-cell>
          <table:table-cell office:value-type="float" office:value="978.1667">
            <text:p>978.1667</text:p>
          </table:table-cell>
          <table:table-cell office:value-type="float" office:value="55.8333">
            <text:p>55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03T03:00:00">
            <text:p>Fri Jan  3 03:00:00 2020</text:p>
          </table:table-cell>
          <table:table-cell office:value-type="float" office:value="871.3333">
            <text:p>871.3333</text:p>
          </table:table-cell>
          <table:table-cell office:value-type="float" office:value="48.0">
            <text:p>48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3T04:00:00">
            <text:p>Fri Jan  3 04:00:00 2020</text:p>
          </table:table-cell>
          <table:table-cell office:value-type="float" office:value="714.1667">
            <text:p>714.1667</text:p>
          </table:table-cell>
          <table:table-cell office:value-type="float" office:value="28.0">
            <text:p>28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01-03T05:00:00">
            <text:p>Fri Jan  3 05:00:00 2020</text:p>
          </table:table-cell>
          <table:table-cell office:value-type="float" office:value="634.3333">
            <text:p>634.3333</text:p>
          </table:table-cell>
          <table:table-cell office:value-type="float" office:value="27.6667">
            <text:p>27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1-03T06:00:00">
            <text:p>Fri Jan  3 06:00:00 2020</text:p>
          </table:table-cell>
          <table:table-cell office:value-type="float" office:value="583.0">
            <text:p>583.0</text:p>
          </table:table-cell>
          <table:table-cell office:value-type="float" office:value="26.5">
            <text:p>26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0-01-03T07:00:00">
            <text:p>Fri Jan  3 07:00:00 2020</text:p>
          </table:table-cell>
          <table:table-cell office:value-type="float" office:value="588.1667">
            <text:p>588.1667</text:p>
          </table:table-cell>
          <table:table-cell office:value-type="float" office:value="26.0">
            <text:p>26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0-01-03T08:00:00">
            <text:p>Fri Jan  3 08:00:00 2020</text:p>
          </table:table-cell>
          <table:table-cell office:value-type="float" office:value="693.0">
            <text:p>693.0</text:p>
          </table:table-cell>
          <table:table-cell office:value-type="float" office:value="41.5">
            <text:p>41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03T09:00:00">
            <text:p>Fri Jan  3 09:00:00 2020</text:p>
          </table:table-cell>
          <table:table-cell office:value-type="float" office:value="1095.3333">
            <text:p>1095.3333</text:p>
          </table:table-cell>
          <table:table-cell office:value-type="float" office:value="63.3333">
            <text:p>63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01-03T19:00:00">
            <text:p>Fri Jan  3 19:00:00 2020</text:p>
          </table:table-cell>
          <table:table-cell office:value-type="float" office:value="739.5">
            <text:p>739.5</text:p>
          </table:table-cell>
          <table:table-cell office:value-type="float" office:value="67.5">
            <text:p>67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1-03T20:00:00">
            <text:p>Fri Jan  3 20:00:00 2020</text:p>
          </table:table-cell>
          <table:table-cell office:value-type="float" office:value="829.3333">
            <text:p>829.3333</text:p>
          </table:table-cell>
          <table:table-cell office:value-type="float" office:value="64.8333">
            <text:p>64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01-03T21:00:00">
            <text:p>Fri Jan  3 21:00:00 2020</text:p>
          </table:table-cell>
          <table:table-cell office:value-type="float" office:value="1088.8333">
            <text:p>1088.8333</text:p>
          </table:table-cell>
          <table:table-cell office:value-type="float" office:value="72.1667">
            <text:p>72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03T22:00:00">
            <text:p>Fri Jan  3 22:00:00 2020</text:p>
          </table:table-cell>
          <table:table-cell office:value-type="float" office:value="1166.6667">
            <text:p>1166.6667</text:p>
          </table:table-cell>
          <table:table-cell office:value-type="float" office:value="65.5">
            <text:p>65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1-03T23:00:00">
            <text:p>Fri Jan  3 23:00:00 2020</text:p>
          </table:table-cell>
          <table:table-cell office:value-type="float" office:value="1302.6667">
            <text:p>1302.6667</text:p>
          </table:table-cell>
          <table:table-cell office:value-type="float" office:value="68.6667">
            <text:p>68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1-04T00:00:00">
            <text:p>Sat Jan  4 00:00:00 2020</text:p>
          </table:table-cell>
          <table:table-cell office:value-type="float" office:value="713.0">
            <text:p>713.0</text:p>
          </table:table-cell>
          <table:table-cell office:value-type="float" office:value="41.3333">
            <text:p>41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01-04T01:00:00">
            <text:p>Sat Jan  4 01:00:00 2020</text:p>
          </table:table-cell>
          <table:table-cell office:value-type="float" office:value="616.5">
            <text:p>616.5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1-04T02:00:00">
            <text:p>Sat Jan  4 02:00:00 2020</text:p>
          </table:table-cell>
          <table:table-cell office:value-type="float" office:value="691.3333">
            <text:p>691.3333</text:p>
          </table:table-cell>
          <table:table-cell office:value-type="float" office:value="24.8333">
            <text:p>24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0-01-04T03:00:00">
            <text:p>Sat Jan  4 03:00:00 2020</text:p>
          </table:table-cell>
          <table:table-cell office:value-type="float" office:value="657.0">
            <text:p>657.0</text:p>
          </table:table-cell>
          <table:table-cell office:value-type="float" office:value="17.1667">
            <text:p>17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01-04T04:00:00">
            <text:p>Sat Jan  4 04:00:00 2020</text:p>
          </table:table-cell>
          <table:table-cell office:value-type="float" office:value="557.1667">
            <text:p>557.1667</text:p>
          </table:table-cell>
          <table:table-cell office:value-type="float" office:value="11.5">
            <text:p>11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1-04T05:00:00">
            <text:p>Sat Jan  4 05:00:00 2020</text:p>
          </table:table-cell>
          <table:table-cell office:value-type="float" office:value="553.1667">
            <text:p>553.1667</text:p>
          </table:table-cell>
          <table:table-cell office:value-type="float" office:value="10.1667">
            <text:p>10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1-04T06:00:00">
            <text:p>Sat Jan  4 06:00:00 2020</text:p>
          </table:table-cell>
          <table:table-cell office:value-type="float" office:value="510.0">
            <text:p>510.0</text:p>
          </table:table-cell>
          <table:table-cell office:value-type="float" office:value="8.0">
            <text:p>8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1-04T07:00:00">
            <text:p>Sat Jan  4 07:00:00 2020</text:p>
          </table:table-cell>
          <table:table-cell office:value-type="float" office:value="491.8333">
            <text:p>491.8333</text:p>
          </table:table-cell>
          <table:table-cell office:value-type="float" office:value="10.0">
            <text:p>10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04T15:00:00">
            <text:p>Sat Jan  4 15:00:00 2020</text:p>
          </table:table-cell>
          <table:table-cell office:value-type="float" office:value="448.1667">
            <text:p>448.1667</text:p>
          </table:table-cell>
          <table:table-cell office:value-type="float" office:value="10.5">
            <text:p>10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1-04T16:00:00">
            <text:p>Sat Jan  4 16:00:00 2020</text:p>
          </table:table-cell>
          <table:table-cell office:value-type="float" office:value="472.8333">
            <text:p>472.8333</text:p>
          </table:table-cell>
          <table:table-cell office:value-type="float" office:value="10.1667">
            <text:p>10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1-04T17:00:00">
            <text:p>Sat Jan  4 17:00:00 2020</text:p>
          </table:table-cell>
          <table:table-cell office:value-type="float" office:value="512.0">
            <text:p>512.0</text:p>
          </table:table-cell>
          <table:table-cell office:value-type="float" office:value="13.3333">
            <text:p>13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01-04T18:00:00">
            <text:p>Sat Jan  4 18:00:00 2020</text:p>
          </table:table-cell>
          <table:table-cell office:value-type="float" office:value="546.0">
            <text:p>546.0</text:p>
          </table:table-cell>
          <table:table-cell office:value-type="float" office:value="18.5">
            <text:p>18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01-04T19:00:00">
            <text:p>Sat Jan  4 19:00:00 2020</text:p>
          </table:table-cell>
          <table:table-cell office:value-type="float" office:value="829.8333">
            <text:p>829.8333</text:p>
          </table:table-cell>
          <table:table-cell office:value-type="float" office:value="53.8333">
            <text:p>53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1-04T20:00:00">
            <text:p>Sat Jan  4 20:00:00 2020</text:p>
          </table:table-cell>
          <table:table-cell office:value-type="float" office:value="824.8333">
            <text:p>824.8333</text:p>
          </table:table-cell>
          <table:table-cell office:value-type="float" office:value="62.8333">
            <text:p>62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04T21:00:00">
            <text:p>Sat Jan  4 21:00:00 2020</text:p>
          </table:table-cell>
          <table:table-cell office:value-type="float" office:value="721.8333">
            <text:p>721.8333</text:p>
          </table:table-cell>
          <table:table-cell office:value-type="float" office:value="53.6667">
            <text:p>53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4T22:00:00">
            <text:p>Sat Jan  4 22:00:00 2020</text:p>
          </table:table-cell>
          <table:table-cell office:value-type="float" office:value="818.6667">
            <text:p>818.6667</text:p>
          </table:table-cell>
          <table:table-cell office:value-type="float" office:value="54.6667">
            <text:p>54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01-04T23:00:00">
            <text:p>Sat Jan  4 23:00:00 2020</text:p>
          </table:table-cell>
          <table:table-cell office:value-type="float" office:value="861.8333">
            <text:p>861.8333</text:p>
          </table:table-cell>
          <table:table-cell office:value-type="float" office:value="50.3333">
            <text:p>50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05T00:00:00">
            <text:p>Sun Jan  5 00:00:00 2020</text:p>
          </table:table-cell>
          <table:table-cell office:value-type="float" office:value="969.0">
            <text:p>969.0</text:p>
          </table:table-cell>
          <table:table-cell office:value-type="float" office:value="51.0">
            <text:p>51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1-05T01:00:00">
            <text:p>Sun Jan  5 01:00:00 2020</text:p>
          </table:table-cell>
          <table:table-cell office:value-type="float" office:value="888.6667">
            <text:p>888.6667</text:p>
          </table:table-cell>
          <table:table-cell office:value-type="float" office:value="46.6667">
            <text:p>46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05T02:00:00">
            <text:p>Sun Jan  5 02:00:00 2020</text:p>
          </table:table-cell>
          <table:table-cell office:value-type="float" office:value="868.0">
            <text:p>868.0</text:p>
          </table:table-cell>
          <table:table-cell office:value-type="float" office:value="45.3333">
            <text:p>45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01-05T03:00:00">
            <text:p>Sun Jan  5 03:00:00 2020</text:p>
          </table:table-cell>
          <table:table-cell office:value-type="float" office:value="779.3333">
            <text:p>779.3333</text:p>
          </table:table-cell>
          <table:table-cell office:value-type="float" office:value="39.1667">
            <text:p>39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05T19:00:00">
            <text:p>Sun Jan  5 19:00:00 2020</text:p>
          </table:table-cell>
          <table:table-cell office:value-type="float" office:value="916.3333">
            <text:p>916.3333</text:p>
          </table:table-cell>
          <table:table-cell office:value-type="float" office:value="75.3333">
            <text:p>75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1-05T20:00:00">
            <text:p>Sun Jan  5 20:00:00 2020</text:p>
          </table:table-cell>
          <table:table-cell office:value-type="float" office:value="1051.6667">
            <text:p>1051.6667</text:p>
          </table:table-cell>
          <table:table-cell office:value-type="float" office:value="79.0">
            <text:p>79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5T21:00:00">
            <text:p>Sun Jan  5 21:00:00 2020</text:p>
          </table:table-cell>
          <table:table-cell office:value-type="float" office:value="1084.0">
            <text:p>1084.0</text:p>
          </table:table-cell>
          <table:table-cell office:value-type="float" office:value="73.5">
            <text:p>73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5T22:00:00">
            <text:p>Sun Jan  5 22:00:00 2020</text:p>
          </table:table-cell>
          <table:table-cell office:value-type="float" office:value="820.8333">
            <text:p>820.8333</text:p>
          </table:table-cell>
          <table:table-cell office:value-type="float" office:value="53.6667">
            <text:p>53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1-05T23:00:00">
            <text:p>Sun Jan  5 23:00:00 2020</text:p>
          </table:table-cell>
          <table:table-cell office:value-type="float" office:value="1023.3333">
            <text:p>1023.3333</text:p>
          </table:table-cell>
          <table:table-cell office:value-type="float" office:value="54.1667">
            <text:p>54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06T00:00:00">
            <text:p>Mon Jan  6 00:00:00 2020</text:p>
          </table:table-cell>
          <table:table-cell office:value-type="float" office:value="891.8333">
            <text:p>891.8333</text:p>
          </table:table-cell>
          <table:table-cell office:value-type="float" office:value="40.6667">
            <text:p>40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01-06T01:00:00">
            <text:p>Mon Jan  6 01:00:00 2020</text:p>
          </table:table-cell>
          <table:table-cell office:value-type="float" office:value="817.1667">
            <text:p>817.1667</text:p>
          </table:table-cell>
          <table:table-cell office:value-type="float" office:value="38.3333">
            <text:p>38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01-06T02:00:00">
            <text:p>Mon Jan  6 02:00:00 2020</text:p>
          </table:table-cell>
          <table:table-cell office:value-type="float" office:value="762.1667">
            <text:p>762.1667</text:p>
          </table:table-cell>
          <table:table-cell office:value-type="float" office:value="31.5">
            <text:p>31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1-06T03:00:00">
            <text:p>Mon Jan  6 03:00:00 2020</text:p>
          </table:table-cell>
          <table:table-cell office:value-type="float" office:value="567.3333">
            <text:p>567.3333</text:p>
          </table:table-cell>
          <table:table-cell office:value-type="float" office:value="11.5">
            <text:p>11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01-06T04:00:00">
            <text:p>Mon Jan  6 04:00:00 2020</text:p>
          </table:table-cell>
          <table:table-cell office:value-type="float" office:value="521.6667">
            <text:p>521.6667</text:p>
          </table:table-cell>
          <table:table-cell office:value-type="float" office:value="8.0">
            <text:p>8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1-06T05:00:00">
            <text:p>Mon Jan  6 05:00:00 2020</text:p>
          </table:table-cell>
          <table:table-cell office:value-type="float" office:value="524.0">
            <text:p>524.0</text:p>
          </table:table-cell>
          <table:table-cell office:value-type="float" office:value="12.3333">
            <text:p>12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1-06T06:00:00">
            <text:p>Mon Jan  6 06:00:00 2020</text:p>
          </table:table-cell>
          <table:table-cell office:value-type="float" office:value="554.8333">
            <text:p>554.8333</text:p>
          </table:table-cell>
          <table:table-cell office:value-type="float" office:value="17.8333">
            <text:p>17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01-06T16:00:00">
            <text:p>Mon Jan  6 16:00:00 2020</text:p>
          </table:table-cell>
          <table:table-cell office:value-type="float" office:value="594.5">
            <text:p>594.5</text:p>
          </table:table-cell>
          <table:table-cell office:value-type="float" office:value="10.3333">
            <text:p>10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01-06T17:00:00">
            <text:p>Mon Jan  6 17:00:00 2020</text:p>
          </table:table-cell>
          <table:table-cell office:value-type="float" office:value="544.0">
            <text:p>544.0</text:p>
          </table:table-cell>
          <table:table-cell office:value-type="float" office:value="9.1667">
            <text:p>9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01-06T18:00:00">
            <text:p>Mon Jan  6 18:00:00 2020</text:p>
          </table:table-cell>
          <table:table-cell office:value-type="float" office:value="584.3333">
            <text:p>584.3333</text:p>
          </table:table-cell>
          <table:table-cell office:value-type="float" office:value="24.5">
            <text:p>24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01-06T19:00:00">
            <text:p>Mon Jan  6 19:00:00 2020</text:p>
          </table:table-cell>
          <table:table-cell office:value-type="float" office:value="887.5">
            <text:p>887.5</text:p>
          </table:table-cell>
          <table:table-cell office:value-type="float" office:value="73.5">
            <text:p>73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06T20:00:00">
            <text:p>Mon Jan  6 20:00:00 2020</text:p>
          </table:table-cell>
          <table:table-cell office:value-type="float" office:value="1010.1667">
            <text:p>1010.1667</text:p>
          </table:table-cell>
          <table:table-cell office:value-type="float" office:value="62.6667">
            <text:p>62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01-06T21:00:00">
            <text:p>Mon Jan  6 21:00:00 2020</text:p>
          </table:table-cell>
          <table:table-cell office:value-type="float" office:value="677.1667">
            <text:p>677.1667</text:p>
          </table:table-cell>
          <table:table-cell office:value-type="float" office:value="33.8333">
            <text:p>33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01-06T22:00:00">
            <text:p>Mon Jan  6 22:00:00 2020</text:p>
          </table:table-cell>
          <table:table-cell office:value-type="float" office:value="1015.3333">
            <text:p>1015.3333</text:p>
          </table:table-cell>
          <table:table-cell office:value-type="float" office:value="61.0">
            <text:p>61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01-06T23:00:00">
            <text:p>Mon Jan  6 23:00:00 2020</text:p>
          </table:table-cell>
          <table:table-cell office:value-type="float" office:value="993.3333">
            <text:p>993.3333</text:p>
          </table:table-cell>
          <table:table-cell office:value-type="float" office:value="55.8333">
            <text:p>55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01-07T00:00:00">
            <text:p>Tue Jan  7 00:00:00 2020</text:p>
          </table:table-cell>
          <table:table-cell office:value-type="float" office:value="770.5">
            <text:p>770.5</text:p>
          </table:table-cell>
          <table:table-cell office:value-type="float" office:value="47.0">
            <text:p>47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01-07T01:00:00">
            <text:p>Tue Jan  7 01:00:00 2020</text:p>
          </table:table-cell>
          <table:table-cell office:value-type="float" office:value="755.0">
            <text:p>755.0</text:p>
          </table:table-cell>
          <table:table-cell office:value-type="float" office:value="33.8333">
            <text:p>33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01-07T02:00:00">
            <text:p>Tue Jan  7 02:00:00 2020</text:p>
          </table:table-cell>
          <table:table-cell office:value-type="float" office:value="684.8333">
            <text:p>684.8333</text:p>
          </table:table-cell>
          <table:table-cell office:value-type="float" office:value="22.8333">
            <text:p>22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1-07T03:00:00">
            <text:p>Tue Jan  7 03:00:00 2020</text:p>
          </table:table-cell>
          <table:table-cell office:value-type="float" office:value="610.5">
            <text:p>610.5</text:p>
          </table:table-cell>
          <table:table-cell office:value-type="float" office:value="16.0">
            <text:p>16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01-07T04:00:00">
            <text:p>Tue Jan  7 04:00:00 2020</text:p>
          </table:table-cell>
          <table:table-cell office:value-type="float" office:value="507.8333">
            <text:p>507.8333</text:p>
          </table:table-cell>
          <table:table-cell office:value-type="float" office:value="7.5">
            <text:p>7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01-07T05:00:00">
            <text:p>Tue Jan  7 05:00:00 2020</text:p>
          </table:table-cell>
          <table:table-cell office:value-type="float" office:value="525.6667">
            <text:p>525.6667</text:p>
          </table:table-cell>
          <table:table-cell office:value-type="float" office:value="12.0">
            <text:p>12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1-07T19:00:00">
            <text:p>Tue Jan  7 19:00:00 2020</text:p>
          </table:table-cell>
          <table:table-cell office:value-type="float" office:value="1071.6667">
            <text:p>1071.6667</text:p>
          </table:table-cell>
          <table:table-cell office:value-type="float" office:value="88.5">
            <text:p>88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7T20:00:00">
            <text:p>Tue Jan  7 20:00:00 2020</text:p>
          </table:table-cell>
          <table:table-cell office:value-type="float" office:value="1571.0">
            <text:p>1571.0</text:p>
          </table:table-cell>
          <table:table-cell office:value-type="float" office:value="105.6667">
            <text:p>105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07T21:00:00">
            <text:p>Tue Jan  7 21:00:00 2020</text:p>
          </table:table-cell>
          <table:table-cell office:value-type="float" office:value="1470.6667">
            <text:p>1470.6667</text:p>
          </table:table-cell>
          <table:table-cell office:value-type="float" office:value="109.8333">
            <text:p>109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07T22:00:00">
            <text:p>Tue Jan  7 22:00:00 2020</text:p>
          </table:table-cell>
          <table:table-cell office:value-type="float" office:value="1643.0">
            <text:p>1643.0</text:p>
          </table:table-cell>
          <table:table-cell office:value-type="float" office:value="103.5">
            <text:p>103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07T23:00:00">
            <text:p>Tue Jan  7 23:00:00 2020</text:p>
          </table:table-cell>
          <table:table-cell office:value-type="float" office:value="1547.6667">
            <text:p>1547.6667</text:p>
          </table:table-cell>
          <table:table-cell office:value-type="float" office:value="93.5">
            <text:p>93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08T00:00:00">
            <text:p>Wed Jan  8 00:00:00 2020</text:p>
          </table:table-cell>
          <table:table-cell office:value-type="float" office:value="1019.0">
            <text:p>1019.0</text:p>
          </table:table-cell>
          <table:table-cell office:value-type="float" office:value="65.0">
            <text:p>65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08T01:00:00">
            <text:p>Wed Jan  8 01:00:00 2020</text:p>
          </table:table-cell>
          <table:table-cell office:value-type="float" office:value="980.5">
            <text:p>980.5</text:p>
          </table:table-cell>
          <table:table-cell office:value-type="float" office:value="62.1667">
            <text:p>62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8T02:00:00">
            <text:p>Wed Jan  8 02:00:00 2020</text:p>
          </table:table-cell>
          <table:table-cell office:value-type="float" office:value="584.3333">
            <text:p>584.3333</text:p>
          </table:table-cell>
          <table:table-cell office:value-type="float" office:value="39.0">
            <text:p>39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1-08T03:00:00">
            <text:p>Wed Jan  8 03:00:00 2020</text:p>
          </table:table-cell>
          <table:table-cell office:value-type="float" office:value="432.5">
            <text:p>432.5</text:p>
          </table:table-cell>
          <table:table-cell office:value-type="float" office:value="19.1667">
            <text:p>19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1-08T09:00:00">
            <text:p>Wed Jan  8 09:00:00 2020</text:p>
          </table:table-cell>
          <table:table-cell office:value-type="float" office:value="714.8333">
            <text:p>714.8333</text:p>
          </table:table-cell>
          <table:table-cell office:value-type="float" office:value="73.5">
            <text:p>73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1-08T10:00:00">
            <text:p>Wed Jan  8 10:00:00 2020</text:p>
          </table:table-cell>
          <table:table-cell office:value-type="float" office:value="670.1667">
            <text:p>670.1667</text:p>
          </table:table-cell>
          <table:table-cell office:value-type="float" office:value="67.3333">
            <text:p>67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01-08T11:00:00">
            <text:p>Wed Jan  8 11:00:00 2020</text:p>
          </table:table-cell>
          <table:table-cell office:value-type="float" office:value="500.8333">
            <text:p>500.8333</text:p>
          </table:table-cell>
          <table:table-cell office:value-type="float" office:value="53.5">
            <text:p>53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1-08T12:00:00">
            <text:p>Wed Jan  8 12:00:00 2020</text:p>
          </table:table-cell>
          <table:table-cell office:value-type="float" office:value="570.5">
            <text:p>570.5</text:p>
          </table:table-cell>
          <table:table-cell office:value-type="float" office:value="59.6667">
            <text:p>59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1-08T13:00:00">
            <text:p>Wed Jan  8 13:00:00 2020</text:p>
          </table:table-cell>
          <table:table-cell office:value-type="float" office:value="586.5">
            <text:p>586.5</text:p>
          </table:table-cell>
          <table:table-cell office:value-type="float" office:value="54.3333">
            <text:p>54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01-08T14:00:00">
            <text:p>Wed Jan  8 14:00:00 2020</text:p>
          </table:table-cell>
          <table:table-cell office:value-type="float" office:value="475.6667">
            <text:p>475.6667</text:p>
          </table:table-cell>
          <table:table-cell office:value-type="float" office:value="48.8333">
            <text:p>48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01-08T15:00:00">
            <text:p>Wed Jan  8 15:00:00 2020</text:p>
          </table:table-cell>
          <table:table-cell office:value-type="float" office:value="339.6667">
            <text:p>339.6667</text:p>
          </table:table-cell>
          <table:table-cell office:value-type="float" office:value="31.6667">
            <text:p>31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1-08T17:00:00">
            <text:p>Wed Jan  8 17:00:00 2020</text:p>
          </table:table-cell>
          <table:table-cell office:value-type="float" office:value="297.0">
            <text:p>297.0</text:p>
          </table:table-cell>
          <table:table-cell office:value-type="float" office:value="39.8333">
            <text:p>39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01-08T18:00:00">
            <text:p>Wed Jan  8 18:00:00 2020</text:p>
          </table:table-cell>
          <table:table-cell office:value-type="float" office:value="468.8333">
            <text:p>468.8333</text:p>
          </table:table-cell>
          <table:table-cell office:value-type="float" office:value="62.1667">
            <text:p>62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01-08T19:00:00">
            <text:p>Wed Jan  8 19:00:00 2020</text:p>
          </table:table-cell>
          <table:table-cell office:value-type="float" office:value="1160.5">
            <text:p>1160.5</text:p>
          </table:table-cell>
          <table:table-cell office:value-type="float" office:value="114.5">
            <text:p>114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08T20:00:00">
            <text:p>Wed Jan  8 20:00:00 2020</text:p>
          </table:table-cell>
          <table:table-cell office:value-type="float" office:value="1433.6667">
            <text:p>1433.6667</text:p>
          </table:table-cell>
          <table:table-cell office:value-type="float" office:value="117.6667">
            <text:p>117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1-08T21:00:00">
            <text:p>Wed Jan  8 21:00:00 2020</text:p>
          </table:table-cell>
          <table:table-cell office:value-type="float" office:value="1592.5">
            <text:p>1592.5</text:p>
          </table:table-cell>
          <table:table-cell office:value-type="float" office:value="130.6667">
            <text:p>130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08T22:00:00">
            <text:p>Wed Jan  8 22:00:00 2020</text:p>
          </table:table-cell>
          <table:table-cell office:value-type="float" office:value="1084.6667">
            <text:p>1084.6667</text:p>
          </table:table-cell>
          <table:table-cell office:value-type="float" office:value="110.5">
            <text:p>110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8T23:00:00">
            <text:p>Wed Jan  8 23:00:00 2020</text:p>
          </table:table-cell>
          <table:table-cell office:value-type="float" office:value="1208.5">
            <text:p>1208.5</text:p>
          </table:table-cell>
          <table:table-cell office:value-type="float" office:value="95.1667">
            <text:p>95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1-09T00:00:00">
            <text:p>Thu Jan  9 00:00:00 2020</text:p>
          </table:table-cell>
          <table:table-cell office:value-type="float" office:value="666.3333">
            <text:p>666.3333</text:p>
          </table:table-cell>
          <table:table-cell office:value-type="float" office:value="51.6667">
            <text:p>51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1-09T01:00:00">
            <text:p>Thu Jan  9 01:00:00 2020</text:p>
          </table:table-cell>
          <table:table-cell office:value-type="float" office:value="283.8333">
            <text:p>283.8333</text:p>
          </table:table-cell>
          <table:table-cell office:value-type="float" office:value="14.3333">
            <text:p>14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1-09T07:00:00">
            <text:p>Thu Jan  9 07:00:00 2020</text:p>
          </table:table-cell>
          <table:table-cell office:value-type="float" office:value="499.6667">
            <text:p>499.6667</text:p>
          </table:table-cell>
          <table:table-cell office:value-type="float" office:value="42.8333">
            <text:p>42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01-09T08:00:00">
            <text:p>Thu Jan  9 08:00:00 2020</text:p>
          </table:table-cell>
          <table:table-cell office:value-type="float" office:value="784.6667">
            <text:p>784.6667</text:p>
          </table:table-cell>
          <table:table-cell office:value-type="float" office:value="64.0">
            <text:p>64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0-01-09T09:00:00">
            <text:p>Thu Jan  9 09:00:00 2020</text:p>
          </table:table-cell>
          <table:table-cell office:value-type="float" office:value="1150.0">
            <text:p>1150.0</text:p>
          </table:table-cell>
          <table:table-cell office:value-type="float" office:value="82.8333">
            <text:p>82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9T10:00:00">
            <text:p>Thu Jan  9 10:00:00 2020</text:p>
          </table:table-cell>
          <table:table-cell office:value-type="float" office:value="555.8333">
            <text:p>555.8333</text:p>
          </table:table-cell>
          <table:table-cell office:value-type="float" office:value="58.1667">
            <text:p>58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01-09T11:00:00">
            <text:p>Thu Jan  9 11:00:00 2020</text:p>
          </table:table-cell>
          <table:table-cell office:value-type="float" office:value="770.6667">
            <text:p>770.6667</text:p>
          </table:table-cell>
          <table:table-cell office:value-type="float" office:value="54.6667">
            <text:p>54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01-09T12:00:00">
            <text:p>Thu Jan  9 12:00:00 2020</text:p>
          </table:table-cell>
          <table:table-cell office:value-type="float" office:value="516.5">
            <text:p>516.5</text:p>
          </table:table-cell>
          <table:table-cell office:value-type="float" office:value="41.6667">
            <text:p>41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01-09T20:00:00">
            <text:p>Thu Jan  9 20:00:00 2020</text:p>
          </table:table-cell>
          <table:table-cell office:value-type="float" office:value="593.8333">
            <text:p>593.8333</text:p>
          </table:table-cell>
          <table:table-cell office:value-type="float" office:value="61.8333">
            <text:p>61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01-09T21:00:00">
            <text:p>Thu Jan  9 21:00:00 2020</text:p>
          </table:table-cell>
          <table:table-cell office:value-type="float" office:value="683.3333">
            <text:p>683.3333</text:p>
          </table:table-cell>
          <table:table-cell office:value-type="float" office:value="73.1667">
            <text:p>73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09T22:00:00">
            <text:p>Thu Jan  9 22:00:00 2020</text:p>
          </table:table-cell>
          <table:table-cell office:value-type="float" office:value="909.5">
            <text:p>909.5</text:p>
          </table:table-cell>
          <table:table-cell office:value-type="float" office:value="87.3333">
            <text:p>87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1-09T23:00:00">
            <text:p>Thu Jan  9 23:00:00 2020</text:p>
          </table:table-cell>
          <table:table-cell office:value-type="float" office:value="689.6667">
            <text:p>689.6667</text:p>
          </table:table-cell>
          <table:table-cell office:value-type="float" office:value="70.3333">
            <text:p>70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01-10T00:00:00">
            <text:p>Fri Jan 10 00:00:00 2020</text:p>
          </table:table-cell>
          <table:table-cell office:value-type="float" office:value="488.6667">
            <text:p>488.6667</text:p>
          </table:table-cell>
          <table:table-cell office:value-type="float" office:value="27.6667">
            <text:p>27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01-10T02:00:00">
            <text:p>Fri Jan 10 02:00:00 2020</text:p>
          </table:table-cell>
          <table:table-cell office:value-type="float" office:value="431.8333">
            <text:p>431.8333</text:p>
          </table:table-cell>
          <table:table-cell office:value-type="float" office:value="20.0">
            <text:p>20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01-10T05:00:00">
            <text:p>Fri Jan 10 05:00:00 2020</text:p>
          </table:table-cell>
          <table:table-cell office:value-type="float" office:value="446.3333">
            <text:p>446.3333</text:p>
          </table:table-cell>
          <table:table-cell office:value-type="float" office:value="18.6667">
            <text:p>18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01-10T21:00:00">
            <text:p>Fri Jan 10 21:00:00 2020</text:p>
          </table:table-cell>
          <table:table-cell office:value-type="float" office:value="428.8333">
            <text:p>428.8333</text:p>
          </table:table-cell>
          <table:table-cell office:value-type="float" office:value="53.0">
            <text:p>53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01-10T22:00:00">
            <text:p>Fri Jan 10 22:00:00 2020</text:p>
          </table:table-cell>
          <table:table-cell office:value-type="float" office:value="490.6667">
            <text:p>490.6667</text:p>
          </table:table-cell>
          <table:table-cell office:value-type="float" office:value="52.8333">
            <text:p>52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01-10T23:00:00">
            <text:p>Fri Jan 10 23:00:00 2020</text:p>
          </table:table-cell>
          <table:table-cell office:value-type="float" office:value="591.5">
            <text:p>591.5</text:p>
          </table:table-cell>
          <table:table-cell office:value-type="float" office:value="66.3333">
            <text:p>66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11T00:00:00">
            <text:p>Sat Jan 11 00:00:00 2020</text:p>
          </table:table-cell>
          <table:table-cell office:value-type="float" office:value="523.6667">
            <text:p>523.6667</text:p>
          </table:table-cell>
          <table:table-cell office:value-type="float" office:value="54.6667">
            <text:p>54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1-11T01:00:00">
            <text:p>Sat Jan 11 01:00:00 2020</text:p>
          </table:table-cell>
          <table:table-cell office:value-type="float" office:value="516.6667">
            <text:p>516.6667</text:p>
          </table:table-cell>
          <table:table-cell office:value-type="float" office:value="44.6667">
            <text:p>44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01-11T02:00:00">
            <text:p>Sat Jan 11 02:00:00 2020</text:p>
          </table:table-cell>
          <table:table-cell office:value-type="float" office:value="413.0">
            <text:p>413.0</text:p>
          </table:table-cell>
          <table:table-cell office:value-type="float" office:value="21.8333">
            <text:p>21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01-11T19:00:00">
            <text:p>Sat Jan 11 19:00:00 2020</text:p>
          </table:table-cell>
          <table:table-cell office:value-type="float" office:value="751.0">
            <text:p>751.0</text:p>
          </table:table-cell>
          <table:table-cell office:value-type="float" office:value="85.0">
            <text:p>85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11T20:00:00">
            <text:p>Sat Jan 11 20:00:00 2020</text:p>
          </table:table-cell>
          <table:table-cell office:value-type="float" office:value="923.1667">
            <text:p>923.1667</text:p>
          </table:table-cell>
          <table:table-cell office:value-type="float" office:value="92.8333">
            <text:p>92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1-11T21:00:00">
            <text:p>Sat Jan 11 21:00:00 2020</text:p>
          </table:table-cell>
          <table:table-cell office:value-type="float" office:value="1290.3333">
            <text:p>1290.3333</text:p>
          </table:table-cell>
          <table:table-cell office:value-type="float" office:value="96.1667">
            <text:p>96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11T22:00:00">
            <text:p>Sat Jan 11 22:00:00 2020</text:p>
          </table:table-cell>
          <table:table-cell office:value-type="float" office:value="1134.5">
            <text:p>1134.5</text:p>
          </table:table-cell>
          <table:table-cell office:value-type="float" office:value="95.8333">
            <text:p>95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11T23:00:00">
            <text:p>Sat Jan 11 23:00:00 2020</text:p>
          </table:table-cell>
          <table:table-cell office:value-type="float" office:value="789.8333">
            <text:p>789.8333</text:p>
          </table:table-cell>
          <table:table-cell office:value-type="float" office:value="63.0">
            <text:p>63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1-12T00:00:00">
            <text:p>Sun Jan 12 00:00:00 2020</text:p>
          </table:table-cell>
          <table:table-cell office:value-type="float" office:value="778.8333">
            <text:p>778.8333</text:p>
          </table:table-cell>
          <table:table-cell office:value-type="float" office:value="64.3333">
            <text:p>64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1-12T01:00:00">
            <text:p>Sun Jan 12 01:00:00 2020</text:p>
          </table:table-cell>
          <table:table-cell office:value-type="float" office:value="615.1667">
            <text:p>615.1667</text:p>
          </table:table-cell>
          <table:table-cell office:value-type="float" office:value="43.5">
            <text:p>43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01-12T02:00:00">
            <text:p>Sun Jan 12 02:00:00 2020</text:p>
          </table:table-cell>
          <table:table-cell office:value-type="float" office:value="440.5">
            <text:p>440.5</text:p>
          </table:table-cell>
          <table:table-cell office:value-type="float" office:value="24.1667">
            <text:p>24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01-12T03:00:00">
            <text:p>Sun Jan 12 03:00:00 2020</text:p>
          </table:table-cell>
          <table:table-cell office:value-type="float" office:value="481.3333">
            <text:p>481.3333</text:p>
          </table:table-cell>
          <table:table-cell office:value-type="float" office:value="27.1667">
            <text:p>27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1-12T04:00:00">
            <text:p>Sun Jan 12 04:00:00 2020</text:p>
          </table:table-cell>
          <table:table-cell office:value-type="float" office:value="545.0">
            <text:p>545.0</text:p>
          </table:table-cell>
          <table:table-cell office:value-type="float" office:value="35.3333">
            <text:p>35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1-12T19:00:00">
            <text:p>Sun Jan 12 19:00:00 2020</text:p>
          </table:table-cell>
          <table:table-cell office:value-type="float" office:value="655.1667">
            <text:p>655.1667</text:p>
          </table:table-cell>
          <table:table-cell office:value-type="float" office:value="82.0">
            <text:p>82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01-12T20:00:00">
            <text:p>Sun Jan 12 20:00:00 2020</text:p>
          </table:table-cell>
          <table:table-cell office:value-type="float" office:value="820.8333">
            <text:p>820.8333</text:p>
          </table:table-cell>
          <table:table-cell office:value-type="float" office:value="80.5">
            <text:p>80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12T21:00:00">
            <text:p>Sun Jan 12 21:00:00 2020</text:p>
          </table:table-cell>
          <table:table-cell office:value-type="float" office:value="650.1667">
            <text:p>650.1667</text:p>
          </table:table-cell>
          <table:table-cell office:value-type="float" office:value="66.5">
            <text:p>66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01-12T22:00:00">
            <text:p>Sun Jan 12 22:00:00 2020</text:p>
          </table:table-cell>
          <table:table-cell office:value-type="float" office:value="476.0">
            <text:p>476.0</text:p>
          </table:table-cell>
          <table:table-cell office:value-type="float" office:value="25.3333">
            <text:p>25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1-12T23:00:00">
            <text:p>Sun Jan 12 23:00:00 2020</text:p>
          </table:table-cell>
          <table:table-cell office:value-type="float" office:value="386.3333">
            <text:p>386.3333</text:p>
          </table:table-cell>
          <table:table-cell office:value-type="float" office:value="14.8333">
            <text:p>14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1-13T07:00:00">
            <text:p>Mon Jan 13 07:00:00 2020</text:p>
          </table:table-cell>
          <table:table-cell office:value-type="float" office:value="477.0">
            <text:p>477.0</text:p>
          </table:table-cell>
          <table:table-cell office:value-type="float" office:value="31.3333">
            <text:p>31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13T08:00:00">
            <text:p>Mon Jan 13 08:00:00 2020</text:p>
          </table:table-cell>
          <table:table-cell office:value-type="float" office:value="487.6667">
            <text:p>487.6667</text:p>
          </table:table-cell>
          <table:table-cell office:value-type="float" office:value="41.1667">
            <text:p>41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01-13T09:00:00">
            <text:p>Mon Jan 13 09:00:00 2020</text:p>
          </table:table-cell>
          <table:table-cell office:value-type="float" office:value="846.8333">
            <text:p>846.8333</text:p>
          </table:table-cell>
          <table:table-cell office:value-type="float" office:value="69.5">
            <text:p>69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13T10:00:00">
            <text:p>Mon Jan 13 10:00:00 2020</text:p>
          </table:table-cell>
          <table:table-cell office:value-type="float" office:value="930.0">
            <text:p>930.0</text:p>
          </table:table-cell>
          <table:table-cell office:value-type="float" office:value="72.5">
            <text:p>72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0-01-13T20:00:00">
            <text:p>Mon Jan 13 20:00:00 2020</text:p>
          </table:table-cell>
          <table:table-cell office:value-type="float" office:value="905.6667">
            <text:p>905.6667</text:p>
          </table:table-cell>
          <table:table-cell office:value-type="float" office:value="89.8333">
            <text:p>89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01-13T21:00:00">
            <text:p>Mon Jan 13 21:00:00 2020</text:p>
          </table:table-cell>
          <table:table-cell office:value-type="float" office:value="856.1667">
            <text:p>856.1667</text:p>
          </table:table-cell>
          <table:table-cell office:value-type="float" office:value="83.5">
            <text:p>83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13T23:00:00">
            <text:p>Mon Jan 13 23:00:00 2020</text:p>
          </table:table-cell>
          <table:table-cell office:value-type="float" office:value="676.8333">
            <text:p>676.8333</text:p>
          </table:table-cell>
          <table:table-cell office:value-type="float" office:value="54.5">
            <text:p>54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1-14T00:00:00">
            <text:p>Tue Jan 14 00:00:00 2020</text:p>
          </table:table-cell>
          <table:table-cell office:value-type="float" office:value="584.8333">
            <text:p>584.8333</text:p>
          </table:table-cell>
          <table:table-cell office:value-type="float" office:value="43.6667">
            <text:p>43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01-14T01:00:00">
            <text:p>Tue Jan 14 01:00:00 2020</text:p>
          </table:table-cell>
          <table:table-cell office:value-type="float" office:value="470.5">
            <text:p>470.5</text:p>
          </table:table-cell>
          <table:table-cell office:value-type="float" office:value="21.3333">
            <text:p>21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1-14T02:00:00">
            <text:p>Tue Jan 14 02:00:00 2020</text:p>
          </table:table-cell>
          <table:table-cell office:value-type="float" office:value="401.6667">
            <text:p>401.6667</text:p>
          </table:table-cell>
          <table:table-cell office:value-type="float" office:value="16.8333">
            <text:p>16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0-01-14T03:00:00">
            <text:p>Tue Jan 14 03:00:00 2020</text:p>
          </table:table-cell>
          <table:table-cell office:value-type="float" office:value="367.3333">
            <text:p>367.3333</text:p>
          </table:table-cell>
          <table:table-cell office:value-type="float" office:value="13.6667">
            <text:p>13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1-14T05:00:00">
            <text:p>Tue Jan 14 05:00:00 2020</text:p>
          </table:table-cell>
          <table:table-cell office:value-type="float" office:value="387.0">
            <text:p>387.0</text:p>
          </table:table-cell>
          <table:table-cell office:value-type="float" office:value="16.1667">
            <text:p>16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01-14T06:00:00">
            <text:p>Tue Jan 14 06:00:00 2020</text:p>
          </table:table-cell>
          <table:table-cell office:value-type="float" office:value="420.5">
            <text:p>420.5</text:p>
          </table:table-cell>
          <table:table-cell office:value-type="float" office:value="23.1667">
            <text:p>23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01-14T07:00:00">
            <text:p>Tue Jan 14 07:00:00 2020</text:p>
          </table:table-cell>
          <table:table-cell office:value-type="float" office:value="399.8333">
            <text:p>399.8333</text:p>
          </table:table-cell>
          <table:table-cell office:value-type="float" office:value="26.1667">
            <text:p>26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1-14T09:00:00">
            <text:p>Tue Jan 14 09:00:00 2020</text:p>
          </table:table-cell>
          <table:table-cell office:value-type="float" office:value="735.1667">
            <text:p>735.1667</text:p>
          </table:table-cell>
          <table:table-cell office:value-type="float" office:value="69.3333">
            <text:p>69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01-14T10:00:00">
            <text:p>Tue Jan 14 10:00:00 2020</text:p>
          </table:table-cell>
          <table:table-cell office:value-type="float" office:value="1098.3333">
            <text:p>1098.3333</text:p>
          </table:table-cell>
          <table:table-cell office:value-type="float" office:value="85.8333">
            <text:p>85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14T19:00:00">
            <text:p>Tue Jan 14 19:00:00 2020</text:p>
          </table:table-cell>
          <table:table-cell office:value-type="float" office:value="537.3333">
            <text:p>537.3333</text:p>
          </table:table-cell>
          <table:table-cell office:value-type="float" office:value="73.5">
            <text:p>73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01-14T20:00:00">
            <text:p>Tue Jan 14 20:00:00 2020</text:p>
          </table:table-cell>
          <table:table-cell office:value-type="float" office:value="523.1667">
            <text:p>523.1667</text:p>
          </table:table-cell>
          <table:table-cell office:value-type="float" office:value="38.8333">
            <text:p>38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1-14T21:00:00">
            <text:p>Tue Jan 14 21:00:00 2020</text:p>
          </table:table-cell>
          <table:table-cell office:value-type="float" office:value="634.1667">
            <text:p>634.1667</text:p>
          </table:table-cell>
          <table:table-cell office:value-type="float" office:value="56.6667">
            <text:p>56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1-14T22:00:00">
            <text:p>Tue Jan 14 22:00:00 2020</text:p>
          </table:table-cell>
          <table:table-cell office:value-type="float" office:value="774.3333">
            <text:p>774.3333</text:p>
          </table:table-cell>
          <table:table-cell office:value-type="float" office:value="79.1667">
            <text:p>79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01-14T23:00:00">
            <text:p>Tue Jan 14 23:00:00 2020</text:p>
          </table:table-cell>
          <table:table-cell office:value-type="float" office:value="618.1667">
            <text:p>618.1667</text:p>
          </table:table-cell>
          <table:table-cell office:value-type="float" office:value="69.3333">
            <text:p>69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01-15T00:00:00">
            <text:p>Wed Jan 15 00:00:00 2020</text:p>
          </table:table-cell>
          <table:table-cell office:value-type="float" office:value="761.6667">
            <text:p>761.6667</text:p>
          </table:table-cell>
          <table:table-cell office:value-type="float" office:value="73.1667">
            <text:p>73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15T01:00:00">
            <text:p>Wed Jan 15 01:00:00 2020</text:p>
          </table:table-cell>
          <table:table-cell office:value-type="float" office:value="687.3333">
            <text:p>687.3333</text:p>
          </table:table-cell>
          <table:table-cell office:value-type="float" office:value="50.1667">
            <text:p>50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1-15T02:00:00">
            <text:p>Wed Jan 15 02:00:00 2020</text:p>
          </table:table-cell>
          <table:table-cell office:value-type="float" office:value="442.1667">
            <text:p>442.1667</text:p>
          </table:table-cell>
          <table:table-cell office:value-type="float" office:value="17.3333">
            <text:p>17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1-15T09:00:00">
            <text:p>Wed Jan 15 09:00:00 2020</text:p>
          </table:table-cell>
          <table:table-cell office:value-type="float" office:value="627.6667">
            <text:p>627.6667</text:p>
          </table:table-cell>
          <table:table-cell office:value-type="float" office:value="68.0">
            <text:p>68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15T10:00:00">
            <text:p>Wed Jan 15 10:00:00 2020</text:p>
          </table:table-cell>
          <table:table-cell office:value-type="float" office:value="819.0">
            <text:p>819.0</text:p>
          </table:table-cell>
          <table:table-cell office:value-type="float" office:value="69.1667">
            <text:p>69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15T11:00:00">
            <text:p>Wed Jan 15 11:00:00 2020</text:p>
          </table:table-cell>
          <table:table-cell office:value-type="float" office:value="613.8333">
            <text:p>613.8333</text:p>
          </table:table-cell>
          <table:table-cell office:value-type="float" office:value="53.3333">
            <text:p>53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0-01-15T19:00:00">
            <text:p>Wed Jan 15 19:00:00 2020</text:p>
          </table:table-cell>
          <table:table-cell office:value-type="float" office:value="881.8333">
            <text:p>881.8333</text:p>
          </table:table-cell>
          <table:table-cell office:value-type="float" office:value="89.6667">
            <text:p>89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01-15T20:00:00">
            <text:p>Wed Jan 15 20:00:00 2020</text:p>
          </table:table-cell>
          <table:table-cell office:value-type="float" office:value="1070.8333">
            <text:p>1070.8333</text:p>
          </table:table-cell>
          <table:table-cell office:value-type="float" office:value="91.6667">
            <text:p>91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01-15T21:00:00">
            <text:p>Wed Jan 15 21:00:00 2020</text:p>
          </table:table-cell>
          <table:table-cell office:value-type="float" office:value="800.0">
            <text:p>800.0</text:p>
          </table:table-cell>
          <table:table-cell office:value-type="float" office:value="70.6667">
            <text:p>70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01-15T22:00:00">
            <text:p>Wed Jan 15 22:00:00 2020</text:p>
          </table:table-cell>
          <table:table-cell office:value-type="float" office:value="588.6667">
            <text:p>588.6667</text:p>
          </table:table-cell>
          <table:table-cell office:value-type="float" office:value="45.3333">
            <text:p>45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1-15T23:00:00">
            <text:p>Wed Jan 15 23:00:00 2020</text:p>
          </table:table-cell>
          <table:table-cell office:value-type="float" office:value="711.3333">
            <text:p>711.3333</text:p>
          </table:table-cell>
          <table:table-cell office:value-type="float" office:value="58.8333">
            <text:p>58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16T00:00:00">
            <text:p>Thu Jan 16 00:00:00 2020</text:p>
          </table:table-cell>
          <table:table-cell office:value-type="float" office:value="726.6667">
            <text:p>726.6667</text:p>
          </table:table-cell>
          <table:table-cell office:value-type="float" office:value="52.3333">
            <text:p>52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01-16T06:00:00">
            <text:p>Thu Jan 16 06:00:00 2020</text:p>
          </table:table-cell>
          <table:table-cell office:value-type="float" office:value="436.8333">
            <text:p>436.8333</text:p>
          </table:table-cell>
          <table:table-cell office:value-type="float" office:value="22.6667">
            <text:p>22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01-16T07:00:00">
            <text:p>Thu Jan 16 07:00:00 2020</text:p>
          </table:table-cell>
          <table:table-cell office:value-type="float" office:value="453.8333">
            <text:p>453.8333</text:p>
          </table:table-cell>
          <table:table-cell office:value-type="float" office:value="32.6667">
            <text:p>32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1-16T08:00:00">
            <text:p>Thu Jan 16 08:00:00 2020</text:p>
          </table:table-cell>
          <table:table-cell office:value-type="float" office:value="562.6667">
            <text:p>562.6667</text:p>
          </table:table-cell>
          <table:table-cell office:value-type="float" office:value="55.0">
            <text:p>55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16T09:00:00">
            <text:p>Thu Jan 16 09:00:00 2020</text:p>
          </table:table-cell>
          <table:table-cell office:value-type="float" office:value="598.6667">
            <text:p>598.6667</text:p>
          </table:table-cell>
          <table:table-cell office:value-type="float" office:value="61.0">
            <text:p>61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01-16T10:00:00">
            <text:p>Thu Jan 16 10:00:00 2020</text:p>
          </table:table-cell>
          <table:table-cell office:value-type="float" office:value="915.8333">
            <text:p>915.8333</text:p>
          </table:table-cell>
          <table:table-cell office:value-type="float" office:value="79.0">
            <text:p>79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01-16T11:00:00">
            <text:p>Thu Jan 16 11:00:00 2020</text:p>
          </table:table-cell>
          <table:table-cell office:value-type="float" office:value="597.8333">
            <text:p>597.8333</text:p>
          </table:table-cell>
          <table:table-cell office:value-type="float" office:value="55.6667">
            <text:p>55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1-16T19:00:00">
            <text:p>Thu Jan 16 19:00:00 2020</text:p>
          </table:table-cell>
          <table:table-cell office:value-type="float" office:value="663.3333">
            <text:p>663.3333</text:p>
          </table:table-cell>
          <table:table-cell office:value-type="float" office:value="83.1667">
            <text:p>83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1-16T20:00:00">
            <text:p>Thu Jan 16 20:00:00 2020</text:p>
          </table:table-cell>
          <table:table-cell office:value-type="float" office:value="870.6667">
            <text:p>870.6667</text:p>
          </table:table-cell>
          <table:table-cell office:value-type="float" office:value="89.8333">
            <text:p>89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1-16T21:00:00">
            <text:p>Thu Jan 16 21:00:00 2020</text:p>
          </table:table-cell>
          <table:table-cell office:value-type="float" office:value="759.0">
            <text:p>759.0</text:p>
          </table:table-cell>
          <table:table-cell office:value-type="float" office:value="64.0">
            <text:p>64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1-16T22:00:00">
            <text:p>Thu Jan 16 22:00:00 2020</text:p>
          </table:table-cell>
          <table:table-cell office:value-type="float" office:value="976.5">
            <text:p>976.5</text:p>
          </table:table-cell>
          <table:table-cell office:value-type="float" office:value="83.6667">
            <text:p>83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01-16T23:00:00">
            <text:p>Thu Jan 16 23:00:00 2020</text:p>
          </table:table-cell>
          <table:table-cell office:value-type="float" office:value="782.6667">
            <text:p>782.6667</text:p>
          </table:table-cell>
          <table:table-cell office:value-type="float" office:value="34.1667">
            <text:p>34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1-17T00:00:00">
            <text:p>Fri Jan 17 00:00:00 2020</text:p>
          </table:table-cell>
          <table:table-cell office:value-type="float" office:value="571.5">
            <text:p>571.5</text:p>
          </table:table-cell>
          <table:table-cell office:value-type="float" office:value="28.1667">
            <text:p>28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01-17T01:00:00">
            <text:p>Fri Jan 17 01:00:00 2020</text:p>
          </table:table-cell>
          <table:table-cell office:value-type="float" office:value="591.5">
            <text:p>591.5</text:p>
          </table:table-cell>
          <table:table-cell office:value-type="float" office:value="29.0">
            <text:p>29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0-01-17T02:00:00">
            <text:p>Fri Jan 17 02:00:00 2020</text:p>
          </table:table-cell>
          <table:table-cell office:value-type="float" office:value="485.1667">
            <text:p>485.1667</text:p>
          </table:table-cell>
          <table:table-cell office:value-type="float" office:value="12.5">
            <text:p>12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1-17T03:00:00">
            <text:p>Fri Jan 17 03:00:00 2020</text:p>
          </table:table-cell>
          <table:table-cell office:value-type="float" office:value="525.2">
            <text:p>525.2</text:p>
          </table:table-cell>
          <table:table-cell office:value-type="float" office:value="13.4">
            <text:p>13.4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1-17T04:00:00">
            <text:p>Fri Jan 17 04:00:00 2020</text:p>
          </table:table-cell>
          <table:table-cell office:value-type="float" office:value="554.8333">
            <text:p>554.8333</text:p>
          </table:table-cell>
          <table:table-cell office:value-type="float" office:value="11.6667">
            <text:p>11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0-01-17T06:00:00">
            <text:p>Fri Jan 17 06:00:00 2020</text:p>
          </table:table-cell>
          <table:table-cell office:value-type="float" office:value="455.6667">
            <text:p>455.6667</text:p>
          </table:table-cell>
          <table:table-cell office:value-type="float" office:value="15.6667">
            <text:p>15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1-17T07:00:00">
            <text:p>Fri Jan 17 07:00:00 2020</text:p>
          </table:table-cell>
          <table:table-cell office:value-type="float" office:value="513.1667">
            <text:p>513.1667</text:p>
          </table:table-cell>
          <table:table-cell office:value-type="float" office:value="23.0">
            <text:p>23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1-17T08:00:00">
            <text:p>Fri Jan 17 08:00:00 2020</text:p>
          </table:table-cell>
          <table:table-cell office:value-type="float" office:value="734.8333">
            <text:p>734.8333</text:p>
          </table:table-cell>
          <table:table-cell office:value-type="float" office:value="55.8333">
            <text:p>55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01-17T09:00:00">
            <text:p>Fri Jan 17 09:00:00 2020</text:p>
          </table:table-cell>
          <table:table-cell office:value-type="float" office:value="1151.1667">
            <text:p>1151.1667</text:p>
          </table:table-cell>
          <table:table-cell office:value-type="float" office:value="80.8333">
            <text:p>80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17T10:00:00">
            <text:p>Fri Jan 17 10:00:00 2020</text:p>
          </table:table-cell>
          <table:table-cell office:value-type="float" office:value="760.8333">
            <text:p>760.8333</text:p>
          </table:table-cell>
          <table:table-cell office:value-type="float" office:value="68.1667">
            <text:p>68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01-17T11:00:00">
            <text:p>Fri Jan 17 11:00:00 2020</text:p>
          </table:table-cell>
          <table:table-cell office:value-type="float" office:value="983.6667">
            <text:p>983.6667</text:p>
          </table:table-cell>
          <table:table-cell office:value-type="float" office:value="85.3333">
            <text:p>85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01-17T12:00:00">
            <text:p>Fri Jan 17 12:00:00 2020</text:p>
          </table:table-cell>
          <table:table-cell office:value-type="float" office:value="770.1667">
            <text:p>770.1667</text:p>
          </table:table-cell>
          <table:table-cell office:value-type="float" office:value="59.5">
            <text:p>59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01-17T19:00:00">
            <text:p>Fri Jan 17 19:00:00 2020</text:p>
          </table:table-cell>
          <table:table-cell office:value-type="float" office:value="751.3333">
            <text:p>751.3333</text:p>
          </table:table-cell>
          <table:table-cell office:value-type="float" office:value="80.5">
            <text:p>80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0-01-17T20:00:00">
            <text:p>Fri Jan 17 20:00:00 2020</text:p>
          </table:table-cell>
          <table:table-cell office:value-type="float" office:value="1395.0">
            <text:p>1395.0</text:p>
          </table:table-cell>
          <table:table-cell office:value-type="float" office:value="105.5">
            <text:p>105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1-17T21:00:00">
            <text:p>Fri Jan 17 21:00:00 2020</text:p>
          </table:table-cell>
          <table:table-cell office:value-type="float" office:value="1596.1667">
            <text:p>1596.1667</text:p>
          </table:table-cell>
          <table:table-cell office:value-type="float" office:value="111.6667">
            <text:p>111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1-17T22:00:00">
            <text:p>Fri Jan 17 22:00:00 2020</text:p>
          </table:table-cell>
          <table:table-cell office:value-type="float" office:value="1172.8333">
            <text:p>1172.8333</text:p>
          </table:table-cell>
          <table:table-cell office:value-type="float" office:value="83.1667">
            <text:p>83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1-17T23:00:00">
            <text:p>Fri Jan 17 23:00:00 2020</text:p>
          </table:table-cell>
          <table:table-cell office:value-type="float" office:value="754.1667">
            <text:p>754.1667</text:p>
          </table:table-cell>
          <table:table-cell office:value-type="float" office:value="52.6667">
            <text:p>52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01-18T00:00:00">
            <text:p>Sat Jan 18 00:00:00 2020</text:p>
          </table:table-cell>
          <table:table-cell office:value-type="float" office:value="690.0">
            <text:p>690.0</text:p>
          </table:table-cell>
          <table:table-cell office:value-type="float" office:value="37.5">
            <text:p>37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1-18T04:00:00">
            <text:p>Sat Jan 18 04:00:00 2020</text:p>
          </table:table-cell>
          <table:table-cell office:value-type="float" office:value="562.8333">
            <text:p>562.8333</text:p>
          </table:table-cell>
          <table:table-cell office:value-type="float" office:value="18.1667">
            <text:p>18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01-18T05:00:00">
            <text:p>Sat Jan 18 05:00:00 2020</text:p>
          </table:table-cell>
          <table:table-cell office:value-type="float" office:value="506.5">
            <text:p>506.5</text:p>
          </table:table-cell>
          <table:table-cell office:value-type="float" office:value="11.0">
            <text:p>11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1-18T06:00:00">
            <text:p>Sat Jan 18 06:00:00 2020</text:p>
          </table:table-cell>
          <table:table-cell office:value-type="float" office:value="471.0">
            <text:p>471.0</text:p>
          </table:table-cell>
          <table:table-cell office:value-type="float" office:value="10.6667">
            <text:p>10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1-18T07:00:00">
            <text:p>Sat Jan 18 07:00:00 2020</text:p>
          </table:table-cell>
          <table:table-cell office:value-type="float" office:value="454.3333">
            <text:p>454.3333</text:p>
          </table:table-cell>
          <table:table-cell office:value-type="float" office:value="12.6667">
            <text:p>12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1-18T08:00:00">
            <text:p>Sat Jan 18 08:00:00 2020</text:p>
          </table:table-cell>
          <table:table-cell office:value-type="float" office:value="444.1667">
            <text:p>444.1667</text:p>
          </table:table-cell>
          <table:table-cell office:value-type="float" office:value="12.1667">
            <text:p>12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01-18T09:00:00">
            <text:p>Sat Jan 18 09:00:00 2020</text:p>
          </table:table-cell>
          <table:table-cell office:value-type="float" office:value="494.0">
            <text:p>494.0</text:p>
          </table:table-cell>
          <table:table-cell office:value-type="float" office:value="19.1667">
            <text:p>19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1-18T10:00:00">
            <text:p>Sat Jan 18 10:00:00 2020</text:p>
          </table:table-cell>
          <table:table-cell office:value-type="float" office:value="549.1667">
            <text:p>549.1667</text:p>
          </table:table-cell>
          <table:table-cell office:value-type="float" office:value="26.8333">
            <text:p>26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01-18T14:00:00">
            <text:p>Sat Jan 18 14:00:00 2020</text:p>
          </table:table-cell>
          <table:table-cell office:value-type="float" office:value="652.5">
            <text:p>652.5</text:p>
          </table:table-cell>
          <table:table-cell office:value-type="float" office:value="40.6667">
            <text:p>40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01-18T15:00:00">
            <text:p>Sat Jan 18 15:00:00 2020</text:p>
          </table:table-cell>
          <table:table-cell office:value-type="float" office:value="630.8333">
            <text:p>630.8333</text:p>
          </table:table-cell>
          <table:table-cell office:value-type="float" office:value="31.0">
            <text:p>31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01-18T16:00:00">
            <text:p>Sat Jan 18 16:00:00 2020</text:p>
          </table:table-cell>
          <table:table-cell office:value-type="float" office:value="541.8333">
            <text:p>541.8333</text:p>
          </table:table-cell>
          <table:table-cell office:value-type="float" office:value="18.6667">
            <text:p>18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1-18T17:00:00">
            <text:p>Sat Jan 18 17:00:00 2020</text:p>
          </table:table-cell>
          <table:table-cell office:value-type="float" office:value="520.8333">
            <text:p>520.8333</text:p>
          </table:table-cell>
          <table:table-cell office:value-type="float" office:value="15.0">
            <text:p>15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1-18T18:00:00">
            <text:p>Sat Jan 18 18:00:00 2020</text:p>
          </table:table-cell>
          <table:table-cell office:value-type="float" office:value="506.6667">
            <text:p>506.6667</text:p>
          </table:table-cell>
          <table:table-cell office:value-type="float" office:value="14.5">
            <text:p>14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0-01-18T19:00:00">
            <text:p>Sat Jan 18 19:00:00 2020</text:p>
          </table:table-cell>
          <table:table-cell office:value-type="float" office:value="543.3333">
            <text:p>543.3333</text:p>
          </table:table-cell>
          <table:table-cell office:value-type="float" office:value="19.6667">
            <text:p>19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1-18T20:00:00">
            <text:p>Sat Jan 18 20:00:00 2020</text:p>
          </table:table-cell>
          <table:table-cell office:value-type="float" office:value="632.1667">
            <text:p>632.1667</text:p>
          </table:table-cell>
          <table:table-cell office:value-type="float" office:value="28.0">
            <text:p>28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18T21:00:00">
            <text:p>Sat Jan 18 21:00:00 2020</text:p>
          </table:table-cell>
          <table:table-cell office:value-type="float" office:value="636.6667">
            <text:p>636.6667</text:p>
          </table:table-cell>
          <table:table-cell office:value-type="float" office:value="29.3333">
            <text:p>29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18T22:00:00">
            <text:p>Sat Jan 18 22:00:00 2020</text:p>
          </table:table-cell>
          <table:table-cell office:value-type="float" office:value="687.0">
            <text:p>687.0</text:p>
          </table:table-cell>
          <table:table-cell office:value-type="float" office:value="19.6667">
            <text:p>19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01-18T23:00:00">
            <text:p>Sat Jan 18 23:00:00 2020</text:p>
          </table:table-cell>
          <table:table-cell office:value-type="float" office:value="832.5">
            <text:p>832.5</text:p>
          </table:table-cell>
          <table:table-cell office:value-type="float" office:value="24.0">
            <text:p>24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1-21T22:00:00">
            <text:p>Tue Jan 21 22:00:00 2020</text:p>
          </table:table-cell>
          <table:table-cell office:value-type="float" office:value="550.5">
            <text:p>550.5</text:p>
          </table:table-cell>
          <table:table-cell office:value-type="float" office:value="20.1667">
            <text:p>20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1-23T22:00:00">
            <text:p>Thu Jan 23 22:00:00 2020</text:p>
          </table:table-cell>
          <table:table-cell office:value-type="float" office:value="710.5">
            <text:p>710.5</text:p>
          </table:table-cell>
          <table:table-cell office:value-type="float" office:value="48.8333">
            <text:p>48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1-23T23:00:00">
            <text:p>Thu Jan 23 23:00:00 2020</text:p>
          </table:table-cell>
          <table:table-cell office:value-type="float" office:value="832.1667">
            <text:p>832.1667</text:p>
          </table:table-cell>
          <table:table-cell office:value-type="float" office:value="50.8333">
            <text:p>50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0-01-24T19:00:00">
            <text:p>Fri Jan 24 19:00:00 2020</text:p>
          </table:table-cell>
          <table:table-cell office:value-type="float" office:value="659.0">
            <text:p>659.0</text:p>
          </table:table-cell>
          <table:table-cell office:value-type="float" office:value="56.3333">
            <text:p>56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1-24T20:00:00">
            <text:p>Fri Jan 24 20:00:00 2020</text:p>
          </table:table-cell>
          <table:table-cell office:value-type="float" office:value="771.8333">
            <text:p>771.8333</text:p>
          </table:table-cell>
          <table:table-cell office:value-type="float" office:value="73.1667">
            <text:p>73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24T21:00:00">
            <text:p>Fri Jan 24 21:00:00 2020</text:p>
          </table:table-cell>
          <table:table-cell office:value-type="float" office:value="1070.6667">
            <text:p>1070.6667</text:p>
          </table:table-cell>
          <table:table-cell office:value-type="float" office:value="81.0">
            <text:p>81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24T22:00:00">
            <text:p>Fri Jan 24 22:00:00 2020</text:p>
          </table:table-cell>
          <table:table-cell office:value-type="float" office:value="906.0">
            <text:p>906.0</text:p>
          </table:table-cell>
          <table:table-cell office:value-type="float" office:value="67.0">
            <text:p>67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0-01-24T23:00:00">
            <text:p>Fri Jan 24 23:00:00 2020</text:p>
          </table:table-cell>
          <table:table-cell office:value-type="float" office:value="945.5">
            <text:p>945.5</text:p>
          </table:table-cell>
          <table:table-cell office:value-type="float" office:value="73.8333">
            <text:p>73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25T00:00:00">
            <text:p>Sat Jan 25 00:00:00 2020</text:p>
          </table:table-cell>
          <table:table-cell office:value-type="float" office:value="746.5">
            <text:p>746.5</text:p>
          </table:table-cell>
          <table:table-cell office:value-type="float" office:value="52.3333">
            <text:p>52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01-25T01:00:00">
            <text:p>Sat Jan 25 01:00:00 2020</text:p>
          </table:table-cell>
          <table:table-cell office:value-type="float" office:value="598.0">
            <text:p>598.0</text:p>
          </table:table-cell>
          <table:table-cell office:value-type="float" office:value="23.5">
            <text:p>23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1-25T02:00:00">
            <text:p>Sat Jan 25 02:00:00 2020</text:p>
          </table:table-cell>
          <table:table-cell office:value-type="float" office:value="527.6667">
            <text:p>527.6667</text:p>
          </table:table-cell>
          <table:table-cell office:value-type="float" office:value="11.0">
            <text:p>11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01-26T19:00:00">
            <text:p>Sun Jan 26 19:00:00 2020</text:p>
          </table:table-cell>
          <table:table-cell office:value-type="float" office:value="621.1667">
            <text:p>621.1667</text:p>
          </table:table-cell>
          <table:table-cell office:value-type="float" office:value="34.6667">
            <text:p>34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0-01-26T20:00:00">
            <text:p>Sun Jan 26 20:00:00 2020</text:p>
          </table:table-cell>
          <table:table-cell office:value-type="float" office:value="621.0">
            <text:p>621.0</text:p>
          </table:table-cell>
          <table:table-cell office:value-type="float" office:value="33.0">
            <text:p>33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0-01-26T21:00:00">
            <text:p>Sun Jan 26 21:00:00 2020</text:p>
          </table:table-cell>
          <table:table-cell office:value-type="float" office:value="696.1667">
            <text:p>696.1667</text:p>
          </table:table-cell>
          <table:table-cell office:value-type="float" office:value="46.5">
            <text:p>46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01-26T22:00:00">
            <text:p>Sun Jan 26 22:00:00 2020</text:p>
          </table:table-cell>
          <table:table-cell office:value-type="float" office:value="757.3333">
            <text:p>757.3333</text:p>
          </table:table-cell>
          <table:table-cell office:value-type="float" office:value="49.3333">
            <text:p>49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1-26T23:00:00">
            <text:p>Sun Jan 26 23:00:00 2020</text:p>
          </table:table-cell>
          <table:table-cell office:value-type="float" office:value="1106.6667">
            <text:p>1106.6667</text:p>
          </table:table-cell>
          <table:table-cell office:value-type="float" office:value="62.3333">
            <text:p>62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27T00:00:00">
            <text:p>Mon Jan 27 00:00:00 2020</text:p>
          </table:table-cell>
          <table:table-cell office:value-type="float" office:value="1310.6667">
            <text:p>1310.6667</text:p>
          </table:table-cell>
          <table:table-cell office:value-type="float" office:value="62.1667">
            <text:p>62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1-27T01:00:00">
            <text:p>Mon Jan 27 01:00:00 2020</text:p>
          </table:table-cell>
          <table:table-cell office:value-type="float" office:value="967.0">
            <text:p>967.0</text:p>
          </table:table-cell>
          <table:table-cell office:value-type="float" office:value="45.8333">
            <text:p>45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1-27T02:00:00">
            <text:p>Mon Jan 27 02:00:00 2020</text:p>
          </table:table-cell>
          <table:table-cell office:value-type="float" office:value="808.3333">
            <text:p>808.3333</text:p>
          </table:table-cell>
          <table:table-cell office:value-type="float" office:value="37.1667">
            <text:p>37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1-27T18:00:00">
            <text:p>Mon Jan 27 18:00:00 2020</text:p>
          </table:table-cell>
          <table:table-cell office:value-type="float" office:value="608.1667">
            <text:p>608.1667</text:p>
          </table:table-cell>
          <table:table-cell office:value-type="float" office:value="22.6667">
            <text:p>22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1-27T19:00:00">
            <text:p>Mon Jan 27 19:00:00 2020</text:p>
          </table:table-cell>
          <table:table-cell office:value-type="float" office:value="643.8333">
            <text:p>643.8333</text:p>
          </table:table-cell>
          <table:table-cell office:value-type="float" office:value="33.5">
            <text:p>33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1-27T20:00:00">
            <text:p>Mon Jan 27 20:00:00 2020</text:p>
          </table:table-cell>
          <table:table-cell office:value-type="float" office:value="920.8333">
            <text:p>920.8333</text:p>
          </table:table-cell>
          <table:table-cell office:value-type="float" office:value="67.5">
            <text:p>67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1-27T21:00:00">
            <text:p>Mon Jan 27 21:00:00 2020</text:p>
          </table:table-cell>
          <table:table-cell office:value-type="float" office:value="1097.3333">
            <text:p>1097.3333</text:p>
          </table:table-cell>
          <table:table-cell office:value-type="float" office:value="87.0">
            <text:p>87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01-27T22:00:00">
            <text:p>Mon Jan 27 22:00:00 2020</text:p>
          </table:table-cell>
          <table:table-cell office:value-type="float" office:value="1183.6667">
            <text:p>1183.6667</text:p>
          </table:table-cell>
          <table:table-cell office:value-type="float" office:value="77.6667">
            <text:p>77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27T23:00:00">
            <text:p>Mon Jan 27 23:00:00 2020</text:p>
          </table:table-cell>
          <table:table-cell office:value-type="float" office:value="1132.5">
            <text:p>1132.5</text:p>
          </table:table-cell>
          <table:table-cell office:value-type="float" office:value="72.3333">
            <text:p>72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1-28T00:00:00">
            <text:p>Tue Jan 28 00:00:00 2020</text:p>
          </table:table-cell>
          <table:table-cell office:value-type="float" office:value="885.8333">
            <text:p>885.8333</text:p>
          </table:table-cell>
          <table:table-cell office:value-type="float" office:value="62.1667">
            <text:p>62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28T01:00:00">
            <text:p>Tue Jan 28 01:00:00 2020</text:p>
          </table:table-cell>
          <table:table-cell office:value-type="float" office:value="704.5">
            <text:p>704.5</text:p>
          </table:table-cell>
          <table:table-cell office:value-type="float" office:value="34.3333">
            <text:p>34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1-28T02:00:00">
            <text:p>Tue Jan 28 02:00:00 2020</text:p>
          </table:table-cell>
          <table:table-cell office:value-type="float" office:value="649.5">
            <text:p>649.5</text:p>
          </table:table-cell>
          <table:table-cell office:value-type="float" office:value="18.1667">
            <text:p>18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1-28T03:00:00">
            <text:p>Tue Jan 28 03:00:00 2020</text:p>
          </table:table-cell>
          <table:table-cell office:value-type="float" office:value="634.0">
            <text:p>634.0</text:p>
          </table:table-cell>
          <table:table-cell office:value-type="float" office:value="12.8333">
            <text:p>12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01-28T04:00:00">
            <text:p>Tue Jan 28 04:00:00 2020</text:p>
          </table:table-cell>
          <table:table-cell office:value-type="float" office:value="589.8333">
            <text:p>589.8333</text:p>
          </table:table-cell>
          <table:table-cell office:value-type="float" office:value="7.6667">
            <text:p>7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01-28T05:00:00">
            <text:p>Tue Jan 28 05:00:00 2020</text:p>
          </table:table-cell>
          <table:table-cell office:value-type="float" office:value="620.6667">
            <text:p>620.6667</text:p>
          </table:table-cell>
          <table:table-cell office:value-type="float" office:value="13.3333">
            <text:p>13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1-28T19:00:00">
            <text:p>Tue Jan 28 19:00:00 2020</text:p>
          </table:table-cell>
          <table:table-cell office:value-type="float" office:value="679.0">
            <text:p>679.0</text:p>
          </table:table-cell>
          <table:table-cell office:value-type="float" office:value="32.3333">
            <text:p>32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1-28T20:00:00">
            <text:p>Tue Jan 28 20:00:00 2020</text:p>
          </table:table-cell>
          <table:table-cell office:value-type="float" office:value="690.3333">
            <text:p>690.3333</text:p>
          </table:table-cell>
          <table:table-cell office:value-type="float" office:value="39.3333">
            <text:p>39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01-28T21:00:00">
            <text:p>Tue Jan 28 21:00:00 2020</text:p>
          </table:table-cell>
          <table:table-cell office:value-type="float" office:value="718.0">
            <text:p>718.0</text:p>
          </table:table-cell>
          <table:table-cell office:value-type="float" office:value="25.3333">
            <text:p>25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01-28T22:00:00">
            <text:p>Tue Jan 28 22:00:00 2020</text:p>
          </table:table-cell>
          <table:table-cell office:value-type="float" office:value="762.6667">
            <text:p>762.6667</text:p>
          </table:table-cell>
          <table:table-cell office:value-type="float" office:value="42.6667">
            <text:p>42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01-28T23:00:00">
            <text:p>Tue Jan 28 23:00:00 2020</text:p>
          </table:table-cell>
          <table:table-cell office:value-type="float" office:value="723.5">
            <text:p>723.5</text:p>
          </table:table-cell>
          <table:table-cell office:value-type="float" office:value="35.5">
            <text:p>35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01-29T00:00:00">
            <text:p>Wed Jan 29 00:00:00 2020</text:p>
          </table:table-cell>
          <table:table-cell office:value-type="float" office:value="693.5">
            <text:p>693.5</text:p>
          </table:table-cell>
          <table:table-cell office:value-type="float" office:value="27.5">
            <text:p>27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1-29T01:00:00">
            <text:p>Wed Jan 29 01:00:00 2020</text:p>
          </table:table-cell>
          <table:table-cell office:value-type="float" office:value="703.8333">
            <text:p>703.8333</text:p>
          </table:table-cell>
          <table:table-cell office:value-type="float" office:value="22.5">
            <text:p>22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01-29T02:00:00">
            <text:p>Wed Jan 29 02:00:00 2020</text:p>
          </table:table-cell>
          <table:table-cell office:value-type="float" office:value="660.5">
            <text:p>660.5</text:p>
          </table:table-cell>
          <table:table-cell office:value-type="float" office:value="12.6667">
            <text:p>12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01-29T03:00:00">
            <text:p>Wed Jan 29 03:00:00 2020</text:p>
          </table:table-cell>
          <table:table-cell office:value-type="float" office:value="667.5">
            <text:p>667.5</text:p>
          </table:table-cell>
          <table:table-cell office:value-type="float" office:value="8.1667">
            <text:p>8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1-29T04:00:00">
            <text:p>Wed Jan 29 04:00:00 2020</text:p>
          </table:table-cell>
          <table:table-cell office:value-type="float" office:value="656.0">
            <text:p>656.0</text:p>
          </table:table-cell>
          <table:table-cell office:value-type="float" office:value="6.1667">
            <text:p>6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1-29T05:00:00">
            <text:p>Wed Jan 29 05:00:00 2020</text:p>
          </table:table-cell>
          <table:table-cell office:value-type="float" office:value="640.6667">
            <text:p>640.6667</text:p>
          </table:table-cell>
          <table:table-cell office:value-type="float" office:value="5.5">
            <text:p>5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01-29T06:00:00">
            <text:p>Wed Jan 29 06:00:00 2020</text:p>
          </table:table-cell>
          <table:table-cell office:value-type="float" office:value="626.0">
            <text:p>626.0</text:p>
          </table:table-cell>
          <table:table-cell office:value-type="float" office:value="4.8333">
            <text:p>4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1-29T07:00:00">
            <text:p>Wed Jan 29 07:00:00 2020</text:p>
          </table:table-cell>
          <table:table-cell office:value-type="float" office:value="654.5">
            <text:p>654.5</text:p>
          </table:table-cell>
          <table:table-cell office:value-type="float" office:value="17.6667">
            <text:p>17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1-29T08:00:00">
            <text:p>Wed Jan 29 08:00:00 2020</text:p>
          </table:table-cell>
          <table:table-cell office:value-type="float" office:value="663.0">
            <text:p>663.0</text:p>
          </table:table-cell>
          <table:table-cell office:value-type="float" office:value="27.6667">
            <text:p>27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01-29T09:00:00">
            <text:p>Wed Jan 29 09:00:00 2020</text:p>
          </table:table-cell>
          <table:table-cell office:value-type="float" office:value="911.3333">
            <text:p>911.3333</text:p>
          </table:table-cell>
          <table:table-cell office:value-type="float" office:value="50.8333">
            <text:p>50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01-29T10:00:00">
            <text:p>Wed Jan 29 10:00:00 2020</text:p>
          </table:table-cell>
          <table:table-cell office:value-type="float" office:value="754.8333">
            <text:p>754.8333</text:p>
          </table:table-cell>
          <table:table-cell office:value-type="float" office:value="38.3333">
            <text:p>38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1-29T18:00:00">
            <text:p>Wed Jan 29 18:00:00 2020</text:p>
          </table:table-cell>
          <table:table-cell office:value-type="float" office:value="700.5">
            <text:p>700.5</text:p>
          </table:table-cell>
          <table:table-cell office:value-type="float" office:value="22.8333">
            <text:p>22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01-29T20:00:00">
            <text:p>Wed Jan 29 20:00:00 2020</text:p>
          </table:table-cell>
          <table:table-cell office:value-type="float" office:value="906.0">
            <text:p>906.0</text:p>
          </table:table-cell>
          <table:table-cell office:value-type="float" office:value="72.1667">
            <text:p>72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1-29T21:00:00">
            <text:p>Wed Jan 29 21:00:00 2020</text:p>
          </table:table-cell>
          <table:table-cell office:value-type="float" office:value="937.6667">
            <text:p>937.6667</text:p>
          </table:table-cell>
          <table:table-cell office:value-type="float" office:value="62.5">
            <text:p>62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1-29T22:00:00">
            <text:p>Wed Jan 29 22:00:00 2020</text:p>
          </table:table-cell>
          <table:table-cell office:value-type="float" office:value="1065.3333">
            <text:p>1065.3333</text:p>
          </table:table-cell>
          <table:table-cell office:value-type="float" office:value="68.8333">
            <text:p>68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29T23:00:00">
            <text:p>Wed Jan 29 23:00:00 2020</text:p>
          </table:table-cell>
          <table:table-cell office:value-type="float" office:value="1289.8333">
            <text:p>1289.8333</text:p>
          </table:table-cell>
          <table:table-cell office:value-type="float" office:value="67.8333">
            <text:p>67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30T00:00:00">
            <text:p>Thu Jan 30 00:00:00 2020</text:p>
          </table:table-cell>
          <table:table-cell office:value-type="float" office:value="1078.0">
            <text:p>1078.0</text:p>
          </table:table-cell>
          <table:table-cell office:value-type="float" office:value="53.3333">
            <text:p>53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0-01-30T01:00:00">
            <text:p>Thu Jan 30 01:00:00 2020</text:p>
          </table:table-cell>
          <table:table-cell office:value-type="float" office:value="1024.0">
            <text:p>1024.0</text:p>
          </table:table-cell>
          <table:table-cell office:value-type="float" office:value="45.1667">
            <text:p>45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1-30T02:00:00">
            <text:p>Thu Jan 30 02:00:00 2020</text:p>
          </table:table-cell>
          <table:table-cell office:value-type="float" office:value="875.5">
            <text:p>875.5</text:p>
          </table:table-cell>
          <table:table-cell office:value-type="float" office:value="34.8333">
            <text:p>34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01-30T03:00:00">
            <text:p>Thu Jan 30 03:00:00 2020</text:p>
          </table:table-cell>
          <table:table-cell office:value-type="float" office:value="873.6667">
            <text:p>873.6667</text:p>
          </table:table-cell>
          <table:table-cell office:value-type="float" office:value="32.6667">
            <text:p>32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0-01-30T04:00:00">
            <text:p>Thu Jan 30 04:00:00 2020</text:p>
          </table:table-cell>
          <table:table-cell office:value-type="float" office:value="729.6667">
            <text:p>729.6667</text:p>
          </table:table-cell>
          <table:table-cell office:value-type="float" office:value="15.6667">
            <text:p>15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0-01-30T05:00:00">
            <text:p>Thu Jan 30 05:00:00 2020</text:p>
          </table:table-cell>
          <table:table-cell office:value-type="float" office:value="637.1667">
            <text:p>637.1667</text:p>
          </table:table-cell>
          <table:table-cell office:value-type="float" office:value="8.1667">
            <text:p>8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01-30T17:00:00">
            <text:p>Thu Jan 30 17:00:00 2020</text:p>
          </table:table-cell>
          <table:table-cell office:value-type="float" office:value="654.1667">
            <text:p>654.1667</text:p>
          </table:table-cell>
          <table:table-cell office:value-type="float" office:value="13.1667">
            <text:p>13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01-30T18:00:00">
            <text:p>Thu Jan 30 18:00:00 2020</text:p>
          </table:table-cell>
          <table:table-cell office:value-type="float" office:value="667.6667">
            <text:p>667.6667</text:p>
          </table:table-cell>
          <table:table-cell office:value-type="float" office:value="18.6667">
            <text:p>18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1-30T19:00:00">
            <text:p>Thu Jan 30 19:00:00 2020</text:p>
          </table:table-cell>
          <table:table-cell office:value-type="float" office:value="699.6667">
            <text:p>699.6667</text:p>
          </table:table-cell>
          <table:table-cell office:value-type="float" office:value="26.8333">
            <text:p>26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01-30T20:00:00">
            <text:p>Thu Jan 30 20:00:00 2020</text:p>
          </table:table-cell>
          <table:table-cell office:value-type="float" office:value="722.1667">
            <text:p>722.1667</text:p>
          </table:table-cell>
          <table:table-cell office:value-type="float" office:value="40.6667">
            <text:p>40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01-30T21:00:00">
            <text:p>Thu Jan 30 21:00:00 2020</text:p>
          </table:table-cell>
          <table:table-cell office:value-type="float" office:value="707.6667">
            <text:p>707.6667</text:p>
          </table:table-cell>
          <table:table-cell office:value-type="float" office:value="25.5">
            <text:p>25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1-30T22:00:00">
            <text:p>Thu Jan 30 22:00:00 2020</text:p>
          </table:table-cell>
          <table:table-cell office:value-type="float" office:value="740.8333">
            <text:p>740.8333</text:p>
          </table:table-cell>
          <table:table-cell office:value-type="float" office:value="33.8333">
            <text:p>33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1-30T23:00:00">
            <text:p>Thu Jan 30 23:00:00 2020</text:p>
          </table:table-cell>
          <table:table-cell office:value-type="float" office:value="761.1667">
            <text:p>761.1667</text:p>
          </table:table-cell>
          <table:table-cell office:value-type="float" office:value="25.6667">
            <text:p>25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01-31T00:00:00">
            <text:p>Fri Jan 31 00:00:00 2020</text:p>
          </table:table-cell>
          <table:table-cell office:value-type="float" office:value="785.6667">
            <text:p>785.6667</text:p>
          </table:table-cell>
          <table:table-cell office:value-type="float" office:value="32.5">
            <text:p>32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01-31T01:00:00">
            <text:p>Fri Jan 31 01:00:00 2020</text:p>
          </table:table-cell>
          <table:table-cell office:value-type="float" office:value="751.3333">
            <text:p>751.3333</text:p>
          </table:table-cell>
          <table:table-cell office:value-type="float" office:value="25.0">
            <text:p>25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1-31T02:00:00">
            <text:p>Fri Jan 31 02:00:00 2020</text:p>
          </table:table-cell>
          <table:table-cell office:value-type="float" office:value="724.3333">
            <text:p>724.3333</text:p>
          </table:table-cell>
          <table:table-cell office:value-type="float" office:value="13.6667">
            <text:p>13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01-31T03:00:00">
            <text:p>Fri Jan 31 03:00:00 2020</text:p>
          </table:table-cell>
          <table:table-cell office:value-type="float" office:value="712.8333">
            <text:p>712.8333</text:p>
          </table:table-cell>
          <table:table-cell office:value-type="float" office:value="13.1667">
            <text:p>13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31T04:00:00">
            <text:p>Fri Jan 31 04:00:00 2020</text:p>
          </table:table-cell>
          <table:table-cell office:value-type="float" office:value="663.8333">
            <text:p>663.8333</text:p>
          </table:table-cell>
          <table:table-cell office:value-type="float" office:value="9.6667">
            <text:p>9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1-31T05:00:00">
            <text:p>Fri Jan 31 05:00:00 2020</text:p>
          </table:table-cell>
          <table:table-cell office:value-type="float" office:value="671.0">
            <text:p>671.0</text:p>
          </table:table-cell>
          <table:table-cell office:value-type="float" office:value="7.3333">
            <text:p>7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01-31T06:00:00">
            <text:p>Fri Jan 31 06:00:00 2020</text:p>
          </table:table-cell>
          <table:table-cell office:value-type="float" office:value="668.1667">
            <text:p>668.1667</text:p>
          </table:table-cell>
          <table:table-cell office:value-type="float" office:value="10.3333">
            <text:p>10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1-31T07:00:00">
            <text:p>Fri Jan 31 07:00:00 2020</text:p>
          </table:table-cell>
          <table:table-cell office:value-type="float" office:value="673.1667">
            <text:p>673.1667</text:p>
          </table:table-cell>
          <table:table-cell office:value-type="float" office:value="11.5">
            <text:p>11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01-31T18:00:00">
            <text:p>Fri Jan 31 18:00:00 2020</text:p>
          </table:table-cell>
          <table:table-cell office:value-type="float" office:value="711.1667">
            <text:p>711.1667</text:p>
          </table:table-cell>
          <table:table-cell office:value-type="float" office:value="24.5">
            <text:p>24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0-01-31T19:00:00">
            <text:p>Fri Jan 31 19:00:00 2020</text:p>
          </table:table-cell>
          <table:table-cell office:value-type="float" office:value="737.8333">
            <text:p>737.8333</text:p>
          </table:table-cell>
          <table:table-cell office:value-type="float" office:value="25.8333">
            <text:p>25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1-31T20:00:00">
            <text:p>Fri Jan 31 20:00:00 2020</text:p>
          </table:table-cell>
          <table:table-cell office:value-type="float" office:value="884.1667">
            <text:p>884.1667</text:p>
          </table:table-cell>
          <table:table-cell office:value-type="float" office:value="68.5">
            <text:p>68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01-31T21:00:00">
            <text:p>Fri Jan 31 21:00:00 2020</text:p>
          </table:table-cell>
          <table:table-cell office:value-type="float" office:value="928.6667">
            <text:p>928.6667</text:p>
          </table:table-cell>
          <table:table-cell office:value-type="float" office:value="68.3333">
            <text:p>68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01-31T22:00:00">
            <text:p>Fri Jan 31 22:00:00 2020</text:p>
          </table:table-cell>
          <table:table-cell office:value-type="float" office:value="854.8333">
            <text:p>854.8333</text:p>
          </table:table-cell>
          <table:table-cell office:value-type="float" office:value="32.1667">
            <text:p>32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1-31T23:00:00">
            <text:p>Fri Jan 31 23:00:00 2020</text:p>
          </table:table-cell>
          <table:table-cell office:value-type="float" office:value="897.5">
            <text:p>897.5</text:p>
          </table:table-cell>
          <table:table-cell office:value-type="float" office:value="56.1667">
            <text:p>56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2-01T00:00:00">
            <text:p>Sat Feb  1 00:00:00 2020</text:p>
          </table:table-cell>
          <table:table-cell office:value-type="float" office:value="895.8333">
            <text:p>895.8333</text:p>
          </table:table-cell>
          <table:table-cell office:value-type="float" office:value="44.6667">
            <text:p>44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2-01T01:00:00">
            <text:p>Sat Feb  1 01:00:00 2020</text:p>
          </table:table-cell>
          <table:table-cell office:value-type="float" office:value="880.6667">
            <text:p>880.6667</text:p>
          </table:table-cell>
          <table:table-cell office:value-type="float" office:value="45.1667">
            <text:p>45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02-01T02:00:00">
            <text:p>Sat Feb  1 02:00:00 2020</text:p>
          </table:table-cell>
          <table:table-cell office:value-type="float" office:value="827.3333">
            <text:p>827.3333</text:p>
          </table:table-cell>
          <table:table-cell office:value-type="float" office:value="34.0">
            <text:p>34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02-01T03:00:00">
            <text:p>Sat Feb  1 03:00:00 2020</text:p>
          </table:table-cell>
          <table:table-cell office:value-type="float" office:value="846.0">
            <text:p>846.0</text:p>
          </table:table-cell>
          <table:table-cell office:value-type="float" office:value="33.5">
            <text:p>33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02-01T04:00:00">
            <text:p>Sat Feb  1 04:00:00 2020</text:p>
          </table:table-cell>
          <table:table-cell office:value-type="float" office:value="782.6667">
            <text:p>782.6667</text:p>
          </table:table-cell>
          <table:table-cell office:value-type="float" office:value="26.5">
            <text:p>26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2-01T05:00:00">
            <text:p>Sat Feb  1 05:00:00 2020</text:p>
          </table:table-cell>
          <table:table-cell office:value-type="float" office:value="743.5">
            <text:p>743.5</text:p>
          </table:table-cell>
          <table:table-cell office:value-type="float" office:value="16.8333">
            <text:p>16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2-01T17:00:00">
            <text:p>Sat Feb  1 17:00:00 2020</text:p>
          </table:table-cell>
          <table:table-cell office:value-type="float" office:value="633.1667">
            <text:p>633.1667</text:p>
          </table:table-cell>
          <table:table-cell office:value-type="float" office:value="4.3333">
            <text:p>4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2-01T18:00:00">
            <text:p>Sat Feb  1 18:00:00 2020</text:p>
          </table:table-cell>
          <table:table-cell office:value-type="float" office:value="702.1667">
            <text:p>702.1667</text:p>
          </table:table-cell>
          <table:table-cell office:value-type="float" office:value="10.3333">
            <text:p>10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02-01T19:00:00">
            <text:p>Sat Feb  1 19:00:00 2020</text:p>
          </table:table-cell>
          <table:table-cell office:value-type="float" office:value="829.8333">
            <text:p>829.8333</text:p>
          </table:table-cell>
          <table:table-cell office:value-type="float" office:value="45.0">
            <text:p>45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02-01T20:00:00">
            <text:p>Sat Feb  1 20:00:00 2020</text:p>
          </table:table-cell>
          <table:table-cell office:value-type="float" office:value="916.3333">
            <text:p>916.3333</text:p>
          </table:table-cell>
          <table:table-cell office:value-type="float" office:value="49.5">
            <text:p>49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2-01T21:00:00">
            <text:p>Sat Feb  1 21:00:00 2020</text:p>
          </table:table-cell>
          <table:table-cell office:value-type="float" office:value="884.6667">
            <text:p>884.6667</text:p>
          </table:table-cell>
          <table:table-cell office:value-type="float" office:value="37.8333">
            <text:p>37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02-01T22:00:00">
            <text:p>Sat Feb  1 22:00:00 2020</text:p>
          </table:table-cell>
          <table:table-cell office:value-type="float" office:value="825.8333">
            <text:p>825.8333</text:p>
          </table:table-cell>
          <table:table-cell office:value-type="float" office:value="31.5">
            <text:p>31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0-02-01T23:00:00">
            <text:p>Sat Feb  1 23:00:00 2020</text:p>
          </table:table-cell>
          <table:table-cell office:value-type="float" office:value="898.8333">
            <text:p>898.8333</text:p>
          </table:table-cell>
          <table:table-cell office:value-type="float" office:value="40.5">
            <text:p>40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2-02T00:00:00">
            <text:p>Sun Feb  2 00:00:00 2020</text:p>
          </table:table-cell>
          <table:table-cell office:value-type="float" office:value="725.0">
            <text:p>725.0</text:p>
          </table:table-cell>
          <table:table-cell office:value-type="float" office:value="13.0">
            <text:p>13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02-02T01:00:00">
            <text:p>Sun Feb  2 01:00:00 2020</text:p>
          </table:table-cell>
          <table:table-cell office:value-type="float" office:value="670.6667">
            <text:p>670.6667</text:p>
          </table:table-cell>
          <table:table-cell office:value-type="float" office:value="8.8333">
            <text:p>8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2-02T02:00:00">
            <text:p>Sun Feb  2 02:00:00 2020</text:p>
          </table:table-cell>
          <table:table-cell office:value-type="float" office:value="767.0">
            <text:p>767.0</text:p>
          </table:table-cell>
          <table:table-cell office:value-type="float" office:value="24.0">
            <text:p>24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2-02T03:00:00">
            <text:p>Sun Feb  2 03:00:00 2020</text:p>
          </table:table-cell>
          <table:table-cell office:value-type="float" office:value="753.8333">
            <text:p>753.8333</text:p>
          </table:table-cell>
          <table:table-cell office:value-type="float" office:value="23.5">
            <text:p>23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2-02T04:00:00">
            <text:p>Sun Feb  2 04:00:00 2020</text:p>
          </table:table-cell>
          <table:table-cell office:value-type="float" office:value="714.6667">
            <text:p>714.6667</text:p>
          </table:table-cell>
          <table:table-cell office:value-type="float" office:value="14.8333">
            <text:p>14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02-02T05:00:00">
            <text:p>Sun Feb  2 05:00:00 2020</text:p>
          </table:table-cell>
          <table:table-cell office:value-type="float" office:value="667.8333">
            <text:p>667.8333</text:p>
          </table:table-cell>
          <table:table-cell office:value-type="float" office:value="7.0">
            <text:p>7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2-02T06:00:00">
            <text:p>Sun Feb  2 06:00:00 2020</text:p>
          </table:table-cell>
          <table:table-cell office:value-type="float" office:value="666.1667">
            <text:p>666.1667</text:p>
          </table:table-cell>
          <table:table-cell office:value-type="float" office:value="13.8333">
            <text:p>13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02-02T07:00:00">
            <text:p>Sun Feb  2 07:00:00 2020</text:p>
          </table:table-cell>
          <table:table-cell office:value-type="float" office:value="771.1667">
            <text:p>771.1667</text:p>
          </table:table-cell>
          <table:table-cell office:value-type="float" office:value="21.8333">
            <text:p>21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2-02T08:00:00">
            <text:p>Sun Feb  2 08:00:00 2020</text:p>
          </table:table-cell>
          <table:table-cell office:value-type="float" office:value="785.8333">
            <text:p>785.8333</text:p>
          </table:table-cell>
          <table:table-cell office:value-type="float" office:value="25.8333">
            <text:p>25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2-02T17:00:00">
            <text:p>Sun Feb  2 17:00:00 2020</text:p>
          </table:table-cell>
          <table:table-cell office:value-type="float" office:value="668.6667">
            <text:p>668.6667</text:p>
          </table:table-cell>
          <table:table-cell office:value-type="float" office:value="7.8333">
            <text:p>7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02-02T19:00:00">
            <text:p>Sun Feb  2 19:00:00 2020</text:p>
          </table:table-cell>
          <table:table-cell office:value-type="float" office:value="889.8333">
            <text:p>889.8333</text:p>
          </table:table-cell>
          <table:table-cell office:value-type="float" office:value="59.1667">
            <text:p>59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02-02T20:00:00">
            <text:p>Sun Feb  2 20:00:00 2020</text:p>
          </table:table-cell>
          <table:table-cell office:value-type="float" office:value="1110.0">
            <text:p>1110.0</text:p>
          </table:table-cell>
          <table:table-cell office:value-type="float" office:value="80.1667">
            <text:p>80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2-02T21:00:00">
            <text:p>Sun Feb  2 21:00:00 2020</text:p>
          </table:table-cell>
          <table:table-cell office:value-type="float" office:value="1175.5">
            <text:p>1175.5</text:p>
          </table:table-cell>
          <table:table-cell office:value-type="float" office:value="72.0">
            <text:p>72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2-02T22:00:00">
            <text:p>Sun Feb  2 22:00:00 2020</text:p>
          </table:table-cell>
          <table:table-cell office:value-type="float" office:value="1467.0">
            <text:p>1467.0</text:p>
          </table:table-cell>
          <table:table-cell office:value-type="float" office:value="84.0">
            <text:p>84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2-02T23:00:00">
            <text:p>Sun Feb  2 23:00:00 2020</text:p>
          </table:table-cell>
          <table:table-cell office:value-type="float" office:value="1077.5">
            <text:p>1077.5</text:p>
          </table:table-cell>
          <table:table-cell office:value-type="float" office:value="61.3333">
            <text:p>61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2-03T00:00:00">
            <text:p>Mon Feb  3 00:00:00 2020</text:p>
          </table:table-cell>
          <table:table-cell office:value-type="float" office:value="883.6667">
            <text:p>883.6667</text:p>
          </table:table-cell>
          <table:table-cell office:value-type="float" office:value="39.6667">
            <text:p>39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02-03T01:00:00">
            <text:p>Mon Feb  3 01:00:00 2020</text:p>
          </table:table-cell>
          <table:table-cell office:value-type="float" office:value="717.0">
            <text:p>717.0</text:p>
          </table:table-cell>
          <table:table-cell office:value-type="float" office:value="15.0">
            <text:p>15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02-03T02:00:00">
            <text:p>Mon Feb  3 02:00:00 2020</text:p>
          </table:table-cell>
          <table:table-cell office:value-type="float" office:value="681.5">
            <text:p>681.5</text:p>
          </table:table-cell>
          <table:table-cell office:value-type="float" office:value="7.1667">
            <text:p>7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2-03T03:00:00">
            <text:p>Mon Feb  3 03:00:00 2020</text:p>
          </table:table-cell>
          <table:table-cell office:value-type="float" office:value="680.1667">
            <text:p>680.1667</text:p>
          </table:table-cell>
          <table:table-cell office:value-type="float" office:value="6.8333">
            <text:p>6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02-03T04:00:00">
            <text:p>Mon Feb  3 04:00:00 2020</text:p>
          </table:table-cell>
          <table:table-cell office:value-type="float" office:value="668.6667">
            <text:p>668.6667</text:p>
          </table:table-cell>
          <table:table-cell office:value-type="float" office:value="6.5">
            <text:p>6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2-03T05:00:00">
            <text:p>Mon Feb  3 05:00:00 2020</text:p>
          </table:table-cell>
          <table:table-cell office:value-type="float" office:value="650.1667">
            <text:p>650.1667</text:p>
          </table:table-cell>
          <table:table-cell office:value-type="float" office:value="6.1667">
            <text:p>6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02-03T09:00:00">
            <text:p>Mon Feb  3 09:00:00 2020</text:p>
          </table:table-cell>
          <table:table-cell office:value-type="float" office:value="1169.1667">
            <text:p>1169.1667</text:p>
          </table:table-cell>
          <table:table-cell office:value-type="float" office:value="73.6667">
            <text:p>73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2-03T19:00:00">
            <text:p>Mon Feb  3 19:00:00 2020</text:p>
          </table:table-cell>
          <table:table-cell office:value-type="float" office:value="773.5">
            <text:p>773.5</text:p>
          </table:table-cell>
          <table:table-cell office:value-type="float" office:value="80.1667">
            <text:p>80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02-03T20:00:00">
            <text:p>Mon Feb  3 20:00:00 2020</text:p>
          </table:table-cell>
          <table:table-cell office:value-type="float" office:value="880.3333">
            <text:p>880.3333</text:p>
          </table:table-cell>
          <table:table-cell office:value-type="float" office:value="72.8333">
            <text:p>72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0-02-03T21:00:00">
            <text:p>Mon Feb  3 21:00:00 2020</text:p>
          </table:table-cell>
          <table:table-cell office:value-type="float" office:value="1159.0">
            <text:p>1159.0</text:p>
          </table:table-cell>
          <table:table-cell office:value-type="float" office:value="101.6667">
            <text:p>101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02-03T22:00:00">
            <text:p>Mon Feb  3 22:00:00 2020</text:p>
          </table:table-cell>
          <table:table-cell office:value-type="float" office:value="718.6667">
            <text:p>718.6667</text:p>
          </table:table-cell>
          <table:table-cell office:value-type="float" office:value="58.6667">
            <text:p>58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2-03T23:00:00">
            <text:p>Mon Feb  3 23:00:00 2020</text:p>
          </table:table-cell>
          <table:table-cell office:value-type="float" office:value="495.6667">
            <text:p>495.6667</text:p>
          </table:table-cell>
          <table:table-cell office:value-type="float" office:value="55.1667">
            <text:p>55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02-04T00:00:00">
            <text:p>Tue Feb  4 00:00:00 2020</text:p>
          </table:table-cell>
          <table:table-cell office:value-type="float" office:value="713.1667">
            <text:p>713.1667</text:p>
          </table:table-cell>
          <table:table-cell office:value-type="float" office:value="72.6667">
            <text:p>72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02-04T01:00:00">
            <text:p>Tue Feb  4 01:00:00 2020</text:p>
          </table:table-cell>
          <table:table-cell office:value-type="float" office:value="471.5">
            <text:p>471.5</text:p>
          </table:table-cell>
          <table:table-cell office:value-type="float" office:value="39.0">
            <text:p>39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02-04T02:00:00">
            <text:p>Tue Feb  4 02:00:00 2020</text:p>
          </table:table-cell>
          <table:table-cell office:value-type="float" office:value="384.0">
            <text:p>384.0</text:p>
          </table:table-cell>
          <table:table-cell office:value-type="float" office:value="22.5">
            <text:p>22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02-04T19:00:00">
            <text:p>Tue Feb  4 19:00:00 2020</text:p>
          </table:table-cell>
          <table:table-cell office:value-type="float" office:value="637.8333">
            <text:p>637.8333</text:p>
          </table:table-cell>
          <table:table-cell office:value-type="float" office:value="93.8333">
            <text:p>93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2-04T20:00:00">
            <text:p>Tue Feb  4 20:00:00 2020</text:p>
          </table:table-cell>
          <table:table-cell office:value-type="float" office:value="1011.3333">
            <text:p>1011.3333</text:p>
          </table:table-cell>
          <table:table-cell office:value-type="float" office:value="115.5">
            <text:p>115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2-04T21:00:00">
            <text:p>Tue Feb  4 21:00:00 2020</text:p>
          </table:table-cell>
          <table:table-cell office:value-type="float" office:value="962.5">
            <text:p>962.5</text:p>
          </table:table-cell>
          <table:table-cell office:value-type="float" office:value="103.8333">
            <text:p>103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2-04T22:00:00">
            <text:p>Tue Feb  4 22:00:00 2020</text:p>
          </table:table-cell>
          <table:table-cell office:value-type="float" office:value="640.3333">
            <text:p>640.3333</text:p>
          </table:table-cell>
          <table:table-cell office:value-type="float" office:value="75.6667">
            <text:p>75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2-04T23:00:00">
            <text:p>Tue Feb  4 23:00:00 2020</text:p>
          </table:table-cell>
          <table:table-cell office:value-type="float" office:value="508.6667">
            <text:p>508.6667</text:p>
          </table:table-cell>
          <table:table-cell office:value-type="float" office:value="56.5">
            <text:p>56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2-05T00:00:00">
            <text:p>Wed Feb  5 00:00:00 2020</text:p>
          </table:table-cell>
          <table:table-cell office:value-type="float" office:value="586.8333">
            <text:p>586.8333</text:p>
          </table:table-cell>
          <table:table-cell office:value-type="float" office:value="48.5">
            <text:p>48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02-05T01:00:00">
            <text:p>Wed Feb  5 01:00:00 2020</text:p>
          </table:table-cell>
          <table:table-cell office:value-type="float" office:value="461.5">
            <text:p>461.5</text:p>
          </table:table-cell>
          <table:table-cell office:value-type="float" office:value="26.1667">
            <text:p>26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02-06T21:00:00">
            <text:p>Thu Feb  6 21:00:00 2020</text:p>
          </table:table-cell>
          <table:table-cell office:value-type="float" office:value="855.5">
            <text:p>855.5</text:p>
          </table:table-cell>
          <table:table-cell office:value-type="float" office:value="97.5">
            <text:p>97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02-06T22:00:00">
            <text:p>Thu Feb  6 22:00:00 2020</text:p>
          </table:table-cell>
          <table:table-cell office:value-type="float" office:value="828.6667">
            <text:p>828.6667</text:p>
          </table:table-cell>
          <table:table-cell office:value-type="float" office:value="95.0">
            <text:p>95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2-06T23:00:00">
            <text:p>Thu Feb  6 23:00:00 2020</text:p>
          </table:table-cell>
          <table:table-cell office:value-type="float" office:value="949.5">
            <text:p>949.5</text:p>
          </table:table-cell>
          <table:table-cell office:value-type="float" office:value="77.6667">
            <text:p>77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2-07T00:00:00">
            <text:p>Fri Feb  7 00:00:00 2020</text:p>
          </table:table-cell>
          <table:table-cell office:value-type="float" office:value="824.5">
            <text:p>824.5</text:p>
          </table:table-cell>
          <table:table-cell office:value-type="float" office:value="72.0">
            <text:p>72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2-07T01:00:00">
            <text:p>Fri Feb  7 01:00:00 2020</text:p>
          </table:table-cell>
          <table:table-cell office:value-type="float" office:value="687.5">
            <text:p>687.5</text:p>
          </table:table-cell>
          <table:table-cell office:value-type="float" office:value="60.0">
            <text:p>60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2-07T20:00:00">
            <text:p>Fri Feb  7 20:00:00 2020</text:p>
          </table:table-cell>
          <table:table-cell office:value-type="float" office:value="619.0">
            <text:p>619.0</text:p>
          </table:table-cell>
          <table:table-cell office:value-type="float" office:value="73.1667">
            <text:p>73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02-07T21:00:00">
            <text:p>Fri Feb  7 21:00:00 2020</text:p>
          </table:table-cell>
          <table:table-cell office:value-type="float" office:value="677.8333">
            <text:p>677.8333</text:p>
          </table:table-cell>
          <table:table-cell office:value-type="float" office:value="61.6667">
            <text:p>61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02-07T22:00:00">
            <text:p>Fri Feb  7 22:00:00 2020</text:p>
          </table:table-cell>
          <table:table-cell office:value-type="float" office:value="694.3333">
            <text:p>694.3333</text:p>
          </table:table-cell>
          <table:table-cell office:value-type="float" office:value="68.5">
            <text:p>68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02-07T23:00:00">
            <text:p>Fri Feb  7 23:00:00 2020</text:p>
          </table:table-cell>
          <table:table-cell office:value-type="float" office:value="742.0">
            <text:p>742.0</text:p>
          </table:table-cell>
          <table:table-cell office:value-type="float" office:value="59.8333">
            <text:p>59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2-08T00:00:00">
            <text:p>Sat Feb  8 00:00:00 2020</text:p>
          </table:table-cell>
          <table:table-cell office:value-type="float" office:value="960.5">
            <text:p>960.5</text:p>
          </table:table-cell>
          <table:table-cell office:value-type="float" office:value="78.6667">
            <text:p>78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2-08T01:00:00">
            <text:p>Sat Feb  8 01:00:00 2020</text:p>
          </table:table-cell>
          <table:table-cell office:value-type="float" office:value="756.5">
            <text:p>756.5</text:p>
          </table:table-cell>
          <table:table-cell office:value-type="float" office:value="61.0">
            <text:p>61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2-08T02:00:00">
            <text:p>Sat Feb  8 02:00:00 2020</text:p>
          </table:table-cell>
          <table:table-cell office:value-type="float" office:value="649.3333">
            <text:p>649.3333</text:p>
          </table:table-cell>
          <table:table-cell office:value-type="float" office:value="45.0">
            <text:p>45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2-08T03:00:00">
            <text:p>Sat Feb  8 03:00:00 2020</text:p>
          </table:table-cell>
          <table:table-cell office:value-type="float" office:value="634.0">
            <text:p>634.0</text:p>
          </table:table-cell>
          <table:table-cell office:value-type="float" office:value="43.8333">
            <text:p>43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02-08T20:00:00">
            <text:p>Sat Feb  8 20:00:00 2020</text:p>
          </table:table-cell>
          <table:table-cell office:value-type="float" office:value="508.8333">
            <text:p>508.8333</text:p>
          </table:table-cell>
          <table:table-cell office:value-type="float" office:value="17.8333">
            <text:p>17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2-08T21:00:00">
            <text:p>Sat Feb  8 21:00:00 2020</text:p>
          </table:table-cell>
          <table:table-cell office:value-type="float" office:value="626.6667">
            <text:p>626.6667</text:p>
          </table:table-cell>
          <table:table-cell office:value-type="float" office:value="46.5">
            <text:p>46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2-08T22:00:00">
            <text:p>Sat Feb  8 22:00:00 2020</text:p>
          </table:table-cell>
          <table:table-cell office:value-type="float" office:value="709.1667">
            <text:p>709.1667</text:p>
          </table:table-cell>
          <table:table-cell office:value-type="float" office:value="60.8333">
            <text:p>60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2-08T23:00:00">
            <text:p>Sat Feb  8 23:00:00 2020</text:p>
          </table:table-cell>
          <table:table-cell office:value-type="float" office:value="651.8333">
            <text:p>651.8333</text:p>
          </table:table-cell>
          <table:table-cell office:value-type="float" office:value="38.8333">
            <text:p>38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2-09T00:00:00">
            <text:p>Sun Feb  9 00:00:00 2020</text:p>
          </table:table-cell>
          <table:table-cell office:value-type="float" office:value="743.6667">
            <text:p>743.6667</text:p>
          </table:table-cell>
          <table:table-cell office:value-type="float" office:value="51.8333">
            <text:p>51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2-09T01:00:00">
            <text:p>Sun Feb  9 01:00:00 2020</text:p>
          </table:table-cell>
          <table:table-cell office:value-type="float" office:value="668.8333">
            <text:p>668.8333</text:p>
          </table:table-cell>
          <table:table-cell office:value-type="float" office:value="36.1667">
            <text:p>36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2-09T02:00:00">
            <text:p>Sun Feb  9 02:00:00 2020</text:p>
          </table:table-cell>
          <table:table-cell office:value-type="float" office:value="616.8333">
            <text:p>616.8333</text:p>
          </table:table-cell>
          <table:table-cell office:value-type="float" office:value="22.1667">
            <text:p>22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2-09T03:00:00">
            <text:p>Sun Feb  9 03:00:00 2020</text:p>
          </table:table-cell>
          <table:table-cell office:value-type="float" office:value="571.3333">
            <text:p>571.3333</text:p>
          </table:table-cell>
          <table:table-cell office:value-type="float" office:value="20.6667">
            <text:p>20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0-02-09T20:00:00">
            <text:p>Sun Feb  9 20:00:00 2020</text:p>
          </table:table-cell>
          <table:table-cell office:value-type="float" office:value="942.6667">
            <text:p>942.6667</text:p>
          </table:table-cell>
          <table:table-cell office:value-type="float" office:value="96.5">
            <text:p>96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2-09T21:00:00">
            <text:p>Sun Feb  9 21:00:00 2020</text:p>
          </table:table-cell>
          <table:table-cell office:value-type="float" office:value="931.6667">
            <text:p>931.6667</text:p>
          </table:table-cell>
          <table:table-cell office:value-type="float" office:value="85.0">
            <text:p>85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2-09T22:00:00">
            <text:p>Sun Feb  9 22:00:00 2020</text:p>
          </table:table-cell>
          <table:table-cell office:value-type="float" office:value="682.8333">
            <text:p>682.8333</text:p>
          </table:table-cell>
          <table:table-cell office:value-type="float" office:value="43.6667">
            <text:p>43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02-09T23:00:00">
            <text:p>Sun Feb  9 23:00:00 2020</text:p>
          </table:table-cell>
          <table:table-cell office:value-type="float" office:value="535.6667">
            <text:p>535.6667</text:p>
          </table:table-cell>
          <table:table-cell office:value-type="float" office:value="13.6667">
            <text:p>13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0-02-10T00:00:00">
            <text:p>Mon Feb 10 00:00:00 2020</text:p>
          </table:table-cell>
          <table:table-cell office:value-type="float" office:value="519.1667">
            <text:p>519.1667</text:p>
          </table:table-cell>
          <table:table-cell office:value-type="float" office:value="15.0">
            <text:p>15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0-02-10T02:00:00">
            <text:p>Mon Feb 10 02:00:00 2020</text:p>
          </table:table-cell>
          <table:table-cell office:value-type="float" office:value="546.5">
            <text:p>546.5</text:p>
          </table:table-cell>
          <table:table-cell office:value-type="float" office:value="24.0">
            <text:p>24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02-10T20:00:00">
            <text:p>Mon Feb 10 20:00:00 2020</text:p>
          </table:table-cell>
          <table:table-cell office:value-type="float" office:value="675.0">
            <text:p>675.0</text:p>
          </table:table-cell>
          <table:table-cell office:value-type="float" office:value="54.0">
            <text:p>54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2-10T21:00:00">
            <text:p>Mon Feb 10 21:00:00 2020</text:p>
          </table:table-cell>
          <table:table-cell office:value-type="float" office:value="1142.5">
            <text:p>1142.5</text:p>
          </table:table-cell>
          <table:table-cell office:value-type="float" office:value="101.3333">
            <text:p>101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2-10T22:00:00">
            <text:p>Mon Feb 10 22:00:00 2020</text:p>
          </table:table-cell>
          <table:table-cell office:value-type="float" office:value="1054.1667">
            <text:p>1054.1667</text:p>
          </table:table-cell>
          <table:table-cell office:value-type="float" office:value="93.8333">
            <text:p>93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2-10T23:00:00">
            <text:p>Mon Feb 10 23:00:00 2020</text:p>
          </table:table-cell>
          <table:table-cell office:value-type="float" office:value="1092.1667">
            <text:p>1092.1667</text:p>
          </table:table-cell>
          <table:table-cell office:value-type="float" office:value="90.0">
            <text:p>90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2-11T00:00:00">
            <text:p>Tue Feb 11 00:00:00 2020</text:p>
          </table:table-cell>
          <table:table-cell office:value-type="float" office:value="1240.0">
            <text:p>1240.0</text:p>
          </table:table-cell>
          <table:table-cell office:value-type="float" office:value="84.5">
            <text:p>84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2-11T01:00:00">
            <text:p>Tue Feb 11 01:00:00 2020</text:p>
          </table:table-cell>
          <table:table-cell office:value-type="float" office:value="793.6667">
            <text:p>793.6667</text:p>
          </table:table-cell>
          <table:table-cell office:value-type="float" office:value="52.8333">
            <text:p>52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02-11T02:00:00">
            <text:p>Tue Feb 11 02:00:00 2020</text:p>
          </table:table-cell>
          <table:table-cell office:value-type="float" office:value="577.5">
            <text:p>577.5</text:p>
          </table:table-cell>
          <table:table-cell office:value-type="float" office:value="19.5">
            <text:p>19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2-11T03:00:00">
            <text:p>Tue Feb 11 03:00:00 2020</text:p>
          </table:table-cell>
          <table:table-cell office:value-type="float" office:value="540.0">
            <text:p>540.0</text:p>
          </table:table-cell>
          <table:table-cell office:value-type="float" office:value="11.1667">
            <text:p>11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02-11T20:00:00">
            <text:p>Tue Feb 11 20:00:00 2020</text:p>
          </table:table-cell>
          <table:table-cell office:value-type="float" office:value="664.6667">
            <text:p>664.6667</text:p>
          </table:table-cell>
          <table:table-cell office:value-type="float" office:value="53.3333">
            <text:p>53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02-11T21:00:00">
            <text:p>Tue Feb 11 21:00:00 2020</text:p>
          </table:table-cell>
          <table:table-cell office:value-type="float" office:value="740.3333">
            <text:p>740.3333</text:p>
          </table:table-cell>
          <table:table-cell office:value-type="float" office:value="63.3333">
            <text:p>63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2-11T22:00:00">
            <text:p>Tue Feb 11 22:00:00 2020</text:p>
          </table:table-cell>
          <table:table-cell office:value-type="float" office:value="912.8333">
            <text:p>912.8333</text:p>
          </table:table-cell>
          <table:table-cell office:value-type="float" office:value="67.6667">
            <text:p>67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2-11T23:00:00">
            <text:p>Tue Feb 11 23:00:00 2020</text:p>
          </table:table-cell>
          <table:table-cell office:value-type="float" office:value="827.5">
            <text:p>827.5</text:p>
          </table:table-cell>
          <table:table-cell office:value-type="float" office:value="56.5">
            <text:p>56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2-12T00:00:00">
            <text:p>Wed Feb 12 00:00:00 2020</text:p>
          </table:table-cell>
          <table:table-cell office:value-type="float" office:value="842.0">
            <text:p>842.0</text:p>
          </table:table-cell>
          <table:table-cell office:value-type="float" office:value="53.3333">
            <text:p>53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2-12T01:00:00">
            <text:p>Wed Feb 12 01:00:00 2020</text:p>
          </table:table-cell>
          <table:table-cell office:value-type="float" office:value="698.1667">
            <text:p>698.1667</text:p>
          </table:table-cell>
          <table:table-cell office:value-type="float" office:value="33.0">
            <text:p>33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2-12T02:00:00">
            <text:p>Wed Feb 12 02:00:00 2020</text:p>
          </table:table-cell>
          <table:table-cell office:value-type="float" office:value="610.3333">
            <text:p>610.3333</text:p>
          </table:table-cell>
          <table:table-cell office:value-type="float" office:value="28.8333">
            <text:p>28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2-12T03:00:00">
            <text:p>Wed Feb 12 03:00:00 2020</text:p>
          </table:table-cell>
          <table:table-cell office:value-type="float" office:value="547.1667">
            <text:p>547.1667</text:p>
          </table:table-cell>
          <table:table-cell office:value-type="float" office:value="10.8333">
            <text:p>10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02-12T04:00:00">
            <text:p>Wed Feb 12 04:00:00 2020</text:p>
          </table:table-cell>
          <table:table-cell office:value-type="float" office:value="519.1667">
            <text:p>519.1667</text:p>
          </table:table-cell>
          <table:table-cell office:value-type="float" office:value="9.5">
            <text:p>9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2-12T20:00:00">
            <text:p>Wed Feb 12 20:00:00 2020</text:p>
          </table:table-cell>
          <table:table-cell office:value-type="float" office:value="623.0">
            <text:p>623.0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02-12T22:00:00">
            <text:p>Wed Feb 12 22:00:00 2020</text:p>
          </table:table-cell>
          <table:table-cell office:value-type="float" office:value="581.5">
            <text:p>581.5</text:p>
          </table:table-cell>
          <table:table-cell office:value-type="float" office:value="17.3333">
            <text:p>17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0-02-12T23:00:00">
            <text:p>Wed Feb 12 23:00:00 2020</text:p>
          </table:table-cell>
          <table:table-cell office:value-type="float" office:value="575.1667">
            <text:p>575.1667</text:p>
          </table:table-cell>
          <table:table-cell office:value-type="float" office:value="15.1667">
            <text:p>15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2-13T00:00:00">
            <text:p>Thu Feb 13 00:00:00 2020</text:p>
          </table:table-cell>
          <table:table-cell office:value-type="float" office:value="551.8333">
            <text:p>551.8333</text:p>
          </table:table-cell>
          <table:table-cell office:value-type="float" office:value="10.3333">
            <text:p>10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02-13T01:00:00">
            <text:p>Thu Feb 13 01:00:00 2020</text:p>
          </table:table-cell>
          <table:table-cell office:value-type="float" office:value="545.1667">
            <text:p>545.1667</text:p>
          </table:table-cell>
          <table:table-cell office:value-type="float" office:value="9.3333">
            <text:p>9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2-13T02:00:00">
            <text:p>Thu Feb 13 02:00:00 2020</text:p>
          </table:table-cell>
          <table:table-cell office:value-type="float" office:value="529.0">
            <text:p>529.0</text:p>
          </table:table-cell>
          <table:table-cell office:value-type="float" office:value="7.1667">
            <text:p>7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2-13T03:00:00">
            <text:p>Thu Feb 13 03:00:00 2020</text:p>
          </table:table-cell>
          <table:table-cell office:value-type="float" office:value="511.8333">
            <text:p>511.8333</text:p>
          </table:table-cell>
          <table:table-cell office:value-type="float" office:value="5.6667">
            <text:p>5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2-13T04:00:00">
            <text:p>Thu Feb 13 04:00:00 2020</text:p>
          </table:table-cell>
          <table:table-cell office:value-type="float" office:value="519.3333">
            <text:p>519.3333</text:p>
          </table:table-cell>
          <table:table-cell office:value-type="float" office:value="7.0">
            <text:p>7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02-13T05:00:00">
            <text:p>Thu Feb 13 05:00:00 2020</text:p>
          </table:table-cell>
          <table:table-cell office:value-type="float" office:value="520.1667">
            <text:p>520.1667</text:p>
          </table:table-cell>
          <table:table-cell office:value-type="float" office:value="6.0">
            <text:p>6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2-13T06:00:00">
            <text:p>Thu Feb 13 06:00:00 2020</text:p>
          </table:table-cell>
          <table:table-cell office:value-type="float" office:value="522.0">
            <text:p>522.0</text:p>
          </table:table-cell>
          <table:table-cell office:value-type="float" office:value="6.3333">
            <text:p>6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0-02-13T07:00:00">
            <text:p>Thu Feb 13 07:00:00 2020</text:p>
          </table:table-cell>
          <table:table-cell office:value-type="float" office:value="524.6667">
            <text:p>524.6667</text:p>
          </table:table-cell>
          <table:table-cell office:value-type="float" office:value="8.3333">
            <text:p>8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2-13T08:00:00">
            <text:p>Thu Feb 13 08:00:00 2020</text:p>
          </table:table-cell>
          <table:table-cell office:value-type="float" office:value="558.8333">
            <text:p>558.8333</text:p>
          </table:table-cell>
          <table:table-cell office:value-type="float" office:value="23.6667">
            <text:p>23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2-13T09:00:00">
            <text:p>Thu Feb 13 09:00:00 2020</text:p>
          </table:table-cell>
          <table:table-cell office:value-type="float" office:value="583.3333">
            <text:p>583.3333</text:p>
          </table:table-cell>
          <table:table-cell office:value-type="float" office:value="32.8333">
            <text:p>32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02-13T10:00:00">
            <text:p>Thu Feb 13 10:00:00 2020</text:p>
          </table:table-cell>
          <table:table-cell office:value-type="float" office:value="598.0">
            <text:p>598.0</text:p>
          </table:table-cell>
          <table:table-cell office:value-type="float" office:value="25.3333">
            <text:p>25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02-13T11:00:00">
            <text:p>Thu Feb 13 11:00:00 2020</text:p>
          </table:table-cell>
          <table:table-cell office:value-type="float" office:value="607.6667">
            <text:p>607.6667</text:p>
          </table:table-cell>
          <table:table-cell office:value-type="float" office:value="27.1667">
            <text:p>27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02-13T20:00:00">
            <text:p>Thu Feb 13 20:00:00 2020</text:p>
          </table:table-cell>
          <table:table-cell office:value-type="float" office:value="807.5">
            <text:p>807.5</text:p>
          </table:table-cell>
          <table:table-cell office:value-type="float" office:value="63.8333">
            <text:p>63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02-13T21:00:00">
            <text:p>Thu Feb 13 21:00:00 2020</text:p>
          </table:table-cell>
          <table:table-cell office:value-type="float" office:value="1048.5">
            <text:p>1048.5</text:p>
          </table:table-cell>
          <table:table-cell office:value-type="float" office:value="72.8333">
            <text:p>72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2-13T22:00:00">
            <text:p>Thu Feb 13 22:00:00 2020</text:p>
          </table:table-cell>
          <table:table-cell office:value-type="float" office:value="826.3333">
            <text:p>826.3333</text:p>
          </table:table-cell>
          <table:table-cell office:value-type="float" office:value="55.1667">
            <text:p>55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2-14T01:00:00">
            <text:p>Fri Feb 14 01:00:00 2020</text:p>
          </table:table-cell>
          <table:table-cell office:value-type="float" office:value="698.8333">
            <text:p>698.8333</text:p>
          </table:table-cell>
          <table:table-cell office:value-type="float" office:value="36.5">
            <text:p>36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02-14T20:00:00">
            <text:p>Fri Feb 14 20:00:00 2020</text:p>
          </table:table-cell>
          <table:table-cell office:value-type="float" office:value="824.5">
            <text:p>824.5</text:p>
          </table:table-cell>
          <table:table-cell office:value-type="float" office:value="79.6667">
            <text:p>79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2-14T21:00:00">
            <text:p>Fri Feb 14 21:00:00 2020</text:p>
          </table:table-cell>
          <table:table-cell office:value-type="float" office:value="925.3333">
            <text:p>925.3333</text:p>
          </table:table-cell>
          <table:table-cell office:value-type="float" office:value="78.0">
            <text:p>78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02-14T22:00:00">
            <text:p>Fri Feb 14 22:00:00 2020</text:p>
          </table:table-cell>
          <table:table-cell office:value-type="float" office:value="1076.0">
            <text:p>1076.0</text:p>
          </table:table-cell>
          <table:table-cell office:value-type="float" office:value="80.6667">
            <text:p>80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02-14T23:00:00">
            <text:p>Fri Feb 14 23:00:00 2020</text:p>
          </table:table-cell>
          <table:table-cell office:value-type="float" office:value="743.0">
            <text:p>743.0</text:p>
          </table:table-cell>
          <table:table-cell office:value-type="float" office:value="46.5">
            <text:p>46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02-15T00:00:00">
            <text:p>Sat Feb 15 00:00:00 2020</text:p>
          </table:table-cell>
          <table:table-cell office:value-type="float" office:value="790.3333">
            <text:p>790.3333</text:p>
          </table:table-cell>
          <table:table-cell office:value-type="float" office:value="50.8333">
            <text:p>50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02-15T01:00:00">
            <text:p>Sat Feb 15 01:00:00 2020</text:p>
          </table:table-cell>
          <table:table-cell office:value-type="float" office:value="901.6667">
            <text:p>901.6667</text:p>
          </table:table-cell>
          <table:table-cell office:value-type="float" office:value="57.1667">
            <text:p>57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0-02-15T02:00:00">
            <text:p>Sat Feb 15 02:00:00 2020</text:p>
          </table:table-cell>
          <table:table-cell office:value-type="float" office:value="725.0">
            <text:p>725.0</text:p>
          </table:table-cell>
          <table:table-cell office:value-type="float" office:value="35.5">
            <text:p>35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2-15T03:00:00">
            <text:p>Sat Feb 15 03:00:00 2020</text:p>
          </table:table-cell>
          <table:table-cell office:value-type="float" office:value="624.0">
            <text:p>624.0</text:p>
          </table:table-cell>
          <table:table-cell office:value-type="float" office:value="23.8333">
            <text:p>23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02-15T04:00:00">
            <text:p>Sat Feb 15 04:00:00 2020</text:p>
          </table:table-cell>
          <table:table-cell office:value-type="float" office:value="604.0">
            <text:p>604.0</text:p>
          </table:table-cell>
          <table:table-cell office:value-type="float" office:value="18.1667">
            <text:p>18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2-15T05:00:00">
            <text:p>Sat Feb 15 05:00:00 2020</text:p>
          </table:table-cell>
          <table:table-cell office:value-type="float" office:value="596.5">
            <text:p>596.5</text:p>
          </table:table-cell>
          <table:table-cell office:value-type="float" office:value="17.1667">
            <text:p>17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02-15T06:00:00">
            <text:p>Sat Feb 15 06:00:00 2020</text:p>
          </table:table-cell>
          <table:table-cell office:value-type="float" office:value="586.5">
            <text:p>586.5</text:p>
          </table:table-cell>
          <table:table-cell office:value-type="float" office:value="19.6667">
            <text:p>19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02-15T20:00:00">
            <text:p>Sat Feb 15 20:00:00 2020</text:p>
          </table:table-cell>
          <table:table-cell office:value-type="float" office:value="775.3333">
            <text:p>775.3333</text:p>
          </table:table-cell>
          <table:table-cell office:value-type="float" office:value="64.1667">
            <text:p>64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02-15T21:00:00">
            <text:p>Sat Feb 15 21:00:00 2020</text:p>
          </table:table-cell>
          <table:table-cell office:value-type="float" office:value="887.5">
            <text:p>887.5</text:p>
          </table:table-cell>
          <table:table-cell office:value-type="float" office:value="79.3333">
            <text:p>79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2-15T22:00:00">
            <text:p>Sat Feb 15 22:00:00 2020</text:p>
          </table:table-cell>
          <table:table-cell office:value-type="float" office:value="796.8333">
            <text:p>796.8333</text:p>
          </table:table-cell>
          <table:table-cell office:value-type="float" office:value="58.6667">
            <text:p>58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02-15T23:00:00">
            <text:p>Sat Feb 15 23:00:00 2020</text:p>
          </table:table-cell>
          <table:table-cell office:value-type="float" office:value="720.5">
            <text:p>720.5</text:p>
          </table:table-cell>
          <table:table-cell office:value-type="float" office:value="37.0">
            <text:p>37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02-16T00:00:00">
            <text:p>Sun Feb 16 00:00:00 2020</text:p>
          </table:table-cell>
          <table:table-cell office:value-type="float" office:value="688.8333">
            <text:p>688.8333</text:p>
          </table:table-cell>
          <table:table-cell office:value-type="float" office:value="28.5">
            <text:p>28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0-02-16T01:00:00">
            <text:p>Sun Feb 16 01:00:00 2020</text:p>
          </table:table-cell>
          <table:table-cell office:value-type="float" office:value="743.6667">
            <text:p>743.6667</text:p>
          </table:table-cell>
          <table:table-cell office:value-type="float" office:value="43.0">
            <text:p>43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2-16T02:00:00">
            <text:p>Sun Feb 16 02:00:00 2020</text:p>
          </table:table-cell>
          <table:table-cell office:value-type="float" office:value="684.5">
            <text:p>684.5</text:p>
          </table:table-cell>
          <table:table-cell office:value-type="float" office:value="36.3333">
            <text:p>36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2-16T20:00:00">
            <text:p>Sun Feb 16 20:00:00 2020</text:p>
          </table:table-cell>
          <table:table-cell office:value-type="float" office:value="710.5">
            <text:p>710.5</text:p>
          </table:table-cell>
          <table:table-cell office:value-type="float" office:value="59.3333">
            <text:p>59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02-16T21:00:00">
            <text:p>Sun Feb 16 21:00:00 2020</text:p>
          </table:table-cell>
          <table:table-cell office:value-type="float" office:value="904.0">
            <text:p>904.0</text:p>
          </table:table-cell>
          <table:table-cell office:value-type="float" office:value="79.0">
            <text:p>79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0-02-16T22:00:00">
            <text:p>Sun Feb 16 22:00:00 2020</text:p>
          </table:table-cell>
          <table:table-cell office:value-type="float" office:value="883.3333">
            <text:p>883.3333</text:p>
          </table:table-cell>
          <table:table-cell office:value-type="float" office:value="73.1667">
            <text:p>73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02-16T23:00:00">
            <text:p>Sun Feb 16 23:00:00 2020</text:p>
          </table:table-cell>
          <table:table-cell office:value-type="float" office:value="744.8333">
            <text:p>744.8333</text:p>
          </table:table-cell>
          <table:table-cell office:value-type="float" office:value="42.1667">
            <text:p>42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2-17T00:00:00">
            <text:p>Mon Feb 17 00:00:00 2020</text:p>
          </table:table-cell>
          <table:table-cell office:value-type="float" office:value="768.6667">
            <text:p>768.6667</text:p>
          </table:table-cell>
          <table:table-cell office:value-type="float" office:value="45.8333">
            <text:p>45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02-17T01:00:00">
            <text:p>Mon Feb 17 01:00:00 2020</text:p>
          </table:table-cell>
          <table:table-cell office:value-type="float" office:value="759.3333">
            <text:p>759.3333</text:p>
          </table:table-cell>
          <table:table-cell office:value-type="float" office:value="40.5">
            <text:p>40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2-17T23:00:00">
            <text:p>Mon Feb 17 23:00:00 2020</text:p>
          </table:table-cell>
          <table:table-cell office:value-type="float" office:value="636.1667">
            <text:p>636.1667</text:p>
          </table:table-cell>
          <table:table-cell office:value-type="float" office:value="28.5">
            <text:p>28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2-18T00:00:00">
            <text:p>Tue Feb 18 00:00:00 2020</text:p>
          </table:table-cell>
          <table:table-cell office:value-type="float" office:value="674.1667">
            <text:p>674.1667</text:p>
          </table:table-cell>
          <table:table-cell office:value-type="float" office:value="34.0">
            <text:p>34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02-18T01:00:00">
            <text:p>Tue Feb 18 01:00:00 2020</text:p>
          </table:table-cell>
          <table:table-cell office:value-type="float" office:value="634.0">
            <text:p>634.0</text:p>
          </table:table-cell>
          <table:table-cell office:value-type="float" office:value="25.1667">
            <text:p>25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02-18T02:00:00">
            <text:p>Tue Feb 18 02:00:00 2020</text:p>
          </table:table-cell>
          <table:table-cell office:value-type="float" office:value="570.3333">
            <text:p>570.3333</text:p>
          </table:table-cell>
          <table:table-cell office:value-type="float" office:value="13.1667">
            <text:p>13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2-18T03:00:00">
            <text:p>Tue Feb 18 03:00:00 2020</text:p>
          </table:table-cell>
          <table:table-cell office:value-type="float" office:value="563.1667">
            <text:p>563.1667</text:p>
          </table:table-cell>
          <table:table-cell office:value-type="float" office:value="12.3333">
            <text:p>12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02-18T04:00:00">
            <text:p>Tue Feb 18 04:00:00 2020</text:p>
          </table:table-cell>
          <table:table-cell office:value-type="float" office:value="555.3333">
            <text:p>555.3333</text:p>
          </table:table-cell>
          <table:table-cell office:value-type="float" office:value="8.5">
            <text:p>8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2-18T22:00:00">
            <text:p>Tue Feb 18 22:00:00 2020</text:p>
          </table:table-cell>
          <table:table-cell office:value-type="float" office:value="635.5">
            <text:p>635.5</text:p>
          </table:table-cell>
          <table:table-cell office:value-type="float" office:value="28.0">
            <text:p>28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02-18T23:00:00">
            <text:p>Tue Feb 18 23:00:00 2020</text:p>
          </table:table-cell>
          <table:table-cell office:value-type="float" office:value="630.5">
            <text:p>630.5</text:p>
          </table:table-cell>
          <table:table-cell office:value-type="float" office:value="25.8333">
            <text:p>25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2-19T00:00:00">
            <text:p>Wed Feb 19 00:00:00 2020</text:p>
          </table:table-cell>
          <table:table-cell office:value-type="float" office:value="651.0">
            <text:p>651.0</text:p>
          </table:table-cell>
          <table:table-cell office:value-type="float" office:value="21.6667">
            <text:p>21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02-19T01:00:00">
            <text:p>Wed Feb 19 01:00:00 2020</text:p>
          </table:table-cell>
          <table:table-cell office:value-type="float" office:value="621.5">
            <text:p>621.5</text:p>
          </table:table-cell>
          <table:table-cell office:value-type="float" office:value="11.0">
            <text:p>11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2-19T02:00:00">
            <text:p>Wed Feb 19 02:00:00 2020</text:p>
          </table:table-cell>
          <table:table-cell office:value-type="float" office:value="616.8333">
            <text:p>616.8333</text:p>
          </table:table-cell>
          <table:table-cell office:value-type="float" office:value="13.8333">
            <text:p>13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2-19T03:00:00">
            <text:p>Wed Feb 19 03:00:00 2020</text:p>
          </table:table-cell>
          <table:table-cell office:value-type="float" office:value="591.0">
            <text:p>591.0</text:p>
          </table:table-cell>
          <table:table-cell office:value-type="float" office:value="6.5">
            <text:p>6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02-19T04:00:00">
            <text:p>Wed Feb 19 04:00:00 2020</text:p>
          </table:table-cell>
          <table:table-cell office:value-type="float" office:value="638.1667">
            <text:p>638.1667</text:p>
          </table:table-cell>
          <table:table-cell office:value-type="float" office:value="9.1667">
            <text:p>9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2-19T05:00:00">
            <text:p>Wed Feb 19 05:00:00 2020</text:p>
          </table:table-cell>
          <table:table-cell office:value-type="float" office:value="633.1667">
            <text:p>633.1667</text:p>
          </table:table-cell>
          <table:table-cell office:value-type="float" office:value="6.6667">
            <text:p>6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02-19T06:00:00">
            <text:p>Wed Feb 19 06:00:00 2020</text:p>
          </table:table-cell>
          <table:table-cell office:value-type="float" office:value="614.3333">
            <text:p>614.3333</text:p>
          </table:table-cell>
          <table:table-cell office:value-type="float" office:value="7.0">
            <text:p>7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2-19T07:00:00">
            <text:p>Wed Feb 19 07:00:00 2020</text:p>
          </table:table-cell>
          <table:table-cell office:value-type="float" office:value="649.8333">
            <text:p>649.8333</text:p>
          </table:table-cell>
          <table:table-cell office:value-type="float" office:value="19.3333">
            <text:p>19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02-19T08:00:00">
            <text:p>Wed Feb 19 08:00:00 2020</text:p>
          </table:table-cell>
          <table:table-cell office:value-type="float" office:value="683.5">
            <text:p>683.5</text:p>
          </table:table-cell>
          <table:table-cell office:value-type="float" office:value="36.8333">
            <text:p>36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2-19T21:00:00">
            <text:p>Wed Feb 19 21:00:00 2020</text:p>
          </table:table-cell>
          <table:table-cell office:value-type="float" office:value="773.5">
            <text:p>773.5</text:p>
          </table:table-cell>
          <table:table-cell office:value-type="float" office:value="62.1667">
            <text:p>62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2-19T22:00:00">
            <text:p>Wed Feb 19 22:00:00 2020</text:p>
          </table:table-cell>
          <table:table-cell office:value-type="float" office:value="865.0">
            <text:p>865.0</text:p>
          </table:table-cell>
          <table:table-cell office:value-type="float" office:value="70.8333">
            <text:p>70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0-02-19T23:00:00">
            <text:p>Wed Feb 19 23:00:00 2020</text:p>
          </table:table-cell>
          <table:table-cell office:value-type="float" office:value="534.8333">
            <text:p>534.8333</text:p>
          </table:table-cell>
          <table:table-cell office:value-type="float" office:value="10.6667">
            <text:p>10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0-02-20T00:00:00">
            <text:p>Thu Feb 20 00:00:00 2020</text:p>
          </table:table-cell>
          <table:table-cell office:value-type="float" office:value="499.1667">
            <text:p>499.1667</text:p>
          </table:table-cell>
          <table:table-cell office:value-type="float" office:value="4.3333">
            <text:p>4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02-20T01:00:00">
            <text:p>Thu Feb 20 01:00:00 2020</text:p>
          </table:table-cell>
          <table:table-cell office:value-type="float" office:value="513.0">
            <text:p>513.0</text:p>
          </table:table-cell>
          <table:table-cell office:value-type="float" office:value="4.1667">
            <text:p>4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02-20T09:00:00">
            <text:p>Thu Feb 20 09:00:00 2020</text:p>
          </table:table-cell>
          <table:table-cell office:value-type="float" office:value="626.3333">
            <text:p>626.3333</text:p>
          </table:table-cell>
          <table:table-cell office:value-type="float" office:value="33.0">
            <text:p>33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2-20T10:00:00">
            <text:p>Thu Feb 20 10:00:00 2020</text:p>
          </table:table-cell>
          <table:table-cell office:value-type="float" office:value="634.1667">
            <text:p>634.1667</text:p>
          </table:table-cell>
          <table:table-cell office:value-type="float" office:value="21.3333">
            <text:p>21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2-20T20:00:00">
            <text:p>Thu Feb 20 20:00:00 2020</text:p>
          </table:table-cell>
          <table:table-cell office:value-type="float" office:value="776.8333">
            <text:p>776.8333</text:p>
          </table:table-cell>
          <table:table-cell office:value-type="float" office:value="79.8333">
            <text:p>79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02-20T21:00:00">
            <text:p>Thu Feb 20 21:00:00 2020</text:p>
          </table:table-cell>
          <table:table-cell office:value-type="float" office:value="822.6667">
            <text:p>822.6667</text:p>
          </table:table-cell>
          <table:table-cell office:value-type="float" office:value="82.6667">
            <text:p>82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2-20T22:00:00">
            <text:p>Thu Feb 20 22:00:00 2020</text:p>
          </table:table-cell>
          <table:table-cell office:value-type="float" office:value="834.5">
            <text:p>834.5</text:p>
          </table:table-cell>
          <table:table-cell office:value-type="float" office:value="62.6667">
            <text:p>62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2-21T20:00:00">
            <text:p>Fri Feb 21 20:00:00 2020</text:p>
          </table:table-cell>
          <table:table-cell office:value-type="float" office:value="789.6667">
            <text:p>789.6667</text:p>
          </table:table-cell>
          <table:table-cell office:value-type="float" office:value="108.0">
            <text:p>108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2-21T21:00:00">
            <text:p>Fri Feb 21 21:00:00 2020</text:p>
          </table:table-cell>
          <table:table-cell office:value-type="float" office:value="1055.6667">
            <text:p>1055.6667</text:p>
          </table:table-cell>
          <table:table-cell office:value-type="float" office:value="106.0">
            <text:p>106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02-22T23:00:00">
            <text:p>Sat Feb 22 23:00:00 2020</text:p>
          </table:table-cell>
          <table:table-cell office:value-type="float" office:value="711.5">
            <text:p>711.5</text:p>
          </table:table-cell>
          <table:table-cell office:value-type="float" office:value="72.6667">
            <text:p>72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02-23T21:00:00">
            <text:p>Sun Feb 23 21:00:00 2020</text:p>
          </table:table-cell>
          <table:table-cell office:value-type="float" office:value="809.6667">
            <text:p>809.6667</text:p>
          </table:table-cell>
          <table:table-cell office:value-type="float" office:value="112.5">
            <text:p>112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2-24T21:00:00">
            <text:p>Mon Feb 24 21:00:00 2020</text:p>
          </table:table-cell>
          <table:table-cell office:value-type="float" office:value="577.6667">
            <text:p>577.6667</text:p>
          </table:table-cell>
          <table:table-cell office:value-type="float" office:value="77.6667">
            <text:p>77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03-09T21:00:00">
            <text:p>Mon Mar  9 21:00:00 2020</text:p>
          </table:table-cell>
          <table:table-cell office:value-type="float" office:value="603.1667">
            <text:p>603.1667</text:p>
          </table:table-cell>
          <table:table-cell office:value-type="float" office:value="90.5">
            <text:p>90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3-09T22:00:00">
            <text:p>Mon Mar  9 22:00:00 2020</text:p>
          </table:table-cell>
          <table:table-cell office:value-type="float" office:value="649.1667">
            <text:p>649.1667</text:p>
          </table:table-cell>
          <table:table-cell office:value-type="float" office:value="75.8333">
            <text:p>75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0-03-10T20:00:00">
            <text:p>Tue Mar 10 20:00:00 2020</text:p>
          </table:table-cell>
          <table:table-cell office:value-type="float" office:value="606.1667">
            <text:p>606.1667</text:p>
          </table:table-cell>
          <table:table-cell office:value-type="float" office:value="48.5">
            <text:p>48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3-11T21:00:00">
            <text:p>Wed Mar 11 21:00:00 2020</text:p>
          </table:table-cell>
          <table:table-cell office:value-type="float" office:value="708.5">
            <text:p>708.5</text:p>
          </table:table-cell>
          <table:table-cell office:value-type="float" office:value="49.3333">
            <text:p>49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0-03-11T22:00:00">
            <text:p>Wed Mar 11 22:00:00 2020</text:p>
          </table:table-cell>
          <table:table-cell office:value-type="float" office:value="1073.0">
            <text:p>1073.0</text:p>
          </table:table-cell>
          <table:table-cell office:value-type="float" office:value="96.0">
            <text:p>96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03-11T23:00:00">
            <text:p>Wed Mar 11 23:00:00 2020</text:p>
          </table:table-cell>
          <table:table-cell office:value-type="float" office:value="1035.5">
            <text:p>1035.5</text:p>
          </table:table-cell>
          <table:table-cell office:value-type="float" office:value="93.3333">
            <text:p>93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03-28T23:00:00">
            <text:p>Sat Mar 28 23:00:00 2020</text:p>
          </table:table-cell>
          <table:table-cell office:value-type="float" office:value="836.6667">
            <text:p>836.6667</text:p>
          </table:table-cell>
          <table:table-cell office:value-type="float" office:value="28.3333">
            <text:p>28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5-02T23:00:00">
            <text:p>Sat May  2 23:00:00 2020</text:p>
          </table:table-cell>
          <table:table-cell office:value-type="float" office:value="676.5">
            <text:p>676.5</text:p>
          </table:table-cell>
          <table:table-cell office:value-type="float" office:value="20.0">
            <text:p>20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5-03T00:00:00">
            <text:p>Sun May  3 00:00:00 2020</text:p>
          </table:table-cell>
          <table:table-cell office:value-type="float" office:value="692.5">
            <text:p>692.5</text:p>
          </table:table-cell>
          <table:table-cell office:value-type="float" office:value="13.6667">
            <text:p>13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9-10T22:00:00">
            <text:p>Thu Sep 10 22:00:00 2020</text:p>
          </table:table-cell>
          <table:table-cell office:value-type="float" office:value="785.0">
            <text:p>785.0</text:p>
          </table:table-cell>
          <table:table-cell office:value-type="float" office:value="91.1667">
            <text:p>91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09-10T23:00:00">
            <text:p>Thu Sep 10 23:00:00 2020</text:p>
          </table:table-cell>
          <table:table-cell office:value-type="float" office:value="930.8333">
            <text:p>930.8333</text:p>
          </table:table-cell>
          <table:table-cell office:value-type="float" office:value="102.3333">
            <text:p>102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9-11T00:00:00">
            <text:p>Fri Sep 11 00:00:00 2020</text:p>
          </table:table-cell>
          <table:table-cell office:value-type="float" office:value="1105.1667">
            <text:p>1105.1667</text:p>
          </table:table-cell>
          <table:table-cell office:value-type="float" office:value="109.6667">
            <text:p>109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9-11T22:00:00">
            <text:p>Fri Sep 11 22:00:00 2020</text:p>
          </table:table-cell>
          <table:table-cell office:value-type="float" office:value="881.1667">
            <text:p>881.1667</text:p>
          </table:table-cell>
          <table:table-cell office:value-type="float" office:value="107.8333">
            <text:p>107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09-11T23:00:00">
            <text:p>Fri Sep 11 23:00:00 2020</text:p>
          </table:table-cell>
          <table:table-cell office:value-type="float" office:value="1067.8333">
            <text:p>1067.8333</text:p>
          </table:table-cell>
          <table:table-cell office:value-type="float" office:value="122.8333">
            <text:p>122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09-12T00:00:00">
            <text:p>Sat Sep 12 00:00:00 2020</text:p>
          </table:table-cell>
          <table:table-cell office:value-type="float" office:value="849.0">
            <text:p>849.0</text:p>
          </table:table-cell>
          <table:table-cell office:value-type="float" office:value="86.3333">
            <text:p>86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9-20T22:00:00">
            <text:p>Sun Sep 20 22:00:00 2020</text:p>
          </table:table-cell>
          <table:table-cell office:value-type="float" office:value="705.6667">
            <text:p>705.6667</text:p>
          </table:table-cell>
          <table:table-cell office:value-type="float" office:value="29.1667">
            <text:p>29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09-20T23:00:00">
            <text:p>Sun Sep 20 23:00:00 2020</text:p>
          </table:table-cell>
          <table:table-cell office:value-type="float" office:value="649.5">
            <text:p>649.5</text:p>
          </table:table-cell>
          <table:table-cell office:value-type="float" office:value="23.5">
            <text:p>23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09-21T00:00:00">
            <text:p>Mon Sep 21 00:00:00 2020</text:p>
          </table:table-cell>
          <table:table-cell office:value-type="float" office:value="631.5">
            <text:p>631.5</text:p>
          </table:table-cell>
          <table:table-cell office:value-type="float" office:value="19.1667">
            <text:p>19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0-09-21T22:00:00">
            <text:p>Mon Sep 21 22:00:00 2020</text:p>
          </table:table-cell>
          <table:table-cell office:value-type="float" office:value="842.1667">
            <text:p>842.1667</text:p>
          </table:table-cell>
          <table:table-cell office:value-type="float" office:value="70.1667">
            <text:p>70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0-09-25T02:00:00">
            <text:p>Fri Sep 25 02:00:00 2020</text:p>
          </table:table-cell>
          <table:table-cell office:value-type="float" office:value="628.1667">
            <text:p>628.1667</text:p>
          </table:table-cell>
          <table:table-cell office:value-type="float" office:value="8.8333">
            <text:p>8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9-25T03:00:00">
            <text:p>Fri Sep 25 03:00:00 2020</text:p>
          </table:table-cell>
          <table:table-cell office:value-type="float" office:value="657.1667">
            <text:p>657.1667</text:p>
          </table:table-cell>
          <table:table-cell office:value-type="float" office:value="8.5">
            <text:p>8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09-25T04:00:00">
            <text:p>Fri Sep 25 04:00:00 2020</text:p>
          </table:table-cell>
          <table:table-cell office:value-type="float" office:value="623.0">
            <text:p>623.0</text:p>
          </table:table-cell>
          <table:table-cell office:value-type="float" office:value="6.6667">
            <text:p>6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09-25T05:00:00">
            <text:p>Fri Sep 25 05:00:00 2020</text:p>
          </table:table-cell>
          <table:table-cell office:value-type="float" office:value="659.8333">
            <text:p>659.8333</text:p>
          </table:table-cell>
          <table:table-cell office:value-type="float" office:value="3.8333">
            <text:p>3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09-25T06:00:00">
            <text:p>Fri Sep 25 06:00:00 2020</text:p>
          </table:table-cell>
          <table:table-cell office:value-type="float" office:value="619.5">
            <text:p>619.5</text:p>
          </table:table-cell>
          <table:table-cell office:value-type="float" office:value="4.1667">
            <text:p>4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9-27T22:00:00">
            <text:p>Sun Sep 27 22:00:00 2020</text:p>
          </table:table-cell>
          <table:table-cell office:value-type="float" office:value="1133.1667">
            <text:p>1133.1667</text:p>
          </table:table-cell>
          <table:table-cell office:value-type="float" office:value="89.3333">
            <text:p>89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9-27T23:00:00">
            <text:p>Sun Sep 27 23:00:00 2020</text:p>
          </table:table-cell>
          <table:table-cell office:value-type="float" office:value="1236.1667">
            <text:p>1236.1667</text:p>
          </table:table-cell>
          <table:table-cell office:value-type="float" office:value="85.1667">
            <text:p>85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09-28T00:00:00">
            <text:p>Mon Sep 28 00:00:00 2020</text:p>
          </table:table-cell>
          <table:table-cell office:value-type="float" office:value="996.0">
            <text:p>996.0</text:p>
          </table:table-cell>
          <table:table-cell office:value-type="float" office:value="52.1667">
            <text:p>52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09-28T01:00:00">
            <text:p>Mon Sep 28 01:00:00 2020</text:p>
          </table:table-cell>
          <table:table-cell office:value-type="float" office:value="801.0">
            <text:p>801.0</text:p>
          </table:table-cell>
          <table:table-cell office:value-type="float" office:value="37.8333">
            <text:p>37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09-28T20:00:00">
            <text:p>Mon Sep 28 20:00:00 2020</text:p>
          </table:table-cell>
          <table:table-cell office:value-type="float" office:value="687.3333">
            <text:p>687.3333</text:p>
          </table:table-cell>
          <table:table-cell office:value-type="float" office:value="37.0">
            <text:p>37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09-28T21:00:00">
            <text:p>Mon Sep 28 21:00:00 2020</text:p>
          </table:table-cell>
          <table:table-cell office:value-type="float" office:value="1036.1667">
            <text:p>1036.1667</text:p>
          </table:table-cell>
          <table:table-cell office:value-type="float" office:value="91.3333">
            <text:p>91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09-28T22:00:00">
            <text:p>Mon Sep 28 22:00:00 2020</text:p>
          </table:table-cell>
          <table:table-cell office:value-type="float" office:value="1072.3333">
            <text:p>1072.3333</text:p>
          </table:table-cell>
          <table:table-cell office:value-type="float" office:value="93.0">
            <text:p>93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9-28T23:00:00">
            <text:p>Mon Sep 28 23:00:00 2020</text:p>
          </table:table-cell>
          <table:table-cell office:value-type="float" office:value="715.5">
            <text:p>715.5</text:p>
          </table:table-cell>
          <table:table-cell office:value-type="float" office:value="29.5">
            <text:p>29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0-09-29T00:00:00">
            <text:p>Tue Sep 29 00:00:00 2020</text:p>
          </table:table-cell>
          <table:table-cell office:value-type="float" office:value="649.8333">
            <text:p>649.8333</text:p>
          </table:table-cell>
          <table:table-cell office:value-type="float" office:value="11.5">
            <text:p>11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0-09-29T20:00:00">
            <text:p>Tue Sep 29 20:00:00 2020</text:p>
          </table:table-cell>
          <table:table-cell office:value-type="float" office:value="780.1667">
            <text:p>780.1667</text:p>
          </table:table-cell>
          <table:table-cell office:value-type="float" office:value="50.1667">
            <text:p>50.1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0-09-29T21:00:00">
            <text:p>Tue Sep 29 21:00:00 2020</text:p>
          </table:table-cell>
          <table:table-cell office:value-type="float" office:value="878.6667">
            <text:p>878.6667</text:p>
          </table:table-cell>
          <table:table-cell office:value-type="float" office:value="76.6667">
            <text:p>76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9-29T22:00:00">
            <text:p>Tue Sep 29 22:00:00 2020</text:p>
          </table:table-cell>
          <table:table-cell office:value-type="float" office:value="914.8333">
            <text:p>914.8333</text:p>
          </table:table-cell>
          <table:table-cell office:value-type="float" office:value="70.8333">
            <text:p>70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9-29T23:00:00">
            <text:p>Tue Sep 29 23:00:00 2020</text:p>
          </table:table-cell>
          <table:table-cell office:value-type="float" office:value="1120.1667">
            <text:p>1120.1667</text:p>
          </table:table-cell>
          <table:table-cell office:value-type="float" office:value="79.0">
            <text:p>79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09-30T00:00:00">
            <text:p>Wed Sep 30 00:00:00 2020</text:p>
          </table:table-cell>
          <table:table-cell office:value-type="float" office:value="988.0">
            <text:p>988.0</text:p>
          </table:table-cell>
          <table:table-cell office:value-type="float" office:value="53.3333">
            <text:p>53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09-30T23:00:00">
            <text:p>Wed Sep 30 23:00:00 2020</text:p>
          </table:table-cell>
          <table:table-cell office:value-type="float" office:value="686.0">
            <text:p>686.0</text:p>
          </table:table-cell>
          <table:table-cell office:value-type="float" office:value="33.6667">
            <text:p>33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0-10-06T00:00:00">
            <text:p>Tue Oct  6 00:00:00 2020</text:p>
          </table:table-cell>
          <table:table-cell office:value-type="float" office:value="584.1667">
            <text:p>584.1667</text:p>
          </table:table-cell>
          <table:table-cell office:value-type="float" office:value="29.1667">
            <text:p>29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10-06T21:00:00">
            <text:p>Tue Oct  6 21:00:00 2020</text:p>
          </table:table-cell>
          <table:table-cell office:value-type="float" office:value="1134.5">
            <text:p>1134.5</text:p>
          </table:table-cell>
          <table:table-cell office:value-type="float" office:value="106.3333">
            <text:p>106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06T22:00:00">
            <text:p>Tue Oct  6 22:00:00 2020</text:p>
          </table:table-cell>
          <table:table-cell office:value-type="float" office:value="1379.3333">
            <text:p>1379.3333</text:p>
          </table:table-cell>
          <table:table-cell office:value-type="float" office:value="105.8333">
            <text:p>105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06T23:00:00">
            <text:p>Tue Oct  6 23:00:00 2020</text:p>
          </table:table-cell>
          <table:table-cell office:value-type="float" office:value="1024.5">
            <text:p>1024.5</text:p>
          </table:table-cell>
          <table:table-cell office:value-type="float" office:value="81.8333">
            <text:p>81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0-07T00:00:00">
            <text:p>Wed Oct  7 00:00:00 2020</text:p>
          </table:table-cell>
          <table:table-cell office:value-type="float" office:value="926.3333">
            <text:p>926.3333</text:p>
          </table:table-cell>
          <table:table-cell office:value-type="float" office:value="67.0">
            <text:p>67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10-07T01:00:00">
            <text:p>Wed Oct  7 01:00:00 2020</text:p>
          </table:table-cell>
          <table:table-cell office:value-type="float" office:value="729.6667">
            <text:p>729.6667</text:p>
          </table:table-cell>
          <table:table-cell office:value-type="float" office:value="41.8333">
            <text:p>41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0-07T02:00:00">
            <text:p>Wed Oct  7 02:00:00 2020</text:p>
          </table:table-cell>
          <table:table-cell office:value-type="float" office:value="576.1667">
            <text:p>576.1667</text:p>
          </table:table-cell>
          <table:table-cell office:value-type="float" office:value="26.5">
            <text:p>26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10-07T20:00:00">
            <text:p>Wed Oct  7 20:00:00 2020</text:p>
          </table:table-cell>
          <table:table-cell office:value-type="float" office:value="773.1667">
            <text:p>773.1667</text:p>
          </table:table-cell>
          <table:table-cell office:value-type="float" office:value="67.3333">
            <text:p>67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0-07T21:00:00">
            <text:p>Wed Oct  7 21:00:00 2020</text:p>
          </table:table-cell>
          <table:table-cell office:value-type="float" office:value="1322.6667">
            <text:p>1322.6667</text:p>
          </table:table-cell>
          <table:table-cell office:value-type="float" office:value="115.8333">
            <text:p>115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07T22:00:00">
            <text:p>Wed Oct  7 22:00:00 2020</text:p>
          </table:table-cell>
          <table:table-cell office:value-type="float" office:value="1039.1667">
            <text:p>1039.1667</text:p>
          </table:table-cell>
          <table:table-cell office:value-type="float" office:value="92.0">
            <text:p>92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10-07T23:00:00">
            <text:p>Wed Oct  7 23:00:00 2020</text:p>
          </table:table-cell>
          <table:table-cell office:value-type="float" office:value="546.6667">
            <text:p>546.6667</text:p>
          </table:table-cell>
          <table:table-cell office:value-type="float" office:value="15.5">
            <text:p>15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0-10-08T00:00:00">
            <text:p>Thu Oct  8 00:00:00 2020</text:p>
          </table:table-cell>
          <table:table-cell office:value-type="float" office:value="731.3333">
            <text:p>731.3333</text:p>
          </table:table-cell>
          <table:table-cell office:value-type="float" office:value="44.8333">
            <text:p>44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10-08T20:00:00">
            <text:p>Thu Oct  8 20:00:00 2020</text:p>
          </table:table-cell>
          <table:table-cell office:value-type="float" office:value="763.6667">
            <text:p>763.6667</text:p>
          </table:table-cell>
          <table:table-cell office:value-type="float" office:value="62.5">
            <text:p>62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10-08T21:00:00">
            <text:p>Thu Oct  8 21:00:00 2020</text:p>
          </table:table-cell>
          <table:table-cell office:value-type="float" office:value="1276.8333">
            <text:p>1276.8333</text:p>
          </table:table-cell>
          <table:table-cell office:value-type="float" office:value="126.6667">
            <text:p>126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08T22:00:00">
            <text:p>Thu Oct  8 22:00:00 2020</text:p>
          </table:table-cell>
          <table:table-cell office:value-type="float" office:value="1303.8333">
            <text:p>1303.8333</text:p>
          </table:table-cell>
          <table:table-cell office:value-type="float" office:value="122.5">
            <text:p>122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08T23:00:00">
            <text:p>Thu Oct  8 23:00:00 2020</text:p>
          </table:table-cell>
          <table:table-cell office:value-type="float" office:value="996.1667">
            <text:p>996.1667</text:p>
          </table:table-cell>
          <table:table-cell office:value-type="float" office:value="96.0">
            <text:p>96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0-10-09T00:00:00">
            <text:p>Fri Oct  9 00:00:00 2020</text:p>
          </table:table-cell>
          <table:table-cell office:value-type="float" office:value="731.6667">
            <text:p>731.6667</text:p>
          </table:table-cell>
          <table:table-cell office:value-type="float" office:value="37.8333">
            <text:p>37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0-09T20:00:00">
            <text:p>Fri Oct  9 20:00:00 2020</text:p>
          </table:table-cell>
          <table:table-cell office:value-type="float" office:value="751.6667">
            <text:p>751.6667</text:p>
          </table:table-cell>
          <table:table-cell office:value-type="float" office:value="63.6667">
            <text:p>63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0-09T21:00:00">
            <text:p>Fri Oct  9 21:00:00 2020</text:p>
          </table:table-cell>
          <table:table-cell office:value-type="float" office:value="1176.5">
            <text:p>1176.5</text:p>
          </table:table-cell>
          <table:table-cell office:value-type="float" office:value="127.0">
            <text:p>127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0-09T22:00:00">
            <text:p>Fri Oct  9 22:00:00 2020</text:p>
          </table:table-cell>
          <table:table-cell office:value-type="float" office:value="1226.5">
            <text:p>1226.5</text:p>
          </table:table-cell>
          <table:table-cell office:value-type="float" office:value="112.3333">
            <text:p>112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0-09T23:00:00">
            <text:p>Fri Oct  9 23:00:00 2020</text:p>
          </table:table-cell>
          <table:table-cell office:value-type="float" office:value="1289.6667">
            <text:p>1289.6667</text:p>
          </table:table-cell>
          <table:table-cell office:value-type="float" office:value="99.6667">
            <text:p>99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10-10T00:00:00">
            <text:p>Sat Oct 10 00:00:00 2020</text:p>
          </table:table-cell>
          <table:table-cell office:value-type="float" office:value="1122.8333">
            <text:p>1122.8333</text:p>
          </table:table-cell>
          <table:table-cell office:value-type="float" office:value="89.6667">
            <text:p>89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10-10T01:00:00">
            <text:p>Sat Oct 10 01:00:00 2020</text:p>
          </table:table-cell>
          <table:table-cell office:value-type="float" office:value="881.5">
            <text:p>881.5</text:p>
          </table:table-cell>
          <table:table-cell office:value-type="float" office:value="63.6667">
            <text:p>63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10-10T02:00:00">
            <text:p>Sat Oct 10 02:00:00 2020</text:p>
          </table:table-cell>
          <table:table-cell office:value-type="float" office:value="668.1667">
            <text:p>668.1667</text:p>
          </table:table-cell>
          <table:table-cell office:value-type="float" office:value="33.3333">
            <text:p>33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10-10T21:00:00">
            <text:p>Sat Oct 10 21:00:00 2020</text:p>
          </table:table-cell>
          <table:table-cell office:value-type="float" office:value="721.8333">
            <text:p>721.8333</text:p>
          </table:table-cell>
          <table:table-cell office:value-type="float" office:value="60.6667">
            <text:p>60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0-10T22:00:00">
            <text:p>Sat Oct 10 22:00:00 2020</text:p>
          </table:table-cell>
          <table:table-cell office:value-type="float" office:value="836.5">
            <text:p>836.5</text:p>
          </table:table-cell>
          <table:table-cell office:value-type="float" office:value="74.6667">
            <text:p>74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0-10T23:00:00">
            <text:p>Sat Oct 10 23:00:00 2020</text:p>
          </table:table-cell>
          <table:table-cell office:value-type="float" office:value="845.0">
            <text:p>845.0</text:p>
          </table:table-cell>
          <table:table-cell office:value-type="float" office:value="58.5">
            <text:p>58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0-16T23:00:00">
            <text:p>Fri Oct 16 23:00:00 2020</text:p>
          </table:table-cell>
          <table:table-cell office:value-type="float" office:value="583.6667">
            <text:p>583.6667</text:p>
          </table:table-cell>
          <table:table-cell office:value-type="float" office:value="66.5">
            <text:p>66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10-17T21:00:00">
            <text:p>Sat Oct 17 21:00:00 2020</text:p>
          </table:table-cell>
          <table:table-cell office:value-type="float" office:value="690.8333">
            <text:p>690.8333</text:p>
          </table:table-cell>
          <table:table-cell office:value-type="float" office:value="88.0">
            <text:p>88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0-18T21:00:00">
            <text:p>Sun Oct 18 21:00:00 2020</text:p>
          </table:table-cell>
          <table:table-cell office:value-type="float" office:value="666.5">
            <text:p>666.5</text:p>
          </table:table-cell>
          <table:table-cell office:value-type="float" office:value="97.8333">
            <text:p>97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10-18T22:00:00">
            <text:p>Sun Oct 18 22:00:00 2020</text:p>
          </table:table-cell>
          <table:table-cell office:value-type="float" office:value="805.0">
            <text:p>805.0</text:p>
          </table:table-cell>
          <table:table-cell office:value-type="float" office:value="88.1667">
            <text:p>88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10-23T04:00:00">
            <text:p>Fri Oct 23 04:00:00 2020</text:p>
          </table:table-cell>
          <table:table-cell office:value-type="float" office:value="462.1667">
            <text:p>462.1667</text:p>
          </table:table-cell>
          <table:table-cell office:value-type="float" office:value="5.1667">
            <text:p>5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10-23T05:00:00">
            <text:p>Fri Oct 23 05:00:00 2020</text:p>
          </table:table-cell>
          <table:table-cell office:value-type="float" office:value="472.5">
            <text:p>472.5</text:p>
          </table:table-cell>
          <table:table-cell office:value-type="float" office:value="6.8333">
            <text:p>6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10-23T06:00:00">
            <text:p>Fri Oct 23 06:00:00 2020</text:p>
          </table:table-cell>
          <table:table-cell office:value-type="float" office:value="465.1667">
            <text:p>465.1667</text:p>
          </table:table-cell>
          <table:table-cell office:value-type="float" office:value="9.5">
            <text:p>9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0-23T07:00:00">
            <text:p>Fri Oct 23 07:00:00 2020</text:p>
          </table:table-cell>
          <table:table-cell office:value-type="float" office:value="493.6667">
            <text:p>493.6667</text:p>
          </table:table-cell>
          <table:table-cell office:value-type="float" office:value="15.1667">
            <text:p>15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0-23T08:00:00">
            <text:p>Fri Oct 23 08:00:00 2020</text:p>
          </table:table-cell>
          <table:table-cell office:value-type="float" office:value="569.5">
            <text:p>569.5</text:p>
          </table:table-cell>
          <table:table-cell office:value-type="float" office:value="30.0">
            <text:p>30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10-23T09:00:00">
            <text:p>Fri Oct 23 09:00:00 2020</text:p>
          </table:table-cell>
          <table:table-cell office:value-type="float" office:value="692.3333">
            <text:p>692.3333</text:p>
          </table:table-cell>
          <table:table-cell office:value-type="float" office:value="48.6667">
            <text:p>48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10-23T10:00:00">
            <text:p>Fri Oct 23 10:00:00 2020</text:p>
          </table:table-cell>
          <table:table-cell office:value-type="float" office:value="534.5">
            <text:p>534.5</text:p>
          </table:table-cell>
          <table:table-cell office:value-type="float" office:value="30.0">
            <text:p>30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10-23T11:00:00">
            <text:p>Fri Oct 23 11:00:00 2020</text:p>
          </table:table-cell>
          <table:table-cell office:value-type="float" office:value="512.6667">
            <text:p>512.6667</text:p>
          </table:table-cell>
          <table:table-cell office:value-type="float" office:value="21.6667">
            <text:p>21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10-23T22:00:00">
            <text:p>Fri Oct 23 22:00:00 2020</text:p>
          </table:table-cell>
          <table:table-cell office:value-type="float" office:value="682.1667">
            <text:p>682.1667</text:p>
          </table:table-cell>
          <table:table-cell office:value-type="float" office:value="57.1667">
            <text:p>57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0-23T23:00:00">
            <text:p>Fri Oct 23 23:00:00 2020</text:p>
          </table:table-cell>
          <table:table-cell office:value-type="float" office:value="583.6667">
            <text:p>583.6667</text:p>
          </table:table-cell>
          <table:table-cell office:value-type="float" office:value="22.8333">
            <text:p>22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0-24T01:00:00">
            <text:p>Sat Oct 24 01:00:00 2020</text:p>
          </table:table-cell>
          <table:table-cell office:value-type="float" office:value="578.6667">
            <text:p>578.6667</text:p>
          </table:table-cell>
          <table:table-cell office:value-type="float" office:value="21.6667">
            <text:p>21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10-24T06:00:00">
            <text:p>Sat Oct 24 06:00:00 2020</text:p>
          </table:table-cell>
          <table:table-cell office:value-type="float" office:value="574.8333">
            <text:p>574.8333</text:p>
          </table:table-cell>
          <table:table-cell office:value-type="float" office:value="19.0">
            <text:p>19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10-24T21:00:00">
            <text:p>Sat Oct 24 21:00:00 2020</text:p>
          </table:table-cell>
          <table:table-cell office:value-type="float" office:value="523.6667">
            <text:p>523.6667</text:p>
          </table:table-cell>
          <table:table-cell office:value-type="float" office:value="23.8333">
            <text:p>23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10-24T22:00:00">
            <text:p>Sat Oct 24 22:00:00 2020</text:p>
          </table:table-cell>
          <table:table-cell office:value-type="float" office:value="632.6667">
            <text:p>632.6667</text:p>
          </table:table-cell>
          <table:table-cell office:value-type="float" office:value="46.0">
            <text:p>46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0-24T23:00:00">
            <text:p>Sat Oct 24 23:00:00 2020</text:p>
          </table:table-cell>
          <table:table-cell office:value-type="float" office:value="883.8333">
            <text:p>883.8333</text:p>
          </table:table-cell>
          <table:table-cell office:value-type="float" office:value="66.0">
            <text:p>66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0-25T00:00:00">
            <text:p>Sun Oct 25 00:00:00 2020</text:p>
          </table:table-cell>
          <table:table-cell office:value-type="float" office:value="976.5">
            <text:p>976.5</text:p>
          </table:table-cell>
          <table:table-cell office:value-type="float" office:value="61.5">
            <text:p>61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0-10-25T01:00:00">
            <text:p>Sun Oct 25 01:00:00 2020</text:p>
          </table:table-cell>
          <table:table-cell office:value-type="float" office:value="783.5">
            <text:p>783.5</text:p>
          </table:table-cell>
          <table:table-cell office:value-type="float" office:value="50.3333">
            <text:p>50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0-25T02:00:00">
            <text:p>Sun Oct 25 02:00:00 2020</text:p>
          </table:table-cell>
          <table:table-cell office:value-type="float" office:value="720.5">
            <text:p>720.5</text:p>
          </table:table-cell>
          <table:table-cell office:value-type="float" office:value="41.8333">
            <text:p>41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10-25T03:00:00">
            <text:p>Sun Oct 25 03:00:00 2020</text:p>
          </table:table-cell>
          <table:table-cell office:value-type="float" office:value="615.1667">
            <text:p>615.1667</text:p>
          </table:table-cell>
          <table:table-cell office:value-type="float" office:value="23.3333">
            <text:p>23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0-27T21:00:00">
            <text:p>Tue Oct 27 21:00:00 2020</text:p>
          </table:table-cell>
          <table:table-cell office:value-type="float" office:value="646.1667">
            <text:p>646.1667</text:p>
          </table:table-cell>
          <table:table-cell office:value-type="float" office:value="66.8333">
            <text:p>66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10-27T22:00:00">
            <text:p>Tue Oct 27 22:00:00 2020</text:p>
          </table:table-cell>
          <table:table-cell office:value-type="float" office:value="655.8333">
            <text:p>655.8333</text:p>
          </table:table-cell>
          <table:table-cell office:value-type="float" office:value="66.0">
            <text:p>66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0-27T23:00:00">
            <text:p>Tue Oct 27 23:00:00 2020</text:p>
          </table:table-cell>
          <table:table-cell office:value-type="float" office:value="761.3333">
            <text:p>761.3333</text:p>
          </table:table-cell>
          <table:table-cell office:value-type="float" office:value="61.5">
            <text:p>61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0-10-28T00:00:00">
            <text:p>Wed Oct 28 00:00:00 2020</text:p>
          </table:table-cell>
          <table:table-cell office:value-type="float" office:value="579.5">
            <text:p>579.5</text:p>
          </table:table-cell>
          <table:table-cell office:value-type="float" office:value="34.6667">
            <text:p>34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0-28T19:00:00">
            <text:p>Wed Oct 28 19:00:00 2020</text:p>
          </table:table-cell>
          <table:table-cell office:value-type="float" office:value="606.0">
            <text:p>606.0</text:p>
          </table:table-cell>
          <table:table-cell office:value-type="float" office:value="55.8333">
            <text:p>55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10-28T20:00:00">
            <text:p>Wed Oct 28 20:00:00 2020</text:p>
          </table:table-cell>
          <table:table-cell office:value-type="float" office:value="799.1667">
            <text:p>799.1667</text:p>
          </table:table-cell>
          <table:table-cell office:value-type="float" office:value="85.0">
            <text:p>85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0-28T21:00:00">
            <text:p>Wed Oct 28 21:00:00 2020</text:p>
          </table:table-cell>
          <table:table-cell office:value-type="float" office:value="793.3333">
            <text:p>793.3333</text:p>
          </table:table-cell>
          <table:table-cell office:value-type="float" office:value="77.3333">
            <text:p>77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28T22:00:00">
            <text:p>Wed Oct 28 22:00:00 2020</text:p>
          </table:table-cell>
          <table:table-cell office:value-type="float" office:value="1478.1667">
            <text:p>1478.1667</text:p>
          </table:table-cell>
          <table:table-cell office:value-type="float" office:value="93.6667">
            <text:p>93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0-28T23:00:00">
            <text:p>Wed Oct 28 23:00:00 2020</text:p>
          </table:table-cell>
          <table:table-cell office:value-type="float" office:value="1068.6667">
            <text:p>1068.6667</text:p>
          </table:table-cell>
          <table:table-cell office:value-type="float" office:value="67.8333">
            <text:p>67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0-29T00:00:00">
            <text:p>Thu Oct 29 00:00:00 2020</text:p>
          </table:table-cell>
          <table:table-cell office:value-type="float" office:value="900.1667">
            <text:p>900.1667</text:p>
          </table:table-cell>
          <table:table-cell office:value-type="float" office:value="53.6667">
            <text:p>53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0-29T19:00:00">
            <text:p>Thu Oct 29 19:00:00 2020</text:p>
          </table:table-cell>
          <table:table-cell office:value-type="float" office:value="832.5">
            <text:p>832.5</text:p>
          </table:table-cell>
          <table:table-cell office:value-type="float" office:value="88.0">
            <text:p>88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0-29T20:00:00">
            <text:p>Thu Oct 29 20:00:00 2020</text:p>
          </table:table-cell>
          <table:table-cell office:value-type="float" office:value="1070.6667">
            <text:p>1070.6667</text:p>
          </table:table-cell>
          <table:table-cell office:value-type="float" office:value="97.6667">
            <text:p>97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0-29T21:00:00">
            <text:p>Thu Oct 29 21:00:00 2020</text:p>
          </table:table-cell>
          <table:table-cell office:value-type="float" office:value="1158.0">
            <text:p>1158.0</text:p>
          </table:table-cell>
          <table:table-cell office:value-type="float" office:value="96.5">
            <text:p>96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0-29T22:00:00">
            <text:p>Thu Oct 29 22:00:00 2020</text:p>
          </table:table-cell>
          <table:table-cell office:value-type="float" office:value="946.0">
            <text:p>946.0</text:p>
          </table:table-cell>
          <table:table-cell office:value-type="float" office:value="81.3333">
            <text:p>81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29T23:00:00">
            <text:p>Thu Oct 29 23:00:00 2020</text:p>
          </table:table-cell>
          <table:table-cell office:value-type="float" office:value="937.6667">
            <text:p>937.6667</text:p>
          </table:table-cell>
          <table:table-cell office:value-type="float" office:value="74.3333">
            <text:p>74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30T00:00:00">
            <text:p>Fri Oct 30 00:00:00 2020</text:p>
          </table:table-cell>
          <table:table-cell office:value-type="float" office:value="433.1667">
            <text:p>433.1667</text:p>
          </table:table-cell>
          <table:table-cell office:value-type="float" office:value="30.3333">
            <text:p>30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10-30T01:00:00">
            <text:p>Fri Oct 30 01:00:00 2020</text:p>
          </table:table-cell>
          <table:table-cell office:value-type="float" office:value="350.6667">
            <text:p>350.6667</text:p>
          </table:table-cell>
          <table:table-cell office:value-type="float" office:value="20.1667">
            <text:p>20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10-30T02:00:00">
            <text:p>Fri Oct 30 02:00:00 2020</text:p>
          </table:table-cell>
          <table:table-cell office:value-type="float" office:value="389.6667">
            <text:p>389.6667</text:p>
          </table:table-cell>
          <table:table-cell office:value-type="float" office:value="19.1667">
            <text:p>19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10-30T03:00:00">
            <text:p>Fri Oct 30 03:00:00 2020</text:p>
          </table:table-cell>
          <table:table-cell office:value-type="float" office:value="383.1667">
            <text:p>383.1667</text:p>
          </table:table-cell>
          <table:table-cell office:value-type="float" office:value="15.6667">
            <text:p>15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10-30T19:00:00">
            <text:p>Fri Oct 30 19:00:00 2020</text:p>
          </table:table-cell>
          <table:table-cell office:value-type="float" office:value="1063.5">
            <text:p>1063.5</text:p>
          </table:table-cell>
          <table:table-cell office:value-type="float" office:value="89.5">
            <text:p>89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30T20:00:00">
            <text:p>Fri Oct 30 20:00:00 2020</text:p>
          </table:table-cell>
          <table:table-cell office:value-type="float" office:value="1176.1667">
            <text:p>1176.1667</text:p>
          </table:table-cell>
          <table:table-cell office:value-type="float" office:value="99.0">
            <text:p>99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30T21:00:00">
            <text:p>Fri Oct 30 21:00:00 2020</text:p>
          </table:table-cell>
          <table:table-cell office:value-type="float" office:value="1113.1667">
            <text:p>1113.1667</text:p>
          </table:table-cell>
          <table:table-cell office:value-type="float" office:value="92.0">
            <text:p>92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30T22:00:00">
            <text:p>Fri Oct 30 22:00:00 2020</text:p>
          </table:table-cell>
          <table:table-cell office:value-type="float" office:value="1074.5">
            <text:p>1074.5</text:p>
          </table:table-cell>
          <table:table-cell office:value-type="float" office:value="80.8333">
            <text:p>80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0-30T23:00:00">
            <text:p>Fri Oct 30 23:00:00 2020</text:p>
          </table:table-cell>
          <table:table-cell office:value-type="float" office:value="1489.0">
            <text:p>1489.0</text:p>
          </table:table-cell>
          <table:table-cell office:value-type="float" office:value="77.6667">
            <text:p>77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0-31T00:00:00">
            <text:p>Sat Oct 31 00:00:00 2020</text:p>
          </table:table-cell>
          <table:table-cell office:value-type="float" office:value="1007.3333">
            <text:p>1007.3333</text:p>
          </table:table-cell>
          <table:table-cell office:value-type="float" office:value="55.6667">
            <text:p>55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0-31T01:00:00">
            <text:p>Sat Oct 31 01:00:00 2020</text:p>
          </table:table-cell>
          <table:table-cell office:value-type="float" office:value="612.8333">
            <text:p>612.8333</text:p>
          </table:table-cell>
          <table:table-cell office:value-type="float" office:value="25.8333">
            <text:p>25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10-31T02:00:00">
            <text:p>Sat Oct 31 02:00:00 2020</text:p>
          </table:table-cell>
          <table:table-cell office:value-type="float" office:value="457.8333">
            <text:p>457.8333</text:p>
          </table:table-cell>
          <table:table-cell office:value-type="float" office:value="16.0">
            <text:p>16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0-31T19:00:00">
            <text:p>Sat Oct 31 19:00:00 2020</text:p>
          </table:table-cell>
          <table:table-cell office:value-type="float" office:value="670.0">
            <text:p>670.0</text:p>
          </table:table-cell>
          <table:table-cell office:value-type="float" office:value="66.5">
            <text:p>66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0-31T20:00:00">
            <text:p>Sat Oct 31 20:00:00 2020</text:p>
          </table:table-cell>
          <table:table-cell office:value-type="float" office:value="735.8333">
            <text:p>735.8333</text:p>
          </table:table-cell>
          <table:table-cell office:value-type="float" office:value="74.0">
            <text:p>74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10-31T21:00:00">
            <text:p>Sat Oct 31 21:00:00 2020</text:p>
          </table:table-cell>
          <table:table-cell office:value-type="float" office:value="976.6667">
            <text:p>976.6667</text:p>
          </table:table-cell>
          <table:table-cell office:value-type="float" office:value="89.5">
            <text:p>89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0-31T22:00:00">
            <text:p>Sat Oct 31 22:00:00 2020</text:p>
          </table:table-cell>
          <table:table-cell office:value-type="float" office:value="958.5">
            <text:p>958.5</text:p>
          </table:table-cell>
          <table:table-cell office:value-type="float" office:value="86.3333">
            <text:p>86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0-31T23:00:00">
            <text:p>Sat Oct 31 23:00:00 2020</text:p>
          </table:table-cell>
          <table:table-cell office:value-type="float" office:value="891.3333">
            <text:p>891.3333</text:p>
          </table:table-cell>
          <table:table-cell office:value-type="float" office:value="66.8333">
            <text:p>66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11-01T00:00:00">
            <text:p>Sun Nov  1 00:00:00 2020</text:p>
          </table:table-cell>
          <table:table-cell office:value-type="float" office:value="741.1667">
            <text:p>741.1667</text:p>
          </table:table-cell>
          <table:table-cell office:value-type="float" office:value="48.3333">
            <text:p>48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1-01T01:00:00">
            <text:p>Sun Nov  1 01:00:00 2020</text:p>
          </table:table-cell>
          <table:table-cell office:value-type="float" office:value="612.3333">
            <text:p>612.3333</text:p>
          </table:table-cell>
          <table:table-cell office:value-type="float" office:value="30.3333">
            <text:p>30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11-01T19:00:00">
            <text:p>Sun Nov  1 19:00:00 2020</text:p>
          </table:table-cell>
          <table:table-cell office:value-type="float" office:value="685.6667">
            <text:p>685.6667</text:p>
          </table:table-cell>
          <table:table-cell office:value-type="float" office:value="53.0">
            <text:p>53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1-01T20:00:00">
            <text:p>Sun Nov  1 20:00:00 2020</text:p>
          </table:table-cell>
          <table:table-cell office:value-type="float" office:value="768.6667">
            <text:p>768.6667</text:p>
          </table:table-cell>
          <table:table-cell office:value-type="float" office:value="67.3333">
            <text:p>67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1-01T21:00:00">
            <text:p>Sun Nov  1 21:00:00 2020</text:p>
          </table:table-cell>
          <table:table-cell office:value-type="float" office:value="763.8333">
            <text:p>763.8333</text:p>
          </table:table-cell>
          <table:table-cell office:value-type="float" office:value="63.8333">
            <text:p>63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11-01T22:00:00">
            <text:p>Sun Nov  1 22:00:00 2020</text:p>
          </table:table-cell>
          <table:table-cell office:value-type="float" office:value="725.3333">
            <text:p>725.3333</text:p>
          </table:table-cell>
          <table:table-cell office:value-type="float" office:value="57.8333">
            <text:p>57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1-01T23:00:00">
            <text:p>Sun Nov  1 23:00:00 2020</text:p>
          </table:table-cell>
          <table:table-cell office:value-type="float" office:value="1006.1667">
            <text:p>1006.1667</text:p>
          </table:table-cell>
          <table:table-cell office:value-type="float" office:value="64.0">
            <text:p>64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11-02T00:00:00">
            <text:p>Mon Nov  2 00:00:00 2020</text:p>
          </table:table-cell>
          <table:table-cell office:value-type="float" office:value="686.1667">
            <text:p>686.1667</text:p>
          </table:table-cell>
          <table:table-cell office:value-type="float" office:value="43.1667">
            <text:p>43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1-02T19:00:00">
            <text:p>Mon Nov  2 19:00:00 2020</text:p>
          </table:table-cell>
          <table:table-cell office:value-type="float" office:value="729.8333">
            <text:p>729.8333</text:p>
          </table:table-cell>
          <table:table-cell office:value-type="float" office:value="73.0">
            <text:p>73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11-02T20:00:00">
            <text:p>Mon Nov  2 20:00:00 2020</text:p>
          </table:table-cell>
          <table:table-cell office:value-type="float" office:value="779.6667">
            <text:p>779.6667</text:p>
          </table:table-cell>
          <table:table-cell office:value-type="float" office:value="79.3333">
            <text:p>79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11-02T21:00:00">
            <text:p>Mon Nov  2 21:00:00 2020</text:p>
          </table:table-cell>
          <table:table-cell office:value-type="float" office:value="690.8333">
            <text:p>690.8333</text:p>
          </table:table-cell>
          <table:table-cell office:value-type="float" office:value="69.1667">
            <text:p>69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1-02T22:00:00">
            <text:p>Mon Nov  2 22:00:00 2020</text:p>
          </table:table-cell>
          <table:table-cell office:value-type="float" office:value="938.5">
            <text:p>938.5</text:p>
          </table:table-cell>
          <table:table-cell office:value-type="float" office:value="80.6667">
            <text:p>80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11-02T23:00:00">
            <text:p>Mon Nov  2 23:00:00 2020</text:p>
          </table:table-cell>
          <table:table-cell office:value-type="float" office:value="1119.6667">
            <text:p>1119.6667</text:p>
          </table:table-cell>
          <table:table-cell office:value-type="float" office:value="80.1667">
            <text:p>80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11-03T00:00:00">
            <text:p>Tue Nov  3 00:00:00 2020</text:p>
          </table:table-cell>
          <table:table-cell office:value-type="float" office:value="702.5">
            <text:p>702.5</text:p>
          </table:table-cell>
          <table:table-cell office:value-type="float" office:value="50.1667">
            <text:p>50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1-03T20:00:00">
            <text:p>Tue Nov  3 20:00:00 2020</text:p>
          </table:table-cell>
          <table:table-cell office:value-type="float" office:value="600.0">
            <text:p>600.0</text:p>
          </table:table-cell>
          <table:table-cell office:value-type="float" office:value="55.0">
            <text:p>55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1-03T21:00:00">
            <text:p>Tue Nov  3 21:00:00 2020</text:p>
          </table:table-cell>
          <table:table-cell office:value-type="float" office:value="635.6667">
            <text:p>635.6667</text:p>
          </table:table-cell>
          <table:table-cell office:value-type="float" office:value="48.8333">
            <text:p>48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11-05T09:00:00">
            <text:p>Thu Nov  5 09:00:00 2020</text:p>
          </table:table-cell>
          <table:table-cell office:value-type="float" office:value="594.3333">
            <text:p>594.3333</text:p>
          </table:table-cell>
          <table:table-cell office:value-type="float" office:value="52.1667">
            <text:p>52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11-08T20:00:00">
            <text:p>Sun Nov  8 20:00:00 2020</text:p>
          </table:table-cell>
          <table:table-cell office:value-type="float" office:value="607.3333">
            <text:p>607.3333</text:p>
          </table:table-cell>
          <table:table-cell office:value-type="float" office:value="45.5">
            <text:p>45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11-08T21:00:00">
            <text:p>Sun Nov  8 21:00:00 2020</text:p>
          </table:table-cell>
          <table:table-cell office:value-type="float" office:value="624.6667">
            <text:p>624.6667</text:p>
          </table:table-cell>
          <table:table-cell office:value-type="float" office:value="35.0">
            <text:p>35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11-08T22:00:00">
            <text:p>Sun Nov  8 22:00:00 2020</text:p>
          </table:table-cell>
          <table:table-cell office:value-type="float" office:value="535.6667">
            <text:p>535.6667</text:p>
          </table:table-cell>
          <table:table-cell office:value-type="float" office:value="18.1667">
            <text:p>18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0-11-08T23:00:00">
            <text:p>Sun Nov  8 23:00:00 2020</text:p>
          </table:table-cell>
          <table:table-cell office:value-type="float" office:value="529.5">
            <text:p>529.5</text:p>
          </table:table-cell>
          <table:table-cell office:value-type="float" office:value="14.5">
            <text:p>14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11-09T00:00:00">
            <text:p>Mon Nov  9 00:00:00 2020</text:p>
          </table:table-cell>
          <table:table-cell office:value-type="float" office:value="524.1667">
            <text:p>524.1667</text:p>
          </table:table-cell>
          <table:table-cell office:value-type="float" office:value="16.0">
            <text:p>16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1-09T21:00:00">
            <text:p>Mon Nov  9 21:00:00 2020</text:p>
          </table:table-cell>
          <table:table-cell office:value-type="float" office:value="826.0">
            <text:p>826.0</text:p>
          </table:table-cell>
          <table:table-cell office:value-type="float" office:value="66.3333">
            <text:p>66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11-09T22:00:00">
            <text:p>Mon Nov  9 22:00:00 2020</text:p>
          </table:table-cell>
          <table:table-cell office:value-type="float" office:value="687.5">
            <text:p>687.5</text:p>
          </table:table-cell>
          <table:table-cell office:value-type="float" office:value="53.8333">
            <text:p>53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1-09T23:00:00">
            <text:p>Mon Nov  9 23:00:00 2020</text:p>
          </table:table-cell>
          <table:table-cell office:value-type="float" office:value="655.5">
            <text:p>655.5</text:p>
          </table:table-cell>
          <table:table-cell office:value-type="float" office:value="46.5">
            <text:p>46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10T00:00:00">
            <text:p>Tue Nov 10 00:00:00 2020</text:p>
          </table:table-cell>
          <table:table-cell office:value-type="float" office:value="544.5">
            <text:p>544.5</text:p>
          </table:table-cell>
          <table:table-cell office:value-type="float" office:value="29.0">
            <text:p>29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0-11-10T19:00:00">
            <text:p>Tue Nov 10 19:00:00 2020</text:p>
          </table:table-cell>
          <table:table-cell office:value-type="float" office:value="736.8333">
            <text:p>736.8333</text:p>
          </table:table-cell>
          <table:table-cell office:value-type="float" office:value="78.1667">
            <text:p>78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1-10T20:00:00">
            <text:p>Tue Nov 10 20:00:00 2020</text:p>
          </table:table-cell>
          <table:table-cell office:value-type="float" office:value="852.8333">
            <text:p>852.8333</text:p>
          </table:table-cell>
          <table:table-cell office:value-type="float" office:value="77.8333">
            <text:p>77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1-10T21:00:00">
            <text:p>Tue Nov 10 21:00:00 2020</text:p>
          </table:table-cell>
          <table:table-cell office:value-type="float" office:value="799.6667">
            <text:p>799.6667</text:p>
          </table:table-cell>
          <table:table-cell office:value-type="float" office:value="66.6667">
            <text:p>66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1-10T22:00:00">
            <text:p>Tue Nov 10 22:00:00 2020</text:p>
          </table:table-cell>
          <table:table-cell office:value-type="float" office:value="624.5">
            <text:p>624.5</text:p>
          </table:table-cell>
          <table:table-cell office:value-type="float" office:value="58.1667">
            <text:p>58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1-10T23:00:00">
            <text:p>Tue Nov 10 23:00:00 2020</text:p>
          </table:table-cell>
          <table:table-cell office:value-type="float" office:value="402.0">
            <text:p>402.0</text:p>
          </table:table-cell>
          <table:table-cell office:value-type="float" office:value="21.3333">
            <text:p>21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11-11T19:00:00">
            <text:p>Wed Nov 11 19:00:00 2020</text:p>
          </table:table-cell>
          <table:table-cell office:value-type="float" office:value="649.6667">
            <text:p>649.6667</text:p>
          </table:table-cell>
          <table:table-cell office:value-type="float" office:value="79.5">
            <text:p>79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11-11T20:00:00">
            <text:p>Wed Nov 11 20:00:00 2020</text:p>
          </table:table-cell>
          <table:table-cell office:value-type="float" office:value="799.3333">
            <text:p>799.3333</text:p>
          </table:table-cell>
          <table:table-cell office:value-type="float" office:value="88.3333">
            <text:p>88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11T21:00:00">
            <text:p>Wed Nov 11 21:00:00 2020</text:p>
          </table:table-cell>
          <table:table-cell office:value-type="float" office:value="934.3333">
            <text:p>934.3333</text:p>
          </table:table-cell>
          <table:table-cell office:value-type="float" office:value="85.6667">
            <text:p>85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1-11T22:00:00">
            <text:p>Wed Nov 11 22:00:00 2020</text:p>
          </table:table-cell>
          <table:table-cell office:value-type="float" office:value="981.6667">
            <text:p>981.6667</text:p>
          </table:table-cell>
          <table:table-cell office:value-type="float" office:value="79.8333">
            <text:p>79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11T23:00:00">
            <text:p>Wed Nov 11 23:00:00 2020</text:p>
          </table:table-cell>
          <table:table-cell office:value-type="float" office:value="729.5">
            <text:p>729.5</text:p>
          </table:table-cell>
          <table:table-cell office:value-type="float" office:value="69.5">
            <text:p>69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12T19:00:00">
            <text:p>Thu Nov 12 19:00:00 2020</text:p>
          </table:table-cell>
          <table:table-cell office:value-type="float" office:value="752.6667">
            <text:p>752.6667</text:p>
          </table:table-cell>
          <table:table-cell office:value-type="float" office:value="84.5">
            <text:p>84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1-12T20:00:00">
            <text:p>Thu Nov 12 20:00:00 2020</text:p>
          </table:table-cell>
          <table:table-cell office:value-type="float" office:value="1022.3333">
            <text:p>1022.3333</text:p>
          </table:table-cell>
          <table:table-cell office:value-type="float" office:value="88.8333">
            <text:p>88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12T21:00:00">
            <text:p>Thu Nov 12 21:00:00 2020</text:p>
          </table:table-cell>
          <table:table-cell office:value-type="float" office:value="730.1667">
            <text:p>730.1667</text:p>
          </table:table-cell>
          <table:table-cell office:value-type="float" office:value="70.1667">
            <text:p>70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11-12T22:00:00">
            <text:p>Thu Nov 12 22:00:00 2020</text:p>
          </table:table-cell>
          <table:table-cell office:value-type="float" office:value="669.8333">
            <text:p>669.8333</text:p>
          </table:table-cell>
          <table:table-cell office:value-type="float" office:value="52.0">
            <text:p>52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0-11-13T19:00:00">
            <text:p>Fri Nov 13 19:00:00 2020</text:p>
          </table:table-cell>
          <table:table-cell office:value-type="float" office:value="706.5">
            <text:p>706.5</text:p>
          </table:table-cell>
          <table:table-cell office:value-type="float" office:value="72.6667">
            <text:p>72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11-13T20:00:00">
            <text:p>Fri Nov 13 20:00:00 2020</text:p>
          </table:table-cell>
          <table:table-cell office:value-type="float" office:value="576.6667">
            <text:p>576.6667</text:p>
          </table:table-cell>
          <table:table-cell office:value-type="float" office:value="62.8333">
            <text:p>62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1-13T21:00:00">
            <text:p>Fri Nov 13 21:00:00 2020</text:p>
          </table:table-cell>
          <table:table-cell office:value-type="float" office:value="711.0">
            <text:p>711.0</text:p>
          </table:table-cell>
          <table:table-cell office:value-type="float" office:value="66.5">
            <text:p>66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1-13T22:00:00">
            <text:p>Fri Nov 13 22:00:00 2020</text:p>
          </table:table-cell>
          <table:table-cell office:value-type="float" office:value="648.1667">
            <text:p>648.1667</text:p>
          </table:table-cell>
          <table:table-cell office:value-type="float" office:value="43.6667">
            <text:p>43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11-13T23:00:00">
            <text:p>Fri Nov 13 23:00:00 2020</text:p>
          </table:table-cell>
          <table:table-cell office:value-type="float" office:value="900.3333">
            <text:p>900.3333</text:p>
          </table:table-cell>
          <table:table-cell office:value-type="float" office:value="58.6667">
            <text:p>58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1-14T00:00:00">
            <text:p>Sat Nov 14 00:00:00 2020</text:p>
          </table:table-cell>
          <table:table-cell office:value-type="float" office:value="580.3333">
            <text:p>580.3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1-14T01:00:00">
            <text:p>Sat Nov 14 01:00:00 2020</text:p>
          </table:table-cell>
          <table:table-cell office:value-type="float" office:value="693.8333">
            <text:p>693.8333</text:p>
          </table:table-cell>
          <table:table-cell office:value-type="float" office:value="36.1667">
            <text:p>36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0-11-14T02:00:00">
            <text:p>Sat Nov 14 02:00:00 2020</text:p>
          </table:table-cell>
          <table:table-cell office:value-type="float" office:value="558.8333">
            <text:p>558.8333</text:p>
          </table:table-cell>
          <table:table-cell office:value-type="float" office:value="21.3333">
            <text:p>21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11-14T03:00:00">
            <text:p>Sat Nov 14 03:00:00 2020</text:p>
          </table:table-cell>
          <table:table-cell office:value-type="float" office:value="510.5">
            <text:p>510.5</text:p>
          </table:table-cell>
          <table:table-cell office:value-type="float" office:value="19.3333">
            <text:p>19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11-14T04:00:00">
            <text:p>Sat Nov 14 04:00:00 2020</text:p>
          </table:table-cell>
          <table:table-cell office:value-type="float" office:value="500.6667">
            <text:p>500.6667</text:p>
          </table:table-cell>
          <table:table-cell office:value-type="float" office:value="14.5">
            <text:p>14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1-14T18:00:00">
            <text:p>Sat Nov 14 18:00:00 2020</text:p>
          </table:table-cell>
          <table:table-cell office:value-type="float" office:value="454.3333">
            <text:p>454.3333</text:p>
          </table:table-cell>
          <table:table-cell office:value-type="float" office:value="10.3333">
            <text:p>10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1-14T19:00:00">
            <text:p>Sat Nov 14 19:00:00 2020</text:p>
          </table:table-cell>
          <table:table-cell office:value-type="float" office:value="492.1667">
            <text:p>492.1667</text:p>
          </table:table-cell>
          <table:table-cell office:value-type="float" office:value="13.6667">
            <text:p>13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11-14T20:00:00">
            <text:p>Sat Nov 14 20:00:00 2020</text:p>
          </table:table-cell>
          <table:table-cell office:value-type="float" office:value="526.6667">
            <text:p>526.6667</text:p>
          </table:table-cell>
          <table:table-cell office:value-type="float" office:value="14.3333">
            <text:p>14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11-14T21:00:00">
            <text:p>Sat Nov 14 21:00:00 2020</text:p>
          </table:table-cell>
          <table:table-cell office:value-type="float" office:value="522.1667">
            <text:p>522.1667</text:p>
          </table:table-cell>
          <table:table-cell office:value-type="float" office:value="21.5">
            <text:p>21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1-14T22:00:00">
            <text:p>Sat Nov 14 22:00:00 2020</text:p>
          </table:table-cell>
          <table:table-cell office:value-type="float" office:value="779.8333">
            <text:p>779.8333</text:p>
          </table:table-cell>
          <table:table-cell office:value-type="float" office:value="30.6667">
            <text:p>30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1-14T23:00:00">
            <text:p>Sat Nov 14 23:00:00 2020</text:p>
          </table:table-cell>
          <table:table-cell office:value-type="float" office:value="566.6667">
            <text:p>566.6667</text:p>
          </table:table-cell>
          <table:table-cell office:value-type="float" office:value="15.0">
            <text:p>15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11-15T00:00:00">
            <text:p>Sun Nov 15 00:00:00 2020</text:p>
          </table:table-cell>
          <table:table-cell office:value-type="float" office:value="539.6667">
            <text:p>539.6667</text:p>
          </table:table-cell>
          <table:table-cell office:value-type="float" office:value="13.0">
            <text:p>13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1-15T01:00:00">
            <text:p>Sun Nov 15 01:00:00 2020</text:p>
          </table:table-cell>
          <table:table-cell office:value-type="float" office:value="517.3333">
            <text:p>517.3333</text:p>
          </table:table-cell>
          <table:table-cell office:value-type="float" office:value="13.1667">
            <text:p>13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1-15T02:00:00">
            <text:p>Sun Nov 15 02:00:00 2020</text:p>
          </table:table-cell>
          <table:table-cell office:value-type="float" office:value="512.3333">
            <text:p>512.3333</text:p>
          </table:table-cell>
          <table:table-cell office:value-type="float" office:value="9.6667">
            <text:p>9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1-15T03:00:00">
            <text:p>Sun Nov 15 03:00:00 2020</text:p>
          </table:table-cell>
          <table:table-cell office:value-type="float" office:value="458.5">
            <text:p>458.5</text:p>
          </table:table-cell>
          <table:table-cell office:value-type="float" office:value="6.3333">
            <text:p>6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1-15T04:00:00">
            <text:p>Sun Nov 15 04:00:00 2020</text:p>
          </table:table-cell>
          <table:table-cell office:value-type="float" office:value="476.1667">
            <text:p>476.1667</text:p>
          </table:table-cell>
          <table:table-cell office:value-type="float" office:value="6.6667">
            <text:p>6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1-15T05:00:00">
            <text:p>Sun Nov 15 05:00:00 2020</text:p>
          </table:table-cell>
          <table:table-cell office:value-type="float" office:value="440.8333">
            <text:p>440.8333</text:p>
          </table:table-cell>
          <table:table-cell office:value-type="float" office:value="4.3333">
            <text:p>4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11-15T06:00:00">
            <text:p>Sun Nov 15 06:00:00 2020</text:p>
          </table:table-cell>
          <table:table-cell office:value-type="float" office:value="360.8333">
            <text:p>360.8333</text:p>
          </table:table-cell>
          <table:table-cell office:value-type="float" office:value="3.0">
            <text:p>3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1-15T07:00:00">
            <text:p>Sun Nov 15 07:00:00 2020</text:p>
          </table:table-cell>
          <table:table-cell office:value-type="float" office:value="343.6667">
            <text:p>343.6667</text:p>
          </table:table-cell>
          <table:table-cell office:value-type="float" office:value="3.0">
            <text:p>3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11-15T19:00:00">
            <text:p>Sun Nov 15 19:00:00 2020</text:p>
          </table:table-cell>
          <table:table-cell office:value-type="float" office:value="728.6667">
            <text:p>728.6667</text:p>
          </table:table-cell>
          <table:table-cell office:value-type="float" office:value="44.5">
            <text:p>44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1-15T20:00:00">
            <text:p>Sun Nov 15 20:00:00 2020</text:p>
          </table:table-cell>
          <table:table-cell office:value-type="float" office:value="867.8333">
            <text:p>867.8333</text:p>
          </table:table-cell>
          <table:table-cell office:value-type="float" office:value="45.5">
            <text:p>45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1-15T21:00:00">
            <text:p>Sun Nov 15 21:00:00 2020</text:p>
          </table:table-cell>
          <table:table-cell office:value-type="float" office:value="638.3333">
            <text:p>638.3333</text:p>
          </table:table-cell>
          <table:table-cell office:value-type="float" office:value="31.3333">
            <text:p>31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11-15T22:00:00">
            <text:p>Sun Nov 15 22:00:00 2020</text:p>
          </table:table-cell>
          <table:table-cell office:value-type="float" office:value="1117.1667">
            <text:p>1117.1667</text:p>
          </table:table-cell>
          <table:table-cell office:value-type="float" office:value="48.8333">
            <text:p>48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1-15T23:00:00">
            <text:p>Sun Nov 15 23:00:00 2020</text:p>
          </table:table-cell>
          <table:table-cell office:value-type="float" office:value="990.6667">
            <text:p>990.6667</text:p>
          </table:table-cell>
          <table:table-cell office:value-type="float" office:value="36.8333">
            <text:p>36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1-16T00:00:00">
            <text:p>Mon Nov 16 00:00:00 2020</text:p>
          </table:table-cell>
          <table:table-cell office:value-type="float" office:value="962.8333">
            <text:p>962.8333</text:p>
          </table:table-cell>
          <table:table-cell office:value-type="float" office:value="41.6667">
            <text:p>41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1-16T01:00:00">
            <text:p>Mon Nov 16 01:00:00 2020</text:p>
          </table:table-cell>
          <table:table-cell office:value-type="float" office:value="639.0">
            <text:p>639.0</text:p>
          </table:table-cell>
          <table:table-cell office:value-type="float" office:value="20.0">
            <text:p>20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1-16T02:00:00">
            <text:p>Mon Nov 16 02:00:00 2020</text:p>
          </table:table-cell>
          <table:table-cell office:value-type="float" office:value="528.1667">
            <text:p>528.1667</text:p>
          </table:table-cell>
          <table:table-cell office:value-type="float" office:value="14.3333">
            <text:p>14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1-16T19:00:00">
            <text:p>Mon Nov 16 19:00:00 2020</text:p>
          </table:table-cell>
          <table:table-cell office:value-type="float" office:value="568.1667">
            <text:p>568.1667</text:p>
          </table:table-cell>
          <table:table-cell office:value-type="float" office:value="30.6667">
            <text:p>30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1-16T20:00:00">
            <text:p>Mon Nov 16 20:00:00 2020</text:p>
          </table:table-cell>
          <table:table-cell office:value-type="float" office:value="773.5">
            <text:p>773.5</text:p>
          </table:table-cell>
          <table:table-cell office:value-type="float" office:value="61.1667">
            <text:p>61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11-16T21:00:00">
            <text:p>Mon Nov 16 21:00:00 2020</text:p>
          </table:table-cell>
          <table:table-cell office:value-type="float" office:value="817.1667">
            <text:p>817.1667</text:p>
          </table:table-cell>
          <table:table-cell office:value-type="float" office:value="65.5">
            <text:p>65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1-16T22:00:00">
            <text:p>Mon Nov 16 22:00:00 2020</text:p>
          </table:table-cell>
          <table:table-cell office:value-type="float" office:value="1095.1667">
            <text:p>1095.1667</text:p>
          </table:table-cell>
          <table:table-cell office:value-type="float" office:value="58.1667">
            <text:p>58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1-16T23:00:00">
            <text:p>Mon Nov 16 23:00:00 2020</text:p>
          </table:table-cell>
          <table:table-cell office:value-type="float" office:value="961.0">
            <text:p>961.0</text:p>
          </table:table-cell>
          <table:table-cell office:value-type="float" office:value="52.3333">
            <text:p>52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1-17T00:00:00">
            <text:p>Tue Nov 17 00:00:00 2020</text:p>
          </table:table-cell>
          <table:table-cell office:value-type="float" office:value="632.6667">
            <text:p>632.6667</text:p>
          </table:table-cell>
          <table:table-cell office:value-type="float" office:value="31.3333">
            <text:p>31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1-17T01:00:00">
            <text:p>Tue Nov 17 01:00:00 2020</text:p>
          </table:table-cell>
          <table:table-cell office:value-type="float" office:value="549.8333">
            <text:p>549.8333</text:p>
          </table:table-cell>
          <table:table-cell office:value-type="float" office:value="20.6667">
            <text:p>20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11-17T02:00:00">
            <text:p>Tue Nov 17 02:00:00 2020</text:p>
          </table:table-cell>
          <table:table-cell office:value-type="float" office:value="503.6667">
            <text:p>503.6667</text:p>
          </table:table-cell>
          <table:table-cell office:value-type="float" office:value="13.8333">
            <text:p>13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11-17T03:00:00">
            <text:p>Tue Nov 17 03:00:00 2020</text:p>
          </table:table-cell>
          <table:table-cell office:value-type="float" office:value="435.8333">
            <text:p>435.8333</text:p>
          </table:table-cell>
          <table:table-cell office:value-type="float" office:value="14.6667">
            <text:p>14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11-17T04:00:00">
            <text:p>Tue Nov 17 04:00:00 2020</text:p>
          </table:table-cell>
          <table:table-cell office:value-type="float" office:value="407.5">
            <text:p>407.5</text:p>
          </table:table-cell>
          <table:table-cell office:value-type="float" office:value="8.0">
            <text:p>8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1-17T19:00:00">
            <text:p>Tue Nov 17 19:00:00 2020</text:p>
          </table:table-cell>
          <table:table-cell office:value-type="float" office:value="959.3333">
            <text:p>959.3333</text:p>
          </table:table-cell>
          <table:table-cell office:value-type="float" office:value="87.5">
            <text:p>87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17T20:00:00">
            <text:p>Tue Nov 17 20:00:00 2020</text:p>
          </table:table-cell>
          <table:table-cell office:value-type="float" office:value="1257.3333">
            <text:p>1257.3333</text:p>
          </table:table-cell>
          <table:table-cell office:value-type="float" office:value="87.8333">
            <text:p>87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1-17T21:00:00">
            <text:p>Tue Nov 17 21:00:00 2020</text:p>
          </table:table-cell>
          <table:table-cell office:value-type="float" office:value="1247.1667">
            <text:p>1247.1667</text:p>
          </table:table-cell>
          <table:table-cell office:value-type="float" office:value="79.6667">
            <text:p>79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1-17T22:00:00">
            <text:p>Tue Nov 17 22:00:00 2020</text:p>
          </table:table-cell>
          <table:table-cell office:value-type="float" office:value="878.3333">
            <text:p>878.3333</text:p>
          </table:table-cell>
          <table:table-cell office:value-type="float" office:value="55.6667">
            <text:p>55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11-17T23:00:00">
            <text:p>Tue Nov 17 23:00:00 2020</text:p>
          </table:table-cell>
          <table:table-cell office:value-type="float" office:value="691.5">
            <text:p>691.5</text:p>
          </table:table-cell>
          <table:table-cell office:value-type="float" office:value="31.5">
            <text:p>31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1-18T00:00:00">
            <text:p>Wed Nov 18 00:00:00 2020</text:p>
          </table:table-cell>
          <table:table-cell office:value-type="float" office:value="567.1667">
            <text:p>567.1667</text:p>
          </table:table-cell>
          <table:table-cell office:value-type="float" office:value="25.6667">
            <text:p>25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11-18T01:00:00">
            <text:p>Wed Nov 18 01:00:00 2020</text:p>
          </table:table-cell>
          <table:table-cell office:value-type="float" office:value="561.3333">
            <text:p>561.3333</text:p>
          </table:table-cell>
          <table:table-cell office:value-type="float" office:value="29.8333">
            <text:p>29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11-18T02:00:00">
            <text:p>Wed Nov 18 02:00:00 2020</text:p>
          </table:table-cell>
          <table:table-cell office:value-type="float" office:value="578.3333">
            <text:p>578.3333</text:p>
          </table:table-cell>
          <table:table-cell office:value-type="float" office:value="32.0">
            <text:p>32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1-18T03:00:00">
            <text:p>Wed Nov 18 03:00:00 2020</text:p>
          </table:table-cell>
          <table:table-cell office:value-type="float" office:value="487.6667">
            <text:p>487.6667</text:p>
          </table:table-cell>
          <table:table-cell office:value-type="float" office:value="19.8333">
            <text:p>19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1-18T18:00:00">
            <text:p>Wed Nov 18 18:00:00 2020</text:p>
          </table:table-cell>
          <table:table-cell office:value-type="float" office:value="706.1667">
            <text:p>706.1667</text:p>
          </table:table-cell>
          <table:table-cell office:value-type="float" office:value="55.8333">
            <text:p>55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1-18T19:00:00">
            <text:p>Wed Nov 18 19:00:00 2020</text:p>
          </table:table-cell>
          <table:table-cell office:value-type="float" office:value="1054.0">
            <text:p>1054.0</text:p>
          </table:table-cell>
          <table:table-cell office:value-type="float" office:value="84.6667">
            <text:p>84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1-18T20:00:00">
            <text:p>Wed Nov 18 20:00:00 2020</text:p>
          </table:table-cell>
          <table:table-cell office:value-type="float" office:value="1001.0">
            <text:p>1001.0</text:p>
          </table:table-cell>
          <table:table-cell office:value-type="float" office:value="75.0">
            <text:p>75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1-18T21:00:00">
            <text:p>Wed Nov 18 21:00:00 2020</text:p>
          </table:table-cell>
          <table:table-cell office:value-type="float" office:value="947.5">
            <text:p>947.5</text:p>
          </table:table-cell>
          <table:table-cell office:value-type="float" office:value="63.6667">
            <text:p>63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1-18T22:00:00">
            <text:p>Wed Nov 18 22:00:00 2020</text:p>
          </table:table-cell>
          <table:table-cell office:value-type="float" office:value="962.3333">
            <text:p>962.3333</text:p>
          </table:table-cell>
          <table:table-cell office:value-type="float" office:value="58.8333">
            <text:p>58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18T23:00:00">
            <text:p>Wed Nov 18 23:00:00 2020</text:p>
          </table:table-cell>
          <table:table-cell office:value-type="float" office:value="905.1667">
            <text:p>905.1667</text:p>
          </table:table-cell>
          <table:table-cell office:value-type="float" office:value="49.3333">
            <text:p>49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1-19T00:00:00">
            <text:p>Thu Nov 19 00:00:00 2020</text:p>
          </table:table-cell>
          <table:table-cell office:value-type="float" office:value="774.0">
            <text:p>774.0</text:p>
          </table:table-cell>
          <table:table-cell office:value-type="float" office:value="45.8333">
            <text:p>45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1-19T01:00:00">
            <text:p>Thu Nov 19 01:00:00 2020</text:p>
          </table:table-cell>
          <table:table-cell office:value-type="float" office:value="500.3333">
            <text:p>500.3333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11-19T02:00:00">
            <text:p>Thu Nov 19 02:00:00 2020</text:p>
          </table:table-cell>
          <table:table-cell office:value-type="float" office:value="384.1667">
            <text:p>384.1667</text:p>
          </table:table-cell>
          <table:table-cell office:value-type="float" office:value="5.6667">
            <text:p>5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11-19T03:00:00">
            <text:p>Thu Nov 19 03:00:00 2020</text:p>
          </table:table-cell>
          <table:table-cell office:value-type="float" office:value="389.1667">
            <text:p>389.1667</text:p>
          </table:table-cell>
          <table:table-cell office:value-type="float" office:value="7.1667">
            <text:p>7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1-19T09:00:00">
            <text:p>Thu Nov 19 09:00:00 2020</text:p>
          </table:table-cell>
          <table:table-cell office:value-type="float" office:value="1110.6667">
            <text:p>1110.6667</text:p>
          </table:table-cell>
          <table:table-cell office:value-type="float" office:value="64.8333">
            <text:p>64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19T18:00:00">
            <text:p>Thu Nov 19 18:00:00 2020</text:p>
          </table:table-cell>
          <table:table-cell office:value-type="float" office:value="603.1667">
            <text:p>603.1667</text:p>
          </table:table-cell>
          <table:table-cell office:value-type="float" office:value="51.8333">
            <text:p>51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1-19T19:00:00">
            <text:p>Thu Nov 19 19:00:00 2020</text:p>
          </table:table-cell>
          <table:table-cell office:value-type="float" office:value="886.6667">
            <text:p>886.6667</text:p>
          </table:table-cell>
          <table:table-cell office:value-type="float" office:value="76.6667">
            <text:p>76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11-19T20:00:00">
            <text:p>Thu Nov 19 20:00:00 2020</text:p>
          </table:table-cell>
          <table:table-cell office:value-type="float" office:value="958.1667">
            <text:p>958.1667</text:p>
          </table:table-cell>
          <table:table-cell office:value-type="float" office:value="76.8333">
            <text:p>76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1-19T21:00:00">
            <text:p>Thu Nov 19 21:00:00 2020</text:p>
          </table:table-cell>
          <table:table-cell office:value-type="float" office:value="998.6667">
            <text:p>998.6667</text:p>
          </table:table-cell>
          <table:table-cell office:value-type="float" office:value="69.0">
            <text:p>69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1-19T22:00:00">
            <text:p>Thu Nov 19 22:00:00 2020</text:p>
          </table:table-cell>
          <table:table-cell office:value-type="float" office:value="903.0">
            <text:p>903.0</text:p>
          </table:table-cell>
          <table:table-cell office:value-type="float" office:value="59.3333">
            <text:p>59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1-19T23:00:00">
            <text:p>Thu Nov 19 23:00:00 2020</text:p>
          </table:table-cell>
          <table:table-cell office:value-type="float" office:value="964.1667">
            <text:p>964.1667</text:p>
          </table:table-cell>
          <table:table-cell office:value-type="float" office:value="58.6667">
            <text:p>58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1-20T00:00:00">
            <text:p>Fri Nov 20 00:00:00 2020</text:p>
          </table:table-cell>
          <table:table-cell office:value-type="float" office:value="664.1667">
            <text:p>664.1667</text:p>
          </table:table-cell>
          <table:table-cell office:value-type="float" office:value="44.0">
            <text:p>44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1-20T01:00:00">
            <text:p>Fri Nov 20 01:00:00 2020</text:p>
          </table:table-cell>
          <table:table-cell office:value-type="float" office:value="418.0">
            <text:p>418.0</text:p>
          </table:table-cell>
          <table:table-cell office:value-type="float" office:value="13.8333">
            <text:p>13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11-20T02:00:00">
            <text:p>Fri Nov 20 02:00:00 2020</text:p>
          </table:table-cell>
          <table:table-cell office:value-type="float" office:value="362.3333">
            <text:p>362.3333</text:p>
          </table:table-cell>
          <table:table-cell office:value-type="float" office:value="6.6667">
            <text:p>6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1-20T03:00:00">
            <text:p>Fri Nov 20 03:00:00 2020</text:p>
          </table:table-cell>
          <table:table-cell office:value-type="float" office:value="423.8333">
            <text:p>423.8333</text:p>
          </table:table-cell>
          <table:table-cell office:value-type="float" office:value="10.8333">
            <text:p>10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1-20T04:00:00">
            <text:p>Fri Nov 20 04:00:00 2020</text:p>
          </table:table-cell>
          <table:table-cell office:value-type="float" office:value="368.3333">
            <text:p>368.3333</text:p>
          </table:table-cell>
          <table:table-cell office:value-type="float" office:value="7.0">
            <text:p>7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11-20T19:00:00">
            <text:p>Fri Nov 20 19:00:00 2020</text:p>
          </table:table-cell>
          <table:table-cell office:value-type="float" office:value="927.3333">
            <text:p>927.3333</text:p>
          </table:table-cell>
          <table:table-cell office:value-type="float" office:value="100.6667">
            <text:p>100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1-20T20:00:00">
            <text:p>Fri Nov 20 20:00:00 2020</text:p>
          </table:table-cell>
          <table:table-cell office:value-type="float" office:value="724.5">
            <text:p>724.5</text:p>
          </table:table-cell>
          <table:table-cell office:value-type="float" office:value="82.8333">
            <text:p>82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1-20T21:00:00">
            <text:p>Fri Nov 20 21:00:00 2020</text:p>
          </table:table-cell>
          <table:table-cell office:value-type="float" office:value="820.5">
            <text:p>820.5</text:p>
          </table:table-cell>
          <table:table-cell office:value-type="float" office:value="82.6667">
            <text:p>82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11-20T22:00:00">
            <text:p>Fri Nov 20 22:00:00 2020</text:p>
          </table:table-cell>
          <table:table-cell office:value-type="float" office:value="790.5">
            <text:p>790.5</text:p>
          </table:table-cell>
          <table:table-cell office:value-type="float" office:value="68.6667">
            <text:p>68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1-20T23:00:00">
            <text:p>Fri Nov 20 23:00:00 2020</text:p>
          </table:table-cell>
          <table:table-cell office:value-type="float" office:value="595.8333">
            <text:p>595.8333</text:p>
          </table:table-cell>
          <table:table-cell office:value-type="float" office:value="41.8333">
            <text:p>41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11-21T19:00:00">
            <text:p>Sat Nov 21 19:00:00 2020</text:p>
          </table:table-cell>
          <table:table-cell office:value-type="float" office:value="746.1667">
            <text:p>746.1667</text:p>
          </table:table-cell>
          <table:table-cell office:value-type="float" office:value="80.5">
            <text:p>80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1-21T20:00:00">
            <text:p>Sat Nov 21 20:00:00 2020</text:p>
          </table:table-cell>
          <table:table-cell office:value-type="float" office:value="844.0">
            <text:p>844.0</text:p>
          </table:table-cell>
          <table:table-cell office:value-type="float" office:value="78.1667">
            <text:p>78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11-21T21:00:00">
            <text:p>Sat Nov 21 21:00:00 2020</text:p>
          </table:table-cell>
          <table:table-cell office:value-type="float" office:value="467.6667">
            <text:p>467.6667</text:p>
          </table:table-cell>
          <table:table-cell office:value-type="float" office:value="17.3333">
            <text:p>17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1-23T22:00:00">
            <text:p>Mon Nov 23 22:00:00 2020</text:p>
          </table:table-cell>
          <table:table-cell office:value-type="float" office:value="764.5">
            <text:p>764.5</text:p>
          </table:table-cell>
          <table:table-cell office:value-type="float" office:value="76.8333">
            <text:p>76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23T23:00:00">
            <text:p>Mon Nov 23 23:00:00 2020</text:p>
          </table:table-cell>
          <table:table-cell office:value-type="float" office:value="985.0">
            <text:p>985.0</text:p>
          </table:table-cell>
          <table:table-cell office:value-type="float" office:value="75.1667">
            <text:p>75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24T19:00:00">
            <text:p>Tue Nov 24 19:00:00 2020</text:p>
          </table:table-cell>
          <table:table-cell office:value-type="float" office:value="676.0">
            <text:p>676.0</text:p>
          </table:table-cell>
          <table:table-cell office:value-type="float" office:value="95.0">
            <text:p>95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24T20:00:00">
            <text:p>Tue Nov 24 20:00:00 2020</text:p>
          </table:table-cell>
          <table:table-cell office:value-type="float" office:value="665.6667">
            <text:p>665.6667</text:p>
          </table:table-cell>
          <table:table-cell office:value-type="float" office:value="92.1667">
            <text:p>92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1-24T21:00:00">
            <text:p>Tue Nov 24 21:00:00 2020</text:p>
          </table:table-cell>
          <table:table-cell office:value-type="float" office:value="789.8333">
            <text:p>789.8333</text:p>
          </table:table-cell>
          <table:table-cell office:value-type="float" office:value="89.0">
            <text:p>89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24T22:00:00">
            <text:p>Tue Nov 24 22:00:00 2020</text:p>
          </table:table-cell>
          <table:table-cell office:value-type="float" office:value="492.1667">
            <text:p>492.1667</text:p>
          </table:table-cell>
          <table:table-cell office:value-type="float" office:value="59.6667">
            <text:p>59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1-25T09:00:00">
            <text:p>Wed Nov 25 09:00:00 2020</text:p>
          </table:table-cell>
          <table:table-cell office:value-type="float" office:value="494.1667">
            <text:p>494.1667</text:p>
          </table:table-cell>
          <table:table-cell office:value-type="float" office:value="48.0">
            <text:p>48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11-28T20:00:00">
            <text:p>Sat Nov 28 20:00:00 2020</text:p>
          </table:table-cell>
          <table:table-cell office:value-type="float" office:value="665.5">
            <text:p>665.5</text:p>
          </table:table-cell>
          <table:table-cell office:value-type="float" office:value="53.1667">
            <text:p>53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1-28T21:00:00">
            <text:p>Sat Nov 28 21:00:00 2020</text:p>
          </table:table-cell>
          <table:table-cell office:value-type="float" office:value="823.6667">
            <text:p>823.6667</text:p>
          </table:table-cell>
          <table:table-cell office:value-type="float" office:value="50.3333">
            <text:p>50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28T22:00:00">
            <text:p>Sat Nov 28 22:00:00 2020</text:p>
          </table:table-cell>
          <table:table-cell office:value-type="float" office:value="804.0">
            <text:p>804.0</text:p>
          </table:table-cell>
          <table:table-cell office:value-type="float" office:value="46.8333">
            <text:p>46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1-28T23:00:00">
            <text:p>Sat Nov 28 23:00:00 2020</text:p>
          </table:table-cell>
          <table:table-cell office:value-type="float" office:value="678.5">
            <text:p>678.5</text:p>
          </table:table-cell>
          <table:table-cell office:value-type="float" office:value="40.6667">
            <text:p>40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29T00:00:00">
            <text:p>Sun Nov 29 00:00:00 2020</text:p>
          </table:table-cell>
          <table:table-cell office:value-type="float" office:value="533.8333">
            <text:p>533.8333</text:p>
          </table:table-cell>
          <table:table-cell office:value-type="float" office:value="26.5">
            <text:p>26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11-29T01:00:00">
            <text:p>Sun Nov 29 01:00:00 2020</text:p>
          </table:table-cell>
          <table:table-cell office:value-type="float" office:value="368.0">
            <text:p>368.0</text:p>
          </table:table-cell>
          <table:table-cell office:value-type="float" office:value="13.0">
            <text:p>13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11-29T02:00:00">
            <text:p>Sun Nov 29 02:00:00 2020</text:p>
          </table:table-cell>
          <table:table-cell office:value-type="float" office:value="357.0">
            <text:p>357.0</text:p>
          </table:table-cell>
          <table:table-cell office:value-type="float" office:value="11.5">
            <text:p>11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1-29T19:00:00">
            <text:p>Sun Nov 29 19:00:00 2020</text:p>
          </table:table-cell>
          <table:table-cell office:value-type="float" office:value="681.8333">
            <text:p>681.8333</text:p>
          </table:table-cell>
          <table:table-cell office:value-type="float" office:value="57.0">
            <text:p>57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29T20:00:00">
            <text:p>Sun Nov 29 20:00:00 2020</text:p>
          </table:table-cell>
          <table:table-cell office:value-type="float" office:value="802.3333">
            <text:p>802.3333</text:p>
          </table:table-cell>
          <table:table-cell office:value-type="float" office:value="49.3333">
            <text:p>49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11-29T21:00:00">
            <text:p>Sun Nov 29 21:00:00 2020</text:p>
          </table:table-cell>
          <table:table-cell office:value-type="float" office:value="509.8333">
            <text:p>509.8333</text:p>
          </table:table-cell>
          <table:table-cell office:value-type="float" office:value="24.8333">
            <text:p>24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0-11-29T22:00:00">
            <text:p>Sun Nov 29 22:00:00 2020</text:p>
          </table:table-cell>
          <table:table-cell office:value-type="float" office:value="466.8333">
            <text:p>466.8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12-03T10:00:00">
            <text:p>Thu Dec  3 10:00:00 2020</text:p>
          </table:table-cell>
          <table:table-cell office:value-type="float" office:value="452.5">
            <text:p>452.5</text:p>
          </table:table-cell>
          <table:table-cell office:value-type="float" office:value="41.0">
            <text:p>41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12-13T03:00:00">
            <text:p>Sun Dec 13 03:00:00 2020</text:p>
          </table:table-cell>
          <table:table-cell office:value-type="float" office:value="502.0">
            <text:p>502.0</text:p>
          </table:table-cell>
          <table:table-cell office:value-type="float" office:value="11.1667">
            <text:p>11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12-13T19:00:00">
            <text:p>Sun Dec 13 19:00:00 2020</text:p>
          </table:table-cell>
          <table:table-cell office:value-type="float" office:value="494.1667">
            <text:p>494.1667</text:p>
          </table:table-cell>
          <table:table-cell office:value-type="float" office:value="34.3333">
            <text:p>34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13T20:00:00">
            <text:p>Sun Dec 13 20:00:00 2020</text:p>
          </table:table-cell>
          <table:table-cell office:value-type="float" office:value="647.1667">
            <text:p>647.1667</text:p>
          </table:table-cell>
          <table:table-cell office:value-type="float" office:value="52.0">
            <text:p>52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12-13T21:00:00">
            <text:p>Sun Dec 13 21:00:00 2020</text:p>
          </table:table-cell>
          <table:table-cell office:value-type="float" office:value="885.0">
            <text:p>885.0</text:p>
          </table:table-cell>
          <table:table-cell office:value-type="float" office:value="61.5">
            <text:p>61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13T22:00:00">
            <text:p>Sun Dec 13 22:00:00 2020</text:p>
          </table:table-cell>
          <table:table-cell office:value-type="float" office:value="1149.0">
            <text:p>1149.0</text:p>
          </table:table-cell>
          <table:table-cell office:value-type="float" office:value="65.6667">
            <text:p>65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13T23:00:00">
            <text:p>Sun Dec 13 23:00:00 2020</text:p>
          </table:table-cell>
          <table:table-cell office:value-type="float" office:value="1259.0">
            <text:p>1259.0</text:p>
          </table:table-cell>
          <table:table-cell office:value-type="float" office:value="55.5">
            <text:p>55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14T00:00:00">
            <text:p>Mon Dec 14 00:00:00 2020</text:p>
          </table:table-cell>
          <table:table-cell office:value-type="float" office:value="860.8333">
            <text:p>860.8333</text:p>
          </table:table-cell>
          <table:table-cell office:value-type="float" office:value="37.1667">
            <text:p>37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12-14T01:00:00">
            <text:p>Mon Dec 14 01:00:00 2020</text:p>
          </table:table-cell>
          <table:table-cell office:value-type="float" office:value="568.5">
            <text:p>568.5</text:p>
          </table:table-cell>
          <table:table-cell office:value-type="float" office:value="12.1667">
            <text:p>12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2-14T02:00:00">
            <text:p>Mon Dec 14 02:00:00 2020</text:p>
          </table:table-cell>
          <table:table-cell office:value-type="float" office:value="562.1667">
            <text:p>562.1667</text:p>
          </table:table-cell>
          <table:table-cell office:value-type="float" office:value="12.5">
            <text:p>12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12-14T03:00:00">
            <text:p>Mon Dec 14 03:00:00 2020</text:p>
          </table:table-cell>
          <table:table-cell office:value-type="float" office:value="519.8333">
            <text:p>519.8333</text:p>
          </table:table-cell>
          <table:table-cell office:value-type="float" office:value="8.5">
            <text:p>8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2-14T20:00:00">
            <text:p>Mon Dec 14 20:00:00 2020</text:p>
          </table:table-cell>
          <table:table-cell office:value-type="float" office:value="558.3333">
            <text:p>558.3333</text:p>
          </table:table-cell>
          <table:table-cell office:value-type="float" office:value="33.1667">
            <text:p>33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2-14T21:00:00">
            <text:p>Mon Dec 14 21:00:00 2020</text:p>
          </table:table-cell>
          <table:table-cell office:value-type="float" office:value="617.6667">
            <text:p>617.6667</text:p>
          </table:table-cell>
          <table:table-cell office:value-type="float" office:value="39.6667">
            <text:p>39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12-14T22:00:00">
            <text:p>Mon Dec 14 22:00:00 2020</text:p>
          </table:table-cell>
          <table:table-cell office:value-type="float" office:value="709.5">
            <text:p>709.5</text:p>
          </table:table-cell>
          <table:table-cell office:value-type="float" office:value="41.3333">
            <text:p>41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14T23:00:00">
            <text:p>Mon Dec 14 23:00:00 2020</text:p>
          </table:table-cell>
          <table:table-cell office:value-type="float" office:value="612.8333">
            <text:p>612.8333</text:p>
          </table:table-cell>
          <table:table-cell office:value-type="float" office:value="35.8333">
            <text:p>35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15T00:00:00">
            <text:p>Tue Dec 15 00:00:00 2020</text:p>
          </table:table-cell>
          <table:table-cell office:value-type="float" office:value="534.1667">
            <text:p>534.1667</text:p>
          </table:table-cell>
          <table:table-cell office:value-type="float" office:value="27.5">
            <text:p>27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12-15T01:00:00">
            <text:p>Tue Dec 15 01:00:00 2020</text:p>
          </table:table-cell>
          <table:table-cell office:value-type="float" office:value="437.8333">
            <text:p>437.8333</text:p>
          </table:table-cell>
          <table:table-cell office:value-type="float" office:value="7.5">
            <text:p>7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2-15T20:00:00">
            <text:p>Tue Dec 15 20:00:00 2020</text:p>
          </table:table-cell>
          <table:table-cell office:value-type="float" office:value="583.5">
            <text:p>583.5</text:p>
          </table:table-cell>
          <table:table-cell office:value-type="float" office:value="32.6667">
            <text:p>32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2-15T21:00:00">
            <text:p>Tue Dec 15 21:00:00 2020</text:p>
          </table:table-cell>
          <table:table-cell office:value-type="float" office:value="782.1667">
            <text:p>782.1667</text:p>
          </table:table-cell>
          <table:table-cell office:value-type="float" office:value="61.0">
            <text:p>61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12-15T22:00:00">
            <text:p>Tue Dec 15 22:00:00 2020</text:p>
          </table:table-cell>
          <table:table-cell office:value-type="float" office:value="752.8333">
            <text:p>752.8333</text:p>
          </table:table-cell>
          <table:table-cell office:value-type="float" office:value="54.3333">
            <text:p>54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12-15T23:00:00">
            <text:p>Tue Dec 15 23:00:00 2020</text:p>
          </table:table-cell>
          <table:table-cell office:value-type="float" office:value="677.8333">
            <text:p>677.8333</text:p>
          </table:table-cell>
          <table:table-cell office:value-type="float" office:value="46.3333">
            <text:p>46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12-16T19:00:00">
            <text:p>Wed Dec 16 19:00:00 2020</text:p>
          </table:table-cell>
          <table:table-cell office:value-type="float" office:value="780.8333">
            <text:p>780.8333</text:p>
          </table:table-cell>
          <table:table-cell office:value-type="float" office:value="71.0">
            <text:p>71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0-12-16T20:00:00">
            <text:p>Wed Dec 16 20:00:00 2020</text:p>
          </table:table-cell>
          <table:table-cell office:value-type="float" office:value="996.8333">
            <text:p>996.8333</text:p>
          </table:table-cell>
          <table:table-cell office:value-type="float" office:value="83.6667">
            <text:p>83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2-16T21:00:00">
            <text:p>Wed Dec 16 21:00:00 2020</text:p>
          </table:table-cell>
          <table:table-cell office:value-type="float" office:value="1061.6667">
            <text:p>1061.6667</text:p>
          </table:table-cell>
          <table:table-cell office:value-type="float" office:value="80.6667">
            <text:p>80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16T22:00:00">
            <text:p>Wed Dec 16 22:00:00 2020</text:p>
          </table:table-cell>
          <table:table-cell office:value-type="float" office:value="775.1667">
            <text:p>775.1667</text:p>
          </table:table-cell>
          <table:table-cell office:value-type="float" office:value="59.8333">
            <text:p>59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2-16T23:00:00">
            <text:p>Wed Dec 16 23:00:00 2020</text:p>
          </table:table-cell>
          <table:table-cell office:value-type="float" office:value="604.8333">
            <text:p>604.8333</text:p>
          </table:table-cell>
          <table:table-cell office:value-type="float" office:value="42.6667">
            <text:p>42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12-17T00:00:00">
            <text:p>Thu Dec 17 00:00:00 2020</text:p>
          </table:table-cell>
          <table:table-cell office:value-type="float" office:value="565.0">
            <text:p>565.0</text:p>
          </table:table-cell>
          <table:table-cell office:value-type="float" office:value="25.0">
            <text:p>25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12-17T01:00:00">
            <text:p>Thu Dec 17 01:00:00 2020</text:p>
          </table:table-cell>
          <table:table-cell office:value-type="float" office:value="548.1667">
            <text:p>548.1667</text:p>
          </table:table-cell>
          <table:table-cell office:value-type="float" office:value="13.8333">
            <text:p>13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2-17T02:00:00">
            <text:p>Thu Dec 17 02:00:00 2020</text:p>
          </table:table-cell>
          <table:table-cell office:value-type="float" office:value="483.1667">
            <text:p>483.1667</text:p>
          </table:table-cell>
          <table:table-cell office:value-type="float" office:value="8.6667">
            <text:p>8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2-17T03:00:00">
            <text:p>Thu Dec 17 03:00:00 2020</text:p>
          </table:table-cell>
          <table:table-cell office:value-type="float" office:value="489.5">
            <text:p>489.5</text:p>
          </table:table-cell>
          <table:table-cell office:value-type="float" office:value="7.3333">
            <text:p>7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12-17T04:00:00">
            <text:p>Thu Dec 17 04:00:00 2020</text:p>
          </table:table-cell>
          <table:table-cell office:value-type="float" office:value="505.5">
            <text:p>505.5</text:p>
          </table:table-cell>
          <table:table-cell office:value-type="float" office:value="7.5">
            <text:p>7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2-17T05:00:00">
            <text:p>Thu Dec 17 05:00:00 2020</text:p>
          </table:table-cell>
          <table:table-cell office:value-type="float" office:value="521.8333">
            <text:p>521.8333</text:p>
          </table:table-cell>
          <table:table-cell office:value-type="float" office:value="7.6667">
            <text:p>7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2-17T06:00:00">
            <text:p>Thu Dec 17 06:00:00 2020</text:p>
          </table:table-cell>
          <table:table-cell office:value-type="float" office:value="522.8333">
            <text:p>522.8333</text:p>
          </table:table-cell>
          <table:table-cell office:value-type="float" office:value="12.5">
            <text:p>12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12-17T07:00:00">
            <text:p>Thu Dec 17 07:00:00 2020</text:p>
          </table:table-cell>
          <table:table-cell office:value-type="float" office:value="538.5">
            <text:p>538.5</text:p>
          </table:table-cell>
          <table:table-cell office:value-type="float" office:value="15.8333">
            <text:p>15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12-17T08:00:00">
            <text:p>Thu Dec 17 08:00:00 2020</text:p>
          </table:table-cell>
          <table:table-cell office:value-type="float" office:value="563.3333">
            <text:p>563.3333</text:p>
          </table:table-cell>
          <table:table-cell office:value-type="float" office:value="33.0">
            <text:p>33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2-17T10:00:00">
            <text:p>Thu Dec 17 10:00:00 2020</text:p>
          </table:table-cell>
          <table:table-cell office:value-type="float" office:value="661.0">
            <text:p>661.0</text:p>
          </table:table-cell>
          <table:table-cell office:value-type="float" office:value="28.0">
            <text:p>28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12-17T11:00:00">
            <text:p>Thu Dec 17 11:00:00 2020</text:p>
          </table:table-cell>
          <table:table-cell office:value-type="float" office:value="787.3333">
            <text:p>787.3333</text:p>
          </table:table-cell>
          <table:table-cell office:value-type="float" office:value="29.1667">
            <text:p>29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0-12-17T19:00:00">
            <text:p>Thu Dec 17 19:00:00 2020</text:p>
          </table:table-cell>
          <table:table-cell office:value-type="float" office:value="631.5">
            <text:p>631.5</text:p>
          </table:table-cell>
          <table:table-cell office:value-type="float" office:value="40.5">
            <text:p>40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12-17T20:00:00">
            <text:p>Thu Dec 17 20:00:00 2020</text:p>
          </table:table-cell>
          <table:table-cell office:value-type="float" office:value="656.0">
            <text:p>656.0</text:p>
          </table:table-cell>
          <table:table-cell office:value-type="float" office:value="43.6667">
            <text:p>43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2-17T21:00:00">
            <text:p>Thu Dec 17 21:00:00 2020</text:p>
          </table:table-cell>
          <table:table-cell office:value-type="float" office:value="641.5">
            <text:p>641.5</text:p>
          </table:table-cell>
          <table:table-cell office:value-type="float" office:value="46.3333">
            <text:p>46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12-17T22:00:00">
            <text:p>Thu Dec 17 22:00:00 2020</text:p>
          </table:table-cell>
          <table:table-cell office:value-type="float" office:value="608.5">
            <text:p>608.5</text:p>
          </table:table-cell>
          <table:table-cell office:value-type="float" office:value="30.6667">
            <text:p>30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0-12-17T23:00:00">
            <text:p>Thu Dec 17 23:00:00 2020</text:p>
          </table:table-cell>
          <table:table-cell office:value-type="float" office:value="643.5">
            <text:p>643.5</text:p>
          </table:table-cell>
          <table:table-cell office:value-type="float" office:value="22.8333">
            <text:p>22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2-18T00:00:00">
            <text:p>Fri Dec 18 00:00:00 2020</text:p>
          </table:table-cell>
          <table:table-cell office:value-type="float" office:value="652.8333">
            <text:p>652.8333</text:p>
          </table:table-cell>
          <table:table-cell office:value-type="float" office:value="18.8333">
            <text:p>18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2-18T01:00:00">
            <text:p>Fri Dec 18 01:00:00 2020</text:p>
          </table:table-cell>
          <table:table-cell office:value-type="float" office:value="710.6667">
            <text:p>710.6667</text:p>
          </table:table-cell>
          <table:table-cell office:value-type="float" office:value="28.0">
            <text:p>28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12-18T02:00:00">
            <text:p>Fri Dec 18 02:00:00 2020</text:p>
          </table:table-cell>
          <table:table-cell office:value-type="float" office:value="658.6667">
            <text:p>658.6667</text:p>
          </table:table-cell>
          <table:table-cell office:value-type="float" office:value="26.0">
            <text:p>26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0-12-18T06:00:00">
            <text:p>Fri Dec 18 06:00:00 2020</text:p>
          </table:table-cell>
          <table:table-cell office:value-type="float" office:value="556.5">
            <text:p>556.5</text:p>
          </table:table-cell>
          <table:table-cell office:value-type="float" office:value="9.3333">
            <text:p>9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2-18T07:00:00">
            <text:p>Fri Dec 18 07:00:00 2020</text:p>
          </table:table-cell>
          <table:table-cell office:value-type="float" office:value="547.6667">
            <text:p>547.6667</text:p>
          </table:table-cell>
          <table:table-cell office:value-type="float" office:value="11.0">
            <text:p>11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12-18T08:00:00">
            <text:p>Fri Dec 18 08:00:00 2020</text:p>
          </table:table-cell>
          <table:table-cell office:value-type="float" office:value="578.1667">
            <text:p>578.1667</text:p>
          </table:table-cell>
          <table:table-cell office:value-type="float" office:value="29.6667">
            <text:p>29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12-18T09:00:00">
            <text:p>Fri Dec 18 09:00:00 2020</text:p>
          </table:table-cell>
          <table:table-cell office:value-type="float" office:value="701.8333">
            <text:p>701.8333</text:p>
          </table:table-cell>
          <table:table-cell office:value-type="float" office:value="43.0">
            <text:p>4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18T10:00:00">
            <text:p>Fri Dec 18 10:00:00 2020</text:p>
          </table:table-cell>
          <table:table-cell office:value-type="float" office:value="790.0">
            <text:p>790.0</text:p>
          </table:table-cell>
          <table:table-cell office:value-type="float" office:value="35.8333">
            <text:p>35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18T11:00:00">
            <text:p>Fri Dec 18 11:00:00 2020</text:p>
          </table:table-cell>
          <table:table-cell office:value-type="float" office:value="654.5">
            <text:p>654.5</text:p>
          </table:table-cell>
          <table:table-cell office:value-type="float" office:value="28.3333">
            <text:p>28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2-18T12:00:00">
            <text:p>Fri Dec 18 12:00:00 2020</text:p>
          </table:table-cell>
          <table:table-cell office:value-type="float" office:value="623.3333">
            <text:p>623.3333</text:p>
          </table:table-cell>
          <table:table-cell office:value-type="float" office:value="22.6667">
            <text:p>22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12-18T13:00:00">
            <text:p>Fri Dec 18 13:00:00 2020</text:p>
          </table:table-cell>
          <table:table-cell office:value-type="float" office:value="673.6667">
            <text:p>673.6667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2-18T14:00:00">
            <text:p>Fri Dec 18 14:00:00 2020</text:p>
          </table:table-cell>
          <table:table-cell office:value-type="float" office:value="604.0">
            <text:p>604.0</text:p>
          </table:table-cell>
          <table:table-cell office:value-type="float" office:value="20.1667">
            <text:p>20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12-18T17:00:00">
            <text:p>Fri Dec 18 17:00:00 2020</text:p>
          </table:table-cell>
          <table:table-cell office:value-type="float" office:value="593.5">
            <text:p>593.5</text:p>
          </table:table-cell>
          <table:table-cell office:value-type="float" office:value="18.3333">
            <text:p>18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12-18T19:00:00">
            <text:p>Fri Dec 18 19:00:00 2020</text:p>
          </table:table-cell>
          <table:table-cell office:value-type="float" office:value="717.8333">
            <text:p>717.8333</text:p>
          </table:table-cell>
          <table:table-cell office:value-type="float" office:value="44.3333">
            <text:p>44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2-18T20:00:00">
            <text:p>Fri Dec 18 20:00:00 2020</text:p>
          </table:table-cell>
          <table:table-cell office:value-type="float" office:value="704.8333">
            <text:p>704.8333</text:p>
          </table:table-cell>
          <table:table-cell office:value-type="float" office:value="42.0">
            <text:p>42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12-18T21:00:00">
            <text:p>Fri Dec 18 21:00:00 2020</text:p>
          </table:table-cell>
          <table:table-cell office:value-type="float" office:value="632.0">
            <text:p>632.0</text:p>
          </table:table-cell>
          <table:table-cell office:value-type="float" office:value="24.3333">
            <text:p>24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12-18T22:00:00">
            <text:p>Fri Dec 18 22:00:00 2020</text:p>
          </table:table-cell>
          <table:table-cell office:value-type="float" office:value="790.0">
            <text:p>790.0</text:p>
          </table:table-cell>
          <table:table-cell office:value-type="float" office:value="35.1667">
            <text:p>35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12-18T23:00:00">
            <text:p>Fri Dec 18 23:00:00 2020</text:p>
          </table:table-cell>
          <table:table-cell office:value-type="float" office:value="778.5">
            <text:p>778.5</text:p>
          </table:table-cell>
          <table:table-cell office:value-type="float" office:value="41.0">
            <text:p>41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19T00:00:00">
            <text:p>Sat Dec 19 00:00:00 2020</text:p>
          </table:table-cell>
          <table:table-cell office:value-type="float" office:value="686.0">
            <text:p>686.0</text:p>
          </table:table-cell>
          <table:table-cell office:value-type="float" office:value="31.1667">
            <text:p>31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12-19T01:00:00">
            <text:p>Sat Dec 19 01:00:00 2020</text:p>
          </table:table-cell>
          <table:table-cell office:value-type="float" office:value="670.8333">
            <text:p>670.8333</text:p>
          </table:table-cell>
          <table:table-cell office:value-type="float" office:value="25.6667">
            <text:p>25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2-19T02:00:00">
            <text:p>Sat Dec 19 02:00:00 2020</text:p>
          </table:table-cell>
          <table:table-cell office:value-type="float" office:value="651.8333">
            <text:p>651.8333</text:p>
          </table:table-cell>
          <table:table-cell office:value-type="float" office:value="21.6667">
            <text:p>21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12-19T03:00:00">
            <text:p>Sat Dec 19 03:00:00 2020</text:p>
          </table:table-cell>
          <table:table-cell office:value-type="float" office:value="696.6667">
            <text:p>696.6667</text:p>
          </table:table-cell>
          <table:table-cell office:value-type="float" office:value="21.3333">
            <text:p>21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0-12-19T04:00:00">
            <text:p>Sat Dec 19 04:00:00 2020</text:p>
          </table:table-cell>
          <table:table-cell office:value-type="float" office:value="687.8333">
            <text:p>687.8333</text:p>
          </table:table-cell>
          <table:table-cell office:value-type="float" office:value="21.3333">
            <text:p>21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12-19T05:00:00">
            <text:p>Sat Dec 19 05:00:00 2020</text:p>
          </table:table-cell>
          <table:table-cell office:value-type="float" office:value="664.3333">
            <text:p>664.3333</text:p>
          </table:table-cell>
          <table:table-cell office:value-type="float" office:value="19.5">
            <text:p>19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12-19T06:00:00">
            <text:p>Sat Dec 19 06:00:00 2020</text:p>
          </table:table-cell>
          <table:table-cell office:value-type="float" office:value="609.3333">
            <text:p>609.3333</text:p>
          </table:table-cell>
          <table:table-cell office:value-type="float" office:value="15.8333">
            <text:p>15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12-19T07:00:00">
            <text:p>Sat Dec 19 07:00:00 2020</text:p>
          </table:table-cell>
          <table:table-cell office:value-type="float" office:value="627.5">
            <text:p>627.5</text:p>
          </table:table-cell>
          <table:table-cell office:value-type="float" office:value="14.3333">
            <text:p>14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12-19T08:00:00">
            <text:p>Sat Dec 19 08:00:00 2020</text:p>
          </table:table-cell>
          <table:table-cell office:value-type="float" office:value="576.6667">
            <text:p>576.6667</text:p>
          </table:table-cell>
          <table:table-cell office:value-type="float" office:value="14.1667">
            <text:p>14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2-19T16:00:00">
            <text:p>Sat Dec 19 16:00:00 2020</text:p>
          </table:table-cell>
          <table:table-cell office:value-type="float" office:value="595.5">
            <text:p>595.5</text:p>
          </table:table-cell>
          <table:table-cell office:value-type="float" office:value="14.0">
            <text:p>14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19T17:00:00">
            <text:p>Sat Dec 19 17:00:00 2020</text:p>
          </table:table-cell>
          <table:table-cell office:value-type="float" office:value="601.1667">
            <text:p>601.1667</text:p>
          </table:table-cell>
          <table:table-cell office:value-type="float" office:value="14.5">
            <text:p>14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2-19T18:00:00">
            <text:p>Sat Dec 19 18:00:00 2020</text:p>
          </table:table-cell>
          <table:table-cell office:value-type="float" office:value="606.6667">
            <text:p>606.6667</text:p>
          </table:table-cell>
          <table:table-cell office:value-type="float" office:value="19.3333">
            <text:p>19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12-19T19:00:00">
            <text:p>Sat Dec 19 19:00:00 2020</text:p>
          </table:table-cell>
          <table:table-cell office:value-type="float" office:value="607.5">
            <text:p>607.5</text:p>
          </table:table-cell>
          <table:table-cell office:value-type="float" office:value="23.5">
            <text:p>23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0-12-19T20:00:00">
            <text:p>Sat Dec 19 20:00:00 2020</text:p>
          </table:table-cell>
          <table:table-cell office:value-type="float" office:value="672.1667">
            <text:p>672.1667</text:p>
          </table:table-cell>
          <table:table-cell office:value-type="float" office:value="25.5">
            <text:p>25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2-19T21:00:00">
            <text:p>Sat Dec 19 21:00:00 2020</text:p>
          </table:table-cell>
          <table:table-cell office:value-type="float" office:value="746.5">
            <text:p>746.5</text:p>
          </table:table-cell>
          <table:table-cell office:value-type="float" office:value="40.1667">
            <text:p>40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12-19T22:00:00">
            <text:p>Sat Dec 19 22:00:00 2020</text:p>
          </table:table-cell>
          <table:table-cell office:value-type="float" office:value="680.5">
            <text:p>680.5</text:p>
          </table:table-cell>
          <table:table-cell office:value-type="float" office:value="38.8333">
            <text:p>38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2-19T23:00:00">
            <text:p>Sat Dec 19 23:00:00 2020</text:p>
          </table:table-cell>
          <table:table-cell office:value-type="float" office:value="756.0">
            <text:p>756.0</text:p>
          </table:table-cell>
          <table:table-cell office:value-type="float" office:value="28.8333">
            <text:p>28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2-20T00:00:00">
            <text:p>Sun Dec 20 00:00:00 2020</text:p>
          </table:table-cell>
          <table:table-cell office:value-type="float" office:value="695.3333">
            <text:p>695.3333</text:p>
          </table:table-cell>
          <table:table-cell office:value-type="float" office:value="22.0">
            <text:p>22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2-20T01:00:00">
            <text:p>Sun Dec 20 01:00:00 2020</text:p>
          </table:table-cell>
          <table:table-cell office:value-type="float" office:value="674.0">
            <text:p>674.0</text:p>
          </table:table-cell>
          <table:table-cell office:value-type="float" office:value="12.1667">
            <text:p>12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0-12-20T02:00:00">
            <text:p>Sun Dec 20 02:00:00 2020</text:p>
          </table:table-cell>
          <table:table-cell office:value-type="float" office:value="612.0">
            <text:p>612.0</text:p>
          </table:table-cell>
          <table:table-cell office:value-type="float" office:value="8.0">
            <text:p>8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12-20T03:00:00">
            <text:p>Sun Dec 20 03:00:00 2020</text:p>
          </table:table-cell>
          <table:table-cell office:value-type="float" office:value="689.8333">
            <text:p>689.8333</text:p>
          </table:table-cell>
          <table:table-cell office:value-type="float" office:value="12.5">
            <text:p>12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2-20T04:00:00">
            <text:p>Sun Dec 20 04:00:00 2020</text:p>
          </table:table-cell>
          <table:table-cell office:value-type="float" office:value="609.1667">
            <text:p>609.1667</text:p>
          </table:table-cell>
          <table:table-cell office:value-type="float" office:value="8.0">
            <text:p>8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2-20T05:00:00">
            <text:p>Sun Dec 20 05:00:00 2020</text:p>
          </table:table-cell>
          <table:table-cell office:value-type="float" office:value="566.1667">
            <text:p>566.1667</text:p>
          </table:table-cell>
          <table:table-cell office:value-type="float" office:value="5.6667">
            <text:p>5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2-20T06:00:00">
            <text:p>Sun Dec 20 06:00:00 2020</text:p>
          </table:table-cell>
          <table:table-cell office:value-type="float" office:value="548.6667">
            <text:p>548.6667</text:p>
          </table:table-cell>
          <table:table-cell office:value-type="float" office:value="5.6667">
            <text:p>5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12-20T07:00:00">
            <text:p>Sun Dec 20 07:00:00 2020</text:p>
          </table:table-cell>
          <table:table-cell office:value-type="float" office:value="565.0">
            <text:p>565.0</text:p>
          </table:table-cell>
          <table:table-cell office:value-type="float" office:value="6.8333">
            <text:p>6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2-20T08:00:00">
            <text:p>Sun Dec 20 08:00:00 2020</text:p>
          </table:table-cell>
          <table:table-cell office:value-type="float" office:value="585.8333">
            <text:p>585.8333</text:p>
          </table:table-cell>
          <table:table-cell office:value-type="float" office:value="11.5">
            <text:p>11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2-20T09:00:00">
            <text:p>Sun Dec 20 09:00:00 2020</text:p>
          </table:table-cell>
          <table:table-cell office:value-type="float" office:value="609.8333">
            <text:p>609.8333</text:p>
          </table:table-cell>
          <table:table-cell office:value-type="float" office:value="13.5">
            <text:p>13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12-20T10:00:00">
            <text:p>Sun Dec 20 10:00:00 2020</text:p>
          </table:table-cell>
          <table:table-cell office:value-type="float" office:value="600.8333">
            <text:p>600.8333</text:p>
          </table:table-cell>
          <table:table-cell office:value-type="float" office:value="11.1667">
            <text:p>11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12-20T11:00:00">
            <text:p>Sun Dec 20 11:00:00 2020</text:p>
          </table:table-cell>
          <table:table-cell office:value-type="float" office:value="600.5">
            <text:p>600.5</text:p>
          </table:table-cell>
          <table:table-cell office:value-type="float" office:value="10.8333">
            <text:p>10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12-20T12:00:00">
            <text:p>Sun Dec 20 12:00:00 2020</text:p>
          </table:table-cell>
          <table:table-cell office:value-type="float" office:value="576.1667">
            <text:p>576.1667</text:p>
          </table:table-cell>
          <table:table-cell office:value-type="float" office:value="6.6667">
            <text:p>6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12-20T13:00:00">
            <text:p>Sun Dec 20 13:00:00 2020</text:p>
          </table:table-cell>
          <table:table-cell office:value-type="float" office:value="548.0">
            <text:p>548.0</text:p>
          </table:table-cell>
          <table:table-cell office:value-type="float" office:value="7.8333">
            <text:p>7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12-20T14:00:00">
            <text:p>Sun Dec 20 14:00:00 2020</text:p>
          </table:table-cell>
          <table:table-cell office:value-type="float" office:value="590.5">
            <text:p>590.5</text:p>
          </table:table-cell>
          <table:table-cell office:value-type="float" office:value="10.3333">
            <text:p>10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12-20T15:00:00">
            <text:p>Sun Dec 20 15:00:00 2020</text:p>
          </table:table-cell>
          <table:table-cell office:value-type="float" office:value="582.6667">
            <text:p>582.6667</text:p>
          </table:table-cell>
          <table:table-cell office:value-type="float" office:value="8.3333">
            <text:p>8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12-20T18:00:00">
            <text:p>Sun Dec 20 18:00:00 2020</text:p>
          </table:table-cell>
          <table:table-cell office:value-type="float" office:value="611.1667">
            <text:p>611.1667</text:p>
          </table:table-cell>
          <table:table-cell office:value-type="float" office:value="31.8333">
            <text:p>31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12-20T19:00:00">
            <text:p>Sun Dec 20 19:00:00 2020</text:p>
          </table:table-cell>
          <table:table-cell office:value-type="float" office:value="903.6667">
            <text:p>903.6667</text:p>
          </table:table-cell>
          <table:table-cell office:value-type="float" office:value="69.6667">
            <text:p>69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20T20:00:00">
            <text:p>Sun Dec 20 20:00:00 2020</text:p>
          </table:table-cell>
          <table:table-cell office:value-type="float" office:value="1142.5">
            <text:p>1142.5</text:p>
          </table:table-cell>
          <table:table-cell office:value-type="float" office:value="76.8333">
            <text:p>76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2-20T21:00:00">
            <text:p>Sun Dec 20 21:00:00 2020</text:p>
          </table:table-cell>
          <table:table-cell office:value-type="float" office:value="1413.0">
            <text:p>1413.0</text:p>
          </table:table-cell>
          <table:table-cell office:value-type="float" office:value="74.3333">
            <text:p>74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2-20T22:00:00">
            <text:p>Sun Dec 20 22:00:00 2020</text:p>
          </table:table-cell>
          <table:table-cell office:value-type="float" office:value="1171.5">
            <text:p>1171.5</text:p>
          </table:table-cell>
          <table:table-cell office:value-type="float" office:value="54.1667">
            <text:p>54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2-20T23:00:00">
            <text:p>Sun Dec 20 23:00:00 2020</text:p>
          </table:table-cell>
          <table:table-cell office:value-type="float" office:value="1238.1667">
            <text:p>1238.1667</text:p>
          </table:table-cell>
          <table:table-cell office:value-type="float" office:value="52.3333">
            <text:p>52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2-21T00:00:00">
            <text:p>Mon Dec 21 00:00:00 2020</text:p>
          </table:table-cell>
          <table:table-cell office:value-type="float" office:value="961.6667">
            <text:p>961.6667</text:p>
          </table:table-cell>
          <table:table-cell office:value-type="float" office:value="39.1667">
            <text:p>39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2-21T01:00:00">
            <text:p>Mon Dec 21 01:00:00 2020</text:p>
          </table:table-cell>
          <table:table-cell office:value-type="float" office:value="652.6667">
            <text:p>652.6667</text:p>
          </table:table-cell>
          <table:table-cell office:value-type="float" office:value="12.5">
            <text:p>12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0-12-21T16:00:00">
            <text:p>Mon Dec 21 16:00:00 2020</text:p>
          </table:table-cell>
          <table:table-cell office:value-type="float" office:value="575.6667">
            <text:p>575.6667</text:p>
          </table:table-cell>
          <table:table-cell office:value-type="float" office:value="13.5">
            <text:p>13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12-21T17:00:00">
            <text:p>Mon Dec 21 17:00:00 2020</text:p>
          </table:table-cell>
          <table:table-cell office:value-type="float" office:value="574.1667">
            <text:p>574.1667</text:p>
          </table:table-cell>
          <table:table-cell office:value-type="float" office:value="12.8333">
            <text:p>12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2-21T18:00:00">
            <text:p>Mon Dec 21 18:00:00 2020</text:p>
          </table:table-cell>
          <table:table-cell office:value-type="float" office:value="674.3333">
            <text:p>674.3333</text:p>
          </table:table-cell>
          <table:table-cell office:value-type="float" office:value="34.5">
            <text:p>34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12-21T19:00:00">
            <text:p>Mon Dec 21 19:00:00 2020</text:p>
          </table:table-cell>
          <table:table-cell office:value-type="float" office:value="965.0">
            <text:p>965.0</text:p>
          </table:table-cell>
          <table:table-cell office:value-type="float" office:value="69.0">
            <text:p>69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21T20:00:00">
            <text:p>Mon Dec 21 20:00:00 2020</text:p>
          </table:table-cell>
          <table:table-cell office:value-type="float" office:value="1015.6667">
            <text:p>1015.6667</text:p>
          </table:table-cell>
          <table:table-cell office:value-type="float" office:value="66.1667">
            <text:p>66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21T21:00:00">
            <text:p>Mon Dec 21 21:00:00 2020</text:p>
          </table:table-cell>
          <table:table-cell office:value-type="float" office:value="939.8333">
            <text:p>939.8333</text:p>
          </table:table-cell>
          <table:table-cell office:value-type="float" office:value="64.5">
            <text:p>64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2-21T22:00:00">
            <text:p>Mon Dec 21 22:00:00 2020</text:p>
          </table:table-cell>
          <table:table-cell office:value-type="float" office:value="740.1667">
            <text:p>740.1667</text:p>
          </table:table-cell>
          <table:table-cell office:value-type="float" office:value="48.5">
            <text:p>48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12-21T23:00:00">
            <text:p>Mon Dec 21 23:00:00 2020</text:p>
          </table:table-cell>
          <table:table-cell office:value-type="float" office:value="715.8333">
            <text:p>715.8333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0-12-22T00:00:00">
            <text:p>Tue Dec 22 00:00:00 2020</text:p>
          </table:table-cell>
          <table:table-cell office:value-type="float" office:value="699.6667">
            <text:p>699.6667</text:p>
          </table:table-cell>
          <table:table-cell office:value-type="float" office:value="29.5">
            <text:p>29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12-22T01:00:00">
            <text:p>Tue Dec 22 01:00:00 2020</text:p>
          </table:table-cell>
          <table:table-cell office:value-type="float" office:value="606.6667">
            <text:p>606.6667</text:p>
          </table:table-cell>
          <table:table-cell office:value-type="float" office:value="12.8333">
            <text:p>12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12-22T02:00:00">
            <text:p>Tue Dec 22 02:00:00 2020</text:p>
          </table:table-cell>
          <table:table-cell office:value-type="float" office:value="600.8333">
            <text:p>600.8333</text:p>
          </table:table-cell>
          <table:table-cell office:value-type="float" office:value="6.8333">
            <text:p>6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12-22T03:00:00">
            <text:p>Tue Dec 22 03:00:00 2020</text:p>
          </table:table-cell>
          <table:table-cell office:value-type="float" office:value="631.3333">
            <text:p>631.3333</text:p>
          </table:table-cell>
          <table:table-cell office:value-type="float" office:value="8.5">
            <text:p>8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12-22T04:00:00">
            <text:p>Tue Dec 22 04:00:00 2020</text:p>
          </table:table-cell>
          <table:table-cell office:value-type="float" office:value="625.3333">
            <text:p>625.3333</text:p>
          </table:table-cell>
          <table:table-cell office:value-type="float" office:value="6.1667">
            <text:p>6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2-22T05:00:00">
            <text:p>Tue Dec 22 05:00:00 2020</text:p>
          </table:table-cell>
          <table:table-cell office:value-type="float" office:value="581.3333">
            <text:p>581.3333</text:p>
          </table:table-cell>
          <table:table-cell office:value-type="float" office:value="6.3333">
            <text:p>6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2-22T06:00:00">
            <text:p>Tue Dec 22 06:00:00 2020</text:p>
          </table:table-cell>
          <table:table-cell office:value-type="float" office:value="607.8333">
            <text:p>607.8333</text:p>
          </table:table-cell>
          <table:table-cell office:value-type="float" office:value="6.6667">
            <text:p>6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2-22T07:00:00">
            <text:p>Tue Dec 22 07:00:00 2020</text:p>
          </table:table-cell>
          <table:table-cell office:value-type="float" office:value="609.3333">
            <text:p>609.3333</text:p>
          </table:table-cell>
          <table:table-cell office:value-type="float" office:value="15.8333">
            <text:p>15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12-22T08:00:00">
            <text:p>Tue Dec 22 08:00:00 2020</text:p>
          </table:table-cell>
          <table:table-cell office:value-type="float" office:value="741.3333">
            <text:p>741.3333</text:p>
          </table:table-cell>
          <table:table-cell office:value-type="float" office:value="32.3333">
            <text:p>32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12-22T09:00:00">
            <text:p>Tue Dec 22 09:00:00 2020</text:p>
          </table:table-cell>
          <table:table-cell office:value-type="float" office:value="920.5">
            <text:p>920.5</text:p>
          </table:table-cell>
          <table:table-cell office:value-type="float" office:value="48.5">
            <text:p>48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2-22T10:00:00">
            <text:p>Tue Dec 22 10:00:00 2020</text:p>
          </table:table-cell>
          <table:table-cell office:value-type="float" office:value="891.5">
            <text:p>891.5</text:p>
          </table:table-cell>
          <table:table-cell office:value-type="float" office:value="49.8333">
            <text:p>49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22T12:00:00">
            <text:p>Tue Dec 22 12:00:00 2020</text:p>
          </table:table-cell>
          <table:table-cell office:value-type="float" office:value="816.5">
            <text:p>816.5</text:p>
          </table:table-cell>
          <table:table-cell office:value-type="float" office:value="40.1667">
            <text:p>40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12-22T15:00:00">
            <text:p>Tue Dec 22 15:00:00 2020</text:p>
          </table:table-cell>
          <table:table-cell office:value-type="float" office:value="675.8333">
            <text:p>675.8333</text:p>
          </table:table-cell>
          <table:table-cell office:value-type="float" office:value="27.0">
            <text:p>27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12-22T16:00:00">
            <text:p>Tue Dec 22 16:00:00 2020</text:p>
          </table:table-cell>
          <table:table-cell office:value-type="float" office:value="668.8333">
            <text:p>668.8333</text:p>
          </table:table-cell>
          <table:table-cell office:value-type="float" office:value="25.1667">
            <text:p>25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2-22T17:00:00">
            <text:p>Tue Dec 22 17:00:00 2020</text:p>
          </table:table-cell>
          <table:table-cell office:value-type="float" office:value="632.5">
            <text:p>632.5</text:p>
          </table:table-cell>
          <table:table-cell office:value-type="float" office:value="24.3333">
            <text:p>24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12-22T18:00:00">
            <text:p>Tue Dec 22 18:00:00 2020</text:p>
          </table:table-cell>
          <table:table-cell office:value-type="float" office:value="703.0">
            <text:p>703.0</text:p>
          </table:table-cell>
          <table:table-cell office:value-type="float" office:value="34.0">
            <text:p>34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12-22T19:00:00">
            <text:p>Tue Dec 22 19:00:00 2020</text:p>
          </table:table-cell>
          <table:table-cell office:value-type="float" office:value="1128.0">
            <text:p>1128.0</text:p>
          </table:table-cell>
          <table:table-cell office:value-type="float" office:value="74.3333">
            <text:p>74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0-12-22T20:00:00">
            <text:p>Tue Dec 22 20:00:00 2020</text:p>
          </table:table-cell>
          <table:table-cell office:value-type="float" office:value="1666.8333">
            <text:p>1666.8333</text:p>
          </table:table-cell>
          <table:table-cell office:value-type="float" office:value="91.1667">
            <text:p>91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2-22T21:00:00">
            <text:p>Tue Dec 22 21:00:00 2020</text:p>
          </table:table-cell>
          <table:table-cell office:value-type="float" office:value="1413.0">
            <text:p>1413.0</text:p>
          </table:table-cell>
          <table:table-cell office:value-type="float" office:value="78.3333">
            <text:p>78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22T22:00:00">
            <text:p>Tue Dec 22 22:00:00 2020</text:p>
          </table:table-cell>
          <table:table-cell office:value-type="float" office:value="1830.0">
            <text:p>1830.0</text:p>
          </table:table-cell>
          <table:table-cell office:value-type="float" office:value="80.5">
            <text:p>80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12-22T23:00:00">
            <text:p>Tue Dec 22 23:00:00 2020</text:p>
          </table:table-cell>
          <table:table-cell office:value-type="float" office:value="1563.1667">
            <text:p>1563.1667</text:p>
          </table:table-cell>
          <table:table-cell office:value-type="float" office:value="67.8333">
            <text:p>67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2-23T00:00:00">
            <text:p>Wed Dec 23 00:00:00 2020</text:p>
          </table:table-cell>
          <table:table-cell office:value-type="float" office:value="1072.5">
            <text:p>1072.5</text:p>
          </table:table-cell>
          <table:table-cell office:value-type="float" office:value="50.1667">
            <text:p>50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12-23T01:00:00">
            <text:p>Wed Dec 23 01:00:00 2020</text:p>
          </table:table-cell>
          <table:table-cell office:value-type="float" office:value="907.3333">
            <text:p>907.3333</text:p>
          </table:table-cell>
          <table:table-cell office:value-type="float" office:value="44.8333">
            <text:p>44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2-23T02:00:00">
            <text:p>Wed Dec 23 02:00:00 2020</text:p>
          </table:table-cell>
          <table:table-cell office:value-type="float" office:value="776.1667">
            <text:p>776.1667</text:p>
          </table:table-cell>
          <table:table-cell office:value-type="float" office:value="29.6667">
            <text:p>29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12-23T03:00:00">
            <text:p>Wed Dec 23 03:00:00 2020</text:p>
          </table:table-cell>
          <table:table-cell office:value-type="float" office:value="755.1667">
            <text:p>755.1667</text:p>
          </table:table-cell>
          <table:table-cell office:value-type="float" office:value="18.5">
            <text:p>18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12-23T04:00:00">
            <text:p>Wed Dec 23 04:00:00 2020</text:p>
          </table:table-cell>
          <table:table-cell office:value-type="float" office:value="708.8333">
            <text:p>708.8333</text:p>
          </table:table-cell>
          <table:table-cell office:value-type="float" office:value="15.6667">
            <text:p>15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12-23T05:00:00">
            <text:p>Wed Dec 23 05:00:00 2020</text:p>
          </table:table-cell>
          <table:table-cell office:value-type="float" office:value="607.0">
            <text:p>607.0</text:p>
          </table:table-cell>
          <table:table-cell office:value-type="float" office:value="8.6667">
            <text:p>8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2-23T06:00:00">
            <text:p>Wed Dec 23 06:00:00 2020</text:p>
          </table:table-cell>
          <table:table-cell office:value-type="float" office:value="603.8333">
            <text:p>603.8333</text:p>
          </table:table-cell>
          <table:table-cell office:value-type="float" office:value="13.3333">
            <text:p>13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12-23T07:00:00">
            <text:p>Wed Dec 23 07:00:00 2020</text:p>
          </table:table-cell>
          <table:table-cell office:value-type="float" office:value="703.0">
            <text:p>703.0</text:p>
          </table:table-cell>
          <table:table-cell office:value-type="float" office:value="27.8333">
            <text:p>27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2-23T08:00:00">
            <text:p>Wed Dec 23 08:00:00 2020</text:p>
          </table:table-cell>
          <table:table-cell office:value-type="float" office:value="925.5">
            <text:p>925.5</text:p>
          </table:table-cell>
          <table:table-cell office:value-type="float" office:value="49.8333">
            <text:p>49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23T09:00:00">
            <text:p>Wed Dec 23 09:00:00 2020</text:p>
          </table:table-cell>
          <table:table-cell office:value-type="float" office:value="988.6667">
            <text:p>988.6667</text:p>
          </table:table-cell>
          <table:table-cell office:value-type="float" office:value="45.0">
            <text:p>45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23T10:00:00">
            <text:p>Wed Dec 23 10:00:00 2020</text:p>
          </table:table-cell>
          <table:table-cell office:value-type="float" office:value="846.8333">
            <text:p>846.8333</text:p>
          </table:table-cell>
          <table:table-cell office:value-type="float" office:value="38.5">
            <text:p>38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12-23T11:00:00">
            <text:p>Wed Dec 23 11:00:00 2020</text:p>
          </table:table-cell>
          <table:table-cell office:value-type="float" office:value="923.1667">
            <text:p>923.1667</text:p>
          </table:table-cell>
          <table:table-cell office:value-type="float" office:value="51.5">
            <text:p>51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12-23T15:00:00">
            <text:p>Wed Dec 23 15:00:00 2020</text:p>
          </table:table-cell>
          <table:table-cell office:value-type="float" office:value="621.1667">
            <text:p>621.1667</text:p>
          </table:table-cell>
          <table:table-cell office:value-type="float" office:value="13.0">
            <text:p>13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0-12-23T19:00:00">
            <text:p>Wed Dec 23 19:00:00 2020</text:p>
          </table:table-cell>
          <table:table-cell office:value-type="float" office:value="708.3333">
            <text:p>708.3333</text:p>
          </table:table-cell>
          <table:table-cell office:value-type="float" office:value="50.6667">
            <text:p>50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2-23T20:00:00">
            <text:p>Wed Dec 23 20:00:00 2020</text:p>
          </table:table-cell>
          <table:table-cell office:value-type="float" office:value="677.1667">
            <text:p>677.1667</text:p>
          </table:table-cell>
          <table:table-cell office:value-type="float" office:value="33.3333">
            <text:p>33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23T21:00:00">
            <text:p>Wed Dec 23 21:00:00 2020</text:p>
          </table:table-cell>
          <table:table-cell office:value-type="float" office:value="836.8333">
            <text:p>836.8333</text:p>
          </table:table-cell>
          <table:table-cell office:value-type="float" office:value="61.0">
            <text:p>61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12-23T22:00:00">
            <text:p>Wed Dec 23 22:00:00 2020</text:p>
          </table:table-cell>
          <table:table-cell office:value-type="float" office:value="862.0">
            <text:p>862.0</text:p>
          </table:table-cell>
          <table:table-cell office:value-type="float" office:value="58.5">
            <text:p>58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2-23T23:00:00">
            <text:p>Wed Dec 23 23:00:00 2020</text:p>
          </table:table-cell>
          <table:table-cell office:value-type="float" office:value="1062.6667">
            <text:p>1062.6667</text:p>
          </table:table-cell>
          <table:table-cell office:value-type="float" office:value="64.5">
            <text:p>64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12-24T00:00:00">
            <text:p>Thu Dec 24 00:00:00 2020</text:p>
          </table:table-cell>
          <table:table-cell office:value-type="float" office:value="1147.8333">
            <text:p>1147.8333</text:p>
          </table:table-cell>
          <table:table-cell office:value-type="float" office:value="56.3333">
            <text:p>56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12-24T01:00:00">
            <text:p>Thu Dec 24 01:00:00 2020</text:p>
          </table:table-cell>
          <table:table-cell office:value-type="float" office:value="639.6667">
            <text:p>639.6667</text:p>
          </table:table-cell>
          <table:table-cell office:value-type="float" office:value="9.5">
            <text:p>9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12-24T02:00:00">
            <text:p>Thu Dec 24 02:00:00 2020</text:p>
          </table:table-cell>
          <table:table-cell office:value-type="float" office:value="621.1667">
            <text:p>621.1667</text:p>
          </table:table-cell>
          <table:table-cell office:value-type="float" office:value="5.6667">
            <text:p>5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12-24T03:00:00">
            <text:p>Thu Dec 24 03:00:00 2020</text:p>
          </table:table-cell>
          <table:table-cell office:value-type="float" office:value="597.6667">
            <text:p>597.6667</text:p>
          </table:table-cell>
          <table:table-cell office:value-type="float" office:value="7.5">
            <text:p>7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0-12-24T04:00:00">
            <text:p>Thu Dec 24 04:00:00 2020</text:p>
          </table:table-cell>
          <table:table-cell office:value-type="float" office:value="641.6667">
            <text:p>641.6667</text:p>
          </table:table-cell>
          <table:table-cell office:value-type="float" office:value="14.6667">
            <text:p>14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12-24T05:00:00">
            <text:p>Thu Dec 24 05:00:00 2020</text:p>
          </table:table-cell>
          <table:table-cell office:value-type="float" office:value="598.0">
            <text:p>598.0</text:p>
          </table:table-cell>
          <table:table-cell office:value-type="float" office:value="12.3333">
            <text:p>12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2-24T06:00:00">
            <text:p>Thu Dec 24 06:00:00 2020</text:p>
          </table:table-cell>
          <table:table-cell office:value-type="float" office:value="596.8333">
            <text:p>596.8333</text:p>
          </table:table-cell>
          <table:table-cell office:value-type="float" office:value="9.0">
            <text:p>9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2-24T07:00:00">
            <text:p>Thu Dec 24 07:00:00 2020</text:p>
          </table:table-cell>
          <table:table-cell office:value-type="float" office:value="593.1667">
            <text:p>593.1667</text:p>
          </table:table-cell>
          <table:table-cell office:value-type="float" office:value="12.6667">
            <text:p>12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0-12-24T08:00:00">
            <text:p>Thu Dec 24 08:00:00 2020</text:p>
          </table:table-cell>
          <table:table-cell office:value-type="float" office:value="561.3333">
            <text:p>561.3333</text:p>
          </table:table-cell>
          <table:table-cell office:value-type="float" office:value="11.1667">
            <text:p>11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2-24T19:00:00">
            <text:p>Thu Dec 24 19:00:00 2020</text:p>
          </table:table-cell>
          <table:table-cell office:value-type="float" office:value="751.1667">
            <text:p>751.1667</text:p>
          </table:table-cell>
          <table:table-cell office:value-type="float" office:value="49.0">
            <text:p>49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12-24T20:00:00">
            <text:p>Thu Dec 24 20:00:00 2020</text:p>
          </table:table-cell>
          <table:table-cell office:value-type="float" office:value="980.0">
            <text:p>980.0</text:p>
          </table:table-cell>
          <table:table-cell office:value-type="float" office:value="68.6667">
            <text:p>68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2-24T21:00:00">
            <text:p>Thu Dec 24 21:00:00 2020</text:p>
          </table:table-cell>
          <table:table-cell office:value-type="float" office:value="1376.3333">
            <text:p>1376.3333</text:p>
          </table:table-cell>
          <table:table-cell office:value-type="float" office:value="79.6667">
            <text:p>79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2-24T22:00:00">
            <text:p>Thu Dec 24 22:00:00 2020</text:p>
          </table:table-cell>
          <table:table-cell office:value-type="float" office:value="944.8333">
            <text:p>944.8333</text:p>
          </table:table-cell>
          <table:table-cell office:value-type="float" office:value="53.3333">
            <text:p>53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12-24T23:00:00">
            <text:p>Thu Dec 24 23:00:00 2020</text:p>
          </table:table-cell>
          <table:table-cell office:value-type="float" office:value="899.3333">
            <text:p>899.3333</text:p>
          </table:table-cell>
          <table:table-cell office:value-type="float" office:value="42.5">
            <text:p>42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12-25T00:00:00">
            <text:p>Fri Dec 25 00:00:00 2020</text:p>
          </table:table-cell>
          <table:table-cell office:value-type="float" office:value="842.5">
            <text:p>842.5</text:p>
          </table:table-cell>
          <table:table-cell office:value-type="float" office:value="19.0">
            <text:p>19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2-25T01:00:00">
            <text:p>Fri Dec 25 01:00:00 2020</text:p>
          </table:table-cell>
          <table:table-cell office:value-type="float" office:value="789.0">
            <text:p>789.0</text:p>
          </table:table-cell>
          <table:table-cell office:value-type="float" office:value="22.0">
            <text:p>22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2-25T02:00:00">
            <text:p>Fri Dec 25 02:00:00 2020</text:p>
          </table:table-cell>
          <table:table-cell office:value-type="float" office:value="766.8333">
            <text:p>766.8333</text:p>
          </table:table-cell>
          <table:table-cell office:value-type="float" office:value="14.0">
            <text:p>14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2-25T03:00:00">
            <text:p>Fri Dec 25 03:00:00 2020</text:p>
          </table:table-cell>
          <table:table-cell office:value-type="float" office:value="703.5">
            <text:p>703.5</text:p>
          </table:table-cell>
          <table:table-cell office:value-type="float" office:value="13.5">
            <text:p>13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2-25T04:00:00">
            <text:p>Fri Dec 25 04:00:00 2020</text:p>
          </table:table-cell>
          <table:table-cell office:value-type="float" office:value="652.3333">
            <text:p>652.3333</text:p>
          </table:table-cell>
          <table:table-cell office:value-type="float" office:value="7.1667">
            <text:p>7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2-25T05:00:00">
            <text:p>Fri Dec 25 05:00:00 2020</text:p>
          </table:table-cell>
          <table:table-cell office:value-type="float" office:value="713.8333">
            <text:p>713.8333</text:p>
          </table:table-cell>
          <table:table-cell office:value-type="float" office:value="8.3333">
            <text:p>8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2-25T06:00:00">
            <text:p>Fri Dec 25 06:00:00 2020</text:p>
          </table:table-cell>
          <table:table-cell office:value-type="float" office:value="782.8333">
            <text:p>782.8333</text:p>
          </table:table-cell>
          <table:table-cell office:value-type="float" office:value="10.8333">
            <text:p>10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12-25T17:00:00">
            <text:p>Fri Dec 25 17:00:00 2020</text:p>
          </table:table-cell>
          <table:table-cell office:value-type="float" office:value="529.1667">
            <text:p>529.1667</text:p>
          </table:table-cell>
          <table:table-cell office:value-type="float" office:value="3.5">
            <text:p>3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12-25T18:00:00">
            <text:p>Fri Dec 25 18:00:00 2020</text:p>
          </table:table-cell>
          <table:table-cell office:value-type="float" office:value="532.8333">
            <text:p>532.8333</text:p>
          </table:table-cell>
          <table:table-cell office:value-type="float" office:value="5.3333">
            <text:p>5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0-12-25T19:00:00">
            <text:p>Fri Dec 25 19:00:00 2020</text:p>
          </table:table-cell>
          <table:table-cell office:value-type="float" office:value="526.6667">
            <text:p>526.6667</text:p>
          </table:table-cell>
          <table:table-cell office:value-type="float" office:value="10.6667">
            <text:p>10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12-25T20:00:00">
            <text:p>Fri Dec 25 20:00:00 2020</text:p>
          </table:table-cell>
          <table:table-cell office:value-type="float" office:value="529.5">
            <text:p>529.5</text:p>
          </table:table-cell>
          <table:table-cell office:value-type="float" office:value="12.5">
            <text:p>12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12-25T21:00:00">
            <text:p>Fri Dec 25 21:00:00 2020</text:p>
          </table:table-cell>
          <table:table-cell office:value-type="float" office:value="530.3333">
            <text:p>530.3333</text:p>
          </table:table-cell>
          <table:table-cell office:value-type="float" office:value="6.8333">
            <text:p>6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12-25T22:00:00">
            <text:p>Fri Dec 25 22:00:00 2020</text:p>
          </table:table-cell>
          <table:table-cell office:value-type="float" office:value="519.1667">
            <text:p>519.1667</text:p>
          </table:table-cell>
          <table:table-cell office:value-type="float" office:value="8.3333">
            <text:p>8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12-25T23:00:00">
            <text:p>Fri Dec 25 23:00:00 2020</text:p>
          </table:table-cell>
          <table:table-cell office:value-type="float" office:value="558.1667">
            <text:p>558.1667</text:p>
          </table:table-cell>
          <table:table-cell office:value-type="float" office:value="13.5">
            <text:p>13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12-26T00:00:00">
            <text:p>Sat Dec 26 00:00:00 2020</text:p>
          </table:table-cell>
          <table:table-cell office:value-type="float" office:value="560.5">
            <text:p>560.5</text:p>
          </table:table-cell>
          <table:table-cell office:value-type="float" office:value="11.5">
            <text:p>11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2-26T01:00:00">
            <text:p>Sat Dec 26 01:00:00 2020</text:p>
          </table:table-cell>
          <table:table-cell office:value-type="float" office:value="512.8333">
            <text:p>512.8333</text:p>
          </table:table-cell>
          <table:table-cell office:value-type="float" office:value="6.3333">
            <text:p>6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12-26T19:00:00">
            <text:p>Sat Dec 26 19:00:00 2020</text:p>
          </table:table-cell>
          <table:table-cell office:value-type="float" office:value="633.0">
            <text:p>633.0</text:p>
          </table:table-cell>
          <table:table-cell office:value-type="float" office:value="39.5">
            <text:p>39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2-26T20:00:00">
            <text:p>Sat Dec 26 20:00:00 2020</text:p>
          </table:table-cell>
          <table:table-cell office:value-type="float" office:value="955.0">
            <text:p>955.0</text:p>
          </table:table-cell>
          <table:table-cell office:value-type="float" office:value="64.5">
            <text:p>64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2-26T21:00:00">
            <text:p>Sat Dec 26 21:00:00 2020</text:p>
          </table:table-cell>
          <table:table-cell office:value-type="float" office:value="855.5">
            <text:p>855.5</text:p>
          </table:table-cell>
          <table:table-cell office:value-type="float" office:value="61.0">
            <text:p>61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12-26T22:00:00">
            <text:p>Sat Dec 26 22:00:00 2020</text:p>
          </table:table-cell>
          <table:table-cell office:value-type="float" office:value="1054.0">
            <text:p>1054.0</text:p>
          </table:table-cell>
          <table:table-cell office:value-type="float" office:value="66.6667">
            <text:p>66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12-26T23:00:00">
            <text:p>Sat Dec 26 23:00:00 2020</text:p>
          </table:table-cell>
          <table:table-cell office:value-type="float" office:value="689.6667">
            <text:p>689.6667</text:p>
          </table:table-cell>
          <table:table-cell office:value-type="float" office:value="37.0">
            <text:p>37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12-27T18:00:00">
            <text:p>Sun Dec 27 18:00:00 2020</text:p>
          </table:table-cell>
          <table:table-cell office:value-type="float" office:value="656.0">
            <text:p>656.0</text:p>
          </table:table-cell>
          <table:table-cell office:value-type="float" office:value="26.6667">
            <text:p>26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12-27T19:00:00">
            <text:p>Sun Dec 27 19:00:00 2020</text:p>
          </table:table-cell>
          <table:table-cell office:value-type="float" office:value="879.3333">
            <text:p>879.3333</text:p>
          </table:table-cell>
          <table:table-cell office:value-type="float" office:value="64.8333">
            <text:p>64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2-27T20:00:00">
            <text:p>Sun Dec 27 20:00:00 2020</text:p>
          </table:table-cell>
          <table:table-cell office:value-type="float" office:value="873.6667">
            <text:p>873.6667</text:p>
          </table:table-cell>
          <table:table-cell office:value-type="float" office:value="57.6667">
            <text:p>57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2-27T21:00:00">
            <text:p>Sun Dec 27 21:00:00 2020</text:p>
          </table:table-cell>
          <table:table-cell office:value-type="float" office:value="865.1667">
            <text:p>865.1667</text:p>
          </table:table-cell>
          <table:table-cell office:value-type="float" office:value="61.5">
            <text:p>61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2-27T22:00:00">
            <text:p>Sun Dec 27 22:00:00 2020</text:p>
          </table:table-cell>
          <table:table-cell office:value-type="float" office:value="916.5">
            <text:p>916.5</text:p>
          </table:table-cell>
          <table:table-cell office:value-type="float" office:value="56.5">
            <text:p>56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12-27T23:00:00">
            <text:p>Sun Dec 27 23:00:00 2020</text:p>
          </table:table-cell>
          <table:table-cell office:value-type="float" office:value="803.0">
            <text:p>803.0</text:p>
          </table:table-cell>
          <table:table-cell office:value-type="float" office:value="46.0">
            <text:p>46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12-28T00:00:00">
            <text:p>Mon Dec 28 00:00:00 2020</text:p>
          </table:table-cell>
          <table:table-cell office:value-type="float" office:value="668.8333">
            <text:p>668.8333</text:p>
          </table:table-cell>
          <table:table-cell office:value-type="float" office:value="29.1667">
            <text:p>29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2-28T01:00:00">
            <text:p>Mon Dec 28 01:00:00 2020</text:p>
          </table:table-cell>
          <table:table-cell office:value-type="float" office:value="524.8333">
            <text:p>524.8333</text:p>
          </table:table-cell>
          <table:table-cell office:value-type="float" office:value="10.8333">
            <text:p>10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12-31T00:00:00">
            <text:p>Thu Dec 31 00:00:00 2020</text:p>
          </table:table-cell>
          <table:table-cell office:value-type="float" office:value="815.3333">
            <text:p>815.3333</text:p>
          </table:table-cell>
          <table:table-cell office:value-type="float" office:value="53.0">
            <text:p>53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2-31T19:00:00">
            <text:p>Thu Dec 31 19:00:00 2020</text:p>
          </table:table-cell>
          <table:table-cell office:value-type="float" office:value="461.3333">
            <text:p>461.3333</text:p>
          </table:table-cell>
          <table:table-cell office:value-type="float" office:value="30.0">
            <text:p>30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12-31T21:00:00">
            <text:p>Thu Dec 31 21:00:00 2020</text:p>
          </table:table-cell>
          <table:table-cell office:value-type="float" office:value="387.8333">
            <text:p>387.8333</text:p>
          </table:table-cell>
          <table:table-cell office:value-type="float" office:value="18.0">
            <text:p>18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1-03T21:00:00">
            <text:p>Sun Jan  3 21:00:00 2021</text:p>
          </table:table-cell>
          <table:table-cell office:value-type="float" office:value="609.1667">
            <text:p>609.1667</text:p>
          </table:table-cell>
          <table:table-cell office:value-type="float" office:value="66.8333">
            <text:p>66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1-01-03T22:00:00">
            <text:p>Sun Jan  3 22:00:00 2021</text:p>
          </table:table-cell>
          <table:table-cell office:value-type="float" office:value="684.1667">
            <text:p>684.1667</text:p>
          </table:table-cell>
          <table:table-cell office:value-type="float" office:value="70.5">
            <text:p>70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1-01-03T23:00:00">
            <text:p>Sun Jan  3 23:00:00 2021</text:p>
          </table:table-cell>
          <table:table-cell office:value-type="float" office:value="604.1667">
            <text:p>604.1667</text:p>
          </table:table-cell>
          <table:table-cell office:value-type="float" office:value="47.0">
            <text:p>47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1-05T21:00:00">
            <text:p>Tue Jan  5 21:00:00 2021</text:p>
          </table:table-cell>
          <table:table-cell office:value-type="float" office:value="454.5">
            <text:p>454.5</text:p>
          </table:table-cell>
          <table:table-cell office:value-type="float" office:value="81.3333">
            <text:p>81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01-05T22:00:00">
            <text:p>Tue Jan  5 22:00:00 2021</text:p>
          </table:table-cell>
          <table:table-cell office:value-type="float" office:value="383.3333">
            <text:p>383.3333</text:p>
          </table:table-cell>
          <table:table-cell office:value-type="float" office:value="53.3333">
            <text:p>53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01-05T23:00:00">
            <text:p>Tue Jan  5 23:00:00 2021</text:p>
          </table:table-cell>
          <table:table-cell office:value-type="float" office:value="476.5">
            <text:p>476.5</text:p>
          </table:table-cell>
          <table:table-cell office:value-type="float" office:value="44.1667">
            <text:p>44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1-01-06T00:00:00">
            <text:p>Wed Jan  6 00:00:00 2021</text:p>
          </table:table-cell>
          <table:table-cell office:value-type="float" office:value="445.0">
            <text:p>445.0</text:p>
          </table:table-cell>
          <table:table-cell office:value-type="float" office:value="45.0">
            <text:p>45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01-06T01:00:00">
            <text:p>Wed Jan  6 01:00:00 2021</text:p>
          </table:table-cell>
          <table:table-cell office:value-type="float" office:value="369.6667">
            <text:p>369.6667</text:p>
          </table:table-cell>
          <table:table-cell office:value-type="float" office:value="36.1667">
            <text:p>36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1-01-06T04:00:00">
            <text:p>Wed Jan  6 04:00:00 2021</text:p>
          </table:table-cell>
          <table:table-cell office:value-type="float" office:value="316.6667">
            <text:p>316.6667</text:p>
          </table:table-cell>
          <table:table-cell office:value-type="float" office:value="16.8333">
            <text:p>16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1-01-06T20:00:00">
            <text:p>Wed Jan  6 20:00:00 2021</text:p>
          </table:table-cell>
          <table:table-cell office:value-type="float" office:value="298.8333">
            <text:p>298.8333</text:p>
          </table:table-cell>
          <table:table-cell office:value-type="float" office:value="32.5">
            <text:p>32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1-09T23:00:00">
            <text:p>Sat Jan  9 23:00:00 2021</text:p>
          </table:table-cell>
          <table:table-cell office:value-type="float" office:value="541.6667">
            <text:p>541.6667</text:p>
          </table:table-cell>
          <table:table-cell office:value-type="float" office:value="49.5">
            <text:p>49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1-01-10T19:00:00">
            <text:p>Sun Jan 10 19:00:00 2021</text:p>
          </table:table-cell>
          <table:table-cell office:value-type="float" office:value="696.6667">
            <text:p>696.6667</text:p>
          </table:table-cell>
          <table:table-cell office:value-type="float" office:value="74.0">
            <text:p>74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1-01-10T20:00:00">
            <text:p>Sun Jan 10 20:00:00 2021</text:p>
          </table:table-cell>
          <table:table-cell office:value-type="float" office:value="711.0">
            <text:p>711.0</text:p>
          </table:table-cell>
          <table:table-cell office:value-type="float" office:value="67.6667">
            <text:p>67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01-10T21:00:00">
            <text:p>Sun Jan 10 21:00:00 2021</text:p>
          </table:table-cell>
          <table:table-cell office:value-type="float" office:value="935.3333">
            <text:p>935.3333</text:p>
          </table:table-cell>
          <table:table-cell office:value-type="float" office:value="71.8333">
            <text:p>71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1-10T22:00:00">
            <text:p>Sun Jan 10 22:00:00 2021</text:p>
          </table:table-cell>
          <table:table-cell office:value-type="float" office:value="655.5">
            <text:p>655.5</text:p>
          </table:table-cell>
          <table:table-cell office:value-type="float" office:value="55.6667">
            <text:p>55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1-01-11T00:00:00">
            <text:p>Mon Jan 11 00:00:00 2021</text:p>
          </table:table-cell>
          <table:table-cell office:value-type="float" office:value="469.3333">
            <text:p>469.3333</text:p>
          </table:table-cell>
          <table:table-cell office:value-type="float" office:value="35.0">
            <text:p>35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1-01-12T19:00:00">
            <text:p>Tue Jan 12 19:00:00 2021</text:p>
          </table:table-cell>
          <table:table-cell office:value-type="float" office:value="613.5">
            <text:p>613.5</text:p>
          </table:table-cell>
          <table:table-cell office:value-type="float" office:value="83.0">
            <text:p>83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01-12T20:00:00">
            <text:p>Tue Jan 12 20:00:00 2021</text:p>
          </table:table-cell>
          <table:table-cell office:value-type="float" office:value="878.8333">
            <text:p>878.8333</text:p>
          </table:table-cell>
          <table:table-cell office:value-type="float" office:value="86.5">
            <text:p>86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1-01-12T21:00:00">
            <text:p>Tue Jan 12 21:00:00 2021</text:p>
          </table:table-cell>
          <table:table-cell office:value-type="float" office:value="482.8333">
            <text:p>482.8333</text:p>
          </table:table-cell>
          <table:table-cell office:value-type="float" office:value="58.5">
            <text:p>58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1-01-12T22:00:00">
            <text:p>Tue Jan 12 22:00:00 2021</text:p>
          </table:table-cell>
          <table:table-cell office:value-type="float" office:value="506.5">
            <text:p>506.5</text:p>
          </table:table-cell>
          <table:table-cell office:value-type="float" office:value="56.0">
            <text:p>56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01-12T23:00:00">
            <text:p>Tue Jan 12 23:00:00 2021</text:p>
          </table:table-cell>
          <table:table-cell office:value-type="float" office:value="427.0">
            <text:p>427.0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01-13T00:00:00">
            <text:p>Wed Jan 13 00:00:00 2021</text:p>
          </table:table-cell>
          <table:table-cell office:value-type="float" office:value="366.8333">
            <text:p>366.8333</text:p>
          </table:table-cell>
          <table:table-cell office:value-type="float" office:value="20.8333">
            <text:p>20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01-13T08:00:00">
            <text:p>Wed Jan 13 08:00:00 2021</text:p>
          </table:table-cell>
          <table:table-cell office:value-type="float" office:value="431.5">
            <text:p>431.5</text:p>
          </table:table-cell>
          <table:table-cell office:value-type="float" office:value="50.3333">
            <text:p>50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01-13T09:00:00">
            <text:p>Wed Jan 13 09:00:00 2021</text:p>
          </table:table-cell>
          <table:table-cell office:value-type="float" office:value="636.3333">
            <text:p>636.3333</text:p>
          </table:table-cell>
          <table:table-cell office:value-type="float" office:value="62.5">
            <text:p>62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1-01-13T19:00:00">
            <text:p>Wed Jan 13 19:00:00 2021</text:p>
          </table:table-cell>
          <table:table-cell office:value-type="float" office:value="1037.1667">
            <text:p>1037.1667</text:p>
          </table:table-cell>
          <table:table-cell office:value-type="float" office:value="91.6667">
            <text:p>91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01-13T20:00:00">
            <text:p>Wed Jan 13 20:00:00 2021</text:p>
          </table:table-cell>
          <table:table-cell office:value-type="float" office:value="811.6667">
            <text:p>811.6667</text:p>
          </table:table-cell>
          <table:table-cell office:value-type="float" office:value="84.0">
            <text:p>84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01-13T21:00:00">
            <text:p>Wed Jan 13 21:00:00 2021</text:p>
          </table:table-cell>
          <table:table-cell office:value-type="float" office:value="1285.6667">
            <text:p>1285.6667</text:p>
          </table:table-cell>
          <table:table-cell office:value-type="float" office:value="101.0">
            <text:p>101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1-13T22:00:00">
            <text:p>Wed Jan 13 22:00:00 2021</text:p>
          </table:table-cell>
          <table:table-cell office:value-type="float" office:value="1520.5">
            <text:p>1520.5</text:p>
          </table:table-cell>
          <table:table-cell office:value-type="float" office:value="96.6667">
            <text:p>96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01-13T23:00:00">
            <text:p>Wed Jan 13 23:00:00 2021</text:p>
          </table:table-cell>
          <table:table-cell office:value-type="float" office:value="836.6667">
            <text:p>836.6667</text:p>
          </table:table-cell>
          <table:table-cell office:value-type="float" office:value="75.0">
            <text:p>75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1-14T00:00:00">
            <text:p>Thu Jan 14 00:00:00 2021</text:p>
          </table:table-cell>
          <table:table-cell office:value-type="float" office:value="929.5">
            <text:p>929.5</text:p>
          </table:table-cell>
          <table:table-cell office:value-type="float" office:value="66.6667">
            <text:p>66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01-14T09:00:00">
            <text:p>Thu Jan 14 09:00:00 2021</text:p>
          </table:table-cell>
          <table:table-cell office:value-type="float" office:value="923.0">
            <text:p>923.0</text:p>
          </table:table-cell>
          <table:table-cell office:value-type="float" office:value="74.5">
            <text:p>74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1-14T20:00:00">
            <text:p>Thu Jan 14 20:00:00 2021</text:p>
          </table:table-cell>
          <table:table-cell office:value-type="float" office:value="530.3333">
            <text:p>530.3333</text:p>
          </table:table-cell>
          <table:table-cell office:value-type="float" office:value="50.8333">
            <text:p>50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1-14T21:00:00">
            <text:p>Thu Jan 14 21:00:00 2021</text:p>
          </table:table-cell>
          <table:table-cell office:value-type="float" office:value="744.3333">
            <text:p>744.3333</text:p>
          </table:table-cell>
          <table:table-cell office:value-type="float" office:value="80.5">
            <text:p>80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01-14T22:00:00">
            <text:p>Thu Jan 14 22:00:00 2021</text:p>
          </table:table-cell>
          <table:table-cell office:value-type="float" office:value="598.5">
            <text:p>598.5</text:p>
          </table:table-cell>
          <table:table-cell office:value-type="float" office:value="66.1667">
            <text:p>66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1-14T23:00:00">
            <text:p>Thu Jan 14 23:00:00 2021</text:p>
          </table:table-cell>
          <table:table-cell office:value-type="float" office:value="876.6667">
            <text:p>876.6667</text:p>
          </table:table-cell>
          <table:table-cell office:value-type="float" office:value="66.5">
            <text:p>66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01-15T00:00:00">
            <text:p>Fri Jan 15 00:00:00 2021</text:p>
          </table:table-cell>
          <table:table-cell office:value-type="float" office:value="522.5">
            <text:p>522.5</text:p>
          </table:table-cell>
          <table:table-cell office:value-type="float" office:value="34.3333">
            <text:p>34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1-01-15T01:00:00">
            <text:p>Fri Jan 15 01:00:00 2021</text:p>
          </table:table-cell>
          <table:table-cell office:value-type="float" office:value="558.1667">
            <text:p>55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1-15T02:00:00">
            <text:p>Fri Jan 15 02:00:00 2021</text:p>
          </table:table-cell>
          <table:table-cell office:value-type="float" office:value="471.8333">
            <text:p>471.8333</text:p>
          </table:table-cell>
          <table:table-cell office:value-type="float" office:value="18.5">
            <text:p>18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1-01-15T03:00:00">
            <text:p>Fri Jan 15 03:00:00 2021</text:p>
          </table:table-cell>
          <table:table-cell office:value-type="float" office:value="476.5">
            <text:p>476.5</text:p>
          </table:table-cell>
          <table:table-cell office:value-type="float" office:value="24.1667">
            <text:p>24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01-15T04:00:00">
            <text:p>Fri Jan 15 04:00:00 2021</text:p>
          </table:table-cell>
          <table:table-cell office:value-type="float" office:value="454.1667">
            <text:p>454.1667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1-15T05:00:00">
            <text:p>Fri Jan 15 05:00:00 2021</text:p>
          </table:table-cell>
          <table:table-cell office:value-type="float" office:value="397.0">
            <text:p>397.0</text:p>
          </table:table-cell>
          <table:table-cell office:value-type="float" office:value="9.8333">
            <text:p>9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1-15T20:00:00">
            <text:p>Fri Jan 15 20:00:00 2021</text:p>
          </table:table-cell>
          <table:table-cell office:value-type="float" office:value="978.8333">
            <text:p>978.8333</text:p>
          </table:table-cell>
          <table:table-cell office:value-type="float" office:value="96.0">
            <text:p>96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01-15T21:00:00">
            <text:p>Fri Jan 15 21:00:00 2021</text:p>
          </table:table-cell>
          <table:table-cell office:value-type="float" office:value="785.6667">
            <text:p>785.6667</text:p>
          </table:table-cell>
          <table:table-cell office:value-type="float" office:value="94.5">
            <text:p>94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1-15T22:00:00">
            <text:p>Fri Jan 15 22:00:00 2021</text:p>
          </table:table-cell>
          <table:table-cell office:value-type="float" office:value="506.1667">
            <text:p>506.1667</text:p>
          </table:table-cell>
          <table:table-cell office:value-type="float" office:value="62.0">
            <text:p>62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1-15T23:00:00">
            <text:p>Fri Jan 15 23:00:00 2021</text:p>
          </table:table-cell>
          <table:table-cell office:value-type="float" office:value="676.5">
            <text:p>676.5</text:p>
          </table:table-cell>
          <table:table-cell office:value-type="float" office:value="67.8333">
            <text:p>67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01-16T00:00:00">
            <text:p>Sat Jan 16 00:00:00 2021</text:p>
          </table:table-cell>
          <table:table-cell office:value-type="float" office:value="574.0">
            <text:p>574.0</text:p>
          </table:table-cell>
          <table:table-cell office:value-type="float" office:value="45.0">
            <text:p>45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1-01-16T01:00:00">
            <text:p>Sat Jan 16 01:00:00 2021</text:p>
          </table:table-cell>
          <table:table-cell office:value-type="float" office:value="481.6667">
            <text:p>481.6667</text:p>
          </table:table-cell>
          <table:table-cell office:value-type="float" office:value="25.1667">
            <text:p>25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1-16T19:00:00">
            <text:p>Sat Jan 16 19:00:00 2021</text:p>
          </table:table-cell>
          <table:table-cell office:value-type="float" office:value="551.6667">
            <text:p>551.6667</text:p>
          </table:table-cell>
          <table:table-cell office:value-type="float" office:value="58.5">
            <text:p>58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1-16T20:00:00">
            <text:p>Sat Jan 16 20:00:00 2021</text:p>
          </table:table-cell>
          <table:table-cell office:value-type="float" office:value="742.8333">
            <text:p>742.8333</text:p>
          </table:table-cell>
          <table:table-cell office:value-type="float" office:value="79.1667">
            <text:p>79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1-01-16T21:00:00">
            <text:p>Sat Jan 16 21:00:00 2021</text:p>
          </table:table-cell>
          <table:table-cell office:value-type="float" office:value="867.8333">
            <text:p>867.8333</text:p>
          </table:table-cell>
          <table:table-cell office:value-type="float" office:value="78.8333">
            <text:p>78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1-01-16T22:00:00">
            <text:p>Sat Jan 16 22:00:00 2021</text:p>
          </table:table-cell>
          <table:table-cell office:value-type="float" office:value="1338.5">
            <text:p>1338.5</text:p>
          </table:table-cell>
          <table:table-cell office:value-type="float" office:value="93.1667">
            <text:p>93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01-16T23:00:00">
            <text:p>Sat Jan 16 23:00:00 2021</text:p>
          </table:table-cell>
          <table:table-cell office:value-type="float" office:value="1333.1667">
            <text:p>1333.1667</text:p>
          </table:table-cell>
          <table:table-cell office:value-type="float" office:value="83.0">
            <text:p>83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1-17T00:00:00">
            <text:p>Sun Jan 17 00:00:00 2021</text:p>
          </table:table-cell>
          <table:table-cell office:value-type="float" office:value="934.6667">
            <text:p>934.6667</text:p>
          </table:table-cell>
          <table:table-cell office:value-type="float" office:value="54.6667">
            <text:p>54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01-17T18:00:00">
            <text:p>Sun Jan 17 18:00:00 2021</text:p>
          </table:table-cell>
          <table:table-cell office:value-type="float" office:value="583.1667">
            <text:p>583.1667</text:p>
          </table:table-cell>
          <table:table-cell office:value-type="float" office:value="52.8333">
            <text:p>52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01-17T19:00:00">
            <text:p>Sun Jan 17 19:00:00 2021</text:p>
          </table:table-cell>
          <table:table-cell office:value-type="float" office:value="1097.5">
            <text:p>1097.5</text:p>
          </table:table-cell>
          <table:table-cell office:value-type="float" office:value="98.1667">
            <text:p>98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01-17T20:00:00">
            <text:p>Sun Jan 17 20:00:00 2021</text:p>
          </table:table-cell>
          <table:table-cell office:value-type="float" office:value="1082.1667">
            <text:p>1082.1667</text:p>
          </table:table-cell>
          <table:table-cell office:value-type="float" office:value="95.0">
            <text:p>95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1-01-17T21:00:00">
            <text:p>Sun Jan 17 21:00:00 2021</text:p>
          </table:table-cell>
          <table:table-cell office:value-type="float" office:value="661.3333">
            <text:p>661.3333</text:p>
          </table:table-cell>
          <table:table-cell office:value-type="float" office:value="63.6667">
            <text:p>63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01-17T22:00:00">
            <text:p>Sun Jan 17 22:00:00 2021</text:p>
          </table:table-cell>
          <table:table-cell office:value-type="float" office:value="521.5">
            <text:p>521.5</text:p>
          </table:table-cell>
          <table:table-cell office:value-type="float" office:value="33.5">
            <text:p>33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1-17T23:00:00">
            <text:p>Sun Jan 17 23:00:00 2021</text:p>
          </table:table-cell>
          <table:table-cell office:value-type="float" office:value="487.3333">
            <text:p>487.3333</text:p>
          </table:table-cell>
          <table:table-cell office:value-type="float" office:value="24.8333">
            <text:p>24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1-18T02:00:00">
            <text:p>Mon Jan 18 02:00:00 2021</text:p>
          </table:table-cell>
          <table:table-cell office:value-type="float" office:value="573.3333">
            <text:p>573.3333</text:p>
          </table:table-cell>
          <table:table-cell office:value-type="float" office:value="23.5">
            <text:p>23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1-18T19:00:00">
            <text:p>Mon Jan 18 19:00:00 2021</text:p>
          </table:table-cell>
          <table:table-cell office:value-type="float" office:value="950.3333">
            <text:p>950.3333</text:p>
          </table:table-cell>
          <table:table-cell office:value-type="float" office:value="107.5">
            <text:p>107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1-18T20:00:00">
            <text:p>Mon Jan 18 20:00:00 2021</text:p>
          </table:table-cell>
          <table:table-cell office:value-type="float" office:value="1256.1667">
            <text:p>1256.1667</text:p>
          </table:table-cell>
          <table:table-cell office:value-type="float" office:value="107.3333">
            <text:p>107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1-01-18T21:00:00">
            <text:p>Mon Jan 18 21:00:00 2021</text:p>
          </table:table-cell>
          <table:table-cell office:value-type="float" office:value="1097.8333">
            <text:p>1097.8333</text:p>
          </table:table-cell>
          <table:table-cell office:value-type="float" office:value="103.1667">
            <text:p>103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01-18T22:00:00">
            <text:p>Mon Jan 18 22:00:00 2021</text:p>
          </table:table-cell>
          <table:table-cell office:value-type="float" office:value="965.8333">
            <text:p>965.8333</text:p>
          </table:table-cell>
          <table:table-cell office:value-type="float" office:value="91.3333">
            <text:p>91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01-18T23:00:00">
            <text:p>Mon Jan 18 23:00:00 2021</text:p>
          </table:table-cell>
          <table:table-cell office:value-type="float" office:value="904.5">
            <text:p>904.5</text:p>
          </table:table-cell>
          <table:table-cell office:value-type="float" office:value="71.8333">
            <text:p>71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01-19T00:00:00">
            <text:p>Tue Jan 19 00:00:00 2021</text:p>
          </table:table-cell>
          <table:table-cell office:value-type="float" office:value="1037.1667">
            <text:p>1037.1667</text:p>
          </table:table-cell>
          <table:table-cell office:value-type="float" office:value="73.8333">
            <text:p>73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01-19T01:00:00">
            <text:p>Tue Jan 19 01:00:00 2021</text:p>
          </table:table-cell>
          <table:table-cell office:value-type="float" office:value="614.5">
            <text:p>614.5</text:p>
          </table:table-cell>
          <table:table-cell office:value-type="float" office:value="43.6667">
            <text:p>43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01-19T20:00:00">
            <text:p>Tue Jan 19 20:00:00 2021</text:p>
          </table:table-cell>
          <table:table-cell office:value-type="float" office:value="768.5">
            <text:p>768.5</text:p>
          </table:table-cell>
          <table:table-cell office:value-type="float" office:value="95.8333">
            <text:p>95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01-19T21:00:00">
            <text:p>Tue Jan 19 21:00:00 2021</text:p>
          </table:table-cell>
          <table:table-cell office:value-type="float" office:value="688.0">
            <text:p>688.0</text:p>
          </table:table-cell>
          <table:table-cell office:value-type="float" office:value="79.6667">
            <text:p>79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01-19T22:00:00">
            <text:p>Tue Jan 19 22:00:00 2021</text:p>
          </table:table-cell>
          <table:table-cell office:value-type="float" office:value="748.1667">
            <text:p>748.1667</text:p>
          </table:table-cell>
          <table:table-cell office:value-type="float" office:value="68.5">
            <text:p>68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01-19T23:00:00">
            <text:p>Tue Jan 19 23:00:00 2021</text:p>
          </table:table-cell>
          <table:table-cell office:value-type="float" office:value="615.0">
            <text:p>615.0</text:p>
          </table:table-cell>
          <table:table-cell office:value-type="float" office:value="38.1667">
            <text:p>38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1-01-20T00:00:00">
            <text:p>Wed Jan 20 00:00:00 2021</text:p>
          </table:table-cell>
          <table:table-cell office:value-type="float" office:value="764.6667">
            <text:p>764.6667</text:p>
          </table:table-cell>
          <table:table-cell office:value-type="float" office:value="48.3333">
            <text:p>48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01-20T01:00:00">
            <text:p>Wed Jan 20 01:00:00 2021</text:p>
          </table:table-cell>
          <table:table-cell office:value-type="float" office:value="723.6667">
            <text:p>723.6667</text:p>
          </table:table-cell>
          <table:table-cell office:value-type="float" office:value="40.0">
            <text:p>40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1-20T02:00:00">
            <text:p>Wed Jan 20 02:00:00 2021</text:p>
          </table:table-cell>
          <table:table-cell office:value-type="float" office:value="637.1667">
            <text:p>637.1667</text:p>
          </table:table-cell>
          <table:table-cell office:value-type="float" office:value="27.8333">
            <text:p>27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01-20T03:00:00">
            <text:p>Wed Jan 20 03:00:00 2021</text:p>
          </table:table-cell>
          <table:table-cell office:value-type="float" office:value="452.8333">
            <text:p>452.8333</text:p>
          </table:table-cell>
          <table:table-cell office:value-type="float" office:value="11.1667">
            <text:p>11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1-01-20T04:00:00">
            <text:p>Wed Jan 20 04:00:00 2021</text:p>
          </table:table-cell>
          <table:table-cell office:value-type="float" office:value="398.6667">
            <text:p>398.6667</text:p>
          </table:table-cell>
          <table:table-cell office:value-type="float" office:value="9.0">
            <text:p>9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01-20T05:00:00">
            <text:p>Wed Jan 20 05:00:00 2021</text:p>
          </table:table-cell>
          <table:table-cell office:value-type="float" office:value="406.5">
            <text:p>406.5</text:p>
          </table:table-cell>
          <table:table-cell office:value-type="float" office:value="11.0">
            <text:p>11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1-26T10:00:00">
            <text:p>Tue Jan 26 10:00:00 2021</text:p>
          </table:table-cell>
          <table:table-cell office:value-type="float" office:value="598.0">
            <text:p>598.0</text:p>
          </table:table-cell>
          <table:table-cell office:value-type="float" office:value="37.1667">
            <text:p>37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1-27T19:00:00">
            <text:p>Wed Jan 27 19:00:00 2021</text:p>
          </table:table-cell>
          <table:table-cell office:value-type="float" office:value="763.0">
            <text:p>763.0</text:p>
          </table:table-cell>
          <table:table-cell office:value-type="float" office:value="38.3333">
            <text:p>38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1-01-27T20:00:00">
            <text:p>Wed Jan 27 20:00:00 2021</text:p>
          </table:table-cell>
          <table:table-cell office:value-type="float" office:value="934.5">
            <text:p>934.5</text:p>
          </table:table-cell>
          <table:table-cell office:value-type="float" office:value="50.0">
            <text:p>50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01-27T21:00:00">
            <text:p>Wed Jan 27 21:00:00 2021</text:p>
          </table:table-cell>
          <table:table-cell office:value-type="float" office:value="1234.5">
            <text:p>1234.5</text:p>
          </table:table-cell>
          <table:table-cell office:value-type="float" office:value="57.8333">
            <text:p>57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01-27T22:00:00">
            <text:p>Wed Jan 27 22:00:00 2021</text:p>
          </table:table-cell>
          <table:table-cell office:value-type="float" office:value="965.3333">
            <text:p>965.3333</text:p>
          </table:table-cell>
          <table:table-cell office:value-type="float" office:value="42.3333">
            <text:p>42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01-27T23:00:00">
            <text:p>Wed Jan 27 23:00:00 2021</text:p>
          </table:table-cell>
          <table:table-cell office:value-type="float" office:value="743.1667">
            <text:p>743.1667</text:p>
          </table:table-cell>
          <table:table-cell office:value-type="float" office:value="27.8333">
            <text:p>27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1-01-28T00:00:00">
            <text:p>Thu Jan 28 00:00:00 2021</text:p>
          </table:table-cell>
          <table:table-cell office:value-type="float" office:value="646.8333">
            <text:p>646.8333</text:p>
          </table:table-cell>
          <table:table-cell office:value-type="float" office:value="18.3333">
            <text:p>18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1-01-28T01:00:00">
            <text:p>Thu Jan 28 01:00:00 2021</text:p>
          </table:table-cell>
          <table:table-cell office:value-type="float" office:value="574.5">
            <text:p>574.5</text:p>
          </table:table-cell>
          <table:table-cell office:value-type="float" office:value="6.0">
            <text:p>6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1-28T02:00:00">
            <text:p>Thu Jan 28 02:00:00 2021</text:p>
          </table:table-cell>
          <table:table-cell office:value-type="float" office:value="547.6667">
            <text:p>547.6667</text:p>
          </table:table-cell>
          <table:table-cell office:value-type="float" office:value="3.0">
            <text:p>3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1-01-28T03:00:00">
            <text:p>Thu Jan 28 03:00:00 2021</text:p>
          </table:table-cell>
          <table:table-cell office:value-type="float" office:value="535.8333">
            <text:p>535.8333</text:p>
          </table:table-cell>
          <table:table-cell office:value-type="float" office:value="3.5">
            <text:p>3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1-28T04:00:00">
            <text:p>Thu Jan 28 04:00:00 2021</text:p>
          </table:table-cell>
          <table:table-cell office:value-type="float" office:value="541.0">
            <text:p>541.0</text:p>
          </table:table-cell>
          <table:table-cell office:value-type="float" office:value="5.0">
            <text:p>5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01-28T05:00:00">
            <text:p>Thu Jan 28 05:00:00 2021</text:p>
          </table:table-cell>
          <table:table-cell office:value-type="float" office:value="529.0">
            <text:p>529.0</text:p>
          </table:table-cell>
          <table:table-cell office:value-type="float" office:value="3.3333">
            <text:p>3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01-28T08:00:00">
            <text:p>Thu Jan 28 08:00:00 2021</text:p>
          </table:table-cell>
          <table:table-cell office:value-type="float" office:value="561.5">
            <text:p>561.5</text:p>
          </table:table-cell>
          <table:table-cell office:value-type="float" office:value="20.6667">
            <text:p>20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01-28T09:00:00">
            <text:p>Thu Jan 28 09:00:00 2021</text:p>
          </table:table-cell>
          <table:table-cell office:value-type="float" office:value="872.5">
            <text:p>872.5</text:p>
          </table:table-cell>
          <table:table-cell office:value-type="float" office:value="48.0">
            <text:p>48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01-28T10:00:00">
            <text:p>Thu Jan 28 10:00:00 2021</text:p>
          </table:table-cell>
          <table:table-cell office:value-type="float" office:value="845.1667">
            <text:p>845.1667</text:p>
          </table:table-cell>
          <table:table-cell office:value-type="float" office:value="38.5">
            <text:p>38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1-01-28T11:00:00">
            <text:p>Thu Jan 28 11:00:00 2021</text:p>
          </table:table-cell>
          <table:table-cell office:value-type="float" office:value="747.8333">
            <text:p>747.8333</text:p>
          </table:table-cell>
          <table:table-cell office:value-type="float" office:value="34.3333">
            <text:p>34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1-01-28T14:00:00">
            <text:p>Thu Jan 28 14:00:00 2021</text:p>
          </table:table-cell>
          <table:table-cell office:value-type="float" office:value="601.1667">
            <text:p>601.1667</text:p>
          </table:table-cell>
          <table:table-cell office:value-type="float" office:value="18.1667">
            <text:p>18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1-28T15:00:00">
            <text:p>Thu Jan 28 15:00:00 2021</text:p>
          </table:table-cell>
          <table:table-cell office:value-type="float" office:value="620.0">
            <text:p>620.0</text:p>
          </table:table-cell>
          <table:table-cell office:value-type="float" office:value="16.0">
            <text:p>16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1-01-28T16:00:00">
            <text:p>Thu Jan 28 16:00:00 2021</text:p>
          </table:table-cell>
          <table:table-cell office:value-type="float" office:value="594.6667">
            <text:p>594.6667</text:p>
          </table:table-cell>
          <table:table-cell office:value-type="float" office:value="14.3333">
            <text:p>14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1-28T17:00:00">
            <text:p>Thu Jan 28 17:00:00 2021</text:p>
          </table:table-cell>
          <table:table-cell office:value-type="float" office:value="592.1667">
            <text:p>592.1667</text:p>
          </table:table-cell>
          <table:table-cell office:value-type="float" office:value="16.5">
            <text:p>16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1-01-28T18:00:00">
            <text:p>Thu Jan 28 18:00:00 2021</text:p>
          </table:table-cell>
          <table:table-cell office:value-type="float" office:value="656.0">
            <text:p>656.0</text:p>
          </table:table-cell>
          <table:table-cell office:value-type="float" office:value="26.8333">
            <text:p>26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1-01-28T19:00:00">
            <text:p>Thu Jan 28 19:00:00 2021</text:p>
          </table:table-cell>
          <table:table-cell office:value-type="float" office:value="1004.8333">
            <text:p>1004.8333</text:p>
          </table:table-cell>
          <table:table-cell office:value-type="float" office:value="66.3333">
            <text:p>66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1-01-28T20:00:00">
            <text:p>Thu Jan 28 20:00:00 2021</text:p>
          </table:table-cell>
          <table:table-cell office:value-type="float" office:value="1467.3333">
            <text:p>1467.3333</text:p>
          </table:table-cell>
          <table:table-cell office:value-type="float" office:value="88.1667">
            <text:p>88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01-28T21:00:00">
            <text:p>Thu Jan 28 21:00:00 2021</text:p>
          </table:table-cell>
          <table:table-cell office:value-type="float" office:value="1528.1667">
            <text:p>1528.1667</text:p>
          </table:table-cell>
          <table:table-cell office:value-type="float" office:value="78.5">
            <text:p>78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01-28T22:00:00">
            <text:p>Thu Jan 28 22:00:00 2021</text:p>
          </table:table-cell>
          <table:table-cell office:value-type="float" office:value="1442.5">
            <text:p>1442.5</text:p>
          </table:table-cell>
          <table:table-cell office:value-type="float" office:value="70.6667">
            <text:p>70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1-28T23:00:00">
            <text:p>Thu Jan 28 23:00:00 2021</text:p>
          </table:table-cell>
          <table:table-cell office:value-type="float" office:value="1305.1667">
            <text:p>1305.1667</text:p>
          </table:table-cell>
          <table:table-cell office:value-type="float" office:value="61.6667">
            <text:p>61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1-29T00:00:00">
            <text:p>Fri Jan 29 00:00:00 2021</text:p>
          </table:table-cell>
          <table:table-cell office:value-type="float" office:value="983.6667">
            <text:p>983.6667</text:p>
          </table:table-cell>
          <table:table-cell office:value-type="float" office:value="42.0">
            <text:p>42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01-29T01:00:00">
            <text:p>Fri Jan 29 01:00:00 2021</text:p>
          </table:table-cell>
          <table:table-cell office:value-type="float" office:value="783.3333">
            <text:p>783.3333</text:p>
          </table:table-cell>
          <table:table-cell office:value-type="float" office:value="44.0">
            <text:p>44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01-29T02:00:00">
            <text:p>Fri Jan 29 02:00:00 2021</text:p>
          </table:table-cell>
          <table:table-cell office:value-type="float" office:value="751.0">
            <text:p>751.0</text:p>
          </table:table-cell>
          <table:table-cell office:value-type="float" office:value="31.1667">
            <text:p>31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1-01-29T03:00:00">
            <text:p>Fri Jan 29 03:00:00 2021</text:p>
          </table:table-cell>
          <table:table-cell office:value-type="float" office:value="670.5">
            <text:p>670.5</text:p>
          </table:table-cell>
          <table:table-cell office:value-type="float" office:value="21.0">
            <text:p>21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1-29T04:00:00">
            <text:p>Fri Jan 29 04:00:00 2021</text:p>
          </table:table-cell>
          <table:table-cell office:value-type="float" office:value="555.6667">
            <text:p>555.6667</text:p>
          </table:table-cell>
          <table:table-cell office:value-type="float" office:value="11.3333">
            <text:p>11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29T05:00:00">
            <text:p>Fri Jan 29 05:00:00 2021</text:p>
          </table:table-cell>
          <table:table-cell office:value-type="float" office:value="529.0">
            <text:p>529.0</text:p>
          </table:table-cell>
          <table:table-cell office:value-type="float" office:value="11.1667">
            <text:p>11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1-29T06:00:00">
            <text:p>Fri Jan 29 06:00:00 2021</text:p>
          </table:table-cell>
          <table:table-cell office:value-type="float" office:value="582.1667">
            <text:p>582.1667</text:p>
          </table:table-cell>
          <table:table-cell office:value-type="float" office:value="14.1667">
            <text:p>14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1-29T07:00:00">
            <text:p>Fri Jan 29 07:00:00 2021</text:p>
          </table:table-cell>
          <table:table-cell office:value-type="float" office:value="550.6667">
            <text:p>550.6667</text:p>
          </table:table-cell>
          <table:table-cell office:value-type="float" office:value="12.1667">
            <text:p>12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1-29T08:00:00">
            <text:p>Fri Jan 29 08:00:00 2021</text:p>
          </table:table-cell>
          <table:table-cell office:value-type="float" office:value="703.3333">
            <text:p>703.3333</text:p>
          </table:table-cell>
          <table:table-cell office:value-type="float" office:value="44.1667">
            <text:p>44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01-29T09:00:00">
            <text:p>Fri Jan 29 09:00:00 2021</text:p>
          </table:table-cell>
          <table:table-cell office:value-type="float" office:value="695.3333">
            <text:p>695.3333</text:p>
          </table:table-cell>
          <table:table-cell office:value-type="float" office:value="43.5">
            <text:p>43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01-29T19:00:00">
            <text:p>Fri Jan 29 19:00:00 2021</text:p>
          </table:table-cell>
          <table:table-cell office:value-type="float" office:value="707.5">
            <text:p>707.5</text:p>
          </table:table-cell>
          <table:table-cell office:value-type="float" office:value="22.3333">
            <text:p>22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01-29T20:00:00">
            <text:p>Fri Jan 29 20:00:00 2021</text:p>
          </table:table-cell>
          <table:table-cell office:value-type="float" office:value="668.5">
            <text:p>668.5</text:p>
          </table:table-cell>
          <table:table-cell office:value-type="float" office:value="22.1667">
            <text:p>22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01-29T21:00:00">
            <text:p>Fri Jan 29 21:00:00 2021</text:p>
          </table:table-cell>
          <table:table-cell office:value-type="float" office:value="655.0">
            <text:p>655.0</text:p>
          </table:table-cell>
          <table:table-cell office:value-type="float" office:value="13.3333">
            <text:p>13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1-29T22:00:00">
            <text:p>Fri Jan 29 22:00:00 2021</text:p>
          </table:table-cell>
          <table:table-cell office:value-type="float" office:value="685.0">
            <text:p>685.0</text:p>
          </table:table-cell>
          <table:table-cell office:value-type="float" office:value="16.3333">
            <text:p>16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1-29T23:00:00">
            <text:p>Fri Jan 29 23:00:00 2021</text:p>
          </table:table-cell>
          <table:table-cell office:value-type="float" office:value="665.5">
            <text:p>665.5</text:p>
          </table:table-cell>
          <table:table-cell office:value-type="float" office:value="12.8333">
            <text:p>12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1-30T00:00:00">
            <text:p>Sat Jan 30 00:00:00 2021</text:p>
          </table:table-cell>
          <table:table-cell office:value-type="float" office:value="634.6667">
            <text:p>634.6667</text:p>
          </table:table-cell>
          <table:table-cell office:value-type="float" office:value="9.8333">
            <text:p>9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1-30T01:00:00">
            <text:p>Sat Jan 30 01:00:00 2021</text:p>
          </table:table-cell>
          <table:table-cell office:value-type="float" office:value="637.8333">
            <text:p>637.8333</text:p>
          </table:table-cell>
          <table:table-cell office:value-type="float" office:value="9.6667">
            <text:p>9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1-30T02:00:00">
            <text:p>Sat Jan 30 02:00:00 2021</text:p>
          </table:table-cell>
          <table:table-cell office:value-type="float" office:value="612.1667">
            <text:p>612.1667</text:p>
          </table:table-cell>
          <table:table-cell office:value-type="float" office:value="8.0">
            <text:p>8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1-30T03:00:00">
            <text:p>Sat Jan 30 03:00:00 2021</text:p>
          </table:table-cell>
          <table:table-cell office:value-type="float" office:value="602.5">
            <text:p>602.5</text:p>
          </table:table-cell>
          <table:table-cell office:value-type="float" office:value="8.6667">
            <text:p>8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1-30T04:00:00">
            <text:p>Sat Jan 30 04:00:00 2021</text:p>
          </table:table-cell>
          <table:table-cell office:value-type="float" office:value="593.8333">
            <text:p>593.8333</text:p>
          </table:table-cell>
          <table:table-cell office:value-type="float" office:value="7.5">
            <text:p>7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1-30T05:00:00">
            <text:p>Sat Jan 30 05:00:00 2021</text:p>
          </table:table-cell>
          <table:table-cell office:value-type="float" office:value="598.1667">
            <text:p>598.1667</text:p>
          </table:table-cell>
          <table:table-cell office:value-type="float" office:value="9.0">
            <text:p>9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1-30T06:00:00">
            <text:p>Sat Jan 30 06:00:00 2021</text:p>
          </table:table-cell>
          <table:table-cell office:value-type="float" office:value="604.1667">
            <text:p>604.1667</text:p>
          </table:table-cell>
          <table:table-cell office:value-type="float" office:value="8.0">
            <text:p>8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1-30T07:00:00">
            <text:p>Sat Jan 30 07:00:00 2021</text:p>
          </table:table-cell>
          <table:table-cell office:value-type="float" office:value="559.6667">
            <text:p>559.6667</text:p>
          </table:table-cell>
          <table:table-cell office:value-type="float" office:value="6.0">
            <text:p>6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2-02T20:00:00">
            <text:p>Tue Feb  2 20:00:00 2021</text:p>
          </table:table-cell>
          <table:table-cell office:value-type="float" office:value="671.6667">
            <text:p>671.6667</text:p>
          </table:table-cell>
          <table:table-cell office:value-type="float" office:value="18.0">
            <text:p>18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02-02T21:00:00">
            <text:p>Tue Feb  2 21:00:00 2021</text:p>
          </table:table-cell>
          <table:table-cell office:value-type="float" office:value="638.0">
            <text:p>638.0</text:p>
          </table:table-cell>
          <table:table-cell office:value-type="float" office:value="11.1667">
            <text:p>11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2-02T22:00:00">
            <text:p>Tue Feb  2 22:00:00 2021</text:p>
          </table:table-cell>
          <table:table-cell office:value-type="float" office:value="655.6667">
            <text:p>655.6667</text:p>
          </table:table-cell>
          <table:table-cell office:value-type="float" office:value="12.6667">
            <text:p>12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2-02T23:00:00">
            <text:p>Tue Feb  2 23:00:00 2021</text:p>
          </table:table-cell>
          <table:table-cell office:value-type="float" office:value="651.0">
            <text:p>651.0</text:p>
          </table:table-cell>
          <table:table-cell office:value-type="float" office:value="11.8333">
            <text:p>11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2-03T00:00:00">
            <text:p>Wed Feb  3 00:00:00 2021</text:p>
          </table:table-cell>
          <table:table-cell office:value-type="float" office:value="651.3333">
            <text:p>651.3333</text:p>
          </table:table-cell>
          <table:table-cell office:value-type="float" office:value="10.3333">
            <text:p>10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1-02-03T01:00:00">
            <text:p>Wed Feb  3 01:00:00 2021</text:p>
          </table:table-cell>
          <table:table-cell office:value-type="float" office:value="636.5">
            <text:p>636.5</text:p>
          </table:table-cell>
          <table:table-cell office:value-type="float" office:value="7.3333">
            <text:p>7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2-03T02:00:00">
            <text:p>Wed Feb  3 02:00:00 2021</text:p>
          </table:table-cell>
          <table:table-cell office:value-type="float" office:value="634.0">
            <text:p>634.0</text:p>
          </table:table-cell>
          <table:table-cell office:value-type="float" office:value="5.5">
            <text:p>5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2-03T03:00:00">
            <text:p>Wed Feb  3 03:00:00 2021</text:p>
          </table:table-cell>
          <table:table-cell office:value-type="float" office:value="645.5">
            <text:p>645.5</text:p>
          </table:table-cell>
          <table:table-cell office:value-type="float" office:value="5.0">
            <text:p>5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1-02-03T04:00:00">
            <text:p>Wed Feb  3 04:00:00 2021</text:p>
          </table:table-cell>
          <table:table-cell office:value-type="float" office:value="646.1667">
            <text:p>646.1667</text:p>
          </table:table-cell>
          <table:table-cell office:value-type="float" office:value="5.1667">
            <text:p>5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2-03T05:00:00">
            <text:p>Wed Feb  3 05:00:00 2021</text:p>
          </table:table-cell>
          <table:table-cell office:value-type="float" office:value="618.5">
            <text:p>618.5</text:p>
          </table:table-cell>
          <table:table-cell office:value-type="float" office:value="4.6667">
            <text:p>4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2-03T06:00:00">
            <text:p>Wed Feb  3 06:00:00 2021</text:p>
          </table:table-cell>
          <table:table-cell office:value-type="float" office:value="624.5">
            <text:p>624.5</text:p>
          </table:table-cell>
          <table:table-cell office:value-type="float" office:value="4.6667">
            <text:p>4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1-02-13T20:00:00">
            <text:p>Sat Feb 13 20:00:00 2021</text:p>
          </table:table-cell>
          <table:table-cell office:value-type="float" office:value="662.3333">
            <text:p>662.3333</text:p>
          </table:table-cell>
          <table:table-cell office:value-type="float" office:value="57.3333">
            <text:p>57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2-13T21:00:00">
            <text:p>Sat Feb 13 21:00:00 2021</text:p>
          </table:table-cell>
          <table:table-cell office:value-type="float" office:value="791.0">
            <text:p>791.0</text:p>
          </table:table-cell>
          <table:table-cell office:value-type="float" office:value="73.6667">
            <text:p>73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02-13T22:00:00">
            <text:p>Sat Feb 13 22:00:00 2021</text:p>
          </table:table-cell>
          <table:table-cell office:value-type="float" office:value="1108.6667">
            <text:p>1108.6667</text:p>
          </table:table-cell>
          <table:table-cell office:value-type="float" office:value="76.6667">
            <text:p>76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02-13T23:00:00">
            <text:p>Sat Feb 13 23:00:00 2021</text:p>
          </table:table-cell>
          <table:table-cell office:value-type="float" office:value="726.0">
            <text:p>726.0</text:p>
          </table:table-cell>
          <table:table-cell office:value-type="float" office:value="51.3333">
            <text:p>51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02-14T20:00:00">
            <text:p>Sun Feb 14 20:00:00 2021</text:p>
          </table:table-cell>
          <table:table-cell office:value-type="float" office:value="719.3333">
            <text:p>719.3333</text:p>
          </table:table-cell>
          <table:table-cell office:value-type="float" office:value="82.5">
            <text:p>82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02-16T20:00:00">
            <text:p>Tue Feb 16 20:00:00 2021</text:p>
          </table:table-cell>
          <table:table-cell office:value-type="float" office:value="821.3333">
            <text:p>821.3333</text:p>
          </table:table-cell>
          <table:table-cell office:value-type="float" office:value="92.5">
            <text:p>92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1-02-16T21:00:00">
            <text:p>Tue Feb 16 21:00:00 2021</text:p>
          </table:table-cell>
          <table:table-cell office:value-type="float" office:value="987.1667">
            <text:p>987.1667</text:p>
          </table:table-cell>
          <table:table-cell office:value-type="float" office:value="103.1667">
            <text:p>103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2-16T22:00:00">
            <text:p>Tue Feb 16 22:00:00 2021</text:p>
          </table:table-cell>
          <table:table-cell office:value-type="float" office:value="1162.1667">
            <text:p>1162.1667</text:p>
          </table:table-cell>
          <table:table-cell office:value-type="float" office:value="92.1667">
            <text:p>92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1-02-16T23:00:00">
            <text:p>Tue Feb 16 23:00:00 2021</text:p>
          </table:table-cell>
          <table:table-cell office:value-type="float" office:value="1194.1667">
            <text:p>1194.1667</text:p>
          </table:table-cell>
          <table:table-cell office:value-type="float" office:value="87.1667">
            <text:p>87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02-17T00:00:00">
            <text:p>Wed Feb 17 00:00:00 2021</text:p>
          </table:table-cell>
          <table:table-cell office:value-type="float" office:value="597.1667">
            <text:p>597.1667</text:p>
          </table:table-cell>
          <table:table-cell office:value-type="float" office:value="32.5">
            <text:p>32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1-02-17T19:00:00">
            <text:p>Wed Feb 17 19:00:00 2021</text:p>
          </table:table-cell>
          <table:table-cell office:value-type="float" office:value="810.0">
            <text:p>810.0</text:p>
          </table:table-cell>
          <table:table-cell office:value-type="float" office:value="74.6667">
            <text:p>74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1-02-17T20:00:00">
            <text:p>Wed Feb 17 20:00:00 2021</text:p>
          </table:table-cell>
          <table:table-cell office:value-type="float" office:value="1295.1667">
            <text:p>1295.1667</text:p>
          </table:table-cell>
          <table:table-cell office:value-type="float" office:value="101.3333">
            <text:p>101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02-17T21:00:00">
            <text:p>Wed Feb 17 21:00:00 2021</text:p>
          </table:table-cell>
          <table:table-cell office:value-type="float" office:value="1124.8333">
            <text:p>1124.8333</text:p>
          </table:table-cell>
          <table:table-cell office:value-type="float" office:value="91.0">
            <text:p>91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02-17T22:00:00">
            <text:p>Wed Feb 17 22:00:00 2021</text:p>
          </table:table-cell>
          <table:table-cell office:value-type="float" office:value="1108.0">
            <text:p>1108.0</text:p>
          </table:table-cell>
          <table:table-cell office:value-type="float" office:value="81.5">
            <text:p>81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02-17T23:00:00">
            <text:p>Wed Feb 17 23:00:00 2021</text:p>
          </table:table-cell>
          <table:table-cell office:value-type="float" office:value="644.1667">
            <text:p>644.1667</text:p>
          </table:table-cell>
          <table:table-cell office:value-type="float" office:value="65.8333">
            <text:p>65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02-18T00:00:00">
            <text:p>Thu Feb 18 00:00:00 2021</text:p>
          </table:table-cell>
          <table:table-cell office:value-type="float" office:value="468.5">
            <text:p>468.5</text:p>
          </table:table-cell>
          <table:table-cell office:value-type="float" office:value="35.3333">
            <text:p>35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2-18T03:00:00">
            <text:p>Thu Feb 18 03:00:00 2021</text:p>
          </table:table-cell>
          <table:table-cell office:value-type="float" office:value="465.3333">
            <text:p>465.3333</text:p>
          </table:table-cell>
          <table:table-cell office:value-type="float" office:value="16.6667">
            <text:p>16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2-18T22:00:00">
            <text:p>Thu Feb 18 22:00:00 2021</text:p>
          </table:table-cell>
          <table:table-cell office:value-type="float" office:value="717.8333">
            <text:p>717.8333</text:p>
          </table:table-cell>
          <table:table-cell office:value-type="float" office:value="62.1667">
            <text:p>62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2-18T23:00:00">
            <text:p>Thu Feb 18 23:00:00 2021</text:p>
          </table:table-cell>
          <table:table-cell office:value-type="float" office:value="779.8333">
            <text:p>779.8333</text:p>
          </table:table-cell>
          <table:table-cell office:value-type="float" office:value="69.6667">
            <text:p>69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02-19T00:00:00">
            <text:p>Fri Feb 19 00:00:00 2021</text:p>
          </table:table-cell>
          <table:table-cell office:value-type="float" office:value="672.5">
            <text:p>672.5</text:p>
          </table:table-cell>
          <table:table-cell office:value-type="float" office:value="52.5">
            <text:p>52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1-02-19T01:00:00">
            <text:p>Fri Feb 19 01:00:00 2021</text:p>
          </table:table-cell>
          <table:table-cell office:value-type="float" office:value="644.3333">
            <text:p>644.3333</text:p>
          </table:table-cell>
          <table:table-cell office:value-type="float" office:value="44.6667">
            <text:p>44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1-02-19T02:00:00">
            <text:p>Fri Feb 19 02:00:00 2021</text:p>
          </table:table-cell>
          <table:table-cell office:value-type="float" office:value="568.5">
            <text:p>568.5</text:p>
          </table:table-cell>
          <table:table-cell office:value-type="float" office:value="34.1667">
            <text:p>34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1-02-19T21:00:00">
            <text:p>Fri Feb 19 21:00:00 2021</text:p>
          </table:table-cell>
          <table:table-cell office:value-type="float" office:value="800.8333">
            <text:p>800.8333</text:p>
          </table:table-cell>
          <table:table-cell office:value-type="float" office:value="79.6667">
            <text:p>79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2-19T22:00:00">
            <text:p>Fri Feb 19 22:00:00 2021</text:p>
          </table:table-cell>
          <table:table-cell office:value-type="float" office:value="561.6667">
            <text:p>561.6667</text:p>
          </table:table-cell>
          <table:table-cell office:value-type="float" office:value="36.8333">
            <text:p>36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2-20T00:00:00">
            <text:p>Sat Feb 20 00:00:00 2021</text:p>
          </table:table-cell>
          <table:table-cell office:value-type="float" office:value="530.5">
            <text:p>530.5</text:p>
          </table:table-cell>
          <table:table-cell office:value-type="float" office:value="26.5">
            <text:p>26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2-20T20:00:00">
            <text:p>Sat Feb 20 20:00:00 2021</text:p>
          </table:table-cell>
          <table:table-cell office:value-type="float" office:value="668.5">
            <text:p>668.5</text:p>
          </table:table-cell>
          <table:table-cell office:value-type="float" office:value="63.0">
            <text:p>63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2-20T21:00:00">
            <text:p>Sat Feb 20 21:00:00 2021</text:p>
          </table:table-cell>
          <table:table-cell office:value-type="float" office:value="713.3333">
            <text:p>713.3333</text:p>
          </table:table-cell>
          <table:table-cell office:value-type="float" office:value="61.8333">
            <text:p>61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2-20T22:00:00">
            <text:p>Sat Feb 20 22:00:00 2021</text:p>
          </table:table-cell>
          <table:table-cell office:value-type="float" office:value="725.6667">
            <text:p>725.6667</text:p>
          </table:table-cell>
          <table:table-cell office:value-type="float" office:value="58.0">
            <text:p>58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02-20T23:00:00">
            <text:p>Sat Feb 20 23:00:00 2021</text:p>
          </table:table-cell>
          <table:table-cell office:value-type="float" office:value="1103.1667">
            <text:p>1103.1667</text:p>
          </table:table-cell>
          <table:table-cell office:value-type="float" office:value="89.3333">
            <text:p>89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2-21T00:00:00">
            <text:p>Sun Feb 21 00:00:00 2021</text:p>
          </table:table-cell>
          <table:table-cell office:value-type="float" office:value="811.0">
            <text:p>811.0</text:p>
          </table:table-cell>
          <table:table-cell office:value-type="float" office:value="58.5">
            <text:p>58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02-21T01:00:00">
            <text:p>Sun Feb 21 01:00:00 2021</text:p>
          </table:table-cell>
          <table:table-cell office:value-type="float" office:value="699.3333">
            <text:p>699.3333</text:p>
          </table:table-cell>
          <table:table-cell office:value-type="float" office:value="37.8333">
            <text:p>37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1-02-26T21:00:00">
            <text:p>Fri Feb 26 21:00:00 2021</text:p>
          </table:table-cell>
          <table:table-cell office:value-type="float" office:value="812.6667">
            <text:p>812.6667</text:p>
          </table:table-cell>
          <table:table-cell office:value-type="float" office:value="69.1667">
            <text:p>69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2-26T22:00:00">
            <text:p>Fri Feb 26 22:00:00 2021</text:p>
          </table:table-cell>
          <table:table-cell office:value-type="float" office:value="732.8333">
            <text:p>732.8333</text:p>
          </table:table-cell>
          <table:table-cell office:value-type="float" office:value="65.3333">
            <text:p>65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2-27T20:00:00">
            <text:p>Sat Feb 27 20:00:00 2021</text:p>
          </table:table-cell>
          <table:table-cell office:value-type="float" office:value="641.5">
            <text:p>641.5</text:p>
          </table:table-cell>
          <table:table-cell office:value-type="float" office:value="43.0">
            <text:p>43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1-02-27T21:00:00">
            <text:p>Sat Feb 27 21:00:00 2021</text:p>
          </table:table-cell>
          <table:table-cell office:value-type="float" office:value="762.8333">
            <text:p>762.8333</text:p>
          </table:table-cell>
          <table:table-cell office:value-type="float" office:value="58.8333">
            <text:p>58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1-02-27T22:00:00">
            <text:p>Sat Feb 27 22:00:00 2021</text:p>
          </table:table-cell>
          <table:table-cell office:value-type="float" office:value="779.1667">
            <text:p>779.1667</text:p>
          </table:table-cell>
          <table:table-cell office:value-type="float" office:value="54.1667">
            <text:p>54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02-27T23:00:00">
            <text:p>Sat Feb 27 23:00:00 2021</text:p>
          </table:table-cell>
          <table:table-cell office:value-type="float" office:value="742.6667">
            <text:p>742.6667</text:p>
          </table:table-cell>
          <table:table-cell office:value-type="float" office:value="45.3333">
            <text:p>45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1-02-28T00:00:00">
            <text:p>Sun Feb 28 00:00:00 2021</text:p>
          </table:table-cell>
          <table:table-cell office:value-type="float" office:value="790.3333">
            <text:p>790.3333</text:p>
          </table:table-cell>
          <table:table-cell office:value-type="float" office:value="41.1667">
            <text:p>41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1-02-28T01:00:00">
            <text:p>Sun Feb 28 01:00:00 2021</text:p>
          </table:table-cell>
          <table:table-cell office:value-type="float" office:value="720.0">
            <text:p>720.0</text:p>
          </table:table-cell>
          <table:table-cell office:value-type="float" office:value="29.1667">
            <text:p>29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1-02-28T02:00:00">
            <text:p>Sun Feb 28 02:00:00 2021</text:p>
          </table:table-cell>
          <table:table-cell office:value-type="float" office:value="683.3333">
            <text:p>683.3333</text:p>
          </table:table-cell>
          <table:table-cell office:value-type="float" office:value="17.5">
            <text:p>17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3-08T19:00:00">
            <text:p>Mon Mar  8 19:00:00 2021</text:p>
          </table:table-cell>
          <table:table-cell office:value-type="float" office:value="459.6667">
            <text:p>459.6667</text:p>
          </table:table-cell>
          <table:table-cell office:value-type="float" office:value="11.3333">
            <text:p>11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3-08T20:00:00">
            <text:p>Mon Mar  8 20:00:00 2021</text:p>
          </table:table-cell>
          <table:table-cell office:value-type="float" office:value="672.8333">
            <text:p>672.8333</text:p>
          </table:table-cell>
          <table:table-cell office:value-type="float" office:value="47.8333">
            <text:p>47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3-08T21:00:00">
            <text:p>Mon Mar  8 21:00:00 2021</text:p>
          </table:table-cell>
          <table:table-cell office:value-type="float" office:value="695.8333">
            <text:p>695.8333</text:p>
          </table:table-cell>
          <table:table-cell office:value-type="float" office:value="59.0">
            <text:p>59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3-08T22:00:00">
            <text:p>Mon Mar  8 22:00:00 2021</text:p>
          </table:table-cell>
          <table:table-cell office:value-type="float" office:value="780.5">
            <text:p>780.5</text:p>
          </table:table-cell>
          <table:table-cell office:value-type="float" office:value="59.5">
            <text:p>59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03-08T23:00:00">
            <text:p>Mon Mar  8 23:00:00 2021</text:p>
          </table:table-cell>
          <table:table-cell office:value-type="float" office:value="825.1667">
            <text:p>825.1667</text:p>
          </table:table-cell>
          <table:table-cell office:value-type="float" office:value="54.5">
            <text:p>54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03-09T00:00:00">
            <text:p>Tue Mar  9 00:00:00 2021</text:p>
          </table:table-cell>
          <table:table-cell office:value-type="float" office:value="723.3333">
            <text:p>723.3333</text:p>
          </table:table-cell>
          <table:table-cell office:value-type="float" office:value="45.8333">
            <text:p>45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3-09T01:00:00">
            <text:p>Tue Mar  9 01:00:00 2021</text:p>
          </table:table-cell>
          <table:table-cell office:value-type="float" office:value="645.6667">
            <text:p>645.6667</text:p>
          </table:table-cell>
          <table:table-cell office:value-type="float" office:value="33.1667">
            <text:p>33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03-09T02:00:00">
            <text:p>Tue Mar  9 02:00:00 2021</text:p>
          </table:table-cell>
          <table:table-cell office:value-type="float" office:value="570.1667">
            <text:p>570.1667</text:p>
          </table:table-cell>
          <table:table-cell office:value-type="float" office:value="19.6667">
            <text:p>19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3-09T03:00:00">
            <text:p>Tue Mar  9 03:00:00 2021</text:p>
          </table:table-cell>
          <table:table-cell office:value-type="float" office:value="504.8333">
            <text:p>504.8333</text:p>
          </table:table-cell>
          <table:table-cell office:value-type="float" office:value="11.3333">
            <text:p>11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3-09T04:00:00">
            <text:p>Tue Mar  9 04:00:00 2021</text:p>
          </table:table-cell>
          <table:table-cell office:value-type="float" office:value="482.8333">
            <text:p>482.8333</text:p>
          </table:table-cell>
          <table:table-cell office:value-type="float" office:value="10.0">
            <text:p>10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1-03-09T19:00:00">
            <text:p>Tue Mar  9 19:00:00 2021</text:p>
          </table:table-cell>
          <table:table-cell office:value-type="float" office:value="477.8333">
            <text:p>477.8333</text:p>
          </table:table-cell>
          <table:table-cell office:value-type="float" office:value="17.8333">
            <text:p>17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03-09T21:00:00">
            <text:p>Tue Mar  9 21:00:00 2021</text:p>
          </table:table-cell>
          <table:table-cell office:value-type="float" office:value="771.8333">
            <text:p>771.8333</text:p>
          </table:table-cell>
          <table:table-cell office:value-type="float" office:value="70.0">
            <text:p>70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3-09T22:00:00">
            <text:p>Tue Mar  9 22:00:00 2021</text:p>
          </table:table-cell>
          <table:table-cell office:value-type="float" office:value="836.6667">
            <text:p>836.6667</text:p>
          </table:table-cell>
          <table:table-cell office:value-type="float" office:value="68.3333">
            <text:p>68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1-03-09T23:00:00">
            <text:p>Tue Mar  9 23:00:00 2021</text:p>
          </table:table-cell>
          <table:table-cell office:value-type="float" office:value="844.6667">
            <text:p>844.6667</text:p>
          </table:table-cell>
          <table:table-cell office:value-type="float" office:value="60.6667">
            <text:p>60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03-10T00:00:00">
            <text:p>Wed Mar 10 00:00:00 2021</text:p>
          </table:table-cell>
          <table:table-cell office:value-type="float" office:value="896.5">
            <text:p>896.5</text:p>
          </table:table-cell>
          <table:table-cell office:value-type="float" office:value="56.6667">
            <text:p>56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03-10T01:00:00">
            <text:p>Wed Mar 10 01:00:00 2021</text:p>
          </table:table-cell>
          <table:table-cell office:value-type="float" office:value="787.0">
            <text:p>787.0</text:p>
          </table:table-cell>
          <table:table-cell office:value-type="float" office:value="45.0">
            <text:p>45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1-03-10T02:00:00">
            <text:p>Wed Mar 10 02:00:00 2021</text:p>
          </table:table-cell>
          <table:table-cell office:value-type="float" office:value="588.5">
            <text:p>588.5</text:p>
          </table:table-cell>
          <table:table-cell office:value-type="float" office:value="22.6667">
            <text:p>22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3-10T03:00:00">
            <text:p>Wed Mar 10 03:00:00 2021</text:p>
          </table:table-cell>
          <table:table-cell office:value-type="float" office:value="525.1667">
            <text:p>525.1667</text:p>
          </table:table-cell>
          <table:table-cell office:value-type="float" office:value="15.0">
            <text:p>15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3-10T04:00:00">
            <text:p>Wed Mar 10 04:00:00 2021</text:p>
          </table:table-cell>
          <table:table-cell office:value-type="float" office:value="475.3333">
            <text:p>475.3333</text:p>
          </table:table-cell>
          <table:table-cell office:value-type="float" office:value="8.8333">
            <text:p>8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3-10T21:00:00">
            <text:p>Wed Mar 10 21:00:00 2021</text:p>
          </table:table-cell>
          <table:table-cell office:value-type="float" office:value="805.6667">
            <text:p>805.6667</text:p>
          </table:table-cell>
          <table:table-cell office:value-type="float" office:value="85.0">
            <text:p>85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03-10T22:00:00">
            <text:p>Wed Mar 10 22:00:00 2021</text:p>
          </table:table-cell>
          <table:table-cell office:value-type="float" office:value="719.0">
            <text:p>719.0</text:p>
          </table:table-cell>
          <table:table-cell office:value-type="float" office:value="61.8333">
            <text:p>61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3-10T23:00:00">
            <text:p>Wed Mar 10 23:00:00 2021</text:p>
          </table:table-cell>
          <table:table-cell office:value-type="float" office:value="786.0">
            <text:p>786.0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03-11T00:00:00">
            <text:p>Thu Mar 11 00:00:00 2021</text:p>
          </table:table-cell>
          <table:table-cell office:value-type="float" office:value="653.1667">
            <text:p>653.1667</text:p>
          </table:table-cell>
          <table:table-cell office:value-type="float" office:value="42.6667">
            <text:p>42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03-11T21:00:00">
            <text:p>Thu Mar 11 21:00:00 2021</text:p>
          </table:table-cell>
          <table:table-cell office:value-type="float" office:value="664.1667">
            <text:p>664.1667</text:p>
          </table:table-cell>
          <table:table-cell office:value-type="float" office:value="57.5">
            <text:p>57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1-03-11T22:00:00">
            <text:p>Thu Mar 11 22:00:00 2021</text:p>
          </table:table-cell>
          <table:table-cell office:value-type="float" office:value="720.3333">
            <text:p>720.3333</text:p>
          </table:table-cell>
          <table:table-cell office:value-type="float" office:value="57.3333">
            <text:p>57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1-03-11T23:00:00">
            <text:p>Thu Mar 11 23:00:00 2021</text:p>
          </table:table-cell>
          <table:table-cell office:value-type="float" office:value="683.1667">
            <text:p>683.1667</text:p>
          </table:table-cell>
          <table:table-cell office:value-type="float" office:value="40.8333">
            <text:p>40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03-12T22:00:00">
            <text:p>Fri Mar 12 22:00:00 2021</text:p>
          </table:table-cell>
          <table:table-cell office:value-type="float" office:value="577.3333">
            <text:p>577.3333</text:p>
          </table:table-cell>
          <table:table-cell office:value-type="float" office:value="25.5">
            <text:p>25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1-03-12T23:00:00">
            <text:p>Fri Mar 12 23:00:00 2021</text:p>
          </table:table-cell>
          <table:table-cell office:value-type="float" office:value="592.0">
            <text:p>592.0</text:p>
          </table:table-cell>
          <table:table-cell office:value-type="float" office:value="34.5">
            <text:p>34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03-13T00:00:00">
            <text:p>Sat Mar 13 00:00:00 2021</text:p>
          </table:table-cell>
          <table:table-cell office:value-type="float" office:value="595.1667">
            <text:p>595.1667</text:p>
          </table:table-cell>
          <table:table-cell office:value-type="float" office:value="25.8333">
            <text:p>25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03-13T01:00:00">
            <text:p>Sat Mar 13 01:00:00 2021</text:p>
          </table:table-cell>
          <table:table-cell office:value-type="float" office:value="643.3333">
            <text:p>643.3333</text:p>
          </table:table-cell>
          <table:table-cell office:value-type="float" office:value="25.5">
            <text:p>25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03-13T02:00:00">
            <text:p>Sat Mar 13 02:00:00 2021</text:p>
          </table:table-cell>
          <table:table-cell office:value-type="float" office:value="668.5">
            <text:p>668.5</text:p>
          </table:table-cell>
          <table:table-cell office:value-type="float" office:value="27.3333">
            <text:p>27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3-21T22:00:00">
            <text:p>Sun Mar 21 22:00:00 2021</text:p>
          </table:table-cell>
          <table:table-cell office:value-type="float" office:value="774.0">
            <text:p>774.0</text:p>
          </table:table-cell>
          <table:table-cell office:value-type="float" office:value="69.0">
            <text:p>69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03-21T23:00:00">
            <text:p>Sun Mar 21 23:00:00 2021</text:p>
          </table:table-cell>
          <table:table-cell office:value-type="float" office:value="852.5">
            <text:p>852.5</text:p>
          </table:table-cell>
          <table:table-cell office:value-type="float" office:value="69.1667">
            <text:p>69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1-03-22T21:00:00">
            <text:p>Mon Mar 22 21:00:00 2021</text:p>
          </table:table-cell>
          <table:table-cell office:value-type="float" office:value="739.3333">
            <text:p>739.3333</text:p>
          </table:table-cell>
          <table:table-cell office:value-type="float" office:value="82.5">
            <text:p>82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03-22T22:00:00">
            <text:p>Mon Mar 22 22:00:00 2021</text:p>
          </table:table-cell>
          <table:table-cell office:value-type="float" office:value="1051.3333">
            <text:p>1051.3333</text:p>
          </table:table-cell>
          <table:table-cell office:value-type="float" office:value="93.6667">
            <text:p>93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1-03-23T00:00:00">
            <text:p>Tue Mar 23 00:00:00 2021</text:p>
          </table:table-cell>
          <table:table-cell office:value-type="float" office:value="722.5">
            <text:p>722.5</text:p>
          </table:table-cell>
          <table:table-cell office:value-type="float" office:value="59.5">
            <text:p>59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03-23T20:00:00">
            <text:p>Tue Mar 23 20:00:00 2021</text:p>
          </table:table-cell>
          <table:table-cell office:value-type="float" office:value="601.1667">
            <text:p>601.1667</text:p>
          </table:table-cell>
          <table:table-cell office:value-type="float" office:value="49.6667">
            <text:p>49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1-03-23T21:00:00">
            <text:p>Tue Mar 23 21:00:00 2021</text:p>
          </table:table-cell>
          <table:table-cell office:value-type="float" office:value="755.6667">
            <text:p>755.6667</text:p>
          </table:table-cell>
          <table:table-cell office:value-type="float" office:value="86.6667">
            <text:p>86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03-23T22:00:00">
            <text:p>Tue Mar 23 22:00:00 2021</text:p>
          </table:table-cell>
          <table:table-cell office:value-type="float" office:value="736.6667">
            <text:p>736.6667</text:p>
          </table:table-cell>
          <table:table-cell office:value-type="float" office:value="65.1667">
            <text:p>65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04-19T10:00:00">
            <text:p>Mon Apr 19 10:00:00 2021</text:p>
          </table:table-cell>
          <table:table-cell office:value-type="float" office:value="816.3333">
            <text:p>816.3333</text:p>
          </table:table-cell>
          <table:table-cell office:value-type="float" office:value="81.5">
            <text:p>81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1-07-11T00:00:00">
            <text:p>Sun Jul 11 00:00:00 2021</text:p>
          </table:table-cell>
          <table:table-cell office:value-type="float" office:value="1016.3333">
            <text:p>1016.3333</text:p>
          </table:table-cell>
          <table:table-cell office:value-type="float" office:value="108.0">
            <text:p>108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7-11T01:00:00">
            <text:p>Sun Jul 11 01:00:00 2021</text:p>
          </table:table-cell>
          <table:table-cell office:value-type="float" office:value="1052.5">
            <text:p>1052.5</text:p>
          </table:table-cell>
          <table:table-cell office:value-type="float" office:value="94.8333">
            <text:p>94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8-10T23:00:00">
            <text:p>Tue Aug 10 23:00:00 2021</text:p>
          </table:table-cell>
          <table:table-cell office:value-type="float" office:value="842.6667">
            <text:p>842.6667</text:p>
          </table:table-cell>
          <table:table-cell office:value-type="float" office:value="40.3333">
            <text:p>40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08-11T22:00:00">
            <text:p>Wed Aug 11 22:00:00 2021</text:p>
          </table:table-cell>
          <table:table-cell office:value-type="float" office:value="787.0">
            <text:p>787.0</text:p>
          </table:table-cell>
          <table:table-cell office:value-type="float" office:value="28.0">
            <text:p>28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1-08-11T23:00:00">
            <text:p>Wed Aug 11 23:00:00 2021</text:p>
          </table:table-cell>
          <table:table-cell office:value-type="float" office:value="879.5">
            <text:p>879.5</text:p>
          </table:table-cell>
          <table:table-cell office:value-type="float" office:value="45.5">
            <text:p>45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8-12T22:00:00">
            <text:p>Thu Aug 12 22:00:00 2021</text:p>
          </table:table-cell>
          <table:table-cell office:value-type="float" office:value="943.8333">
            <text:p>943.8333</text:p>
          </table:table-cell>
          <table:table-cell office:value-type="float" office:value="85.1667">
            <text:p>85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8-12T23:00:00">
            <text:p>Thu Aug 12 23:00:00 2021</text:p>
          </table:table-cell>
          <table:table-cell office:value-type="float" office:value="905.0">
            <text:p>905.0</text:p>
          </table:table-cell>
          <table:table-cell office:value-type="float" office:value="75.1667">
            <text:p>75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08-13T00:00:00">
            <text:p>Fri Aug 13 00:00:00 2021</text:p>
          </table:table-cell>
          <table:table-cell office:value-type="float" office:value="892.1667">
            <text:p>892.1667</text:p>
          </table:table-cell>
          <table:table-cell office:value-type="float" office:value="48.1667">
            <text:p>48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8-13T01:00:00">
            <text:p>Fri Aug 13 01:00:00 2021</text:p>
          </table:table-cell>
          <table:table-cell office:value-type="float" office:value="917.5">
            <text:p>917.5</text:p>
          </table:table-cell>
          <table:table-cell office:value-type="float" office:value="52.6667">
            <text:p>52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8-13T02:00:00">
            <text:p>Fri Aug 13 02:00:00 2021</text:p>
          </table:table-cell>
          <table:table-cell office:value-type="float" office:value="868.6667">
            <text:p>868.6667</text:p>
          </table:table-cell>
          <table:table-cell office:value-type="float" office:value="45.6667">
            <text:p>45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08-13T19:00:00">
            <text:p>Fri Aug 13 19:00:00 2021</text:p>
          </table:table-cell>
          <table:table-cell office:value-type="float" office:value="795.8333">
            <text:p>795.8333</text:p>
          </table:table-cell>
          <table:table-cell office:value-type="float" office:value="11.0">
            <text:p>11.0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1-08-14T01:00:00">
            <text:p>Sat Aug 14 01:00:00 2021</text:p>
          </table:table-cell>
          <table:table-cell office:value-type="float" office:value="1090.6667">
            <text:p>1090.6667</text:p>
          </table:table-cell>
          <table:table-cell office:value-type="float" office:value="26.8333">
            <text:p>26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1-08-21T22:00:00">
            <text:p>Sat Aug 21 22:00:00 2021</text:p>
          </table:table-cell>
          <table:table-cell office:value-type="float" office:value="924.8333">
            <text:p>924.8333</text:p>
          </table:table-cell>
          <table:table-cell office:value-type="float" office:value="83.3333">
            <text:p>83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8-23T22:00:00">
            <text:p>Mon Aug 23 22:00:00 2021</text:p>
          </table:table-cell>
          <table:table-cell office:value-type="float" office:value="1034.6667">
            <text:p>1034.6667</text:p>
          </table:table-cell>
          <table:table-cell office:value-type="float" office:value="68.0">
            <text:p>68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1-08-23T23:00:00">
            <text:p>Mon Aug 23 23:00:00 2021</text:p>
          </table:table-cell>
          <table:table-cell office:value-type="float" office:value="981.3333">
            <text:p>981.3333</text:p>
          </table:table-cell>
          <table:table-cell office:value-type="float" office:value="43.5">
            <text:p>43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8-24T00:00:00">
            <text:p>Tue Aug 24 00:00:00 2021</text:p>
          </table:table-cell>
          <table:table-cell office:value-type="float" office:value="895.0">
            <text:p>895.0</text:p>
          </table:table-cell>
          <table:table-cell office:value-type="float" office:value="18.5">
            <text:p>18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1-08-24T20:00:00">
            <text:p>Tue Aug 24 20:00:00 2021</text:p>
          </table:table-cell>
          <table:table-cell office:value-type="float" office:value="883.6667">
            <text:p>883.6667</text:p>
          </table:table-cell>
          <table:table-cell office:value-type="float" office:value="10.5">
            <text:p>10.5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1-08-24T21:00:00">
            <text:p>Tue Aug 24 21:00:00 2021</text:p>
          </table:table-cell>
          <table:table-cell office:value-type="float" office:value="881.3333">
            <text:p>881.3333</text:p>
          </table:table-cell>
          <table:table-cell office:value-type="float" office:value="11.3333">
            <text:p>11.3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1-08-24T22:00:00">
            <text:p>Tue Aug 24 22:00:00 2021</text:p>
          </table:table-cell>
          <table:table-cell office:value-type="float" office:value="895.0">
            <text:p>895.0</text:p>
          </table:table-cell>
          <table:table-cell office:value-type="float" office:value="15.0">
            <text:p>15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1-08-24T23:00:00">
            <text:p>Tue Aug 24 23:00:00 2021</text:p>
          </table:table-cell>
          <table:table-cell office:value-type="float" office:value="927.1667">
            <text:p>927.1667</text:p>
          </table:table-cell>
          <table:table-cell office:value-type="float" office:value="8.5">
            <text:p>8.5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1-08-25T00:00:00">
            <text:p>Wed Aug 25 00:00:00 2021</text:p>
          </table:table-cell>
          <table:table-cell office:value-type="float" office:value="931.0">
            <text:p>931.0</text:p>
          </table:table-cell>
          <table:table-cell office:value-type="float" office:value="7.8333">
            <text:p>7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1-08-25T22:00:00">
            <text:p>Wed Aug 25 22:00:00 2021</text:p>
          </table:table-cell>
          <table:table-cell office:value-type="float" office:value="924.6667">
            <text:p>924.6667</text:p>
          </table:table-cell>
          <table:table-cell office:value-type="float" office:value="15.8333">
            <text:p>15.8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1-08-25T23:00:00">
            <text:p>Wed Aug 25 23:00:00 2021</text:p>
          </table:table-cell>
          <table:table-cell office:value-type="float" office:value="893.0">
            <text:p>893.0</text:p>
          </table:table-cell>
          <table:table-cell office:value-type="float" office:value="16.3333">
            <text:p>16.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1-08-27T00:00:00">
            <text:p>Fri Aug 27 00:00:00 2021</text:p>
          </table:table-cell>
          <table:table-cell office:value-type="float" office:value="940.0">
            <text:p>940.0</text:p>
          </table:table-cell>
          <table:table-cell office:value-type="float" office:value="38.8333">
            <text:p>38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8-29T23:00:00">
            <text:p>Sun Aug 29 23:00:00 2021</text:p>
          </table:table-cell>
          <table:table-cell office:value-type="float" office:value="641.5">
            <text:p>641.5</text:p>
          </table:table-cell>
          <table:table-cell office:value-type="float" office:value="10.5">
            <text:p>10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08-30T23:00:00">
            <text:p>Mon Aug 30 23:00:00 2021</text:p>
          </table:table-cell>
          <table:table-cell office:value-type="float" office:value="722.1667">
            <text:p>722.1667</text:p>
          </table:table-cell>
          <table:table-cell office:value-type="float" office:value="24.3333">
            <text:p>24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8-31T00:00:00">
            <text:p>Tue Aug 31 00:00:00 2021</text:p>
          </table:table-cell>
          <table:table-cell office:value-type="float" office:value="747.1667">
            <text:p>747.1667</text:p>
          </table:table-cell>
          <table:table-cell office:value-type="float" office:value="39.3333">
            <text:p>39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9-11T23:00:00">
            <text:p>Sat Sep 11 23:00:00 2021</text:p>
          </table:table-cell>
          <table:table-cell office:value-type="float" office:value="700.0">
            <text:p>700.0</text:p>
          </table:table-cell>
          <table:table-cell office:value-type="float" office:value="78.6667">
            <text:p>78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9-12T00:00:00">
            <text:p>Sun Sep 12 00:00:00 2021</text:p>
          </table:table-cell>
          <table:table-cell office:value-type="float" office:value="849.3333">
            <text:p>849.3333</text:p>
          </table:table-cell>
          <table:table-cell office:value-type="float" office:value="67.5">
            <text:p>67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09-14T21:00:00">
            <text:p>Tue Sep 14 21:00:00 2021</text:p>
          </table:table-cell>
          <table:table-cell office:value-type="float" office:value="573.6667">
            <text:p>573.6667</text:p>
          </table:table-cell>
          <table:table-cell office:value-type="float" office:value="38.1667">
            <text:p>38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09-14T22:00:00">
            <text:p>Tue Sep 14 22:00:00 2021</text:p>
          </table:table-cell>
          <table:table-cell office:value-type="float" office:value="626.5">
            <text:p>626.5</text:p>
          </table:table-cell>
          <table:table-cell office:value-type="float" office:value="43.1667">
            <text:p>43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09-14T23:00:00">
            <text:p>Tue Sep 14 23:00:00 2021</text:p>
          </table:table-cell>
          <table:table-cell office:value-type="float" office:value="673.1667">
            <text:p>673.1667</text:p>
          </table:table-cell>
          <table:table-cell office:value-type="float" office:value="40.0">
            <text:p>40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09-15T00:00:00">
            <text:p>Wed Sep 15 00:00:00 2021</text:p>
          </table:table-cell>
          <table:table-cell office:value-type="float" office:value="543.3333">
            <text:p>543.3333</text:p>
          </table:table-cell>
          <table:table-cell office:value-type="float" office:value="29.3333">
            <text:p>29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1-09-15T01:00:00">
            <text:p>Wed Sep 15 01:00:00 2021</text:p>
          </table:table-cell>
          <table:table-cell office:value-type="float" office:value="520.0">
            <text:p>520.0</text:p>
          </table:table-cell>
          <table:table-cell office:value-type="float" office:value="21.8333">
            <text:p>21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9-15T02:00:00">
            <text:p>Wed Sep 15 02:00:00 2021</text:p>
          </table:table-cell>
          <table:table-cell office:value-type="float" office:value="499.8333">
            <text:p>499.8333</text:p>
          </table:table-cell>
          <table:table-cell office:value-type="float" office:value="13.1667">
            <text:p>13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09-15T03:00:00">
            <text:p>Wed Sep 15 03:00:00 2021</text:p>
          </table:table-cell>
          <table:table-cell office:value-type="float" office:value="497.3333">
            <text:p>497.3333</text:p>
          </table:table-cell>
          <table:table-cell office:value-type="float" office:value="11.3333">
            <text:p>11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9-15T04:00:00">
            <text:p>Wed Sep 15 04:00:00 2021</text:p>
          </table:table-cell>
          <table:table-cell office:value-type="float" office:value="481.6667">
            <text:p>481.6667</text:p>
          </table:table-cell>
          <table:table-cell office:value-type="float" office:value="9.0">
            <text:p>9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1-09-15T05:00:00">
            <text:p>Wed Sep 15 05:00:00 2021</text:p>
          </table:table-cell>
          <table:table-cell office:value-type="float" office:value="464.8333">
            <text:p>464.8333</text:p>
          </table:table-cell>
          <table:table-cell office:value-type="float" office:value="5.8333">
            <text:p>5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1-09-15T06:00:00">
            <text:p>Wed Sep 15 06:00:00 2021</text:p>
          </table:table-cell>
          <table:table-cell office:value-type="float" office:value="471.5">
            <text:p>471.5</text:p>
          </table:table-cell>
          <table:table-cell office:value-type="float" office:value="6.8333">
            <text:p>6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9-15T21:00:00">
            <text:p>Wed Sep 15 21:00:00 2021</text:p>
          </table:table-cell>
          <table:table-cell office:value-type="float" office:value="576.3333">
            <text:p>576.3333</text:p>
          </table:table-cell>
          <table:table-cell office:value-type="float" office:value="25.6667">
            <text:p>25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09-15T22:00:00">
            <text:p>Wed Sep 15 22:00:00 2021</text:p>
          </table:table-cell>
          <table:table-cell office:value-type="float" office:value="581.0">
            <text:p>581.0</text:p>
          </table:table-cell>
          <table:table-cell office:value-type="float" office:value="17.5">
            <text:p>17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09-15T23:00:00">
            <text:p>Wed Sep 15 23:00:00 2021</text:p>
          </table:table-cell>
          <table:table-cell office:value-type="float" office:value="686.5">
            <text:p>686.5</text:p>
          </table:table-cell>
          <table:table-cell office:value-type="float" office:value="42.0">
            <text:p>42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09-16T00:00:00">
            <text:p>Thu Sep 16 00:00:00 2021</text:p>
          </table:table-cell>
          <table:table-cell office:value-type="float" office:value="650.8333">
            <text:p>650.8333</text:p>
          </table:table-cell>
          <table:table-cell office:value-type="float" office:value="38.6667">
            <text:p>38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9-16T01:00:00">
            <text:p>Thu Sep 16 01:00:00 2021</text:p>
          </table:table-cell>
          <table:table-cell office:value-type="float" office:value="610.1667">
            <text:p>610.1667</text:p>
          </table:table-cell>
          <table:table-cell office:value-type="float" office:value="24.8333">
            <text:p>24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09-16T23:00:00">
            <text:p>Thu Sep 16 23:00:00 2021</text:p>
          </table:table-cell>
          <table:table-cell office:value-type="float" office:value="710.5">
            <text:p>710.5</text:p>
          </table:table-cell>
          <table:table-cell office:value-type="float" office:value="58.8333">
            <text:p>58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09-26T22:00:00">
            <text:p>Sun Sep 26 22:00:00 2021</text:p>
          </table:table-cell>
          <table:table-cell office:value-type="float" office:value="882.3333">
            <text:p>882.3333</text:p>
          </table:table-cell>
          <table:table-cell office:value-type="float" office:value="111.8333">
            <text:p>111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09-26T23:00:00">
            <text:p>Sun Sep 26 23:00:00 2021</text:p>
          </table:table-cell>
          <table:table-cell office:value-type="float" office:value="851.1667">
            <text:p>851.1667</text:p>
          </table:table-cell>
          <table:table-cell office:value-type="float" office:value="84.0">
            <text:p>84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1-09-29T22:00:00">
            <text:p>Wed Sep 29 22:00:00 2021</text:p>
          </table:table-cell>
          <table:table-cell office:value-type="float" office:value="965.5">
            <text:p>965.5</text:p>
          </table:table-cell>
          <table:table-cell office:value-type="float" office:value="120.1667">
            <text:p>120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10-04T23:00:00">
            <text:p>Mon Oct  4 23:00:00 2021</text:p>
          </table:table-cell>
          <table:table-cell office:value-type="float" office:value="910.1667">
            <text:p>910.1667</text:p>
          </table:table-cell>
          <table:table-cell office:value-type="float" office:value="82.6667">
            <text:p>82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10-05T00:00:00">
            <text:p>Tue Oct  5 00:00:00 2021</text:p>
          </table:table-cell>
          <table:table-cell office:value-type="float" office:value="778.1667">
            <text:p>778.1667</text:p>
          </table:table-cell>
          <table:table-cell office:value-type="float" office:value="63.8333">
            <text:p>63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10-05T01:00:00">
            <text:p>Tue Oct  5 01:00:00 2021</text:p>
          </table:table-cell>
          <table:table-cell office:value-type="float" office:value="695.3333">
            <text:p>695.3333</text:p>
          </table:table-cell>
          <table:table-cell office:value-type="float" office:value="43.1667">
            <text:p>43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1-10-05T05:00:00">
            <text:p>Tue Oct  5 05:00:00 2021</text:p>
          </table:table-cell>
          <table:table-cell office:value-type="float" office:value="547.0">
            <text:p>547.0</text:p>
          </table:table-cell>
          <table:table-cell office:value-type="float" office:value="9.5">
            <text:p>9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10-05T20:00:00">
            <text:p>Tue Oct  5 20:00:00 2021</text:p>
          </table:table-cell>
          <table:table-cell office:value-type="float" office:value="667.3333">
            <text:p>667.3333</text:p>
          </table:table-cell>
          <table:table-cell office:value-type="float" office:value="47.6667">
            <text:p>47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10-05T21:00:00">
            <text:p>Tue Oct  5 21:00:00 2021</text:p>
          </table:table-cell>
          <table:table-cell office:value-type="float" office:value="939.3333">
            <text:p>939.3333</text:p>
          </table:table-cell>
          <table:table-cell office:value-type="float" office:value="98.1667">
            <text:p>98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10-05T22:00:00">
            <text:p>Tue Oct  5 22:00:00 2021</text:p>
          </table:table-cell>
          <table:table-cell office:value-type="float" office:value="1078.3333">
            <text:p>1078.3333</text:p>
          </table:table-cell>
          <table:table-cell office:value-type="float" office:value="96.3333">
            <text:p>96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10-05T23:00:00">
            <text:p>Tue Oct  5 23:00:00 2021</text:p>
          </table:table-cell>
          <table:table-cell office:value-type="float" office:value="774.5">
            <text:p>774.5</text:p>
          </table:table-cell>
          <table:table-cell office:value-type="float" office:value="62.0">
            <text:p>62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10-06T00:00:00">
            <text:p>Wed Oct  6 00:00:00 2021</text:p>
          </table:table-cell>
          <table:table-cell office:value-type="float" office:value="719.0">
            <text:p>719.0</text:p>
          </table:table-cell>
          <table:table-cell office:value-type="float" office:value="42.5">
            <text:p>42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10-06T01:00:00">
            <text:p>Wed Oct  6 01:00:00 2021</text:p>
          </table:table-cell>
          <table:table-cell office:value-type="float" office:value="610.3333">
            <text:p>610.3333</text:p>
          </table:table-cell>
          <table:table-cell office:value-type="float" office:value="26.3333">
            <text:p>26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10-06T02:00:00">
            <text:p>Wed Oct  6 02:00:00 2021</text:p>
          </table:table-cell>
          <table:table-cell office:value-type="float" office:value="556.6667">
            <text:p>556.6667</text:p>
          </table:table-cell>
          <table:table-cell office:value-type="float" office:value="17.3333">
            <text:p>17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10-06T19:00:00">
            <text:p>Wed Oct  6 19:00:00 2021</text:p>
          </table:table-cell>
          <table:table-cell office:value-type="float" office:value="540.3333">
            <text:p>540.3333</text:p>
          </table:table-cell>
          <table:table-cell office:value-type="float" office:value="12.1667">
            <text:p>12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10-06T20:00:00">
            <text:p>Wed Oct  6 20:00:00 2021</text:p>
          </table:table-cell>
          <table:table-cell office:value-type="float" office:value="725.8333">
            <text:p>725.8333</text:p>
          </table:table-cell>
          <table:table-cell office:value-type="float" office:value="56.5">
            <text:p>56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10-06T21:00:00">
            <text:p>Wed Oct  6 21:00:00 2021</text:p>
          </table:table-cell>
          <table:table-cell office:value-type="float" office:value="1110.0">
            <text:p>1110.0</text:p>
          </table:table-cell>
          <table:table-cell office:value-type="float" office:value="100.3333">
            <text:p>100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1-10-06T22:00:00">
            <text:p>Wed Oct  6 22:00:00 2021</text:p>
          </table:table-cell>
          <table:table-cell office:value-type="float" office:value="1284.6667">
            <text:p>1284.6667</text:p>
          </table:table-cell>
          <table:table-cell office:value-type="float" office:value="100.5">
            <text:p>100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0-06T23:00:00">
            <text:p>Wed Oct  6 23:00:00 2021</text:p>
          </table:table-cell>
          <table:table-cell office:value-type="float" office:value="773.0">
            <text:p>773.0</text:p>
          </table:table-cell>
          <table:table-cell office:value-type="float" office:value="55.5">
            <text:p>55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10-07T00:00:00">
            <text:p>Thu Oct  7 00:00:00 2021</text:p>
          </table:table-cell>
          <table:table-cell office:value-type="float" office:value="571.5">
            <text:p>571.5</text:p>
          </table:table-cell>
          <table:table-cell office:value-type="float" office:value="24.3333">
            <text:p>24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10-07T01:00:00">
            <text:p>Thu Oct  7 01:00:00 2021</text:p>
          </table:table-cell>
          <table:table-cell office:value-type="float" office:value="562.6667">
            <text:p>562.6667</text:p>
          </table:table-cell>
          <table:table-cell office:value-type="float" office:value="21.8333">
            <text:p>21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10-07T02:00:00">
            <text:p>Thu Oct  7 02:00:00 2021</text:p>
          </table:table-cell>
          <table:table-cell office:value-type="float" office:value="576.0">
            <text:p>576.0</text:p>
          </table:table-cell>
          <table:table-cell office:value-type="float" office:value="22.0">
            <text:p>22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10-07T03:00:00">
            <text:p>Thu Oct  7 03:00:00 2021</text:p>
          </table:table-cell>
          <table:table-cell office:value-type="float" office:value="538.8333">
            <text:p>538.8333</text:p>
          </table:table-cell>
          <table:table-cell office:value-type="float" office:value="13.8333">
            <text:p>13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10-07T04:00:00">
            <text:p>Thu Oct  7 04:00:00 2021</text:p>
          </table:table-cell>
          <table:table-cell office:value-type="float" office:value="555.5">
            <text:p>555.5</text:p>
          </table:table-cell>
          <table:table-cell office:value-type="float" office:value="14.5">
            <text:p>14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10-07T20:00:00">
            <text:p>Thu Oct  7 20:00:00 2021</text:p>
          </table:table-cell>
          <table:table-cell office:value-type="float" office:value="812.6667">
            <text:p>812.6667</text:p>
          </table:table-cell>
          <table:table-cell office:value-type="float" office:value="93.0">
            <text:p>93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10-07T21:00:00">
            <text:p>Thu Oct  7 21:00:00 2021</text:p>
          </table:table-cell>
          <table:table-cell office:value-type="float" office:value="985.1667">
            <text:p>985.1667</text:p>
          </table:table-cell>
          <table:table-cell office:value-type="float" office:value="110.8333">
            <text:p>110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0-07T22:00:00">
            <text:p>Thu Oct  7 22:00:00 2021</text:p>
          </table:table-cell>
          <table:table-cell office:value-type="float" office:value="1020.0">
            <text:p>1020.0</text:p>
          </table:table-cell>
          <table:table-cell office:value-type="float" office:value="99.8333">
            <text:p>99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0-07T23:00:00">
            <text:p>Thu Oct  7 23:00:00 2021</text:p>
          </table:table-cell>
          <table:table-cell office:value-type="float" office:value="904.3333">
            <text:p>904.3333</text:p>
          </table:table-cell>
          <table:table-cell office:value-type="float" office:value="76.8333">
            <text:p>76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10-08T00:00:00">
            <text:p>Fri Oct  8 00:00:00 2021</text:p>
          </table:table-cell>
          <table:table-cell office:value-type="float" office:value="764.5">
            <text:p>764.5</text:p>
          </table:table-cell>
          <table:table-cell office:value-type="float" office:value="59.5">
            <text:p>59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10-08T01:00:00">
            <text:p>Fri Oct  8 01:00:00 2021</text:p>
          </table:table-cell>
          <table:table-cell office:value-type="float" office:value="669.6667">
            <text:p>669.6667</text:p>
          </table:table-cell>
          <table:table-cell office:value-type="float" office:value="39.0">
            <text:p>39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10-08T02:00:00">
            <text:p>Fri Oct  8 02:00:00 2021</text:p>
          </table:table-cell>
          <table:table-cell office:value-type="float" office:value="694.0">
            <text:p>694.0</text:p>
          </table:table-cell>
          <table:table-cell office:value-type="float" office:value="39.5">
            <text:p>39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10-08T03:00:00">
            <text:p>Fri Oct  8 03:00:00 2021</text:p>
          </table:table-cell>
          <table:table-cell office:value-type="float" office:value="575.8333">
            <text:p>575.8333</text:p>
          </table:table-cell>
          <table:table-cell office:value-type="float" office:value="15.8333">
            <text:p>15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10-08T04:00:00">
            <text:p>Fri Oct  8 04:00:00 2021</text:p>
          </table:table-cell>
          <table:table-cell office:value-type="float" office:value="528.1667">
            <text:p>528.1667</text:p>
          </table:table-cell>
          <table:table-cell office:value-type="float" office:value="16.5">
            <text:p>16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10-08T05:00:00">
            <text:p>Fri Oct  8 05:00:00 2021</text:p>
          </table:table-cell>
          <table:table-cell office:value-type="float" office:value="564.1667">
            <text:p>564.1667</text:p>
          </table:table-cell>
          <table:table-cell office:value-type="float" office:value="16.1667">
            <text:p>16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1-10-08T21:00:00">
            <text:p>Fri Oct  8 21:00:00 2021</text:p>
          </table:table-cell>
          <table:table-cell office:value-type="float" office:value="878.1667">
            <text:p>878.1667</text:p>
          </table:table-cell>
          <table:table-cell office:value-type="float" office:value="99.5">
            <text:p>99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1-10-08T22:00:00">
            <text:p>Fri Oct  8 22:00:00 2021</text:p>
          </table:table-cell>
          <table:table-cell office:value-type="float" office:value="1091.1667">
            <text:p>1091.1667</text:p>
          </table:table-cell>
          <table:table-cell office:value-type="float" office:value="120.5">
            <text:p>120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0-08T23:00:00">
            <text:p>Fri Oct  8 23:00:00 2021</text:p>
          </table:table-cell>
          <table:table-cell office:value-type="float" office:value="1280.8333">
            <text:p>1280.8333</text:p>
          </table:table-cell>
          <table:table-cell office:value-type="float" office:value="108.8333">
            <text:p>108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10-09T21:00:00">
            <text:p>Sat Oct  9 21:00:00 2021</text:p>
          </table:table-cell>
          <table:table-cell office:value-type="float" office:value="724.5">
            <text:p>724.5</text:p>
          </table:table-cell>
          <table:table-cell office:value-type="float" office:value="70.8333">
            <text:p>70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10-09T23:00:00">
            <text:p>Sat Oct  9 23:00:00 2021</text:p>
          </table:table-cell>
          <table:table-cell office:value-type="float" office:value="733.5">
            <text:p>733.5</text:p>
          </table:table-cell>
          <table:table-cell office:value-type="float" office:value="70.5">
            <text:p>70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10-10T20:00:00">
            <text:p>Sun Oct 10 20:00:00 2021</text:p>
          </table:table-cell>
          <table:table-cell office:value-type="float" office:value="874.0">
            <text:p>874.0</text:p>
          </table:table-cell>
          <table:table-cell office:value-type="float" office:value="13.6667">
            <text:p>13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10-10T21:00:00">
            <text:p>Sun Oct 10 21:00:00 2021</text:p>
          </table:table-cell>
          <table:table-cell office:value-type="float" office:value="849.5">
            <text:p>849.5</text:p>
          </table:table-cell>
          <table:table-cell office:value-type="float" office:value="12.8333">
            <text:p>12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1-10-13T21:00:00">
            <text:p>Wed Oct 13 21:00:00 2021</text:p>
          </table:table-cell>
          <table:table-cell office:value-type="float" office:value="928.5">
            <text:p>928.5</text:p>
          </table:table-cell>
          <table:table-cell office:value-type="float" office:value="123.5">
            <text:p>123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0-13T22:00:00">
            <text:p>Wed Oct 13 22:00:00 2021</text:p>
          </table:table-cell>
          <table:table-cell office:value-type="float" office:value="843.8333">
            <text:p>843.8333</text:p>
          </table:table-cell>
          <table:table-cell office:value-type="float" office:value="104.3333">
            <text:p>104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0-13T23:00:00">
            <text:p>Wed Oct 13 23:00:00 2021</text:p>
          </table:table-cell>
          <table:table-cell office:value-type="float" office:value="840.1667">
            <text:p>840.1667</text:p>
          </table:table-cell>
          <table:table-cell office:value-type="float" office:value="99.6667">
            <text:p>99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1-10-14T00:00:00">
            <text:p>Thu Oct 14 00:00:00 2021</text:p>
          </table:table-cell>
          <table:table-cell office:value-type="float" office:value="623.5">
            <text:p>623.5</text:p>
          </table:table-cell>
          <table:table-cell office:value-type="float" office:value="74.8333">
            <text:p>74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1-10-14T21:00:00">
            <text:p>Thu Oct 14 21:00:00 2021</text:p>
          </table:table-cell>
          <table:table-cell office:value-type="float" office:value="981.0">
            <text:p>981.0</text:p>
          </table:table-cell>
          <table:table-cell office:value-type="float" office:value="132.1667">
            <text:p>132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0-14T22:00:00">
            <text:p>Thu Oct 14 22:00:00 2021</text:p>
          </table:table-cell>
          <table:table-cell office:value-type="float" office:value="885.1667">
            <text:p>885.1667</text:p>
          </table:table-cell>
          <table:table-cell office:value-type="float" office:value="116.0">
            <text:p>116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0-14T23:00:00">
            <text:p>Thu Oct 14 23:00:00 2021</text:p>
          </table:table-cell>
          <table:table-cell office:value-type="float" office:value="813.0">
            <text:p>813.0</text:p>
          </table:table-cell>
          <table:table-cell office:value-type="float" office:value="94.6667">
            <text:p>94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10-15T21:00:00">
            <text:p>Fri Oct 15 21:00:00 2021</text:p>
          </table:table-cell>
          <table:table-cell office:value-type="float" office:value="773.1667">
            <text:p>773.1667</text:p>
          </table:table-cell>
          <table:table-cell office:value-type="float" office:value="110.6667">
            <text:p>110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0-15T22:00:00">
            <text:p>Fri Oct 15 22:00:00 2021</text:p>
          </table:table-cell>
          <table:table-cell office:value-type="float" office:value="612.3333">
            <text:p>612.3333</text:p>
          </table:table-cell>
          <table:table-cell office:value-type="float" office:value="70.5">
            <text:p>70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10-15T23:00:00">
            <text:p>Fri Oct 15 23:00:00 2021</text:p>
          </table:table-cell>
          <table:table-cell office:value-type="float" office:value="598.0">
            <text:p>598.0</text:p>
          </table:table-cell>
          <table:table-cell office:value-type="float" office:value="59.5">
            <text:p>59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10-17T23:00:00">
            <text:p>Sun Oct 17 23:00:00 2021</text:p>
          </table:table-cell>
          <table:table-cell office:value-type="float" office:value="675.3333">
            <text:p>675.3333</text:p>
          </table:table-cell>
          <table:table-cell office:value-type="float" office:value="57.5">
            <text:p>57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1-10-18T21:00:00">
            <text:p>Mon Oct 18 21:00:00 2021</text:p>
          </table:table-cell>
          <table:table-cell office:value-type="float" office:value="698.3333">
            <text:p>698.3333</text:p>
          </table:table-cell>
          <table:table-cell office:value-type="float" office:value="73.1667">
            <text:p>73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0-18T22:00:00">
            <text:p>Mon Oct 18 22:00:00 2021</text:p>
          </table:table-cell>
          <table:table-cell office:value-type="float" office:value="761.5">
            <text:p>761.5</text:p>
          </table:table-cell>
          <table:table-cell office:value-type="float" office:value="72.8333">
            <text:p>72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0-18T23:00:00">
            <text:p>Mon Oct 18 23:00:00 2021</text:p>
          </table:table-cell>
          <table:table-cell office:value-type="float" office:value="984.6667">
            <text:p>984.6667</text:p>
          </table:table-cell>
          <table:table-cell office:value-type="float" office:value="74.6667">
            <text:p>74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0-22T21:00:00">
            <text:p>Fri Oct 22 21:00:00 2021</text:p>
          </table:table-cell>
          <table:table-cell office:value-type="float" office:value="735.1667">
            <text:p>735.1667</text:p>
          </table:table-cell>
          <table:table-cell office:value-type="float" office:value="94.0">
            <text:p>94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1-10-23T21:00:00">
            <text:p>Sat Oct 23 21:00:00 2021</text:p>
          </table:table-cell>
          <table:table-cell office:value-type="float" office:value="695.1667">
            <text:p>695.1667</text:p>
          </table:table-cell>
          <table:table-cell office:value-type="float" office:value="86.8333">
            <text:p>86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10-23T22:00:00">
            <text:p>Sat Oct 23 22:00:00 2021</text:p>
          </table:table-cell>
          <table:table-cell office:value-type="float" office:value="695.6667">
            <text:p>695.6667</text:p>
          </table:table-cell>
          <table:table-cell office:value-type="float" office:value="80.5">
            <text:p>80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1-10-23T23:00:00">
            <text:p>Sat Oct 23 23:00:00 2021</text:p>
          </table:table-cell>
          <table:table-cell office:value-type="float" office:value="877.1667">
            <text:p>877.1667</text:p>
          </table:table-cell>
          <table:table-cell office:value-type="float" office:value="83.5">
            <text:p>83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10-24T00:00:00">
            <text:p>Sun Oct 24 00:00:00 2021</text:p>
          </table:table-cell>
          <table:table-cell office:value-type="float" office:value="759.0">
            <text:p>759.0</text:p>
          </table:table-cell>
          <table:table-cell office:value-type="float" office:value="69.3333">
            <text:p>69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10-24T21:00:00">
            <text:p>Sun Oct 24 21:00:00 2021</text:p>
          </table:table-cell>
          <table:table-cell office:value-type="float" office:value="637.8333">
            <text:p>637.8333</text:p>
          </table:table-cell>
          <table:table-cell office:value-type="float" office:value="82.6667">
            <text:p>82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10-25T21:00:00">
            <text:p>Mon Oct 25 21:00:00 2021</text:p>
          </table:table-cell>
          <table:table-cell office:value-type="float" office:value="785.3333">
            <text:p>785.3333</text:p>
          </table:table-cell>
          <table:table-cell office:value-type="float" office:value="103.0">
            <text:p>103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1-10-25T22:00:00">
            <text:p>Mon Oct 25 22:00:00 2021</text:p>
          </table:table-cell>
          <table:table-cell office:value-type="float" office:value="903.1667">
            <text:p>903.1667</text:p>
          </table:table-cell>
          <table:table-cell office:value-type="float" office:value="101.8333">
            <text:p>101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0-25T23:00:00">
            <text:p>Mon Oct 25 23:00:00 2021</text:p>
          </table:table-cell>
          <table:table-cell office:value-type="float" office:value="722.6667">
            <text:p>722.6667</text:p>
          </table:table-cell>
          <table:table-cell office:value-type="float" office:value="71.6667">
            <text:p>71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1-10-26T00:00:00">
            <text:p>Tue Oct 26 00:00:00 2021</text:p>
          </table:table-cell>
          <table:table-cell office:value-type="float" office:value="539.5">
            <text:p>539.5</text:p>
          </table:table-cell>
          <table:table-cell office:value-type="float" office:value="55.5">
            <text:p>55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10-28T21:00:00">
            <text:p>Thu Oct 28 21:00:00 2021</text:p>
          </table:table-cell>
          <table:table-cell office:value-type="float" office:value="853.6667">
            <text:p>853.6667</text:p>
          </table:table-cell>
          <table:table-cell office:value-type="float" office:value="106.1667">
            <text:p>106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1-10-28T22:00:00">
            <text:p>Thu Oct 28 22:00:00 2021</text:p>
          </table:table-cell>
          <table:table-cell office:value-type="float" office:value="995.5">
            <text:p>995.5</text:p>
          </table:table-cell>
          <table:table-cell office:value-type="float" office:value="109.0">
            <text:p>109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0-28T23:00:00">
            <text:p>Thu Oct 28 23:00:00 2021</text:p>
          </table:table-cell>
          <table:table-cell office:value-type="float" office:value="907.1667">
            <text:p>907.1667</text:p>
          </table:table-cell>
          <table:table-cell office:value-type="float" office:value="93.0">
            <text:p>9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1-08T20:00:00">
            <text:p>Mon Nov  8 20:00:00 2021</text:p>
          </table:table-cell>
          <table:table-cell office:value-type="float" office:value="961.6667">
            <text:p>961.6667</text:p>
          </table:table-cell>
          <table:table-cell office:value-type="float" office:value="87.8333">
            <text:p>87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1-08T21:00:00">
            <text:p>Mon Nov  8 21:00:00 2021</text:p>
          </table:table-cell>
          <table:table-cell office:value-type="float" office:value="1269.3333">
            <text:p>1269.3333</text:p>
          </table:table-cell>
          <table:table-cell office:value-type="float" office:value="95.0">
            <text:p>95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1-08T22:00:00">
            <text:p>Mon Nov  8 22:00:00 2021</text:p>
          </table:table-cell>
          <table:table-cell office:value-type="float" office:value="774.3333">
            <text:p>774.3333</text:p>
          </table:table-cell>
          <table:table-cell office:value-type="float" office:value="80.1667">
            <text:p>80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11-09T19:00:00">
            <text:p>Tue Nov  9 19:00:00 2021</text:p>
          </table:table-cell>
          <table:table-cell office:value-type="float" office:value="520.6667">
            <text:p>520.6667</text:p>
          </table:table-cell>
          <table:table-cell office:value-type="float" office:value="79.8333">
            <text:p>79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1-11-09T20:00:00">
            <text:p>Tue Nov  9 20:00:00 2021</text:p>
          </table:table-cell>
          <table:table-cell office:value-type="float" office:value="369.3333">
            <text:p>369.3333</text:p>
          </table:table-cell>
          <table:table-cell office:value-type="float" office:value="73.6667">
            <text:p>73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11-09T21:00:00">
            <text:p>Tue Nov  9 21:00:00 2021</text:p>
          </table:table-cell>
          <table:table-cell office:value-type="float" office:value="441.8333">
            <text:p>441.8333</text:p>
          </table:table-cell>
          <table:table-cell office:value-type="float" office:value="66.1667">
            <text:p>66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11-09T22:00:00">
            <text:p>Tue Nov  9 22:00:00 2021</text:p>
          </table:table-cell>
          <table:table-cell office:value-type="float" office:value="315.1667">
            <text:p>315.1667</text:p>
          </table:table-cell>
          <table:table-cell office:value-type="float" office:value="50.1667">
            <text:p>50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11-10T20:00:00">
            <text:p>Wed Nov 10 20:00:00 2021</text:p>
          </table:table-cell>
          <table:table-cell office:value-type="float" office:value="707.5">
            <text:p>707.5</text:p>
          </table:table-cell>
          <table:table-cell office:value-type="float" office:value="107.5">
            <text:p>107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1-10T21:00:00">
            <text:p>Wed Nov 10 21:00:00 2021</text:p>
          </table:table-cell>
          <table:table-cell office:value-type="float" office:value="387.6667">
            <text:p>387.6667</text:p>
          </table:table-cell>
          <table:table-cell office:value-type="float" office:value="77.6667">
            <text:p>77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11-10T22:00:00">
            <text:p>Wed Nov 10 22:00:00 2021</text:p>
          </table:table-cell>
          <table:table-cell office:value-type="float" office:value="595.1667">
            <text:p>595.1667</text:p>
          </table:table-cell>
          <table:table-cell office:value-type="float" office:value="85.3333">
            <text:p>85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1-11-10T23:00:00">
            <text:p>Wed Nov 10 23:00:00 2021</text:p>
          </table:table-cell>
          <table:table-cell office:value-type="float" office:value="624.6667">
            <text:p>624.6667</text:p>
          </table:table-cell>
          <table:table-cell office:value-type="float" office:value="86.1667">
            <text:p>86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1-11T00:00:00">
            <text:p>Thu Nov 11 00:00:00 2021</text:p>
          </table:table-cell>
          <table:table-cell office:value-type="float" office:value="585.6667">
            <text:p>585.6667</text:p>
          </table:table-cell>
          <table:table-cell office:value-type="float" office:value="62.5">
            <text:p>62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1-11-11T20:00:00">
            <text:p>Thu Nov 11 20:00:00 2021</text:p>
          </table:table-cell>
          <table:table-cell office:value-type="float" office:value="304.1667">
            <text:p>304.1667</text:p>
          </table:table-cell>
          <table:table-cell office:value-type="float" office:value="80.3333">
            <text:p>80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1-11-11T21:00:00">
            <text:p>Thu Nov 11 21:00:00 2021</text:p>
          </table:table-cell>
          <table:table-cell office:value-type="float" office:value="470.5">
            <text:p>470.5</text:p>
          </table:table-cell>
          <table:table-cell office:value-type="float" office:value="80.1667">
            <text:p>80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11-11T22:00:00">
            <text:p>Thu Nov 11 22:00:00 2021</text:p>
          </table:table-cell>
          <table:table-cell office:value-type="float" office:value="832.6667">
            <text:p>832.6667</text:p>
          </table:table-cell>
          <table:table-cell office:value-type="float" office:value="98.1667">
            <text:p>98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1-11T23:00:00">
            <text:p>Thu Nov 11 23:00:00 2021</text:p>
          </table:table-cell>
          <table:table-cell office:value-type="float" office:value="830.3333">
            <text:p>830.3333</text:p>
          </table:table-cell>
          <table:table-cell office:value-type="float" office:value="85.0">
            <text:p>85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1-11-12T00:00:00">
            <text:p>Fri Nov 12 00:00:00 2021</text:p>
          </table:table-cell>
          <table:table-cell office:value-type="float" office:value="762.0">
            <text:p>762.0</text:p>
          </table:table-cell>
          <table:table-cell office:value-type="float" office:value="75.1667">
            <text:p>75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1-12T01:00:00">
            <text:p>Fri Nov 12 01:00:00 2021</text:p>
          </table:table-cell>
          <table:table-cell office:value-type="float" office:value="413.3333">
            <text:p>413.3333</text:p>
          </table:table-cell>
          <table:table-cell office:value-type="float" office:value="58.0">
            <text:p>58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11-12T20:00:00">
            <text:p>Fri Nov 12 20:00:00 2021</text:p>
          </table:table-cell>
          <table:table-cell office:value-type="float" office:value="753.1667">
            <text:p>753.1667</text:p>
          </table:table-cell>
          <table:table-cell office:value-type="float" office:value="112.8333">
            <text:p>112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11-12T21:00:00">
            <text:p>Fri Nov 12 21:00:00 2021</text:p>
          </table:table-cell>
          <table:table-cell office:value-type="float" office:value="756.1667">
            <text:p>756.1667</text:p>
          </table:table-cell>
          <table:table-cell office:value-type="float" office:value="102.3333">
            <text:p>102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11-12T23:00:00">
            <text:p>Fri Nov 12 23:00:00 2021</text:p>
          </table:table-cell>
          <table:table-cell office:value-type="float" office:value="363.0">
            <text:p>363.0</text:p>
          </table:table-cell>
          <table:table-cell office:value-type="float" office:value="74.1667">
            <text:p>74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11-13T21:00:00">
            <text:p>Sat Nov 13 21:00:00 2021</text:p>
          </table:table-cell>
          <table:table-cell office:value-type="float" office:value="560.0">
            <text:p>560.0</text:p>
          </table:table-cell>
          <table:table-cell office:value-type="float" office:value="97.6667">
            <text:p>97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1-13T22:00:00">
            <text:p>Sat Nov 13 22:00:00 2021</text:p>
          </table:table-cell>
          <table:table-cell office:value-type="float" office:value="680.6667">
            <text:p>680.6667</text:p>
          </table:table-cell>
          <table:table-cell office:value-type="float" office:value="103.3333">
            <text:p>103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11-13T23:00:00">
            <text:p>Sat Nov 13 23:00:00 2021</text:p>
          </table:table-cell>
          <table:table-cell office:value-type="float" office:value="735.3333">
            <text:p>735.3333</text:p>
          </table:table-cell>
          <table:table-cell office:value-type="float" office:value="92.5">
            <text:p>92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1-16T08:00:00">
            <text:p>Tue Nov 16 08:00:00 2021</text:p>
          </table:table-cell>
          <table:table-cell office:value-type="float" office:value="732.8333">
            <text:p>732.8333</text:p>
          </table:table-cell>
          <table:table-cell office:value-type="float" office:value="27.6667">
            <text:p>27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1-11-16T20:00:00">
            <text:p>Tue Nov 16 20:00:00 2021</text:p>
          </table:table-cell>
          <table:table-cell office:value-type="float" office:value="651.6667">
            <text:p>651.6667</text:p>
          </table:table-cell>
          <table:table-cell office:value-type="float" office:value="72.6667">
            <text:p>72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1-16T21:00:00">
            <text:p>Tue Nov 16 21:00:00 2021</text:p>
          </table:table-cell>
          <table:table-cell office:value-type="float" office:value="588.6667">
            <text:p>588.6667</text:p>
          </table:table-cell>
          <table:table-cell office:value-type="float" office:value="72.5">
            <text:p>72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1-11-16T22:00:00">
            <text:p>Tue Nov 16 22:00:00 2021</text:p>
          </table:table-cell>
          <table:table-cell office:value-type="float" office:value="960.0">
            <text:p>960.0</text:p>
          </table:table-cell>
          <table:table-cell office:value-type="float" office:value="84.5">
            <text:p>84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1-16T23:00:00">
            <text:p>Tue Nov 16 23:00:00 2021</text:p>
          </table:table-cell>
          <table:table-cell office:value-type="float" office:value="781.8333">
            <text:p>781.8333</text:p>
          </table:table-cell>
          <table:table-cell office:value-type="float" office:value="72.5">
            <text:p>72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1-17T00:00:00">
            <text:p>Wed Nov 17 00:00:00 2021</text:p>
          </table:table-cell>
          <table:table-cell office:value-type="float" office:value="450.0">
            <text:p>450.0</text:p>
          </table:table-cell>
          <table:table-cell office:value-type="float" office:value="28.8333">
            <text:p>28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11-17T19:00:00">
            <text:p>Wed Nov 17 19:00:00 2021</text:p>
          </table:table-cell>
          <table:table-cell office:value-type="float" office:value="825.6667">
            <text:p>825.6667</text:p>
          </table:table-cell>
          <table:table-cell office:value-type="float" office:value="92.5">
            <text:p>92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11-17T20:00:00">
            <text:p>Wed Nov 17 20:00:00 2021</text:p>
          </table:table-cell>
          <table:table-cell office:value-type="float" office:value="829.8333">
            <text:p>829.8333</text:p>
          </table:table-cell>
          <table:table-cell office:value-type="float" office:value="92.8333">
            <text:p>92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1-17T21:00:00">
            <text:p>Wed Nov 17 21:00:00 2021</text:p>
          </table:table-cell>
          <table:table-cell office:value-type="float" office:value="836.3333">
            <text:p>836.3333</text:p>
          </table:table-cell>
          <table:table-cell office:value-type="float" office:value="76.1667">
            <text:p>76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11-21T19:00:00">
            <text:p>Sun Nov 21 19:00:00 2021</text:p>
          </table:table-cell>
          <table:table-cell office:value-type="float" office:value="711.6667">
            <text:p>711.6667</text:p>
          </table:table-cell>
          <table:table-cell office:value-type="float" office:value="42.0">
            <text:p>42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1-11-21T20:00:00">
            <text:p>Sun Nov 21 20:00:00 2021</text:p>
          </table:table-cell>
          <table:table-cell office:value-type="float" office:value="717.5">
            <text:p>717.5</text:p>
          </table:table-cell>
          <table:table-cell office:value-type="float" office:value="46.3333">
            <text:p>46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11-21T21:00:00">
            <text:p>Sun Nov 21 21:00:00 2021</text:p>
          </table:table-cell>
          <table:table-cell office:value-type="float" office:value="605.6667">
            <text:p>605.6667</text:p>
          </table:table-cell>
          <table:table-cell office:value-type="float" office:value="26.1667">
            <text:p>26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1-11-21T22:00:00">
            <text:p>Sun Nov 21 22:00:00 2021</text:p>
          </table:table-cell>
          <table:table-cell office:value-type="float" office:value="661.6667">
            <text:p>661.6667</text:p>
          </table:table-cell>
          <table:table-cell office:value-type="float" office:value="31.6667">
            <text:p>31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11-21T23:00:00">
            <text:p>Sun Nov 21 23:00:00 2021</text:p>
          </table:table-cell>
          <table:table-cell office:value-type="float" office:value="667.1667">
            <text:p>667.1667</text:p>
          </table:table-cell>
          <table:table-cell office:value-type="float" office:value="21.6667">
            <text:p>21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1-11-22T00:00:00">
            <text:p>Mon Nov 22 00:00:00 2021</text:p>
          </table:table-cell>
          <table:table-cell office:value-type="float" office:value="530.1667">
            <text:p>530.1667</text:p>
          </table:table-cell>
          <table:table-cell office:value-type="float" office:value="11.1667">
            <text:p>11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11-22T01:00:00">
            <text:p>Mon Nov 22 01:00:00 2021</text:p>
          </table:table-cell>
          <table:table-cell office:value-type="float" office:value="522.0">
            <text:p>522.0</text:p>
          </table:table-cell>
          <table:table-cell office:value-type="float" office:value="9.0">
            <text:p>9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11-22T02:00:00">
            <text:p>Mon Nov 22 02:00:00 2021</text:p>
          </table:table-cell>
          <table:table-cell office:value-type="float" office:value="474.5">
            <text:p>474.5</text:p>
          </table:table-cell>
          <table:table-cell office:value-type="float" office:value="7.0">
            <text:p>7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11-22T03:00:00">
            <text:p>Mon Nov 22 03:00:00 2021</text:p>
          </table:table-cell>
          <table:table-cell office:value-type="float" office:value="565.1667">
            <text:p>565.1667</text:p>
          </table:table-cell>
          <table:table-cell office:value-type="float" office:value="7.8333">
            <text:p>7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11-22T04:00:00">
            <text:p>Mon Nov 22 04:00:00 2021</text:p>
          </table:table-cell>
          <table:table-cell office:value-type="float" office:value="501.1667">
            <text:p>501.1667</text:p>
          </table:table-cell>
          <table:table-cell office:value-type="float" office:value="6.5">
            <text:p>6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1-11-22T05:00:00">
            <text:p>Mon Nov 22 05:00:00 2021</text:p>
          </table:table-cell>
          <table:table-cell office:value-type="float" office:value="526.6667">
            <text:p>526.6667</text:p>
          </table:table-cell>
          <table:table-cell office:value-type="float" office:value="5.0">
            <text:p>5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11-22T06:00:00">
            <text:p>Mon Nov 22 06:00:00 2021</text:p>
          </table:table-cell>
          <table:table-cell office:value-type="float" office:value="459.6667">
            <text:p>459.6667</text:p>
          </table:table-cell>
          <table:table-cell office:value-type="float" office:value="4.5">
            <text:p>4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11-22T07:00:00">
            <text:p>Mon Nov 22 07:00:00 2021</text:p>
          </table:table-cell>
          <table:table-cell office:value-type="float" office:value="473.0">
            <text:p>473.0</text:p>
          </table:table-cell>
          <table:table-cell office:value-type="float" office:value="8.0">
            <text:p>8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11-22T09:00:00">
            <text:p>Mon Nov 22 09:00:00 2021</text:p>
          </table:table-cell>
          <table:table-cell office:value-type="float" office:value="567.5">
            <text:p>567.5</text:p>
          </table:table-cell>
          <table:table-cell office:value-type="float" office:value="41.8333">
            <text:p>41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1-11-23T08:00:00">
            <text:p>Tue Nov 23 08:00:00 2021</text:p>
          </table:table-cell>
          <table:table-cell office:value-type="float" office:value="666.3333">
            <text:p>666.3333</text:p>
          </table:table-cell>
          <table:table-cell office:value-type="float" office:value="50.1667">
            <text:p>50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11-23T09:00:00">
            <text:p>Tue Nov 23 09:00:00 2021</text:p>
          </table:table-cell>
          <table:table-cell office:value-type="float" office:value="935.5">
            <text:p>935.5</text:p>
          </table:table-cell>
          <table:table-cell office:value-type="float" office:value="70.6667">
            <text:p>70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1-23T10:00:00">
            <text:p>Tue Nov 23 10:00:00 2021</text:p>
          </table:table-cell>
          <table:table-cell office:value-type="float" office:value="748.5">
            <text:p>748.5</text:p>
          </table:table-cell>
          <table:table-cell office:value-type="float" office:value="43.3333">
            <text:p>43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11-24T01:00:00">
            <text:p>Wed Nov 24 01:00:00 2021</text:p>
          </table:table-cell>
          <table:table-cell office:value-type="float" office:value="604.3333">
            <text:p>604.3333</text:p>
          </table:table-cell>
          <table:table-cell office:value-type="float" office:value="6.8333">
            <text:p>6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11-24T02:00:00">
            <text:p>Wed Nov 24 02:00:00 2021</text:p>
          </table:table-cell>
          <table:table-cell office:value-type="float" office:value="583.0">
            <text:p>583.0</text:p>
          </table:table-cell>
          <table:table-cell office:value-type="float" office:value="5.3333">
            <text:p>5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11-24T04:00:00">
            <text:p>Wed Nov 24 04:00:00 2021</text:p>
          </table:table-cell>
          <table:table-cell office:value-type="float" office:value="594.5">
            <text:p>594.5</text:p>
          </table:table-cell>
          <table:table-cell office:value-type="float" office:value="5.6667">
            <text:p>5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1-11-24T05:00:00">
            <text:p>Wed Nov 24 05:00:00 2021</text:p>
          </table:table-cell>
          <table:table-cell office:value-type="float" office:value="578.5">
            <text:p>578.5</text:p>
          </table:table-cell>
          <table:table-cell office:value-type="float" office:value="6.5">
            <text:p>6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11-24T06:00:00">
            <text:p>Wed Nov 24 06:00:00 2021</text:p>
          </table:table-cell>
          <table:table-cell office:value-type="float" office:value="619.5">
            <text:p>619.5</text:p>
          </table:table-cell>
          <table:table-cell office:value-type="float" office:value="9.3333">
            <text:p>9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11-24T07:00:00">
            <text:p>Wed Nov 24 07:00:00 2021</text:p>
          </table:table-cell>
          <table:table-cell office:value-type="float" office:value="601.6667">
            <text:p>601.6667</text:p>
          </table:table-cell>
          <table:table-cell office:value-type="float" office:value="10.8333">
            <text:p>10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11-24T08:00:00">
            <text:p>Wed Nov 24 08:00:00 2021</text:p>
          </table:table-cell>
          <table:table-cell office:value-type="float" office:value="601.1667">
            <text:p>601.1667</text:p>
          </table:table-cell>
          <table:table-cell office:value-type="float" office:value="14.8333">
            <text:p>14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1-11-25T01:00:00">
            <text:p>Thu Nov 25 01:00:00 2021</text:p>
          </table:table-cell>
          <table:table-cell office:value-type="float" office:value="696.3333">
            <text:p>696.3333</text:p>
          </table:table-cell>
          <table:table-cell office:value-type="float" office:value="5.5">
            <text:p>5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1-25T02:00:00">
            <text:p>Thu Nov 25 02:00:00 2021</text:p>
          </table:table-cell>
          <table:table-cell office:value-type="float" office:value="666.8333">
            <text:p>666.8333</text:p>
          </table:table-cell>
          <table:table-cell office:value-type="float" office:value="5.3333">
            <text:p>5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11-25T03:00:00">
            <text:p>Thu Nov 25 03:00:00 2021</text:p>
          </table:table-cell>
          <table:table-cell office:value-type="float" office:value="703.1667">
            <text:p>703.1667</text:p>
          </table:table-cell>
          <table:table-cell office:value-type="float" office:value="4.3333">
            <text:p>4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11-25T04:00:00">
            <text:p>Thu Nov 25 04:00:00 2021</text:p>
          </table:table-cell>
          <table:table-cell office:value-type="float" office:value="685.5">
            <text:p>685.5</text:p>
          </table:table-cell>
          <table:table-cell office:value-type="float" office:value="5.3333">
            <text:p>5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11-25T05:00:00">
            <text:p>Thu Nov 25 05:00:00 2021</text:p>
          </table:table-cell>
          <table:table-cell office:value-type="float" office:value="677.6667">
            <text:p>677.6667</text:p>
          </table:table-cell>
          <table:table-cell office:value-type="float" office:value="4.6667">
            <text:p>4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1-11-25T06:00:00">
            <text:p>Thu Nov 25 06:00:00 2021</text:p>
          </table:table-cell>
          <table:table-cell office:value-type="float" office:value="700.5">
            <text:p>700.5</text:p>
          </table:table-cell>
          <table:table-cell office:value-type="float" office:value="5.0">
            <text:p>5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1-11-25T07:00:00">
            <text:p>Thu Nov 25 07:00:00 2021</text:p>
          </table:table-cell>
          <table:table-cell office:value-type="float" office:value="691.8333">
            <text:p>691.8333</text:p>
          </table:table-cell>
          <table:table-cell office:value-type="float" office:value="10.0">
            <text:p>10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11-25T08:00:00">
            <text:p>Thu Nov 25 08:00:00 2021</text:p>
          </table:table-cell>
          <table:table-cell office:value-type="float" office:value="850.3333">
            <text:p>850.3333</text:p>
          </table:table-cell>
          <table:table-cell office:value-type="float" office:value="39.6667">
            <text:p>39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11-25T09:00:00">
            <text:p>Thu Nov 25 09:00:00 2021</text:p>
          </table:table-cell>
          <table:table-cell office:value-type="float" office:value="1177.1667">
            <text:p>1177.1667</text:p>
          </table:table-cell>
          <table:table-cell office:value-type="float" office:value="49.1667">
            <text:p>49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1-11-25T10:00:00">
            <text:p>Thu Nov 25 10:00:00 2021</text:p>
          </table:table-cell>
          <table:table-cell office:value-type="float" office:value="1487.6667">
            <text:p>1487.6667</text:p>
          </table:table-cell>
          <table:table-cell office:value-type="float" office:value="34.8333">
            <text:p>34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11-25T11:00:00">
            <text:p>Thu Nov 25 11:00:00 2021</text:p>
          </table:table-cell>
          <table:table-cell office:value-type="float" office:value="1101.3333">
            <text:p>1101.3333</text:p>
          </table:table-cell>
          <table:table-cell office:value-type="float" office:value="15.5">
            <text:p>15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1-11-25T12:00:00">
            <text:p>Thu Nov 25 12:00:00 2021</text:p>
          </table:table-cell>
          <table:table-cell office:value-type="float" office:value="650.8333">
            <text:p>650.8333</text:p>
          </table:table-cell>
          <table:table-cell office:value-type="float" office:value="12.6667">
            <text:p>12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11-26T20:00:00">
            <text:p>Fri Nov 26 20:00:00 2021</text:p>
          </table:table-cell>
          <table:table-cell office:value-type="float" office:value="419.0">
            <text:p>419.0</text:p>
          </table:table-cell>
          <table:table-cell office:value-type="float" office:value="33.0">
            <text:p>33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11-26T21:00:00">
            <text:p>Fri Nov 26 21:00:00 2021</text:p>
          </table:table-cell>
          <table:table-cell office:value-type="float" office:value="401.1667">
            <text:p>401.1667</text:p>
          </table:table-cell>
          <table:table-cell office:value-type="float" office:value="26.8333">
            <text:p>26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1-11-26T23:00:00">
            <text:p>Fri Nov 26 23:00:00 2021</text:p>
          </table:table-cell>
          <table:table-cell office:value-type="float" office:value="394.1667">
            <text:p>394.1667</text:p>
          </table:table-cell>
          <table:table-cell office:value-type="float" office:value="18.8333">
            <text:p>18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1-11-27T00:00:00">
            <text:p>Sat Nov 27 00:00:00 2021</text:p>
          </table:table-cell>
          <table:table-cell office:value-type="float" office:value="413.8333">
            <text:p>413.8333</text:p>
          </table:table-cell>
          <table:table-cell office:value-type="float" office:value="18.8333">
            <text:p>18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1-27T23:00:00">
            <text:p>Sat Nov 27 23:00:00 2021</text:p>
          </table:table-cell>
          <table:table-cell office:value-type="float" office:value="682.3333">
            <text:p>682.3333</text:p>
          </table:table-cell>
          <table:table-cell office:value-type="float" office:value="57.0">
            <text:p>57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1-11-28T00:00:00">
            <text:p>Sun Nov 28 00:00:00 2021</text:p>
          </table:table-cell>
          <table:table-cell office:value-type="float" office:value="624.6667">
            <text:p>624.6667</text:p>
          </table:table-cell>
          <table:table-cell office:value-type="float" office:value="40.3333">
            <text:p>40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1-11-28T01:00:00">
            <text:p>Sun Nov 28 01:00:00 2021</text:p>
          </table:table-cell>
          <table:table-cell office:value-type="float" office:value="710.0">
            <text:p>710.0</text:p>
          </table:table-cell>
          <table:table-cell office:value-type="float" office:value="42.1667">
            <text:p>42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11-30T19:00:00">
            <text:p>Tue Nov 30 19:00:00 2021</text:p>
          </table:table-cell>
          <table:table-cell office:value-type="float" office:value="822.8333">
            <text:p>822.8333</text:p>
          </table:table-cell>
          <table:table-cell office:value-type="float" office:value="80.8333">
            <text:p>80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11-30T20:00:00">
            <text:p>Tue Nov 30 20:00:00 2021</text:p>
          </table:table-cell>
          <table:table-cell office:value-type="float" office:value="986.8333">
            <text:p>986.8333</text:p>
          </table:table-cell>
          <table:table-cell office:value-type="float" office:value="82.3333">
            <text:p>82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1-30T21:00:00">
            <text:p>Tue Nov 30 21:00:00 2021</text:p>
          </table:table-cell>
          <table:table-cell office:value-type="float" office:value="880.0">
            <text:p>880.0</text:p>
          </table:table-cell>
          <table:table-cell office:value-type="float" office:value="69.5">
            <text:p>69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1-30T22:00:00">
            <text:p>Tue Nov 30 22:00:00 2021</text:p>
          </table:table-cell>
          <table:table-cell office:value-type="float" office:value="1197.5">
            <text:p>1197.5</text:p>
          </table:table-cell>
          <table:table-cell office:value-type="float" office:value="77.6667">
            <text:p>77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1-30T23:00:00">
            <text:p>Tue Nov 30 23:00:00 2021</text:p>
          </table:table-cell>
          <table:table-cell office:value-type="float" office:value="615.1667">
            <text:p>615.1667</text:p>
          </table:table-cell>
          <table:table-cell office:value-type="float" office:value="33.1667">
            <text:p>33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12-01T00:00:00">
            <text:p>Wed Dec  1 00:00:00 2021</text:p>
          </table:table-cell>
          <table:table-cell office:value-type="float" office:value="600.0">
            <text:p>600.0</text:p>
          </table:table-cell>
          <table:table-cell office:value-type="float" office:value="25.1667">
            <text:p>25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12-01T01:00:00">
            <text:p>Wed Dec  1 01:00:00 2021</text:p>
          </table:table-cell>
          <table:table-cell office:value-type="float" office:value="703.0">
            <text:p>703.0</text:p>
          </table:table-cell>
          <table:table-cell office:value-type="float" office:value="33.1667">
            <text:p>33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12-01T02:00:00">
            <text:p>Wed Dec  1 02:00:00 2021</text:p>
          </table:table-cell>
          <table:table-cell office:value-type="float" office:value="829.6667">
            <text:p>829.6667</text:p>
          </table:table-cell>
          <table:table-cell office:value-type="float" office:value="42.5">
            <text:p>42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12-01T03:00:00">
            <text:p>Wed Dec  1 03:00:00 2021</text:p>
          </table:table-cell>
          <table:table-cell office:value-type="float" office:value="799.1667">
            <text:p>799.1667</text:p>
          </table:table-cell>
          <table:table-cell office:value-type="float" office:value="28.3333">
            <text:p>28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12-01T04:00:00">
            <text:p>Wed Dec  1 04:00:00 2021</text:p>
          </table:table-cell>
          <table:table-cell office:value-type="float" office:value="736.3333">
            <text:p>736.3333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1-12-01T19:00:00">
            <text:p>Wed Dec  1 19:00:00 2021</text:p>
          </table:table-cell>
          <table:table-cell office:value-type="float" office:value="499.1667">
            <text:p>499.1667</text:p>
          </table:table-cell>
          <table:table-cell office:value-type="float" office:value="31.5">
            <text:p>31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12-01T20:00:00">
            <text:p>Wed Dec  1 20:00:00 2021</text:p>
          </table:table-cell>
          <table:table-cell office:value-type="float" office:value="531.5">
            <text:p>531.5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12-01T21:00:00">
            <text:p>Wed Dec  1 21:00:00 2021</text:p>
          </table:table-cell>
          <table:table-cell office:value-type="float" office:value="486.0">
            <text:p>486.0</text:p>
          </table:table-cell>
          <table:table-cell office:value-type="float" office:value="32.6667">
            <text:p>32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1-12-02T01:00:00">
            <text:p>Thu Dec  2 01:00:00 2021</text:p>
          </table:table-cell>
          <table:table-cell office:value-type="float" office:value="509.5">
            <text:p>509.5</text:p>
          </table:table-cell>
          <table:table-cell office:value-type="float" office:value="4.0">
            <text:p>4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1-12-02T02:00:00">
            <text:p>Thu Dec  2 02:00:00 2021</text:p>
          </table:table-cell>
          <table:table-cell office:value-type="float" office:value="522.0">
            <text:p>522.0</text:p>
          </table:table-cell>
          <table:table-cell office:value-type="float" office:value="3.6667">
            <text:p>3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1-12-02T03:00:00">
            <text:p>Thu Dec  2 03:00:00 2021</text:p>
          </table:table-cell>
          <table:table-cell office:value-type="float" office:value="541.3333">
            <text:p>541.3333</text:p>
          </table:table-cell>
          <table:table-cell office:value-type="float" office:value="3.6667">
            <text:p>3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1-12-03T18:00:00">
            <text:p>Fri Dec  3 18:00:00 2021</text:p>
          </table:table-cell>
          <table:table-cell office:value-type="float" office:value="547.8333">
            <text:p>547.8333</text:p>
          </table:table-cell>
          <table:table-cell office:value-type="float" office:value="40.1667">
            <text:p>40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12-03T19:00:00">
            <text:p>Fri Dec  3 19:00:00 2021</text:p>
          </table:table-cell>
          <table:table-cell office:value-type="float" office:value="707.5">
            <text:p>707.5</text:p>
          </table:table-cell>
          <table:table-cell office:value-type="float" office:value="59.3333">
            <text:p>59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1-12-03T20:00:00">
            <text:p>Fri Dec  3 20:00:00 2021</text:p>
          </table:table-cell>
          <table:table-cell office:value-type="float" office:value="908.1667">
            <text:p>908.1667</text:p>
          </table:table-cell>
          <table:table-cell office:value-type="float" office:value="70.3333">
            <text:p>70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2-03T21:00:00">
            <text:p>Fri Dec  3 21:00:00 2021</text:p>
          </table:table-cell>
          <table:table-cell office:value-type="float" office:value="1095.0">
            <text:p>1095.0</text:p>
          </table:table-cell>
          <table:table-cell office:value-type="float" office:value="82.1667">
            <text:p>82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12-03T22:00:00">
            <text:p>Fri Dec  3 22:00:00 2021</text:p>
          </table:table-cell>
          <table:table-cell office:value-type="float" office:value="1293.3333">
            <text:p>1293.3333</text:p>
          </table:table-cell>
          <table:table-cell office:value-type="float" office:value="78.1667">
            <text:p>78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03T23:00:00">
            <text:p>Fri Dec  3 23:00:00 2021</text:p>
          </table:table-cell>
          <table:table-cell office:value-type="float" office:value="1000.8333">
            <text:p>1000.8333</text:p>
          </table:table-cell>
          <table:table-cell office:value-type="float" office:value="65.1667">
            <text:p>65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1-12-04T00:00:00">
            <text:p>Sat Dec  4 00:00:00 2021</text:p>
          </table:table-cell>
          <table:table-cell office:value-type="float" office:value="962.1667">
            <text:p>962.1667</text:p>
          </table:table-cell>
          <table:table-cell office:value-type="float" office:value="43.5">
            <text:p>43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1-12-04T01:00:00">
            <text:p>Sat Dec  4 01:00:00 2021</text:p>
          </table:table-cell>
          <table:table-cell office:value-type="float" office:value="1125.5">
            <text:p>1125.5</text:p>
          </table:table-cell>
          <table:table-cell office:value-type="float" office:value="56.0">
            <text:p>56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12-04T02:00:00">
            <text:p>Sat Dec  4 02:00:00 2021</text:p>
          </table:table-cell>
          <table:table-cell office:value-type="float" office:value="788.3333">
            <text:p>788.3333</text:p>
          </table:table-cell>
          <table:table-cell office:value-type="float" office:value="42.0">
            <text:p>42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12-04T03:00:00">
            <text:p>Sat Dec  4 03:00:00 2021</text:p>
          </table:table-cell>
          <table:table-cell office:value-type="float" office:value="858.6667">
            <text:p>858.6667</text:p>
          </table:table-cell>
          <table:table-cell office:value-type="float" office:value="44.1667">
            <text:p>44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1-12-04T04:00:00">
            <text:p>Sat Dec  4 04:00:00 2021</text:p>
          </table:table-cell>
          <table:table-cell office:value-type="float" office:value="959.6667">
            <text:p>959.6667</text:p>
          </table:table-cell>
          <table:table-cell office:value-type="float" office:value="47.0">
            <text:p>47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04T20:00:00">
            <text:p>Sat Dec  4 20:00:00 2021</text:p>
          </table:table-cell>
          <table:table-cell office:value-type="float" office:value="621.5">
            <text:p>621.5</text:p>
          </table:table-cell>
          <table:table-cell office:value-type="float" office:value="27.0">
            <text:p>27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1-12-04T21:00:00">
            <text:p>Sat Dec  4 21:00:00 2021</text:p>
          </table:table-cell>
          <table:table-cell office:value-type="float" office:value="633.5">
            <text:p>633.5</text:p>
          </table:table-cell>
          <table:table-cell office:value-type="float" office:value="21.8333">
            <text:p>21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12-04T22:00:00">
            <text:p>Sat Dec  4 22:00:00 2021</text:p>
          </table:table-cell>
          <table:table-cell office:value-type="float" office:value="665.3333">
            <text:p>665.3333</text:p>
          </table:table-cell>
          <table:table-cell office:value-type="float" office:value="23.6667">
            <text:p>23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12-04T23:00:00">
            <text:p>Sat Dec  4 23:00:00 2021</text:p>
          </table:table-cell>
          <table:table-cell office:value-type="float" office:value="697.1667">
            <text:p>697.1667</text:p>
          </table:table-cell>
          <table:table-cell office:value-type="float" office:value="24.5">
            <text:p>24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12-05T00:00:00">
            <text:p>Sun Dec  5 00:00:00 2021</text:p>
          </table:table-cell>
          <table:table-cell office:value-type="float" office:value="630.8333">
            <text:p>630.8333</text:p>
          </table:table-cell>
          <table:table-cell office:value-type="float" office:value="15.1667">
            <text:p>15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12-05T01:00:00">
            <text:p>Sun Dec  5 01:00:00 2021</text:p>
          </table:table-cell>
          <table:table-cell office:value-type="float" office:value="596.3333">
            <text:p>596.3333</text:p>
          </table:table-cell>
          <table:table-cell office:value-type="float" office:value="16.1667">
            <text:p>16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12-05T02:00:00">
            <text:p>Sun Dec  5 02:00:00 2021</text:p>
          </table:table-cell>
          <table:table-cell office:value-type="float" office:value="581.8333">
            <text:p>581.8333</text:p>
          </table:table-cell>
          <table:table-cell office:value-type="float" office:value="10.1667">
            <text:p>10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12-05T03:00:00">
            <text:p>Sun Dec  5 03:00:00 2021</text:p>
          </table:table-cell>
          <table:table-cell office:value-type="float" office:value="583.3333">
            <text:p>583.3333</text:p>
          </table:table-cell>
          <table:table-cell office:value-type="float" office:value="5.0">
            <text:p>5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1-12-05T04:00:00">
            <text:p>Sun Dec  5 04:00:00 2021</text:p>
          </table:table-cell>
          <table:table-cell office:value-type="float" office:value="565.0">
            <text:p>565.0</text:p>
          </table:table-cell>
          <table:table-cell office:value-type="float" office:value="8.0">
            <text:p>8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12-05T05:00:00">
            <text:p>Sun Dec  5 05:00:00 2021</text:p>
          </table:table-cell>
          <table:table-cell office:value-type="float" office:value="579.5">
            <text:p>579.5</text:p>
          </table:table-cell>
          <table:table-cell office:value-type="float" office:value="3.6667">
            <text:p>3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1-12-05T06:00:00">
            <text:p>Sun Dec  5 06:00:00 2021</text:p>
          </table:table-cell>
          <table:table-cell office:value-type="float" office:value="576.0">
            <text:p>576.0</text:p>
          </table:table-cell>
          <table:table-cell office:value-type="float" office:value="3.6667">
            <text:p>3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12-05T07:00:00">
            <text:p>Sun Dec  5 07:00:00 2021</text:p>
          </table:table-cell>
          <table:table-cell office:value-type="float" office:value="574.0">
            <text:p>574.0</text:p>
          </table:table-cell>
          <table:table-cell office:value-type="float" office:value="5.0">
            <text:p>5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12-05T08:00:00">
            <text:p>Sun Dec  5 08:00:00 2021</text:p>
          </table:table-cell>
          <table:table-cell office:value-type="float" office:value="564.5">
            <text:p>564.5</text:p>
          </table:table-cell>
          <table:table-cell office:value-type="float" office:value="10.1667">
            <text:p>10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12-05T09:00:00">
            <text:p>Sun Dec  5 09:00:00 2021</text:p>
          </table:table-cell>
          <table:table-cell office:value-type="float" office:value="613.6667">
            <text:p>613.6667</text:p>
          </table:table-cell>
          <table:table-cell office:value-type="float" office:value="11.6667">
            <text:p>11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1-12-05T10:00:00">
            <text:p>Sun Dec  5 10:00:00 2021</text:p>
          </table:table-cell>
          <table:table-cell office:value-type="float" office:value="569.6667">
            <text:p>569.6667</text:p>
          </table:table-cell>
          <table:table-cell office:value-type="float" office:value="6.8333">
            <text:p>6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2-06T21:00:00">
            <text:p>Mon Dec  6 21:00:00 2021</text:p>
          </table:table-cell>
          <table:table-cell office:value-type="float" office:value="1198.6667">
            <text:p>1198.6667</text:p>
          </table:table-cell>
          <table:table-cell office:value-type="float" office:value="67.6667">
            <text:p>67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06T22:00:00">
            <text:p>Mon Dec  6 22:00:00 2021</text:p>
          </table:table-cell>
          <table:table-cell office:value-type="float" office:value="1306.5">
            <text:p>1306.5</text:p>
          </table:table-cell>
          <table:table-cell office:value-type="float" office:value="66.8333">
            <text:p>66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06T23:00:00">
            <text:p>Mon Dec  6 23:00:00 2021</text:p>
          </table:table-cell>
          <table:table-cell office:value-type="float" office:value="1396.3333">
            <text:p>1396.3333</text:p>
          </table:table-cell>
          <table:table-cell office:value-type="float" office:value="63.1667">
            <text:p>63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2-07T00:00:00">
            <text:p>Tue Dec  7 00:00:00 2021</text:p>
          </table:table-cell>
          <table:table-cell office:value-type="float" office:value="1094.0">
            <text:p>1094.0</text:p>
          </table:table-cell>
          <table:table-cell office:value-type="float" office:value="46.3333">
            <text:p>46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12-07T01:00:00">
            <text:p>Tue Dec  7 01:00:00 2021</text:p>
          </table:table-cell>
          <table:table-cell office:value-type="float" office:value="946.1667">
            <text:p>946.1667</text:p>
          </table:table-cell>
          <table:table-cell office:value-type="float" office:value="32.8333">
            <text:p>32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12-07T02:00:00">
            <text:p>Tue Dec  7 02:00:00 2021</text:p>
          </table:table-cell>
          <table:table-cell office:value-type="float" office:value="839.6667">
            <text:p>839.6667</text:p>
          </table:table-cell>
          <table:table-cell office:value-type="float" office:value="22.5">
            <text:p>22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12-07T03:00:00">
            <text:p>Tue Dec  7 03:00:00 2021</text:p>
          </table:table-cell>
          <table:table-cell office:value-type="float" office:value="748.5">
            <text:p>748.5</text:p>
          </table:table-cell>
          <table:table-cell office:value-type="float" office:value="10.3333">
            <text:p>10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12-07T04:00:00">
            <text:p>Tue Dec  7 04:00:00 2021</text:p>
          </table:table-cell>
          <table:table-cell office:value-type="float" office:value="752.3333">
            <text:p>752.3333</text:p>
          </table:table-cell>
          <table:table-cell office:value-type="float" office:value="8.1667">
            <text:p>8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12-07T17:00:00">
            <text:p>Tue Dec  7 17:00:00 2021</text:p>
          </table:table-cell>
          <table:table-cell office:value-type="float" office:value="686.3333">
            <text:p>686.3333</text:p>
          </table:table-cell>
          <table:table-cell office:value-type="float" office:value="11.3333">
            <text:p>11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12-07T18:00:00">
            <text:p>Tue Dec  7 18:00:00 2021</text:p>
          </table:table-cell>
          <table:table-cell office:value-type="float" office:value="892.8333">
            <text:p>892.8333</text:p>
          </table:table-cell>
          <table:table-cell office:value-type="float" office:value="43.8333">
            <text:p>43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12-07T19:00:00">
            <text:p>Tue Dec  7 19:00:00 2021</text:p>
          </table:table-cell>
          <table:table-cell office:value-type="float" office:value="791.1667">
            <text:p>791.1667</text:p>
          </table:table-cell>
          <table:table-cell office:value-type="float" office:value="44.5">
            <text:p>44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12-07T20:00:00">
            <text:p>Tue Dec  7 20:00:00 2021</text:p>
          </table:table-cell>
          <table:table-cell office:value-type="float" office:value="753.3333">
            <text:p>753.3333</text:p>
          </table:table-cell>
          <table:table-cell office:value-type="float" office:value="43.5">
            <text:p>43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12-07T21:00:00">
            <text:p>Tue Dec  7 21:00:00 2021</text:p>
          </table:table-cell>
          <table:table-cell office:value-type="float" office:value="715.8333">
            <text:p>715.8333</text:p>
          </table:table-cell>
          <table:table-cell office:value-type="float" office:value="26.8333">
            <text:p>26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12-07T22:00:00">
            <text:p>Tue Dec  7 22:00:00 2021</text:p>
          </table:table-cell>
          <table:table-cell office:value-type="float" office:value="710.8333">
            <text:p>710.8333</text:p>
          </table:table-cell>
          <table:table-cell office:value-type="float" office:value="18.1667">
            <text:p>18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12-07T23:00:00">
            <text:p>Tue Dec  7 23:00:00 2021</text:p>
          </table:table-cell>
          <table:table-cell office:value-type="float" office:value="699.6667">
            <text:p>699.6667</text:p>
          </table:table-cell>
          <table:table-cell office:value-type="float" office:value="12.0">
            <text:p>12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12-08T00:00:00">
            <text:p>Wed Dec  8 00:00:00 2021</text:p>
          </table:table-cell>
          <table:table-cell office:value-type="float" office:value="654.5">
            <text:p>654.5</text:p>
          </table:table-cell>
          <table:table-cell office:value-type="float" office:value="6.1667">
            <text:p>6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12-08T01:00:00">
            <text:p>Wed Dec  8 01:00:00 2021</text:p>
          </table:table-cell>
          <table:table-cell office:value-type="float" office:value="656.3333">
            <text:p>656.3333</text:p>
          </table:table-cell>
          <table:table-cell office:value-type="float" office:value="4.3333">
            <text:p>4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1-12-08T02:00:00">
            <text:p>Wed Dec  8 02:00:00 2021</text:p>
          </table:table-cell>
          <table:table-cell office:value-type="float" office:value="668.0">
            <text:p>668.0</text:p>
          </table:table-cell>
          <table:table-cell office:value-type="float" office:value="3.5">
            <text:p>3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1-12-08T03:00:00">
            <text:p>Wed Dec  8 03:00:00 2021</text:p>
          </table:table-cell>
          <table:table-cell office:value-type="float" office:value="645.1667">
            <text:p>645.1667</text:p>
          </table:table-cell>
          <table:table-cell office:value-type="float" office:value="2.6667">
            <text:p>2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1-12-08T04:00:00">
            <text:p>Wed Dec  8 04:00:00 2021</text:p>
          </table:table-cell>
          <table:table-cell office:value-type="float" office:value="650.5">
            <text:p>650.5</text:p>
          </table:table-cell>
          <table:table-cell office:value-type="float" office:value="2.5">
            <text:p>2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1-12-08T05:00:00">
            <text:p>Wed Dec  8 05:00:00 2021</text:p>
          </table:table-cell>
          <table:table-cell office:value-type="float" office:value="671.3333">
            <text:p>671.3333</text:p>
          </table:table-cell>
          <table:table-cell office:value-type="float" office:value="2.0">
            <text:p>2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1-12-08T06:00:00">
            <text:p>Wed Dec  8 06:00:00 2021</text:p>
          </table:table-cell>
          <table:table-cell office:value-type="float" office:value="697.3333">
            <text:p>697.3333</text:p>
          </table:table-cell>
          <table:table-cell office:value-type="float" office:value="2.0">
            <text:p>2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1-12-08T07:00:00">
            <text:p>Wed Dec  8 07:00:00 2021</text:p>
          </table:table-cell>
          <table:table-cell office:value-type="float" office:value="718.5">
            <text:p>718.5</text:p>
          </table:table-cell>
          <table:table-cell office:value-type="float" office:value="2.0">
            <text:p>2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1-12-08T08:00:00">
            <text:p>Wed Dec  8 08:00:00 2021</text:p>
          </table:table-cell>
          <table:table-cell office:value-type="float" office:value="716.5">
            <text:p>716.5</text:p>
          </table:table-cell>
          <table:table-cell office:value-type="float" office:value="3.6667">
            <text:p>3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12-08T09:00:00">
            <text:p>Wed Dec  8 09:00:00 2021</text:p>
          </table:table-cell>
          <table:table-cell office:value-type="float" office:value="700.5">
            <text:p>700.5</text:p>
          </table:table-cell>
          <table:table-cell office:value-type="float" office:value="4.8333">
            <text:p>4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1-12-08T10:00:00">
            <text:p>Wed Dec  8 10:00:00 2021</text:p>
          </table:table-cell>
          <table:table-cell office:value-type="float" office:value="693.5">
            <text:p>693.5</text:p>
          </table:table-cell>
          <table:table-cell office:value-type="float" office:value="7.1667">
            <text:p>7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12-08T11:00:00">
            <text:p>Wed Dec  8 11:00:00 2021</text:p>
          </table:table-cell>
          <table:table-cell office:value-type="float" office:value="705.0">
            <text:p>705.0</text:p>
          </table:table-cell>
          <table:table-cell office:value-type="float" office:value="6.6667">
            <text:p>6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1-12-08T12:00:00">
            <text:p>Wed Dec  8 12:00:00 2021</text:p>
          </table:table-cell>
          <table:table-cell office:value-type="float" office:value="680.1667">
            <text:p>680.1667</text:p>
          </table:table-cell>
          <table:table-cell office:value-type="float" office:value="6.0">
            <text:p>6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1-12-08T13:00:00">
            <text:p>Wed Dec  8 13:00:00 2021</text:p>
          </table:table-cell>
          <table:table-cell office:value-type="float" office:value="703.8333">
            <text:p>703.8333</text:p>
          </table:table-cell>
          <table:table-cell office:value-type="float" office:value="5.6667">
            <text:p>5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1-12-10T06:00:00">
            <text:p>Fri Dec 10 06:00:00 2021</text:p>
          </table:table-cell>
          <table:table-cell office:value-type="float" office:value="721.5">
            <text:p>721.5</text:p>
          </table:table-cell>
          <table:table-cell office:value-type="float" office:value="8.1667">
            <text:p>8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12-10T07:00:00">
            <text:p>Fri Dec 10 07:00:00 2021</text:p>
          </table:table-cell>
          <table:table-cell office:value-type="float" office:value="725.5">
            <text:p>725.5</text:p>
          </table:table-cell>
          <table:table-cell office:value-type="float" office:value="7.3333">
            <text:p>7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12-10T08:00:00">
            <text:p>Fri Dec 10 08:00:00 2021</text:p>
          </table:table-cell>
          <table:table-cell office:value-type="float" office:value="746.3333">
            <text:p>746.3333</text:p>
          </table:table-cell>
          <table:table-cell office:value-type="float" office:value="11.6667">
            <text:p>11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1-12-10T09:00:00">
            <text:p>Fri Dec 10 09:00:00 2021</text:p>
          </table:table-cell>
          <table:table-cell office:value-type="float" office:value="793.8333">
            <text:p>793.8333</text:p>
          </table:table-cell>
          <table:table-cell office:value-type="float" office:value="26.6667">
            <text:p>26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12-11T22:00:00">
            <text:p>Sat Dec 11 22:00:00 2021</text:p>
          </table:table-cell>
          <table:table-cell office:value-type="float" office:value="935.5">
            <text:p>935.5</text:p>
          </table:table-cell>
          <table:table-cell office:value-type="float" office:value="44.5">
            <text:p>44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1-12-11T23:00:00">
            <text:p>Sat Dec 11 23:00:00 2021</text:p>
          </table:table-cell>
          <table:table-cell office:value-type="float" office:value="947.0">
            <text:p>947.0</text:p>
          </table:table-cell>
          <table:table-cell office:value-type="float" office:value="40.8333">
            <text:p>40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1-12-12T00:00:00">
            <text:p>Sun Dec 12 00:00:00 2021</text:p>
          </table:table-cell>
          <table:table-cell office:value-type="float" office:value="899.1667">
            <text:p>899.1667</text:p>
          </table:table-cell>
          <table:table-cell office:value-type="float" office:value="29.6667">
            <text:p>29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1-12-12T01:00:00">
            <text:p>Sun Dec 12 01:00:00 2021</text:p>
          </table:table-cell>
          <table:table-cell office:value-type="float" office:value="999.5">
            <text:p>999.5</text:p>
          </table:table-cell>
          <table:table-cell office:value-type="float" office:value="38.3333">
            <text:p>38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12-12T02:00:00">
            <text:p>Sun Dec 12 02:00:00 2021</text:p>
          </table:table-cell>
          <table:table-cell office:value-type="float" office:value="959.3333">
            <text:p>959.3333</text:p>
          </table:table-cell>
          <table:table-cell office:value-type="float" office:value="33.1667">
            <text:p>33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12-12T03:00:00">
            <text:p>Sun Dec 12 03:00:00 2021</text:p>
          </table:table-cell>
          <table:table-cell office:value-type="float" office:value="898.3333">
            <text:p>898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12-12T04:00:00">
            <text:p>Sun Dec 12 04:00:00 2021</text:p>
          </table:table-cell>
          <table:table-cell office:value-type="float" office:value="846.1667">
            <text:p>846.1667</text:p>
          </table:table-cell>
          <table:table-cell office:value-type="float" office:value="21.0">
            <text:p>21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12-12T05:00:00">
            <text:p>Sun Dec 12 05:00:00 2021</text:p>
          </table:table-cell>
          <table:table-cell office:value-type="float" office:value="806.6667">
            <text:p>806.6667</text:p>
          </table:table-cell>
          <table:table-cell office:value-type="float" office:value="16.8333">
            <text:p>16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12-12T06:00:00">
            <text:p>Sun Dec 12 06:00:00 2021</text:p>
          </table:table-cell>
          <table:table-cell office:value-type="float" office:value="854.8333">
            <text:p>854.8333</text:p>
          </table:table-cell>
          <table:table-cell office:value-type="float" office:value="22.0">
            <text:p>22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1-12-12T07:00:00">
            <text:p>Sun Dec 12 07:00:00 2021</text:p>
          </table:table-cell>
          <table:table-cell office:value-type="float" office:value="781.3333">
            <text:p>781.3333</text:p>
          </table:table-cell>
          <table:table-cell office:value-type="float" office:value="12.1667">
            <text:p>12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12-12T17:00:00">
            <text:p>Sun Dec 12 17:00:00 2021</text:p>
          </table:table-cell>
          <table:table-cell office:value-type="float" office:value="767.8333">
            <text:p>767.8333</text:p>
          </table:table-cell>
          <table:table-cell office:value-type="float" office:value="10.5">
            <text:p>10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2-12T18:00:00">
            <text:p>Sun Dec 12 18:00:00 2021</text:p>
          </table:table-cell>
          <table:table-cell office:value-type="float" office:value="1096.8333">
            <text:p>1096.8333</text:p>
          </table:table-cell>
          <table:table-cell office:value-type="float" office:value="61.3333">
            <text:p>61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12-12T19:00:00">
            <text:p>Sun Dec 12 19:00:00 2021</text:p>
          </table:table-cell>
          <table:table-cell office:value-type="float" office:value="1563.5">
            <text:p>1563.5</text:p>
          </table:table-cell>
          <table:table-cell office:value-type="float" office:value="79.8333">
            <text:p>79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2-12T20:00:00">
            <text:p>Sun Dec 12 20:00:00 2021</text:p>
          </table:table-cell>
          <table:table-cell office:value-type="float" office:value="1345.8333">
            <text:p>1345.8333</text:p>
          </table:table-cell>
          <table:table-cell office:value-type="float" office:value="66.3333">
            <text:p>66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1-12-12T21:00:00">
            <text:p>Sun Dec 12 21:00:00 2021</text:p>
          </table:table-cell>
          <table:table-cell office:value-type="float" office:value="854.5">
            <text:p>854.5</text:p>
          </table:table-cell>
          <table:table-cell office:value-type="float" office:value="21.8333">
            <text:p>21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12-12T22:00:00">
            <text:p>Sun Dec 12 22:00:00 2021</text:p>
          </table:table-cell>
          <table:table-cell office:value-type="float" office:value="804.5">
            <text:p>804.5</text:p>
          </table:table-cell>
          <table:table-cell office:value-type="float" office:value="15.0">
            <text:p>15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1-12-12T23:00:00">
            <text:p>Sun Dec 12 23:00:00 2021</text:p>
          </table:table-cell>
          <table:table-cell office:value-type="float" office:value="774.8333">
            <text:p>774.8333</text:p>
          </table:table-cell>
          <table:table-cell office:value-type="float" office:value="10.3333">
            <text:p>10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12-13T00:00:00">
            <text:p>Mon Dec 13 00:00:00 2021</text:p>
          </table:table-cell>
          <table:table-cell office:value-type="float" office:value="880.5">
            <text:p>880.5</text:p>
          </table:table-cell>
          <table:table-cell office:value-type="float" office:value="36.1667">
            <text:p>36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12-13T01:00:00">
            <text:p>Mon Dec 13 01:00:00 2021</text:p>
          </table:table-cell>
          <table:table-cell office:value-type="float" office:value="827.3333">
            <text:p>827.3333</text:p>
          </table:table-cell>
          <table:table-cell office:value-type="float" office:value="20.3333">
            <text:p>20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1-12-13T02:00:00">
            <text:p>Mon Dec 13 02:00:00 2021</text:p>
          </table:table-cell>
          <table:table-cell office:value-type="float" office:value="740.3333">
            <text:p>740.3333</text:p>
          </table:table-cell>
          <table:table-cell office:value-type="float" office:value="7.6667">
            <text:p>7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1-12-13T03:00:00">
            <text:p>Mon Dec 13 03:00:00 2021</text:p>
          </table:table-cell>
          <table:table-cell office:value-type="float" office:value="729.0">
            <text:p>729.0</text:p>
          </table:table-cell>
          <table:table-cell office:value-type="float" office:value="4.8333">
            <text:p>4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12-13T04:00:00">
            <text:p>Mon Dec 13 04:00:00 2021</text:p>
          </table:table-cell>
          <table:table-cell office:value-type="float" office:value="748.0">
            <text:p>748.0</text:p>
          </table:table-cell>
          <table:table-cell office:value-type="float" office:value="7.0">
            <text:p>7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12-13T05:00:00">
            <text:p>Mon Dec 13 05:00:00 2021</text:p>
          </table:table-cell>
          <table:table-cell office:value-type="float" office:value="754.5">
            <text:p>754.5</text:p>
          </table:table-cell>
          <table:table-cell office:value-type="float" office:value="5.6667">
            <text:p>5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12-13T06:00:00">
            <text:p>Mon Dec 13 06:00:00 2021</text:p>
          </table:table-cell>
          <table:table-cell office:value-type="float" office:value="724.0">
            <text:p>724.0</text:p>
          </table:table-cell>
          <table:table-cell office:value-type="float" office:value="4.6667">
            <text:p>4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12-13T07:00:00">
            <text:p>Mon Dec 13 07:00:00 2021</text:p>
          </table:table-cell>
          <table:table-cell office:value-type="float" office:value="720.0">
            <text:p>720.0</text:p>
          </table:table-cell>
          <table:table-cell office:value-type="float" office:value="8.8333">
            <text:p>8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12-13T08:00:00">
            <text:p>Mon Dec 13 08:00:00 2021</text:p>
          </table:table-cell>
          <table:table-cell office:value-type="float" office:value="747.8333">
            <text:p>747.8333</text:p>
          </table:table-cell>
          <table:table-cell office:value-type="float" office:value="15.0">
            <text:p>15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12-13T09:00:00">
            <text:p>Mon Dec 13 09:00:00 2021</text:p>
          </table:table-cell>
          <table:table-cell office:value-type="float" office:value="935.3333">
            <text:p>935.3333</text:p>
          </table:table-cell>
          <table:table-cell office:value-type="float" office:value="24.1667">
            <text:p>24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12-13T19:00:00">
            <text:p>Mon Dec 13 19:00:00 2021</text:p>
          </table:table-cell>
          <table:table-cell office:value-type="float" office:value="784.1667">
            <text:p>784.1667</text:p>
          </table:table-cell>
          <table:table-cell office:value-type="float" office:value="82.6667">
            <text:p>82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12-13T20:00:00">
            <text:p>Mon Dec 13 20:00:00 2021</text:p>
          </table:table-cell>
          <table:table-cell office:value-type="float" office:value="885.5">
            <text:p>885.5</text:p>
          </table:table-cell>
          <table:table-cell office:value-type="float" office:value="83.8333">
            <text:p>83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12-13T21:00:00">
            <text:p>Mon Dec 13 21:00:00 2021</text:p>
          </table:table-cell>
          <table:table-cell office:value-type="float" office:value="942.6667">
            <text:p>942.6667</text:p>
          </table:table-cell>
          <table:table-cell office:value-type="float" office:value="84.0">
            <text:p>84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1-12-14T09:00:00">
            <text:p>Tue Dec 14 09:00:00 2021</text:p>
          </table:table-cell>
          <table:table-cell office:value-type="float" office:value="618.0">
            <text:p>618.0</text:p>
          </table:table-cell>
          <table:table-cell office:value-type="float" office:value="61.1667">
            <text:p>61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12-14T10:00:00">
            <text:p>Tue Dec 14 10:00:00 2021</text:p>
          </table:table-cell>
          <table:table-cell office:value-type="float" office:value="522.1667">
            <text:p>522.1667</text:p>
          </table:table-cell>
          <table:table-cell office:value-type="float" office:value="53.0">
            <text:p>53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2-14T18:00:00">
            <text:p>Tue Dec 14 18:00:00 2021</text:p>
          </table:table-cell>
          <table:table-cell office:value-type="float" office:value="818.0">
            <text:p>818.0</text:p>
          </table:table-cell>
          <table:table-cell office:value-type="float" office:value="80.5">
            <text:p>80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12-14T19:00:00">
            <text:p>Tue Dec 14 19:00:00 2021</text:p>
          </table:table-cell>
          <table:table-cell office:value-type="float" office:value="1319.1667">
            <text:p>1319.1667</text:p>
          </table:table-cell>
          <table:table-cell office:value-type="float" office:value="93.1667">
            <text:p>93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12-14T20:00:00">
            <text:p>Tue Dec 14 20:00:00 2021</text:p>
          </table:table-cell>
          <table:table-cell office:value-type="float" office:value="1221.0">
            <text:p>1221.0</text:p>
          </table:table-cell>
          <table:table-cell office:value-type="float" office:value="89.0">
            <text:p>89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2-14T21:00:00">
            <text:p>Tue Dec 14 21:00:00 2021</text:p>
          </table:table-cell>
          <table:table-cell office:value-type="float" office:value="1252.8333">
            <text:p>1252.8333</text:p>
          </table:table-cell>
          <table:table-cell office:value-type="float" office:value="87.1667">
            <text:p>87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2-14T22:00:00">
            <text:p>Tue Dec 14 22:00:00 2021</text:p>
          </table:table-cell>
          <table:table-cell office:value-type="float" office:value="1526.6667">
            <text:p>1526.6667</text:p>
          </table:table-cell>
          <table:table-cell office:value-type="float" office:value="95.5">
            <text:p>95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2-15T09:00:00">
            <text:p>Wed Dec 15 09:00:00 2021</text:p>
          </table:table-cell>
          <table:table-cell office:value-type="float" office:value="738.3333">
            <text:p>738.3333</text:p>
          </table:table-cell>
          <table:table-cell office:value-type="float" office:value="81.0">
            <text:p>81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2-15T19:00:00">
            <text:p>Wed Dec 15 19:00:00 2021</text:p>
          </table:table-cell>
          <table:table-cell office:value-type="float" office:value="501.8333">
            <text:p>501.8333</text:p>
          </table:table-cell>
          <table:table-cell office:value-type="float" office:value="61.6667">
            <text:p>61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1-12-15T20:00:00">
            <text:p>Wed Dec 15 20:00:00 2021</text:p>
          </table:table-cell>
          <table:table-cell office:value-type="float" office:value="339.8333">
            <text:p>339.8333</text:p>
          </table:table-cell>
          <table:table-cell office:value-type="float" office:value="35.8333">
            <text:p>35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12-20T21:00:00">
            <text:p>Mon Dec 20 21:00:00 2021</text:p>
          </table:table-cell>
          <table:table-cell office:value-type="float" office:value="1812.0">
            <text:p>1812.0</text:p>
          </table:table-cell>
          <table:table-cell office:value-type="float" office:value="84.5">
            <text:p>84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12-20T22:00:00">
            <text:p>Mon Dec 20 22:00:00 2021</text:p>
          </table:table-cell>
          <table:table-cell office:value-type="float" office:value="1801.3333">
            <text:p>1801.3333</text:p>
          </table:table-cell>
          <table:table-cell office:value-type="float" office:value="83.6667">
            <text:p>83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2-20T23:00:00">
            <text:p>Mon Dec 20 23:00:00 2021</text:p>
          </table:table-cell>
          <table:table-cell office:value-type="float" office:value="2049.5">
            <text:p>2049.5</text:p>
          </table:table-cell>
          <table:table-cell office:value-type="float" office:value="79.5">
            <text:p>79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2-21T00:00:00">
            <text:p>Tue Dec 21 00:00:00 2021</text:p>
          </table:table-cell>
          <table:table-cell office:value-type="float" office:value="1434.1667">
            <text:p>1434.1667</text:p>
          </table:table-cell>
          <table:table-cell office:value-type="float" office:value="55.8333">
            <text:p>55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12-21T16:00:00">
            <text:p>Tue Dec 21 16:00:00 2021</text:p>
          </table:table-cell>
          <table:table-cell office:value-type="float" office:value="718.8333">
            <text:p>718.8333</text:p>
          </table:table-cell>
          <table:table-cell office:value-type="float" office:value="16.6667">
            <text:p>16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12-21T17:00:00">
            <text:p>Tue Dec 21 17:00:00 2021</text:p>
          </table:table-cell>
          <table:table-cell office:value-type="float" office:value="670.8333">
            <text:p>670.8333</text:p>
          </table:table-cell>
          <table:table-cell office:value-type="float" office:value="14.3333">
            <text:p>14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2-21T18:00:00">
            <text:p>Tue Dec 21 18:00:00 2021</text:p>
          </table:table-cell>
          <table:table-cell office:value-type="float" office:value="728.8333">
            <text:p>728.8333</text:p>
          </table:table-cell>
          <table:table-cell office:value-type="float" office:value="35.5">
            <text:p>35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12-21T19:00:00">
            <text:p>Tue Dec 21 19:00:00 2021</text:p>
          </table:table-cell>
          <table:table-cell office:value-type="float" office:value="745.8333">
            <text:p>745.8333</text:p>
          </table:table-cell>
          <table:table-cell office:value-type="float" office:value="39.0">
            <text:p>39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12-21T20:00:00">
            <text:p>Tue Dec 21 20:00:00 2021</text:p>
          </table:table-cell>
          <table:table-cell office:value-type="float" office:value="771.6667">
            <text:p>771.6667</text:p>
          </table:table-cell>
          <table:table-cell office:value-type="float" office:value="31.5">
            <text:p>31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12-21T21:00:00">
            <text:p>Tue Dec 21 21:00:00 2021</text:p>
          </table:table-cell>
          <table:table-cell office:value-type="float" office:value="830.8333">
            <text:p>830.8333</text:p>
          </table:table-cell>
          <table:table-cell office:value-type="float" office:value="31.6667">
            <text:p>31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1-12-21T22:00:00">
            <text:p>Tue Dec 21 22:00:00 2021</text:p>
          </table:table-cell>
          <table:table-cell office:value-type="float" office:value="1027.3333">
            <text:p>1027.3333</text:p>
          </table:table-cell>
          <table:table-cell office:value-type="float" office:value="44.8333">
            <text:p>44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2-21T23:00:00">
            <text:p>Tue Dec 21 23:00:00 2021</text:p>
          </table:table-cell>
          <table:table-cell office:value-type="float" office:value="642.1667">
            <text:p>642.1667</text:p>
          </table:table-cell>
          <table:table-cell office:value-type="float" office:value="13.6667">
            <text:p>13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1-12-22T00:00:00">
            <text:p>Wed Dec 22 00:00:00 2021</text:p>
          </table:table-cell>
          <table:table-cell office:value-type="float" office:value="631.1667">
            <text:p>631.1667</text:p>
          </table:table-cell>
          <table:table-cell office:value-type="float" office:value="11.5">
            <text:p>11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1-12-22T09:00:00">
            <text:p>Wed Dec 22 09:00:00 2021</text:p>
          </table:table-cell>
          <table:table-cell office:value-type="float" office:value="647.6667">
            <text:p>647.6667</text:p>
          </table:table-cell>
          <table:table-cell office:value-type="float" office:value="31.1667">
            <text:p>31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12-22T10:00:00">
            <text:p>Wed Dec 22 10:00:00 2021</text:p>
          </table:table-cell>
          <table:table-cell office:value-type="float" office:value="725.1667">
            <text:p>725.1667</text:p>
          </table:table-cell>
          <table:table-cell office:value-type="float" office:value="37.5">
            <text:p>37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2-22T11:00:00">
            <text:p>Wed Dec 22 11:00:00 2021</text:p>
          </table:table-cell>
          <table:table-cell office:value-type="float" office:value="703.5">
            <text:p>703.5</text:p>
          </table:table-cell>
          <table:table-cell office:value-type="float" office:value="43.1667">
            <text:p>43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12-22T12:00:00">
            <text:p>Wed Dec 22 12:00:00 2021</text:p>
          </table:table-cell>
          <table:table-cell office:value-type="float" office:value="668.6667">
            <text:p>668.6667</text:p>
          </table:table-cell>
          <table:table-cell office:value-type="float" office:value="34.1667">
            <text:p>34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12-22T13:00:00">
            <text:p>Wed Dec 22 13:00:00 2021</text:p>
          </table:table-cell>
          <table:table-cell office:value-type="float" office:value="629.6667">
            <text:p>629.6667</text:p>
          </table:table-cell>
          <table:table-cell office:value-type="float" office:value="26.5">
            <text:p>26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1-12-22T14:00:00">
            <text:p>Wed Dec 22 14:00:00 2021</text:p>
          </table:table-cell>
          <table:table-cell office:value-type="float" office:value="695.3333">
            <text:p>695.3333</text:p>
          </table:table-cell>
          <table:table-cell office:value-type="float" office:value="38.3333">
            <text:p>38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12-22T15:00:00">
            <text:p>Wed Dec 22 15:00:00 2021</text:p>
          </table:table-cell>
          <table:table-cell office:value-type="float" office:value="625.8333">
            <text:p>625.8333</text:p>
          </table:table-cell>
          <table:table-cell office:value-type="float" office:value="28.1667">
            <text:p>28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12-22T16:00:00">
            <text:p>Wed Dec 22 16:00:00 2021</text:p>
          </table:table-cell>
          <table:table-cell office:value-type="float" office:value="603.3333">
            <text:p>603.3333</text:p>
          </table:table-cell>
          <table:table-cell office:value-type="float" office:value="17.8333">
            <text:p>17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12-22T17:00:00">
            <text:p>Wed Dec 22 17:00:00 2021</text:p>
          </table:table-cell>
          <table:table-cell office:value-type="float" office:value="605.3333">
            <text:p>605.3333</text:p>
          </table:table-cell>
          <table:table-cell office:value-type="float" office:value="17.5">
            <text:p>17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12-22T18:00:00">
            <text:p>Wed Dec 22 18:00:00 2021</text:p>
          </table:table-cell>
          <table:table-cell office:value-type="float" office:value="664.5">
            <text:p>664.5</text:p>
          </table:table-cell>
          <table:table-cell office:value-type="float" office:value="33.8333">
            <text:p>33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12-22T20:00:00">
            <text:p>Wed Dec 22 20:00:00 2021</text:p>
          </table:table-cell>
          <table:table-cell office:value-type="float" office:value="904.3333">
            <text:p>904.3333</text:p>
          </table:table-cell>
          <table:table-cell office:value-type="float" office:value="50.6667">
            <text:p>50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12-23T04:00:00">
            <text:p>Thu Dec 23 04:00:00 2021</text:p>
          </table:table-cell>
          <table:table-cell office:value-type="float" office:value="673.0">
            <text:p>673.0</text:p>
          </table:table-cell>
          <table:table-cell office:value-type="float" office:value="17.5">
            <text:p>17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12-23T05:00:00">
            <text:p>Thu Dec 23 05:00:00 2021</text:p>
          </table:table-cell>
          <table:table-cell office:value-type="float" office:value="622.5">
            <text:p>622.5</text:p>
          </table:table-cell>
          <table:table-cell office:value-type="float" office:value="11.3333">
            <text:p>11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1-12-23T06:00:00">
            <text:p>Thu Dec 23 06:00:00 2021</text:p>
          </table:table-cell>
          <table:table-cell office:value-type="float" office:value="625.8333">
            <text:p>625.8333</text:p>
          </table:table-cell>
          <table:table-cell office:value-type="float" office:value="8.8333">
            <text:p>8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12-23T07:00:00">
            <text:p>Thu Dec 23 07:00:00 2021</text:p>
          </table:table-cell>
          <table:table-cell office:value-type="float" office:value="703.0">
            <text:p>703.0</text:p>
          </table:table-cell>
          <table:table-cell office:value-type="float" office:value="23.6667">
            <text:p>23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1-12-23T08:00:00">
            <text:p>Thu Dec 23 08:00:00 2021</text:p>
          </table:table-cell>
          <table:table-cell office:value-type="float" office:value="764.0">
            <text:p>764.0</text:p>
          </table:table-cell>
          <table:table-cell office:value-type="float" office:value="30.5">
            <text:p>30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2-23T09:00:00">
            <text:p>Thu Dec 23 09:00:00 2021</text:p>
          </table:table-cell>
          <table:table-cell office:value-type="float" office:value="823.8333">
            <text:p>823.8333</text:p>
          </table:table-cell>
          <table:table-cell office:value-type="float" office:value="38.1667">
            <text:p>38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1-12-23T10:00:00">
            <text:p>Thu Dec 23 10:00:00 2021</text:p>
          </table:table-cell>
          <table:table-cell office:value-type="float" office:value="630.0">
            <text:p>630.0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1-12-23T11:00:00">
            <text:p>Thu Dec 23 11:00:00 2021</text:p>
          </table:table-cell>
          <table:table-cell office:value-type="float" office:value="671.0">
            <text:p>671.0</text:p>
          </table:table-cell>
          <table:table-cell office:value-type="float" office:value="28.3333">
            <text:p>28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1-12-23T12:00:00">
            <text:p>Thu Dec 23 12:00:00 2021</text:p>
          </table:table-cell>
          <table:table-cell office:value-type="float" office:value="681.1667">
            <text:p>681.1667</text:p>
          </table:table-cell>
          <table:table-cell office:value-type="float" office:value="31.0">
            <text:p>31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1-12-23T13:00:00">
            <text:p>Thu Dec 23 13:00:00 2021</text:p>
          </table:table-cell>
          <table:table-cell office:value-type="float" office:value="614.5">
            <text:p>614.5</text:p>
          </table:table-cell>
          <table:table-cell office:value-type="float" office:value="25.6667">
            <text:p>25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12-23T14:00:00">
            <text:p>Thu Dec 23 14:00:00 2021</text:p>
          </table:table-cell>
          <table:table-cell office:value-type="float" office:value="575.5">
            <text:p>575.5</text:p>
          </table:table-cell>
          <table:table-cell office:value-type="float" office:value="20.5">
            <text:p>20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12-23T15:00:00">
            <text:p>Thu Dec 23 15:00:00 2021</text:p>
          </table:table-cell>
          <table:table-cell office:value-type="float" office:value="558.3333">
            <text:p>558.3333</text:p>
          </table:table-cell>
          <table:table-cell office:value-type="float" office:value="14.1667">
            <text:p>14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1-12-23T17:00:00">
            <text:p>Thu Dec 23 17:00:00 2021</text:p>
          </table:table-cell>
          <table:table-cell office:value-type="float" office:value="584.3333">
            <text:p>584.3333</text:p>
          </table:table-cell>
          <table:table-cell office:value-type="float" office:value="22.3333">
            <text:p>22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12-23T18:00:00">
            <text:p>Thu Dec 23 18:00:00 2021</text:p>
          </table:table-cell>
          <table:table-cell office:value-type="float" office:value="582.8333">
            <text:p>582.8333</text:p>
          </table:table-cell>
          <table:table-cell office:value-type="float" office:value="33.0">
            <text:p>33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12-23T19:00:00">
            <text:p>Thu Dec 23 19:00:00 2021</text:p>
          </table:table-cell>
          <table:table-cell office:value-type="float" office:value="780.5">
            <text:p>780.5</text:p>
          </table:table-cell>
          <table:table-cell office:value-type="float" office:value="54.0">
            <text:p>54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12-23T20:00:00">
            <text:p>Thu Dec 23 20:00:00 2021</text:p>
          </table:table-cell>
          <table:table-cell office:value-type="float" office:value="730.3333">
            <text:p>730.3333</text:p>
          </table:table-cell>
          <table:table-cell office:value-type="float" office:value="53.3333">
            <text:p>53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1-12-23T21:00:00">
            <text:p>Thu Dec 23 21:00:00 2021</text:p>
          </table:table-cell>
          <table:table-cell office:value-type="float" office:value="765.3333">
            <text:p>765.3333</text:p>
          </table:table-cell>
          <table:table-cell office:value-type="float" office:value="49.1667">
            <text:p>49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2-23T22:00:00">
            <text:p>Thu Dec 23 22:00:00 2021</text:p>
          </table:table-cell>
          <table:table-cell office:value-type="float" office:value="765.6667">
            <text:p>765.6667</text:p>
          </table:table-cell>
          <table:table-cell office:value-type="float" office:value="41.5">
            <text:p>41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2-23T23:00:00">
            <text:p>Thu Dec 23 23:00:00 2021</text:p>
          </table:table-cell>
          <table:table-cell office:value-type="float" office:value="670.0">
            <text:p>670.0</text:p>
          </table:table-cell>
          <table:table-cell office:value-type="float" office:value="33.8333">
            <text:p>33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1-12-24T00:00:00">
            <text:p>Fri Dec 24 00:00:00 2021</text:p>
          </table:table-cell>
          <table:table-cell office:value-type="float" office:value="607.3333">
            <text:p>607.3333</text:p>
          </table:table-cell>
          <table:table-cell office:value-type="float" office:value="14.5">
            <text:p>14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12-24T01:00:00">
            <text:p>Fri Dec 24 01:00:00 2021</text:p>
          </table:table-cell>
          <table:table-cell office:value-type="float" office:value="636.3333">
            <text:p>636.3333</text:p>
          </table:table-cell>
          <table:table-cell office:value-type="float" office:value="18.5">
            <text:p>18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12-24T02:00:00">
            <text:p>Fri Dec 24 02:00:00 2021</text:p>
          </table:table-cell>
          <table:table-cell office:value-type="float" office:value="641.6667">
            <text:p>641.6667</text:p>
          </table:table-cell>
          <table:table-cell office:value-type="float" office:value="17.3333">
            <text:p>17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12-24T03:00:00">
            <text:p>Fri Dec 24 03:00:00 2021</text:p>
          </table:table-cell>
          <table:table-cell office:value-type="float" office:value="630.1667">
            <text:p>630.1667</text:p>
          </table:table-cell>
          <table:table-cell office:value-type="float" office:value="13.1667">
            <text:p>13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12-24T04:00:00">
            <text:p>Fri Dec 24 04:00:00 2021</text:p>
          </table:table-cell>
          <table:table-cell office:value-type="float" office:value="604.3333">
            <text:p>604.3333</text:p>
          </table:table-cell>
          <table:table-cell office:value-type="float" office:value="10.6667">
            <text:p>10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1-12-24T05:00:00">
            <text:p>Fri Dec 24 05:00:00 2021</text:p>
          </table:table-cell>
          <table:table-cell office:value-type="float" office:value="626.6667">
            <text:p>626.6667</text:p>
          </table:table-cell>
          <table:table-cell office:value-type="float" office:value="10.0">
            <text:p>10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12-24T06:00:00">
            <text:p>Fri Dec 24 06:00:00 2021</text:p>
          </table:table-cell>
          <table:table-cell office:value-type="float" office:value="578.0">
            <text:p>578.0</text:p>
          </table:table-cell>
          <table:table-cell office:value-type="float" office:value="7.5">
            <text:p>7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1-12-24T07:00:00">
            <text:p>Fri Dec 24 07:00:00 2021</text:p>
          </table:table-cell>
          <table:table-cell office:value-type="float" office:value="649.8333">
            <text:p>649.8333</text:p>
          </table:table-cell>
          <table:table-cell office:value-type="float" office:value="26.5">
            <text:p>26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12-24T08:00:00">
            <text:p>Fri Dec 24 08:00:00 2021</text:p>
          </table:table-cell>
          <table:table-cell office:value-type="float" office:value="667.5">
            <text:p>667.5</text:p>
          </table:table-cell>
          <table:table-cell office:value-type="float" office:value="22.8333">
            <text:p>22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12-24T09:00:00">
            <text:p>Fri Dec 24 09:00:00 2021</text:p>
          </table:table-cell>
          <table:table-cell office:value-type="float" office:value="653.3333">
            <text:p>653.3333</text:p>
          </table:table-cell>
          <table:table-cell office:value-type="float" office:value="29.3333">
            <text:p>29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12-24T10:00:00">
            <text:p>Fri Dec 24 10:00:00 2021</text:p>
          </table:table-cell>
          <table:table-cell office:value-type="float" office:value="641.5">
            <text:p>641.5</text:p>
          </table:table-cell>
          <table:table-cell office:value-type="float" office:value="24.1667">
            <text:p>24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12-24T11:00:00">
            <text:p>Fri Dec 24 11:00:00 2021</text:p>
          </table:table-cell>
          <table:table-cell office:value-type="float" office:value="652.3333">
            <text:p>652.3333</text:p>
          </table:table-cell>
          <table:table-cell office:value-type="float" office:value="17.3333">
            <text:p>17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1-12-24T14:00:00">
            <text:p>Fri Dec 24 14:00:00 2021</text:p>
          </table:table-cell>
          <table:table-cell office:value-type="float" office:value="634.0">
            <text:p>634.0</text:p>
          </table:table-cell>
          <table:table-cell office:value-type="float" office:value="21.5">
            <text:p>21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12-24T15:00:00">
            <text:p>Fri Dec 24 15:00:00 2021</text:p>
          </table:table-cell>
          <table:table-cell office:value-type="float" office:value="639.5">
            <text:p>639.5</text:p>
          </table:table-cell>
          <table:table-cell office:value-type="float" office:value="26.8333">
            <text:p>26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12-24T16:00:00">
            <text:p>Fri Dec 24 16:00:00 2021</text:p>
          </table:table-cell>
          <table:table-cell office:value-type="float" office:value="542.8333">
            <text:p>542.8333</text:p>
          </table:table-cell>
          <table:table-cell office:value-type="float" office:value="6.5">
            <text:p>6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1-12-24T17:00:00">
            <text:p>Fri Dec 24 17:00:00 2021</text:p>
          </table:table-cell>
          <table:table-cell office:value-type="float" office:value="560.3333">
            <text:p>560.3333</text:p>
          </table:table-cell>
          <table:table-cell office:value-type="float" office:value="10.8333">
            <text:p>10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1-12-24T18:00:00">
            <text:p>Fri Dec 24 18:00:00 2021</text:p>
          </table:table-cell>
          <table:table-cell office:value-type="float" office:value="569.6667">
            <text:p>569.6667</text:p>
          </table:table-cell>
          <table:table-cell office:value-type="float" office:value="11.5">
            <text:p>11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1-12-24T19:00:00">
            <text:p>Fri Dec 24 19:00:00 2021</text:p>
          </table:table-cell>
          <table:table-cell office:value-type="float" office:value="580.6667">
            <text:p>580.6667</text:p>
          </table:table-cell>
          <table:table-cell office:value-type="float" office:value="14.3333">
            <text:p>14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12-24T20:00:00">
            <text:p>Fri Dec 24 20:00:00 2021</text:p>
          </table:table-cell>
          <table:table-cell office:value-type="float" office:value="611.5">
            <text:p>611.5</text:p>
          </table:table-cell>
          <table:table-cell office:value-type="float" office:value="23.5">
            <text:p>23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12-24T21:00:00">
            <text:p>Fri Dec 24 21:00:00 2021</text:p>
          </table:table-cell>
          <table:table-cell office:value-type="float" office:value="572.1667">
            <text:p>572.1667</text:p>
          </table:table-cell>
          <table:table-cell office:value-type="float" office:value="10.0">
            <text:p>10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12-24T22:00:00">
            <text:p>Fri Dec 24 22:00:00 2021</text:p>
          </table:table-cell>
          <table:table-cell office:value-type="float" office:value="549.6667">
            <text:p>549.6667</text:p>
          </table:table-cell>
          <table:table-cell office:value-type="float" office:value="11.3333">
            <text:p>11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12-24T23:00:00">
            <text:p>Fri Dec 24 23:00:00 2021</text:p>
          </table:table-cell>
          <table:table-cell office:value-type="float" office:value="556.8333">
            <text:p>556.8333</text:p>
          </table:table-cell>
          <table:table-cell office:value-type="float" office:value="4.8333">
            <text:p>4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1-12-25T00:00:00">
            <text:p>Sat Dec 25 00:00:00 2021</text:p>
          </table:table-cell>
          <table:table-cell office:value-type="float" office:value="560.5">
            <text:p>560.5</text:p>
          </table:table-cell>
          <table:table-cell office:value-type="float" office:value="5.0">
            <text:p>5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1-12-25T01:00:00">
            <text:p>Sat Dec 25 01:00:00 2021</text:p>
          </table:table-cell>
          <table:table-cell office:value-type="float" office:value="563.3333">
            <text:p>563.3333</text:p>
          </table:table-cell>
          <table:table-cell office:value-type="float" office:value="4.6667">
            <text:p>4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1-12-25T02:00:00">
            <text:p>Sat Dec 25 02:00:00 2021</text:p>
          </table:table-cell>
          <table:table-cell office:value-type="float" office:value="541.0">
            <text:p>541.0</text:p>
          </table:table-cell>
          <table:table-cell office:value-type="float" office:value="5.3333">
            <text:p>5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1-12-27T21:00:00">
            <text:p>Mon Dec 27 21:00:00 2021</text:p>
          </table:table-cell>
          <table:table-cell office:value-type="float" office:value="849.8333">
            <text:p>849.8333</text:p>
          </table:table-cell>
          <table:table-cell office:value-type="float" office:value="57.8333">
            <text:p>57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12-27T22:00:00">
            <text:p>Mon Dec 27 22:00:00 2021</text:p>
          </table:table-cell>
          <table:table-cell office:value-type="float" office:value="854.0">
            <text:p>854.0</text:p>
          </table:table-cell>
          <table:table-cell office:value-type="float" office:value="59.1667">
            <text:p>59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1-12-28T21:00:00">
            <text:p>Tue Dec 28 21:00:00 2021</text:p>
          </table:table-cell>
          <table:table-cell office:value-type="float" office:value="563.1667">
            <text:p>563.1667</text:p>
          </table:table-cell>
          <table:table-cell office:value-type="float" office:value="61.8333">
            <text:p>61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2-28T22:00:00">
            <text:p>Tue Dec 28 22:00:00 2021</text:p>
          </table:table-cell>
          <table:table-cell office:value-type="float" office:value="886.5">
            <text:p>886.5</text:p>
          </table:table-cell>
          <table:table-cell office:value-type="float" office:value="68.0">
            <text:p>68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1-12-30T18:00:00">
            <text:p>Thu Dec 30 18:00:00 2021</text:p>
          </table:table-cell>
          <table:table-cell office:value-type="float" office:value="585.0">
            <text:p>585.0</text:p>
          </table:table-cell>
          <table:table-cell office:value-type="float" office:value="61.6667">
            <text:p>61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12-30T19:00:00">
            <text:p>Thu Dec 30 19:00:00 2021</text:p>
          </table:table-cell>
          <table:table-cell office:value-type="float" office:value="1200.6667">
            <text:p>1200.6667</text:p>
          </table:table-cell>
          <table:table-cell office:value-type="float" office:value="97.0">
            <text:p>97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1-12-30T20:00:00">
            <text:p>Thu Dec 30 20:00:00 2021</text:p>
          </table:table-cell>
          <table:table-cell office:value-type="float" office:value="1372.8333">
            <text:p>1372.8333</text:p>
          </table:table-cell>
          <table:table-cell office:value-type="float" office:value="108.6667">
            <text:p>108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1-12-30T21:00:00">
            <text:p>Thu Dec 30 21:00:00 2021</text:p>
          </table:table-cell>
          <table:table-cell office:value-type="float" office:value="1420.6667">
            <text:p>1420.6667</text:p>
          </table:table-cell>
          <table:table-cell office:value-type="float" office:value="103.3333">
            <text:p>103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12-30T22:00:00">
            <text:p>Thu Dec 30 22:00:00 2021</text:p>
          </table:table-cell>
          <table:table-cell office:value-type="float" office:value="1319.8333">
            <text:p>1319.8333</text:p>
          </table:table-cell>
          <table:table-cell office:value-type="float" office:value="90.0">
            <text:p>90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12-30T23:00:00">
            <text:p>Thu Dec 30 23:00:00 2021</text:p>
          </table:table-cell>
          <table:table-cell office:value-type="float" office:value="949.5">
            <text:p>949.5</text:p>
          </table:table-cell>
          <table:table-cell office:value-type="float" office:value="75.5">
            <text:p>75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12-31T00:00:00">
            <text:p>Fri Dec 31 00:00:00 2021</text:p>
          </table:table-cell>
          <table:table-cell office:value-type="float" office:value="769.1667">
            <text:p>769.1667</text:p>
          </table:table-cell>
          <table:table-cell office:value-type="float" office:value="62.1667">
            <text:p>62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12-31T01:00:00">
            <text:p>Fri Dec 31 01:00:00 2021</text:p>
          </table:table-cell>
          <table:table-cell office:value-type="float" office:value="324.8333">
            <text:p>324.8333</text:p>
          </table:table-cell>
          <table:table-cell office:value-type="float" office:value="30.1667">
            <text:p>30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12-31T16:00:00">
            <text:p>Fri Dec 31 16:00:00 2021</text:p>
          </table:table-cell>
          <table:table-cell office:value-type="float" office:value="332.8333">
            <text:p>332.8333</text:p>
          </table:table-cell>
          <table:table-cell office:value-type="float" office:value="20.3333">
            <text:p>20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12-31T17:00:00">
            <text:p>Fri Dec 31 17:00:00 2021</text:p>
          </table:table-cell>
          <table:table-cell office:value-type="float" office:value="339.3333">
            <text:p>339.3333</text:p>
          </table:table-cell>
          <table:table-cell office:value-type="float" office:value="26.0">
            <text:p>26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12-31T18:00:00">
            <text:p>Fri Dec 31 18:00:00 2021</text:p>
          </table:table-cell>
          <table:table-cell office:value-type="float" office:value="591.0">
            <text:p>591.0</text:p>
          </table:table-cell>
          <table:table-cell office:value-type="float" office:value="55.0">
            <text:p>55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12-31T19:00:00">
            <text:p>Fri Dec 31 19:00:00 2021</text:p>
          </table:table-cell>
          <table:table-cell office:value-type="float" office:value="1212.8333">
            <text:p>1212.8333</text:p>
          </table:table-cell>
          <table:table-cell office:value-type="float" office:value="82.3333">
            <text:p>82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12-31T20:00:00">
            <text:p>Fri Dec 31 20:00:00 2021</text:p>
          </table:table-cell>
          <table:table-cell office:value-type="float" office:value="1402.0">
            <text:p>1402.0</text:p>
          </table:table-cell>
          <table:table-cell office:value-type="float" office:value="85.8333">
            <text:p>85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12-31T21:00:00">
            <text:p>Fri Dec 31 21:00:00 2021</text:p>
          </table:table-cell>
          <table:table-cell office:value-type="float" office:value="1025.0">
            <text:p>1025.0</text:p>
          </table:table-cell>
          <table:table-cell office:value-type="float" office:value="74.3333">
            <text:p>74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31T22:00:00">
            <text:p>Fri Dec 31 22:00:00 2021</text:p>
          </table:table-cell>
          <table:table-cell office:value-type="float" office:value="906.5">
            <text:p>906.5</text:p>
          </table:table-cell>
          <table:table-cell office:value-type="float" office:value="70.3333">
            <text:p>70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2-31T23:00:00">
            <text:p>Fri Dec 31 23:00:00 2021</text:p>
          </table:table-cell>
          <table:table-cell office:value-type="float" office:value="679.1667">
            <text:p>679.1667</text:p>
          </table:table-cell>
          <table:table-cell office:value-type="float" office:value="57.0">
            <text:p>57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01T00:00:00">
            <text:p>Sat Jan  1 00:00:00 2022</text:p>
          </table:table-cell>
          <table:table-cell office:value-type="float" office:value="738.1667">
            <text:p>738.1667</text:p>
          </table:table-cell>
          <table:table-cell office:value-type="float" office:value="43.3333">
            <text:p>43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1-01T01:00:00">
            <text:p>Sat Jan  1 01:00:00 2022</text:p>
          </table:table-cell>
          <table:table-cell office:value-type="float" office:value="347.3333">
            <text:p>347.3333</text:p>
          </table:table-cell>
          <table:table-cell office:value-type="float" office:value="22.1667">
            <text:p>22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01-01T02:00:00">
            <text:p>Sat Jan  1 02:00:00 2022</text:p>
          </table:table-cell>
          <table:table-cell office:value-type="float" office:value="711.0">
            <text:p>711.0</text:p>
          </table:table-cell>
          <table:table-cell office:value-type="float" office:value="47.6667">
            <text:p>47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1-01T03:00:00">
            <text:p>Sat Jan  1 03:00:00 2022</text:p>
          </table:table-cell>
          <table:table-cell office:value-type="float" office:value="633.8333">
            <text:p>633.8333</text:p>
          </table:table-cell>
          <table:table-cell office:value-type="float" office:value="45.5">
            <text:p>45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1-01T04:00:00">
            <text:p>Sat Jan  1 04:00:00 2022</text:p>
          </table:table-cell>
          <table:table-cell office:value-type="float" office:value="492.8333">
            <text:p>492.8333</text:p>
          </table:table-cell>
          <table:table-cell office:value-type="float" office:value="31.5">
            <text:p>31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01-01T20:00:00">
            <text:p>Sat Jan  1 20:00:00 2022</text:p>
          </table:table-cell>
          <table:table-cell office:value-type="float" office:value="619.6667">
            <text:p>619.6667</text:p>
          </table:table-cell>
          <table:table-cell office:value-type="float" office:value="56.6667">
            <text:p>56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1-01T21:00:00">
            <text:p>Sat Jan  1 21:00:00 2022</text:p>
          </table:table-cell>
          <table:table-cell office:value-type="float" office:value="581.0">
            <text:p>581.0</text:p>
          </table:table-cell>
          <table:table-cell office:value-type="float" office:value="51.0">
            <text:p>51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1-01T22:00:00">
            <text:p>Sat Jan  1 22:00:00 2022</text:p>
          </table:table-cell>
          <table:table-cell office:value-type="float" office:value="730.5">
            <text:p>730.5</text:p>
          </table:table-cell>
          <table:table-cell office:value-type="float" office:value="58.5">
            <text:p>58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01T23:00:00">
            <text:p>Sat Jan  1 23:00:00 2022</text:p>
          </table:table-cell>
          <table:table-cell office:value-type="float" office:value="1029.6667">
            <text:p>1029.6667</text:p>
          </table:table-cell>
          <table:table-cell office:value-type="float" office:value="64.5">
            <text:p>64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1-02T00:00:00">
            <text:p>Sun Jan  2 00:00:00 2022</text:p>
          </table:table-cell>
          <table:table-cell office:value-type="float" office:value="781.3333">
            <text:p>781.3333</text:p>
          </table:table-cell>
          <table:table-cell office:value-type="float" office:value="47.5">
            <text:p>47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01-02T01:00:00">
            <text:p>Sun Jan  2 01:00:00 2022</text:p>
          </table:table-cell>
          <table:table-cell office:value-type="float" office:value="762.5">
            <text:p>762.5</text:p>
          </table:table-cell>
          <table:table-cell office:value-type="float" office:value="37.0">
            <text:p>37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1-02T02:00:00">
            <text:p>Sun Jan  2 02:00:00 2022</text:p>
          </table:table-cell>
          <table:table-cell office:value-type="float" office:value="381.8333">
            <text:p>381.8333</text:p>
          </table:table-cell>
          <table:table-cell office:value-type="float" office:value="18.5">
            <text:p>18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1-02T03:00:00">
            <text:p>Sun Jan  2 03:00:00 2022</text:p>
          </table:table-cell>
          <table:table-cell office:value-type="float" office:value="376.1667">
            <text:p>376.1667</text:p>
          </table:table-cell>
          <table:table-cell office:value-type="float" office:value="16.0">
            <text:p>16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1-02T04:00:00">
            <text:p>Sun Jan  2 04:00:00 2022</text:p>
          </table:table-cell>
          <table:table-cell office:value-type="float" office:value="358.1667">
            <text:p>358.1667</text:p>
          </table:table-cell>
          <table:table-cell office:value-type="float" office:value="16.3333">
            <text:p>16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1-02T19:00:00">
            <text:p>Sun Jan  2 19:00:00 2022</text:p>
          </table:table-cell>
          <table:table-cell office:value-type="float" office:value="503.1667">
            <text:p>503.1667</text:p>
          </table:table-cell>
          <table:table-cell office:value-type="float" office:value="43.0">
            <text:p>43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1-02T20:00:00">
            <text:p>Sun Jan  2 20:00:00 2022</text:p>
          </table:table-cell>
          <table:table-cell office:value-type="float" office:value="563.1667">
            <text:p>563.1667</text:p>
          </table:table-cell>
          <table:table-cell office:value-type="float" office:value="57.1667">
            <text:p>57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1-02T21:00:00">
            <text:p>Sun Jan  2 21:00:00 2022</text:p>
          </table:table-cell>
          <table:table-cell office:value-type="float" office:value="1069.0">
            <text:p>1069.0</text:p>
          </table:table-cell>
          <table:table-cell office:value-type="float" office:value="79.6667">
            <text:p>79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1-02T22:00:00">
            <text:p>Sun Jan  2 22:00:00 2022</text:p>
          </table:table-cell>
          <table:table-cell office:value-type="float" office:value="1154.6667">
            <text:p>1154.6667</text:p>
          </table:table-cell>
          <table:table-cell office:value-type="float" office:value="78.1667">
            <text:p>78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1-02T23:00:00">
            <text:p>Sun Jan  2 23:00:00 2022</text:p>
          </table:table-cell>
          <table:table-cell office:value-type="float" office:value="781.8333">
            <text:p>781.8333</text:p>
          </table:table-cell>
          <table:table-cell office:value-type="float" office:value="58.6667">
            <text:p>58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1-03T00:00:00">
            <text:p>Mon Jan  3 00:00:00 2022</text:p>
          </table:table-cell>
          <table:table-cell office:value-type="float" office:value="733.1667">
            <text:p>733.1667</text:p>
          </table:table-cell>
          <table:table-cell office:value-type="float" office:value="50.8333">
            <text:p>50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1-03T01:00:00">
            <text:p>Mon Jan  3 01:00:00 2022</text:p>
          </table:table-cell>
          <table:table-cell office:value-type="float" office:value="584.0">
            <text:p>584.0</text:p>
          </table:table-cell>
          <table:table-cell office:value-type="float" office:value="40.5">
            <text:p>40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1-03T02:00:00">
            <text:p>Mon Jan  3 02:00:00 2022</text:p>
          </table:table-cell>
          <table:table-cell office:value-type="float" office:value="432.0">
            <text:p>432.0</text:p>
          </table:table-cell>
          <table:table-cell office:value-type="float" office:value="28.1667">
            <text:p>28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01-03T03:00:00">
            <text:p>Mon Jan  3 03:00:00 2022</text:p>
          </table:table-cell>
          <table:table-cell office:value-type="float" office:value="360.0">
            <text:p>360.0</text:p>
          </table:table-cell>
          <table:table-cell office:value-type="float" office:value="16.1667">
            <text:p>16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1-03T18:00:00">
            <text:p>Mon Jan  3 18:00:00 2022</text:p>
          </table:table-cell>
          <table:table-cell office:value-type="float" office:value="448.1667">
            <text:p>448.1667</text:p>
          </table:table-cell>
          <table:table-cell office:value-type="float" office:value="52.3333">
            <text:p>52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1-03T19:00:00">
            <text:p>Mon Jan  3 19:00:00 2022</text:p>
          </table:table-cell>
          <table:table-cell office:value-type="float" office:value="1170.3333">
            <text:p>1170.3333</text:p>
          </table:table-cell>
          <table:table-cell office:value-type="float" office:value="85.6667">
            <text:p>85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1-03T20:00:00">
            <text:p>Mon Jan  3 20:00:00 2022</text:p>
          </table:table-cell>
          <table:table-cell office:value-type="float" office:value="1498.5">
            <text:p>1498.5</text:p>
          </table:table-cell>
          <table:table-cell office:value-type="float" office:value="93.8333">
            <text:p>93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1-03T21:00:00">
            <text:p>Mon Jan  3 21:00:00 2022</text:p>
          </table:table-cell>
          <table:table-cell office:value-type="float" office:value="1616.0">
            <text:p>1616.0</text:p>
          </table:table-cell>
          <table:table-cell office:value-type="float" office:value="93.6667">
            <text:p>93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1-03T22:00:00">
            <text:p>Mon Jan  3 22:00:00 2022</text:p>
          </table:table-cell>
          <table:table-cell office:value-type="float" office:value="1448.5">
            <text:p>1448.5</text:p>
          </table:table-cell>
          <table:table-cell office:value-type="float" office:value="83.1667">
            <text:p>83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1-03T23:00:00">
            <text:p>Mon Jan  3 23:00:00 2022</text:p>
          </table:table-cell>
          <table:table-cell office:value-type="float" office:value="777.0">
            <text:p>777.0</text:p>
          </table:table-cell>
          <table:table-cell office:value-type="float" office:value="59.0">
            <text:p>59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1-04T00:00:00">
            <text:p>Tue Jan  4 00:00:00 2022</text:p>
          </table:table-cell>
          <table:table-cell office:value-type="float" office:value="687.0">
            <text:p>687.0</text:p>
          </table:table-cell>
          <table:table-cell office:value-type="float" office:value="50.5">
            <text:p>50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1-04T01:00:00">
            <text:p>Tue Jan  4 01:00:00 2022</text:p>
          </table:table-cell>
          <table:table-cell office:value-type="float" office:value="836.1667">
            <text:p>836.1667</text:p>
          </table:table-cell>
          <table:table-cell office:value-type="float" office:value="46.8333">
            <text:p>46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1-04T02:00:00">
            <text:p>Tue Jan  4 02:00:00 2022</text:p>
          </table:table-cell>
          <table:table-cell office:value-type="float" office:value="742.6667">
            <text:p>742.6667</text:p>
          </table:table-cell>
          <table:table-cell office:value-type="float" office:value="39.0">
            <text:p>39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1-04T03:00:00">
            <text:p>Tue Jan  4 03:00:00 2022</text:p>
          </table:table-cell>
          <table:table-cell office:value-type="float" office:value="555.6667">
            <text:p>555.6667</text:p>
          </table:table-cell>
          <table:table-cell office:value-type="float" office:value="25.5">
            <text:p>25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1-04T04:00:00">
            <text:p>Tue Jan  4 04:00:00 2022</text:p>
          </table:table-cell>
          <table:table-cell office:value-type="float" office:value="603.8333">
            <text:p>603.8333</text:p>
          </table:table-cell>
          <table:table-cell office:value-type="float" office:value="25.5">
            <text:p>25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01-08T21:00:00">
            <text:p>Sat Jan  8 21:00:00 2022</text:p>
          </table:table-cell>
          <table:table-cell office:value-type="float" office:value="429.1667">
            <text:p>429.1667</text:p>
          </table:table-cell>
          <table:table-cell office:value-type="float" office:value="56.8333">
            <text:p>56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01-08T22:00:00">
            <text:p>Sat Jan  8 22:00:00 2022</text:p>
          </table:table-cell>
          <table:table-cell office:value-type="float" office:value="650.8333">
            <text:p>650.8333</text:p>
          </table:table-cell>
          <table:table-cell office:value-type="float" office:value="62.6667">
            <text:p>62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1-08T23:00:00">
            <text:p>Sat Jan  8 23:00:00 2022</text:p>
          </table:table-cell>
          <table:table-cell office:value-type="float" office:value="1180.0">
            <text:p>1180.0</text:p>
          </table:table-cell>
          <table:table-cell office:value-type="float" office:value="72.3333">
            <text:p>72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1-09T00:00:00">
            <text:p>Sun Jan  9 00:00:00 2022</text:p>
          </table:table-cell>
          <table:table-cell office:value-type="float" office:value="749.6667">
            <text:p>749.6667</text:p>
          </table:table-cell>
          <table:table-cell office:value-type="float" office:value="57.6667">
            <text:p>57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1-09T20:00:00">
            <text:p>Sun Jan  9 20:00:00 2022</text:p>
          </table:table-cell>
          <table:table-cell office:value-type="float" office:value="374.6667">
            <text:p>374.6667</text:p>
          </table:table-cell>
          <table:table-cell office:value-type="float" office:value="65.3333">
            <text:p>65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1-09T21:00:00">
            <text:p>Sun Jan  9 21:00:00 2022</text:p>
          </table:table-cell>
          <table:table-cell office:value-type="float" office:value="351.3333">
            <text:p>351.3333</text:p>
          </table:table-cell>
          <table:table-cell office:value-type="float" office:value="59.1667">
            <text:p>59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1-09T22:00:00">
            <text:p>Sun Jan  9 22:00:00 2022</text:p>
          </table:table-cell>
          <table:table-cell office:value-type="float" office:value="480.0">
            <text:p>480.0</text:p>
          </table:table-cell>
          <table:table-cell office:value-type="float" office:value="50.8333">
            <text:p>50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1-09T23:00:00">
            <text:p>Sun Jan  9 23:00:00 2022</text:p>
          </table:table-cell>
          <table:table-cell office:value-type="float" office:value="501.8333">
            <text:p>501.8333</text:p>
          </table:table-cell>
          <table:table-cell office:value-type="float" office:value="55.3333">
            <text:p>55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1-10T20:00:00">
            <text:p>Mon Jan 10 20:00:00 2022</text:p>
          </table:table-cell>
          <table:table-cell office:value-type="float" office:value="424.1667">
            <text:p>424.1667</text:p>
          </table:table-cell>
          <table:table-cell office:value-type="float" office:value="61.0">
            <text:p>61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1-10T21:00:00">
            <text:p>Mon Jan 10 21:00:00 2022</text:p>
          </table:table-cell>
          <table:table-cell office:value-type="float" office:value="476.6667">
            <text:p>476.6667</text:p>
          </table:table-cell>
          <table:table-cell office:value-type="float" office:value="50.6667">
            <text:p>50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1-10T23:00:00">
            <text:p>Mon Jan 10 23:00:00 2022</text:p>
          </table:table-cell>
          <table:table-cell office:value-type="float" office:value="378.6667">
            <text:p>378.6667</text:p>
          </table:table-cell>
          <table:table-cell office:value-type="float" office:value="40.3333">
            <text:p>40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1-11T00:00:00">
            <text:p>Tue Jan 11 00:00:00 2022</text:p>
          </table:table-cell>
          <table:table-cell office:value-type="float" office:value="401.3333">
            <text:p>401.3333</text:p>
          </table:table-cell>
          <table:table-cell office:value-type="float" office:value="36.3333">
            <text:p>36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1-11T19:00:00">
            <text:p>Tue Jan 11 19:00:00 2022</text:p>
          </table:table-cell>
          <table:table-cell office:value-type="float" office:value="608.6667">
            <text:p>608.6667</text:p>
          </table:table-cell>
          <table:table-cell office:value-type="float" office:value="67.6667">
            <text:p>67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1-11T20:00:00">
            <text:p>Tue Jan 11 20:00:00 2022</text:p>
          </table:table-cell>
          <table:table-cell office:value-type="float" office:value="522.8333">
            <text:p>522.8333</text:p>
          </table:table-cell>
          <table:table-cell office:value-type="float" office:value="65.3333">
            <text:p>65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11T21:00:00">
            <text:p>Tue Jan 11 21:00:00 2022</text:p>
          </table:table-cell>
          <table:table-cell office:value-type="float" office:value="509.5">
            <text:p>509.5</text:p>
          </table:table-cell>
          <table:table-cell office:value-type="float" office:value="61.8333">
            <text:p>61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1-11T22:00:00">
            <text:p>Tue Jan 11 22:00:00 2022</text:p>
          </table:table-cell>
          <table:table-cell office:value-type="float" office:value="552.0">
            <text:p>552.0</text:p>
          </table:table-cell>
          <table:table-cell office:value-type="float" office:value="57.1667">
            <text:p>57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1-11T23:00:00">
            <text:p>Tue Jan 11 23:00:00 2022</text:p>
          </table:table-cell>
          <table:table-cell office:value-type="float" office:value="416.6667">
            <text:p>416.6667</text:p>
          </table:table-cell>
          <table:table-cell office:value-type="float" office:value="38.3333">
            <text:p>38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1-15T20:00:00">
            <text:p>Sat Jan 15 20:00:00 2022</text:p>
          </table:table-cell>
          <table:table-cell office:value-type="float" office:value="742.3333">
            <text:p>742.3333</text:p>
          </table:table-cell>
          <table:table-cell office:value-type="float" office:value="88.5">
            <text:p>88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15T21:00:00">
            <text:p>Sat Jan 15 21:00:00 2022</text:p>
          </table:table-cell>
          <table:table-cell office:value-type="float" office:value="814.0">
            <text:p>814.0</text:p>
          </table:table-cell>
          <table:table-cell office:value-type="float" office:value="79.3333">
            <text:p>79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1-16T20:00:00">
            <text:p>Sun Jan 16 20:00:00 2022</text:p>
          </table:table-cell>
          <table:table-cell office:value-type="float" office:value="816.5">
            <text:p>816.5</text:p>
          </table:table-cell>
          <table:table-cell office:value-type="float" office:value="83.1667">
            <text:p>83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01-16T21:00:00">
            <text:p>Sun Jan 16 21:00:00 2022</text:p>
          </table:table-cell>
          <table:table-cell office:value-type="float" office:value="665.5">
            <text:p>665.5</text:p>
          </table:table-cell>
          <table:table-cell office:value-type="float" office:value="59.3333">
            <text:p>59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1-16T22:00:00">
            <text:p>Sun Jan 16 22:00:00 2022</text:p>
          </table:table-cell>
          <table:table-cell office:value-type="float" office:value="586.8333">
            <text:p>586.8333</text:p>
          </table:table-cell>
          <table:table-cell office:value-type="float" office:value="47.6667">
            <text:p>47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1-16T23:00:00">
            <text:p>Sun Jan 16 23:00:00 2022</text:p>
          </table:table-cell>
          <table:table-cell office:value-type="float" office:value="565.3333">
            <text:p>565.3333</text:p>
          </table:table-cell>
          <table:table-cell office:value-type="float" office:value="33.6667">
            <text:p>33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1-17T21:00:00">
            <text:p>Mon Jan 17 21:00:00 2022</text:p>
          </table:table-cell>
          <table:table-cell office:value-type="float" office:value="736.6667">
            <text:p>736.6667</text:p>
          </table:table-cell>
          <table:table-cell office:value-type="float" office:value="87.5">
            <text:p>87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1-17T22:00:00">
            <text:p>Mon Jan 17 22:00:00 2022</text:p>
          </table:table-cell>
          <table:table-cell office:value-type="float" office:value="999.5">
            <text:p>999.5</text:p>
          </table:table-cell>
          <table:table-cell office:value-type="float" office:value="85.8333">
            <text:p>85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1-17T23:00:00">
            <text:p>Mon Jan 17 23:00:00 2022</text:p>
          </table:table-cell>
          <table:table-cell office:value-type="float" office:value="904.1667">
            <text:p>904.1667</text:p>
          </table:table-cell>
          <table:table-cell office:value-type="float" office:value="75.8333">
            <text:p>75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1-18T00:00:00">
            <text:p>Tue Jan 18 00:00:00 2022</text:p>
          </table:table-cell>
          <table:table-cell office:value-type="float" office:value="731.3333">
            <text:p>731.3333</text:p>
          </table:table-cell>
          <table:table-cell office:value-type="float" office:value="70.5">
            <text:p>70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1-18T01:00:00">
            <text:p>Tue Jan 18 01:00:00 2022</text:p>
          </table:table-cell>
          <table:table-cell office:value-type="float" office:value="558.3333">
            <text:p>558.3333</text:p>
          </table:table-cell>
          <table:table-cell office:value-type="float" office:value="50.1667">
            <text:p>50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1-18T19:00:00">
            <text:p>Tue Jan 18 19:00:00 2022</text:p>
          </table:table-cell>
          <table:table-cell office:value-type="float" office:value="705.8333">
            <text:p>705.8333</text:p>
          </table:table-cell>
          <table:table-cell office:value-type="float" office:value="81.3333">
            <text:p>81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1-18T20:00:00">
            <text:p>Tue Jan 18 20:00:00 2022</text:p>
          </table:table-cell>
          <table:table-cell office:value-type="float" office:value="871.8333">
            <text:p>871.8333</text:p>
          </table:table-cell>
          <table:table-cell office:value-type="float" office:value="81.6667">
            <text:p>81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1-18T21:00:00">
            <text:p>Tue Jan 18 21:00:00 2022</text:p>
          </table:table-cell>
          <table:table-cell office:value-type="float" office:value="1011.5">
            <text:p>1011.5</text:p>
          </table:table-cell>
          <table:table-cell office:value-type="float" office:value="88.8333">
            <text:p>88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1-18T22:00:00">
            <text:p>Tue Jan 18 22:00:00 2022</text:p>
          </table:table-cell>
          <table:table-cell office:value-type="float" office:value="837.6667">
            <text:p>837.6667</text:p>
          </table:table-cell>
          <table:table-cell office:value-type="float" office:value="78.0">
            <text:p>78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1-18T23:00:00">
            <text:p>Tue Jan 18 23:00:00 2022</text:p>
          </table:table-cell>
          <table:table-cell office:value-type="float" office:value="833.3333">
            <text:p>833.3333</text:p>
          </table:table-cell>
          <table:table-cell office:value-type="float" office:value="69.3333">
            <text:p>69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1-19T00:00:00">
            <text:p>Wed Jan 19 00:00:00 2022</text:p>
          </table:table-cell>
          <table:table-cell office:value-type="float" office:value="808.6667">
            <text:p>808.6667</text:p>
          </table:table-cell>
          <table:table-cell office:value-type="float" office:value="63.8333">
            <text:p>63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19T01:00:00">
            <text:p>Wed Jan 19 01:00:00 2022</text:p>
          </table:table-cell>
          <table:table-cell office:value-type="float" office:value="774.5">
            <text:p>774.5</text:p>
          </table:table-cell>
          <table:table-cell office:value-type="float" office:value="58.0">
            <text:p>58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01-19T02:00:00">
            <text:p>Wed Jan 19 02:00:00 2022</text:p>
          </table:table-cell>
          <table:table-cell office:value-type="float" office:value="557.8333">
            <text:p>557.8333</text:p>
          </table:table-cell>
          <table:table-cell office:value-type="float" office:value="39.0">
            <text:p>39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1-19T19:00:00">
            <text:p>Wed Jan 19 19:00:00 2022</text:p>
          </table:table-cell>
          <table:table-cell office:value-type="float" office:value="580.3333">
            <text:p>580.3333</text:p>
          </table:table-cell>
          <table:table-cell office:value-type="float" office:value="86.5">
            <text:p>86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1-19T20:00:00">
            <text:p>Wed Jan 19 20:00:00 2022</text:p>
          </table:table-cell>
          <table:table-cell office:value-type="float" office:value="666.5">
            <text:p>666.5</text:p>
          </table:table-cell>
          <table:table-cell office:value-type="float" office:value="83.3333">
            <text:p>83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1-19T21:00:00">
            <text:p>Wed Jan 19 21:00:00 2022</text:p>
          </table:table-cell>
          <table:table-cell office:value-type="float" office:value="743.8333">
            <text:p>743.8333</text:p>
          </table:table-cell>
          <table:table-cell office:value-type="float" office:value="92.6667">
            <text:p>92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1-19T22:00:00">
            <text:p>Wed Jan 19 22:00:00 2022</text:p>
          </table:table-cell>
          <table:table-cell office:value-type="float" office:value="1283.3333">
            <text:p>1283.3333</text:p>
          </table:table-cell>
          <table:table-cell office:value-type="float" office:value="100.1667">
            <text:p>100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1-19T23:00:00">
            <text:p>Wed Jan 19 23:00:00 2022</text:p>
          </table:table-cell>
          <table:table-cell office:value-type="float" office:value="670.3333">
            <text:p>670.3333</text:p>
          </table:table-cell>
          <table:table-cell office:value-type="float" office:value="71.3333">
            <text:p>71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1-20T00:00:00">
            <text:p>Thu Jan 20 00:00:00 2022</text:p>
          </table:table-cell>
          <table:table-cell office:value-type="float" office:value="600.5">
            <text:p>600.5</text:p>
          </table:table-cell>
          <table:table-cell office:value-type="float" office:value="52.5">
            <text:p>52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1-20T19:00:00">
            <text:p>Thu Jan 20 19:00:00 2022</text:p>
          </table:table-cell>
          <table:table-cell office:value-type="float" office:value="623.1667">
            <text:p>623.1667</text:p>
          </table:table-cell>
          <table:table-cell office:value-type="float" office:value="95.8333">
            <text:p>95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1-20T20:00:00">
            <text:p>Thu Jan 20 20:00:00 2022</text:p>
          </table:table-cell>
          <table:table-cell office:value-type="float" office:value="1205.5">
            <text:p>1205.5</text:p>
          </table:table-cell>
          <table:table-cell office:value-type="float" office:value="109.6667">
            <text:p>109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1-20T21:00:00">
            <text:p>Thu Jan 20 21:00:00 2022</text:p>
          </table:table-cell>
          <table:table-cell office:value-type="float" office:value="1065.1667">
            <text:p>1065.1667</text:p>
          </table:table-cell>
          <table:table-cell office:value-type="float" office:value="96.5">
            <text:p>96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1-20T22:00:00">
            <text:p>Thu Jan 20 22:00:00 2022</text:p>
          </table:table-cell>
          <table:table-cell office:value-type="float" office:value="741.6667">
            <text:p>741.6667</text:p>
          </table:table-cell>
          <table:table-cell office:value-type="float" office:value="67.8333">
            <text:p>67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1-20T23:00:00">
            <text:p>Thu Jan 20 23:00:00 2022</text:p>
          </table:table-cell>
          <table:table-cell office:value-type="float" office:value="542.0">
            <text:p>542.0</text:p>
          </table:table-cell>
          <table:table-cell office:value-type="float" office:value="50.1667">
            <text:p>50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1-21T09:00:00">
            <text:p>Fri Jan 21 09:00:00 2022</text:p>
          </table:table-cell>
          <table:table-cell office:value-type="float" office:value="589.0">
            <text:p>589.0</text:p>
          </table:table-cell>
          <table:table-cell office:value-type="float" office:value="65.0">
            <text:p>65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1-21T22:00:00">
            <text:p>Fri Jan 21 22:00:00 2022</text:p>
          </table:table-cell>
          <table:table-cell office:value-type="float" office:value="438.0">
            <text:p>438.0</text:p>
          </table:table-cell>
          <table:table-cell office:value-type="float" office:value="71.5">
            <text:p>71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1-21T23:00:00">
            <text:p>Fri Jan 21 23:00:00 2022</text:p>
          </table:table-cell>
          <table:table-cell office:value-type="float" office:value="556.5">
            <text:p>556.5</text:p>
          </table:table-cell>
          <table:table-cell office:value-type="float" office:value="56.1667">
            <text:p>56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01-30T22:00:00">
            <text:p>Sun Jan 30 22:00:00 2022</text:p>
          </table:table-cell>
          <table:table-cell office:value-type="float" office:value="1299.3333">
            <text:p>1299.3333</text:p>
          </table:table-cell>
          <table:table-cell office:value-type="float" office:value="96.0">
            <text:p>96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01-31T19:00:00">
            <text:p>Mon Jan 31 19:00:00 2022</text:p>
          </table:table-cell>
          <table:table-cell office:value-type="float" office:value="578.8333">
            <text:p>578.8333</text:p>
          </table:table-cell>
          <table:table-cell office:value-type="float" office:value="82.0">
            <text:p>82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1-31T20:00:00">
            <text:p>Mon Jan 31 20:00:00 2022</text:p>
          </table:table-cell>
          <table:table-cell office:value-type="float" office:value="868.3333">
            <text:p>868.3333</text:p>
          </table:table-cell>
          <table:table-cell office:value-type="float" office:value="101.1667">
            <text:p>101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1-31T21:00:00">
            <text:p>Mon Jan 31 21:00:00 2022</text:p>
          </table:table-cell>
          <table:table-cell office:value-type="float" office:value="1021.3333">
            <text:p>1021.3333</text:p>
          </table:table-cell>
          <table:table-cell office:value-type="float" office:value="100.8333">
            <text:p>100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01-31T22:00:00">
            <text:p>Mon Jan 31 22:00:00 2022</text:p>
          </table:table-cell>
          <table:table-cell office:value-type="float" office:value="521.6667">
            <text:p>521.6667</text:p>
          </table:table-cell>
          <table:table-cell office:value-type="float" office:value="52.0">
            <text:p>52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1-31T23:00:00">
            <text:p>Mon Jan 31 23:00:00 2022</text:p>
          </table:table-cell>
          <table:table-cell office:value-type="float" office:value="628.0">
            <text:p>628.0</text:p>
          </table:table-cell>
          <table:table-cell office:value-type="float" office:value="53.8333">
            <text:p>53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2-01T00:00:00">
            <text:p>Tue Feb  1 00:00:00 2022</text:p>
          </table:table-cell>
          <table:table-cell office:value-type="float" office:value="521.0">
            <text:p>521.0</text:p>
          </table:table-cell>
          <table:table-cell office:value-type="float" office:value="35.3333">
            <text:p>35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2-01T01:00:00">
            <text:p>Tue Feb  1 01:00:00 2022</text:p>
          </table:table-cell>
          <table:table-cell office:value-type="float" office:value="593.1667">
            <text:p>593.1667</text:p>
          </table:table-cell>
          <table:table-cell office:value-type="float" office:value="31.3333">
            <text:p>31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2-01T02:00:00">
            <text:p>Tue Feb  1 02:00:00 2022</text:p>
          </table:table-cell>
          <table:table-cell office:value-type="float" office:value="524.0">
            <text:p>524.0</text:p>
          </table:table-cell>
          <table:table-cell office:value-type="float" office:value="16.0">
            <text:p>16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2-01T03:00:00">
            <text:p>Tue Feb  1 03:00:00 2022</text:p>
          </table:table-cell>
          <table:table-cell office:value-type="float" office:value="428.1667">
            <text:p>428.1667</text:p>
          </table:table-cell>
          <table:table-cell office:value-type="float" office:value="12.6667">
            <text:p>12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2-02T23:00:00">
            <text:p>Wed Feb  2 23:00:00 2022</text:p>
          </table:table-cell>
          <table:table-cell office:value-type="float" office:value="810.1667">
            <text:p>810.1667</text:p>
          </table:table-cell>
          <table:table-cell office:value-type="float" office:value="77.6667">
            <text:p>77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2-03T00:00:00">
            <text:p>Thu Feb  3 00:00:00 2022</text:p>
          </table:table-cell>
          <table:table-cell office:value-type="float" office:value="864.0">
            <text:p>864.0</text:p>
          </table:table-cell>
          <table:table-cell office:value-type="float" office:value="67.3333">
            <text:p>67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02-03T01:00:00">
            <text:p>Thu Feb  3 01:00:00 2022</text:p>
          </table:table-cell>
          <table:table-cell office:value-type="float" office:value="817.5">
            <text:p>817.5</text:p>
          </table:table-cell>
          <table:table-cell office:value-type="float" office:value="52.8333">
            <text:p>52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2-03T02:00:00">
            <text:p>Thu Feb  3 02:00:00 2022</text:p>
          </table:table-cell>
          <table:table-cell office:value-type="float" office:value="753.1667">
            <text:p>753.1667</text:p>
          </table:table-cell>
          <table:table-cell office:value-type="float" office:value="43.3333">
            <text:p>43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2-03T20:00:00">
            <text:p>Thu Feb  3 20:00:00 2022</text:p>
          </table:table-cell>
          <table:table-cell office:value-type="float" office:value="839.0">
            <text:p>839.0</text:p>
          </table:table-cell>
          <table:table-cell office:value-type="float" office:value="78.3333">
            <text:p>78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2-03T21:00:00">
            <text:p>Thu Feb  3 21:00:00 2022</text:p>
          </table:table-cell>
          <table:table-cell office:value-type="float" office:value="1066.0">
            <text:p>1066.0</text:p>
          </table:table-cell>
          <table:table-cell office:value-type="float" office:value="103.3333">
            <text:p>103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2-03T22:00:00">
            <text:p>Thu Feb  3 22:00:00 2022</text:p>
          </table:table-cell>
          <table:table-cell office:value-type="float" office:value="1633.8333">
            <text:p>1633.8333</text:p>
          </table:table-cell>
          <table:table-cell office:value-type="float" office:value="111.8333">
            <text:p>111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2-03T23:00:00">
            <text:p>Thu Feb  3 23:00:00 2022</text:p>
          </table:table-cell>
          <table:table-cell office:value-type="float" office:value="993.6667">
            <text:p>993.6667</text:p>
          </table:table-cell>
          <table:table-cell office:value-type="float" office:value="79.6667">
            <text:p>79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02-04T00:00:00">
            <text:p>Fri Feb  4 00:00:00 2022</text:p>
          </table:table-cell>
          <table:table-cell office:value-type="float" office:value="760.0">
            <text:p>760.0</text:p>
          </table:table-cell>
          <table:table-cell office:value-type="float" office:value="48.5">
            <text:p>48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2-04T01:00:00">
            <text:p>Fri Feb  4 01:00:00 2022</text:p>
          </table:table-cell>
          <table:table-cell office:value-type="float" office:value="754.5">
            <text:p>754.5</text:p>
          </table:table-cell>
          <table:table-cell office:value-type="float" office:value="52.3333">
            <text:p>52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2-04T02:00:00">
            <text:p>Fri Feb  4 02:00:00 2022</text:p>
          </table:table-cell>
          <table:table-cell office:value-type="float" office:value="700.6667">
            <text:p>700.6667</text:p>
          </table:table-cell>
          <table:table-cell office:value-type="float" office:value="39.8333">
            <text:p>39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2-04T03:00:00">
            <text:p>Fri Feb  4 03:00:00 2022</text:p>
          </table:table-cell>
          <table:table-cell office:value-type="float" office:value="561.1667">
            <text:p>561.1667</text:p>
          </table:table-cell>
          <table:table-cell office:value-type="float" office:value="20.1667">
            <text:p>20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2-04T04:00:00">
            <text:p>Fri Feb  4 04:00:00 2022</text:p>
          </table:table-cell>
          <table:table-cell office:value-type="float" office:value="447.1667">
            <text:p>447.1667</text:p>
          </table:table-cell>
          <table:table-cell office:value-type="float" office:value="10.1667">
            <text:p>10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2-04T05:00:00">
            <text:p>Fri Feb  4 05:00:00 2022</text:p>
          </table:table-cell>
          <table:table-cell office:value-type="float" office:value="521.0">
            <text:p>521.0</text:p>
          </table:table-cell>
          <table:table-cell office:value-type="float" office:value="19.1667">
            <text:p>19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2-04T06:00:00">
            <text:p>Fri Feb  4 06:00:00 2022</text:p>
          </table:table-cell>
          <table:table-cell office:value-type="float" office:value="478.5">
            <text:p>478.5</text:p>
          </table:table-cell>
          <table:table-cell office:value-type="float" office:value="14.5">
            <text:p>14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2-04T07:00:00">
            <text:p>Fri Feb  4 07:00:00 2022</text:p>
          </table:table-cell>
          <table:table-cell office:value-type="float" office:value="509.0">
            <text:p>509.0</text:p>
          </table:table-cell>
          <table:table-cell office:value-type="float" office:value="21.8333">
            <text:p>21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2-04T08:00:00">
            <text:p>Fri Feb  4 08:00:00 2022</text:p>
          </table:table-cell>
          <table:table-cell office:value-type="float" office:value="652.0">
            <text:p>652.0</text:p>
          </table:table-cell>
          <table:table-cell office:value-type="float" office:value="53.0">
            <text:p>53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2-04T09:00:00">
            <text:p>Fri Feb  4 09:00:00 2022</text:p>
          </table:table-cell>
          <table:table-cell office:value-type="float" office:value="862.0">
            <text:p>862.0</text:p>
          </table:table-cell>
          <table:table-cell office:value-type="float" office:value="80.5">
            <text:p>80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2-04T18:00:00">
            <text:p>Fri Feb  4 18:00:00 2022</text:p>
          </table:table-cell>
          <table:table-cell office:value-type="float" office:value="530.8333">
            <text:p>530.8333</text:p>
          </table:table-cell>
          <table:table-cell office:value-type="float" office:value="32.1667">
            <text:p>32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04T19:00:00">
            <text:p>Fri Feb  4 19:00:00 2022</text:p>
          </table:table-cell>
          <table:table-cell office:value-type="float" office:value="684.0">
            <text:p>684.0</text:p>
          </table:table-cell>
          <table:table-cell office:value-type="float" office:value="53.5">
            <text:p>53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2-04T20:00:00">
            <text:p>Fri Feb  4 20:00:00 2022</text:p>
          </table:table-cell>
          <table:table-cell office:value-type="float" office:value="610.1667">
            <text:p>610.1667</text:p>
          </table:table-cell>
          <table:table-cell office:value-type="float" office:value="33.1667">
            <text:p>33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2-04T21:00:00">
            <text:p>Fri Feb  4 21:00:00 2022</text:p>
          </table:table-cell>
          <table:table-cell office:value-type="float" office:value="737.6667">
            <text:p>737.6667</text:p>
          </table:table-cell>
          <table:table-cell office:value-type="float" office:value="67.6667">
            <text:p>67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2-04T22:00:00">
            <text:p>Fri Feb  4 22:00:00 2022</text:p>
          </table:table-cell>
          <table:table-cell office:value-type="float" office:value="901.5">
            <text:p>901.5</text:p>
          </table:table-cell>
          <table:table-cell office:value-type="float" office:value="83.6667">
            <text:p>83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04T23:00:00">
            <text:p>Fri Feb  4 23:00:00 2022</text:p>
          </table:table-cell>
          <table:table-cell office:value-type="float" office:value="803.0">
            <text:p>803.0</text:p>
          </table:table-cell>
          <table:table-cell office:value-type="float" office:value="69.1667">
            <text:p>69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2-05T00:00:00">
            <text:p>Sat Feb  5 00:00:00 2022</text:p>
          </table:table-cell>
          <table:table-cell office:value-type="float" office:value="771.3333">
            <text:p>771.3333</text:p>
          </table:table-cell>
          <table:table-cell office:value-type="float" office:value="59.6667">
            <text:p>59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02-05T01:00:00">
            <text:p>Sat Feb  5 01:00:00 2022</text:p>
          </table:table-cell>
          <table:table-cell office:value-type="float" office:value="650.6667">
            <text:p>650.6667</text:p>
          </table:table-cell>
          <table:table-cell office:value-type="float" office:value="31.6667">
            <text:p>31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2-05T02:00:00">
            <text:p>Sat Feb  5 02:00:00 2022</text:p>
          </table:table-cell>
          <table:table-cell office:value-type="float" office:value="702.8333">
            <text:p>702.8333</text:p>
          </table:table-cell>
          <table:table-cell office:value-type="float" office:value="40.0">
            <text:p>40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2-05T03:00:00">
            <text:p>Sat Feb  5 03:00:00 2022</text:p>
          </table:table-cell>
          <table:table-cell office:value-type="float" office:value="679.1667">
            <text:p>679.1667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2-05T04:00:00">
            <text:p>Sat Feb  5 04:00:00 2022</text:p>
          </table:table-cell>
          <table:table-cell office:value-type="float" office:value="612.6667">
            <text:p>612.6667</text:p>
          </table:table-cell>
          <table:table-cell office:value-type="float" office:value="18.5">
            <text:p>18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2-05T05:00:00">
            <text:p>Sat Feb  5 05:00:00 2022</text:p>
          </table:table-cell>
          <table:table-cell office:value-type="float" office:value="574.6667">
            <text:p>574.6667</text:p>
          </table:table-cell>
          <table:table-cell office:value-type="float" office:value="9.3333">
            <text:p>9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05T18:00:00">
            <text:p>Sat Feb  5 18:00:00 2022</text:p>
          </table:table-cell>
          <table:table-cell office:value-type="float" office:value="501.3333">
            <text:p>501.3333</text:p>
          </table:table-cell>
          <table:table-cell office:value-type="float" office:value="11.0">
            <text:p>11.0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02-05T19:00:00">
            <text:p>Sat Feb  5 19:00:00 2022</text:p>
          </table:table-cell>
          <table:table-cell office:value-type="float" office:value="551.5">
            <text:p>551.5</text:p>
          </table:table-cell>
          <table:table-cell office:value-type="float" office:value="25.8333">
            <text:p>25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2-05T20:00:00">
            <text:p>Sat Feb  5 20:00:00 2022</text:p>
          </table:table-cell>
          <table:table-cell office:value-type="float" office:value="742.6667">
            <text:p>742.6667</text:p>
          </table:table-cell>
          <table:table-cell office:value-type="float" office:value="58.6667">
            <text:p>58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2-05T21:00:00">
            <text:p>Sat Feb  5 21:00:00 2022</text:p>
          </table:table-cell>
          <table:table-cell office:value-type="float" office:value="927.8333">
            <text:p>927.8333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2-05T22:00:00">
            <text:p>Sat Feb  5 22:00:00 2022</text:p>
          </table:table-cell>
          <table:table-cell office:value-type="float" office:value="890.8333">
            <text:p>890.8333</text:p>
          </table:table-cell>
          <table:table-cell office:value-type="float" office:value="60.1667">
            <text:p>60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2-05T23:00:00">
            <text:p>Sat Feb  5 23:00:00 2022</text:p>
          </table:table-cell>
          <table:table-cell office:value-type="float" office:value="1104.5">
            <text:p>1104.5</text:p>
          </table:table-cell>
          <table:table-cell office:value-type="float" office:value="78.6667">
            <text:p>78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2-06T00:00:00">
            <text:p>Sun Feb  6 00:00:00 2022</text:p>
          </table:table-cell>
          <table:table-cell office:value-type="float" office:value="843.5">
            <text:p>843.5</text:p>
          </table:table-cell>
          <table:table-cell office:value-type="float" office:value="48.3333">
            <text:p>48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2-06T01:00:00">
            <text:p>Sun Feb  6 01:00:00 2022</text:p>
          </table:table-cell>
          <table:table-cell office:value-type="float" office:value="742.6667">
            <text:p>742.6667</text:p>
          </table:table-cell>
          <table:table-cell office:value-type="float" office:value="46.3333">
            <text:p>46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2-06T02:00:00">
            <text:p>Sun Feb  6 02:00:00 2022</text:p>
          </table:table-cell>
          <table:table-cell office:value-type="float" office:value="722.8333">
            <text:p>722.8333</text:p>
          </table:table-cell>
          <table:table-cell office:value-type="float" office:value="39.5">
            <text:p>39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2-06T03:00:00">
            <text:p>Sun Feb  6 03:00:00 2022</text:p>
          </table:table-cell>
          <table:table-cell office:value-type="float" office:value="634.5">
            <text:p>634.5</text:p>
          </table:table-cell>
          <table:table-cell office:value-type="float" office:value="20.3333">
            <text:p>20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2-06T20:00:00">
            <text:p>Sun Feb  6 20:00:00 2022</text:p>
          </table:table-cell>
          <table:table-cell office:value-type="float" office:value="895.6667">
            <text:p>895.6667</text:p>
          </table:table-cell>
          <table:table-cell office:value-type="float" office:value="98.1667">
            <text:p>98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2-06T21:00:00">
            <text:p>Sun Feb  6 21:00:00 2022</text:p>
          </table:table-cell>
          <table:table-cell office:value-type="float" office:value="835.5">
            <text:p>835.5</text:p>
          </table:table-cell>
          <table:table-cell office:value-type="float" office:value="66.0">
            <text:p>66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2-06T22:00:00">
            <text:p>Sun Feb  6 22:00:00 2022</text:p>
          </table:table-cell>
          <table:table-cell office:value-type="float" office:value="927.8333">
            <text:p>927.8333</text:p>
          </table:table-cell>
          <table:table-cell office:value-type="float" office:value="71.3333">
            <text:p>71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2-06T23:00:00">
            <text:p>Sun Feb  6 23:00:00 2022</text:p>
          </table:table-cell>
          <table:table-cell office:value-type="float" office:value="800.8333">
            <text:p>800.8333</text:p>
          </table:table-cell>
          <table:table-cell office:value-type="float" office:value="40.8333">
            <text:p>40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2-07T00:00:00">
            <text:p>Mon Feb  7 00:00:00 2022</text:p>
          </table:table-cell>
          <table:table-cell office:value-type="float" office:value="692.5">
            <text:p>692.5</text:p>
          </table:table-cell>
          <table:table-cell office:value-type="float" office:value="21.3333">
            <text:p>21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2-07T01:00:00">
            <text:p>Mon Feb  7 01:00:00 2022</text:p>
          </table:table-cell>
          <table:table-cell office:value-type="float" office:value="700.1667">
            <text:p>700.1667</text:p>
          </table:table-cell>
          <table:table-cell office:value-type="float" office:value="21.3333">
            <text:p>21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2-07T20:00:00">
            <text:p>Mon Feb  7 20:00:00 2022</text:p>
          </table:table-cell>
          <table:table-cell office:value-type="float" office:value="836.6667">
            <text:p>836.6667</text:p>
          </table:table-cell>
          <table:table-cell office:value-type="float" office:value="86.1667">
            <text:p>86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2-07T21:00:00">
            <text:p>Mon Feb  7 21:00:00 2022</text:p>
          </table:table-cell>
          <table:table-cell office:value-type="float" office:value="824.8333">
            <text:p>824.8333</text:p>
          </table:table-cell>
          <table:table-cell office:value-type="float" office:value="90.5">
            <text:p>90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2-07T22:00:00">
            <text:p>Mon Feb  7 22:00:00 2022</text:p>
          </table:table-cell>
          <table:table-cell office:value-type="float" office:value="701.0">
            <text:p>701.0</text:p>
          </table:table-cell>
          <table:table-cell office:value-type="float" office:value="66.6667">
            <text:p>66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2-07T23:00:00">
            <text:p>Mon Feb  7 23:00:00 2022</text:p>
          </table:table-cell>
          <table:table-cell office:value-type="float" office:value="655.6667">
            <text:p>655.6667</text:p>
          </table:table-cell>
          <table:table-cell office:value-type="float" office:value="46.1667">
            <text:p>46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2-08T00:00:00">
            <text:p>Tue Feb  8 00:00:00 2022</text:p>
          </table:table-cell>
          <table:table-cell office:value-type="float" office:value="543.1667">
            <text:p>543.1667</text:p>
          </table:table-cell>
          <table:table-cell office:value-type="float" office:value="27.5">
            <text:p>27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2-09T22:00:00">
            <text:p>Wed Feb  9 22:00:00 2022</text:p>
          </table:table-cell>
          <table:table-cell office:value-type="float" office:value="1149.0">
            <text:p>1149.0</text:p>
          </table:table-cell>
          <table:table-cell office:value-type="float" office:value="117.8333">
            <text:p>117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2-09T23:00:00">
            <text:p>Wed Feb  9 23:00:00 2022</text:p>
          </table:table-cell>
          <table:table-cell office:value-type="float" office:value="940.5">
            <text:p>940.5</text:p>
          </table:table-cell>
          <table:table-cell office:value-type="float" office:value="95.0">
            <text:p>95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02-10T20:00:00">
            <text:p>Thu Feb 10 20:00:00 2022</text:p>
          </table:table-cell>
          <table:table-cell office:value-type="float" office:value="706.3333">
            <text:p>706.3333</text:p>
          </table:table-cell>
          <table:table-cell office:value-type="float" office:value="102.8333">
            <text:p>102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2-10T21:00:00">
            <text:p>Thu Feb 10 21:00:00 2022</text:p>
          </table:table-cell>
          <table:table-cell office:value-type="float" office:value="1315.3333">
            <text:p>1315.3333</text:p>
          </table:table-cell>
          <table:table-cell office:value-type="float" office:value="126.5">
            <text:p>126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10T22:00:00">
            <text:p>Thu Feb 10 22:00:00 2022</text:p>
          </table:table-cell>
          <table:table-cell office:value-type="float" office:value="1298.1667">
            <text:p>1298.1667</text:p>
          </table:table-cell>
          <table:table-cell office:value-type="float" office:value="116.3333">
            <text:p>116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10T23:00:00">
            <text:p>Thu Feb 10 23:00:00 2022</text:p>
          </table:table-cell>
          <table:table-cell office:value-type="float" office:value="1280.1667">
            <text:p>1280.1667</text:p>
          </table:table-cell>
          <table:table-cell office:value-type="float" office:value="99.5">
            <text:p>99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2-11T00:00:00">
            <text:p>Fri Feb 11 00:00:00 2022</text:p>
          </table:table-cell>
          <table:table-cell office:value-type="float" office:value="682.0">
            <text:p>682.0</text:p>
          </table:table-cell>
          <table:table-cell office:value-type="float" office:value="50.1667">
            <text:p>50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2-11T01:00:00">
            <text:p>Fri Feb 11 01:00:00 2022</text:p>
          </table:table-cell>
          <table:table-cell office:value-type="float" office:value="521.0">
            <text:p>521.0</text:p>
          </table:table-cell>
          <table:table-cell office:value-type="float" office:value="30.8333">
            <text:p>30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2-11T03:00:00">
            <text:p>Fri Feb 11 03:00:00 2022</text:p>
          </table:table-cell>
          <table:table-cell office:value-type="float" office:value="528.5">
            <text:p>528.5</text:p>
          </table:table-cell>
          <table:table-cell office:value-type="float" office:value="34.0">
            <text:p>34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2-11T20:00:00">
            <text:p>Fri Feb 11 20:00:00 2022</text:p>
          </table:table-cell>
          <table:table-cell office:value-type="float" office:value="982.5">
            <text:p>982.5</text:p>
          </table:table-cell>
          <table:table-cell office:value-type="float" office:value="105.8333">
            <text:p>105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2-11T21:00:00">
            <text:p>Fri Feb 11 21:00:00 2022</text:p>
          </table:table-cell>
          <table:table-cell office:value-type="float" office:value="1322.0">
            <text:p>1322.0</text:p>
          </table:table-cell>
          <table:table-cell office:value-type="float" office:value="121.1667">
            <text:p>121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2-11T22:00:00">
            <text:p>Fri Feb 11 22:00:00 2022</text:p>
          </table:table-cell>
          <table:table-cell office:value-type="float" office:value="1067.3333">
            <text:p>1067.3333</text:p>
          </table:table-cell>
          <table:table-cell office:value-type="float" office:value="106.3333">
            <text:p>106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2-11T23:00:00">
            <text:p>Fri Feb 11 23:00:00 2022</text:p>
          </table:table-cell>
          <table:table-cell office:value-type="float" office:value="1038.6667">
            <text:p>1038.6667</text:p>
          </table:table-cell>
          <table:table-cell office:value-type="float" office:value="95.1667">
            <text:p>95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02-12T00:00:00">
            <text:p>Sat Feb 12 00:00:00 2022</text:p>
          </table:table-cell>
          <table:table-cell office:value-type="float" office:value="890.3333">
            <text:p>890.3333</text:p>
          </table:table-cell>
          <table:table-cell office:value-type="float" office:value="85.8333">
            <text:p>85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02-12T01:00:00">
            <text:p>Sat Feb 12 01:00:00 2022</text:p>
          </table:table-cell>
          <table:table-cell office:value-type="float" office:value="822.3333">
            <text:p>822.3333</text:p>
          </table:table-cell>
          <table:table-cell office:value-type="float" office:value="71.0">
            <text:p>71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2-12T02:00:00">
            <text:p>Sat Feb 12 02:00:00 2022</text:p>
          </table:table-cell>
          <table:table-cell office:value-type="float" office:value="605.1667">
            <text:p>605.1667</text:p>
          </table:table-cell>
          <table:table-cell office:value-type="float" office:value="47.0">
            <text:p>47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2-12T03:00:00">
            <text:p>Sat Feb 12 03:00:00 2022</text:p>
          </table:table-cell>
          <table:table-cell office:value-type="float" office:value="689.0">
            <text:p>689.0</text:p>
          </table:table-cell>
          <table:table-cell office:value-type="float" office:value="55.0">
            <text:p>55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2-12T22:00:00">
            <text:p>Sat Feb 12 22:00:00 2022</text:p>
          </table:table-cell>
          <table:table-cell office:value-type="float" office:value="579.0">
            <text:p>579.0</text:p>
          </table:table-cell>
          <table:table-cell office:value-type="float" office:value="41.8333">
            <text:p>41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2-13T00:00:00">
            <text:p>Sun Feb 13 00:00:00 2022</text:p>
          </table:table-cell>
          <table:table-cell office:value-type="float" office:value="672.6667">
            <text:p>672.6667</text:p>
          </table:table-cell>
          <table:table-cell office:value-type="float" office:value="37.0">
            <text:p>37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2-16T20:00:00">
            <text:p>Wed Feb 16 20:00:00 2022</text:p>
          </table:table-cell>
          <table:table-cell office:value-type="float" office:value="642.1667">
            <text:p>642.1667</text:p>
          </table:table-cell>
          <table:table-cell office:value-type="float" office:value="56.1667">
            <text:p>56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2-16T21:00:00">
            <text:p>Wed Feb 16 21:00:00 2022</text:p>
          </table:table-cell>
          <table:table-cell office:value-type="float" office:value="695.8333">
            <text:p>695.8333</text:p>
          </table:table-cell>
          <table:table-cell office:value-type="float" office:value="52.8333">
            <text:p>52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2-16T22:00:00">
            <text:p>Wed Feb 16 22:00:00 2022</text:p>
          </table:table-cell>
          <table:table-cell office:value-type="float" office:value="761.8333">
            <text:p>761.8333</text:p>
          </table:table-cell>
          <table:table-cell office:value-type="float" office:value="49.1667">
            <text:p>49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2-16T23:00:00">
            <text:p>Wed Feb 16 23:00:00 2022</text:p>
          </table:table-cell>
          <table:table-cell office:value-type="float" office:value="719.3333">
            <text:p>719.3333</text:p>
          </table:table-cell>
          <table:table-cell office:value-type="float" office:value="40.0">
            <text:p>40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2-17T00:00:00">
            <text:p>Thu Feb 17 00:00:00 2022</text:p>
          </table:table-cell>
          <table:table-cell office:value-type="float" office:value="640.0">
            <text:p>640.0</text:p>
          </table:table-cell>
          <table:table-cell office:value-type="float" office:value="21.8333">
            <text:p>21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2-17T19:00:00">
            <text:p>Thu Feb 17 19:00:00 2022</text:p>
          </table:table-cell>
          <table:table-cell office:value-type="float" office:value="752.5">
            <text:p>752.5</text:p>
          </table:table-cell>
          <table:table-cell office:value-type="float" office:value="55.8333">
            <text:p>55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2-17T20:00:00">
            <text:p>Thu Feb 17 20:00:00 2022</text:p>
          </table:table-cell>
          <table:table-cell office:value-type="float" office:value="1294.8333">
            <text:p>1294.8333</text:p>
          </table:table-cell>
          <table:table-cell office:value-type="float" office:value="113.1667">
            <text:p>113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2-17T21:00:00">
            <text:p>Thu Feb 17 21:00:00 2022</text:p>
          </table:table-cell>
          <table:table-cell office:value-type="float" office:value="1316.6667">
            <text:p>1316.6667</text:p>
          </table:table-cell>
          <table:table-cell office:value-type="float" office:value="98.5">
            <text:p>98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2-17T22:00:00">
            <text:p>Thu Feb 17 22:00:00 2022</text:p>
          </table:table-cell>
          <table:table-cell office:value-type="float" office:value="1544.8333">
            <text:p>1544.8333</text:p>
          </table:table-cell>
          <table:table-cell office:value-type="float" office:value="110.0">
            <text:p>110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17T23:00:00">
            <text:p>Thu Feb 17 23:00:00 2022</text:p>
          </table:table-cell>
          <table:table-cell office:value-type="float" office:value="1389.3333">
            <text:p>1389.3333</text:p>
          </table:table-cell>
          <table:table-cell office:value-type="float" office:value="90.6667">
            <text:p>90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2-18T00:00:00">
            <text:p>Fri Feb 18 00:00:00 2022</text:p>
          </table:table-cell>
          <table:table-cell office:value-type="float" office:value="1127.5">
            <text:p>1127.5</text:p>
          </table:table-cell>
          <table:table-cell office:value-type="float" office:value="76.8333">
            <text:p>76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2-18T01:00:00">
            <text:p>Fri Feb 18 01:00:00 2022</text:p>
          </table:table-cell>
          <table:table-cell office:value-type="float" office:value="692.8333">
            <text:p>692.8333</text:p>
          </table:table-cell>
          <table:table-cell office:value-type="float" office:value="22.5">
            <text:p>22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2-18T02:00:00">
            <text:p>Fri Feb 18 02:00:00 2022</text:p>
          </table:table-cell>
          <table:table-cell office:value-type="float" office:value="734.1667">
            <text:p>734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2-18T22:00:00">
            <text:p>Fri Feb 18 22:00:00 2022</text:p>
          </table:table-cell>
          <table:table-cell office:value-type="float" office:value="642.8333">
            <text:p>642.8333</text:p>
          </table:table-cell>
          <table:table-cell office:value-type="float" office:value="37.0">
            <text:p>37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2-18T23:00:00">
            <text:p>Fri Feb 18 23:00:00 2022</text:p>
          </table:table-cell>
          <table:table-cell office:value-type="float" office:value="632.3333">
            <text:p>632.3333</text:p>
          </table:table-cell>
          <table:table-cell office:value-type="float" office:value="34.5">
            <text:p>34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2-19T01:00:00">
            <text:p>Sat Feb 19 01:00:00 2022</text:p>
          </table:table-cell>
          <table:table-cell office:value-type="float" office:value="677.1667">
            <text:p>677.1667</text:p>
          </table:table-cell>
          <table:table-cell office:value-type="float" office:value="27.6667">
            <text:p>27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2-19T23:00:00">
            <text:p>Sat Feb 19 23:00:00 2022</text:p>
          </table:table-cell>
          <table:table-cell office:value-type="float" office:value="613.6667">
            <text:p>613.6667</text:p>
          </table:table-cell>
          <table:table-cell office:value-type="float" office:value="19.6667">
            <text:p>19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2-20T00:00:00">
            <text:p>Sun Feb 20 00:00:00 2022</text:p>
          </table:table-cell>
          <table:table-cell office:value-type="float" office:value="624.1667">
            <text:p>624.1667</text:p>
          </table:table-cell>
          <table:table-cell office:value-type="float" office:value="18.5">
            <text:p>18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2-20T01:00:00">
            <text:p>Sun Feb 20 01:00:00 2022</text:p>
          </table:table-cell>
          <table:table-cell office:value-type="float" office:value="606.3333">
            <text:p>606.3333</text:p>
          </table:table-cell>
          <table:table-cell office:value-type="float" office:value="16.5">
            <text:p>16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2-20T02:00:00">
            <text:p>Sun Feb 20 02:00:00 2022</text:p>
          </table:table-cell>
          <table:table-cell office:value-type="float" office:value="634.6667">
            <text:p>634.6667</text:p>
          </table:table-cell>
          <table:table-cell office:value-type="float" office:value="19.3333">
            <text:p>19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2-20T03:00:00">
            <text:p>Sun Feb 20 03:00:00 2022</text:p>
          </table:table-cell>
          <table:table-cell office:value-type="float" office:value="601.1667">
            <text:p>601.1667</text:p>
          </table:table-cell>
          <table:table-cell office:value-type="float" office:value="7.8333">
            <text:p>7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2-20T04:00:00">
            <text:p>Sun Feb 20 04:00:00 2022</text:p>
          </table:table-cell>
          <table:table-cell office:value-type="float" office:value="609.5">
            <text:p>609.5</text:p>
          </table:table-cell>
          <table:table-cell office:value-type="float" office:value="7.5">
            <text:p>7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2-20T05:00:00">
            <text:p>Sun Feb 20 05:00:00 2022</text:p>
          </table:table-cell>
          <table:table-cell office:value-type="float" office:value="620.5">
            <text:p>620.5</text:p>
          </table:table-cell>
          <table:table-cell office:value-type="float" office:value="8.3333">
            <text:p>8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2-20T06:00:00">
            <text:p>Sun Feb 20 06:00:00 2022</text:p>
          </table:table-cell>
          <table:table-cell office:value-type="float" office:value="643.3333">
            <text:p>643.3333</text:p>
          </table:table-cell>
          <table:table-cell office:value-type="float" office:value="11.3333">
            <text:p>11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2-20T21:00:00">
            <text:p>Sun Feb 20 21:00:00 2022</text:p>
          </table:table-cell>
          <table:table-cell office:value-type="float" office:value="590.6667">
            <text:p>590.6667</text:p>
          </table:table-cell>
          <table:table-cell office:value-type="float" office:value="34.8333">
            <text:p>34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2-20T22:00:00">
            <text:p>Sun Feb 20 22:00:00 2022</text:p>
          </table:table-cell>
          <table:table-cell office:value-type="float" office:value="866.6667">
            <text:p>866.6667</text:p>
          </table:table-cell>
          <table:table-cell office:value-type="float" office:value="67.5">
            <text:p>67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2-20T23:00:00">
            <text:p>Sun Feb 20 23:00:00 2022</text:p>
          </table:table-cell>
          <table:table-cell office:value-type="float" office:value="895.0">
            <text:p>895.0</text:p>
          </table:table-cell>
          <table:table-cell office:value-type="float" office:value="64.1667">
            <text:p>64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2-21T00:00:00">
            <text:p>Mon Feb 21 00:00:00 2022</text:p>
          </table:table-cell>
          <table:table-cell office:value-type="float" office:value="759.6667">
            <text:p>759.6667</text:p>
          </table:table-cell>
          <table:table-cell office:value-type="float" office:value="51.1667">
            <text:p>51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2-21T01:00:00">
            <text:p>Mon Feb 21 01:00:00 2022</text:p>
          </table:table-cell>
          <table:table-cell office:value-type="float" office:value="673.8333">
            <text:p>673.8333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21T02:00:00">
            <text:p>Mon Feb 21 02:00:00 2022</text:p>
          </table:table-cell>
          <table:table-cell office:value-type="float" office:value="648.3333">
            <text:p>648.3333</text:p>
          </table:table-cell>
          <table:table-cell office:value-type="float" office:value="34.1667">
            <text:p>34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2-21T20:00:00">
            <text:p>Mon Feb 21 20:00:00 2022</text:p>
          </table:table-cell>
          <table:table-cell office:value-type="float" office:value="752.6667">
            <text:p>752.6667</text:p>
          </table:table-cell>
          <table:table-cell office:value-type="float" office:value="55.5">
            <text:p>55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2-21T21:00:00">
            <text:p>Mon Feb 21 21:00:00 2022</text:p>
          </table:table-cell>
          <table:table-cell office:value-type="float" office:value="759.5">
            <text:p>759.5</text:p>
          </table:table-cell>
          <table:table-cell office:value-type="float" office:value="74.3333">
            <text:p>74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2-21T22:00:00">
            <text:p>Mon Feb 21 22:00:00 2022</text:p>
          </table:table-cell>
          <table:table-cell office:value-type="float" office:value="669.1667">
            <text:p>669.1667</text:p>
          </table:table-cell>
          <table:table-cell office:value-type="float" office:value="51.6667">
            <text:p>51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2-21T23:00:00">
            <text:p>Mon Feb 21 23:00:00 2022</text:p>
          </table:table-cell>
          <table:table-cell office:value-type="float" office:value="642.8333">
            <text:p>642.8333</text:p>
          </table:table-cell>
          <table:table-cell office:value-type="float" office:value="35.8333">
            <text:p>35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2-22T01:00:00">
            <text:p>Tue Feb 22 01:00:00 2022</text:p>
          </table:table-cell>
          <table:table-cell office:value-type="float" office:value="607.0">
            <text:p>607.0</text:p>
          </table:table-cell>
          <table:table-cell office:value-type="float" office:value="21.0">
            <text:p>21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2-22T20:00:00">
            <text:p>Tue Feb 22 20:00:00 2022</text:p>
          </table:table-cell>
          <table:table-cell office:value-type="float" office:value="1286.0">
            <text:p>1286.0</text:p>
          </table:table-cell>
          <table:table-cell office:value-type="float" office:value="119.8333">
            <text:p>119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2-22T21:00:00">
            <text:p>Tue Feb 22 21:00:00 2022</text:p>
          </table:table-cell>
          <table:table-cell office:value-type="float" office:value="1190.3333">
            <text:p>1190.3333</text:p>
          </table:table-cell>
          <table:table-cell office:value-type="float" office:value="108.3333">
            <text:p>108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22T22:00:00">
            <text:p>Tue Feb 22 22:00:00 2022</text:p>
          </table:table-cell>
          <table:table-cell office:value-type="float" office:value="1053.0">
            <text:p>1053.0</text:p>
          </table:table-cell>
          <table:table-cell office:value-type="float" office:value="97.0">
            <text:p>97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2-22T23:00:00">
            <text:p>Tue Feb 22 23:00:00 2022</text:p>
          </table:table-cell>
          <table:table-cell office:value-type="float" office:value="634.0">
            <text:p>634.0</text:p>
          </table:table-cell>
          <table:table-cell office:value-type="float" office:value="30.6667">
            <text:p>30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2-23T20:00:00">
            <text:p>Wed Feb 23 20:00:00 2022</text:p>
          </table:table-cell>
          <table:table-cell office:value-type="float" office:value="805.0">
            <text:p>805.0</text:p>
          </table:table-cell>
          <table:table-cell office:value-type="float" office:value="83.3333">
            <text:p>83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23T21:00:00">
            <text:p>Wed Feb 23 21:00:00 2022</text:p>
          </table:table-cell>
          <table:table-cell office:value-type="float" office:value="1046.6667">
            <text:p>1046.6667</text:p>
          </table:table-cell>
          <table:table-cell office:value-type="float" office:value="104.5">
            <text:p>104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02-23T22:00:00">
            <text:p>Wed Feb 23 22:00:00 2022</text:p>
          </table:table-cell>
          <table:table-cell office:value-type="float" office:value="917.0">
            <text:p>917.0</text:p>
          </table:table-cell>
          <table:table-cell office:value-type="float" office:value="75.8333">
            <text:p>75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2-23T23:00:00">
            <text:p>Wed Feb 23 23:00:00 2022</text:p>
          </table:table-cell>
          <table:table-cell office:value-type="float" office:value="791.8333">
            <text:p>791.8333</text:p>
          </table:table-cell>
          <table:table-cell office:value-type="float" office:value="58.6667">
            <text:p>58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2-24T00:00:00">
            <text:p>Thu Feb 24 00:00:00 2022</text:p>
          </table:table-cell>
          <table:table-cell office:value-type="float" office:value="1030.6667">
            <text:p>1030.6667</text:p>
          </table:table-cell>
          <table:table-cell office:value-type="float" office:value="75.5">
            <text:p>75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2-24T19:00:00">
            <text:p>Thu Feb 24 19:00:00 2022</text:p>
          </table:table-cell>
          <table:table-cell office:value-type="float" office:value="642.8333">
            <text:p>642.8333</text:p>
          </table:table-cell>
          <table:table-cell office:value-type="float" office:value="33.1667">
            <text:p>33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2-24T20:00:00">
            <text:p>Thu Feb 24 20:00:00 2022</text:p>
          </table:table-cell>
          <table:table-cell office:value-type="float" office:value="676.5">
            <text:p>676.5</text:p>
          </table:table-cell>
          <table:table-cell office:value-type="float" office:value="22.5">
            <text:p>22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2-24T21:00:00">
            <text:p>Thu Feb 24 21:00:00 2022</text:p>
          </table:table-cell>
          <table:table-cell office:value-type="float" office:value="658.5">
            <text:p>658.5</text:p>
          </table:table-cell>
          <table:table-cell office:value-type="float" office:value="16.6667">
            <text:p>16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02-24T22:00:00">
            <text:p>Thu Feb 24 22:00:00 2022</text:p>
          </table:table-cell>
          <table:table-cell office:value-type="float" office:value="682.1667">
            <text:p>682.1667</text:p>
          </table:table-cell>
          <table:table-cell office:value-type="float" office:value="12.1667">
            <text:p>12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2-24T23:00:00">
            <text:p>Thu Feb 24 23:00:00 2022</text:p>
          </table:table-cell>
          <table:table-cell office:value-type="float" office:value="686.1667">
            <text:p>686.1667</text:p>
          </table:table-cell>
          <table:table-cell office:value-type="float" office:value="9.6667">
            <text:p>9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2-25T00:00:00">
            <text:p>Fri Feb 25 00:00:00 2022</text:p>
          </table:table-cell>
          <table:table-cell office:value-type="float" office:value="685.1667">
            <text:p>685.1667</text:p>
          </table:table-cell>
          <table:table-cell office:value-type="float" office:value="8.0">
            <text:p>8.0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2-25T01:00:00">
            <text:p>Fri Feb 25 01:00:00 2022</text:p>
          </table:table-cell>
          <table:table-cell office:value-type="float" office:value="690.0">
            <text:p>690.0</text:p>
          </table:table-cell>
          <table:table-cell office:value-type="float" office:value="9.1667">
            <text:p>9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2-25T03:00:00">
            <text:p>Fri Feb 25 03:00:00 2022</text:p>
          </table:table-cell>
          <table:table-cell office:value-type="float" office:value="676.6667">
            <text:p>676.6667</text:p>
          </table:table-cell>
          <table:table-cell office:value-type="float" office:value="6.3333">
            <text:p>6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2-27T22:00:00">
            <text:p>Sun Feb 27 22:00:00 2022</text:p>
          </table:table-cell>
          <table:table-cell office:value-type="float" office:value="1012.8333">
            <text:p>1012.8333</text:p>
          </table:table-cell>
          <table:table-cell office:value-type="float" office:value="68.1667">
            <text:p>68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2-28T20:00:00">
            <text:p>Mon Feb 28 20:00:00 2022</text:p>
          </table:table-cell>
          <table:table-cell office:value-type="float" office:value="739.1667">
            <text:p>739.1667</text:p>
          </table:table-cell>
          <table:table-cell office:value-type="float" office:value="42.3333">
            <text:p>42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2-28T21:00:00">
            <text:p>Mon Feb 28 21:00:00 2022</text:p>
          </table:table-cell>
          <table:table-cell office:value-type="float" office:value="741.3333">
            <text:p>741.3333</text:p>
          </table:table-cell>
          <table:table-cell office:value-type="float" office:value="28.6667">
            <text:p>28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2-28T22:00:00">
            <text:p>Mon Feb 28 22:00:00 2022</text:p>
          </table:table-cell>
          <table:table-cell office:value-type="float" office:value="741.0">
            <text:p>741.0</text:p>
          </table:table-cell>
          <table:table-cell office:value-type="float" office:value="15.1667">
            <text:p>15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2-28T23:00:00">
            <text:p>Mon Feb 28 23:00:00 2022</text:p>
          </table:table-cell>
          <table:table-cell office:value-type="float" office:value="750.8333">
            <text:p>750.8333</text:p>
          </table:table-cell>
          <table:table-cell office:value-type="float" office:value="23.1667">
            <text:p>23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01T00:00:00">
            <text:p>Tue Mar  1 00:00:00 2022</text:p>
          </table:table-cell>
          <table:table-cell office:value-type="float" office:value="845.1667">
            <text:p>845.1667</text:p>
          </table:table-cell>
          <table:table-cell office:value-type="float" office:value="27.0">
            <text:p>27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3-01T01:00:00">
            <text:p>Tue Mar  1 01:00:00 2022</text:p>
          </table:table-cell>
          <table:table-cell office:value-type="float" office:value="772.3333">
            <text:p>772.3333</text:p>
          </table:table-cell>
          <table:table-cell office:value-type="float" office:value="17.0">
            <text:p>17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3-01T20:00:00">
            <text:p>Tue Mar  1 20:00:00 2022</text:p>
          </table:table-cell>
          <table:table-cell office:value-type="float" office:value="785.3333">
            <text:p>785.3333</text:p>
          </table:table-cell>
          <table:table-cell office:value-type="float" office:value="65.1667">
            <text:p>65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3-01T21:00:00">
            <text:p>Tue Mar  1 21:00:00 2022</text:p>
          </table:table-cell>
          <table:table-cell office:value-type="float" office:value="1063.1667">
            <text:p>1063.1667</text:p>
          </table:table-cell>
          <table:table-cell office:value-type="float" office:value="96.6667">
            <text:p>96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3-01T22:00:00">
            <text:p>Tue Mar  1 22:00:00 2022</text:p>
          </table:table-cell>
          <table:table-cell office:value-type="float" office:value="866.6667">
            <text:p>866.6667</text:p>
          </table:table-cell>
          <table:table-cell office:value-type="float" office:value="68.1667">
            <text:p>68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3-01T23:00:00">
            <text:p>Tue Mar  1 23:00:00 2022</text:p>
          </table:table-cell>
          <table:table-cell office:value-type="float" office:value="898.0">
            <text:p>898.0</text:p>
          </table:table-cell>
          <table:table-cell office:value-type="float" office:value="58.1667">
            <text:p>58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3-02T00:00:00">
            <text:p>Wed Mar  2 00:00:00 2022</text:p>
          </table:table-cell>
          <table:table-cell office:value-type="float" office:value="1000.0">
            <text:p>1000.0</text:p>
          </table:table-cell>
          <table:table-cell office:value-type="float" office:value="69.6667">
            <text:p>69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3-02T01:00:00">
            <text:p>Wed Mar  2 01:00:00 2022</text:p>
          </table:table-cell>
          <table:table-cell office:value-type="float" office:value="777.6667">
            <text:p>777.6667</text:p>
          </table:table-cell>
          <table:table-cell office:value-type="float" office:value="30.8333">
            <text:p>30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02T02:00:00">
            <text:p>Wed Mar  2 02:00:00 2022</text:p>
          </table:table-cell>
          <table:table-cell office:value-type="float" office:value="712.1667">
            <text:p>712.1667</text:p>
          </table:table-cell>
          <table:table-cell office:value-type="float" office:value="16.0">
            <text:p>16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3-02T03:00:00">
            <text:p>Wed Mar  2 03:00:00 2022</text:p>
          </table:table-cell>
          <table:table-cell office:value-type="float" office:value="675.3333">
            <text:p>675.3333</text:p>
          </table:table-cell>
          <table:table-cell office:value-type="float" office:value="8.8333">
            <text:p>8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3-02T04:00:00">
            <text:p>Wed Mar  2 04:00:00 2022</text:p>
          </table:table-cell>
          <table:table-cell office:value-type="float" office:value="694.8333">
            <text:p>694.8333</text:p>
          </table:table-cell>
          <table:table-cell office:value-type="float" office:value="12.8333">
            <text:p>12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3-02T20:00:00">
            <text:p>Wed Mar  2 20:00:00 2022</text:p>
          </table:table-cell>
          <table:table-cell office:value-type="float" office:value="668.8333">
            <text:p>668.8333</text:p>
          </table:table-cell>
          <table:table-cell office:value-type="float" office:value="48.1667">
            <text:p>48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3-02T21:00:00">
            <text:p>Wed Mar  2 21:00:00 2022</text:p>
          </table:table-cell>
          <table:table-cell office:value-type="float" office:value="700.5">
            <text:p>700.5</text:p>
          </table:table-cell>
          <table:table-cell office:value-type="float" office:value="49.1667">
            <text:p>49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3-02T22:00:00">
            <text:p>Wed Mar  2 22:00:00 2022</text:p>
          </table:table-cell>
          <table:table-cell office:value-type="float" office:value="680.0">
            <text:p>680.0</text:p>
          </table:table-cell>
          <table:table-cell office:value-type="float" office:value="33.0">
            <text:p>33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3-02T23:00:00">
            <text:p>Wed Mar  2 23:00:00 2022</text:p>
          </table:table-cell>
          <table:table-cell office:value-type="float" office:value="727.3333">
            <text:p>727.3333</text:p>
          </table:table-cell>
          <table:table-cell office:value-type="float" office:value="39.1667">
            <text:p>39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3-03T00:00:00">
            <text:p>Thu Mar  3 00:00:00 2022</text:p>
          </table:table-cell>
          <table:table-cell office:value-type="float" office:value="765.0">
            <text:p>765.0</text:p>
          </table:table-cell>
          <table:table-cell office:value-type="float" office:value="31.6667">
            <text:p>31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03T21:00:00">
            <text:p>Thu Mar  3 21:00:00 2022</text:p>
          </table:table-cell>
          <table:table-cell office:value-type="float" office:value="691.5">
            <text:p>691.5</text:p>
          </table:table-cell>
          <table:table-cell office:value-type="float" office:value="14.8333">
            <text:p>14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3-03T22:00:00">
            <text:p>Thu Mar  3 22:00:00 2022</text:p>
          </table:table-cell>
          <table:table-cell office:value-type="float" office:value="684.1667">
            <text:p>684.1667</text:p>
          </table:table-cell>
          <table:table-cell office:value-type="float" office:value="9.1667">
            <text:p>9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3-03T23:00:00">
            <text:p>Thu Mar  3 23:00:00 2022</text:p>
          </table:table-cell>
          <table:table-cell office:value-type="float" office:value="669.3333">
            <text:p>669.3333</text:p>
          </table:table-cell>
          <table:table-cell office:value-type="float" office:value="6.6667">
            <text:p>6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3-04T00:00:00">
            <text:p>Fri Mar  4 00:00:00 2022</text:p>
          </table:table-cell>
          <table:table-cell office:value-type="float" office:value="675.0">
            <text:p>675.0</text:p>
          </table:table-cell>
          <table:table-cell office:value-type="float" office:value="4.8333">
            <text:p>4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3-15T21:00:00">
            <text:p>Tue Mar 15 21:00:00 2022</text:p>
          </table:table-cell>
          <table:table-cell office:value-type="float" office:value="365.6667">
            <text:p>365.6667</text:p>
          </table:table-cell>
          <table:table-cell office:value-type="float" office:value="2.5">
            <text:p>2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3-15T22:00:00">
            <text:p>Tue Mar 15 22:00:00 2022</text:p>
          </table:table-cell>
          <table:table-cell office:value-type="float" office:value="359.6667">
            <text:p>359.6667</text:p>
          </table:table-cell>
          <table:table-cell office:value-type="float" office:value="3.0">
            <text:p>3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3-15T23:00:00">
            <text:p>Tue Mar 15 23:00:00 2022</text:p>
          </table:table-cell>
          <table:table-cell office:value-type="float" office:value="380.8333">
            <text:p>380.8333</text:p>
          </table:table-cell>
          <table:table-cell office:value-type="float" office:value="3.0">
            <text:p>3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3-16T00:00:00">
            <text:p>Wed Mar 16 00:00:00 2022</text:p>
          </table:table-cell>
          <table:table-cell office:value-type="float" office:value="391.1667">
            <text:p>391.1667</text:p>
          </table:table-cell>
          <table:table-cell office:value-type="float" office:value="3.3333">
            <text:p>3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16T06:00:00">
            <text:p>Wed Mar 16 06:00:00 2022</text:p>
          </table:table-cell>
          <table:table-cell office:value-type="float" office:value="374.0">
            <text:p>374.0</text:p>
          </table:table-cell>
          <table:table-cell office:value-type="float" office:value="3.6667">
            <text:p>3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16T07:00:00">
            <text:p>Wed Mar 16 07:00:00 2022</text:p>
          </table:table-cell>
          <table:table-cell office:value-type="float" office:value="368.6667">
            <text:p>368.6667</text:p>
          </table:table-cell>
          <table:table-cell office:value-type="float" office:value="7.3333">
            <text:p>7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3-16T08:00:00">
            <text:p>Wed Mar 16 08:00:00 2022</text:p>
          </table:table-cell>
          <table:table-cell office:value-type="float" office:value="387.1667">
            <text:p>387.1667</text:p>
          </table:table-cell>
          <table:table-cell office:value-type="float" office:value="17.0">
            <text:p>17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3-16T11:00:00">
            <text:p>Wed Mar 16 11:00:00 2022</text:p>
          </table:table-cell>
          <table:table-cell office:value-type="float" office:value="633.1667">
            <text:p>633.1667</text:p>
          </table:table-cell>
          <table:table-cell office:value-type="float" office:value="9.5">
            <text:p>9.5</text:p>
          </table:table-cell>
          <table:table-cell office:value-type="float" office:value="70.2">
            <text:p>70.2</text:p>
          </table:table-cell>
        </table:table-row>
        <table:table-row>
          <table:table-cell table:style-name="pd1" office:value-type="date" office:date-value="2022-03-16T12:00:00">
            <text:p>Wed Mar 16 12:00:00 2022</text:p>
          </table:table-cell>
          <table:table-cell office:value-type="float" office:value="639.5">
            <text:p>639.5</text:p>
          </table:table-cell>
          <table:table-cell office:value-type="float" office:value="9.8333">
            <text:p>9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17T17:00:00">
            <text:p>Thu Mar 17 17:00:00 2022</text:p>
          </table:table-cell>
          <table:table-cell office:value-type="float" office:value="601.5">
            <text:p>601.5</text:p>
          </table:table-cell>
          <table:table-cell office:value-type="float" office:value="5.6667">
            <text:p>5.6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3-18T22:00:00">
            <text:p>Fri Mar 18 22:00:00 2022</text:p>
          </table:table-cell>
          <table:table-cell office:value-type="float" office:value="702.1667">
            <text:p>702.1667</text:p>
          </table:table-cell>
          <table:table-cell office:value-type="float" office:value="46.1667">
            <text:p>46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4-06T23:00:00">
            <text:p>Wed Apr  6 23:00:00 2022</text:p>
          </table:table-cell>
          <table:table-cell office:value-type="float" office:value="821.0">
            <text:p>821.0</text:p>
          </table:table-cell>
          <table:table-cell office:value-type="float" office:value="45.5">
            <text:p>45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4-07T00:00:00">
            <text:p>Thu Apr  7 00:00:00 2022</text:p>
          </table:table-cell>
          <table:table-cell office:value-type="float" office:value="673.1667">
            <text:p>673.1667</text:p>
          </table:table-cell>
          <table:table-cell office:value-type="float" office:value="16.8333">
            <text:p>16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07T01:00:00">
            <text:p>Thu Apr  7 01:00:00 2022</text:p>
          </table:table-cell>
          <table:table-cell office:value-type="float" office:value="682.6667">
            <text:p>682.6667</text:p>
          </table:table-cell>
          <table:table-cell office:value-type="float" office:value="15.8333">
            <text:p>15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4-07T03:00:00">
            <text:p>Thu Apr  7 03:00:00 2022</text:p>
          </table:table-cell>
          <table:table-cell office:value-type="float" office:value="591.6667">
            <text:p>591.6667</text:p>
          </table:table-cell>
          <table:table-cell office:value-type="float" office:value="9.0">
            <text:p>9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07T06:00:00">
            <text:p>Thu Apr  7 06:00:00 2022</text:p>
          </table:table-cell>
          <table:table-cell office:value-type="float" office:value="607.6667">
            <text:p>607.6667</text:p>
          </table:table-cell>
          <table:table-cell office:value-type="float" office:value="10.1667">
            <text:p>10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4-07T07:00:00">
            <text:p>Thu Apr  7 07:00:00 2022</text:p>
          </table:table-cell>
          <table:table-cell office:value-type="float" office:value="656.8333">
            <text:p>656.8333</text:p>
          </table:table-cell>
          <table:table-cell office:value-type="float" office:value="16.5">
            <text:p>16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07T08:00:00">
            <text:p>Thu Apr  7 08:00:00 2022</text:p>
          </table:table-cell>
          <table:table-cell office:value-type="float" office:value="671.5">
            <text:p>671.5</text:p>
          </table:table-cell>
          <table:table-cell office:value-type="float" office:value="25.6667">
            <text:p>25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4-07T09:00:00">
            <text:p>Thu Apr  7 09:00:00 2022</text:p>
          </table:table-cell>
          <table:table-cell office:value-type="float" office:value="785.2">
            <text:p>785.2</text:p>
          </table:table-cell>
          <table:table-cell office:value-type="float" office:value="37.0">
            <text:p>37.0</text:p>
          </table:table-cell>
          <table:table-cell office:value-type="float" office:value="11.8">
            <text:p>11.8</text:p>
          </table:table-cell>
        </table:table-row>
        <table:table-row>
          <table:table-cell table:style-name="pd1" office:value-type="date" office:date-value="2022-04-07T11:00:00">
            <text:p>Thu Apr  7 11:00:00 2022</text:p>
          </table:table-cell>
          <table:table-cell office:value-type="float" office:value="819.3333">
            <text:p>819.3333</text:p>
          </table:table-cell>
          <table:table-cell office:value-type="float" office:value="12.5">
            <text:p>12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4-07T22:00:00">
            <text:p>Thu Apr  7 22:00:00 2022</text:p>
          </table:table-cell>
          <table:table-cell office:value-type="float" office:value="682.0">
            <text:p>682.0</text:p>
          </table:table-cell>
          <table:table-cell office:value-type="float" office:value="45.6667">
            <text:p>45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4-07T23:00:00">
            <text:p>Thu Apr  7 23:00:00 2022</text:p>
          </table:table-cell>
          <table:table-cell office:value-type="float" office:value="726.3333">
            <text:p>726.3333</text:p>
          </table:table-cell>
          <table:table-cell office:value-type="float" office:value="39.3333">
            <text:p>39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4-08T00:00:00">
            <text:p>Fri Apr  8 00:00:00 2022</text:p>
          </table:table-cell>
          <table:table-cell office:value-type="float" office:value="846.8333">
            <text:p>846.8333</text:p>
          </table:table-cell>
          <table:table-cell office:value-type="float" office:value="53.0">
            <text:p>53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4-08T01:00:00">
            <text:p>Fri Apr  8 01:00:00 2022</text:p>
          </table:table-cell>
          <table:table-cell office:value-type="float" office:value="681.3333">
            <text:p>681.3333</text:p>
          </table:table-cell>
          <table:table-cell office:value-type="float" office:value="29.3333">
            <text:p>29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08T22:00:00">
            <text:p>Fri Apr  8 22:00:00 2022</text:p>
          </table:table-cell>
          <table:table-cell office:value-type="float" office:value="594.3333">
            <text:p>594.3333</text:p>
          </table:table-cell>
          <table:table-cell office:value-type="float" office:value="21.0">
            <text:p>21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4-08T23:00:00">
            <text:p>Fri Apr  8 23:00:00 2022</text:p>
          </table:table-cell>
          <table:table-cell office:value-type="float" office:value="594.8333">
            <text:p>594.8333</text:p>
          </table:table-cell>
          <table:table-cell office:value-type="float" office:value="17.3333">
            <text:p>17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09T00:00:00">
            <text:p>Sat Apr  9 00:00:00 2022</text:p>
          </table:table-cell>
          <table:table-cell office:value-type="float" office:value="581.1667">
            <text:p>581.1667</text:p>
          </table:table-cell>
          <table:table-cell office:value-type="float" office:value="14.8333">
            <text:p>14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09T01:00:00">
            <text:p>Sat Apr  9 01:00:00 2022</text:p>
          </table:table-cell>
          <table:table-cell office:value-type="float" office:value="556.5">
            <text:p>556.5</text:p>
          </table:table-cell>
          <table:table-cell office:value-type="float" office:value="13.0">
            <text:p>13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09T07:00:00">
            <text:p>Sat Apr  9 07:00:00 2022</text:p>
          </table:table-cell>
          <table:table-cell office:value-type="float" office:value="578.5">
            <text:p>578.5</text:p>
          </table:table-cell>
          <table:table-cell office:value-type="float" office:value="12.8333">
            <text:p>12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4-09T23:00:00">
            <text:p>Sat Apr  9 23:00:00 2022</text:p>
          </table:table-cell>
          <table:table-cell office:value-type="float" office:value="687.0">
            <text:p>687.0</text:p>
          </table:table-cell>
          <table:table-cell office:value-type="float" office:value="39.1667">
            <text:p>39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4-10T00:00:00">
            <text:p>Sun Apr 10 00:00:00 2022</text:p>
          </table:table-cell>
          <table:table-cell office:value-type="float" office:value="666.8333">
            <text:p>666.8333</text:p>
          </table:table-cell>
          <table:table-cell office:value-type="float" office:value="27.1667">
            <text:p>27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4-10T01:00:00">
            <text:p>Sun Apr 10 01:00:00 2022</text:p>
          </table:table-cell>
          <table:table-cell office:value-type="float" office:value="772.5">
            <text:p>772.5</text:p>
          </table:table-cell>
          <table:table-cell office:value-type="float" office:value="32.5">
            <text:p>32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4-10T02:00:00">
            <text:p>Sun Apr 10 02:00:00 2022</text:p>
          </table:table-cell>
          <table:table-cell office:value-type="float" office:value="690.1667">
            <text:p>690.1667</text:p>
          </table:table-cell>
          <table:table-cell office:value-type="float" office:value="21.6667">
            <text:p>21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4-14T23:00:00">
            <text:p>Thu Apr 14 23:00:00 2022</text:p>
          </table:table-cell>
          <table:table-cell office:value-type="float" office:value="678.0">
            <text:p>678.0</text:p>
          </table:table-cell>
          <table:table-cell office:value-type="float" office:value="29.3333">
            <text:p>29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4-15T00:00:00">
            <text:p>Fri Apr 15 00:00:00 2022</text:p>
          </table:table-cell>
          <table:table-cell office:value-type="float" office:value="739.0">
            <text:p>739.0</text:p>
          </table:table-cell>
          <table:table-cell office:value-type="float" office:value="32.0">
            <text:p>32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15T01:00:00">
            <text:p>Fri Apr 15 01:00:00 2022</text:p>
          </table:table-cell>
          <table:table-cell office:value-type="float" office:value="758.6667">
            <text:p>758.6667</text:p>
          </table:table-cell>
          <table:table-cell office:value-type="float" office:value="33.1667">
            <text:p>33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4-15T22:00:00">
            <text:p>Fri Apr 15 22:00:00 2022</text:p>
          </table:table-cell>
          <table:table-cell office:value-type="float" office:value="844.1667">
            <text:p>844.1667</text:p>
          </table:table-cell>
          <table:table-cell office:value-type="float" office:value="60.1667">
            <text:p>60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4-15T23:00:00">
            <text:p>Fri Apr 15 23:00:00 2022</text:p>
          </table:table-cell>
          <table:table-cell office:value-type="float" office:value="713.8333">
            <text:p>713.8333</text:p>
          </table:table-cell>
          <table:table-cell office:value-type="float" office:value="37.8333">
            <text:p>37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6T00:00:00">
            <text:p>Sat Apr 16 00:00:00 2022</text:p>
          </table:table-cell>
          <table:table-cell office:value-type="float" office:value="946.1667">
            <text:p>946.1667</text:p>
          </table:table-cell>
          <table:table-cell office:value-type="float" office:value="53.5">
            <text:p>53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4-16T01:00:00">
            <text:p>Sat Apr 16 01:00:00 2022</text:p>
          </table:table-cell>
          <table:table-cell office:value-type="float" office:value="908.1667">
            <text:p>908.1667</text:p>
          </table:table-cell>
          <table:table-cell office:value-type="float" office:value="48.0">
            <text:p>48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16T02:00:00">
            <text:p>Sat Apr 16 02:00:00 2022</text:p>
          </table:table-cell>
          <table:table-cell office:value-type="float" office:value="762.1667">
            <text:p>762.1667</text:p>
          </table:table-cell>
          <table:table-cell office:value-type="float" office:value="34.3333">
            <text:p>34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4-16T20:00:00">
            <text:p>Sat Apr 16 20:00:00 2022</text:p>
          </table:table-cell>
          <table:table-cell office:value-type="float" office:value="838.0">
            <text:p>838.0</text:p>
          </table:table-cell>
          <table:table-cell office:value-type="float" office:value="6.3333">
            <text:p>6.3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4-16T21:00:00">
            <text:p>Sat Apr 16 21:00:00 2022</text:p>
          </table:table-cell>
          <table:table-cell office:value-type="float" office:value="798.1667">
            <text:p>798.1667</text:p>
          </table:table-cell>
          <table:table-cell office:value-type="float" office:value="15.5">
            <text:p>15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4-16T22:00:00">
            <text:p>Sat Apr 16 22:00:00 2022</text:p>
          </table:table-cell>
          <table:table-cell office:value-type="float" office:value="759.6667">
            <text:p>759.6667</text:p>
          </table:table-cell>
          <table:table-cell office:value-type="float" office:value="21.6667">
            <text:p>21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17T23:00:00">
            <text:p>Sun Apr 17 23:00:00 2022</text:p>
          </table:table-cell>
          <table:table-cell office:value-type="float" office:value="872.6667">
            <text:p>872.6667</text:p>
          </table:table-cell>
          <table:table-cell office:value-type="float" office:value="58.3333">
            <text:p>58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5-17T22:00:00">
            <text:p>Tue May 17 22:00:00 2022</text:p>
          </table:table-cell>
          <table:table-cell office:value-type="float" office:value="898.5">
            <text:p>898.5</text:p>
          </table:table-cell>
          <table:table-cell office:value-type="float" office:value="72.6667">
            <text:p>72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5-17T23:00:00">
            <text:p>Tue May 17 23:00:00 2022</text:p>
          </table:table-cell>
          <table:table-cell office:value-type="float" office:value="845.3333">
            <text:p>845.3333</text:p>
          </table:table-cell>
          <table:table-cell office:value-type="float" office:value="60.8333">
            <text:p>60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6-09T22:00:00">
            <text:p>Thu Jun  9 22:00:00 2022</text:p>
          </table:table-cell>
          <table:table-cell office:value-type="float" office:value="579.1667">
            <text:p>579.1667</text:p>
          </table:table-cell>
          <table:table-cell office:value-type="float" office:value="36.1667">
            <text:p>36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6-09T23:00:00">
            <text:p>Thu Jun  9 23:00:00 2022</text:p>
          </table:table-cell>
          <table:table-cell office:value-type="float" office:value="614.8333">
            <text:p>614.8333</text:p>
          </table:table-cell>
          <table:table-cell office:value-type="float" office:value="35.6667">
            <text:p>35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6-10T00:00:00">
            <text:p>Fri Jun 10 00:00:00 2022</text:p>
          </table:table-cell>
          <table:table-cell office:value-type="float" office:value="620.0">
            <text:p>620.0</text:p>
          </table:table-cell>
          <table:table-cell office:value-type="float" office:value="31.3333">
            <text:p>31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6-22T08:00:00">
            <text:p>Wed Jun 22 08:00:00 2022</text:p>
          </table:table-cell>
          <table:table-cell office:value-type="float" office:value="1383.5">
            <text:p>1383.5</text:p>
          </table:table-cell>
          <table:table-cell office:value-type="float" office:value="10.5">
            <text:p>10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9-22T22:00:00">
            <text:p>Thu Sep 22 22:00:00 2022</text:p>
          </table:table-cell>
          <table:table-cell office:value-type="float" office:value="693.1667">
            <text:p>693.1667</text:p>
          </table:table-cell>
          <table:table-cell office:value-type="float" office:value="70.1667">
            <text:p>70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0-04T21:00:00">
            <text:p>Tue Oct  4 21:00:00 2022</text:p>
          </table:table-cell>
          <table:table-cell office:value-type="float" office:value="785.6667">
            <text:p>785.6667</text:p>
          </table:table-cell>
          <table:table-cell office:value-type="float" office:value="96.3333">
            <text:p>96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0-04T22:00:00">
            <text:p>Tue Oct  4 22:00:00 2022</text:p>
          </table:table-cell>
          <table:table-cell office:value-type="float" office:value="975.8333">
            <text:p>975.8333</text:p>
          </table:table-cell>
          <table:table-cell office:value-type="float" office:value="104.3333">
            <text:p>104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04T23:00:00">
            <text:p>Tue Oct  4 23:00:00 2022</text:p>
          </table:table-cell>
          <table:table-cell office:value-type="float" office:value="1020.3333">
            <text:p>1020.3333</text:p>
          </table:table-cell>
          <table:table-cell office:value-type="float" office:value="96.3333">
            <text:p>96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0-05T00:00:00">
            <text:p>Wed Oct  5 00:00:00 2022</text:p>
          </table:table-cell>
          <table:table-cell office:value-type="float" office:value="684.3333">
            <text:p>684.3333</text:p>
          </table:table-cell>
          <table:table-cell office:value-type="float" office:value="66.3333">
            <text:p>66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0-08T21:00:00">
            <text:p>Sat Oct  8 21:00:00 2022</text:p>
          </table:table-cell>
          <table:table-cell office:value-type="float" office:value="668.6667">
            <text:p>668.6667</text:p>
          </table:table-cell>
          <table:table-cell office:value-type="float" office:value="93.8333">
            <text:p>93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0-11T21:00:00">
            <text:p>Tue Oct 11 21:00:00 2022</text:p>
          </table:table-cell>
          <table:table-cell office:value-type="float" office:value="753.8333">
            <text:p>753.8333</text:p>
          </table:table-cell>
          <table:table-cell office:value-type="float" office:value="104.6667">
            <text:p>104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14T21:00:00">
            <text:p>Fri Oct 14 21:00:00 2022</text:p>
          </table:table-cell>
          <table:table-cell office:value-type="float" office:value="1003.5">
            <text:p>1003.5</text:p>
          </table:table-cell>
          <table:table-cell office:value-type="float" office:value="126.0">
            <text:p>126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0-14T22:00:00">
            <text:p>Fri Oct 14 22:00:00 2022</text:p>
          </table:table-cell>
          <table:table-cell office:value-type="float" office:value="866.0">
            <text:p>866.0</text:p>
          </table:table-cell>
          <table:table-cell office:value-type="float" office:value="112.5">
            <text:p>112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17T09:00:00">
            <text:p>Mon Oct 17 09:00:00 2022</text:p>
          </table:table-cell>
          <table:table-cell office:value-type="float" office:value="639.6667">
            <text:p>639.6667</text:p>
          </table:table-cell>
          <table:table-cell office:value-type="float" office:value="54.8333">
            <text:p>54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17T10:00:00">
            <text:p>Mon Oct 17 10:00:00 2022</text:p>
          </table:table-cell>
          <table:table-cell office:value-type="float" office:value="657.5">
            <text:p>657.5</text:p>
          </table:table-cell>
          <table:table-cell office:value-type="float" office:value="55.3333">
            <text:p>55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0-17T11:00:00">
            <text:p>Mon Oct 17 11:00:00 2022</text:p>
          </table:table-cell>
          <table:table-cell office:value-type="float" office:value="617.5">
            <text:p>617.5</text:p>
          </table:table-cell>
          <table:table-cell office:value-type="float" office:value="45.6667">
            <text:p>45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18T20:00:00">
            <text:p>Tue Oct 18 20:00:00 2022</text:p>
          </table:table-cell>
          <table:table-cell office:value-type="float" office:value="492.5">
            <text:p>492.5</text:p>
          </table:table-cell>
          <table:table-cell office:value-type="float" office:value="11.0">
            <text:p>11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10-18T21:00:00">
            <text:p>Tue Oct 18 21:00:00 2022</text:p>
          </table:table-cell>
          <table:table-cell office:value-type="float" office:value="491.5">
            <text:p>491.5</text:p>
          </table:table-cell>
          <table:table-cell office:value-type="float" office:value="18.6667">
            <text:p>18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0-22T01:00:00">
            <text:p>Sat Oct 22 01:00:00 2022</text:p>
          </table:table-cell>
          <table:table-cell office:value-type="float" office:value="510.1667">
            <text:p>510.1667</text:p>
          </table:table-cell>
          <table:table-cell office:value-type="float" office:value="12.0">
            <text:p>12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0-22T03:00:00">
            <text:p>Sat Oct 22 03:00:00 2022</text:p>
          </table:table-cell>
          <table:table-cell office:value-type="float" office:value="494.6667">
            <text:p>494.6667</text:p>
          </table:table-cell>
          <table:table-cell office:value-type="float" office:value="15.0">
            <text:p>15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0-23T01:00:00">
            <text:p>Sun Oct 23 01:00:00 2022</text:p>
          </table:table-cell>
          <table:table-cell office:value-type="float" office:value="533.8333">
            <text:p>533.8333</text:p>
          </table:table-cell>
          <table:table-cell office:value-type="float" office:value="11.0">
            <text:p>11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0-23T02:00:00">
            <text:p>Sun Oct 23 02:00:00 2022</text:p>
          </table:table-cell>
          <table:table-cell office:value-type="float" office:value="525.0">
            <text:p>525.0</text:p>
          </table:table-cell>
          <table:table-cell office:value-type="float" office:value="14.0">
            <text:p>14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0-23T03:00:00">
            <text:p>Sun Oct 23 03:00:00 2022</text:p>
          </table:table-cell>
          <table:table-cell office:value-type="float" office:value="525.1667">
            <text:p>525.1667</text:p>
          </table:table-cell>
          <table:table-cell office:value-type="float" office:value="15.3333">
            <text:p>15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0-23T22:00:00">
            <text:p>Sun Oct 23 22:00:00 2022</text:p>
          </table:table-cell>
          <table:table-cell office:value-type="float" office:value="567.6667">
            <text:p>567.6667</text:p>
          </table:table-cell>
          <table:table-cell office:value-type="float" office:value="17.8333">
            <text:p>17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0-24T22:00:00">
            <text:p>Mon Oct 24 22:00:00 2022</text:p>
          </table:table-cell>
          <table:table-cell office:value-type="float" office:value="656.8333">
            <text:p>656.8333</text:p>
          </table:table-cell>
          <table:table-cell office:value-type="float" office:value="62.5">
            <text:p>62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0-24T23:00:00">
            <text:p>Mon Oct 24 23:00:00 2022</text:p>
          </table:table-cell>
          <table:table-cell office:value-type="float" office:value="664.0">
            <text:p>664.0</text:p>
          </table:table-cell>
          <table:table-cell office:value-type="float" office:value="67.3333">
            <text:p>67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0-25T00:00:00">
            <text:p>Tue Oct 25 00:00:00 2022</text:p>
          </table:table-cell>
          <table:table-cell office:value-type="float" office:value="539.0">
            <text:p>539.0</text:p>
          </table:table-cell>
          <table:table-cell office:value-type="float" office:value="54.6667">
            <text:p>54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0-25T21:00:00">
            <text:p>Tue Oct 25 21:00:00 2022</text:p>
          </table:table-cell>
          <table:table-cell office:value-type="float" office:value="473.3333">
            <text:p>473.3333</text:p>
          </table:table-cell>
          <table:table-cell office:value-type="float" office:value="50.6667">
            <text:p>50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0-25T22:00:00">
            <text:p>Tue Oct 25 22:00:00 2022</text:p>
          </table:table-cell>
          <table:table-cell office:value-type="float" office:value="584.6667">
            <text:p>584.6667</text:p>
          </table:table-cell>
          <table:table-cell office:value-type="float" office:value="63.8333">
            <text:p>63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0-25T23:00:00">
            <text:p>Tue Oct 25 23:00:00 2022</text:p>
          </table:table-cell>
          <table:table-cell office:value-type="float" office:value="484.0">
            <text:p>484.0</text:p>
          </table:table-cell>
          <table:table-cell office:value-type="float" office:value="48.1667">
            <text:p>48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0-26T20:00:00">
            <text:p>Wed Oct 26 20:00:00 2022</text:p>
          </table:table-cell>
          <table:table-cell office:value-type="float" office:value="1023.5">
            <text:p>1023.5</text:p>
          </table:table-cell>
          <table:table-cell office:value-type="float" office:value="87.3333">
            <text:p>87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26T21:00:00">
            <text:p>Wed Oct 26 21:00:00 2022</text:p>
          </table:table-cell>
          <table:table-cell office:value-type="float" office:value="1039.3333">
            <text:p>1039.3333</text:p>
          </table:table-cell>
          <table:table-cell office:value-type="float" office:value="90.0">
            <text:p>90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0-26T22:00:00">
            <text:p>Wed Oct 26 22:00:00 2022</text:p>
          </table:table-cell>
          <table:table-cell office:value-type="float" office:value="864.1667">
            <text:p>864.1667</text:p>
          </table:table-cell>
          <table:table-cell office:value-type="float" office:value="73.0">
            <text:p>73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27T19:00:00">
            <text:p>Thu Oct 27 19:00:00 2022</text:p>
          </table:table-cell>
          <table:table-cell office:value-type="float" office:value="547.3333">
            <text:p>547.3333</text:p>
          </table:table-cell>
          <table:table-cell office:value-type="float" office:value="50.5">
            <text:p>50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7T20:00:00">
            <text:p>Thu Oct 27 20:00:00 2022</text:p>
          </table:table-cell>
          <table:table-cell office:value-type="float" office:value="907.3333">
            <text:p>907.3333</text:p>
          </table:table-cell>
          <table:table-cell office:value-type="float" office:value="101.1667">
            <text:p>101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0-27T21:00:00">
            <text:p>Thu Oct 27 21:00:00 2022</text:p>
          </table:table-cell>
          <table:table-cell office:value-type="float" office:value="1030.1667">
            <text:p>1030.1667</text:p>
          </table:table-cell>
          <table:table-cell office:value-type="float" office:value="103.8333">
            <text:p>103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0-27T22:00:00">
            <text:p>Thu Oct 27 22:00:00 2022</text:p>
          </table:table-cell>
          <table:table-cell office:value-type="float" office:value="1016.5">
            <text:p>1016.5</text:p>
          </table:table-cell>
          <table:table-cell office:value-type="float" office:value="104.1667">
            <text:p>104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0-27T23:00:00">
            <text:p>Thu Oct 27 23:00:00 2022</text:p>
          </table:table-cell>
          <table:table-cell office:value-type="float" office:value="831.8333">
            <text:p>831.8333</text:p>
          </table:table-cell>
          <table:table-cell office:value-type="float" office:value="78.5">
            <text:p>78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0-28T00:00:00">
            <text:p>Fri Oct 28 00:00:00 2022</text:p>
          </table:table-cell>
          <table:table-cell office:value-type="float" office:value="809.0">
            <text:p>809.0</text:p>
          </table:table-cell>
          <table:table-cell office:value-type="float" office:value="74.5">
            <text:p>74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0-28T20:00:00">
            <text:p>Fri Oct 28 20:00:00 2022</text:p>
          </table:table-cell>
          <table:table-cell office:value-type="float" office:value="726.8333">
            <text:p>726.8333</text:p>
          </table:table-cell>
          <table:table-cell office:value-type="float" office:value="90.5">
            <text:p>90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0-28T21:00:00">
            <text:p>Fri Oct 28 21:00:00 2022</text:p>
          </table:table-cell>
          <table:table-cell office:value-type="float" office:value="504.3333">
            <text:p>504.3333</text:p>
          </table:table-cell>
          <table:table-cell office:value-type="float" office:value="50.6667">
            <text:p>50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28T22:00:00">
            <text:p>Fri Oct 28 22:00:00 2022</text:p>
          </table:table-cell>
          <table:table-cell office:value-type="float" office:value="624.8333">
            <text:p>624.8333</text:p>
          </table:table-cell>
          <table:table-cell office:value-type="float" office:value="72.1667">
            <text:p>72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0-28T23:00:00">
            <text:p>Fri Oct 28 23:00:00 2022</text:p>
          </table:table-cell>
          <table:table-cell office:value-type="float" office:value="606.5">
            <text:p>606.5</text:p>
          </table:table-cell>
          <table:table-cell office:value-type="float" office:value="62.6667">
            <text:p>62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0-29T21:00:00">
            <text:p>Sat Oct 29 21:00:00 2022</text:p>
          </table:table-cell>
          <table:table-cell office:value-type="float" office:value="668.1667">
            <text:p>668.1667</text:p>
          </table:table-cell>
          <table:table-cell office:value-type="float" office:value="94.8333">
            <text:p>94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0-29T22:00:00">
            <text:p>Sat Oct 29 22:00:00 2022</text:p>
          </table:table-cell>
          <table:table-cell office:value-type="float" office:value="768.6667">
            <text:p>768.6667</text:p>
          </table:table-cell>
          <table:table-cell office:value-type="float" office:value="93.3333">
            <text:p>93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30T20:00:00">
            <text:p>Sun Oct 30 20:00:00 2022</text:p>
          </table:table-cell>
          <table:table-cell office:value-type="float" office:value="576.6667">
            <text:p>576.6667</text:p>
          </table:table-cell>
          <table:table-cell office:value-type="float" office:value="46.5">
            <text:p>46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0-30T21:00:00">
            <text:p>Sun Oct 30 21:00:00 2022</text:p>
          </table:table-cell>
          <table:table-cell office:value-type="float" office:value="659.8333">
            <text:p>659.8333</text:p>
          </table:table-cell>
          <table:table-cell office:value-type="float" office:value="79.3333">
            <text:p>79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0-30T22:00:00">
            <text:p>Sun Oct 30 22:00:00 2022</text:p>
          </table:table-cell>
          <table:table-cell office:value-type="float" office:value="746.8333">
            <text:p>746.8333</text:p>
          </table:table-cell>
          <table:table-cell office:value-type="float" office:value="73.3333">
            <text:p>73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0-30T23:00:00">
            <text:p>Sun Oct 30 23:00:00 2022</text:p>
          </table:table-cell>
          <table:table-cell office:value-type="float" office:value="714.0">
            <text:p>714.0</text:p>
          </table:table-cell>
          <table:table-cell office:value-type="float" office:value="59.5">
            <text:p>59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0-31T00:00:00">
            <text:p>Mon Oct 31 00:00:00 2022</text:p>
          </table:table-cell>
          <table:table-cell office:value-type="float" office:value="793.1667">
            <text:p>793.1667</text:p>
          </table:table-cell>
          <table:table-cell office:value-type="float" office:value="68.5">
            <text:p>68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0-31T01:00:00">
            <text:p>Mon Oct 31 01:00:00 2022</text:p>
          </table:table-cell>
          <table:table-cell office:value-type="float" office:value="622.3333">
            <text:p>622.3333</text:p>
          </table:table-cell>
          <table:table-cell office:value-type="float" office:value="50.6667">
            <text:p>50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31T18:00:00">
            <text:p>Mon Oct 31 18:00:00 2022</text:p>
          </table:table-cell>
          <table:table-cell office:value-type="float" office:value="512.6667">
            <text:p>512.6667</text:p>
          </table:table-cell>
          <table:table-cell office:value-type="float" office:value="28.6667">
            <text:p>28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0-31T19:00:00">
            <text:p>Mon Oct 31 19:00:00 2022</text:p>
          </table:table-cell>
          <table:table-cell office:value-type="float" office:value="556.3333">
            <text:p>556.3333</text:p>
          </table:table-cell>
          <table:table-cell office:value-type="float" office:value="48.8333">
            <text:p>48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0-31T20:00:00">
            <text:p>Mon Oct 31 20:00:00 2022</text:p>
          </table:table-cell>
          <table:table-cell office:value-type="float" office:value="499.5">
            <text:p>499.5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0-31T21:00:00">
            <text:p>Mon Oct 31 21:00:00 2022</text:p>
          </table:table-cell>
          <table:table-cell office:value-type="float" office:value="467.3333">
            <text:p>467.3333</text:p>
          </table:table-cell>
          <table:table-cell office:value-type="float" office:value="29.6667">
            <text:p>29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0-31T22:00:00">
            <text:p>Mon Oct 31 22:00:00 2022</text:p>
          </table:table-cell>
          <table:table-cell office:value-type="float" office:value="514.3333">
            <text:p>514.3333</text:p>
          </table:table-cell>
          <table:table-cell office:value-type="float" office:value="34.8333">
            <text:p>34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0-31T23:00:00">
            <text:p>Mon Oct 31 23:00:00 2022</text:p>
          </table:table-cell>
          <table:table-cell office:value-type="float" office:value="563.6667">
            <text:p>563.6667</text:p>
          </table:table-cell>
          <table:table-cell office:value-type="float" office:value="43.3333">
            <text:p>43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01T00:00:00">
            <text:p>Tue Nov  1 00:00:00 2022</text:p>
          </table:table-cell>
          <table:table-cell office:value-type="float" office:value="675.8333">
            <text:p>675.8333</text:p>
          </table:table-cell>
          <table:table-cell office:value-type="float" office:value="50.3333">
            <text:p>50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1-01T01:00:00">
            <text:p>Tue Nov  1 01:00:00 2022</text:p>
          </table:table-cell>
          <table:table-cell office:value-type="float" office:value="610.0">
            <text:p>610.0</text:p>
          </table:table-cell>
          <table:table-cell office:value-type="float" office:value="46.8333">
            <text:p>46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1-01T02:00:00">
            <text:p>Tue Nov  1 02:00:00 2022</text:p>
          </table:table-cell>
          <table:table-cell office:value-type="float" office:value="587.6667">
            <text:p>587.6667</text:p>
          </table:table-cell>
          <table:table-cell office:value-type="float" office:value="46.8333">
            <text:p>46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01T03:00:00">
            <text:p>Tue Nov  1 03:00:00 2022</text:p>
          </table:table-cell>
          <table:table-cell office:value-type="float" office:value="612.5">
            <text:p>612.5</text:p>
          </table:table-cell>
          <table:table-cell office:value-type="float" office:value="46.0">
            <text:p>46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1-02T21:00:00">
            <text:p>Wed Nov  2 21:00:00 2022</text:p>
          </table:table-cell>
          <table:table-cell office:value-type="float" office:value="645.8333">
            <text:p>645.8333</text:p>
          </table:table-cell>
          <table:table-cell office:value-type="float" office:value="59.3333">
            <text:p>59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1-02T22:00:00">
            <text:p>Wed Nov  2 22:00:00 2022</text:p>
          </table:table-cell>
          <table:table-cell office:value-type="float" office:value="725.5">
            <text:p>725.5</text:p>
          </table:table-cell>
          <table:table-cell office:value-type="float" office:value="64.1667">
            <text:p>64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05T20:00:00">
            <text:p>Sat Nov  5 20:00:00 2022</text:p>
          </table:table-cell>
          <table:table-cell office:value-type="float" office:value="961.1667">
            <text:p>961.1667</text:p>
          </table:table-cell>
          <table:table-cell office:value-type="float" office:value="85.5">
            <text:p>85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05T21:00:00">
            <text:p>Sat Nov  5 21:00:00 2022</text:p>
          </table:table-cell>
          <table:table-cell office:value-type="float" office:value="1025.8333">
            <text:p>1025.8333</text:p>
          </table:table-cell>
          <table:table-cell office:value-type="float" office:value="91.0">
            <text:p>91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05T22:00:00">
            <text:p>Sat Nov  5 22:00:00 2022</text:p>
          </table:table-cell>
          <table:table-cell office:value-type="float" office:value="757.3333">
            <text:p>757.3333</text:p>
          </table:table-cell>
          <table:table-cell office:value-type="float" office:value="70.5">
            <text:p>70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05T23:00:00">
            <text:p>Sat Nov  5 23:00:00 2022</text:p>
          </table:table-cell>
          <table:table-cell office:value-type="float" office:value="561.6667">
            <text:p>561.6667</text:p>
          </table:table-cell>
          <table:table-cell office:value-type="float" office:value="44.0">
            <text:p>44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06T01:00:00">
            <text:p>Sun Nov  6 01:00:00 2022</text:p>
          </table:table-cell>
          <table:table-cell office:value-type="float" office:value="549.8333">
            <text:p>549.8333</text:p>
          </table:table-cell>
          <table:table-cell office:value-type="float" office:value="48.0">
            <text:p>48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06T02:00:00">
            <text:p>Sun Nov  6 02:00:00 2022</text:p>
          </table:table-cell>
          <table:table-cell office:value-type="float" office:value="525.1667">
            <text:p>525.1667</text:p>
          </table:table-cell>
          <table:table-cell office:value-type="float" office:value="41.5">
            <text:p>41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1-06T03:00:00">
            <text:p>Sun Nov  6 03:00:00 2022</text:p>
          </table:table-cell>
          <table:table-cell office:value-type="float" office:value="482.3333">
            <text:p>482.3333</text:p>
          </table:table-cell>
          <table:table-cell office:value-type="float" office:value="34.0">
            <text:p>34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1-06T04:00:00">
            <text:p>Sun Nov  6 04:00:00 2022</text:p>
          </table:table-cell>
          <table:table-cell office:value-type="float" office:value="580.8333">
            <text:p>580.8333</text:p>
          </table:table-cell>
          <table:table-cell office:value-type="float" office:value="40.8333">
            <text:p>40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1-06T21:00:00">
            <text:p>Sun Nov  6 21:00:00 2022</text:p>
          </table:table-cell>
          <table:table-cell office:value-type="float" office:value="594.1667">
            <text:p>594.1667</text:p>
          </table:table-cell>
          <table:table-cell office:value-type="float" office:value="66.1667">
            <text:p>66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1-06T23:00:00">
            <text:p>Sun Nov  6 23:00:00 2022</text:p>
          </table:table-cell>
          <table:table-cell office:value-type="float" office:value="612.0">
            <text:p>612.0</text:p>
          </table:table-cell>
          <table:table-cell office:value-type="float" office:value="47.1667">
            <text:p>47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1-08T21:00:00">
            <text:p>Tue Nov  8 21:00:00 2022</text:p>
          </table:table-cell>
          <table:table-cell office:value-type="float" office:value="580.1667">
            <text:p>580.1667</text:p>
          </table:table-cell>
          <table:table-cell office:value-type="float" office:value="59.5">
            <text:p>59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8T22:00:00">
            <text:p>Tue Nov  8 22:00:00 2022</text:p>
          </table:table-cell>
          <table:table-cell office:value-type="float" office:value="585.8333">
            <text:p>585.8333</text:p>
          </table:table-cell>
          <table:table-cell office:value-type="float" office:value="55.6667">
            <text:p>55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1-09T21:00:00">
            <text:p>Wed Nov  9 21:00:00 2022</text:p>
          </table:table-cell>
          <table:table-cell office:value-type="float" office:value="539.5">
            <text:p>539.5</text:p>
          </table:table-cell>
          <table:table-cell office:value-type="float" office:value="42.3333">
            <text:p>42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1-09T22:00:00">
            <text:p>Wed Nov  9 22:00:00 2022</text:p>
          </table:table-cell>
          <table:table-cell office:value-type="float" office:value="924.0">
            <text:p>924.0</text:p>
          </table:table-cell>
          <table:table-cell office:value-type="float" office:value="49.5">
            <text:p>49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09T23:00:00">
            <text:p>Wed Nov  9 23:00:00 2022</text:p>
          </table:table-cell>
          <table:table-cell office:value-type="float" office:value="605.8333">
            <text:p>605.8333</text:p>
          </table:table-cell>
          <table:table-cell office:value-type="float" office:value="33.6667">
            <text:p>33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10T00:00:00">
            <text:p>Thu Nov 10 00:00:00 2022</text:p>
          </table:table-cell>
          <table:table-cell office:value-type="float" office:value="678.5">
            <text:p>678.5</text:p>
          </table:table-cell>
          <table:table-cell office:value-type="float" office:value="31.3333">
            <text:p>31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1-10T01:00:00">
            <text:p>Thu Nov 10 01:00:00 2022</text:p>
          </table:table-cell>
          <table:table-cell office:value-type="float" office:value="470.0">
            <text:p>470.0</text:p>
          </table:table-cell>
          <table:table-cell office:value-type="float" office:value="21.5">
            <text:p>21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1-10T22:00:00">
            <text:p>Thu Nov 10 22:00:00 2022</text:p>
          </table:table-cell>
          <table:table-cell office:value-type="float" office:value="542.6667">
            <text:p>542.6667</text:p>
          </table:table-cell>
          <table:table-cell office:value-type="float" office:value="59.8333">
            <text:p>59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1-10T23:00:00">
            <text:p>Thu Nov 10 23:00:00 2022</text:p>
          </table:table-cell>
          <table:table-cell office:value-type="float" office:value="328.0">
            <text:p>328.0</text:p>
          </table:table-cell>
          <table:table-cell office:value-type="float" office:value="21.0">
            <text:p>21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1-14T20:00:00">
            <text:p>Mon Nov 14 20:00:00 2022</text:p>
          </table:table-cell>
          <table:table-cell office:value-type="float" office:value="464.6667">
            <text:p>464.6667</text:p>
          </table:table-cell>
          <table:table-cell office:value-type="float" office:value="28.5">
            <text:p>28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14T22:00:00">
            <text:p>Mon Nov 14 22:00:00 2022</text:p>
          </table:table-cell>
          <table:table-cell office:value-type="float" office:value="477.3333">
            <text:p>477.3333</text:p>
          </table:table-cell>
          <table:table-cell office:value-type="float" office:value="34.6667">
            <text:p>34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14T23:00:00">
            <text:p>Mon Nov 14 23:00:00 2022</text:p>
          </table:table-cell>
          <table:table-cell office:value-type="float" office:value="487.1667">
            <text:p>487.1667</text:p>
          </table:table-cell>
          <table:table-cell office:value-type="float" office:value="26.1667">
            <text:p>26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1-24T21:00:00">
            <text:p>Thu Nov 24 21:00:00 2022</text:p>
          </table:table-cell>
          <table:table-cell office:value-type="float" office:value="559.1667">
            <text:p>559.1667</text:p>
          </table:table-cell>
          <table:table-cell office:value-type="float" office:value="34.0">
            <text:p>34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24T22:00:00">
            <text:p>Thu Nov 24 22:00:00 2022</text:p>
          </table:table-cell>
          <table:table-cell office:value-type="float" office:value="527.3333">
            <text:p>527.3333</text:p>
          </table:table-cell>
          <table:table-cell office:value-type="float" office:value="25.0">
            <text:p>25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1-24T23:00:00">
            <text:p>Thu Nov 24 23:00:00 2022</text:p>
          </table:table-cell>
          <table:table-cell office:value-type="float" office:value="489.5">
            <text:p>489.5</text:p>
          </table:table-cell>
          <table:table-cell office:value-type="float" office:value="18.5">
            <text:p>18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1-25T00:00:00">
            <text:p>Fri Nov 25 00:00:00 2022</text:p>
          </table:table-cell>
          <table:table-cell office:value-type="float" office:value="578.0">
            <text:p>578.0</text:p>
          </table:table-cell>
          <table:table-cell office:value-type="float" office:value="27.5">
            <text:p>27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1-25T01:00:00">
            <text:p>Fri Nov 25 01:00:00 2022</text:p>
          </table:table-cell>
          <table:table-cell office:value-type="float" office:value="525.3333">
            <text:p>525.3333</text:p>
          </table:table-cell>
          <table:table-cell office:value-type="float" office:value="19.6667">
            <text:p>19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25T02:00:00">
            <text:p>Fri Nov 25 02:00:00 2022</text:p>
          </table:table-cell>
          <table:table-cell office:value-type="float" office:value="451.6667">
            <text:p>451.6667</text:p>
          </table:table-cell>
          <table:table-cell office:value-type="float" office:value="10.3333">
            <text:p>10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25T03:00:00">
            <text:p>Fri Nov 25 03:00:00 2022</text:p>
          </table:table-cell>
          <table:table-cell office:value-type="float" office:value="421.3333">
            <text:p>421.3333</text:p>
          </table:table-cell>
          <table:table-cell office:value-type="float" office:value="8.8333">
            <text:p>8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1-25T06:00:00">
            <text:p>Fri Nov 25 06:00:00 2022</text:p>
          </table:table-cell>
          <table:table-cell office:value-type="float" office:value="432.0">
            <text:p>432.0</text:p>
          </table:table-cell>
          <table:table-cell office:value-type="float" office:value="11.5">
            <text:p>11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25T07:00:00">
            <text:p>Fri Nov 25 07:00:00 2022</text:p>
          </table:table-cell>
          <table:table-cell office:value-type="float" office:value="487.3333">
            <text:p>487.3333</text:p>
          </table:table-cell>
          <table:table-cell office:value-type="float" office:value="15.5">
            <text:p>15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1-25T20:00:00">
            <text:p>Fri Nov 25 20:00:00 2022</text:p>
          </table:table-cell>
          <table:table-cell office:value-type="float" office:value="576.1667">
            <text:p>576.1667</text:p>
          </table:table-cell>
          <table:table-cell office:value-type="float" office:value="47.1667">
            <text:p>47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1-25T21:00:00">
            <text:p>Fri Nov 25 21:00:00 2022</text:p>
          </table:table-cell>
          <table:table-cell office:value-type="float" office:value="562.5">
            <text:p>562.5</text:p>
          </table:table-cell>
          <table:table-cell office:value-type="float" office:value="47.6667">
            <text:p>47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5T22:00:00">
            <text:p>Fri Nov 25 22:00:00 2022</text:p>
          </table:table-cell>
          <table:table-cell office:value-type="float" office:value="439.6667">
            <text:p>439.6667</text:p>
          </table:table-cell>
          <table:table-cell office:value-type="float" office:value="23.1667">
            <text:p>23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25T23:00:00">
            <text:p>Fri Nov 25 23:00:00 2022</text:p>
          </table:table-cell>
          <table:table-cell office:value-type="float" office:value="472.8333">
            <text:p>472.8333</text:p>
          </table:table-cell>
          <table:table-cell office:value-type="float" office:value="29.8333">
            <text:p>29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1-26T00:00:00">
            <text:p>Sat Nov 26 00:00:00 2022</text:p>
          </table:table-cell>
          <table:table-cell office:value-type="float" office:value="471.6667">
            <text:p>471.6667</text:p>
          </table:table-cell>
          <table:table-cell office:value-type="float" office:value="25.0">
            <text:p>25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1-26T02:00:00">
            <text:p>Sat Nov 26 02:00:00 2022</text:p>
          </table:table-cell>
          <table:table-cell office:value-type="float" office:value="455.1667">
            <text:p>455.1667</text:p>
          </table:table-cell>
          <table:table-cell office:value-type="float" office:value="14.3333">
            <text:p>14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1-26T18:00:00">
            <text:p>Sat Nov 26 18:00:00 2022</text:p>
          </table:table-cell>
          <table:table-cell office:value-type="float" office:value="562.6667">
            <text:p>562.6667</text:p>
          </table:table-cell>
          <table:table-cell office:value-type="float" office:value="36.1667">
            <text:p>36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26T19:00:00">
            <text:p>Sat Nov 26 19:00:00 2022</text:p>
          </table:table-cell>
          <table:table-cell office:value-type="float" office:value="956.5">
            <text:p>956.5</text:p>
          </table:table-cell>
          <table:table-cell office:value-type="float" office:value="84.6667">
            <text:p>84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1-26T20:00:00">
            <text:p>Sat Nov 26 20:00:00 2022</text:p>
          </table:table-cell>
          <table:table-cell office:value-type="float" office:value="1022.1667">
            <text:p>1022.1667</text:p>
          </table:table-cell>
          <table:table-cell office:value-type="float" office:value="88.1667">
            <text:p>88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6T21:00:00">
            <text:p>Sat Nov 26 21:00:00 2022</text:p>
          </table:table-cell>
          <table:table-cell office:value-type="float" office:value="865.6667">
            <text:p>865.6667</text:p>
          </table:table-cell>
          <table:table-cell office:value-type="float" office:value="75.3333">
            <text:p>75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26T22:00:00">
            <text:p>Sat Nov 26 22:00:00 2022</text:p>
          </table:table-cell>
          <table:table-cell office:value-type="float" office:value="682.0">
            <text:p>682.0</text:p>
          </table:table-cell>
          <table:table-cell office:value-type="float" office:value="61.6667">
            <text:p>61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1-26T23:00:00">
            <text:p>Sat Nov 26 23:00:00 2022</text:p>
          </table:table-cell>
          <table:table-cell office:value-type="float" office:value="769.0">
            <text:p>769.0</text:p>
          </table:table-cell>
          <table:table-cell office:value-type="float" office:value="65.8333">
            <text:p>65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1-27T00:00:00">
            <text:p>Sun Nov 27 00:00:00 2022</text:p>
          </table:table-cell>
          <table:table-cell office:value-type="float" office:value="891.6667">
            <text:p>891.6667</text:p>
          </table:table-cell>
          <table:table-cell office:value-type="float" office:value="66.8333">
            <text:p>66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27T01:00:00">
            <text:p>Sun Nov 27 01:00:00 2022</text:p>
          </table:table-cell>
          <table:table-cell office:value-type="float" office:value="794.1667">
            <text:p>794.1667</text:p>
          </table:table-cell>
          <table:table-cell office:value-type="float" office:value="57.1667">
            <text:p>57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1-27T02:00:00">
            <text:p>Sun Nov 27 02:00:00 2022</text:p>
          </table:table-cell>
          <table:table-cell office:value-type="float" office:value="915.0">
            <text:p>915.0</text:p>
          </table:table-cell>
          <table:table-cell office:value-type="float" office:value="60.6667">
            <text:p>60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1-27T03:00:00">
            <text:p>Sun Nov 27 03:00:00 2022</text:p>
          </table:table-cell>
          <table:table-cell office:value-type="float" office:value="788.3333">
            <text:p>788.3333</text:p>
          </table:table-cell>
          <table:table-cell office:value-type="float" office:value="55.1667">
            <text:p>55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1-27T19:00:00">
            <text:p>Sun Nov 27 19:00:00 2022</text:p>
          </table:table-cell>
          <table:table-cell office:value-type="float" office:value="986.8333">
            <text:p>986.8333</text:p>
          </table:table-cell>
          <table:table-cell office:value-type="float" office:value="85.6667">
            <text:p>85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1-27T20:00:00">
            <text:p>Sun Nov 27 20:00:00 2022</text:p>
          </table:table-cell>
          <table:table-cell office:value-type="float" office:value="952.6667">
            <text:p>952.6667</text:p>
          </table:table-cell>
          <table:table-cell office:value-type="float" office:value="85.0">
            <text:p>85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27T21:00:00">
            <text:p>Sun Nov 27 21:00:00 2022</text:p>
          </table:table-cell>
          <table:table-cell office:value-type="float" office:value="1115.1667">
            <text:p>1115.1667</text:p>
          </table:table-cell>
          <table:table-cell office:value-type="float" office:value="97.0">
            <text:p>97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27T22:00:00">
            <text:p>Sun Nov 27 22:00:00 2022</text:p>
          </table:table-cell>
          <table:table-cell office:value-type="float" office:value="678.3333">
            <text:p>678.3333</text:p>
          </table:table-cell>
          <table:table-cell office:value-type="float" office:value="57.6667">
            <text:p>57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27T23:00:00">
            <text:p>Sun Nov 27 23:00:00 2022</text:p>
          </table:table-cell>
          <table:table-cell office:value-type="float" office:value="633.0">
            <text:p>633.0</text:p>
          </table:table-cell>
          <table:table-cell office:value-type="float" office:value="48.1667">
            <text:p>48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28T00:00:00">
            <text:p>Mon Nov 28 00:00:00 2022</text:p>
          </table:table-cell>
          <table:table-cell office:value-type="float" office:value="489.8333">
            <text:p>489.8333</text:p>
          </table:table-cell>
          <table:table-cell office:value-type="float" office:value="32.1667">
            <text:p>32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1-28T01:00:00">
            <text:p>Mon Nov 28 01:00:00 2022</text:p>
          </table:table-cell>
          <table:table-cell office:value-type="float" office:value="384.1667">
            <text:p>384.1667</text:p>
          </table:table-cell>
          <table:table-cell office:value-type="float" office:value="11.3333">
            <text:p>11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1-28T02:00:00">
            <text:p>Mon Nov 28 02:00:00 2022</text:p>
          </table:table-cell>
          <table:table-cell office:value-type="float" office:value="375.3333">
            <text:p>375.3333</text:p>
          </table:table-cell>
          <table:table-cell office:value-type="float" office:value="9.5">
            <text:p>9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1-28T19:00:00">
            <text:p>Mon Nov 28 19:00:00 2022</text:p>
          </table:table-cell>
          <table:table-cell office:value-type="float" office:value="806.6667">
            <text:p>806.6667</text:p>
          </table:table-cell>
          <table:table-cell office:value-type="float" office:value="80.1667">
            <text:p>80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28T20:00:00">
            <text:p>Mon Nov 28 20:00:00 2022</text:p>
          </table:table-cell>
          <table:table-cell office:value-type="float" office:value="732.0">
            <text:p>732.0</text:p>
          </table:table-cell>
          <table:table-cell office:value-type="float" office:value="78.0">
            <text:p>78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1-28T21:00:00">
            <text:p>Mon Nov 28 21:00:00 2022</text:p>
          </table:table-cell>
          <table:table-cell office:value-type="float" office:value="640.0">
            <text:p>640.0</text:p>
          </table:table-cell>
          <table:table-cell office:value-type="float" office:value="59.1667">
            <text:p>59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28T22:00:00">
            <text:p>Mon Nov 28 22:00:00 2022</text:p>
          </table:table-cell>
          <table:table-cell office:value-type="float" office:value="676.0">
            <text:p>676.0</text:p>
          </table:table-cell>
          <table:table-cell office:value-type="float" office:value="52.5">
            <text:p>52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1-29T19:00:00">
            <text:p>Tue Nov 29 19:00:00 2022</text:p>
          </table:table-cell>
          <table:table-cell office:value-type="float" office:value="646.6667">
            <text:p>646.6667</text:p>
          </table:table-cell>
          <table:table-cell office:value-type="float" office:value="73.1667">
            <text:p>73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29T20:00:00">
            <text:p>Tue Nov 29 20:00:00 2022</text:p>
          </table:table-cell>
          <table:table-cell office:value-type="float" office:value="906.0">
            <text:p>906.0</text:p>
          </table:table-cell>
          <table:table-cell office:value-type="float" office:value="85.6667">
            <text:p>85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9T21:00:00">
            <text:p>Tue Nov 29 21:00:00 2022</text:p>
          </table:table-cell>
          <table:table-cell office:value-type="float" office:value="722.0">
            <text:p>722.0</text:p>
          </table:table-cell>
          <table:table-cell office:value-type="float" office:value="70.6667">
            <text:p>70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29T22:00:00">
            <text:p>Tue Nov 29 22:00:00 2022</text:p>
          </table:table-cell>
          <table:table-cell office:value-type="float" office:value="775.3333">
            <text:p>775.3333</text:p>
          </table:table-cell>
          <table:table-cell office:value-type="float" office:value="66.8333">
            <text:p>66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1-29T23:00:00">
            <text:p>Tue Nov 29 23:00:00 2022</text:p>
          </table:table-cell>
          <table:table-cell office:value-type="float" office:value="665.0">
            <text:p>665.0</text:p>
          </table:table-cell>
          <table:table-cell office:value-type="float" office:value="51.1667">
            <text:p>51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1-30T00:00:00">
            <text:p>Wed Nov 30 00:00:00 2022</text:p>
          </table:table-cell>
          <table:table-cell office:value-type="float" office:value="584.1667">
            <text:p>584.1667</text:p>
          </table:table-cell>
          <table:table-cell office:value-type="float" office:value="33.1667">
            <text:p>33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1-30T01:00:00">
            <text:p>Wed Nov 30 01:00:00 2022</text:p>
          </table:table-cell>
          <table:table-cell office:value-type="float" office:value="433.5">
            <text:p>433.5</text:p>
          </table:table-cell>
          <table:table-cell office:value-type="float" office:value="10.8333">
            <text:p>10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30T19:00:00">
            <text:p>Wed Nov 30 19:00:00 2022</text:p>
          </table:table-cell>
          <table:table-cell office:value-type="float" office:value="616.0">
            <text:p>616.0</text:p>
          </table:table-cell>
          <table:table-cell office:value-type="float" office:value="53.0">
            <text:p>53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1-30T20:00:00">
            <text:p>Wed Nov 30 20:00:00 2022</text:p>
          </table:table-cell>
          <table:table-cell office:value-type="float" office:value="747.6667">
            <text:p>747.6667</text:p>
          </table:table-cell>
          <table:table-cell office:value-type="float" office:value="71.0">
            <text:p>71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1-30T21:00:00">
            <text:p>Wed Nov 30 21:00:00 2022</text:p>
          </table:table-cell>
          <table:table-cell office:value-type="float" office:value="855.6667">
            <text:p>855.6667</text:p>
          </table:table-cell>
          <table:table-cell office:value-type="float" office:value="71.0">
            <text:p>71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30T22:00:00">
            <text:p>Wed Nov 30 22:00:00 2022</text:p>
          </table:table-cell>
          <table:table-cell office:value-type="float" office:value="1560.5">
            <text:p>1560.5</text:p>
          </table:table-cell>
          <table:table-cell office:value-type="float" office:value="92.1667">
            <text:p>92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30T23:00:00">
            <text:p>Wed Nov 30 23:00:00 2022</text:p>
          </table:table-cell>
          <table:table-cell office:value-type="float" office:value="843.6667">
            <text:p>843.6667</text:p>
          </table:table-cell>
          <table:table-cell office:value-type="float" office:value="57.6667">
            <text:p>57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01T00:00:00">
            <text:p>Thu Dec  1 00:00:00 2022</text:p>
          </table:table-cell>
          <table:table-cell office:value-type="float" office:value="643.3333">
            <text:p>643.3333</text:p>
          </table:table-cell>
          <table:table-cell office:value-type="float" office:value="29.5">
            <text:p>29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2-01T01:00:00">
            <text:p>Thu Dec  1 01:00:00 2022</text:p>
          </table:table-cell>
          <table:table-cell office:value-type="float" office:value="561.1667">
            <text:p>561.1667</text:p>
          </table:table-cell>
          <table:table-cell office:value-type="float" office:value="20.6667">
            <text:p>20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01T02:00:00">
            <text:p>Thu Dec  1 02:00:00 2022</text:p>
          </table:table-cell>
          <table:table-cell office:value-type="float" office:value="491.8333">
            <text:p>491.8333</text:p>
          </table:table-cell>
          <table:table-cell office:value-type="float" office:value="18.6667">
            <text:p>18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2-01T03:00:00">
            <text:p>Thu Dec  1 03:00:00 2022</text:p>
          </table:table-cell>
          <table:table-cell office:value-type="float" office:value="522.3333">
            <text:p>522.3333</text:p>
          </table:table-cell>
          <table:table-cell office:value-type="float" office:value="26.6667">
            <text:p>26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2-01T19:00:00">
            <text:p>Thu Dec  1 19:00:00 2022</text:p>
          </table:table-cell>
          <table:table-cell office:value-type="float" office:value="402.6667">
            <text:p>402.6667</text:p>
          </table:table-cell>
          <table:table-cell office:value-type="float" office:value="30.8333">
            <text:p>30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2-01T20:00:00">
            <text:p>Thu Dec  1 20:00:00 2022</text:p>
          </table:table-cell>
          <table:table-cell office:value-type="float" office:value="524.3333">
            <text:p>524.3333</text:p>
          </table:table-cell>
          <table:table-cell office:value-type="float" office:value="53.6667">
            <text:p>53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12-01T21:00:00">
            <text:p>Thu Dec  1 21:00:00 2022</text:p>
          </table:table-cell>
          <table:table-cell office:value-type="float" office:value="505.1667">
            <text:p>505.1667</text:p>
          </table:table-cell>
          <table:table-cell office:value-type="float" office:value="43.5">
            <text:p>43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01T22:00:00">
            <text:p>Thu Dec  1 22:00:00 2022</text:p>
          </table:table-cell>
          <table:table-cell office:value-type="float" office:value="388.5">
            <text:p>388.5</text:p>
          </table:table-cell>
          <table:table-cell office:value-type="float" office:value="19.8333">
            <text:p>19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2-02T09:00:00">
            <text:p>Fri Dec  2 09:00:00 2022</text:p>
          </table:table-cell>
          <table:table-cell office:value-type="float" office:value="608.3333">
            <text:p>608.3333</text:p>
          </table:table-cell>
          <table:table-cell office:value-type="float" office:value="60.5">
            <text:p>60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2-04T21:00:00">
            <text:p>Sun Dec  4 21:00:00 2022</text:p>
          </table:table-cell>
          <table:table-cell office:value-type="float" office:value="865.1667">
            <text:p>865.1667</text:p>
          </table:table-cell>
          <table:table-cell office:value-type="float" office:value="57.0">
            <text:p>57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04T22:00:00">
            <text:p>Sun Dec  4 22:00:00 2022</text:p>
          </table:table-cell>
          <table:table-cell office:value-type="float" office:value="919.0">
            <text:p>919.0</text:p>
          </table:table-cell>
          <table:table-cell office:value-type="float" office:value="52.8333">
            <text:p>52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04T23:00:00">
            <text:p>Sun Dec  4 23:00:00 2022</text:p>
          </table:table-cell>
          <table:table-cell office:value-type="float" office:value="937.6667">
            <text:p>937.6667</text:p>
          </table:table-cell>
          <table:table-cell office:value-type="float" office:value="48.3333">
            <text:p>48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05T00:00:00">
            <text:p>Mon Dec  5 00:00:00 2022</text:p>
          </table:table-cell>
          <table:table-cell office:value-type="float" office:value="804.0">
            <text:p>804.0</text:p>
          </table:table-cell>
          <table:table-cell office:value-type="float" office:value="35.5">
            <text:p>35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2-05T01:00:00">
            <text:p>Mon Dec  5 01:00:00 2022</text:p>
          </table:table-cell>
          <table:table-cell office:value-type="float" office:value="738.6667">
            <text:p>738.6667</text:p>
          </table:table-cell>
          <table:table-cell office:value-type="float" office:value="34.8333">
            <text:p>34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2-05T19:00:00">
            <text:p>Mon Dec  5 19:00:00 2022</text:p>
          </table:table-cell>
          <table:table-cell office:value-type="float" office:value="638.6667">
            <text:p>638.6667</text:p>
          </table:table-cell>
          <table:table-cell office:value-type="float" office:value="46.0">
            <text:p>46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2-05T20:00:00">
            <text:p>Mon Dec  5 20:00:00 2022</text:p>
          </table:table-cell>
          <table:table-cell office:value-type="float" office:value="596.1667">
            <text:p>596.1667</text:p>
          </table:table-cell>
          <table:table-cell office:value-type="float" office:value="32.0">
            <text:p>32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05T21:00:00">
            <text:p>Mon Dec  5 21:00:00 2022</text:p>
          </table:table-cell>
          <table:table-cell office:value-type="float" office:value="520.8333">
            <text:p>520.8333</text:p>
          </table:table-cell>
          <table:table-cell office:value-type="float" office:value="26.0">
            <text:p>26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05T22:00:00">
            <text:p>Mon Dec  5 22:00:00 2022</text:p>
          </table:table-cell>
          <table:table-cell office:value-type="float" office:value="627.3333">
            <text:p>627.3333</text:p>
          </table:table-cell>
          <table:table-cell office:value-type="float" office:value="33.0">
            <text:p>33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05T23:00:00">
            <text:p>Mon Dec  5 23:00:00 2022</text:p>
          </table:table-cell>
          <table:table-cell office:value-type="float" office:value="647.0">
            <text:p>647.0</text:p>
          </table:table-cell>
          <table:table-cell office:value-type="float" office:value="42.5">
            <text:p>42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06T00:00:00">
            <text:p>Tue Dec  6 00:00:00 2022</text:p>
          </table:table-cell>
          <table:table-cell office:value-type="float" office:value="617.6667">
            <text:p>617.6667</text:p>
          </table:table-cell>
          <table:table-cell office:value-type="float" office:value="24.0">
            <text:p>24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06T01:00:00">
            <text:p>Tue Dec  6 01:00:00 2022</text:p>
          </table:table-cell>
          <table:table-cell office:value-type="float" office:value="548.6667">
            <text:p>548.6667</text:p>
          </table:table-cell>
          <table:table-cell office:value-type="float" office:value="20.1667">
            <text:p>20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06T02:00:00">
            <text:p>Tue Dec  6 02:00:00 2022</text:p>
          </table:table-cell>
          <table:table-cell office:value-type="float" office:value="484.8333">
            <text:p>484.8333</text:p>
          </table:table-cell>
          <table:table-cell office:value-type="float" office:value="12.6667">
            <text:p>12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06T03:00:00">
            <text:p>Tue Dec  6 03:00:00 2022</text:p>
          </table:table-cell>
          <table:table-cell office:value-type="float" office:value="498.8333">
            <text:p>498.8333</text:p>
          </table:table-cell>
          <table:table-cell office:value-type="float" office:value="9.0">
            <text:p>9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06T04:00:00">
            <text:p>Tue Dec  6 04:00:00 2022</text:p>
          </table:table-cell>
          <table:table-cell office:value-type="float" office:value="496.6667">
            <text:p>496.6667</text:p>
          </table:table-cell>
          <table:table-cell office:value-type="float" office:value="8.1667">
            <text:p>8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12-06T11:00:00">
            <text:p>Tue Dec  6 11:00:00 2022</text:p>
          </table:table-cell>
          <table:table-cell office:value-type="float" office:value="586.5">
            <text:p>586.5</text:p>
          </table:table-cell>
          <table:table-cell office:value-type="float" office:value="14.3333">
            <text:p>14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2-06T12:00:00">
            <text:p>Tue Dec  6 12:00:00 2022</text:p>
          </table:table-cell>
          <table:table-cell office:value-type="float" office:value="546.5">
            <text:p>546.5</text:p>
          </table:table-cell>
          <table:table-cell office:value-type="float" office:value="14.8333">
            <text:p>14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2-06T16:00:00">
            <text:p>Tue Dec  6 16:00:00 2022</text:p>
          </table:table-cell>
          <table:table-cell office:value-type="float" office:value="540.1667">
            <text:p>540.1667</text:p>
          </table:table-cell>
          <table:table-cell office:value-type="float" office:value="9.3333">
            <text:p>9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12-06T19:00:00">
            <text:p>Tue Dec  6 19:00:00 2022</text:p>
          </table:table-cell>
          <table:table-cell office:value-type="float" office:value="551.3333">
            <text:p>551.3333</text:p>
          </table:table-cell>
          <table:table-cell office:value-type="float" office:value="11.1667">
            <text:p>11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06T20:00:00">
            <text:p>Tue Dec  6 20:00:00 2022</text:p>
          </table:table-cell>
          <table:table-cell office:value-type="float" office:value="539.3333">
            <text:p>539.3333</text:p>
          </table:table-cell>
          <table:table-cell office:value-type="float" office:value="15.5">
            <text:p>15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2-06T21:00:00">
            <text:p>Tue Dec  6 21:00:00 2022</text:p>
          </table:table-cell>
          <table:table-cell office:value-type="float" office:value="552.3333">
            <text:p>552.3333</text:p>
          </table:table-cell>
          <table:table-cell office:value-type="float" office:value="13.5">
            <text:p>13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12-06T22:00:00">
            <text:p>Tue Dec  6 22:00:00 2022</text:p>
          </table:table-cell>
          <table:table-cell office:value-type="float" office:value="613.1667">
            <text:p>613.1667</text:p>
          </table:table-cell>
          <table:table-cell office:value-type="float" office:value="27.3333">
            <text:p>27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2-06T23:00:00">
            <text:p>Tue Dec  6 23:00:00 2022</text:p>
          </table:table-cell>
          <table:table-cell office:value-type="float" office:value="569.8333">
            <text:p>569.8333</text:p>
          </table:table-cell>
          <table:table-cell office:value-type="float" office:value="12.5">
            <text:p>12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2-07T00:00:00">
            <text:p>Wed Dec  7 00:00:00 2022</text:p>
          </table:table-cell>
          <table:table-cell office:value-type="float" office:value="612.6667">
            <text:p>612.6667</text:p>
          </table:table-cell>
          <table:table-cell office:value-type="float" office:value="16.0">
            <text:p>16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7T01:00:00">
            <text:p>Wed Dec  7 01:00:00 2022</text:p>
          </table:table-cell>
          <table:table-cell office:value-type="float" office:value="626.1667">
            <text:p>626.1667</text:p>
          </table:table-cell>
          <table:table-cell office:value-type="float" office:value="13.6667">
            <text:p>13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2-07T02:00:00">
            <text:p>Wed Dec  7 02:00:00 2022</text:p>
          </table:table-cell>
          <table:table-cell office:value-type="float" office:value="612.3333">
            <text:p>612.3333</text:p>
          </table:table-cell>
          <table:table-cell office:value-type="float" office:value="10.3333">
            <text:p>10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2-07T03:00:00">
            <text:p>Wed Dec  7 03:00:00 2022</text:p>
          </table:table-cell>
          <table:table-cell office:value-type="float" office:value="631.6667">
            <text:p>631.6667</text:p>
          </table:table-cell>
          <table:table-cell office:value-type="float" office:value="10.5">
            <text:p>10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07T04:00:00">
            <text:p>Wed Dec  7 04:00:00 2022</text:p>
          </table:table-cell>
          <table:table-cell office:value-type="float" office:value="529.5">
            <text:p>529.5</text:p>
          </table:table-cell>
          <table:table-cell office:value-type="float" office:value="5.6667">
            <text:p>5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07T06:00:00">
            <text:p>Wed Dec  7 06:00:00 2022</text:p>
          </table:table-cell>
          <table:table-cell office:value-type="float" office:value="549.6667">
            <text:p>549.6667</text:p>
          </table:table-cell>
          <table:table-cell office:value-type="float" office:value="8.5">
            <text:p>8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2-07T07:00:00">
            <text:p>Wed Dec  7 07:00:00 2022</text:p>
          </table:table-cell>
          <table:table-cell office:value-type="float" office:value="574.5">
            <text:p>574.5</text:p>
          </table:table-cell>
          <table:table-cell office:value-type="float" office:value="17.0">
            <text:p>17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07T21:00:00">
            <text:p>Wed Dec  7 21:00:00 2022</text:p>
          </table:table-cell>
          <table:table-cell office:value-type="float" office:value="662.0">
            <text:p>662.0</text:p>
          </table:table-cell>
          <table:table-cell office:value-type="float" office:value="67.1667">
            <text:p>67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07T22:00:00">
            <text:p>Wed Dec  7 22:00:00 2022</text:p>
          </table:table-cell>
          <table:table-cell office:value-type="float" office:value="439.1667">
            <text:p>439.1667</text:p>
          </table:table-cell>
          <table:table-cell office:value-type="float" office:value="31.1667">
            <text:p>31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07T23:00:00">
            <text:p>Wed Dec  7 23:00:00 2022</text:p>
          </table:table-cell>
          <table:table-cell office:value-type="float" office:value="465.5">
            <text:p>465.5</text:p>
          </table:table-cell>
          <table:table-cell office:value-type="float" office:value="30.1667">
            <text:p>30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08T00:00:00">
            <text:p>Thu Dec  8 00:00:00 2022</text:p>
          </table:table-cell>
          <table:table-cell office:value-type="float" office:value="589.0">
            <text:p>589.0</text:p>
          </table:table-cell>
          <table:table-cell office:value-type="float" office:value="48.0">
            <text:p>48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08T01:00:00">
            <text:p>Thu Dec  8 01:00:00 2022</text:p>
          </table:table-cell>
          <table:table-cell office:value-type="float" office:value="466.0">
            <text:p>466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08T02:00:00">
            <text:p>Thu Dec  8 02:00:00 2022</text:p>
          </table:table-cell>
          <table:table-cell office:value-type="float" office:value="452.1667">
            <text:p>452.1667</text:p>
          </table:table-cell>
          <table:table-cell office:value-type="float" office:value="32.3333">
            <text:p>32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8T03:00:00">
            <text:p>Thu Dec  8 03:00:00 2022</text:p>
          </table:table-cell>
          <table:table-cell office:value-type="float" office:value="448.6667">
            <text:p>448.6667</text:p>
          </table:table-cell>
          <table:table-cell office:value-type="float" office:value="28.8333">
            <text:p>28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17T09:00:00">
            <text:p>Sat Dec 17 09:00:00 2022</text:p>
          </table:table-cell>
          <table:table-cell office:value-type="float" office:value="555.5">
            <text:p>555.5</text:p>
          </table:table-cell>
          <table:table-cell office:value-type="float" office:value="19.8333">
            <text:p>19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2-17T10:00:00">
            <text:p>Sat Dec 17 10:00:00 2022</text:p>
          </table:table-cell>
          <table:table-cell office:value-type="float" office:value="561.0">
            <text:p>561.0</text:p>
          </table:table-cell>
          <table:table-cell office:value-type="float" office:value="13.8333">
            <text:p>13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7T12:00:00">
            <text:p>Sat Dec 17 12:00:00 2022</text:p>
          </table:table-cell>
          <table:table-cell office:value-type="float" office:value="575.0">
            <text:p>575.0</text:p>
          </table:table-cell>
          <table:table-cell office:value-type="float" office:value="21.0">
            <text:p>21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12-17T19:00:00">
            <text:p>Sat Dec 17 19:00:00 2022</text:p>
          </table:table-cell>
          <table:table-cell office:value-type="float" office:value="734.6667">
            <text:p>734.6667</text:p>
          </table:table-cell>
          <table:table-cell office:value-type="float" office:value="49.6667">
            <text:p>49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17T20:00:00">
            <text:p>Sat Dec 17 20:00:00 2022</text:p>
          </table:table-cell>
          <table:table-cell office:value-type="float" office:value="846.6667">
            <text:p>846.6667</text:p>
          </table:table-cell>
          <table:table-cell office:value-type="float" office:value="55.0">
            <text:p>55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2-17T21:00:00">
            <text:p>Sat Dec 17 21:00:00 2022</text:p>
          </table:table-cell>
          <table:table-cell office:value-type="float" office:value="887.3333">
            <text:p>887.3333</text:p>
          </table:table-cell>
          <table:table-cell office:value-type="float" office:value="53.6667">
            <text:p>53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2-17T22:00:00">
            <text:p>Sat Dec 17 22:00:00 2022</text:p>
          </table:table-cell>
          <table:table-cell office:value-type="float" office:value="1336.5">
            <text:p>1336.5</text:p>
          </table:table-cell>
          <table:table-cell office:value-type="float" office:value="66.1667">
            <text:p>66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17T23:00:00">
            <text:p>Sat Dec 17 23:00:00 2022</text:p>
          </table:table-cell>
          <table:table-cell office:value-type="float" office:value="1133.5">
            <text:p>1133.5</text:p>
          </table:table-cell>
          <table:table-cell office:value-type="float" office:value="60.6667">
            <text:p>60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18T00:00:00">
            <text:p>Sun Dec 18 00:00:00 2022</text:p>
          </table:table-cell>
          <table:table-cell office:value-type="float" office:value="1053.3333">
            <text:p>1053.3333</text:p>
          </table:table-cell>
          <table:table-cell office:value-type="float" office:value="45.0">
            <text:p>45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2-18T18:00:00">
            <text:p>Sun Dec 18 18:00:00 2022</text:p>
          </table:table-cell>
          <table:table-cell office:value-type="float" office:value="658.5">
            <text:p>658.5</text:p>
          </table:table-cell>
          <table:table-cell office:value-type="float" office:value="33.1667">
            <text:p>33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18T19:00:00">
            <text:p>Sun Dec 18 19:00:00 2022</text:p>
          </table:table-cell>
          <table:table-cell office:value-type="float" office:value="885.6667">
            <text:p>885.6667</text:p>
          </table:table-cell>
          <table:table-cell office:value-type="float" office:value="47.6667">
            <text:p>47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18T20:00:00">
            <text:p>Sun Dec 18 20:00:00 2022</text:p>
          </table:table-cell>
          <table:table-cell office:value-type="float" office:value="1016.0">
            <text:p>1016.0</text:p>
          </table:table-cell>
          <table:table-cell office:value-type="float" office:value="58.8333">
            <text:p>58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2-18T21:00:00">
            <text:p>Sun Dec 18 21:00:00 2022</text:p>
          </table:table-cell>
          <table:table-cell office:value-type="float" office:value="1281.8333">
            <text:p>1281.8333</text:p>
          </table:table-cell>
          <table:table-cell office:value-type="float" office:value="71.6667">
            <text:p>71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18T22:00:00">
            <text:p>Sun Dec 18 22:00:00 2022</text:p>
          </table:table-cell>
          <table:table-cell office:value-type="float" office:value="1353.8333">
            <text:p>1353.8333</text:p>
          </table:table-cell>
          <table:table-cell office:value-type="float" office:value="67.3333">
            <text:p>67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8T23:00:00">
            <text:p>Sun Dec 18 23:00:00 2022</text:p>
          </table:table-cell>
          <table:table-cell office:value-type="float" office:value="1102.0">
            <text:p>1102.0</text:p>
          </table:table-cell>
          <table:table-cell office:value-type="float" office:value="56.0">
            <text:p>56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19T00:00:00">
            <text:p>Mon Dec 19 00:00:00 2022</text:p>
          </table:table-cell>
          <table:table-cell office:value-type="float" office:value="855.3333">
            <text:p>855.3333</text:p>
          </table:table-cell>
          <table:table-cell office:value-type="float" office:value="42.8333">
            <text:p>42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9T18:00:00">
            <text:p>Mon Dec 19 18:00:00 2022</text:p>
          </table:table-cell>
          <table:table-cell office:value-type="float" office:value="675.3333">
            <text:p>675.3333</text:p>
          </table:table-cell>
          <table:table-cell office:value-type="float" office:value="47.3333">
            <text:p>47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2-19T19:00:00">
            <text:p>Mon Dec 19 19:00:00 2022</text:p>
          </table:table-cell>
          <table:table-cell office:value-type="float" office:value="760.1667">
            <text:p>760.1667</text:p>
          </table:table-cell>
          <table:table-cell office:value-type="float" office:value="42.6667">
            <text:p>42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19T20:00:00">
            <text:p>Mon Dec 19 20:00:00 2022</text:p>
          </table:table-cell>
          <table:table-cell office:value-type="float" office:value="676.0">
            <text:p>676.0</text:p>
          </table:table-cell>
          <table:table-cell office:value-type="float" office:value="30.3333">
            <text:p>30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2-19T21:00:00">
            <text:p>Mon Dec 19 21:00:00 2022</text:p>
          </table:table-cell>
          <table:table-cell office:value-type="float" office:value="676.0">
            <text:p>676.0</text:p>
          </table:table-cell>
          <table:table-cell office:value-type="float" office:value="34.0">
            <text:p>34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19T22:00:00">
            <text:p>Mon Dec 19 22:00:00 2022</text:p>
          </table:table-cell>
          <table:table-cell office:value-type="float" office:value="876.0">
            <text:p>876.0</text:p>
          </table:table-cell>
          <table:table-cell office:value-type="float" office:value="56.8333">
            <text:p>56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2-19T23:00:00">
            <text:p>Mon Dec 19 23:00:00 2022</text:p>
          </table:table-cell>
          <table:table-cell office:value-type="float" office:value="1228.8333">
            <text:p>1228.8333</text:p>
          </table:table-cell>
          <table:table-cell office:value-type="float" office:value="71.8333">
            <text:p>71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0T00:00:00">
            <text:p>Tue Dec 20 00:00:00 2022</text:p>
          </table:table-cell>
          <table:table-cell office:value-type="float" office:value="1043.8333">
            <text:p>1043.8333</text:p>
          </table:table-cell>
          <table:table-cell office:value-type="float" office:value="52.8333">
            <text:p>52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0T01:00:00">
            <text:p>Tue Dec 20 01:00:00 2022</text:p>
          </table:table-cell>
          <table:table-cell office:value-type="float" office:value="858.3333">
            <text:p>858.3333</text:p>
          </table:table-cell>
          <table:table-cell office:value-type="float" office:value="38.1667">
            <text:p>38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2-20T02:00:00">
            <text:p>Tue Dec 20 02:00:00 2022</text:p>
          </table:table-cell>
          <table:table-cell office:value-type="float" office:value="810.0">
            <text:p>810.0</text:p>
          </table:table-cell>
          <table:table-cell office:value-type="float" office:value="38.8333">
            <text:p>38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2-20T03:00:00">
            <text:p>Tue Dec 20 03:00:00 2022</text:p>
          </table:table-cell>
          <table:table-cell office:value-type="float" office:value="744.5">
            <text:p>744.5</text:p>
          </table:table-cell>
          <table:table-cell office:value-type="float" office:value="26.3333">
            <text:p>26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0T04:00:00">
            <text:p>Tue Dec 20 04:00:00 2022</text:p>
          </table:table-cell>
          <table:table-cell office:value-type="float" office:value="717.0">
            <text:p>717.0</text:p>
          </table:table-cell>
          <table:table-cell office:value-type="float" office:value="23.8333">
            <text:p>23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20T05:00:00">
            <text:p>Tue Dec 20 05:00:00 2022</text:p>
          </table:table-cell>
          <table:table-cell office:value-type="float" office:value="649.5">
            <text:p>649.5</text:p>
          </table:table-cell>
          <table:table-cell office:value-type="float" office:value="18.5">
            <text:p>18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2-20T06:00:00">
            <text:p>Tue Dec 20 06:00:00 2022</text:p>
          </table:table-cell>
          <table:table-cell office:value-type="float" office:value="638.5">
            <text:p>638.5</text:p>
          </table:table-cell>
          <table:table-cell office:value-type="float" office:value="23.8333">
            <text:p>23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2-20T07:00:00">
            <text:p>Tue Dec 20 07:00:00 2022</text:p>
          </table:table-cell>
          <table:table-cell office:value-type="float" office:value="720.8333">
            <text:p>720.8333</text:p>
          </table:table-cell>
          <table:table-cell office:value-type="float" office:value="31.3333">
            <text:p>31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20T08:00:00">
            <text:p>Tue Dec 20 08:00:00 2022</text:p>
          </table:table-cell>
          <table:table-cell office:value-type="float" office:value="913.1667">
            <text:p>913.1667</text:p>
          </table:table-cell>
          <table:table-cell office:value-type="float" office:value="51.3333">
            <text:p>51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0T09:00:00">
            <text:p>Tue Dec 20 09:00:00 2022</text:p>
          </table:table-cell>
          <table:table-cell office:value-type="float" office:value="1088.8333">
            <text:p>1088.8333</text:p>
          </table:table-cell>
          <table:table-cell office:value-type="float" office:value="60.8333">
            <text:p>60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0T10:00:00">
            <text:p>Tue Dec 20 10:00:00 2022</text:p>
          </table:table-cell>
          <table:table-cell office:value-type="float" office:value="1300.0">
            <text:p>1300.0</text:p>
          </table:table-cell>
          <table:table-cell office:value-type="float" office:value="66.3333">
            <text:p>66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0T18:00:00">
            <text:p>Tue Dec 20 18:00:00 2022</text:p>
          </table:table-cell>
          <table:table-cell office:value-type="float" office:value="730.0">
            <text:p>730.0</text:p>
          </table:table-cell>
          <table:table-cell office:value-type="float" office:value="53.6667">
            <text:p>53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20T19:00:00">
            <text:p>Tue Dec 20 19:00:00 2022</text:p>
          </table:table-cell>
          <table:table-cell office:value-type="float" office:value="727.1667">
            <text:p>727.1667</text:p>
          </table:table-cell>
          <table:table-cell office:value-type="float" office:value="48.6667">
            <text:p>48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0T20:00:00">
            <text:p>Tue Dec 20 20:00:00 2022</text:p>
          </table:table-cell>
          <table:table-cell office:value-type="float" office:value="882.0">
            <text:p>882.0</text:p>
          </table:table-cell>
          <table:table-cell office:value-type="float" office:value="61.8333">
            <text:p>61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20T21:00:00">
            <text:p>Tue Dec 20 21:00:00 2022</text:p>
          </table:table-cell>
          <table:table-cell office:value-type="float" office:value="922.0">
            <text:p>922.0</text:p>
          </table:table-cell>
          <table:table-cell office:value-type="float" office:value="64.6667">
            <text:p>64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0T22:00:00">
            <text:p>Tue Dec 20 22:00:00 2022</text:p>
          </table:table-cell>
          <table:table-cell office:value-type="float" office:value="748.1667">
            <text:p>748.1667</text:p>
          </table:table-cell>
          <table:table-cell office:value-type="float" office:value="46.5">
            <text:p>46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20T23:00:00">
            <text:p>Tue Dec 20 23:00:00 2022</text:p>
          </table:table-cell>
          <table:table-cell office:value-type="float" office:value="679.5">
            <text:p>679.5</text:p>
          </table:table-cell>
          <table:table-cell office:value-type="float" office:value="29.3333">
            <text:p>29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2-21T00:00:00">
            <text:p>Wed Dec 21 00:00:00 2022</text:p>
          </table:table-cell>
          <table:table-cell office:value-type="float" office:value="601.0">
            <text:p>601.0</text:p>
          </table:table-cell>
          <table:table-cell office:value-type="float" office:value="6.0">
            <text:p>6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12-21T01:00:00">
            <text:p>Wed Dec 21 01:00:00 2022</text:p>
          </table:table-cell>
          <table:table-cell office:value-type="float" office:value="620.5">
            <text:p>620.5</text:p>
          </table:table-cell>
          <table:table-cell office:value-type="float" office:value="5.5">
            <text:p>5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2-21T02:00:00">
            <text:p>Wed Dec 21 02:00:00 2022</text:p>
          </table:table-cell>
          <table:table-cell office:value-type="float" office:value="650.1667">
            <text:p>650.1667</text:p>
          </table:table-cell>
          <table:table-cell office:value-type="float" office:value="8.8333">
            <text:p>8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2-21T03:00:00">
            <text:p>Wed Dec 21 03:00:00 2022</text:p>
          </table:table-cell>
          <table:table-cell office:value-type="float" office:value="625.8333">
            <text:p>625.8333</text:p>
          </table:table-cell>
          <table:table-cell office:value-type="float" office:value="7.1667">
            <text:p>7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2-21T04:00:00">
            <text:p>Wed Dec 21 04:00:00 2022</text:p>
          </table:table-cell>
          <table:table-cell office:value-type="float" office:value="632.0">
            <text:p>632.0</text:p>
          </table:table-cell>
          <table:table-cell office:value-type="float" office:value="6.5">
            <text:p>6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21T05:00:00">
            <text:p>Wed Dec 21 05:00:00 2022</text:p>
          </table:table-cell>
          <table:table-cell office:value-type="float" office:value="627.1667">
            <text:p>627.1667</text:p>
          </table:table-cell>
          <table:table-cell office:value-type="float" office:value="8.0">
            <text:p>8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21T06:00:00">
            <text:p>Wed Dec 21 06:00:00 2022</text:p>
          </table:table-cell>
          <table:table-cell office:value-type="float" office:value="661.5">
            <text:p>661.5</text:p>
          </table:table-cell>
          <table:table-cell office:value-type="float" office:value="12.5">
            <text:p>12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2-21T07:00:00">
            <text:p>Wed Dec 21 07:00:00 2022</text:p>
          </table:table-cell>
          <table:table-cell office:value-type="float" office:value="783.1667">
            <text:p>783.1667</text:p>
          </table:table-cell>
          <table:table-cell office:value-type="float" office:value="24.5">
            <text:p>24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21T08:00:00">
            <text:p>Wed Dec 21 08:00:00 2022</text:p>
          </table:table-cell>
          <table:table-cell office:value-type="float" office:value="814.3333">
            <text:p>814.3333</text:p>
          </table:table-cell>
          <table:table-cell office:value-type="float" office:value="33.5">
            <text:p>33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1T09:00:00">
            <text:p>Wed Dec 21 09:00:00 2022</text:p>
          </table:table-cell>
          <table:table-cell office:value-type="float" office:value="1158.5">
            <text:p>1158.5</text:p>
          </table:table-cell>
          <table:table-cell office:value-type="float" office:value="56.6667">
            <text:p>56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1T12:00:00">
            <text:p>Wed Dec 21 12:00:00 2022</text:p>
          </table:table-cell>
          <table:table-cell office:value-type="float" office:value="461.0">
            <text:p>461.0</text:p>
          </table:table-cell>
          <table:table-cell office:value-type="float" office:value="30.0">
            <text:p>30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1T13:00:00">
            <text:p>Wed Dec 21 13:00:00 2022</text:p>
          </table:table-cell>
          <table:table-cell office:value-type="float" office:value="398.3333">
            <text:p>398.3333</text:p>
          </table:table-cell>
          <table:table-cell office:value-type="float" office:value="20.6667">
            <text:p>20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2-21T20:00:00">
            <text:p>Wed Dec 21 20:00:00 2022</text:p>
          </table:table-cell>
          <table:table-cell office:value-type="float" office:value="569.5">
            <text:p>569.5</text:p>
          </table:table-cell>
          <table:table-cell office:value-type="float" office:value="55.6667">
            <text:p>55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2-21T21:00:00">
            <text:p>Wed Dec 21 21:00:00 2022</text:p>
          </table:table-cell>
          <table:table-cell office:value-type="float" office:value="656.5">
            <text:p>656.5</text:p>
          </table:table-cell>
          <table:table-cell office:value-type="float" office:value="67.0">
            <text:p>67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1T22:00:00">
            <text:p>Wed Dec 21 22:00:00 2022</text:p>
          </table:table-cell>
          <table:table-cell office:value-type="float" office:value="632.1667">
            <text:p>632.1667</text:p>
          </table:table-cell>
          <table:table-cell office:value-type="float" office:value="57.8333">
            <text:p>57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2-21T23:00:00">
            <text:p>Wed Dec 21 23:00:00 2022</text:p>
          </table:table-cell>
          <table:table-cell office:value-type="float" office:value="502.1667">
            <text:p>502.1667</text:p>
          </table:table-cell>
          <table:table-cell office:value-type="float" office:value="29.1667">
            <text:p>29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2-22T00:00:00">
            <text:p>Thu Dec 22 00:00:00 2022</text:p>
          </table:table-cell>
          <table:table-cell office:value-type="float" office:value="468.6667">
            <text:p>468.6667</text:p>
          </table:table-cell>
          <table:table-cell office:value-type="float" office:value="18.0">
            <text:p>18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22T19:00:00">
            <text:p>Thu Dec 22 19:00:00 2022</text:p>
          </table:table-cell>
          <table:table-cell office:value-type="float" office:value="547.8333">
            <text:p>547.8333</text:p>
          </table:table-cell>
          <table:table-cell office:value-type="float" office:value="63.8333">
            <text:p>63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2-22T20:00:00">
            <text:p>Thu Dec 22 20:00:00 2022</text:p>
          </table:table-cell>
          <table:table-cell office:value-type="float" office:value="673.8333">
            <text:p>673.8333</text:p>
          </table:table-cell>
          <table:table-cell office:value-type="float" office:value="74.0">
            <text:p>74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22T21:00:00">
            <text:p>Thu Dec 22 21:00:00 2022</text:p>
          </table:table-cell>
          <table:table-cell office:value-type="float" office:value="1117.1667">
            <text:p>1117.1667</text:p>
          </table:table-cell>
          <table:table-cell office:value-type="float" office:value="84.8333">
            <text:p>84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2T22:00:00">
            <text:p>Thu Dec 22 22:00:00 2022</text:p>
          </table:table-cell>
          <table:table-cell office:value-type="float" office:value="733.8333">
            <text:p>733.8333</text:p>
          </table:table-cell>
          <table:table-cell office:value-type="float" office:value="60.3333">
            <text:p>60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2T23:00:00">
            <text:p>Thu Dec 22 23:00:00 2022</text:p>
          </table:table-cell>
          <table:table-cell office:value-type="float" office:value="611.1667">
            <text:p>611.1667</text:p>
          </table:table-cell>
          <table:table-cell office:value-type="float" office:value="41.1667">
            <text:p>41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2-23T00:00:00">
            <text:p>Fri Dec 23 00:00:00 2022</text:p>
          </table:table-cell>
          <table:table-cell office:value-type="float" office:value="516.5">
            <text:p>516.5</text:p>
          </table:table-cell>
          <table:table-cell office:value-type="float" office:value="18.5">
            <text:p>18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23T09:00:00">
            <text:p>Fri Dec 23 09:00:00 2022</text:p>
          </table:table-cell>
          <table:table-cell office:value-type="float" office:value="747.1667">
            <text:p>747.1667</text:p>
          </table:table-cell>
          <table:table-cell office:value-type="float" office:value="43.0">
            <text:p>4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3T19:00:00">
            <text:p>Fri Dec 23 19:00:00 2022</text:p>
          </table:table-cell>
          <table:table-cell office:value-type="float" office:value="657.1667">
            <text:p>657.1667</text:p>
          </table:table-cell>
          <table:table-cell office:value-type="float" office:value="56.5">
            <text:p>56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2-23T20:00:00">
            <text:p>Fri Dec 23 20:00:00 2022</text:p>
          </table:table-cell>
          <table:table-cell office:value-type="float" office:value="960.6667">
            <text:p>960.6667</text:p>
          </table:table-cell>
          <table:table-cell office:value-type="float" office:value="68.5">
            <text:p>68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3T21:00:00">
            <text:p>Fri Dec 23 21:00:00 2022</text:p>
          </table:table-cell>
          <table:table-cell office:value-type="float" office:value="809.3333">
            <text:p>809.3333</text:p>
          </table:table-cell>
          <table:table-cell office:value-type="float" office:value="58.5">
            <text:p>58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2-23T22:00:00">
            <text:p>Fri Dec 23 22:00:00 2022</text:p>
          </table:table-cell>
          <table:table-cell office:value-type="float" office:value="946.6667">
            <text:p>946.6667</text:p>
          </table:table-cell>
          <table:table-cell office:value-type="float" office:value="61.3333">
            <text:p>61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3T23:00:00">
            <text:p>Fri Dec 23 23:00:00 2022</text:p>
          </table:table-cell>
          <table:table-cell office:value-type="float" office:value="943.3333">
            <text:p>943.3333</text:p>
          </table:table-cell>
          <table:table-cell office:value-type="float" office:value="50.6667">
            <text:p>50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2-24T00:00:00">
            <text:p>Sat Dec 24 00:00:00 2022</text:p>
          </table:table-cell>
          <table:table-cell office:value-type="float" office:value="551.6667">
            <text:p>551.6667</text:p>
          </table:table-cell>
          <table:table-cell office:value-type="float" office:value="27.1667">
            <text:p>27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4T01:00:00">
            <text:p>Sat Dec 24 01:00:00 2022</text:p>
          </table:table-cell>
          <table:table-cell office:value-type="float" office:value="673.5">
            <text:p>673.5</text:p>
          </table:table-cell>
          <table:table-cell office:value-type="float" office:value="44.6667">
            <text:p>44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2-24T02:00:00">
            <text:p>Sat Dec 24 02:00:00 2022</text:p>
          </table:table-cell>
          <table:table-cell office:value-type="float" office:value="625.0">
            <text:p>625.0</text:p>
          </table:table-cell>
          <table:table-cell office:value-type="float" office:value="38.6667">
            <text:p>38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24T03:00:00">
            <text:p>Sat Dec 24 03:00:00 2022</text:p>
          </table:table-cell>
          <table:table-cell office:value-type="float" office:value="528.1667">
            <text:p>528.1667</text:p>
          </table:table-cell>
          <table:table-cell office:value-type="float" office:value="31.5">
            <text:p>31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4T04:00:00">
            <text:p>Sat Dec 24 04:00:00 2022</text:p>
          </table:table-cell>
          <table:table-cell office:value-type="float" office:value="500.5">
            <text:p>500.5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4T05:00:00">
            <text:p>Sat Dec 24 05:00:00 2022</text:p>
          </table:table-cell>
          <table:table-cell office:value-type="float" office:value="465.8333">
            <text:p>465.8333</text:p>
          </table:table-cell>
          <table:table-cell office:value-type="float" office:value="17.3333">
            <text:p>17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24T06:00:00">
            <text:p>Sat Dec 24 06:00:00 2022</text:p>
          </table:table-cell>
          <table:table-cell office:value-type="float" office:value="508.5">
            <text:p>508.5</text:p>
          </table:table-cell>
          <table:table-cell office:value-type="float" office:value="23.1667">
            <text:p>23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4T07:00:00">
            <text:p>Sat Dec 24 07:00:00 2022</text:p>
          </table:table-cell>
          <table:table-cell office:value-type="float" office:value="535.5">
            <text:p>535.5</text:p>
          </table:table-cell>
          <table:table-cell office:value-type="float" office:value="26.0">
            <text:p>26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2-24T19:00:00">
            <text:p>Sat Dec 24 19:00:00 2022</text:p>
          </table:table-cell>
          <table:table-cell office:value-type="float" office:value="570.0">
            <text:p>570.0</text:p>
          </table:table-cell>
          <table:table-cell office:value-type="float" office:value="36.1667">
            <text:p>36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2-24T21:00:00">
            <text:p>Sat Dec 24 21:00:00 2022</text:p>
          </table:table-cell>
          <table:table-cell office:value-type="float" office:value="610.8333">
            <text:p>610.8333</text:p>
          </table:table-cell>
          <table:table-cell office:value-type="float" office:value="37.3333">
            <text:p>37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24T22:00:00">
            <text:p>Sat Dec 24 22:00:00 2022</text:p>
          </table:table-cell>
          <table:table-cell office:value-type="float" office:value="580.8333">
            <text:p>580.8333</text:p>
          </table:table-cell>
          <table:table-cell office:value-type="float" office:value="35.5">
            <text:p>35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4T23:00:00">
            <text:p>Sat Dec 24 23:00:00 2022</text:p>
          </table:table-cell>
          <table:table-cell office:value-type="float" office:value="500.3333">
            <text:p>500.3333</text:p>
          </table:table-cell>
          <table:table-cell office:value-type="float" office:value="16.5">
            <text:p>16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25T00:00:00">
            <text:p>Sun Dec 25 00:00:00 2022</text:p>
          </table:table-cell>
          <table:table-cell office:value-type="float" office:value="510.5">
            <text:p>510.5</text:p>
          </table:table-cell>
          <table:table-cell office:value-type="float" office:value="9.6667">
            <text:p>9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25T01:00:00">
            <text:p>Sun Dec 25 01:00:00 2022</text:p>
          </table:table-cell>
          <table:table-cell office:value-type="float" office:value="597.3333">
            <text:p>597.3333</text:p>
          </table:table-cell>
          <table:table-cell office:value-type="float" office:value="24.3333">
            <text:p>24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25T02:00:00">
            <text:p>Sun Dec 25 02:00:00 2022</text:p>
          </table:table-cell>
          <table:table-cell office:value-type="float" office:value="513.1667">
            <text:p>513.1667</text:p>
          </table:table-cell>
          <table:table-cell office:value-type="float" office:value="11.8333">
            <text:p>11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25T03:00:00">
            <text:p>Sun Dec 25 03:00:00 2022</text:p>
          </table:table-cell>
          <table:table-cell office:value-type="float" office:value="475.5">
            <text:p>475.5</text:p>
          </table:table-cell>
          <table:table-cell office:value-type="float" office:value="19.1667">
            <text:p>19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25T04:00:00">
            <text:p>Sun Dec 25 04:00:00 2022</text:p>
          </table:table-cell>
          <table:table-cell office:value-type="float" office:value="562.6667">
            <text:p>562.6667</text:p>
          </table:table-cell>
          <table:table-cell office:value-type="float" office:value="15.8333">
            <text:p>15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2-25T05:00:00">
            <text:p>Sun Dec 25 05:00:00 2022</text:p>
          </table:table-cell>
          <table:table-cell office:value-type="float" office:value="554.8333">
            <text:p>554.8333</text:p>
          </table:table-cell>
          <table:table-cell office:value-type="float" office:value="30.1667">
            <text:p>30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25T06:00:00">
            <text:p>Sun Dec 25 06:00:00 2022</text:p>
          </table:table-cell>
          <table:table-cell office:value-type="float" office:value="463.8333">
            <text:p>463.8333</text:p>
          </table:table-cell>
          <table:table-cell office:value-type="float" office:value="11.1667">
            <text:p>11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25T07:00:00">
            <text:p>Sun Dec 25 07:00:00 2022</text:p>
          </table:table-cell>
          <table:table-cell office:value-type="float" office:value="422.1667">
            <text:p>422.1667</text:p>
          </table:table-cell>
          <table:table-cell office:value-type="float" office:value="9.0">
            <text:p>9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12-25T18:00:00">
            <text:p>Sun Dec 25 18:00:00 2022</text:p>
          </table:table-cell>
          <table:table-cell office:value-type="float" office:value="539.5">
            <text:p>539.5</text:p>
          </table:table-cell>
          <table:table-cell office:value-type="float" office:value="36.6667">
            <text:p>36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25T19:00:00">
            <text:p>Sun Dec 25 19:00:00 2022</text:p>
          </table:table-cell>
          <table:table-cell office:value-type="float" office:value="737.3333">
            <text:p>737.3333</text:p>
          </table:table-cell>
          <table:table-cell office:value-type="float" office:value="55.6667">
            <text:p>55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5T23:00:00">
            <text:p>Sun Dec 25 23:00:00 2022</text:p>
          </table:table-cell>
          <table:table-cell office:value-type="float" office:value="511.0">
            <text:p>511.0</text:p>
          </table:table-cell>
          <table:table-cell office:value-type="float" office:value="31.5">
            <text:p>31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2-26T00:00:00">
            <text:p>Mon Dec 26 00:00:00 2022</text:p>
          </table:table-cell>
          <table:table-cell office:value-type="float" office:value="498.5">
            <text:p>498.5</text:p>
          </table:table-cell>
          <table:table-cell office:value-type="float" office:value="32.1667">
            <text:p>32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26T01:00:00">
            <text:p>Mon Dec 26 01:00:00 2022</text:p>
          </table:table-cell>
          <table:table-cell office:value-type="float" office:value="632.8333">
            <text:p>632.8333</text:p>
          </table:table-cell>
          <table:table-cell office:value-type="float" office:value="34.0">
            <text:p>34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2-26T02:00:00">
            <text:p>Mon Dec 26 02:00:00 2022</text:p>
          </table:table-cell>
          <table:table-cell office:value-type="float" office:value="573.6667">
            <text:p>573.6667</text:p>
          </table:table-cell>
          <table:table-cell office:value-type="float" office:value="25.8333">
            <text:p>25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2-26T03:00:00">
            <text:p>Mon Dec 26 03:00:00 2022</text:p>
          </table:table-cell>
          <table:table-cell office:value-type="float" office:value="450.1667">
            <text:p>450.1667</text:p>
          </table:table-cell>
          <table:table-cell office:value-type="float" office:value="21.1667">
            <text:p>21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26T04:00:00">
            <text:p>Mon Dec 26 04:00:00 2022</text:p>
          </table:table-cell>
          <table:table-cell office:value-type="float" office:value="420.3333">
            <text:p>420.3333</text:p>
          </table:table-cell>
          <table:table-cell office:value-type="float" office:value="14.3333">
            <text:p>14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26T05:00:00">
            <text:p>Mon Dec 26 05:00:00 2022</text:p>
          </table:table-cell>
          <table:table-cell office:value-type="float" office:value="404.1667">
            <text:p>404.1667</text:p>
          </table:table-cell>
          <table:table-cell office:value-type="float" office:value="12.0">
            <text:p>12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2-26T19:00:00">
            <text:p>Mon Dec 26 19:00:00 2022</text:p>
          </table:table-cell>
          <table:table-cell office:value-type="float" office:value="604.1667">
            <text:p>604.1667</text:p>
          </table:table-cell>
          <table:table-cell office:value-type="float" office:value="50.5">
            <text:p>50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2-26T20:00:00">
            <text:p>Mon Dec 26 20:00:00 2022</text:p>
          </table:table-cell>
          <table:table-cell office:value-type="float" office:value="1060.0">
            <text:p>1060.0</text:p>
          </table:table-cell>
          <table:table-cell office:value-type="float" office:value="74.5">
            <text:p>74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2-26T21:00:00">
            <text:p>Mon Dec 26 21:00:00 2022</text:p>
          </table:table-cell>
          <table:table-cell office:value-type="float" office:value="1414.0">
            <text:p>1414.0</text:p>
          </table:table-cell>
          <table:table-cell office:value-type="float" office:value="82.3333">
            <text:p>82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2-26T22:00:00">
            <text:p>Mon Dec 26 22:00:00 2022</text:p>
          </table:table-cell>
          <table:table-cell office:value-type="float" office:value="915.5">
            <text:p>915.5</text:p>
          </table:table-cell>
          <table:table-cell office:value-type="float" office:value="58.1667">
            <text:p>58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26T23:00:00">
            <text:p>Mon Dec 26 23:00:00 2022</text:p>
          </table:table-cell>
          <table:table-cell office:value-type="float" office:value="1195.8333">
            <text:p>1195.8333</text:p>
          </table:table-cell>
          <table:table-cell office:value-type="float" office:value="60.3333">
            <text:p>60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7T00:00:00">
            <text:p>Tue Dec 27 00:00:00 2022</text:p>
          </table:table-cell>
          <table:table-cell office:value-type="float" office:value="586.1667">
            <text:p>586.1667</text:p>
          </table:table-cell>
          <table:table-cell office:value-type="float" office:value="27.6667">
            <text:p>27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27T01:00:00">
            <text:p>Tue Dec 27 01:00:00 2022</text:p>
          </table:table-cell>
          <table:table-cell office:value-type="float" office:value="586.3333">
            <text:p>586.3333</text:p>
          </table:table-cell>
          <table:table-cell office:value-type="float" office:value="34.0">
            <text:p>34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2-27T02:00:00">
            <text:p>Tue Dec 27 02:00:00 2022</text:p>
          </table:table-cell>
          <table:table-cell office:value-type="float" office:value="630.6667">
            <text:p>630.6667</text:p>
          </table:table-cell>
          <table:table-cell office:value-type="float" office:value="32.3333">
            <text:p>32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7T03:00:00">
            <text:p>Tue Dec 27 03:00:00 2022</text:p>
          </table:table-cell>
          <table:table-cell office:value-type="float" office:value="557.6667">
            <text:p>557.6667</text:p>
          </table:table-cell>
          <table:table-cell office:value-type="float" office:value="28.6667">
            <text:p>28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27T04:00:00">
            <text:p>Tue Dec 27 04:00:00 2022</text:p>
          </table:table-cell>
          <table:table-cell office:value-type="float" office:value="515.5">
            <text:p>515.5</text:p>
          </table:table-cell>
          <table:table-cell office:value-type="float" office:value="18.3333">
            <text:p>18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27T18:00:00">
            <text:p>Tue Dec 27 18:00:00 2022</text:p>
          </table:table-cell>
          <table:table-cell office:value-type="float" office:value="740.1667">
            <text:p>740.1667</text:p>
          </table:table-cell>
          <table:table-cell office:value-type="float" office:value="71.6667">
            <text:p>71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7T19:00:00">
            <text:p>Tue Dec 27 19:00:00 2022</text:p>
          </table:table-cell>
          <table:table-cell office:value-type="float" office:value="1238.6667">
            <text:p>1238.6667</text:p>
          </table:table-cell>
          <table:table-cell office:value-type="float" office:value="95.8333">
            <text:p>95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7T20:00:00">
            <text:p>Tue Dec 27 20:00:00 2022</text:p>
          </table:table-cell>
          <table:table-cell office:value-type="float" office:value="1309.1667">
            <text:p>1309.1667</text:p>
          </table:table-cell>
          <table:table-cell office:value-type="float" office:value="93.5">
            <text:p>93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7T21:00:00">
            <text:p>Tue Dec 27 21:00:00 2022</text:p>
          </table:table-cell>
          <table:table-cell office:value-type="float" office:value="926.8333">
            <text:p>926.8333</text:p>
          </table:table-cell>
          <table:table-cell office:value-type="float" office:value="72.6667">
            <text:p>72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2-27T22:00:00">
            <text:p>Tue Dec 27 22:00:00 2022</text:p>
          </table:table-cell>
          <table:table-cell office:value-type="float" office:value="869.5">
            <text:p>869.5</text:p>
          </table:table-cell>
          <table:table-cell office:value-type="float" office:value="68.5">
            <text:p>68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27T23:00:00">
            <text:p>Tue Dec 27 23:00:00 2022</text:p>
          </table:table-cell>
          <table:table-cell office:value-type="float" office:value="781.6667">
            <text:p>781.6667</text:p>
          </table:table-cell>
          <table:table-cell office:value-type="float" office:value="55.8333">
            <text:p>55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2-28T00:00:00">
            <text:p>Wed Dec 28 00:00:00 2022</text:p>
          </table:table-cell>
          <table:table-cell office:value-type="float" office:value="465.3333">
            <text:p>465.3333</text:p>
          </table:table-cell>
          <table:table-cell office:value-type="float" office:value="23.8333">
            <text:p>23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2-28T01:00:00">
            <text:p>Wed Dec 28 01:00:00 2022</text:p>
          </table:table-cell>
          <table:table-cell office:value-type="float" office:value="406.0">
            <text:p>406.0</text:p>
          </table:table-cell>
          <table:table-cell office:value-type="float" office:value="15.6667">
            <text:p>15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28T02:00:00">
            <text:p>Wed Dec 28 02:00:00 2022</text:p>
          </table:table-cell>
          <table:table-cell office:value-type="float" office:value="391.3333">
            <text:p>391.3333</text:p>
          </table:table-cell>
          <table:table-cell office:value-type="float" office:value="11.5">
            <text:p>11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28T09:00:00">
            <text:p>Wed Dec 28 09:00:00 2022</text:p>
          </table:table-cell>
          <table:table-cell office:value-type="float" office:value="669.6667">
            <text:p>669.6667</text:p>
          </table:table-cell>
          <table:table-cell office:value-type="float" office:value="47.1667">
            <text:p>47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8T12:00:00">
            <text:p>Wed Dec 28 12:00:00 2022</text:p>
          </table:table-cell>
          <table:table-cell office:value-type="float" office:value="447.3333">
            <text:p>447.3333</text:p>
          </table:table-cell>
          <table:table-cell office:value-type="float" office:value="25.3333">
            <text:p>25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2-28T13:00:00">
            <text:p>Wed Dec 28 13:00:00 2022</text:p>
          </table:table-cell>
          <table:table-cell office:value-type="float" office:value="392.1667">
            <text:p>392.1667</text:p>
          </table:table-cell>
          <table:table-cell office:value-type="float" office:value="25.6667">
            <text:p>25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28T15:00:00">
            <text:p>Wed Dec 28 15:00:00 2022</text:p>
          </table:table-cell>
          <table:table-cell office:value-type="float" office:value="392.1667">
            <text:p>392.1667</text:p>
          </table:table-cell>
          <table:table-cell office:value-type="float" office:value="21.6667">
            <text:p>21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2-28T16:00:00">
            <text:p>Wed Dec 28 16:00:00 2022</text:p>
          </table:table-cell>
          <table:table-cell office:value-type="float" office:value="378.5">
            <text:p>378.5</text:p>
          </table:table-cell>
          <table:table-cell office:value-type="float" office:value="16.6667">
            <text:p>16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12-28T19:00:00">
            <text:p>Wed Dec 28 19:00:00 2022</text:p>
          </table:table-cell>
          <table:table-cell office:value-type="float" office:value="656.8333">
            <text:p>656.8333</text:p>
          </table:table-cell>
          <table:table-cell office:value-type="float" office:value="61.3333">
            <text:p>61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28T20:00:00">
            <text:p>Wed Dec 28 20:00:00 2022</text:p>
          </table:table-cell>
          <table:table-cell office:value-type="float" office:value="817.3333">
            <text:p>817.3333</text:p>
          </table:table-cell>
          <table:table-cell office:value-type="float" office:value="81.3333">
            <text:p>81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8T21:00:00">
            <text:p>Wed Dec 28 21:00:00 2022</text:p>
          </table:table-cell>
          <table:table-cell office:value-type="float" office:value="1064.5">
            <text:p>1064.5</text:p>
          </table:table-cell>
          <table:table-cell office:value-type="float" office:value="84.8333">
            <text:p>84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8T22:00:00">
            <text:p>Wed Dec 28 22:00:00 2022</text:p>
          </table:table-cell>
          <table:table-cell office:value-type="float" office:value="718.8333">
            <text:p>718.8333</text:p>
          </table:table-cell>
          <table:table-cell office:value-type="float" office:value="67.5">
            <text:p>67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8T23:00:00">
            <text:p>Wed Dec 28 23:00:00 2022</text:p>
          </table:table-cell>
          <table:table-cell office:value-type="float" office:value="1153.8333">
            <text:p>1153.8333</text:p>
          </table:table-cell>
          <table:table-cell office:value-type="float" office:value="75.6667">
            <text:p>75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9T00:00:00">
            <text:p>Thu Dec 29 00:00:00 2022</text:p>
          </table:table-cell>
          <table:table-cell office:value-type="float" office:value="1184.8333">
            <text:p>1184.8333</text:p>
          </table:table-cell>
          <table:table-cell office:value-type="float" office:value="69.1667">
            <text:p>69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29T01:00:00">
            <text:p>Thu Dec 29 01:00:00 2022</text:p>
          </table:table-cell>
          <table:table-cell office:value-type="float" office:value="812.5">
            <text:p>812.5</text:p>
          </table:table-cell>
          <table:table-cell office:value-type="float" office:value="55.5">
            <text:p>55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9T16:00:00">
            <text:p>Thu Dec 29 16:00:00 2022</text:p>
          </table:table-cell>
          <table:table-cell office:value-type="float" office:value="422.3333">
            <text:p>422.3333</text:p>
          </table:table-cell>
          <table:table-cell office:value-type="float" office:value="21.8333">
            <text:p>21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2-29T17:00:00">
            <text:p>Thu Dec 29 17:00:00 2022</text:p>
          </table:table-cell>
          <table:table-cell office:value-type="float" office:value="435.1667">
            <text:p>435.1667</text:p>
          </table:table-cell>
          <table:table-cell office:value-type="float" office:value="24.5">
            <text:p>24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29T18:00:00">
            <text:p>Thu Dec 29 18:00:00 2022</text:p>
          </table:table-cell>
          <table:table-cell office:value-type="float" office:value="474.6667">
            <text:p>474.6667</text:p>
          </table:table-cell>
          <table:table-cell office:value-type="float" office:value="34.8333">
            <text:p>34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2-29T19:00:00">
            <text:p>Thu Dec 29 19:00:00 2022</text:p>
          </table:table-cell>
          <table:table-cell office:value-type="float" office:value="470.0">
            <text:p>470.0</text:p>
          </table:table-cell>
          <table:table-cell office:value-type="float" office:value="43.0">
            <text:p>43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12-29T20:00:00">
            <text:p>Thu Dec 29 20:00:00 2022</text:p>
          </table:table-cell>
          <table:table-cell office:value-type="float" office:value="506.0">
            <text:p>506.0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29T21:00:00">
            <text:p>Thu Dec 29 21:00:00 2022</text:p>
          </table:table-cell>
          <table:table-cell office:value-type="float" office:value="594.5">
            <text:p>594.5</text:p>
          </table:table-cell>
          <table:table-cell office:value-type="float" office:value="51.8333">
            <text:p>51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2-29T22:00:00">
            <text:p>Thu Dec 29 22:00:00 2022</text:p>
          </table:table-cell>
          <table:table-cell office:value-type="float" office:value="567.5">
            <text:p>567.5</text:p>
          </table:table-cell>
          <table:table-cell office:value-type="float" office:value="48.5">
            <text:p>48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29T23:00:00">
            <text:p>Thu Dec 29 23:00:00 2022</text:p>
          </table:table-cell>
          <table:table-cell office:value-type="float" office:value="536.3333">
            <text:p>536.3333</text:p>
          </table:table-cell>
          <table:table-cell office:value-type="float" office:value="34.8333">
            <text:p>34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30T00:00:00">
            <text:p>Fri Dec 30 00:00:00 2022</text:p>
          </table:table-cell>
          <table:table-cell office:value-type="float" office:value="515.1667">
            <text:p>515.1667</text:p>
          </table:table-cell>
          <table:table-cell office:value-type="float" office:value="27.8333">
            <text:p>27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30T01:00:00">
            <text:p>Fri Dec 30 01:00:00 2022</text:p>
          </table:table-cell>
          <table:table-cell office:value-type="float" office:value="537.1667">
            <text:p>537.1667</text:p>
          </table:table-cell>
          <table:table-cell office:value-type="float" office:value="32.3333">
            <text:p>32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30T02:00:00">
            <text:p>Fri Dec 30 02:00:00 2022</text:p>
          </table:table-cell>
          <table:table-cell office:value-type="float" office:value="560.0">
            <text:p>560.0</text:p>
          </table:table-cell>
          <table:table-cell office:value-type="float" office:value="32.1667">
            <text:p>32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2-30T03:00:00">
            <text:p>Fri Dec 30 03:00:00 2022</text:p>
          </table:table-cell>
          <table:table-cell office:value-type="float" office:value="543.6667">
            <text:p>543.6667</text:p>
          </table:table-cell>
          <table:table-cell office:value-type="float" office:value="25.3333">
            <text:p>25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30T04:00:00">
            <text:p>Fri Dec 30 04:00:00 2022</text:p>
          </table:table-cell>
          <table:table-cell office:value-type="float" office:value="461.8333">
            <text:p>461.8333</text:p>
          </table:table-cell>
          <table:table-cell office:value-type="float" office:value="15.8333">
            <text:p>15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30T05:00:00">
            <text:p>Fri Dec 30 05:00:00 2022</text:p>
          </table:table-cell>
          <table:table-cell office:value-type="float" office:value="539.0">
            <text:p>539.0</text:p>
          </table:table-cell>
          <table:table-cell office:value-type="float" office:value="20.6667">
            <text:p>20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30T06:00:00">
            <text:p>Fri Dec 30 06:00:00 2022</text:p>
          </table:table-cell>
          <table:table-cell office:value-type="float" office:value="526.8333">
            <text:p>526.8333</text:p>
          </table:table-cell>
          <table:table-cell office:value-type="float" office:value="23.6667">
            <text:p>23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2-30T07:00:00">
            <text:p>Fri Dec 30 07:00:00 2022</text:p>
          </table:table-cell>
          <table:table-cell office:value-type="float" office:value="530.6667">
            <text:p>530.6667</text:p>
          </table:table-cell>
          <table:table-cell office:value-type="float" office:value="25.0">
            <text:p>25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30T08:00:00">
            <text:p>Fri Dec 30 08:00:00 2022</text:p>
          </table:table-cell>
          <table:table-cell office:value-type="float" office:value="796.8333">
            <text:p>796.8333</text:p>
          </table:table-cell>
          <table:table-cell office:value-type="float" office:value="54.0">
            <text:p>5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30T09:00:00">
            <text:p>Fri Dec 30 09:00:00 2022</text:p>
          </table:table-cell>
          <table:table-cell office:value-type="float" office:value="1168.6667">
            <text:p>1168.6667</text:p>
          </table:table-cell>
          <table:table-cell office:value-type="float" office:value="68.3333">
            <text:p>68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30T10:00:00">
            <text:p>Fri Dec 30 10:00:00 2022</text:p>
          </table:table-cell>
          <table:table-cell office:value-type="float" office:value="977.0">
            <text:p>977.0</text:p>
          </table:table-cell>
          <table:table-cell office:value-type="float" office:value="61.5">
            <text:p>61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30T11:00:00">
            <text:p>Fri Dec 30 11:00:00 2022</text:p>
          </table:table-cell>
          <table:table-cell office:value-type="float" office:value="686.6667">
            <text:p>686.6667</text:p>
          </table:table-cell>
          <table:table-cell office:value-type="float" office:value="48.1667">
            <text:p>48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30T19:00:00">
            <text:p>Fri Dec 30 19:00:00 2022</text:p>
          </table:table-cell>
          <table:table-cell office:value-type="float" office:value="638.3333">
            <text:p>638.3333</text:p>
          </table:table-cell>
          <table:table-cell office:value-type="float" office:value="66.3333">
            <text:p>66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2-30T20:00:00">
            <text:p>Fri Dec 30 20:00:00 2022</text:p>
          </table:table-cell>
          <table:table-cell office:value-type="float" office:value="860.6667">
            <text:p>860.6667</text:p>
          </table:table-cell>
          <table:table-cell office:value-type="float" office:value="75.5">
            <text:p>75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2-30T21:00:00">
            <text:p>Fri Dec 30 21:00:00 2022</text:p>
          </table:table-cell>
          <table:table-cell office:value-type="float" office:value="894.0">
            <text:p>894.0</text:p>
          </table:table-cell>
          <table:table-cell office:value-type="float" office:value="72.5">
            <text:p>72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2-30T22:00:00">
            <text:p>Fri Dec 30 22:00:00 2022</text:p>
          </table:table-cell>
          <table:table-cell office:value-type="float" office:value="509.0">
            <text:p>509.0</text:p>
          </table:table-cell>
          <table:table-cell office:value-type="float" office:value="25.0">
            <text:p>25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30T23:00:00">
            <text:p>Fri Dec 30 23:00:00 2022</text:p>
          </table:table-cell>
          <table:table-cell office:value-type="float" office:value="452.6667">
            <text:p>452.6667</text:p>
          </table:table-cell>
          <table:table-cell office:value-type="float" office:value="19.1667">
            <text:p>19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2-31T00:00:00">
            <text:p>Sat Dec 31 00:00:00 2022</text:p>
          </table:table-cell>
          <table:table-cell office:value-type="float" office:value="389.3333">
            <text:p>389.3333</text:p>
          </table:table-cell>
          <table:table-cell office:value-type="float" office:value="11.1667">
            <text:p>11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31T01:00:00">
            <text:p>Sat Dec 31 01:00:00 2022</text:p>
          </table:table-cell>
          <table:table-cell office:value-type="float" office:value="370.8333">
            <text:p>370.8333</text:p>
          </table:table-cell>
          <table:table-cell office:value-type="float" office:value="10.6667">
            <text:p>10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2-31T02:00:00">
            <text:p>Sat Dec 31 02:00:00 2022</text:p>
          </table:table-cell>
          <table:table-cell office:value-type="float" office:value="432.3333">
            <text:p>432.3333</text:p>
          </table:table-cell>
          <table:table-cell office:value-type="float" office:value="25.1667">
            <text:p>25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2-31T03:00:00">
            <text:p>Sat Dec 31 03:00:00 2022</text:p>
          </table:table-cell>
          <table:table-cell office:value-type="float" office:value="450.5">
            <text:p>450.5</text:p>
          </table:table-cell>
          <table:table-cell office:value-type="float" office:value="24.8333">
            <text:p>24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2-31T04:00:00">
            <text:p>Sat Dec 31 04:00:00 2022</text:p>
          </table:table-cell>
          <table:table-cell office:value-type="float" office:value="436.0">
            <text:p>436.0</text:p>
          </table:table-cell>
          <table:table-cell office:value-type="float" office:value="20.6667">
            <text:p>20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2-31T08:00:00">
            <text:p>Sat Dec 31 08:00:00 2022</text:p>
          </table:table-cell>
          <table:table-cell office:value-type="float" office:value="382.3333">
            <text:p>382.3333</text:p>
          </table:table-cell>
          <table:table-cell office:value-type="float" office:value="28.0">
            <text:p>28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31T09:00:00">
            <text:p>Sat Dec 31 09:00:00 2022</text:p>
          </table:table-cell>
          <table:table-cell office:value-type="float" office:value="455.1667">
            <text:p>455.1667</text:p>
          </table:table-cell>
          <table:table-cell office:value-type="float" office:value="43.1667">
            <text:p>43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31T18:00:00">
            <text:p>Sat Dec 31 18:00:00 2022</text:p>
          </table:table-cell>
          <table:table-cell office:value-type="float" office:value="646.8333">
            <text:p>646.8333</text:p>
          </table:table-cell>
          <table:table-cell office:value-type="float" office:value="53.6667">
            <text:p>53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12-31T19:00:00">
            <text:p>Sat Dec 31 19:00:00 2022</text:p>
          </table:table-cell>
          <table:table-cell office:value-type="float" office:value="1085.8333">
            <text:p>1085.8333</text:p>
          </table:table-cell>
          <table:table-cell office:value-type="float" office:value="88.0">
            <text:p>88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31T20:00:00">
            <text:p>Sat Dec 31 20:00:00 2022</text:p>
          </table:table-cell>
          <table:table-cell office:value-type="float" office:value="1171.8333">
            <text:p>1171.8333</text:p>
          </table:table-cell>
          <table:table-cell office:value-type="float" office:value="82.3333">
            <text:p>82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31T21:00:00">
            <text:p>Sat Dec 31 21:00:00 2022</text:p>
          </table:table-cell>
          <table:table-cell office:value-type="float" office:value="953.5">
            <text:p>953.5</text:p>
          </table:table-cell>
          <table:table-cell office:value-type="float" office:value="75.8333">
            <text:p>75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31T22:00:00">
            <text:p>Sat Dec 31 22:00:00 2022</text:p>
          </table:table-cell>
          <table:table-cell office:value-type="float" office:value="715.0">
            <text:p>715.0</text:p>
          </table:table-cell>
          <table:table-cell office:value-type="float" office:value="63.6667">
            <text:p>63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2-31T23:00:00">
            <text:p>Sat Dec 31 23:00:00 2022</text:p>
          </table:table-cell>
          <table:table-cell office:value-type="float" office:value="530.1667">
            <text:p>530.1667</text:p>
          </table:table-cell>
          <table:table-cell office:value-type="float" office:value="19.1667">
            <text:p>19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01T00:00:00">
            <text:p>Sun Jan  1 00:00:00 2023</text:p>
          </table:table-cell>
          <table:table-cell office:value-type="float" office:value="516.3333">
            <text:p>516.3333</text:p>
          </table:table-cell>
          <table:table-cell office:value-type="float" office:value="11.5">
            <text:p>11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1-01T02:00:00">
            <text:p>Sun Jan  1 02:00:00 2023</text:p>
          </table:table-cell>
          <table:table-cell office:value-type="float" office:value="527.3333">
            <text:p>527.3333</text:p>
          </table:table-cell>
          <table:table-cell office:value-type="float" office:value="40.0">
            <text:p>40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1-01T03:00:00">
            <text:p>Sun Jan  1 03:00:00 2023</text:p>
          </table:table-cell>
          <table:table-cell office:value-type="float" office:value="474.5">
            <text:p>474.5</text:p>
          </table:table-cell>
          <table:table-cell office:value-type="float" office:value="36.8333">
            <text:p>36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01T19:00:00">
            <text:p>Sun Jan  1 19:00:00 2023</text:p>
          </table:table-cell>
          <table:table-cell office:value-type="float" office:value="555.1667">
            <text:p>555.1667</text:p>
          </table:table-cell>
          <table:table-cell office:value-type="float" office:value="39.0">
            <text:p>39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1-01T20:00:00">
            <text:p>Sun Jan  1 20:00:00 2023</text:p>
          </table:table-cell>
          <table:table-cell office:value-type="float" office:value="491.1667">
            <text:p>491.1667</text:p>
          </table:table-cell>
          <table:table-cell office:value-type="float" office:value="42.1667">
            <text:p>42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1T21:00:00">
            <text:p>Sun Jan  1 21:00:00 2023</text:p>
          </table:table-cell>
          <table:table-cell office:value-type="float" office:value="455.0">
            <text:p>455.0</text:p>
          </table:table-cell>
          <table:table-cell office:value-type="float" office:value="33.5">
            <text:p>33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1-01T22:00:00">
            <text:p>Sun Jan  1 22:00:00 2023</text:p>
          </table:table-cell>
          <table:table-cell office:value-type="float" office:value="501.8333">
            <text:p>501.8333</text:p>
          </table:table-cell>
          <table:table-cell office:value-type="float" office:value="48.1667">
            <text:p>48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01T23:00:00">
            <text:p>Sun Jan  1 23:00:00 2023</text:p>
          </table:table-cell>
          <table:table-cell office:value-type="float" office:value="807.6667">
            <text:p>807.6667</text:p>
          </table:table-cell>
          <table:table-cell office:value-type="float" office:value="66.6667">
            <text:p>66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02T00:00:00">
            <text:p>Mon Jan  2 00:00:00 2023</text:p>
          </table:table-cell>
          <table:table-cell office:value-type="float" office:value="552.6667">
            <text:p>552.6667</text:p>
          </table:table-cell>
          <table:table-cell office:value-type="float" office:value="48.5">
            <text:p>48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02T01:00:00">
            <text:p>Mon Jan  2 01:00:00 2023</text:p>
          </table:table-cell>
          <table:table-cell office:value-type="float" office:value="404.5">
            <text:p>404.5</text:p>
          </table:table-cell>
          <table:table-cell office:value-type="float" office:value="27.5">
            <text:p>27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02T02:00:00">
            <text:p>Mon Jan  2 02:00:00 2023</text:p>
          </table:table-cell>
          <table:table-cell office:value-type="float" office:value="422.6667">
            <text:p>422.6667</text:p>
          </table:table-cell>
          <table:table-cell office:value-type="float" office:value="28.1667">
            <text:p>28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02T03:00:00">
            <text:p>Mon Jan  2 03:00:00 2023</text:p>
          </table:table-cell>
          <table:table-cell office:value-type="float" office:value="460.5">
            <text:p>460.5</text:p>
          </table:table-cell>
          <table:table-cell office:value-type="float" office:value="31.1667">
            <text:p>31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1-02T04:00:00">
            <text:p>Mon Jan  2 04:00:00 2023</text:p>
          </table:table-cell>
          <table:table-cell office:value-type="float" office:value="431.8333">
            <text:p>431.8333</text:p>
          </table:table-cell>
          <table:table-cell office:value-type="float" office:value="22.8333">
            <text:p>22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1-02T05:00:00">
            <text:p>Mon Jan  2 05:00:00 2023</text:p>
          </table:table-cell>
          <table:table-cell office:value-type="float" office:value="360.3333">
            <text:p>360.3333</text:p>
          </table:table-cell>
          <table:table-cell office:value-type="float" office:value="13.1667">
            <text:p>13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1-02T18:00:00">
            <text:p>Mon Jan  2 18:00:00 2023</text:p>
          </table:table-cell>
          <table:table-cell office:value-type="float" office:value="385.0">
            <text:p>385.0</text:p>
          </table:table-cell>
          <table:table-cell office:value-type="float" office:value="14.0">
            <text:p>14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1-02T19:00:00">
            <text:p>Mon Jan  2 19:00:00 2023</text:p>
          </table:table-cell>
          <table:table-cell office:value-type="float" office:value="497.5">
            <text:p>497.5</text:p>
          </table:table-cell>
          <table:table-cell office:value-type="float" office:value="27.0">
            <text:p>27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02T20:00:00">
            <text:p>Mon Jan  2 20:00:00 2023</text:p>
          </table:table-cell>
          <table:table-cell office:value-type="float" office:value="745.1667">
            <text:p>745.1667</text:p>
          </table:table-cell>
          <table:table-cell office:value-type="float" office:value="52.6667">
            <text:p>52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2T21:00:00">
            <text:p>Mon Jan  2 21:00:00 2023</text:p>
          </table:table-cell>
          <table:table-cell office:value-type="float" office:value="807.0">
            <text:p>807.0</text:p>
          </table:table-cell>
          <table:table-cell office:value-type="float" office:value="53.1667">
            <text:p>5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2T22:00:00">
            <text:p>Mon Jan  2 22:00:00 2023</text:p>
          </table:table-cell>
          <table:table-cell office:value-type="float" office:value="1063.0">
            <text:p>1063.0</text:p>
          </table:table-cell>
          <table:table-cell office:value-type="float" office:value="57.8333">
            <text:p>57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2T23:00:00">
            <text:p>Mon Jan  2 23:00:00 2023</text:p>
          </table:table-cell>
          <table:table-cell office:value-type="float" office:value="862.8333">
            <text:p>862.8333</text:p>
          </table:table-cell>
          <table:table-cell office:value-type="float" office:value="51.3333">
            <text:p>51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3T00:00:00">
            <text:p>Tue Jan  3 00:00:00 2023</text:p>
          </table:table-cell>
          <table:table-cell office:value-type="float" office:value="709.5">
            <text:p>709.5</text:p>
          </table:table-cell>
          <table:table-cell office:value-type="float" office:value="42.3333">
            <text:p>42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3T01:00:00">
            <text:p>Tue Jan  3 01:00:00 2023</text:p>
          </table:table-cell>
          <table:table-cell office:value-type="float" office:value="701.1667">
            <text:p>701.1667</text:p>
          </table:table-cell>
          <table:table-cell office:value-type="float" office:value="39.6667">
            <text:p>39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03T02:00:00">
            <text:p>Tue Jan  3 02:00:00 2023</text:p>
          </table:table-cell>
          <table:table-cell office:value-type="float" office:value="609.5">
            <text:p>609.5</text:p>
          </table:table-cell>
          <table:table-cell office:value-type="float" office:value="23.8333">
            <text:p>23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03T19:00:00">
            <text:p>Tue Jan  3 19:00:00 2023</text:p>
          </table:table-cell>
          <table:table-cell office:value-type="float" office:value="756.5">
            <text:p>756.5</text:p>
          </table:table-cell>
          <table:table-cell office:value-type="float" office:value="66.6667">
            <text:p>66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1-03T20:00:00">
            <text:p>Tue Jan  3 20:00:00 2023</text:p>
          </table:table-cell>
          <table:table-cell office:value-type="float" office:value="781.1667">
            <text:p>781.1667</text:p>
          </table:table-cell>
          <table:table-cell office:value-type="float" office:value="65.1667">
            <text:p>65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1-03T21:00:00">
            <text:p>Tue Jan  3 21:00:00 2023</text:p>
          </table:table-cell>
          <table:table-cell office:value-type="float" office:value="791.6667">
            <text:p>791.6667</text:p>
          </table:table-cell>
          <table:table-cell office:value-type="float" office:value="57.3333">
            <text:p>57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03T22:00:00">
            <text:p>Tue Jan  3 22:00:00 2023</text:p>
          </table:table-cell>
          <table:table-cell office:value-type="float" office:value="574.6667">
            <text:p>574.6667</text:p>
          </table:table-cell>
          <table:table-cell office:value-type="float" office:value="41.5">
            <text:p>41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03T23:00:00">
            <text:p>Tue Jan  3 23:00:00 2023</text:p>
          </table:table-cell>
          <table:table-cell office:value-type="float" office:value="671.8333">
            <text:p>671.8333</text:p>
          </table:table-cell>
          <table:table-cell office:value-type="float" office:value="44.6667">
            <text:p>44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04T00:00:00">
            <text:p>Wed Jan  4 00:00:00 2023</text:p>
          </table:table-cell>
          <table:table-cell office:value-type="float" office:value="692.1667">
            <text:p>692.1667</text:p>
          </table:table-cell>
          <table:table-cell office:value-type="float" office:value="39.3333">
            <text:p>39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04T01:00:00">
            <text:p>Wed Jan  4 01:00:00 2023</text:p>
          </table:table-cell>
          <table:table-cell office:value-type="float" office:value="611.0">
            <text:p>611.0</text:p>
          </table:table-cell>
          <table:table-cell office:value-type="float" office:value="23.8333">
            <text:p>23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04T02:00:00">
            <text:p>Wed Jan  4 02:00:00 2023</text:p>
          </table:table-cell>
          <table:table-cell office:value-type="float" office:value="479.8333">
            <text:p>479.8333</text:p>
          </table:table-cell>
          <table:table-cell office:value-type="float" office:value="10.3333">
            <text:p>10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04T03:00:00">
            <text:p>Wed Jan  4 03:00:00 2023</text:p>
          </table:table-cell>
          <table:table-cell office:value-type="float" office:value="483.0">
            <text:p>483.0</text:p>
          </table:table-cell>
          <table:table-cell office:value-type="float" office:value="11.8333">
            <text:p>11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04T04:00:00">
            <text:p>Wed Jan  4 04:00:00 2023</text:p>
          </table:table-cell>
          <table:table-cell office:value-type="float" office:value="425.1667">
            <text:p>425.1667</text:p>
          </table:table-cell>
          <table:table-cell office:value-type="float" office:value="10.3333">
            <text:p>10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1-04T05:00:00">
            <text:p>Wed Jan  4 05:00:00 2023</text:p>
          </table:table-cell>
          <table:table-cell office:value-type="float" office:value="363.0">
            <text:p>363.0</text:p>
          </table:table-cell>
          <table:table-cell office:value-type="float" office:value="4.6667">
            <text:p>4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1-04T06:00:00">
            <text:p>Wed Jan  4 06:00:00 2023</text:p>
          </table:table-cell>
          <table:table-cell office:value-type="float" office:value="418.6667">
            <text:p>418.6667</text:p>
          </table:table-cell>
          <table:table-cell office:value-type="float" office:value="13.0">
            <text:p>13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1-04T07:00:00">
            <text:p>Wed Jan  4 07:00:00 2023</text:p>
          </table:table-cell>
          <table:table-cell office:value-type="float" office:value="397.5">
            <text:p>397.5</text:p>
          </table:table-cell>
          <table:table-cell office:value-type="float" office:value="9.3333">
            <text:p>9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4T08:00:00">
            <text:p>Wed Jan  4 08:00:00 2023</text:p>
          </table:table-cell>
          <table:table-cell office:value-type="float" office:value="499.0">
            <text:p>499.0</text:p>
          </table:table-cell>
          <table:table-cell office:value-type="float" office:value="33.8333">
            <text:p>33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1-04T09:00:00">
            <text:p>Wed Jan  4 09:00:00 2023</text:p>
          </table:table-cell>
          <table:table-cell office:value-type="float" office:value="594.3333">
            <text:p>594.3333</text:p>
          </table:table-cell>
          <table:table-cell office:value-type="float" office:value="37.8333">
            <text:p>37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04T19:00:00">
            <text:p>Wed Jan  4 19:00:00 2023</text:p>
          </table:table-cell>
          <table:table-cell office:value-type="float" office:value="920.8333">
            <text:p>920.8333</text:p>
          </table:table-cell>
          <table:table-cell office:value-type="float" office:value="84.1667">
            <text:p>84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4T20:00:00">
            <text:p>Wed Jan  4 20:00:00 2023</text:p>
          </table:table-cell>
          <table:table-cell office:value-type="float" office:value="1316.5">
            <text:p>1316.5</text:p>
          </table:table-cell>
          <table:table-cell office:value-type="float" office:value="96.5">
            <text:p>96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04T21:00:00">
            <text:p>Wed Jan  4 21:00:00 2023</text:p>
          </table:table-cell>
          <table:table-cell office:value-type="float" office:value="898.8333">
            <text:p>898.8333</text:p>
          </table:table-cell>
          <table:table-cell office:value-type="float" office:value="74.1667">
            <text:p>74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4T22:00:00">
            <text:p>Wed Jan  4 22:00:00 2023</text:p>
          </table:table-cell>
          <table:table-cell office:value-type="float" office:value="1229.3333">
            <text:p>1229.3333</text:p>
          </table:table-cell>
          <table:table-cell office:value-type="float" office:value="79.3333">
            <text:p>79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04T23:00:00">
            <text:p>Wed Jan  4 23:00:00 2023</text:p>
          </table:table-cell>
          <table:table-cell office:value-type="float" office:value="1414.8333">
            <text:p>1414.8333</text:p>
          </table:table-cell>
          <table:table-cell office:value-type="float" office:value="75.3333">
            <text:p>75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05T00:00:00">
            <text:p>Thu Jan  5 00:00:00 2023</text:p>
          </table:table-cell>
          <table:table-cell office:value-type="float" office:value="1184.0">
            <text:p>1184.0</text:p>
          </table:table-cell>
          <table:table-cell office:value-type="float" office:value="60.0">
            <text:p>60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05T01:00:00">
            <text:p>Thu Jan  5 01:00:00 2023</text:p>
          </table:table-cell>
          <table:table-cell office:value-type="float" office:value="1060.5">
            <text:p>1060.5</text:p>
          </table:table-cell>
          <table:table-cell office:value-type="float" office:value="55.8333">
            <text:p>55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5T02:00:00">
            <text:p>Thu Jan  5 02:00:00 2023</text:p>
          </table:table-cell>
          <table:table-cell office:value-type="float" office:value="934.5">
            <text:p>934.5</text:p>
          </table:table-cell>
          <table:table-cell office:value-type="float" office:value="49.0">
            <text:p>49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5T03:00:00">
            <text:p>Thu Jan  5 03:00:00 2023</text:p>
          </table:table-cell>
          <table:table-cell office:value-type="float" office:value="605.8333">
            <text:p>605.8333</text:p>
          </table:table-cell>
          <table:table-cell office:value-type="float" office:value="27.3333">
            <text:p>27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05T04:00:00">
            <text:p>Thu Jan  5 04:00:00 2023</text:p>
          </table:table-cell>
          <table:table-cell office:value-type="float" office:value="467.3333">
            <text:p>467.3333</text:p>
          </table:table-cell>
          <table:table-cell office:value-type="float" office:value="11.0">
            <text:p>11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1-05T05:00:00">
            <text:p>Thu Jan  5 05:00:00 2023</text:p>
          </table:table-cell>
          <table:table-cell office:value-type="float" office:value="440.3333">
            <text:p>440.3333</text:p>
          </table:table-cell>
          <table:table-cell office:value-type="float" office:value="10.6667">
            <text:p>10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05T06:00:00">
            <text:p>Thu Jan  5 06:00:00 2023</text:p>
          </table:table-cell>
          <table:table-cell office:value-type="float" office:value="493.1667">
            <text:p>493.1667</text:p>
          </table:table-cell>
          <table:table-cell office:value-type="float" office:value="17.8333">
            <text:p>17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1-05T09:00:00">
            <text:p>Thu Jan  5 09:00:00 2023</text:p>
          </table:table-cell>
          <table:table-cell office:value-type="float" office:value="775.0">
            <text:p>775.0</text:p>
          </table:table-cell>
          <table:table-cell office:value-type="float" office:value="44.5">
            <text:p>44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5T19:00:00">
            <text:p>Thu Jan  5 19:00:00 2023</text:p>
          </table:table-cell>
          <table:table-cell office:value-type="float" office:value="619.8333">
            <text:p>619.8333</text:p>
          </table:table-cell>
          <table:table-cell office:value-type="float" office:value="56.6667">
            <text:p>56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1-05T20:00:00">
            <text:p>Thu Jan  5 20:00:00 2023</text:p>
          </table:table-cell>
          <table:table-cell office:value-type="float" office:value="783.6667">
            <text:p>783.6667</text:p>
          </table:table-cell>
          <table:table-cell office:value-type="float" office:value="70.1667">
            <text:p>70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1-05T21:00:00">
            <text:p>Thu Jan  5 21:00:00 2023</text:p>
          </table:table-cell>
          <table:table-cell office:value-type="float" office:value="826.3333">
            <text:p>826.3333</text:p>
          </table:table-cell>
          <table:table-cell office:value-type="float" office:value="66.6667">
            <text:p>66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05T22:00:00">
            <text:p>Thu Jan  5 22:00:00 2023</text:p>
          </table:table-cell>
          <table:table-cell office:value-type="float" office:value="928.0">
            <text:p>928.0</text:p>
          </table:table-cell>
          <table:table-cell office:value-type="float" office:value="63.6667">
            <text:p>63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05T23:00:00">
            <text:p>Thu Jan  5 23:00:00 2023</text:p>
          </table:table-cell>
          <table:table-cell office:value-type="float" office:value="1326.5">
            <text:p>1326.5</text:p>
          </table:table-cell>
          <table:table-cell office:value-type="float" office:value="74.6667">
            <text:p>74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06T00:00:00">
            <text:p>Fri Jan  6 00:00:00 2023</text:p>
          </table:table-cell>
          <table:table-cell office:value-type="float" office:value="1142.0">
            <text:p>1142.0</text:p>
          </table:table-cell>
          <table:table-cell office:value-type="float" office:value="66.6667">
            <text:p>66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1-06T01:00:00">
            <text:p>Fri Jan  6 01:00:00 2023</text:p>
          </table:table-cell>
          <table:table-cell office:value-type="float" office:value="1083.6667">
            <text:p>1083.6667</text:p>
          </table:table-cell>
          <table:table-cell office:value-type="float" office:value="58.5">
            <text:p>58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06T02:00:00">
            <text:p>Fri Jan  6 02:00:00 2023</text:p>
          </table:table-cell>
          <table:table-cell office:value-type="float" office:value="816.3333">
            <text:p>816.3333</text:p>
          </table:table-cell>
          <table:table-cell office:value-type="float" office:value="42.8333">
            <text:p>42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6T03:00:00">
            <text:p>Fri Jan  6 03:00:00 2023</text:p>
          </table:table-cell>
          <table:table-cell office:value-type="float" office:value="468.6667">
            <text:p>468.6667</text:p>
          </table:table-cell>
          <table:table-cell office:value-type="float" office:value="14.1667">
            <text:p>14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1-06T04:00:00">
            <text:p>Fri Jan  6 04:00:00 2023</text:p>
          </table:table-cell>
          <table:table-cell office:value-type="float" office:value="526.0">
            <text:p>526.0</text:p>
          </table:table-cell>
          <table:table-cell office:value-type="float" office:value="23.3333">
            <text:p>23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06T05:00:00">
            <text:p>Fri Jan  6 05:00:00 2023</text:p>
          </table:table-cell>
          <table:table-cell office:value-type="float" office:value="479.3333">
            <text:p>479.3333</text:p>
          </table:table-cell>
          <table:table-cell office:value-type="float" office:value="17.1667">
            <text:p>17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1-06T06:00:00">
            <text:p>Fri Jan  6 06:00:00 2023</text:p>
          </table:table-cell>
          <table:table-cell office:value-type="float" office:value="439.8333">
            <text:p>439.8333</text:p>
          </table:table-cell>
          <table:table-cell office:value-type="float" office:value="17.1667">
            <text:p>17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06T19:00:00">
            <text:p>Fri Jan  6 19:00:00 2023</text:p>
          </table:table-cell>
          <table:table-cell office:value-type="float" office:value="704.3333">
            <text:p>704.3333</text:p>
          </table:table-cell>
          <table:table-cell office:value-type="float" office:value="62.6667">
            <text:p>62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1-06T20:00:00">
            <text:p>Fri Jan  6 20:00:00 2023</text:p>
          </table:table-cell>
          <table:table-cell office:value-type="float" office:value="753.3333">
            <text:p>753.3333</text:p>
          </table:table-cell>
          <table:table-cell office:value-type="float" office:value="68.1667">
            <text:p>68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1-06T21:00:00">
            <text:p>Fri Jan  6 21:00:00 2023</text:p>
          </table:table-cell>
          <table:table-cell office:value-type="float" office:value="821.1667">
            <text:p>821.1667</text:p>
          </table:table-cell>
          <table:table-cell office:value-type="float" office:value="55.6667">
            <text:p>55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1-06T22:00:00">
            <text:p>Fri Jan  6 22:00:00 2023</text:p>
          </table:table-cell>
          <table:table-cell office:value-type="float" office:value="785.6667">
            <text:p>785.6667</text:p>
          </table:table-cell>
          <table:table-cell office:value-type="float" office:value="42.3333">
            <text:p>42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06T23:00:00">
            <text:p>Fri Jan  6 23:00:00 2023</text:p>
          </table:table-cell>
          <table:table-cell office:value-type="float" office:value="952.6667">
            <text:p>952.6667</text:p>
          </table:table-cell>
          <table:table-cell office:value-type="float" office:value="52.6667">
            <text:p>52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07T00:00:00">
            <text:p>Sat Jan  7 00:00:00 2023</text:p>
          </table:table-cell>
          <table:table-cell office:value-type="float" office:value="866.8333">
            <text:p>866.8333</text:p>
          </table:table-cell>
          <table:table-cell office:value-type="float" office:value="43.3333">
            <text:p>43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7T01:00:00">
            <text:p>Sat Jan  7 01:00:00 2023</text:p>
          </table:table-cell>
          <table:table-cell office:value-type="float" office:value="702.5">
            <text:p>702.5</text:p>
          </table:table-cell>
          <table:table-cell office:value-type="float" office:value="28.3333">
            <text:p>28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07T02:00:00">
            <text:p>Sat Jan  7 02:00:00 2023</text:p>
          </table:table-cell>
          <table:table-cell office:value-type="float" office:value="718.1667">
            <text:p>718.1667</text:p>
          </table:table-cell>
          <table:table-cell office:value-type="float" office:value="31.0">
            <text:p>31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07T03:00:00">
            <text:p>Sat Jan  7 03:00:00 2023</text:p>
          </table:table-cell>
          <table:table-cell office:value-type="float" office:value="639.8333">
            <text:p>639.8333</text:p>
          </table:table-cell>
          <table:table-cell office:value-type="float" office:value="27.3333">
            <text:p>27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1-07T04:00:00">
            <text:p>Sat Jan  7 04:00:00 2023</text:p>
          </table:table-cell>
          <table:table-cell office:value-type="float" office:value="497.5">
            <text:p>497.5</text:p>
          </table:table-cell>
          <table:table-cell office:value-type="float" office:value="10.1667">
            <text:p>10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1-07T05:00:00">
            <text:p>Sat Jan  7 05:00:00 2023</text:p>
          </table:table-cell>
          <table:table-cell office:value-type="float" office:value="548.5">
            <text:p>548.5</text:p>
          </table:table-cell>
          <table:table-cell office:value-type="float" office:value="14.1667">
            <text:p>14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07T19:00:00">
            <text:p>Sat Jan  7 19:00:00 2023</text:p>
          </table:table-cell>
          <table:table-cell office:value-type="float" office:value="503.6667">
            <text:p>503.6667</text:p>
          </table:table-cell>
          <table:table-cell office:value-type="float" office:value="28.6667">
            <text:p>28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1-07T20:00:00">
            <text:p>Sat Jan  7 20:00:00 2023</text:p>
          </table:table-cell>
          <table:table-cell office:value-type="float" office:value="667.8333">
            <text:p>667.8333</text:p>
          </table:table-cell>
          <table:table-cell office:value-type="float" office:value="45.5">
            <text:p>45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1-07T21:00:00">
            <text:p>Sat Jan  7 21:00:00 2023</text:p>
          </table:table-cell>
          <table:table-cell office:value-type="float" office:value="698.6667">
            <text:p>698.6667</text:p>
          </table:table-cell>
          <table:table-cell office:value-type="float" office:value="56.3333">
            <text:p>56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07T22:00:00">
            <text:p>Sat Jan  7 22:00:00 2023</text:p>
          </table:table-cell>
          <table:table-cell office:value-type="float" office:value="714.6667">
            <text:p>714.6667</text:p>
          </table:table-cell>
          <table:table-cell office:value-type="float" office:value="48.6667">
            <text:p>48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07T23:00:00">
            <text:p>Sat Jan  7 23:00:00 2023</text:p>
          </table:table-cell>
          <table:table-cell office:value-type="float" office:value="596.8333">
            <text:p>596.8333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10T20:00:00">
            <text:p>Tue Jan 10 20:00:00 2023</text:p>
          </table:table-cell>
          <table:table-cell office:value-type="float" office:value="685.0">
            <text:p>685.0</text:p>
          </table:table-cell>
          <table:table-cell office:value-type="float" office:value="25.6667">
            <text:p>25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10T21:00:00">
            <text:p>Tue Jan 10 21:00:00 2023</text:p>
          </table:table-cell>
          <table:table-cell office:value-type="float" office:value="1018.5">
            <text:p>1018.5</text:p>
          </table:table-cell>
          <table:table-cell office:value-type="float" office:value="61.8333">
            <text:p>61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10T22:00:00">
            <text:p>Tue Jan 10 22:00:00 2023</text:p>
          </table:table-cell>
          <table:table-cell office:value-type="float" office:value="910.6667">
            <text:p>910.6667</text:p>
          </table:table-cell>
          <table:table-cell office:value-type="float" office:value="57.0">
            <text:p>57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1-10T23:00:00">
            <text:p>Tue Jan 10 23:00:00 2023</text:p>
          </table:table-cell>
          <table:table-cell office:value-type="float" office:value="661.3333">
            <text:p>661.3333</text:p>
          </table:table-cell>
          <table:table-cell office:value-type="float" office:value="24.6667">
            <text:p>24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1-11T00:00:00">
            <text:p>Wed Jan 11 00:00:00 2023</text:p>
          </table:table-cell>
          <table:table-cell office:value-type="float" office:value="688.1667">
            <text:p>688.1667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1-11T01:00:00">
            <text:p>Wed Jan 11 01:00:00 2023</text:p>
          </table:table-cell>
          <table:table-cell office:value-type="float" office:value="666.0">
            <text:p>666.0</text:p>
          </table:table-cell>
          <table:table-cell office:value-type="float" office:value="19.3333">
            <text:p>19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1T02:00:00">
            <text:p>Wed Jan 11 02:00:00 2023</text:p>
          </table:table-cell>
          <table:table-cell office:value-type="float" office:value="659.8333">
            <text:p>659.8333</text:p>
          </table:table-cell>
          <table:table-cell office:value-type="float" office:value="14.1667">
            <text:p>14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1-11T03:00:00">
            <text:p>Wed Jan 11 03:00:00 2023</text:p>
          </table:table-cell>
          <table:table-cell office:value-type="float" office:value="646.5">
            <text:p>646.5</text:p>
          </table:table-cell>
          <table:table-cell office:value-type="float" office:value="10.1667">
            <text:p>10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1-11T04:00:00">
            <text:p>Wed Jan 11 04:00:00 2023</text:p>
          </table:table-cell>
          <table:table-cell office:value-type="float" office:value="591.3333">
            <text:p>591.3333</text:p>
          </table:table-cell>
          <table:table-cell office:value-type="float" office:value="4.8333">
            <text:p>4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1-11T05:00:00">
            <text:p>Wed Jan 11 05:00:00 2023</text:p>
          </table:table-cell>
          <table:table-cell office:value-type="float" office:value="601.8333">
            <text:p>601.8333</text:p>
          </table:table-cell>
          <table:table-cell office:value-type="float" office:value="5.6667">
            <text:p>5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1-11T06:00:00">
            <text:p>Wed Jan 11 06:00:00 2023</text:p>
          </table:table-cell>
          <table:table-cell office:value-type="float" office:value="581.5">
            <text:p>581.5</text:p>
          </table:table-cell>
          <table:table-cell office:value-type="float" office:value="5.1667">
            <text:p>5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1-11T07:00:00">
            <text:p>Wed Jan 11 07:00:00 2023</text:p>
          </table:table-cell>
          <table:table-cell office:value-type="float" office:value="593.8333">
            <text:p>593.8333</text:p>
          </table:table-cell>
          <table:table-cell office:value-type="float" office:value="6.5">
            <text:p>6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11T08:00:00">
            <text:p>Wed Jan 11 08:00:00 2023</text:p>
          </table:table-cell>
          <table:table-cell office:value-type="float" office:value="594.0">
            <text:p>594.0</text:p>
          </table:table-cell>
          <table:table-cell office:value-type="float" office:value="13.5">
            <text:p>13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1-11T09:00:00">
            <text:p>Wed Jan 11 09:00:00 2023</text:p>
          </table:table-cell>
          <table:table-cell office:value-type="float" office:value="617.0">
            <text:p>617.0</text:p>
          </table:table-cell>
          <table:table-cell office:value-type="float" office:value="27.5">
            <text:p>27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11T11:00:00">
            <text:p>Wed Jan 11 11:00:00 2023</text:p>
          </table:table-cell>
          <table:table-cell office:value-type="float" office:value="656.8333">
            <text:p>656.8333</text:p>
          </table:table-cell>
          <table:table-cell office:value-type="float" office:value="26.1667">
            <text:p>26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1-11T15:00:00">
            <text:p>Wed Jan 11 15:00:00 2023</text:p>
          </table:table-cell>
          <table:table-cell office:value-type="float" office:value="576.8333">
            <text:p>576.8333</text:p>
          </table:table-cell>
          <table:table-cell office:value-type="float" office:value="9.0">
            <text:p>9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11T18:00:00">
            <text:p>Wed Jan 11 18:00:00 2023</text:p>
          </table:table-cell>
          <table:table-cell office:value-type="float" office:value="551.0">
            <text:p>551.0</text:p>
          </table:table-cell>
          <table:table-cell office:value-type="float" office:value="13.0">
            <text:p>13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11T19:00:00">
            <text:p>Wed Jan 11 19:00:00 2023</text:p>
          </table:table-cell>
          <table:table-cell office:value-type="float" office:value="588.1667">
            <text:p>588.1667</text:p>
          </table:table-cell>
          <table:table-cell office:value-type="float" office:value="20.3333">
            <text:p>20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11T20:00:00">
            <text:p>Wed Jan 11 20:00:00 2023</text:p>
          </table:table-cell>
          <table:table-cell office:value-type="float" office:value="625.0">
            <text:p>625.0</text:p>
          </table:table-cell>
          <table:table-cell office:value-type="float" office:value="25.8333">
            <text:p>25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1-11T21:00:00">
            <text:p>Wed Jan 11 21:00:00 2023</text:p>
          </table:table-cell>
          <table:table-cell office:value-type="float" office:value="616.0">
            <text:p>616.0</text:p>
          </table:table-cell>
          <table:table-cell office:value-type="float" office:value="20.3333">
            <text:p>20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1-11T22:00:00">
            <text:p>Wed Jan 11 22:00:00 2023</text:p>
          </table:table-cell>
          <table:table-cell office:value-type="float" office:value="650.0">
            <text:p>650.0</text:p>
          </table:table-cell>
          <table:table-cell office:value-type="float" office:value="25.8333">
            <text:p>25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1T23:00:00">
            <text:p>Wed Jan 11 23:00:00 2023</text:p>
          </table:table-cell>
          <table:table-cell office:value-type="float" office:value="650.6667">
            <text:p>650.6667</text:p>
          </table:table-cell>
          <table:table-cell office:value-type="float" office:value="24.8333">
            <text:p>24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12T00:00:00">
            <text:p>Thu Jan 12 00:00:00 2023</text:p>
          </table:table-cell>
          <table:table-cell office:value-type="float" office:value="647.6667">
            <text:p>647.6667</text:p>
          </table:table-cell>
          <table:table-cell office:value-type="float" office:value="22.6667">
            <text:p>22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1-12T01:00:00">
            <text:p>Thu Jan 12 01:00:00 2023</text:p>
          </table:table-cell>
          <table:table-cell office:value-type="float" office:value="635.5">
            <text:p>635.5</text:p>
          </table:table-cell>
          <table:table-cell office:value-type="float" office:value="14.0">
            <text:p>14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12T02:00:00">
            <text:p>Thu Jan 12 02:00:00 2023</text:p>
          </table:table-cell>
          <table:table-cell office:value-type="float" office:value="585.1667">
            <text:p>585.1667</text:p>
          </table:table-cell>
          <table:table-cell office:value-type="float" office:value="6.3333">
            <text:p>6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1-12T03:00:00">
            <text:p>Thu Jan 12 03:00:00 2023</text:p>
          </table:table-cell>
          <table:table-cell office:value-type="float" office:value="589.0">
            <text:p>589.0</text:p>
          </table:table-cell>
          <table:table-cell office:value-type="float" office:value="5.8333">
            <text:p>5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1-12T19:00:00">
            <text:p>Thu Jan 12 19:00:00 2023</text:p>
          </table:table-cell>
          <table:table-cell office:value-type="float" office:value="707.0">
            <text:p>707.0</text:p>
          </table:table-cell>
          <table:table-cell office:value-type="float" office:value="39.1667">
            <text:p>39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12T20:00:00">
            <text:p>Thu Jan 12 20:00:00 2023</text:p>
          </table:table-cell>
          <table:table-cell office:value-type="float" office:value="762.6667">
            <text:p>762.6667</text:p>
          </table:table-cell>
          <table:table-cell office:value-type="float" office:value="36.6667">
            <text:p>36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1-12T21:00:00">
            <text:p>Thu Jan 12 21:00:00 2023</text:p>
          </table:table-cell>
          <table:table-cell office:value-type="float" office:value="1126.3333">
            <text:p>1126.3333</text:p>
          </table:table-cell>
          <table:table-cell office:value-type="float" office:value="64.1667">
            <text:p>64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12T22:00:00">
            <text:p>Thu Jan 12 22:00:00 2023</text:p>
          </table:table-cell>
          <table:table-cell office:value-type="float" office:value="1522.0">
            <text:p>1522.0</text:p>
          </table:table-cell>
          <table:table-cell office:value-type="float" office:value="71.6667">
            <text:p>71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12T23:00:00">
            <text:p>Thu Jan 12 23:00:00 2023</text:p>
          </table:table-cell>
          <table:table-cell office:value-type="float" office:value="1124.6667">
            <text:p>1124.6667</text:p>
          </table:table-cell>
          <table:table-cell office:value-type="float" office:value="57.3333">
            <text:p>57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13T00:00:00">
            <text:p>Fri Jan 13 00:00:00 2023</text:p>
          </table:table-cell>
          <table:table-cell office:value-type="float" office:value="1165.3333">
            <text:p>1165.3333</text:p>
          </table:table-cell>
          <table:table-cell office:value-type="float" office:value="57.1667">
            <text:p>57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3T01:00:00">
            <text:p>Fri Jan 13 01:00:00 2023</text:p>
          </table:table-cell>
          <table:table-cell office:value-type="float" office:value="951.6667">
            <text:p>951.6667</text:p>
          </table:table-cell>
          <table:table-cell office:value-type="float" office:value="40.3333">
            <text:p>40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1-13T02:00:00">
            <text:p>Fri Jan 13 02:00:00 2023</text:p>
          </table:table-cell>
          <table:table-cell office:value-type="float" office:value="732.6667">
            <text:p>732.6667</text:p>
          </table:table-cell>
          <table:table-cell office:value-type="float" office:value="19.3333">
            <text:p>19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13T03:00:00">
            <text:p>Fri Jan 13 03:00:00 2023</text:p>
          </table:table-cell>
          <table:table-cell office:value-type="float" office:value="604.1667">
            <text:p>604.1667</text:p>
          </table:table-cell>
          <table:table-cell office:value-type="float" office:value="8.5">
            <text:p>8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1-13T04:00:00">
            <text:p>Fri Jan 13 04:00:00 2023</text:p>
          </table:table-cell>
          <table:table-cell office:value-type="float" office:value="548.3333">
            <text:p>548.3333</text:p>
          </table:table-cell>
          <table:table-cell office:value-type="float" office:value="7.5">
            <text:p>7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1-13T05:00:00">
            <text:p>Fri Jan 13 05:00:00 2023</text:p>
          </table:table-cell>
          <table:table-cell office:value-type="float" office:value="553.8333">
            <text:p>553.8333</text:p>
          </table:table-cell>
          <table:table-cell office:value-type="float" office:value="9.6667">
            <text:p>9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1-13T06:00:00">
            <text:p>Fri Jan 13 06:00:00 2023</text:p>
          </table:table-cell>
          <table:table-cell office:value-type="float" office:value="618.8333">
            <text:p>618.8333</text:p>
          </table:table-cell>
          <table:table-cell office:value-type="float" office:value="20.1667">
            <text:p>20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1-13T08:00:00">
            <text:p>Fri Jan 13 08:00:00 2023</text:p>
          </table:table-cell>
          <table:table-cell office:value-type="float" office:value="739.6667">
            <text:p>739.6667</text:p>
          </table:table-cell>
          <table:table-cell office:value-type="float" office:value="43.1667">
            <text:p>4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3T09:00:00">
            <text:p>Fri Jan 13 09:00:00 2023</text:p>
          </table:table-cell>
          <table:table-cell office:value-type="float" office:value="906.5">
            <text:p>906.5</text:p>
          </table:table-cell>
          <table:table-cell office:value-type="float" office:value="46.0">
            <text:p>46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3T17:00:00">
            <text:p>Fri Jan 13 17:00:00 2023</text:p>
          </table:table-cell>
          <table:table-cell office:value-type="float" office:value="583.0">
            <text:p>583.0</text:p>
          </table:table-cell>
          <table:table-cell office:value-type="float" office:value="11.1667">
            <text:p>11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1-13T19:00:00">
            <text:p>Fri Jan 13 19:00:00 2023</text:p>
          </table:table-cell>
          <table:table-cell office:value-type="float" office:value="796.5">
            <text:p>796.5</text:p>
          </table:table-cell>
          <table:table-cell office:value-type="float" office:value="66.8333">
            <text:p>66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1-13T20:00:00">
            <text:p>Fri Jan 13 20:00:00 2023</text:p>
          </table:table-cell>
          <table:table-cell office:value-type="float" office:value="966.1667">
            <text:p>966.1667</text:p>
          </table:table-cell>
          <table:table-cell office:value-type="float" office:value="69.5">
            <text:p>69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13T21:00:00">
            <text:p>Fri Jan 13 21:00:00 2023</text:p>
          </table:table-cell>
          <table:table-cell office:value-type="float" office:value="734.8333">
            <text:p>734.8333</text:p>
          </table:table-cell>
          <table:table-cell office:value-type="float" office:value="32.1667">
            <text:p>32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1-13T22:00:00">
            <text:p>Fri Jan 13 22:00:00 2023</text:p>
          </table:table-cell>
          <table:table-cell office:value-type="float" office:value="824.6667">
            <text:p>824.6667</text:p>
          </table:table-cell>
          <table:table-cell office:value-type="float" office:value="50.6667">
            <text:p>50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13T23:00:00">
            <text:p>Fri Jan 13 23:00:00 2023</text:p>
          </table:table-cell>
          <table:table-cell office:value-type="float" office:value="1028.1667">
            <text:p>1028.1667</text:p>
          </table:table-cell>
          <table:table-cell office:value-type="float" office:value="55.3333">
            <text:p>55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14T00:00:00">
            <text:p>Sat Jan 14 00:00:00 2023</text:p>
          </table:table-cell>
          <table:table-cell office:value-type="float" office:value="746.1667">
            <text:p>746.1667</text:p>
          </table:table-cell>
          <table:table-cell office:value-type="float" office:value="27.5">
            <text:p>27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14T01:00:00">
            <text:p>Sat Jan 14 01:00:00 2023</text:p>
          </table:table-cell>
          <table:table-cell office:value-type="float" office:value="809.1667">
            <text:p>809.1667</text:p>
          </table:table-cell>
          <table:table-cell office:value-type="float" office:value="40.5">
            <text:p>40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4T02:00:00">
            <text:p>Sat Jan 14 02:00:00 2023</text:p>
          </table:table-cell>
          <table:table-cell office:value-type="float" office:value="857.5">
            <text:p>857.5</text:p>
          </table:table-cell>
          <table:table-cell office:value-type="float" office:value="46.8333">
            <text:p>46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14T03:00:00">
            <text:p>Sat Jan 14 03:00:00 2023</text:p>
          </table:table-cell>
          <table:table-cell office:value-type="float" office:value="733.6667">
            <text:p>733.6667</text:p>
          </table:table-cell>
          <table:table-cell office:value-type="float" office:value="27.3333">
            <text:p>27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1-14T04:00:00">
            <text:p>Sat Jan 14 04:00:00 2023</text:p>
          </table:table-cell>
          <table:table-cell office:value-type="float" office:value="648.1667">
            <text:p>648.1667</text:p>
          </table:table-cell>
          <table:table-cell office:value-type="float" office:value="9.5">
            <text:p>9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14T05:00:00">
            <text:p>Sat Jan 14 05:00:00 2023</text:p>
          </table:table-cell>
          <table:table-cell office:value-type="float" office:value="632.8333">
            <text:p>632.8333</text:p>
          </table:table-cell>
          <table:table-cell office:value-type="float" office:value="9.8333">
            <text:p>9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14T06:00:00">
            <text:p>Sat Jan 14 06:00:00 2023</text:p>
          </table:table-cell>
          <table:table-cell office:value-type="float" office:value="616.5">
            <text:p>616.5</text:p>
          </table:table-cell>
          <table:table-cell office:value-type="float" office:value="5.1667">
            <text:p>5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1-14T07:00:00">
            <text:p>Sat Jan 14 07:00:00 2023</text:p>
          </table:table-cell>
          <table:table-cell office:value-type="float" office:value="551.0">
            <text:p>551.0</text:p>
          </table:table-cell>
          <table:table-cell office:value-type="float" office:value="5.3333">
            <text:p>5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1-14T17:00:00">
            <text:p>Sat Jan 14 17:00:00 2023</text:p>
          </table:table-cell>
          <table:table-cell office:value-type="float" office:value="618.5">
            <text:p>618.5</text:p>
          </table:table-cell>
          <table:table-cell office:value-type="float" office:value="9.1667">
            <text:p>9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1-14T18:00:00">
            <text:p>Sat Jan 14 18:00:00 2023</text:p>
          </table:table-cell>
          <table:table-cell office:value-type="float" office:value="619.0">
            <text:p>619.0</text:p>
          </table:table-cell>
          <table:table-cell office:value-type="float" office:value="16.8333">
            <text:p>16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1-14T19:00:00">
            <text:p>Sat Jan 14 19:00:00 2023</text:p>
          </table:table-cell>
          <table:table-cell office:value-type="float" office:value="827.0">
            <text:p>827.0</text:p>
          </table:table-cell>
          <table:table-cell office:value-type="float" office:value="56.0">
            <text:p>56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14T20:00:00">
            <text:p>Sat Jan 14 20:00:00 2023</text:p>
          </table:table-cell>
          <table:table-cell office:value-type="float" office:value="1246.0">
            <text:p>1246.0</text:p>
          </table:table-cell>
          <table:table-cell office:value-type="float" office:value="84.5">
            <text:p>84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21:00:00">
            <text:p>Sat Jan 14 21:00:00 2023</text:p>
          </table:table-cell>
          <table:table-cell office:value-type="float" office:value="1453.1667">
            <text:p>1453.1667</text:p>
          </table:table-cell>
          <table:table-cell office:value-type="float" office:value="84.0">
            <text:p>84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14T22:00:00">
            <text:p>Sat Jan 14 22:00:00 2023</text:p>
          </table:table-cell>
          <table:table-cell office:value-type="float" office:value="1403.8333">
            <text:p>1403.8333</text:p>
          </table:table-cell>
          <table:table-cell office:value-type="float" office:value="70.5">
            <text:p>70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14T23:00:00">
            <text:p>Sat Jan 14 23:00:00 2023</text:p>
          </table:table-cell>
          <table:table-cell office:value-type="float" office:value="1666.3333">
            <text:p>1666.3333</text:p>
          </table:table-cell>
          <table:table-cell office:value-type="float" office:value="70.3333">
            <text:p>70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1-15T00:00:00">
            <text:p>Sun Jan 15 00:00:00 2023</text:p>
          </table:table-cell>
          <table:table-cell office:value-type="float" office:value="1260.1667">
            <text:p>1260.1667</text:p>
          </table:table-cell>
          <table:table-cell office:value-type="float" office:value="44.1667">
            <text:p>44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1-15T01:00:00">
            <text:p>Sun Jan 15 01:00:00 2023</text:p>
          </table:table-cell>
          <table:table-cell office:value-type="float" office:value="1112.3333">
            <text:p>1112.3333</text:p>
          </table:table-cell>
          <table:table-cell office:value-type="float" office:value="35.1667">
            <text:p>35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15T02:00:00">
            <text:p>Sun Jan 15 02:00:00 2023</text:p>
          </table:table-cell>
          <table:table-cell office:value-type="float" office:value="1449.1667">
            <text:p>1449.1667</text:p>
          </table:table-cell>
          <table:table-cell office:value-type="float" office:value="55.3333">
            <text:p>55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5T03:00:00">
            <text:p>Sun Jan 15 03:00:00 2023</text:p>
          </table:table-cell>
          <table:table-cell office:value-type="float" office:value="1118.3333">
            <text:p>1118.3333</text:p>
          </table:table-cell>
          <table:table-cell office:value-type="float" office:value="37.6667">
            <text:p>37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1-15T04:00:00">
            <text:p>Sun Jan 15 04:00:00 2023</text:p>
          </table:table-cell>
          <table:table-cell office:value-type="float" office:value="1226.3333">
            <text:p>1226.3333</text:p>
          </table:table-cell>
          <table:table-cell office:value-type="float" office:value="27.1667">
            <text:p>27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15T05:00:00">
            <text:p>Sun Jan 15 05:00:00 2023</text:p>
          </table:table-cell>
          <table:table-cell office:value-type="float" office:value="1308.5">
            <text:p>1308.5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15T06:00:00">
            <text:p>Sun Jan 15 06:00:00 2023</text:p>
          </table:table-cell>
          <table:table-cell office:value-type="float" office:value="946.5">
            <text:p>946.5</text:p>
          </table:table-cell>
          <table:table-cell office:value-type="float" office:value="11.1667">
            <text:p>11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15T07:00:00">
            <text:p>Sun Jan 15 07:00:00 2023</text:p>
          </table:table-cell>
          <table:table-cell office:value-type="float" office:value="1087.3333">
            <text:p>1087.3333</text:p>
          </table:table-cell>
          <table:table-cell office:value-type="float" office:value="20.0">
            <text:p>20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1-15T16:00:00">
            <text:p>Sun Jan 15 16:00:00 2023</text:p>
          </table:table-cell>
          <table:table-cell office:value-type="float" office:value="693.8333">
            <text:p>693.8333</text:p>
          </table:table-cell>
          <table:table-cell office:value-type="float" office:value="7.5">
            <text:p>7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15T19:00:00">
            <text:p>Sun Jan 15 19:00:00 2023</text:p>
          </table:table-cell>
          <table:table-cell office:value-type="float" office:value="641.6667">
            <text:p>641.6667</text:p>
          </table:table-cell>
          <table:table-cell office:value-type="float" office:value="14.0">
            <text:p>14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1-15T20:00:00">
            <text:p>Sun Jan 15 20:00:00 2023</text:p>
          </table:table-cell>
          <table:table-cell office:value-type="float" office:value="661.0">
            <text:p>661.0</text:p>
          </table:table-cell>
          <table:table-cell office:value-type="float" office:value="18.1667">
            <text:p>18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15T21:00:00">
            <text:p>Sun Jan 15 21:00:00 2023</text:p>
          </table:table-cell>
          <table:table-cell office:value-type="float" office:value="657.8333">
            <text:p>657.8333</text:p>
          </table:table-cell>
          <table:table-cell office:value-type="float" office:value="13.1667">
            <text:p>13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15T22:00:00">
            <text:p>Sun Jan 15 22:00:00 2023</text:p>
          </table:table-cell>
          <table:table-cell office:value-type="float" office:value="656.0">
            <text:p>656.0</text:p>
          </table:table-cell>
          <table:table-cell office:value-type="float" office:value="10.6667">
            <text:p>10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1-15T23:00:00">
            <text:p>Sun Jan 15 23:00:00 2023</text:p>
          </table:table-cell>
          <table:table-cell office:value-type="float" office:value="651.3333">
            <text:p>651.3333</text:p>
          </table:table-cell>
          <table:table-cell office:value-type="float" office:value="7.6667">
            <text:p>7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16T00:00:00">
            <text:p>Mon Jan 16 00:00:00 2023</text:p>
          </table:table-cell>
          <table:table-cell office:value-type="float" office:value="632.1667">
            <text:p>632.1667</text:p>
          </table:table-cell>
          <table:table-cell office:value-type="float" office:value="7.0">
            <text:p>7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1-16T01:00:00">
            <text:p>Mon Jan 16 01:00:00 2023</text:p>
          </table:table-cell>
          <table:table-cell office:value-type="float" office:value="635.3333">
            <text:p>635.3333</text:p>
          </table:table-cell>
          <table:table-cell office:value-type="float" office:value="6.0">
            <text:p>6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16T02:00:00">
            <text:p>Mon Jan 16 02:00:00 2023</text:p>
          </table:table-cell>
          <table:table-cell office:value-type="float" office:value="604.1667">
            <text:p>604.1667</text:p>
          </table:table-cell>
          <table:table-cell office:value-type="float" office:value="5.0">
            <text:p>5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1-16T03:00:00">
            <text:p>Mon Jan 16 03:00:00 2023</text:p>
          </table:table-cell>
          <table:table-cell office:value-type="float" office:value="595.8333">
            <text:p>595.8333</text:p>
          </table:table-cell>
          <table:table-cell office:value-type="float" office:value="4.5">
            <text:p>4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1-16T04:00:00">
            <text:p>Mon Jan 16 04:00:00 2023</text:p>
          </table:table-cell>
          <table:table-cell office:value-type="float" office:value="551.6667">
            <text:p>551.6667</text:p>
          </table:table-cell>
          <table:table-cell office:value-type="float" office:value="4.0">
            <text:p>4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1-16T05:00:00">
            <text:p>Mon Jan 16 05:00:00 2023</text:p>
          </table:table-cell>
          <table:table-cell office:value-type="float" office:value="547.3333">
            <text:p>547.3333</text:p>
          </table:table-cell>
          <table:table-cell office:value-type="float" office:value="5.0">
            <text:p>5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1-16T08:00:00">
            <text:p>Mon Jan 16 08:00:00 2023</text:p>
          </table:table-cell>
          <table:table-cell office:value-type="float" office:value="633.3333">
            <text:p>633.3333</text:p>
          </table:table-cell>
          <table:table-cell office:value-type="float" office:value="38.3333">
            <text:p>38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1-16T09:00:00">
            <text:p>Mon Jan 16 09:00:00 2023</text:p>
          </table:table-cell>
          <table:table-cell office:value-type="float" office:value="634.0">
            <text:p>634.0</text:p>
          </table:table-cell>
          <table:table-cell office:value-type="float" office:value="43.0">
            <text:p>43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16T10:00:00">
            <text:p>Mon Jan 16 10:00:00 2023</text:p>
          </table:table-cell>
          <table:table-cell office:value-type="float" office:value="627.6667">
            <text:p>627.6667</text:p>
          </table:table-cell>
          <table:table-cell office:value-type="float" office:value="37.0">
            <text:p>37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21T20:00:00">
            <text:p>Sat Jan 21 20:00:00 2023</text:p>
          </table:table-cell>
          <table:table-cell office:value-type="float" office:value="358.8333">
            <text:p>358.8333</text:p>
          </table:table-cell>
          <table:table-cell office:value-type="float" office:value="24.6667">
            <text:p>24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1-25T20:00:00">
            <text:p>Wed Jan 25 20:00:00 2023</text:p>
          </table:table-cell>
          <table:table-cell office:value-type="float" office:value="889.5">
            <text:p>889.5</text:p>
          </table:table-cell>
          <table:table-cell office:value-type="float" office:value="92.0">
            <text:p>92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25T21:00:00">
            <text:p>Wed Jan 25 21:00:00 2023</text:p>
          </table:table-cell>
          <table:table-cell office:value-type="float" office:value="601.5">
            <text:p>601.5</text:p>
          </table:table-cell>
          <table:table-cell office:value-type="float" office:value="71.1667">
            <text:p>71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1-25T22:00:00">
            <text:p>Wed Jan 25 22:00:00 2023</text:p>
          </table:table-cell>
          <table:table-cell office:value-type="float" office:value="480.0">
            <text:p>480.0</text:p>
          </table:table-cell>
          <table:table-cell office:value-type="float" office:value="55.5">
            <text:p>55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1-25T23:00:00">
            <text:p>Wed Jan 25 23:00:00 2023</text:p>
          </table:table-cell>
          <table:table-cell office:value-type="float" office:value="619.6667">
            <text:p>619.6667</text:p>
          </table:table-cell>
          <table:table-cell office:value-type="float" office:value="64.6667">
            <text:p>64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1-26T00:00:00">
            <text:p>Thu Jan 26 00:00:00 2023</text:p>
          </table:table-cell>
          <table:table-cell office:value-type="float" office:value="557.6667">
            <text:p>557.6667</text:p>
          </table:table-cell>
          <table:table-cell office:value-type="float" office:value="47.1667">
            <text:p>47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1-26T01:00:00">
            <text:p>Thu Jan 26 01:00:00 2023</text:p>
          </table:table-cell>
          <table:table-cell office:value-type="float" office:value="646.5">
            <text:p>646.5</text:p>
          </table:table-cell>
          <table:table-cell office:value-type="float" office:value="46.0">
            <text:p>46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1-26T02:00:00">
            <text:p>Thu Jan 26 02:00:00 2023</text:p>
          </table:table-cell>
          <table:table-cell office:value-type="float" office:value="694.5">
            <text:p>694.5</text:p>
          </table:table-cell>
          <table:table-cell office:value-type="float" office:value="45.5">
            <text:p>45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1-26T03:00:00">
            <text:p>Thu Jan 26 03:00:00 2023</text:p>
          </table:table-cell>
          <table:table-cell office:value-type="float" office:value="477.1667">
            <text:p>477.1667</text:p>
          </table:table-cell>
          <table:table-cell office:value-type="float" office:value="17.1667">
            <text:p>17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1-26T04:00:00">
            <text:p>Thu Jan 26 04:00:00 2023</text:p>
          </table:table-cell>
          <table:table-cell office:value-type="float" office:value="570.8333">
            <text:p>570.8333</text:p>
          </table:table-cell>
          <table:table-cell office:value-type="float" office:value="20.5">
            <text:p>20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1-26T05:00:00">
            <text:p>Thu Jan 26 05:00:00 2023</text:p>
          </table:table-cell>
          <table:table-cell office:value-type="float" office:value="618.3333">
            <text:p>618.3333</text:p>
          </table:table-cell>
          <table:table-cell office:value-type="float" office:value="25.3333">
            <text:p>25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1-26T22:00:00">
            <text:p>Thu Jan 26 22:00:00 2023</text:p>
          </table:table-cell>
          <table:table-cell office:value-type="float" office:value="440.3333">
            <text:p>440.3333</text:p>
          </table:table-cell>
          <table:table-cell office:value-type="float" office:value="19.0">
            <text:p>19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1-27T00:00:00">
            <text:p>Fri Jan 27 00:00:00 2023</text:p>
          </table:table-cell>
          <table:table-cell office:value-type="float" office:value="449.1667">
            <text:p>449.1667</text:p>
          </table:table-cell>
          <table:table-cell office:value-type="float" office:value="24.5">
            <text:p>24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1-27T01:00:00">
            <text:p>Fri Jan 27 01:00:00 2023</text:p>
          </table:table-cell>
          <table:table-cell office:value-type="float" office:value="496.5">
            <text:p>496.5</text:p>
          </table:table-cell>
          <table:table-cell office:value-type="float" office:value="29.0">
            <text:p>29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27T02:00:00">
            <text:p>Fri Jan 27 02:00:00 2023</text:p>
          </table:table-cell>
          <table:table-cell office:value-type="float" office:value="495.5">
            <text:p>495.5</text:p>
          </table:table-cell>
          <table:table-cell office:value-type="float" office:value="28.3333">
            <text:p>28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27T03:00:00">
            <text:p>Fri Jan 27 03:00:00 2023</text:p>
          </table:table-cell>
          <table:table-cell office:value-type="float" office:value="516.0">
            <text:p>516.0</text:p>
          </table:table-cell>
          <table:table-cell office:value-type="float" office:value="25.1667">
            <text:p>25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27T04:00:00">
            <text:p>Fri Jan 27 04:00:00 2023</text:p>
          </table:table-cell>
          <table:table-cell office:value-type="float" office:value="543.0">
            <text:p>543.0</text:p>
          </table:table-cell>
          <table:table-cell office:value-type="float" office:value="22.6667">
            <text:p>22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27T05:00:00">
            <text:p>Fri Jan 27 05:00:00 2023</text:p>
          </table:table-cell>
          <table:table-cell office:value-type="float" office:value="498.8333">
            <text:p>498.8333</text:p>
          </table:table-cell>
          <table:table-cell office:value-type="float" office:value="19.0">
            <text:p>19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1-27T21:00:00">
            <text:p>Fri Jan 27 21:00:00 2023</text:p>
          </table:table-cell>
          <table:table-cell office:value-type="float" office:value="535.8333">
            <text:p>535.8333</text:p>
          </table:table-cell>
          <table:table-cell office:value-type="float" office:value="71.6667">
            <text:p>71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1-28T01:00:00">
            <text:p>Sat Jan 28 01:00:00 2023</text:p>
          </table:table-cell>
          <table:table-cell office:value-type="float" office:value="401.6667">
            <text:p>401.6667</text:p>
          </table:table-cell>
          <table:table-cell office:value-type="float" office:value="37.0">
            <text:p>37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28T20:00:00">
            <text:p>Sat Jan 28 20:00:00 2023</text:p>
          </table:table-cell>
          <table:table-cell office:value-type="float" office:value="782.6667">
            <text:p>782.6667</text:p>
          </table:table-cell>
          <table:table-cell office:value-type="float" office:value="84.8333">
            <text:p>84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28T21:00:00">
            <text:p>Sat Jan 28 21:00:00 2023</text:p>
          </table:table-cell>
          <table:table-cell office:value-type="float" office:value="774.1667">
            <text:p>774.1667</text:p>
          </table:table-cell>
          <table:table-cell office:value-type="float" office:value="80.0">
            <text:p>80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28T22:00:00">
            <text:p>Sat Jan 28 22:00:00 2023</text:p>
          </table:table-cell>
          <table:table-cell office:value-type="float" office:value="715.0">
            <text:p>715.0</text:p>
          </table:table-cell>
          <table:table-cell office:value-type="float" office:value="66.3333">
            <text:p>66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29T20:00:00">
            <text:p>Sun Jan 29 20:00:00 2023</text:p>
          </table:table-cell>
          <table:table-cell office:value-type="float" office:value="646.1667">
            <text:p>646.1667</text:p>
          </table:table-cell>
          <table:table-cell office:value-type="float" office:value="84.1667">
            <text:p>84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1-29T21:00:00">
            <text:p>Sun Jan 29 21:00:00 2023</text:p>
          </table:table-cell>
          <table:table-cell office:value-type="float" office:value="935.1667">
            <text:p>935.1667</text:p>
          </table:table-cell>
          <table:table-cell office:value-type="float" office:value="82.8333">
            <text:p>82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1-29T22:00:00">
            <text:p>Sun Jan 29 22:00:00 2023</text:p>
          </table:table-cell>
          <table:table-cell office:value-type="float" office:value="643.5">
            <text:p>643.5</text:p>
          </table:table-cell>
          <table:table-cell office:value-type="float" office:value="61.6667">
            <text:p>61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29T23:00:00">
            <text:p>Sun Jan 29 23:00:00 2023</text:p>
          </table:table-cell>
          <table:table-cell office:value-type="float" office:value="599.8333">
            <text:p>599.8333</text:p>
          </table:table-cell>
          <table:table-cell office:value-type="float" office:value="44.0">
            <text:p>44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30T21:00:00">
            <text:p>Mon Jan 30 21:00:00 2023</text:p>
          </table:table-cell>
          <table:table-cell office:value-type="float" office:value="721.5">
            <text:p>721.5</text:p>
          </table:table-cell>
          <table:table-cell office:value-type="float" office:value="74.6667">
            <text:p>74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1-31T19:00:00">
            <text:p>Tue Jan 31 19:00:00 2023</text:p>
          </table:table-cell>
          <table:table-cell office:value-type="float" office:value="756.3333">
            <text:p>756.3333</text:p>
          </table:table-cell>
          <table:table-cell office:value-type="float" office:value="94.3333">
            <text:p>94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1-31T20:00:00">
            <text:p>Tue Jan 31 20:00:00 2023</text:p>
          </table:table-cell>
          <table:table-cell office:value-type="float" office:value="1021.1667">
            <text:p>1021.1667</text:p>
          </table:table-cell>
          <table:table-cell office:value-type="float" office:value="105.1667">
            <text:p>105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31T21:00:00">
            <text:p>Tue Jan 31 21:00:00 2023</text:p>
          </table:table-cell>
          <table:table-cell office:value-type="float" office:value="841.0">
            <text:p>841.0</text:p>
          </table:table-cell>
          <table:table-cell office:value-type="float" office:value="89.8333">
            <text:p>89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1-31T22:00:00">
            <text:p>Tue Jan 31 22:00:00 2023</text:p>
          </table:table-cell>
          <table:table-cell office:value-type="float" office:value="828.0">
            <text:p>828.0</text:p>
          </table:table-cell>
          <table:table-cell office:value-type="float" office:value="89.6667">
            <text:p>89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1-31T23:00:00">
            <text:p>Tue Jan 31 23:00:00 2023</text:p>
          </table:table-cell>
          <table:table-cell office:value-type="float" office:value="592.3333">
            <text:p>592.3333</text:p>
          </table:table-cell>
          <table:table-cell office:value-type="float" office:value="71.5">
            <text:p>71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2-01T00:00:00">
            <text:p>Wed Feb  1 00:00:00 2023</text:p>
          </table:table-cell>
          <table:table-cell office:value-type="float" office:value="651.0">
            <text:p>651.0</text:p>
          </table:table-cell>
          <table:table-cell office:value-type="float" office:value="56.1667">
            <text:p>56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2-01T01:00:00">
            <text:p>Wed Feb  1 01:00:00 2023</text:p>
          </table:table-cell>
          <table:table-cell office:value-type="float" office:value="421.0">
            <text:p>421.0</text:p>
          </table:table-cell>
          <table:table-cell office:value-type="float" office:value="33.8333">
            <text:p>33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01T09:00:00">
            <text:p>Wed Feb  1 09:00:00 2023</text:p>
          </table:table-cell>
          <table:table-cell office:value-type="float" office:value="854.8333">
            <text:p>854.8333</text:p>
          </table:table-cell>
          <table:table-cell office:value-type="float" office:value="81.1667">
            <text:p>81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2-01T20:00:00">
            <text:p>Wed Feb  1 20:00:00 2023</text:p>
          </table:table-cell>
          <table:table-cell office:value-type="float" office:value="795.1667">
            <text:p>795.1667</text:p>
          </table:table-cell>
          <table:table-cell office:value-type="float" office:value="97.0">
            <text:p>97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2-01T21:00:00">
            <text:p>Wed Feb  1 21:00:00 2023</text:p>
          </table:table-cell>
          <table:table-cell office:value-type="float" office:value="884.1667">
            <text:p>884.1667</text:p>
          </table:table-cell>
          <table:table-cell office:value-type="float" office:value="96.0">
            <text:p>96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2-01T22:00:00">
            <text:p>Wed Feb  1 22:00:00 2023</text:p>
          </table:table-cell>
          <table:table-cell office:value-type="float" office:value="853.0">
            <text:p>853.0</text:p>
          </table:table-cell>
          <table:table-cell office:value-type="float" office:value="93.6667">
            <text:p>93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2-01T23:00:00">
            <text:p>Wed Feb  1 23:00:00 2023</text:p>
          </table:table-cell>
          <table:table-cell office:value-type="float" office:value="747.1667">
            <text:p>747.1667</text:p>
          </table:table-cell>
          <table:table-cell office:value-type="float" office:value="87.1667">
            <text:p>87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2-02T00:00:00">
            <text:p>Thu Feb  2 00:00:00 2023</text:p>
          </table:table-cell>
          <table:table-cell office:value-type="float" office:value="965.0">
            <text:p>965.0</text:p>
          </table:table-cell>
          <table:table-cell office:value-type="float" office:value="83.6667">
            <text:p>83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2-02T01:00:00">
            <text:p>Thu Feb  2 01:00:00 2023</text:p>
          </table:table-cell>
          <table:table-cell office:value-type="float" office:value="476.0">
            <text:p>476.0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2-02T19:00:00">
            <text:p>Thu Feb  2 19:00:00 2023</text:p>
          </table:table-cell>
          <table:table-cell office:value-type="float" office:value="667.5">
            <text:p>667.5</text:p>
          </table:table-cell>
          <table:table-cell office:value-type="float" office:value="99.5">
            <text:p>99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2-02T20:00:00">
            <text:p>Thu Feb  2 20:00:00 2023</text:p>
          </table:table-cell>
          <table:table-cell office:value-type="float" office:value="966.6667">
            <text:p>966.6667</text:p>
          </table:table-cell>
          <table:table-cell office:value-type="float" office:value="115.8333">
            <text:p>115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2-02T21:00:00">
            <text:p>Thu Feb  2 21:00:00 2023</text:p>
          </table:table-cell>
          <table:table-cell office:value-type="float" office:value="706.5">
            <text:p>706.5</text:p>
          </table:table-cell>
          <table:table-cell office:value-type="float" office:value="87.1667">
            <text:p>87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2-02T22:00:00">
            <text:p>Thu Feb  2 22:00:00 2023</text:p>
          </table:table-cell>
          <table:table-cell office:value-type="float" office:value="490.1667">
            <text:p>490.1667</text:p>
          </table:table-cell>
          <table:table-cell office:value-type="float" office:value="47.8333">
            <text:p>47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2-02T23:00:00">
            <text:p>Thu Feb  2 23:00:00 2023</text:p>
          </table:table-cell>
          <table:table-cell office:value-type="float" office:value="416.3333">
            <text:p>416.3333</text:p>
          </table:table-cell>
          <table:table-cell office:value-type="float" office:value="32.1667">
            <text:p>32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2-03T09:00:00">
            <text:p>Fri Feb  3 09:00:00 2023</text:p>
          </table:table-cell>
          <table:table-cell office:value-type="float" office:value="716.0">
            <text:p>716.0</text:p>
          </table:table-cell>
          <table:table-cell office:value-type="float" office:value="78.8333">
            <text:p>78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2-03T19:00:00">
            <text:p>Fri Feb  3 19:00:00 2023</text:p>
          </table:table-cell>
          <table:table-cell office:value-type="float" office:value="664.1667">
            <text:p>664.1667</text:p>
          </table:table-cell>
          <table:table-cell office:value-type="float" office:value="91.5">
            <text:p>91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2-03T20:00:00">
            <text:p>Fri Feb  3 20:00:00 2023</text:p>
          </table:table-cell>
          <table:table-cell office:value-type="float" office:value="1036.0">
            <text:p>1036.0</text:p>
          </table:table-cell>
          <table:table-cell office:value-type="float" office:value="110.8333">
            <text:p>110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2-03T21:00:00">
            <text:p>Fri Feb  3 21:00:00 2023</text:p>
          </table:table-cell>
          <table:table-cell office:value-type="float" office:value="1493.3333">
            <text:p>1493.3333</text:p>
          </table:table-cell>
          <table:table-cell office:value-type="float" office:value="118.5">
            <text:p>118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2-03T22:00:00">
            <text:p>Fri Feb  3 22:00:00 2023</text:p>
          </table:table-cell>
          <table:table-cell office:value-type="float" office:value="1750.6667">
            <text:p>1750.6667</text:p>
          </table:table-cell>
          <table:table-cell office:value-type="float" office:value="104.8333">
            <text:p>104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2-03T23:00:00">
            <text:p>Fri Feb  3 23:00:00 2023</text:p>
          </table:table-cell>
          <table:table-cell office:value-type="float" office:value="681.0">
            <text:p>681.0</text:p>
          </table:table-cell>
          <table:table-cell office:value-type="float" office:value="58.8333">
            <text:p>58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4T19:00:00">
            <text:p>Sat Feb  4 19:00:00 2023</text:p>
          </table:table-cell>
          <table:table-cell office:value-type="float" office:value="669.6667">
            <text:p>669.6667</text:p>
          </table:table-cell>
          <table:table-cell office:value-type="float" office:value="87.3333">
            <text:p>87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2-04T20:00:00">
            <text:p>Sat Feb  4 20:00:00 2023</text:p>
          </table:table-cell>
          <table:table-cell office:value-type="float" office:value="993.5">
            <text:p>993.5</text:p>
          </table:table-cell>
          <table:table-cell office:value-type="float" office:value="106.6667">
            <text:p>106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2-04T21:00:00">
            <text:p>Sat Feb  4 21:00:00 2023</text:p>
          </table:table-cell>
          <table:table-cell office:value-type="float" office:value="1670.0">
            <text:p>1670.0</text:p>
          </table:table-cell>
          <table:table-cell office:value-type="float" office:value="112.8333">
            <text:p>112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2-04T22:00:00">
            <text:p>Sat Feb  4 22:00:00 2023</text:p>
          </table:table-cell>
          <table:table-cell office:value-type="float" office:value="1761.8333">
            <text:p>1761.8333</text:p>
          </table:table-cell>
          <table:table-cell office:value-type="float" office:value="105.1667">
            <text:p>105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2-04T23:00:00">
            <text:p>Sat Feb  4 23:00:00 2023</text:p>
          </table:table-cell>
          <table:table-cell office:value-type="float" office:value="1423.1667">
            <text:p>1423.1667</text:p>
          </table:table-cell>
          <table:table-cell office:value-type="float" office:value="89.3333">
            <text:p>89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2-05T00:00:00">
            <text:p>Sun Feb  5 00:00:00 2023</text:p>
          </table:table-cell>
          <table:table-cell office:value-type="float" office:value="1053.3333">
            <text:p>1053.3333</text:p>
          </table:table-cell>
          <table:table-cell office:value-type="float" office:value="69.1667">
            <text:p>69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2-05T01:00:00">
            <text:p>Sun Feb  5 01:00:00 2023</text:p>
          </table:table-cell>
          <table:table-cell office:value-type="float" office:value="700.3333">
            <text:p>700.3333</text:p>
          </table:table-cell>
          <table:table-cell office:value-type="float" office:value="45.5">
            <text:p>45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5T02:00:00">
            <text:p>Sun Feb  5 02:00:00 2023</text:p>
          </table:table-cell>
          <table:table-cell office:value-type="float" office:value="606.8333">
            <text:p>606.8333</text:p>
          </table:table-cell>
          <table:table-cell office:value-type="float" office:value="45.8333">
            <text:p>45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2-05T03:00:00">
            <text:p>Sun Feb  5 03:00:00 2023</text:p>
          </table:table-cell>
          <table:table-cell office:value-type="float" office:value="643.0">
            <text:p>643.0</text:p>
          </table:table-cell>
          <table:table-cell office:value-type="float" office:value="59.8333">
            <text:p>59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2-05T20:00:00">
            <text:p>Sun Feb  5 20:00:00 2023</text:p>
          </table:table-cell>
          <table:table-cell office:value-type="float" office:value="605.3333">
            <text:p>605.3333</text:p>
          </table:table-cell>
          <table:table-cell office:value-type="float" office:value="85.0">
            <text:p>85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2-05T21:00:00">
            <text:p>Sun Feb  5 21:00:00 2023</text:p>
          </table:table-cell>
          <table:table-cell office:value-type="float" office:value="760.6667">
            <text:p>760.6667</text:p>
          </table:table-cell>
          <table:table-cell office:value-type="float" office:value="88.3333">
            <text:p>88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2-05T22:00:00">
            <text:p>Sun Feb  5 22:00:00 2023</text:p>
          </table:table-cell>
          <table:table-cell office:value-type="float" office:value="908.6667">
            <text:p>908.6667</text:p>
          </table:table-cell>
          <table:table-cell office:value-type="float" office:value="79.0">
            <text:p>79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2-05T23:00:00">
            <text:p>Sun Feb  5 23:00:00 2023</text:p>
          </table:table-cell>
          <table:table-cell office:value-type="float" office:value="826.0">
            <text:p>826.0</text:p>
          </table:table-cell>
          <table:table-cell office:value-type="float" office:value="77.6667">
            <text:p>77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2-06T00:00:00">
            <text:p>Mon Feb  6 00:00:00 2023</text:p>
          </table:table-cell>
          <table:table-cell office:value-type="float" office:value="806.8333">
            <text:p>806.8333</text:p>
          </table:table-cell>
          <table:table-cell office:value-type="float" office:value="67.1667">
            <text:p>67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2-06T01:00:00">
            <text:p>Mon Feb  6 01:00:00 2023</text:p>
          </table:table-cell>
          <table:table-cell office:value-type="float" office:value="676.0">
            <text:p>676.0</text:p>
          </table:table-cell>
          <table:table-cell office:value-type="float" office:value="50.0">
            <text:p>50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2-06T02:00:00">
            <text:p>Mon Feb  6 02:00:00 2023</text:p>
          </table:table-cell>
          <table:table-cell office:value-type="float" office:value="500.1667">
            <text:p>500.1667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2-06T20:00:00">
            <text:p>Mon Feb  6 20:00:00 2023</text:p>
          </table:table-cell>
          <table:table-cell office:value-type="float" office:value="981.6667">
            <text:p>981.6667</text:p>
          </table:table-cell>
          <table:table-cell office:value-type="float" office:value="112.5">
            <text:p>112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2-06T21:00:00">
            <text:p>Mon Feb  6 21:00:00 2023</text:p>
          </table:table-cell>
          <table:table-cell office:value-type="float" office:value="825.0">
            <text:p>825.0</text:p>
          </table:table-cell>
          <table:table-cell office:value-type="float" office:value="82.0">
            <text:p>82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2-06T22:00:00">
            <text:p>Mon Feb  6 22:00:00 2023</text:p>
          </table:table-cell>
          <table:table-cell office:value-type="float" office:value="627.3333">
            <text:p>627.3333</text:p>
          </table:table-cell>
          <table:table-cell office:value-type="float" office:value="68.3333">
            <text:p>68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2-06T23:00:00">
            <text:p>Mon Feb  6 23:00:00 2023</text:p>
          </table:table-cell>
          <table:table-cell office:value-type="float" office:value="550.3333">
            <text:p>550.3333</text:p>
          </table:table-cell>
          <table:table-cell office:value-type="float" office:value="57.3333">
            <text:p>57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28T21:00:00">
            <text:p>Tue Feb 28 21:00:00 2023</text:p>
          </table:table-cell>
          <table:table-cell office:value-type="float" office:value="777.0">
            <text:p>777.0</text:p>
          </table:table-cell>
          <table:table-cell office:value-type="float" office:value="65.6667">
            <text:p>65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2-28T22:00:00">
            <text:p>Tue Feb 28 22:00:00 2023</text:p>
          </table:table-cell>
          <table:table-cell office:value-type="float" office:value="778.1667">
            <text:p>778.1667</text:p>
          </table:table-cell>
          <table:table-cell office:value-type="float" office:value="50.1667">
            <text:p>50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2-28T23:00:00">
            <text:p>Tue Feb 28 23:00:00 2023</text:p>
          </table:table-cell>
          <table:table-cell office:value-type="float" office:value="690.8333">
            <text:p>690.8333</text:p>
          </table:table-cell>
          <table:table-cell office:value-type="float" office:value="33.0">
            <text:p>33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3-01T00:00:00">
            <text:p>Wed Mar  1 00:00:00 2023</text:p>
          </table:table-cell>
          <table:table-cell office:value-type="float" office:value="866.6667">
            <text:p>866.6667</text:p>
          </table:table-cell>
          <table:table-cell office:value-type="float" office:value="54.3333">
            <text:p>54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3-03T20:00:00">
            <text:p>Fri Mar  3 20:00:00 2023</text:p>
          </table:table-cell>
          <table:table-cell office:value-type="float" office:value="815.3333">
            <text:p>815.3333</text:p>
          </table:table-cell>
          <table:table-cell office:value-type="float" office:value="100.1667">
            <text:p>100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3-03T21:00:00">
            <text:p>Fri Mar  3 21:00:00 2023</text:p>
          </table:table-cell>
          <table:table-cell office:value-type="float" office:value="1074.8333">
            <text:p>1074.8333</text:p>
          </table:table-cell>
          <table:table-cell office:value-type="float" office:value="104.5">
            <text:p>104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3-03T22:00:00">
            <text:p>Fri Mar  3 22:00:00 2023</text:p>
          </table:table-cell>
          <table:table-cell office:value-type="float" office:value="835.6667">
            <text:p>835.6667</text:p>
          </table:table-cell>
          <table:table-cell office:value-type="float" office:value="82.6667">
            <text:p>82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3-03T23:00:00">
            <text:p>Fri Mar  3 23:00:00 2023</text:p>
          </table:table-cell>
          <table:table-cell office:value-type="float" office:value="909.8333">
            <text:p>909.8333</text:p>
          </table:table-cell>
          <table:table-cell office:value-type="float" office:value="79.8333">
            <text:p>79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3-04T00:00:00">
            <text:p>Sat Mar  4 00:00:00 2023</text:p>
          </table:table-cell>
          <table:table-cell office:value-type="float" office:value="726.5">
            <text:p>726.5</text:p>
          </table:table-cell>
          <table:table-cell office:value-type="float" office:value="53.0">
            <text:p>53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3-04T22:00:00">
            <text:p>Sat Mar  4 22:00:00 2023</text:p>
          </table:table-cell>
          <table:table-cell office:value-type="float" office:value="907.0">
            <text:p>907.0</text:p>
          </table:table-cell>
          <table:table-cell office:value-type="float" office:value="88.6667">
            <text:p>88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3-10T09:00:00">
            <text:p>Fri Mar 10 09:00:00 2023</text:p>
          </table:table-cell>
          <table:table-cell office:value-type="float" office:value="607.3333">
            <text:p>607.3333</text:p>
          </table:table-cell>
          <table:table-cell office:value-type="float" office:value="31.8333">
            <text:p>31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3-10T20:00:00">
            <text:p>Fri Mar 10 20:00:00 2023</text:p>
          </table:table-cell>
          <table:table-cell office:value-type="float" office:value="720.0">
            <text:p>720.0</text:p>
          </table:table-cell>
          <table:table-cell office:value-type="float" office:value="59.3333">
            <text:p>59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10T21:00:00">
            <text:p>Fri Mar 10 21:00:00 2023</text:p>
          </table:table-cell>
          <table:table-cell office:value-type="float" office:value="784.1667">
            <text:p>784.1667</text:p>
          </table:table-cell>
          <table:table-cell office:value-type="float" office:value="60.8333">
            <text:p>60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0T22:00:00">
            <text:p>Fri Mar 10 22:00:00 2023</text:p>
          </table:table-cell>
          <table:table-cell office:value-type="float" office:value="910.0">
            <text:p>910.0</text:p>
          </table:table-cell>
          <table:table-cell office:value-type="float" office:value="68.5">
            <text:p>68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3-10T23:00:00">
            <text:p>Fri Mar 10 23:00:00 2023</text:p>
          </table:table-cell>
          <table:table-cell office:value-type="float" office:value="840.8333">
            <text:p>840.8333</text:p>
          </table:table-cell>
          <table:table-cell office:value-type="float" office:value="53.0">
            <text:p>53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3-11T00:00:00">
            <text:p>Sat Mar 11 00:00:00 2023</text:p>
          </table:table-cell>
          <table:table-cell office:value-type="float" office:value="829.0">
            <text:p>829.0</text:p>
          </table:table-cell>
          <table:table-cell office:value-type="float" office:value="46.1667">
            <text:p>46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3-11T20:00:00">
            <text:p>Sat Mar 11 20:00:00 2023</text:p>
          </table:table-cell>
          <table:table-cell office:value-type="float" office:value="642.6667">
            <text:p>642.6667</text:p>
          </table:table-cell>
          <table:table-cell office:value-type="float" office:value="25.1667">
            <text:p>25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3-11T21:00:00">
            <text:p>Sat Mar 11 21:00:00 2023</text:p>
          </table:table-cell>
          <table:table-cell office:value-type="float" office:value="737.0">
            <text:p>737.0</text:p>
          </table:table-cell>
          <table:table-cell office:value-type="float" office:value="39.1667">
            <text:p>39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3-11T22:00:00">
            <text:p>Sat Mar 11 22:00:00 2023</text:p>
          </table:table-cell>
          <table:table-cell office:value-type="float" office:value="763.3333">
            <text:p>763.3333</text:p>
          </table:table-cell>
          <table:table-cell office:value-type="float" office:value="48.0">
            <text:p>48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3-11T23:00:00">
            <text:p>Sat Mar 11 23:00:00 2023</text:p>
          </table:table-cell>
          <table:table-cell office:value-type="float" office:value="694.8333">
            <text:p>694.8333</text:p>
          </table:table-cell>
          <table:table-cell office:value-type="float" office:value="30.1667">
            <text:p>30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12T00:00:00">
            <text:p>Sun Mar 12 00:00:00 2023</text:p>
          </table:table-cell>
          <table:table-cell office:value-type="float" office:value="779.0">
            <text:p>779.0</text:p>
          </table:table-cell>
          <table:table-cell office:value-type="float" office:value="33.8333">
            <text:p>33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12T01:00:00">
            <text:p>Sun Mar 12 01:00:00 2023</text:p>
          </table:table-cell>
          <table:table-cell office:value-type="float" office:value="716.6667">
            <text:p>716.6667</text:p>
          </table:table-cell>
          <table:table-cell office:value-type="float" office:value="25.0">
            <text:p>25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3-12T02:00:00">
            <text:p>Sun Mar 12 02:00:00 2023</text:p>
          </table:table-cell>
          <table:table-cell office:value-type="float" office:value="649.0">
            <text:p>649.0</text:p>
          </table:table-cell>
          <table:table-cell office:value-type="float" office:value="15.6667">
            <text:p>15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3-12T20:00:00">
            <text:p>Sun Mar 12 20:00:00 2023</text:p>
          </table:table-cell>
          <table:table-cell office:value-type="float" office:value="919.8333">
            <text:p>919.8333</text:p>
          </table:table-cell>
          <table:table-cell office:value-type="float" office:value="66.5">
            <text:p>66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12T21:00:00">
            <text:p>Sun Mar 12 21:00:00 2023</text:p>
          </table:table-cell>
          <table:table-cell office:value-type="float" office:value="1265.0">
            <text:p>1265.0</text:p>
          </table:table-cell>
          <table:table-cell office:value-type="float" office:value="82.8333">
            <text:p>82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3-12T22:00:00">
            <text:p>Sun Mar 12 22:00:00 2023</text:p>
          </table:table-cell>
          <table:table-cell office:value-type="float" office:value="1346.6667">
            <text:p>1346.6667</text:p>
          </table:table-cell>
          <table:table-cell office:value-type="float" office:value="79.8333">
            <text:p>79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3-12T23:00:00">
            <text:p>Sun Mar 12 23:00:00 2023</text:p>
          </table:table-cell>
          <table:table-cell office:value-type="float" office:value="1055.6667">
            <text:p>1055.6667</text:p>
          </table:table-cell>
          <table:table-cell office:value-type="float" office:value="69.1667">
            <text:p>69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3-13T00:00:00">
            <text:p>Mon Mar 13 00:00:00 2023</text:p>
          </table:table-cell>
          <table:table-cell office:value-type="float" office:value="785.3333">
            <text:p>785.3333</text:p>
          </table:table-cell>
          <table:table-cell office:value-type="float" office:value="33.8333">
            <text:p>33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3-13T01:00:00">
            <text:p>Mon Mar 13 01:00:00 2023</text:p>
          </table:table-cell>
          <table:table-cell office:value-type="float" office:value="679.3333">
            <text:p>679.3333</text:p>
          </table:table-cell>
          <table:table-cell office:value-type="float" office:value="23.3333">
            <text:p>23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3-13T02:00:00">
            <text:p>Mon Mar 13 02:00:00 2023</text:p>
          </table:table-cell>
          <table:table-cell office:value-type="float" office:value="655.1667">
            <text:p>655.1667</text:p>
          </table:table-cell>
          <table:table-cell office:value-type="float" office:value="17.1667">
            <text:p>17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3-13T03:00:00">
            <text:p>Mon Mar 13 03:00:00 2023</text:p>
          </table:table-cell>
          <table:table-cell office:value-type="float" office:value="643.5">
            <text:p>643.5</text:p>
          </table:table-cell>
          <table:table-cell office:value-type="float" office:value="14.0">
            <text:p>14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3-13T04:00:00">
            <text:p>Mon Mar 13 04:00:00 2023</text:p>
          </table:table-cell>
          <table:table-cell office:value-type="float" office:value="660.0">
            <text:p>660.0</text:p>
          </table:table-cell>
          <table:table-cell office:value-type="float" office:value="15.1667">
            <text:p>15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3-13T05:00:00">
            <text:p>Mon Mar 13 05:00:00 2023</text:p>
          </table:table-cell>
          <table:table-cell office:value-type="float" office:value="675.6667">
            <text:p>675.6667</text:p>
          </table:table-cell>
          <table:table-cell office:value-type="float" office:value="17.0">
            <text:p>17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3-15T21:00:00">
            <text:p>Wed Mar 15 21:00:00 2023</text:p>
          </table:table-cell>
          <table:table-cell office:value-type="float" office:value="1026.8333">
            <text:p>1026.8333</text:p>
          </table:table-cell>
          <table:table-cell office:value-type="float" office:value="133.6667">
            <text:p>133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3-15T22:00:00">
            <text:p>Wed Mar 15 22:00:00 2023</text:p>
          </table:table-cell>
          <table:table-cell office:value-type="float" office:value="1039.0">
            <text:p>1039.0</text:p>
          </table:table-cell>
          <table:table-cell office:value-type="float" office:value="107.5">
            <text:p>107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3-19T23:00:00">
            <text:p>Sun Mar 19 23:00:00 2023</text:p>
          </table:table-cell>
          <table:table-cell office:value-type="float" office:value="819.3333">
            <text:p>819.3333</text:p>
          </table:table-cell>
          <table:table-cell office:value-type="float" office:value="69.8333">
            <text:p>69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3-20T21:00:00">
            <text:p>Mon Mar 20 21:00:00 2023</text:p>
          </table:table-cell>
          <table:table-cell office:value-type="float" office:value="759.3333">
            <text:p>759.3333</text:p>
          </table:table-cell>
          <table:table-cell office:value-type="float" office:value="96.0">
            <text:p>96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3-20T22:00:00">
            <text:p>Mon Mar 20 22:00:00 2023</text:p>
          </table:table-cell>
          <table:table-cell office:value-type="float" office:value="1282.6667">
            <text:p>1282.6667</text:p>
          </table:table-cell>
          <table:table-cell office:value-type="float" office:value="115.5">
            <text:p>115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3-20T23:00:00">
            <text:p>Mon Mar 20 23:00:00 2023</text:p>
          </table:table-cell>
          <table:table-cell office:value-type="float" office:value="1116.6667">
            <text:p>1116.6667</text:p>
          </table:table-cell>
          <table:table-cell office:value-type="float" office:value="97.6667">
            <text:p>97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3-21T22:00:00">
            <text:p>Tue Mar 21 22:00:00 2023</text:p>
          </table:table-cell>
          <table:table-cell office:value-type="float" office:value="978.3333">
            <text:p>978.3333</text:p>
          </table:table-cell>
          <table:table-cell office:value-type="float" office:value="106.3333">
            <text:p>106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3-21T23:00:00">
            <text:p>Tue Mar 21 23:00:00 2023</text:p>
          </table:table-cell>
          <table:table-cell office:value-type="float" office:value="865.0">
            <text:p>865.0</text:p>
          </table:table-cell>
          <table:table-cell office:value-type="float" office:value="92.3333">
            <text:p>92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27T23:00:00">
            <text:p>Mon Mar 27 23:00:00 2023</text:p>
          </table:table-cell>
          <table:table-cell office:value-type="float" office:value="702.0">
            <text:p>702.0</text:p>
          </table:table-cell>
          <table:table-cell office:value-type="float" office:value="65.1667">
            <text:p>65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3-28T00:00:00">
            <text:p>Tue Mar 28 00:00:00 2023</text:p>
          </table:table-cell>
          <table:table-cell office:value-type="float" office:value="699.1667">
            <text:p>699.1667</text:p>
          </table:table-cell>
          <table:table-cell office:value-type="float" office:value="58.8333">
            <text:p>58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9-23T22:00:00">
            <text:p>Sat Sep 23 22:00:00 2023</text:p>
          </table:table-cell>
          <table:table-cell office:value-type="float" office:value="896.1667">
            <text:p>896.1667</text:p>
          </table:table-cell>
          <table:table-cell office:value-type="float" office:value="76.3333">
            <text:p>76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9-23T23:00:00">
            <text:p>Sat Sep 23 23:00:00 2023</text:p>
          </table:table-cell>
          <table:table-cell office:value-type="float" office:value="756.3333">
            <text:p>756.3333</text:p>
          </table:table-cell>
          <table:table-cell office:value-type="float" office:value="60.3333">
            <text:p>60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9-28T21:00:00">
            <text:p>Thu Sep 28 21:00:00 2023</text:p>
          </table:table-cell>
          <table:table-cell office:value-type="float" office:value="845.1667">
            <text:p>845.1667</text:p>
          </table:table-cell>
          <table:table-cell office:value-type="float" office:value="116.3333">
            <text:p>116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9-28T22:00:00">
            <text:p>Thu Sep 28 22:00:00 2023</text:p>
          </table:table-cell>
          <table:table-cell office:value-type="float" office:value="712.5">
            <text:p>712.5</text:p>
          </table:table-cell>
          <table:table-cell office:value-type="float" office:value="91.1667">
            <text:p>91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9-28T23:00:00">
            <text:p>Thu Sep 28 23:00:00 2023</text:p>
          </table:table-cell>
          <table:table-cell office:value-type="float" office:value="736.8333">
            <text:p>736.8333</text:p>
          </table:table-cell>
          <table:table-cell office:value-type="float" office:value="85.3333">
            <text:p>85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9-29T21:00:00">
            <text:p>Fri Sep 29 21:00:00 2023</text:p>
          </table:table-cell>
          <table:table-cell office:value-type="float" office:value="1020.5">
            <text:p>1020.5</text:p>
          </table:table-cell>
          <table:table-cell office:value-type="float" office:value="132.6667">
            <text:p>132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0-02T22:00:00">
            <text:p>Mon Oct  2 22:00:00 2023</text:p>
          </table:table-cell>
          <table:table-cell office:value-type="float" office:value="732.0">
            <text:p>732.0</text:p>
          </table:table-cell>
          <table:table-cell office:value-type="float" office:value="111.1667">
            <text:p>111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0-02T23:00:00">
            <text:p>Mon Oct  2 23:00:00 2023</text:p>
          </table:table-cell>
          <table:table-cell office:value-type="float" office:value="837.3333">
            <text:p>837.3333</text:p>
          </table:table-cell>
          <table:table-cell office:value-type="float" office:value="103.5">
            <text:p>103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0-03T21:00:00">
            <text:p>Tue Oct  3 21:00:00 2023</text:p>
          </table:table-cell>
          <table:table-cell office:value-type="float" office:value="825.1667">
            <text:p>825.1667</text:p>
          </table:table-cell>
          <table:table-cell office:value-type="float" office:value="131.6667">
            <text:p>131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0-03T22:00:00">
            <text:p>Tue Oct  3 22:00:00 2023</text:p>
          </table:table-cell>
          <table:table-cell office:value-type="float" office:value="655.8333">
            <text:p>655.8333</text:p>
          </table:table-cell>
          <table:table-cell office:value-type="float" office:value="109.3333">
            <text:p>109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0-05T21:00:00">
            <text:p>Thu Oct  5 21:00:00 2023</text:p>
          </table:table-cell>
          <table:table-cell office:value-type="float" office:value="800.0">
            <text:p>800.0</text:p>
          </table:table-cell>
          <table:table-cell office:value-type="float" office:value="99.1667">
            <text:p>99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0-08T21:00:00">
            <text:p>Sun Oct  8 21:00:00 2023</text:p>
          </table:table-cell>
          <table:table-cell office:value-type="float" office:value="767.5">
            <text:p>767.5</text:p>
          </table:table-cell>
          <table:table-cell office:value-type="float" office:value="90.6667">
            <text:p>90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0-08T22:00:00">
            <text:p>Sun Oct  8 22:00:00 2023</text:p>
          </table:table-cell>
          <table:table-cell office:value-type="float" office:value="642.3333">
            <text:p>642.3333</text:p>
          </table:table-cell>
          <table:table-cell office:value-type="float" office:value="87.6667">
            <text:p>87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0-09T21:00:00">
            <text:p>Mon Oct  9 21:00:00 2023</text:p>
          </table:table-cell>
          <table:table-cell office:value-type="float" office:value="709.3333">
            <text:p>709.3333</text:p>
          </table:table-cell>
          <table:table-cell office:value-type="float" office:value="108.5">
            <text:p>108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0-09T22:00:00">
            <text:p>Mon Oct  9 22:00:00 2023</text:p>
          </table:table-cell>
          <table:table-cell office:value-type="float" office:value="914.8333">
            <text:p>914.8333</text:p>
          </table:table-cell>
          <table:table-cell office:value-type="float" office:value="109.5">
            <text:p>109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0-09T23:00:00">
            <text:p>Mon Oct  9 23:00:00 2023</text:p>
          </table:table-cell>
          <table:table-cell office:value-type="float" office:value="596.0">
            <text:p>596.0</text:p>
          </table:table-cell>
          <table:table-cell office:value-type="float" office:value="60.1667">
            <text:p>60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0-10T21:00:00">
            <text:p>Tue Oct 10 21:00:00 2023</text:p>
          </table:table-cell>
          <table:table-cell office:value-type="float" office:value="692.8333">
            <text:p>692.8333</text:p>
          </table:table-cell>
          <table:table-cell office:value-type="float" office:value="109.3333">
            <text:p>109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0-10T22:00:00">
            <text:p>Tue Oct 10 22:00:00 2023</text:p>
          </table:table-cell>
          <table:table-cell office:value-type="float" office:value="796.1667">
            <text:p>796.1667</text:p>
          </table:table-cell>
          <table:table-cell office:value-type="float" office:value="99.1667">
            <text:p>99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0-10T23:00:00">
            <text:p>Tue Oct 10 23:00:00 2023</text:p>
          </table:table-cell>
          <table:table-cell office:value-type="float" office:value="754.3333">
            <text:p>754.3333</text:p>
          </table:table-cell>
          <table:table-cell office:value-type="float" office:value="91.8333">
            <text:p>91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0-11T20:00:00">
            <text:p>Wed Oct 11 20:00:00 2023</text:p>
          </table:table-cell>
          <table:table-cell office:value-type="float" office:value="704.1667">
            <text:p>704.1667</text:p>
          </table:table-cell>
          <table:table-cell office:value-type="float" office:value="99.5">
            <text:p>99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0-11T21:00:00">
            <text:p>Wed Oct 11 21:00:00 2023</text:p>
          </table:table-cell>
          <table:table-cell office:value-type="float" office:value="816.6667">
            <text:p>816.6667</text:p>
          </table:table-cell>
          <table:table-cell office:value-type="float" office:value="118.6667">
            <text:p>118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0-11T22:00:00">
            <text:p>Wed Oct 11 22:00:00 2023</text:p>
          </table:table-cell>
          <table:table-cell office:value-type="float" office:value="1290.1667">
            <text:p>1290.1667</text:p>
          </table:table-cell>
          <table:table-cell office:value-type="float" office:value="132.0">
            <text:p>132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0-11T23:00:00">
            <text:p>Wed Oct 11 23:00:00 2023</text:p>
          </table:table-cell>
          <table:table-cell office:value-type="float" office:value="894.0">
            <text:p>894.0</text:p>
          </table:table-cell>
          <table:table-cell office:value-type="float" office:value="99.6667">
            <text:p>99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0-12T21:00:00">
            <text:p>Thu Oct 12 21:00:00 2023</text:p>
          </table:table-cell>
          <table:table-cell office:value-type="float" office:value="739.5">
            <text:p>739.5</text:p>
          </table:table-cell>
          <table:table-cell office:value-type="float" office:value="108.8333">
            <text:p>108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0-12T22:00:00">
            <text:p>Thu Oct 12 22:00:00 2023</text:p>
          </table:table-cell>
          <table:table-cell office:value-type="float" office:value="995.5">
            <text:p>995.5</text:p>
          </table:table-cell>
          <table:table-cell office:value-type="float" office:value="115.3333">
            <text:p>115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0-15T22:00:00">
            <text:p>Sun Oct 15 22:00:00 2023</text:p>
          </table:table-cell>
          <table:table-cell office:value-type="float" office:value="571.5">
            <text:p>571.5</text:p>
          </table:table-cell>
          <table:table-cell office:value-type="float" office:value="18.8333">
            <text:p>18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10-17T22:00:00">
            <text:p>Tue Oct 17 22:00:00 2023</text:p>
          </table:table-cell>
          <table:table-cell office:value-type="float" office:value="591.5">
            <text:p>591.5</text:p>
          </table:table-cell>
          <table:table-cell office:value-type="float" office:value="16.5">
            <text:p>16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0-17T23:00:00">
            <text:p>Tue Oct 17 23:00:00 2023</text:p>
          </table:table-cell>
          <table:table-cell office:value-type="float" office:value="569.8333">
            <text:p>569.8333</text:p>
          </table:table-cell>
          <table:table-cell office:value-type="float" office:value="10.5">
            <text:p>10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18T00:00:00">
            <text:p>Wed Oct 18 00:00:00 2023</text:p>
          </table:table-cell>
          <table:table-cell office:value-type="float" office:value="572.0">
            <text:p>572.0</text:p>
          </table:table-cell>
          <table:table-cell office:value-type="float" office:value="8.3333">
            <text:p>8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10-18T01:00:00">
            <text:p>Wed Oct 18 01:00:00 2023</text:p>
          </table:table-cell>
          <table:table-cell office:value-type="float" office:value="512.5">
            <text:p>512.5</text:p>
          </table:table-cell>
          <table:table-cell office:value-type="float" office:value="5.5">
            <text:p>5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0-18T02:00:00">
            <text:p>Wed Oct 18 02:00:00 2023</text:p>
          </table:table-cell>
          <table:table-cell office:value-type="float" office:value="498.1667">
            <text:p>498.1667</text:p>
          </table:table-cell>
          <table:table-cell office:value-type="float" office:value="3.8333">
            <text:p>3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10-18T03:00:00">
            <text:p>Wed Oct 18 03:00:00 2023</text:p>
          </table:table-cell>
          <table:table-cell office:value-type="float" office:value="526.5">
            <text:p>526.5</text:p>
          </table:table-cell>
          <table:table-cell office:value-type="float" office:value="3.3333">
            <text:p>3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10-18T04:00:00">
            <text:p>Wed Oct 18 04:00:00 2023</text:p>
          </table:table-cell>
          <table:table-cell office:value-type="float" office:value="557.6667">
            <text:p>557.6667</text:p>
          </table:table-cell>
          <table:table-cell office:value-type="float" office:value="2.8333">
            <text:p>2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10-18T05:00:00">
            <text:p>Wed Oct 18 05:00:00 2023</text:p>
          </table:table-cell>
          <table:table-cell office:value-type="float" office:value="567.8333">
            <text:p>567.8333</text:p>
          </table:table-cell>
          <table:table-cell office:value-type="float" office:value="2.8333">
            <text:p>2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10-18T06:00:00">
            <text:p>Wed Oct 18 06:00:00 2023</text:p>
          </table:table-cell>
          <table:table-cell office:value-type="float" office:value="556.6667">
            <text:p>556.6667</text:p>
          </table:table-cell>
          <table:table-cell office:value-type="float" office:value="3.0">
            <text:p>3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10-18T07:00:00">
            <text:p>Wed Oct 18 07:00:00 2023</text:p>
          </table:table-cell>
          <table:table-cell office:value-type="float" office:value="580.0">
            <text:p>580.0</text:p>
          </table:table-cell>
          <table:table-cell office:value-type="float" office:value="2.6667">
            <text:p>2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10-18T08:00:00">
            <text:p>Wed Oct 18 08:00:00 2023</text:p>
          </table:table-cell>
          <table:table-cell office:value-type="float" office:value="553.0">
            <text:p>553.0</text:p>
          </table:table-cell>
          <table:table-cell office:value-type="float" office:value="4.0">
            <text:p>4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10-28T21:00:00">
            <text:p>Sat Oct 28 21:00:00 2023</text:p>
          </table:table-cell>
          <table:table-cell office:value-type="float" office:value="661.5">
            <text:p>661.5</text:p>
          </table:table-cell>
          <table:table-cell office:value-type="float" office:value="63.0">
            <text:p>63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0-28T22:00:00">
            <text:p>Sat Oct 28 22:00:00 2023</text:p>
          </table:table-cell>
          <table:table-cell office:value-type="float" office:value="720.8333">
            <text:p>720.8333</text:p>
          </table:table-cell>
          <table:table-cell office:value-type="float" office:value="60.3333">
            <text:p>60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0-28T23:00:00">
            <text:p>Sat Oct 28 23:00:00 2023</text:p>
          </table:table-cell>
          <table:table-cell office:value-type="float" office:value="715.5">
            <text:p>715.5</text:p>
          </table:table-cell>
          <table:table-cell office:value-type="float" office:value="61.1667">
            <text:p>61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0-29T00:00:00">
            <text:p>Sun Oct 29 00:00:00 2023</text:p>
          </table:table-cell>
          <table:table-cell office:value-type="float" office:value="652.3333">
            <text:p>652.3333</text:p>
          </table:table-cell>
          <table:table-cell office:value-type="float" office:value="43.8333">
            <text:p>43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0-29T20:00:00">
            <text:p>Sun Oct 29 20:00:00 2023</text:p>
          </table:table-cell>
          <table:table-cell office:value-type="float" office:value="565.5">
            <text:p>565.5</text:p>
          </table:table-cell>
          <table:table-cell office:value-type="float" office:value="30.8333">
            <text:p>30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29T21:00:00">
            <text:p>Sun Oct 29 21:00:00 2023</text:p>
          </table:table-cell>
          <table:table-cell office:value-type="float" office:value="643.3333">
            <text:p>643.3333</text:p>
          </table:table-cell>
          <table:table-cell office:value-type="float" office:value="38.3333">
            <text:p>38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0-29T22:00:00">
            <text:p>Sun Oct 29 22:00:00 2023</text:p>
          </table:table-cell>
          <table:table-cell office:value-type="float" office:value="593.1667">
            <text:p>593.1667</text:p>
          </table:table-cell>
          <table:table-cell office:value-type="float" office:value="29.1667">
            <text:p>29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0-30T23:00:00">
            <text:p>Mon Oct 30 23:00:00 2023</text:p>
          </table:table-cell>
          <table:table-cell office:value-type="float" office:value="767.1667">
            <text:p>767.1667</text:p>
          </table:table-cell>
          <table:table-cell office:value-type="float" office:value="52.6667">
            <text:p>52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01T07:00:00">
            <text:p>Wed Nov  1 07:00:00 2023</text:p>
          </table:table-cell>
          <table:table-cell office:value-type="float" office:value="527.1667">
            <text:p>527.1667</text:p>
          </table:table-cell>
          <table:table-cell office:value-type="float" office:value="22.8333">
            <text:p>22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1-01T08:00:00">
            <text:p>Wed Nov  1 08:00:00 2023</text:p>
          </table:table-cell>
          <table:table-cell office:value-type="float" office:value="544.1667">
            <text:p>544.1667</text:p>
          </table:table-cell>
          <table:table-cell office:value-type="float" office:value="28.0">
            <text:p>28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01T13:00:00">
            <text:p>Wed Nov  1 13:00:00 2023</text:p>
          </table:table-cell>
          <table:table-cell office:value-type="float" office:value="449.1667">
            <text:p>449.1667</text:p>
          </table:table-cell>
          <table:table-cell office:value-type="float" office:value="6.3333">
            <text:p>6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11-07T22:00:00">
            <text:p>Tue Nov  7 22:00:00 2023</text:p>
          </table:table-cell>
          <table:table-cell office:value-type="float" office:value="447.6667">
            <text:p>447.6667</text:p>
          </table:table-cell>
          <table:table-cell office:value-type="float" office:value="54.5">
            <text:p>54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08T20:00:00">
            <text:p>Wed Nov  8 20:00:00 2023</text:p>
          </table:table-cell>
          <table:table-cell office:value-type="float" office:value="537.1667">
            <text:p>537.1667</text:p>
          </table:table-cell>
          <table:table-cell office:value-type="float" office:value="67.8333">
            <text:p>67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1-08T21:00:00">
            <text:p>Wed Nov  8 21:00:00 2023</text:p>
          </table:table-cell>
          <table:table-cell office:value-type="float" office:value="636.1667">
            <text:p>636.1667</text:p>
          </table:table-cell>
          <table:table-cell office:value-type="float" office:value="71.1667">
            <text:p>71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08T22:00:00">
            <text:p>Wed Nov  8 22:00:00 2023</text:p>
          </table:table-cell>
          <table:table-cell office:value-type="float" office:value="918.3333">
            <text:p>918.3333</text:p>
          </table:table-cell>
          <table:table-cell office:value-type="float" office:value="81.1667">
            <text:p>81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08T23:00:00">
            <text:p>Wed Nov  8 23:00:00 2023</text:p>
          </table:table-cell>
          <table:table-cell office:value-type="float" office:value="627.0">
            <text:p>627.0</text:p>
          </table:table-cell>
          <table:table-cell office:value-type="float" office:value="59.1667">
            <text:p>59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09T00:00:00">
            <text:p>Thu Nov  9 00:00:00 2023</text:p>
          </table:table-cell>
          <table:table-cell office:value-type="float" office:value="623.3333">
            <text:p>623.3333</text:p>
          </table:table-cell>
          <table:table-cell office:value-type="float" office:value="52.8333">
            <text:p>52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1-09T20:00:00">
            <text:p>Thu Nov  9 20:00:00 2023</text:p>
          </table:table-cell>
          <table:table-cell office:value-type="float" office:value="538.0">
            <text:p>538.0</text:p>
          </table:table-cell>
          <table:table-cell office:value-type="float" office:value="59.0">
            <text:p>59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09T21:00:00">
            <text:p>Thu Nov  9 21:00:00 2023</text:p>
          </table:table-cell>
          <table:table-cell office:value-type="float" office:value="660.6667">
            <text:p>660.6667</text:p>
          </table:table-cell>
          <table:table-cell office:value-type="float" office:value="67.0">
            <text:p>67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09T22:00:00">
            <text:p>Thu Nov  9 22:00:00 2023</text:p>
          </table:table-cell>
          <table:table-cell office:value-type="float" office:value="576.8333">
            <text:p>576.8333</text:p>
          </table:table-cell>
          <table:table-cell office:value-type="float" office:value="53.0">
            <text:p>53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09T23:00:00">
            <text:p>Thu Nov  9 23:00:00 2023</text:p>
          </table:table-cell>
          <table:table-cell office:value-type="float" office:value="694.6667">
            <text:p>694.6667</text:p>
          </table:table-cell>
          <table:table-cell office:value-type="float" office:value="54.0">
            <text:p>54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10T00:00:00">
            <text:p>Fri Nov 10 00:00:00 2023</text:p>
          </table:table-cell>
          <table:table-cell office:value-type="float" office:value="572.0">
            <text:p>572.0</text:p>
          </table:table-cell>
          <table:table-cell office:value-type="float" office:value="48.1667">
            <text:p>48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1-10T01:00:00">
            <text:p>Fri Nov 10 01:00:00 2023</text:p>
          </table:table-cell>
          <table:table-cell office:value-type="float" office:value="584.3333">
            <text:p>584.3333</text:p>
          </table:table-cell>
          <table:table-cell office:value-type="float" office:value="45.0">
            <text:p>45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10T02:00:00">
            <text:p>Fri Nov 10 02:00:00 2023</text:p>
          </table:table-cell>
          <table:table-cell office:value-type="float" office:value="512.0">
            <text:p>512.0</text:p>
          </table:table-cell>
          <table:table-cell office:value-type="float" office:value="30.6667">
            <text:p>30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1-10T21:00:00">
            <text:p>Fri Nov 10 21:00:00 2023</text:p>
          </table:table-cell>
          <table:table-cell office:value-type="float" office:value="578.6667">
            <text:p>578.6667</text:p>
          </table:table-cell>
          <table:table-cell office:value-type="float" office:value="66.6667">
            <text:p>66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1-11T20:00:00">
            <text:p>Sat Nov 11 20:00:00 2023</text:p>
          </table:table-cell>
          <table:table-cell office:value-type="float" office:value="476.6667">
            <text:p>476.6667</text:p>
          </table:table-cell>
          <table:table-cell office:value-type="float" office:value="43.1667">
            <text:p>43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1-11T22:00:00">
            <text:p>Sat Nov 11 22:00:00 2023</text:p>
          </table:table-cell>
          <table:table-cell office:value-type="float" office:value="744.5">
            <text:p>744.5</text:p>
          </table:table-cell>
          <table:table-cell office:value-type="float" office:value="51.5">
            <text:p>51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1-11T23:00:00">
            <text:p>Sat Nov 11 23:00:00 2023</text:p>
          </table:table-cell>
          <table:table-cell office:value-type="float" office:value="671.5">
            <text:p>671.5</text:p>
          </table:table-cell>
          <table:table-cell office:value-type="float" office:value="49.0">
            <text:p>49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12T00:00:00">
            <text:p>Sun Nov 12 00:00:00 2023</text:p>
          </table:table-cell>
          <table:table-cell office:value-type="float" office:value="727.8333">
            <text:p>727.8333</text:p>
          </table:table-cell>
          <table:table-cell office:value-type="float" office:value="44.5">
            <text:p>44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1-12T01:00:00">
            <text:p>Sun Nov 12 01:00:00 2023</text:p>
          </table:table-cell>
          <table:table-cell office:value-type="float" office:value="752.0">
            <text:p>752.0</text:p>
          </table:table-cell>
          <table:table-cell office:value-type="float" office:value="50.3333">
            <text:p>50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1-12T19:00:00">
            <text:p>Sun Nov 12 19:00:00 2023</text:p>
          </table:table-cell>
          <table:table-cell office:value-type="float" office:value="617.6667">
            <text:p>617.6667</text:p>
          </table:table-cell>
          <table:table-cell office:value-type="float" office:value="53.5">
            <text:p>53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1-12T20:00:00">
            <text:p>Sun Nov 12 20:00:00 2023</text:p>
          </table:table-cell>
          <table:table-cell office:value-type="float" office:value="789.8333">
            <text:p>789.8333</text:p>
          </table:table-cell>
          <table:table-cell office:value-type="float" office:value="63.5">
            <text:p>63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1-12T21:00:00">
            <text:p>Sun Nov 12 21:00:00 2023</text:p>
          </table:table-cell>
          <table:table-cell office:value-type="float" office:value="764.5">
            <text:p>764.5</text:p>
          </table:table-cell>
          <table:table-cell office:value-type="float" office:value="55.3333">
            <text:p>55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2T22:00:00">
            <text:p>Sun Nov 12 22:00:00 2023</text:p>
          </table:table-cell>
          <table:table-cell office:value-type="float" office:value="908.1667">
            <text:p>908.1667</text:p>
          </table:table-cell>
          <table:table-cell office:value-type="float" office:value="53.3333">
            <text:p>53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12T23:00:00">
            <text:p>Sun Nov 12 23:00:00 2023</text:p>
          </table:table-cell>
          <table:table-cell office:value-type="float" office:value="670.8333">
            <text:p>670.8333</text:p>
          </table:table-cell>
          <table:table-cell office:value-type="float" office:value="34.5">
            <text:p>34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13T00:00:00">
            <text:p>Mon Nov 13 00:00:00 2023</text:p>
          </table:table-cell>
          <table:table-cell office:value-type="float" office:value="630.8333">
            <text:p>630.8333</text:p>
          </table:table-cell>
          <table:table-cell office:value-type="float" office:value="33.5">
            <text:p>33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3T01:00:00">
            <text:p>Mon Nov 13 01:00:00 2023</text:p>
          </table:table-cell>
          <table:table-cell office:value-type="float" office:value="631.8333">
            <text:p>631.8333</text:p>
          </table:table-cell>
          <table:table-cell office:value-type="float" office:value="37.6667">
            <text:p>37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1-13T02:00:00">
            <text:p>Mon Nov 13 02:00:00 2023</text:p>
          </table:table-cell>
          <table:table-cell office:value-type="float" office:value="509.5">
            <text:p>509.5</text:p>
          </table:table-cell>
          <table:table-cell office:value-type="float" office:value="27.8333">
            <text:p>27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1-13T19:00:00">
            <text:p>Mon Nov 13 19:00:00 2023</text:p>
          </table:table-cell>
          <table:table-cell office:value-type="float" office:value="873.5">
            <text:p>873.5</text:p>
          </table:table-cell>
          <table:table-cell office:value-type="float" office:value="73.3333">
            <text:p>73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13T20:00:00">
            <text:p>Mon Nov 13 20:00:00 2023</text:p>
          </table:table-cell>
          <table:table-cell office:value-type="float" office:value="860.8333">
            <text:p>860.8333</text:p>
          </table:table-cell>
          <table:table-cell office:value-type="float" office:value="66.1667">
            <text:p>66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1-13T21:00:00">
            <text:p>Mon Nov 13 21:00:00 2023</text:p>
          </table:table-cell>
          <table:table-cell office:value-type="float" office:value="1204.0">
            <text:p>1204.0</text:p>
          </table:table-cell>
          <table:table-cell office:value-type="float" office:value="75.3333">
            <text:p>75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13T22:00:00">
            <text:p>Mon Nov 13 22:00:00 2023</text:p>
          </table:table-cell>
          <table:table-cell office:value-type="float" office:value="1082.6667">
            <text:p>1082.6667</text:p>
          </table:table-cell>
          <table:table-cell office:value-type="float" office:value="72.5">
            <text:p>72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3T23:00:00">
            <text:p>Mon Nov 13 23:00:00 2023</text:p>
          </table:table-cell>
          <table:table-cell office:value-type="float" office:value="1100.3333">
            <text:p>1100.3333</text:p>
          </table:table-cell>
          <table:table-cell office:value-type="float" office:value="71.0">
            <text:p>71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4T00:00:00">
            <text:p>Tue Nov 14 00:00:00 2023</text:p>
          </table:table-cell>
          <table:table-cell office:value-type="float" office:value="860.8333">
            <text:p>860.8333</text:p>
          </table:table-cell>
          <table:table-cell office:value-type="float" office:value="57.5">
            <text:p>57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14T01:00:00">
            <text:p>Tue Nov 14 01:00:00 2023</text:p>
          </table:table-cell>
          <table:table-cell office:value-type="float" office:value="771.8333">
            <text:p>771.8333</text:p>
          </table:table-cell>
          <table:table-cell office:value-type="float" office:value="41.0">
            <text:p>41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14T02:00:00">
            <text:p>Tue Nov 14 02:00:00 2023</text:p>
          </table:table-cell>
          <table:table-cell office:value-type="float" office:value="543.5">
            <text:p>543.5</text:p>
          </table:table-cell>
          <table:table-cell office:value-type="float" office:value="20.1667">
            <text:p>20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14T19:00:00">
            <text:p>Tue Nov 14 19:00:00 2023</text:p>
          </table:table-cell>
          <table:table-cell office:value-type="float" office:value="777.8333">
            <text:p>777.8333</text:p>
          </table:table-cell>
          <table:table-cell office:value-type="float" office:value="76.8333">
            <text:p>76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4T20:00:00">
            <text:p>Tue Nov 14 20:00:00 2023</text:p>
          </table:table-cell>
          <table:table-cell office:value-type="float" office:value="1094.0">
            <text:p>1094.0</text:p>
          </table:table-cell>
          <table:table-cell office:value-type="float" office:value="87.6667">
            <text:p>87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4T21:00:00">
            <text:p>Tue Nov 14 21:00:00 2023</text:p>
          </table:table-cell>
          <table:table-cell office:value-type="float" office:value="663.0">
            <text:p>663.0</text:p>
          </table:table-cell>
          <table:table-cell office:value-type="float" office:value="48.6667">
            <text:p>48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14T22:00:00">
            <text:p>Tue Nov 14 22:00:00 2023</text:p>
          </table:table-cell>
          <table:table-cell office:value-type="float" office:value="1274.0">
            <text:p>1274.0</text:p>
          </table:table-cell>
          <table:table-cell office:value-type="float" office:value="89.6667">
            <text:p>89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4T23:00:00">
            <text:p>Tue Nov 14 23:00:00 2023</text:p>
          </table:table-cell>
          <table:table-cell office:value-type="float" office:value="853.0">
            <text:p>853.0</text:p>
          </table:table-cell>
          <table:table-cell office:value-type="float" office:value="66.3333">
            <text:p>66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00:00:00">
            <text:p>Wed Nov 15 00:00:00 2023</text:p>
          </table:table-cell>
          <table:table-cell office:value-type="float" office:value="661.5">
            <text:p>661.5</text:p>
          </table:table-cell>
          <table:table-cell office:value-type="float" office:value="50.3333">
            <text:p>50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5T01:00:00">
            <text:p>Wed Nov 15 01:00:00 2023</text:p>
          </table:table-cell>
          <table:table-cell office:value-type="float" office:value="425.6667">
            <text:p>425.6667</text:p>
          </table:table-cell>
          <table:table-cell office:value-type="float" office:value="21.0">
            <text:p>21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15T02:00:00">
            <text:p>Wed Nov 15 02:00:00 2023</text:p>
          </table:table-cell>
          <table:table-cell office:value-type="float" office:value="413.8333">
            <text:p>413.8333</text:p>
          </table:table-cell>
          <table:table-cell office:value-type="float" office:value="13.6667">
            <text:p>13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1-15T17:00:00">
            <text:p>Wed Nov 15 17:00:00 2023</text:p>
          </table:table-cell>
          <table:table-cell office:value-type="float" office:value="439.1667">
            <text:p>439.1667</text:p>
          </table:table-cell>
          <table:table-cell office:value-type="float" office:value="17.1667">
            <text:p>17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1-15T18:00:00">
            <text:p>Wed Nov 15 18:00:00 2023</text:p>
          </table:table-cell>
          <table:table-cell office:value-type="float" office:value="570.8333">
            <text:p>570.8333</text:p>
          </table:table-cell>
          <table:table-cell office:value-type="float" office:value="42.0">
            <text:p>42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1-15T19:00:00">
            <text:p>Wed Nov 15 19:00:00 2023</text:p>
          </table:table-cell>
          <table:table-cell office:value-type="float" office:value="972.1667">
            <text:p>972.1667</text:p>
          </table:table-cell>
          <table:table-cell office:value-type="float" office:value="80.0">
            <text:p>80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15T20:00:00">
            <text:p>Wed Nov 15 20:00:00 2023</text:p>
          </table:table-cell>
          <table:table-cell office:value-type="float" office:value="1377.0">
            <text:p>1377.0</text:p>
          </table:table-cell>
          <table:table-cell office:value-type="float" office:value="90.1667">
            <text:p>90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5T21:00:00">
            <text:p>Wed Nov 15 21:00:00 2023</text:p>
          </table:table-cell>
          <table:table-cell office:value-type="float" office:value="1502.3333">
            <text:p>1502.3333</text:p>
          </table:table-cell>
          <table:table-cell office:value-type="float" office:value="86.8333">
            <text:p>86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5T22:00:00">
            <text:p>Wed Nov 15 22:00:00 2023</text:p>
          </table:table-cell>
          <table:table-cell office:value-type="float" office:value="1256.8333">
            <text:p>1256.8333</text:p>
          </table:table-cell>
          <table:table-cell office:value-type="float" office:value="79.5">
            <text:p>79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23:00:00">
            <text:p>Wed Nov 15 23:00:00 2023</text:p>
          </table:table-cell>
          <table:table-cell office:value-type="float" office:value="1368.5">
            <text:p>1368.5</text:p>
          </table:table-cell>
          <table:table-cell office:value-type="float" office:value="74.8333">
            <text:p>74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16T00:00:00">
            <text:p>Thu Nov 16 00:00:00 2023</text:p>
          </table:table-cell>
          <table:table-cell office:value-type="float" office:value="1025.3333">
            <text:p>1025.3333</text:p>
          </table:table-cell>
          <table:table-cell office:value-type="float" office:value="61.8333">
            <text:p>61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16T01:00:00">
            <text:p>Thu Nov 16 01:00:00 2023</text:p>
          </table:table-cell>
          <table:table-cell office:value-type="float" office:value="748.1667">
            <text:p>748.1667</text:p>
          </table:table-cell>
          <table:table-cell office:value-type="float" office:value="42.0">
            <text:p>42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6T02:00:00">
            <text:p>Thu Nov 16 02:00:00 2023</text:p>
          </table:table-cell>
          <table:table-cell office:value-type="float" office:value="658.1667">
            <text:p>658.1667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16T03:00:00">
            <text:p>Thu Nov 16 03:00:00 2023</text:p>
          </table:table-cell>
          <table:table-cell office:value-type="float" office:value="568.8333">
            <text:p>568.8333</text:p>
          </table:table-cell>
          <table:table-cell office:value-type="float" office:value="20.8333">
            <text:p>20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16T04:00:00">
            <text:p>Thu Nov 16 04:00:00 2023</text:p>
          </table:table-cell>
          <table:table-cell office:value-type="float" office:value="551.3333">
            <text:p>551.3333</text:p>
          </table:table-cell>
          <table:table-cell office:value-type="float" office:value="18.3333">
            <text:p>18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6T05:00:00">
            <text:p>Thu Nov 16 05:00:00 2023</text:p>
          </table:table-cell>
          <table:table-cell office:value-type="float" office:value="595.8333">
            <text:p>595.8333</text:p>
          </table:table-cell>
          <table:table-cell office:value-type="float" office:value="25.8333">
            <text:p>25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1-16T17:00:00">
            <text:p>Thu Nov 16 17:00:00 2023</text:p>
          </table:table-cell>
          <table:table-cell office:value-type="float" office:value="448.3333">
            <text:p>448.3333</text:p>
          </table:table-cell>
          <table:table-cell office:value-type="float" office:value="16.3333">
            <text:p>16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1-16T18:00:00">
            <text:p>Thu Nov 16 18:00:00 2023</text:p>
          </table:table-cell>
          <table:table-cell office:value-type="float" office:value="652.1667">
            <text:p>652.1667</text:p>
          </table:table-cell>
          <table:table-cell office:value-type="float" office:value="59.8333">
            <text:p>59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1-16T19:00:00">
            <text:p>Thu Nov 16 19:00:00 2023</text:p>
          </table:table-cell>
          <table:table-cell office:value-type="float" office:value="980.0">
            <text:p>980.0</text:p>
          </table:table-cell>
          <table:table-cell office:value-type="float" office:value="81.8333">
            <text:p>81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16T20:00:00">
            <text:p>Thu Nov 16 20:00:00 2023</text:p>
          </table:table-cell>
          <table:table-cell office:value-type="float" office:value="984.3333">
            <text:p>984.3333</text:p>
          </table:table-cell>
          <table:table-cell office:value-type="float" office:value="81.8333">
            <text:p>81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16T21:00:00">
            <text:p>Thu Nov 16 21:00:00 2023</text:p>
          </table:table-cell>
          <table:table-cell office:value-type="float" office:value="1090.3333">
            <text:p>1090.3333</text:p>
          </table:table-cell>
          <table:table-cell office:value-type="float" office:value="80.1667">
            <text:p>80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6T22:00:00">
            <text:p>Thu Nov 16 22:00:00 2023</text:p>
          </table:table-cell>
          <table:table-cell office:value-type="float" office:value="1037.5">
            <text:p>1037.5</text:p>
          </table:table-cell>
          <table:table-cell office:value-type="float" office:value="75.6667">
            <text:p>75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6T23:00:00">
            <text:p>Thu Nov 16 23:00:00 2023</text:p>
          </table:table-cell>
          <table:table-cell office:value-type="float" office:value="983.1667">
            <text:p>983.1667</text:p>
          </table:table-cell>
          <table:table-cell office:value-type="float" office:value="65.5">
            <text:p>65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7T00:00:00">
            <text:p>Fri Nov 17 00:00:00 2023</text:p>
          </table:table-cell>
          <table:table-cell office:value-type="float" office:value="1148.1667">
            <text:p>1148.1667</text:p>
          </table:table-cell>
          <table:table-cell office:value-type="float" office:value="66.0">
            <text:p>66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17T01:00:00">
            <text:p>Fri Nov 17 01:00:00 2023</text:p>
          </table:table-cell>
          <table:table-cell office:value-type="float" office:value="616.8333">
            <text:p>616.8333</text:p>
          </table:table-cell>
          <table:table-cell office:value-type="float" office:value="36.1667">
            <text:p>36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1-17T02:00:00">
            <text:p>Fri Nov 17 02:00:00 2023</text:p>
          </table:table-cell>
          <table:table-cell office:value-type="float" office:value="605.3333">
            <text:p>605.3333</text:p>
          </table:table-cell>
          <table:table-cell office:value-type="float" office:value="34.1667">
            <text:p>34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11-17T03:00:00">
            <text:p>Fri Nov 17 03:00:00 2023</text:p>
          </table:table-cell>
          <table:table-cell office:value-type="float" office:value="495.8333">
            <text:p>495.8333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17T04:00:00">
            <text:p>Fri Nov 17 04:00:00 2023</text:p>
          </table:table-cell>
          <table:table-cell office:value-type="float" office:value="466.0">
            <text:p>466.0</text:p>
          </table:table-cell>
          <table:table-cell office:value-type="float" office:value="20.1667">
            <text:p>20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17T05:00:00">
            <text:p>Fri Nov 17 05:00:00 2023</text:p>
          </table:table-cell>
          <table:table-cell office:value-type="float" office:value="464.5">
            <text:p>464.5</text:p>
          </table:table-cell>
          <table:table-cell office:value-type="float" office:value="19.6667">
            <text:p>19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1-17T06:00:00">
            <text:p>Fri Nov 17 06:00:00 2023</text:p>
          </table:table-cell>
          <table:table-cell office:value-type="float" office:value="437.0">
            <text:p>437.0</text:p>
          </table:table-cell>
          <table:table-cell office:value-type="float" office:value="15.6667">
            <text:p>15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17T07:00:00">
            <text:p>Fri Nov 17 07:00:00 2023</text:p>
          </table:table-cell>
          <table:table-cell office:value-type="float" office:value="517.1667">
            <text:p>517.1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17T18:00:00">
            <text:p>Fri Nov 17 18:00:00 2023</text:p>
          </table:table-cell>
          <table:table-cell office:value-type="float" office:value="703.3333">
            <text:p>703.3333</text:p>
          </table:table-cell>
          <table:table-cell office:value-type="float" office:value="67.6667">
            <text:p>67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1-17T19:00:00">
            <text:p>Fri Nov 17 19:00:00 2023</text:p>
          </table:table-cell>
          <table:table-cell office:value-type="float" office:value="975.0">
            <text:p>975.0</text:p>
          </table:table-cell>
          <table:table-cell office:value-type="float" office:value="88.6667">
            <text:p>88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7T20:00:00">
            <text:p>Fri Nov 17 20:00:00 2023</text:p>
          </table:table-cell>
          <table:table-cell office:value-type="float" office:value="1422.5">
            <text:p>1422.5</text:p>
          </table:table-cell>
          <table:table-cell office:value-type="float" office:value="96.5">
            <text:p>96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17T21:00:00">
            <text:p>Fri Nov 17 21:00:00 2023</text:p>
          </table:table-cell>
          <table:table-cell office:value-type="float" office:value="1211.6667">
            <text:p>1211.6667</text:p>
          </table:table-cell>
          <table:table-cell office:value-type="float" office:value="86.0">
            <text:p>86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7T22:00:00">
            <text:p>Fri Nov 17 22:00:00 2023</text:p>
          </table:table-cell>
          <table:table-cell office:value-type="float" office:value="1116.1667">
            <text:p>1116.1667</text:p>
          </table:table-cell>
          <table:table-cell office:value-type="float" office:value="76.3333">
            <text:p>76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17T23:00:00">
            <text:p>Fri Nov 17 23:00:00 2023</text:p>
          </table:table-cell>
          <table:table-cell office:value-type="float" office:value="1714.1667">
            <text:p>1714.1667</text:p>
          </table:table-cell>
          <table:table-cell office:value-type="float" office:value="86.5">
            <text:p>86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8T00:00:00">
            <text:p>Sat Nov 18 00:00:00 2023</text:p>
          </table:table-cell>
          <table:table-cell office:value-type="float" office:value="1172.6667">
            <text:p>1172.6667</text:p>
          </table:table-cell>
          <table:table-cell office:value-type="float" office:value="63.8333">
            <text:p>63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18T01:00:00">
            <text:p>Sat Nov 18 01:00:00 2023</text:p>
          </table:table-cell>
          <table:table-cell office:value-type="float" office:value="636.3333">
            <text:p>636.3333</text:p>
          </table:table-cell>
          <table:table-cell office:value-type="float" office:value="28.3333">
            <text:p>28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8T02:00:00">
            <text:p>Sat Nov 18 02:00:00 2023</text:p>
          </table:table-cell>
          <table:table-cell office:value-type="float" office:value="470.5">
            <text:p>470.5</text:p>
          </table:table-cell>
          <table:table-cell office:value-type="float" office:value="15.0">
            <text:p>15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18T03:00:00">
            <text:p>Sat Nov 18 03:00:00 2023</text:p>
          </table:table-cell>
          <table:table-cell office:value-type="float" office:value="425.3333">
            <text:p>425.3333</text:p>
          </table:table-cell>
          <table:table-cell office:value-type="float" office:value="8.0">
            <text:p>8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1-18T04:00:00">
            <text:p>Sat Nov 18 04:00:00 2023</text:p>
          </table:table-cell>
          <table:table-cell office:value-type="float" office:value="429.0">
            <text:p>429.0</text:p>
          </table:table-cell>
          <table:table-cell office:value-type="float" office:value="9.5">
            <text:p>9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1-18T18:00:00">
            <text:p>Sat Nov 18 18:00:00 2023</text:p>
          </table:table-cell>
          <table:table-cell office:value-type="float" office:value="656.8333">
            <text:p>656.8333</text:p>
          </table:table-cell>
          <table:table-cell office:value-type="float" office:value="51.8333">
            <text:p>51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1-18T19:00:00">
            <text:p>Sat Nov 18 19:00:00 2023</text:p>
          </table:table-cell>
          <table:table-cell office:value-type="float" office:value="886.5">
            <text:p>886.5</text:p>
          </table:table-cell>
          <table:table-cell office:value-type="float" office:value="83.8333">
            <text:p>83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8T20:00:00">
            <text:p>Sat Nov 18 20:00:00 2023</text:p>
          </table:table-cell>
          <table:table-cell office:value-type="float" office:value="922.3333">
            <text:p>922.3333</text:p>
          </table:table-cell>
          <table:table-cell office:value-type="float" office:value="83.0">
            <text:p>83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8T21:00:00">
            <text:p>Sat Nov 18 21:00:00 2023</text:p>
          </table:table-cell>
          <table:table-cell office:value-type="float" office:value="898.5">
            <text:p>898.5</text:p>
          </table:table-cell>
          <table:table-cell office:value-type="float" office:value="70.3333">
            <text:p>70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18T22:00:00">
            <text:p>Sat Nov 18 22:00:00 2023</text:p>
          </table:table-cell>
          <table:table-cell office:value-type="float" office:value="744.1667">
            <text:p>744.1667</text:p>
          </table:table-cell>
          <table:table-cell office:value-type="float" office:value="61.5">
            <text:p>61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1-18T23:00:00">
            <text:p>Sat Nov 18 23:00:00 2023</text:p>
          </table:table-cell>
          <table:table-cell office:value-type="float" office:value="605.3333">
            <text:p>605.3333</text:p>
          </table:table-cell>
          <table:table-cell office:value-type="float" office:value="46.1667">
            <text:p>46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1-19T00:00:00">
            <text:p>Sun Nov 19 00:00:00 2023</text:p>
          </table:table-cell>
          <table:table-cell office:value-type="float" office:value="742.0">
            <text:p>742.0</text:p>
          </table:table-cell>
          <table:table-cell office:value-type="float" office:value="60.6667">
            <text:p>60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1-19T01:00:00">
            <text:p>Sun Nov 19 01:00:00 2023</text:p>
          </table:table-cell>
          <table:table-cell office:value-type="float" office:value="719.8333">
            <text:p>719.8333</text:p>
          </table:table-cell>
          <table:table-cell office:value-type="float" office:value="51.8333">
            <text:p>51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19T02:00:00">
            <text:p>Sun Nov 19 02:00:00 2023</text:p>
          </table:table-cell>
          <table:table-cell office:value-type="float" office:value="721.3333">
            <text:p>721.3333</text:p>
          </table:table-cell>
          <table:table-cell office:value-type="float" office:value="58.8333">
            <text:p>58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19T03:00:00">
            <text:p>Sun Nov 19 03:00:00 2023</text:p>
          </table:table-cell>
          <table:table-cell office:value-type="float" office:value="670.8333">
            <text:p>670.8333</text:p>
          </table:table-cell>
          <table:table-cell office:value-type="float" office:value="52.0">
            <text:p>52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1-19T19:00:00">
            <text:p>Sun Nov 19 19:00:00 2023</text:p>
          </table:table-cell>
          <table:table-cell office:value-type="float" office:value="1182.1667">
            <text:p>1182.1667</text:p>
          </table:table-cell>
          <table:table-cell office:value-type="float" office:value="84.3333">
            <text:p>84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9T20:00:00">
            <text:p>Sun Nov 19 20:00:00 2023</text:p>
          </table:table-cell>
          <table:table-cell office:value-type="float" office:value="1034.5">
            <text:p>1034.5</text:p>
          </table:table-cell>
          <table:table-cell office:value-type="float" office:value="80.0">
            <text:p>80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19T21:00:00">
            <text:p>Sun Nov 19 21:00:00 2023</text:p>
          </table:table-cell>
          <table:table-cell office:value-type="float" office:value="939.5">
            <text:p>939.5</text:p>
          </table:table-cell>
          <table:table-cell office:value-type="float" office:value="78.6667">
            <text:p>78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19T22:00:00">
            <text:p>Sun Nov 19 22:00:00 2023</text:p>
          </table:table-cell>
          <table:table-cell office:value-type="float" office:value="1074.3333">
            <text:p>1074.3333</text:p>
          </table:table-cell>
          <table:table-cell office:value-type="float" office:value="79.6667">
            <text:p>79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19T23:00:00">
            <text:p>Sun Nov 19 23:00:00 2023</text:p>
          </table:table-cell>
          <table:table-cell office:value-type="float" office:value="1153.8333">
            <text:p>1153.8333</text:p>
          </table:table-cell>
          <table:table-cell office:value-type="float" office:value="66.5">
            <text:p>66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20T00:00:00">
            <text:p>Mon Nov 20 00:00:00 2023</text:p>
          </table:table-cell>
          <table:table-cell office:value-type="float" office:value="976.6667">
            <text:p>976.6667</text:p>
          </table:table-cell>
          <table:table-cell office:value-type="float" office:value="50.5">
            <text:p>50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0T01:00:00">
            <text:p>Mon Nov 20 01:00:00 2023</text:p>
          </table:table-cell>
          <table:table-cell office:value-type="float" office:value="946.3333">
            <text:p>946.3333</text:p>
          </table:table-cell>
          <table:table-cell office:value-type="float" office:value="55.3333">
            <text:p>55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20T02:00:00">
            <text:p>Mon Nov 20 02:00:00 2023</text:p>
          </table:table-cell>
          <table:table-cell office:value-type="float" office:value="591.6667">
            <text:p>591.6667</text:p>
          </table:table-cell>
          <table:table-cell office:value-type="float" office:value="24.8333">
            <text:p>24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1-20T03:00:00">
            <text:p>Mon Nov 20 03:00:00 2023</text:p>
          </table:table-cell>
          <table:table-cell office:value-type="float" office:value="532.0">
            <text:p>532.0</text:p>
          </table:table-cell>
          <table:table-cell office:value-type="float" office:value="18.3333">
            <text:p>18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20T21:00:00">
            <text:p>Mon Nov 20 21:00:00 2023</text:p>
          </table:table-cell>
          <table:table-cell office:value-type="float" office:value="796.6667">
            <text:p>796.6667</text:p>
          </table:table-cell>
          <table:table-cell office:value-type="float" office:value="86.8333">
            <text:p>86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20T22:00:00">
            <text:p>Mon Nov 20 22:00:00 2023</text:p>
          </table:table-cell>
          <table:table-cell office:value-type="float" office:value="493.0">
            <text:p>493.0</text:p>
          </table:table-cell>
          <table:table-cell office:value-type="float" office:value="52.5">
            <text:p>52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20T23:00:00">
            <text:p>Mon Nov 20 23:00:00 2023</text:p>
          </table:table-cell>
          <table:table-cell office:value-type="float" office:value="410.6667">
            <text:p>410.6667</text:p>
          </table:table-cell>
          <table:table-cell office:value-type="float" office:value="35.6667">
            <text:p>35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1-21T00:00:00">
            <text:p>Tue Nov 21 00:00:00 2023</text:p>
          </table:table-cell>
          <table:table-cell office:value-type="float" office:value="368.1667">
            <text:p>368.1667</text:p>
          </table:table-cell>
          <table:table-cell office:value-type="float" office:value="35.6667">
            <text:p>35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1-21T01:00:00">
            <text:p>Tue Nov 21 01:00:00 2023</text:p>
          </table:table-cell>
          <table:table-cell office:value-type="float" office:value="378.6667">
            <text:p>378.6667</text:p>
          </table:table-cell>
          <table:table-cell office:value-type="float" office:value="28.1667">
            <text:p>28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1-21T02:00:00">
            <text:p>Tue Nov 21 02:00:00 2023</text:p>
          </table:table-cell>
          <table:table-cell office:value-type="float" office:value="327.3333">
            <text:p>327.3333</text:p>
          </table:table-cell>
          <table:table-cell office:value-type="float" office:value="21.0">
            <text:p>21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1-21T23:00:00">
            <text:p>Tue Nov 21 23:00:00 2023</text:p>
          </table:table-cell>
          <table:table-cell office:value-type="float" office:value="402.5">
            <text:p>402.5</text:p>
          </table:table-cell>
          <table:table-cell office:value-type="float" office:value="31.0">
            <text:p>31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1-22T21:00:00">
            <text:p>Wed Nov 22 21:00:00 2023</text:p>
          </table:table-cell>
          <table:table-cell office:value-type="float" office:value="767.5">
            <text:p>767.5</text:p>
          </table:table-cell>
          <table:table-cell office:value-type="float" office:value="85.0">
            <text:p>85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23T19:00:00">
            <text:p>Thu Nov 23 19:00:00 2023</text:p>
          </table:table-cell>
          <table:table-cell office:value-type="float" office:value="729.6667">
            <text:p>729.6667</text:p>
          </table:table-cell>
          <table:table-cell office:value-type="float" office:value="85.3333">
            <text:p>85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1-23T20:00:00">
            <text:p>Thu Nov 23 20:00:00 2023</text:p>
          </table:table-cell>
          <table:table-cell office:value-type="float" office:value="935.1667">
            <text:p>935.1667</text:p>
          </table:table-cell>
          <table:table-cell office:value-type="float" office:value="89.6667">
            <text:p>89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23T21:00:00">
            <text:p>Thu Nov 23 21:00:00 2023</text:p>
          </table:table-cell>
          <table:table-cell office:value-type="float" office:value="934.8333">
            <text:p>934.8333</text:p>
          </table:table-cell>
          <table:table-cell office:value-type="float" office:value="86.5">
            <text:p>86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23T22:00:00">
            <text:p>Thu Nov 23 22:00:00 2023</text:p>
          </table:table-cell>
          <table:table-cell office:value-type="float" office:value="1055.6667">
            <text:p>1055.6667</text:p>
          </table:table-cell>
          <table:table-cell office:value-type="float" office:value="83.3333">
            <text:p>83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23T23:00:00">
            <text:p>Thu Nov 23 23:00:00 2023</text:p>
          </table:table-cell>
          <table:table-cell office:value-type="float" office:value="490.6667">
            <text:p>490.6667</text:p>
          </table:table-cell>
          <table:table-cell office:value-type="float" office:value="61.8333">
            <text:p>61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24T19:00:00">
            <text:p>Fri Nov 24 19:00:00 2023</text:p>
          </table:table-cell>
          <table:table-cell office:value-type="float" office:value="734.5">
            <text:p>734.5</text:p>
          </table:table-cell>
          <table:table-cell office:value-type="float" office:value="94.5">
            <text:p>94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24T20:00:00">
            <text:p>Fri Nov 24 20:00:00 2023</text:p>
          </table:table-cell>
          <table:table-cell office:value-type="float" office:value="915.3333">
            <text:p>915.3333</text:p>
          </table:table-cell>
          <table:table-cell office:value-type="float" office:value="99.0">
            <text:p>99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4T21:00:00">
            <text:p>Fri Nov 24 21:00:00 2023</text:p>
          </table:table-cell>
          <table:table-cell office:value-type="float" office:value="774.8333">
            <text:p>774.8333</text:p>
          </table:table-cell>
          <table:table-cell office:value-type="float" office:value="94.5">
            <text:p>94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4T22:00:00">
            <text:p>Fri Nov 24 22:00:00 2023</text:p>
          </table:table-cell>
          <table:table-cell office:value-type="float" office:value="1303.8333">
            <text:p>1303.8333</text:p>
          </table:table-cell>
          <table:table-cell office:value-type="float" office:value="100.3333">
            <text:p>100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1-24T23:00:00">
            <text:p>Fri Nov 24 23:00:00 2023</text:p>
          </table:table-cell>
          <table:table-cell office:value-type="float" office:value="1093.3333">
            <text:p>1093.3333</text:p>
          </table:table-cell>
          <table:table-cell office:value-type="float" office:value="85.5">
            <text:p>85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25T00:00:00">
            <text:p>Sat Nov 25 00:00:00 2023</text:p>
          </table:table-cell>
          <table:table-cell office:value-type="float" office:value="805.5">
            <text:p>805.5</text:p>
          </table:table-cell>
          <table:table-cell office:value-type="float" office:value="67.3333">
            <text:p>67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1-25T01:00:00">
            <text:p>Sat Nov 25 01:00:00 2023</text:p>
          </table:table-cell>
          <table:table-cell office:value-type="float" office:value="617.3333">
            <text:p>617.3333</text:p>
          </table:table-cell>
          <table:table-cell office:value-type="float" office:value="54.6667">
            <text:p>54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25T02:00:00">
            <text:p>Sat Nov 25 02:00:00 2023</text:p>
          </table:table-cell>
          <table:table-cell office:value-type="float" office:value="507.1667">
            <text:p>507.1667</text:p>
          </table:table-cell>
          <table:table-cell office:value-type="float" office:value="38.3333">
            <text:p>38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5T19:00:00">
            <text:p>Sat Nov 25 19:00:00 2023</text:p>
          </table:table-cell>
          <table:table-cell office:value-type="float" office:value="778.3333">
            <text:p>778.3333</text:p>
          </table:table-cell>
          <table:table-cell office:value-type="float" office:value="83.0">
            <text:p>83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1-25T20:00:00">
            <text:p>Sat Nov 25 20:00:00 2023</text:p>
          </table:table-cell>
          <table:table-cell office:value-type="float" office:value="1171.8333">
            <text:p>1171.8333</text:p>
          </table:table-cell>
          <table:table-cell office:value-type="float" office:value="92.1667">
            <text:p>92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25T21:00:00">
            <text:p>Sat Nov 25 21:00:00 2023</text:p>
          </table:table-cell>
          <table:table-cell office:value-type="float" office:value="1158.0">
            <text:p>1158.0</text:p>
          </table:table-cell>
          <table:table-cell office:value-type="float" office:value="92.1667">
            <text:p>92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25T22:00:00">
            <text:p>Sat Nov 25 22:00:00 2023</text:p>
          </table:table-cell>
          <table:table-cell office:value-type="float" office:value="1141.6667">
            <text:p>1141.6667</text:p>
          </table:table-cell>
          <table:table-cell office:value-type="float" office:value="86.0">
            <text:p>86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25T23:00:00">
            <text:p>Sat Nov 25 23:00:00 2023</text:p>
          </table:table-cell>
          <table:table-cell office:value-type="float" office:value="837.5">
            <text:p>837.5</text:p>
          </table:table-cell>
          <table:table-cell office:value-type="float" office:value="72.3333">
            <text:p>72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6T00:00:00">
            <text:p>Sun Nov 26 00:00:00 2023</text:p>
          </table:table-cell>
          <table:table-cell office:value-type="float" office:value="559.0">
            <text:p>559.0</text:p>
          </table:table-cell>
          <table:table-cell office:value-type="float" office:value="48.6667">
            <text:p>48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6T01:00:00">
            <text:p>Sun Nov 26 01:00:00 2023</text:p>
          </table:table-cell>
          <table:table-cell office:value-type="float" office:value="565.8333">
            <text:p>565.8333</text:p>
          </table:table-cell>
          <table:table-cell office:value-type="float" office:value="51.0">
            <text:p>51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6T02:00:00">
            <text:p>Sun Nov 26 02:00:00 2023</text:p>
          </table:table-cell>
          <table:table-cell office:value-type="float" office:value="510.3333">
            <text:p>510.3333</text:p>
          </table:table-cell>
          <table:table-cell office:value-type="float" office:value="56.8333">
            <text:p>56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26T19:00:00">
            <text:p>Sun Nov 26 19:00:00 2023</text:p>
          </table:table-cell>
          <table:table-cell office:value-type="float" office:value="593.5">
            <text:p>593.5</text:p>
          </table:table-cell>
          <table:table-cell office:value-type="float" office:value="76.6667">
            <text:p>76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1-26T20:00:00">
            <text:p>Sun Nov 26 20:00:00 2023</text:p>
          </table:table-cell>
          <table:table-cell office:value-type="float" office:value="582.6667">
            <text:p>582.6667</text:p>
          </table:table-cell>
          <table:table-cell office:value-type="float" office:value="69.0">
            <text:p>69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1-26T21:00:00">
            <text:p>Sun Nov 26 21:00:00 2023</text:p>
          </table:table-cell>
          <table:table-cell office:value-type="float" office:value="550.1667">
            <text:p>550.1667</text:p>
          </table:table-cell>
          <table:table-cell office:value-type="float" office:value="56.3333">
            <text:p>56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26T22:00:00">
            <text:p>Sun Nov 26 22:00:00 2023</text:p>
          </table:table-cell>
          <table:table-cell office:value-type="float" office:value="635.8333">
            <text:p>635.8333</text:p>
          </table:table-cell>
          <table:table-cell office:value-type="float" office:value="63.6667">
            <text:p>63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26T23:00:00">
            <text:p>Sun Nov 26 23:00:00 2023</text:p>
          </table:table-cell>
          <table:table-cell office:value-type="float" office:value="843.6667">
            <text:p>843.6667</text:p>
          </table:table-cell>
          <table:table-cell office:value-type="float" office:value="72.0">
            <text:p>72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1-27T00:00:00">
            <text:p>Mon Nov 27 00:00:00 2023</text:p>
          </table:table-cell>
          <table:table-cell office:value-type="float" office:value="778.1667">
            <text:p>778.1667</text:p>
          </table:table-cell>
          <table:table-cell office:value-type="float" office:value="67.1667">
            <text:p>67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27T01:00:00">
            <text:p>Mon Nov 27 01:00:00 2023</text:p>
          </table:table-cell>
          <table:table-cell office:value-type="float" office:value="677.1667">
            <text:p>677.1667</text:p>
          </table:table-cell>
          <table:table-cell office:value-type="float" office:value="53.6667">
            <text:p>53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27T02:00:00">
            <text:p>Mon Nov 27 02:00:00 2023</text:p>
          </table:table-cell>
          <table:table-cell office:value-type="float" office:value="641.1667">
            <text:p>641.1667</text:p>
          </table:table-cell>
          <table:table-cell office:value-type="float" office:value="45.8333">
            <text:p>45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27T21:00:00">
            <text:p>Mon Nov 27 21:00:00 2023</text:p>
          </table:table-cell>
          <table:table-cell office:value-type="float" office:value="513.3333">
            <text:p>513.3333</text:p>
          </table:table-cell>
          <table:table-cell office:value-type="float" office:value="54.5">
            <text:p>54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1-27T22:00:00">
            <text:p>Mon Nov 27 22:00:00 2023</text:p>
          </table:table-cell>
          <table:table-cell office:value-type="float" office:value="502.6667">
            <text:p>502.6667</text:p>
          </table:table-cell>
          <table:table-cell office:value-type="float" office:value="47.3333">
            <text:p>47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27T23:00:00">
            <text:p>Mon Nov 27 23:00:00 2023</text:p>
          </table:table-cell>
          <table:table-cell office:value-type="float" office:value="501.6667">
            <text:p>501.6667</text:p>
          </table:table-cell>
          <table:table-cell office:value-type="float" office:value="44.6667">
            <text:p>44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8T00:00:00">
            <text:p>Tue Nov 28 00:00:00 2023</text:p>
          </table:table-cell>
          <table:table-cell office:value-type="float" office:value="474.3333">
            <text:p>474.3333</text:p>
          </table:table-cell>
          <table:table-cell office:value-type="float" office:value="31.1667">
            <text:p>31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1-28T01:00:00">
            <text:p>Tue Nov 28 01:00:00 2023</text:p>
          </table:table-cell>
          <table:table-cell office:value-type="float" office:value="502.3333">
            <text:p>502.3333</text:p>
          </table:table-cell>
          <table:table-cell office:value-type="float" office:value="24.0">
            <text:p>24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8T02:00:00">
            <text:p>Tue Nov 28 02:00:00 2023</text:p>
          </table:table-cell>
          <table:table-cell office:value-type="float" office:value="509.0">
            <text:p>509.0</text:p>
          </table:table-cell>
          <table:table-cell office:value-type="float" office:value="22.1667">
            <text:p>22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28T20:00:00">
            <text:p>Tue Nov 28 20:00:00 2023</text:p>
          </table:table-cell>
          <table:table-cell office:value-type="float" office:value="401.8333">
            <text:p>401.8333</text:p>
          </table:table-cell>
          <table:table-cell office:value-type="float" office:value="35.0">
            <text:p>35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1-28T21:00:00">
            <text:p>Tue Nov 28 21:00:00 2023</text:p>
          </table:table-cell>
          <table:table-cell office:value-type="float" office:value="411.1667">
            <text:p>411.1667</text:p>
          </table:table-cell>
          <table:table-cell office:value-type="float" office:value="31.5">
            <text:p>31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1-28T22:00:00">
            <text:p>Tue Nov 28 22:00:00 2023</text:p>
          </table:table-cell>
          <table:table-cell office:value-type="float" office:value="401.8333">
            <text:p>401.8333</text:p>
          </table:table-cell>
          <table:table-cell office:value-type="float" office:value="21.5">
            <text:p>21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28T23:00:00">
            <text:p>Tue Nov 28 23:00:00 2023</text:p>
          </table:table-cell>
          <table:table-cell office:value-type="float" office:value="427.5">
            <text:p>427.5</text:p>
          </table:table-cell>
          <table:table-cell office:value-type="float" office:value="31.8333">
            <text:p>31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1-29T00:00:00">
            <text:p>Wed Nov 29 00:00:00 2023</text:p>
          </table:table-cell>
          <table:table-cell office:value-type="float" office:value="413.1667">
            <text:p>413.1667</text:p>
          </table:table-cell>
          <table:table-cell office:value-type="float" office:value="23.1667">
            <text:p>23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29T01:00:00">
            <text:p>Wed Nov 29 01:00:00 2023</text:p>
          </table:table-cell>
          <table:table-cell office:value-type="float" office:value="394.1667">
            <text:p>394.1667</text:p>
          </table:table-cell>
          <table:table-cell office:value-type="float" office:value="21.6667">
            <text:p>21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29T02:00:00">
            <text:p>Wed Nov 29 02:00:00 2023</text:p>
          </table:table-cell>
          <table:table-cell office:value-type="float" office:value="379.1667">
            <text:p>379.1667</text:p>
          </table:table-cell>
          <table:table-cell office:value-type="float" office:value="11.5">
            <text:p>11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29T18:00:00">
            <text:p>Wed Nov 29 18:00:00 2023</text:p>
          </table:table-cell>
          <table:table-cell office:value-type="float" office:value="434.0">
            <text:p>434.0</text:p>
          </table:table-cell>
          <table:table-cell office:value-type="float" office:value="30.1667">
            <text:p>30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1-29T19:00:00">
            <text:p>Wed Nov 29 19:00:00 2023</text:p>
          </table:table-cell>
          <table:table-cell office:value-type="float" office:value="420.5">
            <text:p>420.5</text:p>
          </table:table-cell>
          <table:table-cell office:value-type="float" office:value="23.5">
            <text:p>23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1-29T22:00:00">
            <text:p>Wed Nov 29 22:00:00 2023</text:p>
          </table:table-cell>
          <table:table-cell office:value-type="float" office:value="570.1667">
            <text:p>570.1667</text:p>
          </table:table-cell>
          <table:table-cell office:value-type="float" office:value="43.3333">
            <text:p>43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9T23:00:00">
            <text:p>Wed Nov 29 23:00:00 2023</text:p>
          </table:table-cell>
          <table:table-cell office:value-type="float" office:value="541.5">
            <text:p>541.5</text:p>
          </table:table-cell>
          <table:table-cell office:value-type="float" office:value="40.3333">
            <text:p>40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1-30T00:00:00">
            <text:p>Thu Nov 30 00:00:00 2023</text:p>
          </table:table-cell>
          <table:table-cell office:value-type="float" office:value="596.8333">
            <text:p>596.8333</text:p>
          </table:table-cell>
          <table:table-cell office:value-type="float" office:value="38.1667">
            <text:p>38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30T08:00:00">
            <text:p>Thu Nov 30 08:00:00 2023</text:p>
          </table:table-cell>
          <table:table-cell office:value-type="float" office:value="495.1667">
            <text:p>495.1667</text:p>
          </table:table-cell>
          <table:table-cell office:value-type="float" office:value="33.6667">
            <text:p>33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30T09:00:00">
            <text:p>Thu Nov 30 09:00:00 2023</text:p>
          </table:table-cell>
          <table:table-cell office:value-type="float" office:value="478.5">
            <text:p>478.5</text:p>
          </table:table-cell>
          <table:table-cell office:value-type="float" office:value="30.5">
            <text:p>30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30T10:00:00">
            <text:p>Thu Nov 30 10:00:00 2023</text:p>
          </table:table-cell>
          <table:table-cell office:value-type="float" office:value="463.8333">
            <text:p>463.8333</text:p>
          </table:table-cell>
          <table:table-cell office:value-type="float" office:value="35.5">
            <text:p>35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2-03T01:00:00">
            <text:p>Sun Dec  3 01:00:00 2023</text:p>
          </table:table-cell>
          <table:table-cell office:value-type="float" office:value="855.5">
            <text:p>855.5</text:p>
          </table:table-cell>
          <table:table-cell office:value-type="float" office:value="52.5">
            <text:p>52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3T20:00:00">
            <text:p>Sun Dec  3 20:00:00 2023</text:p>
          </table:table-cell>
          <table:table-cell office:value-type="float" office:value="432.6667">
            <text:p>432.6667</text:p>
          </table:table-cell>
          <table:table-cell office:value-type="float" office:value="40.0">
            <text:p>40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03T21:00:00">
            <text:p>Sun Dec  3 21:00:00 2023</text:p>
          </table:table-cell>
          <table:table-cell office:value-type="float" office:value="496.5">
            <text:p>496.5</text:p>
          </table:table-cell>
          <table:table-cell office:value-type="float" office:value="21.1667">
            <text:p>21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03T22:00:00">
            <text:p>Sun Dec  3 22:00:00 2023</text:p>
          </table:table-cell>
          <table:table-cell office:value-type="float" office:value="542.1667">
            <text:p>542.1667</text:p>
          </table:table-cell>
          <table:table-cell office:value-type="float" office:value="33.0">
            <text:p>33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2-03T23:00:00">
            <text:p>Sun Dec  3 23:00:00 2023</text:p>
          </table:table-cell>
          <table:table-cell office:value-type="float" office:value="608.0">
            <text:p>608.0</text:p>
          </table:table-cell>
          <table:table-cell office:value-type="float" office:value="31.5">
            <text:p>31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04T00:00:00">
            <text:p>Mon Dec  4 00:00:00 2023</text:p>
          </table:table-cell>
          <table:table-cell office:value-type="float" office:value="498.0">
            <text:p>498.0</text:p>
          </table:table-cell>
          <table:table-cell office:value-type="float" office:value="21.0">
            <text:p>21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04T01:00:00">
            <text:p>Mon Dec  4 01:00:00 2023</text:p>
          </table:table-cell>
          <table:table-cell office:value-type="float" office:value="487.5">
            <text:p>487.5</text:p>
          </table:table-cell>
          <table:table-cell office:value-type="float" office:value="27.5">
            <text:p>27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2-04T02:00:00">
            <text:p>Mon Dec  4 02:00:00 2023</text:p>
          </table:table-cell>
          <table:table-cell office:value-type="float" office:value="464.6667">
            <text:p>464.6667</text:p>
          </table:table-cell>
          <table:table-cell office:value-type="float" office:value="21.1667">
            <text:p>21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04T20:00:00">
            <text:p>Mon Dec  4 20:00:00 2023</text:p>
          </table:table-cell>
          <table:table-cell office:value-type="float" office:value="607.6667">
            <text:p>607.6667</text:p>
          </table:table-cell>
          <table:table-cell office:value-type="float" office:value="39.5">
            <text:p>39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04T21:00:00">
            <text:p>Mon Dec  4 21:00:00 2023</text:p>
          </table:table-cell>
          <table:table-cell office:value-type="float" office:value="660.6667">
            <text:p>660.6667</text:p>
          </table:table-cell>
          <table:table-cell office:value-type="float" office:value="55.6667">
            <text:p>55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04T22:00:00">
            <text:p>Mon Dec  4 22:00:00 2023</text:p>
          </table:table-cell>
          <table:table-cell office:value-type="float" office:value="468.6667">
            <text:p>468.6667</text:p>
          </table:table-cell>
          <table:table-cell office:value-type="float" office:value="30.0">
            <text:p>30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4T23:00:00">
            <text:p>Mon Dec  4 23:00:00 2023</text:p>
          </table:table-cell>
          <table:table-cell office:value-type="float" office:value="556.5">
            <text:p>556.5</text:p>
          </table:table-cell>
          <table:table-cell office:value-type="float" office:value="28.0">
            <text:p>28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05T00:00:00">
            <text:p>Tue Dec  5 00:00:00 2023</text:p>
          </table:table-cell>
          <table:table-cell office:value-type="float" office:value="539.5">
            <text:p>539.5</text:p>
          </table:table-cell>
          <table:table-cell office:value-type="float" office:value="31.0">
            <text:p>31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2-05T01:00:00">
            <text:p>Tue Dec  5 01:00:00 2023</text:p>
          </table:table-cell>
          <table:table-cell office:value-type="float" office:value="467.1667">
            <text:p>467.1667</text:p>
          </table:table-cell>
          <table:table-cell office:value-type="float" office:value="20.6667">
            <text:p>20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2-05T02:00:00">
            <text:p>Tue Dec  5 02:00:00 2023</text:p>
          </table:table-cell>
          <table:table-cell office:value-type="float" office:value="456.6667">
            <text:p>456.6667</text:p>
          </table:table-cell>
          <table:table-cell office:value-type="float" office:value="13.8333">
            <text:p>13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05T03:00:00">
            <text:p>Tue Dec  5 03:00:00 2023</text:p>
          </table:table-cell>
          <table:table-cell office:value-type="float" office:value="395.1667">
            <text:p>395.1667</text:p>
          </table:table-cell>
          <table:table-cell office:value-type="float" office:value="8.8333">
            <text:p>8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2-05T04:00:00">
            <text:p>Tue Dec  5 04:00:00 2023</text:p>
          </table:table-cell>
          <table:table-cell office:value-type="float" office:value="418.3333">
            <text:p>418.3333</text:p>
          </table:table-cell>
          <table:table-cell office:value-type="float" office:value="11.3333">
            <text:p>11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2-05T05:00:00">
            <text:p>Tue Dec  5 05:00:00 2023</text:p>
          </table:table-cell>
          <table:table-cell office:value-type="float" office:value="389.1667">
            <text:p>389.1667</text:p>
          </table:table-cell>
          <table:table-cell office:value-type="float" office:value="8.3333">
            <text:p>8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05T06:00:00">
            <text:p>Tue Dec  5 06:00:00 2023</text:p>
          </table:table-cell>
          <table:table-cell office:value-type="float" office:value="371.5">
            <text:p>371.5</text:p>
          </table:table-cell>
          <table:table-cell office:value-type="float" office:value="7.5">
            <text:p>7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2-05T07:00:00">
            <text:p>Tue Dec  5 07:00:00 2023</text:p>
          </table:table-cell>
          <table:table-cell office:value-type="float" office:value="368.6667">
            <text:p>368.6667</text:p>
          </table:table-cell>
          <table:table-cell office:value-type="float" office:value="6.3333">
            <text:p>6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05T18:00:00">
            <text:p>Tue Dec  5 18:00:00 2023</text:p>
          </table:table-cell>
          <table:table-cell office:value-type="float" office:value="588.8333">
            <text:p>588.8333</text:p>
          </table:table-cell>
          <table:table-cell office:value-type="float" office:value="61.0">
            <text:p>61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2-05T19:00:00">
            <text:p>Tue Dec  5 19:00:00 2023</text:p>
          </table:table-cell>
          <table:table-cell office:value-type="float" office:value="599.5">
            <text:p>599.5</text:p>
          </table:table-cell>
          <table:table-cell office:value-type="float" office:value="51.0">
            <text:p>51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5T20:00:00">
            <text:p>Tue Dec  5 20:00:00 2023</text:p>
          </table:table-cell>
          <table:table-cell office:value-type="float" office:value="566.3333">
            <text:p>566.3333</text:p>
          </table:table-cell>
          <table:table-cell office:value-type="float" office:value="46.3333">
            <text:p>46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5T21:00:00">
            <text:p>Tue Dec  5 21:00:00 2023</text:p>
          </table:table-cell>
          <table:table-cell office:value-type="float" office:value="748.8333">
            <text:p>748.8333</text:p>
          </table:table-cell>
          <table:table-cell office:value-type="float" office:value="52.5">
            <text:p>52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5T22:00:00">
            <text:p>Tue Dec  5 22:00:00 2023</text:p>
          </table:table-cell>
          <table:table-cell office:value-type="float" office:value="727.6667">
            <text:p>727.6667</text:p>
          </table:table-cell>
          <table:table-cell office:value-type="float" office:value="47.8333">
            <text:p>47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06T08:00:00">
            <text:p>Wed Dec  6 08:00:00 2023</text:p>
          </table:table-cell>
          <table:table-cell office:value-type="float" office:value="377.5">
            <text:p>377.5</text:p>
          </table:table-cell>
          <table:table-cell office:value-type="float" office:value="7.8333">
            <text:p>7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06T09:00:00">
            <text:p>Wed Dec  6 09:00:00 2023</text:p>
          </table:table-cell>
          <table:table-cell office:value-type="float" office:value="399.8333">
            <text:p>399.8333</text:p>
          </table:table-cell>
          <table:table-cell office:value-type="float" office:value="10.0">
            <text:p>10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06T10:00:00">
            <text:p>Wed Dec  6 10:00:00 2023</text:p>
          </table:table-cell>
          <table:table-cell office:value-type="float" office:value="416.1667">
            <text:p>416.1667</text:p>
          </table:table-cell>
          <table:table-cell office:value-type="float" office:value="12.1667">
            <text:p>12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2-06T11:00:00">
            <text:p>Wed Dec  6 11:00:00 2023</text:p>
          </table:table-cell>
          <table:table-cell office:value-type="float" office:value="433.3333">
            <text:p>433.3333</text:p>
          </table:table-cell>
          <table:table-cell office:value-type="float" office:value="16.3333">
            <text:p>16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06T12:00:00">
            <text:p>Wed Dec  6 12:00:00 2023</text:p>
          </table:table-cell>
          <table:table-cell office:value-type="float" office:value="451.0">
            <text:p>451.0</text:p>
          </table:table-cell>
          <table:table-cell office:value-type="float" office:value="15.8333">
            <text:p>15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2-06T19:00:00">
            <text:p>Wed Dec  6 19:00:00 2023</text:p>
          </table:table-cell>
          <table:table-cell office:value-type="float" office:value="510.8333">
            <text:p>510.8333</text:p>
          </table:table-cell>
          <table:table-cell office:value-type="float" office:value="32.0">
            <text:p>32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6T20:00:00">
            <text:p>Wed Dec  6 20:00:00 2023</text:p>
          </table:table-cell>
          <table:table-cell office:value-type="float" office:value="599.6667">
            <text:p>599.6667</text:p>
          </table:table-cell>
          <table:table-cell office:value-type="float" office:value="37.0">
            <text:p>37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06T21:00:00">
            <text:p>Wed Dec  6 21:00:00 2023</text:p>
          </table:table-cell>
          <table:table-cell office:value-type="float" office:value="638.8333">
            <text:p>638.8333</text:p>
          </table:table-cell>
          <table:table-cell office:value-type="float" office:value="40.1667">
            <text:p>40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06T22:00:00">
            <text:p>Wed Dec  6 22:00:00 2023</text:p>
          </table:table-cell>
          <table:table-cell office:value-type="float" office:value="800.0">
            <text:p>800.0</text:p>
          </table:table-cell>
          <table:table-cell office:value-type="float" office:value="49.8333">
            <text:p>49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07T00:00:00">
            <text:p>Thu Dec  7 00:00:00 2023</text:p>
          </table:table-cell>
          <table:table-cell office:value-type="float" office:value="1081.1667">
            <text:p>1081.1667</text:p>
          </table:table-cell>
          <table:table-cell office:value-type="float" office:value="42.8333">
            <text:p>42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07T21:00:00">
            <text:p>Thu Dec  7 21:00:00 2023</text:p>
          </table:table-cell>
          <table:table-cell office:value-type="float" office:value="475.6667">
            <text:p>475.6667</text:p>
          </table:table-cell>
          <table:table-cell office:value-type="float" office:value="22.8333">
            <text:p>22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12-07T22:00:00">
            <text:p>Thu Dec  7 22:00:00 2023</text:p>
          </table:table-cell>
          <table:table-cell office:value-type="float" office:value="450.1667">
            <text:p>450.1667</text:p>
          </table:table-cell>
          <table:table-cell office:value-type="float" office:value="18.6667">
            <text:p>18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2-07T23:00:00">
            <text:p>Thu Dec  7 23:00:00 2023</text:p>
          </table:table-cell>
          <table:table-cell office:value-type="float" office:value="447.5">
            <text:p>447.5</text:p>
          </table:table-cell>
          <table:table-cell office:value-type="float" office:value="8.0">
            <text:p>8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12-08T01:00:00">
            <text:p>Fri Dec  8 01:00:00 2023</text:p>
          </table:table-cell>
          <table:table-cell office:value-type="float" office:value="479.0">
            <text:p>479.0</text:p>
          </table:table-cell>
          <table:table-cell office:value-type="float" office:value="16.8333">
            <text:p>16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08T02:00:00">
            <text:p>Fri Dec  8 02:00:00 2023</text:p>
          </table:table-cell>
          <table:table-cell office:value-type="float" office:value="480.8333">
            <text:p>480.8333</text:p>
          </table:table-cell>
          <table:table-cell office:value-type="float" office:value="12.8333">
            <text:p>12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08T03:00:00">
            <text:p>Fri Dec  8 03:00:00 2023</text:p>
          </table:table-cell>
          <table:table-cell office:value-type="float" office:value="428.6667">
            <text:p>428.6667</text:p>
          </table:table-cell>
          <table:table-cell office:value-type="float" office:value="5.8333">
            <text:p>5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12-09T21:00:00">
            <text:p>Sat Dec  9 21:00:00 2023</text:p>
          </table:table-cell>
          <table:table-cell office:value-type="float" office:value="823.3333">
            <text:p>823.3333</text:p>
          </table:table-cell>
          <table:table-cell office:value-type="float" office:value="57.3333">
            <text:p>57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09T22:00:00">
            <text:p>Sat Dec  9 22:00:00 2023</text:p>
          </table:table-cell>
          <table:table-cell office:value-type="float" office:value="588.0">
            <text:p>588.0</text:p>
          </table:table-cell>
          <table:table-cell office:value-type="float" office:value="37.6667">
            <text:p>37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2-09T23:00:00">
            <text:p>Sat Dec  9 23:00:00 2023</text:p>
          </table:table-cell>
          <table:table-cell office:value-type="float" office:value="643.1667">
            <text:p>643.1667</text:p>
          </table:table-cell>
          <table:table-cell office:value-type="float" office:value="42.8333">
            <text:p>42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2-10T00:00:00">
            <text:p>Sun Dec 10 00:00:00 2023</text:p>
          </table:table-cell>
          <table:table-cell office:value-type="float" office:value="718.6667">
            <text:p>718.6667</text:p>
          </table:table-cell>
          <table:table-cell office:value-type="float" office:value="43.8333">
            <text:p>43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0T01:00:00">
            <text:p>Sun Dec 10 01:00:00 2023</text:p>
          </table:table-cell>
          <table:table-cell office:value-type="float" office:value="738.0">
            <text:p>738.0</text:p>
          </table:table-cell>
          <table:table-cell office:value-type="float" office:value="50.0">
            <text:p>50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2-10T02:00:00">
            <text:p>Sun Dec 10 02:00:00 2023</text:p>
          </table:table-cell>
          <table:table-cell office:value-type="float" office:value="506.3333">
            <text:p>506.3333</text:p>
          </table:table-cell>
          <table:table-cell office:value-type="float" office:value="16.1667">
            <text:p>16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2-10T03:00:00">
            <text:p>Sun Dec 10 03:00:00 2023</text:p>
          </table:table-cell>
          <table:table-cell office:value-type="float" office:value="586.8333">
            <text:p>586.8333</text:p>
          </table:table-cell>
          <table:table-cell office:value-type="float" office:value="21.1667">
            <text:p>21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10T04:00:00">
            <text:p>Sun Dec 10 04:00:00 2023</text:p>
          </table:table-cell>
          <table:table-cell office:value-type="float" office:value="601.0">
            <text:p>601.0</text:p>
          </table:table-cell>
          <table:table-cell office:value-type="float" office:value="18.8333">
            <text:p>18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10T05:00:00">
            <text:p>Sun Dec 10 05:00:00 2023</text:p>
          </table:table-cell>
          <table:table-cell office:value-type="float" office:value="703.3333">
            <text:p>703.3333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10T19:00:00">
            <text:p>Sun Dec 10 19:00:00 2023</text:p>
          </table:table-cell>
          <table:table-cell office:value-type="float" office:value="700.6667">
            <text:p>700.6667</text:p>
          </table:table-cell>
          <table:table-cell office:value-type="float" office:value="45.6667">
            <text:p>45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0T20:00:00">
            <text:p>Sun Dec 10 20:00:00 2023</text:p>
          </table:table-cell>
          <table:table-cell office:value-type="float" office:value="615.1667">
            <text:p>615.1667</text:p>
          </table:table-cell>
          <table:table-cell office:value-type="float" office:value="25.8333">
            <text:p>25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2-10T21:00:00">
            <text:p>Sun Dec 10 21:00:00 2023</text:p>
          </table:table-cell>
          <table:table-cell office:value-type="float" office:value="845.5">
            <text:p>845.5</text:p>
          </table:table-cell>
          <table:table-cell office:value-type="float" office:value="55.6667">
            <text:p>55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10T22:00:00">
            <text:p>Sun Dec 10 22:00:00 2023</text:p>
          </table:table-cell>
          <table:table-cell office:value-type="float" office:value="1215.6667">
            <text:p>1215.6667</text:p>
          </table:table-cell>
          <table:table-cell office:value-type="float" office:value="61.5">
            <text:p>61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0T23:00:00">
            <text:p>Sun Dec 10 23:00:00 2023</text:p>
          </table:table-cell>
          <table:table-cell office:value-type="float" office:value="716.8333">
            <text:p>716.8333</text:p>
          </table:table-cell>
          <table:table-cell office:value-type="float" office:value="40.6667">
            <text:p>40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11T00:00:00">
            <text:p>Mon Dec 11 00:00:00 2023</text:p>
          </table:table-cell>
          <table:table-cell office:value-type="float" office:value="720.3333">
            <text:p>720.3333</text:p>
          </table:table-cell>
          <table:table-cell office:value-type="float" office:value="28.1667">
            <text:p>28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2-11T01:00:00">
            <text:p>Mon Dec 11 01:00:00 2023</text:p>
          </table:table-cell>
          <table:table-cell office:value-type="float" office:value="730.8333">
            <text:p>730.8333</text:p>
          </table:table-cell>
          <table:table-cell office:value-type="float" office:value="29.8333">
            <text:p>29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11T02:00:00">
            <text:p>Mon Dec 11 02:00:00 2023</text:p>
          </table:table-cell>
          <table:table-cell office:value-type="float" office:value="639.1667">
            <text:p>639.1667</text:p>
          </table:table-cell>
          <table:table-cell office:value-type="float" office:value="20.1667">
            <text:p>20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2-11T03:00:00">
            <text:p>Mon Dec 11 03:00:00 2023</text:p>
          </table:table-cell>
          <table:table-cell office:value-type="float" office:value="619.8333">
            <text:p>619.8333</text:p>
          </table:table-cell>
          <table:table-cell office:value-type="float" office:value="17.6667">
            <text:p>17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2-11T04:00:00">
            <text:p>Mon Dec 11 04:00:00 2023</text:p>
          </table:table-cell>
          <table:table-cell office:value-type="float" office:value="592.1667">
            <text:p>592.1667</text:p>
          </table:table-cell>
          <table:table-cell office:value-type="float" office:value="13.3333">
            <text:p>13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11T19:00:00">
            <text:p>Mon Dec 11 19:00:00 2023</text:p>
          </table:table-cell>
          <table:table-cell office:value-type="float" office:value="1352.8333">
            <text:p>1352.8333</text:p>
          </table:table-cell>
          <table:table-cell office:value-type="float" office:value="75.6667">
            <text:p>75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11T20:00:00">
            <text:p>Mon Dec 11 20:00:00 2023</text:p>
          </table:table-cell>
          <table:table-cell office:value-type="float" office:value="1440.0">
            <text:p>1440.0</text:p>
          </table:table-cell>
          <table:table-cell office:value-type="float" office:value="87.1667">
            <text:p>87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1T21:00:00">
            <text:p>Mon Dec 11 21:00:00 2023</text:p>
          </table:table-cell>
          <table:table-cell office:value-type="float" office:value="1026.0">
            <text:p>1026.0</text:p>
          </table:table-cell>
          <table:table-cell office:value-type="float" office:value="70.5">
            <text:p>70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11T22:00:00">
            <text:p>Mon Dec 11 22:00:00 2023</text:p>
          </table:table-cell>
          <table:table-cell office:value-type="float" office:value="1475.0">
            <text:p>1475.0</text:p>
          </table:table-cell>
          <table:table-cell office:value-type="float" office:value="86.0">
            <text:p>86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1T23:00:00">
            <text:p>Mon Dec 11 23:00:00 2023</text:p>
          </table:table-cell>
          <table:table-cell office:value-type="float" office:value="932.6667">
            <text:p>932.6667</text:p>
          </table:table-cell>
          <table:table-cell office:value-type="float" office:value="69.1667">
            <text:p>69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12T00:00:00">
            <text:p>Tue Dec 12 00:00:00 2023</text:p>
          </table:table-cell>
          <table:table-cell office:value-type="float" office:value="777.6667">
            <text:p>777.6667</text:p>
          </table:table-cell>
          <table:table-cell office:value-type="float" office:value="58.5">
            <text:p>58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12T01:00:00">
            <text:p>Tue Dec 12 01:00:00 2023</text:p>
          </table:table-cell>
          <table:table-cell office:value-type="float" office:value="725.1667">
            <text:p>725.1667</text:p>
          </table:table-cell>
          <table:table-cell office:value-type="float" office:value="50.8333">
            <text:p>50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2-12T02:00:00">
            <text:p>Tue Dec 12 02:00:00 2023</text:p>
          </table:table-cell>
          <table:table-cell office:value-type="float" office:value="668.5">
            <text:p>668.5</text:p>
          </table:table-cell>
          <table:table-cell office:value-type="float" office:value="42.3333">
            <text:p>42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12T03:00:00">
            <text:p>Tue Dec 12 03:00:00 2023</text:p>
          </table:table-cell>
          <table:table-cell office:value-type="float" office:value="619.1667">
            <text:p>619.1667</text:p>
          </table:table-cell>
          <table:table-cell office:value-type="float" office:value="41.6667">
            <text:p>41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2-12T04:00:00">
            <text:p>Tue Dec 12 04:00:00 2023</text:p>
          </table:table-cell>
          <table:table-cell office:value-type="float" office:value="419.6667">
            <text:p>419.6667</text:p>
          </table:table-cell>
          <table:table-cell office:value-type="float" office:value="31.3333">
            <text:p>31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12T09:00:00">
            <text:p>Tue Dec 12 09:00:00 2023</text:p>
          </table:table-cell>
          <table:table-cell office:value-type="float" office:value="1175.1667">
            <text:p>1175.1667</text:p>
          </table:table-cell>
          <table:table-cell office:value-type="float" office:value="79.6667">
            <text:p>79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12T10:00:00">
            <text:p>Tue Dec 12 10:00:00 2023</text:p>
          </table:table-cell>
          <table:table-cell office:value-type="float" office:value="855.5">
            <text:p>855.5</text:p>
          </table:table-cell>
          <table:table-cell office:value-type="float" office:value="66.5">
            <text:p>66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12T11:00:00">
            <text:p>Tue Dec 12 11:00:00 2023</text:p>
          </table:table-cell>
          <table:table-cell office:value-type="float" office:value="614.8333">
            <text:p>614.8333</text:p>
          </table:table-cell>
          <table:table-cell office:value-type="float" office:value="55.8333">
            <text:p>55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12T20:00:00">
            <text:p>Tue Dec 12 20:00:00 2023</text:p>
          </table:table-cell>
          <table:table-cell office:value-type="float" office:value="443.8333">
            <text:p>443.8333</text:p>
          </table:table-cell>
          <table:table-cell office:value-type="float" office:value="47.0">
            <text:p>47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12T21:00:00">
            <text:p>Tue Dec 12 21:00:00 2023</text:p>
          </table:table-cell>
          <table:table-cell office:value-type="float" office:value="446.1667">
            <text:p>446.1667</text:p>
          </table:table-cell>
          <table:table-cell office:value-type="float" office:value="36.5">
            <text:p>36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12T22:00:00">
            <text:p>Tue Dec 12 22:00:00 2023</text:p>
          </table:table-cell>
          <table:table-cell office:value-type="float" office:value="463.1667">
            <text:p>463.1667</text:p>
          </table:table-cell>
          <table:table-cell office:value-type="float" office:value="32.3333">
            <text:p>32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12T23:00:00">
            <text:p>Tue Dec 12 23:00:00 2023</text:p>
          </table:table-cell>
          <table:table-cell office:value-type="float" office:value="385.6667">
            <text:p>385.6667</text:p>
          </table:table-cell>
          <table:table-cell office:value-type="float" office:value="16.1667">
            <text:p>16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3T00:00:00">
            <text:p>Wed Dec 13 00:00:00 2023</text:p>
          </table:table-cell>
          <table:table-cell office:value-type="float" office:value="346.3333">
            <text:p>346.3333</text:p>
          </table:table-cell>
          <table:table-cell office:value-type="float" office:value="15.8333">
            <text:p>15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2-15T19:00:00">
            <text:p>Fri Dec 15 19:00:00 2023</text:p>
          </table:table-cell>
          <table:table-cell office:value-type="float" office:value="921.6667">
            <text:p>921.6667</text:p>
          </table:table-cell>
          <table:table-cell office:value-type="float" office:value="81.1667">
            <text:p>81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15T23:00:00">
            <text:p>Fri Dec 15 23:00:00 2023</text:p>
          </table:table-cell>
          <table:table-cell office:value-type="float" office:value="1086.8333">
            <text:p>1086.8333</text:p>
          </table:table-cell>
          <table:table-cell office:value-type="float" office:value="65.1667">
            <text:p>65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16T19:00:00">
            <text:p>Sat Dec 16 19:00:00 2023</text:p>
          </table:table-cell>
          <table:table-cell office:value-type="float" office:value="738.1667">
            <text:p>738.1667</text:p>
          </table:table-cell>
          <table:table-cell office:value-type="float" office:value="75.6667">
            <text:p>75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16T20:00:00">
            <text:p>Sat Dec 16 20:00:00 2023</text:p>
          </table:table-cell>
          <table:table-cell office:value-type="float" office:value="648.5">
            <text:p>648.5</text:p>
          </table:table-cell>
          <table:table-cell office:value-type="float" office:value="69.6667">
            <text:p>69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16T21:00:00">
            <text:p>Sat Dec 16 21:00:00 2023</text:p>
          </table:table-cell>
          <table:table-cell office:value-type="float" office:value="847.0">
            <text:p>847.0</text:p>
          </table:table-cell>
          <table:table-cell office:value-type="float" office:value="68.3333">
            <text:p>68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16T22:00:00">
            <text:p>Sat Dec 16 22:00:00 2023</text:p>
          </table:table-cell>
          <table:table-cell office:value-type="float" office:value="578.8333">
            <text:p>578.8333</text:p>
          </table:table-cell>
          <table:table-cell office:value-type="float" office:value="54.8333">
            <text:p>54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16T23:00:00">
            <text:p>Sat Dec 16 23:00:00 2023</text:p>
          </table:table-cell>
          <table:table-cell office:value-type="float" office:value="477.0">
            <text:p>477.0</text:p>
          </table:table-cell>
          <table:table-cell office:value-type="float" office:value="50.0">
            <text:p>50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17T19:00:00">
            <text:p>Sun Dec 17 19:00:00 2023</text:p>
          </table:table-cell>
          <table:table-cell office:value-type="float" office:value="489.0">
            <text:p>489.0</text:p>
          </table:table-cell>
          <table:table-cell office:value-type="float" office:value="48.1667">
            <text:p>48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17T20:00:00">
            <text:p>Sun Dec 17 20:00:00 2023</text:p>
          </table:table-cell>
          <table:table-cell office:value-type="float" office:value="557.5">
            <text:p>557.5</text:p>
          </table:table-cell>
          <table:table-cell office:value-type="float" office:value="52.6667">
            <text:p>52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17T21:00:00">
            <text:p>Sun Dec 17 21:00:00 2023</text:p>
          </table:table-cell>
          <table:table-cell office:value-type="float" office:value="543.5">
            <text:p>543.5</text:p>
          </table:table-cell>
          <table:table-cell office:value-type="float" office:value="55.5">
            <text:p>55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17T22:00:00">
            <text:p>Sun Dec 17 22:00:00 2023</text:p>
          </table:table-cell>
          <table:table-cell office:value-type="float" office:value="599.6667">
            <text:p>599.6667</text:p>
          </table:table-cell>
          <table:table-cell office:value-type="float" office:value="61.1667">
            <text:p>61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17T23:00:00">
            <text:p>Sun Dec 17 23:00:00 2023</text:p>
          </table:table-cell>
          <table:table-cell office:value-type="float" office:value="467.8333">
            <text:p>467.8333</text:p>
          </table:table-cell>
          <table:table-cell office:value-type="float" office:value="38.6667">
            <text:p>38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2-18T19:00:00">
            <text:p>Mon Dec 18 19:00:00 2023</text:p>
          </table:table-cell>
          <table:table-cell office:value-type="float" office:value="538.5">
            <text:p>538.5</text:p>
          </table:table-cell>
          <table:table-cell office:value-type="float" office:value="52.5">
            <text:p>52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2-18T20:00:00">
            <text:p>Mon Dec 18 20:00:00 2023</text:p>
          </table:table-cell>
          <table:table-cell office:value-type="float" office:value="743.8333">
            <text:p>743.8333</text:p>
          </table:table-cell>
          <table:table-cell office:value-type="float" office:value="76.8333">
            <text:p>76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18T21:00:00">
            <text:p>Mon Dec 18 21:00:00 2023</text:p>
          </table:table-cell>
          <table:table-cell office:value-type="float" office:value="785.5">
            <text:p>785.5</text:p>
          </table:table-cell>
          <table:table-cell office:value-type="float" office:value="82.0">
            <text:p>82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18T22:00:00">
            <text:p>Mon Dec 18 22:00:00 2023</text:p>
          </table:table-cell>
          <table:table-cell office:value-type="float" office:value="587.6667">
            <text:p>587.6667</text:p>
          </table:table-cell>
          <table:table-cell office:value-type="float" office:value="62.0">
            <text:p>62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18T23:00:00">
            <text:p>Mon Dec 18 23:00:00 2023</text:p>
          </table:table-cell>
          <table:table-cell office:value-type="float" office:value="491.5">
            <text:p>491.5</text:p>
          </table:table-cell>
          <table:table-cell office:value-type="float" office:value="53.0">
            <text:p>53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19T00:00:00">
            <text:p>Tue Dec 19 00:00:00 2023</text:p>
          </table:table-cell>
          <table:table-cell office:value-type="float" office:value="460.3333">
            <text:p>460.3333</text:p>
          </table:table-cell>
          <table:table-cell office:value-type="float" office:value="42.1667">
            <text:p>42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19T01:00:00">
            <text:p>Tue Dec 19 01:00:00 2023</text:p>
          </table:table-cell>
          <table:table-cell office:value-type="float" office:value="593.3333">
            <text:p>593.3333</text:p>
          </table:table-cell>
          <table:table-cell office:value-type="float" office:value="38.3333">
            <text:p>38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9T19:00:00">
            <text:p>Tue Dec 19 19:00:00 2023</text:p>
          </table:table-cell>
          <table:table-cell office:value-type="float" office:value="448.8333">
            <text:p>448.8333</text:p>
          </table:table-cell>
          <table:table-cell office:value-type="float" office:value="47.5">
            <text:p>47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19T20:00:00">
            <text:p>Tue Dec 19 20:00:00 2023</text:p>
          </table:table-cell>
          <table:table-cell office:value-type="float" office:value="663.3333">
            <text:p>663.3333</text:p>
          </table:table-cell>
          <table:table-cell office:value-type="float" office:value="71.1667">
            <text:p>71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9T21:00:00">
            <text:p>Tue Dec 19 21:00:00 2023</text:p>
          </table:table-cell>
          <table:table-cell office:value-type="float" office:value="1154.5">
            <text:p>1154.5</text:p>
          </table:table-cell>
          <table:table-cell office:value-type="float" office:value="94.5">
            <text:p>94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19T22:00:00">
            <text:p>Tue Dec 19 22:00:00 2023</text:p>
          </table:table-cell>
          <table:table-cell office:value-type="float" office:value="1542.5">
            <text:p>1542.5</text:p>
          </table:table-cell>
          <table:table-cell office:value-type="float" office:value="101.6667">
            <text:p>101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2-19T23:00:00">
            <text:p>Tue Dec 19 23:00:00 2023</text:p>
          </table:table-cell>
          <table:table-cell office:value-type="float" office:value="1241.1667">
            <text:p>1241.1667</text:p>
          </table:table-cell>
          <table:table-cell office:value-type="float" office:value="83.8333">
            <text:p>83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20T00:00:00">
            <text:p>Wed Dec 20 00:00:00 2023</text:p>
          </table:table-cell>
          <table:table-cell office:value-type="float" office:value="1237.6667">
            <text:p>1237.6667</text:p>
          </table:table-cell>
          <table:table-cell office:value-type="float" office:value="75.1667">
            <text:p>75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0T01:00:00">
            <text:p>Wed Dec 20 01:00:00 2023</text:p>
          </table:table-cell>
          <table:table-cell office:value-type="float" office:value="944.5">
            <text:p>944.5</text:p>
          </table:table-cell>
          <table:table-cell office:value-type="float" office:value="64.1667">
            <text:p>64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0T02:00:00">
            <text:p>Wed Dec 20 02:00:00 2023</text:p>
          </table:table-cell>
          <table:table-cell office:value-type="float" office:value="831.3333">
            <text:p>831.3333</text:p>
          </table:table-cell>
          <table:table-cell office:value-type="float" office:value="51.8333">
            <text:p>51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20T03:00:00">
            <text:p>Wed Dec 20 03:00:00 2023</text:p>
          </table:table-cell>
          <table:table-cell office:value-type="float" office:value="432.0">
            <text:p>432.0</text:p>
          </table:table-cell>
          <table:table-cell office:value-type="float" office:value="22.5">
            <text:p>22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20T04:00:00">
            <text:p>Wed Dec 20 04:00:00 2023</text:p>
          </table:table-cell>
          <table:table-cell office:value-type="float" office:value="389.6667">
            <text:p>389.6667</text:p>
          </table:table-cell>
          <table:table-cell office:value-type="float" office:value="17.5">
            <text:p>17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20T17:00:00">
            <text:p>Wed Dec 20 17:00:00 2023</text:p>
          </table:table-cell>
          <table:table-cell office:value-type="float" office:value="466.6667">
            <text:p>466.6667</text:p>
          </table:table-cell>
          <table:table-cell office:value-type="float" office:value="36.0">
            <text:p>36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20T18:00:00">
            <text:p>Wed Dec 20 18:00:00 2023</text:p>
          </table:table-cell>
          <table:table-cell office:value-type="float" office:value="547.0">
            <text:p>547.0</text:p>
          </table:table-cell>
          <table:table-cell office:value-type="float" office:value="51.5">
            <text:p>51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0T19:00:00">
            <text:p>Wed Dec 20 19:00:00 2023</text:p>
          </table:table-cell>
          <table:table-cell office:value-type="float" office:value="723.0">
            <text:p>723.0</text:p>
          </table:table-cell>
          <table:table-cell office:value-type="float" office:value="64.0">
            <text:p>64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0T20:00:00">
            <text:p>Wed Dec 20 20:00:00 2023</text:p>
          </table:table-cell>
          <table:table-cell office:value-type="float" office:value="626.3333">
            <text:p>626.3333</text:p>
          </table:table-cell>
          <table:table-cell office:value-type="float" office:value="51.5">
            <text:p>51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2-20T21:00:00">
            <text:p>Wed Dec 20 21:00:00 2023</text:p>
          </table:table-cell>
          <table:table-cell office:value-type="float" office:value="434.8333">
            <text:p>434.8333</text:p>
          </table:table-cell>
          <table:table-cell office:value-type="float" office:value="36.5">
            <text:p>36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20T22:00:00">
            <text:p>Wed Dec 20 22:00:00 2023</text:p>
          </table:table-cell>
          <table:table-cell office:value-type="float" office:value="466.3333">
            <text:p>466.3333</text:p>
          </table:table-cell>
          <table:table-cell office:value-type="float" office:value="30.3333">
            <text:p>30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2-20T23:00:00">
            <text:p>Wed Dec 20 23:00:00 2023</text:p>
          </table:table-cell>
          <table:table-cell office:value-type="float" office:value="469.0">
            <text:p>469.0</text:p>
          </table:table-cell>
          <table:table-cell office:value-type="float" office:value="28.1667">
            <text:p>28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21T00:00:00">
            <text:p>Thu Dec 21 00:00:00 2023</text:p>
          </table:table-cell>
          <table:table-cell office:value-type="float" office:value="485.3333">
            <text:p>485.3333</text:p>
          </table:table-cell>
          <table:table-cell office:value-type="float" office:value="31.8333">
            <text:p>31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21T01:00:00">
            <text:p>Thu Dec 21 01:00:00 2023</text:p>
          </table:table-cell>
          <table:table-cell office:value-type="float" office:value="493.5">
            <text:p>493.5</text:p>
          </table:table-cell>
          <table:table-cell office:value-type="float" office:value="21.3333">
            <text:p>21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2-21T09:00:00">
            <text:p>Thu Dec 21 09:00:00 2023</text:p>
          </table:table-cell>
          <table:table-cell office:value-type="float" office:value="409.5">
            <text:p>409.5</text:p>
          </table:table-cell>
          <table:table-cell office:value-type="float" office:value="49.6667">
            <text:p>49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21T10:00:00">
            <text:p>Thu Dec 21 10:00:00 2023</text:p>
          </table:table-cell>
          <table:table-cell office:value-type="float" office:value="416.5">
            <text:p>416.5</text:p>
          </table:table-cell>
          <table:table-cell office:value-type="float" office:value="35.5">
            <text:p>35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21T18:00:00">
            <text:p>Thu Dec 21 18:00:00 2023</text:p>
          </table:table-cell>
          <table:table-cell office:value-type="float" office:value="462.5">
            <text:p>462.5</text:p>
          </table:table-cell>
          <table:table-cell office:value-type="float" office:value="45.1667">
            <text:p>45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2-21T19:00:00">
            <text:p>Thu Dec 21 19:00:00 2023</text:p>
          </table:table-cell>
          <table:table-cell office:value-type="float" office:value="692.1667">
            <text:p>692.1667</text:p>
          </table:table-cell>
          <table:table-cell office:value-type="float" office:value="77.6667">
            <text:p>77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21T20:00:00">
            <text:p>Thu Dec 21 20:00:00 2023</text:p>
          </table:table-cell>
          <table:table-cell office:value-type="float" office:value="571.1667">
            <text:p>571.1667</text:p>
          </table:table-cell>
          <table:table-cell office:value-type="float" office:value="52.0">
            <text:p>52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21T21:00:00">
            <text:p>Thu Dec 21 21:00:00 2023</text:p>
          </table:table-cell>
          <table:table-cell office:value-type="float" office:value="701.6667">
            <text:p>701.6667</text:p>
          </table:table-cell>
          <table:table-cell office:value-type="float" office:value="61.1667">
            <text:p>61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2-21T22:00:00">
            <text:p>Thu Dec 21 22:00:00 2023</text:p>
          </table:table-cell>
          <table:table-cell office:value-type="float" office:value="881.1667">
            <text:p>881.1667</text:p>
          </table:table-cell>
          <table:table-cell office:value-type="float" office:value="68.1667">
            <text:p>68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2T19:00:00">
            <text:p>Fri Dec 22 19:00:00 2023</text:p>
          </table:table-cell>
          <table:table-cell office:value-type="float" office:value="555.1667">
            <text:p>555.1667</text:p>
          </table:table-cell>
          <table:table-cell office:value-type="float" office:value="52.1667">
            <text:p>52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2T20:00:00">
            <text:p>Fri Dec 22 20:00:00 2023</text:p>
          </table:table-cell>
          <table:table-cell office:value-type="float" office:value="525.8333">
            <text:p>525.8333</text:p>
          </table:table-cell>
          <table:table-cell office:value-type="float" office:value="40.0">
            <text:p>40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22T21:00:00">
            <text:p>Fri Dec 22 21:00:00 2023</text:p>
          </table:table-cell>
          <table:table-cell office:value-type="float" office:value="589.3333">
            <text:p>589.3333</text:p>
          </table:table-cell>
          <table:table-cell office:value-type="float" office:value="44.0">
            <text:p>44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22T22:00:00">
            <text:p>Fri Dec 22 22:00:00 2023</text:p>
          </table:table-cell>
          <table:table-cell office:value-type="float" office:value="558.3333">
            <text:p>558.3333</text:p>
          </table:table-cell>
          <table:table-cell office:value-type="float" office:value="50.0">
            <text:p>50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22T23:00:00">
            <text:p>Fri Dec 22 23:00:00 2023</text:p>
          </table:table-cell>
          <table:table-cell office:value-type="float" office:value="589.8333">
            <text:p>589.8333</text:p>
          </table:table-cell>
          <table:table-cell office:value-type="float" office:value="48.0">
            <text:p>48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3T00:00:00">
            <text:p>Sat Dec 23 00:00:00 2023</text:p>
          </table:table-cell>
          <table:table-cell office:value-type="float" office:value="631.3333">
            <text:p>631.3333</text:p>
          </table:table-cell>
          <table:table-cell office:value-type="float" office:value="45.3333">
            <text:p>45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2-23T01:00:00">
            <text:p>Sat Dec 23 01:00:00 2023</text:p>
          </table:table-cell>
          <table:table-cell office:value-type="float" office:value="501.5">
            <text:p>501.5</text:p>
          </table:table-cell>
          <table:table-cell office:value-type="float" office:value="27.5">
            <text:p>27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2-23T18:00:00">
            <text:p>Sat Dec 23 18:00:00 2023</text:p>
          </table:table-cell>
          <table:table-cell office:value-type="float" office:value="647.5">
            <text:p>647.5</text:p>
          </table:table-cell>
          <table:table-cell office:value-type="float" office:value="41.3333">
            <text:p>41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2-23T19:00:00">
            <text:p>Sat Dec 23 19:00:00 2023</text:p>
          </table:table-cell>
          <table:table-cell office:value-type="float" office:value="1024.0">
            <text:p>1024.0</text:p>
          </table:table-cell>
          <table:table-cell office:value-type="float" office:value="78.3333">
            <text:p>78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2-23T20:00:00">
            <text:p>Sat Dec 23 20:00:00 2023</text:p>
          </table:table-cell>
          <table:table-cell office:value-type="float" office:value="926.6667">
            <text:p>926.6667</text:p>
          </table:table-cell>
          <table:table-cell office:value-type="float" office:value="72.6667">
            <text:p>72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23T21:00:00">
            <text:p>Sat Dec 23 21:00:00 2023</text:p>
          </table:table-cell>
          <table:table-cell office:value-type="float" office:value="960.8333">
            <text:p>960.8333</text:p>
          </table:table-cell>
          <table:table-cell office:value-type="float" office:value="71.6667">
            <text:p>71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23T22:00:00">
            <text:p>Sat Dec 23 22:00:00 2023</text:p>
          </table:table-cell>
          <table:table-cell office:value-type="float" office:value="1500.6667">
            <text:p>1500.6667</text:p>
          </table:table-cell>
          <table:table-cell office:value-type="float" office:value="88.6667">
            <text:p>88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3T23:00:00">
            <text:p>Sat Dec 23 23:00:00 2023</text:p>
          </table:table-cell>
          <table:table-cell office:value-type="float" office:value="1155.6667">
            <text:p>1155.6667</text:p>
          </table:table-cell>
          <table:table-cell office:value-type="float" office:value="76.6667">
            <text:p>76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24T00:00:00">
            <text:p>Sun Dec 24 00:00:00 2023</text:p>
          </table:table-cell>
          <table:table-cell office:value-type="float" office:value="787.1667">
            <text:p>787.1667</text:p>
          </table:table-cell>
          <table:table-cell office:value-type="float" office:value="58.3333">
            <text:p>58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4T01:00:00">
            <text:p>Sun Dec 24 01:00:00 2023</text:p>
          </table:table-cell>
          <table:table-cell office:value-type="float" office:value="1071.1667">
            <text:p>1071.1667</text:p>
          </table:table-cell>
          <table:table-cell office:value-type="float" office:value="59.1667">
            <text:p>59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4T02:00:00">
            <text:p>Sun Dec 24 02:00:00 2023</text:p>
          </table:table-cell>
          <table:table-cell office:value-type="float" office:value="794.8333">
            <text:p>794.8333</text:p>
          </table:table-cell>
          <table:table-cell office:value-type="float" office:value="42.1667">
            <text:p>42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4T03:00:00">
            <text:p>Sun Dec 24 03:00:00 2023</text:p>
          </table:table-cell>
          <table:table-cell office:value-type="float" office:value="697.3333">
            <text:p>697.3333</text:p>
          </table:table-cell>
          <table:table-cell office:value-type="float" office:value="32.0">
            <text:p>32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24T04:00:00">
            <text:p>Sun Dec 24 04:00:00 2023</text:p>
          </table:table-cell>
          <table:table-cell office:value-type="float" office:value="647.3333">
            <text:p>647.3333</text:p>
          </table:table-cell>
          <table:table-cell office:value-type="float" office:value="25.5">
            <text:p>25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2-24T16:00:00">
            <text:p>Sun Dec 24 16:00:00 2023</text:p>
          </table:table-cell>
          <table:table-cell office:value-type="float" office:value="487.3333">
            <text:p>487.3333</text:p>
          </table:table-cell>
          <table:table-cell office:value-type="float" office:value="7.8333">
            <text:p>7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12-24T19:00:00">
            <text:p>Sun Dec 24 19:00:00 2023</text:p>
          </table:table-cell>
          <table:table-cell office:value-type="float" office:value="729.6667">
            <text:p>729.6667</text:p>
          </table:table-cell>
          <table:table-cell office:value-type="float" office:value="63.5">
            <text:p>63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2-24T20:00:00">
            <text:p>Sun Dec 24 20:00:00 2023</text:p>
          </table:table-cell>
          <table:table-cell office:value-type="float" office:value="1370.5">
            <text:p>1370.5</text:p>
          </table:table-cell>
          <table:table-cell office:value-type="float" office:value="75.3333">
            <text:p>75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4T21:00:00">
            <text:p>Sun Dec 24 21:00:00 2023</text:p>
          </table:table-cell>
          <table:table-cell office:value-type="float" office:value="1294.3333">
            <text:p>1294.3333</text:p>
          </table:table-cell>
          <table:table-cell office:value-type="float" office:value="73.0">
            <text:p>73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4T22:00:00">
            <text:p>Sun Dec 24 22:00:00 2023</text:p>
          </table:table-cell>
          <table:table-cell office:value-type="float" office:value="1574.6667">
            <text:p>1574.6667</text:p>
          </table:table-cell>
          <table:table-cell office:value-type="float" office:value="76.8333">
            <text:p>76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24T23:00:00">
            <text:p>Sun Dec 24 23:00:00 2023</text:p>
          </table:table-cell>
          <table:table-cell office:value-type="float" office:value="1487.8333">
            <text:p>1487.8333</text:p>
          </table:table-cell>
          <table:table-cell office:value-type="float" office:value="63.5">
            <text:p>63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5T00:00:00">
            <text:p>Mon Dec 25 00:00:00 2023</text:p>
          </table:table-cell>
          <table:table-cell office:value-type="float" office:value="1134.3333">
            <text:p>1134.3333</text:p>
          </table:table-cell>
          <table:table-cell office:value-type="float" office:value="46.5">
            <text:p>46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25T01:00:00">
            <text:p>Mon Dec 25 01:00:00 2023</text:p>
          </table:table-cell>
          <table:table-cell office:value-type="float" office:value="927.8333">
            <text:p>927.8333</text:p>
          </table:table-cell>
          <table:table-cell office:value-type="float" office:value="28.1667">
            <text:p>28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25T02:00:00">
            <text:p>Mon Dec 25 02:00:00 2023</text:p>
          </table:table-cell>
          <table:table-cell office:value-type="float" office:value="777.3333">
            <text:p>777.3333</text:p>
          </table:table-cell>
          <table:table-cell office:value-type="float" office:value="35.6667">
            <text:p>35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2-25T03:00:00">
            <text:p>Mon Dec 25 03:00:00 2023</text:p>
          </table:table-cell>
          <table:table-cell office:value-type="float" office:value="686.6667">
            <text:p>686.6667</text:p>
          </table:table-cell>
          <table:table-cell office:value-type="float" office:value="36.3333">
            <text:p>36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25T04:00:00">
            <text:p>Mon Dec 25 04:00:00 2023</text:p>
          </table:table-cell>
          <table:table-cell office:value-type="float" office:value="826.5">
            <text:p>826.5</text:p>
          </table:table-cell>
          <table:table-cell office:value-type="float" office:value="40.0">
            <text:p>40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2-25T05:00:00">
            <text:p>Mon Dec 25 05:00:00 2023</text:p>
          </table:table-cell>
          <table:table-cell office:value-type="float" office:value="786.8333">
            <text:p>786.8333</text:p>
          </table:table-cell>
          <table:table-cell office:value-type="float" office:value="34.6667">
            <text:p>34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25T06:00:00">
            <text:p>Mon Dec 25 06:00:00 2023</text:p>
          </table:table-cell>
          <table:table-cell office:value-type="float" office:value="631.3333">
            <text:p>631.3333</text:p>
          </table:table-cell>
          <table:table-cell office:value-type="float" office:value="18.8333">
            <text:p>18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12-25T17:00:00">
            <text:p>Mon Dec 25 17:00:00 2023</text:p>
          </table:table-cell>
          <table:table-cell office:value-type="float" office:value="533.8333">
            <text:p>533.8333</text:p>
          </table:table-cell>
          <table:table-cell office:value-type="float" office:value="7.0">
            <text:p>7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2-25T18:00:00">
            <text:p>Mon Dec 25 18:00:00 2023</text:p>
          </table:table-cell>
          <table:table-cell office:value-type="float" office:value="615.5">
            <text:p>615.5</text:p>
          </table:table-cell>
          <table:table-cell office:value-type="float" office:value="25.5">
            <text:p>25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25T19:00:00">
            <text:p>Mon Dec 25 19:00:00 2023</text:p>
          </table:table-cell>
          <table:table-cell office:value-type="float" office:value="965.1667">
            <text:p>965.1667</text:p>
          </table:table-cell>
          <table:table-cell office:value-type="float" office:value="62.6667">
            <text:p>62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5T20:00:00">
            <text:p>Mon Dec 25 20:00:00 2023</text:p>
          </table:table-cell>
          <table:table-cell office:value-type="float" office:value="1051.5">
            <text:p>1051.5</text:p>
          </table:table-cell>
          <table:table-cell office:value-type="float" office:value="64.6667">
            <text:p>64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5T21:00:00">
            <text:p>Mon Dec 25 21:00:00 2023</text:p>
          </table:table-cell>
          <table:table-cell office:value-type="float" office:value="829.0">
            <text:p>829.0</text:p>
          </table:table-cell>
          <table:table-cell office:value-type="float" office:value="51.3333">
            <text:p>51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5T22:00:00">
            <text:p>Mon Dec 25 22:00:00 2023</text:p>
          </table:table-cell>
          <table:table-cell office:value-type="float" office:value="954.5">
            <text:p>954.5</text:p>
          </table:table-cell>
          <table:table-cell office:value-type="float" office:value="46.5">
            <text:p>46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25T23:00:00">
            <text:p>Mon Dec 25 23:00:00 2023</text:p>
          </table:table-cell>
          <table:table-cell office:value-type="float" office:value="676.5">
            <text:p>676.5</text:p>
          </table:table-cell>
          <table:table-cell office:value-type="float" office:value="24.3333">
            <text:p>24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2-26T00:00:00">
            <text:p>Tue Dec 26 00:00:00 2023</text:p>
          </table:table-cell>
          <table:table-cell office:value-type="float" office:value="673.1667">
            <text:p>673.1667</text:p>
          </table:table-cell>
          <table:table-cell office:value-type="float" office:value="29.1667">
            <text:p>29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2-26T01:00:00">
            <text:p>Tue Dec 26 01:00:00 2023</text:p>
          </table:table-cell>
          <table:table-cell office:value-type="float" office:value="722.1667">
            <text:p>722.1667</text:p>
          </table:table-cell>
          <table:table-cell office:value-type="float" office:value="30.1667">
            <text:p>30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2-26T02:00:00">
            <text:p>Tue Dec 26 02:00:00 2023</text:p>
          </table:table-cell>
          <table:table-cell office:value-type="float" office:value="619.6667">
            <text:p>619.6667</text:p>
          </table:table-cell>
          <table:table-cell office:value-type="float" office:value="19.5">
            <text:p>19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26T03:00:00">
            <text:p>Tue Dec 26 03:00:00 2023</text:p>
          </table:table-cell>
          <table:table-cell office:value-type="float" office:value="698.3333">
            <text:p>698.3333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26T04:00:00">
            <text:p>Tue Dec 26 04:00:00 2023</text:p>
          </table:table-cell>
          <table:table-cell office:value-type="float" office:value="533.6667">
            <text:p>533.6667</text:p>
          </table:table-cell>
          <table:table-cell office:value-type="float" office:value="9.0">
            <text:p>9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2-26T17:00:00">
            <text:p>Tue Dec 26 17:00:00 2023</text:p>
          </table:table-cell>
          <table:table-cell office:value-type="float" office:value="444.0">
            <text:p>444.0</text:p>
          </table:table-cell>
          <table:table-cell office:value-type="float" office:value="14.5">
            <text:p>14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12-26T18:00:00">
            <text:p>Tue Dec 26 18:00:00 2023</text:p>
          </table:table-cell>
          <table:table-cell office:value-type="float" office:value="699.6667">
            <text:p>699.6667</text:p>
          </table:table-cell>
          <table:table-cell office:value-type="float" office:value="53.6667">
            <text:p>53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2-26T19:00:00">
            <text:p>Tue Dec 26 19:00:00 2023</text:p>
          </table:table-cell>
          <table:table-cell office:value-type="float" office:value="1173.8333">
            <text:p>1173.8333</text:p>
          </table:table-cell>
          <table:table-cell office:value-type="float" office:value="84.6667">
            <text:p>84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6T20:00:00">
            <text:p>Tue Dec 26 20:00:00 2023</text:p>
          </table:table-cell>
          <table:table-cell office:value-type="float" office:value="913.6667">
            <text:p>913.6667</text:p>
          </table:table-cell>
          <table:table-cell office:value-type="float" office:value="72.8333">
            <text:p>72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26T21:00:00">
            <text:p>Tue Dec 26 21:00:00 2023</text:p>
          </table:table-cell>
          <table:table-cell office:value-type="float" office:value="698.1667">
            <text:p>698.1667</text:p>
          </table:table-cell>
          <table:table-cell office:value-type="float" office:value="55.8333">
            <text:p>55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26T22:00:00">
            <text:p>Tue Dec 26 22:00:00 2023</text:p>
          </table:table-cell>
          <table:table-cell office:value-type="float" office:value="856.6667">
            <text:p>856.6667</text:p>
          </table:table-cell>
          <table:table-cell office:value-type="float" office:value="78.0">
            <text:p>78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6T23:00:00">
            <text:p>Tue Dec 26 23:00:00 2023</text:p>
          </table:table-cell>
          <table:table-cell office:value-type="float" office:value="783.3333">
            <text:p>783.3333</text:p>
          </table:table-cell>
          <table:table-cell office:value-type="float" office:value="66.1667">
            <text:p>66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7T00:00:00">
            <text:p>Wed Dec 27 00:00:00 2023</text:p>
          </table:table-cell>
          <table:table-cell office:value-type="float" office:value="1171.0">
            <text:p>1171.0</text:p>
          </table:table-cell>
          <table:table-cell office:value-type="float" office:value="67.3333">
            <text:p>67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7T01:00:00">
            <text:p>Wed Dec 27 01:00:00 2023</text:p>
          </table:table-cell>
          <table:table-cell office:value-type="float" office:value="850.1667">
            <text:p>850.1667</text:p>
          </table:table-cell>
          <table:table-cell office:value-type="float" office:value="49.8333">
            <text:p>49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27T02:00:00">
            <text:p>Wed Dec 27 02:00:00 2023</text:p>
          </table:table-cell>
          <table:table-cell office:value-type="float" office:value="789.1667">
            <text:p>789.1667</text:p>
          </table:table-cell>
          <table:table-cell office:value-type="float" office:value="37.6667">
            <text:p>37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27T03:00:00">
            <text:p>Wed Dec 27 03:00:00 2023</text:p>
          </table:table-cell>
          <table:table-cell office:value-type="float" office:value="554.1667">
            <text:p>554.1667</text:p>
          </table:table-cell>
          <table:table-cell office:value-type="float" office:value="14.3333">
            <text:p>14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27T04:00:00">
            <text:p>Wed Dec 27 04:00:00 2023</text:p>
          </table:table-cell>
          <table:table-cell office:value-type="float" office:value="596.8333">
            <text:p>596.8333</text:p>
          </table:table-cell>
          <table:table-cell office:value-type="float" office:value="27.3333">
            <text:p>27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27T05:00:00">
            <text:p>Wed Dec 27 05:00:00 2023</text:p>
          </table:table-cell>
          <table:table-cell office:value-type="float" office:value="500.3333">
            <text:p>500.3333</text:p>
          </table:table-cell>
          <table:table-cell office:value-type="float" office:value="18.8333">
            <text:p>18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27T08:00:00">
            <text:p>Wed Dec 27 08:00:00 2023</text:p>
          </table:table-cell>
          <table:table-cell office:value-type="float" office:value="725.0">
            <text:p>725.0</text:p>
          </table:table-cell>
          <table:table-cell office:value-type="float" office:value="51.8333">
            <text:p>51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7T09:00:00">
            <text:p>Wed Dec 27 09:00:00 2023</text:p>
          </table:table-cell>
          <table:table-cell office:value-type="float" office:value="913.1667">
            <text:p>913.1667</text:p>
          </table:table-cell>
          <table:table-cell office:value-type="float" office:value="60.3333">
            <text:p>60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7T10:00:00">
            <text:p>Wed Dec 27 10:00:00 2023</text:p>
          </table:table-cell>
          <table:table-cell office:value-type="float" office:value="942.8333">
            <text:p>942.8333</text:p>
          </table:table-cell>
          <table:table-cell office:value-type="float" office:value="61.3333">
            <text:p>61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27T17:00:00">
            <text:p>Wed Dec 27 17:00:00 2023</text:p>
          </table:table-cell>
          <table:table-cell office:value-type="float" office:value="506.3333">
            <text:p>506.3333</text:p>
          </table:table-cell>
          <table:table-cell office:value-type="float" office:value="14.1667">
            <text:p>14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12-27T18:00:00">
            <text:p>Wed Dec 27 18:00:00 2023</text:p>
          </table:table-cell>
          <table:table-cell office:value-type="float" office:value="646.3333">
            <text:p>646.3333</text:p>
          </table:table-cell>
          <table:table-cell office:value-type="float" office:value="43.5">
            <text:p>43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27T19:00:00">
            <text:p>Wed Dec 27 19:00:00 2023</text:p>
          </table:table-cell>
          <table:table-cell office:value-type="float" office:value="1141.3333">
            <text:p>1141.3333</text:p>
          </table:table-cell>
          <table:table-cell office:value-type="float" office:value="93.8333">
            <text:p>93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7T20:00:00">
            <text:p>Wed Dec 27 20:00:00 2023</text:p>
          </table:table-cell>
          <table:table-cell office:value-type="float" office:value="1133.3333">
            <text:p>1133.3333</text:p>
          </table:table-cell>
          <table:table-cell office:value-type="float" office:value="84.6667">
            <text:p>84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27T21:00:00">
            <text:p>Wed Dec 27 21:00:00 2023</text:p>
          </table:table-cell>
          <table:table-cell office:value-type="float" office:value="641.8333">
            <text:p>641.8333</text:p>
          </table:table-cell>
          <table:table-cell office:value-type="float" office:value="39.1667">
            <text:p>39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27T22:00:00">
            <text:p>Wed Dec 27 22:00:00 2023</text:p>
          </table:table-cell>
          <table:table-cell office:value-type="float" office:value="598.1667">
            <text:p>598.1667</text:p>
          </table:table-cell>
          <table:table-cell office:value-type="float" office:value="31.8333">
            <text:p>31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2-27T23:00:00">
            <text:p>Wed Dec 27 23:00:00 2023</text:p>
          </table:table-cell>
          <table:table-cell office:value-type="float" office:value="614.5">
            <text:p>614.5</text:p>
          </table:table-cell>
          <table:table-cell office:value-type="float" office:value="48.5">
            <text:p>48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2-28T00:00:00">
            <text:p>Thu Dec 28 00:00:00 2023</text:p>
          </table:table-cell>
          <table:table-cell office:value-type="float" office:value="576.3333">
            <text:p>576.3333</text:p>
          </table:table-cell>
          <table:table-cell office:value-type="float" office:value="32.1667">
            <text:p>32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2-28T01:00:00">
            <text:p>Thu Dec 28 01:00:00 2023</text:p>
          </table:table-cell>
          <table:table-cell office:value-type="float" office:value="445.8333">
            <text:p>445.8333</text:p>
          </table:table-cell>
          <table:table-cell office:value-type="float" office:value="10.5">
            <text:p>10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2-28T02:00:00">
            <text:p>Thu Dec 28 02:00:00 2023</text:p>
          </table:table-cell>
          <table:table-cell office:value-type="float" office:value="491.5">
            <text:p>491.5</text:p>
          </table:table-cell>
          <table:table-cell office:value-type="float" office:value="20.8333">
            <text:p>20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2-28T03:00:00">
            <text:p>Thu Dec 28 03:00:00 2023</text:p>
          </table:table-cell>
          <table:table-cell office:value-type="float" office:value="499.6667">
            <text:p>499.6667</text:p>
          </table:table-cell>
          <table:table-cell office:value-type="float" office:value="16.1667">
            <text:p>16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28T04:00:00">
            <text:p>Thu Dec 28 04:00:00 2023</text:p>
          </table:table-cell>
          <table:table-cell office:value-type="float" office:value="470.1667">
            <text:p>470.1667</text:p>
          </table:table-cell>
          <table:table-cell office:value-type="float" office:value="12.0">
            <text:p>12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2-28T05:00:00">
            <text:p>Thu Dec 28 05:00:00 2023</text:p>
          </table:table-cell>
          <table:table-cell office:value-type="float" office:value="429.5">
            <text:p>429.5</text:p>
          </table:table-cell>
          <table:table-cell office:value-type="float" office:value="7.8333">
            <text:p>7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28T06:00:00">
            <text:p>Thu Dec 28 06:00:00 2023</text:p>
          </table:table-cell>
          <table:table-cell office:value-type="float" office:value="446.6667">
            <text:p>446.6667</text:p>
          </table:table-cell>
          <table:table-cell office:value-type="float" office:value="14.1667">
            <text:p>14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2-28T07:00:00">
            <text:p>Thu Dec 28 07:00:00 2023</text:p>
          </table:table-cell>
          <table:table-cell office:value-type="float" office:value="475.8333">
            <text:p>475.8333</text:p>
          </table:table-cell>
          <table:table-cell office:value-type="float" office:value="15.1667">
            <text:p>15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28T08:00:00">
            <text:p>Thu Dec 28 08:00:00 2023</text:p>
          </table:table-cell>
          <table:table-cell office:value-type="float" office:value="525.0">
            <text:p>525.0</text:p>
          </table:table-cell>
          <table:table-cell office:value-type="float" office:value="33.8333">
            <text:p>33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12-28T09:00:00">
            <text:p>Thu Dec 28 09:00:00 2023</text:p>
          </table:table-cell>
          <table:table-cell office:value-type="float" office:value="561.8333">
            <text:p>561.8333</text:p>
          </table:table-cell>
          <table:table-cell office:value-type="float" office:value="44.6667">
            <text:p>44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8T10:00:00">
            <text:p>Thu Dec 28 10:00:00 2023</text:p>
          </table:table-cell>
          <table:table-cell office:value-type="float" office:value="725.6667">
            <text:p>725.6667</text:p>
          </table:table-cell>
          <table:table-cell office:value-type="float" office:value="49.8333">
            <text:p>49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8T11:00:00">
            <text:p>Thu Dec 28 11:00:00 2023</text:p>
          </table:table-cell>
          <table:table-cell office:value-type="float" office:value="676.0">
            <text:p>676.0</text:p>
          </table:table-cell>
          <table:table-cell office:value-type="float" office:value="48.5">
            <text:p>48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8T12:00:00">
            <text:p>Thu Dec 28 12:00:00 2023</text:p>
          </table:table-cell>
          <table:table-cell office:value-type="float" office:value="674.1667">
            <text:p>674.1667</text:p>
          </table:table-cell>
          <table:table-cell office:value-type="float" office:value="52.8333">
            <text:p>52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28T19:00:00">
            <text:p>Thu Dec 28 19:00:00 2023</text:p>
          </table:table-cell>
          <table:table-cell office:value-type="float" office:value="1056.8333">
            <text:p>1056.8333</text:p>
          </table:table-cell>
          <table:table-cell office:value-type="float" office:value="81.3333">
            <text:p>81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28T20:00:00">
            <text:p>Thu Dec 28 20:00:00 2023</text:p>
          </table:table-cell>
          <table:table-cell office:value-type="float" office:value="1470.8333">
            <text:p>1470.8333</text:p>
          </table:table-cell>
          <table:table-cell office:value-type="float" office:value="95.0">
            <text:p>95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8T21:00:00">
            <text:p>Thu Dec 28 21:00:00 2023</text:p>
          </table:table-cell>
          <table:table-cell office:value-type="float" office:value="1861.3333">
            <text:p>1861.3333</text:p>
          </table:table-cell>
          <table:table-cell office:value-type="float" office:value="108.0">
            <text:p>108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8T22:00:00">
            <text:p>Thu Dec 28 22:00:00 2023</text:p>
          </table:table-cell>
          <table:table-cell office:value-type="float" office:value="1661.6667">
            <text:p>1661.6667</text:p>
          </table:table-cell>
          <table:table-cell office:value-type="float" office:value="97.6667">
            <text:p>97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8T23:00:00">
            <text:p>Thu Dec 28 23:00:00 2023</text:p>
          </table:table-cell>
          <table:table-cell office:value-type="float" office:value="1669.3333">
            <text:p>1669.3333</text:p>
          </table:table-cell>
          <table:table-cell office:value-type="float" office:value="90.1667">
            <text:p>90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9T00:00:00">
            <text:p>Fri Dec 29 00:00:00 2023</text:p>
          </table:table-cell>
          <table:table-cell office:value-type="float" office:value="1408.1667">
            <text:p>1408.1667</text:p>
          </table:table-cell>
          <table:table-cell office:value-type="float" office:value="83.3333">
            <text:p>83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9T01:00:00">
            <text:p>Fri Dec 29 01:00:00 2023</text:p>
          </table:table-cell>
          <table:table-cell office:value-type="float" office:value="763.1667">
            <text:p>763.1667</text:p>
          </table:table-cell>
          <table:table-cell office:value-type="float" office:value="52.3333">
            <text:p>52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9T02:00:00">
            <text:p>Fri Dec 29 02:00:00 2023</text:p>
          </table:table-cell>
          <table:table-cell office:value-type="float" office:value="664.5">
            <text:p>664.5</text:p>
          </table:table-cell>
          <table:table-cell office:value-type="float" office:value="33.1667">
            <text:p>33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29T03:00:00">
            <text:p>Fri Dec 29 03:00:00 2023</text:p>
          </table:table-cell>
          <table:table-cell office:value-type="float" office:value="677.5">
            <text:p>677.5</text:p>
          </table:table-cell>
          <table:table-cell office:value-type="float" office:value="36.8333">
            <text:p>36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29T04:00:00">
            <text:p>Fri Dec 29 04:00:00 2023</text:p>
          </table:table-cell>
          <table:table-cell office:value-type="float" office:value="558.0">
            <text:p>558.0</text:p>
          </table:table-cell>
          <table:table-cell office:value-type="float" office:value="19.1667">
            <text:p>19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2-29T05:00:00">
            <text:p>Fri Dec 29 05:00:00 2023</text:p>
          </table:table-cell>
          <table:table-cell office:value-type="float" office:value="521.8333">
            <text:p>521.8333</text:p>
          </table:table-cell>
          <table:table-cell office:value-type="float" office:value="16.0">
            <text:p>16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2-29T06:00:00">
            <text:p>Fri Dec 29 06:00:00 2023</text:p>
          </table:table-cell>
          <table:table-cell office:value-type="float" office:value="593.5">
            <text:p>593.5</text:p>
          </table:table-cell>
          <table:table-cell office:value-type="float" office:value="29.8333">
            <text:p>29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29T07:00:00">
            <text:p>Fri Dec 29 07:00:00 2023</text:p>
          </table:table-cell>
          <table:table-cell office:value-type="float" office:value="614.1667">
            <text:p>614.1667</text:p>
          </table:table-cell>
          <table:table-cell office:value-type="float" office:value="31.0">
            <text:p>31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29T08:00:00">
            <text:p>Fri Dec 29 08:00:00 2023</text:p>
          </table:table-cell>
          <table:table-cell office:value-type="float" office:value="681.0">
            <text:p>681.0</text:p>
          </table:table-cell>
          <table:table-cell office:value-type="float" office:value="46.1667">
            <text:p>46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9T09:00:00">
            <text:p>Fri Dec 29 09:00:00 2023</text:p>
          </table:table-cell>
          <table:table-cell office:value-type="float" office:value="685.3333">
            <text:p>685.3333</text:p>
          </table:table-cell>
          <table:table-cell office:value-type="float" office:value="50.6667">
            <text:p>50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9T10:00:00">
            <text:p>Fri Dec 29 10:00:00 2023</text:p>
          </table:table-cell>
          <table:table-cell office:value-type="float" office:value="764.1667">
            <text:p>764.1667</text:p>
          </table:table-cell>
          <table:table-cell office:value-type="float" office:value="49.8333">
            <text:p>49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9T11:00:00">
            <text:p>Fri Dec 29 11:00:00 2023</text:p>
          </table:table-cell>
          <table:table-cell office:value-type="float" office:value="694.6667">
            <text:p>694.6667</text:p>
          </table:table-cell>
          <table:table-cell office:value-type="float" office:value="45.0">
            <text:p>45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9T12:00:00">
            <text:p>Fri Dec 29 12:00:00 2023</text:p>
          </table:table-cell>
          <table:table-cell office:value-type="float" office:value="733.0">
            <text:p>733.0</text:p>
          </table:table-cell>
          <table:table-cell office:value-type="float" office:value="49.5">
            <text:p>49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9T16:00:00">
            <text:p>Fri Dec 29 16:00:00 2023</text:p>
          </table:table-cell>
          <table:table-cell office:value-type="float" office:value="563.1667">
            <text:p>563.1667</text:p>
          </table:table-cell>
          <table:table-cell office:value-type="float" office:value="25.8333">
            <text:p>25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29T17:00:00">
            <text:p>Fri Dec 29 17:00:00 2023</text:p>
          </table:table-cell>
          <table:table-cell office:value-type="float" office:value="563.3333">
            <text:p>563.3333</text:p>
          </table:table-cell>
          <table:table-cell office:value-type="float" office:value="25.8333">
            <text:p>25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2-29T18:00:00">
            <text:p>Fri Dec 29 18:00:00 2023</text:p>
          </table:table-cell>
          <table:table-cell office:value-type="float" office:value="612.8333">
            <text:p>612.8333</text:p>
          </table:table-cell>
          <table:table-cell office:value-type="float" office:value="37.1667">
            <text:p>37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2-29T19:00:00">
            <text:p>Fri Dec 29 19:00:00 2023</text:p>
          </table:table-cell>
          <table:table-cell office:value-type="float" office:value="829.3333">
            <text:p>829.3333</text:p>
          </table:table-cell>
          <table:table-cell office:value-type="float" office:value="68.3333">
            <text:p>68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9T20:00:00">
            <text:p>Fri Dec 29 20:00:00 2023</text:p>
          </table:table-cell>
          <table:table-cell office:value-type="float" office:value="739.5">
            <text:p>739.5</text:p>
          </table:table-cell>
          <table:table-cell office:value-type="float" office:value="52.5">
            <text:p>52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2-29T21:00:00">
            <text:p>Fri Dec 29 21:00:00 2023</text:p>
          </table:table-cell>
          <table:table-cell office:value-type="float" office:value="855.0">
            <text:p>855.0</text:p>
          </table:table-cell>
          <table:table-cell office:value-type="float" office:value="65.5">
            <text:p>65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9T22:00:00">
            <text:p>Fri Dec 29 22:00:00 2023</text:p>
          </table:table-cell>
          <table:table-cell office:value-type="float" office:value="802.5">
            <text:p>802.5</text:p>
          </table:table-cell>
          <table:table-cell office:value-type="float" office:value="52.3333">
            <text:p>52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29T23:00:00">
            <text:p>Fri Dec 29 23:00:00 2023</text:p>
          </table:table-cell>
          <table:table-cell office:value-type="float" office:value="950.8333">
            <text:p>950.8333</text:p>
          </table:table-cell>
          <table:table-cell office:value-type="float" office:value="61.6667">
            <text:p>61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30T00:00:00">
            <text:p>Sat Dec 30 00:00:00 2023</text:p>
          </table:table-cell>
          <table:table-cell office:value-type="float" office:value="1096.1667">
            <text:p>1096.1667</text:p>
          </table:table-cell>
          <table:table-cell office:value-type="float" office:value="62.6667">
            <text:p>62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30T01:00:00">
            <text:p>Sat Dec 30 01:00:00 2023</text:p>
          </table:table-cell>
          <table:table-cell office:value-type="float" office:value="816.3333">
            <text:p>816.3333</text:p>
          </table:table-cell>
          <table:table-cell office:value-type="float" office:value="52.0">
            <text:p>52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30T02:00:00">
            <text:p>Sat Dec 30 02:00:00 2023</text:p>
          </table:table-cell>
          <table:table-cell office:value-type="float" office:value="756.0">
            <text:p>756.0</text:p>
          </table:table-cell>
          <table:table-cell office:value-type="float" office:value="45.5">
            <text:p>45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30T03:00:00">
            <text:p>Sat Dec 30 03:00:00 2023</text:p>
          </table:table-cell>
          <table:table-cell office:value-type="float" office:value="707.6667">
            <text:p>707.6667</text:p>
          </table:table-cell>
          <table:table-cell office:value-type="float" office:value="35.6667">
            <text:p>35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30T04:00:00">
            <text:p>Sat Dec 30 04:00:00 2023</text:p>
          </table:table-cell>
          <table:table-cell office:value-type="float" office:value="720.6667">
            <text:p>720.6667</text:p>
          </table:table-cell>
          <table:table-cell office:value-type="float" office:value="32.1667">
            <text:p>32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30T05:00:00">
            <text:p>Sat Dec 30 05:00:00 2023</text:p>
          </table:table-cell>
          <table:table-cell office:value-type="float" office:value="773.0">
            <text:p>773.0</text:p>
          </table:table-cell>
          <table:table-cell office:value-type="float" office:value="35.6667">
            <text:p>35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30T06:00:00">
            <text:p>Sat Dec 30 06:00:00 2023</text:p>
          </table:table-cell>
          <table:table-cell office:value-type="float" office:value="668.6667">
            <text:p>668.6667</text:p>
          </table:table-cell>
          <table:table-cell office:value-type="float" office:value="25.3333">
            <text:p>25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2-30T07:00:00">
            <text:p>Sat Dec 30 07:00:00 2023</text:p>
          </table:table-cell>
          <table:table-cell office:value-type="float" office:value="658.1667">
            <text:p>658.1667</text:p>
          </table:table-cell>
          <table:table-cell office:value-type="float" office:value="28.3333">
            <text:p>28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2-30T08:00:00">
            <text:p>Sat Dec 30 08:00:00 2023</text:p>
          </table:table-cell>
          <table:table-cell office:value-type="float" office:value="632.1667">
            <text:p>632.1667</text:p>
          </table:table-cell>
          <table:table-cell office:value-type="float" office:value="34.0">
            <text:p>34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2-30T16:00:00">
            <text:p>Sat Dec 30 16:00:00 2023</text:p>
          </table:table-cell>
          <table:table-cell office:value-type="float" office:value="511.8333">
            <text:p>511.8333</text:p>
          </table:table-cell>
          <table:table-cell office:value-type="float" office:value="9.3333">
            <text:p>9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12-30T18:00:00">
            <text:p>Sat Dec 30 18:00:00 2023</text:p>
          </table:table-cell>
          <table:table-cell office:value-type="float" office:value="686.6667">
            <text:p>686.6667</text:p>
          </table:table-cell>
          <table:table-cell office:value-type="float" office:value="40.1667">
            <text:p>40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30T19:00:00">
            <text:p>Sat Dec 30 19:00:00 2023</text:p>
          </table:table-cell>
          <table:table-cell office:value-type="float" office:value="785.3333">
            <text:p>785.3333</text:p>
          </table:table-cell>
          <table:table-cell office:value-type="float" office:value="55.0">
            <text:p>55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30T20:00:00">
            <text:p>Sat Dec 30 20:00:00 2023</text:p>
          </table:table-cell>
          <table:table-cell office:value-type="float" office:value="965.8333">
            <text:p>965.8333</text:p>
          </table:table-cell>
          <table:table-cell office:value-type="float" office:value="83.8333">
            <text:p>83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12-30T21:00:00">
            <text:p>Sat Dec 30 21:00:00 2023</text:p>
          </table:table-cell>
          <table:table-cell office:value-type="float" office:value="811.8333">
            <text:p>811.8333</text:p>
          </table:table-cell>
          <table:table-cell office:value-type="float" office:value="67.1667">
            <text:p>67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2-30T22:00:00">
            <text:p>Sat Dec 30 22:00:00 2023</text:p>
          </table:table-cell>
          <table:table-cell office:value-type="float" office:value="919.1667">
            <text:p>919.1667</text:p>
          </table:table-cell>
          <table:table-cell office:value-type="float" office:value="61.3333">
            <text:p>61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30T23:00:00">
            <text:p>Sat Dec 30 23:00:00 2023</text:p>
          </table:table-cell>
          <table:table-cell office:value-type="float" office:value="1004.8333">
            <text:p>1004.8333</text:p>
          </table:table-cell>
          <table:table-cell office:value-type="float" office:value="73.5">
            <text:p>73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31T00:00:00">
            <text:p>Sun Dec 31 00:00:00 2023</text:p>
          </table:table-cell>
          <table:table-cell office:value-type="float" office:value="911.0">
            <text:p>911.0</text:p>
          </table:table-cell>
          <table:table-cell office:value-type="float" office:value="59.5">
            <text:p>59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31T01:00:00">
            <text:p>Sun Dec 31 01:00:00 2023</text:p>
          </table:table-cell>
          <table:table-cell office:value-type="float" office:value="1355.6667">
            <text:p>1355.6667</text:p>
          </table:table-cell>
          <table:table-cell office:value-type="float" office:value="68.8333">
            <text:p>68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31T02:00:00">
            <text:p>Sun Dec 31 02:00:00 2023</text:p>
          </table:table-cell>
          <table:table-cell office:value-type="float" office:value="1082.5">
            <text:p>1082.5</text:p>
          </table:table-cell>
          <table:table-cell office:value-type="float" office:value="61.1667">
            <text:p>61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31T03:00:00">
            <text:p>Sun Dec 31 03:00:00 2023</text:p>
          </table:table-cell>
          <table:table-cell office:value-type="float" office:value="775.1667">
            <text:p>775.1667</text:p>
          </table:table-cell>
          <table:table-cell office:value-type="float" office:value="44.8333">
            <text:p>44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31T04:00:00">
            <text:p>Sun Dec 31 04:00:00 2023</text:p>
          </table:table-cell>
          <table:table-cell office:value-type="float" office:value="603.1667">
            <text:p>603.1667</text:p>
          </table:table-cell>
          <table:table-cell office:value-type="float" office:value="18.8333">
            <text:p>18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2-31T05:00:00">
            <text:p>Sun Dec 31 05:00:00 2023</text:p>
          </table:table-cell>
          <table:table-cell office:value-type="float" office:value="562.5">
            <text:p>562.5</text:p>
          </table:table-cell>
          <table:table-cell office:value-type="float" office:value="13.8333">
            <text:p>13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31T17:00:00">
            <text:p>Sun Dec 31 17:00:00 2023</text:p>
          </table:table-cell>
          <table:table-cell office:value-type="float" office:value="602.1667">
            <text:p>602.1667</text:p>
          </table:table-cell>
          <table:table-cell office:value-type="float" office:value="10.0">
            <text:p>10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2-31T18:00:00">
            <text:p>Sun Dec 31 18:00:00 2023</text:p>
          </table:table-cell>
          <table:table-cell office:value-type="float" office:value="653.0">
            <text:p>653.0</text:p>
          </table:table-cell>
          <table:table-cell office:value-type="float" office:value="13.1667">
            <text:p>13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2-31T19:00:00">
            <text:p>Sun Dec 31 19:00:00 2023</text:p>
          </table:table-cell>
          <table:table-cell office:value-type="float" office:value="715.5">
            <text:p>715.5</text:p>
          </table:table-cell>
          <table:table-cell office:value-type="float" office:value="21.3333">
            <text:p>21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2-31T20:00:00">
            <text:p>Sun Dec 31 20:00:00 2023</text:p>
          </table:table-cell>
          <table:table-cell office:value-type="float" office:value="732.0">
            <text:p>732.0</text:p>
          </table:table-cell>
          <table:table-cell office:value-type="float" office:value="43.8333">
            <text:p>43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2-31T21:00:00">
            <text:p>Sun Dec 31 21:00:00 2023</text:p>
          </table:table-cell>
          <table:table-cell office:value-type="float" office:value="817.1667">
            <text:p>817.1667</text:p>
          </table:table-cell>
          <table:table-cell office:value-type="float" office:value="51.1667">
            <text:p>51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31T22:00:00">
            <text:p>Sun Dec 31 22:00:00 2023</text:p>
          </table:table-cell>
          <table:table-cell office:value-type="float" office:value="831.8333">
            <text:p>831.8333</text:p>
          </table:table-cell>
          <table:table-cell office:value-type="float" office:value="39.3333">
            <text:p>39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2-31T23:00:00">
            <text:p>Sun Dec 31 23:00:00 2023</text:p>
          </table:table-cell>
          <table:table-cell office:value-type="float" office:value="637.3333">
            <text:p>637.3333</text:p>
          </table:table-cell>
          <table:table-cell office:value-type="float" office:value="10.3333">
            <text:p>10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4-01-01T00:00:00">
            <text:p>Mon Jan  1 00:00:00 2024</text:p>
          </table:table-cell>
          <table:table-cell office:value-type="float" office:value="801.0">
            <text:p>801.0</text:p>
          </table:table-cell>
          <table:table-cell office:value-type="float" office:value="19.6667">
            <text:p>19.6667</text:p>
          </table:table-cell>
          <table:table-cell office:value-type="float" office:value="34.5">
            <text:p>34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